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</style:style>
    <style:style style:name="ce3" style:family="table-cell" style:parent-style-name="Default" style:data-style-name="N0">
      <style:table-cell-properties style:cell-protect="protected"/>
    </style:style>
    <style:style style:name="ce4" style:family="table-cell" style:parent-style-name="Default" style:data-style-name="N0">
      <style:table-cell-properties fo:border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-top="thin solid #333333" fo:border-bottom="thin solid #333333" fo:border-left="none" fo:border-right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333333" fo:border-right="thin solid #333333" style:vertical-align="middle" fo:wrap-option="wrap" fo:background-color="#00FF00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333333" fo:border-right="thin solid #333333" style:vertical-align="middle" fo:wrap-option="wrap" fo:background-color="#00FF0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thin solid #333333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none" fo:border-bottom="none" fo:border-left="thin solid #333333" fo:border-right="thin solid #333333" style:vertical-align="middle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333333" fo:border-right="thin solid #333333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order-top="thin solid #333333" fo:border-bottom="none" fo:border-left="none" fo:border-right="thin solid #333333" style:vertical-align="automatic" fo:wrap-option="wrap" fo:background-color="#FFFF00" style:rotation-angle="90" style:cell-protect="protected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thin solid #333333" fo:border-bottom="none" fo:border-left="thin solid #333333" fo:border-right="thin solid #333333" style:vertical-align="automatic" fo:wrap-option="wrap" fo:background-color="#FFFF00" style:rotation-angle="90" style:cell-protect="protected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thin solid #333333" fo:border-bottom="none" fo:border-left="thin solid #333333" fo:border-right="none" style:vertical-align="automatic" fo:wrap-option="wrap" fo:background-color="#FFFF00" style:rotation-angle="90" style:cell-protect="protected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-top="thin solid #333333" fo:border-bottom="none" fo:border-left="thin solid #333333" fo:border-right="none" style:vertical-align="middle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333333" fo:border-right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333333" fo:border-right="none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fo:border-top="none" fo:border-bottom="thin solid #333333" fo:border-left="thin solid #333333" fo:border-right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-top="none" fo:border-bottom="thin solid #333333" fo:border-left="thin solid #333333" fo:border-right="none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order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4" style:family="table-cell" style:parent-style-name="Default" style:data-style-name="N0">
      <style:table-cell-properties fo:border-top="thin solid #333333" fo:border-bottom="none" fo:border-left="none" fo:border-right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wrap-option="wrap" fo:background-color="#FFFF00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333333" fo:background-color="#F4B084" style:cell-protect="none"/>
    </style:style>
    <style:style style:name="ce28" style:family="table-cell" style:parent-style-name="Default" style:data-style-name="N0">
      <style:table-cell-properties fo:border="thin solid #333333" fo:background-color="#F4B084" style:cell-protect="protected"/>
    </style:style>
    <style:style style:name="ce29" style:family="table-cell" style:parent-style-name="Default" style:data-style-name="N0">
      <style:table-cell-properties style:vertical-align="automatic" fo:wrap-option="wrap" fo:background-color="#F4B084"/>
      <style:text-properties style:font-name="Liberation Serif" style:font-name-asian="Liberation Serif" style:font-name-complex="Liberation Serif" fo:font-size="48pt" style:font-size-asian="48pt" style:font-size-complex="48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333333" style:vertical-align="automatic" fo:wrap-option="wrap" fo:background-color="#F4B084" style:cell-protect="none"/>
    </style:style>
    <style:style style:name="ce31" style:family="table-cell" style:parent-style-name="Default" style:data-style-name="N36">
      <style:table-cell-properties fo:border="thin solid #333333" fo:background-color="#F4B084" style:cell-protect="protected"/>
    </style:style>
    <style:style style:name="ce32" style:family="table-cell" style:parent-style-name="Default" style:data-style-name="N0">
      <style:table-cell-properties fo:border="thin solid #333333" fo:background-color="#F4B084" style:cell-protect="none"/>
      <style:text-properties fo:font-size="40pt" style:font-size-asian="40pt" style:font-size-complex="4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333333" fo:border-bottom="none" fo:border-left="none" fo:border-right="thin solid #333333" style:vertical-align="automatic" fo:wrap-option="wrap" fo:background-color="#F4B084" style:rotation-angle="90" style:cell-protect="protected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333333" fo:border-bottom="none" fo:border-left="thin solid #333333" fo:border-right="thin solid #333333" style:vertical-align="automatic" fo:wrap-option="wrap" fo:background-color="#F4B084" style:rotation-angle="90" style:cell-protect="protected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-top="thin solid #333333" fo:border-bottom="none" fo:border-left="thin solid #333333" fo:border-right="none" style:vertical-align="automatic" fo:wrap-option="wrap" fo:background-color="#F4B084" style:rotation-angle="90" style:cell-protect="protected"/>
      <style:text-properties style:font-name="Calibri" style:font-name-asian="Calibri" style:font-name-complex="Calibri" style:font-family-generic="swiss"/>
    </style:style>
    <style:style style:name="ce36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fo:border-top="thin solid #333333" fo:border-bottom="none" fo:border-left="thin solid #333333" fo:border-right="none" style:vertical-align="middle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333333" fo:border-right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333333" fo:border-right="none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fo:border-top="none" fo:border-bottom="thin solid #333333" fo:border-left="thin solid #333333" fo:border-right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-top="none" fo:border-bottom="thin solid #333333" fo:border-left="thin solid #333333" fo:border-right="none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fo:border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fo:border-top="thin solid #333333" fo:border-bottom="none" fo:border-left="none" fo:border-right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5" style:family="table-cell" style:parent-style-name="Default" style:data-style-name="N0">
      <style:table-cell-properties fo:border-top="thin solid #333333" fo:border-bottom="none" fo:border-left="thin solid #333333" fo:border-right="thin solid #333333" style:vertical-align="middle" fo:wrap-option="wrap" fo:background-color="#F4B084" style:rotation-angle="90" style:cell-protect="protected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style:vertical-align="automatic" fo:wrap-option="wrap" fo:background-color="#F4B084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47" style:family="table-cell" style:parent-style-name="Default" style:data-style-name="N37">
      <style:table-cell-properties fo:border="thin solid #333333" fo:background-color="#F4B084" style:cell-protect="none"/>
    </style:style>
    <style:style style:name="ce48" style:family="table-cell" style:parent-style-name="Default" style:data-style-name="N0">
      <style:table-cell-properties fo:border="thin solid #333333" style:cell-protect="none"/>
    </style:style>
    <style:style style:name="ce49" style:family="table-cell" style:parent-style-name="Default" style:data-style-name="N0">
      <style:table-cell-properties fo:border="thin solid #333333" fo:background-color="#FF8080" style:cell-protect="protected"/>
    </style:style>
    <style:style style:name="ce50" style:family="table-cell" style:parent-style-name="Default" style:data-style-name="N37">
      <style:table-cell-properties fo:border="thin solid #333333" style:cell-protect="none"/>
    </style:style>
    <style:style style:name="ce51" style:family="table-cell" style:parent-style-name="Default" style:data-style-name="N36">
      <style:table-cell-properties fo:border="thin solid #333333" fo:background-color="#FF8080" style:cell-protect="protected"/>
    </style:style>
    <style:style style:name="ce52" style:family="table-cell" style:parent-style-name="Default" style:data-style-name="N0">
      <style:table-cell-properties style:vertical-align="automatic" fo:wrap-option="wrap"/>
    </style:style>
    <style:style style:name="ce53" style:family="table-cell" style:parent-style-name="Default" style:data-style-name="N38">
      <style:table-cell-properties style:vertical-align="automatic" fo:wrap-option="wrap"/>
    </style:style>
    <style:style style:name="ce54" style:family="table-cell" style:parent-style-name="Default" style:data-style-name="N36">
      <style:table-cell-properties fo:border="thin solid #333333" fo:background-color="#FFFFFF" style:cell-protect="protected"/>
    </style:style>
    <style:style style:name="ce55" style:family="table-cell" style:parent-style-name="Default" style:data-style-name="N0">
      <style:table-cell-properties fo:border="thin solid #333333" fo:background-color="#81D41A" style:cell-protect="none"/>
    </style:style>
    <style:style style:name="ce56" style:family="table-cell" style:parent-style-name="Default" style:data-style-name="N0">
      <style:table-cell-properties fo:border="thin solid #333333" fo:background-color="#81D41A" style:cell-protect="protected"/>
    </style:style>
    <style:style style:name="ce57" style:family="table-cell" style:parent-style-name="Default" style:data-style-name="N0">
      <style:table-cell-properties fo:border="thin solid #333333" fo:background-color="#81D41A" style:cell-protect="none"/>
      <style:text-properties fo:font-size="96pt" style:font-size-asian="96pt" style:font-size-complex="96pt"/>
    </style:style>
    <style:style style:name="ce58" style:family="table-cell" style:parent-style-name="Default" style:data-style-name="N36">
      <style:table-cell-properties fo:border="thin solid #333333" fo:background-color="#81D41A" style:cell-protect="protected"/>
    </style:style>
    <style:style style:name="ce59" style:family="table-cell" style:parent-style-name="Default" style:data-style-name="N0">
      <style:table-cell-properties fo:border="thin solid #333333" fo:background-color="#FFFF00" style:cell-protect="none"/>
    </style:style>
    <style:style style:name="ce60" style:family="table-cell" style:parent-style-name="Default" style:data-style-name="N36">
      <style:table-cell-properties fo:border="thin solid #333333" fo:background-color="#FFFFA6" style:cell-protect="protected"/>
    </style:style>
    <style:style style:name="ce61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19">
      <style:table-cell-properties fo:border="thin solid #333333" style:cell-protect="none"/>
    </style:style>
    <style:style style:name="ce63" style:family="table-cell" style:parent-style-name="Default" style:data-style-name="N0">
      <style:table-cell-properties style:vertical-align="middle"/>
      <style:text-properties fo:font-size="7pt" style:font-size-asian="7pt" style:font-size-complex="7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9">
      <style:table-cell-properties fo:border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333333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="thin solid #333333" style:vertical-align="middle" fo:background-color="#00FF0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8" style:family="table-cell" style:parent-style-name="Default" style:data-style-name="N0">
      <style:table-cell-properties fo:border="thin solid #333333" style:vertical-align="middle" fo:wrap-option="wrap" fo:background-color="#00FF0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9" style:family="table-cell" style:parent-style-name="Default" style:data-style-name="N0">
      <style:table-cell-properties fo:border="thin solid #333333" style:vertical-align="middle" fo:wrap-option="wrap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0" style:family="table-cell" style:parent-style-name="Default" style:data-style-name="N0">
      <style:table-cell-properties fo:border="thin solid #333333" style:vertical-align="middle" fo:background-color="#FFCC99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0">
      <style:table-cell-properties fo:border="thin solid #333333" style:vertical-align="middle" fo:background-color="#FFFF0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="thin solid #333333" style:vertical-align="middle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fo:border="thin solid #333333" style:vertical-align="middle" fo:wrap-option="wrap" fo:background-color="#FFFF00" style:cell-protect="protected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8.91645833333333cm"/>
    </style:style>
    <style:style style:name="co10" style:family="table-column">
      <style:table-column-properties fo:break-before="auto" style:column-width="8.863541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9.286875cm"/>
    </style:style>
    <style:style style:name="co19" style:family="table-column">
      <style:table-column-properties fo:break-before="auto" style:column-width="3.889375cm"/>
    </style:style>
    <style:style style:name="co20" style:family="table-column">
      <style:table-column-properties fo:break-before="auto" style:column-width="3.20145833333333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2.434166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2.67229166666667cm"/>
    </style:style>
    <style:style style:name="co27" style:family="table-column">
      <style:table-column-properties fo:break-before="auto" style:column-width="2.69875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72520833333333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2.40770833333333cm"/>
    </style:style>
    <style:style style:name="co32" style:family="table-column">
      <style:table-column-properties fo:break-before="auto" style:column-width="2.35479166666667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666875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5.50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7.25pt" style:use-optimal-row-height="false" fo:break-before="auto"/>
    </style:style>
    <style:style style:name="ro3" style:family="table-row">
      <style:table-row-properties style:row-height="107.25pt" style:use-optimal-row-height="false" fo:break-before="auto"/>
    </style:style>
    <style:style style:name="ro4" style:family="table-row">
      <style:table-row-properties style:row-height="58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6.2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4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1" table:default-cell-style-name="ce2"/>
        <table:table-column table:style-name="co22" table:default-cell-style-name="ce2"/>
        <table:table-column table:style-name="co2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23" table:default-cell-style-name="ce2"/>
        <table:table-column table:style-name="co36" table:default-cell-style-name="ce2"/>
        <table:table-column table:style-name="co21" table:default-cell-style-name="ce2"/>
        <table:table-column table:style-name="co7" table:number-columns-repeated="4" table:default-cell-style-name="ce2"/>
        <table:table-column table:style-name="co3" table:default-cell-style-name="ce2"/>
        <table:table-column table:style-name="co37" table:default-cell-style-name="ce2"/>
        <table:table-column table:style-name="co3" table:number-columns-repeated="12" table:default-cell-style-name="ce2"/>
        <table:table-column table:style-name="co30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number-columns-repeated="23" table:style-name="ce3"/>
          <table:table-cell office:value-type="string" table:number-columns-spanned="15" table:number-rows-spanned="1" table:style-name="ce64">
            <text:p>Menor de un año <text:s/>/ (0 a 11 meses)</text:p>
          </table:table-cell>
          <table:covered-table-cell table:number-columns-repeated="14"/>
          <table:table-cell office:value-type="string" table:number-columns-spanned="6" table:number-rows-spanned="1" table:style-name="ce65">
            <text:p>12 a 23 meses</text:p>
          </table:table-cell>
          <table:covered-table-cell table:number-columns-repeated="5"/>
          <table:table-cell office:value-type="string" table:number-columns-spanned="2" table:number-rows-spanned="1" table:style-name="ce64">
            <text:p>5 años</text:p>
          </table:table-cell>
          <table:covered-table-cell/>
          <table:table-cell office:value-type="string" table:number-columns-spanned="2" table:number-rows-spanned="1" table:style-name="ce64">
            <text:p>9 años</text:p>
          </table:table-cell>
          <table:covered-table-cell/>
          <table:table-cell office:value-type="string" table:number-columns-spanned="2" table:number-rows-spanned="1" table:style-name="ce64">
            <text:p>15 años</text:p>
          </table:table-cell>
          <table:covered-table-cell/>
          <table:table-cell table:style-name="ce3"/>
          <table:table-cell table:number-columns-repeated="13" table:style-name="ce2"/>
          <table:table-cell table:number-columns-repeated="16320"/>
        </table:table-row>
        <table:table-row table:style-name="ro2">
          <table:table-cell office:value-type="string" table:number-columns-spanned="1" table:number-rows-spanned="2" table:style-name="ce66">
            <text:p>Nº</text:p>
          </table:table-cell>
          <table:table-cell office:value-type="string" table:number-columns-spanned="3" table:number-rows-spanned="1" table:style-name="ce67">
            <text:p>DATOS DEL ESTABLECIMIENTO DE SALUD</text:p>
          </table:table-cell>
          <table:covered-table-cell table:number-columns-repeated="2"/>
          <table:table-cell office:value-type="string" table:number-columns-spanned="3" table:number-rows-spanned="1" table:style-name="ce68">
            <text:p>FECHA DEL LA ATENCION</text:p>
          </table:table-cell>
          <table:covered-table-cell table:number-columns-repeated="2"/>
          <table:table-cell office:value-type="string" table:number-columns-spanned="2" table:number-rows-spanned="1" table:style-name="ce69">
            <text:p>DATOS DE LOS PADRES O TUTORES</text:p>
          </table:table-cell>
          <table:covered-table-cell/>
          <table:table-cell office:value-type="string" table:number-columns-spanned="6" table:number-rows-spanned="1" table:style-name="ce70">
            <text:p>DATOS DEL USUARIO/A</text:p>
          </table:table-cell>
          <table:covered-table-cell table:number-columns-repeated="5"/>
          <table:table-cell office:value-type="string" table:number-columns-spanned="1" table:number-rows-spanned="2" table:style-name="ce69">
            <text:p>FECHA DE VACUNACION</text:p>
          </table:table-cell>
          <table:table-cell office:value-type="string" table:number-columns-spanned="3" table:number-rows-spanned="1" table:style-name="ce70">
            <text:p>Edad del Paciente</text:p>
          </table:table-cell>
          <table:covered-table-cell table:number-columns-repeated="2"/>
          <table:table-cell office:value-type="string" table:number-columns-spanned="1" table:number-rows-spanned="2" table:style-name="ce69">
            <text:p>Dirección</text:p>
            <text:p>Domiciliaria</text:p>
          </table:table-cell>
          <table:table-cell office:value-type="string" table:number-columns-spanned="1" table:number-rows-spanned="2" table:style-name="ce70">
            <text:p>TELEFONO</text:p>
          </table:table-cell>
          <table:table-cell office:value-type="string" table:number-columns-spanned="1" table:number-rows-spanned="2" table:style-name="ce69">
            <text:p>LUGAR DE LA ATENCION INSTITUCIONAL O EXTRAMURAL</text:p>
          </table:table-cell>
          <table:table-cell office:value-type="string" table:number-columns-spanned="1" table:number-rows-spanned="2" table:style-name="ce69">
            <text:p>Pertenece al Establecimiento de Salud</text:p>
            <text:p>1.- Si</text:p>
            <text:p>2.- No</text:p>
          </table:table-cell>
          <table:table-cell office:value-type="string" table:number-columns-spanned="3" table:number-rows-spanned="1" table:style-name="ce71">
            <text:p>Dosis única</text:p>
          </table:table-cell>
          <table:covered-table-cell table:number-columns-repeated="2"/>
          <table:table-cell office:value-type="string" table:number-columns-spanned="4" table:number-rows-spanned="1" table:style-name="ce71">
            <text:p>Primeras dosis</text:p>
          </table:table-cell>
          <table:covered-table-cell table:number-columns-repeated="3"/>
          <table:table-cell office:value-type="string" table:number-columns-spanned="5" table:number-rows-spanned="1" table:style-name="ce71">
            <text:p>Segunda dosis</text:p>
          </table:table-cell>
          <table:covered-table-cell table:number-columns-repeated="4"/>
          <table:table-cell office:value-type="string" table:number-columns-spanned="3" table:number-rows-spanned="1" table:style-name="ce72">
            <text:p>Tercera dosis</text:p>
          </table:table-cell>
          <table:covered-table-cell table:number-columns-repeated="2"/>
          <table:table-cell office:value-type="string" table:style-name="ce4">
            <text:p>Primera dosis</text:p>
          </table:table-cell>
          <table:table-cell office:value-type="string" table:number-columns-spanned="2" table:number-rows-spanned="1" table:style-name="ce73">
            <text:p>Dosis única</text:p>
          </table:table-cell>
          <table:covered-table-cell/>
          <table:table-cell office:value-type="string" table:style-name="ce5">
            <text:p>Segunda dosis</text:p>
          </table:table-cell>
          <table:table-cell office:value-type="string" table:number-columns-spanned="2" table:number-rows-spanned="1" table:style-name="ce73">
            <text:p>Primer Refuerzo</text:p>
          </table:table-cell>
          <table:covered-table-cell/>
          <table:table-cell office:value-type="string" table:number-columns-spanned="2" table:number-rows-spanned="1" table:style-name="ce74">
            <text:p>Segundo Refuerzo</text:p>
          </table:table-cell>
          <table:covered-table-cell/>
          <table:table-cell office:value-type="string" table:style-name="ce4">
            <text:p>Primera dosis</text:p>
          </table:table-cell>
          <table:table-cell office:value-type="string" table:style-name="ce4">
            <text:p>Segunda dosis</text:p>
          </table:table-cell>
          <table:table-cell office:value-type="string" table:number-columns-spanned="2" table:number-rows-spanned="1" table:style-name="ce73">
            <text:p>6ta dosis</text:p>
          </table:table-cell>
          <table:covered-table-cell/>
          <table:table-cell table:style-name="ce3"/>
          <table:table-cell table:number-columns-repeated="13" table:style-name="ce2"/>
          <table:table-cell table:number-columns-repeated="16320"/>
        </table:table-row>
        <table:table-row table:style-name="ro3">
          <table:covered-table-cell/>
          <table:table-cell office:value-type="string" table:style-name="ce6">
            <text:p>CÓDIGO ÚNICO DEL ESTABECIMIENTO DE SALUD Nro</text:p>
          </table:table-cell>
          <table:table-cell office:value-type="string" table:style-name="ce6">
            <text:p>DISTRITO</text:p>
          </table:table-cell>
          <table:table-cell office:value-type="string" table:style-name="ce6">
            <text:p>NOMBRE DEL ESTABLECIMIETNO DE SALUD</text:p>
          </table:table-cell>
          <table:table-cell office:value-type="string" table:style-name="ce7">
            <text:p>DIA</text:p>
          </table:table-cell>
          <table:table-cell office:value-type="string" table:style-name="ce7">
            <text:p>MES</text:p>
          </table:table-cell>
          <table:table-cell office:value-type="string" table:style-name="ce7">
            <text:p>AÑO</text:p>
          </table:table-cell>
          <table:table-cell office:value-type="string" table:style-name="ce8">
            <text:p>PARENTESCO</text:p>
          </table:table-cell>
          <table:table-cell office:value-type="string" table:style-name="ce8">
            <text:p>APELLIDOS Y NOMBRES</text:p>
          </table:table-cell>
          <table:table-cell office:value-type="string" table:style-name="ce9">
            <text:p>APELLIDOS Y NOMBRES</text:p>
          </table:table-cell>
          <table:table-cell office:value-type="string" table:style-name="ce10">
            <text:p>Sexo</text:p>
            <text:p>1. H</text:p>
            <text:p>2. M</text:p>
          </table:table-cell>
          <table:table-cell office:value-type="string" table:style-name="ce11">
            <text:p>CEDULA DE</text:p>
            <text:p>IDENTIDAD</text:p>
          </table:table-cell>
          <table:table-cell office:value-type="string" table:style-name="ce11">
            <text:p>No. de Historia Clínica Única (HCU)</text:p>
          </table:table-cell>
          <table:table-cell office:value-type="string" table:style-name="ce12">
            <text:p>Nacionalidad</text:p>
          </table:table-cell>
          <table:table-cell office:value-type="string" table:style-name="ce11">
            <text:p>Fecha de</text:p>
            <text:p>Nacimiento</text:p>
          </table:table-cell>
          <table:covered-table-cell/>
          <table:table-cell office:value-type="string" table:style-name="ce12">
            <text:p>Años</text:p>
          </table:table-cell>
          <table:table-cell office:value-type="string" table:style-name="ce12">
            <text:p>Meses</text:p>
          </table:table-cell>
          <table:table-cell office:value-type="string" table:style-name="ce12">
            <text:p>Días</text:p>
          </table:table-cell>
          <table:covered-table-cell/>
          <table:covered-table-cell/>
          <table:covered-table-cell/>
          <table:covered-table-cell/>
          <table:table-cell office:value-type="string" table:style-name="ce13">
            <text:p>BCG primeras 24 horas</text:p>
            <text:p>de nacido</text:p>
          </table:table-cell>
          <table:table-cell office:value-type="string" table:style-name="ce14">
            <text:p>HB</text:p>
            <text:p>primeras 24 horas de nacido</text:p>
          </table:table-cell>
          <table:table-cell office:value-type="string" table:style-name="ce15">
            <text:p>*BCG</text:p>
            <text:p>desde el 2do día de nacido hasta los 364 días (Tardía)</text:p>
          </table:table-cell>
          <table:table-cell office:value-type="string" table:style-name="ce16">
            <text:p>Rotavirus</text:p>
          </table:table-cell>
          <table:table-cell office:value-type="string" table:style-name="ce16">
            <text:p>fIPV<text:s text:c="2"/></text:p>
          </table:table-cell>
          <table:table-cell office:value-type="string" table:style-name="ce16">
            <text:p>Neumococo</text:p>
          </table:table-cell>
          <table:table-cell office:value-type="string" table:style-name="ce17">
            <text:p>Pentavalente</text:p>
          </table:table-cell>
          <table:table-cell office:value-type="string" table:style-name="ce16">
            <text:p>Rotavirus</text:p>
          </table:table-cell>
          <table:table-cell office:value-type="string" table:style-name="ce16">
            <text:p>fIPV<text:s text:c="2"/></text:p>
          </table:table-cell>
          <table:table-cell office:value-type="string" table:style-name="ce18">
            <text:p>bOPV (solo en el caso de haber aplicado la primera dosis con IPV completa)</text:p>
          </table:table-cell>
          <table:table-cell office:value-type="string" table:style-name="ce17">
            <text:p>Neumococo</text:p>
          </table:table-cell>
          <table:table-cell office:value-type="string" table:style-name="ce16">
            <text:p>Pentavalente</text:p>
          </table:table-cell>
          <table:table-cell office:value-type="string" table:style-name="ce19">
            <text:p>bOPV</text:p>
          </table:table-cell>
          <table:table-cell office:value-type="string" table:style-name="ce19">
            <text:p>Neumococo</text:p>
          </table:table-cell>
          <table:table-cell office:value-type="string" table:style-name="ce20">
            <text:p>Pentavalente</text:p>
          </table:table-cell>
          <table:table-cell office:value-type="string" table:style-name="ce21">
            <text:p>SRP</text:p>
          </table:table-cell>
          <table:table-cell office:value-type="string" table:style-name="ce21">
            <text:p>FA</text:p>
          </table:table-cell>
          <table:table-cell office:value-type="string" table:style-name="ce21">
            <text:p>Varicela</text:p>
          </table:table-cell>
          <table:table-cell office:value-type="string" table:style-name="ce21">
            <text:p>SRP</text:p>
          </table:table-cell>
          <table:table-cell office:value-type="string" table:style-name="ce21">
            <text:p>bOPV</text:p>
          </table:table-cell>
          <table:table-cell office:value-type="string" table:style-name="ce22">
            <text:p>DPT</text:p>
          </table:table-cell>
          <table:table-cell office:value-type="string" table:style-name="ce23">
            <text:p>bOPV</text:p>
          </table:table-cell>
          <table:table-cell office:value-type="string" table:style-name="ce23">
            <text:p>DPT</text:p>
          </table:table-cell>
          <table:table-cell office:value-type="string" table:style-name="ce24">
            <text:p>HPV</text:p>
          </table:table-cell>
          <table:table-cell office:value-type="string" table:style-name="ce25">
            <text:p>HPV</text:p>
          </table:table-cell>
          <table:table-cell office:value-type="string" table:style-name="ce25">
            <text:p>dT adulto mujeres</text:p>
          </table:table-cell>
          <table:table-cell office:value-type="string" table:style-name="ce25">
            <text:p>dT adulto hombres</text:p>
          </table:table-cell>
          <table:table-cell table:style-name="ce26"/>
          <table:table-cell office:value-type="string" table:style-name="ce2">
            <text:p>OBSERVACIONES</text:p>
          </table:table-cell>
          <table:table-cell table:number-columns-repeated="16332"/>
        </table:table-row>
        <table:table-row table:style-name="ro4">
          <table:table-cell table:number-columns-repeated="2" table:style-name="ce27"/>
          <table:table-cell table:number-columns-repeated="2" table:style-name="ce28"/>
          <table:table-cell office:value-type="string" table:style-name="ce27">
            <text:p>DIA</text:p>
          </table:table-cell>
          <table:table-cell office:value-type="string" table:style-name="ce27">
            <text:p>MES</text:p>
          </table:table-cell>
          <table:table-cell office:value-type="string" table:style-name="ce27">
            <text:p>AÑO</text:p>
          </table:table-cell>
          <table:table-cell table:style-name="ce27"/>
          <table:table-cell office:value-type="string" table:style-name="ce27">
            <text:p>NOMBRE DEL PADRE</text:p>
          </table:table-cell>
          <table:table-cell office:value-type="float" office:value="2024" table:style-name="ce29">
            <text:p>2024</text:p>
          </table:table-cell>
          <table:table-cell table:number-columns-repeated="4" table:style-name="ce27"/>
          <table:table-cell office:value-type="string" table:style-name="ce30">
            <text:p>FECHA DE NACIMIENTO</text:p>
          </table:table-cell>
          <table:table-cell table:style-name="ce31"/>
          <table:table-cell table:number-columns-repeated="3" table:style-name="ce28"/>
          <table:table-cell office:value-type="float" office:value="2024" table:style-name="ce32">
            <text:p>2024</text:p>
          </table:table-cell>
          <table:table-cell office:value-type="string" table:style-name="ce27">
            <text:p>TELEFONO</text:p>
          </table:table-cell>
          <table:table-cell table:number-columns-repeated="2" table:style-name="ce27"/>
          <table:table-cell office:value-type="string" table:style-name="ce33">
            <text:p>BCG primeras 24 horas</text:p>
            <text:p>de nacido</text:p>
          </table:table-cell>
          <table:table-cell office:value-type="string" table:style-name="ce34">
            <text:p>HB</text:p>
            <text:p>primeras 24 horas de nacido</text:p>
          </table:table-cell>
          <table:table-cell office:value-type="string" table:style-name="ce35">
            <text:p>*BCG</text:p>
            <text:p>desde el 2do día de nacido hasta los 364 días (Tardía)</text:p>
          </table:table-cell>
          <table:table-cell office:value-type="string" table:style-name="ce36">
            <text:p>Rotavirus</text:p>
          </table:table-cell>
          <table:table-cell office:value-type="string" table:style-name="ce36">
            <text:p>fIPV<text:s text:c="2"/></text:p>
          </table:table-cell>
          <table:table-cell office:value-type="string" table:style-name="ce36">
            <text:p>Neumococo</text:p>
          </table:table-cell>
          <table:table-cell office:value-type="string" table:style-name="ce37">
            <text:p>Pentavalente</text:p>
          </table:table-cell>
          <table:table-cell office:value-type="string" table:style-name="ce36">
            <text:p>Rotavirus</text:p>
          </table:table-cell>
          <table:table-cell office:value-type="string" table:style-name="ce36">
            <text:p>fIPV<text:s text:c="2"/></text:p>
          </table:table-cell>
          <table:table-cell office:value-type="string" table:style-name="ce38">
            <text:p>bOPV (solo en el caso de haber aplicado la primera dosis con IPV completa)</text:p>
          </table:table-cell>
          <table:table-cell office:value-type="string" table:style-name="ce37">
            <text:p>Neumococo</text:p>
          </table:table-cell>
          <table:table-cell office:value-type="string" table:style-name="ce36">
            <text:p>Pentavalente</text:p>
          </table:table-cell>
          <table:table-cell office:value-type="string" table:style-name="ce39">
            <text:p>bOPV</text:p>
          </table:table-cell>
          <table:table-cell office:value-type="string" table:style-name="ce39">
            <text:p>Neumococo</text:p>
          </table:table-cell>
          <table:table-cell office:value-type="string" table:style-name="ce40">
            <text:p>Pentavalente</text:p>
          </table:table-cell>
          <table:table-cell office:value-type="string" table:style-name="ce41">
            <text:p>SRP</text:p>
          </table:table-cell>
          <table:table-cell office:value-type="string" table:style-name="ce41">
            <text:p>FA</text:p>
          </table:table-cell>
          <table:table-cell office:value-type="string" table:style-name="ce41">
            <text:p>Varicela</text:p>
          </table:table-cell>
          <table:table-cell office:value-type="string" table:style-name="ce41">
            <text:p>SRP</text:p>
          </table:table-cell>
          <table:table-cell office:value-type="string" table:style-name="ce41">
            <text:p>bOPV</text:p>
          </table:table-cell>
          <table:table-cell office:value-type="string" table:style-name="ce42">
            <text:p>DPT</text:p>
          </table:table-cell>
          <table:table-cell office:value-type="string" table:style-name="ce43">
            <text:p>bOPV</text:p>
          </table:table-cell>
          <table:table-cell office:value-type="string" table:style-name="ce43">
            <text:p>DPT</text:p>
          </table:table-cell>
          <table:table-cell office:value-type="string" table:style-name="ce44">
            <text:p>HPV</text:p>
          </table:table-cell>
          <table:table-cell office:value-type="string" table:style-name="ce45">
            <text:p>HPV</text:p>
          </table:table-cell>
          <table:table-cell office:value-type="string" table:style-name="ce45">
            <text:p>dT adulto mujeres</text:p>
          </table:table-cell>
          <table:table-cell office:value-type="string" table:style-name="ce45">
            <text:p>dT adulto hombres</text:p>
          </table:table-cell>
          <table:table-cell table:style-name="ce27"/>
          <table:table-cell table:number-columns-repeated="13" table:style-name="ce2"/>
          <table:table-cell table:number-columns-repeated="16320"/>
        </table:table-row>
        <table:table-row table:style-name="ro5"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style-name="ce46"/>
          <table:table-cell table:number-columns-repeated="5" table:style-name="ce27"/>
          <table:table-cell table:style-name="ce31"/>
          <table:table-cell table:number-columns-repeated="3" table:style-name="ce28"/>
          <table:table-cell table:number-columns-repeated="4" table:style-name="ce27"/>
          <table:table-cell table:number-columns-repeated="2" table:style-name="ce47"/>
          <table:table-cell table:style-name="ce27"/>
          <table:table-cell table:number-columns-repeated="4" table:style-name="ce47"/>
          <table:table-cell table:number-columns-repeated="21" table:style-name="ce27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37" table:style-name="ce48">
            <text:p>23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float" office:value="24" table:style-name="ce48">
            <text:p>24</text:p>
          </table:table-cell>
          <table:table-cell table:style-name="ce48"/>
          <table:table-cell office:value-type="string" table:style-name="ce48">
            <text:p>CORTEZ GABRIELA</text:p>
          </table:table-cell>
          <table:table-cell office:value-type="string" table:style-name="ce48">
            <text:p>SIMBAÑA CORTEZ LIAM</text:p>
          </table:table-cell>
          <table:table-cell office:value-type="string" table:style-name="ce48">
            <text:p>M</text:p>
          </table:table-cell>
          <table:table-cell office:value-type="float" office:value="1762089264" table:style-name="ce48">
            <text:p>176208926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2-01T00:00:00" table:style-name="ce50">
            <text:p>01/12/23</text:p>
          </table:table-cell>
          <table:table-cell office:value-type="date" office:date-value="1924-02-01T00:00:00" table:formula="of:=IF([.G7]&gt;0;DATE([.G7];[.F7];[.E7]);&quot;&quot;)" table:style-name="ce51">
            <text:p>01/02/1924</text:p>
          </table:table-cell>
          <table:table-cell office:value-type="float" office:value="0" table:formula="of:=DATEDIF([.O7];[.P7];&quot;Y&quot;)" table:style-name="ce49">
            <text:p>#¡NUM!</text:p>
          </table:table-cell>
          <table:table-cell office:value-type="float" office:value="0" table:formula="of:=DATEDIF([.O7];[.P7];&quot;YM&quot;)" table:style-name="ce49">
            <text:p>#¡NUM!</text:p>
          </table:table-cell>
          <table:table-cell office:value-type="float" office:value="0" table:formula="of:=DATEDIF([.O7];[.P7];&quot;MD&quot;)" table:style-name="ce49">
            <text:p>#¡NUM!</text:p>
          </table:table-cell>
          <table:table-cell office:value-type="string" table:style-name="ce48">
            <text:p>ZABALA</text:p>
          </table:table-cell>
          <table:table-cell table:number-columns-repeated="6" table:style-name="ce48"/>
          <table:table-cell office:value-type="date" office:date-value="2024-02-01T00:00:00" table:style-name="ce50">
            <text:p>01/02/24</text:p>
          </table:table-cell>
          <table:table-cell office:value-type="date" office:date-value="2024-02-01T00:00:00" table:style-name="ce50">
            <text:p>01/02/24</text:p>
          </table:table-cell>
          <table:table-cell office:value-type="date" office:date-value="2024-02-01T00:00:00" table:style-name="ce50">
            <text:p>01/02/24</text:p>
          </table:table-cell>
          <table:table-cell office:value-type="date" office:date-value="2024-02-01T00:00:00" table:style-name="ce50">
            <text:p>01/02/24</text:p>
          </table:table-cell>
          <table:table-cell table:number-columns-repeated="20" table:style-name="ce48"/>
          <table:table-cell office:value-type="date" office:date-value="2024-04-01T00:00:00" table:style-name="ce50">
            <text:p>01/04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38" table:formula="of:=[.A7]+1" table:style-name="ce48">
            <text:p>23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4" table:style-name="ce48">
            <text:p>4</text:p>
          </table:table-cell>
          <table:table-cell office:value-type="float" office:value="3" table:style-name="ce48">
            <text:p>3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NA VELAZCO</text:p>
          </table:table-cell>
          <table:table-cell office:value-type="string" table:style-name="ce48">
            <text:p>RODRIGUEZ SOFIA</text:p>
          </table:table-cell>
          <table:table-cell office:value-type="string" table:style-name="ce48">
            <text:p>F</text:p>
          </table:table-cell>
          <table:table-cell office:value-type="float" office:value="1762126827" table:style-name="ce48">
            <text:p>176212682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02T00:00:00" table:style-name="ce50">
            <text:p>02/01/24</text:p>
          </table:table-cell>
          <table:table-cell office:value-type="date" office:date-value="2024-03-04T00:00:00" table:formula="of:=IF([.G8]&gt;0;DATE([.G8];[.F8];[.E8]);&quot;&quot;)" table:style-name="ce51">
            <text:p>04/03/2024</text:p>
          </table:table-cell>
          <table:table-cell office:value-type="float" office:value="0" table:formula="of:=DATEDIF([.O8];[.P8];&quot;Y&quot;)" table:style-name="ce49">
            <text:p>0</text:p>
          </table:table-cell>
          <table:table-cell office:value-type="float" office:value="2" table:formula="of:=DATEDIF([.O8];[.P8];&quot;YM&quot;)" table:style-name="ce49">
            <text:p>2</text:p>
          </table:table-cell>
          <table:table-cell office:value-type="float" office:value="2" table:formula="of:=DATEDIF([.O8];[.P8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83536621" table:style-name="ce48">
            <text:p>983536621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3-04T00:00:00" table:style-name="ce50">
            <text:p>04/03/24</text:p>
          </table:table-cell>
          <table:table-cell office:value-type="date" office:date-value="2024-03-04T00:00:00" table:style-name="ce50">
            <text:p>04/03/24</text:p>
          </table:table-cell>
          <table:table-cell office:value-type="date" office:date-value="2024-03-04T00:00:00" table:style-name="ce50">
            <text:p>04/03/24</text:p>
          </table:table-cell>
          <table:table-cell office:value-type="date" office:date-value="2024-03-04T00:00:00" table:style-name="ce50">
            <text:p>04/03/24</text:p>
          </table:table-cell>
          <table:table-cell office:value-type="date" office:date-value="2024-05-06T00:00:00" table:style-name="ce50">
            <text:p>06/05/24</text:p>
          </table:table-cell>
          <table:table-cell office:value-type="date" office:date-value="2024-05-06T00:00:00" table:style-name="ce50">
            <text:p>06/05/24</text:p>
          </table:table-cell>
          <table:table-cell table:style-name="ce48"/>
          <table:table-cell office:value-type="date" office:date-value="2024-05-06T00:00:00" table:style-name="ce50">
            <text:p>06/05/24</text:p>
          </table:table-cell>
          <table:table-cell office:value-type="date" office:date-value="2024-05-06T00:00:00" table:style-name="ce50">
            <text:p>06/05/24</text:p>
          </table:table-cell>
          <table:table-cell table:number-columns-repeated="15" table:style-name="ce48"/>
          <table:table-cell office:value-type="date" office:date-value="2024-07-06T00:00:00" table:style-name="ce50">
            <text:p>06/07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39" table:formula="of:=[.A8]+1" table:style-name="ce48">
            <text:p>23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6" table:style-name="ce48">
            <text:p>26</text:p>
          </table:table-cell>
          <table:table-cell office:value-type="float" office:value="3" table:style-name="ce48">
            <text:p>3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PILATUÑA</text:p>
          </table:table-cell>
          <table:table-cell office:value-type="string" table:style-name="ce52">
            <text:p>COLLAGUAZO PILATUÑA LUCAS CALEB</text:p>
          </table:table-cell>
          <table:table-cell office:value-type="string" table:style-name="ce48">
            <text:p>M</text:p>
          </table:table-cell>
          <table:table-cell office:value-type="float" office:value="1762152112" table:style-name="ce52">
            <text:p>176215211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21T00:00:00" table:style-name="ce50">
            <text:p>21/01/24</text:p>
          </table:table-cell>
          <table:table-cell office:value-type="date" office:date-value="2024-03-26T00:00:00" table:formula="of:=IF([.G9]&gt;0;DATE([.G9];[.F9];[.E9]);&quot;&quot;)" table:style-name="ce51">
            <text:p>26/03/2024</text:p>
          </table:table-cell>
          <table:table-cell office:value-type="float" office:value="0" table:formula="of:=DATEDIF([.O9];[.P9];&quot;Y&quot;)" table:style-name="ce49">
            <text:p>0</text:p>
          </table:table-cell>
          <table:table-cell office:value-type="float" office:value="2" table:formula="of:=DATEDIF([.O9];[.P9];&quot;YM&quot;)" table:style-name="ce49">
            <text:p>2</text:p>
          </table:table-cell>
          <table:table-cell office:value-type="float" office:value="5" table:formula="of:=DATEDIF([.O9];[.P9];&quot;MD&quot;)" table:style-name="ce49">
            <text:p>5</text:p>
          </table:table-cell>
          <table:table-cell office:value-type="string" table:style-name="ce48">
            <text:p>MARIANITAS</text:p>
          </table:table-cell>
          <table:table-cell office:value-type="float" office:value="985264714" table:style-name="ce48">
            <text:p>985264714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6-06T00:00:00" table:style-name="ce50">
            <text:p>06/06/24</text:p>
          </table:table-cell>
          <table:table-cell office:value-type="date" office:date-value="2024-06-06T00:00:00" table:style-name="ce50">
            <text:p>06/06/24</text:p>
          </table:table-cell>
          <table:table-cell table:style-name="ce48"/>
          <table:table-cell office:value-type="date" office:date-value="2024-06-06T00:00:00" table:style-name="ce50">
            <text:p>06/06/24</text:p>
          </table:table-cell>
          <table:table-cell office:value-type="date" office:date-value="2024-06-06T00:00:00" table:style-name="ce50">
            <text:p>06/06/24</text:p>
          </table:table-cell>
          <table:table-cell table:number-columns-repeated="15" table:style-name="ce48"/>
          <table:table-cell office:value-type="date" office:date-value="2024-08-06T00:00:00" table:style-name="ce50">
            <text:p>06/08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0" table:formula="of:=[.A9]+1" table:style-name="ce48">
            <text:p>24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6" table:style-name="ce48">
            <text:p>26</text:p>
          </table:table-cell>
          <table:table-cell office:value-type="float" office:value="3" table:style-name="ce48">
            <text:p>3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EDGAR LUCAS</text:p>
          </table:table-cell>
          <table:table-cell office:value-type="string" table:style-name="ce52">
            <text:p>LUCAS VINUEZA NOA</text:p>
          </table:table-cell>
          <table:table-cell office:value-type="string" table:style-name="ce48">
            <text:p>M</text:p>
          </table:table-cell>
          <table:table-cell office:value-type="string" table:style-name="ce52">
            <text:p>NO0LUV1720240122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22T00:00:00" table:style-name="ce50">
            <text:p>22/01/24</text:p>
          </table:table-cell>
          <table:table-cell office:value-type="date" office:date-value="2024-03-26T00:00:00" table:formula="of:=IF([.G10]&gt;0;DATE([.G10];[.F10];[.E10]);&quot;&quot;)" table:style-name="ce51">
            <text:p>26/03/2024</text:p>
          </table:table-cell>
          <table:table-cell office:value-type="float" office:value="0" table:formula="of:=DATEDIF([.O10];[.P10];&quot;Y&quot;)" table:style-name="ce49">
            <text:p>0</text:p>
          </table:table-cell>
          <table:table-cell office:value-type="float" office:value="2" table:formula="of:=DATEDIF([.O10];[.P10];&quot;YM&quot;)" table:style-name="ce49">
            <text:p>2</text:p>
          </table:table-cell>
          <table:table-cell office:value-type="float" office:value="4" table:formula="of:=DATEDIF([.O10];[.P10];&quot;MD&quot;)" table:style-name="ce49">
            <text:p>4</text:p>
          </table:table-cell>
          <table:table-cell office:value-type="string" table:style-name="ce48">
            <text:p>BELLAVISTA</text:p>
          </table:table-cell>
          <table:table-cell office:value-type="float" office:value="939578212" table:style-name="ce48">
            <text:p>939578212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3-26T00:00:00" table:style-name="ce50">
            <text:p>26/03/24</text:p>
          </table:table-cell>
          <table:table-cell office:value-type="date" office:date-value="2024-06-03T00:00:00" table:style-name="ce50">
            <text:p>03/06/24</text:p>
          </table:table-cell>
          <table:table-cell office:value-type="date" office:date-value="2024-06-03T00:00:00" table:style-name="ce50">
            <text:p>03/06/24</text:p>
          </table:table-cell>
          <table:table-cell table:style-name="ce48"/>
          <table:table-cell office:value-type="date" office:date-value="2024-06-03T00:00:00" table:style-name="ce50">
            <text:p>03/06/24</text:p>
          </table:table-cell>
          <table:table-cell office:value-type="date" office:date-value="2024-06-03T00:00:00" table:style-name="ce50">
            <text:p>03/06/24</text:p>
          </table:table-cell>
          <table:table-cell table:number-columns-repeated="15" table:style-name="ce48"/>
          <table:table-cell office:value-type="date" office:date-value="2024-08-03T00:00:00" table:style-name="ce50">
            <text:p>03/08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1" table:formula="of:=[.A10]+1" table:style-name="ce48">
            <text:p>24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3" table:style-name="ce48">
            <text:p>3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EIDY BRIONES</text:p>
          </table:table-cell>
          <table:table-cell office:value-type="string" table:style-name="ce48">
            <text:p>HERNANDEZ BRIANNA</text:p>
          </table:table-cell>
          <table:table-cell office:value-type="string" table:style-name="ce48">
            <text:p>F</text:p>
          </table:table-cell>
          <table:table-cell office:value-type="float" office:value="852095322" table:style-name="ce48">
            <text:p>85209532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03-25T00:00:00" table:style-name="ce50">
            <text:p>25/03/23</text:p>
          </table:table-cell>
          <table:table-cell office:value-type="date" office:date-value="2024-03-27T00:00:00" table:formula="of:=IF([.G11]&gt;0;DATE([.G11];[.F11];[.E11]);&quot;&quot;)" table:style-name="ce51">
            <text:p>27/03/2024</text:p>
          </table:table-cell>
          <table:table-cell office:value-type="float" office:value="1" table:formula="of:=DATEDIF([.O11];[.P11];&quot;Y&quot;)" table:style-name="ce49">
            <text:p>1</text:p>
          </table:table-cell>
          <table:table-cell office:value-type="float" office:value="0" table:formula="of:=DATEDIF([.O11];[.P11];&quot;YM&quot;)" table:style-name="ce49">
            <text:p>0</text:p>
          </table:table-cell>
          <table:table-cell office:value-type="float" office:value="2" table:formula="of:=DATEDIF([.O11];[.P11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81921971" table:style-name="ce48">
            <text:p>981921971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15" table:style-name="ce48"/>
          <table:table-cell office:value-type="date" office:date-value="2024-03-27T00:00:00" table:style-name="ce50">
            <text:p>27/03/24</text:p>
          </table:table-cell>
          <table:table-cell office:value-type="date" office:date-value="2024-03-27T00:00:00" table:style-name="ce50">
            <text:p>27/03/24</text:p>
          </table:table-cell>
          <table:table-cell table:number-columns-repeated="10" table:style-name="ce48"/>
          <table:table-cell office:value-type="date" office:date-value="2024-06-27T00:00:00" table:style-name="ce50">
            <text:p>27/06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2" table:formula="of:=[.A11]+1" table:style-name="ce48">
            <text:p>24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3" table:style-name="ce48">
            <text:p>3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TATIANA MEDINA</text:p>
          </table:table-cell>
          <table:table-cell office:value-type="string" table:style-name="ce52">
            <text:p>MERA MEDINA EITHAN DARIEL</text:p>
          </table:table-cell>
          <table:table-cell office:value-type="string" table:style-name="ce48">
            <text:p>M</text:p>
          </table:table-cell>
          <table:table-cell office:value-type="string" table:style-name="ce52">
            <text:p>EIDMEM1720240127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27T00:00:00" table:style-name="ce50">
            <text:p>27/01/24</text:p>
          </table:table-cell>
          <table:table-cell office:value-type="date" office:date-value="2024-03-27T00:00:00" table:style-name="ce51">
            <text:p>27/03/2024</text:p>
          </table:table-cell>
          <table:table-cell office:value-type="float" office:value="0" table:formula="of:=DATEDIF([.O12];[.P12];&quot;Y&quot;)" table:style-name="ce49">
            <text:p>0</text:p>
          </table:table-cell>
          <table:table-cell office:value-type="float" office:value="2" table:formula="of:=DATEDIF([.O12];[.P12];&quot;YM&quot;)" table:style-name="ce49">
            <text:p>2</text:p>
          </table:table-cell>
          <table:table-cell office:value-type="float" office:value="0" table:formula="of:=DATEDIF([.O12];[.P12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58803996" table:style-name="ce48">
            <text:p>958803996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3-27T00:00:00" table:style-name="ce50">
            <text:p>27/03/24</text:p>
          </table:table-cell>
          <table:table-cell office:value-type="date" office:date-value="2024-03-27T00:00:00" table:style-name="ce50">
            <text:p>27/03/24</text:p>
          </table:table-cell>
          <table:table-cell office:value-type="date" office:date-value="2024-03-27T00:00:00" table:style-name="ce50">
            <text:p>27/03/24</text:p>
          </table:table-cell>
          <table:table-cell office:value-type="date" office:date-value="2024-03-27T00:00:00" table:style-name="ce50">
            <text:p>27/03/24</text:p>
          </table:table-cell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table:style-name="ce48"/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table:number-columns-repeated="15" table:style-name="ce48"/>
          <table:table-cell office:value-type="date" office:date-value="2024-07-27T00:00:00" table:style-name="ce50">
            <text:p>27/07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3" table:formula="of:=[.A12]+1" table:style-name="ce48">
            <text:p>24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OHANA SANCHEZ</text:p>
          </table:table-cell>
          <table:table-cell office:value-type="string" table:style-name="ce48">
            <text:p>SOPHIA JUMBO</text:p>
          </table:table-cell>
          <table:table-cell office:value-type="string" table:style-name="ce48">
            <text:p>F</text:p>
          </table:table-cell>
          <table:table-cell office:value-type="float" office:value="1762065835" table:style-name="ce48">
            <text:p>176206583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1-15T00:00:00" table:style-name="ce50">
            <text:p>15/11/23</text:p>
          </table:table-cell>
          <table:table-cell office:value-type="date" office:date-value="2024-04-01T00:00:00" table:formula="of:=IF([.G13]&gt;0;DATE([.G13];[.F13];[.E13]);&quot;&quot;)" table:style-name="ce51">
            <text:p>01/04/2024</text:p>
          </table:table-cell>
          <table:table-cell office:value-type="float" office:value="0" table:formula="of:=DATEDIF([.O13];[.P13];&quot;Y&quot;)" table:style-name="ce49">
            <text:p>0</text:p>
          </table:table-cell>
          <table:table-cell office:value-type="float" office:value="4" table:formula="of:=DATEDIF([.O13];[.P13];&quot;YM&quot;)" table:style-name="ce49">
            <text:p>4</text:p>
          </table:table-cell>
          <table:table-cell office:value-type="float" office:value="17" table:formula="of:=DATEDIF([.O13];[.P13];&quot;MD&quot;)" table:style-name="ce49">
            <text:p>17</text:p>
          </table:table-cell>
          <table:table-cell office:value-type="string" table:style-name="ce48">
            <text:p>ZABALA</text:p>
          </table:table-cell>
          <table:table-cell office:value-type="float" office:value="998084042" table:style-name="ce48">
            <text:p>998084042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1-29T00:00:00" table:style-name="ce50">
            <text:p>29/01/24</text:p>
          </table:table-cell>
          <table:table-cell office:value-type="date" office:date-value="2024-01-29T00:00:00" table:style-name="ce50">
            <text:p>29/01/24</text:p>
          </table:table-cell>
          <table:table-cell office:value-type="date" office:date-value="2024-01-29T00:00:00" table:style-name="ce50">
            <text:p>29/01/24</text:p>
          </table:table-cell>
          <table:table-cell office:value-type="date" office:date-value="2024-01-29T00:00:00" table:style-name="ce50">
            <text:p>29/01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table:style-name="ce50"/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table:number-columns-repeated="12" table:style-name="ce48"/>
          <table:table-cell office:value-type="date" office:date-value="2024-11-27T00:00:00" table:style-name="ce50">
            <text:p>27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4" table:formula="of:=[.A13]+1" table:style-name="ce48">
            <text:p>24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SOL MANCERO</text:p>
          </table:table-cell>
          <table:table-cell office:value-type="string" table:style-name="ce48">
            <text:p>MARTIN TONATO</text:p>
          </table:table-cell>
          <table:table-cell office:value-type="string" table:style-name="ce48">
            <text:p>M</text:p>
          </table:table-cell>
          <table:table-cell office:value-type="float" office:value="1762165924" table:style-name="ce48">
            <text:p>176216592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30T00:00:00" table:style-name="ce50">
            <text:p>30/01/24</text:p>
          </table:table-cell>
          <table:table-cell office:value-type="date" office:date-value="2024-04-01T00:00:00" table:formula="of:=IF([.G14]&gt;0;DATE([.G14];[.F14];[.E14]);&quot;&quot;)" table:style-name="ce51">
            <text:p>01/04/2024</text:p>
          </table:table-cell>
          <table:table-cell office:value-type="float" office:value="0" table:formula="of:=DATEDIF([.O14];[.P14];&quot;Y&quot;)" table:style-name="ce49">
            <text:p>0</text:p>
          </table:table-cell>
          <table:table-cell office:value-type="float" office:value="2" table:formula="of:=DATEDIF([.O14];[.P14];&quot;YM&quot;)" table:style-name="ce49">
            <text:p>2</text:p>
          </table:table-cell>
          <table:table-cell office:value-type="float" office:value="2" table:formula="of:=DATEDIF([.O14];[.P14];&quot;MD&quot;)" table:style-name="ce49">
            <text:p>2</text:p>
          </table:table-cell>
          <table:table-cell office:value-type="string" table:style-name="ce48">
            <text:p>BOSQUE 4</text:p>
          </table:table-cell>
          <table:table-cell office:value-type="float" office:value="984288119" table:style-name="ce48">
            <text:p>984288119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15" table:style-name="ce48"/>
          <table:table-cell office:value-type="date" office:date-value="2024-08-10T00:00:00" table:style-name="ce50">
            <text:p>10/08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5" table:formula="of:=[.A14]+1" table:style-name="ce48">
            <text:p>24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OHANNA QUISILEMA</text:p>
          </table:table-cell>
          <table:table-cell office:value-type="string" table:style-name="ce52">
            <text:p>Paez Quisilema Adrian Alejandro</text:p>
          </table:table-cell>
          <table:table-cell office:value-type="string" table:style-name="ce48">
            <text:p>M</text:p>
          </table:table-cell>
          <table:table-cell office:value-type="float" office:value="1762165965" table:style-name="ce48">
            <text:p>176216596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31T00:00:00" table:style-name="ce50">
            <text:p>31/01/24</text:p>
          </table:table-cell>
          <table:table-cell office:value-type="date" office:date-value="2024-04-01T00:00:00" table:formula="of:=IF([.G15]&gt;0;DATE([.G15];[.F15];[.E15]);&quot;&quot;)" table:style-name="ce51">
            <text:p>01/04/2024</text:p>
          </table:table-cell>
          <table:table-cell office:value-type="float" office:value="0" table:formula="of:=DATEDIF([.O15];[.P15];&quot;Y&quot;)" table:style-name="ce49">
            <text:p>0</text:p>
          </table:table-cell>
          <table:table-cell office:value-type="float" office:value="2" table:formula="of:=DATEDIF([.O15];[.P15];&quot;YM&quot;)" table:style-name="ce49">
            <text:p>2</text:p>
          </table:table-cell>
          <table:table-cell office:value-type="float" office:value="1" table:formula="of:=DATEDIF([.O15];[.P15];&quot;MD&quot;)" table:style-name="ce49">
            <text:p>1</text:p>
          </table:table-cell>
          <table:table-cell office:value-type="string" table:style-name="ce48">
            <text:p>ZABALA</text:p>
          </table:table-cell>
          <table:table-cell office:value-type="float" office:value="998580500" table:style-name="ce48">
            <text:p>998580500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table:number-columns-repeated="20" table:style-name="ce48"/>
          <table:table-cell office:value-type="date" office:date-value="2024-06-01T00:00:00" table:style-name="ce50">
            <text:p>01/06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6" table:formula="of:=[.A15]+1" table:style-name="ce48">
            <text:p>24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ZULEICA CEVALLOS</text:p>
          </table:table-cell>
          <table:table-cell office:value-type="string" table:style-name="ce52">
            <text:p>CEVALLOS VELIZ DAYANA ALEXANDRA</text:p>
          </table:table-cell>
          <table:table-cell office:value-type="string" table:style-name="ce48">
            <text:p>F</text:p>
          </table:table-cell>
          <table:table-cell office:value-type="float" office:value="1761933454" table:style-name="ce52">
            <text:p>176193345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09-21T00:00:00" table:style-name="ce50">
            <text:p>21/09/23</text:p>
          </table:table-cell>
          <table:table-cell office:value-type="date" office:date-value="2024-04-01T00:00:00" table:formula="of:=IF([.G16]&gt;0;DATE([.G16];[.F16];[.E16]);&quot;&quot;)" table:style-name="ce51">
            <text:p>01/04/2024</text:p>
          </table:table-cell>
          <table:table-cell office:value-type="float" office:value="0" table:formula="of:=DATEDIF([.O16];[.P16];&quot;Y&quot;)" table:style-name="ce49">
            <text:p>0</text:p>
          </table:table-cell>
          <table:table-cell office:value-type="float" office:value="6" table:formula="of:=DATEDIF([.O16];[.P16];&quot;YM&quot;)" table:style-name="ce49">
            <text:p>6</text:p>
          </table:table-cell>
          <table:table-cell office:value-type="float" office:value="11" table:formula="of:=DATEDIF([.O16];[.P16];&quot;MD&quot;)" table:style-name="ce49">
            <text:p>11</text:p>
          </table:table-cell>
          <table:table-cell office:value-type="string" table:style-name="ce48">
            <text:p>MARIANITAS</text:p>
          </table:table-cell>
          <table:table-cell office:value-type="float" office:value="983196171" table:style-name="ce48">
            <text:p>983196171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3-11-23T00:00:00" table:style-name="ce50">
            <text:p>23/11/23</text:p>
          </table:table-cell>
          <table:table-cell office:value-type="date" office:date-value="2023-11-23T00:00:00" table:style-name="ce50">
            <text:p>23/11/23</text:p>
          </table:table-cell>
          <table:table-cell office:value-type="date" office:date-value="2023-11-23T00:00:00" table:style-name="ce50">
            <text:p>23/11/23</text:p>
          </table:table-cell>
          <table:table-cell office:value-type="date" office:date-value="2023-11-23T00:00:00" table:style-name="ce50">
            <text:p>23/11/23</text:p>
          </table:table-cell>
          <table:table-cell office:value-type="date" office:date-value="2024-01-29T00:00:00" table:style-name="ce50">
            <text:p>29/01/24</text:p>
          </table:table-cell>
          <table:table-cell office:value-type="date" office:date-value="2024-01-29T00:00:00" table:style-name="ce50">
            <text:p>29/01/24</text:p>
          </table:table-cell>
          <table:table-cell table:style-name="ce48"/>
          <table:table-cell office:value-type="date" office:date-value="2024-01-29T00:00:00" table:style-name="ce50">
            <text:p>29/01/24</text:p>
          </table:table-cell>
          <table:table-cell office:value-type="date" office:date-value="2024-01-29T00:00:00" table:style-name="ce50">
            <text:p>29/01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table:number-columns-repeated="12" table:style-name="ce48"/>
          <table:table-cell office:value-type="date" office:date-value="2024-11-01T00:00:00" table:style-name="ce50">
            <text:p>01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47" table:formula="of:=[.A16]+1" table:style-name="ce48">
            <text:p>24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IGNA FALCON</text:p>
          </table:table-cell>
          <table:table-cell office:value-type="string" table:style-name="ce48">
            <text:p>GAEL MORALES</text:p>
          </table:table-cell>
          <table:table-cell office:value-type="string" table:style-name="ce48">
            <text:p>M</text:p>
          </table:table-cell>
          <table:table-cell office:value-type="float" office:value="1762167359" table:style-name="ce48">
            <text:p>176216735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31T00:00:00" table:style-name="ce50">
            <text:p>31/01/24</text:p>
          </table:table-cell>
          <table:table-cell office:value-type="date" office:date-value="2024-04-01T00:00:00" table:formula="of:=IF([.G17]&gt;0;DATE([.G17];[.F17];[.E17]);&quot;&quot;)" table:style-name="ce51">
            <text:p>01/04/2024</text:p>
          </table:table-cell>
          <table:table-cell office:value-type="float" office:value="0" table:formula="of:=DATEDIF([.O17];[.P17];&quot;Y&quot;)" table:style-name="ce49">
            <text:p>0</text:p>
          </table:table-cell>
          <table:table-cell office:value-type="float" office:value="2" table:formula="of:=DATEDIF([.O17];[.P17];&quot;YM&quot;)" table:style-name="ce49">
            <text:p>2</text:p>
          </table:table-cell>
          <table:table-cell office:value-type="float" office:value="1" table:formula="of:=DATEDIF([.O17];[.P17];&quot;MD&quot;)" table:style-name="ce49">
            <text:p>1</text:p>
          </table:table-cell>
          <table:table-cell office:value-type="string" table:style-name="ce48">
            <text:p>ZABALA</text:p>
          </table:table-cell>
          <table:table-cell office:value-type="float" office:value="998599662" table:style-name="ce48">
            <text:p>998599662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4-01T00:00:00" table:style-name="ce50">
            <text:p>01/04/24</text:p>
          </table:table-cell>
          <table:table-cell table:number-columns-repeated="20" table:style-name="ce48"/>
          <table:table-cell office:value-type="date" office:date-value="2024-06-01T00:00:00" table:style-name="ce50">
            <text:p>01/06/24</text:p>
          </table:table-cell>
          <table:table-cell table:number-columns-repeated="16333"/>
        </table:table-row>
        <table:table-row table:style-name="ro5">
          <table:table-cell office:value-type="float" office:value="248" table:formula="of:=[.A17]+1" table:style-name="ce48">
            <text:p>24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ANNETH GUAQUIPANTA</text:p>
          </table:table-cell>
          <table:table-cell office:value-type="string" table:style-name="ce52">
            <text:p>MUÑOZ GUAQUIPANA THIAGO SAID</text:p>
          </table:table-cell>
          <table:table-cell office:value-type="string" table:style-name="ce48">
            <text:p>M</text:p>
          </table:table-cell>
          <table:table-cell office:value-type="float" office:value="1761955572" table:style-name="ce52">
            <text:p>176195557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09-27T00:00:00" table:style-name="ce50">
            <text:p>27/09/23</text:p>
          </table:table-cell>
          <table:table-cell office:value-type="date" office:date-value="2024-04-02T00:00:00" table:formula="of:=IF([.G18]&gt;0;DATE([.G18];[.F18];[.E18]);&quot;&quot;)" table:style-name="ce51">
            <text:p>02/04/2024</text:p>
          </table:table-cell>
          <table:table-cell office:value-type="float" office:value="0" table:formula="of:=DATEDIF([.O18];[.P18];&quot;Y&quot;)" table:style-name="ce49">
            <text:p>0</text:p>
          </table:table-cell>
          <table:table-cell office:value-type="float" office:value="6" table:formula="of:=DATEDIF([.O18];[.P18];&quot;YM&quot;)" table:style-name="ce49">
            <text:p>6</text:p>
          </table:table-cell>
          <table:table-cell office:value-type="float" office:value="6" table:formula="of:=DATEDIF([.O18];[.P18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office:value-type="float" office:value="983353932" table:style-name="ce48">
            <text:p>983353932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3" table:style-name="ce48"/>
          <table:table-cell table:style-name="ce50"/>
          <table:table-cell table:number-columns-repeated="8"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12" table:style-name="ce48"/>
          <table:table-cell office:value-type="date" office:date-value="2024-11-02T00:00:00" table:style-name="ce50">
            <text:p>02/11/24</text:p>
          </table:table-cell>
          <table:table-cell table:number-columns-repeated="16333"/>
        </table:table-row>
        <table:table-row table:style-name="ro5">
          <table:table-cell office:value-type="float" office:value="249" table:formula="of:=[.A18]+1" table:style-name="ce48">
            <text:p>24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EIDY TITO</text:p>
          </table:table-cell>
          <table:table-cell office:value-type="string" table:style-name="ce52">
            <text:p>PUPIALES TITO SANTIAGO JAVIER</text:p>
          </table:table-cell>
          <table:table-cell office:value-type="string" table:style-name="ce48">
            <text:p>M</text:p>
          </table:table-cell>
          <table:table-cell office:value-type="float" office:value="1761970209" table:style-name="ce48">
            <text:p>176197020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09-22T00:00:00" table:style-name="ce50">
            <text:p>22/09/23</text:p>
          </table:table-cell>
          <table:table-cell office:value-type="date" office:date-value="2024-04-02T00:00:00" table:formula="of:=IF([.G19]&gt;0;DATE([.G19];[.F19];[.E19]);&quot;&quot;)" table:style-name="ce51">
            <text:p>02/04/2024</text:p>
          </table:table-cell>
          <table:table-cell office:value-type="float" office:value="0" table:formula="of:=DATEDIF([.O19];[.P19];&quot;Y&quot;)" table:style-name="ce49">
            <text:p>0</text:p>
          </table:table-cell>
          <table:table-cell office:value-type="float" office:value="6" table:formula="of:=DATEDIF([.O19];[.P19];&quot;YM&quot;)" table:style-name="ce49">
            <text:p>6</text:p>
          </table:table-cell>
          <table:table-cell office:value-type="float" office:value="11" table:formula="of:=DATEDIF([.O19];[.P19];&quot;MD&quot;)" table:style-name="ce49">
            <text:p>11</text:p>
          </table:table-cell>
          <table:table-cell office:value-type="string" table:style-name="ce48">
            <text:p>MARIANITAS</text:p>
          </table:table-cell>
          <table:table-cell office:value-type="float" office:value="997154962" table:style-name="ce48">
            <text:p>997154962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12"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12" table:style-name="ce48"/>
          <table:table-cell office:value-type="date" office:date-value="2024-11-02T00:00:00" table:style-name="ce50">
            <text:p>02/11/24</text:p>
          </table:table-cell>
          <table:table-cell table:number-columns-repeated="16333"/>
        </table:table-row>
        <table:table-row table:style-name="ro5">
          <table:table-cell office:value-type="float" office:value="250" table:formula="of:=[.A19]+1" table:style-name="ce48">
            <text:p>25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OCHOA</text:p>
          </table:table-cell>
          <table:table-cell office:value-type="string" table:style-name="ce52">
            <text:p>PACHECO OCHOA ALYZ THAIRY</text:p>
          </table:table-cell>
          <table:table-cell office:value-type="string" table:style-name="ce48">
            <text:p>F</text:p>
          </table:table-cell>
          <table:table-cell office:value-type="float" office:value="1762073557" table:style-name="ce52">
            <text:p>176207355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1-20T00:00:00" table:style-name="ce53">
            <text:p>2023-11-20</text:p>
          </table:table-cell>
          <table:table-cell office:value-type="date" office:date-value="2024-04-02T00:00:00" table:formula="of:=IF([.G20]&gt;0;DATE([.G20];[.F20];[.E20]);&quot;&quot;)" table:style-name="ce51">
            <text:p>02/04/2024</text:p>
          </table:table-cell>
          <table:table-cell office:value-type="float" office:value="0" table:formula="of:=DATEDIF([.O20];[.P20];&quot;Y&quot;)" table:style-name="ce49">
            <text:p>0</text:p>
          </table:table-cell>
          <table:table-cell office:value-type="float" office:value="4" table:formula="of:=DATEDIF([.O20];[.P20];&quot;YM&quot;)" table:style-name="ce49">
            <text:p>4</text:p>
          </table:table-cell>
          <table:table-cell office:value-type="float" office:value="13" table:formula="of:=DATEDIF([.O20];[.P20];&quot;MD&quot;)" table:style-name="ce49">
            <text:p>13</text:p>
          </table:table-cell>
          <table:table-cell office:value-type="string" table:style-name="ce48">
            <text:p>MARIANITAS</text:p>
          </table:table-cell>
          <table:table-cell table:style-name="ce48"/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office:value-type="date" office:date-value="2023-11-21T00:00:00" table:style-name="ce50">
            <text:p>21/11/23</text:p>
          </table:table-cell>
          <table:table-cell table:number-columns-repeated="2" table:style-name="ce48"/>
          <table:table-cell office:value-type="date" office:date-value="2024-01-22T00:00:00" table:style-name="ce50">
            <text:p>22/01/24</text:p>
          </table:table-cell>
          <table:table-cell office:value-type="string" table:style-name="ce48">
            <text:p>22/0/2024</text:p>
          </table:table-cell>
          <table:table-cell office:value-type="date" office:date-value="2024-01-22T00:00:00" table:style-name="ce50">
            <text:p>22/01/24</text:p>
          </table:table-cell>
          <table:table-cell office:value-type="date" office:date-value="2024-01-22T00:00:00" table:style-name="ce50">
            <text:p>22/01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style-name="ce1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15" table:style-name="ce48"/>
          <table:table-cell office:value-type="date" office:date-value="2024-06-02T00:00:00" table:style-name="ce50">
            <text:p>02/06/24</text:p>
          </table:table-cell>
          <table:table-cell table:number-columns-repeated="16333"/>
        </table:table-row>
        <table:table-row table:style-name="ro5">
          <table:table-cell office:value-type="float" office:value="251" table:formula="of:=[.A20]+1" table:style-name="ce48">
            <text:p>25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EVELIN POZO</text:p>
          </table:table-cell>
          <table:table-cell office:value-type="string" table:style-name="ce52">
            <text:p>HURTADO POZO DERICK IZAEL</text:p>
          </table:table-cell>
          <table:table-cell office:value-type="string" table:style-name="ce48">
            <text:p>M</text:p>
          </table:table-cell>
          <table:table-cell office:value-type="float" office:value="1761965092" table:style-name="ce52">
            <text:p>176196509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09-20T00:00:00" table:style-name="ce50">
            <text:p>20/09/23</text:p>
          </table:table-cell>
          <table:table-cell office:value-type="date" office:date-value="2024-04-02T00:00:00" table:formula="of:=IF([.G21]&gt;0;DATE([.G21];[.F21];[.E21]);&quot;&quot;)" table:style-name="ce51">
            <text:p>02/04/2024</text:p>
          </table:table-cell>
          <table:table-cell office:value-type="float" office:value="0" table:formula="of:=DATEDIF([.O21];[.P21];&quot;Y&quot;)" table:style-name="ce49">
            <text:p>0</text:p>
          </table:table-cell>
          <table:table-cell office:value-type="float" office:value="6" table:formula="of:=DATEDIF([.O21];[.P21];&quot;YM&quot;)" table:style-name="ce49">
            <text:p>6</text:p>
          </table:table-cell>
          <table:table-cell office:value-type="float" office:value="13" table:formula="of:=DATEDIF([.O21];[.P21];&quot;MD&quot;)" table:style-name="ce49">
            <text:p>13</text:p>
          </table:table-cell>
          <table:table-cell office:value-type="string" table:style-name="ce48">
            <text:p>MARIANITAS</text:p>
          </table:table-cell>
          <table:table-cell office:value-type="float" office:value="986137250" table:style-name="ce48">
            <text:p>986137250</text:p>
          </table:table-cell>
          <table:table-cell office:value-type="string" table:style-name="ce48">
            <text:p>INTRAMURAL</text:p>
          </table:table-cell>
          <table:table-cell office:value-type="string" table:style-name="ce48">
            <text:p>SI</text:p>
          </table:table-cell>
          <table:table-cell table:number-columns-repeated="12"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12" table:style-name="ce48"/>
          <table:table-cell office:value-type="date" office:date-value="2024-11-02T00:00:00" table:style-name="ce50">
            <text:p>02/11/24</text:p>
          </table:table-cell>
          <table:table-cell table:number-columns-repeated="16333"/>
        </table:table-row>
        <table:table-row table:style-name="ro5">
          <table:table-cell office:value-type="float" office:value="252" table:formula="of:=[.A21]+1" table:style-name="ce48">
            <text:p>25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ARA ENRIQUEZ</text:p>
          </table:table-cell>
          <table:table-cell office:value-type="string" table:style-name="ce52">
            <text:p>ENRIQUEZ TOAZA EMMA ALISHA</text:p>
          </table:table-cell>
          <table:table-cell office:value-type="string" table:style-name="ce48">
            <text:p>F</text:p>
          </table:table-cell>
          <table:table-cell office:value-type="float" office:value="1762170411" table:style-name="ce52">
            <text:p>176217041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01T00:00:00" table:style-name="ce50">
            <text:p>01/02/24</text:p>
          </table:table-cell>
          <table:table-cell office:value-type="date" office:date-value="2024-04-02T00:00:00" table:formula="of:=IF([.G22]&gt;0;DATE([.G22];[.F22];[.E22]);&quot;&quot;)" table:style-name="ce51">
            <text:p>02/04/2024</text:p>
          </table:table-cell>
          <table:table-cell office:value-type="float" office:value="0" table:formula="of:=DATEDIF([.O22];[.P22];&quot;Y&quot;)" table:style-name="ce49">
            <text:p>0</text:p>
          </table:table-cell>
          <table:table-cell office:value-type="float" office:value="2" table:formula="of:=DATEDIF([.O22];[.P22];&quot;YM&quot;)" table:style-name="ce49">
            <text:p>2</text:p>
          </table:table-cell>
          <table:table-cell office:value-type="float" office:value="1" table:formula="of:=DATEDIF([.O22];[.P22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2828748" table:style-name="ce48">
            <text:p>992828748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5" table:style-name="ce48"/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number-columns-repeated="12" table:style-name="ce48"/>
          <table:table-cell office:value-type="date" office:date-value="2025-02-13T00:00:00" table:style-name="ce50">
            <text:p>13/02/25</text:p>
          </table:table-cell>
          <table:table-cell table:number-columns-repeated="16333"/>
        </table:table-row>
        <table:table-row table:style-name="ro5">
          <table:table-cell office:value-type="float" office:value="253" table:formula="of:=[.A22]+1" table:style-name="ce48">
            <text:p>25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NA CABRERA</text:p>
          </table:table-cell>
          <table:table-cell office:value-type="string" table:style-name="ce52">
            <text:p>LOOR CABRERA BRIANNA SULIANY</text:p>
          </table:table-cell>
          <table:table-cell office:value-type="string" table:style-name="ce48">
            <text:p>F</text:p>
          </table:table-cell>
          <table:table-cell office:value-type="float" office:value="1762081329" table:style-name="ce52">
            <text:p>176208132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1-27T00:00:00" table:style-name="ce50">
            <text:p>27/11/23</text:p>
          </table:table-cell>
          <table:table-cell office:value-type="date" office:date-value="2024-04-02T00:00:00" table:formula="of:=IF([.G23]&gt;0;DATE([.G23];[.F23];[.E23]);&quot;&quot;)" table:style-name="ce51">
            <text:p>02/04/2024</text:p>
          </table:table-cell>
          <table:table-cell office:value-type="float" office:value="0" table:formula="of:=DATEDIF([.O23];[.P23];&quot;Y&quot;)" table:style-name="ce49">
            <text:p>0</text:p>
          </table:table-cell>
          <table:table-cell office:value-type="float" office:value="4" table:formula="of:=DATEDIF([.O23];[.P23];&quot;YM&quot;)" table:style-name="ce49">
            <text:p>4</text:p>
          </table:table-cell>
          <table:table-cell office:value-type="float" office:value="6" table:formula="of:=DATEDIF([.O23];[.P23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office:value-type="float" office:value="990834625" table:style-name="ce48">
            <text:p>990834625</text:p>
          </table:table-cell>
          <table:table-cell office:value-type="string" table:style-name="ce48">
            <text:p>INTRAMURAL</text:p>
          </table:table-cell>
          <table:table-cell table:number-columns-repeated="8"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style-name="ce48"/>
          <table:table-cell office:value-type="date" office:date-value="2024-04-02T00:00:00" table:style-name="ce50">
            <text:p>02/04/24</text:p>
          </table:table-cell>
          <table:table-cell office:value-type="date" office:date-value="2024-04-02T00:00:00" table:style-name="ce50">
            <text:p>02/04/24</text:p>
          </table:table-cell>
          <table:table-cell table:number-columns-repeated="15" table:style-name="ce48"/>
          <table:table-cell office:value-type="date" office:date-value="2024-06-02T00:00:00" table:style-name="ce50">
            <text:p>02/06/24</text:p>
          </table:table-cell>
          <table:table-cell table:number-columns-repeated="16333"/>
        </table:table-row>
        <table:table-row table:style-name="ro5">
          <table:table-cell office:value-type="float" office:value="254" table:formula="of:=[.A23]+1" table:style-name="ce48">
            <text:p>25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1" table:style-name="ce48">
            <text:p>11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ILIA MORENO</text:p>
          </table:table-cell>
          <table:table-cell office:value-type="string" table:style-name="ce48">
            <text:p>GAEL GUAMAN MORENO</text:p>
          </table:table-cell>
          <table:table-cell office:value-type="string" table:style-name="ce48">
            <text:p>M</text:p>
          </table:table-cell>
          <table:table-cell office:value-type="float" office:value="1762182788" table:style-name="ce48">
            <text:p>176218278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11T00:00:00" table:style-name="ce50">
            <text:p>11/02/24</text:p>
          </table:table-cell>
          <table:table-cell office:value-type="date" office:date-value="2024-04-11T00:00:00" table:style-name="ce51">
            <text:p>11/04/2024</text:p>
          </table:table-cell>
          <table:table-cell office:value-type="float" office:value="0" table:formula="of:=DATEDIF([.O24];[.P24];&quot;Y&quot;)" table:style-name="ce49">
            <text:p>0</text:p>
          </table:table-cell>
          <table:table-cell office:value-type="float" office:value="2" table:formula="of:=DATEDIF([.O24];[.P24];&quot;YM&quot;)" table:style-name="ce49">
            <text:p>2</text:p>
          </table:table-cell>
          <table:table-cell office:value-type="float" office:value="0" table:formula="of:=DATEDIF([.O24];[.P2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58921575" table:style-name="ce48">
            <text:p>958921575</text:p>
          </table:table-cell>
          <table:table-cell office:value-type="string" table:style-name="ce48">
            <text:p>INTRAMURAL</text:p>
          </table:table-cell>
          <table:table-cell office:value-type="float" office:value="1" table:style-name="ce48">
            <text:p>1</text:p>
          </table:table-cell>
          <table:table-cell office:value-type="date" office:date-value="2024-02-11T00:00:00" table:style-name="ce50">
            <text:p>11/02/24</text:p>
          </table:table-cell>
          <table:table-cell table:number-columns-repeated="2" table:style-name="ce48"/>
          <table:table-cell office:value-type="date" office:date-value="2024-04-11T00:00:00" table:style-name="ce50">
            <text:p>11/04/24</text:p>
          </table:table-cell>
          <table:table-cell office:value-type="date" office:date-value="2024-04-11T00:00:00" table:style-name="ce50">
            <text:p>11/04/24</text:p>
          </table:table-cell>
          <table:table-cell office:value-type="date" office:date-value="2024-04-11T00:00:00" table:style-name="ce50">
            <text:p>11/04/24</text:p>
          </table:table-cell>
          <table:table-cell office:value-type="date" office:date-value="2024-04-11T00:00:00" table:style-name="ce50">
            <text:p>11/04/24</text:p>
          </table:table-cell>
          <table:table-cell table:number-columns-repeated="20" table:style-name="ce48"/>
          <table:table-cell office:value-type="date" office:date-value="2024-06-11T00:00:00" table:style-name="ce50">
            <text:p>11/06/24</text:p>
          </table:table-cell>
          <table:table-cell table:number-columns-repeated="16333"/>
        </table:table-row>
        <table:table-row table:style-name="ro5">
          <table:table-cell office:value-type="float" office:value="255" table:formula="of:=[.A24]+1" table:style-name="ce48">
            <text:p>25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BELINDA GOMEZ</text:p>
          </table:table-cell>
          <table:table-cell office:value-type="string" table:style-name="ce52">
            <text:p>Vargas Gomez David Alejandro</text:p>
          </table:table-cell>
          <table:table-cell office:value-type="string" table:style-name="ce48">
            <text:p>H</text:p>
          </table:table-cell>
          <table:table-cell office:value-type="float" office:value="1762098125" table:style-name="ce1">
            <text:p>1762098125</text:p>
          </table:table-cell>
          <table:table-cell table:style-name="ce52"/>
          <table:table-cell office:value-type="string" table:style-name="ce48">
            <text:p>ECUATORIANA</text:p>
          </table:table-cell>
          <table:table-cell office:value-type="date" office:date-value="2023-12-09T00:00:00" table:style-name="ce50">
            <text:p>09/12/23</text:p>
          </table:table-cell>
          <table:table-cell office:value-type="date" office:date-value="2024-04-12T00:00:00" table:formula="of:=IF([.G25]&gt;0;DATE([.G25];[.F25];[.E25]);&quot;&quot;)" table:style-name="ce51">
            <text:p>12/04/2024</text:p>
          </table:table-cell>
          <table:table-cell office:value-type="float" office:value="0" table:formula="of:=DATEDIF([.O25];[.P25];&quot;Y&quot;)" table:style-name="ce49">
            <text:p>0</text:p>
          </table:table-cell>
          <table:table-cell office:value-type="float" office:value="4" table:formula="of:=DATEDIF([.O25];[.P25];&quot;YM&quot;)" table:style-name="ce49">
            <text:p>4</text:p>
          </table:table-cell>
          <table:table-cell office:value-type="float" office:value="3" table:formula="of:=DATEDIF([.O25];[.P25];&quot;MD&quot;)" table:style-name="ce49">
            <text:p>3</text:p>
          </table:table-cell>
          <table:table-cell office:value-type="string" table:style-name="ce48">
            <text:p>VIGEN DE MONSERATT</text:p>
          </table:table-cell>
          <table:table-cell office:value-type="float" office:value="981825503" table:style-name="ce48">
            <text:p>981825503</text:p>
          </table:table-cell>
          <table:table-cell office:value-type="string" table:style-name="ce48">
            <text:p>INTRAMURAL</text:p>
          </table:table-cell>
          <table:table-cell office:value-type="float" office:value="1" table:style-name="ce48">
            <text:p>1</text:p>
          </table:table-cell>
          <table:table-cell office:value-type="date" office:date-value="2023-12-10T00:00:00" table:style-name="ce50">
            <text:p>10/12/23</text:p>
          </table:table-cell>
          <table:table-cell office:value-type="date" office:date-value="2023-12-10T00:00:00" table:style-name="ce50">
            <text:p>10/12/23</text:p>
          </table:table-cell>
          <table:table-cell table:style-name="ce48"/>
          <table:table-cell office:value-type="date" office:date-value="2024-02-10T00:00:00" table:style-name="ce50">
            <text:p>10/02/24</text:p>
          </table:table-cell>
          <table:table-cell office:value-type="date" office:date-value="2024-02-10T00:00:00" table:style-name="ce50">
            <text:p>10/02/24</text:p>
          </table:table-cell>
          <table:table-cell office:value-type="date" office:date-value="2024-02-10T00:00:00" table:style-name="ce50">
            <text:p>10/02/24</text:p>
          </table:table-cell>
          <table:table-cell office:value-type="date" office:date-value="2024-02-10T00:00:00" table:style-name="ce50">
            <text:p>10/02/24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4-12T00:00:00" table:style-name="ce50">
            <text:p>12/04/24</text:p>
          </table:table-cell>
          <table:table-cell table:number-columns-repeated="15" table:style-name="ce48"/>
          <table:table-cell office:value-type="date" office:date-value="2024-06-12T00:00:00" table:style-name="ce50">
            <text:p>12/06/24</text:p>
          </table:table-cell>
          <table:table-cell table:number-columns-repeated="16333"/>
        </table:table-row>
        <table:table-row table:style-name="ro5">
          <table:table-cell office:value-type="float" office:value="256" table:formula="of:=[.A25]+1" table:style-name="ce48">
            <text:p>25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3" table:style-name="ce48">
            <text:p>23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ANDRA CONDOR</text:p>
          </table:table-cell>
          <table:table-cell office:value-type="string" table:style-name="ce48">
            <text:p>DENZEL CHASIPOANTA CONDOR</text:p>
          </table:table-cell>
          <table:table-cell office:value-type="string" table:style-name="ce48">
            <text:p>H</text:p>
          </table:table-cell>
          <table:table-cell office:value-type="float" office:value="1762198297" table:style-name="ce48">
            <text:p>176219829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23T00:00:00" table:style-name="ce50">
            <text:p>23/02/24</text:p>
          </table:table-cell>
          <table:table-cell office:value-type="date" office:date-value="2024-04-23T00:00:00" table:formula="of:=IF([.G26]&gt;0;DATE([.G26];[.F26];[.E26]);&quot;&quot;)" table:style-name="ce51">
            <text:p>23/04/2024</text:p>
          </table:table-cell>
          <table:table-cell office:value-type="float" office:value="0" table:formula="of:=DATEDIF([.O26];[.P26];&quot;Y&quot;)" table:style-name="ce49">
            <text:p>0</text:p>
          </table:table-cell>
          <table:table-cell office:value-type="float" office:value="2" table:formula="of:=DATEDIF([.O26];[.P26];&quot;YM&quot;)" table:style-name="ce49">
            <text:p>2</text:p>
          </table:table-cell>
          <table:table-cell office:value-type="float" office:value="0" table:formula="of:=DATEDIF([.O26];[.P26];&quot;MD&quot;)" table:style-name="ce49">
            <text:p>0</text:p>
          </table:table-cell>
          <table:table-cell office:value-type="string" table:style-name="ce48">
            <text:p>BELLAVISTA</text:p>
          </table:table-cell>
          <table:table-cell office:value-type="float" office:value="987554052" table:style-name="ce48">
            <text:p>987554052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4-23T00:00:00" table:style-name="ce50">
            <text:p>23/04/24</text:p>
          </table:table-cell>
          <table:table-cell office:value-type="date" office:date-value="2024-04-23T00:00:00" table:style-name="ce50">
            <text:p>23/04/24</text:p>
          </table:table-cell>
          <table:table-cell office:value-type="date" office:date-value="2024-04-23T00:00:00" table:style-name="ce50">
            <text:p>23/04/24</text:p>
          </table:table-cell>
          <table:table-cell office:value-type="date" office:date-value="2024-04-23T00:00:00" table:style-name="ce50">
            <text:p>23/04/24</text:p>
          </table:table-cell>
          <table:table-cell table:number-columns-repeated="20" table:style-name="ce48"/>
          <table:table-cell office:value-type="date" office:date-value="2024-06-23T00:00:00" table:style-name="ce50">
            <text:p>23/06/24</text:p>
          </table:table-cell>
          <table:table-cell table:number-columns-repeated="16333"/>
        </table:table-row>
        <table:table-row table:style-name="ro5">
          <table:table-cell office:value-type="float" office:value="257" table:formula="of:=[.A26]+1" table:style-name="ce48">
            <text:p>25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NDREA SANTILLAN</text:p>
          </table:table-cell>
          <table:table-cell office:value-type="string" table:style-name="ce48">
            <text:p>MACAS SANTILLAN NOHA</text:p>
          </table:table-cell>
          <table:table-cell office:value-type="string" table:style-name="ce48">
            <text:p>H</text:p>
          </table:table-cell>
          <table:table-cell office:value-type="float" office:value="1762202123" table:style-name="ce48">
            <text:p>176220212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27T00:00:00" table:style-name="ce50">
            <text:p>27/02/24</text:p>
          </table:table-cell>
          <table:table-cell office:value-type="date" office:date-value="2024-04-27T00:00:00" table:style-name="ce51">
            <text:p>27/04/2024</text:p>
          </table:table-cell>
          <table:table-cell office:value-type="float" office:value="0" table:formula="of:=DATEDIF([.O27];[.P27];&quot;Y&quot;)" table:style-name="ce49">
            <text:p>0</text:p>
          </table:table-cell>
          <table:table-cell office:value-type="float" office:value="2" table:formula="of:=DATEDIF([.O27];[.P27];&quot;YM&quot;)" table:style-name="ce49">
            <text:p>2</text:p>
          </table:table-cell>
          <table:table-cell office:value-type="float" office:value="0" table:formula="of:=DATEDIF([.O27];[.P27];&quot;MD&quot;)" table:style-name="ce49">
            <text:p>0</text:p>
          </table:table-cell>
          <table:table-cell office:value-type="string" table:style-name="ce48">
            <text:p>GAEOVANI CALLES Y VIRGEN DE MONSERRAT</text:p>
          </table:table-cell>
          <table:table-cell office:value-type="float" office:value="984031505" table:style-name="ce48">
            <text:p>984031505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table:number-columns-repeated="20" table:style-name="ce48"/>
          <table:table-cell office:value-type="date" office:date-value="2024-06-27T00:00:00" table:style-name="ce50">
            <text:p>27/06/24</text:p>
          </table:table-cell>
          <table:table-cell table:number-columns-repeated="16333"/>
        </table:table-row>
        <table:table-row table:style-name="ro5">
          <table:table-cell office:value-type="float" office:value="258" table:formula="of:=[.A27]+1" table:style-name="ce48">
            <text:p>25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VASQUEZ CARMEN</text:p>
          </table:table-cell>
          <table:table-cell office:value-type="string" table:style-name="ce48">
            <text:p>QUISILEMA DANTE</text:p>
          </table:table-cell>
          <table:table-cell office:value-type="string" table:style-name="ce48">
            <text:p>H</text:p>
          </table:table-cell>
          <table:table-cell office:value-type="float" office:value="1762202206" table:style-name="ce48">
            <text:p>176220220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27T00:00:00" table:style-name="ce50">
            <text:p>27/02/24</text:p>
          </table:table-cell>
          <table:table-cell office:value-type="date" office:date-value="2024-04-27T00:00:00" table:style-name="ce51">
            <text:p>27/04/2024</text:p>
          </table:table-cell>
          <table:table-cell office:value-type="float" office:value="0" table:formula="of:=DATEDIF([.O28];[.P28];&quot;Y&quot;)" table:style-name="ce49">
            <text:p>0</text:p>
          </table:table-cell>
          <table:table-cell office:value-type="float" office:value="2" table:formula="of:=DATEDIF([.O28];[.P28];&quot;YM&quot;)" table:style-name="ce49">
            <text:p>2</text:p>
          </table:table-cell>
          <table:table-cell office:value-type="float" office:value="0" table:formula="of:=DATEDIF([.O28];[.P28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4574887" table:style-name="ce48">
            <text:p>984574887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table:number-columns-repeated="20" table:style-name="ce48"/>
          <table:table-cell office:value-type="date" office:date-value="2024-06-27T00:00:00" table:style-name="ce50">
            <text:p>27/06/24</text:p>
          </table:table-cell>
          <table:table-cell table:number-columns-repeated="16333"/>
        </table:table-row>
        <table:table-row table:style-name="ro5">
          <table:table-cell office:value-type="float" office:value="259" table:formula="of:=[.A28]+1" table:style-name="ce48">
            <text:p>25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CILLO CARMEN</text:p>
          </table:table-cell>
          <table:table-cell office:value-type="string" table:style-name="ce48">
            <text:p>AMIRA SEGURA</text:p>
          </table:table-cell>
          <table:table-cell office:value-type="string" table:style-name="ce48">
            <text:p>F</text:p>
          </table:table-cell>
          <table:table-cell office:value-type="float" office:value="1762115820" table:style-name="ce48">
            <text:p>176211582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2-21T00:00:00" table:style-name="ce50">
            <text:p>21/12/23</text:p>
          </table:table-cell>
          <table:table-cell office:value-type="date" office:date-value="2024-04-27T00:00:00" table:style-name="ce51">
            <text:p>27/04/2024</text:p>
          </table:table-cell>
          <table:table-cell office:value-type="float" office:value="0" table:formula="of:=DATEDIF([.O29];[.P29];&quot;Y&quot;)" table:style-name="ce49">
            <text:p>0</text:p>
          </table:table-cell>
          <table:table-cell office:value-type="float" office:value="4" table:formula="of:=DATEDIF([.O29];[.P29];&quot;YM&quot;)" table:style-name="ce49">
            <text:p>4</text:p>
          </table:table-cell>
          <table:table-cell office:value-type="float" office:value="6" table:formula="of:=DATEDIF([.O29];[.P29];&quot;MD&quot;)" table:style-name="ce49">
            <text:p>6</text:p>
          </table:table-cell>
          <table:table-cell office:value-type="string" table:style-name="ce48">
            <text:p>ZABALA</text:p>
          </table:table-cell>
          <table:table-cell office:value-type="float" office:value="994971444" table:style-name="ce48">
            <text:p>994971444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table:number-columns-repeated="4" table:style-name="ce50"/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table:style-name="ce48"/>
          <table:table-cell office:value-type="date" office:date-value="2024-04-27T00:00:00" table:style-name="ce50">
            <text:p>27/04/24</text:p>
          </table:table-cell>
          <table:table-cell office:value-type="date" office:date-value="2024-04-27T00:00:00" table:style-name="ce50">
            <text:p>27/04/24</text:p>
          </table:table-cell>
          <table:table-cell table:number-columns-repeated="15" table:style-name="ce48"/>
          <table:table-cell office:value-type="date" office:date-value="2024-06-27T00:00:00" table:style-name="ce50">
            <text:p>27/06/24</text:p>
          </table:table-cell>
          <table:table-cell table:number-columns-repeated="16333"/>
        </table:table-row>
        <table:table-row table:style-name="ro5">
          <table:table-cell office:value-type="float" office:value="260" table:formula="of:=[.A29]+1" table:style-name="ce48">
            <text:p>26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3" table:style-name="ce48">
            <text:p>23</text:p>
          </table:table-cell>
          <table:table-cell office:value-type="float" office:value="4" table:style-name="ce48">
            <text:p>4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PRADA INGRID</text:p>
          </table:table-cell>
          <table:table-cell office:value-type="string" table:style-name="ce52">
            <text:p>Ortiz Prada Zoe Cattaleya</text:p>
          </table:table-cell>
          <table:table-cell office:value-type="string" table:style-name="ce48">
            <text:p>M</text:p>
          </table:table-cell>
          <table:table-cell office:value-type="float" office:value="1762244299" table:style-name="ce48">
            <text:p>176224429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2-05T00:00:00" table:style-name="ce50">
            <text:p>05/12/23</text:p>
          </table:table-cell>
          <table:table-cell office:value-type="date" office:date-value="2024-04-23T00:00:00" table:formula="of:=IF([.G30]&gt;0;DATE([.G30];[.F30];[.E30]);&quot;&quot;)" table:style-name="ce51">
            <text:p>23/04/2024</text:p>
          </table:table-cell>
          <table:table-cell office:value-type="float" office:value="0" table:formula="of:=DATEDIF([.O30];[.P30];&quot;Y&quot;)" table:style-name="ce49">
            <text:p>0</text:p>
          </table:table-cell>
          <table:table-cell office:value-type="float" office:value="4" table:formula="of:=DATEDIF([.O30];[.P30];&quot;YM&quot;)" table:style-name="ce49">
            <text:p>4</text:p>
          </table:table-cell>
          <table:table-cell office:value-type="float" office:value="18" table:formula="of:=DATEDIF([.O30];[.P30];&quot;MD&quot;)" table:style-name="ce49">
            <text:p>18</text:p>
          </table:table-cell>
          <table:table-cell office:value-type="string" table:style-name="ce48">
            <text:p>ZABALA</text:p>
          </table:table-cell>
          <table:table-cell office:value-type="float" office:value="990586883" table:style-name="ce48">
            <text:p>990586883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2-28T00:00:00" table:style-name="ce50">
            <text:p>28/02/24</text:p>
          </table:table-cell>
          <table:table-cell office:value-type="date" office:date-value="2024-02-28T00:00:00" table:style-name="ce50">
            <text:p>28/02/24</text:p>
          </table:table-cell>
          <table:table-cell office:value-type="date" office:date-value="2024-02-28T00:00:00" table:style-name="ce50">
            <text:p>28/02/24</text:p>
          </table:table-cell>
          <table:table-cell office:value-type="date" office:date-value="2024-02-28T00:00:00" table:style-name="ce50">
            <text:p>28/02/24</text:p>
          </table:table-cell>
          <table:table-cell office:value-type="date" office:date-value="2024-04-23T00:00:00" table:style-name="ce50">
            <text:p>23/04/24</text:p>
          </table:table-cell>
          <table:table-cell office:value-type="date" office:date-value="2024-04-23T00:00:00" table:style-name="ce50">
            <text:p>23/04/24</text:p>
          </table:table-cell>
          <table:table-cell table:style-name="ce50"/>
          <table:table-cell office:value-type="date" office:date-value="2024-04-23T00:00:00" table:style-name="ce50">
            <text:p>23/04/24</text:p>
          </table:table-cell>
          <table:table-cell office:value-type="date" office:date-value="2024-04-23T00:00:00" table:style-name="ce50">
            <text:p>23/04/24</text:p>
          </table:table-cell>
          <table:table-cell table:number-columns-repeated="15" table:style-name="ce48"/>
          <table:table-cell office:value-type="date" office:date-value="2024-06-23T00:00:00" table:style-name="ce50">
            <text:p>23/06/24</text:p>
          </table:table-cell>
          <table:table-cell table:number-columns-repeated="16333"/>
        </table:table-row>
        <table:table-row table:style-name="ro5">
          <table:table-cell office:value-type="float" office:value="261" table:formula="of:=[.A30]+1" table:style-name="ce48">
            <text:p>26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6" table:style-name="ce48">
            <text:p>6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CRUEL</text:p>
          </table:table-cell>
          <table:table-cell office:value-type="string" table:style-name="ce48">
            <text:p>PADILA CRUEL EYDAN</text:p>
          </table:table-cell>
          <table:table-cell office:value-type="string" table:style-name="ce48">
            <text:p>H</text:p>
          </table:table-cell>
          <table:table-cell office:value-type="float" office:value="1762212080" table:style-name="ce48">
            <text:p>176221208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3-05T00:00:00" table:style-name="ce54">
            <text:p>05/03/2024</text:p>
          </table:table-cell>
          <table:table-cell office:value-type="date" office:date-value="2024-05-06T00:00:00" table:style-name="ce51">
            <text:p>06/05/2024</text:p>
          </table:table-cell>
          <table:table-cell office:value-type="float" office:value="0" table:formula="of:=DATEDIF([.O31];[.P31];&quot;Y&quot;)" table:style-name="ce49">
            <text:p>0</text:p>
          </table:table-cell>
          <table:table-cell office:value-type="float" office:value="2" table:formula="of:=DATEDIF([.O31];[.P31];&quot;YM&quot;)" table:style-name="ce49">
            <text:p>2</text:p>
          </table:table-cell>
          <table:table-cell office:value-type="float" office:value="1" table:formula="of:=DATEDIF([.O31];[.P31];&quot;MD&quot;)" table:style-name="ce49">
            <text:p>1</text:p>
          </table:table-cell>
          <table:table-cell office:value-type="string" table:style-name="ce48">
            <text:p>ZABALA</text:p>
          </table:table-cell>
          <table:table-cell office:value-type="float" office:value="987906504" table:style-name="ce48">
            <text:p>987906504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5-06T00:00:00" table:style-name="ce50">
            <text:p>06/05/24</text:p>
          </table:table-cell>
          <table:table-cell office:value-type="date" office:date-value="2024-05-06T00:00:00" table:style-name="ce50">
            <text:p>06/05/24</text:p>
          </table:table-cell>
          <table:table-cell office:value-type="date" office:date-value="2024-05-06T00:00:00" table:style-name="ce50">
            <text:p>06/05/24</text:p>
          </table:table-cell>
          <table:table-cell office:value-type="date" office:date-value="2024-05-06T00:00:00" table:style-name="ce50">
            <text:p>06/05/24</text:p>
          </table:table-cell>
          <table:table-cell office:value-type="date" office:date-value="2024-07-09T00:00:00" table:style-name="ce50">
            <text:p>09/07/24</text:p>
          </table:table-cell>
          <table:table-cell office:value-type="date" office:date-value="2024-07-09T00:00:00" table:style-name="ce50">
            <text:p>09/07/24</text:p>
          </table:table-cell>
          <table:table-cell table:style-name="ce48"/>
          <table:table-cell office:value-type="date" office:date-value="2024-07-09T00:00:00" table:style-name="ce50">
            <text:p>09/07/24</text:p>
          </table:table-cell>
          <table:table-cell office:value-type="date" office:date-value="2024-07-09T00:00:00" table:style-name="ce50">
            <text:p>09/07/24</text:p>
          </table:table-cell>
          <table:table-cell table:number-columns-repeated="15" table:style-name="ce48"/>
          <table:table-cell office:value-type="date" office:date-value="2024-09-09T00:00:00" table:style-name="ce50">
            <text:p>09/09/24</text:p>
          </table:table-cell>
          <table:table-cell table:number-columns-repeated="16333"/>
        </table:table-row>
        <table:table-row table:style-name="ro5">
          <table:table-cell office:value-type="float" office:value="262" table:formula="of:=[.A31]+1" table:style-name="ce48">
            <text:p>26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ELIZABETH DIAZ</text:p>
          </table:table-cell>
          <table:table-cell office:value-type="string" table:style-name="ce48">
            <text:p>BRANDON ALEXANDER DIAZ GUALOTO</text:p>
          </table:table-cell>
          <table:table-cell office:value-type="string" table:style-name="ce48">
            <text:p>H</text:p>
          </table:table-cell>
          <table:table-cell office:value-type="float" office:value="1762217337" table:style-name="ce48">
            <text:p>176221733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3-08T00:00:00" table:style-name="ce50">
            <text:p>08/03/24</text:p>
          </table:table-cell>
          <table:table-cell office:value-type="date" office:date-value="2024-05-13T00:00:00" table:formula="of:=IF([.G32]&gt;0;DATE([.G32];[.F32];[.E32]);&quot;&quot;)" table:style-name="ce51">
            <text:p>13/05/2024</text:p>
          </table:table-cell>
          <table:table-cell office:value-type="float" office:value="0" table:formula="of:=DATEDIF([.O32];[.P32];&quot;Y&quot;)" table:style-name="ce49">
            <text:p>0</text:p>
          </table:table-cell>
          <table:table-cell office:value-type="float" office:value="2" table:formula="of:=DATEDIF([.O32];[.P32];&quot;YM&quot;)" table:style-name="ce49">
            <text:p>2</text:p>
          </table:table-cell>
          <table:table-cell office:value-type="float" office:value="5" table:formula="of:=DATEDIF([.O32];[.P32];&quot;MD&quot;)" table:style-name="ce49">
            <text:p>5</text:p>
          </table:table-cell>
          <table:table-cell office:value-type="string" table:style-name="ce48">
            <text:p>AGUSTIN GUERRERO ENTRADA AL CISNE</text:p>
          </table:table-cell>
          <table:table-cell office:value-type="float" office:value="983819510" table:style-name="ce48">
            <text:p>983819510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15" table:style-name="ce48"/>
          <table:table-cell office:value-type="date" office:date-value="2024-09-12T00:00:00" table:style-name="ce50">
            <text:p>12/09/24</text:p>
          </table:table-cell>
          <table:table-cell table:number-columns-repeated="16333"/>
        </table:table-row>
        <table:table-row table:style-name="ro5">
          <table:table-cell office:value-type="float" office:value="263" table:formula="of:=[.A32]+1" table:style-name="ce48">
            <text:p>26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DRIANA MOREIRA</text:p>
          </table:table-cell>
          <table:table-cell office:value-type="string" table:style-name="ce48">
            <text:p>DERECK DANILO SAGÑAY MOREIRA</text:p>
          </table:table-cell>
          <table:table-cell office:value-type="string" table:style-name="ce48">
            <text:p>H</text:p>
          </table:table-cell>
          <table:table-cell office:value-type="float" office:value="1762219325" table:style-name="ce48">
            <text:p>176221932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3-11T00:00:00" table:style-name="ce50">
            <text:p>11/03/24</text:p>
          </table:table-cell>
          <table:table-cell office:value-type="date" office:date-value="2024-05-13T00:00:00" table:formula="of:=IF([.G33]&gt;0;DATE([.G33];[.F33];[.E33]);&quot;&quot;)" table:style-name="ce51">
            <text:p>13/05/2024</text:p>
          </table:table-cell>
          <table:table-cell office:value-type="float" office:value="0" table:formula="of:=DATEDIF([.O33];[.P33];&quot;Y&quot;)" table:style-name="ce49">
            <text:p>0</text:p>
          </table:table-cell>
          <table:table-cell office:value-type="float" office:value="2" table:formula="of:=DATEDIF([.O33];[.P33];&quot;YM&quot;)" table:style-name="ce49">
            <text:p>2</text:p>
          </table:table-cell>
          <table:table-cell office:value-type="float" office:value="2" table:formula="of:=DATEDIF([.O33];[.P33];&quot;MD&quot;)" table:style-name="ce49">
            <text:p>2</text:p>
          </table:table-cell>
          <table:table-cell office:value-type="string" table:style-name="ce48">
            <text:p>ZABALA</text:p>
          </table:table-cell>
          <table:table-cell office:value-type="float" office:value="992881528" table:style-name="ce48">
            <text:p>992881528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table:number-columns-repeated="20" table:style-name="ce48"/>
          <table:table-cell office:value-type="date" office:date-value="2024-07-13T00:00:00" table:style-name="ce50">
            <text:p>13/07/24</text:p>
          </table:table-cell>
          <table:table-cell table:number-columns-repeated="16333"/>
        </table:table-row>
        <table:table-row table:style-name="ro5">
          <table:table-cell office:value-type="float" office:value="264" table:formula="of:=[.A33]+1" table:style-name="ce48">
            <text:p>26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CECILIA NEGRETE</text:p>
          </table:table-cell>
          <table:table-cell office:value-type="string" table:style-name="ce52">
            <text:p>CAMPOVERDE NEGRETE ELIAS JAZIEL</text:p>
          </table:table-cell>
          <table:table-cell office:value-type="string" table:style-name="ce48">
            <text:p>H</text:p>
          </table:table-cell>
          <table:table-cell office:value-type="float" office:value="1762141875" table:style-name="ce48">
            <text:p>176214187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13T00:00:00" table:style-name="ce50">
            <text:p>13/01/24</text:p>
          </table:table-cell>
          <table:table-cell office:value-type="date" office:date-value="2024-05-13T00:00:00" table:formula="of:=IF([.G34]&gt;0;DATE([.G34];[.F34];[.E34]);&quot;&quot;)" table:style-name="ce51">
            <text:p>13/05/2024</text:p>
          </table:table-cell>
          <table:table-cell office:value-type="float" office:value="0" table:formula="of:=DATEDIF([.O34];[.P34];&quot;Y&quot;)" table:style-name="ce49">
            <text:p>0</text:p>
          </table:table-cell>
          <table:table-cell office:value-type="float" office:value="4" table:formula="of:=DATEDIF([.O34];[.P34];&quot;YM&quot;)" table:style-name="ce49">
            <text:p>4</text:p>
          </table:table-cell>
          <table:table-cell office:value-type="float" office:value="0" table:formula="of:=DATEDIF([.O34];[.P34];&quot;MD&quot;)" table:style-name="ce49">
            <text:p>0</text:p>
          </table:table-cell>
          <table:table-cell office:value-type="string" table:style-name="ce48">
            <text:p>SAN JUAN DE CALDERON</text:p>
          </table:table-cell>
          <table:table-cell table:style-name="ce48"/>
          <table:table-cell office:value-type="string" table:style-name="ce48">
            <text:p>INTRAMURAL</text:p>
          </table:table-cell>
          <table:table-cell table:number-columns-repeated="8"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table:number-columns-repeated="15" table:style-name="ce48"/>
          <table:table-cell office:value-type="date" office:date-value="2024-07-13T00:00:00" table:style-name="ce50">
            <text:p>13/07/24</text:p>
          </table:table-cell>
          <table:table-cell table:number-columns-repeated="16333"/>
        </table:table-row>
        <table:table-row table:style-name="ro5">
          <table:table-cell office:value-type="float" office:value="265" table:formula="of:=[.A34]+1" table:style-name="ce48">
            <text:p>26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CAMILA CASA</text:p>
          </table:table-cell>
          <table:table-cell office:value-type="string" table:style-name="ce52">
            <text:p>CASA SIMBAÑA GAEL EMILIANO</text:p>
          </table:table-cell>
          <table:table-cell office:value-type="string" table:style-name="ce48">
            <text:p>H</text:p>
          </table:table-cell>
          <table:table-cell office:value-type="float" office:value="1762139747" table:style-name="ce48">
            <text:p>176213974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12T00:00:00" table:style-name="ce50">
            <text:p>12/01/24</text:p>
          </table:table-cell>
          <table:table-cell office:value-type="date" office:date-value="2024-05-13T00:00:00" table:formula="of:=IF([.G35]&gt;0;DATE([.G35];[.F35];[.E35]);&quot;&quot;)" table:style-name="ce51">
            <text:p>13/05/2024</text:p>
          </table:table-cell>
          <table:table-cell office:value-type="float" office:value="0" table:formula="of:=DATEDIF([.O35];[.P35];&quot;Y&quot;)" table:style-name="ce49">
            <text:p>0</text:p>
          </table:table-cell>
          <table:table-cell office:value-type="float" office:value="4" table:formula="of:=DATEDIF([.O35];[.P35];&quot;YM&quot;)" table:style-name="ce49">
            <text:p>4</text:p>
          </table:table-cell>
          <table:table-cell office:value-type="float" office:value="1" table:formula="of:=DATEDIF([.O35];[.P35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3863129" table:style-name="ce48">
            <text:p>993863129</text:p>
          </table:table-cell>
          <table:table-cell office:value-type="string" table:style-name="ce48">
            <text:p>INTRAMURAL</text:p>
          </table:table-cell>
          <table:table-cell table:number-columns-repeated="8"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table:style-name="ce48"/>
          <table:table-cell office:value-type="date" office:date-value="2024-05-13T00:00:00" table:style-name="ce50">
            <text:p>13/05/24</text:p>
          </table:table-cell>
          <table:table-cell office:value-type="date" office:date-value="2024-05-13T00:00:00" table:style-name="ce50">
            <text:p>13/05/24</text:p>
          </table:table-cell>
          <table:table-cell table:number-columns-repeated="15" table:style-name="ce48"/>
          <table:table-cell office:value-type="date" office:date-value="2024-07-13T00:00:00" table:style-name="ce50">
            <text:p>13/07/24</text:p>
          </table:table-cell>
          <table:table-cell table:number-columns-repeated="16333"/>
        </table:table-row>
        <table:table-row table:style-name="ro5">
          <table:table-cell office:value-type="float" office:value="266" table:formula="of:=[.A35]+1" table:style-name="ce48">
            <text:p>26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7" table:style-name="ce48">
            <text:p>27</text:p>
          </table:table-cell>
          <table:table-cell office:value-type="float" office:value="5" table:style-name="ce48">
            <text:p>5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ONICA RODRIGUEZ</text:p>
          </table:table-cell>
          <table:table-cell office:value-type="string" table:style-name="ce48">
            <text:p>ALISSON RODRIGUEZ</text:p>
          </table:table-cell>
          <table:table-cell office:value-type="string" table:style-name="ce48">
            <text:p>F</text:p>
          </table:table-cell>
          <table:table-cell office:value-type="float" office:value="1762241667" table:style-name="ce48">
            <text:p>176224166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3-24T00:00:00" table:style-name="ce50">
            <text:p>24/03/24</text:p>
          </table:table-cell>
          <table:table-cell office:value-type="date" office:date-value="2024-05-27T00:00:00" table:formula="of:=IF([.G36]&gt;0;DATE([.G36];[.F36];[.E36]);&quot;&quot;)" table:style-name="ce51">
            <text:p>27/05/2024</text:p>
          </table:table-cell>
          <table:table-cell office:value-type="float" office:value="0" table:formula="of:=DATEDIF([.O36];[.P36];&quot;Y&quot;)" table:style-name="ce49">
            <text:p>0</text:p>
          </table:table-cell>
          <table:table-cell office:value-type="float" office:value="2" table:formula="of:=DATEDIF([.O36];[.P36];&quot;YM&quot;)" table:style-name="ce49">
            <text:p>2</text:p>
          </table:table-cell>
          <table:table-cell office:value-type="float" office:value="3" table:formula="of:=DATEDIF([.O36];[.P36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84811328" table:style-name="ce48">
            <text:p>984811328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office:value-type="date" office:date-value="2024-05-27T00:00:00" table:style-name="ce50">
            <text:p>27/05/24</text:p>
          </table:table-cell>
          <table:table-cell table:number-columns-repeated="20" table:style-name="ce48"/>
          <table:table-cell office:value-type="date" office:date-value="2024-07-27T00:00:00" table:style-name="ce50">
            <text:p>27/07/24</text:p>
          </table:table-cell>
          <table:table-cell table:number-columns-repeated="16333"/>
        </table:table-row>
        <table:table-row table:style-name="ro5">
          <table:table-cell office:value-type="float" office:value="267" table:formula="of:=[.A36]+1" table:style-name="ce48">
            <text:p>26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EIDY QUEZADA</text:p>
          </table:table-cell>
          <table:table-cell office:value-type="string" table:style-name="ce52">
            <text:p>Campuez Quezada Helena Salome</text:p>
          </table:table-cell>
          <table:table-cell office:value-type="string" table:style-name="ce48">
            <text:p>F</text:p>
          </table:table-cell>
          <table:table-cell office:value-type="float" office:value="1762096715" table:style-name="ce52">
            <text:p>1762096715</text:p>
          </table:table-cell>
          <table:table-cell table:style-name="ce1"/>
          <table:table-cell office:value-type="string" table:style-name="ce48">
            <text:p>ECUATORIANA</text:p>
          </table:table-cell>
          <table:table-cell office:value-type="date" office:date-value="2023-12-06T00:00:00" table:style-name="ce50">
            <text:p>06/12/23</text:p>
          </table:table-cell>
          <table:table-cell office:value-type="date" office:date-value="2024-06-10T00:00:00" table:formula="of:=IF([.G37]&gt;0;DATE([.G37];[.F37];[.E37]);&quot;&quot;)" table:style-name="ce51">
            <text:p>10/06/2024</text:p>
          </table:table-cell>
          <table:table-cell office:value-type="float" office:value="0" table:formula="of:=DATEDIF([.O37];[.P37];&quot;Y&quot;)" table:style-name="ce49">
            <text:p>0</text:p>
          </table:table-cell>
          <table:table-cell office:value-type="float" office:value="6" table:formula="of:=DATEDIF([.O37];[.P37];&quot;YM&quot;)" table:style-name="ce49">
            <text:p>6</text:p>
          </table:table-cell>
          <table:table-cell office:value-type="float" office:value="4" table:formula="of:=DATEDIF([.O37];[.P37];&quot;MD&quot;)" table:style-name="ce49">
            <text:p>4</text:p>
          </table:table-cell>
          <table:table-cell office:value-type="string" table:style-name="ce48">
            <text:p>MARIANITAS</text:p>
          </table:table-cell>
          <table:table-cell office:value-type="float" office:value="983353942" table:style-name="ce48">
            <text:p>983353942</text:p>
          </table:table-cell>
          <table:table-cell office:value-type="string" table:style-name="ce48">
            <text:p>INTRAMURAL</text:p>
          </table:table-cell>
          <table:table-cell table:number-columns-repeated="13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12" table:style-name="ce48"/>
          <table:table-cell office:value-type="date" office:date-value="2024-12-10T00:00:00" table:style-name="ce50">
            <text:p>10/12/24</text:p>
          </table:table-cell>
          <table:table-cell table:number-columns-repeated="16333"/>
        </table:table-row>
        <table:table-row table:style-name="ro5">
          <table:table-cell office:value-type="float" office:value="268" table:formula="of:=[.A37]+1" table:style-name="ce48">
            <text:p>26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NAULA JENNY</text:p>
          </table:table-cell>
          <table:table-cell office:value-type="string" table:style-name="ce52">
            <text:p>Aucancela Naula Amira Alexia</text:p>
          </table:table-cell>
          <table:table-cell office:value-type="string" table:style-name="ce48">
            <text:p>F</text:p>
          </table:table-cell>
          <table:table-cell office:value-type="float" office:value="1762099263" table:style-name="ce52">
            <text:p>176209926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2-10T00:00:00" table:style-name="ce50">
            <text:p>10/12/23</text:p>
          </table:table-cell>
          <table:table-cell office:value-type="date" office:date-value="2024-06-10T00:00:00" table:formula="of:=IF([.G38]&gt;0;DATE([.G38];[.F38];[.E38]);&quot;&quot;)" table:style-name="ce51">
            <text:p>10/06/2024</text:p>
          </table:table-cell>
          <table:table-cell office:value-type="float" office:value="0" table:formula="of:=DATEDIF([.O38];[.P38];&quot;Y&quot;)" table:style-name="ce49">
            <text:p>0</text:p>
          </table:table-cell>
          <table:table-cell office:value-type="float" office:value="6" table:formula="of:=DATEDIF([.O38];[.P38];&quot;YM&quot;)" table:style-name="ce49">
            <text:p>6</text:p>
          </table:table-cell>
          <table:table-cell office:value-type="float" office:value="0" table:formula="of:=DATEDIF([.O38];[.P38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3727952" table:style-name="ce48">
            <text:p>993727952</text:p>
          </table:table-cell>
          <table:table-cell office:value-type="string" table:style-name="ce48">
            <text:p>INTRAMURAL</text:p>
          </table:table-cell>
          <table:table-cell table:number-columns-repeated="13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12" table:style-name="ce48"/>
          <table:table-cell office:value-type="date" office:date-value="2024-12-10T00:00:00" table:style-name="ce50">
            <text:p>10/12/24</text:p>
          </table:table-cell>
          <table:table-cell table:number-columns-repeated="16333"/>
        </table:table-row>
        <table:table-row table:style-name="ro5">
          <table:table-cell office:value-type="float" office:value="269" table:formula="of:=[.A38]+1" table:style-name="ce48">
            <text:p>26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AVID PULI</text:p>
          </table:table-cell>
          <table:table-cell office:value-type="string" table:style-name="ce52">
            <text:p>PULI LEON JULIAN ANDRES</text:p>
          </table:table-cell>
          <table:table-cell office:value-type="string" table:style-name="ce48">
            <text:p>M</text:p>
          </table:table-cell>
          <table:table-cell office:value-type="float" office:value="1762270021" table:style-name="ce52">
            <text:p>176227002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0T00:00:00" table:style-name="ce50">
            <text:p>10/04/24</text:p>
          </table:table-cell>
          <table:table-cell office:value-type="date" office:date-value="2024-06-10T00:00:00" table:formula="of:=IF([.G39]&gt;0;DATE([.G39];[.F39];[.E39]);&quot;&quot;)" table:style-name="ce51">
            <text:p>10/06/2024</text:p>
          </table:table-cell>
          <table:table-cell office:value-type="float" office:value="0" table:formula="of:=DATEDIF([.O39];[.P39];&quot;Y&quot;)" table:style-name="ce49">
            <text:p>0</text:p>
          </table:table-cell>
          <table:table-cell office:value-type="float" office:value="2" table:formula="of:=DATEDIF([.O39];[.P39];&quot;YM&quot;)" table:style-name="ce49">
            <text:p>2</text:p>
          </table:table-cell>
          <table:table-cell office:value-type="float" office:value="0" table:formula="of:=DATEDIF([.O39];[.P39];&quot;MD&quot;)" table:style-name="ce49">
            <text:p>0</text:p>
          </table:table-cell>
          <table:table-cell office:value-type="string" table:style-name="ce48">
            <text:p>CALDERON</text:p>
          </table:table-cell>
          <table:table-cell office:value-type="float" office:value="967484339" table:style-name="ce48">
            <text:p>967484339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20" table:style-name="ce48"/>
          <table:table-cell office:value-type="date" office:date-value="2024-08-10T00:00:00" table:style-name="ce50">
            <text:p>10/08/24</text:p>
          </table:table-cell>
          <table:table-cell table:number-columns-repeated="16333"/>
        </table:table-row>
        <table:table-row table:style-name="ro5">
          <table:table-cell office:value-type="float" office:value="270" table:formula="of:=[.A39]+1" table:style-name="ce48">
            <text:p>27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ROSA GARCIA</text:p>
          </table:table-cell>
          <table:table-cell office:value-type="string" table:style-name="ce52">
            <text:p>PAIDA GARCIA JESSY ANTONELLA</text:p>
          </table:table-cell>
          <table:table-cell office:value-type="string" table:style-name="ce48">
            <text:p>F</text:p>
          </table:table-cell>
          <table:table-cell office:value-type="float" office:value="1762269551" table:style-name="ce52">
            <text:p>176226955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0T00:00:00" table:style-name="ce50">
            <text:p>10/04/24</text:p>
          </table:table-cell>
          <table:table-cell office:value-type="date" office:date-value="2024-06-10T00:00:00" table:formula="of:=IF([.G40]&gt;0;DATE([.G40];[.F40];[.E40]);&quot;&quot;)" table:style-name="ce51">
            <text:p>10/06/2024</text:p>
          </table:table-cell>
          <table:table-cell office:value-type="float" office:value="0" table:formula="of:=DATEDIF([.O40];[.P40];&quot;Y&quot;)" table:style-name="ce49">
            <text:p>0</text:p>
          </table:table-cell>
          <table:table-cell office:value-type="float" office:value="2" table:formula="of:=DATEDIF([.O40];[.P40];&quot;YM&quot;)" table:style-name="ce49">
            <text:p>2</text:p>
          </table:table-cell>
          <table:table-cell office:value-type="float" office:value="0" table:formula="of:=DATEDIF([.O40];[.P40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1844274" table:style-name="ce48">
            <text:p>981844274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20" table:style-name="ce48"/>
          <table:table-cell office:value-type="date" office:date-value="2024-08-10T00:00:00" table:style-name="ce50">
            <text:p>10/08/24</text:p>
          </table:table-cell>
          <table:table-cell table:number-columns-repeated="16333"/>
        </table:table-row>
        <table:table-row table:style-name="ro5">
          <table:table-cell office:value-type="float" office:value="271" table:formula="of:=[.A40]+1" table:style-name="ce48">
            <text:p>27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BARRE LAIDY</text:p>
          </table:table-cell>
          <table:table-cell office:value-type="string" table:style-name="ce52">
            <text:p>Chila Barre Genesis Kamila</text:p>
          </table:table-cell>
          <table:table-cell office:value-type="string" table:style-name="ce48">
            <text:p>F</text:p>
          </table:table-cell>
          <table:table-cell office:value-type="float" office:value="1762038063" table:style-name="ce48">
            <text:p>176203806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3-10-30T00:00:00" table:style-name="ce50">
            <text:p>30/10/23</text:p>
          </table:table-cell>
          <table:table-cell office:value-type="date" office:date-value="2024-06-10T00:00:00" table:formula="of:=IF([.G41]&gt;0;DATE([.G41];[.F41];[.E41]);&quot;&quot;)" table:style-name="ce51">
            <text:p>10/06/2024</text:p>
          </table:table-cell>
          <table:table-cell office:value-type="float" office:value="0" table:formula="of:=DATEDIF([.O41];[.P41];&quot;Y&quot;)" table:style-name="ce49">
            <text:p>0</text:p>
          </table:table-cell>
          <table:table-cell office:value-type="float" office:value="7" table:formula="of:=DATEDIF([.O41];[.P41];&quot;YM&quot;)" table:style-name="ce49">
            <text:p>7</text:p>
          </table:table-cell>
          <table:table-cell office:value-type="float" office:value="11" table:formula="of:=DATEDIF([.O41];[.P41];&quot;MD&quot;)" table:style-name="ce49">
            <text:p>11</text:p>
          </table:table-cell>
          <table:table-cell office:value-type="string" table:style-name="ce48">
            <text:p>MARIANITAS</text:p>
          </table:table-cell>
          <table:table-cell office:value-type="float" office:value="968461293" table:style-name="ce48">
            <text:p>968461293</text:p>
          </table:table-cell>
          <table:table-cell office:value-type="string" table:style-name="ce48">
            <text:p>INTRAMURAL</text:p>
          </table:table-cell>
          <table:table-cell table:number-columns-repeated="13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table:number-columns-repeated="12" table:style-name="ce48"/>
          <table:table-cell office:value-type="date" office:date-value="2024-12-10T00:00:00" table:style-name="ce50">
            <text:p>10/12/24</text:p>
          </table:table-cell>
          <table:table-cell table:number-columns-repeated="16333"/>
        </table:table-row>
        <table:table-row table:style-name="ro5">
          <table:table-cell office:value-type="float" office:value="272" table:formula="of:=[.A41]+1" table:style-name="ce48">
            <text:p>27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0" table:style-name="ce48">
            <text:p>10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ERCY ALVARADO</text:p>
          </table:table-cell>
          <table:table-cell office:value-type="string" table:style-name="ce52">
            <text:p>CHUQUITARCO ALVARADO DALIA BAYOLETH</text:p>
          </table:table-cell>
          <table:table-cell office:value-type="string" table:style-name="ce48">
            <text:p>F</text:p>
          </table:table-cell>
          <table:table-cell office:value-type="float" office:value="1762267498" table:style-name="ce48">
            <text:p>176226749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09T00:00:00" table:style-name="ce50">
            <text:p>09/04/24</text:p>
          </table:table-cell>
          <table:table-cell office:value-type="date" office:date-value="2024-06-10T00:00:00" table:formula="of:=IF([.G42]&gt;0;DATE([.G42];[.F42];[.E42]);&quot;&quot;)" table:style-name="ce51">
            <text:p>10/06/2024</text:p>
          </table:table-cell>
          <table:table-cell office:value-type="float" office:value="0" table:formula="of:=DATEDIF([.O42];[.P42];&quot;Y&quot;)" table:style-name="ce49">
            <text:p>0</text:p>
          </table:table-cell>
          <table:table-cell office:value-type="float" office:value="2" table:formula="of:=DATEDIF([.O42];[.P42];&quot;YM&quot;)" table:style-name="ce49">
            <text:p>2</text:p>
          </table:table-cell>
          <table:table-cell office:value-type="float" office:value="1" table:formula="of:=DATEDIF([.O42];[.P42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9765501" table:style-name="ce48">
            <text:p>989765501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6-10T00:00:00" table:style-name="ce50">
            <text:p>10/06/24</text:p>
          </table:table-cell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style-name="ce48"/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number-columns-repeated="15" table:style-name="ce48"/>
          <table:table-cell office:value-type="date" office:date-value="2024-10-13T00:00:00" table:style-name="ce50">
            <text:p>13/10/24</text:p>
          </table:table-cell>
          <table:table-cell table:number-columns-repeated="16333"/>
        </table:table-row>
        <table:table-row table:style-name="ro5">
          <table:table-cell office:value-type="float" office:value="273" table:formula="of:=[.A42]+1" table:style-name="ce48">
            <text:p>27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ELALNY ROSERO</text:p>
          </table:table-cell>
          <table:table-cell office:value-type="string" table:style-name="ce52">
            <text:p>PASTO ROSERO DARELYN ARLETH</text:p>
          </table:table-cell>
          <table:table-cell office:value-type="string" table:style-name="ce48">
            <text:p>F</text:p>
          </table:table-cell>
          <table:table-cell office:value-type="float" office:value="1762271805" table:style-name="ce48">
            <text:p>176227180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6-12T00:00:00" table:formula="of:=IF([.G43]&gt;0;DATE([.G43];[.F43];[.E43]);&quot;&quot;)" table:style-name="ce51">
            <text:p>12/06/2024</text:p>
          </table:table-cell>
          <table:table-cell office:value-type="float" office:value="0" table:formula="of:=DATEDIF([.O43];[.P43];&quot;Y&quot;)" table:style-name="ce49">
            <text:p>0</text:p>
          </table:table-cell>
          <table:table-cell office:value-type="float" office:value="2" table:formula="of:=DATEDIF([.O43];[.P43];&quot;YM&quot;)" table:style-name="ce49">
            <text:p>2</text:p>
          </table:table-cell>
          <table:table-cell office:value-type="float" office:value="0" table:formula="of:=DATEDIF([.O43];[.P43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9247584" table:style-name="ce48">
            <text:p>999247584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2T00:00:00" table:style-name="ce50">
            <text:p>12/06/24</text:p>
          </table:table-cell>
          <table:table-cell office:value-type="date" office:date-value="2024-06-12T00:00:00" table:style-name="ce50">
            <text:p>12/06/24</text:p>
          </table:table-cell>
          <table:table-cell office:value-type="date" office:date-value="2024-06-12T00:00:00" table:style-name="ce50">
            <text:p>12/06/24</text:p>
          </table:table-cell>
          <table:table-cell office:value-type="date" office:date-value="2024-06-12T00:00:00" table:style-name="ce50">
            <text:p>12/06/24</text:p>
          </table:table-cell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style-name="ce48"/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number-columns-repeated="15" table:style-name="ce48"/>
          <table:table-cell office:value-type="date" office:date-value="2024-10-13T00:00:00" table:style-name="ce50">
            <text:p>13/10/24</text:p>
          </table:table-cell>
          <table:table-cell table:number-columns-repeated="16333"/>
        </table:table-row>
        <table:table-row table:style-name="ro5">
          <table:table-cell office:value-type="float" office:value="274" table:formula="of:=[.A43]+1" table:style-name="ce48">
            <text:p>27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ORIS MORALES</text:p>
          </table:table-cell>
          <table:table-cell office:value-type="string" table:style-name="ce52">
            <text:p>Simbaña Morales Isaac Nicolas</text:p>
          </table:table-cell>
          <table:table-cell office:value-type="string" table:style-name="ce48">
            <text:p>M</text:p>
          </table:table-cell>
          <table:table-cell office:value-type="float" office:value="1762273652" table:style-name="ce48">
            <text:p>176227365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3T00:00:00" table:style-name="ce50">
            <text:p>13/04/24</text:p>
          </table:table-cell>
          <table:table-cell office:value-type="date" office:date-value="2024-06-13T00:00:00" table:formula="of:=IF([.G44]&gt;0;DATE([.G44];[.F44];[.E44]);&quot;&quot;)" table:style-name="ce51">
            <text:p>13/06/2024</text:p>
          </table:table-cell>
          <table:table-cell office:value-type="float" office:value="0" table:formula="of:=DATEDIF([.O44];[.P44];&quot;Y&quot;)" table:style-name="ce49">
            <text:p>0</text:p>
          </table:table-cell>
          <table:table-cell office:value-type="float" office:value="2" table:formula="of:=DATEDIF([.O44];[.P44];&quot;YM&quot;)" table:style-name="ce49">
            <text:p>2</text:p>
          </table:table-cell>
          <table:table-cell office:value-type="float" office:value="0" table:formula="of:=DATEDIF([.O44];[.P4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3719656" table:style-name="ce48">
            <text:p>983719656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style-name="ce48"/>
          <table:table-cell office:value-type="date" office:date-value="2024-08-13T00:00:00" table:style-name="ce50">
            <text:p>13/08/24</text:p>
          </table:table-cell>
          <table:table-cell office:value-type="date" office:date-value="2024-08-13T00:00:00" table:style-name="ce50">
            <text:p>13/08/24</text:p>
          </table:table-cell>
          <table:table-cell table:number-columns-repeated="15" table:style-name="ce48"/>
          <table:table-cell office:value-type="date" office:date-value="2024-10-13T00:00:00" table:style-name="ce50">
            <text:p>13/10/24</text:p>
          </table:table-cell>
          <table:table-cell table:number-columns-repeated="16333"/>
        </table:table-row>
        <table:table-row table:style-name="ro5">
          <table:table-cell office:value-type="float" office:value="275" table:formula="of:=[.A44]+1" table:style-name="ce48">
            <text:p>27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PAOLA CAMPOS</text:p>
          </table:table-cell>
          <table:table-cell office:value-type="string" table:style-name="ce52">
            <text:p>Yepez Campos Mateo Gabriel</text:p>
          </table:table-cell>
          <table:table-cell office:value-type="string" table:style-name="ce48">
            <text:p>M</text:p>
          </table:table-cell>
          <table:table-cell office:value-type="float" office:value="1762246088" table:style-name="ce48">
            <text:p>176224608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3-27T00:00:00" table:style-name="ce50">
            <text:p>27/03/24</text:p>
          </table:table-cell>
          <table:table-cell office:value-type="date" office:date-value="2024-06-13T00:00:00" table:formula="of:=IF([.G45]&gt;0;DATE([.G45];[.F45];[.E45]);&quot;&quot;)" table:style-name="ce51">
            <text:p>13/06/2024</text:p>
          </table:table-cell>
          <table:table-cell office:value-type="float" office:value="0" table:formula="of:=DATEDIF([.O45];[.P45];&quot;Y&quot;)" table:style-name="ce49">
            <text:p>0</text:p>
          </table:table-cell>
          <table:table-cell office:value-type="float" office:value="2" table:formula="of:=DATEDIF([.O45];[.P45];&quot;YM&quot;)" table:style-name="ce49">
            <text:p>2</text:p>
          </table:table-cell>
          <table:table-cell office:value-type="float" office:value="17" table:formula="of:=DATEDIF([.O45];[.P45];&quot;MD&quot;)" table:style-name="ce49">
            <text:p>17</text:p>
          </table:table-cell>
          <table:table-cell office:value-type="string" table:style-name="ce48">
            <text:p>MARIANITAS</text:p>
          </table:table-cell>
          <table:table-cell office:value-type="float" office:value="984797458" table:style-name="ce48">
            <text:p>984797458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table:number-columns-repeated="20" table:style-name="ce48"/>
          <table:table-cell office:value-type="date" office:date-value="2024-08-13T00:00:00" table:style-name="ce50">
            <text:p>13/08/24</text:p>
          </table:table-cell>
          <table:table-cell table:number-columns-repeated="16333"/>
        </table:table-row>
        <table:table-row table:style-name="ro5">
          <table:table-cell office:value-type="float" office:value="276" table:formula="of:=[.A45]+1" table:style-name="ce48">
            <text:p>27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3" table:style-name="ce48">
            <text:p>13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CABEZAS</text:p>
          </table:table-cell>
          <table:table-cell office:value-type="string" table:style-name="ce52">
            <text:p>SUQUILLO CABEZAS CIELO ISABEL</text:p>
          </table:table-cell>
          <table:table-cell office:value-type="string" table:style-name="ce48">
            <text:p>F</text:p>
          </table:table-cell>
          <table:table-cell office:value-type="float" office:value="1762253993" table:style-name="ce48">
            <text:p>176225399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01T00:00:00" table:style-name="ce50">
            <text:p>01/04/24</text:p>
          </table:table-cell>
          <table:table-cell office:value-type="date" office:date-value="2024-06-13T00:00:00" table:formula="of:=IF([.G46]&gt;0;DATE([.G46];[.F46];[.E46]);&quot;&quot;)" table:style-name="ce51">
            <text:p>13/06/2024</text:p>
          </table:table-cell>
          <table:table-cell office:value-type="float" office:value="0" table:formula="of:=DATEDIF([.O46];[.P46];&quot;Y&quot;)" table:style-name="ce49">
            <text:p>0</text:p>
          </table:table-cell>
          <table:table-cell office:value-type="float" office:value="2" table:formula="of:=DATEDIF([.O46];[.P46];&quot;YM&quot;)" table:style-name="ce49">
            <text:p>2</text:p>
          </table:table-cell>
          <table:table-cell office:value-type="float" office:value="12" table:formula="of:=DATEDIF([.O46];[.P46];&quot;MD&quot;)" table:style-name="ce49">
            <text:p>12</text:p>
          </table:table-cell>
          <table:table-cell office:value-type="string" table:style-name="ce48">
            <text:p>MARIANITAS</text:p>
          </table:table-cell>
          <table:table-cell office:value-type="float" office:value="998792115" table:style-name="ce48">
            <text:p>998792115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office:value-type="date" office:date-value="2024-06-13T00:00:00" table:style-name="ce50">
            <text:p>13/06/24</text:p>
          </table:table-cell>
          <table:table-cell table:number-columns-repeated="20" table:style-name="ce48"/>
          <table:table-cell office:value-type="date" office:date-value="2024-08-13T00:00:00" table:style-name="ce50">
            <text:p>13/08/24</text:p>
          </table:table-cell>
          <table:table-cell table:number-columns-repeated="16333"/>
        </table:table-row>
        <table:table-row table:style-name="ro5">
          <table:table-cell office:value-type="float" office:value="277" table:formula="of:=[.A46]+1" table:style-name="ce48">
            <text:p>27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4" table:style-name="ce48">
            <text:p>14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BRITHANY IMBAQUINGA</text:p>
          </table:table-cell>
          <table:table-cell office:value-type="string" table:style-name="ce48">
            <text:p>ISAAC BURGOS</text:p>
          </table:table-cell>
          <table:table-cell office:value-type="string" table:style-name="ce48">
            <text:p>M</text:p>
          </table:table-cell>
          <table:table-cell office:value-type="float" office:value="1762274528" table:style-name="ce52">
            <text:p>176227452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2T00:00:00" table:style-name="ce50">
            <text:p>12/04/24</text:p>
          </table:table-cell>
          <table:table-cell office:value-type="date" office:date-value="2024-06-14T00:00:00" table:formula="of:=IF([.G47]&gt;0;DATE([.G47];[.F47];[.E47]);&quot;&quot;)" table:style-name="ce51">
            <text:p>14/06/2024</text:p>
          </table:table-cell>
          <table:table-cell office:value-type="float" office:value="0" table:formula="of:=DATEDIF([.O47];[.P47];&quot;Y&quot;)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float" office:value="2" table:formula="of:=DATEDIF([.O47];[.P47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90202927" table:style-name="ce48">
            <text:p>990202927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table:number-columns-repeated="20" table:style-name="ce48"/>
          <table:table-cell office:value-type="date" office:date-value="2024-08-14T00:00:00" table:style-name="ce50">
            <text:p>14/08/24</text:p>
          </table:table-cell>
          <table:table-cell table:number-columns-repeated="16333"/>
        </table:table-row>
        <table:table-row table:style-name="ro5">
          <table:table-cell office:value-type="float" office:value="278" table:formula="of:=[.A47]+1" table:style-name="ce48">
            <text:p>27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4" table:style-name="ce48">
            <text:p>14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NELLIS CEDEÑO</text:p>
          </table:table-cell>
          <table:table-cell office:value-type="string" table:style-name="ce52">
            <text:p>CAZADILLA CEDEÑO APRHIL ANTONELLA</text:p>
          </table:table-cell>
          <table:table-cell office:value-type="string" table:style-name="ce48">
            <text:p>F</text:p>
          </table:table-cell>
          <table:table-cell office:value-type="float" office:value="1762277703" table:style-name="ce52">
            <text:p>176227770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5T00:00:00" table:style-name="ce50">
            <text:p>15/04/24</text:p>
          </table:table-cell>
          <table:table-cell office:value-type="date" office:date-value="2024-06-14T00:00:00" table:formula="of:=IF([.G48]&gt;0;DATE([.G48];[.F48];[.E48]);&quot;&quot;)" table:style-name="ce51">
            <text:p>14/06/2024</text:p>
          </table:table-cell>
          <table:table-cell office:value-type="float" office:value="0" table:formula="of:=DATEDIF([.O48];[.P48];&quot;Y&quot;)" table:style-name="ce49">
            <text:p>0</text:p>
          </table:table-cell>
          <table:table-cell office:value-type="float" office:value="1" table:formula="of:=DATEDIF([.O48];[.P48];&quot;YM&quot;)" table:style-name="ce49">
            <text:p>1</text:p>
          </table:table-cell>
          <table:table-cell office:value-type="float" office:value="30" table:formula="of:=DATEDIF([.O48];[.P48];&quot;MD&quot;)" table:style-name="ce49">
            <text:p>30</text:p>
          </table:table-cell>
          <table:table-cell office:value-type="string" table:style-name="ce48">
            <text:p>MARIANITAS</text:p>
          </table:table-cell>
          <table:table-cell office:value-type="float" office:value="9998287088" table:style-name="ce48">
            <text:p>9998287088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office:value-type="date" office:date-value="2024-06-14T00:00:00" table:style-name="ce50">
            <text:p>14/06/24</text:p>
          </table:table-cell>
          <table:table-cell table:number-columns-repeated="20" table:style-name="ce48"/>
          <table:table-cell office:value-type="date" office:date-value="2024-08-14T00:00:00" table:style-name="ce50">
            <text:p>14/08/24</text:p>
          </table:table-cell>
          <table:table-cell table:number-columns-repeated="16333"/>
        </table:table-row>
        <table:table-row table:style-name="ro5">
          <table:table-cell office:value-type="float" office:value="279" table:formula="of:=[.A48]+1" table:style-name="ce48">
            <text:p>27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7" table:style-name="ce48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TAIPE</text:p>
          </table:table-cell>
          <table:table-cell office:value-type="string" table:style-name="ce48">
            <text:p>THIAGO GUAMANI TAIPE</text:p>
          </table:table-cell>
          <table:table-cell office:value-type="string" table:style-name="ce48">
            <text:p>M</text:p>
          </table:table-cell>
          <table:table-cell office:value-type="float" office:value="1762305330" table:style-name="ce48">
            <text:p>176230533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6T00:00:00" table:style-name="ce50">
            <text:p>16/04/24</text:p>
          </table:table-cell>
          <table:table-cell office:value-type="date" office:date-value="2024-06-17T00:00:00" table:formula="of:=IF([.G49]&gt;0;DATE([.G49];[.F49];[.E49]);&quot;&quot;)" table:style-name="ce51">
            <text:p>17/06/2024</text:p>
          </table:table-cell>
          <table:table-cell office:value-type="float" office:value="0" table:formula="of:=DATEDIF([.O49];[.P49];&quot;Y&quot;)" table:style-name="ce49">
            <text:p>0</text:p>
          </table:table-cell>
          <table:table-cell office:value-type="float" office:value="2" table:formula="of:=DATEDIF([.O49];[.P49];&quot;YM&quot;)" table:style-name="ce49">
            <text:p>2</text:p>
          </table:table-cell>
          <table:table-cell office:value-type="float" office:value="1" table:formula="of:=DATEDIF([.O49];[.P49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3353882" table:style-name="ce48">
            <text:p>983353882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table:number-columns-repeated="20" table:style-name="ce48"/>
          <table:table-cell office:value-type="date" office:date-value="2024-08-17T00:00:00" table:style-name="ce50">
            <text:p>17/08/24</text:p>
          </table:table-cell>
          <table:table-cell table:number-columns-repeated="16333"/>
        </table:table-row>
        <table:table-row table:style-name="ro5">
          <table:table-cell office:value-type="float" office:value="280" table:formula="of:=[.A49]+1" table:style-name="ce48">
            <text:p>28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7" table:style-name="ce48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ENNIS VENEGAS</text:p>
          </table:table-cell>
          <table:table-cell office:value-type="string" table:style-name="ce52">
            <text:p>FLORES VENEGAS JEAN SANTIAGO</text:p>
          </table:table-cell>
          <table:table-cell office:value-type="string" table:style-name="ce48">
            <text:p>M</text:p>
          </table:table-cell>
          <table:table-cell office:value-type="float" office:value="1762277117" table:style-name="ce52">
            <text:p>176227711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5T00:00:00" table:style-name="ce50">
            <text:p>15/04/24</text:p>
          </table:table-cell>
          <table:table-cell office:value-type="date" office:date-value="2024-06-17T00:00:00" table:formula="of:=IF([.G50]&gt;0;DATE([.G50];[.F50];[.E50]);&quot;&quot;)" table:style-name="ce51">
            <text:p>17/06/2024</text:p>
          </table:table-cell>
          <table:table-cell office:value-type="float" office:value="0" table:formula="of:=DATEDIF([.O50];[.P50];&quot;Y&quot;)" table:style-name="ce49">
            <text:p>0</text:p>
          </table:table-cell>
          <table:table-cell office:value-type="float" office:value="2" table:formula="of:=DATEDIF([.O50];[.P50];&quot;YM&quot;)" table:style-name="ce49">
            <text:p>2</text:p>
          </table:table-cell>
          <table:table-cell office:value-type="float" office:value="2" table:formula="of:=DATEDIF([.O50];[.P50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95970006" table:style-name="ce48">
            <text:p>995970006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office:value-type="date" office:date-value="2024-06-17T00:00:00" table:style-name="ce50">
            <text:p>17/06/24</text:p>
          </table:table-cell>
          <table:table-cell table:number-columns-repeated="20" table:style-name="ce48"/>
          <table:table-cell office:value-type="date" office:date-value="2024-08-17T00:00:00" table:style-name="ce50">
            <text:p>17/08/24</text:p>
          </table:table-cell>
          <table:table-cell table:number-columns-repeated="16333"/>
        </table:table-row>
        <table:table-row table:style-name="ro5">
          <table:table-cell office:value-type="float" office:value="281" table:formula="of:=[.A50]+1" table:style-name="ce48">
            <text:p>28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7" table:style-name="ce48">
            <text:p>17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DRIANA CRIOLLO</text:p>
          </table:table-cell>
          <table:table-cell office:value-type="string" table:style-name="ce52">
            <text:p>CHICAIZA CRIOLLO THIAGO GAEL</text:p>
          </table:table-cell>
          <table:table-cell office:value-type="string" table:style-name="ce48">
            <text:p>M</text:p>
          </table:table-cell>
          <table:table-cell office:value-type="float" office:value="1762165999" table:style-name="ce48">
            <text:p>176216599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30T00:00:00" table:style-name="ce50">
            <text:p>30/01/24</text:p>
          </table:table-cell>
          <table:table-cell office:value-type="date" office:date-value="2024-06-17T00:00:00" table:formula="of:=IF([.G51]&gt;0;DATE([.G51];[.F51];[.E51]);&quot;&quot;)" table:style-name="ce51">
            <text:p>17/06/2024</text:p>
          </table:table-cell>
          <table:table-cell office:value-type="float" office:value="0" table:formula="of:=DATEDIF([.O51];[.P51];&quot;Y&quot;)" table:style-name="ce49">
            <text:p>0</text:p>
          </table:table-cell>
          <table:table-cell office:value-type="float" office:value="4" table:formula="of:=DATEDIF([.O51];[.P51];&quot;YM&quot;)" table:style-name="ce49">
            <text:p>4</text:p>
          </table:table-cell>
          <table:table-cell office:value-type="float" office:value="18" table:formula="of:=DATEDIF([.O51];[.P51];&quot;MD&quot;)" table:style-name="ce49">
            <text:p>18</text:p>
          </table:table-cell>
          <table:table-cell office:value-type="string" table:style-name="ce48">
            <text:p>MARIANITAS</text:p>
          </table:table-cell>
          <table:table-cell office:value-type="float" office:value="967274699" table:style-name="ce48">
            <text:p>967274699</text:p>
          </table:table-cell>
          <table:table-cell office:value-type="string" table:style-name="ce48">
            <text:p>INTRAMURAL</text:p>
          </table:table-cell>
          <table:table-cell table:number-columns-repeated="8" table:style-name="ce48"/>
          <table:table-cell office:value-type="date" office:date-value="2024-04-17T00:00:00" table:style-name="ce50">
            <text:p>17/04/24</text:p>
          </table:table-cell>
          <table:table-cell office:value-type="date" office:date-value="2024-04-17T00:00:00" table:style-name="ce50">
            <text:p>17/04/24</text:p>
          </table:table-cell>
          <table:table-cell table:style-name="ce48"/>
          <table:table-cell office:value-type="date" office:date-value="2024-04-17T00:00:00" table:style-name="ce50">
            <text:p>17/04/24</text:p>
          </table:table-cell>
          <table:table-cell office:value-type="date" office:date-value="2024-04-17T00:00:00" table:style-name="ce50">
            <text:p>17/04/24</text:p>
          </table:table-cell>
          <table:table-cell table:number-columns-repeated="15" table:style-name="ce48"/>
          <table:table-cell office:value-type="date" office:date-value="2024-08-17T00:00:00" table:style-name="ce50">
            <text:p>17/08/24</text:p>
          </table:table-cell>
          <table:table-cell table:number-columns-repeated="16333"/>
        </table:table-row>
        <table:table-row table:style-name="ro5">
          <table:table-cell office:value-type="float" office:value="282" table:formula="of:=[.A51]+1" table:style-name="ce48">
            <text:p>28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ROSA MERCHAN</text:p>
          </table:table-cell>
          <table:table-cell office:value-type="string" table:style-name="ce48">
            <text:p>DIEGO REA</text:p>
          </table:table-cell>
          <table:table-cell office:value-type="string" table:style-name="ce48">
            <text:p>M</text:p>
          </table:table-cell>
          <table:table-cell office:value-type="float" office:value="1762274452" table:style-name="ce48">
            <text:p>176227445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4T00:00:00" table:style-name="ce50">
            <text:p>14/04/24</text:p>
          </table:table-cell>
          <table:table-cell office:value-type="date" office:date-value="2024-06-19T00:00:00" table:formula="of:=IF([.G52]&gt;0;DATE([.G52];[.F52];[.E52]);&quot;&quot;)" table:style-name="ce51">
            <text:p>19/06/2024</text:p>
          </table:table-cell>
          <table:table-cell office:value-type="float" office:value="0" table:formula="of:=DATEDIF([.O52];[.P52];&quot;Y&quot;)" table:style-name="ce49">
            <text:p>0</text:p>
          </table:table-cell>
          <table:table-cell office:value-type="float" office:value="2" table:formula="of:=DATEDIF([.O52];[.P52];&quot;YM&quot;)" table:style-name="ce49">
            <text:p>2</text:p>
          </table:table-cell>
          <table:table-cell office:value-type="float" office:value="5" table:formula="of:=DATEDIF([.O52];[.P52];&quot;MD&quot;)" table:style-name="ce49">
            <text:p>5</text:p>
          </table:table-cell>
          <table:table-cell office:value-type="string" table:style-name="ce48">
            <text:p>MARIANITAS</text:p>
          </table:table-cell>
          <table:table-cell office:value-type="float" office:value="998832523" table:style-name="ce48">
            <text:p>998832523</text:p>
          </table:table-cell>
          <table:table-cell office:value-type="string" table:style-name="ce48">
            <text:p>INTRAMURAL</text:p>
          </table:table-cell>
          <table:table-cell table:number-columns-repeated="4" table:style-name="ce48"/>
          <table:table-cell office:value-type="date" office:date-value="2024-06-19T00:00:00" table:style-name="ce50">
            <text:p>19/06/24</text:p>
          </table:table-cell>
          <table:table-cell office:value-type="date" office:date-value="2024-06-19T00:00:00" table:style-name="ce50">
            <text:p>19/06/24</text:p>
          </table:table-cell>
          <table:table-cell office:value-type="date" office:date-value="2024-06-19T00:00:00" table:style-name="ce50">
            <text:p>19/06/24</text:p>
          </table:table-cell>
          <table:table-cell office:value-type="date" office:date-value="2024-06-19T00:00:00" table:style-name="ce50">
            <text:p>19/06/24</text:p>
          </table:table-cell>
          <table:table-cell table:number-columns-repeated="20" table:style-name="ce48"/>
          <table:table-cell office:value-type="date" office:date-value="2024-08-19T00:00:00" table:style-name="ce50">
            <text:p>19/08/24</text:p>
          </table:table-cell>
          <table:table-cell table:number-columns-repeated="16333"/>
        </table:table-row>
        <table:table-row table:style-name="ro5">
          <table:table-cell office:value-type="float" office:value="283" table:formula="of:=[.A52]+1" table:style-name="ce48">
            <text:p>28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5" table:style-name="ce48">
            <text:p>25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HELEN LOOR</text:p>
          </table:table-cell>
          <table:table-cell office:value-type="string" table:style-name="ce48">
            <text:p>MERA LOOR ETHAM ELIEL</text:p>
          </table:table-cell>
          <table:table-cell office:value-type="string" table:style-name="ce48">
            <text:p>M</text:p>
          </table:table-cell>
          <table:table-cell office:value-type="float" office:value="1762289427" table:style-name="ce48">
            <text:p>176228942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24T00:00:00" table:style-name="ce50">
            <text:p>24/04/24</text:p>
          </table:table-cell>
          <table:table-cell office:value-type="date" office:date-value="2024-06-25T00:00:00" table:formula="of:=IF([.G53]&gt;0;DATE([.G53];[.F53];[.E53]);&quot;&quot;)" table:style-name="ce51">
            <text:p>25/06/2024</text:p>
          </table:table-cell>
          <table:table-cell office:value-type="float" office:value="0" table:formula="of:=DATEDIF([.O53];[.P53];&quot;Y&quot;)" table:style-name="ce49">
            <text:p>0</text:p>
          </table:table-cell>
          <table:table-cell office:value-type="float" office:value="2" table:formula="of:=DATEDIF([.O53];[.P53];&quot;YM&quot;)" table:style-name="ce49">
            <text:p>2</text:p>
          </table:table-cell>
          <table:table-cell office:value-type="float" office:value="1" table:formula="of:=DATEDIF([.O53];[.P53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7716590" table:style-name="ce48">
            <text:p>987716590</text:p>
          </table:table-cell>
          <table:table-cell table:number-columns-repeated="5" table:style-name="ce48"/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table:number-columns-repeated="20" table:style-name="ce48"/>
          <table:table-cell office:value-type="date" office:date-value="2024-08-25T00:00:00" table:style-name="ce50">
            <text:p>25/08/24</text:p>
          </table:table-cell>
          <table:table-cell table:number-columns-repeated="16333"/>
        </table:table-row>
        <table:table-row table:style-name="ro5">
          <table:table-cell office:value-type="float" office:value="284" table:formula="of:=[.A53]+1" table:style-name="ce48">
            <text:p>28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5" table:style-name="ce48">
            <text:p>25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ARIA SOLEDAD CALVOPIÑA</text:p>
          </table:table-cell>
          <table:table-cell office:value-type="string" table:style-name="ce52">
            <text:p>Morales Calvopiña Eithan Sebastian</text:p>
          </table:table-cell>
          <table:table-cell office:value-type="string" table:style-name="ce48">
            <text:p>M</text:p>
          </table:table-cell>
          <table:table-cell office:value-type="float" office:value="1762198669" table:style-name="ce48">
            <text:p>176219866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25T00:00:00" table:style-name="ce50">
            <text:p>25/02/24</text:p>
          </table:table-cell>
          <table:table-cell office:value-type="date" office:date-value="2024-06-25T00:00:00" table:formula="of:=IF([.G54]&gt;0;DATE([.G54];[.F54];[.E54]);&quot;&quot;)" table:style-name="ce51">
            <text:p>25/06/2024</text:p>
          </table:table-cell>
          <table:table-cell office:value-type="float" office:value="0" table:formula="of:=DATEDIF([.O54];[.P54];&quot;Y&quot;)" table:style-name="ce49">
            <text:p>0</text:p>
          </table:table-cell>
          <table:table-cell office:value-type="float" office:value="4" table:formula="of:=DATEDIF([.O54];[.P54];&quot;YM&quot;)" table:style-name="ce49">
            <text:p>4</text:p>
          </table:table-cell>
          <table:table-cell office:value-type="float" office:value="0" table:formula="of:=DATEDIF([.O54];[.P5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67919125" table:style-name="ce48">
            <text:p>967919125</text:p>
          </table:table-cell>
          <table:table-cell table:number-columns-repeated="9" table:style-name="ce48"/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table:style-name="ce48"/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table:number-columns-repeated="15" table:style-name="ce48"/>
          <table:table-cell office:value-type="date" office:date-value="2024-08-25T00:00:00" table:style-name="ce50">
            <text:p>25/08/24</text:p>
          </table:table-cell>
          <table:table-cell table:number-columns-repeated="16333"/>
        </table:table-row>
        <table:table-row table:style-name="ro5">
          <table:table-cell office:value-type="float" office:value="285" table:formula="of:=[.A54]+1" table:style-name="ce48">
            <text:p>28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5" table:style-name="ce48">
            <text:p>25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HEILA PIEDRA</text:p>
          </table:table-cell>
          <table:table-cell office:value-type="string" table:style-name="ce52">
            <text:p>ARROYO PIEDRA EYTHAN BENJAMIN</text:p>
          </table:table-cell>
          <table:table-cell office:value-type="string" table:style-name="ce48">
            <text:p>m</text:p>
          </table:table-cell>
          <table:table-cell office:value-type="float" office:value="1762289450" table:style-name="ce52">
            <text:p>176228945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25T00:00:00" table:style-name="ce50">
            <text:p>25/04/24</text:p>
          </table:table-cell>
          <table:table-cell office:value-type="date" office:date-value="2024-06-25T00:00:00" table:formula="of:=IF([.G55]&gt;0;DATE([.G55];[.F55];[.E55]);&quot;&quot;)" table:style-name="ce51">
            <text:p>25/06/2024</text:p>
          </table:table-cell>
          <table:table-cell office:value-type="float" office:value="0" table:formula="of:=DATEDIF([.O55];[.P55];&quot;Y&quot;)" table:style-name="ce49">
            <text:p>0</text:p>
          </table:table-cell>
          <table:table-cell office:value-type="float" office:value="2" table:formula="of:=DATEDIF([.O55];[.P55];&quot;YM&quot;)" table:style-name="ce49">
            <text:p>2</text:p>
          </table:table-cell>
          <table:table-cell office:value-type="float" office:value="0" table:formula="of:=DATEDIF([.O55];[.P55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69050003" table:style-name="ce48">
            <text:p>969050003</text:p>
          </table:table-cell>
          <table:table-cell table:number-columns-repeated="5" table:style-name="ce48"/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office:value-type="date" office:date-value="2024-06-25T00:00:00" table:style-name="ce50">
            <text:p>25/06/24</text:p>
          </table:table-cell>
          <table:table-cell table:number-columns-repeated="20" table:style-name="ce48"/>
          <table:table-cell office:value-type="date" office:date-value="2024-08-25T00:00:00" table:style-name="ce50">
            <text:p>25/08/24</text:p>
          </table:table-cell>
          <table:table-cell table:number-columns-repeated="16333"/>
        </table:table-row>
        <table:table-row table:style-name="ro5">
          <table:table-cell office:value-type="float" office:value="286" table:formula="of:=[.A55]+1" table:style-name="ce48">
            <text:p>28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6" table:style-name="ce48">
            <text:p>26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RUTH PARDO</text:p>
          </table:table-cell>
          <table:table-cell office:value-type="string" table:style-name="ce52">
            <text:p>Rojas Pardo Thiago Yoel</text:p>
          </table:table-cell>
          <table:table-cell office:value-type="string" table:style-name="ce48">
            <text:p>M</text:p>
          </table:table-cell>
          <table:table-cell office:value-type="float" office:value="1762290052" table:style-name="ce52">
            <text:p>176229005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25T00:00:00" table:style-name="ce50">
            <text:p>25/04/24</text:p>
          </table:table-cell>
          <table:table-cell office:value-type="date" office:date-value="2024-06-26T00:00:00" table:formula="of:=IF([.G56]&gt;0;DATE([.G56];[.F56];[.E56]);&quot;&quot;)" table:style-name="ce51">
            <text:p>26/06/2024</text:p>
          </table:table-cell>
          <table:table-cell office:value-type="float" office:value="0" table:formula="of:=DATEDIF([.O56];[.P56];&quot;Y&quot;)" table:style-name="ce49">
            <text:p>0</text:p>
          </table:table-cell>
          <table:table-cell office:value-type="float" office:value="2" table:formula="of:=DATEDIF([.O56];[.P56];&quot;YM&quot;)" table:style-name="ce49">
            <text:p>2</text:p>
          </table:table-cell>
          <table:table-cell office:value-type="float" office:value="1" table:formula="of:=DATEDIF([.O56];[.P56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4345330" table:style-name="ce48">
            <text:p>994345330</text:p>
          </table:table-cell>
          <table:table-cell table:number-columns-repeated="5" table:style-name="ce48"/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table:number-columns-repeated="20" table:style-name="ce48"/>
          <table:table-cell office:value-type="date" office:date-value="2024-08-26T00:00:00" table:style-name="ce50">
            <text:p>26/08/24</text:p>
          </table:table-cell>
          <table:table-cell table:number-columns-repeated="16333"/>
        </table:table-row>
        <table:table-row table:style-name="ro5">
          <table:table-cell office:value-type="float" office:value="287" table:formula="of:=[.A56]+1" table:style-name="ce48">
            <text:p>28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6" table:style-name="ce48">
            <text:p>26</text:p>
          </table:table-cell>
          <table:table-cell office:value-type="float" office:value="6" table:style-name="ce48">
            <text:p>6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NA MARIA GUAMAN</text:p>
          </table:table-cell>
          <table:table-cell office:value-type="string" table:style-name="ce52">
            <text:p>Tene Guaman Alan Sebastian</text:p>
          </table:table-cell>
          <table:table-cell office:value-type="string" table:style-name="ce48">
            <text:p>M</text:p>
          </table:table-cell>
          <table:table-cell office:value-type="float" office:value="1762289435" table:style-name="ce48">
            <text:p>176228943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25T00:00:00" table:style-name="ce50">
            <text:p>25/04/24</text:p>
          </table:table-cell>
          <table:table-cell office:value-type="date" office:date-value="2024-06-26T00:00:00" table:formula="of:=IF([.G57]&gt;0;DATE([.G57];[.F57];[.E57]);&quot;&quot;)" table:style-name="ce51">
            <text:p>26/06/2024</text:p>
          </table:table-cell>
          <table:table-cell office:value-type="float" office:value="0" table:formula="of:=DATEDIF([.O57];[.P57];&quot;Y&quot;)" table:style-name="ce49">
            <text:p>0</text:p>
          </table:table-cell>
          <table:table-cell office:value-type="float" office:value="2" table:formula="of:=DATEDIF([.O57];[.P57];&quot;YM&quot;)" table:style-name="ce49">
            <text:p>2</text:p>
          </table:table-cell>
          <table:table-cell office:value-type="float" office:value="1" table:formula="of:=DATEDIF([.O57];[.P57];&quot;MD&quot;)" table:style-name="ce49">
            <text:p>1</text:p>
          </table:table-cell>
          <table:table-cell office:value-type="string" table:style-name="ce48">
            <text:p>CONJUNTO SANTA MARIANITA</text:p>
          </table:table-cell>
          <table:table-cell office:value-type="float" office:value="958916418" table:style-name="ce48">
            <text:p>958916418</text:p>
          </table:table-cell>
          <table:table-cell table:number-columns-repeated="5" table:style-name="ce48"/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office:value-type="date" office:date-value="2024-06-26T00:00:00" table:style-name="ce50">
            <text:p>26/06/24</text:p>
          </table:table-cell>
          <table:table-cell table:number-columns-repeated="20" table:style-name="ce48"/>
          <table:table-cell office:value-type="date" office:date-value="2024-08-26T00:00:00" table:style-name="ce50">
            <text:p>26/08/24</text:p>
          </table:table-cell>
          <table:table-cell table:number-columns-repeated="16333"/>
        </table:table-row>
        <table:table-row table:style-name="ro5">
          <table:table-cell office:value-type="float" office:value="288" table:formula="of:=[.A57]+1" table:style-name="ce48">
            <text:p>28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48">
            <text:p>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LISSON RUIZ</text:p>
          </table:table-cell>
          <table:table-cell office:value-type="string" table:style-name="ce52">
            <text:p>RUIZ JACOME CESAR ARLEY</text:p>
          </table:table-cell>
          <table:table-cell office:value-type="string" table:style-name="ce48">
            <text:p>M</text:p>
          </table:table-cell>
          <table:table-cell office:value-type="float" office:value="1762300513" table:style-name="ce52">
            <text:p>176230051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2T00:00:00" table:style-name="ce50">
            <text:p>02/05/24</text:p>
          </table:table-cell>
          <table:table-cell office:value-type="date" office:date-value="2024-07-02T00:00:00" table:formula="of:=IF([.G58]&gt;0;DATE([.G58];[.F58];[.E58]);&quot;&quot;)" table:style-name="ce51">
            <text:p>02/07/2024</text:p>
          </table:table-cell>
          <table:table-cell office:value-type="float" office:value="0" table:formula="of:=DATEDIF([.O58];[.P58];&quot;Y&quot;)" table:style-name="ce49">
            <text:p>0</text:p>
          </table:table-cell>
          <table:table-cell office:value-type="float" office:value="2" table:formula="of:=DATEDIF([.O58];[.P58];&quot;YM&quot;)" table:style-name="ce49">
            <text:p>2</text:p>
          </table:table-cell>
          <table:table-cell office:value-type="float" office:value="0" table:formula="of:=DATEDIF([.O58];[.P58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59293710" table:style-name="ce48">
            <text:p>959293710</text:p>
          </table:table-cell>
          <table:table-cell table:number-columns-repeated="5" table:style-name="ce48"/>
          <table:table-cell office:value-type="date" office:date-value="2024-07-02T00:00:00" table:style-name="ce50">
            <text:p>02/07/24</text:p>
          </table:table-cell>
          <table:table-cell office:value-type="date" office:date-value="2024-07-02T00:00:00" table:style-name="ce50">
            <text:p>02/07/24</text:p>
          </table:table-cell>
          <table:table-cell office:value-type="date" office:date-value="2024-07-02T00:00:00" table:style-name="ce50">
            <text:p>02/07/24</text:p>
          </table:table-cell>
          <table:table-cell office:value-type="date" office:date-value="2024-07-02T00:00:00" table:style-name="ce50">
            <text:p>02/07/24</text:p>
          </table:table-cell>
          <table:table-cell table:number-columns-repeated="20" table:style-name="ce48"/>
          <table:table-cell office:value-type="date" office:date-value="2024-09-02T00:00:00" table:style-name="ce50">
            <text:p>02/09/24</text:p>
          </table:table-cell>
          <table:table-cell table:number-columns-repeated="16333"/>
        </table:table-row>
        <table:table-row table:style-name="ro5">
          <table:table-cell office:value-type="float" office:value="289" table:formula="of:=[.A58]+1" table:style-name="ce48">
            <text:p>28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4" table:style-name="ce48">
            <text:p>4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UZ GRANDA</text:p>
          </table:table-cell>
          <table:table-cell office:value-type="string" table:style-name="ce52">
            <text:p>CABRERA GRANDA AITANA TEREZA</text:p>
          </table:table-cell>
          <table:table-cell office:value-type="string" table:style-name="ce48">
            <text:p>F</text:p>
          </table:table-cell>
          <table:table-cell office:value-type="float" office:value="1762301131" table:style-name="ce48">
            <text:p>176230113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3T00:00:00" table:style-name="ce50">
            <text:p>03/05/24</text:p>
          </table:table-cell>
          <table:table-cell office:value-type="date" office:date-value="2024-07-04T00:00:00" table:formula="of:=IF([.G59]&gt;0;DATE([.G59];[.F59];[.E59]);&quot;&quot;)" table:style-name="ce51">
            <text:p>04/07/2024</text:p>
          </table:table-cell>
          <table:table-cell office:value-type="float" office:value="0" table:formula="of:=DATEDIF([.O59];[.P59];&quot;Y&quot;)" table:style-name="ce49">
            <text:p>0</text:p>
          </table:table-cell>
          <table:table-cell office:value-type="float" office:value="2" table:formula="of:=DATEDIF([.O59];[.P59];&quot;YM&quot;)" table:style-name="ce49">
            <text:p>2</text:p>
          </table:table-cell>
          <table:table-cell office:value-type="float" office:value="1" table:formula="of:=DATEDIF([.O59];[.P59];&quot;MD&quot;)" table:style-name="ce49">
            <text:p>1</text:p>
          </table:table-cell>
          <table:table-cell office:value-type="string" table:style-name="ce48">
            <text:p>ZABALA</text:p>
          </table:table-cell>
          <table:table-cell office:value-type="float" office:value="986150147" table:style-name="ce48">
            <text:p>986150147</text:p>
          </table:table-cell>
          <table:table-cell table:number-columns-repeated="5" table:style-name="ce48"/>
          <table:table-cell office:value-type="date" office:date-value="2024-07-04T00:00:00" table:style-name="ce50">
            <text:p>04/07/24</text:p>
          </table:table-cell>
          <table:table-cell office:value-type="date" office:date-value="2024-07-04T00:00:00" table:style-name="ce50">
            <text:p>04/07/24</text:p>
          </table:table-cell>
          <table:table-cell office:value-type="date" office:date-value="2024-07-04T00:00:00" table:style-name="ce50">
            <text:p>04/07/24</text:p>
          </table:table-cell>
          <table:table-cell office:value-type="date" office:date-value="2024-07-04T00:00:00" table:style-name="ce50">
            <text:p>04/07/24</text:p>
          </table:table-cell>
          <table:table-cell table:number-columns-repeated="20" table:style-name="ce48"/>
          <table:table-cell office:value-type="date" office:date-value="2024-09-04T00:00:00" table:style-name="ce50">
            <text:p>04/09/24</text:p>
          </table:table-cell>
          <table:table-cell table:number-columns-repeated="16333"/>
        </table:table-row>
        <table:table-row table:style-name="ro5">
          <table:table-cell office:value-type="float" office:value="290" table:formula="of:=[.A59]+1" table:style-name="ce48">
            <text:p>29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8" table:style-name="ce48">
            <text:p>8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BRITHANY CHIRIAP</text:p>
          </table:table-cell>
          <table:table-cell office:value-type="string" table:style-name="ce52">
            <text:p>MONAR CHIRIAP ALISSON VALENTINA</text:p>
          </table:table-cell>
          <table:table-cell office:value-type="string" table:style-name="ce48">
            <text:p>F</text:p>
          </table:table-cell>
          <table:table-cell office:value-type="float" office:value="1762305470" table:style-name="ce52">
            <text:p>176230547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7T00:00:00" table:style-name="ce50">
            <text:p>07/05/24</text:p>
          </table:table-cell>
          <table:table-cell office:value-type="date" office:date-value="2024-07-08T00:00:00" table:formula="of:=IF([.G60]&gt;0;DATE([.G60];[.F60];[.E60]);&quot;&quot;)" table:style-name="ce51">
            <text:p>08/07/2024</text:p>
          </table:table-cell>
          <table:table-cell office:value-type="float" office:value="0" table:formula="of:=DATEDIF([.O60];[.P60];&quot;Y&quot;)" table:style-name="ce49">
            <text:p>0</text:p>
          </table:table-cell>
          <table:table-cell office:value-type="float" office:value="2" table:formula="of:=DATEDIF([.O60];[.P60];&quot;YM&quot;)" table:style-name="ce49">
            <text:p>2</text:p>
          </table:table-cell>
          <table:table-cell office:value-type="float" office:value="1" table:formula="of:=DATEDIF([.O60];[.P60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7962064" table:style-name="ce48">
            <text:p>997962064</text:p>
          </table:table-cell>
          <table:table-cell table:number-columns-repeated="5" table:style-name="ce48"/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table:number-columns-repeated="20" table:style-name="ce48"/>
          <table:table-cell office:value-type="date" office:date-value="2024-09-08T00:00:00" table:style-name="ce50">
            <text:p>08/09/24</text:p>
          </table:table-cell>
          <table:table-cell table:number-columns-repeated="16333"/>
        </table:table-row>
        <table:table-row table:style-name="ro5">
          <table:table-cell office:value-type="float" office:value="291" table:formula="of:=[.A60]+1" table:style-name="ce48">
            <text:p>29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8" table:style-name="ce48">
            <text:p>8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EIMY VELASTEGUI</text:p>
          </table:table-cell>
          <table:table-cell office:value-type="string" table:style-name="ce52">
            <text:p>YUNGAN VELASTEGUI ANDERSON MATHEO</text:p>
          </table:table-cell>
          <table:table-cell office:value-type="string" table:style-name="ce48">
            <text:p>M</text:p>
          </table:table-cell>
          <table:table-cell office:value-type="float" office:value="1762304481" table:style-name="ce52">
            <text:p>176230448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7T00:00:00" table:style-name="ce50">
            <text:p>07/05/24</text:p>
          </table:table-cell>
          <table:table-cell office:value-type="date" office:date-value="2024-07-08T00:00:00" table:formula="of:=IF([.G61]&gt;0;DATE([.G61];[.F61];[.E61]);&quot;&quot;)" table:style-name="ce51">
            <text:p>08/07/2024</text:p>
          </table:table-cell>
          <table:table-cell office:value-type="float" office:value="0" table:formula="of:=DATEDIF([.O61];[.P61];&quot;Y&quot;)" table:style-name="ce49">
            <text:p>0</text:p>
          </table:table-cell>
          <table:table-cell office:value-type="float" office:value="2" table:formula="of:=DATEDIF([.O61];[.P61];&quot;YM&quot;)" table:style-name="ce49">
            <text:p>2</text:p>
          </table:table-cell>
          <table:table-cell office:value-type="float" office:value="1" table:formula="of:=DATEDIF([.O61];[.P61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7150846" table:style-name="ce48">
            <text:p>987150846</text:p>
          </table:table-cell>
          <table:table-cell table:number-columns-repeated="5" table:style-name="ce48"/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table:number-columns-repeated="20" table:style-name="ce48"/>
          <table:table-cell office:value-type="date" office:date-value="2024-09-08T00:00:00" table:style-name="ce50">
            <text:p>08/09/24</text:p>
          </table:table-cell>
          <table:table-cell table:number-columns-repeated="16333"/>
        </table:table-row>
        <table:table-row table:style-name="ro5">
          <table:table-cell office:value-type="float" office:value="292" table:formula="of:=[.A61]+1" table:style-name="ce48">
            <text:p>29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9" table:style-name="ce48">
            <text:p>9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BRENDA RON</text:p>
          </table:table-cell>
          <table:table-cell office:value-type="string" table:style-name="ce52">
            <text:p>CARDENAS RON KAYLA SHIREL</text:p>
          </table:table-cell>
          <table:table-cell office:value-type="string" table:style-name="ce48">
            <text:p>F</text:p>
          </table:table-cell>
          <table:table-cell office:value-type="float" office:value="1762281119" table:style-name="ce52">
            <text:p>176228111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8T00:00:00" table:style-name="ce50">
            <text:p>18/04/24</text:p>
          </table:table-cell>
          <table:table-cell office:value-type="date" office:date-value="2024-07-09T00:00:00" table:formula="of:=IF([.G62]&gt;0;DATE([.G62];[.F62];[.E62]);&quot;&quot;)" table:style-name="ce51">
            <text:p>09/07/2024</text:p>
          </table:table-cell>
          <table:table-cell office:value-type="float" office:value="0" table:formula="of:=DATEDIF([.O62];[.P62];&quot;Y&quot;)" table:style-name="ce49">
            <text:p>0</text:p>
          </table:table-cell>
          <table:table-cell office:value-type="float" office:value="2" table:formula="of:=DATEDIF([.O62];[.P62];&quot;YM&quot;)" table:style-name="ce49">
            <text:p>2</text:p>
          </table:table-cell>
          <table:table-cell office:value-type="float" office:value="21" table:formula="of:=DATEDIF([.O62];[.P62];&quot;MD&quot;)" table:style-name="ce49">
            <text:p>21</text:p>
          </table:table-cell>
          <table:table-cell office:value-type="string" table:style-name="ce48">
            <text:p>MARIANITAS</text:p>
          </table:table-cell>
          <table:table-cell office:value-type="float" office:value="987458800" table:style-name="ce48">
            <text:p>987458800</text:p>
          </table:table-cell>
          <table:table-cell table:number-columns-repeated="5" table:style-name="ce48"/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table:number-columns-repeated="20" table:style-name="ce48"/>
          <table:table-cell office:value-type="date" office:date-value="2024-09-08T00:00:00" table:style-name="ce50">
            <text:p>08/09/24</text:p>
          </table:table-cell>
          <table:table-cell table:number-columns-repeated="16333"/>
        </table:table-row>
        <table:table-row table:style-name="ro5">
          <table:table-cell office:value-type="float" office:value="293" table:formula="of:=[.A62]+1" table:style-name="ce48">
            <text:p>29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9" table:style-name="ce48">
            <text:p>9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NAYELI MALDONADO</text:p>
          </table:table-cell>
          <table:table-cell office:value-type="string" table:style-name="ce48">
            <text:p>VASQUEZ MALDONADO LIAM</text:p>
          </table:table-cell>
          <table:table-cell office:value-type="string" table:style-name="ce48">
            <text:p>M</text:p>
          </table:table-cell>
          <table:table-cell office:value-type="float" office:value="1762304069" table:style-name="ce52">
            <text:p>176230406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6T00:00:00" table:style-name="ce50">
            <text:p>06/05/24</text:p>
          </table:table-cell>
          <table:table-cell office:value-type="date" office:date-value="2024-07-09T00:00:00" table:formula="of:=IF([.G63]&gt;0;DATE([.G63];[.F63];[.E63]);&quot;&quot;)" table:style-name="ce51">
            <text:p>09/07/2024</text:p>
          </table:table-cell>
          <table:table-cell office:value-type="float" office:value="0" table:formula="of:=DATEDIF([.O63];[.P63];&quot;Y&quot;)" table:style-name="ce49">
            <text:p>0</text:p>
          </table:table-cell>
          <table:table-cell office:value-type="float" office:value="2" table:formula="of:=DATEDIF([.O63];[.P63];&quot;YM&quot;)" table:style-name="ce49">
            <text:p>2</text:p>
          </table:table-cell>
          <table:table-cell office:value-type="float" office:value="3" table:formula="of:=DATEDIF([.O63];[.P63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90425893" table:style-name="ce48">
            <text:p>990425893</text:p>
          </table:table-cell>
          <table:table-cell table:number-columns-repeated="5" table:style-name="ce48"/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office:value-type="date" office:date-value="2024-07-08T00:00:00" table:style-name="ce50">
            <text:p>08/07/24</text:p>
          </table:table-cell>
          <table:table-cell table:number-columns-repeated="20" table:style-name="ce48"/>
          <table:table-cell office:value-type="date" office:date-value="2024-09-08T00:00:00" table:style-name="ce50">
            <text:p>08/09/24</text:p>
          </table:table-cell>
          <table:table-cell table:number-columns-repeated="16333"/>
        </table:table-row>
        <table:table-row table:style-name="ro5">
          <table:table-cell office:value-type="float" office:value="294" table:formula="of:=[.A63]+1" table:style-name="ce48">
            <text:p>29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1" table:style-name="ce48">
            <text:p>11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ESTEFANIA MORALES</text:p>
          </table:table-cell>
          <table:table-cell office:value-type="string" table:style-name="ce48">
            <text:p>HELENA GUTIERREZ</text:p>
          </table:table-cell>
          <table:table-cell office:value-type="string" table:style-name="ce48">
            <text:p>F</text:p>
          </table:table-cell>
          <table:table-cell office:value-type="float" office:value="1762203246" table:style-name="ce48">
            <text:p>176220324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2-28T00:00:00" table:style-name="ce50">
            <text:p>28/02/24</text:p>
          </table:table-cell>
          <table:table-cell office:value-type="date" office:date-value="2024-07-11T00:00:00" table:formula="of:=IF([.G64]&gt;0;DATE([.G64];[.F64];[.E64]);&quot;&quot;)" table:style-name="ce51">
            <text:p>11/07/2024</text:p>
          </table:table-cell>
          <table:table-cell office:value-type="float" office:value="0" table:formula="of:=DATEDIF([.O64];[.P64];&quot;Y&quot;)" table:style-name="ce49">
            <text:p>0</text:p>
          </table:table-cell>
          <table:table-cell office:value-type="float" office:value="4" table:formula="of:=DATEDIF([.O64];[.P64];&quot;YM&quot;)" table:style-name="ce49">
            <text:p>4</text:p>
          </table:table-cell>
          <table:table-cell office:value-type="float" office:value="13" table:formula="of:=DATEDIF([.O64];[.P64];&quot;MD&quot;)" table:style-name="ce49">
            <text:p>13</text:p>
          </table:table-cell>
          <table:table-cell office:value-type="string" table:style-name="ce48">
            <text:p>MARIANITAS</text:p>
          </table:table-cell>
          <table:table-cell office:value-type="float" office:value="954045360" table:style-name="ce48">
            <text:p>954045360</text:p>
          </table:table-cell>
          <table:table-cell table:number-columns-repeated="5" table:style-name="ce48"/>
          <table:table-cell office:value-type="date" office:date-value="2024-07-11T00:00:00" table:style-name="ce50">
            <text:p>11/07/24</text:p>
          </table:table-cell>
          <table:table-cell office:value-type="date" office:date-value="2024-07-11T00:00:00" table:style-name="ce50">
            <text:p>11/07/24</text:p>
          </table:table-cell>
          <table:table-cell office:value-type="date" office:date-value="2024-07-11T00:00:00" table:style-name="ce50">
            <text:p>11/07/24</text:p>
          </table:table-cell>
          <table:table-cell office:value-type="date" office:date-value="2024-07-11T00:00:00" table:style-name="ce50">
            <text:p>11/07/24</text:p>
          </table:table-cell>
          <table:table-cell table:number-columns-repeated="20" table:style-name="ce48"/>
          <table:table-cell office:value-type="date" office:date-value="2024-08-11T00:00:00" table:style-name="ce50">
            <text:p>11/08/24</text:p>
          </table:table-cell>
          <table:table-cell table:number-columns-repeated="16333"/>
        </table:table-row>
        <table:table-row table:style-name="ro5">
          <table:table-cell office:value-type="float" office:value="295" table:formula="of:=[.A64]+1" table:style-name="ce48">
            <text:p>29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LEJANDRA GUADALUPE</text:p>
          </table:table-cell>
          <table:table-cell office:value-type="string" table:style-name="ce52">
            <text:p>MOLINA GUADALUPE MARTIN ALEJANDRO</text:p>
          </table:table-cell>
          <table:table-cell office:value-type="string" table:style-name="ce48">
            <text:p>M</text:p>
          </table:table-cell>
          <table:table-cell office:value-type="float" office:value="1762312781" table:style-name="ce48">
            <text:p>176231278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1T00:00:00" table:style-name="ce50">
            <text:p>11/05/24</text:p>
          </table:table-cell>
          <table:table-cell office:value-type="date" office:date-value="2024-07-12T00:00:00" table:formula="of:=IF([.G65]&gt;0;DATE([.G65];[.F65];[.E65]);&quot;&quot;)" table:style-name="ce51">
            <text:p>12/07/2024</text:p>
          </table:table-cell>
          <table:table-cell office:value-type="float" office:value="0" table:formula="of:=DATEDIF([.O65];[.P65];&quot;Y&quot;)" table:style-name="ce49">
            <text:p>0</text:p>
          </table:table-cell>
          <table:table-cell office:value-type="float" office:value="2" table:formula="of:=DATEDIF([.O65];[.P65];&quot;YM&quot;)" table:style-name="ce49">
            <text:p>2</text:p>
          </table:table-cell>
          <table:table-cell office:value-type="float" office:value="1" table:formula="of:=DATEDIF([.O65];[.P65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4988915" table:style-name="ce48">
            <text:p>984988915</text:p>
          </table:table-cell>
          <table:table-cell table:number-columns-repeated="5"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20" table:style-name="ce48"/>
          <table:table-cell office:value-type="date" office:date-value="2024-09-12T00:00:00" table:style-name="ce50">
            <text:p>12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96" table:formula="of:=[.A65]+1" table:style-name="ce48">
            <text:p>29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LEXANDRA PILATUÑA</text:p>
          </table:table-cell>
          <table:table-cell office:value-type="string" table:style-name="ce52">
            <text:p>QUILUMBA PILATUÑA ALAN EMMANUEL</text:p>
          </table:table-cell>
          <table:table-cell office:value-type="string" table:style-name="ce48">
            <text:p>M</text:p>
          </table:table-cell>
          <table:table-cell office:value-type="float" office:value="1762300034" table:style-name="ce52">
            <text:p>176230003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02T00:00:00" table:style-name="ce50">
            <text:p>02/05/24</text:p>
          </table:table-cell>
          <table:table-cell office:value-type="date" office:date-value="2024-07-12T00:00:00" table:formula="of:=IF([.G66]&gt;0;DATE([.G66];[.F66];[.E66]);&quot;&quot;)" table:style-name="ce51">
            <text:p>12/07/2024</text:p>
          </table:table-cell>
          <table:table-cell office:value-type="float" office:value="0" table:formula="of:=DATEDIF([.O66];[.P66];&quot;Y&quot;)" table:style-name="ce49">
            <text:p>0</text:p>
          </table:table-cell>
          <table:table-cell office:value-type="float" office:value="2" table:formula="of:=DATEDIF([.O66];[.P66];&quot;YM&quot;)" table:style-name="ce49">
            <text:p>2</text:p>
          </table:table-cell>
          <table:table-cell office:value-type="float" office:value="10" table:formula="of:=DATEDIF([.O66];[.P66];&quot;MD&quot;)" table:style-name="ce49">
            <text:p>10</text:p>
          </table:table-cell>
          <table:table-cell office:value-type="string" table:style-name="ce48">
            <text:p>MARIANITAS</text:p>
          </table:table-cell>
          <table:table-cell office:value-type="float" office:value="968870331" table:style-name="ce48">
            <text:p>968870331</text:p>
          </table:table-cell>
          <table:table-cell table:number-columns-repeated="5"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20" table:style-name="ce48"/>
          <table:table-cell office:value-type="date" office:date-value="2024-09-12T00:00:00" table:style-name="ce50">
            <text:p>12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97" table:formula="of:=[.A66]+1" table:style-name="ce48">
            <text:p>297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OLCA ANGULO</text:p>
          </table:table-cell>
          <table:table-cell office:value-type="string" table:style-name="ce52">
            <text:p>LARA ANGULO ANA MERLIAH</text:p>
          </table:table-cell>
          <table:table-cell office:value-type="string" table:style-name="ce48">
            <text:p>F</text:p>
          </table:table-cell>
          <table:table-cell office:value-type="float" office:value="1762311312" table:style-name="ce52">
            <text:p>176231131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1T00:00:00" table:style-name="ce50">
            <text:p>11/05/24</text:p>
          </table:table-cell>
          <table:table-cell office:value-type="date" office:date-value="2024-07-12T00:00:00" table:formula="of:=IF([.G67]&gt;0;DATE([.G67];[.F67];[.E67]);&quot;&quot;)" table:style-name="ce51">
            <text:p>12/07/2024</text:p>
          </table:table-cell>
          <table:table-cell office:value-type="float" office:value="0" table:formula="of:=DATEDIF([.O67];[.P67];&quot;Y&quot;)" table:style-name="ce49">
            <text:p>0</text:p>
          </table:table-cell>
          <table:table-cell office:value-type="float" office:value="2" table:formula="of:=DATEDIF([.O67];[.P67];&quot;YM&quot;)" table:style-name="ce49">
            <text:p>2</text:p>
          </table:table-cell>
          <table:table-cell office:value-type="float" office:value="1" table:formula="of:=DATEDIF([.O67];[.P67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2844181" table:style-name="ce48">
            <text:p>982844181</text:p>
          </table:table-cell>
          <table:table-cell table:number-columns-repeated="5"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20" table:style-name="ce48"/>
          <table:table-cell office:value-type="date" office:date-value="2024-09-12T00:00:00" table:style-name="ce50">
            <text:p>12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98" table:formula="of:=[.A67]+1" table:style-name="ce48">
            <text:p>298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ARANGO ANGELA</text:p>
          </table:table-cell>
          <table:table-cell office:value-type="string" table:style-name="ce48">
            <text:p>TAIMAL SARANGO EDER</text:p>
          </table:table-cell>
          <table:table-cell office:value-type="string" table:style-name="ce48">
            <text:p>M</text:p>
          </table:table-cell>
          <table:table-cell office:value-type="float" office:value="1762295598" table:style-name="ce48">
            <text:p>176229559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30T00:00:00" table:style-name="ce50">
            <text:p>30/04/24</text:p>
          </table:table-cell>
          <table:table-cell office:value-type="date" office:date-value="2024-07-12T00:00:00" table:formula="of:=IF([.G68]&gt;0;DATE([.G68];[.F68];[.E68]);&quot;&quot;)" table:style-name="ce51">
            <text:p>12/07/2024</text:p>
          </table:table-cell>
          <table:table-cell office:value-type="float" office:value="0" table:formula="of:=DATEDIF([.O68];[.P68];&quot;Y&quot;)" table:style-name="ce49">
            <text:p>0</text:p>
          </table:table-cell>
          <table:table-cell office:value-type="float" office:value="2" table:formula="of:=DATEDIF([.O68];[.P68];&quot;YM&quot;)" table:style-name="ce49">
            <text:p>2</text:p>
          </table:table-cell>
          <table:table-cell office:value-type="float" office:value="12" table:formula="of:=DATEDIF([.O68];[.P68];&quot;MD&quot;)" table:style-name="ce49">
            <text:p>12</text:p>
          </table:table-cell>
          <table:table-cell office:value-type="string" table:style-name="ce48">
            <text:p>MARIANITAS</text:p>
          </table:table-cell>
          <table:table-cell office:value-type="float" office:value="990808135" table:style-name="ce48">
            <text:p>990808135</text:p>
          </table:table-cell>
          <table:table-cell table:number-columns-repeated="5"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20" table:style-name="ce48"/>
          <table:table-cell office:value-type="date" office:date-value="2024-09-12T00:00:00" table:style-name="ce50">
            <text:p>12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299" table:formula="of:=[.A68]+1" table:style-name="ce48">
            <text:p>299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MIRIAN MANOBANDA</text:p>
          </table:table-cell>
          <table:table-cell office:value-type="string" table:style-name="ce52">
            <text:p>SANTILLAN MANOBANDA EMIR JAIDER</text:p>
          </table:table-cell>
          <table:table-cell office:value-type="string" table:style-name="ce48">
            <text:p>M</text:p>
          </table:table-cell>
          <table:table-cell office:value-type="float" office:value="1762311478" table:style-name="ce52">
            <text:p>176231147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2T00:00:00" table:style-name="ce50">
            <text:p>12/05/24</text:p>
          </table:table-cell>
          <table:table-cell office:value-type="date" office:date-value="2024-07-12T00:00:00" table:formula="of:=IF([.G69]&gt;0;DATE([.G69];[.F69];[.E69]);&quot;&quot;)" table:style-name="ce51">
            <text:p>12/07/2024</text:p>
          </table:table-cell>
          <table:table-cell office:value-type="float" office:value="0" table:formula="of:=DATEDIF([.O69];[.P69];&quot;Y&quot;)" table:style-name="ce49">
            <text:p>0</text:p>
          </table:table-cell>
          <table:table-cell office:value-type="float" office:value="2" table:formula="of:=DATEDIF([.O69];[.P69];&quot;YM&quot;)" table:style-name="ce49">
            <text:p>2</text:p>
          </table:table-cell>
          <table:table-cell office:value-type="float" office:value="0" table:formula="of:=DATEDIF([.O69];[.P69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5508680" table:style-name="ce48">
            <text:p>995508680</text:p>
          </table:table-cell>
          <table:table-cell table:number-columns-repeated="5" table:style-name="ce48"/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office:value-type="date" office:date-value="2024-07-12T00:00:00" table:style-name="ce50">
            <text:p>12/07/24</text:p>
          </table:table-cell>
          <table:table-cell table:number-columns-repeated="20" table:style-name="ce48"/>
          <table:table-cell office:value-type="date" office:date-value="2024-09-12T00:00:00" table:style-name="ce50">
            <text:p>12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0" table:formula="of:=[.A69]+1" table:style-name="ce48">
            <text:p>300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TATIANA ZUÑA</text:p>
          </table:table-cell>
          <table:table-cell office:value-type="string" table:style-name="ce52">
            <text:p>CUZME ZUÑA ÉVANGÉLINE ISABELLA</text:p>
          </table:table-cell>
          <table:table-cell office:value-type="string" table:style-name="ce48">
            <text:p>F</text:p>
          </table:table-cell>
          <table:table-cell office:value-type="float" office:value="1762315503" table:style-name="ce48">
            <text:p>176231550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5T00:00:00" table:style-name="ce50">
            <text:p>15/05/24</text:p>
          </table:table-cell>
          <table:table-cell office:value-type="date" office:date-value="2024-07-15T00:00:00" table:formula="of:=IF([.G70]&gt;0;DATE([.G70];[.F70];[.E70]);&quot;&quot;)" table:style-name="ce51">
            <text:p>15/07/2024</text:p>
          </table:table-cell>
          <table:table-cell office:value-type="float" office:value="0" table:formula="of:=DATEDIF([.O70];[.P70];&quot;Y&quot;)" table:style-name="ce49">
            <text:p>0</text:p>
          </table:table-cell>
          <table:table-cell office:value-type="float" office:value="2" table:formula="of:=DATEDIF([.O70];[.P70];&quot;YM&quot;)" table:style-name="ce49">
            <text:p>2</text:p>
          </table:table-cell>
          <table:table-cell office:value-type="float" office:value="0" table:formula="of:=DATEDIF([.O70];[.P70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2872309" table:style-name="ce48">
            <text:p>992872309</text:p>
          </table:table-cell>
          <table:table-cell table:number-columns-repeated="5" table:style-name="ce48"/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table:number-columns-repeated="20" table:style-name="ce48"/>
          <table:table-cell office:value-type="date" office:date-value="2024-09-15T00:00:00" table:style-name="ce50">
            <text:p>15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1" table:formula="of:=[.A70]+1" table:style-name="ce48">
            <text:p>301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IMBAÑA ESTEFANIA</text:p>
          </table:table-cell>
          <table:table-cell office:value-type="string" table:style-name="ce52">
            <text:p>Gonzalez Simbaña Emma Isabel</text:p>
          </table:table-cell>
          <table:table-cell office:value-type="string" table:style-name="ce48">
            <text:p>F</text:p>
          </table:table-cell>
          <table:table-cell office:value-type="float" office:value="1762313979" table:style-name="ce48">
            <text:p>176231397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3T00:00:00" table:style-name="ce50">
            <text:p>13/05/24</text:p>
          </table:table-cell>
          <table:table-cell office:value-type="date" office:date-value="2024-07-15T00:00:00" table:formula="of:=IF([.G71]&gt;0;DATE([.G71];[.F71];[.E71]);&quot;&quot;)" table:style-name="ce51">
            <text:p>15/07/2024</text:p>
          </table:table-cell>
          <table:table-cell office:value-type="float" office:value="0" table:formula="of:=DATEDIF([.O71];[.P71];&quot;Y&quot;)" table:style-name="ce49">
            <text:p>0</text:p>
          </table:table-cell>
          <table:table-cell office:value-type="float" office:value="2" table:formula="of:=DATEDIF([.O71];[.P71];&quot;YM&quot;)" table:style-name="ce49">
            <text:p>2</text:p>
          </table:table-cell>
          <table:table-cell office:value-type="float" office:value="2" table:formula="of:=DATEDIF([.O71];[.P71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95678589" table:style-name="ce48">
            <text:p>995678589</text:p>
          </table:table-cell>
          <table:table-cell table:number-columns-repeated="5" table:style-name="ce48"/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table:number-columns-repeated="20" table:style-name="ce48"/>
          <table:table-cell office:value-type="date" office:date-value="2024-09-15T00:00:00" table:style-name="ce50">
            <text:p>15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2" table:formula="of:=[.A71]+1" table:style-name="ce48">
            <text:p>302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GENY LARA</text:p>
          </table:table-cell>
          <table:table-cell office:value-type="string" table:style-name="ce52">
            <text:p>MAFLA LARA AIMAR ISABELLA</text:p>
          </table:table-cell>
          <table:table-cell office:value-type="string" table:style-name="ce48">
            <text:p>F</text:p>
          </table:table-cell>
          <table:table-cell office:value-type="float" office:value="1762312153" table:style-name="ce48">
            <text:p>176231215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5-12T00:00:00" table:style-name="ce50">
            <text:p>12/05/24</text:p>
          </table:table-cell>
          <table:table-cell office:value-type="date" office:date-value="2024-07-15T00:00:00" table:formula="of:=IF([.G72]&gt;0;DATE([.G72];[.F72];[.E72]);&quot;&quot;)" table:style-name="ce51">
            <text:p>15/07/2024</text:p>
          </table:table-cell>
          <table:table-cell office:value-type="float" office:value="0" table:formula="of:=DATEDIF([.O72];[.P72];&quot;Y&quot;)" table:style-name="ce49">
            <text:p>0</text:p>
          </table:table-cell>
          <table:table-cell office:value-type="float" office:value="2" table:formula="of:=DATEDIF([.O72];[.P72];&quot;YM&quot;)" table:style-name="ce49">
            <text:p>2</text:p>
          </table:table-cell>
          <table:table-cell office:value-type="float" office:value="3" table:formula="of:=DATEDIF([.O72];[.P72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79553293" table:style-name="ce48">
            <text:p>979553293</text:p>
          </table:table-cell>
          <table:table-cell table:number-columns-repeated="5" table:style-name="ce48"/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office:value-type="date" office:date-value="2024-07-15T00:00:00" table:style-name="ce50">
            <text:p>15/07/24</text:p>
          </table:table-cell>
          <table:table-cell table:number-columns-repeated="20" table:style-name="ce48"/>
          <table:table-cell office:value-type="date" office:date-value="2024-09-15T00:00:00" table:style-name="ce50">
            <text:p>15/09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3" table:formula="of:=[.A72]+1" table:style-name="ce48">
            <text:p>303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48">
            <text:p>8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LARA VALENZUELA EDITH DIANA</text:p>
          </table:table-cell>
          <table:table-cell office:value-type="string" table:style-name="ce48">
            <text:p>LARA VALENZUELA SARA</text:p>
          </table:table-cell>
          <table:table-cell office:value-type="string" table:style-name="ce48">
            <text:p>F</text:p>
          </table:table-cell>
          <table:table-cell office:value-type="string" table:style-name="ce52">
            <text:p>SAELAV1720240609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6-09T00:00:00" table:style-name="ce50">
            <text:p>09/06/24</text:p>
          </table:table-cell>
          <table:table-cell office:value-type="date" office:date-value="2024-08-02T00:00:00" table:formula="of:=IF([.G73]&gt;0;DATE([.G73];[.F73];[.E73]);&quot;&quot;)" table:style-name="ce51">
            <text:p>02/08/2024</text:p>
          </table:table-cell>
          <table:table-cell office:value-type="float" office:value="0" table:formula="of:=DATEDIF([.O73];[.P73];&quot;Y&quot;)" table:style-name="ce49">
            <text:p>0</text:p>
          </table:table-cell>
          <table:table-cell office:value-type="float" office:value="1" table:formula="of:=DATEDIF([.O73];[.P73];&quot;YM&quot;)" table:style-name="ce49">
            <text:p>1</text:p>
          </table:table-cell>
          <table:table-cell office:value-type="float" office:value="24" table:formula="of:=DATEDIF([.O73];[.P73];&quot;MD&quot;)" table:style-name="ce49">
            <text:p>24</text:p>
          </table:table-cell>
          <table:table-cell office:value-type="string" table:style-name="ce48">
            <text:p>MARIANITAS</text:p>
          </table:table-cell>
          <table:table-cell office:value-type="float" office:value="997564335" table:style-name="ce48">
            <text:p>997564335</text:p>
          </table:table-cell>
          <table:table-cell table:number-columns-repeated="4" table:style-name="ce48"/>
          <table:table-cell office:value-type="date" office:date-value="2024-08-02T00:00:00" table:style-name="ce50">
            <text:p>02/08/24</text:p>
          </table:table-cell>
          <table:table-cell table:number-columns-repeated="24" table:style-name="ce48"/>
          <table:table-cell office:value-type="date" office:date-value="2024-08-09T00:00:00" table:style-name="ce50">
            <text:p>09/08/24</text:p>
          </table:table-cell>
          <table:table-cell office:value-type="string" table:style-name="ce2">
            <text:p>PARTO EN CASA</text:p>
          </table:table-cell>
          <table:table-cell table:number-columns-repeated="16332"/>
        </table:table-row>
        <table:table-row table:style-name="ro5">
          <table:table-cell office:value-type="float" office:value="304" table:formula="of:=[.A73]+1" table:style-name="ce48">
            <text:p>304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2" table:style-name="ce48">
            <text:p>12</text:p>
          </table:table-cell>
          <table:table-cell office:value-type="float" office:value="8" table:style-name="ce48">
            <text:p>8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PAVON STEFANIA</text:p>
          </table:table-cell>
          <table:table-cell office:value-type="string" table:style-name="ce48">
            <text:p>ISABELLA AVILES PAVON</text:p>
          </table:table-cell>
          <table:table-cell office:value-type="string" table:style-name="ce48">
            <text:p>F</text:p>
          </table:table-cell>
          <table:table-cell office:value-type="float" office:value="1762353082" table:style-name="ce48">
            <text:p>176235308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6-12T00:00:00" table:style-name="ce50">
            <text:p>12/06/24</text:p>
          </table:table-cell>
          <table:table-cell office:value-type="date" office:date-value="2024-08-12T00:00:00" table:formula="of:=IF([.G74]&gt;0;DATE([.G74];[.F74];[.E74]);&quot;&quot;)" table:style-name="ce51">
            <text:p>12/08/2024</text:p>
          </table:table-cell>
          <table:table-cell office:value-type="float" office:value="0" table:formula="of:=DATEDIF([.O74];[.P74];&quot;Y&quot;)" table:style-name="ce49">
            <text:p>0</text:p>
          </table:table-cell>
          <table:table-cell office:value-type="float" office:value="2" table:formula="of:=DATEDIF([.O74];[.P74];&quot;YM&quot;)" table:style-name="ce49">
            <text:p>2</text:p>
          </table:table-cell>
          <table:table-cell office:value-type="float" office:value="0" table:formula="of:=DATEDIF([.O74];[.P7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0722544" table:style-name="ce48">
            <text:p>990722544</text:p>
          </table:table-cell>
          <table:table-cell table:number-columns-repeated="5" table:style-name="ce48"/>
          <table:table-cell office:value-type="date" office:date-value="2024-08-12T00:00:00" table:style-name="ce50">
            <text:p>12/08/24</text:p>
          </table:table-cell>
          <table:table-cell office:value-type="date" office:date-value="2024-08-12T00:00:00" table:style-name="ce50">
            <text:p>12/08/24</text:p>
          </table:table-cell>
          <table:table-cell office:value-type="date" office:date-value="2024-08-12T00:00:00" table:style-name="ce50">
            <text:p>12/08/24</text:p>
          </table:table-cell>
          <table:table-cell office:value-type="date" office:date-value="2024-08-12T00:00:00" table:style-name="ce50">
            <text:p>12/08/24</text:p>
          </table:table-cell>
          <table:table-cell table:number-columns-repeated="20" table:style-name="ce48"/>
          <table:table-cell office:value-type="date" office:date-value="2024-10-12T00:00:00" table:style-name="ce50">
            <text:p>12/10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5" table:formula="of:=[.A74]+1" table:style-name="ce48">
            <text:p>305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19" table:style-name="ce48">
            <text:p>19</text:p>
          </table:table-cell>
          <table:table-cell office:value-type="float" office:value="8" table:style-name="ce48">
            <text:p>8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XIMENA QUINTERO</text:p>
          </table:table-cell>
          <table:table-cell office:value-type="string" table:style-name="ce52">
            <text:p>Nazareno Quintero Kelian Adriel</text:p>
          </table:table-cell>
          <table:table-cell office:value-type="string" table:style-name="ce48">
            <text:p>M</text:p>
          </table:table-cell>
          <table:table-cell office:value-type="float" office:value="1762353637" table:style-name="ce52">
            <text:p>176235363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6-14T00:00:00" table:style-name="ce50">
            <text:p>14/06/24</text:p>
          </table:table-cell>
          <table:table-cell office:value-type="date" office:date-value="2024-08-19T00:00:00" table:formula="of:=IF([.G75]&gt;0;DATE([.G75];[.F75];[.E75]);&quot;&quot;)" table:style-name="ce51">
            <text:p>19/08/2024</text:p>
          </table:table-cell>
          <table:table-cell office:value-type="float" office:value="0" table:formula="of:=DATEDIF([.O75];[.P75];&quot;Y&quot;)" table:style-name="ce49">
            <text:p>0</text:p>
          </table:table-cell>
          <table:table-cell office:value-type="float" office:value="2" table:formula="of:=DATEDIF([.O75];[.P75];&quot;YM&quot;)" table:style-name="ce49">
            <text:p>2</text:p>
          </table:table-cell>
          <table:table-cell office:value-type="float" office:value="5" table:formula="of:=DATEDIF([.O75];[.P75];&quot;MD&quot;)" table:style-name="ce49">
            <text:p>5</text:p>
          </table:table-cell>
          <table:table-cell office:value-type="string" table:style-name="ce48">
            <text:p>MARIANITAS</text:p>
          </table:table-cell>
          <table:table-cell office:value-type="float" office:value="994396958" table:style-name="ce48">
            <text:p>994396958</text:p>
          </table:table-cell>
          <table:table-cell table:number-columns-repeated="5" table:style-name="ce48"/>
          <table:table-cell office:value-type="date" office:date-value="2024-08-19T00:00:00" table:style-name="ce50">
            <text:p>19/08/24</text:p>
          </table:table-cell>
          <table:table-cell office:value-type="date" office:date-value="2024-08-19T00:00:00" table:style-name="ce50">
            <text:p>19/08/24</text:p>
          </table:table-cell>
          <table:table-cell office:value-type="date" office:date-value="2024-08-19T00:00:00" table:style-name="ce50">
            <text:p>19/08/24</text:p>
          </table:table-cell>
          <table:table-cell office:value-type="date" office:date-value="2024-08-19T00:00:00" table:style-name="ce50">
            <text:p>19/08/24</text:p>
          </table:table-cell>
          <table:table-cell table:number-columns-repeated="20" table:style-name="ce48"/>
          <table:table-cell office:value-type="date" office:date-value="2024-10-19T00:00:00" table:style-name="ce50">
            <text:p>19/10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6" table:formula="of:=[.A75]+1" table:style-name="ce48">
            <text:p>306</text:p>
          </table:table-cell>
          <table:table-cell office:value-type="float" office:value="1767" table:style-name="ce48">
            <text:p>1767</text:p>
          </table:table-cell>
          <table:table-cell office:value-type="string" table:style-name="ce49">
            <text:p>17D03</text:p>
          </table:table-cell>
          <table:table-cell office:value-type="string" table:style-name="ce49">
            <text:p>MARIANITAS</text:p>
          </table:table-cell>
          <table:table-cell office:value-type="float" office:value="29" table:style-name="ce48">
            <text:p>29</text:p>
          </table:table-cell>
          <table:table-cell office:value-type="float" office:value="8" table:style-name="ce48">
            <text:p>8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DIANA MENDOZA</text:p>
          </table:table-cell>
          <table:table-cell office:value-type="string" table:style-name="ce52">
            <text:p>Sanmartin Mendoza Julian Ezequiel</text:p>
          </table:table-cell>
          <table:table-cell office:value-type="string" table:style-name="ce48">
            <text:p>M</text:p>
          </table:table-cell>
          <table:table-cell office:value-type="float" office:value="1762372066" table:style-name="ce48">
            <text:p>176237206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6-29T00:00:00" table:style-name="ce50">
            <text:p>29/06/24</text:p>
          </table:table-cell>
          <table:table-cell office:value-type="date" office:date-value="2024-08-29T00:00:00" table:formula="of:=IF([.G76]&gt;0;DATE([.G76];[.F76];[.E76]);&quot;&quot;)" table:style-name="ce51">
            <text:p>29/08/2024</text:p>
          </table:table-cell>
          <table:table-cell office:value-type="float" office:value="0" table:formula="of:=DATEDIF([.O76];[.P76];&quot;Y&quot;)" table:style-name="ce49">
            <text:p>0</text:p>
          </table:table-cell>
          <table:table-cell office:value-type="float" office:value="2" table:formula="of:=DATEDIF([.O76];[.P76];&quot;YM&quot;)" table:style-name="ce49">
            <text:p>2</text:p>
          </table:table-cell>
          <table:table-cell office:value-type="float" office:value="0" table:formula="of:=DATEDIF([.O76];[.P76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79078085" table:style-name="ce48">
            <text:p>979078085</text:p>
          </table:table-cell>
          <table:table-cell table:number-columns-repeated="5" table:style-name="ce48"/>
          <table:table-cell office:value-type="date" office:date-value="2024-08-29T00:00:00" table:style-name="ce50">
            <text:p>29/08/24</text:p>
          </table:table-cell>
          <table:table-cell office:value-type="date" office:date-value="2024-08-29T00:00:00" table:style-name="ce50">
            <text:p>29/08/24</text:p>
          </table:table-cell>
          <table:table-cell office:value-type="date" office:date-value="2024-08-29T00:00:00" table:style-name="ce50">
            <text:p>29/08/24</text:p>
          </table:table-cell>
          <table:table-cell office:value-type="date" office:date-value="2024-08-29T00:00:00" table:style-name="ce50">
            <text:p>29/08/24</text:p>
          </table:table-cell>
          <table:table-cell table:number-columns-repeated="20" table:style-name="ce48"/>
          <table:table-cell office:value-type="date" office:date-value="2024-10-29T00:00:00" table:style-name="ce50">
            <text:p>29/10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7" table:formula="of:=[.A76]+1" table:style-name="ce48">
            <text:p>307</text:p>
          </table:table-cell>
          <table:table-cell table:style-name="ce48"/>
          <table:table-cell office:value-type="string" office:string-value="" table:formula="of:=IF(LEN([.B77])&lt;&gt;0;VLOOKUP([.$B77];;7;0);&quot;&quot;)" table:style-name="ce49"/>
          <table:table-cell office:value-type="string" office:string-value="" table:formula="of:=IF(LEN([.B77])&lt;&gt;0;VLOOKUP([.$B77];;2;0);&quot;&quot;)" table:style-name="ce49"/>
          <table:table-cell office:value-type="float" office:value="6" table:style-name="ce48">
            <text:p>6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ENNY POMA</text:p>
          </table:table-cell>
          <table:table-cell office:value-type="string" table:style-name="ce52">
            <text:p>ZAMBRANO POMA MAITE ABIGAIL</text:p>
          </table:table-cell>
          <table:table-cell office:value-type="string" table:style-name="ce48">
            <text:p>F</text:p>
          </table:table-cell>
          <table:table-cell office:value-type="float" office:value="1762379442" table:style-name="ce52">
            <text:p>176237944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06T00:00:00" table:style-name="ce50">
            <text:p>06/07/24</text:p>
          </table:table-cell>
          <table:table-cell office:value-type="date" office:date-value="2024-09-06T00:00:00" table:formula="of:=IF([.G77]&gt;0;DATE([.G77];[.F77];[.E77]);&quot;&quot;)" table:style-name="ce51">
            <text:p>06/09/2024</text:p>
          </table:table-cell>
          <table:table-cell office:value-type="float" office:value="0" table:formula="of:=DATEDIF([.O77];[.P77];&quot;Y&quot;)" table:style-name="ce49">
            <text:p>0</text:p>
          </table:table-cell>
          <table:table-cell office:value-type="float" office:value="2" table:formula="of:=DATEDIF([.O77];[.P77];&quot;YM&quot;)" table:style-name="ce49">
            <text:p>2</text:p>
          </table:table-cell>
          <table:table-cell office:value-type="float" office:value="0" table:formula="of:=DATEDIF([.O77];[.P77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8436935" table:style-name="ce48">
            <text:p>988436935</text:p>
          </table:table-cell>
          <table:table-cell table:number-columns-repeated="5" table:style-name="ce48"/>
          <table:table-cell office:value-type="date" office:date-value="2024-09-06T00:00:00" table:style-name="ce50">
            <text:p>06/09/24</text:p>
          </table:table-cell>
          <table:table-cell office:value-type="date" office:date-value="2024-09-06T00:00:00" table:style-name="ce50">
            <text:p>06/09/24</text:p>
          </table:table-cell>
          <table:table-cell office:value-type="date" office:date-value="2024-09-06T00:00:00" table:style-name="ce50">
            <text:p>06/09/24</text:p>
          </table:table-cell>
          <table:table-cell office:value-type="date" office:date-value="2024-09-06T00:00:00" table:style-name="ce50">
            <text:p>06/09/24</text:p>
          </table:table-cell>
          <table:table-cell table:number-columns-repeated="20" table:style-name="ce48"/>
          <table:table-cell office:value-type="date" office:date-value="2024-11-06T00:00:00" table:style-name="ce50">
            <text:p>06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8" table:formula="of:=[.A77]+1" table:style-name="ce48">
            <text:p>308</text:p>
          </table:table-cell>
          <table:table-cell table:style-name="ce48"/>
          <table:table-cell office:value-type="string" office:string-value="" table:formula="of:=IF(LEN([.B78])&lt;&gt;0;VLOOKUP([.$B78];;7;0);&quot;&quot;)" table:style-name="ce49"/>
          <table:table-cell office:value-type="string" office:string-value="" table:formula="of:=IF(LEN([.B78])&lt;&gt;0;VLOOKUP([.$B78];;2;0);&quot;&quot;)" table:style-name="ce49"/>
          <table:table-cell office:value-type="float" office:value="11" table:style-name="ce48">
            <text:p>11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CATOTA ESTEFANY</text:p>
          </table:table-cell>
          <table:table-cell office:value-type="string" table:style-name="ce52">
            <text:p>CUENCA CATOTA JAVIER ZAID</text:p>
          </table:table-cell>
          <table:table-cell office:value-type="string" table:style-name="ce48">
            <text:p>M</text:p>
          </table:table-cell>
          <table:table-cell office:value-type="float" office:value="1762385308" table:style-name="ce48">
            <text:p>176238530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10T00:00:00" table:style-name="ce50">
            <text:p>10/07/24</text:p>
          </table:table-cell>
          <table:table-cell office:value-type="date" office:date-value="2024-09-11T00:00:00" table:formula="of:=IF([.G78]&gt;0;DATE([.G78];[.F78];[.E78]);&quot;&quot;)" table:style-name="ce51">
            <text:p>11/09/2024</text:p>
          </table:table-cell>
          <table:table-cell office:value-type="float" office:value="0" table:formula="of:=DATEDIF([.O78];[.P78];&quot;Y&quot;)" table:style-name="ce49">
            <text:p>0</text:p>
          </table:table-cell>
          <table:table-cell office:value-type="float" office:value="2" table:formula="of:=DATEDIF([.O78];[.P78];&quot;YM&quot;)" table:style-name="ce49">
            <text:p>2</text:p>
          </table:table-cell>
          <table:table-cell office:value-type="float" office:value="1" table:formula="of:=DATEDIF([.O78];[.P78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62898007" table:style-name="ce48">
            <text:p>962898007</text:p>
          </table:table-cell>
          <table:table-cell table:number-columns-repeated="5" table:style-name="ce48"/>
          <table:table-cell office:value-type="date" office:date-value="2024-09-11T00:00:00" table:style-name="ce50">
            <text:p>11/09/24</text:p>
          </table:table-cell>
          <table:table-cell office:value-type="date" office:date-value="2024-09-11T00:00:00" table:style-name="ce50">
            <text:p>11/09/24</text:p>
          </table:table-cell>
          <table:table-cell office:value-type="date" office:date-value="2024-09-11T00:00:00" table:style-name="ce50">
            <text:p>11/09/24</text:p>
          </table:table-cell>
          <table:table-cell office:value-type="date" office:date-value="2024-09-11T00:00:00" table:style-name="ce50">
            <text:p>11/09/24</text:p>
          </table:table-cell>
          <table:table-cell table:number-columns-repeated="20" table:style-name="ce48"/>
          <table:table-cell office:value-type="date" office:date-value="2024-11-11T00:00:00" table:style-name="ce50">
            <text:p>11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09" table:formula="of:=[.A78]+1" table:style-name="ce48">
            <text:p>309</text:p>
          </table:table-cell>
          <table:table-cell table:style-name="ce48"/>
          <table:table-cell office:value-type="string" office:string-value="" table:formula="of:=IF(LEN([.B79])&lt;&gt;0;VLOOKUP([.$B79];;7;0);&quot;&quot;)" table:style-name="ce49"/>
          <table:table-cell office:value-type="string" office:string-value="" table:formula="of:=IF(LEN([.B79])&lt;&gt;0;VLOOKUP([.$B79];;2;0);&quot;&quot;)" table:style-name="ce49"/>
          <table:table-cell office:value-type="float" office:value="24" table:style-name="ce48">
            <text:p>24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TATIANA COLLAGUAZO</text:p>
          </table:table-cell>
          <table:table-cell office:value-type="string" table:style-name="ce52">
            <text:p>Barahona Collaguazo Martin David</text:p>
          </table:table-cell>
          <table:table-cell office:value-type="string" table:style-name="ce48">
            <text:p>M</text:p>
          </table:table-cell>
          <table:table-cell office:value-type="float" office:value="1762396768" table:style-name="ce48">
            <text:p>176239676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21T00:00:00" table:style-name="ce50">
            <text:p>21/07/24</text:p>
          </table:table-cell>
          <table:table-cell office:value-type="date" office:date-value="2024-09-24T00:00:00" table:formula="of:=IF([.G79]&gt;0;DATE([.G79];[.F79];[.E79]);&quot;&quot;)" table:style-name="ce51">
            <text:p>24/09/2024</text:p>
          </table:table-cell>
          <table:table-cell office:value-type="float" office:value="0" table:formula="of:=DATEDIF([.O79];[.P79];&quot;Y&quot;)" table:style-name="ce49">
            <text:p>0</text:p>
          </table:table-cell>
          <table:table-cell office:value-type="float" office:value="2" table:formula="of:=DATEDIF([.O79];[.P79];&quot;YM&quot;)" table:style-name="ce49">
            <text:p>2</text:p>
          </table:table-cell>
          <table:table-cell office:value-type="float" office:value="3" table:formula="of:=DATEDIF([.O79];[.P79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88648996" table:style-name="ce48">
            <text:p>988648996</text:p>
          </table:table-cell>
          <table:table-cell table:number-columns-repeated="5" table:style-name="ce48"/>
          <table:table-cell office:value-type="date" office:date-value="2024-09-24T00:00:00" table:style-name="ce50">
            <text:p>24/09/24</text:p>
          </table:table-cell>
          <table:table-cell office:value-type="date" office:date-value="2024-09-24T00:00:00" table:style-name="ce50">
            <text:p>24/09/24</text:p>
          </table:table-cell>
          <table:table-cell office:value-type="date" office:date-value="2024-09-24T00:00:00" table:style-name="ce50">
            <text:p>24/09/24</text:p>
          </table:table-cell>
          <table:table-cell office:value-type="date" office:date-value="2024-09-24T00:00:00" table:style-name="ce50">
            <text:p>24/09/24</text:p>
          </table:table-cell>
          <table:table-cell table:number-columns-repeated="20" table:style-name="ce48"/>
          <table:table-cell office:value-type="date" office:date-value="2024-11-24T00:00:00" table:style-name="ce50">
            <text:p>24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10" table:formula="of:=[.A79]+1" table:style-name="ce48">
            <text:p>310</text:p>
          </table:table-cell>
          <table:table-cell table:style-name="ce48"/>
          <table:table-cell office:value-type="string" office:string-value="" table:formula="of:=IF(LEN([.B80])&lt;&gt;0;VLOOKUP([.$B80];;7;0);&quot;&quot;)" table:style-name="ce49"/>
          <table:table-cell office:value-type="string" office:string-value="" table:formula="of:=IF(LEN([.B80])&lt;&gt;0;VLOOKUP([.$B80];;2;0);&quot;&quot;)" table:style-name="ce49"/>
          <table:table-cell office:value-type="float" office:value="27" table:style-name="ce48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SANDRA VELA</text:p>
          </table:table-cell>
          <table:table-cell office:value-type="string" table:style-name="ce52">
            <text:p>JACOME PINZA THIAGO ANDRES</text:p>
          </table:table-cell>
          <table:table-cell office:value-type="string" table:style-name="ce48">
            <text:p>M</text:p>
          </table:table-cell>
          <table:table-cell office:value-type="float" office:value="1762439873" table:style-name="ce48">
            <text:p>176243987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27T00:00:00" table:style-name="ce50">
            <text:p>27/07/24</text:p>
          </table:table-cell>
          <table:table-cell office:value-type="date" office:date-value="2024-09-27T00:00:00" table:formula="of:=IF([.G80]&gt;0;DATE([.G80];[.F80];[.E80]);&quot;&quot;)" table:style-name="ce51">
            <text:p>27/09/2024</text:p>
          </table:table-cell>
          <table:table-cell office:value-type="float" office:value="0" table:formula="of:=DATEDIF([.O80];[.P80];&quot;Y&quot;)" table:style-name="ce49">
            <text:p>0</text:p>
          </table:table-cell>
          <table:table-cell office:value-type="float" office:value="2" table:formula="of:=DATEDIF([.O80];[.P80];&quot;YM&quot;)" table:style-name="ce49">
            <text:p>2</text:p>
          </table:table-cell>
          <table:table-cell office:value-type="float" office:value="0" table:formula="of:=DATEDIF([.O80];[.P80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9336034" table:style-name="ce48">
            <text:p>989336034</text:p>
          </table:table-cell>
          <table:table-cell table:number-columns-repeated="5" table:style-name="ce48"/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table:number-columns-repeated="20" table:style-name="ce48"/>
          <table:table-cell office:value-type="date" office:date-value="2024-11-27T00:00:00" table:style-name="ce50">
            <text:p>27/11/24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11" table:formula="of:=[.A80]+1" table:style-name="ce48">
            <text:p>311</text:p>
          </table:table-cell>
          <table:table-cell table:style-name="ce48"/>
          <table:table-cell office:value-type="string" office:string-value="" table:formula="of:=IF(LEN([.B81])&lt;&gt;0;VLOOKUP([.$B81];;7;0);&quot;&quot;)" table:style-name="ce49"/>
          <table:table-cell office:value-type="string" office:string-value="" table:formula="of:=IF(LEN([.B81])&lt;&gt;0;VLOOKUP([.$B81];;2;0);&quot;&quot;)" table:style-name="ce49"/>
          <table:table-cell office:value-type="float" office:value="27" table:style-name="ce48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MANDA CHUQUIZAN</text:p>
          </table:table-cell>
          <table:table-cell office:value-type="string" table:style-name="ce52">
            <text:p>ALDAZ CHUQUIZAN ANTHON FRANK</text:p>
          </table:table-cell>
          <table:table-cell office:value-type="string" table:style-name="ce48">
            <text:p>M</text:p>
          </table:table-cell>
          <table:table-cell office:value-type="float" office:value="1762403788" table:style-name="ce52">
            <text:p>176240378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26T00:00:00" table:style-name="ce50">
            <text:p>26/07/24</text:p>
          </table:table-cell>
          <table:table-cell office:value-type="date" office:date-value="2024-09-27T00:00:00" table:formula="of:=IF([.G81]&gt;0;DATE([.G81];[.F81];[.E81]);&quot;&quot;)" table:style-name="ce51">
            <text:p>27/09/2024</text:p>
          </table:table-cell>
          <table:table-cell office:value-type="float" office:value="0" table:formula="of:=DATEDIF([.O81];[.P81];&quot;Y&quot;)" table:style-name="ce49">
            <text:p>0</text:p>
          </table:table-cell>
          <table:table-cell office:value-type="float" office:value="2" table:formula="of:=DATEDIF([.O81];[.P81];&quot;YM&quot;)" table:style-name="ce49">
            <text:p>2</text:p>
          </table:table-cell>
          <table:table-cell office:value-type="float" office:value="1" table:formula="of:=DATEDIF([.O81];[.P81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67761025" table:style-name="ce48">
            <text:p>967761025</text:p>
          </table:table-cell>
          <table:table-cell table:number-columns-repeated="5" table:style-name="ce48"/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office:value-type="date" office:date-value="2024-09-27T00:00:00" table:style-name="ce50">
            <text:p>27/09/24</text:p>
          </table:table-cell>
          <table:table-cell table:number-columns-repeated="20" table:style-name="ce48"/>
          <table:table-cell office:value-type="date" office:date-value="2024-11-27T00:00:00" table:style-name="ce50">
            <text:p>27/11/24</text:p>
          </table:table-cell>
          <table:table-cell table:number-columns-repeated="16333"/>
        </table:table-row>
        <table:table-row table:style-name="ro5">
          <table:table-cell office:value-type="float" office:value="312" table:formula="of:=[.A81]+1" table:style-name="ce48">
            <text:p>312</text:p>
          </table:table-cell>
          <table:table-cell table:style-name="ce48"/>
          <table:table-cell office:value-type="string" office:string-value="" table:formula="of:=IF(LEN([.B82])&lt;&gt;0;VLOOKUP([.$B82];;7;0);&quot;&quot;)" table:style-name="ce49"/>
          <table:table-cell office:value-type="string" office:string-value="" table:formula="of:=IF(LEN([.B82])&lt;&gt;0;VLOOKUP([.$B82];;2;0);&quot;&quot;)" table:style-name="ce49"/>
          <table:table-cell office:value-type="float" office:value="30" table:style-name="ce48">
            <text:p>30</text:p>
          </table:table-cell>
          <table:table-cell office:value-type="float" office:value="9" table:style-name="ce48">
            <text:p>9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FERNANDA CEVALLOS</text:p>
          </table:table-cell>
          <table:table-cell office:value-type="string" table:style-name="ce52">
            <text:p>FLORES CEVALLOS FIORELLA ZERASADE</text:p>
          </table:table-cell>
          <table:table-cell office:value-type="string" table:style-name="ce48">
            <text:p>F</text:p>
          </table:table-cell>
          <table:table-cell office:value-type="float" office:value="1762404968" table:style-name="ce48">
            <text:p>176240496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28T00:00:00" table:style-name="ce50">
            <text:p>28/07/24</text:p>
          </table:table-cell>
          <table:table-cell office:value-type="date" office:date-value="2024-09-30T00:00:00" table:formula="of:=IF([.G82]&gt;0;DATE([.G82];[.F82];[.E82]);&quot;&quot;)" table:style-name="ce51">
            <text:p>30/09/2024</text:p>
          </table:table-cell>
          <table:table-cell office:value-type="float" office:value="0" table:formula="of:=DATEDIF([.O82];[.P82];&quot;Y&quot;)" table:style-name="ce49">
            <text:p>0</text:p>
          </table:table-cell>
          <table:table-cell office:value-type="float" office:value="2" table:formula="of:=DATEDIF([.O82];[.P82];&quot;YM&quot;)" table:style-name="ce49">
            <text:p>2</text:p>
          </table:table-cell>
          <table:table-cell office:value-type="float" office:value="2" table:formula="of:=DATEDIF([.O82];[.P82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63914881" table:style-name="ce48">
            <text:p>963914881</text:p>
          </table:table-cell>
          <table:table-cell table:number-columns-repeated="5" table:style-name="ce48"/>
          <table:table-cell office:value-type="date" office:date-value="2024-09-30T00:00:00" table:style-name="ce50">
            <text:p>30/09/24</text:p>
          </table:table-cell>
          <table:table-cell office:value-type="date" office:date-value="2024-09-30T00:00:00" table:style-name="ce50">
            <text:p>30/09/24</text:p>
          </table:table-cell>
          <table:table-cell office:value-type="date" office:date-value="2024-09-30T00:00:00" table:style-name="ce50">
            <text:p>30/09/24</text:p>
          </table:table-cell>
          <table:table-cell office:value-type="date" office:date-value="2024-09-30T00:00:00" table:style-name="ce50">
            <text:p>30/09/24</text:p>
          </table:table-cell>
          <table:table-cell table:number-columns-repeated="20" table:style-name="ce48"/>
          <table:table-cell office:value-type="date" office:date-value="2024-11-30T00:00:00" table:style-name="ce50">
            <text:p>30/11/24</text:p>
          </table:table-cell>
          <table:table-cell table:number-columns-repeated="16333"/>
        </table:table-row>
        <table:table-row table:style-name="ro5">
          <table:table-cell office:value-type="float" office:value="313" table:formula="of:=[.A82]+1" table:style-name="ce48">
            <text:p>313</text:p>
          </table:table-cell>
          <table:table-cell table:style-name="ce48"/>
          <table:table-cell office:value-type="string" office:string-value="" table:formula="of:=IF(LEN([.B83])&lt;&gt;0;VLOOKUP([.$B83];;7;0);&quot;&quot;)" table:style-name="ce49"/>
          <table:table-cell office:value-type="string" office:string-value="" table:formula="of:=IF(LEN([.B83])&lt;&gt;0;VLOOKUP([.$B83];;2;0);&quot;&quot;)" table:style-name="ce49"/>
          <table:table-cell office:value-type="float" office:value="25" table:style-name="ce48">
            <text:p>25</text:p>
          </table:table-cell>
          <table:table-cell office:value-type="float" office:value="10" table:style-name="ce48">
            <text:p>10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AGUAIZA ZOILA</text:p>
          </table:table-cell>
          <table:table-cell office:value-type="string" table:style-name="ce52">
            <text:p>TUQUERRES AGUAIZA MATHIAS NICOLAS</text:p>
          </table:table-cell>
          <table:table-cell office:value-type="string" table:style-name="ce48">
            <text:p>M</text:p>
          </table:table-cell>
          <table:table-cell office:value-type="float" office:value="1762435756" table:style-name="ce52">
            <text:p>176243575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8-23T00:00:00" table:style-name="ce50">
            <text:p>23/08/24</text:p>
          </table:table-cell>
          <table:table-cell office:value-type="date" office:date-value="2024-10-25T00:00:00" table:formula="of:=IF([.G83]&gt;0;DATE([.G83];[.F83];[.E83]);&quot;&quot;)" table:style-name="ce51">
            <text:p>25/10/2024</text:p>
          </table:table-cell>
          <table:table-cell office:value-type="float" office:value="0" table:formula="of:=DATEDIF([.O83];[.P83];&quot;Y&quot;)" table:style-name="ce49">
            <text:p>0</text:p>
          </table:table-cell>
          <table:table-cell office:value-type="float" office:value="2" table:formula="of:=DATEDIF([.O83];[.P83];&quot;YM&quot;)" table:style-name="ce49">
            <text:p>2</text:p>
          </table:table-cell>
          <table:table-cell office:value-type="float" office:value="2" table:formula="of:=DATEDIF([.O83];[.P83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87345137" table:style-name="ce48">
            <text:p>987345137</text:p>
          </table:table-cell>
          <table:table-cell table:number-columns-repeated="4" table:style-name="ce48"/>
          <table:table-cell office:value-type="date" office:date-value="2024-10-25T00:00:00" table:style-name="ce50">
            <text:p>25/10/24</text:p>
          </table:table-cell>
          <table:table-cell office:value-type="date" office:date-value="2024-10-25T00:00:00" table:style-name="ce50">
            <text:p>25/10/24</text:p>
          </table:table-cell>
          <table:table-cell office:value-type="date" office:date-value="2024-10-25T00:00:00" table:style-name="ce50">
            <text:p>25/10/24</text:p>
          </table:table-cell>
          <table:table-cell office:value-type="date" office:date-value="2024-10-25T00:00:00" table:style-name="ce50">
            <text:p>25/10/24</text:p>
          </table:table-cell>
          <table:table-cell office:value-type="date" office:date-value="2024-10-25T00:00:00" table:style-name="ce50">
            <text:p>25/10/24</text:p>
          </table:table-cell>
          <table:table-cell table:number-columns-repeated="20" table:style-name="ce48"/>
          <table:table-cell office:value-type="date" office:date-value="2024-12-25T00:00:00" table:style-name="ce50">
            <text:p>25/12/24</text:p>
          </table:table-cell>
          <table:table-cell table:number-columns-repeated="16333"/>
        </table:table-row>
        <table:table-row table:style-name="ro5">
          <table:table-cell office:value-type="float" office:value="314" table:formula="of:=[.A83]+1" table:style-name="ce48">
            <text:p>314</text:p>
          </table:table-cell>
          <table:table-cell table:style-name="ce48"/>
          <table:table-cell office:value-type="string" office:string-value="" table:formula="of:=IF(LEN([.B84])&lt;&gt;0;VLOOKUP([.$B84];;7;0);&quot;&quot;)" table:style-name="ce49"/>
          <table:table-cell office:value-type="string" office:string-value="" table:formula="of:=IF(LEN([.B84])&lt;&gt;0;VLOOKUP([.$B84];;2;0);&quot;&quot;)" table:style-name="ce49"/>
          <table:table-cell office:value-type="float" office:value="28" table:style-name="ce48">
            <text:p>28</text:p>
          </table:table-cell>
          <table:table-cell office:value-type="float" office:value="10" table:style-name="ce48">
            <text:p>10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JOSSELIN VEGA</text:p>
          </table:table-cell>
          <table:table-cell office:value-type="string" table:style-name="ce52">
            <text:p>PILLAJO VEGA AITANA CHARLOTTE</text:p>
          </table:table-cell>
          <table:table-cell office:value-type="string" table:style-name="ce48">
            <text:p>F</text:p>
          </table:table-cell>
          <table:table-cell office:value-type="float" office:value="1762441515" table:style-name="ce52">
            <text:p>176244151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8-28T00:00:00" table:style-name="ce50">
            <text:p>28/08/24</text:p>
          </table:table-cell>
          <table:table-cell office:value-type="date" office:date-value="2024-10-28T00:00:00" table:formula="of:=IF([.G84]&gt;0;DATE([.G84];[.F84];[.E84]);&quot;&quot;)" table:style-name="ce51">
            <text:p>28/10/2024</text:p>
          </table:table-cell>
          <table:table-cell office:value-type="float" office:value="0" table:formula="of:=DATEDIF([.O84];[.P84];&quot;Y&quot;)" table:style-name="ce49">
            <text:p>0</text:p>
          </table:table-cell>
          <table:table-cell office:value-type="float" office:value="2" table:formula="of:=DATEDIF([.O84];[.P84];&quot;YM&quot;)" table:style-name="ce49">
            <text:p>2</text:p>
          </table:table-cell>
          <table:table-cell office:value-type="float" office:value="0" table:formula="of:=DATEDIF([.O84];[.P8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7170038" table:style-name="ce48">
            <text:p>997170038</text:p>
          </table:table-cell>
          <table:table-cell table:number-columns-repeated="5" table:style-name="ce48"/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table:number-columns-repeated="20" table:style-name="ce48"/>
          <table:table-cell office:value-type="date" office:date-value="2024-12-28T00:00:00" table:style-name="ce50">
            <text:p>28/12/24</text:p>
          </table:table-cell>
          <table:table-cell table:number-columns-repeated="16333"/>
        </table:table-row>
        <table:table-row table:style-name="ro5">
          <table:table-cell office:value-type="float" office:value="315" table:formula="of:=[.A84]+1" table:style-name="ce48">
            <text:p>315</text:p>
          </table:table-cell>
          <table:table-cell table:style-name="ce48"/>
          <table:table-cell office:value-type="string" office:string-value="" table:formula="of:=IF(LEN([.B85])&lt;&gt;0;VLOOKUP([.$B85];;7;0);&quot;&quot;)" table:style-name="ce49"/>
          <table:table-cell office:value-type="string" office:string-value="" table:formula="of:=IF(LEN([.B85])&lt;&gt;0;VLOOKUP([.$B85];;2;0);&quot;&quot;)" table:style-name="ce49"/>
          <table:table-cell office:value-type="float" office:value="28" table:style-name="ce48">
            <text:p>28</text:p>
          </table:table-cell>
          <table:table-cell office:value-type="float" office:value="10" table:style-name="ce48">
            <text:p>10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KAREN MENA</text:p>
          </table:table-cell>
          <table:table-cell office:value-type="string" table:style-name="ce52">
            <text:p>ESPINOZA MENA KEYDAN ASHER</text:p>
          </table:table-cell>
          <table:table-cell office:value-type="string" table:style-name="ce48">
            <text:p>M</text:p>
          </table:table-cell>
          <table:table-cell office:value-type="float" office:value="1762434593" table:style-name="ce52">
            <text:p>176243459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8-17T00:00:00" table:style-name="ce50">
            <text:p>17/08/24</text:p>
          </table:table-cell>
          <table:table-cell office:value-type="date" office:date-value="2024-10-28T00:00:00" table:formula="of:=IF([.G85]&gt;0;DATE([.G85];[.F85];[.E85]);&quot;&quot;)" table:style-name="ce51">
            <text:p>28/10/2024</text:p>
          </table:table-cell>
          <table:table-cell office:value-type="float" office:value="0" table:formula="of:=DATEDIF([.O85];[.P85];&quot;Y&quot;)" table:style-name="ce49">
            <text:p>0</text:p>
          </table:table-cell>
          <table:table-cell office:value-type="float" office:value="2" table:formula="of:=DATEDIF([.O85];[.P85];&quot;YM&quot;)" table:style-name="ce49">
            <text:p>2</text:p>
          </table:table-cell>
          <table:table-cell office:value-type="float" office:value="11" table:formula="of:=DATEDIF([.O85];[.P85];&quot;MD&quot;)" table:style-name="ce49">
            <text:p>11</text:p>
          </table:table-cell>
          <table:table-cell office:value-type="string" table:style-name="ce48">
            <text:p>MARIANITAS</text:p>
          </table:table-cell>
          <table:table-cell office:value-type="float" office:value="994218313" table:style-name="ce48">
            <text:p>994218313</text:p>
          </table:table-cell>
          <table:table-cell table:number-columns-repeated="5" table:style-name="ce48"/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table:number-columns-repeated="20" table:style-name="ce48"/>
          <table:table-cell office:value-type="date" office:date-value="2024-12-28T00:00:00" table:style-name="ce50">
            <text:p>28/12/24</text:p>
          </table:table-cell>
          <table:table-cell table:number-columns-repeated="16333"/>
        </table:table-row>
        <table:table-row table:style-name="ro5">
          <table:table-cell office:value-type="float" office:value="316" table:formula="of:=[.A85]+1" table:style-name="ce48">
            <text:p>316</text:p>
          </table:table-cell>
          <table:table-cell table:style-name="ce48"/>
          <table:table-cell office:value-type="string" office:string-value="" table:formula="of:=IF(LEN([.B86])&lt;&gt;0;VLOOKUP([.$B86];;7;0);&quot;&quot;)" table:style-name="ce49"/>
          <table:table-cell office:value-type="string" office:string-value="" table:formula="of:=IF(LEN([.B86])&lt;&gt;0;VLOOKUP([.$B86];;2;0);&quot;&quot;)" table:style-name="ce49"/>
          <table:table-cell office:value-type="float" office:value="28" table:style-name="ce48">
            <text:p>28</text:p>
          </table:table-cell>
          <table:table-cell office:value-type="float" office:value="10" table:style-name="ce48">
            <text:p>10</text:p>
          </table:table-cell>
          <table:table-cell office:value-type="float" office:value="2024" table:style-name="ce48">
            <text:p>2024</text:p>
          </table:table-cell>
          <table:table-cell table:style-name="ce48"/>
          <table:table-cell office:value-type="string" table:style-name="ce48">
            <text:p>VERONICA MORA</text:p>
          </table:table-cell>
          <table:table-cell office:value-type="string" table:style-name="ce52">
            <text:p>ALBUJA MORA EMILIO JOSE</text:p>
          </table:table-cell>
          <table:table-cell office:value-type="string" table:style-name="ce48">
            <text:p>M</text:p>
          </table:table-cell>
          <table:table-cell office:value-type="float" office:value="1762441655" table:style-name="ce52">
            <text:p>176244165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8-28T00:00:00" table:style-name="ce50">
            <text:p>28/08/24</text:p>
          </table:table-cell>
          <table:table-cell office:value-type="date" office:date-value="2024-10-28T00:00:00" table:formula="of:=IF([.G86]&gt;0;DATE([.G86];[.F86];[.E86]);&quot;&quot;)" table:style-name="ce51">
            <text:p>28/10/2024</text:p>
          </table:table-cell>
          <table:table-cell office:value-type="float" office:value="0" table:formula="of:=DATEDIF([.O86];[.P86];&quot;Y&quot;)" table:style-name="ce49">
            <text:p>0</text:p>
          </table:table-cell>
          <table:table-cell office:value-type="float" office:value="2" table:formula="of:=DATEDIF([.O86];[.P86];&quot;YM&quot;)" table:style-name="ce49">
            <text:p>2</text:p>
          </table:table-cell>
          <table:table-cell office:value-type="float" office:value="0" table:formula="of:=DATEDIF([.O86];[.P86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8779564" table:style-name="ce48">
            <text:p>998779564</text:p>
          </table:table-cell>
          <table:table-cell table:number-columns-repeated="5" table:style-name="ce48"/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office:value-type="date" office:date-value="2024-10-28T00:00:00" table:style-name="ce50">
            <text:p>28/10/24</text:p>
          </table:table-cell>
          <table:table-cell table:number-columns-repeated="20" table:style-name="ce48"/>
          <table:table-cell office:value-type="date" office:date-value="2024-12-28T00:00:00" table:style-name="ce50">
            <text:p>28/12/24</text:p>
          </table:table-cell>
          <table:table-cell table:number-columns-repeated="16333"/>
        </table:table-row>
        <table:table-row table:style-name="ro6">
          <table:table-cell office:value-type="float" office:value="317" table:formula="of:=[.A86]+1" table:style-name="ce55">
            <text:p>317</text:p>
          </table:table-cell>
          <table:table-cell table:style-name="ce55"/>
          <table:table-cell office:value-type="string" office:string-value="" table:formula="of:=IF(LEN([.B87])&lt;&gt;0;VLOOKUP([.$B87];;7;0);&quot;&quot;)" table:style-name="ce56"/>
          <table:table-cell office:value-type="string" office:string-value="" table:formula="of:=IF(LEN([.B87])&lt;&gt;0;VLOOKUP([.$B87];;2;0);&quot;&quot;)" table:style-name="ce56"/>
          <table:table-cell table:number-columns-repeated="5" table:style-name="ce55"/>
          <table:table-cell office:value-type="float" office:value="2025" table:style-name="ce57">
            <text:p>2025</text:p>
          </table:table-cell>
          <table:table-cell table:number-columns-repeated="5" table:style-name="ce55"/>
          <table:table-cell office:value-type="string" office:string-value="" table:formula="of:=IF([.G87]&gt;0;DATE([.G87];[.F87];[.E87]);&quot;&quot;)" table:style-name="ce58"/>
          <table:table-cell office:value-type="float" office:value="0" table:formula="of:=DATEDIF([.O87];[.P87];&quot;Y&quot;)" table:style-name="ce56">
            <text:p>#¡VALOR!</text:p>
          </table:table-cell>
          <table:table-cell office:value-type="float" office:value="0" table:formula="of:=DATEDIF([.O87];[.P87];&quot;YM&quot;)" table:style-name="ce56">
            <text:p>#¡VALOR!</text:p>
          </table:table-cell>
          <table:table-cell office:value-type="float" office:value="0" table:formula="of:=DATEDIF([.O87];[.P87];&quot;MD&quot;)" table:style-name="ce56">
            <text:p>#¡VALOR!</text:p>
          </table:table-cell>
          <table:table-cell table:number-columns-repeated="32" table:style-name="ce55"/>
          <table:table-cell table:number-columns-repeated="16333"/>
        </table:table-row>
        <table:table-row table:style-name="ro5">
          <table:table-cell office:value-type="float" office:value="318" table:formula="of:=[.A87]+1" table:style-name="ce48">
            <text:p>318</text:p>
          </table:table-cell>
          <table:table-cell table:style-name="ce48"/>
          <table:table-cell office:value-type="string" office:string-value="" table:formula="of:=IF(LEN([.B88])&lt;&gt;0;VLOOKUP([.$B88];;7;0);&quot;&quot;)" table:style-name="ce49"/>
          <table:table-cell office:value-type="string" office:string-value="" table:formula="of:=IF(LEN([.B88])&lt;&gt;0;VLOOKUP([.$B88];;2;0);&quot;&quot;)" table:style-name="ce49"/>
          <table:table-cell office:value-type="float" office:value="24" table:style-name="ce48">
            <text:p>24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EITHAN VELIZ</text:p>
          </table:table-cell>
          <table:table-cell office:value-type="string" table:style-name="ce48">
            <text:p>NATHALY PERUGACHI</text:p>
          </table:table-cell>
          <table:table-cell office:value-type="float" office:value="1" table:style-name="ce48">
            <text:p>1</text:p>
          </table:table-cell>
          <table:table-cell office:value-type="float" office:value="1762502266" table:style-name="ce48">
            <text:p>176250226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10-18T00:00:00" table:style-name="ce50">
            <text:p>18/10/24</text:p>
          </table:table-cell>
          <table:table-cell office:value-type="date" office:date-value="2025-02-24T00:00:00" table:formula="of:=IF([.G88]&gt;0;DATE([.G88];[.F88];[.E88]);&quot;&quot;)" table:style-name="ce51">
            <text:p>24/02/2025</text:p>
          </table:table-cell>
          <table:table-cell office:value-type="float" office:value="0" table:formula="of:=DATEDIF([.O88];[.P88];&quot;Y&quot;)" table:style-name="ce49">
            <text:p>0</text:p>
          </table:table-cell>
          <table:table-cell office:value-type="float" office:value="4" table:formula="of:=DATEDIF([.O88];[.P88];&quot;YM&quot;)" table:style-name="ce49">
            <text:p>4</text:p>
          </table:table-cell>
          <table:table-cell office:value-type="float" office:value="6" table:formula="of:=DATEDIF([.O88];[.P88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office:value-type="float" office:value="983820704" table:style-name="ce48">
            <text:p>983820704</text:p>
          </table:table-cell>
          <table:table-cell table:style-name="ce48"/>
          <table:table-cell office:value-type="float" office:value="1" table:style-name="ce48">
            <text:p>1</text:p>
          </table:table-cell>
          <table:table-cell table:number-columns-repeated="7" table:style-name="ce48"/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table:number-columns-repeated="16" table:style-name="ce48"/>
          <table:table-cell office:value-type="date" office:date-value="2025-04-25T00:00:00" table:style-name="ce50">
            <text:p>25/04/25</text:p>
          </table:table-cell>
          <table:table-cell table:number-columns-repeated="16333"/>
        </table:table-row>
        <table:table-row table:style-name="ro5">
          <table:table-cell office:value-type="float" office:value="319" table:formula="of:=[.A88]+1" table:style-name="ce48">
            <text:p>319</text:p>
          </table:table-cell>
          <table:table-cell table:style-name="ce48"/>
          <table:table-cell office:value-type="string" office:string-value="" table:formula="of:=IF(LEN([.B89])&lt;&gt;0;VLOOKUP([.$B89];;7;0);&quot;&quot;)" table:style-name="ce49"/>
          <table:table-cell office:value-type="string" office:string-value="" table:formula="of:=IF(LEN([.B89])&lt;&gt;0;VLOOKUP([.$B89];;2;0);&quot;&quot;)" table:style-name="ce49"/>
          <table:table-cell office:value-type="float" office:value="25" table:style-name="ce48">
            <text:p>25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52">
            <text:p>Gallo Zaruma Ethan Roberto</text:p>
          </table:table-cell>
          <table:table-cell office:value-type="string" table:style-name="ce48">
            <text:p>ZARUMA CHENOA</text:p>
          </table:table-cell>
          <table:table-cell office:value-type="float" office:value="1" table:style-name="ce48">
            <text:p>1</text:p>
          </table:table-cell>
          <table:table-cell office:value-type="float" office:value="1762463758" table:style-name="ce48">
            <text:p>176246375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9-16T00:00:00" table:style-name="ce50">
            <text:p>16/09/24</text:p>
          </table:table-cell>
          <table:table-cell office:value-type="date" office:date-value="2025-02-25T00:00:00" table:formula="of:=IF([.G89]&gt;0;DATE([.G89];[.F89];[.E89]);&quot;&quot;)" table:style-name="ce51">
            <text:p>25/02/2025</text:p>
          </table:table-cell>
          <table:table-cell office:value-type="float" office:value="0" table:formula="of:=DATEDIF([.O89];[.P89];&quot;Y&quot;)" table:style-name="ce49">
            <text:p>0</text:p>
          </table:table-cell>
          <table:table-cell office:value-type="float" office:value="5" table:formula="of:=DATEDIF([.O89];[.P89];&quot;YM&quot;)" table:style-name="ce49">
            <text:p>5</text:p>
          </table:table-cell>
          <table:table-cell office:value-type="float" office:value="9" table:formula="of:=DATEDIF([.O89];[.P89];&quot;MD&quot;)" table:style-name="ce49">
            <text:p>9</text:p>
          </table:table-cell>
          <table:table-cell office:value-type="string" table:style-name="ce48">
            <text:p>MARIANITAS</text:p>
          </table:table-cell>
          <table:table-cell office:value-type="float" office:value="969071738" table:style-name="ce48">
            <text:p>969071738</text:p>
          </table:table-cell>
          <table:table-cell table:number-columns-repeated="9" table:style-name="ce48"/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office:value-type="date" office:date-value="2025-02-25T00:00:00" table:style-name="ce50">
            <text:p>25/02/25</text:p>
          </table:table-cell>
          <table:table-cell table:number-columns-repeated="16" table:style-name="ce48"/>
          <table:table-cell office:value-type="date" office:date-value="2025-04-25T00:00:00" table:style-name="ce50">
            <text:p>25/04/25</text:p>
          </table:table-cell>
          <table:table-cell table:number-columns-repeated="16333"/>
        </table:table-row>
        <table:table-row table:style-name="ro5">
          <table:table-cell office:value-type="float" office:value="320" table:formula="of:=[.A89]+1" table:style-name="ce48">
            <text:p>320</text:p>
          </table:table-cell>
          <table:table-cell table:style-name="ce48"/>
          <table:table-cell office:value-type="string" office:string-value="" table:formula="of:=IF(LEN([.B90])&lt;&gt;0;VLOOKUP([.$B90];;7;0);&quot;&quot;)" table:style-name="ce49"/>
          <table:table-cell office:value-type="string" office:string-value="" table:formula="of:=IF(LEN([.B90])&lt;&gt;0;VLOOKUP([.$B90];;2;0);&quot;&quot;)" table:style-name="ce49"/>
          <table:table-cell office:value-type="float" office:value="19" table:style-name="ce48">
            <text:p>19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NEYTHAN JIMENEZ</text:p>
          </table:table-cell>
          <table:table-cell office:value-type="string" table:style-name="ce48">
            <text:p>ERIKA ABIGAIL CONDE</text:p>
          </table:table-cell>
          <table:table-cell office:value-type="float" office:value="1" table:style-name="ce48">
            <text:p>1</text:p>
          </table:table-cell>
          <table:table-cell office:value-type="float" office:value="1104366313" table:style-name="ce48">
            <text:p>110436631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12-13T00:00:00" table:style-name="ce50">
            <text:p>13/12/24</text:p>
          </table:table-cell>
          <table:table-cell office:value-type="date" office:date-value="2025-02-19T00:00:00" table:formula="of:=IF([.G90]&gt;0;DATE([.G90];[.F90];[.E90]);&quot;&quot;)" table:style-name="ce51">
            <text:p>19/02/2025</text:p>
          </table:table-cell>
          <table:table-cell office:value-type="float" office:value="0" table:formula="of:=DATEDIF([.O90];[.P90];&quot;Y&quot;)" table:style-name="ce49">
            <text:p>0</text:p>
          </table:table-cell>
          <table:table-cell office:value-type="float" office:value="2" table:formula="of:=DATEDIF([.O90];[.P90];&quot;YM&quot;)" table:style-name="ce49">
            <text:p>2</text:p>
          </table:table-cell>
          <table:table-cell office:value-type="float" office:value="6" table:formula="of:=DATEDIF([.O90];[.P90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office:value-type="float" office:value="989292001" table:style-name="ce48">
            <text:p>989292001</text:p>
          </table:table-cell>
          <table:table-cell table:number-columns-repeated="5" table:style-name="ce48"/>
          <table:table-cell office:value-type="date" office:date-value="2025-02-19T00:00:00" table:style-name="ce50">
            <text:p>19/02/25</text:p>
          </table:table-cell>
          <table:table-cell office:value-type="date" office:date-value="2025-02-19T00:00:00" table:style-name="ce50">
            <text:p>19/02/25</text:p>
          </table:table-cell>
          <table:table-cell office:value-type="date" office:date-value="2025-02-19T00:00:00" table:style-name="ce50">
            <text:p>19/02/25</text:p>
          </table:table-cell>
          <table:table-cell office:value-type="date" office:date-value="2025-02-19T00:00:00" table:style-name="ce50">
            <text:p>19/02/25</text:p>
          </table:table-cell>
          <table:table-cell table:number-columns-repeated="20" table:style-name="ce48"/>
          <table:table-cell office:value-type="date" office:date-value="2025-04-21T00:00:00" table:style-name="ce50">
            <text:p>21/04/25</text:p>
          </table:table-cell>
          <table:table-cell table:number-columns-repeated="16333"/>
        </table:table-row>
        <table:table-row table:style-name="ro5">
          <table:table-cell office:value-type="float" office:value="321" table:formula="of:=[.A90]+1" table:style-name="ce48">
            <text:p>321</text:p>
          </table:table-cell>
          <table:table-cell table:style-name="ce48"/>
          <table:table-cell office:value-type="string" office:string-value="" table:formula="of:=IF(LEN([.B91])&lt;&gt;0;VLOOKUP([.$B91];;7;0);&quot;&quot;)" table:style-name="ce49"/>
          <table:table-cell office:value-type="string" office:string-value="" table:formula="of:=IF(LEN([.B91])&lt;&gt;0;VLOOKUP([.$B91];;2;0);&quot;&quot;)" table:style-name="ce49"/>
          <table:table-cell office:value-type="float" office:value="26" table:style-name="ce48">
            <text:p>26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CHOLANCO DANNA</text:p>
          </table:table-cell>
          <table:table-cell office:value-type="string" table:style-name="ce48">
            <text:p>SIMBAÑA MARIA</text:p>
          </table:table-cell>
          <table:table-cell office:value-type="float" office:value="2" table:style-name="ce48">
            <text:p>2</text:p>
          </table:table-cell>
          <table:table-cell office:value-type="float" office:value="1762568267" table:style-name="ce52">
            <text:p>176256826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12-21T00:00:00" table:style-name="ce50">
            <text:p>21/12/24</text:p>
          </table:table-cell>
          <table:table-cell office:value-type="date" office:date-value="2025-02-24T00:00:00" table:style-name="ce51">
            <text:p>24/02/2025</text:p>
          </table:table-cell>
          <table:table-cell office:value-type="float" office:value="0" table:formula="of:=DATEDIF([.O91];[.P91];&quot;Y&quot;)" table:style-name="ce49">
            <text:p>0</text:p>
          </table:table-cell>
          <table:table-cell office:value-type="float" office:value="2" table:formula="of:=DATEDIF([.O91];[.P91];&quot;YM&quot;)" table:style-name="ce49">
            <text:p>2</text:p>
          </table:table-cell>
          <table:table-cell office:value-type="float" office:value="3" table:formula="of:=DATEDIF([.O91];[.P91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85454691" table:style-name="ce48">
            <text:p>985454691</text:p>
          </table:table-cell>
          <table:table-cell table:number-columns-repeated="5" table:style-name="ce48"/>
          <table:table-cell office:value-type="date" office:date-value="2025-02-24T00:00:00" table:style-name="ce50">
            <text:p>24/02/25</text:p>
          </table:table-cell>
          <table:table-cell office:value-type="float" office:value="0" table:formula="of:=#N/A" table:style-name="ce50">
            <text:p>#N/A</text:p>
          </table:table-cell>
          <table:table-cell office:value-type="date" office:date-value="2025-02-24T00:00:00" table:style-name="ce50">
            <text:p>24/02/25</text:p>
          </table:table-cell>
          <table:table-cell office:value-type="float" office:value="0" table:formula="of:=#N/A" table:style-name="ce50">
            <text:p>#N/A</text:p>
          </table:table-cell>
          <table:table-cell table:number-columns-repeated="20" table:style-name="ce48"/>
          <table:table-cell office:value-type="date" office:date-value="2025-04-24T00:00:00" table:style-name="ce50">
            <text:p>24/04/25</text:p>
          </table:table-cell>
          <table:table-cell table:number-columns-repeated="16333"/>
        </table:table-row>
        <table:table-row table:style-name="ro5">
          <table:table-cell office:value-type="float" office:value="322" table:formula="of:=[.A91]+1" table:style-name="ce48">
            <text:p>322</text:p>
          </table:table-cell>
          <table:table-cell table:style-name="ce48"/>
          <table:table-cell office:value-type="string" office:string-value="" table:formula="of:=IF(LEN([.B92])&lt;&gt;0;VLOOKUP([.$B92];;7;0);&quot;&quot;)" table:style-name="ce49"/>
          <table:table-cell office:value-type="string" office:string-value="" table:formula="of:=IF(LEN([.B92])&lt;&gt;0;VLOOKUP([.$B92];;2;0);&quot;&quot;)" table:style-name="ce49"/>
          <table:table-cell office:value-type="float" office:value="27" table:style-name="ce48">
            <text:p>27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CUMBAL CELORIO</text:p>
          </table:table-cell>
          <table:table-cell office:value-type="string" table:style-name="ce52">
            <text:p>HIDALGO CUMBAL ZOE MAYTE</text:p>
          </table:table-cell>
          <table:table-cell office:value-type="float" office:value="1" table:style-name="ce48">
            <text:p>1</text:p>
          </table:table-cell>
          <table:table-cell office:value-type="float" office:value="1762574737" table:style-name="ce48">
            <text:p>176257473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12-26T00:00:00" table:style-name="ce50">
            <text:p>26/12/24</text:p>
          </table:table-cell>
          <table:table-cell office:value-type="date" office:date-value="2025-02-27T00:00:00" table:formula="of:=IF([.G92]&gt;0;DATE([.G92];[.F92];[.E92]);&quot;&quot;)" table:style-name="ce51">
            <text:p>27/02/2025</text:p>
          </table:table-cell>
          <table:table-cell office:value-type="float" office:value="0" table:formula="of:=DATEDIF([.O92];[.P92];&quot;Y&quot;)" table:style-name="ce49">
            <text:p>0</text:p>
          </table:table-cell>
          <table:table-cell office:value-type="float" office:value="2" table:formula="of:=DATEDIF([.O92];[.P92];&quot;YM&quot;)" table:style-name="ce49">
            <text:p>2</text:p>
          </table:table-cell>
          <table:table-cell office:value-type="float" office:value="1" table:formula="of:=DATEDIF([.O92];[.P92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79844403" table:style-name="ce48">
            <text:p>979844403</text:p>
          </table:table-cell>
          <table:table-cell table:number-columns-repeated="5" table:style-name="ce48"/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table:number-columns-repeated="20" table:style-name="ce48"/>
          <table:table-cell office:value-type="date" office:date-value="2025-04-27T00:00:00" table:style-name="ce50">
            <text:p>27/04/25</text:p>
          </table:table-cell>
          <table:table-cell table:number-columns-repeated="16333"/>
        </table:table-row>
        <table:table-row table:style-name="ro5">
          <table:table-cell office:value-type="float" office:value="323" table:formula="of:=[.A92]+1" table:style-name="ce48">
            <text:p>323</text:p>
          </table:table-cell>
          <table:table-cell table:style-name="ce48"/>
          <table:table-cell office:value-type="string" office:string-value="" table:formula="of:=IF(LEN([.B93])&lt;&gt;0;VLOOKUP([.$B93];;7;0);&quot;&quot;)" table:style-name="ce49"/>
          <table:table-cell office:value-type="string" office:string-value="" table:formula="of:=IF(LEN([.B93])&lt;&gt;0;VLOOKUP([.$B93];;2;0);&quot;&quot;)" table:style-name="ce49"/>
          <table:table-cell office:value-type="float" office:value="27" table:style-name="ce48">
            <text:p>27</text:p>
          </table:table-cell>
          <table:table-cell office:value-type="float" office:value="2" table:style-name="ce48">
            <text:p>2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ESTEFANI ROSAS</text:p>
          </table:table-cell>
          <table:table-cell office:value-type="string" table:style-name="ce52">
            <text:p>SANTACRUZ ROSAS ZOE SOFIA</text:p>
          </table:table-cell>
          <table:table-cell office:value-type="float" office:value="1" table:style-name="ce48">
            <text:p>1</text:p>
          </table:table-cell>
          <table:table-cell office:value-type="float" office:value="1762500344" table:style-name="ce52">
            <text:p>176250034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10-12T00:00:00" table:style-name="ce50">
            <text:p>12/10/24</text:p>
          </table:table-cell>
          <table:table-cell office:value-type="date" office:date-value="2025-02-27T00:00:00" table:formula="of:=IF([.G93]&gt;0;DATE([.G93];[.F93];[.E93]);&quot;&quot;)" table:style-name="ce51">
            <text:p>27/02/2025</text:p>
          </table:table-cell>
          <table:table-cell office:value-type="float" office:value="0" table:formula="of:=DATEDIF([.O93];[.P93];&quot;Y&quot;)" table:style-name="ce49">
            <text:p>0</text:p>
          </table:table-cell>
          <table:table-cell office:value-type="float" office:value="4" table:formula="of:=DATEDIF([.O93];[.P93];&quot;YM&quot;)" table:style-name="ce49">
            <text:p>4</text:p>
          </table:table-cell>
          <table:table-cell office:value-type="float" office:value="15" table:formula="of:=DATEDIF([.O93];[.P93];&quot;MD&quot;)" table:style-name="ce49">
            <text:p>15</text:p>
          </table:table-cell>
          <table:table-cell office:value-type="string" table:style-name="ce48">
            <text:p>MARIANITAS</text:p>
          </table:table-cell>
          <table:table-cell office:value-type="float" office:value="987670882" table:style-name="ce48">
            <text:p>987670882</text:p>
          </table:table-cell>
          <table:table-cell table:number-columns-repeated="9" table:style-name="ce48"/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office:value-type="date" office:date-value="2025-02-27T00:00:00" table:style-name="ce50">
            <text:p>27/02/25</text:p>
          </table:table-cell>
          <table:table-cell table:number-columns-repeated="15" table:style-name="ce48"/>
          <table:table-cell office:value-type="date" office:date-value="2025-04-27T00:00:00" table:style-name="ce50">
            <text:p>27/04/25</text:p>
          </table:table-cell>
          <table:table-cell table:number-columns-repeated="16333"/>
        </table:table-row>
        <table:table-row table:style-name="ro5">
          <table:table-cell office:value-type="float" office:value="324" table:formula="of:=[.A93]+1" table:style-name="ce48">
            <text:p>324</text:p>
          </table:table-cell>
          <table:table-cell table:style-name="ce48"/>
          <table:table-cell office:value-type="string" office:string-value="" table:formula="of:=IF(LEN([.B94])&lt;&gt;0;VLOOKUP([.$B94];;7;0);&quot;&quot;)" table:style-name="ce49"/>
          <table:table-cell office:value-type="string" office:string-value="" table:formula="of:=IF(LEN([.B94])&lt;&gt;0;VLOOKUP([.$B94];;2;0);&quot;&quot;)" table:style-name="ce49"/>
          <table:table-cell office:value-type="float" office:value="12" table:style-name="ce48">
            <text:p>12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GABRIELA SONA</text:p>
          </table:table-cell>
          <table:table-cell office:value-type="string" table:style-name="ce52">
            <text:p>Moncayo Soria Jade Julieth</text:p>
          </table:table-cell>
          <table:table-cell office:value-type="float" office:value="2" table:style-name="ce48">
            <text:p>2</text:p>
          </table:table-cell>
          <table:table-cell office:value-type="float" office:value="1762589818" table:style-name="ce52">
            <text:p>1762589818</text:p>
          </table:table-cell>
          <table:table-cell table:style-name="ce1"/>
          <table:table-cell office:value-type="string" table:style-name="ce48">
            <text:p>ECUATORIANA</text:p>
          </table:table-cell>
          <table:table-cell office:value-type="date" office:date-value="2023-01-11T00:00:00" table:style-name="ce50">
            <text:p>11/01/23</text:p>
          </table:table-cell>
          <table:table-cell office:value-type="date" office:date-value="2025-03-12T00:00:00" table:formula="of:=IF([.G94]&gt;0;DATE([.G94];[.F94];[.E94]);&quot;&quot;)" table:style-name="ce51">
            <text:p>12/03/2025</text:p>
          </table:table-cell>
          <table:table-cell office:value-type="float" office:value="2" table:formula="of:=DATEDIF([.O94];[.P94];&quot;Y&quot;)" table:style-name="ce49">
            <text:p>2</text:p>
          </table:table-cell>
          <table:table-cell office:value-type="float" office:value="2" table:formula="of:=DATEDIF([.O94];[.P94];&quot;YM&quot;)" table:style-name="ce49">
            <text:p>2</text:p>
          </table:table-cell>
          <table:table-cell office:value-type="float" office:value="1" table:formula="of:=DATEDIF([.O94];[.P94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59189185" table:style-name="ce48">
            <text:p>959189185</text:p>
          </table:table-cell>
          <table:table-cell table:number-columns-repeated="5" table:style-name="ce48"/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table:number-columns-repeated="20" table:style-name="ce48"/>
          <table:table-cell office:value-type="date" office:date-value="2025-05-12T00:00:00" table:style-name="ce50">
            <text:p>12/05/25</text:p>
          </table:table-cell>
          <table:table-cell table:number-columns-repeated="16333"/>
        </table:table-row>
        <table:table-row table:style-name="ro5">
          <table:table-cell office:value-type="float" office:value="325" table:formula="of:=[.A94]+1" table:style-name="ce48">
            <text:p>325</text:p>
          </table:table-cell>
          <table:table-cell table:style-name="ce48"/>
          <table:table-cell office:value-type="string" office:string-value="" table:formula="of:=IF(LEN([.B95])&lt;&gt;0;VLOOKUP([.$B95];;7;0);&quot;&quot;)" table:style-name="ce49"/>
          <table:table-cell office:value-type="string" office:string-value="" table:formula="of:=IF(LEN([.B95])&lt;&gt;0;VLOOKUP([.$B95];;2;0);&quot;&quot;)" table:style-name="ce49"/>
          <table:table-cell office:value-type="float" office:value="12" table:style-name="ce48">
            <text:p>12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ISABEL SACAN</text:p>
          </table:table-cell>
          <table:table-cell office:value-type="string" table:style-name="ce48">
            <text:p>DEVANNY SIMBAÑA SACAN</text:p>
          </table:table-cell>
          <table:table-cell office:value-type="float" office:value="2" table:style-name="ce48">
            <text:p>2</text:p>
          </table:table-cell>
          <table:table-cell office:value-type="float" office:value="1762592382" table:style-name="ce52">
            <text:p>1762592382</text:p>
          </table:table-cell>
          <table:table-cell table:style-name="ce52"/>
          <table:table-cell office:value-type="string" table:style-name="ce48">
            <text:p>ECUATORIANA</text:p>
          </table:table-cell>
          <table:table-cell office:value-type="date" office:date-value="2025-01-12T00:00:00" table:style-name="ce50">
            <text:p>12/01/25</text:p>
          </table:table-cell>
          <table:table-cell office:value-type="date" office:date-value="2025-03-12T00:00:00" table:formula="of:=IF([.G95]&gt;0;DATE([.G95];[.F95];[.E95]);&quot;&quot;)" table:style-name="ce51">
            <text:p>12/03/2025</text:p>
          </table:table-cell>
          <table:table-cell office:value-type="float" office:value="0" table:formula="of:=DATEDIF([.O95];[.P95];&quot;Y&quot;)" table:style-name="ce49">
            <text:p>0</text:p>
          </table:table-cell>
          <table:table-cell office:value-type="float" office:value="2" table:formula="of:=DATEDIF([.O95];[.P95];&quot;YM&quot;)" table:style-name="ce49">
            <text:p>2</text:p>
          </table:table-cell>
          <table:table-cell office:value-type="float" office:value="0" table:formula="of:=DATEDIF([.O95];[.P95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8130701" table:style-name="ce48">
            <text:p>998130701</text:p>
          </table:table-cell>
          <table:table-cell table:number-columns-repeated="5" table:style-name="ce48"/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office:value-type="date" office:date-value="2025-03-12T00:00:00" table:style-name="ce50">
            <text:p>12/03/25</text:p>
          </table:table-cell>
          <table:table-cell table:number-columns-repeated="20" table:style-name="ce48"/>
          <table:table-cell office:value-type="date" office:date-value="2025-05-12T00:00:00" table:style-name="ce50">
            <text:p>12/05/25</text:p>
          </table:table-cell>
          <table:table-cell table:number-columns-repeated="16333"/>
        </table:table-row>
        <table:table-row table:style-name="ro5">
          <table:table-cell office:value-type="float" office:value="326" table:formula="of:=[.A95]+1" table:style-name="ce48">
            <text:p>326</text:p>
          </table:table-cell>
          <table:table-cell table:style-name="ce48"/>
          <table:table-cell office:value-type="string" office:string-value="" table:formula="of:=IF(LEN([.B96])&lt;&gt;0;VLOOKUP([.$B96];;7;0);&quot;&quot;)" table:style-name="ce49"/>
          <table:table-cell office:value-type="string" office:string-value="" table:formula="of:=IF(LEN([.B96])&lt;&gt;0;VLOOKUP([.$B96];;2;0);&quot;&quot;)" table:style-name="ce49"/>
          <table:table-cell office:value-type="float" office:value="17" table:style-name="ce48">
            <text:p>17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YULI TINAJERO</text:p>
          </table:table-cell>
          <table:table-cell office:value-type="string" table:style-name="ce52">
            <text:p>Aragon Tinajero Eithan Matias</text:p>
          </table:table-cell>
          <table:table-cell office:value-type="float" office:value="1" table:style-name="ce48">
            <text:p>1</text:p>
          </table:table-cell>
          <table:table-cell office:value-type="float" office:value="1762597571" table:style-name="ce52">
            <text:p>176259757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17T00:00:00" table:style-name="ce50">
            <text:p>17/01/25</text:p>
          </table:table-cell>
          <table:table-cell office:value-type="date" office:date-value="2025-03-17T00:00:00" table:formula="of:=IF([.G96]&gt;0;DATE([.G96];[.F96];[.E96]);&quot;&quot;)" table:style-name="ce51">
            <text:p>17/03/2025</text:p>
          </table:table-cell>
          <table:table-cell office:value-type="float" office:value="0" table:formula="of:=DATEDIF([.O96];[.P96];&quot;Y&quot;)" table:style-name="ce49">
            <text:p>0</text:p>
          </table:table-cell>
          <table:table-cell office:value-type="float" office:value="2" table:formula="of:=DATEDIF([.O96];[.P96];&quot;YM&quot;)" table:style-name="ce49">
            <text:p>2</text:p>
          </table:table-cell>
          <table:table-cell office:value-type="float" office:value="0" table:formula="of:=DATEDIF([.O96];[.P96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8173523" table:style-name="ce48">
            <text:p>998173523</text:p>
          </table:table-cell>
          <table:table-cell table:number-columns-repeated="5" table:style-name="ce48"/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table:number-columns-repeated="21" table:style-name="ce48"/>
          <table:table-cell table:number-columns-repeated="16333"/>
        </table:table-row>
        <table:table-row table:style-name="ro5">
          <table:table-cell office:value-type="float" office:value="327" table:formula="of:=[.A96]+1" table:style-name="ce48">
            <text:p>327</text:p>
          </table:table-cell>
          <table:table-cell table:style-name="ce48"/>
          <table:table-cell office:value-type="string" office:string-value="" table:formula="of:=IF(LEN([.B97])&lt;&gt;0;VLOOKUP([.$B97];;7;0);&quot;&quot;)" table:style-name="ce49"/>
          <table:table-cell office:value-type="string" office:string-value="" table:formula="of:=IF(LEN([.B97])&lt;&gt;0;VLOOKUP([.$B97];;2;0);&quot;&quot;)" table:style-name="ce49"/>
          <table:table-cell office:value-type="float" office:value="17" table:style-name="ce48">
            <text:p>17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NAYELI TUAREZ</text:p>
          </table:table-cell>
          <table:table-cell office:value-type="string" table:style-name="ce52">
            <text:p>GODOY TUAREZ LIAM GAEL</text:p>
          </table:table-cell>
          <table:table-cell office:value-type="float" office:value="1" table:style-name="ce48">
            <text:p>1</text:p>
          </table:table-cell>
          <table:table-cell office:value-type="float" office:value="1762595054" table:style-name="ce52">
            <text:p>176259505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15T00:00:00" table:style-name="ce50">
            <text:p>15/01/25</text:p>
          </table:table-cell>
          <table:table-cell office:value-type="date" office:date-value="2025-03-17T00:00:00" table:formula="of:=IF([.G97]&gt;0;DATE([.G97];[.F97];[.E97]);&quot;&quot;)" table:style-name="ce51">
            <text:p>17/03/2025</text:p>
          </table:table-cell>
          <table:table-cell office:value-type="float" office:value="0" table:formula="of:=DATEDIF([.O97];[.P97];&quot;Y&quot;)" table:style-name="ce49">
            <text:p>0</text:p>
          </table:table-cell>
          <table:table-cell office:value-type="float" office:value="2" table:formula="of:=DATEDIF([.O97];[.P97];&quot;YM&quot;)" table:style-name="ce49">
            <text:p>2</text:p>
          </table:table-cell>
          <table:table-cell office:value-type="float" office:value="2" table:formula="of:=DATEDIF([.O97];[.P97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85772174" table:style-name="ce48">
            <text:p>985772174</text:p>
          </table:table-cell>
          <table:table-cell table:number-columns-repeated="5" table:style-name="ce48"/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28" table:formula="of:=[.A97]+1" table:style-name="ce48">
            <text:p>328</text:p>
          </table:table-cell>
          <table:table-cell table:style-name="ce48"/>
          <table:table-cell office:value-type="string" office:string-value="" table:formula="of:=IF(LEN([.B98])&lt;&gt;0;VLOOKUP([.$B98];;7;0);&quot;&quot;)" table:style-name="ce49"/>
          <table:table-cell office:value-type="string" office:string-value="" table:formula="of:=IF(LEN([.B98])&lt;&gt;0;VLOOKUP([.$B98];;2;0);&quot;&quot;)" table:style-name="ce49"/>
          <table:table-cell office:value-type="float" office:value="17" table:style-name="ce48">
            <text:p>17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ERIKA ORTIZ</text:p>
          </table:table-cell>
          <table:table-cell office:value-type="string" table:style-name="ce52">
            <text:p>PAZOS ORTIZ LIAM DANAEL</text:p>
          </table:table-cell>
          <table:table-cell office:value-type="float" office:value="1" table:style-name="ce48">
            <text:p>1</text:p>
          </table:table-cell>
          <table:table-cell office:value-type="float" office:value="1762593752" table:style-name="ce52">
            <text:p>176259375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15T00:00:00" table:style-name="ce50">
            <text:p>15/01/25</text:p>
          </table:table-cell>
          <table:table-cell office:value-type="date" office:date-value="2025-03-17T00:00:00" table:formula="of:=IF([.G98]&gt;0;DATE([.G98];[.F98];[.E98]);&quot;&quot;)" table:style-name="ce51">
            <text:p>17/03/2025</text:p>
          </table:table-cell>
          <table:table-cell office:value-type="float" office:value="0" table:formula="of:=DATEDIF([.O98];[.P98];&quot;Y&quot;)" table:style-name="ce49">
            <text:p>0</text:p>
          </table:table-cell>
          <table:table-cell office:value-type="float" office:value="2" table:formula="of:=DATEDIF([.O98];[.P98];&quot;YM&quot;)" table:style-name="ce49">
            <text:p>2</text:p>
          </table:table-cell>
          <table:table-cell office:value-type="float" office:value="2" table:formula="of:=DATEDIF([.O98];[.P98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92511704" table:style-name="ce48">
            <text:p>992511704</text:p>
          </table:table-cell>
          <table:table-cell table:number-columns-repeated="5" table:style-name="ce48"/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office:value-type="date" office:date-value="2025-03-17T00:00:00" table:style-name="ce50">
            <text:p>17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29" table:formula="of:=[.A98]+1" table:style-name="ce48">
            <text:p>329</text:p>
          </table:table-cell>
          <table:table-cell table:style-name="ce48"/>
          <table:table-cell office:value-type="string" office:string-value="" table:formula="of:=IF(LEN([.B99])&lt;&gt;0;VLOOKUP([.$B99];;7;0);&quot;&quot;)" table:style-name="ce49"/>
          <table:table-cell office:value-type="string" office:string-value="" table:formula="of:=IF(LEN([.B99])&lt;&gt;0;VLOOKUP([.$B99];;2;0);&quot;&quot;)" table:style-name="ce49"/>
          <table:table-cell office:value-type="float" office:value="18" table:style-name="ce48">
            <text:p>18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KIMBERLY ZAMORA</text:p>
          </table:table-cell>
          <table:table-cell office:value-type="string" table:style-name="ce52">
            <text:p>Lara Zamora Yarely Danae</text:p>
          </table:table-cell>
          <table:table-cell office:value-type="float" office:value="1" table:style-name="ce48">
            <text:p>1</text:p>
          </table:table-cell>
          <table:table-cell office:value-type="float" office:value="1762596250" table:style-name="ce48">
            <text:p>176259625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17T00:00:00" table:style-name="ce50">
            <text:p>17/01/25</text:p>
          </table:table-cell>
          <table:table-cell office:value-type="date" office:date-value="2025-03-18T00:00:00" table:formula="of:=IF([.G99]&gt;0;DATE([.G99];[.F99];[.E99]);&quot;&quot;)" table:style-name="ce51">
            <text:p>18/03/2025</text:p>
          </table:table-cell>
          <table:table-cell office:value-type="float" office:value="0" table:formula="of:=DATEDIF([.O99];[.P99];&quot;Y&quot;)" table:style-name="ce49">
            <text:p>0</text:p>
          </table:table-cell>
          <table:table-cell office:value-type="float" office:value="2" table:formula="of:=DATEDIF([.O99];[.P99];&quot;YM&quot;)" table:style-name="ce49">
            <text:p>2</text:p>
          </table:table-cell>
          <table:table-cell office:value-type="float" office:value="1" table:formula="of:=DATEDIF([.O99];[.P99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2848814" table:style-name="ce48">
            <text:p>982848814</text:p>
          </table:table-cell>
          <table:table-cell table:number-columns-repeated="5" table:style-name="ce48"/>
          <table:table-cell office:value-type="date" office:date-value="2025-03-18T00:00:00" table:style-name="ce50">
            <text:p>18/03/25</text:p>
          </table:table-cell>
          <table:table-cell office:value-type="date" office:date-value="2025-03-18T00:00:00" table:style-name="ce50">
            <text:p>18/03/25</text:p>
          </table:table-cell>
          <table:table-cell office:value-type="date" office:date-value="2025-03-18T00:00:00" table:style-name="ce50">
            <text:p>18/03/25</text:p>
          </table:table-cell>
          <table:table-cell office:value-type="date" office:date-value="2025-03-18T00:00:00" table:style-name="ce50">
            <text:p>18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0" table:formula="of:=[.A99]+1" table:style-name="ce48">
            <text:p>330</text:p>
          </table:table-cell>
          <table:table-cell table:style-name="ce48"/>
          <table:table-cell office:value-type="string" office:string-value="" table:formula="of:=IF(LEN([.B100])&lt;&gt;0;VLOOKUP([.$B100];;7;0);&quot;&quot;)" table:style-name="ce49"/>
          <table:table-cell office:value-type="string" office:string-value="" table:formula="of:=IF(LEN([.B100])&lt;&gt;0;VLOOKUP([.$B100];;2;0);&quot;&quot;)" table:style-name="ce49"/>
          <table:table-cell office:value-type="float" office:value="18" table:style-name="ce48">
            <text:p>18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52">
            <text:p>AMANDA CAMPOS</text:p>
          </table:table-cell>
          <table:table-cell office:value-type="string" table:style-name="ce52">
            <text:p>Estupiñan Campos Kylian Benjamin</text:p>
          </table:table-cell>
          <table:table-cell office:value-type="float" office:value="2" table:style-name="ce48">
            <text:p>2</text:p>
          </table:table-cell>
          <table:table-cell office:value-type="float" office:value="1762598389" table:style-name="ce52">
            <text:p>176259838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18T00:00:00" table:style-name="ce53">
            <text:p>2025-01-18</text:p>
          </table:table-cell>
          <table:table-cell office:value-type="date" office:date-value="2025-03-18T00:00:00" table:formula="of:=IF([.G100]&gt;0;DATE([.G100];[.F100];[.E100]);&quot;&quot;)" table:style-name="ce51">
            <text:p>18/03/2025</text:p>
          </table:table-cell>
          <table:table-cell office:value-type="float" office:value="0" table:formula="of:=DATEDIF([.O100];[.P100];&quot;Y&quot;)" table:style-name="ce49">
            <text:p>0</text:p>
          </table:table-cell>
          <table:table-cell office:value-type="float" office:value="2" table:formula="of:=DATEDIF([.O100];[.P100];&quot;YM&quot;)" table:style-name="ce49">
            <text:p>2</text:p>
          </table:table-cell>
          <table:table-cell office:value-type="float" office:value="0" table:formula="of:=DATEDIF([.O100];[.P100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69857409" table:style-name="ce48">
            <text:p>969857409</text:p>
          </table:table-cell>
          <table:table-cell table:number-columns-repeated="5" table:style-name="ce48"/>
          <table:table-cell office:value-type="date" office:date-value="2025-03-19T00:00:00" table:style-name="ce50">
            <text:p>19/03/25</text:p>
          </table:table-cell>
          <table:table-cell office:value-type="date" office:date-value="2025-03-19T00:00:00" table:style-name="ce50">
            <text:p>19/03/25</text:p>
          </table:table-cell>
          <table:table-cell office:value-type="date" office:date-value="2025-03-19T00:00:00" table:style-name="ce50">
            <text:p>19/03/25</text:p>
          </table:table-cell>
          <table:table-cell office:value-type="date" office:date-value="2025-03-19T00:00:00" table:style-name="ce50">
            <text:p>19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1" table:formula="of:=[.A100]+1" table:style-name="ce48">
            <text:p>331</text:p>
          </table:table-cell>
          <table:table-cell table:style-name="ce48"/>
          <table:table-cell office:value-type="string" office:string-value="" table:formula="of:=IF(LEN([.B101])&lt;&gt;0;VLOOKUP([.$B101];;7;0);&quot;&quot;)" table:style-name="ce49"/>
          <table:table-cell office:value-type="string" office:string-value="" table:formula="of:=IF(LEN([.B101])&lt;&gt;0;VLOOKUP([.$B101];;2;0);&quot;&quot;)" table:style-name="ce49"/>
          <table:table-cell office:value-type="float" office:value="24" table:style-name="ce48">
            <text:p>24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YADIRA SACAN</text:p>
          </table:table-cell>
          <table:table-cell office:value-type="string" table:style-name="ce52">
            <text:p>CONTENTO SACAN VALENTINA ANTONELLA</text:p>
          </table:table-cell>
          <table:table-cell office:value-type="float" office:value="2" table:style-name="ce48">
            <text:p>2</text:p>
          </table:table-cell>
          <table:table-cell office:value-type="float" office:value="1762604955" table:style-name="ce52">
            <text:p>176260495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24T00:00:00" table:style-name="ce50">
            <text:p>24/01/25</text:p>
          </table:table-cell>
          <table:table-cell office:value-type="date" office:date-value="2025-03-24T00:00:00" table:formula="of:=IF([.G101]&gt;0;DATE([.G101];[.F101];[.E101]);&quot;&quot;)" table:style-name="ce51">
            <text:p>24/03/2025</text:p>
          </table:table-cell>
          <table:table-cell office:value-type="float" office:value="0" table:formula="of:=DATEDIF([.O101];[.P101];&quot;Y&quot;)" table:style-name="ce49">
            <text:p>0</text:p>
          </table:table-cell>
          <table:table-cell office:value-type="float" office:value="2" table:formula="of:=DATEDIF([.O101];[.P101];&quot;YM&quot;)" table:style-name="ce49">
            <text:p>2</text:p>
          </table:table-cell>
          <table:table-cell office:value-type="float" office:value="0" table:formula="of:=DATEDIF([.O101];[.P101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7752259" table:style-name="ce48">
            <text:p>987752259</text:p>
          </table:table-cell>
          <table:table-cell table:number-columns-repeated="5" table:style-name="ce48"/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2" table:formula="of:=[.A101]+1" table:style-name="ce48">
            <text:p>332</text:p>
          </table:table-cell>
          <table:table-cell table:style-name="ce48"/>
          <table:table-cell office:value-type="string" office:string-value="" table:formula="of:=IF(LEN([.B102])&lt;&gt;0;VLOOKUP([.$B102];;7;0);&quot;&quot;)" table:style-name="ce49"/>
          <table:table-cell office:value-type="string" office:string-value="" table:formula="of:=IF(LEN([.B102])&lt;&gt;0;VLOOKUP([.$B102];;2;0);&quot;&quot;)" table:style-name="ce49"/>
          <table:table-cell office:value-type="float" office:value="24" table:style-name="ce48">
            <text:p>24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JESSICA ACHINA</text:p>
          </table:table-cell>
          <table:table-cell office:value-type="string" table:style-name="ce52">
            <text:p>SIMBAÑA ACHINA ESTRELLA SHARLEY</text:p>
          </table:table-cell>
          <table:table-cell office:value-type="float" office:value="1" table:style-name="ce48">
            <text:p>1</text:p>
          </table:table-cell>
          <table:table-cell office:value-type="float" office:value="1762604997" table:style-name="ce52">
            <text:p>176260499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23T00:00:00" table:style-name="ce50">
            <text:p>23/01/25</text:p>
          </table:table-cell>
          <table:table-cell office:value-type="date" office:date-value="2025-03-24T00:00:00" table:formula="of:=IF([.G102]&gt;0;DATE([.G102];[.F102];[.E102]);&quot;&quot;)" table:style-name="ce51">
            <text:p>24/03/2025</text:p>
          </table:table-cell>
          <table:table-cell office:value-type="float" office:value="0" table:formula="of:=DATEDIF([.O102];[.P102];&quot;Y&quot;)" table:style-name="ce49">
            <text:p>0</text:p>
          </table:table-cell>
          <table:table-cell office:value-type="float" office:value="2" table:formula="of:=DATEDIF([.O102];[.P102];&quot;YM&quot;)" table:style-name="ce49">
            <text:p>2</text:p>
          </table:table-cell>
          <table:table-cell office:value-type="float" office:value="1" table:formula="of:=DATEDIF([.O102];[.P102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59237839" table:style-name="ce48">
            <text:p>959237839</text:p>
          </table:table-cell>
          <table:table-cell table:number-columns-repeated="5" table:style-name="ce48"/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office:value-type="date" office:date-value="2025-03-24T00:00:00" table:style-name="ce50">
            <text:p>24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3" table:formula="of:=[.A102]+1" table:style-name="ce48">
            <text:p>333</text:p>
          </table:table-cell>
          <table:table-cell table:style-name="ce48"/>
          <table:table-cell office:value-type="string" office:string-value="" table:formula="of:=IF(LEN([.B103])&lt;&gt;0;VLOOKUP([.$B103];;7;0);&quot;&quot;)" table:style-name="ce49"/>
          <table:table-cell office:value-type="string" office:string-value="" table:formula="of:=IF(LEN([.B103])&lt;&gt;0;VLOOKUP([.$B103];;2;0);&quot;&quot;)" table:style-name="ce49"/>
          <table:table-cell office:value-type="float" office:value="28" table:style-name="ce48">
            <text:p>28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KAREN ORTEGA</text:p>
          </table:table-cell>
          <table:table-cell office:value-type="string" table:style-name="ce52">
            <text:p>CAJAMARCA ORTEGA ISABELLA NATASHA</text:p>
          </table:table-cell>
          <table:table-cell office:value-type="float" office:value="1" table:style-name="ce48">
            <text:p>1</text:p>
          </table:table-cell>
          <table:table-cell office:value-type="float" office:value="1762611455" table:style-name="ce48">
            <text:p>176261145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27T00:00:00" table:style-name="ce50">
            <text:p>27/01/25</text:p>
          </table:table-cell>
          <table:table-cell office:value-type="date" office:date-value="2025-03-28T00:00:00" table:formula="of:=IF([.G103]&gt;0;DATE([.G103];[.F103];[.E103]);&quot;&quot;)" table:style-name="ce51">
            <text:p>28/03/2025</text:p>
          </table:table-cell>
          <table:table-cell office:value-type="float" office:value="0" table:formula="of:=DATEDIF([.O103];[.P103];&quot;Y&quot;)" table:style-name="ce49">
            <text:p>0</text:p>
          </table:table-cell>
          <table:table-cell office:value-type="float" office:value="2" table:formula="of:=DATEDIF([.O103];[.P103];&quot;YM&quot;)" table:style-name="ce49">
            <text:p>2</text:p>
          </table:table-cell>
          <table:table-cell office:value-type="float" office:value="1" table:formula="of:=DATEDIF([.O103];[.P103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3460659" table:style-name="ce48">
            <text:p>993460659</text:p>
          </table:table-cell>
          <table:table-cell table:number-columns-repeated="5" table:style-name="ce48"/>
          <table:table-cell office:value-type="date" office:date-value="2025-03-28T00:00:00" table:style-name="ce50">
            <text:p>28/03/25</text:p>
          </table:table-cell>
          <table:table-cell office:value-type="date" office:date-value="2025-03-28T00:00:00" table:style-name="ce50">
            <text:p>28/03/25</text:p>
          </table:table-cell>
          <table:table-cell office:value-type="date" office:date-value="2025-03-28T00:00:00" table:style-name="ce50">
            <text:p>28/03/25</text:p>
          </table:table-cell>
          <table:table-cell office:value-type="date" office:date-value="2025-03-28T00:00:00" table:style-name="ce50">
            <text:p>28/03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4" table:formula="of:=[.A103]+1" table:style-name="ce48">
            <text:p>334</text:p>
          </table:table-cell>
          <table:table-cell table:style-name="ce48"/>
          <table:table-cell office:value-type="string" office:string-value="" table:formula="of:=IF(LEN([.B104])&lt;&gt;0;VLOOKUP([.$B104];;7;0);&quot;&quot;)" table:style-name="ce49"/>
          <table:table-cell office:value-type="string" office:string-value="" table:formula="of:=IF(LEN([.B104])&lt;&gt;0;VLOOKUP([.$B104];;2;0);&quot;&quot;)" table:style-name="ce49"/>
          <table:table-cell office:value-type="float" office:value="31" table:style-name="ce48">
            <text:p>31</text:p>
          </table:table-cell>
          <table:table-cell office:value-type="float" office:value="3" table:style-name="ce48">
            <text:p>3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LARA MABEL</text:p>
          </table:table-cell>
          <table:table-cell office:value-type="string" table:style-name="ce52">
            <text:p>Reascos Lara Zarek Emiliano</text:p>
          </table:table-cell>
          <table:table-cell office:value-type="float" office:value="2" table:style-name="ce48">
            <text:p>2</text:p>
          </table:table-cell>
          <table:table-cell office:value-type="float" office:value="1762613592" table:style-name="ce48">
            <text:p>176261359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30T00:00:00" table:style-name="ce50">
            <text:p>30/01/25</text:p>
          </table:table-cell>
          <table:table-cell office:value-type="date" office:date-value="2025-03-31T00:00:00" table:formula="of:=IF([.G104]&gt;0;DATE([.G104];[.F104];[.E104]);&quot;&quot;)" table:style-name="ce51">
            <text:p>31/03/2025</text:p>
          </table:table-cell>
          <table:table-cell office:value-type="float" office:value="0" table:formula="of:=DATEDIF([.O104];[.P104];&quot;Y&quot;)" table:style-name="ce49">
            <text:p>0</text:p>
          </table:table-cell>
          <table:table-cell office:value-type="float" office:value="2" table:formula="of:=DATEDIF([.O104];[.P104];&quot;YM&quot;)" table:style-name="ce49">
            <text:p>2</text:p>
          </table:table-cell>
          <table:table-cell office:value-type="float" office:value="1" table:formula="of:=DATEDIF([.O104];[.P104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5757299" table:style-name="ce48">
            <text:p>995757299</text:p>
          </table:table-cell>
          <table:table-cell table:number-columns-repeated="5" table:style-name="ce48"/>
          <table:table-cell office:value-type="date" office:date-value="2025-03-31T00:00:00" table:style-name="ce50">
            <text:p>31/03/25</text:p>
          </table:table-cell>
          <table:table-cell office:value-type="date" office:date-value="2025-03-31T00:00:00" table:style-name="ce50">
            <text:p>31/03/25</text:p>
          </table:table-cell>
          <table:table-cell office:value-type="date" office:date-value="2025-03-31T00:00:00" table:style-name="ce50">
            <text:p>31/03/25</text:p>
          </table:table-cell>
          <table:table-cell office:value-type="date" office:date-value="2025-03-31T00:00:00" table:style-name="ce50">
            <text:p>31/03/25</text:p>
          </table:table-cell>
          <table:table-cell table:number-columns-repeated="20" table:style-name="ce48"/>
          <table:table-cell office:value-type="date" office:date-value="2025-05-30T00:00:00" table:style-name="ce50">
            <text:p>30/05/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5" table:formula="of:=[.A104]+1" table:style-name="ce48">
            <text:p>335</text:p>
          </table:table-cell>
          <table:table-cell table:style-name="ce48"/>
          <table:table-cell office:value-type="string" office:string-value="" table:formula="of:=IF(LEN([.B105])&lt;&gt;0;VLOOKUP([.$B105];;7;0);&quot;&quot;)" table:style-name="ce49"/>
          <table:table-cell office:value-type="string" office:string-value="" table:formula="of:=IF(LEN([.B105])&lt;&gt;0;VLOOKUP([.$B105];;2;0);&quot;&quot;)" table:style-name="ce49"/>
          <table:table-cell office:value-type="float" office:value="3" table:style-name="ce48">
            <text:p>3</text:p>
          </table:table-cell>
          <table:table-cell office:value-type="float" office:value="4" table:style-name="ce48">
            <text:p>4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PRESENTACION FARINANGO</text:p>
          </table:table-cell>
          <table:table-cell office:value-type="string" table:style-name="ce52">
            <text:p>MORALES FARINANGO OSCAR RENE</text:p>
          </table:table-cell>
          <table:table-cell office:value-type="float" office:value="1" table:style-name="ce48">
            <text:p>1</text:p>
          </table:table-cell>
          <table:table-cell office:value-type="float" office:value="1762614855" table:style-name="ce52">
            <text:p>176261485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1-31T00:00:00" table:style-name="ce50">
            <text:p>31/01/25</text:p>
          </table:table-cell>
          <table:table-cell office:value-type="date" office:date-value="2025-04-03T00:00:00" table:formula="of:=IF([.G105]&gt;0;DATE([.G105];[.F105];[.E105]);&quot;&quot;)" table:style-name="ce51">
            <text:p>03/04/2025</text:p>
          </table:table-cell>
          <table:table-cell office:value-type="float" office:value="0" table:formula="of:=DATEDIF([.O105];[.P105];&quot;Y&quot;)" table:style-name="ce49">
            <text:p>0</text:p>
          </table:table-cell>
          <table:table-cell office:value-type="float" office:value="2" table:formula="of:=DATEDIF([.O105];[.P105];&quot;YM&quot;)" table:style-name="ce49">
            <text:p>2</text:p>
          </table:table-cell>
          <table:table-cell office:value-type="float" office:value="3" table:formula="of:=DATEDIF([.O105];[.P105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83624406" table:style-name="ce48">
            <text:p>983624406</text:p>
          </table:table-cell>
          <table:table-cell table:number-columns-repeated="5" table:style-name="ce48"/>
          <table:table-cell office:value-type="date" office:date-value="2025-04-03T00:00:00" table:style-name="ce50">
            <text:p>03/04/25</text:p>
          </table:table-cell>
          <table:table-cell office:value-type="date" office:date-value="2025-04-03T00:00:00" table:style-name="ce50">
            <text:p>03/04/25</text:p>
          </table:table-cell>
          <table:table-cell office:value-type="date" office:date-value="2025-04-03T00:00:00" table:style-name="ce50">
            <text:p>03/04/25</text:p>
          </table:table-cell>
          <table:table-cell office:value-type="date" office:date-value="2025-04-03T00:00:00" table:style-name="ce50">
            <text:p>03/04/25</text:p>
          </table:table-cell>
          <table:table-cell table:number-columns-repeated="21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6" table:formula="of:=[.A105]+1" table:style-name="ce48">
            <text:p>336</text:p>
          </table:table-cell>
          <table:table-cell table:style-name="ce48"/>
          <table:table-cell office:value-type="string" office:string-value="" table:formula="of:=IF(LEN([.B106])&lt;&gt;0;VLOOKUP([.$B106];;7;0);&quot;&quot;)" table:style-name="ce49"/>
          <table:table-cell office:value-type="string" office:string-value="" table:formula="of:=IF(LEN([.B106])&lt;&gt;0;VLOOKUP([.$B106];;2;0);&quot;&quot;)" table:style-name="ce49"/>
          <table:table-cell office:value-type="float" office:value="9" table:style-name="ce48">
            <text:p>9</text:p>
          </table:table-cell>
          <table:table-cell office:value-type="float" office:value="4" table:style-name="ce48">
            <text:p>4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ERIKA SOTALIN</text:p>
          </table:table-cell>
          <table:table-cell office:value-type="string" table:style-name="ce52">
            <text:p>SOTALIN VICENTE IAN JAHIR</text:p>
          </table:table-cell>
          <table:table-cell office:value-type="float" office:value="1" table:style-name="ce48">
            <text:p>1</text:p>
          </table:table-cell>
          <table:table-cell office:value-type="float" office:value="1762625950" table:style-name="ce52">
            <text:p>176262595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2-09T00:00:00" table:style-name="ce50">
            <text:p>09/02/25</text:p>
          </table:table-cell>
          <table:table-cell office:value-type="date" office:date-value="2025-04-09T00:00:00" table:formula="of:=IF([.G106]&gt;0;DATE([.G106];[.F106];[.E106]);&quot;&quot;)" table:style-name="ce51">
            <text:p>09/04/2025</text:p>
          </table:table-cell>
          <table:table-cell office:value-type="float" office:value="0" table:formula="of:=DATEDIF([.O106];[.P106];&quot;Y&quot;)" table:style-name="ce49">
            <text:p>0</text:p>
          </table:table-cell>
          <table:table-cell office:value-type="float" office:value="2" table:formula="of:=DATEDIF([.O106];[.P106];&quot;YM&quot;)" table:style-name="ce49">
            <text:p>2</text:p>
          </table:table-cell>
          <table:table-cell office:value-type="float" office:value="0" table:formula="of:=DATEDIF([.O106];[.P106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1857709" table:style-name="ce48">
            <text:p>981857709</text:p>
          </table:table-cell>
          <table:table-cell table:number-columns-repeated="5" table:style-name="ce48"/>
          <table:table-cell office:value-type="date" office:date-value="2025-04-09T00:00:00" table:style-name="ce50">
            <text:p>09/04/25</text:p>
          </table:table-cell>
          <table:table-cell office:value-type="date" office:date-value="2025-04-09T00:00:00" table:style-name="ce50">
            <text:p>09/04/25</text:p>
          </table:table-cell>
          <table:table-cell office:value-type="date" office:date-value="2025-04-09T00:00:00" table:style-name="ce50">
            <text:p>09/04/25</text:p>
          </table:table-cell>
          <table:table-cell office:value-type="date" office:date-value="2025-04-09T00:00:00" table:style-name="ce50">
            <text:p>09/04/25</text:p>
          </table:table-cell>
          <table:table-cell table:number-columns-repeated="20" table:style-name="ce48"/>
          <table:table-cell office:value-type="date" office:date-value="2025-06-09T00:00:00" table:style-name="ce50">
            <text:p>09/06/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7" table:formula="of:=[.A106]+1" table:style-name="ce48">
            <text:p>337</text:p>
          </table:table-cell>
          <table:table-cell table:style-name="ce48"/>
          <table:table-cell office:value-type="string" office:string-value="" table:formula="of:=IF(LEN([.B107])&lt;&gt;0;VLOOKUP([.$B107];;7;0);&quot;&quot;)" table:style-name="ce49"/>
          <table:table-cell office:value-type="string" office:string-value="" table:formula="of:=IF(LEN([.B107])&lt;&gt;0;VLOOKUP([.$B107];;2;0);&quot;&quot;)" table:style-name="ce49"/>
          <table:table-cell office:value-type="float" office:value="24" table:style-name="ce48">
            <text:p>24</text:p>
          </table:table-cell>
          <table:table-cell office:value-type="float" office:value="4" table:style-name="ce48">
            <text:p>4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GEOVANA GUEVARA</text:p>
          </table:table-cell>
          <table:table-cell office:value-type="string" table:style-name="ce52">
            <text:p>Palacios Guevara Dafne Charlotte</text:p>
          </table:table-cell>
          <table:table-cell office:value-type="float" office:value="2" table:style-name="ce48">
            <text:p>2</text:p>
          </table:table-cell>
          <table:table-cell office:value-type="float" office:value="1762140794" table:style-name="ce52">
            <text:p>176214079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1-12T00:00:00" table:style-name="ce53">
            <text:p>2024-01-12</text:p>
          </table:table-cell>
          <table:table-cell office:value-type="date" office:date-value="2025-04-24T00:00:00" table:formula="of:=IF([.G107]&gt;0;DATE([.G107];[.F107];[.E107]);&quot;&quot;)" table:style-name="ce51">
            <text:p>24/04/2025</text:p>
          </table:table-cell>
          <table:table-cell office:value-type="float" office:value="1" table:formula="of:=DATEDIF([.O107];[.P107];&quot;Y&quot;)" table:style-name="ce49">
            <text:p>1</text:p>
          </table:table-cell>
          <table:table-cell office:value-type="float" office:value="3" table:formula="of:=DATEDIF([.O107];[.P107];&quot;YM&quot;)" table:style-name="ce49">
            <text:p>3</text:p>
          </table:table-cell>
          <table:table-cell office:value-type="float" office:value="12" table:formula="of:=DATEDIF([.O107];[.P107];&quot;MD&quot;)" table:style-name="ce49">
            <text:p>12</text:p>
          </table:table-cell>
          <table:table-cell office:value-type="string" table:style-name="ce48">
            <text:p>MARIANITAS</text:p>
          </table:table-cell>
          <table:table-cell office:value-type="float" office:value="995369357" table:style-name="ce48">
            <text:p>995369357</text:p>
          </table:table-cell>
          <table:table-cell table:number-columns-repeated="5" table:style-name="ce48"/>
          <table:table-cell table:number-columns-repeated="2" table:style-name="ce50"/>
          <table:table-cell table:number-columns-repeated="12" table:style-name="ce48"/>
          <table:table-cell office:value-type="date" office:date-value="2025-04-24T00:00:00" table:style-name="ce50">
            <text:p>24/04/25</text:p>
          </table:table-cell>
          <table:table-cell table:number-columns-repeated="9" table:style-name="ce48"/>
          <table:table-cell office:value-type="date" office:date-value="2025-06-24T00:00:00" table:style-name="ce50">
            <text:p>24/06/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38" table:formula="of:=[.A107]+1" table:style-name="ce48">
            <text:p>338</text:p>
          </table:table-cell>
          <table:table-cell table:style-name="ce48"/>
          <table:table-cell office:value-type="string" office:string-value="" table:formula="of:=IF(LEN([.B108])&lt;&gt;0;VLOOKUP([.$B108];;7;0);&quot;&quot;)" table:style-name="ce49"/>
          <table:table-cell office:value-type="string" office:string-value="" table:formula="of:=IF(LEN([.B108])&lt;&gt;0;VLOOKUP([.$B108];;2;0);&quot;&quot;)" table:style-name="ce49"/>
          <table:table-cell office:value-type="float" office:value="7" table:style-name="ce59">
            <text:p>7</text:p>
          </table:table-cell>
          <table:table-cell office:value-type="float" office:value="5" table:style-name="ce59">
            <text:p>5</text:p>
          </table:table-cell>
          <table:table-cell office:value-type="float" office:value="2025" table:style-name="ce59">
            <text:p>2025</text:p>
          </table:table-cell>
          <table:table-cell table:style-name="ce59"/>
          <table:table-cell office:value-type="string" table:style-name="ce59">
            <text:p>lissett reyes</text:p>
          </table:table-cell>
          <table:table-cell office:value-type="string" table:style-name="ce52">
            <text:p>MACHUCA REYES PAULA SOFIA</text:p>
          </table:table-cell>
          <table:table-cell office:value-type="float" office:value="2" table:style-name="ce48">
            <text:p>2</text:p>
          </table:table-cell>
          <table:table-cell office:value-type="float" office:value="965149073" table:style-name="ce48">
            <text:p>96514907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1-07-04T00:00:00" table:style-name="ce50">
            <text:p>04/07/21</text:p>
          </table:table-cell>
          <table:table-cell office:value-type="date" office:date-value="2025-06-07T00:00:00" table:style-name="ce60">
            <text:p>07/06/2025</text:p>
          </table:table-cell>
          <table:table-cell office:value-type="float" office:value="3" table:formula="of:=DATEDIF([.O108];[.P108];&quot;Y&quot;)" table:style-name="ce49">
            <text:p>3</text:p>
          </table:table-cell>
          <table:table-cell office:value-type="float" office:value="11" table:formula="of:=DATEDIF([.O108];[.P108];&quot;YM&quot;)" table:style-name="ce49">
            <text:p>11</text:p>
          </table:table-cell>
          <table:table-cell office:value-type="float" office:value="3" table:formula="of:=DATEDIF([.O108];[.P108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68822320" table:style-name="ce48">
            <text:p>968822320</text:p>
          </table:table-cell>
          <table:table-cell table:number-columns-repeated="30" table:style-name="ce48"/>
          <table:table-cell office:value-type="string" table:style-name="ce2">
            <text:p>esquema atrasado <text:s/>2 meses</text:p>
          </table:table-cell>
          <table:table-cell table:number-columns-repeated="16332"/>
        </table:table-row>
        <table:table-row table:style-name="ro5">
          <table:table-cell office:value-type="float" office:value="339" table:formula="of:=[.A108]+1" table:style-name="ce48">
            <text:p>339</text:p>
          </table:table-cell>
          <table:table-cell table:style-name="ce48"/>
          <table:table-cell office:value-type="string" office:string-value="" table:formula="of:=IF(LEN([.B109])&lt;&gt;0;VLOOKUP([.$B109];;7;0);&quot;&quot;)" table:style-name="ce49"/>
          <table:table-cell office:value-type="string" office:string-value="" table:formula="of:=IF(LEN([.B109])&lt;&gt;0;VLOOKUP([.$B109];;2;0);&quot;&quot;)" table:style-name="ce49"/>
          <table:table-cell office:value-type="float" office:value="26" table:style-name="ce48">
            <text:p>26</text:p>
          </table:table-cell>
          <table:table-cell office:value-type="float" office:value="5" table:style-name="ce48">
            <text:p>5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52">
            <text:p>Ibaza Nipas Zoe Valentina</text:p>
          </table:table-cell>
          <table:table-cell office:value-type="string" table:style-name="ce48">
            <text:p>LAURA NEPAS</text:p>
          </table:table-cell>
          <table:table-cell office:value-type="float" office:value="2" table:style-name="ce48">
            <text:p>2</text:p>
          </table:table-cell>
          <table:table-cell office:value-type="float" office:value="1762677159" table:style-name="ce48">
            <text:p>176267715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3-23T00:00:00" table:style-name="ce50">
            <text:p>23/03/25</text:p>
          </table:table-cell>
          <table:table-cell office:value-type="date" office:date-value="2025-05-26T00:00:00" table:formula="of:=IF([.G109]&gt;0;DATE([.G109];[.F109];[.E109]);&quot;&quot;)" table:style-name="ce51">
            <text:p>26/05/2025</text:p>
          </table:table-cell>
          <table:table-cell office:value-type="float" office:value="0" table:formula="of:=DATEDIF([.O109];[.P109];&quot;Y&quot;)" table:style-name="ce49">
            <text:p>0</text:p>
          </table:table-cell>
          <table:table-cell office:value-type="float" office:value="2" table:formula="of:=DATEDIF([.O109];[.P109];&quot;YM&quot;)" table:style-name="ce49">
            <text:p>2</text:p>
          </table:table-cell>
          <table:table-cell office:value-type="float" office:value="3" table:formula="of:=DATEDIF([.O109];[.P109];&quot;MD&quot;)" table:style-name="ce49">
            <text:p>3</text:p>
          </table:table-cell>
          <table:table-cell office:value-type="string" table:style-name="ce48">
            <text:p>MARIANITAS</text:p>
          </table:table-cell>
          <table:table-cell office:value-type="float" office:value="986531636" table:style-name="ce48">
            <text:p>986531636</text:p>
          </table:table-cell>
          <table:table-cell table:number-columns-repeated="5" table:style-name="ce48"/>
          <table:table-cell office:value-type="date" office:date-value="2025-05-26T00:00:00" table:style-name="ce50">
            <text:p>26/05/25</text:p>
          </table:table-cell>
          <table:table-cell office:value-type="date" office:date-value="2025-05-26T00:00:00" table:style-name="ce50">
            <text:p>26/05/25</text:p>
          </table:table-cell>
          <table:table-cell office:value-type="date" office:date-value="2025-05-26T00:00:00" table:style-name="ce50">
            <text:p>26/05/25</text:p>
          </table:table-cell>
          <table:table-cell office:value-type="date" office:date-value="2025-05-26T00:00:00" table:style-name="ce50">
            <text:p>26/05/25</text:p>
          </table:table-cell>
          <table:table-cell table:number-columns-repeated="20" table:style-name="ce48"/>
          <table:table-cell office:value-type="date" office:date-value="2025-06-26T00:00:00" table:style-name="ce50">
            <text:p>26/06/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40" table:formula="of:=[.A109]+1" table:style-name="ce48">
            <text:p>340</text:p>
          </table:table-cell>
          <table:table-cell table:style-name="ce48"/>
          <table:table-cell office:value-type="string" office:string-value="" table:formula="of:=IF(LEN([.B110])&lt;&gt;0;VLOOKUP([.$B110];;7;0);&quot;&quot;)" table:style-name="ce49"/>
          <table:table-cell office:value-type="string" office:string-value="" table:formula="of:=IF(LEN([.B110])&lt;&gt;0;VLOOKUP([.$B110];;2;0);&quot;&quot;)" table:style-name="ce49"/>
          <table:table-cell office:value-type="float" office:value="13" table:style-name="ce48">
            <text:p>13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Maritza Pillajo</text:p>
          </table:table-cell>
          <table:table-cell office:value-type="string" table:style-name="ce61">
            <text:p>DELGADO PILLAJO SOFIA JULIETH</text:p>
          </table:table-cell>
          <table:table-cell office:value-type="float" office:value="2" table:style-name="ce48">
            <text:p>2</text:p>
          </table:table-cell>
          <table:table-cell office:value-type="float" office:value="1762856167" table:style-name="ce1">
            <text:p>176285616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25T00:00:00" table:style-name="ce62">
            <text:p>25/8/2025</text:p>
          </table:table-cell>
          <table:table-cell office:value-type="date" office:date-value="2025-08-25T00:00:00" table:style-name="ce62">
            <text:p>25/8/2025</text:p>
          </table:table-cell>
          <table:table-cell office:value-type="float" office:value="0" table:formula="of:=DATEDIF([.O110];[.P110];&quot;Y&quot;)" table:style-name="ce49">
            <text:p>0</text:p>
          </table:table-cell>
          <table:table-cell office:value-type="float" office:value="0" table:formula="of:=DATEDIF([.O110];[.P110];&quot;YM&quot;)" table:style-name="ce49">
            <text:p>0</text:p>
          </table:table-cell>
          <table:table-cell office:value-type="float" office:value="0" table:formula="of:=DATEDIF([.O110];[.P110];&quot;MD&quot;)" table:style-name="ce49">
            <text:p>0</text:p>
          </table:table-cell>
          <table:table-cell office:value-type="string" table:style-name="ce48">
            <text:p>CABUYAL</text:p>
          </table:table-cell>
          <table:table-cell office:value-type="float" office:value="979306305" table:style-name="ce48">
            <text:p>979306305</text:p>
          </table:table-cell>
          <table:table-cell table:number-columns-repeated="30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41" table:formula="of:=[.A110]+1" table:style-name="ce48">
            <text:p>341</text:p>
          </table:table-cell>
          <table:table-cell table:style-name="ce48"/>
          <table:table-cell office:value-type="string" office:string-value="" table:formula="of:=IF(LEN([.B111])&lt;&gt;0;VLOOKUP([.$B111];;7;0);&quot;&quot;)" table:style-name="ce49"/>
          <table:table-cell office:value-type="string" office:string-value="" table:formula="of:=IF(LEN([.B111])&lt;&gt;0;VLOOKUP([.$B111];;2;0);&quot;&quot;)" table:style-name="ce49"/>
          <table:table-cell office:value-type="float" office:value="13" table:style-name="ce48">
            <text:p>13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3">
            <text:p>Ponce Encalada Carlos Vinicio</text:p>
          </table:table-cell>
          <table:table-cell office:value-type="string" table:style-name="ce48">
            <text:p>ENCALADA MARITZA</text:p>
          </table:table-cell>
          <table:table-cell office:value-type="float" office:value="1" table:style-name="ce48">
            <text:p>1</text:p>
          </table:table-cell>
          <table:table-cell office:value-type="float" office:value="1762803904" table:style-name="ce1">
            <text:p>176280390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7-08T00:00:00" table:style-name="ce62">
            <text:p>8/7/2025</text:p>
          </table:table-cell>
          <table:table-cell office:value-type="date" office:date-value="2025-10-13T00:00:00" table:formula="of:=IF([.G111]&gt;0;DATE([.G111];[.F111];[.E111]);&quot;&quot;)" table:style-name="ce51">
            <text:p>13/10/2025</text:p>
          </table:table-cell>
          <table:table-cell office:value-type="float" office:value="0" table:formula="of:=DATEDIF([.O111];[.P111];&quot;Y&quot;)" table:style-name="ce49">
            <text:p>0</text:p>
          </table:table-cell>
          <table:table-cell office:value-type="float" office:value="3" table:formula="of:=DATEDIF([.O111];[.P111];&quot;YM&quot;)" table:style-name="ce49">
            <text:p>3</text:p>
          </table:table-cell>
          <table:table-cell office:value-type="float" office:value="5" table:formula="of:=DATEDIF([.O111];[.P111];&quot;MD&quot;)" table:style-name="ce49">
            <text:p>5</text:p>
          </table:table-cell>
          <table:table-cell office:value-type="string" table:style-name="ce48">
            <text:p>MARIANITAS</text:p>
          </table:table-cell>
          <table:table-cell office:value-type="float" office:value="967188574" table:style-name="ce48">
            <text:p>967188574</text:p>
          </table:table-cell>
          <table:table-cell table:number-columns-repeated="9" table:style-name="ce48"/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table:number-columns-repeated="16" table:style-name="ce48"/>
          <table:table-cell office:value-type="date" office:date-value="2025-12-13T00:00:00" table:style-name="ce62">
            <text:p>13/12/20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42" table:formula="of:=[.A111]+1" table:style-name="ce48">
            <text:p>342</text:p>
          </table:table-cell>
          <table:table-cell table:style-name="ce48"/>
          <table:table-cell office:value-type="string" office:string-value="" table:formula="of:=IF(LEN([.B112])&lt;&gt;0;VLOOKUP([.$B112];;7;0);&quot;&quot;)" table:style-name="ce49"/>
          <table:table-cell office:value-type="string" office:string-value="" table:formula="of:=IF(LEN([.B112])&lt;&gt;0;VLOOKUP([.$B112];;2;0);&quot;&quot;)" table:style-name="ce49"/>
          <table:table-cell office:value-type="float" office:value="13" table:style-name="ce48">
            <text:p>13</text:p>
          </table:table-cell>
          <table:table-cell office:value-type="float" office:value="10" table:style-name="ce48">
            <text:p>10</text:p>
          </table:table-cell>
          <table:table-cell office:value-type="float" office:value="2525" table:style-name="ce48">
            <text:p>2525</text:p>
          </table:table-cell>
          <table:table-cell table:style-name="ce48"/>
          <table:table-cell office:value-type="string" table:style-name="ce61">
            <text:p>PAIDA FREIRE FELIPE GABRIEL</text:p>
          </table:table-cell>
          <table:table-cell office:value-type="string" table:style-name="ce48">
            <text:p>SUSANA FREIRE</text:p>
          </table:table-cell>
          <table:table-cell office:value-type="float" office:value="1" table:style-name="ce48">
            <text:p>1</text:p>
          </table:table-cell>
          <table:table-cell office:value-type="float" office:value="1762855334" table:style-name="ce1">
            <text:p>176285533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24T00:00:00" table:style-name="ce62">
            <text:p>24/8/2025</text:p>
          </table:table-cell>
          <table:table-cell office:value-type="date" office:date-value="2525-10-13T00:00:00" table:formula="of:=IF([.G112]&gt;0;DATE([.G112];[.F112];[.E112]);&quot;&quot;)" table:style-name="ce51">
            <text:p>13/10/2525</text:p>
          </table:table-cell>
          <table:table-cell office:value-type="float" office:value="500" table:formula="of:=DATEDIF([.O112];[.P112];&quot;Y&quot;)" table:style-name="ce49">
            <text:p>500</text:p>
          </table:table-cell>
          <table:table-cell office:value-type="float" office:value="1" table:formula="of:=DATEDIF([.O112];[.P112];&quot;YM&quot;)" table:style-name="ce49">
            <text:p>1</text:p>
          </table:table-cell>
          <table:table-cell office:value-type="float" office:value="19" table:formula="of:=DATEDIF([.O112];[.P112];&quot;MD&quot;)" table:style-name="ce49">
            <text:p>19</text:p>
          </table:table-cell>
          <table:table-cell office:value-type="string" table:style-name="ce48">
            <text:p>MARIANITAS</text:p>
          </table:table-cell>
          <table:table-cell office:value-type="float" office:value="983294790" table:style-name="ce48">
            <text:p>983294790</text:p>
          </table:table-cell>
          <table:table-cell table:number-columns-repeated="5" table:style-name="ce48"/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table:number-columns-repeated="20" table:style-name="ce48"/>
          <table:table-cell office:value-type="date" office:date-value="2025-12-13T00:00:00" table:style-name="ce62">
            <text:p>13/12/2025</text:p>
          </table:table-cell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343" table:formula="of:=[.A112]+1" table:style-name="ce48">
            <text:p>343</text:p>
          </table:table-cell>
          <table:table-cell table:style-name="ce48"/>
          <table:table-cell office:value-type="string" office:string-value="" table:formula="of:=IF(LEN([.B113])&lt;&gt;0;VLOOKUP([.$B113];;7;0);&quot;&quot;)" table:style-name="ce49"/>
          <table:table-cell office:value-type="string" office:string-value="" table:formula="of:=IF(LEN([.B113])&lt;&gt;0;VLOOKUP([.$B113];;2;0);&quot;&quot;)" table:style-name="ce49"/>
          <table:table-cell office:value-type="float" office:value="13" table:style-name="ce48">
            <text:p>13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3">
            <text:p>Gualpa Vega Lian Miguel</text:p>
          </table:table-cell>
          <table:table-cell office:value-type="string" table:style-name="ce48">
            <text:p>JENNIFER VEGA</text:p>
          </table:table-cell>
          <table:table-cell office:value-type="float" office:value="2" table:style-name="ce48">
            <text:p>2</text:p>
          </table:table-cell>
          <table:table-cell office:value-type="float" office:value="1762788659" table:style-name="ce48">
            <text:p>176278865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6-25T00:00:00" table:style-name="ce62">
            <text:p>25/6/2025</text:p>
          </table:table-cell>
          <table:table-cell office:value-type="date" office:date-value="2025-10-13T00:00:00" table:formula="of:=IF([.G113]&gt;0;DATE([.G113];[.F113];[.E113]);&quot;&quot;)" table:style-name="ce51">
            <text:p>13/10/2025</text:p>
          </table:table-cell>
          <table:table-cell office:value-type="float" office:value="0" table:formula="of:=DATEDIF([.O113];[.P113];&quot;Y&quot;)" table:style-name="ce49">
            <text:p>0</text:p>
          </table:table-cell>
          <table:table-cell office:value-type="float" office:value="3" table:formula="of:=DATEDIF([.O113];[.P113];&quot;YM&quot;)" table:style-name="ce49">
            <text:p>3</text:p>
          </table:table-cell>
          <table:table-cell office:value-type="float" office:value="18" table:formula="of:=DATEDIF([.O113];[.P113];&quot;MD&quot;)" table:style-name="ce49">
            <text:p>18</text:p>
          </table:table-cell>
          <table:table-cell office:value-type="string" table:style-name="ce48">
            <text:p>MARIANITAS</text:p>
          </table:table-cell>
          <table:table-cell office:value-type="float" office:value="984564371" table:style-name="ce48">
            <text:p>984564371</text:p>
          </table:table-cell>
          <table:table-cell table:number-columns-repeated="13" table:style-name="ce48"/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table:number-columns-repeated="13" table:style-name="ce48"/>
          <table:table-cell office:value-type="date" office:date-value="2026-04-13T00:00:00" table:style-name="ce62">
            <text:p>13/4/2026</text:p>
          </table:table-cell>
          <table:table-cell table:number-columns-repeated="16333"/>
        </table:table-row>
        <table:table-row table:style-name="ro5">
          <table:table-cell office:value-type="float" office:value="344" table:formula="of:=[.A113]+1" table:style-name="ce48">
            <text:p>344</text:p>
          </table:table-cell>
          <table:table-cell table:style-name="ce48"/>
          <table:table-cell office:value-type="string" office:string-value="" table:formula="of:=IF(LEN([.B114])&lt;&gt;0;VLOOKUP([.$B114];;7;0);&quot;&quot;)" table:style-name="ce49"/>
          <table:table-cell office:value-type="string" office:string-value="" table:formula="of:=IF(LEN([.B114])&lt;&gt;0;VLOOKUP([.$B114];;2;0);&quot;&quot;)" table:style-name="ce49"/>
          <table:table-cell office:value-type="float" office:value="13" table:style-name="ce48">
            <text:p>13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1">
            <text:p>PADILLA MINA AILANI EVANGELINE</text:p>
          </table:table-cell>
          <table:table-cell table:style-name="ce48"/>
          <table:table-cell office:value-type="float" office:value="1" table:style-name="ce48">
            <text:p>1</text:p>
          </table:table-cell>
          <table:table-cell office:value-type="float" office:value="1762800579" table:style-name="ce1">
            <text:p>176280057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7-07T00:00:00" table:style-name="ce62">
            <text:p>7/7/2025</text:p>
          </table:table-cell>
          <table:table-cell office:value-type="date" office:date-value="2025-10-13T00:00:00" table:formula="of:=IF([.G114]&gt;0;DATE([.G114];[.F114];[.E114]);&quot;&quot;)" table:style-name="ce51">
            <text:p>13/10/2025</text:p>
          </table:table-cell>
          <table:table-cell office:value-type="float" office:value="0" table:formula="of:=DATEDIF([.O114];[.P114];&quot;Y&quot;)" table:style-name="ce49">
            <text:p>0</text:p>
          </table:table-cell>
          <table:table-cell office:value-type="float" office:value="3" table:formula="of:=DATEDIF([.O114];[.P114];&quot;YM&quot;)" table:style-name="ce49">
            <text:p>3</text:p>
          </table:table-cell>
          <table:table-cell office:value-type="float" office:value="6" table:formula="of:=DATEDIF([.O114];[.P114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table:number-columns-repeated="10" table:style-name="ce48"/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office:value-type="date" office:date-value="2025-10-13T00:00:00" table:style-name="ce62">
            <text:p>13/10/2025</text:p>
          </table:table-cell>
          <table:table-cell table:number-columns-repeated="16" table:style-name="ce48"/>
          <table:table-cell office:value-type="date" office:date-value="2025-12-13T00:00:00" table:style-name="ce62">
            <text:p>13/12/2025</text:p>
          </table:table-cell>
          <table:table-cell table:number-columns-repeated="16333"/>
        </table:table-row>
        <table:table-row table:style-name="ro5">
          <table:table-cell office:value-type="float" office:value="345" table:formula="of:=[.A114]+1" table:style-name="ce48">
            <text:p>345</text:p>
          </table:table-cell>
          <table:table-cell table:style-name="ce48"/>
          <table:table-cell office:value-type="string" office:string-value="" table:formula="of:=IF(LEN([.B115])&lt;&gt;0;VLOOKUP([.$B115];;7;0);&quot;&quot;)" table:style-name="ce49"/>
          <table:table-cell office:value-type="string" office:string-value="" table:formula="of:=IF(LEN([.B115])&lt;&gt;0;VLOOKUP([.$B115];;2;0);&quot;&quot;)" table:style-name="ce49"/>
          <table:table-cell office:value-type="float" office:value="14" table:style-name="ce48">
            <text:p>14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3">
            <text:p>Cisneros Vila Ana Paula</text:p>
          </table:table-cell>
          <table:table-cell office:value-type="string" table:style-name="ce48">
            <text:p>DAYANA VILA</text:p>
          </table:table-cell>
          <table:table-cell office:value-type="float" office:value="1" table:style-name="ce48">
            <text:p>1</text:p>
          </table:table-cell>
          <table:table-cell office:value-type="float" office:value="1051359840" table:style-name="ce1">
            <text:p>105135984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7-21T00:00:00" table:style-name="ce62">
            <text:p>21/7/2025</text:p>
          </table:table-cell>
          <table:table-cell office:value-type="date" office:date-value="2025-10-14T00:00:00" table:formula="of:=IF([.G115]&gt;0;DATE([.G115];[.F115];[.E115]);&quot;&quot;)" table:style-name="ce51">
            <text:p>14/10/2025</text:p>
          </table:table-cell>
          <table:table-cell office:value-type="float" office:value="0" table:formula="of:=DATEDIF([.O115];[.P115];&quot;Y&quot;)" table:style-name="ce49">
            <text:p>0</text:p>
          </table:table-cell>
          <table:table-cell office:value-type="float" office:value="2" table:formula="of:=DATEDIF([.O115];[.P115];&quot;YM&quot;)" table:style-name="ce49">
            <text:p>2</text:p>
          </table:table-cell>
          <table:table-cell office:value-type="float" office:value="23" table:formula="of:=DATEDIF([.O115];[.P115];&quot;MD&quot;)" table:style-name="ce49">
            <text:p>23</text:p>
          </table:table-cell>
          <table:table-cell office:value-type="string" table:style-name="ce48">
            <text:p>MARIANITAS</text:p>
          </table:table-cell>
          <table:table-cell office:value-type="float" office:value="983822286" table:style-name="ce48">
            <text:p>983822286</text:p>
          </table:table-cell>
          <table:table-cell table:number-columns-repeated="5" table:style-name="ce48"/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table:number-columns-repeated="20" table:style-name="ce48"/>
          <table:table-cell office:value-type="date" office:date-value="2025-12-14T00:00:00" table:style-name="ce62">
            <text:p>14/12/2025</text:p>
          </table:table-cell>
          <table:table-cell table:number-columns-repeated="16333"/>
        </table:table-row>
        <table:table-row table:style-name="ro5">
          <table:table-cell office:value-type="float" office:value="346" table:formula="of:=[.A115]+1" table:style-name="ce48">
            <text:p>346</text:p>
          </table:table-cell>
          <table:table-cell table:style-name="ce48"/>
          <table:table-cell office:value-type="string" office:string-value="" table:formula="of:=IF(LEN([.B116])&lt;&gt;0;VLOOKUP([.$B116];;7;0);&quot;&quot;)" table:style-name="ce49"/>
          <table:table-cell office:value-type="string" office:string-value="" table:formula="of:=IF(LEN([.B116])&lt;&gt;0;VLOOKUP([.$B116];;2;0);&quot;&quot;)" table:style-name="ce49"/>
          <table:table-cell office:value-type="float" office:value="14" table:style-name="ce48">
            <text:p>14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1">
            <text:p>ZEVALLOS REA HANNA AILANI</text:p>
          </table:table-cell>
          <table:table-cell office:value-type="string" table:style-name="ce48">
            <text:p>REA GEOVANNA</text:p>
          </table:table-cell>
          <table:table-cell office:value-type="float" office:value="1" table:style-name="ce48">
            <text:p>1</text:p>
          </table:table-cell>
          <table:table-cell office:value-type="float" office:value="1762837746" table:style-name="ce48">
            <text:p>176283774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08T00:00:00" table:style-name="ce62">
            <text:p>8/8/2025</text:p>
          </table:table-cell>
          <table:table-cell office:value-type="date" office:date-value="2025-10-14T00:00:00" table:formula="of:=IF([.G116]&gt;0;DATE([.G116];[.F116];[.E116]);&quot;&quot;)" table:style-name="ce51">
            <text:p>14/10/2025</text:p>
          </table:table-cell>
          <table:table-cell office:value-type="float" office:value="0" table:formula="of:=DATEDIF([.O116];[.P116];&quot;Y&quot;)" table:style-name="ce49">
            <text:p>0</text:p>
          </table:table-cell>
          <table:table-cell office:value-type="float" office:value="2" table:formula="of:=DATEDIF([.O116];[.P116];&quot;YM&quot;)" table:style-name="ce49">
            <text:p>2</text:p>
          </table:table-cell>
          <table:table-cell office:value-type="float" office:value="6" table:formula="of:=DATEDIF([.O116];[.P116];&quot;MD&quot;)" table:style-name="ce49">
            <text:p>6</text:p>
          </table:table-cell>
          <table:table-cell office:value-type="string" table:style-name="ce48">
            <text:p>MARIANITAS</text:p>
          </table:table-cell>
          <table:table-cell office:value-type="float" office:value="979070869" table:style-name="ce48">
            <text:p>979070869</text:p>
          </table:table-cell>
          <table:table-cell table:number-columns-repeated="5" table:style-name="ce48"/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office:value-type="date" office:date-value="2025-10-14T00:00:00" table:style-name="ce62">
            <text:p>14/10/2025</text:p>
          </table:table-cell>
          <table:table-cell table:number-columns-repeated="20" table:style-name="ce48"/>
          <table:table-cell office:value-type="date" office:date-value="2025-12-14T00:00:00" table:style-name="ce62">
            <text:p>14/12/2025</text:p>
          </table:table-cell>
          <table:table-cell table:number-columns-repeated="16333"/>
        </table:table-row>
        <table:table-row table:style-name="ro5">
          <table:table-cell office:value-type="float" office:value="347" table:formula="of:=[.A116]+1" table:style-name="ce48">
            <text:p>347</text:p>
          </table:table-cell>
          <table:table-cell table:style-name="ce48"/>
          <table:table-cell office:value-type="string" office:string-value="" table:formula="of:=IF(LEN([.B117])&lt;&gt;0;VLOOKUP([.$B117];;7;0);&quot;&quot;)" table:style-name="ce49"/>
          <table:table-cell office:value-type="string" office:string-value="" table:formula="of:=IF(LEN([.B117])&lt;&gt;0;VLOOKUP([.$B117];;2;0);&quot;&quot;)" table:style-name="ce49"/>
          <table:table-cell office:value-type="float" office:value="15" table:style-name="ce48">
            <text:p>15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1">
            <text:p>YUMBLA CHASIPANTA ISABELLA ANTONELA</text:p>
          </table:table-cell>
          <table:table-cell table:style-name="ce48"/>
          <table:table-cell office:value-type="float" office:value="2" table:style-name="ce48">
            <text:p>2</text:p>
          </table:table-cell>
          <table:table-cell office:value-type="float" office:value="1762845533" table:style-name="ce1">
            <text:p>176284553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15T00:00:00" table:style-name="ce62">
            <text:p>15/8/2025</text:p>
          </table:table-cell>
          <table:table-cell office:value-type="date" office:date-value="2025-10-15T00:00:00" table:formula="of:=IF([.G117]&gt;0;DATE([.G117];[.F117];[.E117]);&quot;&quot;)" table:style-name="ce51">
            <text:p>15/10/2025</text:p>
          </table:table-cell>
          <table:table-cell office:value-type="float" office:value="0" table:formula="of:=DATEDIF([.O117];[.P117];&quot;Y&quot;)" table:style-name="ce49">
            <text:p>0</text:p>
          </table:table-cell>
          <table:table-cell office:value-type="float" office:value="2" table:formula="of:=DATEDIF([.O117];[.P117];&quot;YM&quot;)" table:style-name="ce49">
            <text:p>2</text:p>
          </table:table-cell>
          <table:table-cell office:value-type="float" office:value="0" table:formula="of:=DATEDIF([.O117];[.P117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table:number-columns-repeated="6" table:style-name="ce48"/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table:number-columns-repeated="20" table:style-name="ce48"/>
          <table:table-cell office:value-type="date" office:date-value="2025-12-15T00:00:00" table:style-name="ce62">
            <text:p>15/12/2025</text:p>
          </table:table-cell>
          <table:table-cell table:number-columns-repeated="16333"/>
        </table:table-row>
        <table:table-row table:style-name="ro5">
          <table:table-cell office:value-type="float" office:value="348" table:formula="of:=[.A117]+1" table:style-name="ce48">
            <text:p>348</text:p>
          </table:table-cell>
          <table:table-cell table:style-name="ce48"/>
          <table:table-cell office:value-type="string" office:string-value="" table:formula="of:=IF(LEN([.B118])&lt;&gt;0;VLOOKUP([.$B118];;7;0);&quot;&quot;)" table:style-name="ce49"/>
          <table:table-cell office:value-type="string" office:string-value="" table:formula="of:=IF(LEN([.B118])&lt;&gt;0;VLOOKUP([.$B118];;2;0);&quot;&quot;)" table:style-name="ce49"/>
          <table:table-cell office:value-type="float" office:value="15" table:style-name="ce48">
            <text:p>15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ZUÑA BENAVIDES EITHAN<text:s/></text:p>
          </table:table-cell>
          <table:table-cell office:value-type="string" table:style-name="ce48">
            <text:p>TATIANA ZUÑA</text:p>
          </table:table-cell>
          <table:table-cell office:value-type="float" office:value="2" table:style-name="ce48">
            <text:p>2</text:p>
          </table:table-cell>
          <table:table-cell office:value-type="float" office:value="1762844171" table:style-name="ce1">
            <text:p>1762844171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14T00:00:00" table:style-name="ce62">
            <text:p>14/8/2025</text:p>
          </table:table-cell>
          <table:table-cell office:value-type="date" office:date-value="2025-10-15T00:00:00" table:formula="of:=IF([.G118]&gt;0;DATE([.G118];[.F118];[.E118]);&quot;&quot;)" table:style-name="ce51">
            <text:p>15/10/2025</text:p>
          </table:table-cell>
          <table:table-cell office:value-type="float" office:value="0" table:formula="of:=DATEDIF([.O118];[.P118];&quot;Y&quot;)" table:style-name="ce49">
            <text:p>0</text:p>
          </table:table-cell>
          <table:table-cell office:value-type="float" office:value="2" table:formula="of:=DATEDIF([.O118];[.P118];&quot;YM&quot;)" table:style-name="ce49">
            <text:p>2</text:p>
          </table:table-cell>
          <table:table-cell office:value-type="float" office:value="1" table:formula="of:=DATEDIF([.O118];[.P118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4912814" table:style-name="ce48">
            <text:p>984912814</text:p>
          </table:table-cell>
          <table:table-cell table:number-columns-repeated="5" table:style-name="ce48"/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office:value-type="date" office:date-value="2025-10-15T00:00:00" table:style-name="ce62">
            <text:p>15/10/2025</text:p>
          </table:table-cell>
          <table:table-cell table:number-columns-repeated="21" table:style-name="ce48"/>
          <table:table-cell table:number-columns-repeated="16333"/>
        </table:table-row>
        <table:table-row table:style-name="ro5">
          <table:table-cell office:value-type="float" office:value="349" table:formula="of:=[.A118]+1" table:style-name="ce48">
            <text:p>349</text:p>
          </table:table-cell>
          <table:table-cell table:style-name="ce48"/>
          <table:table-cell office:value-type="string" office:string-value="" table:formula="of:=IF(LEN([.B119])&lt;&gt;0;VLOOKUP([.$B119];;7;0);&quot;&quot;)" table:style-name="ce49"/>
          <table:table-cell office:value-type="string" office:string-value="" table:formula="of:=IF(LEN([.B119])&lt;&gt;0;VLOOKUP([.$B119];;2;0);&quot;&quot;)" table:style-name="ce49"/>
          <table:table-cell office:value-type="float" office:value="17" table:style-name="ce48">
            <text:p>17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61">
            <text:p>DE LA CRUZ DIAZ SARAHI MARLEY</text:p>
          </table:table-cell>
          <table:table-cell office:value-type="string" table:style-name="ce48">
            <text:p>ROXANA DIAZ</text:p>
          </table:table-cell>
          <table:table-cell office:value-type="float" office:value="2" table:style-name="ce48">
            <text:p>2</text:p>
          </table:table-cell>
          <table:table-cell office:value-type="float" office:value="1762847083" table:style-name="ce1">
            <text:p>1762847083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18T00:00:00" table:style-name="ce62">
            <text:p>18/8/2025</text:p>
          </table:table-cell>
          <table:table-cell office:value-type="date" office:date-value="2025-10-17T00:00:00" table:formula="of:=IF([.G119]&gt;0;DATE([.G119];[.F119];[.E119]);&quot;&quot;)" table:style-name="ce51">
            <text:p>17/10/2025</text:p>
          </table:table-cell>
          <table:table-cell office:value-type="float" office:value="0" table:formula="of:=DATEDIF([.O119];[.P119];&quot;Y&quot;)" table:style-name="ce49">
            <text:p>0</text:p>
          </table:table-cell>
          <table:table-cell office:value-type="float" office:value="1" table:formula="of:=DATEDIF([.O119];[.P119];&quot;YM&quot;)" table:style-name="ce49">
            <text:p>1</text:p>
          </table:table-cell>
          <table:table-cell office:value-type="float" office:value="29" table:formula="of:=DATEDIF([.O119];[.P119];&quot;MD&quot;)" table:style-name="ce49">
            <text:p>29</text:p>
          </table:table-cell>
          <table:table-cell office:value-type="string" table:style-name="ce48">
            <text:p>MARIANITAS</text:p>
          </table:table-cell>
          <table:table-cell office:value-type="float" office:value="969259367" table:style-name="ce48">
            <text:p>969259367</text:p>
          </table:table-cell>
          <table:table-cell table:number-columns-repeated="5" table:style-name="ce48"/>
          <table:table-cell office:value-type="date" office:date-value="2025-10-17T00:00:00" table:style-name="ce62">
            <text:p>17/10/2025</text:p>
          </table:table-cell>
          <table:table-cell office:value-type="date" office:date-value="2025-10-17T00:00:00" table:style-name="ce62">
            <text:p>17/10/2025</text:p>
          </table:table-cell>
          <table:table-cell office:value-type="date" office:date-value="2025-10-17T00:00:00" table:style-name="ce62">
            <text:p>17/10/2025</text:p>
          </table:table-cell>
          <table:table-cell office:value-type="date" office:date-value="2025-10-17T00:00:00" table:style-name="ce62">
            <text:p>17/10/2025</text:p>
          </table:table-cell>
          <table:table-cell table:number-columns-repeated="20" table:style-name="ce48"/>
          <table:table-cell office:value-type="date" office:date-value="2025-12-17T00:00:00" table:style-name="ce62">
            <text:p>17/12/2025</text:p>
          </table:table-cell>
          <table:table-cell table:number-columns-repeated="16333"/>
        </table:table-row>
        <table:table-row table:style-name="ro5">
          <table:table-cell office:value-type="float" office:value="350" table:formula="of:=[.A119]+1" table:style-name="ce48">
            <text:p>350</text:p>
          </table:table-cell>
          <table:table-cell table:style-name="ce48"/>
          <table:table-cell office:value-type="string" office:string-value="" table:formula="of:=IF(LEN([.B120])&lt;&gt;0;VLOOKUP([.$B120];;7;0);&quot;&quot;)" table:style-name="ce49"/>
          <table:table-cell office:value-type="string" office:string-value="" table:formula="of:=IF(LEN([.B120])&lt;&gt;0;VLOOKUP([.$B120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KAREN OCHOA</text:p>
          </table:table-cell>
          <table:table-cell office:value-type="string" table:style-name="ce48">
            <text:p>Canencia Ochoa Matias Gabriel<text:s/></text:p>
          </table:table-cell>
          <table:table-cell office:value-type="float" office:value="1" table:style-name="ce48">
            <text:p>1</text:p>
          </table:table-cell>
          <table:table-cell office:value-type="string" table:style-name="ce1">
            <text:p>MAGCAO1720250819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19T00:00:00" table:style-name="ce62">
            <text:p>19/8/2025</text:p>
          </table:table-cell>
          <table:table-cell office:value-type="date" office:date-value="2025-10-20T00:00:00" table:formula="of:=IF([.G120]&gt;0;DATE([.G120];[.F120];[.E120]);&quot;&quot;)" table:style-name="ce51">
            <text:p>20/10/2025</text:p>
          </table:table-cell>
          <table:table-cell office:value-type="float" office:value="0" table:formula="of:=DATEDIF([.O120];[.P120];&quot;Y&quot;)" table:style-name="ce49">
            <text:p>0</text:p>
          </table:table-cell>
          <table:table-cell office:value-type="float" office:value="2" table:formula="of:=DATEDIF([.O120];[.P120];&quot;YM&quot;)" table:style-name="ce49">
            <text:p>2</text:p>
          </table:table-cell>
          <table:table-cell office:value-type="float" office:value="1" table:formula="of:=DATEDIF([.O120];[.P120];&quot;MD&quot;)" table:style-name="ce49">
            <text:p>1</text:p>
          </table:table-cell>
          <table:table-cell office:value-type="string" table:style-name="ce48">
            <text:p>CALDERON</text:p>
          </table:table-cell>
          <table:table-cell office:value-type="float" office:value="984674580" table:style-name="ce48">
            <text:p>984674580</text:p>
          </table:table-cell>
          <table:table-cell table:number-columns-repeated="2" table:style-name="ce48"/>
          <table:table-cell office:value-type="date" office:date-value="2025-08-19T00:00:00" table:style-name="ce62">
            <text:p>19/8/2025</text:p>
          </table:table-cell>
          <table:table-cell office:value-type="date" office:date-value="2025-08-19T00:00:00" table:style-name="ce62">
            <text:p>19/8/2025</text:p>
          </table:table-cell>
          <table:table-cell table:style-name="ce48"/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table:number-columns-repeated="20" table:style-name="ce48"/>
          <table:table-cell office:value-type="date" office:date-value="2025-12-22T00:00:00" table:style-name="ce62">
            <text:p>22/12/2025</text:p>
          </table:table-cell>
          <table:table-cell table:number-columns-repeated="16333"/>
        </table:table-row>
        <table:table-row table:style-name="ro5">
          <table:table-cell office:value-type="float" office:value="351" table:formula="of:=[.A120]+1" table:style-name="ce48">
            <text:p>351</text:p>
          </table:table-cell>
          <table:table-cell table:style-name="ce48"/>
          <table:table-cell office:value-type="string" office:string-value="" table:formula="of:=IF(LEN([.B121])&lt;&gt;0;VLOOKUP([.$B121];;7;0);&quot;&quot;)" table:style-name="ce49"/>
          <table:table-cell office:value-type="string" office:string-value="" table:formula="of:=IF(LEN([.B121])&lt;&gt;0;VLOOKUP([.$B121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ALISON LOPEZ</text:p>
          </table:table-cell>
          <table:table-cell office:value-type="string" table:style-name="ce48">
            <text:p>Ochoa Lopez Keisha Antonella<text:s/></text:p>
          </table:table-cell>
          <table:table-cell office:value-type="float" office:value="2" table:style-name="ce48">
            <text:p>2</text:p>
          </table:table-cell>
          <table:table-cell office:value-type="float" office:value="1762281127" table:style-name="ce48">
            <text:p>176228112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4-18T00:00:00" table:style-name="ce62">
            <text:p>18/4/2024</text:p>
          </table:table-cell>
          <table:table-cell office:value-type="date" office:date-value="2025-10-20T00:00:00" table:formula="of:=IF([.G121]&gt;0;DATE([.G121];[.F121];[.E121]);&quot;&quot;)" table:style-name="ce51">
            <text:p>20/10/2025</text:p>
          </table:table-cell>
          <table:table-cell office:value-type="float" office:value="1" table:formula="of:=DATEDIF([.O121];[.P121];&quot;Y&quot;)" table:style-name="ce49">
            <text:p>1</text:p>
          </table:table-cell>
          <table:table-cell office:value-type="float" office:value="6" table:formula="of:=DATEDIF([.O121];[.P121];&quot;YM&quot;)" table:style-name="ce49">
            <text:p>6</text:p>
          </table:table-cell>
          <table:table-cell office:value-type="float" office:value="2" table:formula="of:=DATEDIF([.O121];[.P121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80686515" table:style-name="ce48">
            <text:p>980686515</text:p>
          </table:table-cell>
          <table:table-cell table:number-columns-repeated="2" table:style-name="ce48"/>
          <table:table-cell office:value-type="date" office:date-value="2024-04-18T00:00:00" table:style-name="ce62">
            <text:p>18/4/2024</text:p>
          </table:table-cell>
          <table:table-cell office:value-type="date" office:date-value="2024-04-18T00:00:00" table:style-name="ce62">
            <text:p>18/4/2024</text:p>
          </table:table-cell>
          <table:table-cell table:style-name="ce62"/>
          <table:table-cell office:value-type="date" office:date-value="2024-06-18T00:00:00" table:style-name="ce62">
            <text:p>18/6/2024</text:p>
          </table:table-cell>
          <table:table-cell office:value-type="date" office:date-value="2024-06-18T00:00:00" table:style-name="ce62">
            <text:p>18/6/2024</text:p>
          </table:table-cell>
          <table:table-cell office:value-type="date" office:date-value="2024-06-18T00:00:00" table:style-name="ce62">
            <text:p>18/6/2024</text:p>
          </table:table-cell>
          <table:table-cell office:value-type="date" office:date-value="2024-06-18T00:00:00" table:style-name="ce62">
            <text:p>18/6/2024</text:p>
          </table:table-cell>
          <table:table-cell office:value-type="date" office:date-value="2024-08-19T00:00:00" table:style-name="ce62">
            <text:p>19/8/2024</text:p>
          </table:table-cell>
          <table:table-cell office:value-type="date" office:date-value="2024-08-19T00:00:00" table:style-name="ce62">
            <text:p>19/8/2024</text:p>
          </table:table-cell>
          <table:table-cell table:style-name="ce62"/>
          <table:table-cell office:value-type="date" office:date-value="2024-08-19T00:00:00" table:style-name="ce62">
            <text:p>19/8/2024</text:p>
          </table:table-cell>
          <table:table-cell office:value-type="date" office:date-value="2024-08-19T00:00:00" table:style-name="ce62">
            <text:p>19/8/2024</text:p>
          </table:table-cell>
          <table:table-cell office:value-type="date" office:date-value="2024-10-18T00:00:00" table:style-name="ce62">
            <text:p>18/10/2024</text:p>
          </table:table-cell>
          <table:table-cell office:value-type="date" office:date-value="2024-10-18T00:00:00" table:style-name="ce62">
            <text:p>18/10/2024</text:p>
          </table:table-cell>
          <table:table-cell office:value-type="date" office:date-value="2024-10-18T00:00:00" table:style-name="ce62">
            <text:p>18/10/2024</text:p>
          </table:table-cell>
          <table:table-cell office:value-type="date" office:date-value="2025-04-30T00:00:00" table:style-name="ce62">
            <text:p>30/4/2025</text:p>
          </table:table-cell>
          <table:table-cell office:value-type="date" office:date-value="2025-04-30T00:00:00" table:style-name="ce62">
            <text:p>30/4/2025</text:p>
          </table:table-cell>
          <table:table-cell office:value-type="date" office:date-value="2025-07-17T00:00:00" table:style-name="ce62">
            <text:p>17/7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table:number-columns-repeated="6" table:style-name="ce48"/>
          <table:table-cell office:value-type="string" table:style-name="ce48">
            <text:p>5 AÑOS</text:p>
          </table:table-cell>
          <table:table-cell table:number-columns-repeated="16333"/>
        </table:table-row>
        <table:table-row table:style-name="ro5">
          <table:table-cell office:value-type="float" office:value="352" table:formula="of:=[.A121]+1" table:style-name="ce48">
            <text:p>352</text:p>
          </table:table-cell>
          <table:table-cell table:style-name="ce48"/>
          <table:table-cell office:value-type="string" office:string-value="" table:formula="of:=IF(LEN([.B122])&lt;&gt;0;VLOOKUP([.$B122];;7;0);&quot;&quot;)" table:style-name="ce49"/>
          <table:table-cell office:value-type="string" office:string-value="" table:formula="of:=IF(LEN([.B122])&lt;&gt;0;VLOOKUP([.$B122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SELENA SOLANO</text:p>
          </table:table-cell>
          <table:table-cell office:value-type="string" table:style-name="ce48">
            <text:p>Solano Alvarez Liam Nicolas<text:s/></text:p>
          </table:table-cell>
          <table:table-cell office:value-type="float" office:value="1" table:style-name="ce48">
            <text:p>1</text:p>
          </table:table-cell>
          <table:table-cell office:value-type="float" office:value="1762850830" table:style-name="ce1">
            <text:p>1762850830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20T00:00:00" table:style-name="ce62">
            <text:p>20/8/2025</text:p>
          </table:table-cell>
          <table:table-cell office:value-type="date" office:date-value="2025-10-20T00:00:00" table:formula="of:=IF([.G122]&gt;0;DATE([.G122];[.F122];[.E122]);&quot;&quot;)" table:style-name="ce51">
            <text:p>20/10/2025</text:p>
          </table:table-cell>
          <table:table-cell office:value-type="float" office:value="0" table:formula="of:=DATEDIF([.O122];[.P122];&quot;Y&quot;)" table:style-name="ce49">
            <text:p>0</text:p>
          </table:table-cell>
          <table:table-cell office:value-type="float" office:value="2" table:formula="of:=DATEDIF([.O122];[.P122];&quot;YM&quot;)" table:style-name="ce49">
            <text:p>2</text:p>
          </table:table-cell>
          <table:table-cell office:value-type="float" office:value="0" table:formula="of:=DATEDIF([.O122];[.P122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3690001" table:style-name="ce48">
            <text:p>993690001</text:p>
          </table:table-cell>
          <table:table-cell table:number-columns-repeated="2" table:style-name="ce48"/>
          <table:table-cell office:value-type="date" office:date-value="2025-08-21T00:00:00" table:style-name="ce62">
            <text:p>21/8/2025</text:p>
          </table:table-cell>
          <table:table-cell office:value-type="date" office:date-value="2025-08-20T00:00:00" table:style-name="ce62">
            <text:p>20/8/2025</text:p>
          </table:table-cell>
          <table:table-cell table:style-name="ce48"/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table:number-columns-repeated="20" table:style-name="ce48"/>
          <table:table-cell office:value-type="date" office:date-value="2025-12-22T00:00:00" table:style-name="ce62">
            <text:p>22/12/2025</text:p>
          </table:table-cell>
          <table:table-cell table:number-columns-repeated="16333"/>
        </table:table-row>
        <table:table-row table:style-name="ro5">
          <table:table-cell office:value-type="float" office:value="353" table:formula="of:=[.A122]+1" table:style-name="ce48">
            <text:p>353</text:p>
          </table:table-cell>
          <table:table-cell table:style-name="ce48"/>
          <table:table-cell office:value-type="string" office:string-value="" table:formula="of:=IF(LEN([.B123])&lt;&gt;0;VLOOKUP([.$B123];;7;0);&quot;&quot;)" table:style-name="ce49"/>
          <table:table-cell office:value-type="string" office:string-value="" table:formula="of:=IF(LEN([.B123])&lt;&gt;0;VLOOKUP([.$B123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DENNYS AGUYAZA</text:p>
          </table:table-cell>
          <table:table-cell office:value-type="string" table:style-name="ce48">
            <text:p>Bazurto Aguayza Jade Sarai<text:s/></text:p>
          </table:table-cell>
          <table:table-cell office:value-type="float" office:value="2" table:style-name="ce48">
            <text:p>2</text:p>
          </table:table-cell>
          <table:table-cell office:value-type="float" office:value="1762394466" table:style-name="ce1">
            <text:p>176239446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18T00:00:00" table:style-name="ce62">
            <text:p>18/7/2024</text:p>
          </table:table-cell>
          <table:table-cell office:value-type="date" office:date-value="2025-10-20T00:00:00" table:formula="of:=IF([.G123]&gt;0;DATE([.G123];[.F123];[.E123]);&quot;&quot;)" table:style-name="ce51">
            <text:p>20/10/2025</text:p>
          </table:table-cell>
          <table:table-cell office:value-type="float" office:value="1" table:formula="of:=DATEDIF([.O123];[.P123];&quot;Y&quot;)" table:style-name="ce49">
            <text:p>1</text:p>
          </table:table-cell>
          <table:table-cell office:value-type="float" office:value="3" table:formula="of:=DATEDIF([.O123];[.P123];&quot;YM&quot;)" table:style-name="ce49">
            <text:p>3</text:p>
          </table:table-cell>
          <table:table-cell office:value-type="float" office:value="2" table:formula="of:=DATEDIF([.O123];[.P123];&quot;MD&quot;)" table:style-name="ce49">
            <text:p>2</text:p>
          </table:table-cell>
          <table:table-cell office:value-type="string" table:style-name="ce48">
            <text:p>MARIANITAS</text:p>
          </table:table-cell>
          <table:table-cell office:value-type="float" office:value="993946536" table:style-name="ce48">
            <text:p>993946536</text:p>
          </table:table-cell>
          <table:table-cell table:number-columns-repeated="2" table:style-name="ce48"/>
          <table:table-cell office:value-type="date" office:date-value="2024-07-18T00:00:00" table:style-name="ce62">
            <text:p>18/7/2024</text:p>
          </table:table-cell>
          <table:table-cell office:value-type="date" office:date-value="2024-07-18T00:00:00" table:style-name="ce62">
            <text:p>18/7/2024</text:p>
          </table:table-cell>
          <table:table-cell table:style-name="ce48"/>
          <table:table-cell office:value-type="date" office:date-value="2024-09-18T00:00:00" table:style-name="ce62">
            <text:p>18/9/2024</text:p>
          </table:table-cell>
          <table:table-cell office:value-type="date" office:date-value="2024-09-18T00:00:00" table:style-name="ce62">
            <text:p>18/9/2024</text:p>
          </table:table-cell>
          <table:table-cell office:value-type="date" office:date-value="2024-09-18T00:00:00" table:style-name="ce62">
            <text:p>18/9/2024</text:p>
          </table:table-cell>
          <table:table-cell office:value-type="date" office:date-value="2024-09-18T00:00:00" table:style-name="ce62">
            <text:p>18/9/2024</text:p>
          </table:table-cell>
          <table:table-cell office:value-type="date" office:date-value="2024-11-18T00:00:00" table:style-name="ce62">
            <text:p>18/11/2024</text:p>
          </table:table-cell>
          <table:table-cell office:value-type="date" office:date-value="2024-11-18T00:00:00" table:style-name="ce62">
            <text:p>18/11/2024</text:p>
          </table:table-cell>
          <table:table-cell table:style-name="ce62"/>
          <table:table-cell office:value-type="date" office:date-value="2024-11-18T00:00:00" table:style-name="ce62">
            <text:p>18/11/2024</text:p>
          </table:table-cell>
          <table:table-cell office:value-type="date" office:date-value="2024-11-18T00:00:00" table:style-name="ce62">
            <text:p>18/11/2024</text:p>
          </table:table-cell>
          <table:table-cell office:value-type="date" office:date-value="2025-01-20T00:00:00" table:style-name="ce62">
            <text:p>20/1/2025</text:p>
          </table:table-cell>
          <table:table-cell office:value-type="date" office:date-value="2025-01-20T00:00:00" table:style-name="ce62">
            <text:p>20/1/2025</text:p>
          </table:table-cell>
          <table:table-cell office:value-type="date" office:date-value="2025-01-20T00:00:00" table:style-name="ce62">
            <text:p>20/1/2025</text:p>
          </table:table-cell>
          <table:table-cell office:value-type="date" office:date-value="2025-07-20T00:00:00" table:style-name="ce62">
            <text:p>20/7/2025</text:p>
          </table:table-cell>
          <table:table-cell office:value-type="date" office:date-value="2025-07-20T00:00:00" table:style-name="ce62">
            <text:p>20/7/2025</text:p>
          </table:table-cell>
          <table:table-cell table:style-name="ce48"/>
          <table:table-cell office:value-type="date" office:date-value="2025-10-20T00:00:00" table:style-name="ce62">
            <text:p>20/10/2025</text:p>
          </table:table-cell>
          <table:table-cell table:number-columns-repeated="8" table:style-name="ce48"/>
          <table:table-cell office:value-type="date" office:date-value="2026-01-20T00:00:00" table:style-name="ce62">
            <text:p>20/1/2026</text:p>
          </table:table-cell>
          <table:table-cell table:number-columns-repeated="16333"/>
        </table:table-row>
        <table:table-row table:style-name="ro5">
          <table:table-cell office:value-type="float" office:value="354" table:formula="of:=[.A123]+1" table:style-name="ce48">
            <text:p>354</text:p>
          </table:table-cell>
          <table:table-cell table:style-name="ce48"/>
          <table:table-cell office:value-type="string" office:string-value="" table:formula="of:=IF(LEN([.B124])&lt;&gt;0;VLOOKUP([.$B124];;7;0);&quot;&quot;)" table:style-name="ce49"/>
          <table:table-cell office:value-type="string" office:string-value="" table:formula="of:=IF(LEN([.B124])&lt;&gt;0;VLOOKUP([.$B124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JENIFFER TAMBACO</text:p>
          </table:table-cell>
          <table:table-cell office:value-type="string" table:style-name="ce48">
            <text:p>Pallasco Tambaco Mylady Scarleth<text:s/></text:p>
          </table:table-cell>
          <table:table-cell office:value-type="float" office:value="2" table:style-name="ce48">
            <text:p>2</text:p>
          </table:table-cell>
          <table:table-cell office:value-type="float" office:value="1762770509" table:style-name="ce48">
            <text:p>176277050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6-10T00:00:00" table:style-name="ce62">
            <text:p>10/6/2025</text:p>
          </table:table-cell>
          <table:table-cell office:value-type="date" office:date-value="2025-10-20T00:00:00" table:formula="of:=IF([.G124]&gt;0;DATE([.G124];[.F124];[.E124]);&quot;&quot;)" table:style-name="ce51">
            <text:p>20/10/2025</text:p>
          </table:table-cell>
          <table:table-cell office:value-type="float" office:value="0" table:formula="of:=DATEDIF([.O124];[.P124];&quot;Y&quot;)" table:style-name="ce49">
            <text:p>0</text:p>
          </table:table-cell>
          <table:table-cell office:value-type="float" office:value="4" table:formula="of:=DATEDIF([.O124];[.P124];&quot;YM&quot;)" table:style-name="ce49">
            <text:p>4</text:p>
          </table:table-cell>
          <table:table-cell office:value-type="float" office:value="10" table:formula="of:=DATEDIF([.O124];[.P124];&quot;MD&quot;)" table:style-name="ce49">
            <text:p>10</text:p>
          </table:table-cell>
          <table:table-cell office:value-type="string" table:style-name="ce48">
            <text:p>MARIANITAS</text:p>
          </table:table-cell>
          <table:table-cell office:value-type="float" office:value="967461419" table:style-name="ce48">
            <text:p>967461419</text:p>
          </table:table-cell>
          <table:table-cell table:number-columns-repeated="2" table:style-name="ce48"/>
          <table:table-cell office:value-type="date" office:date-value="2025-06-10T00:00:00" table:style-name="ce62">
            <text:p>10/6/2025</text:p>
          </table:table-cell>
          <table:table-cell office:value-type="date" office:date-value="2025-06-10T00:00:00" table:style-name="ce62">
            <text:p>10/6/2025</text:p>
          </table:table-cell>
          <table:table-cell table:style-name="ce48"/>
          <table:table-cell office:value-type="date" office:date-value="2025-08-12T00:00:00" table:style-name="ce62">
            <text:p>12/8/2025</text:p>
          </table:table-cell>
          <table:table-cell office:value-type="date" office:date-value="2025-08-12T00:00:00" table:style-name="ce62">
            <text:p>12/8/2025</text:p>
          </table:table-cell>
          <table:table-cell office:value-type="date" office:date-value="2025-08-12T00:00:00" table:style-name="ce62">
            <text:p>12/8/2025</text:p>
          </table:table-cell>
          <table:table-cell office:value-type="date" office:date-value="2025-08-12T00:00:00" table:style-name="ce62">
            <text:p>12/8/2025</text:p>
          </table:table-cell>
          <table:table-cell office:value-type="date" office:date-value="2025-09-16T00:00:00" table:style-name="ce62">
            <text:p>16/9/2025</text:p>
          </table:table-cell>
          <table:table-cell office:value-type="date" office:date-value="2025-09-16T00:00:00" table:style-name="ce62">
            <text:p>16/9/2025</text:p>
          </table:table-cell>
          <table:table-cell table:style-name="ce48"/>
          <table:table-cell office:value-type="date" office:date-value="2025-09-16T00:00:00" table:style-name="ce62">
            <text:p>16/9/2025</text:p>
          </table:table-cell>
          <table:table-cell office:value-type="date" office:date-value="2025-09-16T00:00:00" table:style-name="ce62">
            <text:p>16/9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office:value-type="date" office:date-value="2025-10-20T00:00:00" table:style-name="ce62">
            <text:p>20/10/2025</text:p>
          </table:table-cell>
          <table:table-cell table:number-columns-repeated="12" table:style-name="ce48"/>
          <table:table-cell office:value-type="date" office:date-value="2025-11-21T00:00:00" table:style-name="ce62">
            <text:p>21/11/2025</text:p>
          </table:table-cell>
          <table:table-cell table:number-columns-repeated="16333"/>
        </table:table-row>
        <table:table-row table:style-name="ro5">
          <table:table-cell office:value-type="float" office:value="355" table:formula="of:=[.A124]+1" table:style-name="ce48">
            <text:p>355</text:p>
          </table:table-cell>
          <table:table-cell table:style-name="ce48"/>
          <table:table-cell office:value-type="string" office:string-value="" table:formula="of:=IF(LEN([.B125])&lt;&gt;0;VLOOKUP([.$B125];;7;0);&quot;&quot;)" table:style-name="ce49"/>
          <table:table-cell office:value-type="string" office:string-value="" table:formula="of:=IF(LEN([.B125])&lt;&gt;0;VLOOKUP([.$B125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REINOSO JESICA</text:p>
          </table:table-cell>
          <table:table-cell office:value-type="string" table:style-name="ce48">
            <text:p>Herrera Reinoso Jared Abel<text:s/></text:p>
          </table:table-cell>
          <table:table-cell office:value-type="float" office:value="1" table:style-name="ce48">
            <text:p>1</text:p>
          </table:table-cell>
          <table:table-cell office:value-type="float" office:value="1762376356" table:style-name="ce1">
            <text:p>176237635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4-07-01T00:00:00" table:style-name="ce62">
            <text:p>1/7/2024</text:p>
          </table:table-cell>
          <table:table-cell office:value-type="date" office:date-value="2025-10-20T00:00:00" table:formula="of:=IF([.G125]&gt;0;DATE([.G125];[.F125];[.E125]);&quot;&quot;)" table:style-name="ce51">
            <text:p>20/10/2025</text:p>
          </table:table-cell>
          <table:table-cell office:value-type="float" office:value="1" table:formula="of:=DATEDIF([.O125];[.P125];&quot;Y&quot;)" table:style-name="ce49">
            <text:p>1</text:p>
          </table:table-cell>
          <table:table-cell office:value-type="float" office:value="3" table:formula="of:=DATEDIF([.O125];[.P125];&quot;YM&quot;)" table:style-name="ce49">
            <text:p>3</text:p>
          </table:table-cell>
          <table:table-cell office:value-type="float" office:value="19" table:formula="of:=DATEDIF([.O125];[.P125];&quot;MD&quot;)" table:style-name="ce49">
            <text:p>19</text:p>
          </table:table-cell>
          <table:table-cell office:value-type="string" table:style-name="ce48">
            <text:p>ZABALA</text:p>
          </table:table-cell>
          <table:table-cell office:value-type="float" office:value="984204049" table:style-name="ce48">
            <text:p>984204049</text:p>
          </table:table-cell>
          <table:table-cell table:number-columns-repeated="2" table:style-name="ce48"/>
          <table:table-cell office:value-type="date" office:date-value="2024-07-02T00:00:00" table:style-name="ce62">
            <text:p>2/7/2024</text:p>
          </table:table-cell>
          <table:table-cell office:value-type="date" office:date-value="2024-07-02T00:00:00" table:style-name="ce62">
            <text:p>2/7/2024</text:p>
          </table:table-cell>
          <table:table-cell table:style-name="ce48"/>
          <table:table-cell office:value-type="date" office:date-value="2024-09-02T00:00:00" table:style-name="ce62">
            <text:p>2/9/2024</text:p>
          </table:table-cell>
          <table:table-cell office:value-type="date" office:date-value="2024-09-02T00:00:00" table:style-name="ce62">
            <text:p>2/9/2024</text:p>
          </table:table-cell>
          <table:table-cell office:value-type="date" office:date-value="2024-09-02T00:00:00" table:style-name="ce62">
            <text:p>2/9/2024</text:p>
          </table:table-cell>
          <table:table-cell office:value-type="date" office:date-value="2024-09-02T00:00:00" table:style-name="ce62">
            <text:p>2/9/2024</text:p>
          </table:table-cell>
          <table:table-cell office:value-type="date" office:date-value="2024-11-13T00:00:00" table:style-name="ce62">
            <text:p>13/11/2024</text:p>
          </table:table-cell>
          <table:table-cell office:value-type="date" office:date-value="2024-11-13T00:00:00" table:style-name="ce62">
            <text:p>13/11/2024</text:p>
          </table:table-cell>
          <table:table-cell table:style-name="ce48"/>
          <table:table-cell office:value-type="date" office:date-value="2024-11-13T00:00:00" table:style-name="ce62">
            <text:p>13/11/2024</text:p>
          </table:table-cell>
          <table:table-cell office:value-type="date" office:date-value="2024-11-13T00:00:00" table:style-name="ce62">
            <text:p>13/11/2024</text:p>
          </table:table-cell>
          <table:table-cell office:value-type="date" office:date-value="2025-01-13T00:00:00" table:style-name="ce62">
            <text:p>13/1/2025</text:p>
          </table:table-cell>
          <table:table-cell office:value-type="date" office:date-value="2025-01-13T00:00:00" table:style-name="ce62">
            <text:p>13/1/2025</text:p>
          </table:table-cell>
          <table:table-cell office:value-type="date" office:date-value="2025-01-13T00:00:00" table:style-name="ce62">
            <text:p>13/1/2025</text:p>
          </table:table-cell>
          <table:table-cell office:value-type="date" office:date-value="2025-07-16T00:00:00" table:style-name="ce62">
            <text:p>16/7/2025</text:p>
          </table:table-cell>
          <table:table-cell office:value-type="date" office:date-value="2025-07-16T00:00:00" table:style-name="ce62">
            <text:p>16/7/2025</text:p>
          </table:table-cell>
          <table:table-cell office:value-type="date" office:date-value="2025-10-20T00:00:00" table:style-name="ce62">
            <text:p>20/10/2025</text:p>
          </table:table-cell>
          <table:table-cell table:number-columns-repeated="9" table:style-name="ce48"/>
          <table:table-cell office:value-type="date" office:date-value="2025-11-21T00:00:00" table:style-name="ce62">
            <text:p>21/11/2025</text:p>
          </table:table-cell>
          <table:table-cell table:number-columns-repeated="16333"/>
        </table:table-row>
        <table:table-row table:style-name="ro5">
          <table:table-cell office:value-type="float" office:value="356" table:formula="of:=[.A125]+1" table:style-name="ce48">
            <text:p>356</text:p>
          </table:table-cell>
          <table:table-cell table:style-name="ce48"/>
          <table:table-cell office:value-type="string" office:string-value="" table:formula="of:=IF(LEN([.B126])&lt;&gt;0;VLOOKUP([.$B126];;7;0);&quot;&quot;)" table:style-name="ce49"/>
          <table:table-cell office:value-type="string" office:string-value="" table:formula="of:=IF(LEN([.B126])&lt;&gt;0;VLOOKUP([.$B126];;2;0);&quot;&quot;)" table:style-name="ce49"/>
          <table:table-cell office:value-type="float" office:value="20" table:style-name="ce48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MARIO CHOEZ CHOEZ</text:p>
          </table:table-cell>
          <table:table-cell office:value-type="string" table:style-name="ce61">
            <text:p>CHOEZ NARANJO MANUEL DE JESUS</text:p>
          </table:table-cell>
          <table:table-cell office:value-type="float" office:value="1" table:style-name="ce48">
            <text:p>1</text:p>
          </table:table-cell>
          <table:table-cell office:value-type="float" office:value="1762853792" table:style-name="ce1">
            <text:p>1762853792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22T00:00:00" table:style-name="ce62">
            <text:p>22/8/2025</text:p>
          </table:table-cell>
          <table:table-cell office:value-type="date" office:date-value="2025-10-20T00:00:00" table:formula="of:=IF([.G126]&gt;0;DATE([.G126];[.F126];[.E126]);&quot;&quot;)" table:style-name="ce51">
            <text:p>20/10/2025</text:p>
          </table:table-cell>
          <table:table-cell office:value-type="float" office:value="0" table:formula="of:=DATEDIF([.O126];[.P126];&quot;Y&quot;)" table:style-name="ce49">
            <text:p>0</text:p>
          </table:table-cell>
          <table:table-cell office:value-type="float" office:value="1" table:formula="of:=DATEDIF([.O126];[.P126];&quot;YM&quot;)" table:style-name="ce49">
            <text:p>1</text:p>
          </table:table-cell>
          <table:table-cell office:value-type="float" office:value="28" table:formula="of:=DATEDIF([.O126];[.P126];&quot;MD&quot;)" table:style-name="ce49">
            <text:p>28</text:p>
          </table:table-cell>
          <table:table-cell office:value-type="string" table:style-name="ce48">
            <text:p>ZABALA</text:p>
          </table:table-cell>
          <table:table-cell office:value-type="float" office:value="987128917" table:style-name="ce48">
            <text:p>987128917</text:p>
          </table:table-cell>
          <table:table-cell table:number-columns-repeated="2" table:style-name="ce48"/>
          <table:table-cell office:value-type="date" office:date-value="2025-08-22T00:00:00" table:style-name="ce62">
            <text:p>22/8/2025</text:p>
          </table:table-cell>
          <table:table-cell office:value-type="date" office:date-value="2025-08-22T00:00:00" table:style-name="ce62">
            <text:p>22/8/2025</text:p>
          </table:table-cell>
          <table:table-cell table:style-name="ce48"/>
          <table:table-cell office:value-type="date" office:date-value="2025-10-22T00:00:00" table:style-name="ce62">
            <text:p>22/10/2025</text:p>
          </table:table-cell>
          <table:table-cell office:value-type="date" office:date-value="2025-10-22T00:00:00" table:style-name="ce62">
            <text:p>22/10/2025</text:p>
          </table:table-cell>
          <table:table-cell office:value-type="date" office:date-value="2025-10-22T00:00:00" table:style-name="ce62">
            <text:p>22/10/2025</text:p>
          </table:table-cell>
          <table:table-cell office:value-type="date" office:date-value="2025-10-22T00:00:00" table:style-name="ce62">
            <text:p>22/10/2025</text:p>
          </table:table-cell>
          <table:table-cell table:number-columns-repeated="21" table:style-name="ce48"/>
          <table:table-cell table:number-columns-repeated="16333"/>
        </table:table-row>
        <table:table-row table:style-name="ro5">
          <table:table-cell office:value-type="float" office:value="357" table:formula="of:=[.A126]+1" table:style-name="ce48">
            <text:p>357</text:p>
          </table:table-cell>
          <table:table-cell table:style-name="ce48"/>
          <table:table-cell office:value-type="string" office:string-value="" table:formula="of:=IF(LEN([.B127])&lt;&gt;0;VLOOKUP([.$B127];;7;0);&quot;&quot;)" table:style-name="ce49"/>
          <table:table-cell office:value-type="string" office:string-value="" table:formula="of:=IF(LEN([.B127])&lt;&gt;0;VLOOKUP([.$B127];;2;0);&quot;&quot;)" table:style-name="ce49"/>
          <table:table-cell office:value-type="float" office:value="23" table:style-name="ce48">
            <text:p>23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ANDREA GARCIA</text:p>
          </table:table-cell>
          <table:table-cell office:value-type="string" table:style-name="ce48">
            <text:p>AILANY JULIETH VERA GARCIA</text:p>
          </table:table-cell>
          <table:table-cell office:value-type="float" office:value="2" table:style-name="ce48">
            <text:p>2</text:p>
          </table:table-cell>
          <table:table-cell office:value-type="float" office:value="1762879565" table:style-name="ce48">
            <text:p>176287956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05T00:00:00" table:style-name="ce62">
            <text:p>5/9/2025</text:p>
          </table:table-cell>
          <table:table-cell office:value-type="date" office:date-value="2025-10-23T00:00:00" table:formula="of:=IF([.G127]&gt;0;DATE([.G127];[.F127];[.E127]);&quot;&quot;)" table:style-name="ce51">
            <text:p>23/10/2025</text:p>
          </table:table-cell>
          <table:table-cell office:value-type="float" office:value="0" table:formula="of:=DATEDIF([.O127];[.P127];&quot;Y&quot;)" table:style-name="ce49">
            <text:p>0</text:p>
          </table:table-cell>
          <table:table-cell office:value-type="float" office:value="1" table:formula="of:=DATEDIF([.O127];[.P127];&quot;YM&quot;)" table:style-name="ce49">
            <text:p>1</text:p>
          </table:table-cell>
          <table:table-cell office:value-type="float" office:value="18" table:formula="of:=DATEDIF([.O127];[.P127];&quot;MD&quot;)" table:style-name="ce49">
            <text:p>18</text:p>
          </table:table-cell>
          <table:table-cell office:value-type="string" table:style-name="ce48">
            <text:p>MARIANITAS</text:p>
          </table:table-cell>
          <table:table-cell office:value-type="float" office:value="939374416" table:style-name="ce48">
            <text:p>939374416</text:p>
          </table:table-cell>
          <table:table-cell table:number-columns-repeated="2" table:style-name="ce48"/>
          <table:table-cell office:value-type="date" office:date-value="2055-09-06T00:00:00" table:style-name="ce62">
            <text:p>6/9/2055</text:p>
          </table:table-cell>
          <table:table-cell office:value-type="date" office:date-value="2055-09-06T00:00:00" table:style-name="ce62">
            <text:p>6/9/2055</text:p>
          </table:table-cell>
          <table:table-cell table:style-name="ce48"/>
          <table:table-cell office:value-type="date" office:date-value="2025-10-23T00:00:00" table:style-name="ce62">
            <text:p>23/10/2025</text:p>
          </table:table-cell>
          <table:table-cell office:value-type="date" office:date-value="2025-10-23T00:00:00" table:style-name="ce62">
            <text:p>23/10/2025</text:p>
          </table:table-cell>
          <table:table-cell office:value-type="date" office:date-value="2025-10-23T00:00:00" table:style-name="ce62">
            <text:p>23/10/2025</text:p>
          </table:table-cell>
          <table:table-cell office:value-type="date" office:date-value="2025-10-23T00:00:00" table:style-name="ce62">
            <text:p>23/10/2025</text:p>
          </table:table-cell>
          <table:table-cell table:number-columns-repeated="20" table:style-name="ce48"/>
          <table:table-cell office:value-type="date" office:date-value="2025-12-23T00:00:00" table:style-name="ce62">
            <text:p>23/12/2025</text:p>
          </table:table-cell>
          <table:table-cell table:number-columns-repeated="16333"/>
        </table:table-row>
        <table:table-row table:style-name="ro5">
          <table:table-cell office:value-type="float" office:value="358" table:formula="of:=[.A127]+1" table:style-name="ce48">
            <text:p>358</text:p>
          </table:table-cell>
          <table:table-cell table:style-name="ce48"/>
          <table:table-cell office:value-type="string" office:string-value="" table:formula="of:=IF(LEN([.B128])&lt;&gt;0;VLOOKUP([.$B128];;7;0);&quot;&quot;)" table:style-name="ce49"/>
          <table:table-cell office:value-type="string" office:string-value="" table:formula="of:=IF(LEN([.B128])&lt;&gt;0;VLOOKUP([.$B128];;2;0);&quot;&quot;)" table:style-name="ce49"/>
          <table:table-cell office:value-type="float" office:value="28" table:style-name="ce48">
            <text:p>28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ANDREA DUQUE</text:p>
          </table:table-cell>
          <table:table-cell office:value-type="string" table:style-name="ce61">
            <text:p>AGUIRRE DUQUE MATHIAS GAEL</text:p>
          </table:table-cell>
          <table:table-cell office:value-type="float" office:value="1" table:style-name="ce48">
            <text:p>1</text:p>
          </table:table-cell>
          <table:table-cell office:value-type="float" office:value="1762873386" table:style-name="ce1">
            <text:p>176287338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1T00:00:00" table:style-name="ce62">
            <text:p>11/9/2025</text:p>
          </table:table-cell>
          <table:table-cell office:value-type="date" office:date-value="2025-10-28T00:00:00" table:formula="of:=IF([.G128]&gt;0;DATE([.G128];[.F128];[.E128]);&quot;&quot;)" table:style-name="ce51">
            <text:p>28/10/2025</text:p>
          </table:table-cell>
          <table:table-cell office:value-type="float" office:value="0" table:formula="of:=DATEDIF([.O128];[.P128];&quot;Y&quot;)" table:style-name="ce49">
            <text:p>0</text:p>
          </table:table-cell>
          <table:table-cell office:value-type="float" office:value="1" table:formula="of:=DATEDIF([.O128];[.P128];&quot;YM&quot;)" table:style-name="ce49">
            <text:p>1</text:p>
          </table:table-cell>
          <table:table-cell office:value-type="float" office:value="17" table:formula="of:=DATEDIF([.O128];[.P128];&quot;MD&quot;)" table:style-name="ce49">
            <text:p>17</text:p>
          </table:table-cell>
          <table:table-cell office:value-type="string" table:style-name="ce48">
            <text:p>MARIANITAS</text:p>
          </table:table-cell>
          <table:table-cell office:value-type="float" office:value="979059948" table:style-name="ce48">
            <text:p>979059948</text:p>
          </table:table-cell>
          <table:table-cell table:number-columns-repeated="5" table:style-name="ce48"/>
          <table:table-cell office:value-type="date" office:date-value="2025-10-28T00:00:00" table:style-name="ce62">
            <text:p>28/10/2025</text:p>
          </table:table-cell>
          <table:table-cell office:value-type="date" office:date-value="2025-10-28T00:00:00" table:style-name="ce62">
            <text:p>28/10/2025</text:p>
          </table:table-cell>
          <table:table-cell office:value-type="date" office:date-value="2025-10-28T00:00:00" table:style-name="ce62">
            <text:p>28/10/2025</text:p>
          </table:table-cell>
          <table:table-cell office:value-type="date" office:date-value="2025-10-28T00:00:00" table:style-name="ce62">
            <text:p>28/10/2025</text:p>
          </table:table-cell>
          <table:table-cell table:number-columns-repeated="20" table:style-name="ce48"/>
          <table:table-cell office:value-type="date" office:date-value="2025-12-28T00:00:00" table:style-name="ce62">
            <text:p>28/12/2025</text:p>
          </table:table-cell>
          <table:table-cell table:number-columns-repeated="16333"/>
        </table:table-row>
        <table:table-row table:style-name="ro5">
          <table:table-cell office:value-type="float" office:value="359" table:formula="of:=[.A128]+1" table:style-name="ce48">
            <text:p>359</text:p>
          </table:table-cell>
          <table:table-cell table:style-name="ce48"/>
          <table:table-cell office:value-type="string" office:string-value="" table:formula="of:=IF(LEN([.B129])&lt;&gt;0;VLOOKUP([.$B129];;7;0);&quot;&quot;)" table:style-name="ce49"/>
          <table:table-cell office:value-type="string" office:string-value="" table:formula="of:=IF(LEN([.B129])&lt;&gt;0;VLOOKUP([.$B129];;2;0);&quot;&quot;)" table:style-name="ce49"/>
          <table:table-cell office:value-type="float" office:value="30" table:style-name="ce48">
            <text:p>30</text:p>
          </table:table-cell>
          <table:table-cell office:value-type="float" office:value="10" table:style-name="ce48">
            <text:p>10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ARIANA QUILUMBA</text:p>
          </table:table-cell>
          <table:table-cell office:value-type="string" table:style-name="ce63">
            <text:p>Peña Quilumba Dariana Melina</text:p>
          </table:table-cell>
          <table:table-cell office:value-type="float" office:value="2" table:style-name="ce48">
            <text:p>2</text:p>
          </table:table-cell>
          <table:table-cell office:value-type="float" office:value="1762861159" table:style-name="ce48">
            <text:p>1762861159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8-30T00:00:00" table:style-name="ce62">
            <text:p>30/8/2025</text:p>
          </table:table-cell>
          <table:table-cell office:value-type="date" office:date-value="2025-10-30T00:00:00" table:formula="of:=IF([.G129]&gt;0;DATE([.G129];[.F129];[.E129]);&quot;&quot;)" table:style-name="ce51">
            <text:p>30/10/2025</text:p>
          </table:table-cell>
          <table:table-cell office:value-type="float" office:value="0" table:formula="of:=DATEDIF([.O129];[.P129];&quot;Y&quot;)" table:style-name="ce49">
            <text:p>0</text:p>
          </table:table-cell>
          <table:table-cell office:value-type="float" office:value="2" table:formula="of:=DATEDIF([.O129];[.P129];&quot;YM&quot;)" table:style-name="ce49">
            <text:p>2</text:p>
          </table:table-cell>
          <table:table-cell office:value-type="float" office:value="0" table:formula="of:=DATEDIF([.O129];[.P129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3763261" table:style-name="ce48">
            <text:p>993763261</text:p>
          </table:table-cell>
          <table:table-cell table:number-columns-repeated="5" table:style-name="ce48"/>
          <table:table-cell office:value-type="date" office:date-value="2025-10-30T00:00:00" table:style-name="ce62">
            <text:p>30/10/2025</text:p>
          </table:table-cell>
          <table:table-cell office:value-type="date" office:date-value="2025-10-30T00:00:00" table:style-name="ce62">
            <text:p>30/10/2025</text:p>
          </table:table-cell>
          <table:table-cell office:value-type="date" office:date-value="2025-10-30T00:00:00" table:style-name="ce62">
            <text:p>30/10/2025</text:p>
          </table:table-cell>
          <table:table-cell office:value-type="date" office:date-value="2025-10-30T00:00:00" table:style-name="ce62">
            <text:p>30/10/2025</text:p>
          </table:table-cell>
          <table:table-cell table:number-columns-repeated="20" table:style-name="ce48"/>
          <table:table-cell office:value-type="date" office:date-value="2025-12-30T00:00:00" table:style-name="ce62">
            <text:p>30/12/2025</text:p>
          </table:table-cell>
          <table:table-cell table:number-columns-repeated="16333"/>
        </table:table-row>
        <table:table-row table:style-name="ro5">
          <table:table-cell office:value-type="float" office:value="360" table:formula="of:=[.A129]+1" table:style-name="ce48">
            <text:p>360</text:p>
          </table:table-cell>
          <table:table-cell table:style-name="ce48"/>
          <table:table-cell office:value-type="string" office:string-value="" table:formula="of:=IF(LEN([.B130])&lt;&gt;0;VLOOKUP([.$B130];;7;0);&quot;&quot;)" table:style-name="ce49"/>
          <table:table-cell office:value-type="string" office:string-value="" table:formula="of:=IF(LEN([.B130])&lt;&gt;0;VLOOKUP([.$B130];;2;0);&quot;&quot;)" table:style-name="ce49"/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ANA VILAÑA</text:p>
          </table:table-cell>
          <table:table-cell office:value-type="string" table:style-name="ce63">
            <text:p>Diaz Vilaña Eithan Zabdiel</text:p>
          </table:table-cell>
          <table:table-cell office:value-type="float" office:value="1" table:style-name="ce48">
            <text:p>1</text:p>
          </table:table-cell>
          <table:table-cell office:value-type="float" office:value="1762882817" table:style-name="ce1">
            <text:p>1762882817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8T00:00:00" table:style-name="ce62">
            <text:p>18/9/2025</text:p>
          </table:table-cell>
          <table:table-cell office:value-type="date" office:date-value="2025-11-14T00:00:00" table:formula="of:=IF([.G130]&gt;0;DATE([.G130];[.F130];[.E130]);&quot;&quot;)" table:style-name="ce51">
            <text:p>14/11/2025</text:p>
          </table:table-cell>
          <table:table-cell office:value-type="float" office:value="0" table:formula="of:=DATEDIF([.O130];[.P130];&quot;Y&quot;)" table:style-name="ce49">
            <text:p>0</text:p>
          </table:table-cell>
          <table:table-cell office:value-type="float" office:value="1" table:formula="of:=DATEDIF([.O130];[.P130];&quot;YM&quot;)" table:style-name="ce49">
            <text:p>1</text:p>
          </table:table-cell>
          <table:table-cell office:value-type="float" office:value="27" table:formula="of:=DATEDIF([.O130];[.P130];&quot;MD&quot;)" table:style-name="ce49">
            <text:p>27</text:p>
          </table:table-cell>
          <table:table-cell office:value-type="string" table:style-name="ce48">
            <text:p>MARIANITAS</text:p>
          </table:table-cell>
          <table:table-cell table:number-columns-repeated="6" table:style-name="ce48"/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table:number-columns-repeated="20" table:style-name="ce48"/>
          <table:table-cell office:value-type="date" office:date-value="2026-01-14T00:00:00" table:style-name="ce62">
            <text:p>14/1/2026</text:p>
          </table:table-cell>
          <table:table-cell table:number-columns-repeated="16333"/>
        </table:table-row>
        <table:table-row table:style-name="ro5">
          <table:table-cell office:value-type="float" office:value="361" table:formula="of:=[.A130]+1" table:style-name="ce48">
            <text:p>361</text:p>
          </table:table-cell>
          <table:table-cell table:style-name="ce48"/>
          <table:table-cell office:value-type="string" office:string-value="" table:formula="of:=IF(LEN([.B131])&lt;&gt;0;VLOOKUP([.$B131];;7;0);&quot;&quot;)" table:style-name="ce49"/>
          <table:table-cell office:value-type="string" office:string-value="" table:formula="of:=IF(LEN([.B131])&lt;&gt;0;VLOOKUP([.$B131];;2;0);&quot;&quot;)" table:style-name="ce49"/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205" table:style-name="ce48">
            <text:p>205</text:p>
          </table:table-cell>
          <table:table-cell table:style-name="ce48"/>
          <table:table-cell office:value-type="string" table:style-name="ce48">
            <text:p>MIRKA MENA</text:p>
          </table:table-cell>
          <table:table-cell office:value-type="string" table:style-name="ce61">
            <text:p>MOSQUERA MENA LIAM EMILIANO</text:p>
          </table:table-cell>
          <table:table-cell office:value-type="float" office:value="1" table:style-name="ce48">
            <text:p>1</text:p>
          </table:table-cell>
          <table:table-cell office:value-type="float" office:value="1762877205" table:style-name="ce1">
            <text:p>176287720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4T00:00:00" table:style-name="ce62">
            <text:p>14/9/2025</text:p>
          </table:table-cell>
          <table:table-cell office:value-type="date" office:date-value="2105-11-14T00:00:00" table:formula="of:=IF([.G131]&gt;0;DATE([.G131];[.F131];[.E131]);&quot;&quot;)" table:style-name="ce51">
            <text:p>14/11/2105</text:p>
          </table:table-cell>
          <table:table-cell office:value-type="float" office:value="80" table:formula="of:=DATEDIF([.O131];[.P131];&quot;Y&quot;)" table:style-name="ce49">
            <text:p>80</text:p>
          </table:table-cell>
          <table:table-cell office:value-type="float" office:value="2" table:formula="of:=DATEDIF([.O131];[.P131];&quot;YM&quot;)" table:style-name="ce49">
            <text:p>2</text:p>
          </table:table-cell>
          <table:table-cell office:value-type="float" office:value="0" table:formula="of:=DATEDIF([.O131];[.P131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3328368" table:style-name="ce48">
            <text:p>983328368</text:p>
          </table:table-cell>
          <table:table-cell table:number-columns-repeated="5" table:style-name="ce48"/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table:number-columns-repeated="20" table:style-name="ce48"/>
          <table:table-cell office:value-type="date" office:date-value="2026-01-14T00:00:00" table:style-name="ce62">
            <text:p>14/1/2026</text:p>
          </table:table-cell>
          <table:table-cell table:number-columns-repeated="16333"/>
        </table:table-row>
        <table:table-row table:style-name="ro5">
          <table:table-cell office:value-type="float" office:value="362" table:formula="of:=[.A131]+1" table:style-name="ce48">
            <text:p>362</text:p>
          </table:table-cell>
          <table:table-cell table:style-name="ce48"/>
          <table:table-cell office:value-type="string" office:string-value="" table:formula="of:=IF(LEN([.B132])&lt;&gt;0;VLOOKUP([.$B132];;7;0);&quot;&quot;)" table:style-name="ce49"/>
          <table:table-cell office:value-type="string" office:string-value="" table:formula="of:=IF(LEN([.B132])&lt;&gt;0;VLOOKUP([.$B132];;2;0);&quot;&quot;)" table:style-name="ce49"/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TAMYA ANDI</text:p>
          </table:table-cell>
          <table:table-cell office:value-type="string" table:style-name="ce61">
            <text:p>VALDEZ ANDY YURAK AYLANI</text:p>
          </table:table-cell>
          <table:table-cell office:value-type="float" office:value="2" table:style-name="ce48">
            <text:p>2</text:p>
          </table:table-cell>
          <table:table-cell office:value-type="float" office:value="1762876264" table:style-name="ce1">
            <text:p>176287626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3T00:00:00" table:style-name="ce62">
            <text:p>13/9/2025</text:p>
          </table:table-cell>
          <table:table-cell office:value-type="date" office:date-value="2025-11-14T00:00:00" table:formula="of:=IF([.G132]&gt;0;DATE([.G132];[.F132];[.E132]);&quot;&quot;)" table:style-name="ce51">
            <text:p>14/11/2025</text:p>
          </table:table-cell>
          <table:table-cell office:value-type="float" office:value="0" table:formula="of:=DATEDIF([.O132];[.P132];&quot;Y&quot;)" table:style-name="ce49">
            <text:p>0</text:p>
          </table:table-cell>
          <table:table-cell office:value-type="float" office:value="2" table:formula="of:=DATEDIF([.O132];[.P132];&quot;YM&quot;)" table:style-name="ce49">
            <text:p>2</text:p>
          </table:table-cell>
          <table:table-cell office:value-type="float" office:value="1" table:formula="of:=DATEDIF([.O132];[.P132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98299994" table:style-name="ce48">
            <text:p>998299994</text:p>
          </table:table-cell>
          <table:table-cell table:number-columns-repeated="5" table:style-name="ce48"/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table:number-columns-repeated="20" table:style-name="ce48"/>
          <table:table-cell office:value-type="date" office:date-value="2026-01-14T00:00:00" table:style-name="ce62">
            <text:p>14/1/2026</text:p>
          </table:table-cell>
          <table:table-cell table:number-columns-repeated="16333"/>
        </table:table-row>
        <table:table-row table:style-name="ro5">
          <table:table-cell office:value-type="float" office:value="363" table:formula="of:=[.A132]+1" table:style-name="ce48">
            <text:p>363</text:p>
          </table:table-cell>
          <table:table-cell table:style-name="ce48"/>
          <table:table-cell office:value-type="string" office:string-value="" table:formula="of:=IF(LEN([.B133])&lt;&gt;0;VLOOKUP([.$B133];;7;0);&quot;&quot;)" table:style-name="ce49"/>
          <table:table-cell office:value-type="string" office:string-value="" table:formula="of:=IF(LEN([.B133])&lt;&gt;0;VLOOKUP([.$B133];;2;0);&quot;&quot;)" table:style-name="ce49"/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INES SANTAFE</text:p>
          </table:table-cell>
          <table:table-cell office:value-type="string" table:style-name="ce61">
            <text:p>NUÑEZ SANTAFE HECTOR SANTIAGO</text:p>
          </table:table-cell>
          <table:table-cell office:value-type="float" office:value="1" table:style-name="ce48">
            <text:p>1</text:p>
          </table:table-cell>
          <table:table-cell office:value-type="float" office:value="1762886776" table:style-name="ce1">
            <text:p>1762886776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3T00:00:00" table:style-name="ce62">
            <text:p>13/9/2025</text:p>
          </table:table-cell>
          <table:table-cell office:value-type="date" office:date-value="2025-11-14T00:00:00" table:formula="of:=IF([.G133]&gt;0;DATE([.G133];[.F133];[.E133]);&quot;&quot;)" table:style-name="ce51">
            <text:p>14/11/2025</text:p>
          </table:table-cell>
          <table:table-cell office:value-type="float" office:value="0" table:formula="of:=DATEDIF([.O133];[.P133];&quot;Y&quot;)" table:style-name="ce49">
            <text:p>0</text:p>
          </table:table-cell>
          <table:table-cell office:value-type="float" office:value="2" table:formula="of:=DATEDIF([.O133];[.P133];&quot;YM&quot;)" table:style-name="ce49">
            <text:p>2</text:p>
          </table:table-cell>
          <table:table-cell office:value-type="float" office:value="1" table:formula="of:=DATEDIF([.O133];[.P133];&quot;MD&quot;)" table:style-name="ce49">
            <text:p>1</text:p>
          </table:table-cell>
          <table:table-cell office:value-type="string" table:style-name="ce48">
            <text:p>MARIANITAS</text:p>
          </table:table-cell>
          <table:table-cell office:value-type="float" office:value="980211448" table:style-name="ce48">
            <text:p>980211448</text:p>
          </table:table-cell>
          <table:table-cell table:number-columns-repeated="5" table:style-name="ce48"/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office:value-type="date" office:date-value="2025-11-14T00:00:00" table:style-name="ce62">
            <text:p>14/11/2025</text:p>
          </table:table-cell>
          <table:table-cell table:number-columns-repeated="20" table:style-name="ce48"/>
          <table:table-cell office:value-type="date" office:date-value="2026-01-14T00:00:00" table:style-name="ce62">
            <text:p>14/1/2026</text:p>
          </table:table-cell>
          <table:table-cell table:number-columns-repeated="16333"/>
        </table:table-row>
        <table:table-row table:style-name="ro5">
          <table:table-cell office:value-type="float" office:value="364" table:formula="of:=[.A133]+1" table:style-name="ce48">
            <text:p>364</text:p>
          </table:table-cell>
          <table:table-cell table:style-name="ce48"/>
          <table:table-cell office:value-type="string" office:string-value="" table:formula="of:=IF(LEN([.B134])&lt;&gt;0;VLOOKUP([.$B134];;7;0);&quot;&quot;)" table:style-name="ce49"/>
          <table:table-cell office:value-type="string" office:string-value="" table:formula="of:=IF(LEN([.B134])&lt;&gt;0;VLOOKUP([.$B134];;2;0);&quot;&quot;)" table:style-name="ce49"/>
          <table:table-cell office:value-type="float" office:value="18" table:style-name="ce48">
            <text:p>18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MARGOTH YUNGAN</text:p>
          </table:table-cell>
          <table:table-cell office:value-type="string" table:style-name="ce61">
            <text:p>PEÑAFIEL YUNGAN DANIELA SAMANTHA</text:p>
          </table:table-cell>
          <table:table-cell office:value-type="float" office:value="2" table:style-name="ce48">
            <text:p>2</text:p>
          </table:table-cell>
          <table:table-cell office:value-type="float" office:value="1762883468" table:style-name="ce1">
            <text:p>1762883468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18T00:00:00" table:style-name="ce62">
            <text:p>18/9/2025</text:p>
          </table:table-cell>
          <table:table-cell office:value-type="date" office:date-value="2025-11-18T00:00:00" table:formula="of:=IF([.G134]&gt;0;DATE([.G134];[.F134];[.E134]);&quot;&quot;)" table:style-name="ce51">
            <text:p>18/11/2025</text:p>
          </table:table-cell>
          <table:table-cell office:value-type="float" office:value="0" table:formula="of:=DATEDIF([.O134];[.P134];&quot;Y&quot;)" table:style-name="ce49">
            <text:p>0</text:p>
          </table:table-cell>
          <table:table-cell office:value-type="float" office:value="2" table:formula="of:=DATEDIF([.O134];[.P134];&quot;YM&quot;)" table:style-name="ce49">
            <text:p>2</text:p>
          </table:table-cell>
          <table:table-cell office:value-type="float" office:value="0" table:formula="of:=DATEDIF([.O134];[.P134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78905533" table:style-name="ce48">
            <text:p>978905533</text:p>
          </table:table-cell>
          <table:table-cell table:number-columns-repeated="5" table:style-name="ce48"/>
          <table:table-cell office:value-type="date" office:date-value="2025-11-18T00:00:00" table:style-name="ce62">
            <text:p>18/11/2025</text:p>
          </table:table-cell>
          <table:table-cell office:value-type="date" office:date-value="2025-11-18T00:00:00" table:style-name="ce62">
            <text:p>18/11/2025</text:p>
          </table:table-cell>
          <table:table-cell office:value-type="date" office:date-value="2025-11-18T00:00:00" table:style-name="ce62">
            <text:p>18/11/2025</text:p>
          </table:table-cell>
          <table:table-cell office:value-type="date" office:date-value="2025-11-18T00:00:00" table:style-name="ce62">
            <text:p>18/11/2025</text:p>
          </table:table-cell>
          <table:table-cell table:number-columns-repeated="20" table:style-name="ce48"/>
          <table:table-cell office:value-type="date" office:date-value="2026-01-18T00:00:00" table:style-name="ce62">
            <text:p>18/1/2026</text:p>
          </table:table-cell>
          <table:table-cell table:number-columns-repeated="16333"/>
        </table:table-row>
        <table:table-row table:style-name="ro5">
          <table:table-cell office:value-type="float" office:value="365" table:formula="of:=[.A134]+1" table:style-name="ce48">
            <text:p>365</text:p>
          </table:table-cell>
          <table:table-cell table:style-name="ce48"/>
          <table:table-cell office:value-type="string" office:string-value="" table:formula="of:=IF(LEN([.B135])&lt;&gt;0;VLOOKUP([.$B135];;7;0);&quot;&quot;)" table:style-name="ce49"/>
          <table:table-cell office:value-type="string" office:string-value="" table:formula="of:=IF(LEN([.B135])&lt;&gt;0;VLOOKUP([.$B135];;2;0);&quot;&quot;)" table:style-name="ce49"/>
          <table:table-cell office:value-type="float" office:value="20" table:style-name="ce48">
            <text:p>20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YAELA TACO</text:p>
          </table:table-cell>
          <table:table-cell office:value-type="string" table:style-name="ce61">
            <text:p>QUISILEMA TACO NAHUM ISAAC</text:p>
          </table:table-cell>
          <table:table-cell office:value-type="float" office:value="1" table:style-name="ce48">
            <text:p>1</text:p>
          </table:table-cell>
          <table:table-cell office:value-type="float" office:value="1762885604" table:style-name="ce1">
            <text:p>1762885604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20T00:00:00" table:style-name="ce62">
            <text:p>20/9/2025</text:p>
          </table:table-cell>
          <table:table-cell office:value-type="date" office:date-value="2025-11-20T00:00:00" table:formula="of:=IF([.G135]&gt;0;DATE([.G135];[.F135];[.E135]);&quot;&quot;)" table:style-name="ce51">
            <text:p>20/11/2025</text:p>
          </table:table-cell>
          <table:table-cell office:value-type="float" office:value="0" table:formula="of:=DATEDIF([.O135];[.P135];&quot;Y&quot;)" table:style-name="ce49">
            <text:p>0</text:p>
          </table:table-cell>
          <table:table-cell office:value-type="float" office:value="2" table:formula="of:=DATEDIF([.O135];[.P135];&quot;YM&quot;)" table:style-name="ce49">
            <text:p>2</text:p>
          </table:table-cell>
          <table:table-cell office:value-type="float" office:value="0" table:formula="of:=DATEDIF([.O135];[.P135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99891224" table:style-name="ce48">
            <text:p>999891224</text:p>
          </table:table-cell>
          <table:table-cell table:number-columns-repeated="5" table:style-name="ce48"/>
          <table:table-cell office:value-type="date" office:date-value="2025-11-20T00:00:00" table:style-name="ce62">
            <text:p>20/11/2025</text:p>
          </table:table-cell>
          <table:table-cell office:value-type="date" office:date-value="2025-11-20T00:00:00" table:style-name="ce62">
            <text:p>20/11/2025</text:p>
          </table:table-cell>
          <table:table-cell office:value-type="date" office:date-value="2025-11-20T00:00:00" table:style-name="ce62">
            <text:p>20/11/2025</text:p>
          </table:table-cell>
          <table:table-cell office:value-type="date" office:date-value="2025-11-20T00:00:00" table:style-name="ce62">
            <text:p>20/11/2025</text:p>
          </table:table-cell>
          <table:table-cell table:number-columns-repeated="20" table:style-name="ce48"/>
          <table:table-cell office:value-type="date" office:date-value="2026-01-20T00:00:00" table:style-name="ce62">
            <text:p>20/1/2026</text:p>
          </table:table-cell>
          <table:table-cell table:number-columns-repeated="16333"/>
        </table:table-row>
        <table:table-row table:style-name="ro5">
          <table:table-cell office:value-type="float" office:value="366" table:formula="of:=[.A135]+1" table:style-name="ce48">
            <text:p>366</text:p>
          </table:table-cell>
          <table:table-cell table:style-name="ce48"/>
          <table:table-cell office:value-type="string" office:string-value="" table:formula="of:=IF(LEN([.B136])&lt;&gt;0;VLOOKUP([.$B136];;7;0);&quot;&quot;)" table:style-name="ce49"/>
          <table:table-cell office:value-type="string" office:string-value="" table:formula="of:=IF(LEN([.B136])&lt;&gt;0;VLOOKUP([.$B136];;2;0);&quot;&quot;)" table:style-name="ce49"/>
          <table:table-cell office:value-type="float" office:value="24" table:style-name="ce48">
            <text:p>24</text:p>
          </table:table-cell>
          <table:table-cell office:value-type="float" office:value="11" table:style-name="ce48">
            <text:p>11</text:p>
          </table:table-cell>
          <table:table-cell office:value-type="float" office:value="2025" table:style-name="ce48">
            <text:p>2025</text:p>
          </table:table-cell>
          <table:table-cell table:style-name="ce48"/>
          <table:table-cell office:value-type="string" table:style-name="ce48">
            <text:p>ESPERANZA GAONA</text:p>
          </table:table-cell>
          <table:table-cell office:value-type="string" table:style-name="ce61">
            <text:p>AVILA GAONA SAMANTA BELEN</text:p>
          </table:table-cell>
          <table:table-cell office:value-type="float" office:value="2" table:style-name="ce48">
            <text:p>2</text:p>
          </table:table-cell>
          <table:table-cell office:value-type="float" office:value="1762889895" table:style-name="ce1">
            <text:p>1762889895</text:p>
          </table:table-cell>
          <table:table-cell table:style-name="ce48"/>
          <table:table-cell office:value-type="string" table:style-name="ce48">
            <text:p>ECUATORIANA</text:p>
          </table:table-cell>
          <table:table-cell office:value-type="date" office:date-value="2025-09-24T00:00:00" table:style-name="ce62">
            <text:p>24/9/2025</text:p>
          </table:table-cell>
          <table:table-cell office:value-type="date" office:date-value="2025-11-24T00:00:00" table:formula="of:=IF([.G136]&gt;0;DATE([.G136];[.F136];[.E136]);&quot;&quot;)" table:style-name="ce51">
            <text:p>24/11/2025</text:p>
          </table:table-cell>
          <table:table-cell office:value-type="float" office:value="0" table:formula="of:=DATEDIF([.O136];[.P136];&quot;Y&quot;)" table:style-name="ce49">
            <text:p>0</text:p>
          </table:table-cell>
          <table:table-cell office:value-type="float" office:value="2" table:formula="of:=DATEDIF([.O136];[.P136];&quot;YM&quot;)" table:style-name="ce49">
            <text:p>2</text:p>
          </table:table-cell>
          <table:table-cell office:value-type="float" office:value="0" table:formula="of:=DATEDIF([.O136];[.P136];&quot;MD&quot;)" table:style-name="ce49">
            <text:p>0</text:p>
          </table:table-cell>
          <table:table-cell office:value-type="string" table:style-name="ce48">
            <text:p>MARIANITAS</text:p>
          </table:table-cell>
          <table:table-cell office:value-type="float" office:value="989640278" table:style-name="ce48">
            <text:p>989640278</text:p>
          </table:table-cell>
          <table:table-cell table:number-columns-repeated="5" table:style-name="ce48"/>
          <table:table-cell office:value-type="date" office:date-value="2025-11-24T00:00:00" table:style-name="ce62">
            <text:p>24/11/2025</text:p>
          </table:table-cell>
          <table:table-cell office:value-type="date" office:date-value="2025-11-24T00:00:00" table:style-name="ce62">
            <text:p>24/11/2025</text:p>
          </table:table-cell>
          <table:table-cell office:value-type="date" office:date-value="2025-11-24T00:00:00" table:style-name="ce62">
            <text:p>24/11/2025</text:p>
          </table:table-cell>
          <table:table-cell office:value-type="date" office:date-value="2025-11-24T00:00:00" table:style-name="ce62">
            <text:p>24/11/2025</text:p>
          </table:table-cell>
          <table:table-cell table:number-columns-repeated="20" table:style-name="ce48"/>
          <table:table-cell office:value-type="date" office:date-value="2026-01-24T00:00:00" table:style-name="ce62">
            <text:p>24/1/2026</text:p>
          </table:table-cell>
          <table:table-cell table:number-columns-repeated="16333"/>
        </table:table-row>
        <table:table-row table:style-name="ro5">
          <table:table-cell office:value-type="float" office:value="367" table:formula="of:=[.A136]+1" table:style-name="ce48">
            <text:p>367</text:p>
          </table:table-cell>
          <table:table-cell table:style-name="ce48"/>
          <table:table-cell office:value-type="string" office:string-value="" table:formula="of:=IF(LEN([.B137])&lt;&gt;0;VLOOKUP([.$B137];;7;0);&quot;&quot;)" table:style-name="ce49"/>
          <table:table-cell office:value-type="string" office:string-value="" table:formula="of:=IF(LEN([.B137])&lt;&gt;0;VLOOKUP([.$B137];;2;0);&quot;&quot;)" table:style-name="ce49"/>
          <table:table-cell table:number-columns-repeated="11" table:style-name="ce48"/>
          <table:table-cell office:value-type="string" office:string-value="" table:formula="of:=IF([.G137]&gt;0;DATE([.G137];[.F137];[.E137]);&quot;&quot;)" table:style-name="ce51"/>
          <table:table-cell office:value-type="float" office:value="0" table:formula="of:=DATEDIF([.O137];[.P137];&quot;Y&quot;)" table:style-name="ce49">
            <text:p>#¡VALOR!</text:p>
          </table:table-cell>
          <table:table-cell office:value-type="float" office:value="0" table:formula="of:=DATEDIF([.O137];[.P137];&quot;YM&quot;)" table:style-name="ce49">
            <text:p>#¡VALOR!</text:p>
          </table:table-cell>
          <table:table-cell office:value-type="float" office:value="0" table:formula="of:=DATEDIF([.O137];[.P1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68" table:formula="of:=[.A137]+1" table:style-name="ce48">
            <text:p>368</text:p>
          </table:table-cell>
          <table:table-cell table:style-name="ce48"/>
          <table:table-cell office:value-type="string" office:string-value="" table:formula="of:=IF(LEN([.B138])&lt;&gt;0;VLOOKUP([.$B138];;7;0);&quot;&quot;)" table:style-name="ce49"/>
          <table:table-cell office:value-type="string" office:string-value="" table:formula="of:=IF(LEN([.B138])&lt;&gt;0;VLOOKUP([.$B138];;2;0);&quot;&quot;)" table:style-name="ce49"/>
          <table:table-cell table:number-columns-repeated="11" table:style-name="ce48"/>
          <table:table-cell office:value-type="string" office:string-value="" table:formula="of:=IF([.G138]&gt;0;DATE([.G138];[.F138];[.E138]);&quot;&quot;)" table:style-name="ce51"/>
          <table:table-cell office:value-type="float" office:value="0" table:formula="of:=DATEDIF([.O138];[.P138];&quot;Y&quot;)" table:style-name="ce49">
            <text:p>#¡VALOR!</text:p>
          </table:table-cell>
          <table:table-cell office:value-type="float" office:value="0" table:formula="of:=DATEDIF([.O138];[.P138];&quot;YM&quot;)" table:style-name="ce49">
            <text:p>#¡VALOR!</text:p>
          </table:table-cell>
          <table:table-cell office:value-type="float" office:value="0" table:formula="of:=DATEDIF([.O138];[.P1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69" table:formula="of:=[.A138]+1" table:style-name="ce48">
            <text:p>369</text:p>
          </table:table-cell>
          <table:table-cell table:style-name="ce48"/>
          <table:table-cell office:value-type="string" office:string-value="" table:formula="of:=IF(LEN([.B139])&lt;&gt;0;VLOOKUP([.$B139];;7;0);&quot;&quot;)" table:style-name="ce49"/>
          <table:table-cell office:value-type="string" office:string-value="" table:formula="of:=IF(LEN([.B139])&lt;&gt;0;VLOOKUP([.$B139];;2;0);&quot;&quot;)" table:style-name="ce49"/>
          <table:table-cell table:number-columns-repeated="11" table:style-name="ce48"/>
          <table:table-cell office:value-type="string" office:string-value="" table:formula="of:=IF([.G139]&gt;0;DATE([.G139];[.F139];[.E139]);&quot;&quot;)" table:style-name="ce51"/>
          <table:table-cell office:value-type="float" office:value="0" table:formula="of:=DATEDIF([.O139];[.P139];&quot;Y&quot;)" table:style-name="ce49">
            <text:p>#¡VALOR!</text:p>
          </table:table-cell>
          <table:table-cell office:value-type="float" office:value="0" table:formula="of:=DATEDIF([.O139];[.P139];&quot;YM&quot;)" table:style-name="ce49">
            <text:p>#¡VALOR!</text:p>
          </table:table-cell>
          <table:table-cell office:value-type="float" office:value="0" table:formula="of:=DATEDIF([.O139];[.P1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0" table:formula="of:=[.A139]+1" table:style-name="ce48">
            <text:p>370</text:p>
          </table:table-cell>
          <table:table-cell table:style-name="ce48"/>
          <table:table-cell office:value-type="string" office:string-value="" table:formula="of:=IF(LEN([.B140])&lt;&gt;0;VLOOKUP([.$B140];;7;0);&quot;&quot;)" table:style-name="ce49"/>
          <table:table-cell office:value-type="string" office:string-value="" table:formula="of:=IF(LEN([.B140])&lt;&gt;0;VLOOKUP([.$B140];;2;0);&quot;&quot;)" table:style-name="ce49"/>
          <table:table-cell table:number-columns-repeated="11" table:style-name="ce48"/>
          <table:table-cell office:value-type="string" office:string-value="" table:formula="of:=IF([.G140]&gt;0;DATE([.G140];[.F140];[.E140]);&quot;&quot;)" table:style-name="ce51"/>
          <table:table-cell office:value-type="float" office:value="0" table:formula="of:=DATEDIF([.O140];[.P140];&quot;Y&quot;)" table:style-name="ce49">
            <text:p>#¡VALOR!</text:p>
          </table:table-cell>
          <table:table-cell office:value-type="float" office:value="0" table:formula="of:=DATEDIF([.O140];[.P140];&quot;YM&quot;)" table:style-name="ce49">
            <text:p>#¡VALOR!</text:p>
          </table:table-cell>
          <table:table-cell office:value-type="float" office:value="0" table:formula="of:=DATEDIF([.O140];[.P1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1" table:formula="of:=[.A140]+1" table:style-name="ce48">
            <text:p>371</text:p>
          </table:table-cell>
          <table:table-cell table:style-name="ce48"/>
          <table:table-cell office:value-type="string" office:string-value="" table:formula="of:=IF(LEN([.B141])&lt;&gt;0;VLOOKUP([.$B141];;7;0);&quot;&quot;)" table:style-name="ce49"/>
          <table:table-cell office:value-type="string" office:string-value="" table:formula="of:=IF(LEN([.B141])&lt;&gt;0;VLOOKUP([.$B141];;2;0);&quot;&quot;)" table:style-name="ce49"/>
          <table:table-cell table:number-columns-repeated="11" table:style-name="ce48"/>
          <table:table-cell office:value-type="string" office:string-value="" table:formula="of:=IF([.G141]&gt;0;DATE([.G141];[.F141];[.E141]);&quot;&quot;)" table:style-name="ce51"/>
          <table:table-cell office:value-type="float" office:value="0" table:formula="of:=DATEDIF([.O141];[.P141];&quot;Y&quot;)" table:style-name="ce49">
            <text:p>#¡VALOR!</text:p>
          </table:table-cell>
          <table:table-cell office:value-type="float" office:value="0" table:formula="of:=DATEDIF([.O141];[.P141];&quot;YM&quot;)" table:style-name="ce49">
            <text:p>#¡VALOR!</text:p>
          </table:table-cell>
          <table:table-cell office:value-type="float" office:value="0" table:formula="of:=DATEDIF([.O141];[.P1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2" table:formula="of:=[.A141]+1" table:style-name="ce48">
            <text:p>372</text:p>
          </table:table-cell>
          <table:table-cell table:style-name="ce48"/>
          <table:table-cell office:value-type="string" office:string-value="" table:formula="of:=IF(LEN([.B142])&lt;&gt;0;VLOOKUP([.$B142];;7;0);&quot;&quot;)" table:style-name="ce49"/>
          <table:table-cell office:value-type="string" office:string-value="" table:formula="of:=IF(LEN([.B142])&lt;&gt;0;VLOOKUP([.$B142];;2;0);&quot;&quot;)" table:style-name="ce49"/>
          <table:table-cell table:number-columns-repeated="11" table:style-name="ce48"/>
          <table:table-cell office:value-type="string" office:string-value="" table:formula="of:=IF([.G142]&gt;0;DATE([.G142];[.F142];[.E142]);&quot;&quot;)" table:style-name="ce51"/>
          <table:table-cell office:value-type="float" office:value="0" table:formula="of:=DATEDIF([.O142];[.P142];&quot;Y&quot;)" table:style-name="ce49">
            <text:p>#¡VALOR!</text:p>
          </table:table-cell>
          <table:table-cell office:value-type="float" office:value="0" table:formula="of:=DATEDIF([.O142];[.P142];&quot;YM&quot;)" table:style-name="ce49">
            <text:p>#¡VALOR!</text:p>
          </table:table-cell>
          <table:table-cell office:value-type="float" office:value="0" table:formula="of:=DATEDIF([.O142];[.P1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3" table:formula="of:=[.A142]+1" table:style-name="ce48">
            <text:p>373</text:p>
          </table:table-cell>
          <table:table-cell table:style-name="ce48"/>
          <table:table-cell office:value-type="string" office:string-value="" table:formula="of:=IF(LEN([.B143])&lt;&gt;0;VLOOKUP([.$B143];;7;0);&quot;&quot;)" table:style-name="ce49"/>
          <table:table-cell office:value-type="string" office:string-value="" table:formula="of:=IF(LEN([.B143])&lt;&gt;0;VLOOKUP([.$B143];;2;0);&quot;&quot;)" table:style-name="ce49"/>
          <table:table-cell table:number-columns-repeated="11" table:style-name="ce48"/>
          <table:table-cell office:value-type="string" office:string-value="" table:formula="of:=IF([.G143]&gt;0;DATE([.G143];[.F143];[.E143]);&quot;&quot;)" table:style-name="ce51"/>
          <table:table-cell office:value-type="float" office:value="0" table:formula="of:=DATEDIF([.O143];[.P143];&quot;Y&quot;)" table:style-name="ce49">
            <text:p>#¡VALOR!</text:p>
          </table:table-cell>
          <table:table-cell office:value-type="float" office:value="0" table:formula="of:=DATEDIF([.O143];[.P143];&quot;YM&quot;)" table:style-name="ce49">
            <text:p>#¡VALOR!</text:p>
          </table:table-cell>
          <table:table-cell office:value-type="float" office:value="0" table:formula="of:=DATEDIF([.O143];[.P1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4" table:formula="of:=[.A143]+1" table:style-name="ce48">
            <text:p>374</text:p>
          </table:table-cell>
          <table:table-cell table:style-name="ce48"/>
          <table:table-cell office:value-type="string" office:string-value="" table:formula="of:=IF(LEN([.B144])&lt;&gt;0;VLOOKUP([.$B144];;7;0);&quot;&quot;)" table:style-name="ce49"/>
          <table:table-cell office:value-type="string" office:string-value="" table:formula="of:=IF(LEN([.B144])&lt;&gt;0;VLOOKUP([.$B144];;2;0);&quot;&quot;)" table:style-name="ce49"/>
          <table:table-cell table:number-columns-repeated="11" table:style-name="ce48"/>
          <table:table-cell office:value-type="string" office:string-value="" table:formula="of:=IF([.G144]&gt;0;DATE([.G144];[.F144];[.E144]);&quot;&quot;)" table:style-name="ce51"/>
          <table:table-cell office:value-type="float" office:value="0" table:formula="of:=DATEDIF([.O144];[.P144];&quot;Y&quot;)" table:style-name="ce49">
            <text:p>#¡VALOR!</text:p>
          </table:table-cell>
          <table:table-cell office:value-type="float" office:value="0" table:formula="of:=DATEDIF([.O144];[.P144];&quot;YM&quot;)" table:style-name="ce49">
            <text:p>#¡VALOR!</text:p>
          </table:table-cell>
          <table:table-cell office:value-type="float" office:value="0" table:formula="of:=DATEDIF([.O144];[.P1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5" table:formula="of:=[.A144]+1" table:style-name="ce48">
            <text:p>375</text:p>
          </table:table-cell>
          <table:table-cell table:style-name="ce48"/>
          <table:table-cell office:value-type="string" office:string-value="" table:formula="of:=IF(LEN([.B145])&lt;&gt;0;VLOOKUP([.$B145];;7;0);&quot;&quot;)" table:style-name="ce49"/>
          <table:table-cell office:value-type="string" office:string-value="" table:formula="of:=IF(LEN([.B145])&lt;&gt;0;VLOOKUP([.$B145];;2;0);&quot;&quot;)" table:style-name="ce49"/>
          <table:table-cell table:number-columns-repeated="11" table:style-name="ce48"/>
          <table:table-cell office:value-type="string" office:string-value="" table:formula="of:=IF([.G145]&gt;0;DATE([.G145];[.F145];[.E145]);&quot;&quot;)" table:style-name="ce51"/>
          <table:table-cell office:value-type="float" office:value="0" table:formula="of:=DATEDIF([.O145];[.P145];&quot;Y&quot;)" table:style-name="ce49">
            <text:p>#¡VALOR!</text:p>
          </table:table-cell>
          <table:table-cell office:value-type="float" office:value="0" table:formula="of:=DATEDIF([.O145];[.P145];&quot;YM&quot;)" table:style-name="ce49">
            <text:p>#¡VALOR!</text:p>
          </table:table-cell>
          <table:table-cell office:value-type="float" office:value="0" table:formula="of:=DATEDIF([.O145];[.P1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6" table:formula="of:=[.A145]+1" table:style-name="ce48">
            <text:p>376</text:p>
          </table:table-cell>
          <table:table-cell table:style-name="ce48"/>
          <table:table-cell office:value-type="string" office:string-value="" table:formula="of:=IF(LEN([.B146])&lt;&gt;0;VLOOKUP([.$B146];;7;0);&quot;&quot;)" table:style-name="ce49"/>
          <table:table-cell office:value-type="string" office:string-value="" table:formula="of:=IF(LEN([.B146])&lt;&gt;0;VLOOKUP([.$B146];;2;0);&quot;&quot;)" table:style-name="ce49"/>
          <table:table-cell table:number-columns-repeated="11" table:style-name="ce48"/>
          <table:table-cell office:value-type="string" office:string-value="" table:formula="of:=IF([.G146]&gt;0;DATE([.G146];[.F146];[.E146]);&quot;&quot;)" table:style-name="ce51"/>
          <table:table-cell office:value-type="float" office:value="0" table:formula="of:=DATEDIF([.O146];[.P146];&quot;Y&quot;)" table:style-name="ce49">
            <text:p>#¡VALOR!</text:p>
          </table:table-cell>
          <table:table-cell office:value-type="float" office:value="0" table:formula="of:=DATEDIF([.O146];[.P146];&quot;YM&quot;)" table:style-name="ce49">
            <text:p>#¡VALOR!</text:p>
          </table:table-cell>
          <table:table-cell office:value-type="float" office:value="0" table:formula="of:=DATEDIF([.O146];[.P1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7" table:formula="of:=[.A146]+1" table:style-name="ce48">
            <text:p>377</text:p>
          </table:table-cell>
          <table:table-cell table:style-name="ce48"/>
          <table:table-cell office:value-type="string" office:string-value="" table:formula="of:=IF(LEN([.B147])&lt;&gt;0;VLOOKUP([.$B147];;7;0);&quot;&quot;)" table:style-name="ce49"/>
          <table:table-cell office:value-type="string" office:string-value="" table:formula="of:=IF(LEN([.B147])&lt;&gt;0;VLOOKUP([.$B147];;2;0);&quot;&quot;)" table:style-name="ce49"/>
          <table:table-cell table:number-columns-repeated="11" table:style-name="ce48"/>
          <table:table-cell office:value-type="string" office:string-value="" table:formula="of:=IF([.G147]&gt;0;DATE([.G147];[.F147];[.E147]);&quot;&quot;)" table:style-name="ce51"/>
          <table:table-cell office:value-type="float" office:value="0" table:formula="of:=DATEDIF([.O147];[.P147];&quot;Y&quot;)" table:style-name="ce49">
            <text:p>#¡VALOR!</text:p>
          </table:table-cell>
          <table:table-cell office:value-type="float" office:value="0" table:formula="of:=DATEDIF([.O147];[.P147];&quot;YM&quot;)" table:style-name="ce49">
            <text:p>#¡VALOR!</text:p>
          </table:table-cell>
          <table:table-cell office:value-type="float" office:value="0" table:formula="of:=DATEDIF([.O147];[.P1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8" table:formula="of:=[.A147]+1" table:style-name="ce48">
            <text:p>378</text:p>
          </table:table-cell>
          <table:table-cell table:style-name="ce48"/>
          <table:table-cell office:value-type="string" office:string-value="" table:formula="of:=IF(LEN([.B148])&lt;&gt;0;VLOOKUP([.$B148];;7;0);&quot;&quot;)" table:style-name="ce49"/>
          <table:table-cell office:value-type="string" office:string-value="" table:formula="of:=IF(LEN([.B148])&lt;&gt;0;VLOOKUP([.$B148];;2;0);&quot;&quot;)" table:style-name="ce49"/>
          <table:table-cell table:number-columns-repeated="11" table:style-name="ce48"/>
          <table:table-cell office:value-type="string" office:string-value="" table:formula="of:=IF([.G148]&gt;0;DATE([.G148];[.F148];[.E148]);&quot;&quot;)" table:style-name="ce51"/>
          <table:table-cell office:value-type="float" office:value="0" table:formula="of:=DATEDIF([.O148];[.P148];&quot;Y&quot;)" table:style-name="ce49">
            <text:p>#¡VALOR!</text:p>
          </table:table-cell>
          <table:table-cell office:value-type="float" office:value="0" table:formula="of:=DATEDIF([.O148];[.P148];&quot;YM&quot;)" table:style-name="ce49">
            <text:p>#¡VALOR!</text:p>
          </table:table-cell>
          <table:table-cell office:value-type="float" office:value="0" table:formula="of:=DATEDIF([.O148];[.P1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79" table:formula="of:=[.A148]+1" table:style-name="ce48">
            <text:p>379</text:p>
          </table:table-cell>
          <table:table-cell table:style-name="ce48"/>
          <table:table-cell office:value-type="string" office:string-value="" table:formula="of:=IF(LEN([.B149])&lt;&gt;0;VLOOKUP([.$B149];;7;0);&quot;&quot;)" table:style-name="ce49"/>
          <table:table-cell office:value-type="string" office:string-value="" table:formula="of:=IF(LEN([.B149])&lt;&gt;0;VLOOKUP([.$B149];;2;0);&quot;&quot;)" table:style-name="ce49"/>
          <table:table-cell table:number-columns-repeated="11" table:style-name="ce48"/>
          <table:table-cell office:value-type="string" office:string-value="" table:formula="of:=IF([.G149]&gt;0;DATE([.G149];[.F149];[.E149]);&quot;&quot;)" table:style-name="ce51"/>
          <table:table-cell office:value-type="float" office:value="0" table:formula="of:=DATEDIF([.O149];[.P149];&quot;Y&quot;)" table:style-name="ce49">
            <text:p>#¡VALOR!</text:p>
          </table:table-cell>
          <table:table-cell office:value-type="float" office:value="0" table:formula="of:=DATEDIF([.O149];[.P149];&quot;YM&quot;)" table:style-name="ce49">
            <text:p>#¡VALOR!</text:p>
          </table:table-cell>
          <table:table-cell office:value-type="float" office:value="0" table:formula="of:=DATEDIF([.O149];[.P1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0" table:formula="of:=[.A149]+1" table:style-name="ce48">
            <text:p>380</text:p>
          </table:table-cell>
          <table:table-cell table:style-name="ce48"/>
          <table:table-cell office:value-type="string" office:string-value="" table:formula="of:=IF(LEN([.B150])&lt;&gt;0;VLOOKUP([.$B150];;7;0);&quot;&quot;)" table:style-name="ce49"/>
          <table:table-cell office:value-type="string" office:string-value="" table:formula="of:=IF(LEN([.B150])&lt;&gt;0;VLOOKUP([.$B150];;2;0);&quot;&quot;)" table:style-name="ce49"/>
          <table:table-cell table:number-columns-repeated="11" table:style-name="ce48"/>
          <table:table-cell office:value-type="string" office:string-value="" table:formula="of:=IF([.G150]&gt;0;DATE([.G150];[.F150];[.E150]);&quot;&quot;)" table:style-name="ce51"/>
          <table:table-cell office:value-type="float" office:value="0" table:formula="of:=DATEDIF([.O150];[.P150];&quot;Y&quot;)" table:style-name="ce49">
            <text:p>#¡VALOR!</text:p>
          </table:table-cell>
          <table:table-cell office:value-type="float" office:value="0" table:formula="of:=DATEDIF([.O150];[.P150];&quot;YM&quot;)" table:style-name="ce49">
            <text:p>#¡VALOR!</text:p>
          </table:table-cell>
          <table:table-cell office:value-type="float" office:value="0" table:formula="of:=DATEDIF([.O150];[.P1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1" table:formula="of:=[.A150]+1" table:style-name="ce48">
            <text:p>381</text:p>
          </table:table-cell>
          <table:table-cell table:style-name="ce48"/>
          <table:table-cell office:value-type="string" office:string-value="" table:formula="of:=IF(LEN([.B151])&lt;&gt;0;VLOOKUP([.$B151];;7;0);&quot;&quot;)" table:style-name="ce49"/>
          <table:table-cell office:value-type="string" office:string-value="" table:formula="of:=IF(LEN([.B151])&lt;&gt;0;VLOOKUP([.$B151];;2;0);&quot;&quot;)" table:style-name="ce49"/>
          <table:table-cell table:number-columns-repeated="11" table:style-name="ce48"/>
          <table:table-cell office:value-type="string" office:string-value="" table:formula="of:=IF([.G151]&gt;0;DATE([.G151];[.F151];[.E151]);&quot;&quot;)" table:style-name="ce51"/>
          <table:table-cell office:value-type="float" office:value="0" table:formula="of:=DATEDIF([.O151];[.P151];&quot;Y&quot;)" table:style-name="ce49">
            <text:p>#¡VALOR!</text:p>
          </table:table-cell>
          <table:table-cell office:value-type="float" office:value="0" table:formula="of:=DATEDIF([.O151];[.P151];&quot;YM&quot;)" table:style-name="ce49">
            <text:p>#¡VALOR!</text:p>
          </table:table-cell>
          <table:table-cell office:value-type="float" office:value="0" table:formula="of:=DATEDIF([.O151];[.P1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2" table:formula="of:=[.A151]+1" table:style-name="ce48">
            <text:p>382</text:p>
          </table:table-cell>
          <table:table-cell table:style-name="ce48"/>
          <table:table-cell office:value-type="string" office:string-value="" table:formula="of:=IF(LEN([.B152])&lt;&gt;0;VLOOKUP([.$B152];;7;0);&quot;&quot;)" table:style-name="ce49"/>
          <table:table-cell office:value-type="string" office:string-value="" table:formula="of:=IF(LEN([.B152])&lt;&gt;0;VLOOKUP([.$B152];;2;0);&quot;&quot;)" table:style-name="ce49"/>
          <table:table-cell table:number-columns-repeated="11" table:style-name="ce48"/>
          <table:table-cell office:value-type="string" office:string-value="" table:formula="of:=IF([.G152]&gt;0;DATE([.G152];[.F152];[.E152]);&quot;&quot;)" table:style-name="ce51"/>
          <table:table-cell office:value-type="float" office:value="0" table:formula="of:=DATEDIF([.O152];[.P152];&quot;Y&quot;)" table:style-name="ce49">
            <text:p>#¡VALOR!</text:p>
          </table:table-cell>
          <table:table-cell office:value-type="float" office:value="0" table:formula="of:=DATEDIF([.O152];[.P152];&quot;YM&quot;)" table:style-name="ce49">
            <text:p>#¡VALOR!</text:p>
          </table:table-cell>
          <table:table-cell office:value-type="float" office:value="0" table:formula="of:=DATEDIF([.O152];[.P1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3" table:formula="of:=[.A152]+1" table:style-name="ce48">
            <text:p>383</text:p>
          </table:table-cell>
          <table:table-cell table:style-name="ce48"/>
          <table:table-cell office:value-type="string" office:string-value="" table:formula="of:=IF(LEN([.B153])&lt;&gt;0;VLOOKUP([.$B153];;7;0);&quot;&quot;)" table:style-name="ce49"/>
          <table:table-cell office:value-type="string" office:string-value="" table:formula="of:=IF(LEN([.B153])&lt;&gt;0;VLOOKUP([.$B153];;2;0);&quot;&quot;)" table:style-name="ce49"/>
          <table:table-cell table:number-columns-repeated="11" table:style-name="ce48"/>
          <table:table-cell office:value-type="string" office:string-value="" table:formula="of:=IF([.G153]&gt;0;DATE([.G153];[.F153];[.E153]);&quot;&quot;)" table:style-name="ce51"/>
          <table:table-cell office:value-type="float" office:value="0" table:formula="of:=DATEDIF([.O153];[.P153];&quot;Y&quot;)" table:style-name="ce49">
            <text:p>#¡VALOR!</text:p>
          </table:table-cell>
          <table:table-cell office:value-type="float" office:value="0" table:formula="of:=DATEDIF([.O153];[.P153];&quot;YM&quot;)" table:style-name="ce49">
            <text:p>#¡VALOR!</text:p>
          </table:table-cell>
          <table:table-cell office:value-type="float" office:value="0" table:formula="of:=DATEDIF([.O153];[.P1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4" table:formula="of:=[.A153]+1" table:style-name="ce48">
            <text:p>384</text:p>
          </table:table-cell>
          <table:table-cell table:style-name="ce48"/>
          <table:table-cell office:value-type="string" office:string-value="" table:formula="of:=IF(LEN([.B154])&lt;&gt;0;VLOOKUP([.$B154];;7;0);&quot;&quot;)" table:style-name="ce49"/>
          <table:table-cell office:value-type="string" office:string-value="" table:formula="of:=IF(LEN([.B154])&lt;&gt;0;VLOOKUP([.$B154];;2;0);&quot;&quot;)" table:style-name="ce49"/>
          <table:table-cell table:number-columns-repeated="11" table:style-name="ce48"/>
          <table:table-cell office:value-type="string" office:string-value="" table:formula="of:=IF([.G154]&gt;0;DATE([.G154];[.F154];[.E154]);&quot;&quot;)" table:style-name="ce51"/>
          <table:table-cell office:value-type="float" office:value="0" table:formula="of:=DATEDIF([.O154];[.P154];&quot;Y&quot;)" table:style-name="ce49">
            <text:p>#¡VALOR!</text:p>
          </table:table-cell>
          <table:table-cell office:value-type="float" office:value="0" table:formula="of:=DATEDIF([.O154];[.P154];&quot;YM&quot;)" table:style-name="ce49">
            <text:p>#¡VALOR!</text:p>
          </table:table-cell>
          <table:table-cell office:value-type="float" office:value="0" table:formula="of:=DATEDIF([.O154];[.P1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5" table:formula="of:=[.A154]+1" table:style-name="ce48">
            <text:p>385</text:p>
          </table:table-cell>
          <table:table-cell table:style-name="ce48"/>
          <table:table-cell office:value-type="string" office:string-value="" table:formula="of:=IF(LEN([.B155])&lt;&gt;0;VLOOKUP([.$B155];;7;0);&quot;&quot;)" table:style-name="ce49"/>
          <table:table-cell office:value-type="string" office:string-value="" table:formula="of:=IF(LEN([.B155])&lt;&gt;0;VLOOKUP([.$B155];;2;0);&quot;&quot;)" table:style-name="ce49"/>
          <table:table-cell table:number-columns-repeated="11" table:style-name="ce48"/>
          <table:table-cell office:value-type="string" office:string-value="" table:formula="of:=IF([.G155]&gt;0;DATE([.G155];[.F155];[.E155]);&quot;&quot;)" table:style-name="ce51"/>
          <table:table-cell office:value-type="float" office:value="0" table:formula="of:=DATEDIF([.O155];[.P155];&quot;Y&quot;)" table:style-name="ce49">
            <text:p>#¡VALOR!</text:p>
          </table:table-cell>
          <table:table-cell office:value-type="float" office:value="0" table:formula="of:=DATEDIF([.O155];[.P155];&quot;YM&quot;)" table:style-name="ce49">
            <text:p>#¡VALOR!</text:p>
          </table:table-cell>
          <table:table-cell office:value-type="float" office:value="0" table:formula="of:=DATEDIF([.O155];[.P1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6" table:formula="of:=[.A155]+1" table:style-name="ce48">
            <text:p>386</text:p>
          </table:table-cell>
          <table:table-cell table:style-name="ce48"/>
          <table:table-cell office:value-type="string" office:string-value="" table:formula="of:=IF(LEN([.B156])&lt;&gt;0;VLOOKUP([.$B156];;7;0);&quot;&quot;)" table:style-name="ce49"/>
          <table:table-cell office:value-type="string" office:string-value="" table:formula="of:=IF(LEN([.B156])&lt;&gt;0;VLOOKUP([.$B156];;2;0);&quot;&quot;)" table:style-name="ce49"/>
          <table:table-cell table:number-columns-repeated="11" table:style-name="ce48"/>
          <table:table-cell office:value-type="string" office:string-value="" table:formula="of:=IF([.G156]&gt;0;DATE([.G156];[.F156];[.E156]);&quot;&quot;)" table:style-name="ce51"/>
          <table:table-cell office:value-type="float" office:value="0" table:formula="of:=DATEDIF([.O156];[.P156];&quot;Y&quot;)" table:style-name="ce49">
            <text:p>#¡VALOR!</text:p>
          </table:table-cell>
          <table:table-cell office:value-type="float" office:value="0" table:formula="of:=DATEDIF([.O156];[.P156];&quot;YM&quot;)" table:style-name="ce49">
            <text:p>#¡VALOR!</text:p>
          </table:table-cell>
          <table:table-cell office:value-type="float" office:value="0" table:formula="of:=DATEDIF([.O156];[.P1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7" table:formula="of:=[.A156]+1" table:style-name="ce48">
            <text:p>387</text:p>
          </table:table-cell>
          <table:table-cell table:style-name="ce48"/>
          <table:table-cell office:value-type="string" office:string-value="" table:formula="of:=IF(LEN([.B157])&lt;&gt;0;VLOOKUP([.$B157];;7;0);&quot;&quot;)" table:style-name="ce49"/>
          <table:table-cell office:value-type="string" office:string-value="" table:formula="of:=IF(LEN([.B157])&lt;&gt;0;VLOOKUP([.$B157];;2;0);&quot;&quot;)" table:style-name="ce49"/>
          <table:table-cell table:number-columns-repeated="11" table:style-name="ce48"/>
          <table:table-cell office:value-type="string" office:string-value="" table:formula="of:=IF([.G157]&gt;0;DATE([.G157];[.F157];[.E157]);&quot;&quot;)" table:style-name="ce51"/>
          <table:table-cell office:value-type="float" office:value="0" table:formula="of:=DATEDIF([.O157];[.P157];&quot;Y&quot;)" table:style-name="ce49">
            <text:p>#¡VALOR!</text:p>
          </table:table-cell>
          <table:table-cell office:value-type="float" office:value="0" table:formula="of:=DATEDIF([.O157];[.P157];&quot;YM&quot;)" table:style-name="ce49">
            <text:p>#¡VALOR!</text:p>
          </table:table-cell>
          <table:table-cell office:value-type="float" office:value="0" table:formula="of:=DATEDIF([.O157];[.P1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8" table:formula="of:=[.A157]+1" table:style-name="ce48">
            <text:p>388</text:p>
          </table:table-cell>
          <table:table-cell table:style-name="ce48"/>
          <table:table-cell office:value-type="string" office:string-value="" table:formula="of:=IF(LEN([.B158])&lt;&gt;0;VLOOKUP([.$B158];;7;0);&quot;&quot;)" table:style-name="ce49"/>
          <table:table-cell office:value-type="string" office:string-value="" table:formula="of:=IF(LEN([.B158])&lt;&gt;0;VLOOKUP([.$B158];;2;0);&quot;&quot;)" table:style-name="ce49"/>
          <table:table-cell table:number-columns-repeated="11" table:style-name="ce48"/>
          <table:table-cell office:value-type="string" office:string-value="" table:formula="of:=IF([.G158]&gt;0;DATE([.G158];[.F158];[.E158]);&quot;&quot;)" table:style-name="ce51"/>
          <table:table-cell office:value-type="float" office:value="0" table:formula="of:=DATEDIF([.O158];[.P158];&quot;Y&quot;)" table:style-name="ce49">
            <text:p>#¡VALOR!</text:p>
          </table:table-cell>
          <table:table-cell office:value-type="float" office:value="0" table:formula="of:=DATEDIF([.O158];[.P158];&quot;YM&quot;)" table:style-name="ce49">
            <text:p>#¡VALOR!</text:p>
          </table:table-cell>
          <table:table-cell office:value-type="float" office:value="0" table:formula="of:=DATEDIF([.O158];[.P1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89" table:formula="of:=[.A158]+1" table:style-name="ce48">
            <text:p>389</text:p>
          </table:table-cell>
          <table:table-cell table:style-name="ce48"/>
          <table:table-cell office:value-type="string" office:string-value="" table:formula="of:=IF(LEN([.B159])&lt;&gt;0;VLOOKUP([.$B159];;7;0);&quot;&quot;)" table:style-name="ce49"/>
          <table:table-cell office:value-type="string" office:string-value="" table:formula="of:=IF(LEN([.B159])&lt;&gt;0;VLOOKUP([.$B159];;2;0);&quot;&quot;)" table:style-name="ce49"/>
          <table:table-cell table:number-columns-repeated="11" table:style-name="ce48"/>
          <table:table-cell office:value-type="string" office:string-value="" table:formula="of:=IF([.G159]&gt;0;DATE([.G159];[.F159];[.E159]);&quot;&quot;)" table:style-name="ce51"/>
          <table:table-cell office:value-type="float" office:value="0" table:formula="of:=DATEDIF([.O159];[.P159];&quot;Y&quot;)" table:style-name="ce49">
            <text:p>#¡VALOR!</text:p>
          </table:table-cell>
          <table:table-cell office:value-type="float" office:value="0" table:formula="of:=DATEDIF([.O159];[.P159];&quot;YM&quot;)" table:style-name="ce49">
            <text:p>#¡VALOR!</text:p>
          </table:table-cell>
          <table:table-cell office:value-type="float" office:value="0" table:formula="of:=DATEDIF([.O159];[.P1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0" table:formula="of:=[.A159]+1" table:style-name="ce48">
            <text:p>390</text:p>
          </table:table-cell>
          <table:table-cell table:style-name="ce48"/>
          <table:table-cell office:value-type="string" office:string-value="" table:formula="of:=IF(LEN([.B160])&lt;&gt;0;VLOOKUP([.$B160];;7;0);&quot;&quot;)" table:style-name="ce49"/>
          <table:table-cell office:value-type="string" office:string-value="" table:formula="of:=IF(LEN([.B160])&lt;&gt;0;VLOOKUP([.$B160];;2;0);&quot;&quot;)" table:style-name="ce49"/>
          <table:table-cell table:number-columns-repeated="11" table:style-name="ce48"/>
          <table:table-cell office:value-type="string" office:string-value="" table:formula="of:=IF([.G160]&gt;0;DATE([.G160];[.F160];[.E160]);&quot;&quot;)" table:style-name="ce51"/>
          <table:table-cell office:value-type="float" office:value="0" table:formula="of:=DATEDIF([.O160];[.P160];&quot;Y&quot;)" table:style-name="ce49">
            <text:p>#¡VALOR!</text:p>
          </table:table-cell>
          <table:table-cell office:value-type="float" office:value="0" table:formula="of:=DATEDIF([.O160];[.P160];&quot;YM&quot;)" table:style-name="ce49">
            <text:p>#¡VALOR!</text:p>
          </table:table-cell>
          <table:table-cell office:value-type="float" office:value="0" table:formula="of:=DATEDIF([.O160];[.P1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1" table:formula="of:=[.A160]+1" table:style-name="ce48">
            <text:p>391</text:p>
          </table:table-cell>
          <table:table-cell table:style-name="ce48"/>
          <table:table-cell office:value-type="string" office:string-value="" table:formula="of:=IF(LEN([.B161])&lt;&gt;0;VLOOKUP([.$B161];;7;0);&quot;&quot;)" table:style-name="ce49"/>
          <table:table-cell office:value-type="string" office:string-value="" table:formula="of:=IF(LEN([.B161])&lt;&gt;0;VLOOKUP([.$B161];;2;0);&quot;&quot;)" table:style-name="ce49"/>
          <table:table-cell table:number-columns-repeated="11" table:style-name="ce48"/>
          <table:table-cell office:value-type="string" office:string-value="" table:formula="of:=IF([.G161]&gt;0;DATE([.G161];[.F161];[.E161]);&quot;&quot;)" table:style-name="ce51"/>
          <table:table-cell office:value-type="float" office:value="0" table:formula="of:=DATEDIF([.O161];[.P161];&quot;Y&quot;)" table:style-name="ce49">
            <text:p>#¡VALOR!</text:p>
          </table:table-cell>
          <table:table-cell office:value-type="float" office:value="0" table:formula="of:=DATEDIF([.O161];[.P161];&quot;YM&quot;)" table:style-name="ce49">
            <text:p>#¡VALOR!</text:p>
          </table:table-cell>
          <table:table-cell office:value-type="float" office:value="0" table:formula="of:=DATEDIF([.O161];[.P1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2" table:formula="of:=[.A161]+1" table:style-name="ce48">
            <text:p>392</text:p>
          </table:table-cell>
          <table:table-cell table:style-name="ce48"/>
          <table:table-cell office:value-type="string" office:string-value="" table:formula="of:=IF(LEN([.B162])&lt;&gt;0;VLOOKUP([.$B162];;7;0);&quot;&quot;)" table:style-name="ce49"/>
          <table:table-cell office:value-type="string" office:string-value="" table:formula="of:=IF(LEN([.B162])&lt;&gt;0;VLOOKUP([.$B162];;2;0);&quot;&quot;)" table:style-name="ce49"/>
          <table:table-cell table:number-columns-repeated="11" table:style-name="ce48"/>
          <table:table-cell office:value-type="string" office:string-value="" table:formula="of:=IF([.G162]&gt;0;DATE([.G162];[.F162];[.E162]);&quot;&quot;)" table:style-name="ce51"/>
          <table:table-cell office:value-type="float" office:value="0" table:formula="of:=DATEDIF([.O162];[.P162];&quot;Y&quot;)" table:style-name="ce49">
            <text:p>#¡VALOR!</text:p>
          </table:table-cell>
          <table:table-cell office:value-type="float" office:value="0" table:formula="of:=DATEDIF([.O162];[.P162];&quot;YM&quot;)" table:style-name="ce49">
            <text:p>#¡VALOR!</text:p>
          </table:table-cell>
          <table:table-cell office:value-type="float" office:value="0" table:formula="of:=DATEDIF([.O162];[.P1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3" table:formula="of:=[.A162]+1" table:style-name="ce48">
            <text:p>393</text:p>
          </table:table-cell>
          <table:table-cell table:style-name="ce48"/>
          <table:table-cell office:value-type="string" office:string-value="" table:formula="of:=IF(LEN([.B163])&lt;&gt;0;VLOOKUP([.$B163];;7;0);&quot;&quot;)" table:style-name="ce49"/>
          <table:table-cell office:value-type="string" office:string-value="" table:formula="of:=IF(LEN([.B163])&lt;&gt;0;VLOOKUP([.$B163];;2;0);&quot;&quot;)" table:style-name="ce49"/>
          <table:table-cell table:number-columns-repeated="11" table:style-name="ce48"/>
          <table:table-cell office:value-type="string" office:string-value="" table:formula="of:=IF([.G163]&gt;0;DATE([.G163];[.F163];[.E163]);&quot;&quot;)" table:style-name="ce51"/>
          <table:table-cell office:value-type="float" office:value="0" table:formula="of:=DATEDIF([.O163];[.P163];&quot;Y&quot;)" table:style-name="ce49">
            <text:p>#¡VALOR!</text:p>
          </table:table-cell>
          <table:table-cell office:value-type="float" office:value="0" table:formula="of:=DATEDIF([.O163];[.P163];&quot;YM&quot;)" table:style-name="ce49">
            <text:p>#¡VALOR!</text:p>
          </table:table-cell>
          <table:table-cell office:value-type="float" office:value="0" table:formula="of:=DATEDIF([.O163];[.P1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4" table:formula="of:=[.A163]+1" table:style-name="ce48">
            <text:p>394</text:p>
          </table:table-cell>
          <table:table-cell table:style-name="ce48"/>
          <table:table-cell office:value-type="string" office:string-value="" table:formula="of:=IF(LEN([.B164])&lt;&gt;0;VLOOKUP([.$B164];;7;0);&quot;&quot;)" table:style-name="ce49"/>
          <table:table-cell office:value-type="string" office:string-value="" table:formula="of:=IF(LEN([.B164])&lt;&gt;0;VLOOKUP([.$B164];;2;0);&quot;&quot;)" table:style-name="ce49"/>
          <table:table-cell table:number-columns-repeated="11" table:style-name="ce48"/>
          <table:table-cell office:value-type="string" office:string-value="" table:formula="of:=IF([.G164]&gt;0;DATE([.G164];[.F164];[.E164]);&quot;&quot;)" table:style-name="ce51"/>
          <table:table-cell office:value-type="float" office:value="0" table:formula="of:=DATEDIF([.O164];[.P164];&quot;Y&quot;)" table:style-name="ce49">
            <text:p>#¡VALOR!</text:p>
          </table:table-cell>
          <table:table-cell office:value-type="float" office:value="0" table:formula="of:=DATEDIF([.O164];[.P164];&quot;YM&quot;)" table:style-name="ce49">
            <text:p>#¡VALOR!</text:p>
          </table:table-cell>
          <table:table-cell office:value-type="float" office:value="0" table:formula="of:=DATEDIF([.O164];[.P1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5" table:formula="of:=[.A164]+1" table:style-name="ce48">
            <text:p>395</text:p>
          </table:table-cell>
          <table:table-cell table:style-name="ce48"/>
          <table:table-cell office:value-type="string" office:string-value="" table:formula="of:=IF(LEN([.B165])&lt;&gt;0;VLOOKUP([.$B165];;7;0);&quot;&quot;)" table:style-name="ce49"/>
          <table:table-cell office:value-type="string" office:string-value="" table:formula="of:=IF(LEN([.B165])&lt;&gt;0;VLOOKUP([.$B165];;2;0);&quot;&quot;)" table:style-name="ce49"/>
          <table:table-cell table:number-columns-repeated="11" table:style-name="ce48"/>
          <table:table-cell office:value-type="string" office:string-value="" table:formula="of:=IF([.G165]&gt;0;DATE([.G165];[.F165];[.E165]);&quot;&quot;)" table:style-name="ce51"/>
          <table:table-cell office:value-type="float" office:value="0" table:formula="of:=DATEDIF([.O165];[.P165];&quot;Y&quot;)" table:style-name="ce49">
            <text:p>#¡VALOR!</text:p>
          </table:table-cell>
          <table:table-cell office:value-type="float" office:value="0" table:formula="of:=DATEDIF([.O165];[.P165];&quot;YM&quot;)" table:style-name="ce49">
            <text:p>#¡VALOR!</text:p>
          </table:table-cell>
          <table:table-cell office:value-type="float" office:value="0" table:formula="of:=DATEDIF([.O165];[.P1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6" table:formula="of:=[.A165]+1" table:style-name="ce48">
            <text:p>396</text:p>
          </table:table-cell>
          <table:table-cell table:style-name="ce48"/>
          <table:table-cell office:value-type="string" office:string-value="" table:formula="of:=IF(LEN([.B166])&lt;&gt;0;VLOOKUP([.$B166];;7;0);&quot;&quot;)" table:style-name="ce49"/>
          <table:table-cell office:value-type="string" office:string-value="" table:formula="of:=IF(LEN([.B166])&lt;&gt;0;VLOOKUP([.$B166];;2;0);&quot;&quot;)" table:style-name="ce49"/>
          <table:table-cell table:number-columns-repeated="11" table:style-name="ce48"/>
          <table:table-cell office:value-type="string" office:string-value="" table:formula="of:=IF([.G166]&gt;0;DATE([.G166];[.F166];[.E166]);&quot;&quot;)" table:style-name="ce51"/>
          <table:table-cell office:value-type="float" office:value="0" table:formula="of:=DATEDIF([.O166];[.P166];&quot;Y&quot;)" table:style-name="ce49">
            <text:p>#¡VALOR!</text:p>
          </table:table-cell>
          <table:table-cell office:value-type="float" office:value="0" table:formula="of:=DATEDIF([.O166];[.P166];&quot;YM&quot;)" table:style-name="ce49">
            <text:p>#¡VALOR!</text:p>
          </table:table-cell>
          <table:table-cell office:value-type="float" office:value="0" table:formula="of:=DATEDIF([.O166];[.P1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7" table:formula="of:=[.A166]+1" table:style-name="ce48">
            <text:p>397</text:p>
          </table:table-cell>
          <table:table-cell table:style-name="ce48"/>
          <table:table-cell office:value-type="string" office:string-value="" table:formula="of:=IF(LEN([.B167])&lt;&gt;0;VLOOKUP([.$B167];;7;0);&quot;&quot;)" table:style-name="ce49"/>
          <table:table-cell office:value-type="string" office:string-value="" table:formula="of:=IF(LEN([.B167])&lt;&gt;0;VLOOKUP([.$B167];;2;0);&quot;&quot;)" table:style-name="ce49"/>
          <table:table-cell table:number-columns-repeated="11" table:style-name="ce48"/>
          <table:table-cell office:value-type="string" office:string-value="" table:formula="of:=IF([.G167]&gt;0;DATE([.G167];[.F167];[.E167]);&quot;&quot;)" table:style-name="ce51"/>
          <table:table-cell office:value-type="float" office:value="0" table:formula="of:=DATEDIF([.O167];[.P167];&quot;Y&quot;)" table:style-name="ce49">
            <text:p>#¡VALOR!</text:p>
          </table:table-cell>
          <table:table-cell office:value-type="float" office:value="0" table:formula="of:=DATEDIF([.O167];[.P167];&quot;YM&quot;)" table:style-name="ce49">
            <text:p>#¡VALOR!</text:p>
          </table:table-cell>
          <table:table-cell office:value-type="float" office:value="0" table:formula="of:=DATEDIF([.O167];[.P1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8" table:formula="of:=[.A167]+1" table:style-name="ce48">
            <text:p>398</text:p>
          </table:table-cell>
          <table:table-cell table:style-name="ce48"/>
          <table:table-cell office:value-type="string" office:string-value="" table:formula="of:=IF(LEN([.B168])&lt;&gt;0;VLOOKUP([.$B168];;7;0);&quot;&quot;)" table:style-name="ce49"/>
          <table:table-cell office:value-type="string" office:string-value="" table:formula="of:=IF(LEN([.B168])&lt;&gt;0;VLOOKUP([.$B168];;2;0);&quot;&quot;)" table:style-name="ce49"/>
          <table:table-cell table:number-columns-repeated="11" table:style-name="ce48"/>
          <table:table-cell office:value-type="string" office:string-value="" table:formula="of:=IF([.G168]&gt;0;DATE([.G168];[.F168];[.E168]);&quot;&quot;)" table:style-name="ce51"/>
          <table:table-cell office:value-type="float" office:value="0" table:formula="of:=DATEDIF([.O168];[.P168];&quot;Y&quot;)" table:style-name="ce49">
            <text:p>#¡VALOR!</text:p>
          </table:table-cell>
          <table:table-cell office:value-type="float" office:value="0" table:formula="of:=DATEDIF([.O168];[.P168];&quot;YM&quot;)" table:style-name="ce49">
            <text:p>#¡VALOR!</text:p>
          </table:table-cell>
          <table:table-cell office:value-type="float" office:value="0" table:formula="of:=DATEDIF([.O168];[.P1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399" table:formula="of:=[.A168]+1" table:style-name="ce48">
            <text:p>399</text:p>
          </table:table-cell>
          <table:table-cell table:style-name="ce48"/>
          <table:table-cell office:value-type="string" office:string-value="" table:formula="of:=IF(LEN([.B169])&lt;&gt;0;VLOOKUP([.$B169];;7;0);&quot;&quot;)" table:style-name="ce49"/>
          <table:table-cell office:value-type="string" office:string-value="" table:formula="of:=IF(LEN([.B169])&lt;&gt;0;VLOOKUP([.$B169];;2;0);&quot;&quot;)" table:style-name="ce49"/>
          <table:table-cell table:number-columns-repeated="11" table:style-name="ce48"/>
          <table:table-cell office:value-type="string" office:string-value="" table:formula="of:=IF([.G169]&gt;0;DATE([.G169];[.F169];[.E169]);&quot;&quot;)" table:style-name="ce51"/>
          <table:table-cell office:value-type="float" office:value="0" table:formula="of:=DATEDIF([.O169];[.P169];&quot;Y&quot;)" table:style-name="ce49">
            <text:p>#¡VALOR!</text:p>
          </table:table-cell>
          <table:table-cell office:value-type="float" office:value="0" table:formula="of:=DATEDIF([.O169];[.P169];&quot;YM&quot;)" table:style-name="ce49">
            <text:p>#¡VALOR!</text:p>
          </table:table-cell>
          <table:table-cell office:value-type="float" office:value="0" table:formula="of:=DATEDIF([.O169];[.P1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0" table:formula="of:=[.A169]+1" table:style-name="ce48">
            <text:p>400</text:p>
          </table:table-cell>
          <table:table-cell table:style-name="ce48"/>
          <table:table-cell office:value-type="string" office:string-value="" table:formula="of:=IF(LEN([.B170])&lt;&gt;0;VLOOKUP([.$B170];;7;0);&quot;&quot;)" table:style-name="ce49"/>
          <table:table-cell office:value-type="string" office:string-value="" table:formula="of:=IF(LEN([.B170])&lt;&gt;0;VLOOKUP([.$B170];;2;0);&quot;&quot;)" table:style-name="ce49"/>
          <table:table-cell table:number-columns-repeated="11" table:style-name="ce48"/>
          <table:table-cell office:value-type="string" office:string-value="" table:formula="of:=IF([.G170]&gt;0;DATE([.G170];[.F170];[.E170]);&quot;&quot;)" table:style-name="ce51"/>
          <table:table-cell office:value-type="float" office:value="0" table:formula="of:=DATEDIF([.O170];[.P170];&quot;Y&quot;)" table:style-name="ce49">
            <text:p>#¡VALOR!</text:p>
          </table:table-cell>
          <table:table-cell office:value-type="float" office:value="0" table:formula="of:=DATEDIF([.O170];[.P170];&quot;YM&quot;)" table:style-name="ce49">
            <text:p>#¡VALOR!</text:p>
          </table:table-cell>
          <table:table-cell office:value-type="float" office:value="0" table:formula="of:=DATEDIF([.O170];[.P1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1" table:formula="of:=[.A170]+1" table:style-name="ce48">
            <text:p>401</text:p>
          </table:table-cell>
          <table:table-cell table:style-name="ce48"/>
          <table:table-cell office:value-type="string" office:string-value="" table:formula="of:=IF(LEN([.B171])&lt;&gt;0;VLOOKUP([.$B171];;7;0);&quot;&quot;)" table:style-name="ce49"/>
          <table:table-cell office:value-type="string" office:string-value="" table:formula="of:=IF(LEN([.B171])&lt;&gt;0;VLOOKUP([.$B171];;2;0);&quot;&quot;)" table:style-name="ce49"/>
          <table:table-cell table:number-columns-repeated="11" table:style-name="ce48"/>
          <table:table-cell office:value-type="string" office:string-value="" table:formula="of:=IF([.G171]&gt;0;DATE([.G171];[.F171];[.E171]);&quot;&quot;)" table:style-name="ce51"/>
          <table:table-cell office:value-type="float" office:value="0" table:formula="of:=DATEDIF([.O171];[.P171];&quot;Y&quot;)" table:style-name="ce49">
            <text:p>#¡VALOR!</text:p>
          </table:table-cell>
          <table:table-cell office:value-type="float" office:value="0" table:formula="of:=DATEDIF([.O171];[.P171];&quot;YM&quot;)" table:style-name="ce49">
            <text:p>#¡VALOR!</text:p>
          </table:table-cell>
          <table:table-cell office:value-type="float" office:value="0" table:formula="of:=DATEDIF([.O171];[.P1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2" table:formula="of:=[.A171]+1" table:style-name="ce48">
            <text:p>402</text:p>
          </table:table-cell>
          <table:table-cell table:style-name="ce48"/>
          <table:table-cell office:value-type="string" office:string-value="" table:formula="of:=IF(LEN([.B172])&lt;&gt;0;VLOOKUP([.$B172];;7;0);&quot;&quot;)" table:style-name="ce49"/>
          <table:table-cell office:value-type="string" office:string-value="" table:formula="of:=IF(LEN([.B172])&lt;&gt;0;VLOOKUP([.$B172];;2;0);&quot;&quot;)" table:style-name="ce49"/>
          <table:table-cell table:number-columns-repeated="11" table:style-name="ce48"/>
          <table:table-cell office:value-type="string" office:string-value="" table:formula="of:=IF([.G172]&gt;0;DATE([.G172];[.F172];[.E172]);&quot;&quot;)" table:style-name="ce51"/>
          <table:table-cell office:value-type="float" office:value="0" table:formula="of:=DATEDIF([.O172];[.P172];&quot;Y&quot;)" table:style-name="ce49">
            <text:p>#¡VALOR!</text:p>
          </table:table-cell>
          <table:table-cell office:value-type="float" office:value="0" table:formula="of:=DATEDIF([.O172];[.P172];&quot;YM&quot;)" table:style-name="ce49">
            <text:p>#¡VALOR!</text:p>
          </table:table-cell>
          <table:table-cell office:value-type="float" office:value="0" table:formula="of:=DATEDIF([.O172];[.P1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3" table:formula="of:=[.A172]+1" table:style-name="ce48">
            <text:p>403</text:p>
          </table:table-cell>
          <table:table-cell table:style-name="ce48"/>
          <table:table-cell office:value-type="string" office:string-value="" table:formula="of:=IF(LEN([.B173])&lt;&gt;0;VLOOKUP([.$B173];;7;0);&quot;&quot;)" table:style-name="ce49"/>
          <table:table-cell office:value-type="string" office:string-value="" table:formula="of:=IF(LEN([.B173])&lt;&gt;0;VLOOKUP([.$B173];;2;0);&quot;&quot;)" table:style-name="ce49"/>
          <table:table-cell table:number-columns-repeated="11" table:style-name="ce48"/>
          <table:table-cell office:value-type="string" office:string-value="" table:formula="of:=IF([.G173]&gt;0;DATE([.G173];[.F173];[.E173]);&quot;&quot;)" table:style-name="ce51"/>
          <table:table-cell office:value-type="float" office:value="0" table:formula="of:=DATEDIF([.O173];[.P173];&quot;Y&quot;)" table:style-name="ce49">
            <text:p>#¡VALOR!</text:p>
          </table:table-cell>
          <table:table-cell office:value-type="float" office:value="0" table:formula="of:=DATEDIF([.O173];[.P173];&quot;YM&quot;)" table:style-name="ce49">
            <text:p>#¡VALOR!</text:p>
          </table:table-cell>
          <table:table-cell office:value-type="float" office:value="0" table:formula="of:=DATEDIF([.O173];[.P1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4" table:formula="of:=[.A173]+1" table:style-name="ce48">
            <text:p>404</text:p>
          </table:table-cell>
          <table:table-cell table:style-name="ce48"/>
          <table:table-cell office:value-type="string" office:string-value="" table:formula="of:=IF(LEN([.B174])&lt;&gt;0;VLOOKUP([.$B174];;7;0);&quot;&quot;)" table:style-name="ce49"/>
          <table:table-cell office:value-type="string" office:string-value="" table:formula="of:=IF(LEN([.B174])&lt;&gt;0;VLOOKUP([.$B174];;2;0);&quot;&quot;)" table:style-name="ce49"/>
          <table:table-cell table:number-columns-repeated="11" table:style-name="ce48"/>
          <table:table-cell office:value-type="string" office:string-value="" table:formula="of:=IF([.G174]&gt;0;DATE([.G174];[.F174];[.E174]);&quot;&quot;)" table:style-name="ce51"/>
          <table:table-cell office:value-type="float" office:value="0" table:formula="of:=DATEDIF([.O174];[.P174];&quot;Y&quot;)" table:style-name="ce49">
            <text:p>#¡VALOR!</text:p>
          </table:table-cell>
          <table:table-cell office:value-type="float" office:value="0" table:formula="of:=DATEDIF([.O174];[.P174];&quot;YM&quot;)" table:style-name="ce49">
            <text:p>#¡VALOR!</text:p>
          </table:table-cell>
          <table:table-cell office:value-type="float" office:value="0" table:formula="of:=DATEDIF([.O174];[.P1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5" table:formula="of:=[.A174]+1" table:style-name="ce48">
            <text:p>405</text:p>
          </table:table-cell>
          <table:table-cell table:style-name="ce48"/>
          <table:table-cell office:value-type="string" office:string-value="" table:formula="of:=IF(LEN([.B175])&lt;&gt;0;VLOOKUP([.$B175];;7;0);&quot;&quot;)" table:style-name="ce49"/>
          <table:table-cell office:value-type="string" office:string-value="" table:formula="of:=IF(LEN([.B175])&lt;&gt;0;VLOOKUP([.$B175];;2;0);&quot;&quot;)" table:style-name="ce49"/>
          <table:table-cell table:number-columns-repeated="11" table:style-name="ce48"/>
          <table:table-cell office:value-type="string" office:string-value="" table:formula="of:=IF([.G175]&gt;0;DATE([.G175];[.F175];[.E175]);&quot;&quot;)" table:style-name="ce51"/>
          <table:table-cell office:value-type="float" office:value="0" table:formula="of:=DATEDIF([.O175];[.P175];&quot;Y&quot;)" table:style-name="ce49">
            <text:p>#¡VALOR!</text:p>
          </table:table-cell>
          <table:table-cell office:value-type="float" office:value="0" table:formula="of:=DATEDIF([.O175];[.P175];&quot;YM&quot;)" table:style-name="ce49">
            <text:p>#¡VALOR!</text:p>
          </table:table-cell>
          <table:table-cell office:value-type="float" office:value="0" table:formula="of:=DATEDIF([.O175];[.P1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6" table:formula="of:=[.A175]+1" table:style-name="ce48">
            <text:p>406</text:p>
          </table:table-cell>
          <table:table-cell table:style-name="ce48"/>
          <table:table-cell office:value-type="string" office:string-value="" table:formula="of:=IF(LEN([.B176])&lt;&gt;0;VLOOKUP([.$B176];;7;0);&quot;&quot;)" table:style-name="ce49"/>
          <table:table-cell office:value-type="string" office:string-value="" table:formula="of:=IF(LEN([.B176])&lt;&gt;0;VLOOKUP([.$B176];;2;0);&quot;&quot;)" table:style-name="ce49"/>
          <table:table-cell table:number-columns-repeated="11" table:style-name="ce48"/>
          <table:table-cell office:value-type="string" office:string-value="" table:formula="of:=IF([.G176]&gt;0;DATE([.G176];[.F176];[.E176]);&quot;&quot;)" table:style-name="ce51"/>
          <table:table-cell office:value-type="float" office:value="0" table:formula="of:=DATEDIF([.O176];[.P176];&quot;Y&quot;)" table:style-name="ce49">
            <text:p>#¡VALOR!</text:p>
          </table:table-cell>
          <table:table-cell office:value-type="float" office:value="0" table:formula="of:=DATEDIF([.O176];[.P176];&quot;YM&quot;)" table:style-name="ce49">
            <text:p>#¡VALOR!</text:p>
          </table:table-cell>
          <table:table-cell office:value-type="float" office:value="0" table:formula="of:=DATEDIF([.O176];[.P1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7" table:formula="of:=[.A176]+1" table:style-name="ce48">
            <text:p>407</text:p>
          </table:table-cell>
          <table:table-cell table:style-name="ce48"/>
          <table:table-cell office:value-type="string" office:string-value="" table:formula="of:=IF(LEN([.B177])&lt;&gt;0;VLOOKUP([.$B177];;7;0);&quot;&quot;)" table:style-name="ce49"/>
          <table:table-cell office:value-type="string" office:string-value="" table:formula="of:=IF(LEN([.B177])&lt;&gt;0;VLOOKUP([.$B177];;2;0);&quot;&quot;)" table:style-name="ce49"/>
          <table:table-cell table:number-columns-repeated="11" table:style-name="ce48"/>
          <table:table-cell office:value-type="string" office:string-value="" table:formula="of:=IF([.G177]&gt;0;DATE([.G177];[.F177];[.E177]);&quot;&quot;)" table:style-name="ce51"/>
          <table:table-cell office:value-type="float" office:value="0" table:formula="of:=DATEDIF([.O177];[.P177];&quot;Y&quot;)" table:style-name="ce49">
            <text:p>#¡VALOR!</text:p>
          </table:table-cell>
          <table:table-cell office:value-type="float" office:value="0" table:formula="of:=DATEDIF([.O177];[.P177];&quot;YM&quot;)" table:style-name="ce49">
            <text:p>#¡VALOR!</text:p>
          </table:table-cell>
          <table:table-cell office:value-type="float" office:value="0" table:formula="of:=DATEDIF([.O177];[.P1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8" table:formula="of:=[.A177]+1" table:style-name="ce48">
            <text:p>408</text:p>
          </table:table-cell>
          <table:table-cell table:style-name="ce48"/>
          <table:table-cell office:value-type="string" office:string-value="" table:formula="of:=IF(LEN([.B178])&lt;&gt;0;VLOOKUP([.$B178];;7;0);&quot;&quot;)" table:style-name="ce49"/>
          <table:table-cell office:value-type="string" office:string-value="" table:formula="of:=IF(LEN([.B178])&lt;&gt;0;VLOOKUP([.$B178];;2;0);&quot;&quot;)" table:style-name="ce49"/>
          <table:table-cell table:number-columns-repeated="11" table:style-name="ce48"/>
          <table:table-cell office:value-type="string" office:string-value="" table:formula="of:=IF([.G178]&gt;0;DATE([.G178];[.F178];[.E178]);&quot;&quot;)" table:style-name="ce51"/>
          <table:table-cell office:value-type="float" office:value="0" table:formula="of:=DATEDIF([.O178];[.P178];&quot;Y&quot;)" table:style-name="ce49">
            <text:p>#¡VALOR!</text:p>
          </table:table-cell>
          <table:table-cell office:value-type="float" office:value="0" table:formula="of:=DATEDIF([.O178];[.P178];&quot;YM&quot;)" table:style-name="ce49">
            <text:p>#¡VALOR!</text:p>
          </table:table-cell>
          <table:table-cell office:value-type="float" office:value="0" table:formula="of:=DATEDIF([.O178];[.P1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09" table:formula="of:=[.A178]+1" table:style-name="ce48">
            <text:p>409</text:p>
          </table:table-cell>
          <table:table-cell table:style-name="ce48"/>
          <table:table-cell office:value-type="string" office:string-value="" table:formula="of:=IF(LEN([.B179])&lt;&gt;0;VLOOKUP([.$B179];;7;0);&quot;&quot;)" table:style-name="ce49"/>
          <table:table-cell office:value-type="string" office:string-value="" table:formula="of:=IF(LEN([.B179])&lt;&gt;0;VLOOKUP([.$B179];;2;0);&quot;&quot;)" table:style-name="ce49"/>
          <table:table-cell table:number-columns-repeated="11" table:style-name="ce48"/>
          <table:table-cell office:value-type="string" office:string-value="" table:formula="of:=IF([.G179]&gt;0;DATE([.G179];[.F179];[.E179]);&quot;&quot;)" table:style-name="ce51"/>
          <table:table-cell office:value-type="float" office:value="0" table:formula="of:=DATEDIF([.O179];[.P179];&quot;Y&quot;)" table:style-name="ce49">
            <text:p>#¡VALOR!</text:p>
          </table:table-cell>
          <table:table-cell office:value-type="float" office:value="0" table:formula="of:=DATEDIF([.O179];[.P179];&quot;YM&quot;)" table:style-name="ce49">
            <text:p>#¡VALOR!</text:p>
          </table:table-cell>
          <table:table-cell office:value-type="float" office:value="0" table:formula="of:=DATEDIF([.O179];[.P1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0" table:formula="of:=[.A179]+1" table:style-name="ce48">
            <text:p>410</text:p>
          </table:table-cell>
          <table:table-cell table:style-name="ce48"/>
          <table:table-cell office:value-type="string" office:string-value="" table:formula="of:=IF(LEN([.B180])&lt;&gt;0;VLOOKUP([.$B180];;7;0);&quot;&quot;)" table:style-name="ce49"/>
          <table:table-cell office:value-type="string" office:string-value="" table:formula="of:=IF(LEN([.B180])&lt;&gt;0;VLOOKUP([.$B180];;2;0);&quot;&quot;)" table:style-name="ce49"/>
          <table:table-cell table:number-columns-repeated="11" table:style-name="ce48"/>
          <table:table-cell office:value-type="string" office:string-value="" table:formula="of:=IF([.G180]&gt;0;DATE([.G180];[.F180];[.E180]);&quot;&quot;)" table:style-name="ce51"/>
          <table:table-cell office:value-type="float" office:value="0" table:formula="of:=DATEDIF([.O180];[.P180];&quot;Y&quot;)" table:style-name="ce49">
            <text:p>#¡VALOR!</text:p>
          </table:table-cell>
          <table:table-cell office:value-type="float" office:value="0" table:formula="of:=DATEDIF([.O180];[.P180];&quot;YM&quot;)" table:style-name="ce49">
            <text:p>#¡VALOR!</text:p>
          </table:table-cell>
          <table:table-cell office:value-type="float" office:value="0" table:formula="of:=DATEDIF([.O180];[.P1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1" table:formula="of:=[.A180]+1" table:style-name="ce48">
            <text:p>411</text:p>
          </table:table-cell>
          <table:table-cell table:style-name="ce48"/>
          <table:table-cell office:value-type="string" office:string-value="" table:formula="of:=IF(LEN([.B181])&lt;&gt;0;VLOOKUP([.$B181];;7;0);&quot;&quot;)" table:style-name="ce49"/>
          <table:table-cell office:value-type="string" office:string-value="" table:formula="of:=IF(LEN([.B181])&lt;&gt;0;VLOOKUP([.$B181];;2;0);&quot;&quot;)" table:style-name="ce49"/>
          <table:table-cell table:number-columns-repeated="11" table:style-name="ce48"/>
          <table:table-cell office:value-type="string" office:string-value="" table:formula="of:=IF([.G181]&gt;0;DATE([.G181];[.F181];[.E181]);&quot;&quot;)" table:style-name="ce51"/>
          <table:table-cell office:value-type="float" office:value="0" table:formula="of:=DATEDIF([.O181];[.P181];&quot;Y&quot;)" table:style-name="ce49">
            <text:p>#¡VALOR!</text:p>
          </table:table-cell>
          <table:table-cell office:value-type="float" office:value="0" table:formula="of:=DATEDIF([.O181];[.P181];&quot;YM&quot;)" table:style-name="ce49">
            <text:p>#¡VALOR!</text:p>
          </table:table-cell>
          <table:table-cell office:value-type="float" office:value="0" table:formula="of:=DATEDIF([.O181];[.P1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2" table:formula="of:=[.A181]+1" table:style-name="ce48">
            <text:p>412</text:p>
          </table:table-cell>
          <table:table-cell table:style-name="ce48"/>
          <table:table-cell office:value-type="string" office:string-value="" table:formula="of:=IF(LEN([.B182])&lt;&gt;0;VLOOKUP([.$B182];;7;0);&quot;&quot;)" table:style-name="ce49"/>
          <table:table-cell office:value-type="string" office:string-value="" table:formula="of:=IF(LEN([.B182])&lt;&gt;0;VLOOKUP([.$B182];;2;0);&quot;&quot;)" table:style-name="ce49"/>
          <table:table-cell table:number-columns-repeated="11" table:style-name="ce48"/>
          <table:table-cell office:value-type="string" office:string-value="" table:formula="of:=IF([.G182]&gt;0;DATE([.G182];[.F182];[.E182]);&quot;&quot;)" table:style-name="ce51"/>
          <table:table-cell office:value-type="float" office:value="0" table:formula="of:=DATEDIF([.O182];[.P182];&quot;Y&quot;)" table:style-name="ce49">
            <text:p>#¡VALOR!</text:p>
          </table:table-cell>
          <table:table-cell office:value-type="float" office:value="0" table:formula="of:=DATEDIF([.O182];[.P182];&quot;YM&quot;)" table:style-name="ce49">
            <text:p>#¡VALOR!</text:p>
          </table:table-cell>
          <table:table-cell office:value-type="float" office:value="0" table:formula="of:=DATEDIF([.O182];[.P1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3" table:formula="of:=[.A182]+1" table:style-name="ce48">
            <text:p>413</text:p>
          </table:table-cell>
          <table:table-cell table:style-name="ce48"/>
          <table:table-cell office:value-type="string" office:string-value="" table:formula="of:=IF(LEN([.B183])&lt;&gt;0;VLOOKUP([.$B183];;7;0);&quot;&quot;)" table:style-name="ce49"/>
          <table:table-cell office:value-type="string" office:string-value="" table:formula="of:=IF(LEN([.B183])&lt;&gt;0;VLOOKUP([.$B183];;2;0);&quot;&quot;)" table:style-name="ce49"/>
          <table:table-cell table:number-columns-repeated="11" table:style-name="ce48"/>
          <table:table-cell office:value-type="string" office:string-value="" table:formula="of:=IF([.G183]&gt;0;DATE([.G183];[.F183];[.E183]);&quot;&quot;)" table:style-name="ce51"/>
          <table:table-cell office:value-type="float" office:value="0" table:formula="of:=DATEDIF([.O183];[.P183];&quot;Y&quot;)" table:style-name="ce49">
            <text:p>#¡VALOR!</text:p>
          </table:table-cell>
          <table:table-cell office:value-type="float" office:value="0" table:formula="of:=DATEDIF([.O183];[.P183];&quot;YM&quot;)" table:style-name="ce49">
            <text:p>#¡VALOR!</text:p>
          </table:table-cell>
          <table:table-cell office:value-type="float" office:value="0" table:formula="of:=DATEDIF([.O183];[.P1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4" table:formula="of:=[.A183]+1" table:style-name="ce48">
            <text:p>414</text:p>
          </table:table-cell>
          <table:table-cell table:style-name="ce48"/>
          <table:table-cell office:value-type="string" office:string-value="" table:formula="of:=IF(LEN([.B184])&lt;&gt;0;VLOOKUP([.$B184];;7;0);&quot;&quot;)" table:style-name="ce49"/>
          <table:table-cell office:value-type="string" office:string-value="" table:formula="of:=IF(LEN([.B184])&lt;&gt;0;VLOOKUP([.$B184];;2;0);&quot;&quot;)" table:style-name="ce49"/>
          <table:table-cell table:number-columns-repeated="11" table:style-name="ce48"/>
          <table:table-cell office:value-type="string" office:string-value="" table:formula="of:=IF([.G184]&gt;0;DATE([.G184];[.F184];[.E184]);&quot;&quot;)" table:style-name="ce51"/>
          <table:table-cell office:value-type="float" office:value="0" table:formula="of:=DATEDIF([.O184];[.P184];&quot;Y&quot;)" table:style-name="ce49">
            <text:p>#¡VALOR!</text:p>
          </table:table-cell>
          <table:table-cell office:value-type="float" office:value="0" table:formula="of:=DATEDIF([.O184];[.P184];&quot;YM&quot;)" table:style-name="ce49">
            <text:p>#¡VALOR!</text:p>
          </table:table-cell>
          <table:table-cell office:value-type="float" office:value="0" table:formula="of:=DATEDIF([.O184];[.P1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5" table:formula="of:=[.A184]+1" table:style-name="ce48">
            <text:p>415</text:p>
          </table:table-cell>
          <table:table-cell table:style-name="ce48"/>
          <table:table-cell office:value-type="string" office:string-value="" table:formula="of:=IF(LEN([.B185])&lt;&gt;0;VLOOKUP([.$B185];;7;0);&quot;&quot;)" table:style-name="ce49"/>
          <table:table-cell office:value-type="string" office:string-value="" table:formula="of:=IF(LEN([.B185])&lt;&gt;0;VLOOKUP([.$B185];;2;0);&quot;&quot;)" table:style-name="ce49"/>
          <table:table-cell table:number-columns-repeated="11" table:style-name="ce48"/>
          <table:table-cell office:value-type="string" office:string-value="" table:formula="of:=IF([.G185]&gt;0;DATE([.G185];[.F185];[.E185]);&quot;&quot;)" table:style-name="ce51"/>
          <table:table-cell office:value-type="float" office:value="0" table:formula="of:=DATEDIF([.O185];[.P185];&quot;Y&quot;)" table:style-name="ce49">
            <text:p>#¡VALOR!</text:p>
          </table:table-cell>
          <table:table-cell office:value-type="float" office:value="0" table:formula="of:=DATEDIF([.O185];[.P185];&quot;YM&quot;)" table:style-name="ce49">
            <text:p>#¡VALOR!</text:p>
          </table:table-cell>
          <table:table-cell office:value-type="float" office:value="0" table:formula="of:=DATEDIF([.O185];[.P1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6" table:formula="of:=[.A185]+1" table:style-name="ce48">
            <text:p>416</text:p>
          </table:table-cell>
          <table:table-cell table:style-name="ce48"/>
          <table:table-cell office:value-type="string" office:string-value="" table:formula="of:=IF(LEN([.B186])&lt;&gt;0;VLOOKUP([.$B186];;7;0);&quot;&quot;)" table:style-name="ce49"/>
          <table:table-cell office:value-type="string" office:string-value="" table:formula="of:=IF(LEN([.B186])&lt;&gt;0;VLOOKUP([.$B186];;2;0);&quot;&quot;)" table:style-name="ce49"/>
          <table:table-cell table:number-columns-repeated="11" table:style-name="ce48"/>
          <table:table-cell office:value-type="string" office:string-value="" table:formula="of:=IF([.G186]&gt;0;DATE([.G186];[.F186];[.E186]);&quot;&quot;)" table:style-name="ce51"/>
          <table:table-cell office:value-type="float" office:value="0" table:formula="of:=DATEDIF([.O186];[.P186];&quot;Y&quot;)" table:style-name="ce49">
            <text:p>#¡VALOR!</text:p>
          </table:table-cell>
          <table:table-cell office:value-type="float" office:value="0" table:formula="of:=DATEDIF([.O186];[.P186];&quot;YM&quot;)" table:style-name="ce49">
            <text:p>#¡VALOR!</text:p>
          </table:table-cell>
          <table:table-cell office:value-type="float" office:value="0" table:formula="of:=DATEDIF([.O186];[.P1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7" table:formula="of:=[.A186]+1" table:style-name="ce48">
            <text:p>417</text:p>
          </table:table-cell>
          <table:table-cell table:style-name="ce48"/>
          <table:table-cell office:value-type="string" office:string-value="" table:formula="of:=IF(LEN([.B187])&lt;&gt;0;VLOOKUP([.$B187];;7;0);&quot;&quot;)" table:style-name="ce49"/>
          <table:table-cell office:value-type="string" office:string-value="" table:formula="of:=IF(LEN([.B187])&lt;&gt;0;VLOOKUP([.$B187];;2;0);&quot;&quot;)" table:style-name="ce49"/>
          <table:table-cell table:number-columns-repeated="11" table:style-name="ce48"/>
          <table:table-cell office:value-type="string" office:string-value="" table:formula="of:=IF([.G187]&gt;0;DATE([.G187];[.F187];[.E187]);&quot;&quot;)" table:style-name="ce51"/>
          <table:table-cell office:value-type="float" office:value="0" table:formula="of:=DATEDIF([.O187];[.P187];&quot;Y&quot;)" table:style-name="ce49">
            <text:p>#¡VALOR!</text:p>
          </table:table-cell>
          <table:table-cell office:value-type="float" office:value="0" table:formula="of:=DATEDIF([.O187];[.P187];&quot;YM&quot;)" table:style-name="ce49">
            <text:p>#¡VALOR!</text:p>
          </table:table-cell>
          <table:table-cell office:value-type="float" office:value="0" table:formula="of:=DATEDIF([.O187];[.P1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8" table:formula="of:=[.A187]+1" table:style-name="ce48">
            <text:p>418</text:p>
          </table:table-cell>
          <table:table-cell table:style-name="ce48"/>
          <table:table-cell office:value-type="string" office:string-value="" table:formula="of:=IF(LEN([.B188])&lt;&gt;0;VLOOKUP([.$B188];;7;0);&quot;&quot;)" table:style-name="ce49"/>
          <table:table-cell office:value-type="string" office:string-value="" table:formula="of:=IF(LEN([.B188])&lt;&gt;0;VLOOKUP([.$B188];;2;0);&quot;&quot;)" table:style-name="ce49"/>
          <table:table-cell table:number-columns-repeated="11" table:style-name="ce48"/>
          <table:table-cell office:value-type="string" office:string-value="" table:formula="of:=IF([.G188]&gt;0;DATE([.G188];[.F188];[.E188]);&quot;&quot;)" table:style-name="ce51"/>
          <table:table-cell office:value-type="float" office:value="0" table:formula="of:=DATEDIF([.O188];[.P188];&quot;Y&quot;)" table:style-name="ce49">
            <text:p>#¡VALOR!</text:p>
          </table:table-cell>
          <table:table-cell office:value-type="float" office:value="0" table:formula="of:=DATEDIF([.O188];[.P188];&quot;YM&quot;)" table:style-name="ce49">
            <text:p>#¡VALOR!</text:p>
          </table:table-cell>
          <table:table-cell office:value-type="float" office:value="0" table:formula="of:=DATEDIF([.O188];[.P1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19" table:formula="of:=[.A188]+1" table:style-name="ce48">
            <text:p>419</text:p>
          </table:table-cell>
          <table:table-cell table:style-name="ce48"/>
          <table:table-cell office:value-type="string" office:string-value="" table:formula="of:=IF(LEN([.B189])&lt;&gt;0;VLOOKUP([.$B189];;7;0);&quot;&quot;)" table:style-name="ce49"/>
          <table:table-cell office:value-type="string" office:string-value="" table:formula="of:=IF(LEN([.B189])&lt;&gt;0;VLOOKUP([.$B189];;2;0);&quot;&quot;)" table:style-name="ce49"/>
          <table:table-cell table:number-columns-repeated="11" table:style-name="ce48"/>
          <table:table-cell office:value-type="string" office:string-value="" table:formula="of:=IF([.G189]&gt;0;DATE([.G189];[.F189];[.E189]);&quot;&quot;)" table:style-name="ce51"/>
          <table:table-cell office:value-type="float" office:value="0" table:formula="of:=DATEDIF([.O189];[.P189];&quot;Y&quot;)" table:style-name="ce49">
            <text:p>#¡VALOR!</text:p>
          </table:table-cell>
          <table:table-cell office:value-type="float" office:value="0" table:formula="of:=DATEDIF([.O189];[.P189];&quot;YM&quot;)" table:style-name="ce49">
            <text:p>#¡VALOR!</text:p>
          </table:table-cell>
          <table:table-cell office:value-type="float" office:value="0" table:formula="of:=DATEDIF([.O189];[.P1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0" table:formula="of:=[.A189]+1" table:style-name="ce48">
            <text:p>420</text:p>
          </table:table-cell>
          <table:table-cell table:style-name="ce48"/>
          <table:table-cell office:value-type="string" office:string-value="" table:formula="of:=IF(LEN([.B190])&lt;&gt;0;VLOOKUP([.$B190];;7;0);&quot;&quot;)" table:style-name="ce49"/>
          <table:table-cell office:value-type="string" office:string-value="" table:formula="of:=IF(LEN([.B190])&lt;&gt;0;VLOOKUP([.$B190];;2;0);&quot;&quot;)" table:style-name="ce49"/>
          <table:table-cell table:number-columns-repeated="11" table:style-name="ce48"/>
          <table:table-cell office:value-type="string" office:string-value="" table:formula="of:=IF([.G190]&gt;0;DATE([.G190];[.F190];[.E190]);&quot;&quot;)" table:style-name="ce51"/>
          <table:table-cell office:value-type="float" office:value="0" table:formula="of:=DATEDIF([.O190];[.P190];&quot;Y&quot;)" table:style-name="ce49">
            <text:p>#¡VALOR!</text:p>
          </table:table-cell>
          <table:table-cell office:value-type="float" office:value="0" table:formula="of:=DATEDIF([.O190];[.P190];&quot;YM&quot;)" table:style-name="ce49">
            <text:p>#¡VALOR!</text:p>
          </table:table-cell>
          <table:table-cell office:value-type="float" office:value="0" table:formula="of:=DATEDIF([.O190];[.P1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1" table:formula="of:=[.A190]+1" table:style-name="ce48">
            <text:p>421</text:p>
          </table:table-cell>
          <table:table-cell table:style-name="ce48"/>
          <table:table-cell office:value-type="string" office:string-value="" table:formula="of:=IF(LEN([.B191])&lt;&gt;0;VLOOKUP([.$B191];;7;0);&quot;&quot;)" table:style-name="ce49"/>
          <table:table-cell office:value-type="string" office:string-value="" table:formula="of:=IF(LEN([.B191])&lt;&gt;0;VLOOKUP([.$B191];;2;0);&quot;&quot;)" table:style-name="ce49"/>
          <table:table-cell table:number-columns-repeated="11" table:style-name="ce48"/>
          <table:table-cell office:value-type="string" office:string-value="" table:formula="of:=IF([.G191]&gt;0;DATE([.G191];[.F191];[.E191]);&quot;&quot;)" table:style-name="ce51"/>
          <table:table-cell office:value-type="float" office:value="0" table:formula="of:=DATEDIF([.O191];[.P191];&quot;Y&quot;)" table:style-name="ce49">
            <text:p>#¡VALOR!</text:p>
          </table:table-cell>
          <table:table-cell office:value-type="float" office:value="0" table:formula="of:=DATEDIF([.O191];[.P191];&quot;YM&quot;)" table:style-name="ce49">
            <text:p>#¡VALOR!</text:p>
          </table:table-cell>
          <table:table-cell office:value-type="float" office:value="0" table:formula="of:=DATEDIF([.O191];[.P1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2" table:formula="of:=[.A191]+1" table:style-name="ce48">
            <text:p>422</text:p>
          </table:table-cell>
          <table:table-cell table:style-name="ce48"/>
          <table:table-cell office:value-type="string" office:string-value="" table:formula="of:=IF(LEN([.B192])&lt;&gt;0;VLOOKUP([.$B192];;7;0);&quot;&quot;)" table:style-name="ce49"/>
          <table:table-cell office:value-type="string" office:string-value="" table:formula="of:=IF(LEN([.B192])&lt;&gt;0;VLOOKUP([.$B192];;2;0);&quot;&quot;)" table:style-name="ce49"/>
          <table:table-cell table:number-columns-repeated="11" table:style-name="ce48"/>
          <table:table-cell office:value-type="string" office:string-value="" table:formula="of:=IF([.G192]&gt;0;DATE([.G192];[.F192];[.E192]);&quot;&quot;)" table:style-name="ce51"/>
          <table:table-cell office:value-type="float" office:value="0" table:formula="of:=DATEDIF([.O192];[.P192];&quot;Y&quot;)" table:style-name="ce49">
            <text:p>#¡VALOR!</text:p>
          </table:table-cell>
          <table:table-cell office:value-type="float" office:value="0" table:formula="of:=DATEDIF([.O192];[.P192];&quot;YM&quot;)" table:style-name="ce49">
            <text:p>#¡VALOR!</text:p>
          </table:table-cell>
          <table:table-cell office:value-type="float" office:value="0" table:formula="of:=DATEDIF([.O192];[.P1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3" table:formula="of:=[.A192]+1" table:style-name="ce48">
            <text:p>423</text:p>
          </table:table-cell>
          <table:table-cell table:style-name="ce48"/>
          <table:table-cell office:value-type="string" office:string-value="" table:formula="of:=IF(LEN([.B193])&lt;&gt;0;VLOOKUP([.$B193];;7;0);&quot;&quot;)" table:style-name="ce49"/>
          <table:table-cell office:value-type="string" office:string-value="" table:formula="of:=IF(LEN([.B193])&lt;&gt;0;VLOOKUP([.$B193];;2;0);&quot;&quot;)" table:style-name="ce49"/>
          <table:table-cell table:number-columns-repeated="11" table:style-name="ce48"/>
          <table:table-cell office:value-type="string" office:string-value="" table:formula="of:=IF([.G193]&gt;0;DATE([.G193];[.F193];[.E193]);&quot;&quot;)" table:style-name="ce51"/>
          <table:table-cell office:value-type="float" office:value="0" table:formula="of:=DATEDIF([.O193];[.P193];&quot;Y&quot;)" table:style-name="ce49">
            <text:p>#¡VALOR!</text:p>
          </table:table-cell>
          <table:table-cell office:value-type="float" office:value="0" table:formula="of:=DATEDIF([.O193];[.P193];&quot;YM&quot;)" table:style-name="ce49">
            <text:p>#¡VALOR!</text:p>
          </table:table-cell>
          <table:table-cell office:value-type="float" office:value="0" table:formula="of:=DATEDIF([.O193];[.P1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4" table:formula="of:=[.A193]+1" table:style-name="ce48">
            <text:p>424</text:p>
          </table:table-cell>
          <table:table-cell table:style-name="ce48"/>
          <table:table-cell office:value-type="string" office:string-value="" table:formula="of:=IF(LEN([.B194])&lt;&gt;0;VLOOKUP([.$B194];;7;0);&quot;&quot;)" table:style-name="ce49"/>
          <table:table-cell office:value-type="string" office:string-value="" table:formula="of:=IF(LEN([.B194])&lt;&gt;0;VLOOKUP([.$B194];;2;0);&quot;&quot;)" table:style-name="ce49"/>
          <table:table-cell table:number-columns-repeated="11" table:style-name="ce48"/>
          <table:table-cell office:value-type="string" office:string-value="" table:formula="of:=IF([.G194]&gt;0;DATE([.G194];[.F194];[.E194]);&quot;&quot;)" table:style-name="ce51"/>
          <table:table-cell office:value-type="float" office:value="0" table:formula="of:=DATEDIF([.O194];[.P194];&quot;Y&quot;)" table:style-name="ce49">
            <text:p>#¡VALOR!</text:p>
          </table:table-cell>
          <table:table-cell office:value-type="float" office:value="0" table:formula="of:=DATEDIF([.O194];[.P194];&quot;YM&quot;)" table:style-name="ce49">
            <text:p>#¡VALOR!</text:p>
          </table:table-cell>
          <table:table-cell office:value-type="float" office:value="0" table:formula="of:=DATEDIF([.O194];[.P1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5" table:formula="of:=[.A194]+1" table:style-name="ce48">
            <text:p>425</text:p>
          </table:table-cell>
          <table:table-cell table:style-name="ce48"/>
          <table:table-cell office:value-type="string" office:string-value="" table:formula="of:=IF(LEN([.B195])&lt;&gt;0;VLOOKUP([.$B195];;7;0);&quot;&quot;)" table:style-name="ce49"/>
          <table:table-cell office:value-type="string" office:string-value="" table:formula="of:=IF(LEN([.B195])&lt;&gt;0;VLOOKUP([.$B195];;2;0);&quot;&quot;)" table:style-name="ce49"/>
          <table:table-cell table:number-columns-repeated="11" table:style-name="ce48"/>
          <table:table-cell office:value-type="string" office:string-value="" table:formula="of:=IF([.G195]&gt;0;DATE([.G195];[.F195];[.E195]);&quot;&quot;)" table:style-name="ce51"/>
          <table:table-cell office:value-type="float" office:value="0" table:formula="of:=DATEDIF([.O195];[.P195];&quot;Y&quot;)" table:style-name="ce49">
            <text:p>#¡VALOR!</text:p>
          </table:table-cell>
          <table:table-cell office:value-type="float" office:value="0" table:formula="of:=DATEDIF([.O195];[.P195];&quot;YM&quot;)" table:style-name="ce49">
            <text:p>#¡VALOR!</text:p>
          </table:table-cell>
          <table:table-cell office:value-type="float" office:value="0" table:formula="of:=DATEDIF([.O195];[.P1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6" table:formula="of:=[.A195]+1" table:style-name="ce48">
            <text:p>426</text:p>
          </table:table-cell>
          <table:table-cell table:style-name="ce48"/>
          <table:table-cell office:value-type="string" office:string-value="" table:formula="of:=IF(LEN([.B196])&lt;&gt;0;VLOOKUP([.$B196];;7;0);&quot;&quot;)" table:style-name="ce49"/>
          <table:table-cell office:value-type="string" office:string-value="" table:formula="of:=IF(LEN([.B196])&lt;&gt;0;VLOOKUP([.$B196];;2;0);&quot;&quot;)" table:style-name="ce49"/>
          <table:table-cell table:number-columns-repeated="11" table:style-name="ce48"/>
          <table:table-cell office:value-type="string" office:string-value="" table:formula="of:=IF([.G196]&gt;0;DATE([.G196];[.F196];[.E196]);&quot;&quot;)" table:style-name="ce51"/>
          <table:table-cell office:value-type="float" office:value="0" table:formula="of:=DATEDIF([.O196];[.P196];&quot;Y&quot;)" table:style-name="ce49">
            <text:p>#¡VALOR!</text:p>
          </table:table-cell>
          <table:table-cell office:value-type="float" office:value="0" table:formula="of:=DATEDIF([.O196];[.P196];&quot;YM&quot;)" table:style-name="ce49">
            <text:p>#¡VALOR!</text:p>
          </table:table-cell>
          <table:table-cell office:value-type="float" office:value="0" table:formula="of:=DATEDIF([.O196];[.P1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7" table:formula="of:=[.A196]+1" table:style-name="ce48">
            <text:p>427</text:p>
          </table:table-cell>
          <table:table-cell table:style-name="ce48"/>
          <table:table-cell office:value-type="string" office:string-value="" table:formula="of:=IF(LEN([.B197])&lt;&gt;0;VLOOKUP([.$B197];;7;0);&quot;&quot;)" table:style-name="ce49"/>
          <table:table-cell office:value-type="string" office:string-value="" table:formula="of:=IF(LEN([.B197])&lt;&gt;0;VLOOKUP([.$B197];;2;0);&quot;&quot;)" table:style-name="ce49"/>
          <table:table-cell table:number-columns-repeated="11" table:style-name="ce48"/>
          <table:table-cell office:value-type="string" office:string-value="" table:formula="of:=IF([.G197]&gt;0;DATE([.G197];[.F197];[.E197]);&quot;&quot;)" table:style-name="ce51"/>
          <table:table-cell office:value-type="float" office:value="0" table:formula="of:=DATEDIF([.O197];[.P197];&quot;Y&quot;)" table:style-name="ce49">
            <text:p>#¡VALOR!</text:p>
          </table:table-cell>
          <table:table-cell office:value-type="float" office:value="0" table:formula="of:=DATEDIF([.O197];[.P197];&quot;YM&quot;)" table:style-name="ce49">
            <text:p>#¡VALOR!</text:p>
          </table:table-cell>
          <table:table-cell office:value-type="float" office:value="0" table:formula="of:=DATEDIF([.O197];[.P1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8" table:formula="of:=[.A197]+1" table:style-name="ce48">
            <text:p>428</text:p>
          </table:table-cell>
          <table:table-cell table:style-name="ce48"/>
          <table:table-cell office:value-type="string" office:string-value="" table:formula="of:=IF(LEN([.B198])&lt;&gt;0;VLOOKUP([.$B198];;7;0);&quot;&quot;)" table:style-name="ce49"/>
          <table:table-cell office:value-type="string" office:string-value="" table:formula="of:=IF(LEN([.B198])&lt;&gt;0;VLOOKUP([.$B198];;2;0);&quot;&quot;)" table:style-name="ce49"/>
          <table:table-cell table:number-columns-repeated="11" table:style-name="ce48"/>
          <table:table-cell office:value-type="string" office:string-value="" table:formula="of:=IF([.G198]&gt;0;DATE([.G198];[.F198];[.E198]);&quot;&quot;)" table:style-name="ce51"/>
          <table:table-cell office:value-type="float" office:value="0" table:formula="of:=DATEDIF([.O198];[.P198];&quot;Y&quot;)" table:style-name="ce49">
            <text:p>#¡VALOR!</text:p>
          </table:table-cell>
          <table:table-cell office:value-type="float" office:value="0" table:formula="of:=DATEDIF([.O198];[.P198];&quot;YM&quot;)" table:style-name="ce49">
            <text:p>#¡VALOR!</text:p>
          </table:table-cell>
          <table:table-cell office:value-type="float" office:value="0" table:formula="of:=DATEDIF([.O198];[.P1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29" table:formula="of:=[.A198]+1" table:style-name="ce48">
            <text:p>429</text:p>
          </table:table-cell>
          <table:table-cell table:style-name="ce48"/>
          <table:table-cell office:value-type="string" office:string-value="" table:formula="of:=IF(LEN([.B199])&lt;&gt;0;VLOOKUP([.$B199];;7;0);&quot;&quot;)" table:style-name="ce49"/>
          <table:table-cell office:value-type="string" office:string-value="" table:formula="of:=IF(LEN([.B199])&lt;&gt;0;VLOOKUP([.$B199];;2;0);&quot;&quot;)" table:style-name="ce49"/>
          <table:table-cell table:number-columns-repeated="11" table:style-name="ce48"/>
          <table:table-cell office:value-type="string" office:string-value="" table:formula="of:=IF([.G199]&gt;0;DATE([.G199];[.F199];[.E199]);&quot;&quot;)" table:style-name="ce51"/>
          <table:table-cell office:value-type="float" office:value="0" table:formula="of:=DATEDIF([.O199];[.P199];&quot;Y&quot;)" table:style-name="ce49">
            <text:p>#¡VALOR!</text:p>
          </table:table-cell>
          <table:table-cell office:value-type="float" office:value="0" table:formula="of:=DATEDIF([.O199];[.P199];&quot;YM&quot;)" table:style-name="ce49">
            <text:p>#¡VALOR!</text:p>
          </table:table-cell>
          <table:table-cell office:value-type="float" office:value="0" table:formula="of:=DATEDIF([.O199];[.P1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0" table:formula="of:=[.A199]+1" table:style-name="ce48">
            <text:p>430</text:p>
          </table:table-cell>
          <table:table-cell table:style-name="ce48"/>
          <table:table-cell office:value-type="string" office:string-value="" table:formula="of:=IF(LEN([.B200])&lt;&gt;0;VLOOKUP([.$B200];;7;0);&quot;&quot;)" table:style-name="ce49"/>
          <table:table-cell office:value-type="string" office:string-value="" table:formula="of:=IF(LEN([.B200])&lt;&gt;0;VLOOKUP([.$B200];;2;0);&quot;&quot;)" table:style-name="ce49"/>
          <table:table-cell table:number-columns-repeated="11" table:style-name="ce48"/>
          <table:table-cell office:value-type="string" office:string-value="" table:formula="of:=IF([.G200]&gt;0;DATE([.G200];[.F200];[.E200]);&quot;&quot;)" table:style-name="ce51"/>
          <table:table-cell office:value-type="float" office:value="0" table:formula="of:=DATEDIF([.O200];[.P200];&quot;Y&quot;)" table:style-name="ce49">
            <text:p>#¡VALOR!</text:p>
          </table:table-cell>
          <table:table-cell office:value-type="float" office:value="0" table:formula="of:=DATEDIF([.O200];[.P200];&quot;YM&quot;)" table:style-name="ce49">
            <text:p>#¡VALOR!</text:p>
          </table:table-cell>
          <table:table-cell office:value-type="float" office:value="0" table:formula="of:=DATEDIF([.O200];[.P2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1" table:formula="of:=[.A200]+1" table:style-name="ce48">
            <text:p>431</text:p>
          </table:table-cell>
          <table:table-cell table:style-name="ce48"/>
          <table:table-cell office:value-type="string" office:string-value="" table:formula="of:=IF(LEN([.B201])&lt;&gt;0;VLOOKUP([.$B201];;7;0);&quot;&quot;)" table:style-name="ce49"/>
          <table:table-cell office:value-type="string" office:string-value="" table:formula="of:=IF(LEN([.B201])&lt;&gt;0;VLOOKUP([.$B201];;2;0);&quot;&quot;)" table:style-name="ce49"/>
          <table:table-cell table:number-columns-repeated="11" table:style-name="ce48"/>
          <table:table-cell office:value-type="string" office:string-value="" table:formula="of:=IF([.G201]&gt;0;DATE([.G201];[.F201];[.E201]);&quot;&quot;)" table:style-name="ce51"/>
          <table:table-cell office:value-type="float" office:value="0" table:formula="of:=DATEDIF([.O201];[.P201];&quot;Y&quot;)" table:style-name="ce49">
            <text:p>#¡VALOR!</text:p>
          </table:table-cell>
          <table:table-cell office:value-type="float" office:value="0" table:formula="of:=DATEDIF([.O201];[.P201];&quot;YM&quot;)" table:style-name="ce49">
            <text:p>#¡VALOR!</text:p>
          </table:table-cell>
          <table:table-cell office:value-type="float" office:value="0" table:formula="of:=DATEDIF([.O201];[.P2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2" table:formula="of:=[.A201]+1" table:style-name="ce48">
            <text:p>432</text:p>
          </table:table-cell>
          <table:table-cell table:style-name="ce48"/>
          <table:table-cell office:value-type="string" office:string-value="" table:formula="of:=IF(LEN([.B202])&lt;&gt;0;VLOOKUP([.$B202];;7;0);&quot;&quot;)" table:style-name="ce49"/>
          <table:table-cell office:value-type="string" office:string-value="" table:formula="of:=IF(LEN([.B202])&lt;&gt;0;VLOOKUP([.$B202];;2;0);&quot;&quot;)" table:style-name="ce49"/>
          <table:table-cell table:number-columns-repeated="11" table:style-name="ce48"/>
          <table:table-cell office:value-type="string" office:string-value="" table:formula="of:=IF([.G202]&gt;0;DATE([.G202];[.F202];[.E202]);&quot;&quot;)" table:style-name="ce51"/>
          <table:table-cell office:value-type="float" office:value="0" table:formula="of:=DATEDIF([.O202];[.P202];&quot;Y&quot;)" table:style-name="ce49">
            <text:p>#¡VALOR!</text:p>
          </table:table-cell>
          <table:table-cell office:value-type="float" office:value="0" table:formula="of:=DATEDIF([.O202];[.P202];&quot;YM&quot;)" table:style-name="ce49">
            <text:p>#¡VALOR!</text:p>
          </table:table-cell>
          <table:table-cell office:value-type="float" office:value="0" table:formula="of:=DATEDIF([.O202];[.P2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3" table:formula="of:=[.A202]+1" table:style-name="ce48">
            <text:p>433</text:p>
          </table:table-cell>
          <table:table-cell table:style-name="ce48"/>
          <table:table-cell office:value-type="string" office:string-value="" table:formula="of:=IF(LEN([.B203])&lt;&gt;0;VLOOKUP([.$B203];;7;0);&quot;&quot;)" table:style-name="ce49"/>
          <table:table-cell office:value-type="string" office:string-value="" table:formula="of:=IF(LEN([.B203])&lt;&gt;0;VLOOKUP([.$B203];;2;0);&quot;&quot;)" table:style-name="ce49"/>
          <table:table-cell table:number-columns-repeated="11" table:style-name="ce48"/>
          <table:table-cell office:value-type="string" office:string-value="" table:formula="of:=IF([.G203]&gt;0;DATE([.G203];[.F203];[.E203]);&quot;&quot;)" table:style-name="ce51"/>
          <table:table-cell office:value-type="float" office:value="0" table:formula="of:=DATEDIF([.O203];[.P203];&quot;Y&quot;)" table:style-name="ce49">
            <text:p>#¡VALOR!</text:p>
          </table:table-cell>
          <table:table-cell office:value-type="float" office:value="0" table:formula="of:=DATEDIF([.O203];[.P203];&quot;YM&quot;)" table:style-name="ce49">
            <text:p>#¡VALOR!</text:p>
          </table:table-cell>
          <table:table-cell office:value-type="float" office:value="0" table:formula="of:=DATEDIF([.O203];[.P2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4" table:formula="of:=[.A203]+1" table:style-name="ce48">
            <text:p>434</text:p>
          </table:table-cell>
          <table:table-cell table:style-name="ce48"/>
          <table:table-cell office:value-type="string" office:string-value="" table:formula="of:=IF(LEN([.B204])&lt;&gt;0;VLOOKUP([.$B204];;7;0);&quot;&quot;)" table:style-name="ce49"/>
          <table:table-cell office:value-type="string" office:string-value="" table:formula="of:=IF(LEN([.B204])&lt;&gt;0;VLOOKUP([.$B204];;2;0);&quot;&quot;)" table:style-name="ce49"/>
          <table:table-cell table:number-columns-repeated="11" table:style-name="ce48"/>
          <table:table-cell office:value-type="string" office:string-value="" table:formula="of:=IF([.G204]&gt;0;DATE([.G204];[.F204];[.E204]);&quot;&quot;)" table:style-name="ce51"/>
          <table:table-cell office:value-type="float" office:value="0" table:formula="of:=DATEDIF([.O204];[.P204];&quot;Y&quot;)" table:style-name="ce49">
            <text:p>#¡VALOR!</text:p>
          </table:table-cell>
          <table:table-cell office:value-type="float" office:value="0" table:formula="of:=DATEDIF([.O204];[.P204];&quot;YM&quot;)" table:style-name="ce49">
            <text:p>#¡VALOR!</text:p>
          </table:table-cell>
          <table:table-cell office:value-type="float" office:value="0" table:formula="of:=DATEDIF([.O204];[.P2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5" table:formula="of:=[.A204]+1" table:style-name="ce48">
            <text:p>435</text:p>
          </table:table-cell>
          <table:table-cell table:style-name="ce48"/>
          <table:table-cell office:value-type="string" office:string-value="" table:formula="of:=IF(LEN([.B205])&lt;&gt;0;VLOOKUP([.$B205];;7;0);&quot;&quot;)" table:style-name="ce49"/>
          <table:table-cell office:value-type="string" office:string-value="" table:formula="of:=IF(LEN([.B205])&lt;&gt;0;VLOOKUP([.$B205];;2;0);&quot;&quot;)" table:style-name="ce49"/>
          <table:table-cell table:number-columns-repeated="11" table:style-name="ce48"/>
          <table:table-cell office:value-type="string" office:string-value="" table:formula="of:=IF([.G205]&gt;0;DATE([.G205];[.F205];[.E205]);&quot;&quot;)" table:style-name="ce51"/>
          <table:table-cell office:value-type="float" office:value="0" table:formula="of:=DATEDIF([.O205];[.P205];&quot;Y&quot;)" table:style-name="ce49">
            <text:p>#¡VALOR!</text:p>
          </table:table-cell>
          <table:table-cell office:value-type="float" office:value="0" table:formula="of:=DATEDIF([.O205];[.P205];&quot;YM&quot;)" table:style-name="ce49">
            <text:p>#¡VALOR!</text:p>
          </table:table-cell>
          <table:table-cell office:value-type="float" office:value="0" table:formula="of:=DATEDIF([.O205];[.P2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6" table:formula="of:=[.A205]+1" table:style-name="ce48">
            <text:p>436</text:p>
          </table:table-cell>
          <table:table-cell table:style-name="ce48"/>
          <table:table-cell office:value-type="string" office:string-value="" table:formula="of:=IF(LEN([.B206])&lt;&gt;0;VLOOKUP([.$B206];;7;0);&quot;&quot;)" table:style-name="ce49"/>
          <table:table-cell office:value-type="string" office:string-value="" table:formula="of:=IF(LEN([.B206])&lt;&gt;0;VLOOKUP([.$B206];;2;0);&quot;&quot;)" table:style-name="ce49"/>
          <table:table-cell table:number-columns-repeated="11" table:style-name="ce48"/>
          <table:table-cell office:value-type="string" office:string-value="" table:formula="of:=IF([.G206]&gt;0;DATE([.G206];[.F206];[.E206]);&quot;&quot;)" table:style-name="ce51"/>
          <table:table-cell office:value-type="float" office:value="0" table:formula="of:=DATEDIF([.O206];[.P206];&quot;Y&quot;)" table:style-name="ce49">
            <text:p>#¡VALOR!</text:p>
          </table:table-cell>
          <table:table-cell office:value-type="float" office:value="0" table:formula="of:=DATEDIF([.O206];[.P206];&quot;YM&quot;)" table:style-name="ce49">
            <text:p>#¡VALOR!</text:p>
          </table:table-cell>
          <table:table-cell office:value-type="float" office:value="0" table:formula="of:=DATEDIF([.O206];[.P2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7" table:formula="of:=[.A206]+1" table:style-name="ce48">
            <text:p>437</text:p>
          </table:table-cell>
          <table:table-cell table:style-name="ce48"/>
          <table:table-cell office:value-type="string" office:string-value="" table:formula="of:=IF(LEN([.B207])&lt;&gt;0;VLOOKUP([.$B207];;7;0);&quot;&quot;)" table:style-name="ce49"/>
          <table:table-cell office:value-type="string" office:string-value="" table:formula="of:=IF(LEN([.B207])&lt;&gt;0;VLOOKUP([.$B207];;2;0);&quot;&quot;)" table:style-name="ce49"/>
          <table:table-cell table:number-columns-repeated="11" table:style-name="ce48"/>
          <table:table-cell office:value-type="string" office:string-value="" table:formula="of:=IF([.G207]&gt;0;DATE([.G207];[.F207];[.E207]);&quot;&quot;)" table:style-name="ce51"/>
          <table:table-cell office:value-type="float" office:value="0" table:formula="of:=DATEDIF([.O207];[.P207];&quot;Y&quot;)" table:style-name="ce49">
            <text:p>#¡VALOR!</text:p>
          </table:table-cell>
          <table:table-cell office:value-type="float" office:value="0" table:formula="of:=DATEDIF([.O207];[.P207];&quot;YM&quot;)" table:style-name="ce49">
            <text:p>#¡VALOR!</text:p>
          </table:table-cell>
          <table:table-cell office:value-type="float" office:value="0" table:formula="of:=DATEDIF([.O207];[.P2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8" table:formula="of:=[.A207]+1" table:style-name="ce48">
            <text:p>438</text:p>
          </table:table-cell>
          <table:table-cell table:style-name="ce48"/>
          <table:table-cell office:value-type="string" office:string-value="" table:formula="of:=IF(LEN([.B208])&lt;&gt;0;VLOOKUP([.$B208];;7;0);&quot;&quot;)" table:style-name="ce49"/>
          <table:table-cell office:value-type="string" office:string-value="" table:formula="of:=IF(LEN([.B208])&lt;&gt;0;VLOOKUP([.$B208];;2;0);&quot;&quot;)" table:style-name="ce49"/>
          <table:table-cell table:number-columns-repeated="11" table:style-name="ce48"/>
          <table:table-cell office:value-type="string" office:string-value="" table:formula="of:=IF([.G208]&gt;0;DATE([.G208];[.F208];[.E208]);&quot;&quot;)" table:style-name="ce51"/>
          <table:table-cell office:value-type="float" office:value="0" table:formula="of:=DATEDIF([.O208];[.P208];&quot;Y&quot;)" table:style-name="ce49">
            <text:p>#¡VALOR!</text:p>
          </table:table-cell>
          <table:table-cell office:value-type="float" office:value="0" table:formula="of:=DATEDIF([.O208];[.P208];&quot;YM&quot;)" table:style-name="ce49">
            <text:p>#¡VALOR!</text:p>
          </table:table-cell>
          <table:table-cell office:value-type="float" office:value="0" table:formula="of:=DATEDIF([.O208];[.P2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39" table:formula="of:=[.A208]+1" table:style-name="ce48">
            <text:p>439</text:p>
          </table:table-cell>
          <table:table-cell table:style-name="ce48"/>
          <table:table-cell office:value-type="string" office:string-value="" table:formula="of:=IF(LEN([.B209])&lt;&gt;0;VLOOKUP([.$B209];;7;0);&quot;&quot;)" table:style-name="ce49"/>
          <table:table-cell office:value-type="string" office:string-value="" table:formula="of:=IF(LEN([.B209])&lt;&gt;0;VLOOKUP([.$B209];;2;0);&quot;&quot;)" table:style-name="ce49"/>
          <table:table-cell table:number-columns-repeated="11" table:style-name="ce48"/>
          <table:table-cell office:value-type="string" office:string-value="" table:formula="of:=IF([.G209]&gt;0;DATE([.G209];[.F209];[.E209]);&quot;&quot;)" table:style-name="ce51"/>
          <table:table-cell office:value-type="float" office:value="0" table:formula="of:=DATEDIF([.O209];[.P209];&quot;Y&quot;)" table:style-name="ce49">
            <text:p>#¡VALOR!</text:p>
          </table:table-cell>
          <table:table-cell office:value-type="float" office:value="0" table:formula="of:=DATEDIF([.O209];[.P209];&quot;YM&quot;)" table:style-name="ce49">
            <text:p>#¡VALOR!</text:p>
          </table:table-cell>
          <table:table-cell office:value-type="float" office:value="0" table:formula="of:=DATEDIF([.O209];[.P2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0" table:formula="of:=[.A209]+1" table:style-name="ce48">
            <text:p>440</text:p>
          </table:table-cell>
          <table:table-cell table:style-name="ce48"/>
          <table:table-cell office:value-type="string" office:string-value="" table:formula="of:=IF(LEN([.B210])&lt;&gt;0;VLOOKUP([.$B210];;7;0);&quot;&quot;)" table:style-name="ce49"/>
          <table:table-cell office:value-type="string" office:string-value="" table:formula="of:=IF(LEN([.B210])&lt;&gt;0;VLOOKUP([.$B210];;2;0);&quot;&quot;)" table:style-name="ce49"/>
          <table:table-cell table:number-columns-repeated="11" table:style-name="ce48"/>
          <table:table-cell office:value-type="string" office:string-value="" table:formula="of:=IF([.G210]&gt;0;DATE([.G210];[.F210];[.E210]);&quot;&quot;)" table:style-name="ce51"/>
          <table:table-cell office:value-type="float" office:value="0" table:formula="of:=DATEDIF([.O210];[.P210];&quot;Y&quot;)" table:style-name="ce49">
            <text:p>#¡VALOR!</text:p>
          </table:table-cell>
          <table:table-cell office:value-type="float" office:value="0" table:formula="of:=DATEDIF([.O210];[.P210];&quot;YM&quot;)" table:style-name="ce49">
            <text:p>#¡VALOR!</text:p>
          </table:table-cell>
          <table:table-cell office:value-type="float" office:value="0" table:formula="of:=DATEDIF([.O210];[.P2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1" table:formula="of:=[.A210]+1" table:style-name="ce48">
            <text:p>441</text:p>
          </table:table-cell>
          <table:table-cell table:style-name="ce48"/>
          <table:table-cell office:value-type="string" office:string-value="" table:formula="of:=IF(LEN([.B211])&lt;&gt;0;VLOOKUP([.$B211];;7;0);&quot;&quot;)" table:style-name="ce49"/>
          <table:table-cell office:value-type="string" office:string-value="" table:formula="of:=IF(LEN([.B211])&lt;&gt;0;VLOOKUP([.$B211];;2;0);&quot;&quot;)" table:style-name="ce49"/>
          <table:table-cell table:number-columns-repeated="11" table:style-name="ce48"/>
          <table:table-cell office:value-type="string" office:string-value="" table:formula="of:=IF([.G211]&gt;0;DATE([.G211];[.F211];[.E211]);&quot;&quot;)" table:style-name="ce51"/>
          <table:table-cell office:value-type="float" office:value="0" table:formula="of:=DATEDIF([.O211];[.P211];&quot;Y&quot;)" table:style-name="ce49">
            <text:p>#¡VALOR!</text:p>
          </table:table-cell>
          <table:table-cell office:value-type="float" office:value="0" table:formula="of:=DATEDIF([.O211];[.P211];&quot;YM&quot;)" table:style-name="ce49">
            <text:p>#¡VALOR!</text:p>
          </table:table-cell>
          <table:table-cell office:value-type="float" office:value="0" table:formula="of:=DATEDIF([.O211];[.P2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2" table:formula="of:=[.A211]+1" table:style-name="ce48">
            <text:p>442</text:p>
          </table:table-cell>
          <table:table-cell table:style-name="ce48"/>
          <table:table-cell office:value-type="string" office:string-value="" table:formula="of:=IF(LEN([.B212])&lt;&gt;0;VLOOKUP([.$B212];;7;0);&quot;&quot;)" table:style-name="ce49"/>
          <table:table-cell office:value-type="string" office:string-value="" table:formula="of:=IF(LEN([.B212])&lt;&gt;0;VLOOKUP([.$B212];;2;0);&quot;&quot;)" table:style-name="ce49"/>
          <table:table-cell table:number-columns-repeated="11" table:style-name="ce48"/>
          <table:table-cell office:value-type="string" office:string-value="" table:formula="of:=IF([.G212]&gt;0;DATE([.G212];[.F212];[.E212]);&quot;&quot;)" table:style-name="ce51"/>
          <table:table-cell office:value-type="float" office:value="0" table:formula="of:=DATEDIF([.O212];[.P212];&quot;Y&quot;)" table:style-name="ce49">
            <text:p>#¡VALOR!</text:p>
          </table:table-cell>
          <table:table-cell office:value-type="float" office:value="0" table:formula="of:=DATEDIF([.O212];[.P212];&quot;YM&quot;)" table:style-name="ce49">
            <text:p>#¡VALOR!</text:p>
          </table:table-cell>
          <table:table-cell office:value-type="float" office:value="0" table:formula="of:=DATEDIF([.O212];[.P2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3" table:formula="of:=[.A212]+1" table:style-name="ce48">
            <text:p>443</text:p>
          </table:table-cell>
          <table:table-cell table:style-name="ce48"/>
          <table:table-cell office:value-type="string" office:string-value="" table:formula="of:=IF(LEN([.B213])&lt;&gt;0;VLOOKUP([.$B213];;7;0);&quot;&quot;)" table:style-name="ce49"/>
          <table:table-cell office:value-type="string" office:string-value="" table:formula="of:=IF(LEN([.B213])&lt;&gt;0;VLOOKUP([.$B213];;2;0);&quot;&quot;)" table:style-name="ce49"/>
          <table:table-cell table:number-columns-repeated="11" table:style-name="ce48"/>
          <table:table-cell office:value-type="string" office:string-value="" table:formula="of:=IF([.G213]&gt;0;DATE([.G213];[.F213];[.E213]);&quot;&quot;)" table:style-name="ce51"/>
          <table:table-cell office:value-type="float" office:value="0" table:formula="of:=DATEDIF([.O213];[.P213];&quot;Y&quot;)" table:style-name="ce49">
            <text:p>#¡VALOR!</text:p>
          </table:table-cell>
          <table:table-cell office:value-type="float" office:value="0" table:formula="of:=DATEDIF([.O213];[.P213];&quot;YM&quot;)" table:style-name="ce49">
            <text:p>#¡VALOR!</text:p>
          </table:table-cell>
          <table:table-cell office:value-type="float" office:value="0" table:formula="of:=DATEDIF([.O213];[.P2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4" table:formula="of:=[.A213]+1" table:style-name="ce48">
            <text:p>444</text:p>
          </table:table-cell>
          <table:table-cell table:style-name="ce48"/>
          <table:table-cell office:value-type="string" office:string-value="" table:formula="of:=IF(LEN([.B214])&lt;&gt;0;VLOOKUP([.$B214];;7;0);&quot;&quot;)" table:style-name="ce49"/>
          <table:table-cell office:value-type="string" office:string-value="" table:formula="of:=IF(LEN([.B214])&lt;&gt;0;VLOOKUP([.$B214];;2;0);&quot;&quot;)" table:style-name="ce49"/>
          <table:table-cell table:number-columns-repeated="11" table:style-name="ce48"/>
          <table:table-cell office:value-type="string" office:string-value="" table:formula="of:=IF([.G214]&gt;0;DATE([.G214];[.F214];[.E214]);&quot;&quot;)" table:style-name="ce51"/>
          <table:table-cell office:value-type="float" office:value="0" table:formula="of:=DATEDIF([.O214];[.P214];&quot;Y&quot;)" table:style-name="ce49">
            <text:p>#¡VALOR!</text:p>
          </table:table-cell>
          <table:table-cell office:value-type="float" office:value="0" table:formula="of:=DATEDIF([.O214];[.P214];&quot;YM&quot;)" table:style-name="ce49">
            <text:p>#¡VALOR!</text:p>
          </table:table-cell>
          <table:table-cell office:value-type="float" office:value="0" table:formula="of:=DATEDIF([.O214];[.P2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5" table:formula="of:=[.A214]+1" table:style-name="ce48">
            <text:p>445</text:p>
          </table:table-cell>
          <table:table-cell table:style-name="ce48"/>
          <table:table-cell office:value-type="string" office:string-value="" table:formula="of:=IF(LEN([.B215])&lt;&gt;0;VLOOKUP([.$B215];;7;0);&quot;&quot;)" table:style-name="ce49"/>
          <table:table-cell office:value-type="string" office:string-value="" table:formula="of:=IF(LEN([.B215])&lt;&gt;0;VLOOKUP([.$B215];;2;0);&quot;&quot;)" table:style-name="ce49"/>
          <table:table-cell table:number-columns-repeated="11" table:style-name="ce48"/>
          <table:table-cell office:value-type="string" office:string-value="" table:formula="of:=IF([.G215]&gt;0;DATE([.G215];[.F215];[.E215]);&quot;&quot;)" table:style-name="ce51"/>
          <table:table-cell office:value-type="float" office:value="0" table:formula="of:=DATEDIF([.O215];[.P215];&quot;Y&quot;)" table:style-name="ce49">
            <text:p>#¡VALOR!</text:p>
          </table:table-cell>
          <table:table-cell office:value-type="float" office:value="0" table:formula="of:=DATEDIF([.O215];[.P215];&quot;YM&quot;)" table:style-name="ce49">
            <text:p>#¡VALOR!</text:p>
          </table:table-cell>
          <table:table-cell office:value-type="float" office:value="0" table:formula="of:=DATEDIF([.O215];[.P2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6" table:formula="of:=[.A215]+1" table:style-name="ce48">
            <text:p>446</text:p>
          </table:table-cell>
          <table:table-cell table:style-name="ce48"/>
          <table:table-cell office:value-type="string" office:string-value="" table:formula="of:=IF(LEN([.B216])&lt;&gt;0;VLOOKUP([.$B216];;7;0);&quot;&quot;)" table:style-name="ce49"/>
          <table:table-cell office:value-type="string" office:string-value="" table:formula="of:=IF(LEN([.B216])&lt;&gt;0;VLOOKUP([.$B216];;2;0);&quot;&quot;)" table:style-name="ce49"/>
          <table:table-cell table:number-columns-repeated="11" table:style-name="ce48"/>
          <table:table-cell office:value-type="string" office:string-value="" table:formula="of:=IF([.G216]&gt;0;DATE([.G216];[.F216];[.E216]);&quot;&quot;)" table:style-name="ce51"/>
          <table:table-cell office:value-type="float" office:value="0" table:formula="of:=DATEDIF([.O216];[.P216];&quot;Y&quot;)" table:style-name="ce49">
            <text:p>#¡VALOR!</text:p>
          </table:table-cell>
          <table:table-cell office:value-type="float" office:value="0" table:formula="of:=DATEDIF([.O216];[.P216];&quot;YM&quot;)" table:style-name="ce49">
            <text:p>#¡VALOR!</text:p>
          </table:table-cell>
          <table:table-cell office:value-type="float" office:value="0" table:formula="of:=DATEDIF([.O216];[.P2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7" table:formula="of:=[.A216]+1" table:style-name="ce48">
            <text:p>447</text:p>
          </table:table-cell>
          <table:table-cell table:style-name="ce48"/>
          <table:table-cell office:value-type="string" office:string-value="" table:formula="of:=IF(LEN([.B217])&lt;&gt;0;VLOOKUP([.$B217];;7;0);&quot;&quot;)" table:style-name="ce49"/>
          <table:table-cell office:value-type="string" office:string-value="" table:formula="of:=IF(LEN([.B217])&lt;&gt;0;VLOOKUP([.$B217];;2;0);&quot;&quot;)" table:style-name="ce49"/>
          <table:table-cell table:number-columns-repeated="11" table:style-name="ce48"/>
          <table:table-cell office:value-type="string" office:string-value="" table:formula="of:=IF([.G217]&gt;0;DATE([.G217];[.F217];[.E217]);&quot;&quot;)" table:style-name="ce51"/>
          <table:table-cell office:value-type="float" office:value="0" table:formula="of:=DATEDIF([.O217];[.P217];&quot;Y&quot;)" table:style-name="ce49">
            <text:p>#¡VALOR!</text:p>
          </table:table-cell>
          <table:table-cell office:value-type="float" office:value="0" table:formula="of:=DATEDIF([.O217];[.P217];&quot;YM&quot;)" table:style-name="ce49">
            <text:p>#¡VALOR!</text:p>
          </table:table-cell>
          <table:table-cell office:value-type="float" office:value="0" table:formula="of:=DATEDIF([.O217];[.P2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8" table:formula="of:=[.A217]+1" table:style-name="ce48">
            <text:p>448</text:p>
          </table:table-cell>
          <table:table-cell table:style-name="ce48"/>
          <table:table-cell office:value-type="string" office:string-value="" table:formula="of:=IF(LEN([.B218])&lt;&gt;0;VLOOKUP([.$B218];;7;0);&quot;&quot;)" table:style-name="ce49"/>
          <table:table-cell office:value-type="string" office:string-value="" table:formula="of:=IF(LEN([.B218])&lt;&gt;0;VLOOKUP([.$B218];;2;0);&quot;&quot;)" table:style-name="ce49"/>
          <table:table-cell table:number-columns-repeated="11" table:style-name="ce48"/>
          <table:table-cell office:value-type="string" office:string-value="" table:formula="of:=IF([.G218]&gt;0;DATE([.G218];[.F218];[.E218]);&quot;&quot;)" table:style-name="ce51"/>
          <table:table-cell office:value-type="float" office:value="0" table:formula="of:=DATEDIF([.O218];[.P218];&quot;Y&quot;)" table:style-name="ce49">
            <text:p>#¡VALOR!</text:p>
          </table:table-cell>
          <table:table-cell office:value-type="float" office:value="0" table:formula="of:=DATEDIF([.O218];[.P218];&quot;YM&quot;)" table:style-name="ce49">
            <text:p>#¡VALOR!</text:p>
          </table:table-cell>
          <table:table-cell office:value-type="float" office:value="0" table:formula="of:=DATEDIF([.O218];[.P2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49" table:formula="of:=[.A218]+1" table:style-name="ce48">
            <text:p>449</text:p>
          </table:table-cell>
          <table:table-cell table:style-name="ce48"/>
          <table:table-cell office:value-type="string" office:string-value="" table:formula="of:=IF(LEN([.B219])&lt;&gt;0;VLOOKUP([.$B219];;7;0);&quot;&quot;)" table:style-name="ce49"/>
          <table:table-cell office:value-type="string" office:string-value="" table:formula="of:=IF(LEN([.B219])&lt;&gt;0;VLOOKUP([.$B219];;2;0);&quot;&quot;)" table:style-name="ce49"/>
          <table:table-cell table:number-columns-repeated="11" table:style-name="ce48"/>
          <table:table-cell office:value-type="string" office:string-value="" table:formula="of:=IF([.G219]&gt;0;DATE([.G219];[.F219];[.E219]);&quot;&quot;)" table:style-name="ce51"/>
          <table:table-cell office:value-type="float" office:value="0" table:formula="of:=DATEDIF([.O219];[.P219];&quot;Y&quot;)" table:style-name="ce49">
            <text:p>#¡VALOR!</text:p>
          </table:table-cell>
          <table:table-cell office:value-type="float" office:value="0" table:formula="of:=DATEDIF([.O219];[.P219];&quot;YM&quot;)" table:style-name="ce49">
            <text:p>#¡VALOR!</text:p>
          </table:table-cell>
          <table:table-cell office:value-type="float" office:value="0" table:formula="of:=DATEDIF([.O219];[.P2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0" table:formula="of:=[.A219]+1" table:style-name="ce48">
            <text:p>450</text:p>
          </table:table-cell>
          <table:table-cell table:style-name="ce48"/>
          <table:table-cell office:value-type="string" office:string-value="" table:formula="of:=IF(LEN([.B220])&lt;&gt;0;VLOOKUP([.$B220];;7;0);&quot;&quot;)" table:style-name="ce49"/>
          <table:table-cell office:value-type="string" office:string-value="" table:formula="of:=IF(LEN([.B220])&lt;&gt;0;VLOOKUP([.$B220];;2;0);&quot;&quot;)" table:style-name="ce49"/>
          <table:table-cell table:number-columns-repeated="11" table:style-name="ce48"/>
          <table:table-cell office:value-type="string" office:string-value="" table:formula="of:=IF([.G220]&gt;0;DATE([.G220];[.F220];[.E220]);&quot;&quot;)" table:style-name="ce51"/>
          <table:table-cell office:value-type="float" office:value="0" table:formula="of:=DATEDIF([.O220];[.P220];&quot;Y&quot;)" table:style-name="ce49">
            <text:p>#¡VALOR!</text:p>
          </table:table-cell>
          <table:table-cell office:value-type="float" office:value="0" table:formula="of:=DATEDIF([.O220];[.P220];&quot;YM&quot;)" table:style-name="ce49">
            <text:p>#¡VALOR!</text:p>
          </table:table-cell>
          <table:table-cell office:value-type="float" office:value="0" table:formula="of:=DATEDIF([.O220];[.P2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1" table:formula="of:=[.A220]+1" table:style-name="ce48">
            <text:p>451</text:p>
          </table:table-cell>
          <table:table-cell table:style-name="ce48"/>
          <table:table-cell office:value-type="string" office:string-value="" table:formula="of:=IF(LEN([.B221])&lt;&gt;0;VLOOKUP([.$B221];;7;0);&quot;&quot;)" table:style-name="ce49"/>
          <table:table-cell office:value-type="string" office:string-value="" table:formula="of:=IF(LEN([.B221])&lt;&gt;0;VLOOKUP([.$B221];;2;0);&quot;&quot;)" table:style-name="ce49"/>
          <table:table-cell table:number-columns-repeated="11" table:style-name="ce48"/>
          <table:table-cell office:value-type="string" office:string-value="" table:formula="of:=IF([.G221]&gt;0;DATE([.G221];[.F221];[.E221]);&quot;&quot;)" table:style-name="ce51"/>
          <table:table-cell office:value-type="float" office:value="0" table:formula="of:=DATEDIF([.O221];[.P221];&quot;Y&quot;)" table:style-name="ce49">
            <text:p>#¡VALOR!</text:p>
          </table:table-cell>
          <table:table-cell office:value-type="float" office:value="0" table:formula="of:=DATEDIF([.O221];[.P221];&quot;YM&quot;)" table:style-name="ce49">
            <text:p>#¡VALOR!</text:p>
          </table:table-cell>
          <table:table-cell office:value-type="float" office:value="0" table:formula="of:=DATEDIF([.O221];[.P2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2" table:formula="of:=[.A221]+1" table:style-name="ce48">
            <text:p>452</text:p>
          </table:table-cell>
          <table:table-cell table:style-name="ce48"/>
          <table:table-cell office:value-type="string" office:string-value="" table:formula="of:=IF(LEN([.B222])&lt;&gt;0;VLOOKUP([.$B222];;7;0);&quot;&quot;)" table:style-name="ce49"/>
          <table:table-cell office:value-type="string" office:string-value="" table:formula="of:=IF(LEN([.B222])&lt;&gt;0;VLOOKUP([.$B222];;2;0);&quot;&quot;)" table:style-name="ce49"/>
          <table:table-cell table:number-columns-repeated="11" table:style-name="ce48"/>
          <table:table-cell office:value-type="string" office:string-value="" table:formula="of:=IF([.G222]&gt;0;DATE([.G222];[.F222];[.E222]);&quot;&quot;)" table:style-name="ce51"/>
          <table:table-cell office:value-type="float" office:value="0" table:formula="of:=DATEDIF([.O222];[.P222];&quot;Y&quot;)" table:style-name="ce49">
            <text:p>#¡VALOR!</text:p>
          </table:table-cell>
          <table:table-cell office:value-type="float" office:value="0" table:formula="of:=DATEDIF([.O222];[.P222];&quot;YM&quot;)" table:style-name="ce49">
            <text:p>#¡VALOR!</text:p>
          </table:table-cell>
          <table:table-cell office:value-type="float" office:value="0" table:formula="of:=DATEDIF([.O222];[.P2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3" table:formula="of:=[.A222]+1" table:style-name="ce48">
            <text:p>453</text:p>
          </table:table-cell>
          <table:table-cell table:style-name="ce48"/>
          <table:table-cell office:value-type="string" office:string-value="" table:formula="of:=IF(LEN([.B223])&lt;&gt;0;VLOOKUP([.$B223];;7;0);&quot;&quot;)" table:style-name="ce49"/>
          <table:table-cell office:value-type="string" office:string-value="" table:formula="of:=IF(LEN([.B223])&lt;&gt;0;VLOOKUP([.$B223];;2;0);&quot;&quot;)" table:style-name="ce49"/>
          <table:table-cell table:number-columns-repeated="11" table:style-name="ce48"/>
          <table:table-cell office:value-type="string" office:string-value="" table:formula="of:=IF([.G223]&gt;0;DATE([.G223];[.F223];[.E223]);&quot;&quot;)" table:style-name="ce51"/>
          <table:table-cell office:value-type="float" office:value="0" table:formula="of:=DATEDIF([.O223];[.P223];&quot;Y&quot;)" table:style-name="ce49">
            <text:p>#¡VALOR!</text:p>
          </table:table-cell>
          <table:table-cell office:value-type="float" office:value="0" table:formula="of:=DATEDIF([.O223];[.P223];&quot;YM&quot;)" table:style-name="ce49">
            <text:p>#¡VALOR!</text:p>
          </table:table-cell>
          <table:table-cell office:value-type="float" office:value="0" table:formula="of:=DATEDIF([.O223];[.P2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4" table:formula="of:=[.A223]+1" table:style-name="ce48">
            <text:p>454</text:p>
          </table:table-cell>
          <table:table-cell table:style-name="ce48"/>
          <table:table-cell office:value-type="string" office:string-value="" table:formula="of:=IF(LEN([.B224])&lt;&gt;0;VLOOKUP([.$B224];;7;0);&quot;&quot;)" table:style-name="ce49"/>
          <table:table-cell office:value-type="string" office:string-value="" table:formula="of:=IF(LEN([.B224])&lt;&gt;0;VLOOKUP([.$B224];;2;0);&quot;&quot;)" table:style-name="ce49"/>
          <table:table-cell table:number-columns-repeated="11" table:style-name="ce48"/>
          <table:table-cell office:value-type="string" office:string-value="" table:formula="of:=IF([.G224]&gt;0;DATE([.G224];[.F224];[.E224]);&quot;&quot;)" table:style-name="ce51"/>
          <table:table-cell office:value-type="float" office:value="0" table:formula="of:=DATEDIF([.O224];[.P224];&quot;Y&quot;)" table:style-name="ce49">
            <text:p>#¡VALOR!</text:p>
          </table:table-cell>
          <table:table-cell office:value-type="float" office:value="0" table:formula="of:=DATEDIF([.O224];[.P224];&quot;YM&quot;)" table:style-name="ce49">
            <text:p>#¡VALOR!</text:p>
          </table:table-cell>
          <table:table-cell office:value-type="float" office:value="0" table:formula="of:=DATEDIF([.O224];[.P2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5" table:formula="of:=[.A224]+1" table:style-name="ce48">
            <text:p>455</text:p>
          </table:table-cell>
          <table:table-cell table:style-name="ce48"/>
          <table:table-cell office:value-type="string" office:string-value="" table:formula="of:=IF(LEN([.B225])&lt;&gt;0;VLOOKUP([.$B225];;7;0);&quot;&quot;)" table:style-name="ce49"/>
          <table:table-cell office:value-type="string" office:string-value="" table:formula="of:=IF(LEN([.B225])&lt;&gt;0;VLOOKUP([.$B225];;2;0);&quot;&quot;)" table:style-name="ce49"/>
          <table:table-cell table:number-columns-repeated="11" table:style-name="ce48"/>
          <table:table-cell office:value-type="string" office:string-value="" table:formula="of:=IF([.G225]&gt;0;DATE([.G225];[.F225];[.E225]);&quot;&quot;)" table:style-name="ce51"/>
          <table:table-cell office:value-type="float" office:value="0" table:formula="of:=DATEDIF([.O225];[.P225];&quot;Y&quot;)" table:style-name="ce49">
            <text:p>#¡VALOR!</text:p>
          </table:table-cell>
          <table:table-cell office:value-type="float" office:value="0" table:formula="of:=DATEDIF([.O225];[.P225];&quot;YM&quot;)" table:style-name="ce49">
            <text:p>#¡VALOR!</text:p>
          </table:table-cell>
          <table:table-cell office:value-type="float" office:value="0" table:formula="of:=DATEDIF([.O225];[.P2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6" table:formula="of:=[.A225]+1" table:style-name="ce48">
            <text:p>456</text:p>
          </table:table-cell>
          <table:table-cell table:style-name="ce48"/>
          <table:table-cell office:value-type="string" office:string-value="" table:formula="of:=IF(LEN([.B226])&lt;&gt;0;VLOOKUP([.$B226];;7;0);&quot;&quot;)" table:style-name="ce49"/>
          <table:table-cell office:value-type="string" office:string-value="" table:formula="of:=IF(LEN([.B226])&lt;&gt;0;VLOOKUP([.$B226];;2;0);&quot;&quot;)" table:style-name="ce49"/>
          <table:table-cell table:number-columns-repeated="11" table:style-name="ce48"/>
          <table:table-cell office:value-type="string" office:string-value="" table:formula="of:=IF([.G226]&gt;0;DATE([.G226];[.F226];[.E226]);&quot;&quot;)" table:style-name="ce51"/>
          <table:table-cell office:value-type="float" office:value="0" table:formula="of:=DATEDIF([.O226];[.P226];&quot;Y&quot;)" table:style-name="ce49">
            <text:p>#¡VALOR!</text:p>
          </table:table-cell>
          <table:table-cell office:value-type="float" office:value="0" table:formula="of:=DATEDIF([.O226];[.P226];&quot;YM&quot;)" table:style-name="ce49">
            <text:p>#¡VALOR!</text:p>
          </table:table-cell>
          <table:table-cell office:value-type="float" office:value="0" table:formula="of:=DATEDIF([.O226];[.P2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7" table:formula="of:=[.A226]+1" table:style-name="ce48">
            <text:p>457</text:p>
          </table:table-cell>
          <table:table-cell table:style-name="ce48"/>
          <table:table-cell office:value-type="string" office:string-value="" table:formula="of:=IF(LEN([.B227])&lt;&gt;0;VLOOKUP([.$B227];;7;0);&quot;&quot;)" table:style-name="ce49"/>
          <table:table-cell office:value-type="string" office:string-value="" table:formula="of:=IF(LEN([.B227])&lt;&gt;0;VLOOKUP([.$B227];;2;0);&quot;&quot;)" table:style-name="ce49"/>
          <table:table-cell table:number-columns-repeated="11" table:style-name="ce48"/>
          <table:table-cell office:value-type="string" office:string-value="" table:formula="of:=IF([.G227]&gt;0;DATE([.G227];[.F227];[.E227]);&quot;&quot;)" table:style-name="ce51"/>
          <table:table-cell office:value-type="float" office:value="0" table:formula="of:=DATEDIF([.O227];[.P227];&quot;Y&quot;)" table:style-name="ce49">
            <text:p>#¡VALOR!</text:p>
          </table:table-cell>
          <table:table-cell office:value-type="float" office:value="0" table:formula="of:=DATEDIF([.O227];[.P227];&quot;YM&quot;)" table:style-name="ce49">
            <text:p>#¡VALOR!</text:p>
          </table:table-cell>
          <table:table-cell office:value-type="float" office:value="0" table:formula="of:=DATEDIF([.O227];[.P2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8" table:formula="of:=[.A227]+1" table:style-name="ce48">
            <text:p>458</text:p>
          </table:table-cell>
          <table:table-cell table:style-name="ce48"/>
          <table:table-cell office:value-type="string" office:string-value="" table:formula="of:=IF(LEN([.B228])&lt;&gt;0;VLOOKUP([.$B228];;7;0);&quot;&quot;)" table:style-name="ce49"/>
          <table:table-cell office:value-type="string" office:string-value="" table:formula="of:=IF(LEN([.B228])&lt;&gt;0;VLOOKUP([.$B228];;2;0);&quot;&quot;)" table:style-name="ce49"/>
          <table:table-cell table:number-columns-repeated="11" table:style-name="ce48"/>
          <table:table-cell office:value-type="string" office:string-value="" table:formula="of:=IF([.G228]&gt;0;DATE([.G228];[.F228];[.E228]);&quot;&quot;)" table:style-name="ce51"/>
          <table:table-cell office:value-type="float" office:value="0" table:formula="of:=DATEDIF([.O228];[.P228];&quot;Y&quot;)" table:style-name="ce49">
            <text:p>#¡VALOR!</text:p>
          </table:table-cell>
          <table:table-cell office:value-type="float" office:value="0" table:formula="of:=DATEDIF([.O228];[.P228];&quot;YM&quot;)" table:style-name="ce49">
            <text:p>#¡VALOR!</text:p>
          </table:table-cell>
          <table:table-cell office:value-type="float" office:value="0" table:formula="of:=DATEDIF([.O228];[.P2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59" table:formula="of:=[.A228]+1" table:style-name="ce48">
            <text:p>459</text:p>
          </table:table-cell>
          <table:table-cell table:style-name="ce48"/>
          <table:table-cell office:value-type="string" office:string-value="" table:formula="of:=IF(LEN([.B229])&lt;&gt;0;VLOOKUP([.$B229];;7;0);&quot;&quot;)" table:style-name="ce49"/>
          <table:table-cell office:value-type="string" office:string-value="" table:formula="of:=IF(LEN([.B229])&lt;&gt;0;VLOOKUP([.$B229];;2;0);&quot;&quot;)" table:style-name="ce49"/>
          <table:table-cell table:number-columns-repeated="11" table:style-name="ce48"/>
          <table:table-cell office:value-type="string" office:string-value="" table:formula="of:=IF([.G229]&gt;0;DATE([.G229];[.F229];[.E229]);&quot;&quot;)" table:style-name="ce51"/>
          <table:table-cell office:value-type="float" office:value="0" table:formula="of:=DATEDIF([.O229];[.P229];&quot;Y&quot;)" table:style-name="ce49">
            <text:p>#¡VALOR!</text:p>
          </table:table-cell>
          <table:table-cell office:value-type="float" office:value="0" table:formula="of:=DATEDIF([.O229];[.P229];&quot;YM&quot;)" table:style-name="ce49">
            <text:p>#¡VALOR!</text:p>
          </table:table-cell>
          <table:table-cell office:value-type="float" office:value="0" table:formula="of:=DATEDIF([.O229];[.P2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0" table:formula="of:=[.A229]+1" table:style-name="ce48">
            <text:p>460</text:p>
          </table:table-cell>
          <table:table-cell table:style-name="ce48"/>
          <table:table-cell office:value-type="string" office:string-value="" table:formula="of:=IF(LEN([.B230])&lt;&gt;0;VLOOKUP([.$B230];;7;0);&quot;&quot;)" table:style-name="ce49"/>
          <table:table-cell office:value-type="string" office:string-value="" table:formula="of:=IF(LEN([.B230])&lt;&gt;0;VLOOKUP([.$B230];;2;0);&quot;&quot;)" table:style-name="ce49"/>
          <table:table-cell table:number-columns-repeated="11" table:style-name="ce48"/>
          <table:table-cell office:value-type="string" office:string-value="" table:formula="of:=IF([.G230]&gt;0;DATE([.G230];[.F230];[.E230]);&quot;&quot;)" table:style-name="ce51"/>
          <table:table-cell office:value-type="float" office:value="0" table:formula="of:=DATEDIF([.O230];[.P230];&quot;Y&quot;)" table:style-name="ce49">
            <text:p>#¡VALOR!</text:p>
          </table:table-cell>
          <table:table-cell office:value-type="float" office:value="0" table:formula="of:=DATEDIF([.O230];[.P230];&quot;YM&quot;)" table:style-name="ce49">
            <text:p>#¡VALOR!</text:p>
          </table:table-cell>
          <table:table-cell office:value-type="float" office:value="0" table:formula="of:=DATEDIF([.O230];[.P2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1" table:formula="of:=[.A230]+1" table:style-name="ce48">
            <text:p>461</text:p>
          </table:table-cell>
          <table:table-cell table:style-name="ce48"/>
          <table:table-cell office:value-type="string" office:string-value="" table:formula="of:=IF(LEN([.B231])&lt;&gt;0;VLOOKUP([.$B231];;7;0);&quot;&quot;)" table:style-name="ce49"/>
          <table:table-cell office:value-type="string" office:string-value="" table:formula="of:=IF(LEN([.B231])&lt;&gt;0;VLOOKUP([.$B231];;2;0);&quot;&quot;)" table:style-name="ce49"/>
          <table:table-cell table:number-columns-repeated="11" table:style-name="ce48"/>
          <table:table-cell office:value-type="string" office:string-value="" table:formula="of:=IF([.G231]&gt;0;DATE([.G231];[.F231];[.E231]);&quot;&quot;)" table:style-name="ce51"/>
          <table:table-cell office:value-type="float" office:value="0" table:formula="of:=DATEDIF([.O231];[.P231];&quot;Y&quot;)" table:style-name="ce49">
            <text:p>#¡VALOR!</text:p>
          </table:table-cell>
          <table:table-cell office:value-type="float" office:value="0" table:formula="of:=DATEDIF([.O231];[.P231];&quot;YM&quot;)" table:style-name="ce49">
            <text:p>#¡VALOR!</text:p>
          </table:table-cell>
          <table:table-cell office:value-type="float" office:value="0" table:formula="of:=DATEDIF([.O231];[.P2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2" table:formula="of:=[.A231]+1" table:style-name="ce48">
            <text:p>462</text:p>
          </table:table-cell>
          <table:table-cell table:style-name="ce48"/>
          <table:table-cell office:value-type="string" office:string-value="" table:formula="of:=IF(LEN([.B232])&lt;&gt;0;VLOOKUP([.$B232];;7;0);&quot;&quot;)" table:style-name="ce49"/>
          <table:table-cell office:value-type="string" office:string-value="" table:formula="of:=IF(LEN([.B232])&lt;&gt;0;VLOOKUP([.$B232];;2;0);&quot;&quot;)" table:style-name="ce49"/>
          <table:table-cell table:number-columns-repeated="11" table:style-name="ce48"/>
          <table:table-cell office:value-type="string" office:string-value="" table:formula="of:=IF([.G232]&gt;0;DATE([.G232];[.F232];[.E232]);&quot;&quot;)" table:style-name="ce51"/>
          <table:table-cell office:value-type="float" office:value="0" table:formula="of:=DATEDIF([.O232];[.P232];&quot;Y&quot;)" table:style-name="ce49">
            <text:p>#¡VALOR!</text:p>
          </table:table-cell>
          <table:table-cell office:value-type="float" office:value="0" table:formula="of:=DATEDIF([.O232];[.P232];&quot;YM&quot;)" table:style-name="ce49">
            <text:p>#¡VALOR!</text:p>
          </table:table-cell>
          <table:table-cell office:value-type="float" office:value="0" table:formula="of:=DATEDIF([.O232];[.P2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3" table:formula="of:=[.A232]+1" table:style-name="ce48">
            <text:p>463</text:p>
          </table:table-cell>
          <table:table-cell table:style-name="ce48"/>
          <table:table-cell office:value-type="string" office:string-value="" table:formula="of:=IF(LEN([.B233])&lt;&gt;0;VLOOKUP([.$B233];;7;0);&quot;&quot;)" table:style-name="ce49"/>
          <table:table-cell office:value-type="string" office:string-value="" table:formula="of:=IF(LEN([.B233])&lt;&gt;0;VLOOKUP([.$B233];;2;0);&quot;&quot;)" table:style-name="ce49"/>
          <table:table-cell table:number-columns-repeated="11" table:style-name="ce48"/>
          <table:table-cell office:value-type="string" office:string-value="" table:formula="of:=IF([.G233]&gt;0;DATE([.G233];[.F233];[.E233]);&quot;&quot;)" table:style-name="ce51"/>
          <table:table-cell office:value-type="float" office:value="0" table:formula="of:=DATEDIF([.O233];[.P233];&quot;Y&quot;)" table:style-name="ce49">
            <text:p>#¡VALOR!</text:p>
          </table:table-cell>
          <table:table-cell office:value-type="float" office:value="0" table:formula="of:=DATEDIF([.O233];[.P233];&quot;YM&quot;)" table:style-name="ce49">
            <text:p>#¡VALOR!</text:p>
          </table:table-cell>
          <table:table-cell office:value-type="float" office:value="0" table:formula="of:=DATEDIF([.O233];[.P2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4" table:formula="of:=[.A233]+1" table:style-name="ce48">
            <text:p>464</text:p>
          </table:table-cell>
          <table:table-cell table:style-name="ce48"/>
          <table:table-cell office:value-type="string" office:string-value="" table:formula="of:=IF(LEN([.B234])&lt;&gt;0;VLOOKUP([.$B234];;7;0);&quot;&quot;)" table:style-name="ce49"/>
          <table:table-cell office:value-type="string" office:string-value="" table:formula="of:=IF(LEN([.B234])&lt;&gt;0;VLOOKUP([.$B234];;2;0);&quot;&quot;)" table:style-name="ce49"/>
          <table:table-cell table:number-columns-repeated="11" table:style-name="ce48"/>
          <table:table-cell office:value-type="string" office:string-value="" table:formula="of:=IF([.G234]&gt;0;DATE([.G234];[.F234];[.E234]);&quot;&quot;)" table:style-name="ce51"/>
          <table:table-cell office:value-type="float" office:value="0" table:formula="of:=DATEDIF([.O234];[.P234];&quot;Y&quot;)" table:style-name="ce49">
            <text:p>#¡VALOR!</text:p>
          </table:table-cell>
          <table:table-cell office:value-type="float" office:value="0" table:formula="of:=DATEDIF([.O234];[.P234];&quot;YM&quot;)" table:style-name="ce49">
            <text:p>#¡VALOR!</text:p>
          </table:table-cell>
          <table:table-cell office:value-type="float" office:value="0" table:formula="of:=DATEDIF([.O234];[.P2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5" table:formula="of:=[.A234]+1" table:style-name="ce48">
            <text:p>465</text:p>
          </table:table-cell>
          <table:table-cell table:style-name="ce48"/>
          <table:table-cell office:value-type="string" office:string-value="" table:formula="of:=IF(LEN([.B235])&lt;&gt;0;VLOOKUP([.$B235];;7;0);&quot;&quot;)" table:style-name="ce49"/>
          <table:table-cell office:value-type="string" office:string-value="" table:formula="of:=IF(LEN([.B235])&lt;&gt;0;VLOOKUP([.$B235];;2;0);&quot;&quot;)" table:style-name="ce49"/>
          <table:table-cell table:number-columns-repeated="11" table:style-name="ce48"/>
          <table:table-cell office:value-type="string" office:string-value="" table:formula="of:=IF([.G235]&gt;0;DATE([.G235];[.F235];[.E235]);&quot;&quot;)" table:style-name="ce51"/>
          <table:table-cell office:value-type="float" office:value="0" table:formula="of:=DATEDIF([.O235];[.P235];&quot;Y&quot;)" table:style-name="ce49">
            <text:p>#¡VALOR!</text:p>
          </table:table-cell>
          <table:table-cell office:value-type="float" office:value="0" table:formula="of:=DATEDIF([.O235];[.P235];&quot;YM&quot;)" table:style-name="ce49">
            <text:p>#¡VALOR!</text:p>
          </table:table-cell>
          <table:table-cell office:value-type="float" office:value="0" table:formula="of:=DATEDIF([.O235];[.P2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6" table:formula="of:=[.A235]+1" table:style-name="ce48">
            <text:p>466</text:p>
          </table:table-cell>
          <table:table-cell table:style-name="ce48"/>
          <table:table-cell office:value-type="string" office:string-value="" table:formula="of:=IF(LEN([.B236])&lt;&gt;0;VLOOKUP([.$B236];;7;0);&quot;&quot;)" table:style-name="ce49"/>
          <table:table-cell office:value-type="string" office:string-value="" table:formula="of:=IF(LEN([.B236])&lt;&gt;0;VLOOKUP([.$B236];;2;0);&quot;&quot;)" table:style-name="ce49"/>
          <table:table-cell table:number-columns-repeated="11" table:style-name="ce48"/>
          <table:table-cell office:value-type="string" office:string-value="" table:formula="of:=IF([.G236]&gt;0;DATE([.G236];[.F236];[.E236]);&quot;&quot;)" table:style-name="ce51"/>
          <table:table-cell office:value-type="float" office:value="0" table:formula="of:=DATEDIF([.O236];[.P236];&quot;Y&quot;)" table:style-name="ce49">
            <text:p>#¡VALOR!</text:p>
          </table:table-cell>
          <table:table-cell office:value-type="float" office:value="0" table:formula="of:=DATEDIF([.O236];[.P236];&quot;YM&quot;)" table:style-name="ce49">
            <text:p>#¡VALOR!</text:p>
          </table:table-cell>
          <table:table-cell office:value-type="float" office:value="0" table:formula="of:=DATEDIF([.O236];[.P2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7" table:formula="of:=[.A236]+1" table:style-name="ce48">
            <text:p>467</text:p>
          </table:table-cell>
          <table:table-cell table:style-name="ce48"/>
          <table:table-cell office:value-type="string" office:string-value="" table:formula="of:=IF(LEN([.B237])&lt;&gt;0;VLOOKUP([.$B237];;7;0);&quot;&quot;)" table:style-name="ce49"/>
          <table:table-cell office:value-type="string" office:string-value="" table:formula="of:=IF(LEN([.B237])&lt;&gt;0;VLOOKUP([.$B237];;2;0);&quot;&quot;)" table:style-name="ce49"/>
          <table:table-cell table:number-columns-repeated="11" table:style-name="ce48"/>
          <table:table-cell office:value-type="string" office:string-value="" table:formula="of:=IF([.G237]&gt;0;DATE([.G237];[.F237];[.E237]);&quot;&quot;)" table:style-name="ce51"/>
          <table:table-cell office:value-type="float" office:value="0" table:formula="of:=DATEDIF([.O237];[.P237];&quot;Y&quot;)" table:style-name="ce49">
            <text:p>#¡VALOR!</text:p>
          </table:table-cell>
          <table:table-cell office:value-type="float" office:value="0" table:formula="of:=DATEDIF([.O237];[.P237];&quot;YM&quot;)" table:style-name="ce49">
            <text:p>#¡VALOR!</text:p>
          </table:table-cell>
          <table:table-cell office:value-type="float" office:value="0" table:formula="of:=DATEDIF([.O237];[.P2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8" table:formula="of:=[.A237]+1" table:style-name="ce48">
            <text:p>468</text:p>
          </table:table-cell>
          <table:table-cell table:style-name="ce48"/>
          <table:table-cell office:value-type="string" office:string-value="" table:formula="of:=IF(LEN([.B238])&lt;&gt;0;VLOOKUP([.$B238];;7;0);&quot;&quot;)" table:style-name="ce49"/>
          <table:table-cell office:value-type="string" office:string-value="" table:formula="of:=IF(LEN([.B238])&lt;&gt;0;VLOOKUP([.$B238];;2;0);&quot;&quot;)" table:style-name="ce49"/>
          <table:table-cell table:number-columns-repeated="11" table:style-name="ce48"/>
          <table:table-cell office:value-type="string" office:string-value="" table:formula="of:=IF([.G238]&gt;0;DATE([.G238];[.F238];[.E238]);&quot;&quot;)" table:style-name="ce51"/>
          <table:table-cell office:value-type="float" office:value="0" table:formula="of:=DATEDIF([.O238];[.P238];&quot;Y&quot;)" table:style-name="ce49">
            <text:p>#¡VALOR!</text:p>
          </table:table-cell>
          <table:table-cell office:value-type="float" office:value="0" table:formula="of:=DATEDIF([.O238];[.P238];&quot;YM&quot;)" table:style-name="ce49">
            <text:p>#¡VALOR!</text:p>
          </table:table-cell>
          <table:table-cell office:value-type="float" office:value="0" table:formula="of:=DATEDIF([.O238];[.P2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69" table:formula="of:=[.A238]+1" table:style-name="ce48">
            <text:p>469</text:p>
          </table:table-cell>
          <table:table-cell table:style-name="ce48"/>
          <table:table-cell office:value-type="string" office:string-value="" table:formula="of:=IF(LEN([.B239])&lt;&gt;0;VLOOKUP([.$B239];;7;0);&quot;&quot;)" table:style-name="ce49"/>
          <table:table-cell office:value-type="string" office:string-value="" table:formula="of:=IF(LEN([.B239])&lt;&gt;0;VLOOKUP([.$B239];;2;0);&quot;&quot;)" table:style-name="ce49"/>
          <table:table-cell table:number-columns-repeated="11" table:style-name="ce48"/>
          <table:table-cell office:value-type="string" office:string-value="" table:formula="of:=IF([.G239]&gt;0;DATE([.G239];[.F239];[.E239]);&quot;&quot;)" table:style-name="ce51"/>
          <table:table-cell office:value-type="float" office:value="0" table:formula="of:=DATEDIF([.O239];[.P239];&quot;Y&quot;)" table:style-name="ce49">
            <text:p>#¡VALOR!</text:p>
          </table:table-cell>
          <table:table-cell office:value-type="float" office:value="0" table:formula="of:=DATEDIF([.O239];[.P239];&quot;YM&quot;)" table:style-name="ce49">
            <text:p>#¡VALOR!</text:p>
          </table:table-cell>
          <table:table-cell office:value-type="float" office:value="0" table:formula="of:=DATEDIF([.O239];[.P2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0" table:formula="of:=[.A239]+1" table:style-name="ce48">
            <text:p>470</text:p>
          </table:table-cell>
          <table:table-cell table:style-name="ce48"/>
          <table:table-cell office:value-type="string" office:string-value="" table:formula="of:=IF(LEN([.B240])&lt;&gt;0;VLOOKUP([.$B240];;7;0);&quot;&quot;)" table:style-name="ce49"/>
          <table:table-cell office:value-type="string" office:string-value="" table:formula="of:=IF(LEN([.B240])&lt;&gt;0;VLOOKUP([.$B240];;2;0);&quot;&quot;)" table:style-name="ce49"/>
          <table:table-cell table:number-columns-repeated="11" table:style-name="ce48"/>
          <table:table-cell office:value-type="string" office:string-value="" table:formula="of:=IF([.G240]&gt;0;DATE([.G240];[.F240];[.E240]);&quot;&quot;)" table:style-name="ce51"/>
          <table:table-cell office:value-type="float" office:value="0" table:formula="of:=DATEDIF([.O240];[.P240];&quot;Y&quot;)" table:style-name="ce49">
            <text:p>#¡VALOR!</text:p>
          </table:table-cell>
          <table:table-cell office:value-type="float" office:value="0" table:formula="of:=DATEDIF([.O240];[.P240];&quot;YM&quot;)" table:style-name="ce49">
            <text:p>#¡VALOR!</text:p>
          </table:table-cell>
          <table:table-cell office:value-type="float" office:value="0" table:formula="of:=DATEDIF([.O240];[.P2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1" table:formula="of:=[.A240]+1" table:style-name="ce48">
            <text:p>471</text:p>
          </table:table-cell>
          <table:table-cell table:style-name="ce48"/>
          <table:table-cell office:value-type="string" office:string-value="" table:formula="of:=IF(LEN([.B241])&lt;&gt;0;VLOOKUP([.$B241];;7;0);&quot;&quot;)" table:style-name="ce49"/>
          <table:table-cell office:value-type="string" office:string-value="" table:formula="of:=IF(LEN([.B241])&lt;&gt;0;VLOOKUP([.$B241];;2;0);&quot;&quot;)" table:style-name="ce49"/>
          <table:table-cell table:number-columns-repeated="11" table:style-name="ce48"/>
          <table:table-cell office:value-type="string" office:string-value="" table:formula="of:=IF([.G241]&gt;0;DATE([.G241];[.F241];[.E241]);&quot;&quot;)" table:style-name="ce51"/>
          <table:table-cell office:value-type="float" office:value="0" table:formula="of:=DATEDIF([.O241];[.P241];&quot;Y&quot;)" table:style-name="ce49">
            <text:p>#¡VALOR!</text:p>
          </table:table-cell>
          <table:table-cell office:value-type="float" office:value="0" table:formula="of:=DATEDIF([.O241];[.P241];&quot;YM&quot;)" table:style-name="ce49">
            <text:p>#¡VALOR!</text:p>
          </table:table-cell>
          <table:table-cell office:value-type="float" office:value="0" table:formula="of:=DATEDIF([.O241];[.P2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2" table:formula="of:=[.A241]+1" table:style-name="ce48">
            <text:p>472</text:p>
          </table:table-cell>
          <table:table-cell table:style-name="ce48"/>
          <table:table-cell office:value-type="string" office:string-value="" table:formula="of:=IF(LEN([.B242])&lt;&gt;0;VLOOKUP([.$B242];;7;0);&quot;&quot;)" table:style-name="ce49"/>
          <table:table-cell office:value-type="string" office:string-value="" table:formula="of:=IF(LEN([.B242])&lt;&gt;0;VLOOKUP([.$B242];;2;0);&quot;&quot;)" table:style-name="ce49"/>
          <table:table-cell table:number-columns-repeated="11" table:style-name="ce48"/>
          <table:table-cell office:value-type="string" office:string-value="" table:formula="of:=IF([.G242]&gt;0;DATE([.G242];[.F242];[.E242]);&quot;&quot;)" table:style-name="ce51"/>
          <table:table-cell office:value-type="float" office:value="0" table:formula="of:=DATEDIF([.O242];[.P242];&quot;Y&quot;)" table:style-name="ce49">
            <text:p>#¡VALOR!</text:p>
          </table:table-cell>
          <table:table-cell office:value-type="float" office:value="0" table:formula="of:=DATEDIF([.O242];[.P242];&quot;YM&quot;)" table:style-name="ce49">
            <text:p>#¡VALOR!</text:p>
          </table:table-cell>
          <table:table-cell office:value-type="float" office:value="0" table:formula="of:=DATEDIF([.O242];[.P2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3" table:formula="of:=[.A242]+1" table:style-name="ce48">
            <text:p>473</text:p>
          </table:table-cell>
          <table:table-cell table:style-name="ce48"/>
          <table:table-cell office:value-type="string" office:string-value="" table:formula="of:=IF(LEN([.B243])&lt;&gt;0;VLOOKUP([.$B243];;7;0);&quot;&quot;)" table:style-name="ce49"/>
          <table:table-cell office:value-type="string" office:string-value="" table:formula="of:=IF(LEN([.B243])&lt;&gt;0;VLOOKUP([.$B243];;2;0);&quot;&quot;)" table:style-name="ce49"/>
          <table:table-cell table:number-columns-repeated="11" table:style-name="ce48"/>
          <table:table-cell office:value-type="string" office:string-value="" table:formula="of:=IF([.G243]&gt;0;DATE([.G243];[.F243];[.E243]);&quot;&quot;)" table:style-name="ce51"/>
          <table:table-cell office:value-type="float" office:value="0" table:formula="of:=DATEDIF([.O243];[.P243];&quot;Y&quot;)" table:style-name="ce49">
            <text:p>#¡VALOR!</text:p>
          </table:table-cell>
          <table:table-cell office:value-type="float" office:value="0" table:formula="of:=DATEDIF([.O243];[.P243];&quot;YM&quot;)" table:style-name="ce49">
            <text:p>#¡VALOR!</text:p>
          </table:table-cell>
          <table:table-cell office:value-type="float" office:value="0" table:formula="of:=DATEDIF([.O243];[.P2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4" table:formula="of:=[.A243]+1" table:style-name="ce48">
            <text:p>474</text:p>
          </table:table-cell>
          <table:table-cell table:style-name="ce48"/>
          <table:table-cell office:value-type="string" office:string-value="" table:formula="of:=IF(LEN([.B244])&lt;&gt;0;VLOOKUP([.$B244];;7;0);&quot;&quot;)" table:style-name="ce49"/>
          <table:table-cell office:value-type="string" office:string-value="" table:formula="of:=IF(LEN([.B244])&lt;&gt;0;VLOOKUP([.$B244];;2;0);&quot;&quot;)" table:style-name="ce49"/>
          <table:table-cell table:number-columns-repeated="11" table:style-name="ce48"/>
          <table:table-cell office:value-type="string" office:string-value="" table:formula="of:=IF([.G244]&gt;0;DATE([.G244];[.F244];[.E244]);&quot;&quot;)" table:style-name="ce51"/>
          <table:table-cell office:value-type="float" office:value="0" table:formula="of:=DATEDIF([.O244];[.P244];&quot;Y&quot;)" table:style-name="ce49">
            <text:p>#¡VALOR!</text:p>
          </table:table-cell>
          <table:table-cell office:value-type="float" office:value="0" table:formula="of:=DATEDIF([.O244];[.P244];&quot;YM&quot;)" table:style-name="ce49">
            <text:p>#¡VALOR!</text:p>
          </table:table-cell>
          <table:table-cell office:value-type="float" office:value="0" table:formula="of:=DATEDIF([.O244];[.P2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5" table:formula="of:=[.A244]+1" table:style-name="ce48">
            <text:p>475</text:p>
          </table:table-cell>
          <table:table-cell table:style-name="ce48"/>
          <table:table-cell office:value-type="string" office:string-value="" table:formula="of:=IF(LEN([.B245])&lt;&gt;0;VLOOKUP([.$B245];;7;0);&quot;&quot;)" table:style-name="ce49"/>
          <table:table-cell office:value-type="string" office:string-value="" table:formula="of:=IF(LEN([.B245])&lt;&gt;0;VLOOKUP([.$B245];;2;0);&quot;&quot;)" table:style-name="ce49"/>
          <table:table-cell table:number-columns-repeated="11" table:style-name="ce48"/>
          <table:table-cell office:value-type="string" office:string-value="" table:formula="of:=IF([.G245]&gt;0;DATE([.G245];[.F245];[.E245]);&quot;&quot;)" table:style-name="ce51"/>
          <table:table-cell office:value-type="float" office:value="0" table:formula="of:=DATEDIF([.O245];[.P245];&quot;Y&quot;)" table:style-name="ce49">
            <text:p>#¡VALOR!</text:p>
          </table:table-cell>
          <table:table-cell office:value-type="float" office:value="0" table:formula="of:=DATEDIF([.O245];[.P245];&quot;YM&quot;)" table:style-name="ce49">
            <text:p>#¡VALOR!</text:p>
          </table:table-cell>
          <table:table-cell office:value-type="float" office:value="0" table:formula="of:=DATEDIF([.O245];[.P2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6" table:formula="of:=[.A245]+1" table:style-name="ce48">
            <text:p>476</text:p>
          </table:table-cell>
          <table:table-cell table:style-name="ce48"/>
          <table:table-cell office:value-type="string" office:string-value="" table:formula="of:=IF(LEN([.B246])&lt;&gt;0;VLOOKUP([.$B246];;7;0);&quot;&quot;)" table:style-name="ce49"/>
          <table:table-cell office:value-type="string" office:string-value="" table:formula="of:=IF(LEN([.B246])&lt;&gt;0;VLOOKUP([.$B246];;2;0);&quot;&quot;)" table:style-name="ce49"/>
          <table:table-cell table:number-columns-repeated="11" table:style-name="ce48"/>
          <table:table-cell office:value-type="string" office:string-value="" table:formula="of:=IF([.G246]&gt;0;DATE([.G246];[.F246];[.E246]);&quot;&quot;)" table:style-name="ce51"/>
          <table:table-cell office:value-type="float" office:value="0" table:formula="of:=DATEDIF([.O246];[.P246];&quot;Y&quot;)" table:style-name="ce49">
            <text:p>#¡VALOR!</text:p>
          </table:table-cell>
          <table:table-cell office:value-type="float" office:value="0" table:formula="of:=DATEDIF([.O246];[.P246];&quot;YM&quot;)" table:style-name="ce49">
            <text:p>#¡VALOR!</text:p>
          </table:table-cell>
          <table:table-cell office:value-type="float" office:value="0" table:formula="of:=DATEDIF([.O246];[.P2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7" table:formula="of:=[.A246]+1" table:style-name="ce48">
            <text:p>477</text:p>
          </table:table-cell>
          <table:table-cell table:style-name="ce48"/>
          <table:table-cell office:value-type="string" office:string-value="" table:formula="of:=IF(LEN([.B247])&lt;&gt;0;VLOOKUP([.$B247];;7;0);&quot;&quot;)" table:style-name="ce49"/>
          <table:table-cell office:value-type="string" office:string-value="" table:formula="of:=IF(LEN([.B247])&lt;&gt;0;VLOOKUP([.$B247];;2;0);&quot;&quot;)" table:style-name="ce49"/>
          <table:table-cell table:number-columns-repeated="11" table:style-name="ce48"/>
          <table:table-cell office:value-type="string" office:string-value="" table:formula="of:=IF([.G247]&gt;0;DATE([.G247];[.F247];[.E247]);&quot;&quot;)" table:style-name="ce51"/>
          <table:table-cell office:value-type="float" office:value="0" table:formula="of:=DATEDIF([.O247];[.P247];&quot;Y&quot;)" table:style-name="ce49">
            <text:p>#¡VALOR!</text:p>
          </table:table-cell>
          <table:table-cell office:value-type="float" office:value="0" table:formula="of:=DATEDIF([.O247];[.P247];&quot;YM&quot;)" table:style-name="ce49">
            <text:p>#¡VALOR!</text:p>
          </table:table-cell>
          <table:table-cell office:value-type="float" office:value="0" table:formula="of:=DATEDIF([.O247];[.P2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8" table:formula="of:=[.A247]+1" table:style-name="ce48">
            <text:p>478</text:p>
          </table:table-cell>
          <table:table-cell table:style-name="ce48"/>
          <table:table-cell office:value-type="string" office:string-value="" table:formula="of:=IF(LEN([.B248])&lt;&gt;0;VLOOKUP([.$B248];;7;0);&quot;&quot;)" table:style-name="ce49"/>
          <table:table-cell office:value-type="string" office:string-value="" table:formula="of:=IF(LEN([.B248])&lt;&gt;0;VLOOKUP([.$B248];;2;0);&quot;&quot;)" table:style-name="ce49"/>
          <table:table-cell table:number-columns-repeated="11" table:style-name="ce48"/>
          <table:table-cell office:value-type="string" office:string-value="" table:formula="of:=IF([.G248]&gt;0;DATE([.G248];[.F248];[.E248]);&quot;&quot;)" table:style-name="ce51"/>
          <table:table-cell office:value-type="float" office:value="0" table:formula="of:=DATEDIF([.O248];[.P248];&quot;Y&quot;)" table:style-name="ce49">
            <text:p>#¡VALOR!</text:p>
          </table:table-cell>
          <table:table-cell office:value-type="float" office:value="0" table:formula="of:=DATEDIF([.O248];[.P248];&quot;YM&quot;)" table:style-name="ce49">
            <text:p>#¡VALOR!</text:p>
          </table:table-cell>
          <table:table-cell office:value-type="float" office:value="0" table:formula="of:=DATEDIF([.O248];[.P2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79" table:formula="of:=[.A248]+1" table:style-name="ce48">
            <text:p>479</text:p>
          </table:table-cell>
          <table:table-cell table:style-name="ce48"/>
          <table:table-cell office:value-type="string" office:string-value="" table:formula="of:=IF(LEN([.B249])&lt;&gt;0;VLOOKUP([.$B249];;7;0);&quot;&quot;)" table:style-name="ce49"/>
          <table:table-cell office:value-type="string" office:string-value="" table:formula="of:=IF(LEN([.B249])&lt;&gt;0;VLOOKUP([.$B249];;2;0);&quot;&quot;)" table:style-name="ce49"/>
          <table:table-cell table:number-columns-repeated="11" table:style-name="ce48"/>
          <table:table-cell office:value-type="string" office:string-value="" table:formula="of:=IF([.G249]&gt;0;DATE([.G249];[.F249];[.E249]);&quot;&quot;)" table:style-name="ce51"/>
          <table:table-cell office:value-type="float" office:value="0" table:formula="of:=DATEDIF([.O249];[.P249];&quot;Y&quot;)" table:style-name="ce49">
            <text:p>#¡VALOR!</text:p>
          </table:table-cell>
          <table:table-cell office:value-type="float" office:value="0" table:formula="of:=DATEDIF([.O249];[.P249];&quot;YM&quot;)" table:style-name="ce49">
            <text:p>#¡VALOR!</text:p>
          </table:table-cell>
          <table:table-cell office:value-type="float" office:value="0" table:formula="of:=DATEDIF([.O249];[.P2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0" table:formula="of:=[.A249]+1" table:style-name="ce48">
            <text:p>480</text:p>
          </table:table-cell>
          <table:table-cell table:style-name="ce48"/>
          <table:table-cell office:value-type="string" office:string-value="" table:formula="of:=IF(LEN([.B250])&lt;&gt;0;VLOOKUP([.$B250];;7;0);&quot;&quot;)" table:style-name="ce49"/>
          <table:table-cell office:value-type="string" office:string-value="" table:formula="of:=IF(LEN([.B250])&lt;&gt;0;VLOOKUP([.$B250];;2;0);&quot;&quot;)" table:style-name="ce49"/>
          <table:table-cell table:number-columns-repeated="11" table:style-name="ce48"/>
          <table:table-cell office:value-type="string" office:string-value="" table:formula="of:=IF([.G250]&gt;0;DATE([.G250];[.F250];[.E250]);&quot;&quot;)" table:style-name="ce51"/>
          <table:table-cell office:value-type="float" office:value="0" table:formula="of:=DATEDIF([.O250];[.P250];&quot;Y&quot;)" table:style-name="ce49">
            <text:p>#¡VALOR!</text:p>
          </table:table-cell>
          <table:table-cell office:value-type="float" office:value="0" table:formula="of:=DATEDIF([.O250];[.P250];&quot;YM&quot;)" table:style-name="ce49">
            <text:p>#¡VALOR!</text:p>
          </table:table-cell>
          <table:table-cell office:value-type="float" office:value="0" table:formula="of:=DATEDIF([.O250];[.P2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1" table:formula="of:=[.A250]+1" table:style-name="ce48">
            <text:p>481</text:p>
          </table:table-cell>
          <table:table-cell table:style-name="ce48"/>
          <table:table-cell office:value-type="string" office:string-value="" table:formula="of:=IF(LEN([.B251])&lt;&gt;0;VLOOKUP([.$B251];;7;0);&quot;&quot;)" table:style-name="ce49"/>
          <table:table-cell office:value-type="string" office:string-value="" table:formula="of:=IF(LEN([.B251])&lt;&gt;0;VLOOKUP([.$B251];;2;0);&quot;&quot;)" table:style-name="ce49"/>
          <table:table-cell table:number-columns-repeated="11" table:style-name="ce48"/>
          <table:table-cell office:value-type="string" office:string-value="" table:formula="of:=IF([.G251]&gt;0;DATE([.G251];[.F251];[.E251]);&quot;&quot;)" table:style-name="ce51"/>
          <table:table-cell office:value-type="float" office:value="0" table:formula="of:=DATEDIF([.O251];[.P251];&quot;Y&quot;)" table:style-name="ce49">
            <text:p>#¡VALOR!</text:p>
          </table:table-cell>
          <table:table-cell office:value-type="float" office:value="0" table:formula="of:=DATEDIF([.O251];[.P251];&quot;YM&quot;)" table:style-name="ce49">
            <text:p>#¡VALOR!</text:p>
          </table:table-cell>
          <table:table-cell office:value-type="float" office:value="0" table:formula="of:=DATEDIF([.O251];[.P2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2" table:formula="of:=[.A251]+1" table:style-name="ce48">
            <text:p>482</text:p>
          </table:table-cell>
          <table:table-cell table:style-name="ce48"/>
          <table:table-cell office:value-type="string" office:string-value="" table:formula="of:=IF(LEN([.B252])&lt;&gt;0;VLOOKUP([.$B252];;7;0);&quot;&quot;)" table:style-name="ce49"/>
          <table:table-cell office:value-type="string" office:string-value="" table:formula="of:=IF(LEN([.B252])&lt;&gt;0;VLOOKUP([.$B252];;2;0);&quot;&quot;)" table:style-name="ce49"/>
          <table:table-cell table:number-columns-repeated="11" table:style-name="ce48"/>
          <table:table-cell office:value-type="string" office:string-value="" table:formula="of:=IF([.G252]&gt;0;DATE([.G252];[.F252];[.E252]);&quot;&quot;)" table:style-name="ce51"/>
          <table:table-cell office:value-type="float" office:value="0" table:formula="of:=DATEDIF([.O252];[.P252];&quot;Y&quot;)" table:style-name="ce49">
            <text:p>#¡VALOR!</text:p>
          </table:table-cell>
          <table:table-cell office:value-type="float" office:value="0" table:formula="of:=DATEDIF([.O252];[.P252];&quot;YM&quot;)" table:style-name="ce49">
            <text:p>#¡VALOR!</text:p>
          </table:table-cell>
          <table:table-cell office:value-type="float" office:value="0" table:formula="of:=DATEDIF([.O252];[.P2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3" table:formula="of:=[.A252]+1" table:style-name="ce48">
            <text:p>483</text:p>
          </table:table-cell>
          <table:table-cell table:style-name="ce48"/>
          <table:table-cell office:value-type="string" office:string-value="" table:formula="of:=IF(LEN([.B253])&lt;&gt;0;VLOOKUP([.$B253];;7;0);&quot;&quot;)" table:style-name="ce49"/>
          <table:table-cell office:value-type="string" office:string-value="" table:formula="of:=IF(LEN([.B253])&lt;&gt;0;VLOOKUP([.$B253];;2;0);&quot;&quot;)" table:style-name="ce49"/>
          <table:table-cell table:number-columns-repeated="11" table:style-name="ce48"/>
          <table:table-cell office:value-type="string" office:string-value="" table:formula="of:=IF([.G253]&gt;0;DATE([.G253];[.F253];[.E253]);&quot;&quot;)" table:style-name="ce51"/>
          <table:table-cell office:value-type="float" office:value="0" table:formula="of:=DATEDIF([.O253];[.P253];&quot;Y&quot;)" table:style-name="ce49">
            <text:p>#¡VALOR!</text:p>
          </table:table-cell>
          <table:table-cell office:value-type="float" office:value="0" table:formula="of:=DATEDIF([.O253];[.P253];&quot;YM&quot;)" table:style-name="ce49">
            <text:p>#¡VALOR!</text:p>
          </table:table-cell>
          <table:table-cell office:value-type="float" office:value="0" table:formula="of:=DATEDIF([.O253];[.P2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4" table:formula="of:=[.A253]+1" table:style-name="ce48">
            <text:p>484</text:p>
          </table:table-cell>
          <table:table-cell table:style-name="ce48"/>
          <table:table-cell office:value-type="string" office:string-value="" table:formula="of:=IF(LEN([.B254])&lt;&gt;0;VLOOKUP([.$B254];;7;0);&quot;&quot;)" table:style-name="ce49"/>
          <table:table-cell office:value-type="string" office:string-value="" table:formula="of:=IF(LEN([.B254])&lt;&gt;0;VLOOKUP([.$B254];;2;0);&quot;&quot;)" table:style-name="ce49"/>
          <table:table-cell table:number-columns-repeated="11" table:style-name="ce48"/>
          <table:table-cell office:value-type="string" office:string-value="" table:formula="of:=IF([.G254]&gt;0;DATE([.G254];[.F254];[.E254]);&quot;&quot;)" table:style-name="ce51"/>
          <table:table-cell office:value-type="float" office:value="0" table:formula="of:=DATEDIF([.O254];[.P254];&quot;Y&quot;)" table:style-name="ce49">
            <text:p>#¡VALOR!</text:p>
          </table:table-cell>
          <table:table-cell office:value-type="float" office:value="0" table:formula="of:=DATEDIF([.O254];[.P254];&quot;YM&quot;)" table:style-name="ce49">
            <text:p>#¡VALOR!</text:p>
          </table:table-cell>
          <table:table-cell office:value-type="float" office:value="0" table:formula="of:=DATEDIF([.O254];[.P2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5" table:formula="of:=[.A254]+1" table:style-name="ce48">
            <text:p>485</text:p>
          </table:table-cell>
          <table:table-cell table:style-name="ce48"/>
          <table:table-cell office:value-type="string" office:string-value="" table:formula="of:=IF(LEN([.B255])&lt;&gt;0;VLOOKUP([.$B255];;7;0);&quot;&quot;)" table:style-name="ce49"/>
          <table:table-cell office:value-type="string" office:string-value="" table:formula="of:=IF(LEN([.B255])&lt;&gt;0;VLOOKUP([.$B255];;2;0);&quot;&quot;)" table:style-name="ce49"/>
          <table:table-cell table:number-columns-repeated="11" table:style-name="ce48"/>
          <table:table-cell office:value-type="string" office:string-value="" table:formula="of:=IF([.G255]&gt;0;DATE([.G255];[.F255];[.E255]);&quot;&quot;)" table:style-name="ce51"/>
          <table:table-cell office:value-type="float" office:value="0" table:formula="of:=DATEDIF([.O255];[.P255];&quot;Y&quot;)" table:style-name="ce49">
            <text:p>#¡VALOR!</text:p>
          </table:table-cell>
          <table:table-cell office:value-type="float" office:value="0" table:formula="of:=DATEDIF([.O255];[.P255];&quot;YM&quot;)" table:style-name="ce49">
            <text:p>#¡VALOR!</text:p>
          </table:table-cell>
          <table:table-cell office:value-type="float" office:value="0" table:formula="of:=DATEDIF([.O255];[.P2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6" table:formula="of:=[.A255]+1" table:style-name="ce48">
            <text:p>486</text:p>
          </table:table-cell>
          <table:table-cell table:style-name="ce48"/>
          <table:table-cell office:value-type="string" office:string-value="" table:formula="of:=IF(LEN([.B256])&lt;&gt;0;VLOOKUP([.$B256];;7;0);&quot;&quot;)" table:style-name="ce49"/>
          <table:table-cell office:value-type="string" office:string-value="" table:formula="of:=IF(LEN([.B256])&lt;&gt;0;VLOOKUP([.$B256];;2;0);&quot;&quot;)" table:style-name="ce49"/>
          <table:table-cell table:number-columns-repeated="11" table:style-name="ce48"/>
          <table:table-cell office:value-type="string" office:string-value="" table:formula="of:=IF([.G256]&gt;0;DATE([.G256];[.F256];[.E256]);&quot;&quot;)" table:style-name="ce51"/>
          <table:table-cell office:value-type="float" office:value="0" table:formula="of:=DATEDIF([.O256];[.P256];&quot;Y&quot;)" table:style-name="ce49">
            <text:p>#¡VALOR!</text:p>
          </table:table-cell>
          <table:table-cell office:value-type="float" office:value="0" table:formula="of:=DATEDIF([.O256];[.P256];&quot;YM&quot;)" table:style-name="ce49">
            <text:p>#¡VALOR!</text:p>
          </table:table-cell>
          <table:table-cell office:value-type="float" office:value="0" table:formula="of:=DATEDIF([.O256];[.P2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7" table:formula="of:=[.A256]+1" table:style-name="ce48">
            <text:p>487</text:p>
          </table:table-cell>
          <table:table-cell table:style-name="ce48"/>
          <table:table-cell office:value-type="string" office:string-value="" table:formula="of:=IF(LEN([.B257])&lt;&gt;0;VLOOKUP([.$B257];;7;0);&quot;&quot;)" table:style-name="ce49"/>
          <table:table-cell office:value-type="string" office:string-value="" table:formula="of:=IF(LEN([.B257])&lt;&gt;0;VLOOKUP([.$B257];;2;0);&quot;&quot;)" table:style-name="ce49"/>
          <table:table-cell table:number-columns-repeated="11" table:style-name="ce48"/>
          <table:table-cell office:value-type="string" office:string-value="" table:formula="of:=IF([.G257]&gt;0;DATE([.G257];[.F257];[.E257]);&quot;&quot;)" table:style-name="ce51"/>
          <table:table-cell office:value-type="float" office:value="0" table:formula="of:=DATEDIF([.O257];[.P257];&quot;Y&quot;)" table:style-name="ce49">
            <text:p>#¡VALOR!</text:p>
          </table:table-cell>
          <table:table-cell office:value-type="float" office:value="0" table:formula="of:=DATEDIF([.O257];[.P257];&quot;YM&quot;)" table:style-name="ce49">
            <text:p>#¡VALOR!</text:p>
          </table:table-cell>
          <table:table-cell office:value-type="float" office:value="0" table:formula="of:=DATEDIF([.O257];[.P2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8" table:formula="of:=[.A257]+1" table:style-name="ce48">
            <text:p>488</text:p>
          </table:table-cell>
          <table:table-cell table:style-name="ce48"/>
          <table:table-cell office:value-type="string" office:string-value="" table:formula="of:=IF(LEN([.B258])&lt;&gt;0;VLOOKUP([.$B258];;7;0);&quot;&quot;)" table:style-name="ce49"/>
          <table:table-cell office:value-type="string" office:string-value="" table:formula="of:=IF(LEN([.B258])&lt;&gt;0;VLOOKUP([.$B258];;2;0);&quot;&quot;)" table:style-name="ce49"/>
          <table:table-cell table:number-columns-repeated="11" table:style-name="ce48"/>
          <table:table-cell office:value-type="string" office:string-value="" table:formula="of:=IF([.G258]&gt;0;DATE([.G258];[.F258];[.E258]);&quot;&quot;)" table:style-name="ce51"/>
          <table:table-cell office:value-type="float" office:value="0" table:formula="of:=DATEDIF([.O258];[.P258];&quot;Y&quot;)" table:style-name="ce49">
            <text:p>#¡VALOR!</text:p>
          </table:table-cell>
          <table:table-cell office:value-type="float" office:value="0" table:formula="of:=DATEDIF([.O258];[.P258];&quot;YM&quot;)" table:style-name="ce49">
            <text:p>#¡VALOR!</text:p>
          </table:table-cell>
          <table:table-cell office:value-type="float" office:value="0" table:formula="of:=DATEDIF([.O258];[.P2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89" table:formula="of:=[.A258]+1" table:style-name="ce48">
            <text:p>489</text:p>
          </table:table-cell>
          <table:table-cell table:style-name="ce48"/>
          <table:table-cell office:value-type="string" office:string-value="" table:formula="of:=IF(LEN([.B259])&lt;&gt;0;VLOOKUP([.$B259];;7;0);&quot;&quot;)" table:style-name="ce49"/>
          <table:table-cell office:value-type="string" office:string-value="" table:formula="of:=IF(LEN([.B259])&lt;&gt;0;VLOOKUP([.$B259];;2;0);&quot;&quot;)" table:style-name="ce49"/>
          <table:table-cell table:number-columns-repeated="11" table:style-name="ce48"/>
          <table:table-cell office:value-type="string" office:string-value="" table:formula="of:=IF([.G259]&gt;0;DATE([.G259];[.F259];[.E259]);&quot;&quot;)" table:style-name="ce51"/>
          <table:table-cell office:value-type="float" office:value="0" table:formula="of:=DATEDIF([.O259];[.P259];&quot;Y&quot;)" table:style-name="ce49">
            <text:p>#¡VALOR!</text:p>
          </table:table-cell>
          <table:table-cell office:value-type="float" office:value="0" table:formula="of:=DATEDIF([.O259];[.P259];&quot;YM&quot;)" table:style-name="ce49">
            <text:p>#¡VALOR!</text:p>
          </table:table-cell>
          <table:table-cell office:value-type="float" office:value="0" table:formula="of:=DATEDIF([.O259];[.P2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0" table:formula="of:=[.A259]+1" table:style-name="ce48">
            <text:p>490</text:p>
          </table:table-cell>
          <table:table-cell table:style-name="ce48"/>
          <table:table-cell office:value-type="string" office:string-value="" table:formula="of:=IF(LEN([.B260])&lt;&gt;0;VLOOKUP([.$B260];;7;0);&quot;&quot;)" table:style-name="ce49"/>
          <table:table-cell office:value-type="string" office:string-value="" table:formula="of:=IF(LEN([.B260])&lt;&gt;0;VLOOKUP([.$B260];;2;0);&quot;&quot;)" table:style-name="ce49"/>
          <table:table-cell table:number-columns-repeated="11" table:style-name="ce48"/>
          <table:table-cell office:value-type="string" office:string-value="" table:formula="of:=IF([.G260]&gt;0;DATE([.G260];[.F260];[.E260]);&quot;&quot;)" table:style-name="ce51"/>
          <table:table-cell office:value-type="float" office:value="0" table:formula="of:=DATEDIF([.O260];[.P260];&quot;Y&quot;)" table:style-name="ce49">
            <text:p>#¡VALOR!</text:p>
          </table:table-cell>
          <table:table-cell office:value-type="float" office:value="0" table:formula="of:=DATEDIF([.O260];[.P260];&quot;YM&quot;)" table:style-name="ce49">
            <text:p>#¡VALOR!</text:p>
          </table:table-cell>
          <table:table-cell office:value-type="float" office:value="0" table:formula="of:=DATEDIF([.O260];[.P2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1" table:formula="of:=[.A260]+1" table:style-name="ce48">
            <text:p>491</text:p>
          </table:table-cell>
          <table:table-cell table:style-name="ce48"/>
          <table:table-cell office:value-type="string" office:string-value="" table:formula="of:=IF(LEN([.B261])&lt;&gt;0;VLOOKUP([.$B261];;7;0);&quot;&quot;)" table:style-name="ce49"/>
          <table:table-cell office:value-type="string" office:string-value="" table:formula="of:=IF(LEN([.B261])&lt;&gt;0;VLOOKUP([.$B261];;2;0);&quot;&quot;)" table:style-name="ce49"/>
          <table:table-cell table:number-columns-repeated="11" table:style-name="ce48"/>
          <table:table-cell office:value-type="string" office:string-value="" table:formula="of:=IF([.G261]&gt;0;DATE([.G261];[.F261];[.E261]);&quot;&quot;)" table:style-name="ce51"/>
          <table:table-cell office:value-type="float" office:value="0" table:formula="of:=DATEDIF([.O261];[.P261];&quot;Y&quot;)" table:style-name="ce49">
            <text:p>#¡VALOR!</text:p>
          </table:table-cell>
          <table:table-cell office:value-type="float" office:value="0" table:formula="of:=DATEDIF([.O261];[.P261];&quot;YM&quot;)" table:style-name="ce49">
            <text:p>#¡VALOR!</text:p>
          </table:table-cell>
          <table:table-cell office:value-type="float" office:value="0" table:formula="of:=DATEDIF([.O261];[.P2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2" table:formula="of:=[.A261]+1" table:style-name="ce48">
            <text:p>492</text:p>
          </table:table-cell>
          <table:table-cell table:style-name="ce48"/>
          <table:table-cell office:value-type="string" office:string-value="" table:formula="of:=IF(LEN([.B262])&lt;&gt;0;VLOOKUP([.$B262];;7;0);&quot;&quot;)" table:style-name="ce49"/>
          <table:table-cell office:value-type="string" office:string-value="" table:formula="of:=IF(LEN([.B262])&lt;&gt;0;VLOOKUP([.$B262];;2;0);&quot;&quot;)" table:style-name="ce49"/>
          <table:table-cell table:number-columns-repeated="11" table:style-name="ce48"/>
          <table:table-cell office:value-type="string" office:string-value="" table:formula="of:=IF([.G262]&gt;0;DATE([.G262];[.F262];[.E262]);&quot;&quot;)" table:style-name="ce51"/>
          <table:table-cell office:value-type="float" office:value="0" table:formula="of:=DATEDIF([.O262];[.P262];&quot;Y&quot;)" table:style-name="ce49">
            <text:p>#¡VALOR!</text:p>
          </table:table-cell>
          <table:table-cell office:value-type="float" office:value="0" table:formula="of:=DATEDIF([.O262];[.P262];&quot;YM&quot;)" table:style-name="ce49">
            <text:p>#¡VALOR!</text:p>
          </table:table-cell>
          <table:table-cell office:value-type="float" office:value="0" table:formula="of:=DATEDIF([.O262];[.P2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3" table:formula="of:=[.A262]+1" table:style-name="ce48">
            <text:p>493</text:p>
          </table:table-cell>
          <table:table-cell table:style-name="ce48"/>
          <table:table-cell office:value-type="string" office:string-value="" table:formula="of:=IF(LEN([.B263])&lt;&gt;0;VLOOKUP([.$B263];;7;0);&quot;&quot;)" table:style-name="ce49"/>
          <table:table-cell office:value-type="string" office:string-value="" table:formula="of:=IF(LEN([.B263])&lt;&gt;0;VLOOKUP([.$B263];;2;0);&quot;&quot;)" table:style-name="ce49"/>
          <table:table-cell table:number-columns-repeated="11" table:style-name="ce48"/>
          <table:table-cell office:value-type="string" office:string-value="" table:formula="of:=IF([.G263]&gt;0;DATE([.G263];[.F263];[.E263]);&quot;&quot;)" table:style-name="ce51"/>
          <table:table-cell office:value-type="float" office:value="0" table:formula="of:=DATEDIF([.O263];[.P263];&quot;Y&quot;)" table:style-name="ce49">
            <text:p>#¡VALOR!</text:p>
          </table:table-cell>
          <table:table-cell office:value-type="float" office:value="0" table:formula="of:=DATEDIF([.O263];[.P263];&quot;YM&quot;)" table:style-name="ce49">
            <text:p>#¡VALOR!</text:p>
          </table:table-cell>
          <table:table-cell office:value-type="float" office:value="0" table:formula="of:=DATEDIF([.O263];[.P2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4" table:formula="of:=[.A263]+1" table:style-name="ce48">
            <text:p>494</text:p>
          </table:table-cell>
          <table:table-cell table:style-name="ce48"/>
          <table:table-cell office:value-type="string" office:string-value="" table:formula="of:=IF(LEN([.B264])&lt;&gt;0;VLOOKUP([.$B264];;7;0);&quot;&quot;)" table:style-name="ce49"/>
          <table:table-cell office:value-type="string" office:string-value="" table:formula="of:=IF(LEN([.B264])&lt;&gt;0;VLOOKUP([.$B264];;2;0);&quot;&quot;)" table:style-name="ce49"/>
          <table:table-cell table:number-columns-repeated="11" table:style-name="ce48"/>
          <table:table-cell office:value-type="string" office:string-value="" table:formula="of:=IF([.G264]&gt;0;DATE([.G264];[.F264];[.E264]);&quot;&quot;)" table:style-name="ce51"/>
          <table:table-cell office:value-type="float" office:value="0" table:formula="of:=DATEDIF([.O264];[.P264];&quot;Y&quot;)" table:style-name="ce49">
            <text:p>#¡VALOR!</text:p>
          </table:table-cell>
          <table:table-cell office:value-type="float" office:value="0" table:formula="of:=DATEDIF([.O264];[.P264];&quot;YM&quot;)" table:style-name="ce49">
            <text:p>#¡VALOR!</text:p>
          </table:table-cell>
          <table:table-cell office:value-type="float" office:value="0" table:formula="of:=DATEDIF([.O264];[.P2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5" table:formula="of:=[.A264]+1" table:style-name="ce48">
            <text:p>495</text:p>
          </table:table-cell>
          <table:table-cell table:style-name="ce48"/>
          <table:table-cell office:value-type="string" office:string-value="" table:formula="of:=IF(LEN([.B265])&lt;&gt;0;VLOOKUP([.$B265];;7;0);&quot;&quot;)" table:style-name="ce49"/>
          <table:table-cell office:value-type="string" office:string-value="" table:formula="of:=IF(LEN([.B265])&lt;&gt;0;VLOOKUP([.$B265];;2;0);&quot;&quot;)" table:style-name="ce49"/>
          <table:table-cell table:number-columns-repeated="11" table:style-name="ce48"/>
          <table:table-cell office:value-type="string" office:string-value="" table:formula="of:=IF([.G265]&gt;0;DATE([.G265];[.F265];[.E265]);&quot;&quot;)" table:style-name="ce51"/>
          <table:table-cell office:value-type="float" office:value="0" table:formula="of:=DATEDIF([.O265];[.P265];&quot;Y&quot;)" table:style-name="ce49">
            <text:p>#¡VALOR!</text:p>
          </table:table-cell>
          <table:table-cell office:value-type="float" office:value="0" table:formula="of:=DATEDIF([.O265];[.P265];&quot;YM&quot;)" table:style-name="ce49">
            <text:p>#¡VALOR!</text:p>
          </table:table-cell>
          <table:table-cell office:value-type="float" office:value="0" table:formula="of:=DATEDIF([.O265];[.P2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6" table:formula="of:=[.A265]+1" table:style-name="ce48">
            <text:p>496</text:p>
          </table:table-cell>
          <table:table-cell table:style-name="ce48"/>
          <table:table-cell office:value-type="string" office:string-value="" table:formula="of:=IF(LEN([.B266])&lt;&gt;0;VLOOKUP([.$B266];;7;0);&quot;&quot;)" table:style-name="ce49"/>
          <table:table-cell office:value-type="string" office:string-value="" table:formula="of:=IF(LEN([.B266])&lt;&gt;0;VLOOKUP([.$B266];;2;0);&quot;&quot;)" table:style-name="ce49"/>
          <table:table-cell table:number-columns-repeated="11" table:style-name="ce48"/>
          <table:table-cell office:value-type="string" office:string-value="" table:formula="of:=IF([.G266]&gt;0;DATE([.G266];[.F266];[.E266]);&quot;&quot;)" table:style-name="ce51"/>
          <table:table-cell office:value-type="float" office:value="0" table:formula="of:=DATEDIF([.O266];[.P266];&quot;Y&quot;)" table:style-name="ce49">
            <text:p>#¡VALOR!</text:p>
          </table:table-cell>
          <table:table-cell office:value-type="float" office:value="0" table:formula="of:=DATEDIF([.O266];[.P266];&quot;YM&quot;)" table:style-name="ce49">
            <text:p>#¡VALOR!</text:p>
          </table:table-cell>
          <table:table-cell office:value-type="float" office:value="0" table:formula="of:=DATEDIF([.O266];[.P2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7" table:formula="of:=[.A266]+1" table:style-name="ce48">
            <text:p>497</text:p>
          </table:table-cell>
          <table:table-cell table:style-name="ce48"/>
          <table:table-cell office:value-type="string" office:string-value="" table:formula="of:=IF(LEN([.B267])&lt;&gt;0;VLOOKUP([.$B267];;7;0);&quot;&quot;)" table:style-name="ce49"/>
          <table:table-cell office:value-type="string" office:string-value="" table:formula="of:=IF(LEN([.B267])&lt;&gt;0;VLOOKUP([.$B267];;2;0);&quot;&quot;)" table:style-name="ce49"/>
          <table:table-cell table:number-columns-repeated="11" table:style-name="ce48"/>
          <table:table-cell office:value-type="string" office:string-value="" table:formula="of:=IF([.G267]&gt;0;DATE([.G267];[.F267];[.E267]);&quot;&quot;)" table:style-name="ce51"/>
          <table:table-cell office:value-type="float" office:value="0" table:formula="of:=DATEDIF([.O267];[.P267];&quot;Y&quot;)" table:style-name="ce49">
            <text:p>#¡VALOR!</text:p>
          </table:table-cell>
          <table:table-cell office:value-type="float" office:value="0" table:formula="of:=DATEDIF([.O267];[.P267];&quot;YM&quot;)" table:style-name="ce49">
            <text:p>#¡VALOR!</text:p>
          </table:table-cell>
          <table:table-cell office:value-type="float" office:value="0" table:formula="of:=DATEDIF([.O267];[.P2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8" table:formula="of:=[.A267]+1" table:style-name="ce48">
            <text:p>498</text:p>
          </table:table-cell>
          <table:table-cell table:style-name="ce48"/>
          <table:table-cell office:value-type="string" office:string-value="" table:formula="of:=IF(LEN([.B268])&lt;&gt;0;VLOOKUP([.$B268];;7;0);&quot;&quot;)" table:style-name="ce49"/>
          <table:table-cell office:value-type="string" office:string-value="" table:formula="of:=IF(LEN([.B268])&lt;&gt;0;VLOOKUP([.$B268];;2;0);&quot;&quot;)" table:style-name="ce49"/>
          <table:table-cell table:number-columns-repeated="11" table:style-name="ce48"/>
          <table:table-cell office:value-type="string" office:string-value="" table:formula="of:=IF([.G268]&gt;0;DATE([.G268];[.F268];[.E268]);&quot;&quot;)" table:style-name="ce51"/>
          <table:table-cell office:value-type="float" office:value="0" table:formula="of:=DATEDIF([.O268];[.P268];&quot;Y&quot;)" table:style-name="ce49">
            <text:p>#¡VALOR!</text:p>
          </table:table-cell>
          <table:table-cell office:value-type="float" office:value="0" table:formula="of:=DATEDIF([.O268];[.P268];&quot;YM&quot;)" table:style-name="ce49">
            <text:p>#¡VALOR!</text:p>
          </table:table-cell>
          <table:table-cell office:value-type="float" office:value="0" table:formula="of:=DATEDIF([.O268];[.P2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499" table:formula="of:=[.A268]+1" table:style-name="ce48">
            <text:p>499</text:p>
          </table:table-cell>
          <table:table-cell table:style-name="ce48"/>
          <table:table-cell office:value-type="string" office:string-value="" table:formula="of:=IF(LEN([.B269])&lt;&gt;0;VLOOKUP([.$B269];;7;0);&quot;&quot;)" table:style-name="ce49"/>
          <table:table-cell office:value-type="string" office:string-value="" table:formula="of:=IF(LEN([.B269])&lt;&gt;0;VLOOKUP([.$B269];;2;0);&quot;&quot;)" table:style-name="ce49"/>
          <table:table-cell table:number-columns-repeated="11" table:style-name="ce48"/>
          <table:table-cell office:value-type="string" office:string-value="" table:formula="of:=IF([.G269]&gt;0;DATE([.G269];[.F269];[.E269]);&quot;&quot;)" table:style-name="ce51"/>
          <table:table-cell office:value-type="float" office:value="0" table:formula="of:=DATEDIF([.O269];[.P269];&quot;Y&quot;)" table:style-name="ce49">
            <text:p>#¡VALOR!</text:p>
          </table:table-cell>
          <table:table-cell office:value-type="float" office:value="0" table:formula="of:=DATEDIF([.O269];[.P269];&quot;YM&quot;)" table:style-name="ce49">
            <text:p>#¡VALOR!</text:p>
          </table:table-cell>
          <table:table-cell office:value-type="float" office:value="0" table:formula="of:=DATEDIF([.O269];[.P2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0" table:formula="of:=[.A269]+1" table:style-name="ce48">
            <text:p>500</text:p>
          </table:table-cell>
          <table:table-cell table:style-name="ce48"/>
          <table:table-cell office:value-type="string" office:string-value="" table:formula="of:=IF(LEN([.B270])&lt;&gt;0;VLOOKUP([.$B270];;7;0);&quot;&quot;)" table:style-name="ce49"/>
          <table:table-cell office:value-type="string" office:string-value="" table:formula="of:=IF(LEN([.B270])&lt;&gt;0;VLOOKUP([.$B270];;2;0);&quot;&quot;)" table:style-name="ce49"/>
          <table:table-cell table:number-columns-repeated="11" table:style-name="ce48"/>
          <table:table-cell office:value-type="string" office:string-value="" table:formula="of:=IF([.G270]&gt;0;DATE([.G270];[.F270];[.E270]);&quot;&quot;)" table:style-name="ce51"/>
          <table:table-cell office:value-type="float" office:value="0" table:formula="of:=DATEDIF([.O270];[.P270];&quot;Y&quot;)" table:style-name="ce49">
            <text:p>#¡VALOR!</text:p>
          </table:table-cell>
          <table:table-cell office:value-type="float" office:value="0" table:formula="of:=DATEDIF([.O270];[.P270];&quot;YM&quot;)" table:style-name="ce49">
            <text:p>#¡VALOR!</text:p>
          </table:table-cell>
          <table:table-cell office:value-type="float" office:value="0" table:formula="of:=DATEDIF([.O270];[.P2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1" table:formula="of:=[.A270]+1" table:style-name="ce48">
            <text:p>501</text:p>
          </table:table-cell>
          <table:table-cell table:style-name="ce48"/>
          <table:table-cell office:value-type="string" office:string-value="" table:formula="of:=IF(LEN([.B271])&lt;&gt;0;VLOOKUP([.$B271];;7;0);&quot;&quot;)" table:style-name="ce49"/>
          <table:table-cell office:value-type="string" office:string-value="" table:formula="of:=IF(LEN([.B271])&lt;&gt;0;VLOOKUP([.$B271];;2;0);&quot;&quot;)" table:style-name="ce49"/>
          <table:table-cell table:number-columns-repeated="11" table:style-name="ce48"/>
          <table:table-cell office:value-type="string" office:string-value="" table:formula="of:=IF([.G271]&gt;0;DATE([.G271];[.F271];[.E271]);&quot;&quot;)" table:style-name="ce51"/>
          <table:table-cell office:value-type="float" office:value="0" table:formula="of:=DATEDIF([.O271];[.P271];&quot;Y&quot;)" table:style-name="ce49">
            <text:p>#¡VALOR!</text:p>
          </table:table-cell>
          <table:table-cell office:value-type="float" office:value="0" table:formula="of:=DATEDIF([.O271];[.P271];&quot;YM&quot;)" table:style-name="ce49">
            <text:p>#¡VALOR!</text:p>
          </table:table-cell>
          <table:table-cell office:value-type="float" office:value="0" table:formula="of:=DATEDIF([.O271];[.P2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2" table:formula="of:=[.A271]+1" table:style-name="ce48">
            <text:p>502</text:p>
          </table:table-cell>
          <table:table-cell table:style-name="ce48"/>
          <table:table-cell office:value-type="string" office:string-value="" table:formula="of:=IF(LEN([.B272])&lt;&gt;0;VLOOKUP([.$B272];;7;0);&quot;&quot;)" table:style-name="ce49"/>
          <table:table-cell office:value-type="string" office:string-value="" table:formula="of:=IF(LEN([.B272])&lt;&gt;0;VLOOKUP([.$B272];;2;0);&quot;&quot;)" table:style-name="ce49"/>
          <table:table-cell table:number-columns-repeated="11" table:style-name="ce48"/>
          <table:table-cell office:value-type="string" office:string-value="" table:formula="of:=IF([.G272]&gt;0;DATE([.G272];[.F272];[.E272]);&quot;&quot;)" table:style-name="ce51"/>
          <table:table-cell office:value-type="float" office:value="0" table:formula="of:=DATEDIF([.O272];[.P272];&quot;Y&quot;)" table:style-name="ce49">
            <text:p>#¡VALOR!</text:p>
          </table:table-cell>
          <table:table-cell office:value-type="float" office:value="0" table:formula="of:=DATEDIF([.O272];[.P272];&quot;YM&quot;)" table:style-name="ce49">
            <text:p>#¡VALOR!</text:p>
          </table:table-cell>
          <table:table-cell office:value-type="float" office:value="0" table:formula="of:=DATEDIF([.O272];[.P2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3" table:formula="of:=[.A272]+1" table:style-name="ce48">
            <text:p>503</text:p>
          </table:table-cell>
          <table:table-cell table:style-name="ce48"/>
          <table:table-cell office:value-type="string" office:string-value="" table:formula="of:=IF(LEN([.B273])&lt;&gt;0;VLOOKUP([.$B273];;7;0);&quot;&quot;)" table:style-name="ce49"/>
          <table:table-cell office:value-type="string" office:string-value="" table:formula="of:=IF(LEN([.B273])&lt;&gt;0;VLOOKUP([.$B273];;2;0);&quot;&quot;)" table:style-name="ce49"/>
          <table:table-cell table:number-columns-repeated="11" table:style-name="ce48"/>
          <table:table-cell office:value-type="string" office:string-value="" table:formula="of:=IF([.G273]&gt;0;DATE([.G273];[.F273];[.E273]);&quot;&quot;)" table:style-name="ce51"/>
          <table:table-cell office:value-type="float" office:value="0" table:formula="of:=DATEDIF([.O273];[.P273];&quot;Y&quot;)" table:style-name="ce49">
            <text:p>#¡VALOR!</text:p>
          </table:table-cell>
          <table:table-cell office:value-type="float" office:value="0" table:formula="of:=DATEDIF([.O273];[.P273];&quot;YM&quot;)" table:style-name="ce49">
            <text:p>#¡VALOR!</text:p>
          </table:table-cell>
          <table:table-cell office:value-type="float" office:value="0" table:formula="of:=DATEDIF([.O273];[.P2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4" table:formula="of:=[.A273]+1" table:style-name="ce48">
            <text:p>504</text:p>
          </table:table-cell>
          <table:table-cell table:style-name="ce48"/>
          <table:table-cell office:value-type="string" office:string-value="" table:formula="of:=IF(LEN([.B274])&lt;&gt;0;VLOOKUP([.$B274];;7;0);&quot;&quot;)" table:style-name="ce49"/>
          <table:table-cell office:value-type="string" office:string-value="" table:formula="of:=IF(LEN([.B274])&lt;&gt;0;VLOOKUP([.$B274];;2;0);&quot;&quot;)" table:style-name="ce49"/>
          <table:table-cell table:number-columns-repeated="11" table:style-name="ce48"/>
          <table:table-cell office:value-type="string" office:string-value="" table:formula="of:=IF([.G274]&gt;0;DATE([.G274];[.F274];[.E274]);&quot;&quot;)" table:style-name="ce51"/>
          <table:table-cell office:value-type="float" office:value="0" table:formula="of:=DATEDIF([.O274];[.P274];&quot;Y&quot;)" table:style-name="ce49">
            <text:p>#¡VALOR!</text:p>
          </table:table-cell>
          <table:table-cell office:value-type="float" office:value="0" table:formula="of:=DATEDIF([.O274];[.P274];&quot;YM&quot;)" table:style-name="ce49">
            <text:p>#¡VALOR!</text:p>
          </table:table-cell>
          <table:table-cell office:value-type="float" office:value="0" table:formula="of:=DATEDIF([.O274];[.P2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5" table:formula="of:=[.A274]+1" table:style-name="ce48">
            <text:p>505</text:p>
          </table:table-cell>
          <table:table-cell table:style-name="ce48"/>
          <table:table-cell office:value-type="string" office:string-value="" table:formula="of:=IF(LEN([.B275])&lt;&gt;0;VLOOKUP([.$B275];;7;0);&quot;&quot;)" table:style-name="ce49"/>
          <table:table-cell office:value-type="string" office:string-value="" table:formula="of:=IF(LEN([.B275])&lt;&gt;0;VLOOKUP([.$B275];;2;0);&quot;&quot;)" table:style-name="ce49"/>
          <table:table-cell table:number-columns-repeated="11" table:style-name="ce48"/>
          <table:table-cell office:value-type="string" office:string-value="" table:formula="of:=IF([.G275]&gt;0;DATE([.G275];[.F275];[.E275]);&quot;&quot;)" table:style-name="ce51"/>
          <table:table-cell office:value-type="float" office:value="0" table:formula="of:=DATEDIF([.O275];[.P275];&quot;Y&quot;)" table:style-name="ce49">
            <text:p>#¡VALOR!</text:p>
          </table:table-cell>
          <table:table-cell office:value-type="float" office:value="0" table:formula="of:=DATEDIF([.O275];[.P275];&quot;YM&quot;)" table:style-name="ce49">
            <text:p>#¡VALOR!</text:p>
          </table:table-cell>
          <table:table-cell office:value-type="float" office:value="0" table:formula="of:=DATEDIF([.O275];[.P2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6" table:formula="of:=[.A275]+1" table:style-name="ce48">
            <text:p>506</text:p>
          </table:table-cell>
          <table:table-cell table:style-name="ce48"/>
          <table:table-cell office:value-type="string" office:string-value="" table:formula="of:=IF(LEN([.B276])&lt;&gt;0;VLOOKUP([.$B276];;7;0);&quot;&quot;)" table:style-name="ce49"/>
          <table:table-cell office:value-type="string" office:string-value="" table:formula="of:=IF(LEN([.B276])&lt;&gt;0;VLOOKUP([.$B276];;2;0);&quot;&quot;)" table:style-name="ce49"/>
          <table:table-cell table:number-columns-repeated="11" table:style-name="ce48"/>
          <table:table-cell office:value-type="string" office:string-value="" table:formula="of:=IF([.G276]&gt;0;DATE([.G276];[.F276];[.E276]);&quot;&quot;)" table:style-name="ce51"/>
          <table:table-cell office:value-type="float" office:value="0" table:formula="of:=DATEDIF([.O276];[.P276];&quot;Y&quot;)" table:style-name="ce49">
            <text:p>#¡VALOR!</text:p>
          </table:table-cell>
          <table:table-cell office:value-type="float" office:value="0" table:formula="of:=DATEDIF([.O276];[.P276];&quot;YM&quot;)" table:style-name="ce49">
            <text:p>#¡VALOR!</text:p>
          </table:table-cell>
          <table:table-cell office:value-type="float" office:value="0" table:formula="of:=DATEDIF([.O276];[.P2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7" table:formula="of:=[.A276]+1" table:style-name="ce48">
            <text:p>507</text:p>
          </table:table-cell>
          <table:table-cell table:style-name="ce48"/>
          <table:table-cell office:value-type="string" office:string-value="" table:formula="of:=IF(LEN([.B277])&lt;&gt;0;VLOOKUP([.$B277];;7;0);&quot;&quot;)" table:style-name="ce49"/>
          <table:table-cell office:value-type="string" office:string-value="" table:formula="of:=IF(LEN([.B277])&lt;&gt;0;VLOOKUP([.$B277];;2;0);&quot;&quot;)" table:style-name="ce49"/>
          <table:table-cell table:number-columns-repeated="11" table:style-name="ce48"/>
          <table:table-cell office:value-type="string" office:string-value="" table:formula="of:=IF([.G277]&gt;0;DATE([.G277];[.F277];[.E277]);&quot;&quot;)" table:style-name="ce51"/>
          <table:table-cell office:value-type="float" office:value="0" table:formula="of:=DATEDIF([.O277];[.P277];&quot;Y&quot;)" table:style-name="ce49">
            <text:p>#¡VALOR!</text:p>
          </table:table-cell>
          <table:table-cell office:value-type="float" office:value="0" table:formula="of:=DATEDIF([.O277];[.P277];&quot;YM&quot;)" table:style-name="ce49">
            <text:p>#¡VALOR!</text:p>
          </table:table-cell>
          <table:table-cell office:value-type="float" office:value="0" table:formula="of:=DATEDIF([.O277];[.P2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8" table:formula="of:=[.A277]+1" table:style-name="ce48">
            <text:p>508</text:p>
          </table:table-cell>
          <table:table-cell table:style-name="ce48"/>
          <table:table-cell office:value-type="string" office:string-value="" table:formula="of:=IF(LEN([.B278])&lt;&gt;0;VLOOKUP([.$B278];;7;0);&quot;&quot;)" table:style-name="ce49"/>
          <table:table-cell office:value-type="string" office:string-value="" table:formula="of:=IF(LEN([.B278])&lt;&gt;0;VLOOKUP([.$B278];;2;0);&quot;&quot;)" table:style-name="ce49"/>
          <table:table-cell table:number-columns-repeated="11" table:style-name="ce48"/>
          <table:table-cell office:value-type="string" office:string-value="" table:formula="of:=IF([.G278]&gt;0;DATE([.G278];[.F278];[.E278]);&quot;&quot;)" table:style-name="ce51"/>
          <table:table-cell office:value-type="float" office:value="0" table:formula="of:=DATEDIF([.O278];[.P278];&quot;Y&quot;)" table:style-name="ce49">
            <text:p>#¡VALOR!</text:p>
          </table:table-cell>
          <table:table-cell office:value-type="float" office:value="0" table:formula="of:=DATEDIF([.O278];[.P278];&quot;YM&quot;)" table:style-name="ce49">
            <text:p>#¡VALOR!</text:p>
          </table:table-cell>
          <table:table-cell office:value-type="float" office:value="0" table:formula="of:=DATEDIF([.O278];[.P2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09" table:formula="of:=[.A278]+1" table:style-name="ce48">
            <text:p>509</text:p>
          </table:table-cell>
          <table:table-cell table:style-name="ce48"/>
          <table:table-cell office:value-type="string" office:string-value="" table:formula="of:=IF(LEN([.B279])&lt;&gt;0;VLOOKUP([.$B279];;7;0);&quot;&quot;)" table:style-name="ce49"/>
          <table:table-cell office:value-type="string" office:string-value="" table:formula="of:=IF(LEN([.B279])&lt;&gt;0;VLOOKUP([.$B279];;2;0);&quot;&quot;)" table:style-name="ce49"/>
          <table:table-cell table:number-columns-repeated="11" table:style-name="ce48"/>
          <table:table-cell office:value-type="string" office:string-value="" table:formula="of:=IF([.G279]&gt;0;DATE([.G279];[.F279];[.E279]);&quot;&quot;)" table:style-name="ce51"/>
          <table:table-cell office:value-type="float" office:value="0" table:formula="of:=DATEDIF([.O279];[.P279];&quot;Y&quot;)" table:style-name="ce49">
            <text:p>#¡VALOR!</text:p>
          </table:table-cell>
          <table:table-cell office:value-type="float" office:value="0" table:formula="of:=DATEDIF([.O279];[.P279];&quot;YM&quot;)" table:style-name="ce49">
            <text:p>#¡VALOR!</text:p>
          </table:table-cell>
          <table:table-cell office:value-type="float" office:value="0" table:formula="of:=DATEDIF([.O279];[.P2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0" table:formula="of:=[.A279]+1" table:style-name="ce48">
            <text:p>510</text:p>
          </table:table-cell>
          <table:table-cell table:style-name="ce48"/>
          <table:table-cell office:value-type="string" office:string-value="" table:formula="of:=IF(LEN([.B280])&lt;&gt;0;VLOOKUP([.$B280];;7;0);&quot;&quot;)" table:style-name="ce49"/>
          <table:table-cell office:value-type="string" office:string-value="" table:formula="of:=IF(LEN([.B280])&lt;&gt;0;VLOOKUP([.$B280];;2;0);&quot;&quot;)" table:style-name="ce49"/>
          <table:table-cell table:number-columns-repeated="11" table:style-name="ce48"/>
          <table:table-cell office:value-type="string" office:string-value="" table:formula="of:=IF([.G280]&gt;0;DATE([.G280];[.F280];[.E280]);&quot;&quot;)" table:style-name="ce51"/>
          <table:table-cell office:value-type="float" office:value="0" table:formula="of:=DATEDIF([.O280];[.P280];&quot;Y&quot;)" table:style-name="ce49">
            <text:p>#¡VALOR!</text:p>
          </table:table-cell>
          <table:table-cell office:value-type="float" office:value="0" table:formula="of:=DATEDIF([.O280];[.P280];&quot;YM&quot;)" table:style-name="ce49">
            <text:p>#¡VALOR!</text:p>
          </table:table-cell>
          <table:table-cell office:value-type="float" office:value="0" table:formula="of:=DATEDIF([.O280];[.P2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1" table:formula="of:=[.A280]+1" table:style-name="ce48">
            <text:p>511</text:p>
          </table:table-cell>
          <table:table-cell table:style-name="ce48"/>
          <table:table-cell office:value-type="string" office:string-value="" table:formula="of:=IF(LEN([.B281])&lt;&gt;0;VLOOKUP([.$B281];;7;0);&quot;&quot;)" table:style-name="ce49"/>
          <table:table-cell office:value-type="string" office:string-value="" table:formula="of:=IF(LEN([.B281])&lt;&gt;0;VLOOKUP([.$B281];;2;0);&quot;&quot;)" table:style-name="ce49"/>
          <table:table-cell table:number-columns-repeated="11" table:style-name="ce48"/>
          <table:table-cell office:value-type="string" office:string-value="" table:formula="of:=IF([.G281]&gt;0;DATE([.G281];[.F281];[.E281]);&quot;&quot;)" table:style-name="ce51"/>
          <table:table-cell office:value-type="float" office:value="0" table:formula="of:=DATEDIF([.O281];[.P281];&quot;Y&quot;)" table:style-name="ce49">
            <text:p>#¡VALOR!</text:p>
          </table:table-cell>
          <table:table-cell office:value-type="float" office:value="0" table:formula="of:=DATEDIF([.O281];[.P281];&quot;YM&quot;)" table:style-name="ce49">
            <text:p>#¡VALOR!</text:p>
          </table:table-cell>
          <table:table-cell office:value-type="float" office:value="0" table:formula="of:=DATEDIF([.O281];[.P2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2" table:formula="of:=[.A281]+1" table:style-name="ce48">
            <text:p>512</text:p>
          </table:table-cell>
          <table:table-cell table:style-name="ce48"/>
          <table:table-cell office:value-type="string" office:string-value="" table:formula="of:=IF(LEN([.B282])&lt;&gt;0;VLOOKUP([.$B282];;7;0);&quot;&quot;)" table:style-name="ce49"/>
          <table:table-cell office:value-type="string" office:string-value="" table:formula="of:=IF(LEN([.B282])&lt;&gt;0;VLOOKUP([.$B282];;2;0);&quot;&quot;)" table:style-name="ce49"/>
          <table:table-cell table:number-columns-repeated="11" table:style-name="ce48"/>
          <table:table-cell office:value-type="string" office:string-value="" table:formula="of:=IF([.G282]&gt;0;DATE([.G282];[.F282];[.E282]);&quot;&quot;)" table:style-name="ce51"/>
          <table:table-cell office:value-type="float" office:value="0" table:formula="of:=DATEDIF([.O282];[.P282];&quot;Y&quot;)" table:style-name="ce49">
            <text:p>#¡VALOR!</text:p>
          </table:table-cell>
          <table:table-cell office:value-type="float" office:value="0" table:formula="of:=DATEDIF([.O282];[.P282];&quot;YM&quot;)" table:style-name="ce49">
            <text:p>#¡VALOR!</text:p>
          </table:table-cell>
          <table:table-cell office:value-type="float" office:value="0" table:formula="of:=DATEDIF([.O282];[.P2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3" table:formula="of:=[.A282]+1" table:style-name="ce48">
            <text:p>513</text:p>
          </table:table-cell>
          <table:table-cell table:style-name="ce48"/>
          <table:table-cell office:value-type="string" office:string-value="" table:formula="of:=IF(LEN([.B283])&lt;&gt;0;VLOOKUP([.$B283];;7;0);&quot;&quot;)" table:style-name="ce49"/>
          <table:table-cell office:value-type="string" office:string-value="" table:formula="of:=IF(LEN([.B283])&lt;&gt;0;VLOOKUP([.$B283];;2;0);&quot;&quot;)" table:style-name="ce49"/>
          <table:table-cell table:number-columns-repeated="11" table:style-name="ce48"/>
          <table:table-cell office:value-type="string" office:string-value="" table:formula="of:=IF([.G283]&gt;0;DATE([.G283];[.F283];[.E283]);&quot;&quot;)" table:style-name="ce51"/>
          <table:table-cell office:value-type="float" office:value="0" table:formula="of:=DATEDIF([.O283];[.P283];&quot;Y&quot;)" table:style-name="ce49">
            <text:p>#¡VALOR!</text:p>
          </table:table-cell>
          <table:table-cell office:value-type="float" office:value="0" table:formula="of:=DATEDIF([.O283];[.P283];&quot;YM&quot;)" table:style-name="ce49">
            <text:p>#¡VALOR!</text:p>
          </table:table-cell>
          <table:table-cell office:value-type="float" office:value="0" table:formula="of:=DATEDIF([.O283];[.P2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4" table:formula="of:=[.A283]+1" table:style-name="ce48">
            <text:p>514</text:p>
          </table:table-cell>
          <table:table-cell table:style-name="ce48"/>
          <table:table-cell office:value-type="string" office:string-value="" table:formula="of:=IF(LEN([.B284])&lt;&gt;0;VLOOKUP([.$B284];;7;0);&quot;&quot;)" table:style-name="ce49"/>
          <table:table-cell office:value-type="string" office:string-value="" table:formula="of:=IF(LEN([.B284])&lt;&gt;0;VLOOKUP([.$B284];;2;0);&quot;&quot;)" table:style-name="ce49"/>
          <table:table-cell table:number-columns-repeated="11" table:style-name="ce48"/>
          <table:table-cell office:value-type="string" office:string-value="" table:formula="of:=IF([.G284]&gt;0;DATE([.G284];[.F284];[.E284]);&quot;&quot;)" table:style-name="ce51"/>
          <table:table-cell office:value-type="float" office:value="0" table:formula="of:=DATEDIF([.O284];[.P284];&quot;Y&quot;)" table:style-name="ce49">
            <text:p>#¡VALOR!</text:p>
          </table:table-cell>
          <table:table-cell office:value-type="float" office:value="0" table:formula="of:=DATEDIF([.O284];[.P284];&quot;YM&quot;)" table:style-name="ce49">
            <text:p>#¡VALOR!</text:p>
          </table:table-cell>
          <table:table-cell office:value-type="float" office:value="0" table:formula="of:=DATEDIF([.O284];[.P2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5" table:formula="of:=[.A284]+1" table:style-name="ce48">
            <text:p>515</text:p>
          </table:table-cell>
          <table:table-cell table:style-name="ce48"/>
          <table:table-cell office:value-type="string" office:string-value="" table:formula="of:=IF(LEN([.B285])&lt;&gt;0;VLOOKUP([.$B285];;7;0);&quot;&quot;)" table:style-name="ce49"/>
          <table:table-cell office:value-type="string" office:string-value="" table:formula="of:=IF(LEN([.B285])&lt;&gt;0;VLOOKUP([.$B285];;2;0);&quot;&quot;)" table:style-name="ce49"/>
          <table:table-cell table:number-columns-repeated="11" table:style-name="ce48"/>
          <table:table-cell office:value-type="string" office:string-value="" table:formula="of:=IF([.G285]&gt;0;DATE([.G285];[.F285];[.E285]);&quot;&quot;)" table:style-name="ce51"/>
          <table:table-cell office:value-type="float" office:value="0" table:formula="of:=DATEDIF([.O285];[.P285];&quot;Y&quot;)" table:style-name="ce49">
            <text:p>#¡VALOR!</text:p>
          </table:table-cell>
          <table:table-cell office:value-type="float" office:value="0" table:formula="of:=DATEDIF([.O285];[.P285];&quot;YM&quot;)" table:style-name="ce49">
            <text:p>#¡VALOR!</text:p>
          </table:table-cell>
          <table:table-cell office:value-type="float" office:value="0" table:formula="of:=DATEDIF([.O285];[.P2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6" table:formula="of:=[.A285]+1" table:style-name="ce48">
            <text:p>516</text:p>
          </table:table-cell>
          <table:table-cell table:style-name="ce48"/>
          <table:table-cell office:value-type="string" office:string-value="" table:formula="of:=IF(LEN([.B286])&lt;&gt;0;VLOOKUP([.$B286];;7;0);&quot;&quot;)" table:style-name="ce49"/>
          <table:table-cell office:value-type="string" office:string-value="" table:formula="of:=IF(LEN([.B286])&lt;&gt;0;VLOOKUP([.$B286];;2;0);&quot;&quot;)" table:style-name="ce49"/>
          <table:table-cell table:number-columns-repeated="11" table:style-name="ce48"/>
          <table:table-cell office:value-type="string" office:string-value="" table:formula="of:=IF([.G286]&gt;0;DATE([.G286];[.F286];[.E286]);&quot;&quot;)" table:style-name="ce51"/>
          <table:table-cell office:value-type="float" office:value="0" table:formula="of:=DATEDIF([.O286];[.P286];&quot;Y&quot;)" table:style-name="ce49">
            <text:p>#¡VALOR!</text:p>
          </table:table-cell>
          <table:table-cell office:value-type="float" office:value="0" table:formula="of:=DATEDIF([.O286];[.P286];&quot;YM&quot;)" table:style-name="ce49">
            <text:p>#¡VALOR!</text:p>
          </table:table-cell>
          <table:table-cell office:value-type="float" office:value="0" table:formula="of:=DATEDIF([.O286];[.P2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7" table:formula="of:=[.A286]+1" table:style-name="ce48">
            <text:p>517</text:p>
          </table:table-cell>
          <table:table-cell table:style-name="ce48"/>
          <table:table-cell office:value-type="string" office:string-value="" table:formula="of:=IF(LEN([.B287])&lt;&gt;0;VLOOKUP([.$B287];;7;0);&quot;&quot;)" table:style-name="ce49"/>
          <table:table-cell office:value-type="string" office:string-value="" table:formula="of:=IF(LEN([.B287])&lt;&gt;0;VLOOKUP([.$B287];;2;0);&quot;&quot;)" table:style-name="ce49"/>
          <table:table-cell table:number-columns-repeated="11" table:style-name="ce48"/>
          <table:table-cell office:value-type="string" office:string-value="" table:formula="of:=IF([.G287]&gt;0;DATE([.G287];[.F287];[.E287]);&quot;&quot;)" table:style-name="ce51"/>
          <table:table-cell office:value-type="float" office:value="0" table:formula="of:=DATEDIF([.O287];[.P287];&quot;Y&quot;)" table:style-name="ce49">
            <text:p>#¡VALOR!</text:p>
          </table:table-cell>
          <table:table-cell office:value-type="float" office:value="0" table:formula="of:=DATEDIF([.O287];[.P287];&quot;YM&quot;)" table:style-name="ce49">
            <text:p>#¡VALOR!</text:p>
          </table:table-cell>
          <table:table-cell office:value-type="float" office:value="0" table:formula="of:=DATEDIF([.O287];[.P2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8" table:formula="of:=[.A287]+1" table:style-name="ce48">
            <text:p>518</text:p>
          </table:table-cell>
          <table:table-cell table:style-name="ce48"/>
          <table:table-cell office:value-type="string" office:string-value="" table:formula="of:=IF(LEN([.B288])&lt;&gt;0;VLOOKUP([.$B288];;7;0);&quot;&quot;)" table:style-name="ce49"/>
          <table:table-cell office:value-type="string" office:string-value="" table:formula="of:=IF(LEN([.B288])&lt;&gt;0;VLOOKUP([.$B288];;2;0);&quot;&quot;)" table:style-name="ce49"/>
          <table:table-cell table:number-columns-repeated="11" table:style-name="ce48"/>
          <table:table-cell office:value-type="string" office:string-value="" table:formula="of:=IF([.G288]&gt;0;DATE([.G288];[.F288];[.E288]);&quot;&quot;)" table:style-name="ce51"/>
          <table:table-cell office:value-type="float" office:value="0" table:formula="of:=DATEDIF([.O288];[.P288];&quot;Y&quot;)" table:style-name="ce49">
            <text:p>#¡VALOR!</text:p>
          </table:table-cell>
          <table:table-cell office:value-type="float" office:value="0" table:formula="of:=DATEDIF([.O288];[.P288];&quot;YM&quot;)" table:style-name="ce49">
            <text:p>#¡VALOR!</text:p>
          </table:table-cell>
          <table:table-cell office:value-type="float" office:value="0" table:formula="of:=DATEDIF([.O288];[.P2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19" table:formula="of:=[.A288]+1" table:style-name="ce48">
            <text:p>519</text:p>
          </table:table-cell>
          <table:table-cell table:style-name="ce48"/>
          <table:table-cell office:value-type="string" office:string-value="" table:formula="of:=IF(LEN([.B289])&lt;&gt;0;VLOOKUP([.$B289];;7;0);&quot;&quot;)" table:style-name="ce49"/>
          <table:table-cell office:value-type="string" office:string-value="" table:formula="of:=IF(LEN([.B289])&lt;&gt;0;VLOOKUP([.$B289];;2;0);&quot;&quot;)" table:style-name="ce49"/>
          <table:table-cell table:number-columns-repeated="11" table:style-name="ce48"/>
          <table:table-cell office:value-type="string" office:string-value="" table:formula="of:=IF([.G289]&gt;0;DATE([.G289];[.F289];[.E289]);&quot;&quot;)" table:style-name="ce51"/>
          <table:table-cell office:value-type="float" office:value="0" table:formula="of:=DATEDIF([.O289];[.P289];&quot;Y&quot;)" table:style-name="ce49">
            <text:p>#¡VALOR!</text:p>
          </table:table-cell>
          <table:table-cell office:value-type="float" office:value="0" table:formula="of:=DATEDIF([.O289];[.P289];&quot;YM&quot;)" table:style-name="ce49">
            <text:p>#¡VALOR!</text:p>
          </table:table-cell>
          <table:table-cell office:value-type="float" office:value="0" table:formula="of:=DATEDIF([.O289];[.P2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0" table:formula="of:=[.A289]+1" table:style-name="ce48">
            <text:p>520</text:p>
          </table:table-cell>
          <table:table-cell table:style-name="ce48"/>
          <table:table-cell office:value-type="string" office:string-value="" table:formula="of:=IF(LEN([.B290])&lt;&gt;0;VLOOKUP([.$B290];;7;0);&quot;&quot;)" table:style-name="ce49"/>
          <table:table-cell office:value-type="string" office:string-value="" table:formula="of:=IF(LEN([.B290])&lt;&gt;0;VLOOKUP([.$B290];;2;0);&quot;&quot;)" table:style-name="ce49"/>
          <table:table-cell table:number-columns-repeated="11" table:style-name="ce48"/>
          <table:table-cell office:value-type="string" office:string-value="" table:formula="of:=IF([.G290]&gt;0;DATE([.G290];[.F290];[.E290]);&quot;&quot;)" table:style-name="ce51"/>
          <table:table-cell office:value-type="float" office:value="0" table:formula="of:=DATEDIF([.O290];[.P290];&quot;Y&quot;)" table:style-name="ce49">
            <text:p>#¡VALOR!</text:p>
          </table:table-cell>
          <table:table-cell office:value-type="float" office:value="0" table:formula="of:=DATEDIF([.O290];[.P290];&quot;YM&quot;)" table:style-name="ce49">
            <text:p>#¡VALOR!</text:p>
          </table:table-cell>
          <table:table-cell office:value-type="float" office:value="0" table:formula="of:=DATEDIF([.O290];[.P2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1" table:formula="of:=[.A290]+1" table:style-name="ce48">
            <text:p>521</text:p>
          </table:table-cell>
          <table:table-cell table:style-name="ce48"/>
          <table:table-cell office:value-type="string" office:string-value="" table:formula="of:=IF(LEN([.B291])&lt;&gt;0;VLOOKUP([.$B291];;7;0);&quot;&quot;)" table:style-name="ce49"/>
          <table:table-cell office:value-type="string" office:string-value="" table:formula="of:=IF(LEN([.B291])&lt;&gt;0;VLOOKUP([.$B291];;2;0);&quot;&quot;)" table:style-name="ce49"/>
          <table:table-cell table:number-columns-repeated="11" table:style-name="ce48"/>
          <table:table-cell office:value-type="string" office:string-value="" table:formula="of:=IF([.G291]&gt;0;DATE([.G291];[.F291];[.E291]);&quot;&quot;)" table:style-name="ce51"/>
          <table:table-cell office:value-type="float" office:value="0" table:formula="of:=DATEDIF([.O291];[.P291];&quot;Y&quot;)" table:style-name="ce49">
            <text:p>#¡VALOR!</text:p>
          </table:table-cell>
          <table:table-cell office:value-type="float" office:value="0" table:formula="of:=DATEDIF([.O291];[.P291];&quot;YM&quot;)" table:style-name="ce49">
            <text:p>#¡VALOR!</text:p>
          </table:table-cell>
          <table:table-cell office:value-type="float" office:value="0" table:formula="of:=DATEDIF([.O291];[.P2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2" table:formula="of:=[.A291]+1" table:style-name="ce48">
            <text:p>522</text:p>
          </table:table-cell>
          <table:table-cell table:style-name="ce48"/>
          <table:table-cell office:value-type="string" office:string-value="" table:formula="of:=IF(LEN([.B292])&lt;&gt;0;VLOOKUP([.$B292];;7;0);&quot;&quot;)" table:style-name="ce49"/>
          <table:table-cell office:value-type="string" office:string-value="" table:formula="of:=IF(LEN([.B292])&lt;&gt;0;VLOOKUP([.$B292];;2;0);&quot;&quot;)" table:style-name="ce49"/>
          <table:table-cell table:number-columns-repeated="11" table:style-name="ce48"/>
          <table:table-cell office:value-type="string" office:string-value="" table:formula="of:=IF([.G292]&gt;0;DATE([.G292];[.F292];[.E292]);&quot;&quot;)" table:style-name="ce51"/>
          <table:table-cell office:value-type="float" office:value="0" table:formula="of:=DATEDIF([.O292];[.P292];&quot;Y&quot;)" table:style-name="ce49">
            <text:p>#¡VALOR!</text:p>
          </table:table-cell>
          <table:table-cell office:value-type="float" office:value="0" table:formula="of:=DATEDIF([.O292];[.P292];&quot;YM&quot;)" table:style-name="ce49">
            <text:p>#¡VALOR!</text:p>
          </table:table-cell>
          <table:table-cell office:value-type="float" office:value="0" table:formula="of:=DATEDIF([.O292];[.P2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3" table:formula="of:=[.A292]+1" table:style-name="ce48">
            <text:p>523</text:p>
          </table:table-cell>
          <table:table-cell table:style-name="ce48"/>
          <table:table-cell office:value-type="string" office:string-value="" table:formula="of:=IF(LEN([.B293])&lt;&gt;0;VLOOKUP([.$B293];;7;0);&quot;&quot;)" table:style-name="ce49"/>
          <table:table-cell office:value-type="string" office:string-value="" table:formula="of:=IF(LEN([.B293])&lt;&gt;0;VLOOKUP([.$B293];;2;0);&quot;&quot;)" table:style-name="ce49"/>
          <table:table-cell table:number-columns-repeated="11" table:style-name="ce48"/>
          <table:table-cell office:value-type="string" office:string-value="" table:formula="of:=IF([.G293]&gt;0;DATE([.G293];[.F293];[.E293]);&quot;&quot;)" table:style-name="ce51"/>
          <table:table-cell office:value-type="float" office:value="0" table:formula="of:=DATEDIF([.O293];[.P293];&quot;Y&quot;)" table:style-name="ce49">
            <text:p>#¡VALOR!</text:p>
          </table:table-cell>
          <table:table-cell office:value-type="float" office:value="0" table:formula="of:=DATEDIF([.O293];[.P293];&quot;YM&quot;)" table:style-name="ce49">
            <text:p>#¡VALOR!</text:p>
          </table:table-cell>
          <table:table-cell office:value-type="float" office:value="0" table:formula="of:=DATEDIF([.O293];[.P2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4" table:formula="of:=[.A293]+1" table:style-name="ce48">
            <text:p>524</text:p>
          </table:table-cell>
          <table:table-cell table:style-name="ce48"/>
          <table:table-cell office:value-type="string" office:string-value="" table:formula="of:=IF(LEN([.B294])&lt;&gt;0;VLOOKUP([.$B294];;7;0);&quot;&quot;)" table:style-name="ce49"/>
          <table:table-cell office:value-type="string" office:string-value="" table:formula="of:=IF(LEN([.B294])&lt;&gt;0;VLOOKUP([.$B294];;2;0);&quot;&quot;)" table:style-name="ce49"/>
          <table:table-cell table:number-columns-repeated="11" table:style-name="ce48"/>
          <table:table-cell office:value-type="string" office:string-value="" table:formula="of:=IF([.G294]&gt;0;DATE([.G294];[.F294];[.E294]);&quot;&quot;)" table:style-name="ce51"/>
          <table:table-cell office:value-type="float" office:value="0" table:formula="of:=DATEDIF([.O294];[.P294];&quot;Y&quot;)" table:style-name="ce49">
            <text:p>#¡VALOR!</text:p>
          </table:table-cell>
          <table:table-cell office:value-type="float" office:value="0" table:formula="of:=DATEDIF([.O294];[.P294];&quot;YM&quot;)" table:style-name="ce49">
            <text:p>#¡VALOR!</text:p>
          </table:table-cell>
          <table:table-cell office:value-type="float" office:value="0" table:formula="of:=DATEDIF([.O294];[.P2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5" table:formula="of:=[.A294]+1" table:style-name="ce48">
            <text:p>525</text:p>
          </table:table-cell>
          <table:table-cell table:style-name="ce48"/>
          <table:table-cell office:value-type="string" office:string-value="" table:formula="of:=IF(LEN([.B295])&lt;&gt;0;VLOOKUP([.$B295];;7;0);&quot;&quot;)" table:style-name="ce49"/>
          <table:table-cell office:value-type="string" office:string-value="" table:formula="of:=IF(LEN([.B295])&lt;&gt;0;VLOOKUP([.$B295];;2;0);&quot;&quot;)" table:style-name="ce49"/>
          <table:table-cell table:number-columns-repeated="11" table:style-name="ce48"/>
          <table:table-cell office:value-type="string" office:string-value="" table:formula="of:=IF([.G295]&gt;0;DATE([.G295];[.F295];[.E295]);&quot;&quot;)" table:style-name="ce51"/>
          <table:table-cell office:value-type="float" office:value="0" table:formula="of:=DATEDIF([.O295];[.P295];&quot;Y&quot;)" table:style-name="ce49">
            <text:p>#¡VALOR!</text:p>
          </table:table-cell>
          <table:table-cell office:value-type="float" office:value="0" table:formula="of:=DATEDIF([.O295];[.P295];&quot;YM&quot;)" table:style-name="ce49">
            <text:p>#¡VALOR!</text:p>
          </table:table-cell>
          <table:table-cell office:value-type="float" office:value="0" table:formula="of:=DATEDIF([.O295];[.P2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6" table:formula="of:=[.A295]+1" table:style-name="ce48">
            <text:p>526</text:p>
          </table:table-cell>
          <table:table-cell table:style-name="ce48"/>
          <table:table-cell office:value-type="string" office:string-value="" table:formula="of:=IF(LEN([.B296])&lt;&gt;0;VLOOKUP([.$B296];;7;0);&quot;&quot;)" table:style-name="ce49"/>
          <table:table-cell office:value-type="string" office:string-value="" table:formula="of:=IF(LEN([.B296])&lt;&gt;0;VLOOKUP([.$B296];;2;0);&quot;&quot;)" table:style-name="ce49"/>
          <table:table-cell table:number-columns-repeated="11" table:style-name="ce48"/>
          <table:table-cell office:value-type="string" office:string-value="" table:formula="of:=IF([.G296]&gt;0;DATE([.G296];[.F296];[.E296]);&quot;&quot;)" table:style-name="ce51"/>
          <table:table-cell office:value-type="float" office:value="0" table:formula="of:=DATEDIF([.O296];[.P296];&quot;Y&quot;)" table:style-name="ce49">
            <text:p>#¡VALOR!</text:p>
          </table:table-cell>
          <table:table-cell office:value-type="float" office:value="0" table:formula="of:=DATEDIF([.O296];[.P296];&quot;YM&quot;)" table:style-name="ce49">
            <text:p>#¡VALOR!</text:p>
          </table:table-cell>
          <table:table-cell office:value-type="float" office:value="0" table:formula="of:=DATEDIF([.O296];[.P2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7" table:formula="of:=[.A296]+1" table:style-name="ce48">
            <text:p>527</text:p>
          </table:table-cell>
          <table:table-cell table:style-name="ce48"/>
          <table:table-cell office:value-type="string" office:string-value="" table:formula="of:=IF(LEN([.B297])&lt;&gt;0;VLOOKUP([.$B297];;7;0);&quot;&quot;)" table:style-name="ce49"/>
          <table:table-cell office:value-type="string" office:string-value="" table:formula="of:=IF(LEN([.B297])&lt;&gt;0;VLOOKUP([.$B297];;2;0);&quot;&quot;)" table:style-name="ce49"/>
          <table:table-cell table:number-columns-repeated="11" table:style-name="ce48"/>
          <table:table-cell office:value-type="string" office:string-value="" table:formula="of:=IF([.G297]&gt;0;DATE([.G297];[.F297];[.E297]);&quot;&quot;)" table:style-name="ce51"/>
          <table:table-cell office:value-type="float" office:value="0" table:formula="of:=DATEDIF([.O297];[.P297];&quot;Y&quot;)" table:style-name="ce49">
            <text:p>#¡VALOR!</text:p>
          </table:table-cell>
          <table:table-cell office:value-type="float" office:value="0" table:formula="of:=DATEDIF([.O297];[.P297];&quot;YM&quot;)" table:style-name="ce49">
            <text:p>#¡VALOR!</text:p>
          </table:table-cell>
          <table:table-cell office:value-type="float" office:value="0" table:formula="of:=DATEDIF([.O297];[.P2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8" table:formula="of:=[.A297]+1" table:style-name="ce48">
            <text:p>528</text:p>
          </table:table-cell>
          <table:table-cell table:style-name="ce48"/>
          <table:table-cell office:value-type="string" office:string-value="" table:formula="of:=IF(LEN([.B298])&lt;&gt;0;VLOOKUP([.$B298];;7;0);&quot;&quot;)" table:style-name="ce49"/>
          <table:table-cell office:value-type="string" office:string-value="" table:formula="of:=IF(LEN([.B298])&lt;&gt;0;VLOOKUP([.$B298];;2;0);&quot;&quot;)" table:style-name="ce49"/>
          <table:table-cell table:number-columns-repeated="11" table:style-name="ce48"/>
          <table:table-cell office:value-type="string" office:string-value="" table:formula="of:=IF([.G298]&gt;0;DATE([.G298];[.F298];[.E298]);&quot;&quot;)" table:style-name="ce51"/>
          <table:table-cell office:value-type="float" office:value="0" table:formula="of:=DATEDIF([.O298];[.P298];&quot;Y&quot;)" table:style-name="ce49">
            <text:p>#¡VALOR!</text:p>
          </table:table-cell>
          <table:table-cell office:value-type="float" office:value="0" table:formula="of:=DATEDIF([.O298];[.P298];&quot;YM&quot;)" table:style-name="ce49">
            <text:p>#¡VALOR!</text:p>
          </table:table-cell>
          <table:table-cell office:value-type="float" office:value="0" table:formula="of:=DATEDIF([.O298];[.P2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29" table:formula="of:=[.A298]+1" table:style-name="ce48">
            <text:p>529</text:p>
          </table:table-cell>
          <table:table-cell table:style-name="ce48"/>
          <table:table-cell office:value-type="string" office:string-value="" table:formula="of:=IF(LEN([.B299])&lt;&gt;0;VLOOKUP([.$B299];;7;0);&quot;&quot;)" table:style-name="ce49"/>
          <table:table-cell office:value-type="string" office:string-value="" table:formula="of:=IF(LEN([.B299])&lt;&gt;0;VLOOKUP([.$B299];;2;0);&quot;&quot;)" table:style-name="ce49"/>
          <table:table-cell table:number-columns-repeated="11" table:style-name="ce48"/>
          <table:table-cell office:value-type="string" office:string-value="" table:formula="of:=IF([.G299]&gt;0;DATE([.G299];[.F299];[.E299]);&quot;&quot;)" table:style-name="ce51"/>
          <table:table-cell office:value-type="float" office:value="0" table:formula="of:=DATEDIF([.O299];[.P299];&quot;Y&quot;)" table:style-name="ce49">
            <text:p>#¡VALOR!</text:p>
          </table:table-cell>
          <table:table-cell office:value-type="float" office:value="0" table:formula="of:=DATEDIF([.O299];[.P299];&quot;YM&quot;)" table:style-name="ce49">
            <text:p>#¡VALOR!</text:p>
          </table:table-cell>
          <table:table-cell office:value-type="float" office:value="0" table:formula="of:=DATEDIF([.O299];[.P2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0" table:formula="of:=[.A299]+1" table:style-name="ce48">
            <text:p>530</text:p>
          </table:table-cell>
          <table:table-cell table:style-name="ce48"/>
          <table:table-cell office:value-type="string" office:string-value="" table:formula="of:=IF(LEN([.B300])&lt;&gt;0;VLOOKUP([.$B300];;7;0);&quot;&quot;)" table:style-name="ce49"/>
          <table:table-cell office:value-type="string" office:string-value="" table:formula="of:=IF(LEN([.B300])&lt;&gt;0;VLOOKUP([.$B300];;2;0);&quot;&quot;)" table:style-name="ce49"/>
          <table:table-cell table:number-columns-repeated="11" table:style-name="ce48"/>
          <table:table-cell office:value-type="string" office:string-value="" table:formula="of:=IF([.G300]&gt;0;DATE([.G300];[.F300];[.E300]);&quot;&quot;)" table:style-name="ce51"/>
          <table:table-cell office:value-type="float" office:value="0" table:formula="of:=DATEDIF([.O300];[.P300];&quot;Y&quot;)" table:style-name="ce49">
            <text:p>#¡VALOR!</text:p>
          </table:table-cell>
          <table:table-cell office:value-type="float" office:value="0" table:formula="of:=DATEDIF([.O300];[.P300];&quot;YM&quot;)" table:style-name="ce49">
            <text:p>#¡VALOR!</text:p>
          </table:table-cell>
          <table:table-cell office:value-type="float" office:value="0" table:formula="of:=DATEDIF([.O300];[.P3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1" table:formula="of:=[.A300]+1" table:style-name="ce48">
            <text:p>531</text:p>
          </table:table-cell>
          <table:table-cell table:style-name="ce48"/>
          <table:table-cell office:value-type="string" office:string-value="" table:formula="of:=IF(LEN([.B301])&lt;&gt;0;VLOOKUP([.$B301];;7;0);&quot;&quot;)" table:style-name="ce49"/>
          <table:table-cell office:value-type="string" office:string-value="" table:formula="of:=IF(LEN([.B301])&lt;&gt;0;VLOOKUP([.$B301];;2;0);&quot;&quot;)" table:style-name="ce49"/>
          <table:table-cell table:number-columns-repeated="11" table:style-name="ce48"/>
          <table:table-cell office:value-type="string" office:string-value="" table:formula="of:=IF([.G301]&gt;0;DATE([.G301];[.F301];[.E301]);&quot;&quot;)" table:style-name="ce51"/>
          <table:table-cell office:value-type="float" office:value="0" table:formula="of:=DATEDIF([.O301];[.P301];&quot;Y&quot;)" table:style-name="ce49">
            <text:p>#¡VALOR!</text:p>
          </table:table-cell>
          <table:table-cell office:value-type="float" office:value="0" table:formula="of:=DATEDIF([.O301];[.P301];&quot;YM&quot;)" table:style-name="ce49">
            <text:p>#¡VALOR!</text:p>
          </table:table-cell>
          <table:table-cell office:value-type="float" office:value="0" table:formula="of:=DATEDIF([.O301];[.P3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2" table:formula="of:=[.A301]+1" table:style-name="ce48">
            <text:p>532</text:p>
          </table:table-cell>
          <table:table-cell table:style-name="ce48"/>
          <table:table-cell office:value-type="string" office:string-value="" table:formula="of:=IF(LEN([.B302])&lt;&gt;0;VLOOKUP([.$B302];;7;0);&quot;&quot;)" table:style-name="ce49"/>
          <table:table-cell office:value-type="string" office:string-value="" table:formula="of:=IF(LEN([.B302])&lt;&gt;0;VLOOKUP([.$B302];;2;0);&quot;&quot;)" table:style-name="ce49"/>
          <table:table-cell table:number-columns-repeated="11" table:style-name="ce48"/>
          <table:table-cell office:value-type="string" office:string-value="" table:formula="of:=IF([.G302]&gt;0;DATE([.G302];[.F302];[.E302]);&quot;&quot;)" table:style-name="ce51"/>
          <table:table-cell office:value-type="float" office:value="0" table:formula="of:=DATEDIF([.O302];[.P302];&quot;Y&quot;)" table:style-name="ce49">
            <text:p>#¡VALOR!</text:p>
          </table:table-cell>
          <table:table-cell office:value-type="float" office:value="0" table:formula="of:=DATEDIF([.O302];[.P302];&quot;YM&quot;)" table:style-name="ce49">
            <text:p>#¡VALOR!</text:p>
          </table:table-cell>
          <table:table-cell office:value-type="float" office:value="0" table:formula="of:=DATEDIF([.O302];[.P3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3" table:formula="of:=[.A302]+1" table:style-name="ce48">
            <text:p>533</text:p>
          </table:table-cell>
          <table:table-cell table:style-name="ce48"/>
          <table:table-cell office:value-type="string" office:string-value="" table:formula="of:=IF(LEN([.B303])&lt;&gt;0;VLOOKUP([.$B303];;7;0);&quot;&quot;)" table:style-name="ce49"/>
          <table:table-cell office:value-type="string" office:string-value="" table:formula="of:=IF(LEN([.B303])&lt;&gt;0;VLOOKUP([.$B303];;2;0);&quot;&quot;)" table:style-name="ce49"/>
          <table:table-cell table:number-columns-repeated="11" table:style-name="ce48"/>
          <table:table-cell office:value-type="string" office:string-value="" table:formula="of:=IF([.G303]&gt;0;DATE([.G303];[.F303];[.E303]);&quot;&quot;)" table:style-name="ce51"/>
          <table:table-cell office:value-type="float" office:value="0" table:formula="of:=DATEDIF([.O303];[.P303];&quot;Y&quot;)" table:style-name="ce49">
            <text:p>#¡VALOR!</text:p>
          </table:table-cell>
          <table:table-cell office:value-type="float" office:value="0" table:formula="of:=DATEDIF([.O303];[.P303];&quot;YM&quot;)" table:style-name="ce49">
            <text:p>#¡VALOR!</text:p>
          </table:table-cell>
          <table:table-cell office:value-type="float" office:value="0" table:formula="of:=DATEDIF([.O303];[.P3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4" table:formula="of:=[.A303]+1" table:style-name="ce48">
            <text:p>534</text:p>
          </table:table-cell>
          <table:table-cell table:style-name="ce48"/>
          <table:table-cell office:value-type="string" office:string-value="" table:formula="of:=IF(LEN([.B304])&lt;&gt;0;VLOOKUP([.$B304];;7;0);&quot;&quot;)" table:style-name="ce49"/>
          <table:table-cell office:value-type="string" office:string-value="" table:formula="of:=IF(LEN([.B304])&lt;&gt;0;VLOOKUP([.$B304];;2;0);&quot;&quot;)" table:style-name="ce49"/>
          <table:table-cell table:number-columns-repeated="11" table:style-name="ce48"/>
          <table:table-cell office:value-type="string" office:string-value="" table:formula="of:=IF([.G304]&gt;0;DATE([.G304];[.F304];[.E304]);&quot;&quot;)" table:style-name="ce51"/>
          <table:table-cell office:value-type="float" office:value="0" table:formula="of:=DATEDIF([.O304];[.P304];&quot;Y&quot;)" table:style-name="ce49">
            <text:p>#¡VALOR!</text:p>
          </table:table-cell>
          <table:table-cell office:value-type="float" office:value="0" table:formula="of:=DATEDIF([.O304];[.P304];&quot;YM&quot;)" table:style-name="ce49">
            <text:p>#¡VALOR!</text:p>
          </table:table-cell>
          <table:table-cell office:value-type="float" office:value="0" table:formula="of:=DATEDIF([.O304];[.P3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35" table:formula="of:=[.A304]+1" table:style-name="ce48">
            <text:p>535</text:p>
          </table:table-cell>
          <table:table-cell table:style-name="ce48"/>
          <table:table-cell office:value-type="string" office:string-value="" table:formula="of:=IF(LEN([.B305])&lt;&gt;0;VLOOKUP([.$B305];;7;0);&quot;&quot;)" table:style-name="ce49"/>
          <table:table-cell office:value-type="string" office:string-value="" table:formula="of:=IF(LEN([.B305])&lt;&gt;0;VLOOKUP([.$B305];;2;0);&quot;&quot;)" table:style-name="ce49"/>
          <table:table-cell table:number-columns-repeated="11" table:style-name="ce48"/>
          <table:table-cell office:value-type="string" office:string-value="" table:formula="of:=IF([.G305]&gt;0;DATE([.G305];[.F305];[.E305]);&quot;&quot;)" table:style-name="ce51"/>
          <table:table-cell office:value-type="float" office:value="0" table:formula="of:=DATEDIF([.O305];[.P305];&quot;Y&quot;)" table:style-name="ce49">
            <text:p>#¡VALOR!</text:p>
          </table:table-cell>
          <table:table-cell office:value-type="float" office:value="0" table:formula="of:=DATEDIF([.O305];[.P305];&quot;YM&quot;)" table:style-name="ce49">
            <text:p>#¡VALOR!</text:p>
          </table:table-cell>
          <table:table-cell office:value-type="float" office:value="0" table:formula="of:=DATEDIF([.O305];[.P305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36" table:formula="of:=[.A305]+1" table:style-name="ce48">
            <text:p>536</text:p>
          </table:table-cell>
          <table:table-cell table:style-name="ce48"/>
          <table:table-cell office:value-type="string" office:string-value="" table:formula="of:=IF(LEN([.B306])&lt;&gt;0;VLOOKUP([.$B306];;7;0);&quot;&quot;)" table:style-name="ce49"/>
          <table:table-cell office:value-type="string" office:string-value="" table:formula="of:=IF(LEN([.B306])&lt;&gt;0;VLOOKUP([.$B306];;2;0);&quot;&quot;)" table:style-name="ce49"/>
          <table:table-cell table:number-columns-repeated="11" table:style-name="ce48"/>
          <table:table-cell office:value-type="string" office:string-value="" table:formula="of:=IF([.G306]&gt;0;DATE([.G306];[.F306];[.E306]);&quot;&quot;)" table:style-name="ce51"/>
          <table:table-cell office:value-type="float" office:value="0" table:formula="of:=DATEDIF([.O306];[.P306];&quot;Y&quot;)" table:style-name="ce49">
            <text:p>#¡VALOR!</text:p>
          </table:table-cell>
          <table:table-cell office:value-type="float" office:value="0" table:formula="of:=DATEDIF([.O306];[.P306];&quot;YM&quot;)" table:style-name="ce49">
            <text:p>#¡VALOR!</text:p>
          </table:table-cell>
          <table:table-cell office:value-type="float" office:value="0" table:formula="of:=DATEDIF([.O306];[.P306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37" table:formula="of:=[.A306]+1" table:style-name="ce48">
            <text:p>537</text:p>
          </table:table-cell>
          <table:table-cell table:style-name="ce48"/>
          <table:table-cell office:value-type="string" office:string-value="" table:formula="of:=IF(LEN([.B307])&lt;&gt;0;VLOOKUP([.$B307];;7;0);&quot;&quot;)" table:style-name="ce49"/>
          <table:table-cell office:value-type="string" office:string-value="" table:formula="of:=IF(LEN([.B307])&lt;&gt;0;VLOOKUP([.$B307];;2;0);&quot;&quot;)" table:style-name="ce49"/>
          <table:table-cell table:number-columns-repeated="11" table:style-name="ce48"/>
          <table:table-cell office:value-type="string" office:string-value="" table:formula="of:=IF([.G307]&gt;0;DATE([.G307];[.F307];[.E307]);&quot;&quot;)" table:style-name="ce51"/>
          <table:table-cell office:value-type="float" office:value="0" table:formula="of:=DATEDIF([.O307];[.P307];&quot;Y&quot;)" table:style-name="ce49">
            <text:p>#¡VALOR!</text:p>
          </table:table-cell>
          <table:table-cell office:value-type="float" office:value="0" table:formula="of:=DATEDIF([.O307];[.P307];&quot;YM&quot;)" table:style-name="ce49">
            <text:p>#¡VALOR!</text:p>
          </table:table-cell>
          <table:table-cell office:value-type="float" office:value="0" table:formula="of:=DATEDIF([.O307];[.P307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38" table:formula="of:=[.A307]+1" table:style-name="ce48">
            <text:p>538</text:p>
          </table:table-cell>
          <table:table-cell table:style-name="ce48"/>
          <table:table-cell office:value-type="string" office:string-value="" table:formula="of:=IF(LEN([.B308])&lt;&gt;0;VLOOKUP([.$B308];;7;0);&quot;&quot;)" table:style-name="ce49"/>
          <table:table-cell office:value-type="string" office:string-value="" table:formula="of:=IF(LEN([.B308])&lt;&gt;0;VLOOKUP([.$B308];;2;0);&quot;&quot;)" table:style-name="ce49"/>
          <table:table-cell table:number-columns-repeated="11" table:style-name="ce48"/>
          <table:table-cell office:value-type="string" office:string-value="" table:formula="of:=IF([.G308]&gt;0;DATE([.G308];[.F308];[.E308]);&quot;&quot;)" table:style-name="ce51"/>
          <table:table-cell office:value-type="float" office:value="0" table:formula="of:=DATEDIF([.O308];[.P308];&quot;Y&quot;)" table:style-name="ce49">
            <text:p>#¡VALOR!</text:p>
          </table:table-cell>
          <table:table-cell office:value-type="float" office:value="0" table:formula="of:=DATEDIF([.O308];[.P308];&quot;YM&quot;)" table:style-name="ce49">
            <text:p>#¡VALOR!</text:p>
          </table:table-cell>
          <table:table-cell office:value-type="float" office:value="0" table:formula="of:=DATEDIF([.O308];[.P308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39" table:formula="of:=[.A308]+1" table:style-name="ce48">
            <text:p>539</text:p>
          </table:table-cell>
          <table:table-cell table:style-name="ce48"/>
          <table:table-cell office:value-type="string" office:string-value="" table:formula="of:=IF(LEN([.B309])&lt;&gt;0;VLOOKUP([.$B309];;7;0);&quot;&quot;)" table:style-name="ce49"/>
          <table:table-cell office:value-type="string" office:string-value="" table:formula="of:=IF(LEN([.B309])&lt;&gt;0;VLOOKUP([.$B309];;2;0);&quot;&quot;)" table:style-name="ce49"/>
          <table:table-cell table:number-columns-repeated="11" table:style-name="ce48"/>
          <table:table-cell office:value-type="string" office:string-value="" table:formula="of:=IF([.G309]&gt;0;DATE([.G309];[.F309];[.E309]);&quot;&quot;)" table:style-name="ce51"/>
          <table:table-cell office:value-type="float" office:value="0" table:formula="of:=DATEDIF([.O309];[.P309];&quot;Y&quot;)" table:style-name="ce49">
            <text:p>#¡VALOR!</text:p>
          </table:table-cell>
          <table:table-cell office:value-type="float" office:value="0" table:formula="of:=DATEDIF([.O309];[.P309];&quot;YM&quot;)" table:style-name="ce49">
            <text:p>#¡VALOR!</text:p>
          </table:table-cell>
          <table:table-cell office:value-type="float" office:value="0" table:formula="of:=DATEDIF([.O309];[.P309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0" table:formula="of:=[.A309]+1" table:style-name="ce48">
            <text:p>540</text:p>
          </table:table-cell>
          <table:table-cell table:style-name="ce48"/>
          <table:table-cell office:value-type="string" office:string-value="" table:formula="of:=IF(LEN([.B310])&lt;&gt;0;VLOOKUP([.$B310];;7;0);&quot;&quot;)" table:style-name="ce49"/>
          <table:table-cell office:value-type="string" office:string-value="" table:formula="of:=IF(LEN([.B310])&lt;&gt;0;VLOOKUP([.$B310];;2;0);&quot;&quot;)" table:style-name="ce49"/>
          <table:table-cell table:number-columns-repeated="11" table:style-name="ce48"/>
          <table:table-cell office:value-type="string" office:string-value="" table:formula="of:=IF([.G310]&gt;0;DATE([.G310];[.F310];[.E310]);&quot;&quot;)" table:style-name="ce51"/>
          <table:table-cell office:value-type="float" office:value="0" table:formula="of:=DATEDIF([.O310];[.P310];&quot;Y&quot;)" table:style-name="ce49">
            <text:p>#¡VALOR!</text:p>
          </table:table-cell>
          <table:table-cell office:value-type="float" office:value="0" table:formula="of:=DATEDIF([.O310];[.P310];&quot;YM&quot;)" table:style-name="ce49">
            <text:p>#¡VALOR!</text:p>
          </table:table-cell>
          <table:table-cell office:value-type="float" office:value="0" table:formula="of:=DATEDIF([.O310];[.P310];&quot;MD&quot;)" table:style-name="ce49">
            <text:p>#¡VALOR!</text:p>
          </table:table-cell>
          <table:table-cell table:number-columns-repeated="32" table:style-name="ce48"/>
          <table:table-cell office:value-type="float" office:value="1716116478" table:style-name="ce2">
            <text:p>1716116478</text:p>
          </table:table-cell>
          <table:table-cell table:number-columns-repeated="16332"/>
        </table:table-row>
        <table:table-row table:style-name="ro5">
          <table:table-cell office:value-type="float" office:value="541" table:formula="of:=[.A310]+1" table:style-name="ce48">
            <text:p>541</text:p>
          </table:table-cell>
          <table:table-cell table:style-name="ce48"/>
          <table:table-cell office:value-type="string" office:string-value="" table:formula="of:=IF(LEN([.B311])&lt;&gt;0;VLOOKUP([.$B311];;7;0);&quot;&quot;)" table:style-name="ce49"/>
          <table:table-cell office:value-type="string" office:string-value="" table:formula="of:=IF(LEN([.B311])&lt;&gt;0;VLOOKUP([.$B311];;2;0);&quot;&quot;)" table:style-name="ce49"/>
          <table:table-cell table:number-columns-repeated="11" table:style-name="ce48"/>
          <table:table-cell office:value-type="string" office:string-value="" table:formula="of:=IF([.G311]&gt;0;DATE([.G311];[.F311];[.E311]);&quot;&quot;)" table:style-name="ce51"/>
          <table:table-cell office:value-type="float" office:value="0" table:formula="of:=DATEDIF([.O311];[.P311];&quot;Y&quot;)" table:style-name="ce49">
            <text:p>#¡VALOR!</text:p>
          </table:table-cell>
          <table:table-cell office:value-type="float" office:value="0" table:formula="of:=DATEDIF([.O311];[.P311];&quot;YM&quot;)" table:style-name="ce49">
            <text:p>#¡VALOR!</text:p>
          </table:table-cell>
          <table:table-cell office:value-type="float" office:value="0" table:formula="of:=DATEDIF([.O311];[.P311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2" table:formula="of:=[.A311]+1" table:style-name="ce48">
            <text:p>542</text:p>
          </table:table-cell>
          <table:table-cell table:style-name="ce48"/>
          <table:table-cell office:value-type="string" office:string-value="" table:formula="of:=IF(LEN([.B312])&lt;&gt;0;VLOOKUP([.$B312];;7;0);&quot;&quot;)" table:style-name="ce49"/>
          <table:table-cell office:value-type="string" office:string-value="" table:formula="of:=IF(LEN([.B312])&lt;&gt;0;VLOOKUP([.$B312];;2;0);&quot;&quot;)" table:style-name="ce49"/>
          <table:table-cell table:number-columns-repeated="11" table:style-name="ce48"/>
          <table:table-cell office:value-type="string" office:string-value="" table:formula="of:=IF([.G312]&gt;0;DATE([.G312];[.F312];[.E312]);&quot;&quot;)" table:style-name="ce51"/>
          <table:table-cell office:value-type="float" office:value="0" table:formula="of:=DATEDIF([.O312];[.P312];&quot;Y&quot;)" table:style-name="ce49">
            <text:p>#¡VALOR!</text:p>
          </table:table-cell>
          <table:table-cell office:value-type="float" office:value="0" table:formula="of:=DATEDIF([.O312];[.P312];&quot;YM&quot;)" table:style-name="ce49">
            <text:p>#¡VALOR!</text:p>
          </table:table-cell>
          <table:table-cell office:value-type="float" office:value="0" table:formula="of:=DATEDIF([.O312];[.P312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3" table:formula="of:=[.A312]+1" table:style-name="ce48">
            <text:p>543</text:p>
          </table:table-cell>
          <table:table-cell table:style-name="ce48"/>
          <table:table-cell office:value-type="string" office:string-value="" table:formula="of:=IF(LEN([.B313])&lt;&gt;0;VLOOKUP([.$B313];;7;0);&quot;&quot;)" table:style-name="ce49"/>
          <table:table-cell office:value-type="string" office:string-value="" table:formula="of:=IF(LEN([.B313])&lt;&gt;0;VLOOKUP([.$B313];;2;0);&quot;&quot;)" table:style-name="ce49"/>
          <table:table-cell table:number-columns-repeated="11" table:style-name="ce48"/>
          <table:table-cell office:value-type="string" office:string-value="" table:formula="of:=IF([.G313]&gt;0;DATE([.G313];[.F313];[.E313]);&quot;&quot;)" table:style-name="ce51"/>
          <table:table-cell office:value-type="float" office:value="0" table:formula="of:=DATEDIF([.O313];[.P313];&quot;Y&quot;)" table:style-name="ce49">
            <text:p>#¡VALOR!</text:p>
          </table:table-cell>
          <table:table-cell office:value-type="float" office:value="0" table:formula="of:=DATEDIF([.O313];[.P313];&quot;YM&quot;)" table:style-name="ce49">
            <text:p>#¡VALOR!</text:p>
          </table:table-cell>
          <table:table-cell office:value-type="float" office:value="0" table:formula="of:=DATEDIF([.O313];[.P313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4" table:formula="of:=[.A313]+1" table:style-name="ce48">
            <text:p>544</text:p>
          </table:table-cell>
          <table:table-cell table:style-name="ce48"/>
          <table:table-cell office:value-type="string" office:string-value="" table:formula="of:=IF(LEN([.B314])&lt;&gt;0;VLOOKUP([.$B314];;7;0);&quot;&quot;)" table:style-name="ce49"/>
          <table:table-cell office:value-type="string" office:string-value="" table:formula="of:=IF(LEN([.B314])&lt;&gt;0;VLOOKUP([.$B314];;2;0);&quot;&quot;)" table:style-name="ce49"/>
          <table:table-cell table:number-columns-repeated="11" table:style-name="ce48"/>
          <table:table-cell office:value-type="string" office:string-value="" table:formula="of:=IF([.G314]&gt;0;DATE([.G314];[.F314];[.E314]);&quot;&quot;)" table:style-name="ce51"/>
          <table:table-cell office:value-type="float" office:value="0" table:formula="of:=DATEDIF([.O314];[.P314];&quot;Y&quot;)" table:style-name="ce49">
            <text:p>#¡VALOR!</text:p>
          </table:table-cell>
          <table:table-cell office:value-type="float" office:value="0" table:formula="of:=DATEDIF([.O314];[.P314];&quot;YM&quot;)" table:style-name="ce49">
            <text:p>#¡VALOR!</text:p>
          </table:table-cell>
          <table:table-cell office:value-type="float" office:value="0" table:formula="of:=DATEDIF([.O314];[.P314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5" table:formula="of:=[.A314]+1" table:style-name="ce48">
            <text:p>545</text:p>
          </table:table-cell>
          <table:table-cell table:style-name="ce48"/>
          <table:table-cell office:value-type="string" office:string-value="" table:formula="of:=IF(LEN([.B315])&lt;&gt;0;VLOOKUP([.$B315];;7;0);&quot;&quot;)" table:style-name="ce49"/>
          <table:table-cell office:value-type="string" office:string-value="" table:formula="of:=IF(LEN([.B315])&lt;&gt;0;VLOOKUP([.$B315];;2;0);&quot;&quot;)" table:style-name="ce49"/>
          <table:table-cell table:number-columns-repeated="11" table:style-name="ce48"/>
          <table:table-cell office:value-type="string" office:string-value="" table:formula="of:=IF([.G315]&gt;0;DATE([.G315];[.F315];[.E315]);&quot;&quot;)" table:style-name="ce51"/>
          <table:table-cell office:value-type="float" office:value="0" table:formula="of:=DATEDIF([.O315];[.P315];&quot;Y&quot;)" table:style-name="ce49">
            <text:p>#¡VALOR!</text:p>
          </table:table-cell>
          <table:table-cell office:value-type="float" office:value="0" table:formula="of:=DATEDIF([.O315];[.P315];&quot;YM&quot;)" table:style-name="ce49">
            <text:p>#¡VALOR!</text:p>
          </table:table-cell>
          <table:table-cell office:value-type="float" office:value="0" table:formula="of:=DATEDIF([.O315];[.P315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6" table:formula="of:=[.A315]+1" table:style-name="ce48">
            <text:p>546</text:p>
          </table:table-cell>
          <table:table-cell table:style-name="ce48"/>
          <table:table-cell office:value-type="string" office:string-value="" table:formula="of:=IF(LEN([.B316])&lt;&gt;0;VLOOKUP([.$B316];;7;0);&quot;&quot;)" table:style-name="ce49"/>
          <table:table-cell office:value-type="string" office:string-value="" table:formula="of:=IF(LEN([.B316])&lt;&gt;0;VLOOKUP([.$B316];;2;0);&quot;&quot;)" table:style-name="ce49"/>
          <table:table-cell table:number-columns-repeated="11" table:style-name="ce48"/>
          <table:table-cell office:value-type="string" office:string-value="" table:formula="of:=IF([.G316]&gt;0;DATE([.G316];[.F316];[.E316]);&quot;&quot;)" table:style-name="ce51"/>
          <table:table-cell office:value-type="float" office:value="0" table:formula="of:=DATEDIF([.O316];[.P316];&quot;Y&quot;)" table:style-name="ce49">
            <text:p>#¡VALOR!</text:p>
          </table:table-cell>
          <table:table-cell office:value-type="float" office:value="0" table:formula="of:=DATEDIF([.O316];[.P316];&quot;YM&quot;)" table:style-name="ce49">
            <text:p>#¡VALOR!</text:p>
          </table:table-cell>
          <table:table-cell office:value-type="float" office:value="0" table:formula="of:=DATEDIF([.O316];[.P316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7" table:formula="of:=[.A316]+1" table:style-name="ce48">
            <text:p>547</text:p>
          </table:table-cell>
          <table:table-cell table:style-name="ce48"/>
          <table:table-cell office:value-type="string" office:string-value="" table:formula="of:=IF(LEN([.B317])&lt;&gt;0;VLOOKUP([.$B317];;7;0);&quot;&quot;)" table:style-name="ce49"/>
          <table:table-cell office:value-type="string" office:string-value="" table:formula="of:=IF(LEN([.B317])&lt;&gt;0;VLOOKUP([.$B317];;2;0);&quot;&quot;)" table:style-name="ce49"/>
          <table:table-cell table:number-columns-repeated="11" table:style-name="ce48"/>
          <table:table-cell office:value-type="string" office:string-value="" table:formula="of:=IF([.G317]&gt;0;DATE([.G317];[.F317];[.E317]);&quot;&quot;)" table:style-name="ce51"/>
          <table:table-cell office:value-type="float" office:value="0" table:formula="of:=DATEDIF([.O317];[.P317];&quot;Y&quot;)" table:style-name="ce49">
            <text:p>#¡VALOR!</text:p>
          </table:table-cell>
          <table:table-cell office:value-type="float" office:value="0" table:formula="of:=DATEDIF([.O317];[.P317];&quot;YM&quot;)" table:style-name="ce49">
            <text:p>#¡VALOR!</text:p>
          </table:table-cell>
          <table:table-cell office:value-type="float" office:value="0" table:formula="of:=DATEDIF([.O317];[.P317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8" table:formula="of:=[.A317]+1" table:style-name="ce48">
            <text:p>548</text:p>
          </table:table-cell>
          <table:table-cell table:style-name="ce48"/>
          <table:table-cell office:value-type="string" office:string-value="" table:formula="of:=IF(LEN([.B318])&lt;&gt;0;VLOOKUP([.$B318];;7;0);&quot;&quot;)" table:style-name="ce49"/>
          <table:table-cell office:value-type="string" office:string-value="" table:formula="of:=IF(LEN([.B318])&lt;&gt;0;VLOOKUP([.$B318];;2;0);&quot;&quot;)" table:style-name="ce49"/>
          <table:table-cell table:number-columns-repeated="11" table:style-name="ce48"/>
          <table:table-cell office:value-type="string" office:string-value="" table:formula="of:=IF([.G318]&gt;0;DATE([.G318];[.F318];[.E318]);&quot;&quot;)" table:style-name="ce51"/>
          <table:table-cell office:value-type="float" office:value="0" table:formula="of:=DATEDIF([.O318];[.P318];&quot;Y&quot;)" table:style-name="ce49">
            <text:p>#¡VALOR!</text:p>
          </table:table-cell>
          <table:table-cell office:value-type="float" office:value="0" table:formula="of:=DATEDIF([.O318];[.P318];&quot;YM&quot;)" table:style-name="ce49">
            <text:p>#¡VALOR!</text:p>
          </table:table-cell>
          <table:table-cell office:value-type="float" office:value="0" table:formula="of:=DATEDIF([.O318];[.P318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49" table:formula="of:=[.A318]+1" table:style-name="ce48">
            <text:p>549</text:p>
          </table:table-cell>
          <table:table-cell table:style-name="ce48"/>
          <table:table-cell office:value-type="string" office:string-value="" table:formula="of:=IF(LEN([.B319])&lt;&gt;0;VLOOKUP([.$B319];;7;0);&quot;&quot;)" table:style-name="ce49"/>
          <table:table-cell office:value-type="string" office:string-value="" table:formula="of:=IF(LEN([.B319])&lt;&gt;0;VLOOKUP([.$B319];;2;0);&quot;&quot;)" table:style-name="ce49"/>
          <table:table-cell table:number-columns-repeated="11" table:style-name="ce48"/>
          <table:table-cell office:value-type="string" office:string-value="" table:formula="of:=IF([.G319]&gt;0;DATE([.G319];[.F319];[.E319]);&quot;&quot;)" table:style-name="ce51"/>
          <table:table-cell office:value-type="float" office:value="0" table:formula="of:=DATEDIF([.O319];[.P319];&quot;Y&quot;)" table:style-name="ce49">
            <text:p>#¡VALOR!</text:p>
          </table:table-cell>
          <table:table-cell office:value-type="float" office:value="0" table:formula="of:=DATEDIF([.O319];[.P319];&quot;YM&quot;)" table:style-name="ce49">
            <text:p>#¡VALOR!</text:p>
          </table:table-cell>
          <table:table-cell office:value-type="float" office:value="0" table:formula="of:=DATEDIF([.O319];[.P319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50" table:formula="of:=[.A319]+1" table:style-name="ce48">
            <text:p>550</text:p>
          </table:table-cell>
          <table:table-cell table:style-name="ce48"/>
          <table:table-cell office:value-type="string" office:string-value="" table:formula="of:=IF(LEN([.B320])&lt;&gt;0;VLOOKUP([.$B320];;7;0);&quot;&quot;)" table:style-name="ce49"/>
          <table:table-cell office:value-type="string" office:string-value="" table:formula="of:=IF(LEN([.B320])&lt;&gt;0;VLOOKUP([.$B320];;2;0);&quot;&quot;)" table:style-name="ce49"/>
          <table:table-cell table:number-columns-repeated="11" table:style-name="ce48"/>
          <table:table-cell office:value-type="string" office:string-value="" table:formula="of:=IF([.G320]&gt;0;DATE([.G320];[.F320];[.E320]);&quot;&quot;)" table:style-name="ce51"/>
          <table:table-cell office:value-type="float" office:value="0" table:formula="of:=DATEDIF([.O320];[.P320];&quot;Y&quot;)" table:style-name="ce49">
            <text:p>#¡VALOR!</text:p>
          </table:table-cell>
          <table:table-cell office:value-type="float" office:value="0" table:formula="of:=DATEDIF([.O320];[.P320];&quot;YM&quot;)" table:style-name="ce49">
            <text:p>#¡VALOR!</text:p>
          </table:table-cell>
          <table:table-cell office:value-type="float" office:value="0" table:formula="of:=DATEDIF([.O320];[.P320];&quot;MD&quot;)" table:style-name="ce49">
            <text:p>#¡VALOR!</text:p>
          </table:table-cell>
          <table:table-cell table:number-columns-repeated="32" table:style-name="ce48"/>
          <table:table-cell table:number-columns-repeated="13" table:style-name="ce2"/>
          <table:table-cell table:number-columns-repeated="16320"/>
        </table:table-row>
        <table:table-row table:style-name="ro5">
          <table:table-cell office:value-type="float" office:value="551" table:formula="of:=[.A320]+1" table:style-name="ce48">
            <text:p>551</text:p>
          </table:table-cell>
          <table:table-cell table:style-name="ce48"/>
          <table:table-cell office:value-type="string" office:string-value="" table:formula="of:=IF(LEN([.B321])&lt;&gt;0;VLOOKUP([.$B321];;7;0);&quot;&quot;)" table:style-name="ce49"/>
          <table:table-cell office:value-type="string" office:string-value="" table:formula="of:=IF(LEN([.B321])&lt;&gt;0;VLOOKUP([.$B321];;2;0);&quot;&quot;)" table:style-name="ce49"/>
          <table:table-cell table:number-columns-repeated="11" table:style-name="ce48"/>
          <table:table-cell office:value-type="string" office:string-value="" table:formula="of:=IF([.G321]&gt;0;DATE([.G321];[.F321];[.E321]);&quot;&quot;)" table:style-name="ce51"/>
          <table:table-cell office:value-type="float" office:value="0" table:formula="of:=DATEDIF([.O321];[.P321];&quot;Y&quot;)" table:style-name="ce49">
            <text:p>#¡VALOR!</text:p>
          </table:table-cell>
          <table:table-cell office:value-type="float" office:value="0" table:formula="of:=DATEDIF([.O321];[.P321];&quot;YM&quot;)" table:style-name="ce49">
            <text:p>#¡VALOR!</text:p>
          </table:table-cell>
          <table:table-cell office:value-type="float" office:value="0" table:formula="of:=DATEDIF([.O321];[.P3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2" table:formula="of:=[.A321]+1" table:style-name="ce48">
            <text:p>552</text:p>
          </table:table-cell>
          <table:table-cell table:style-name="ce48"/>
          <table:table-cell office:value-type="string" office:string-value="" table:formula="of:=IF(LEN([.B322])&lt;&gt;0;VLOOKUP([.$B322];;7;0);&quot;&quot;)" table:style-name="ce49"/>
          <table:table-cell office:value-type="string" office:string-value="" table:formula="of:=IF(LEN([.B322])&lt;&gt;0;VLOOKUP([.$B322];;2;0);&quot;&quot;)" table:style-name="ce49"/>
          <table:table-cell table:number-columns-repeated="11" table:style-name="ce48"/>
          <table:table-cell office:value-type="string" office:string-value="" table:formula="of:=IF([.G322]&gt;0;DATE([.G322];[.F322];[.E322]);&quot;&quot;)" table:style-name="ce51"/>
          <table:table-cell office:value-type="float" office:value="0" table:formula="of:=DATEDIF([.O322];[.P322];&quot;Y&quot;)" table:style-name="ce49">
            <text:p>#¡VALOR!</text:p>
          </table:table-cell>
          <table:table-cell office:value-type="float" office:value="0" table:formula="of:=DATEDIF([.O322];[.P322];&quot;YM&quot;)" table:style-name="ce49">
            <text:p>#¡VALOR!</text:p>
          </table:table-cell>
          <table:table-cell office:value-type="float" office:value="0" table:formula="of:=DATEDIF([.O322];[.P3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3" table:formula="of:=[.A322]+1" table:style-name="ce48">
            <text:p>553</text:p>
          </table:table-cell>
          <table:table-cell table:style-name="ce48"/>
          <table:table-cell office:value-type="string" office:string-value="" table:formula="of:=IF(LEN([.B323])&lt;&gt;0;VLOOKUP([.$B323];;7;0);&quot;&quot;)" table:style-name="ce49"/>
          <table:table-cell office:value-type="string" office:string-value="" table:formula="of:=IF(LEN([.B323])&lt;&gt;0;VLOOKUP([.$B323];;2;0);&quot;&quot;)" table:style-name="ce49"/>
          <table:table-cell table:number-columns-repeated="11" table:style-name="ce48"/>
          <table:table-cell office:value-type="string" office:string-value="" table:formula="of:=IF([.G323]&gt;0;DATE([.G323];[.F323];[.E323]);&quot;&quot;)" table:style-name="ce51"/>
          <table:table-cell office:value-type="float" office:value="0" table:formula="of:=DATEDIF([.O323];[.P323];&quot;Y&quot;)" table:style-name="ce49">
            <text:p>#¡VALOR!</text:p>
          </table:table-cell>
          <table:table-cell office:value-type="float" office:value="0" table:formula="of:=DATEDIF([.O323];[.P323];&quot;YM&quot;)" table:style-name="ce49">
            <text:p>#¡VALOR!</text:p>
          </table:table-cell>
          <table:table-cell office:value-type="float" office:value="0" table:formula="of:=DATEDIF([.O323];[.P3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4" table:formula="of:=[.A323]+1" table:style-name="ce48">
            <text:p>554</text:p>
          </table:table-cell>
          <table:table-cell table:style-name="ce48"/>
          <table:table-cell office:value-type="string" office:string-value="" table:formula="of:=IF(LEN([.B324])&lt;&gt;0;VLOOKUP([.$B324];;7;0);&quot;&quot;)" table:style-name="ce49"/>
          <table:table-cell office:value-type="string" office:string-value="" table:formula="of:=IF(LEN([.B324])&lt;&gt;0;VLOOKUP([.$B324];;2;0);&quot;&quot;)" table:style-name="ce49"/>
          <table:table-cell table:number-columns-repeated="11" table:style-name="ce48"/>
          <table:table-cell office:value-type="string" office:string-value="" table:formula="of:=IF([.G324]&gt;0;DATE([.G324];[.F324];[.E324]);&quot;&quot;)" table:style-name="ce51"/>
          <table:table-cell office:value-type="float" office:value="0" table:formula="of:=DATEDIF([.O324];[.P324];&quot;Y&quot;)" table:style-name="ce49">
            <text:p>#¡VALOR!</text:p>
          </table:table-cell>
          <table:table-cell office:value-type="float" office:value="0" table:formula="of:=DATEDIF([.O324];[.P324];&quot;YM&quot;)" table:style-name="ce49">
            <text:p>#¡VALOR!</text:p>
          </table:table-cell>
          <table:table-cell office:value-type="float" office:value="0" table:formula="of:=DATEDIF([.O324];[.P3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5" table:formula="of:=[.A324]+1" table:style-name="ce48">
            <text:p>555</text:p>
          </table:table-cell>
          <table:table-cell table:style-name="ce48"/>
          <table:table-cell office:value-type="string" office:string-value="" table:formula="of:=IF(LEN([.B325])&lt;&gt;0;VLOOKUP([.$B325];;7;0);&quot;&quot;)" table:style-name="ce49"/>
          <table:table-cell office:value-type="string" office:string-value="" table:formula="of:=IF(LEN([.B325])&lt;&gt;0;VLOOKUP([.$B325];;2;0);&quot;&quot;)" table:style-name="ce49"/>
          <table:table-cell table:number-columns-repeated="11" table:style-name="ce48"/>
          <table:table-cell office:value-type="string" office:string-value="" table:formula="of:=IF([.G325]&gt;0;DATE([.G325];[.F325];[.E325]);&quot;&quot;)" table:style-name="ce51"/>
          <table:table-cell office:value-type="float" office:value="0" table:formula="of:=DATEDIF([.O325];[.P325];&quot;Y&quot;)" table:style-name="ce49">
            <text:p>#¡VALOR!</text:p>
          </table:table-cell>
          <table:table-cell office:value-type="float" office:value="0" table:formula="of:=DATEDIF([.O325];[.P325];&quot;YM&quot;)" table:style-name="ce49">
            <text:p>#¡VALOR!</text:p>
          </table:table-cell>
          <table:table-cell office:value-type="float" office:value="0" table:formula="of:=DATEDIF([.O325];[.P3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6" table:formula="of:=[.A325]+1" table:style-name="ce48">
            <text:p>556</text:p>
          </table:table-cell>
          <table:table-cell table:style-name="ce48"/>
          <table:table-cell office:value-type="string" office:string-value="" table:formula="of:=IF(LEN([.B326])&lt;&gt;0;VLOOKUP([.$B326];;7;0);&quot;&quot;)" table:style-name="ce49"/>
          <table:table-cell office:value-type="string" office:string-value="" table:formula="of:=IF(LEN([.B326])&lt;&gt;0;VLOOKUP([.$B326];;2;0);&quot;&quot;)" table:style-name="ce49"/>
          <table:table-cell table:number-columns-repeated="11" table:style-name="ce48"/>
          <table:table-cell office:value-type="string" office:string-value="" table:formula="of:=IF([.G326]&gt;0;DATE([.G326];[.F326];[.E326]);&quot;&quot;)" table:style-name="ce51"/>
          <table:table-cell office:value-type="float" office:value="0" table:formula="of:=DATEDIF([.O326];[.P326];&quot;Y&quot;)" table:style-name="ce49">
            <text:p>#¡VALOR!</text:p>
          </table:table-cell>
          <table:table-cell office:value-type="float" office:value="0" table:formula="of:=DATEDIF([.O326];[.P326];&quot;YM&quot;)" table:style-name="ce49">
            <text:p>#¡VALOR!</text:p>
          </table:table-cell>
          <table:table-cell office:value-type="float" office:value="0" table:formula="of:=DATEDIF([.O326];[.P3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7" table:formula="of:=[.A326]+1" table:style-name="ce48">
            <text:p>557</text:p>
          </table:table-cell>
          <table:table-cell table:style-name="ce48"/>
          <table:table-cell office:value-type="string" office:string-value="" table:formula="of:=IF(LEN([.B327])&lt;&gt;0;VLOOKUP([.$B327];;7;0);&quot;&quot;)" table:style-name="ce49"/>
          <table:table-cell office:value-type="string" office:string-value="" table:formula="of:=IF(LEN([.B327])&lt;&gt;0;VLOOKUP([.$B327];;2;0);&quot;&quot;)" table:style-name="ce49"/>
          <table:table-cell table:number-columns-repeated="11" table:style-name="ce48"/>
          <table:table-cell office:value-type="string" office:string-value="" table:formula="of:=IF([.G327]&gt;0;DATE([.G327];[.F327];[.E327]);&quot;&quot;)" table:style-name="ce51"/>
          <table:table-cell office:value-type="float" office:value="0" table:formula="of:=DATEDIF([.O327];[.P327];&quot;Y&quot;)" table:style-name="ce49">
            <text:p>#¡VALOR!</text:p>
          </table:table-cell>
          <table:table-cell office:value-type="float" office:value="0" table:formula="of:=DATEDIF([.O327];[.P327];&quot;YM&quot;)" table:style-name="ce49">
            <text:p>#¡VALOR!</text:p>
          </table:table-cell>
          <table:table-cell office:value-type="float" office:value="0" table:formula="of:=DATEDIF([.O327];[.P3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8" table:formula="of:=[.A327]+1" table:style-name="ce48">
            <text:p>558</text:p>
          </table:table-cell>
          <table:table-cell table:style-name="ce48"/>
          <table:table-cell office:value-type="string" office:string-value="" table:formula="of:=IF(LEN([.B328])&lt;&gt;0;VLOOKUP([.$B328];;7;0);&quot;&quot;)" table:style-name="ce49"/>
          <table:table-cell office:value-type="string" office:string-value="" table:formula="of:=IF(LEN([.B328])&lt;&gt;0;VLOOKUP([.$B328];;2;0);&quot;&quot;)" table:style-name="ce49"/>
          <table:table-cell table:number-columns-repeated="11" table:style-name="ce48"/>
          <table:table-cell office:value-type="string" office:string-value="" table:formula="of:=IF([.G328]&gt;0;DATE([.G328];[.F328];[.E328]);&quot;&quot;)" table:style-name="ce51"/>
          <table:table-cell office:value-type="float" office:value="0" table:formula="of:=DATEDIF([.O328];[.P328];&quot;Y&quot;)" table:style-name="ce49">
            <text:p>#¡VALOR!</text:p>
          </table:table-cell>
          <table:table-cell office:value-type="float" office:value="0" table:formula="of:=DATEDIF([.O328];[.P328];&quot;YM&quot;)" table:style-name="ce49">
            <text:p>#¡VALOR!</text:p>
          </table:table-cell>
          <table:table-cell office:value-type="float" office:value="0" table:formula="of:=DATEDIF([.O328];[.P3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59" table:formula="of:=[.A328]+1" table:style-name="ce48">
            <text:p>559</text:p>
          </table:table-cell>
          <table:table-cell table:style-name="ce48"/>
          <table:table-cell office:value-type="string" office:string-value="" table:formula="of:=IF(LEN([.B329])&lt;&gt;0;VLOOKUP([.$B329];;7;0);&quot;&quot;)" table:style-name="ce49"/>
          <table:table-cell office:value-type="string" office:string-value="" table:formula="of:=IF(LEN([.B329])&lt;&gt;0;VLOOKUP([.$B329];;2;0);&quot;&quot;)" table:style-name="ce49"/>
          <table:table-cell table:number-columns-repeated="11" table:style-name="ce48"/>
          <table:table-cell office:value-type="string" office:string-value="" table:formula="of:=IF([.G329]&gt;0;DATE([.G329];[.F329];[.E329]);&quot;&quot;)" table:style-name="ce51"/>
          <table:table-cell office:value-type="float" office:value="0" table:formula="of:=DATEDIF([.O329];[.P329];&quot;Y&quot;)" table:style-name="ce49">
            <text:p>#¡VALOR!</text:p>
          </table:table-cell>
          <table:table-cell office:value-type="float" office:value="0" table:formula="of:=DATEDIF([.O329];[.P329];&quot;YM&quot;)" table:style-name="ce49">
            <text:p>#¡VALOR!</text:p>
          </table:table-cell>
          <table:table-cell office:value-type="float" office:value="0" table:formula="of:=DATEDIF([.O329];[.P3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0" table:formula="of:=[.A329]+1" table:style-name="ce48">
            <text:p>560</text:p>
          </table:table-cell>
          <table:table-cell table:style-name="ce48"/>
          <table:table-cell office:value-type="string" office:string-value="" table:formula="of:=IF(LEN([.B330])&lt;&gt;0;VLOOKUP([.$B330];;7;0);&quot;&quot;)" table:style-name="ce49"/>
          <table:table-cell office:value-type="string" office:string-value="" table:formula="of:=IF(LEN([.B330])&lt;&gt;0;VLOOKUP([.$B330];;2;0);&quot;&quot;)" table:style-name="ce49"/>
          <table:table-cell table:number-columns-repeated="11" table:style-name="ce48"/>
          <table:table-cell office:value-type="string" office:string-value="" table:formula="of:=IF([.G330]&gt;0;DATE([.G330];[.F330];[.E330]);&quot;&quot;)" table:style-name="ce51"/>
          <table:table-cell office:value-type="float" office:value="0" table:formula="of:=DATEDIF([.O330];[.P330];&quot;Y&quot;)" table:style-name="ce49">
            <text:p>#¡VALOR!</text:p>
          </table:table-cell>
          <table:table-cell office:value-type="float" office:value="0" table:formula="of:=DATEDIF([.O330];[.P330];&quot;YM&quot;)" table:style-name="ce49">
            <text:p>#¡VALOR!</text:p>
          </table:table-cell>
          <table:table-cell office:value-type="float" office:value="0" table:formula="of:=DATEDIF([.O330];[.P3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1" table:formula="of:=[.A330]+1" table:style-name="ce48">
            <text:p>561</text:p>
          </table:table-cell>
          <table:table-cell table:style-name="ce48"/>
          <table:table-cell office:value-type="string" office:string-value="" table:formula="of:=IF(LEN([.B331])&lt;&gt;0;VLOOKUP([.$B331];;7;0);&quot;&quot;)" table:style-name="ce49"/>
          <table:table-cell office:value-type="string" office:string-value="" table:formula="of:=IF(LEN([.B331])&lt;&gt;0;VLOOKUP([.$B331];;2;0);&quot;&quot;)" table:style-name="ce49"/>
          <table:table-cell table:number-columns-repeated="11" table:style-name="ce48"/>
          <table:table-cell office:value-type="string" office:string-value="" table:formula="of:=IF([.G331]&gt;0;DATE([.G331];[.F331];[.E331]);&quot;&quot;)" table:style-name="ce51"/>
          <table:table-cell office:value-type="float" office:value="0" table:formula="of:=DATEDIF([.O331];[.P331];&quot;Y&quot;)" table:style-name="ce49">
            <text:p>#¡VALOR!</text:p>
          </table:table-cell>
          <table:table-cell office:value-type="float" office:value="0" table:formula="of:=DATEDIF([.O331];[.P331];&quot;YM&quot;)" table:style-name="ce49">
            <text:p>#¡VALOR!</text:p>
          </table:table-cell>
          <table:table-cell office:value-type="float" office:value="0" table:formula="of:=DATEDIF([.O331];[.P3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2" table:formula="of:=[.A331]+1" table:style-name="ce48">
            <text:p>562</text:p>
          </table:table-cell>
          <table:table-cell table:style-name="ce48"/>
          <table:table-cell office:value-type="string" office:string-value="" table:formula="of:=IF(LEN([.B332])&lt;&gt;0;VLOOKUP([.$B332];;7;0);&quot;&quot;)" table:style-name="ce49"/>
          <table:table-cell office:value-type="string" office:string-value="" table:formula="of:=IF(LEN([.B332])&lt;&gt;0;VLOOKUP([.$B332];;2;0);&quot;&quot;)" table:style-name="ce49"/>
          <table:table-cell table:number-columns-repeated="11" table:style-name="ce48"/>
          <table:table-cell office:value-type="string" office:string-value="" table:formula="of:=IF([.G332]&gt;0;DATE([.G332];[.F332];[.E332]);&quot;&quot;)" table:style-name="ce51"/>
          <table:table-cell office:value-type="float" office:value="0" table:formula="of:=DATEDIF([.O332];[.P332];&quot;Y&quot;)" table:style-name="ce49">
            <text:p>#¡VALOR!</text:p>
          </table:table-cell>
          <table:table-cell office:value-type="float" office:value="0" table:formula="of:=DATEDIF([.O332];[.P332];&quot;YM&quot;)" table:style-name="ce49">
            <text:p>#¡VALOR!</text:p>
          </table:table-cell>
          <table:table-cell office:value-type="float" office:value="0" table:formula="of:=DATEDIF([.O332];[.P3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3" table:formula="of:=[.A332]+1" table:style-name="ce48">
            <text:p>563</text:p>
          </table:table-cell>
          <table:table-cell table:style-name="ce48"/>
          <table:table-cell office:value-type="string" office:string-value="" table:formula="of:=IF(LEN([.B333])&lt;&gt;0;VLOOKUP([.$B333];;7;0);&quot;&quot;)" table:style-name="ce49"/>
          <table:table-cell office:value-type="string" office:string-value="" table:formula="of:=IF(LEN([.B333])&lt;&gt;0;VLOOKUP([.$B333];;2;0);&quot;&quot;)" table:style-name="ce49"/>
          <table:table-cell table:number-columns-repeated="11" table:style-name="ce48"/>
          <table:table-cell office:value-type="string" office:string-value="" table:formula="of:=IF([.G333]&gt;0;DATE([.G333];[.F333];[.E333]);&quot;&quot;)" table:style-name="ce51"/>
          <table:table-cell office:value-type="float" office:value="0" table:formula="of:=DATEDIF([.O333];[.P333];&quot;Y&quot;)" table:style-name="ce49">
            <text:p>#¡VALOR!</text:p>
          </table:table-cell>
          <table:table-cell office:value-type="float" office:value="0" table:formula="of:=DATEDIF([.O333];[.P333];&quot;YM&quot;)" table:style-name="ce49">
            <text:p>#¡VALOR!</text:p>
          </table:table-cell>
          <table:table-cell office:value-type="float" office:value="0" table:formula="of:=DATEDIF([.O333];[.P3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4" table:formula="of:=[.A333]+1" table:style-name="ce48">
            <text:p>564</text:p>
          </table:table-cell>
          <table:table-cell table:style-name="ce48"/>
          <table:table-cell office:value-type="string" office:string-value="" table:formula="of:=IF(LEN([.B334])&lt;&gt;0;VLOOKUP([.$B334];;7;0);&quot;&quot;)" table:style-name="ce49"/>
          <table:table-cell office:value-type="string" office:string-value="" table:formula="of:=IF(LEN([.B334])&lt;&gt;0;VLOOKUP([.$B334];;2;0);&quot;&quot;)" table:style-name="ce49"/>
          <table:table-cell table:number-columns-repeated="11" table:style-name="ce48"/>
          <table:table-cell office:value-type="string" office:string-value="" table:formula="of:=IF([.G334]&gt;0;DATE([.G334];[.F334];[.E334]);&quot;&quot;)" table:style-name="ce51"/>
          <table:table-cell office:value-type="float" office:value="0" table:formula="of:=DATEDIF([.O334];[.P334];&quot;Y&quot;)" table:style-name="ce49">
            <text:p>#¡VALOR!</text:p>
          </table:table-cell>
          <table:table-cell office:value-type="float" office:value="0" table:formula="of:=DATEDIF([.O334];[.P334];&quot;YM&quot;)" table:style-name="ce49">
            <text:p>#¡VALOR!</text:p>
          </table:table-cell>
          <table:table-cell office:value-type="float" office:value="0" table:formula="of:=DATEDIF([.O334];[.P3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5" table:formula="of:=[.A334]+1" table:style-name="ce48">
            <text:p>565</text:p>
          </table:table-cell>
          <table:table-cell table:style-name="ce48"/>
          <table:table-cell office:value-type="string" office:string-value="" table:formula="of:=IF(LEN([.B335])&lt;&gt;0;VLOOKUP([.$B335];;7;0);&quot;&quot;)" table:style-name="ce49"/>
          <table:table-cell office:value-type="string" office:string-value="" table:formula="of:=IF(LEN([.B335])&lt;&gt;0;VLOOKUP([.$B335];;2;0);&quot;&quot;)" table:style-name="ce49"/>
          <table:table-cell table:number-columns-repeated="11" table:style-name="ce48"/>
          <table:table-cell office:value-type="string" office:string-value="" table:formula="of:=IF([.G335]&gt;0;DATE([.G335];[.F335];[.E335]);&quot;&quot;)" table:style-name="ce51"/>
          <table:table-cell office:value-type="float" office:value="0" table:formula="of:=DATEDIF([.O335];[.P335];&quot;Y&quot;)" table:style-name="ce49">
            <text:p>#¡VALOR!</text:p>
          </table:table-cell>
          <table:table-cell office:value-type="float" office:value="0" table:formula="of:=DATEDIF([.O335];[.P335];&quot;YM&quot;)" table:style-name="ce49">
            <text:p>#¡VALOR!</text:p>
          </table:table-cell>
          <table:table-cell office:value-type="float" office:value="0" table:formula="of:=DATEDIF([.O335];[.P3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6" table:formula="of:=[.A335]+1" table:style-name="ce48">
            <text:p>566</text:p>
          </table:table-cell>
          <table:table-cell table:style-name="ce48"/>
          <table:table-cell office:value-type="string" office:string-value="" table:formula="of:=IF(LEN([.B336])&lt;&gt;0;VLOOKUP([.$B336];;7;0);&quot;&quot;)" table:style-name="ce49"/>
          <table:table-cell office:value-type="string" office:string-value="" table:formula="of:=IF(LEN([.B336])&lt;&gt;0;VLOOKUP([.$B336];;2;0);&quot;&quot;)" table:style-name="ce49"/>
          <table:table-cell table:number-columns-repeated="11" table:style-name="ce48"/>
          <table:table-cell office:value-type="string" office:string-value="" table:formula="of:=IF([.G336]&gt;0;DATE([.G336];[.F336];[.E336]);&quot;&quot;)" table:style-name="ce51"/>
          <table:table-cell office:value-type="float" office:value="0" table:formula="of:=DATEDIF([.O336];[.P336];&quot;Y&quot;)" table:style-name="ce49">
            <text:p>#¡VALOR!</text:p>
          </table:table-cell>
          <table:table-cell office:value-type="float" office:value="0" table:formula="of:=DATEDIF([.O336];[.P336];&quot;YM&quot;)" table:style-name="ce49">
            <text:p>#¡VALOR!</text:p>
          </table:table-cell>
          <table:table-cell office:value-type="float" office:value="0" table:formula="of:=DATEDIF([.O336];[.P3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7" table:formula="of:=[.A336]+1" table:style-name="ce48">
            <text:p>567</text:p>
          </table:table-cell>
          <table:table-cell table:style-name="ce48"/>
          <table:table-cell office:value-type="string" office:string-value="" table:formula="of:=IF(LEN([.B337])&lt;&gt;0;VLOOKUP([.$B337];;7;0);&quot;&quot;)" table:style-name="ce49"/>
          <table:table-cell office:value-type="string" office:string-value="" table:formula="of:=IF(LEN([.B337])&lt;&gt;0;VLOOKUP([.$B337];;2;0);&quot;&quot;)" table:style-name="ce49"/>
          <table:table-cell table:number-columns-repeated="11" table:style-name="ce48"/>
          <table:table-cell office:value-type="string" office:string-value="" table:formula="of:=IF([.G337]&gt;0;DATE([.G337];[.F337];[.E337]);&quot;&quot;)" table:style-name="ce51"/>
          <table:table-cell office:value-type="float" office:value="0" table:formula="of:=DATEDIF([.O337];[.P337];&quot;Y&quot;)" table:style-name="ce49">
            <text:p>#¡VALOR!</text:p>
          </table:table-cell>
          <table:table-cell office:value-type="float" office:value="0" table:formula="of:=DATEDIF([.O337];[.P337];&quot;YM&quot;)" table:style-name="ce49">
            <text:p>#¡VALOR!</text:p>
          </table:table-cell>
          <table:table-cell office:value-type="float" office:value="0" table:formula="of:=DATEDIF([.O337];[.P3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8" table:formula="of:=[.A337]+1" table:style-name="ce48">
            <text:p>568</text:p>
          </table:table-cell>
          <table:table-cell table:style-name="ce48"/>
          <table:table-cell office:value-type="string" office:string-value="" table:formula="of:=IF(LEN([.B338])&lt;&gt;0;VLOOKUP([.$B338];;7;0);&quot;&quot;)" table:style-name="ce49"/>
          <table:table-cell office:value-type="string" office:string-value="" table:formula="of:=IF(LEN([.B338])&lt;&gt;0;VLOOKUP([.$B338];;2;0);&quot;&quot;)" table:style-name="ce49"/>
          <table:table-cell table:number-columns-repeated="11" table:style-name="ce48"/>
          <table:table-cell office:value-type="string" office:string-value="" table:formula="of:=IF([.G338]&gt;0;DATE([.G338];[.F338];[.E338]);&quot;&quot;)" table:style-name="ce51"/>
          <table:table-cell office:value-type="float" office:value="0" table:formula="of:=DATEDIF([.O338];[.P338];&quot;Y&quot;)" table:style-name="ce49">
            <text:p>#¡VALOR!</text:p>
          </table:table-cell>
          <table:table-cell office:value-type="float" office:value="0" table:formula="of:=DATEDIF([.O338];[.P338];&quot;YM&quot;)" table:style-name="ce49">
            <text:p>#¡VALOR!</text:p>
          </table:table-cell>
          <table:table-cell office:value-type="float" office:value="0" table:formula="of:=DATEDIF([.O338];[.P3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69" table:formula="of:=[.A338]+1" table:style-name="ce48">
            <text:p>569</text:p>
          </table:table-cell>
          <table:table-cell table:style-name="ce48"/>
          <table:table-cell office:value-type="string" office:string-value="" table:formula="of:=IF(LEN([.B339])&lt;&gt;0;VLOOKUP([.$B339];;7;0);&quot;&quot;)" table:style-name="ce49"/>
          <table:table-cell office:value-type="string" office:string-value="" table:formula="of:=IF(LEN([.B339])&lt;&gt;0;VLOOKUP([.$B339];;2;0);&quot;&quot;)" table:style-name="ce49"/>
          <table:table-cell table:number-columns-repeated="11" table:style-name="ce48"/>
          <table:table-cell office:value-type="string" office:string-value="" table:formula="of:=IF([.G339]&gt;0;DATE([.G339];[.F339];[.E339]);&quot;&quot;)" table:style-name="ce51"/>
          <table:table-cell office:value-type="float" office:value="0" table:formula="of:=DATEDIF([.O339];[.P339];&quot;Y&quot;)" table:style-name="ce49">
            <text:p>#¡VALOR!</text:p>
          </table:table-cell>
          <table:table-cell office:value-type="float" office:value="0" table:formula="of:=DATEDIF([.O339];[.P339];&quot;YM&quot;)" table:style-name="ce49">
            <text:p>#¡VALOR!</text:p>
          </table:table-cell>
          <table:table-cell office:value-type="float" office:value="0" table:formula="of:=DATEDIF([.O339];[.P3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0" table:formula="of:=[.A339]+1" table:style-name="ce48">
            <text:p>570</text:p>
          </table:table-cell>
          <table:table-cell table:style-name="ce48"/>
          <table:table-cell office:value-type="string" office:string-value="" table:formula="of:=IF(LEN([.B340])&lt;&gt;0;VLOOKUP([.$B340];;7;0);&quot;&quot;)" table:style-name="ce49"/>
          <table:table-cell office:value-type="string" office:string-value="" table:formula="of:=IF(LEN([.B340])&lt;&gt;0;VLOOKUP([.$B340];;2;0);&quot;&quot;)" table:style-name="ce49"/>
          <table:table-cell table:number-columns-repeated="11" table:style-name="ce48"/>
          <table:table-cell office:value-type="string" office:string-value="" table:formula="of:=IF([.G340]&gt;0;DATE([.G340];[.F340];[.E340]);&quot;&quot;)" table:style-name="ce51"/>
          <table:table-cell office:value-type="float" office:value="0" table:formula="of:=DATEDIF([.O340];[.P340];&quot;Y&quot;)" table:style-name="ce49">
            <text:p>#¡VALOR!</text:p>
          </table:table-cell>
          <table:table-cell office:value-type="float" office:value="0" table:formula="of:=DATEDIF([.O340];[.P340];&quot;YM&quot;)" table:style-name="ce49">
            <text:p>#¡VALOR!</text:p>
          </table:table-cell>
          <table:table-cell office:value-type="float" office:value="0" table:formula="of:=DATEDIF([.O340];[.P3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1" table:formula="of:=[.A340]+1" table:style-name="ce48">
            <text:p>571</text:p>
          </table:table-cell>
          <table:table-cell table:style-name="ce48"/>
          <table:table-cell office:value-type="string" office:string-value="" table:formula="of:=IF(LEN([.B341])&lt;&gt;0;VLOOKUP([.$B341];;7;0);&quot;&quot;)" table:style-name="ce49"/>
          <table:table-cell office:value-type="string" office:string-value="" table:formula="of:=IF(LEN([.B341])&lt;&gt;0;VLOOKUP([.$B341];;2;0);&quot;&quot;)" table:style-name="ce49"/>
          <table:table-cell table:number-columns-repeated="11" table:style-name="ce48"/>
          <table:table-cell office:value-type="string" office:string-value="" table:formula="of:=IF([.G341]&gt;0;DATE([.G341];[.F341];[.E341]);&quot;&quot;)" table:style-name="ce51"/>
          <table:table-cell office:value-type="float" office:value="0" table:formula="of:=DATEDIF([.O341];[.P341];&quot;Y&quot;)" table:style-name="ce49">
            <text:p>#¡VALOR!</text:p>
          </table:table-cell>
          <table:table-cell office:value-type="float" office:value="0" table:formula="of:=DATEDIF([.O341];[.P341];&quot;YM&quot;)" table:style-name="ce49">
            <text:p>#¡VALOR!</text:p>
          </table:table-cell>
          <table:table-cell office:value-type="float" office:value="0" table:formula="of:=DATEDIF([.O341];[.P3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2" table:formula="of:=[.A341]+1" table:style-name="ce48">
            <text:p>572</text:p>
          </table:table-cell>
          <table:table-cell table:style-name="ce48"/>
          <table:table-cell office:value-type="string" office:string-value="" table:formula="of:=IF(LEN([.B342])&lt;&gt;0;VLOOKUP([.$B342];;7;0);&quot;&quot;)" table:style-name="ce49"/>
          <table:table-cell office:value-type="string" office:string-value="" table:formula="of:=IF(LEN([.B342])&lt;&gt;0;VLOOKUP([.$B342];;2;0);&quot;&quot;)" table:style-name="ce49"/>
          <table:table-cell table:number-columns-repeated="11" table:style-name="ce48"/>
          <table:table-cell office:value-type="string" office:string-value="" table:formula="of:=IF([.G342]&gt;0;DATE([.G342];[.F342];[.E342]);&quot;&quot;)" table:style-name="ce51"/>
          <table:table-cell office:value-type="float" office:value="0" table:formula="of:=DATEDIF([.O342];[.P342];&quot;Y&quot;)" table:style-name="ce49">
            <text:p>#¡VALOR!</text:p>
          </table:table-cell>
          <table:table-cell office:value-type="float" office:value="0" table:formula="of:=DATEDIF([.O342];[.P342];&quot;YM&quot;)" table:style-name="ce49">
            <text:p>#¡VALOR!</text:p>
          </table:table-cell>
          <table:table-cell office:value-type="float" office:value="0" table:formula="of:=DATEDIF([.O342];[.P3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3" table:formula="of:=[.A342]+1" table:style-name="ce48">
            <text:p>573</text:p>
          </table:table-cell>
          <table:table-cell table:style-name="ce48"/>
          <table:table-cell office:value-type="string" office:string-value="" table:formula="of:=IF(LEN([.B343])&lt;&gt;0;VLOOKUP([.$B343];;7;0);&quot;&quot;)" table:style-name="ce49"/>
          <table:table-cell office:value-type="string" office:string-value="" table:formula="of:=IF(LEN([.B343])&lt;&gt;0;VLOOKUP([.$B343];;2;0);&quot;&quot;)" table:style-name="ce49"/>
          <table:table-cell table:number-columns-repeated="11" table:style-name="ce48"/>
          <table:table-cell office:value-type="string" office:string-value="" table:formula="of:=IF([.G343]&gt;0;DATE([.G343];[.F343];[.E343]);&quot;&quot;)" table:style-name="ce51"/>
          <table:table-cell office:value-type="float" office:value="0" table:formula="of:=DATEDIF([.O343];[.P343];&quot;Y&quot;)" table:style-name="ce49">
            <text:p>#¡VALOR!</text:p>
          </table:table-cell>
          <table:table-cell office:value-type="float" office:value="0" table:formula="of:=DATEDIF([.O343];[.P343];&quot;YM&quot;)" table:style-name="ce49">
            <text:p>#¡VALOR!</text:p>
          </table:table-cell>
          <table:table-cell office:value-type="float" office:value="0" table:formula="of:=DATEDIF([.O343];[.P3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4" table:formula="of:=[.A343]+1" table:style-name="ce48">
            <text:p>574</text:p>
          </table:table-cell>
          <table:table-cell table:style-name="ce48"/>
          <table:table-cell office:value-type="string" office:string-value="" table:formula="of:=IF(LEN([.B344])&lt;&gt;0;VLOOKUP([.$B344];;7;0);&quot;&quot;)" table:style-name="ce49"/>
          <table:table-cell office:value-type="string" office:string-value="" table:formula="of:=IF(LEN([.B344])&lt;&gt;0;VLOOKUP([.$B344];;2;0);&quot;&quot;)" table:style-name="ce49"/>
          <table:table-cell table:number-columns-repeated="11" table:style-name="ce48"/>
          <table:table-cell office:value-type="string" office:string-value="" table:formula="of:=IF([.G344]&gt;0;DATE([.G344];[.F344];[.E344]);&quot;&quot;)" table:style-name="ce51"/>
          <table:table-cell office:value-type="float" office:value="0" table:formula="of:=DATEDIF([.O344];[.P344];&quot;Y&quot;)" table:style-name="ce49">
            <text:p>#¡VALOR!</text:p>
          </table:table-cell>
          <table:table-cell office:value-type="float" office:value="0" table:formula="of:=DATEDIF([.O344];[.P344];&quot;YM&quot;)" table:style-name="ce49">
            <text:p>#¡VALOR!</text:p>
          </table:table-cell>
          <table:table-cell office:value-type="float" office:value="0" table:formula="of:=DATEDIF([.O344];[.P3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5" table:formula="of:=[.A344]+1" table:style-name="ce48">
            <text:p>575</text:p>
          </table:table-cell>
          <table:table-cell table:style-name="ce48"/>
          <table:table-cell office:value-type="string" office:string-value="" table:formula="of:=IF(LEN([.B345])&lt;&gt;0;VLOOKUP([.$B345];;7;0);&quot;&quot;)" table:style-name="ce49"/>
          <table:table-cell office:value-type="string" office:string-value="" table:formula="of:=IF(LEN([.B345])&lt;&gt;0;VLOOKUP([.$B345];;2;0);&quot;&quot;)" table:style-name="ce49"/>
          <table:table-cell table:number-columns-repeated="11" table:style-name="ce48"/>
          <table:table-cell office:value-type="string" office:string-value="" table:formula="of:=IF([.G345]&gt;0;DATE([.G345];[.F345];[.E345]);&quot;&quot;)" table:style-name="ce51"/>
          <table:table-cell office:value-type="float" office:value="0" table:formula="of:=DATEDIF([.O345];[.P345];&quot;Y&quot;)" table:style-name="ce49">
            <text:p>#¡VALOR!</text:p>
          </table:table-cell>
          <table:table-cell office:value-type="float" office:value="0" table:formula="of:=DATEDIF([.O345];[.P345];&quot;YM&quot;)" table:style-name="ce49">
            <text:p>#¡VALOR!</text:p>
          </table:table-cell>
          <table:table-cell office:value-type="float" office:value="0" table:formula="of:=DATEDIF([.O345];[.P3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6" table:formula="of:=[.A345]+1" table:style-name="ce48">
            <text:p>576</text:p>
          </table:table-cell>
          <table:table-cell table:style-name="ce48"/>
          <table:table-cell office:value-type="string" office:string-value="" table:formula="of:=IF(LEN([.B346])&lt;&gt;0;VLOOKUP([.$B346];;7;0);&quot;&quot;)" table:style-name="ce49"/>
          <table:table-cell office:value-type="string" office:string-value="" table:formula="of:=IF(LEN([.B346])&lt;&gt;0;VLOOKUP([.$B346];;2;0);&quot;&quot;)" table:style-name="ce49"/>
          <table:table-cell table:number-columns-repeated="11" table:style-name="ce48"/>
          <table:table-cell office:value-type="string" office:string-value="" table:formula="of:=IF([.G346]&gt;0;DATE([.G346];[.F346];[.E346]);&quot;&quot;)" table:style-name="ce51"/>
          <table:table-cell office:value-type="float" office:value="0" table:formula="of:=DATEDIF([.O346];[.P346];&quot;Y&quot;)" table:style-name="ce49">
            <text:p>#¡VALOR!</text:p>
          </table:table-cell>
          <table:table-cell office:value-type="float" office:value="0" table:formula="of:=DATEDIF([.O346];[.P346];&quot;YM&quot;)" table:style-name="ce49">
            <text:p>#¡VALOR!</text:p>
          </table:table-cell>
          <table:table-cell office:value-type="float" office:value="0" table:formula="of:=DATEDIF([.O346];[.P3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7" table:formula="of:=[.A346]+1" table:style-name="ce48">
            <text:p>577</text:p>
          </table:table-cell>
          <table:table-cell table:style-name="ce48"/>
          <table:table-cell office:value-type="string" office:string-value="" table:formula="of:=IF(LEN([.B347])&lt;&gt;0;VLOOKUP([.$B347];;7;0);&quot;&quot;)" table:style-name="ce49"/>
          <table:table-cell office:value-type="string" office:string-value="" table:formula="of:=IF(LEN([.B347])&lt;&gt;0;VLOOKUP([.$B347];;2;0);&quot;&quot;)" table:style-name="ce49"/>
          <table:table-cell table:number-columns-repeated="11" table:style-name="ce48"/>
          <table:table-cell office:value-type="string" office:string-value="" table:formula="of:=IF([.G347]&gt;0;DATE([.G347];[.F347];[.E347]);&quot;&quot;)" table:style-name="ce51"/>
          <table:table-cell office:value-type="float" office:value="0" table:formula="of:=DATEDIF([.O347];[.P347];&quot;Y&quot;)" table:style-name="ce49">
            <text:p>#¡VALOR!</text:p>
          </table:table-cell>
          <table:table-cell office:value-type="float" office:value="0" table:formula="of:=DATEDIF([.O347];[.P347];&quot;YM&quot;)" table:style-name="ce49">
            <text:p>#¡VALOR!</text:p>
          </table:table-cell>
          <table:table-cell office:value-type="float" office:value="0" table:formula="of:=DATEDIF([.O347];[.P3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8" table:formula="of:=[.A347]+1" table:style-name="ce48">
            <text:p>578</text:p>
          </table:table-cell>
          <table:table-cell table:style-name="ce48"/>
          <table:table-cell office:value-type="string" office:string-value="" table:formula="of:=IF(LEN([.B348])&lt;&gt;0;VLOOKUP([.$B348];;7;0);&quot;&quot;)" table:style-name="ce49"/>
          <table:table-cell office:value-type="string" office:string-value="" table:formula="of:=IF(LEN([.B348])&lt;&gt;0;VLOOKUP([.$B348];;2;0);&quot;&quot;)" table:style-name="ce49"/>
          <table:table-cell table:number-columns-repeated="11" table:style-name="ce48"/>
          <table:table-cell office:value-type="string" office:string-value="" table:formula="of:=IF([.G348]&gt;0;DATE([.G348];[.F348];[.E348]);&quot;&quot;)" table:style-name="ce51"/>
          <table:table-cell office:value-type="float" office:value="0" table:formula="of:=DATEDIF([.O348];[.P348];&quot;Y&quot;)" table:style-name="ce49">
            <text:p>#¡VALOR!</text:p>
          </table:table-cell>
          <table:table-cell office:value-type="float" office:value="0" table:formula="of:=DATEDIF([.O348];[.P348];&quot;YM&quot;)" table:style-name="ce49">
            <text:p>#¡VALOR!</text:p>
          </table:table-cell>
          <table:table-cell office:value-type="float" office:value="0" table:formula="of:=DATEDIF([.O348];[.P3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79" table:formula="of:=[.A348]+1" table:style-name="ce48">
            <text:p>579</text:p>
          </table:table-cell>
          <table:table-cell table:style-name="ce48"/>
          <table:table-cell office:value-type="string" office:string-value="" table:formula="of:=IF(LEN([.B349])&lt;&gt;0;VLOOKUP([.$B349];;7;0);&quot;&quot;)" table:style-name="ce49"/>
          <table:table-cell office:value-type="string" office:string-value="" table:formula="of:=IF(LEN([.B349])&lt;&gt;0;VLOOKUP([.$B349];;2;0);&quot;&quot;)" table:style-name="ce49"/>
          <table:table-cell table:number-columns-repeated="11" table:style-name="ce48"/>
          <table:table-cell office:value-type="string" office:string-value="" table:formula="of:=IF([.G349]&gt;0;DATE([.G349];[.F349];[.E349]);&quot;&quot;)" table:style-name="ce51"/>
          <table:table-cell office:value-type="float" office:value="0" table:formula="of:=DATEDIF([.O349];[.P349];&quot;Y&quot;)" table:style-name="ce49">
            <text:p>#¡VALOR!</text:p>
          </table:table-cell>
          <table:table-cell office:value-type="float" office:value="0" table:formula="of:=DATEDIF([.O349];[.P349];&quot;YM&quot;)" table:style-name="ce49">
            <text:p>#¡VALOR!</text:p>
          </table:table-cell>
          <table:table-cell office:value-type="float" office:value="0" table:formula="of:=DATEDIF([.O349];[.P3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0" table:formula="of:=[.A349]+1" table:style-name="ce48">
            <text:p>580</text:p>
          </table:table-cell>
          <table:table-cell table:style-name="ce48"/>
          <table:table-cell office:value-type="string" office:string-value="" table:formula="of:=IF(LEN([.B350])&lt;&gt;0;VLOOKUP([.$B350];;7;0);&quot;&quot;)" table:style-name="ce49"/>
          <table:table-cell office:value-type="string" office:string-value="" table:formula="of:=IF(LEN([.B350])&lt;&gt;0;VLOOKUP([.$B350];;2;0);&quot;&quot;)" table:style-name="ce49"/>
          <table:table-cell table:number-columns-repeated="11" table:style-name="ce48"/>
          <table:table-cell office:value-type="string" office:string-value="" table:formula="of:=IF([.G350]&gt;0;DATE([.G350];[.F350];[.E350]);&quot;&quot;)" table:style-name="ce51"/>
          <table:table-cell office:value-type="float" office:value="0" table:formula="of:=DATEDIF([.O350];[.P350];&quot;Y&quot;)" table:style-name="ce49">
            <text:p>#¡VALOR!</text:p>
          </table:table-cell>
          <table:table-cell office:value-type="float" office:value="0" table:formula="of:=DATEDIF([.O350];[.P350];&quot;YM&quot;)" table:style-name="ce49">
            <text:p>#¡VALOR!</text:p>
          </table:table-cell>
          <table:table-cell office:value-type="float" office:value="0" table:formula="of:=DATEDIF([.O350];[.P3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1" table:formula="of:=[.A350]+1" table:style-name="ce48">
            <text:p>581</text:p>
          </table:table-cell>
          <table:table-cell table:style-name="ce48"/>
          <table:table-cell office:value-type="string" office:string-value="" table:formula="of:=IF(LEN([.B351])&lt;&gt;0;VLOOKUP([.$B351];;7;0);&quot;&quot;)" table:style-name="ce49"/>
          <table:table-cell office:value-type="string" office:string-value="" table:formula="of:=IF(LEN([.B351])&lt;&gt;0;VLOOKUP([.$B351];;2;0);&quot;&quot;)" table:style-name="ce49"/>
          <table:table-cell table:number-columns-repeated="11" table:style-name="ce48"/>
          <table:table-cell office:value-type="string" office:string-value="" table:formula="of:=IF([.G351]&gt;0;DATE([.G351];[.F351];[.E351]);&quot;&quot;)" table:style-name="ce51"/>
          <table:table-cell office:value-type="float" office:value="0" table:formula="of:=DATEDIF([.O351];[.P351];&quot;Y&quot;)" table:style-name="ce49">
            <text:p>#¡VALOR!</text:p>
          </table:table-cell>
          <table:table-cell office:value-type="float" office:value="0" table:formula="of:=DATEDIF([.O351];[.P351];&quot;YM&quot;)" table:style-name="ce49">
            <text:p>#¡VALOR!</text:p>
          </table:table-cell>
          <table:table-cell office:value-type="float" office:value="0" table:formula="of:=DATEDIF([.O351];[.P3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2" table:formula="of:=[.A351]+1" table:style-name="ce48">
            <text:p>582</text:p>
          </table:table-cell>
          <table:table-cell table:style-name="ce48"/>
          <table:table-cell office:value-type="string" office:string-value="" table:formula="of:=IF(LEN([.B352])&lt;&gt;0;VLOOKUP([.$B352];;7;0);&quot;&quot;)" table:style-name="ce49"/>
          <table:table-cell office:value-type="string" office:string-value="" table:formula="of:=IF(LEN([.B352])&lt;&gt;0;VLOOKUP([.$B352];;2;0);&quot;&quot;)" table:style-name="ce49"/>
          <table:table-cell table:number-columns-repeated="11" table:style-name="ce48"/>
          <table:table-cell office:value-type="string" office:string-value="" table:formula="of:=IF([.G352]&gt;0;DATE([.G352];[.F352];[.E352]);&quot;&quot;)" table:style-name="ce51"/>
          <table:table-cell office:value-type="float" office:value="0" table:formula="of:=DATEDIF([.O352];[.P352];&quot;Y&quot;)" table:style-name="ce49">
            <text:p>#¡VALOR!</text:p>
          </table:table-cell>
          <table:table-cell office:value-type="float" office:value="0" table:formula="of:=DATEDIF([.O352];[.P352];&quot;YM&quot;)" table:style-name="ce49">
            <text:p>#¡VALOR!</text:p>
          </table:table-cell>
          <table:table-cell office:value-type="float" office:value="0" table:formula="of:=DATEDIF([.O352];[.P3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3" table:formula="of:=[.A352]+1" table:style-name="ce48">
            <text:p>583</text:p>
          </table:table-cell>
          <table:table-cell table:style-name="ce48"/>
          <table:table-cell office:value-type="string" office:string-value="" table:formula="of:=IF(LEN([.B353])&lt;&gt;0;VLOOKUP([.$B353];;7;0);&quot;&quot;)" table:style-name="ce49"/>
          <table:table-cell office:value-type="string" office:string-value="" table:formula="of:=IF(LEN([.B353])&lt;&gt;0;VLOOKUP([.$B353];;2;0);&quot;&quot;)" table:style-name="ce49"/>
          <table:table-cell table:number-columns-repeated="11" table:style-name="ce48"/>
          <table:table-cell office:value-type="string" office:string-value="" table:formula="of:=IF([.G353]&gt;0;DATE([.G353];[.F353];[.E353]);&quot;&quot;)" table:style-name="ce51"/>
          <table:table-cell office:value-type="float" office:value="0" table:formula="of:=DATEDIF([.O353];[.P353];&quot;Y&quot;)" table:style-name="ce49">
            <text:p>#¡VALOR!</text:p>
          </table:table-cell>
          <table:table-cell office:value-type="float" office:value="0" table:formula="of:=DATEDIF([.O353];[.P353];&quot;YM&quot;)" table:style-name="ce49">
            <text:p>#¡VALOR!</text:p>
          </table:table-cell>
          <table:table-cell office:value-type="float" office:value="0" table:formula="of:=DATEDIF([.O353];[.P3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4" table:formula="of:=[.A353]+1" table:style-name="ce48">
            <text:p>584</text:p>
          </table:table-cell>
          <table:table-cell table:style-name="ce48"/>
          <table:table-cell office:value-type="string" office:string-value="" table:formula="of:=IF(LEN([.B354])&lt;&gt;0;VLOOKUP([.$B354];;7;0);&quot;&quot;)" table:style-name="ce49"/>
          <table:table-cell office:value-type="string" office:string-value="" table:formula="of:=IF(LEN([.B354])&lt;&gt;0;VLOOKUP([.$B354];;2;0);&quot;&quot;)" table:style-name="ce49"/>
          <table:table-cell table:number-columns-repeated="11" table:style-name="ce48"/>
          <table:table-cell office:value-type="string" office:string-value="" table:formula="of:=IF([.G354]&gt;0;DATE([.G354];[.F354];[.E354]);&quot;&quot;)" table:style-name="ce51"/>
          <table:table-cell office:value-type="float" office:value="0" table:formula="of:=DATEDIF([.O354];[.P354];&quot;Y&quot;)" table:style-name="ce49">
            <text:p>#¡VALOR!</text:p>
          </table:table-cell>
          <table:table-cell office:value-type="float" office:value="0" table:formula="of:=DATEDIF([.O354];[.P354];&quot;YM&quot;)" table:style-name="ce49">
            <text:p>#¡VALOR!</text:p>
          </table:table-cell>
          <table:table-cell office:value-type="float" office:value="0" table:formula="of:=DATEDIF([.O354];[.P3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5" table:formula="of:=[.A354]+1" table:style-name="ce48">
            <text:p>585</text:p>
          </table:table-cell>
          <table:table-cell table:style-name="ce48"/>
          <table:table-cell office:value-type="string" office:string-value="" table:formula="of:=IF(LEN([.B355])&lt;&gt;0;VLOOKUP([.$B355];;7;0);&quot;&quot;)" table:style-name="ce49"/>
          <table:table-cell office:value-type="string" office:string-value="" table:formula="of:=IF(LEN([.B355])&lt;&gt;0;VLOOKUP([.$B355];;2;0);&quot;&quot;)" table:style-name="ce49"/>
          <table:table-cell table:number-columns-repeated="11" table:style-name="ce48"/>
          <table:table-cell office:value-type="string" office:string-value="" table:formula="of:=IF([.G355]&gt;0;DATE([.G355];[.F355];[.E355]);&quot;&quot;)" table:style-name="ce51"/>
          <table:table-cell office:value-type="float" office:value="0" table:formula="of:=DATEDIF([.O355];[.P355];&quot;Y&quot;)" table:style-name="ce49">
            <text:p>#¡VALOR!</text:p>
          </table:table-cell>
          <table:table-cell office:value-type="float" office:value="0" table:formula="of:=DATEDIF([.O355];[.P355];&quot;YM&quot;)" table:style-name="ce49">
            <text:p>#¡VALOR!</text:p>
          </table:table-cell>
          <table:table-cell office:value-type="float" office:value="0" table:formula="of:=DATEDIF([.O355];[.P3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6" table:formula="of:=[.A355]+1" table:style-name="ce48">
            <text:p>586</text:p>
          </table:table-cell>
          <table:table-cell table:style-name="ce48"/>
          <table:table-cell office:value-type="string" office:string-value="" table:formula="of:=IF(LEN([.B356])&lt;&gt;0;VLOOKUP([.$B356];;7;0);&quot;&quot;)" table:style-name="ce49"/>
          <table:table-cell office:value-type="string" office:string-value="" table:formula="of:=IF(LEN([.B356])&lt;&gt;0;VLOOKUP([.$B356];;2;0);&quot;&quot;)" table:style-name="ce49"/>
          <table:table-cell table:number-columns-repeated="11" table:style-name="ce48"/>
          <table:table-cell office:value-type="string" office:string-value="" table:formula="of:=IF([.G356]&gt;0;DATE([.G356];[.F356];[.E356]);&quot;&quot;)" table:style-name="ce51"/>
          <table:table-cell office:value-type="float" office:value="0" table:formula="of:=DATEDIF([.O356];[.P356];&quot;Y&quot;)" table:style-name="ce49">
            <text:p>#¡VALOR!</text:p>
          </table:table-cell>
          <table:table-cell office:value-type="float" office:value="0" table:formula="of:=DATEDIF([.O356];[.P356];&quot;YM&quot;)" table:style-name="ce49">
            <text:p>#¡VALOR!</text:p>
          </table:table-cell>
          <table:table-cell office:value-type="float" office:value="0" table:formula="of:=DATEDIF([.O356];[.P3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7" table:formula="of:=[.A356]+1" table:style-name="ce48">
            <text:p>587</text:p>
          </table:table-cell>
          <table:table-cell table:style-name="ce48"/>
          <table:table-cell office:value-type="string" office:string-value="" table:formula="of:=IF(LEN([.B357])&lt;&gt;0;VLOOKUP([.$B357];;7;0);&quot;&quot;)" table:style-name="ce49"/>
          <table:table-cell office:value-type="string" office:string-value="" table:formula="of:=IF(LEN([.B357])&lt;&gt;0;VLOOKUP([.$B357];;2;0);&quot;&quot;)" table:style-name="ce49"/>
          <table:table-cell table:number-columns-repeated="11" table:style-name="ce48"/>
          <table:table-cell office:value-type="string" office:string-value="" table:formula="of:=IF([.G357]&gt;0;DATE([.G357];[.F357];[.E357]);&quot;&quot;)" table:style-name="ce51"/>
          <table:table-cell office:value-type="float" office:value="0" table:formula="of:=DATEDIF([.O357];[.P357];&quot;Y&quot;)" table:style-name="ce49">
            <text:p>#¡VALOR!</text:p>
          </table:table-cell>
          <table:table-cell office:value-type="float" office:value="0" table:formula="of:=DATEDIF([.O357];[.P357];&quot;YM&quot;)" table:style-name="ce49">
            <text:p>#¡VALOR!</text:p>
          </table:table-cell>
          <table:table-cell office:value-type="float" office:value="0" table:formula="of:=DATEDIF([.O357];[.P3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8" table:formula="of:=[.A357]+1" table:style-name="ce48">
            <text:p>588</text:p>
          </table:table-cell>
          <table:table-cell table:style-name="ce48"/>
          <table:table-cell office:value-type="string" office:string-value="" table:formula="of:=IF(LEN([.B358])&lt;&gt;0;VLOOKUP([.$B358];;7;0);&quot;&quot;)" table:style-name="ce49"/>
          <table:table-cell office:value-type="string" office:string-value="" table:formula="of:=IF(LEN([.B358])&lt;&gt;0;VLOOKUP([.$B358];;2;0);&quot;&quot;)" table:style-name="ce49"/>
          <table:table-cell table:number-columns-repeated="11" table:style-name="ce48"/>
          <table:table-cell office:value-type="string" office:string-value="" table:formula="of:=IF([.G358]&gt;0;DATE([.G358];[.F358];[.E358]);&quot;&quot;)" table:style-name="ce51"/>
          <table:table-cell office:value-type="float" office:value="0" table:formula="of:=DATEDIF([.O358];[.P358];&quot;Y&quot;)" table:style-name="ce49">
            <text:p>#¡VALOR!</text:p>
          </table:table-cell>
          <table:table-cell office:value-type="float" office:value="0" table:formula="of:=DATEDIF([.O358];[.P358];&quot;YM&quot;)" table:style-name="ce49">
            <text:p>#¡VALOR!</text:p>
          </table:table-cell>
          <table:table-cell office:value-type="float" office:value="0" table:formula="of:=DATEDIF([.O358];[.P3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89" table:formula="of:=[.A358]+1" table:style-name="ce48">
            <text:p>589</text:p>
          </table:table-cell>
          <table:table-cell table:style-name="ce48"/>
          <table:table-cell office:value-type="string" office:string-value="" table:formula="of:=IF(LEN([.B359])&lt;&gt;0;VLOOKUP([.$B359];;7;0);&quot;&quot;)" table:style-name="ce49"/>
          <table:table-cell office:value-type="string" office:string-value="" table:formula="of:=IF(LEN([.B359])&lt;&gt;0;VLOOKUP([.$B359];;2;0);&quot;&quot;)" table:style-name="ce49"/>
          <table:table-cell table:number-columns-repeated="11" table:style-name="ce48"/>
          <table:table-cell office:value-type="string" office:string-value="" table:formula="of:=IF([.G359]&gt;0;DATE([.G359];[.F359];[.E359]);&quot;&quot;)" table:style-name="ce51"/>
          <table:table-cell office:value-type="float" office:value="0" table:formula="of:=DATEDIF([.O359];[.P359];&quot;Y&quot;)" table:style-name="ce49">
            <text:p>#¡VALOR!</text:p>
          </table:table-cell>
          <table:table-cell office:value-type="float" office:value="0" table:formula="of:=DATEDIF([.O359];[.P359];&quot;YM&quot;)" table:style-name="ce49">
            <text:p>#¡VALOR!</text:p>
          </table:table-cell>
          <table:table-cell office:value-type="float" office:value="0" table:formula="of:=DATEDIF([.O359];[.P3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0" table:formula="of:=[.A359]+1" table:style-name="ce48">
            <text:p>590</text:p>
          </table:table-cell>
          <table:table-cell table:style-name="ce48"/>
          <table:table-cell office:value-type="string" office:string-value="" table:formula="of:=IF(LEN([.B360])&lt;&gt;0;VLOOKUP([.$B360];;7;0);&quot;&quot;)" table:style-name="ce49"/>
          <table:table-cell office:value-type="string" office:string-value="" table:formula="of:=IF(LEN([.B360])&lt;&gt;0;VLOOKUP([.$B360];;2;0);&quot;&quot;)" table:style-name="ce49"/>
          <table:table-cell table:number-columns-repeated="11" table:style-name="ce48"/>
          <table:table-cell office:value-type="string" office:string-value="" table:formula="of:=IF([.G360]&gt;0;DATE([.G360];[.F360];[.E360]);&quot;&quot;)" table:style-name="ce51"/>
          <table:table-cell office:value-type="float" office:value="0" table:formula="of:=DATEDIF([.O360];[.P360];&quot;Y&quot;)" table:style-name="ce49">
            <text:p>#¡VALOR!</text:p>
          </table:table-cell>
          <table:table-cell office:value-type="float" office:value="0" table:formula="of:=DATEDIF([.O360];[.P360];&quot;YM&quot;)" table:style-name="ce49">
            <text:p>#¡VALOR!</text:p>
          </table:table-cell>
          <table:table-cell office:value-type="float" office:value="0" table:formula="of:=DATEDIF([.O360];[.P3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1" table:formula="of:=[.A360]+1" table:style-name="ce48">
            <text:p>591</text:p>
          </table:table-cell>
          <table:table-cell table:style-name="ce48"/>
          <table:table-cell office:value-type="string" office:string-value="" table:formula="of:=IF(LEN([.B361])&lt;&gt;0;VLOOKUP([.$B361];;7;0);&quot;&quot;)" table:style-name="ce49"/>
          <table:table-cell office:value-type="string" office:string-value="" table:formula="of:=IF(LEN([.B361])&lt;&gt;0;VLOOKUP([.$B361];;2;0);&quot;&quot;)" table:style-name="ce49"/>
          <table:table-cell table:number-columns-repeated="11" table:style-name="ce48"/>
          <table:table-cell office:value-type="string" office:string-value="" table:formula="of:=IF([.G361]&gt;0;DATE([.G361];[.F361];[.E361]);&quot;&quot;)" table:style-name="ce51"/>
          <table:table-cell office:value-type="float" office:value="0" table:formula="of:=DATEDIF([.O361];[.P361];&quot;Y&quot;)" table:style-name="ce49">
            <text:p>#¡VALOR!</text:p>
          </table:table-cell>
          <table:table-cell office:value-type="float" office:value="0" table:formula="of:=DATEDIF([.O361];[.P361];&quot;YM&quot;)" table:style-name="ce49">
            <text:p>#¡VALOR!</text:p>
          </table:table-cell>
          <table:table-cell office:value-type="float" office:value="0" table:formula="of:=DATEDIF([.O361];[.P3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2" table:formula="of:=[.A361]+1" table:style-name="ce48">
            <text:p>592</text:p>
          </table:table-cell>
          <table:table-cell table:style-name="ce48"/>
          <table:table-cell office:value-type="string" office:string-value="" table:formula="of:=IF(LEN([.B362])&lt;&gt;0;VLOOKUP([.$B362];;7;0);&quot;&quot;)" table:style-name="ce49"/>
          <table:table-cell office:value-type="string" office:string-value="" table:formula="of:=IF(LEN([.B362])&lt;&gt;0;VLOOKUP([.$B362];;2;0);&quot;&quot;)" table:style-name="ce49"/>
          <table:table-cell table:number-columns-repeated="11" table:style-name="ce48"/>
          <table:table-cell office:value-type="string" office:string-value="" table:formula="of:=IF([.G362]&gt;0;DATE([.G362];[.F362];[.E362]);&quot;&quot;)" table:style-name="ce51"/>
          <table:table-cell office:value-type="float" office:value="0" table:formula="of:=DATEDIF([.O362];[.P362];&quot;Y&quot;)" table:style-name="ce49">
            <text:p>#¡VALOR!</text:p>
          </table:table-cell>
          <table:table-cell office:value-type="float" office:value="0" table:formula="of:=DATEDIF([.O362];[.P362];&quot;YM&quot;)" table:style-name="ce49">
            <text:p>#¡VALOR!</text:p>
          </table:table-cell>
          <table:table-cell office:value-type="float" office:value="0" table:formula="of:=DATEDIF([.O362];[.P3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3" table:formula="of:=[.A362]+1" table:style-name="ce48">
            <text:p>593</text:p>
          </table:table-cell>
          <table:table-cell table:style-name="ce48"/>
          <table:table-cell office:value-type="string" office:string-value="" table:formula="of:=IF(LEN([.B363])&lt;&gt;0;VLOOKUP([.$B363];;7;0);&quot;&quot;)" table:style-name="ce49"/>
          <table:table-cell office:value-type="string" office:string-value="" table:formula="of:=IF(LEN([.B363])&lt;&gt;0;VLOOKUP([.$B363];;2;0);&quot;&quot;)" table:style-name="ce49"/>
          <table:table-cell table:number-columns-repeated="11" table:style-name="ce48"/>
          <table:table-cell office:value-type="string" office:string-value="" table:formula="of:=IF([.G363]&gt;0;DATE([.G363];[.F363];[.E363]);&quot;&quot;)" table:style-name="ce51"/>
          <table:table-cell office:value-type="float" office:value="0" table:formula="of:=DATEDIF([.O363];[.P363];&quot;Y&quot;)" table:style-name="ce49">
            <text:p>#¡VALOR!</text:p>
          </table:table-cell>
          <table:table-cell office:value-type="float" office:value="0" table:formula="of:=DATEDIF([.O363];[.P363];&quot;YM&quot;)" table:style-name="ce49">
            <text:p>#¡VALOR!</text:p>
          </table:table-cell>
          <table:table-cell office:value-type="float" office:value="0" table:formula="of:=DATEDIF([.O363];[.P3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4" table:formula="of:=[.A363]+1" table:style-name="ce48">
            <text:p>594</text:p>
          </table:table-cell>
          <table:table-cell table:style-name="ce48"/>
          <table:table-cell office:value-type="string" office:string-value="" table:formula="of:=IF(LEN([.B364])&lt;&gt;0;VLOOKUP([.$B364];;7;0);&quot;&quot;)" table:style-name="ce49"/>
          <table:table-cell office:value-type="string" office:string-value="" table:formula="of:=IF(LEN([.B364])&lt;&gt;0;VLOOKUP([.$B364];;2;0);&quot;&quot;)" table:style-name="ce49"/>
          <table:table-cell table:number-columns-repeated="11" table:style-name="ce48"/>
          <table:table-cell office:value-type="string" office:string-value="" table:formula="of:=IF([.G364]&gt;0;DATE([.G364];[.F364];[.E364]);&quot;&quot;)" table:style-name="ce51"/>
          <table:table-cell office:value-type="float" office:value="0" table:formula="of:=DATEDIF([.O364];[.P364];&quot;Y&quot;)" table:style-name="ce49">
            <text:p>#¡VALOR!</text:p>
          </table:table-cell>
          <table:table-cell office:value-type="float" office:value="0" table:formula="of:=DATEDIF([.O364];[.P364];&quot;YM&quot;)" table:style-name="ce49">
            <text:p>#¡VALOR!</text:p>
          </table:table-cell>
          <table:table-cell office:value-type="float" office:value="0" table:formula="of:=DATEDIF([.O364];[.P3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5" table:formula="of:=[.A364]+1" table:style-name="ce48">
            <text:p>595</text:p>
          </table:table-cell>
          <table:table-cell table:style-name="ce48"/>
          <table:table-cell office:value-type="string" office:string-value="" table:formula="of:=IF(LEN([.B365])&lt;&gt;0;VLOOKUP([.$B365];;7;0);&quot;&quot;)" table:style-name="ce49"/>
          <table:table-cell office:value-type="string" office:string-value="" table:formula="of:=IF(LEN([.B365])&lt;&gt;0;VLOOKUP([.$B365];;2;0);&quot;&quot;)" table:style-name="ce49"/>
          <table:table-cell table:number-columns-repeated="11" table:style-name="ce48"/>
          <table:table-cell office:value-type="string" office:string-value="" table:formula="of:=IF([.G365]&gt;0;DATE([.G365];[.F365];[.E365]);&quot;&quot;)" table:style-name="ce51"/>
          <table:table-cell office:value-type="float" office:value="0" table:formula="of:=DATEDIF([.O365];[.P365];&quot;Y&quot;)" table:style-name="ce49">
            <text:p>#¡VALOR!</text:p>
          </table:table-cell>
          <table:table-cell office:value-type="float" office:value="0" table:formula="of:=DATEDIF([.O365];[.P365];&quot;YM&quot;)" table:style-name="ce49">
            <text:p>#¡VALOR!</text:p>
          </table:table-cell>
          <table:table-cell office:value-type="float" office:value="0" table:formula="of:=DATEDIF([.O365];[.P3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6" table:formula="of:=[.A365]+1" table:style-name="ce48">
            <text:p>596</text:p>
          </table:table-cell>
          <table:table-cell table:style-name="ce48"/>
          <table:table-cell office:value-type="string" office:string-value="" table:formula="of:=IF(LEN([.B366])&lt;&gt;0;VLOOKUP([.$B366];;7;0);&quot;&quot;)" table:style-name="ce49"/>
          <table:table-cell office:value-type="string" office:string-value="" table:formula="of:=IF(LEN([.B366])&lt;&gt;0;VLOOKUP([.$B366];;2;0);&quot;&quot;)" table:style-name="ce49"/>
          <table:table-cell table:number-columns-repeated="11" table:style-name="ce48"/>
          <table:table-cell office:value-type="string" office:string-value="" table:formula="of:=IF([.G366]&gt;0;DATE([.G366];[.F366];[.E366]);&quot;&quot;)" table:style-name="ce51"/>
          <table:table-cell office:value-type="float" office:value="0" table:formula="of:=DATEDIF([.O366];[.P366];&quot;Y&quot;)" table:style-name="ce49">
            <text:p>#¡VALOR!</text:p>
          </table:table-cell>
          <table:table-cell office:value-type="float" office:value="0" table:formula="of:=DATEDIF([.O366];[.P366];&quot;YM&quot;)" table:style-name="ce49">
            <text:p>#¡VALOR!</text:p>
          </table:table-cell>
          <table:table-cell office:value-type="float" office:value="0" table:formula="of:=DATEDIF([.O366];[.P3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7" table:formula="of:=[.A366]+1" table:style-name="ce48">
            <text:p>597</text:p>
          </table:table-cell>
          <table:table-cell table:style-name="ce48"/>
          <table:table-cell office:value-type="string" office:string-value="" table:formula="of:=IF(LEN([.B367])&lt;&gt;0;VLOOKUP([.$B367];;7;0);&quot;&quot;)" table:style-name="ce49"/>
          <table:table-cell office:value-type="string" office:string-value="" table:formula="of:=IF(LEN([.B367])&lt;&gt;0;VLOOKUP([.$B367];;2;0);&quot;&quot;)" table:style-name="ce49"/>
          <table:table-cell table:number-columns-repeated="11" table:style-name="ce48"/>
          <table:table-cell office:value-type="string" office:string-value="" table:formula="of:=IF([.G367]&gt;0;DATE([.G367];[.F367];[.E367]);&quot;&quot;)" table:style-name="ce51"/>
          <table:table-cell office:value-type="float" office:value="0" table:formula="of:=DATEDIF([.O367];[.P367];&quot;Y&quot;)" table:style-name="ce49">
            <text:p>#¡VALOR!</text:p>
          </table:table-cell>
          <table:table-cell office:value-type="float" office:value="0" table:formula="of:=DATEDIF([.O367];[.P367];&quot;YM&quot;)" table:style-name="ce49">
            <text:p>#¡VALOR!</text:p>
          </table:table-cell>
          <table:table-cell office:value-type="float" office:value="0" table:formula="of:=DATEDIF([.O367];[.P3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8" table:formula="of:=[.A367]+1" table:style-name="ce48">
            <text:p>598</text:p>
          </table:table-cell>
          <table:table-cell table:style-name="ce48"/>
          <table:table-cell office:value-type="string" office:string-value="" table:formula="of:=IF(LEN([.B368])&lt;&gt;0;VLOOKUP([.$B368];;7;0);&quot;&quot;)" table:style-name="ce49"/>
          <table:table-cell office:value-type="string" office:string-value="" table:formula="of:=IF(LEN([.B368])&lt;&gt;0;VLOOKUP([.$B368];;2;0);&quot;&quot;)" table:style-name="ce49"/>
          <table:table-cell table:number-columns-repeated="11" table:style-name="ce48"/>
          <table:table-cell office:value-type="string" office:string-value="" table:formula="of:=IF([.G368]&gt;0;DATE([.G368];[.F368];[.E368]);&quot;&quot;)" table:style-name="ce51"/>
          <table:table-cell office:value-type="float" office:value="0" table:formula="of:=DATEDIF([.O368];[.P368];&quot;Y&quot;)" table:style-name="ce49">
            <text:p>#¡VALOR!</text:p>
          </table:table-cell>
          <table:table-cell office:value-type="float" office:value="0" table:formula="of:=DATEDIF([.O368];[.P368];&quot;YM&quot;)" table:style-name="ce49">
            <text:p>#¡VALOR!</text:p>
          </table:table-cell>
          <table:table-cell office:value-type="float" office:value="0" table:formula="of:=DATEDIF([.O368];[.P3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599" table:formula="of:=[.A368]+1" table:style-name="ce48">
            <text:p>599</text:p>
          </table:table-cell>
          <table:table-cell table:style-name="ce48"/>
          <table:table-cell office:value-type="string" office:string-value="" table:formula="of:=IF(LEN([.B369])&lt;&gt;0;VLOOKUP([.$B369];;7;0);&quot;&quot;)" table:style-name="ce49"/>
          <table:table-cell office:value-type="string" office:string-value="" table:formula="of:=IF(LEN([.B369])&lt;&gt;0;VLOOKUP([.$B369];;2;0);&quot;&quot;)" table:style-name="ce49"/>
          <table:table-cell table:number-columns-repeated="11" table:style-name="ce48"/>
          <table:table-cell office:value-type="string" office:string-value="" table:formula="of:=IF([.G369]&gt;0;DATE([.G369];[.F369];[.E369]);&quot;&quot;)" table:style-name="ce51"/>
          <table:table-cell office:value-type="float" office:value="0" table:formula="of:=DATEDIF([.O369];[.P369];&quot;Y&quot;)" table:style-name="ce49">
            <text:p>#¡VALOR!</text:p>
          </table:table-cell>
          <table:table-cell office:value-type="float" office:value="0" table:formula="of:=DATEDIF([.O369];[.P369];&quot;YM&quot;)" table:style-name="ce49">
            <text:p>#¡VALOR!</text:p>
          </table:table-cell>
          <table:table-cell office:value-type="float" office:value="0" table:formula="of:=DATEDIF([.O369];[.P3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0" table:formula="of:=[.A369]+1" table:style-name="ce48">
            <text:p>600</text:p>
          </table:table-cell>
          <table:table-cell table:style-name="ce48"/>
          <table:table-cell office:value-type="string" office:string-value="" table:formula="of:=IF(LEN([.B370])&lt;&gt;0;VLOOKUP([.$B370];;7;0);&quot;&quot;)" table:style-name="ce49"/>
          <table:table-cell office:value-type="string" office:string-value="" table:formula="of:=IF(LEN([.B370])&lt;&gt;0;VLOOKUP([.$B370];;2;0);&quot;&quot;)" table:style-name="ce49"/>
          <table:table-cell table:number-columns-repeated="11" table:style-name="ce48"/>
          <table:table-cell office:value-type="string" office:string-value="" table:formula="of:=IF([.G370]&gt;0;DATE([.G370];[.F370];[.E370]);&quot;&quot;)" table:style-name="ce51"/>
          <table:table-cell office:value-type="float" office:value="0" table:formula="of:=DATEDIF([.O370];[.P370];&quot;Y&quot;)" table:style-name="ce49">
            <text:p>#¡VALOR!</text:p>
          </table:table-cell>
          <table:table-cell office:value-type="float" office:value="0" table:formula="of:=DATEDIF([.O370];[.P370];&quot;YM&quot;)" table:style-name="ce49">
            <text:p>#¡VALOR!</text:p>
          </table:table-cell>
          <table:table-cell office:value-type="float" office:value="0" table:formula="of:=DATEDIF([.O370];[.P3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1" table:formula="of:=[.A370]+1" table:style-name="ce48">
            <text:p>601</text:p>
          </table:table-cell>
          <table:table-cell table:style-name="ce48"/>
          <table:table-cell office:value-type="string" office:string-value="" table:formula="of:=IF(LEN([.B371])&lt;&gt;0;VLOOKUP([.$B371];;7;0);&quot;&quot;)" table:style-name="ce49"/>
          <table:table-cell office:value-type="string" office:string-value="" table:formula="of:=IF(LEN([.B371])&lt;&gt;0;VLOOKUP([.$B371];;2;0);&quot;&quot;)" table:style-name="ce49"/>
          <table:table-cell table:number-columns-repeated="11" table:style-name="ce48"/>
          <table:table-cell office:value-type="string" office:string-value="" table:formula="of:=IF([.G371]&gt;0;DATE([.G371];[.F371];[.E371]);&quot;&quot;)" table:style-name="ce51"/>
          <table:table-cell office:value-type="float" office:value="0" table:formula="of:=DATEDIF([.O371];[.P371];&quot;Y&quot;)" table:style-name="ce49">
            <text:p>#¡VALOR!</text:p>
          </table:table-cell>
          <table:table-cell office:value-type="float" office:value="0" table:formula="of:=DATEDIF([.O371];[.P371];&quot;YM&quot;)" table:style-name="ce49">
            <text:p>#¡VALOR!</text:p>
          </table:table-cell>
          <table:table-cell office:value-type="float" office:value="0" table:formula="of:=DATEDIF([.O371];[.P3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2" table:formula="of:=[.A371]+1" table:style-name="ce48">
            <text:p>602</text:p>
          </table:table-cell>
          <table:table-cell table:style-name="ce48"/>
          <table:table-cell office:value-type="string" office:string-value="" table:formula="of:=IF(LEN([.B372])&lt;&gt;0;VLOOKUP([.$B372];;7;0);&quot;&quot;)" table:style-name="ce49"/>
          <table:table-cell office:value-type="string" office:string-value="" table:formula="of:=IF(LEN([.B372])&lt;&gt;0;VLOOKUP([.$B372];;2;0);&quot;&quot;)" table:style-name="ce49"/>
          <table:table-cell table:number-columns-repeated="11" table:style-name="ce48"/>
          <table:table-cell office:value-type="string" office:string-value="" table:formula="of:=IF([.G372]&gt;0;DATE([.G372];[.F372];[.E372]);&quot;&quot;)" table:style-name="ce51"/>
          <table:table-cell office:value-type="float" office:value="0" table:formula="of:=DATEDIF([.O372];[.P372];&quot;Y&quot;)" table:style-name="ce49">
            <text:p>#¡VALOR!</text:p>
          </table:table-cell>
          <table:table-cell office:value-type="float" office:value="0" table:formula="of:=DATEDIF([.O372];[.P372];&quot;YM&quot;)" table:style-name="ce49">
            <text:p>#¡VALOR!</text:p>
          </table:table-cell>
          <table:table-cell office:value-type="float" office:value="0" table:formula="of:=DATEDIF([.O372];[.P3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3" table:formula="of:=[.A372]+1" table:style-name="ce48">
            <text:p>603</text:p>
          </table:table-cell>
          <table:table-cell table:style-name="ce48"/>
          <table:table-cell office:value-type="string" office:string-value="" table:formula="of:=IF(LEN([.B373])&lt;&gt;0;VLOOKUP([.$B373];;7;0);&quot;&quot;)" table:style-name="ce49"/>
          <table:table-cell office:value-type="string" office:string-value="" table:formula="of:=IF(LEN([.B373])&lt;&gt;0;VLOOKUP([.$B373];;2;0);&quot;&quot;)" table:style-name="ce49"/>
          <table:table-cell table:number-columns-repeated="11" table:style-name="ce48"/>
          <table:table-cell office:value-type="string" office:string-value="" table:formula="of:=IF([.G373]&gt;0;DATE([.G373];[.F373];[.E373]);&quot;&quot;)" table:style-name="ce51"/>
          <table:table-cell office:value-type="float" office:value="0" table:formula="of:=DATEDIF([.O373];[.P373];&quot;Y&quot;)" table:style-name="ce49">
            <text:p>#¡VALOR!</text:p>
          </table:table-cell>
          <table:table-cell office:value-type="float" office:value="0" table:formula="of:=DATEDIF([.O373];[.P373];&quot;YM&quot;)" table:style-name="ce49">
            <text:p>#¡VALOR!</text:p>
          </table:table-cell>
          <table:table-cell office:value-type="float" office:value="0" table:formula="of:=DATEDIF([.O373];[.P3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4" table:formula="of:=[.A373]+1" table:style-name="ce48">
            <text:p>604</text:p>
          </table:table-cell>
          <table:table-cell table:style-name="ce48"/>
          <table:table-cell office:value-type="string" office:string-value="" table:formula="of:=IF(LEN([.B374])&lt;&gt;0;VLOOKUP([.$B374];;7;0);&quot;&quot;)" table:style-name="ce49"/>
          <table:table-cell office:value-type="string" office:string-value="" table:formula="of:=IF(LEN([.B374])&lt;&gt;0;VLOOKUP([.$B374];;2;0);&quot;&quot;)" table:style-name="ce49"/>
          <table:table-cell table:number-columns-repeated="11" table:style-name="ce48"/>
          <table:table-cell office:value-type="string" office:string-value="" table:formula="of:=IF([.G374]&gt;0;DATE([.G374];[.F374];[.E374]);&quot;&quot;)" table:style-name="ce51"/>
          <table:table-cell office:value-type="float" office:value="0" table:formula="of:=DATEDIF([.O374];[.P374];&quot;Y&quot;)" table:style-name="ce49">
            <text:p>#¡VALOR!</text:p>
          </table:table-cell>
          <table:table-cell office:value-type="float" office:value="0" table:formula="of:=DATEDIF([.O374];[.P374];&quot;YM&quot;)" table:style-name="ce49">
            <text:p>#¡VALOR!</text:p>
          </table:table-cell>
          <table:table-cell office:value-type="float" office:value="0" table:formula="of:=DATEDIF([.O374];[.P3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5" table:formula="of:=[.A374]+1" table:style-name="ce48">
            <text:p>605</text:p>
          </table:table-cell>
          <table:table-cell table:style-name="ce48"/>
          <table:table-cell office:value-type="string" office:string-value="" table:formula="of:=IF(LEN([.B375])&lt;&gt;0;VLOOKUP([.$B375];;7;0);&quot;&quot;)" table:style-name="ce49"/>
          <table:table-cell office:value-type="string" office:string-value="" table:formula="of:=IF(LEN([.B375])&lt;&gt;0;VLOOKUP([.$B375];;2;0);&quot;&quot;)" table:style-name="ce49"/>
          <table:table-cell table:number-columns-repeated="11" table:style-name="ce48"/>
          <table:table-cell office:value-type="string" office:string-value="" table:formula="of:=IF([.G375]&gt;0;DATE([.G375];[.F375];[.E375]);&quot;&quot;)" table:style-name="ce51"/>
          <table:table-cell office:value-type="float" office:value="0" table:formula="of:=DATEDIF([.O375];[.P375];&quot;Y&quot;)" table:style-name="ce49">
            <text:p>#¡VALOR!</text:p>
          </table:table-cell>
          <table:table-cell office:value-type="float" office:value="0" table:formula="of:=DATEDIF([.O375];[.P375];&quot;YM&quot;)" table:style-name="ce49">
            <text:p>#¡VALOR!</text:p>
          </table:table-cell>
          <table:table-cell office:value-type="float" office:value="0" table:formula="of:=DATEDIF([.O375];[.P3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6" table:formula="of:=[.A375]+1" table:style-name="ce48">
            <text:p>606</text:p>
          </table:table-cell>
          <table:table-cell table:style-name="ce48"/>
          <table:table-cell office:value-type="string" office:string-value="" table:formula="of:=IF(LEN([.B376])&lt;&gt;0;VLOOKUP([.$B376];;7;0);&quot;&quot;)" table:style-name="ce49"/>
          <table:table-cell office:value-type="string" office:string-value="" table:formula="of:=IF(LEN([.B376])&lt;&gt;0;VLOOKUP([.$B376];;2;0);&quot;&quot;)" table:style-name="ce49"/>
          <table:table-cell table:number-columns-repeated="11" table:style-name="ce48"/>
          <table:table-cell office:value-type="string" office:string-value="" table:formula="of:=IF([.G376]&gt;0;DATE([.G376];[.F376];[.E376]);&quot;&quot;)" table:style-name="ce51"/>
          <table:table-cell office:value-type="float" office:value="0" table:formula="of:=DATEDIF([.O376];[.P376];&quot;Y&quot;)" table:style-name="ce49">
            <text:p>#¡VALOR!</text:p>
          </table:table-cell>
          <table:table-cell office:value-type="float" office:value="0" table:formula="of:=DATEDIF([.O376];[.P376];&quot;YM&quot;)" table:style-name="ce49">
            <text:p>#¡VALOR!</text:p>
          </table:table-cell>
          <table:table-cell office:value-type="float" office:value="0" table:formula="of:=DATEDIF([.O376];[.P3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7" table:formula="of:=[.A376]+1" table:style-name="ce48">
            <text:p>607</text:p>
          </table:table-cell>
          <table:table-cell table:style-name="ce48"/>
          <table:table-cell office:value-type="string" office:string-value="" table:formula="of:=IF(LEN([.B377])&lt;&gt;0;VLOOKUP([.$B377];;7;0);&quot;&quot;)" table:style-name="ce49"/>
          <table:table-cell office:value-type="string" office:string-value="" table:formula="of:=IF(LEN([.B377])&lt;&gt;0;VLOOKUP([.$B377];;2;0);&quot;&quot;)" table:style-name="ce49"/>
          <table:table-cell table:number-columns-repeated="11" table:style-name="ce48"/>
          <table:table-cell office:value-type="string" office:string-value="" table:formula="of:=IF([.G377]&gt;0;DATE([.G377];[.F377];[.E377]);&quot;&quot;)" table:style-name="ce51"/>
          <table:table-cell office:value-type="float" office:value="0" table:formula="of:=DATEDIF([.O377];[.P377];&quot;Y&quot;)" table:style-name="ce49">
            <text:p>#¡VALOR!</text:p>
          </table:table-cell>
          <table:table-cell office:value-type="float" office:value="0" table:formula="of:=DATEDIF([.O377];[.P377];&quot;YM&quot;)" table:style-name="ce49">
            <text:p>#¡VALOR!</text:p>
          </table:table-cell>
          <table:table-cell office:value-type="float" office:value="0" table:formula="of:=DATEDIF([.O377];[.P3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8" table:formula="of:=[.A377]+1" table:style-name="ce48">
            <text:p>608</text:p>
          </table:table-cell>
          <table:table-cell table:style-name="ce48"/>
          <table:table-cell office:value-type="string" office:string-value="" table:formula="of:=IF(LEN([.B378])&lt;&gt;0;VLOOKUP([.$B378];;7;0);&quot;&quot;)" table:style-name="ce49"/>
          <table:table-cell office:value-type="string" office:string-value="" table:formula="of:=IF(LEN([.B378])&lt;&gt;0;VLOOKUP([.$B378];;2;0);&quot;&quot;)" table:style-name="ce49"/>
          <table:table-cell table:number-columns-repeated="11" table:style-name="ce48"/>
          <table:table-cell office:value-type="string" office:string-value="" table:formula="of:=IF([.G378]&gt;0;DATE([.G378];[.F378];[.E378]);&quot;&quot;)" table:style-name="ce51"/>
          <table:table-cell office:value-type="float" office:value="0" table:formula="of:=DATEDIF([.O378];[.P378];&quot;Y&quot;)" table:style-name="ce49">
            <text:p>#¡VALOR!</text:p>
          </table:table-cell>
          <table:table-cell office:value-type="float" office:value="0" table:formula="of:=DATEDIF([.O378];[.P378];&quot;YM&quot;)" table:style-name="ce49">
            <text:p>#¡VALOR!</text:p>
          </table:table-cell>
          <table:table-cell office:value-type="float" office:value="0" table:formula="of:=DATEDIF([.O378];[.P3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09" table:formula="of:=[.A378]+1" table:style-name="ce48">
            <text:p>609</text:p>
          </table:table-cell>
          <table:table-cell table:style-name="ce48"/>
          <table:table-cell office:value-type="string" office:string-value="" table:formula="of:=IF(LEN([.B379])&lt;&gt;0;VLOOKUP([.$B379];;7;0);&quot;&quot;)" table:style-name="ce49"/>
          <table:table-cell office:value-type="string" office:string-value="" table:formula="of:=IF(LEN([.B379])&lt;&gt;0;VLOOKUP([.$B379];;2;0);&quot;&quot;)" table:style-name="ce49"/>
          <table:table-cell table:number-columns-repeated="11" table:style-name="ce48"/>
          <table:table-cell office:value-type="string" office:string-value="" table:formula="of:=IF([.G379]&gt;0;DATE([.G379];[.F379];[.E379]);&quot;&quot;)" table:style-name="ce51"/>
          <table:table-cell office:value-type="float" office:value="0" table:formula="of:=DATEDIF([.O379];[.P379];&quot;Y&quot;)" table:style-name="ce49">
            <text:p>#¡VALOR!</text:p>
          </table:table-cell>
          <table:table-cell office:value-type="float" office:value="0" table:formula="of:=DATEDIF([.O379];[.P379];&quot;YM&quot;)" table:style-name="ce49">
            <text:p>#¡VALOR!</text:p>
          </table:table-cell>
          <table:table-cell office:value-type="float" office:value="0" table:formula="of:=DATEDIF([.O379];[.P3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0" table:formula="of:=[.A379]+1" table:style-name="ce48">
            <text:p>610</text:p>
          </table:table-cell>
          <table:table-cell table:style-name="ce48"/>
          <table:table-cell office:value-type="string" office:string-value="" table:formula="of:=IF(LEN([.B380])&lt;&gt;0;VLOOKUP([.$B380];;7;0);&quot;&quot;)" table:style-name="ce49"/>
          <table:table-cell office:value-type="string" office:string-value="" table:formula="of:=IF(LEN([.B380])&lt;&gt;0;VLOOKUP([.$B380];;2;0);&quot;&quot;)" table:style-name="ce49"/>
          <table:table-cell table:number-columns-repeated="11" table:style-name="ce48"/>
          <table:table-cell office:value-type="string" office:string-value="" table:formula="of:=IF([.G380]&gt;0;DATE([.G380];[.F380];[.E380]);&quot;&quot;)" table:style-name="ce51"/>
          <table:table-cell office:value-type="float" office:value="0" table:formula="of:=DATEDIF([.O380];[.P380];&quot;Y&quot;)" table:style-name="ce49">
            <text:p>#¡VALOR!</text:p>
          </table:table-cell>
          <table:table-cell office:value-type="float" office:value="0" table:formula="of:=DATEDIF([.O380];[.P380];&quot;YM&quot;)" table:style-name="ce49">
            <text:p>#¡VALOR!</text:p>
          </table:table-cell>
          <table:table-cell office:value-type="float" office:value="0" table:formula="of:=DATEDIF([.O380];[.P3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1" table:formula="of:=[.A380]+1" table:style-name="ce48">
            <text:p>611</text:p>
          </table:table-cell>
          <table:table-cell table:style-name="ce48"/>
          <table:table-cell office:value-type="string" office:string-value="" table:formula="of:=IF(LEN([.B381])&lt;&gt;0;VLOOKUP([.$B381];;7;0);&quot;&quot;)" table:style-name="ce49"/>
          <table:table-cell office:value-type="string" office:string-value="" table:formula="of:=IF(LEN([.B381])&lt;&gt;0;VLOOKUP([.$B381];;2;0);&quot;&quot;)" table:style-name="ce49"/>
          <table:table-cell table:number-columns-repeated="11" table:style-name="ce48"/>
          <table:table-cell office:value-type="string" office:string-value="" table:formula="of:=IF([.G381]&gt;0;DATE([.G381];[.F381];[.E381]);&quot;&quot;)" table:style-name="ce51"/>
          <table:table-cell office:value-type="float" office:value="0" table:formula="of:=DATEDIF([.O381];[.P381];&quot;Y&quot;)" table:style-name="ce49">
            <text:p>#¡VALOR!</text:p>
          </table:table-cell>
          <table:table-cell office:value-type="float" office:value="0" table:formula="of:=DATEDIF([.O381];[.P381];&quot;YM&quot;)" table:style-name="ce49">
            <text:p>#¡VALOR!</text:p>
          </table:table-cell>
          <table:table-cell office:value-type="float" office:value="0" table:formula="of:=DATEDIF([.O381];[.P3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2" table:formula="of:=[.A381]+1" table:style-name="ce48">
            <text:p>612</text:p>
          </table:table-cell>
          <table:table-cell table:style-name="ce48"/>
          <table:table-cell office:value-type="string" office:string-value="" table:formula="of:=IF(LEN([.B382])&lt;&gt;0;VLOOKUP([.$B382];;7;0);&quot;&quot;)" table:style-name="ce49"/>
          <table:table-cell office:value-type="string" office:string-value="" table:formula="of:=IF(LEN([.B382])&lt;&gt;0;VLOOKUP([.$B382];;2;0);&quot;&quot;)" table:style-name="ce49"/>
          <table:table-cell table:number-columns-repeated="11" table:style-name="ce48"/>
          <table:table-cell office:value-type="string" office:string-value="" table:formula="of:=IF([.G382]&gt;0;DATE([.G382];[.F382];[.E382]);&quot;&quot;)" table:style-name="ce51"/>
          <table:table-cell office:value-type="float" office:value="0" table:formula="of:=DATEDIF([.O382];[.P382];&quot;Y&quot;)" table:style-name="ce49">
            <text:p>#¡VALOR!</text:p>
          </table:table-cell>
          <table:table-cell office:value-type="float" office:value="0" table:formula="of:=DATEDIF([.O382];[.P382];&quot;YM&quot;)" table:style-name="ce49">
            <text:p>#¡VALOR!</text:p>
          </table:table-cell>
          <table:table-cell office:value-type="float" office:value="0" table:formula="of:=DATEDIF([.O382];[.P3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3" table:formula="of:=[.A382]+1" table:style-name="ce48">
            <text:p>613</text:p>
          </table:table-cell>
          <table:table-cell table:style-name="ce48"/>
          <table:table-cell office:value-type="string" office:string-value="" table:formula="of:=IF(LEN([.B383])&lt;&gt;0;VLOOKUP([.$B383];;7;0);&quot;&quot;)" table:style-name="ce49"/>
          <table:table-cell office:value-type="string" office:string-value="" table:formula="of:=IF(LEN([.B383])&lt;&gt;0;VLOOKUP([.$B383];;2;0);&quot;&quot;)" table:style-name="ce49"/>
          <table:table-cell table:number-columns-repeated="11" table:style-name="ce48"/>
          <table:table-cell office:value-type="string" office:string-value="" table:formula="of:=IF([.G383]&gt;0;DATE([.G383];[.F383];[.E383]);&quot;&quot;)" table:style-name="ce51"/>
          <table:table-cell office:value-type="float" office:value="0" table:formula="of:=DATEDIF([.O383];[.P383];&quot;Y&quot;)" table:style-name="ce49">
            <text:p>#¡VALOR!</text:p>
          </table:table-cell>
          <table:table-cell office:value-type="float" office:value="0" table:formula="of:=DATEDIF([.O383];[.P383];&quot;YM&quot;)" table:style-name="ce49">
            <text:p>#¡VALOR!</text:p>
          </table:table-cell>
          <table:table-cell office:value-type="float" office:value="0" table:formula="of:=DATEDIF([.O383];[.P3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4" table:formula="of:=[.A383]+1" table:style-name="ce48">
            <text:p>614</text:p>
          </table:table-cell>
          <table:table-cell table:style-name="ce48"/>
          <table:table-cell office:value-type="string" office:string-value="" table:formula="of:=IF(LEN([.B384])&lt;&gt;0;VLOOKUP([.$B384];;7;0);&quot;&quot;)" table:style-name="ce49"/>
          <table:table-cell office:value-type="string" office:string-value="" table:formula="of:=IF(LEN([.B384])&lt;&gt;0;VLOOKUP([.$B384];;2;0);&quot;&quot;)" table:style-name="ce49"/>
          <table:table-cell table:number-columns-repeated="11" table:style-name="ce48"/>
          <table:table-cell office:value-type="string" office:string-value="" table:formula="of:=IF([.G384]&gt;0;DATE([.G384];[.F384];[.E384]);&quot;&quot;)" table:style-name="ce51"/>
          <table:table-cell office:value-type="float" office:value="0" table:formula="of:=DATEDIF([.O384];[.P384];&quot;Y&quot;)" table:style-name="ce49">
            <text:p>#¡VALOR!</text:p>
          </table:table-cell>
          <table:table-cell office:value-type="float" office:value="0" table:formula="of:=DATEDIF([.O384];[.P384];&quot;YM&quot;)" table:style-name="ce49">
            <text:p>#¡VALOR!</text:p>
          </table:table-cell>
          <table:table-cell office:value-type="float" office:value="0" table:formula="of:=DATEDIF([.O384];[.P3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5" table:formula="of:=[.A384]+1" table:style-name="ce48">
            <text:p>615</text:p>
          </table:table-cell>
          <table:table-cell table:style-name="ce48"/>
          <table:table-cell office:value-type="string" office:string-value="" table:formula="of:=IF(LEN([.B385])&lt;&gt;0;VLOOKUP([.$B385];;7;0);&quot;&quot;)" table:style-name="ce49"/>
          <table:table-cell office:value-type="string" office:string-value="" table:formula="of:=IF(LEN([.B385])&lt;&gt;0;VLOOKUP([.$B385];;2;0);&quot;&quot;)" table:style-name="ce49"/>
          <table:table-cell table:number-columns-repeated="11" table:style-name="ce48"/>
          <table:table-cell office:value-type="string" office:string-value="" table:formula="of:=IF([.G385]&gt;0;DATE([.G385];[.F385];[.E385]);&quot;&quot;)" table:style-name="ce51"/>
          <table:table-cell office:value-type="float" office:value="0" table:formula="of:=DATEDIF([.O385];[.P385];&quot;Y&quot;)" table:style-name="ce49">
            <text:p>#¡VALOR!</text:p>
          </table:table-cell>
          <table:table-cell office:value-type="float" office:value="0" table:formula="of:=DATEDIF([.O385];[.P385];&quot;YM&quot;)" table:style-name="ce49">
            <text:p>#¡VALOR!</text:p>
          </table:table-cell>
          <table:table-cell office:value-type="float" office:value="0" table:formula="of:=DATEDIF([.O385];[.P3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6" table:formula="of:=[.A385]+1" table:style-name="ce48">
            <text:p>616</text:p>
          </table:table-cell>
          <table:table-cell table:style-name="ce48"/>
          <table:table-cell office:value-type="string" office:string-value="" table:formula="of:=IF(LEN([.B386])&lt;&gt;0;VLOOKUP([.$B386];;7;0);&quot;&quot;)" table:style-name="ce49"/>
          <table:table-cell office:value-type="string" office:string-value="" table:formula="of:=IF(LEN([.B386])&lt;&gt;0;VLOOKUP([.$B386];;2;0);&quot;&quot;)" table:style-name="ce49"/>
          <table:table-cell table:number-columns-repeated="11" table:style-name="ce48"/>
          <table:table-cell office:value-type="string" office:string-value="" table:formula="of:=IF([.G386]&gt;0;DATE([.G386];[.F386];[.E386]);&quot;&quot;)" table:style-name="ce51"/>
          <table:table-cell office:value-type="float" office:value="0" table:formula="of:=DATEDIF([.O386];[.P386];&quot;Y&quot;)" table:style-name="ce49">
            <text:p>#¡VALOR!</text:p>
          </table:table-cell>
          <table:table-cell office:value-type="float" office:value="0" table:formula="of:=DATEDIF([.O386];[.P386];&quot;YM&quot;)" table:style-name="ce49">
            <text:p>#¡VALOR!</text:p>
          </table:table-cell>
          <table:table-cell office:value-type="float" office:value="0" table:formula="of:=DATEDIF([.O386];[.P3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7" table:formula="of:=[.A386]+1" table:style-name="ce48">
            <text:p>617</text:p>
          </table:table-cell>
          <table:table-cell table:style-name="ce48"/>
          <table:table-cell office:value-type="string" office:string-value="" table:formula="of:=IF(LEN([.B387])&lt;&gt;0;VLOOKUP([.$B387];;7;0);&quot;&quot;)" table:style-name="ce49"/>
          <table:table-cell office:value-type="string" office:string-value="" table:formula="of:=IF(LEN([.B387])&lt;&gt;0;VLOOKUP([.$B387];;2;0);&quot;&quot;)" table:style-name="ce49"/>
          <table:table-cell table:number-columns-repeated="11" table:style-name="ce48"/>
          <table:table-cell office:value-type="string" office:string-value="" table:formula="of:=IF([.G387]&gt;0;DATE([.G387];[.F387];[.E387]);&quot;&quot;)" table:style-name="ce51"/>
          <table:table-cell office:value-type="float" office:value="0" table:formula="of:=DATEDIF([.O387];[.P387];&quot;Y&quot;)" table:style-name="ce49">
            <text:p>#¡VALOR!</text:p>
          </table:table-cell>
          <table:table-cell office:value-type="float" office:value="0" table:formula="of:=DATEDIF([.O387];[.P387];&quot;YM&quot;)" table:style-name="ce49">
            <text:p>#¡VALOR!</text:p>
          </table:table-cell>
          <table:table-cell office:value-type="float" office:value="0" table:formula="of:=DATEDIF([.O387];[.P3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8" table:formula="of:=[.A387]+1" table:style-name="ce48">
            <text:p>618</text:p>
          </table:table-cell>
          <table:table-cell table:style-name="ce48"/>
          <table:table-cell office:value-type="string" office:string-value="" table:formula="of:=IF(LEN([.B388])&lt;&gt;0;VLOOKUP([.$B388];;7;0);&quot;&quot;)" table:style-name="ce49"/>
          <table:table-cell office:value-type="string" office:string-value="" table:formula="of:=IF(LEN([.B388])&lt;&gt;0;VLOOKUP([.$B388];;2;0);&quot;&quot;)" table:style-name="ce49"/>
          <table:table-cell table:number-columns-repeated="11" table:style-name="ce48"/>
          <table:table-cell office:value-type="string" office:string-value="" table:formula="of:=IF([.G388]&gt;0;DATE([.G388];[.F388];[.E388]);&quot;&quot;)" table:style-name="ce51"/>
          <table:table-cell office:value-type="float" office:value="0" table:formula="of:=DATEDIF([.O388];[.P388];&quot;Y&quot;)" table:style-name="ce49">
            <text:p>#¡VALOR!</text:p>
          </table:table-cell>
          <table:table-cell office:value-type="float" office:value="0" table:formula="of:=DATEDIF([.O388];[.P388];&quot;YM&quot;)" table:style-name="ce49">
            <text:p>#¡VALOR!</text:p>
          </table:table-cell>
          <table:table-cell office:value-type="float" office:value="0" table:formula="of:=DATEDIF([.O388];[.P3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19" table:formula="of:=[.A388]+1" table:style-name="ce48">
            <text:p>619</text:p>
          </table:table-cell>
          <table:table-cell table:style-name="ce48"/>
          <table:table-cell office:value-type="string" office:string-value="" table:formula="of:=IF(LEN([.B389])&lt;&gt;0;VLOOKUP([.$B389];;7;0);&quot;&quot;)" table:style-name="ce49"/>
          <table:table-cell office:value-type="string" office:string-value="" table:formula="of:=IF(LEN([.B389])&lt;&gt;0;VLOOKUP([.$B389];;2;0);&quot;&quot;)" table:style-name="ce49"/>
          <table:table-cell table:number-columns-repeated="11" table:style-name="ce48"/>
          <table:table-cell office:value-type="string" office:string-value="" table:formula="of:=IF([.G389]&gt;0;DATE([.G389];[.F389];[.E389]);&quot;&quot;)" table:style-name="ce51"/>
          <table:table-cell office:value-type="float" office:value="0" table:formula="of:=DATEDIF([.O389];[.P389];&quot;Y&quot;)" table:style-name="ce49">
            <text:p>#¡VALOR!</text:p>
          </table:table-cell>
          <table:table-cell office:value-type="float" office:value="0" table:formula="of:=DATEDIF([.O389];[.P389];&quot;YM&quot;)" table:style-name="ce49">
            <text:p>#¡VALOR!</text:p>
          </table:table-cell>
          <table:table-cell office:value-type="float" office:value="0" table:formula="of:=DATEDIF([.O389];[.P3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0" table:formula="of:=[.A389]+1" table:style-name="ce48">
            <text:p>620</text:p>
          </table:table-cell>
          <table:table-cell table:style-name="ce48"/>
          <table:table-cell office:value-type="string" office:string-value="" table:formula="of:=IF(LEN([.B390])&lt;&gt;0;VLOOKUP([.$B390];;7;0);&quot;&quot;)" table:style-name="ce49"/>
          <table:table-cell office:value-type="string" office:string-value="" table:formula="of:=IF(LEN([.B390])&lt;&gt;0;VLOOKUP([.$B390];;2;0);&quot;&quot;)" table:style-name="ce49"/>
          <table:table-cell table:number-columns-repeated="11" table:style-name="ce48"/>
          <table:table-cell office:value-type="string" office:string-value="" table:formula="of:=IF([.G390]&gt;0;DATE([.G390];[.F390];[.E390]);&quot;&quot;)" table:style-name="ce51"/>
          <table:table-cell office:value-type="float" office:value="0" table:formula="of:=DATEDIF([.O390];[.P390];&quot;Y&quot;)" table:style-name="ce49">
            <text:p>#¡VALOR!</text:p>
          </table:table-cell>
          <table:table-cell office:value-type="float" office:value="0" table:formula="of:=DATEDIF([.O390];[.P390];&quot;YM&quot;)" table:style-name="ce49">
            <text:p>#¡VALOR!</text:p>
          </table:table-cell>
          <table:table-cell office:value-type="float" office:value="0" table:formula="of:=DATEDIF([.O390];[.P3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1" table:formula="of:=[.A390]+1" table:style-name="ce48">
            <text:p>621</text:p>
          </table:table-cell>
          <table:table-cell table:style-name="ce48"/>
          <table:table-cell office:value-type="string" office:string-value="" table:formula="of:=IF(LEN([.B391])&lt;&gt;0;VLOOKUP([.$B391];;7;0);&quot;&quot;)" table:style-name="ce49"/>
          <table:table-cell office:value-type="string" office:string-value="" table:formula="of:=IF(LEN([.B391])&lt;&gt;0;VLOOKUP([.$B391];;2;0);&quot;&quot;)" table:style-name="ce49"/>
          <table:table-cell table:number-columns-repeated="11" table:style-name="ce48"/>
          <table:table-cell office:value-type="string" office:string-value="" table:formula="of:=IF([.G391]&gt;0;DATE([.G391];[.F391];[.E391]);&quot;&quot;)" table:style-name="ce51"/>
          <table:table-cell office:value-type="float" office:value="0" table:formula="of:=DATEDIF([.O391];[.P391];&quot;Y&quot;)" table:style-name="ce49">
            <text:p>#¡VALOR!</text:p>
          </table:table-cell>
          <table:table-cell office:value-type="float" office:value="0" table:formula="of:=DATEDIF([.O391];[.P391];&quot;YM&quot;)" table:style-name="ce49">
            <text:p>#¡VALOR!</text:p>
          </table:table-cell>
          <table:table-cell office:value-type="float" office:value="0" table:formula="of:=DATEDIF([.O391];[.P3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2" table:formula="of:=[.A391]+1" table:style-name="ce48">
            <text:p>622</text:p>
          </table:table-cell>
          <table:table-cell table:style-name="ce48"/>
          <table:table-cell office:value-type="string" office:string-value="" table:formula="of:=IF(LEN([.B392])&lt;&gt;0;VLOOKUP([.$B392];;7;0);&quot;&quot;)" table:style-name="ce49"/>
          <table:table-cell office:value-type="string" office:string-value="" table:formula="of:=IF(LEN([.B392])&lt;&gt;0;VLOOKUP([.$B392];;2;0);&quot;&quot;)" table:style-name="ce49"/>
          <table:table-cell table:number-columns-repeated="11" table:style-name="ce48"/>
          <table:table-cell office:value-type="string" office:string-value="" table:formula="of:=IF([.G392]&gt;0;DATE([.G392];[.F392];[.E392]);&quot;&quot;)" table:style-name="ce51"/>
          <table:table-cell office:value-type="float" office:value="0" table:formula="of:=DATEDIF([.O392];[.P392];&quot;Y&quot;)" table:style-name="ce49">
            <text:p>#¡VALOR!</text:p>
          </table:table-cell>
          <table:table-cell office:value-type="float" office:value="0" table:formula="of:=DATEDIF([.O392];[.P392];&quot;YM&quot;)" table:style-name="ce49">
            <text:p>#¡VALOR!</text:p>
          </table:table-cell>
          <table:table-cell office:value-type="float" office:value="0" table:formula="of:=DATEDIF([.O392];[.P3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3" table:formula="of:=[.A392]+1" table:style-name="ce48">
            <text:p>623</text:p>
          </table:table-cell>
          <table:table-cell table:style-name="ce48"/>
          <table:table-cell office:value-type="string" office:string-value="" table:formula="of:=IF(LEN([.B393])&lt;&gt;0;VLOOKUP([.$B393];;7;0);&quot;&quot;)" table:style-name="ce49"/>
          <table:table-cell office:value-type="string" office:string-value="" table:formula="of:=IF(LEN([.B393])&lt;&gt;0;VLOOKUP([.$B393];;2;0);&quot;&quot;)" table:style-name="ce49"/>
          <table:table-cell table:number-columns-repeated="11" table:style-name="ce48"/>
          <table:table-cell office:value-type="string" office:string-value="" table:formula="of:=IF([.G393]&gt;0;DATE([.G393];[.F393];[.E393]);&quot;&quot;)" table:style-name="ce51"/>
          <table:table-cell office:value-type="float" office:value="0" table:formula="of:=DATEDIF([.O393];[.P393];&quot;Y&quot;)" table:style-name="ce49">
            <text:p>#¡VALOR!</text:p>
          </table:table-cell>
          <table:table-cell office:value-type="float" office:value="0" table:formula="of:=DATEDIF([.O393];[.P393];&quot;YM&quot;)" table:style-name="ce49">
            <text:p>#¡VALOR!</text:p>
          </table:table-cell>
          <table:table-cell office:value-type="float" office:value="0" table:formula="of:=DATEDIF([.O393];[.P3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4" table:formula="of:=[.A393]+1" table:style-name="ce48">
            <text:p>624</text:p>
          </table:table-cell>
          <table:table-cell table:style-name="ce48"/>
          <table:table-cell office:value-type="string" office:string-value="" table:formula="of:=IF(LEN([.B394])&lt;&gt;0;VLOOKUP([.$B394];;7;0);&quot;&quot;)" table:style-name="ce49"/>
          <table:table-cell office:value-type="string" office:string-value="" table:formula="of:=IF(LEN([.B394])&lt;&gt;0;VLOOKUP([.$B394];;2;0);&quot;&quot;)" table:style-name="ce49"/>
          <table:table-cell table:number-columns-repeated="11" table:style-name="ce48"/>
          <table:table-cell office:value-type="string" office:string-value="" table:formula="of:=IF([.G394]&gt;0;DATE([.G394];[.F394];[.E394]);&quot;&quot;)" table:style-name="ce51"/>
          <table:table-cell office:value-type="float" office:value="0" table:formula="of:=DATEDIF([.O394];[.P394];&quot;Y&quot;)" table:style-name="ce49">
            <text:p>#¡VALOR!</text:p>
          </table:table-cell>
          <table:table-cell office:value-type="float" office:value="0" table:formula="of:=DATEDIF([.O394];[.P394];&quot;YM&quot;)" table:style-name="ce49">
            <text:p>#¡VALOR!</text:p>
          </table:table-cell>
          <table:table-cell office:value-type="float" office:value="0" table:formula="of:=DATEDIF([.O394];[.P3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5" table:formula="of:=[.A394]+1" table:style-name="ce48">
            <text:p>625</text:p>
          </table:table-cell>
          <table:table-cell table:style-name="ce48"/>
          <table:table-cell office:value-type="string" office:string-value="" table:formula="of:=IF(LEN([.B395])&lt;&gt;0;VLOOKUP([.$B395];;7;0);&quot;&quot;)" table:style-name="ce49"/>
          <table:table-cell office:value-type="string" office:string-value="" table:formula="of:=IF(LEN([.B395])&lt;&gt;0;VLOOKUP([.$B395];;2;0);&quot;&quot;)" table:style-name="ce49"/>
          <table:table-cell table:number-columns-repeated="11" table:style-name="ce48"/>
          <table:table-cell office:value-type="string" office:string-value="" table:formula="of:=IF([.G395]&gt;0;DATE([.G395];[.F395];[.E395]);&quot;&quot;)" table:style-name="ce51"/>
          <table:table-cell office:value-type="float" office:value="0" table:formula="of:=DATEDIF([.O395];[.P395];&quot;Y&quot;)" table:style-name="ce49">
            <text:p>#¡VALOR!</text:p>
          </table:table-cell>
          <table:table-cell office:value-type="float" office:value="0" table:formula="of:=DATEDIF([.O395];[.P395];&quot;YM&quot;)" table:style-name="ce49">
            <text:p>#¡VALOR!</text:p>
          </table:table-cell>
          <table:table-cell office:value-type="float" office:value="0" table:formula="of:=DATEDIF([.O395];[.P3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6" table:formula="of:=[.A395]+1" table:style-name="ce48">
            <text:p>626</text:p>
          </table:table-cell>
          <table:table-cell table:style-name="ce48"/>
          <table:table-cell office:value-type="string" office:string-value="" table:formula="of:=IF(LEN([.B396])&lt;&gt;0;VLOOKUP([.$B396];;7;0);&quot;&quot;)" table:style-name="ce49"/>
          <table:table-cell office:value-type="string" office:string-value="" table:formula="of:=IF(LEN([.B396])&lt;&gt;0;VLOOKUP([.$B396];;2;0);&quot;&quot;)" table:style-name="ce49"/>
          <table:table-cell table:number-columns-repeated="11" table:style-name="ce48"/>
          <table:table-cell office:value-type="string" office:string-value="" table:formula="of:=IF([.G396]&gt;0;DATE([.G396];[.F396];[.E396]);&quot;&quot;)" table:style-name="ce51"/>
          <table:table-cell office:value-type="float" office:value="0" table:formula="of:=DATEDIF([.O396];[.P396];&quot;Y&quot;)" table:style-name="ce49">
            <text:p>#¡VALOR!</text:p>
          </table:table-cell>
          <table:table-cell office:value-type="float" office:value="0" table:formula="of:=DATEDIF([.O396];[.P396];&quot;YM&quot;)" table:style-name="ce49">
            <text:p>#¡VALOR!</text:p>
          </table:table-cell>
          <table:table-cell office:value-type="float" office:value="0" table:formula="of:=DATEDIF([.O396];[.P3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7" table:formula="of:=[.A396]+1" table:style-name="ce48">
            <text:p>627</text:p>
          </table:table-cell>
          <table:table-cell table:style-name="ce48"/>
          <table:table-cell office:value-type="string" office:string-value="" table:formula="of:=IF(LEN([.B397])&lt;&gt;0;VLOOKUP([.$B397];;7;0);&quot;&quot;)" table:style-name="ce49"/>
          <table:table-cell office:value-type="string" office:string-value="" table:formula="of:=IF(LEN([.B397])&lt;&gt;0;VLOOKUP([.$B397];;2;0);&quot;&quot;)" table:style-name="ce49"/>
          <table:table-cell table:number-columns-repeated="11" table:style-name="ce48"/>
          <table:table-cell office:value-type="string" office:string-value="" table:formula="of:=IF([.G397]&gt;0;DATE([.G397];[.F397];[.E397]);&quot;&quot;)" table:style-name="ce51"/>
          <table:table-cell office:value-type="float" office:value="0" table:formula="of:=DATEDIF([.O397];[.P397];&quot;Y&quot;)" table:style-name="ce49">
            <text:p>#¡VALOR!</text:p>
          </table:table-cell>
          <table:table-cell office:value-type="float" office:value="0" table:formula="of:=DATEDIF([.O397];[.P397];&quot;YM&quot;)" table:style-name="ce49">
            <text:p>#¡VALOR!</text:p>
          </table:table-cell>
          <table:table-cell office:value-type="float" office:value="0" table:formula="of:=DATEDIF([.O397];[.P3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8" table:formula="of:=[.A397]+1" table:style-name="ce48">
            <text:p>628</text:p>
          </table:table-cell>
          <table:table-cell table:style-name="ce48"/>
          <table:table-cell office:value-type="string" office:string-value="" table:formula="of:=IF(LEN([.B398])&lt;&gt;0;VLOOKUP([.$B398];;7;0);&quot;&quot;)" table:style-name="ce49"/>
          <table:table-cell office:value-type="string" office:string-value="" table:formula="of:=IF(LEN([.B398])&lt;&gt;0;VLOOKUP([.$B398];;2;0);&quot;&quot;)" table:style-name="ce49"/>
          <table:table-cell table:number-columns-repeated="11" table:style-name="ce48"/>
          <table:table-cell office:value-type="string" office:string-value="" table:formula="of:=IF([.G398]&gt;0;DATE([.G398];[.F398];[.E398]);&quot;&quot;)" table:style-name="ce51"/>
          <table:table-cell office:value-type="float" office:value="0" table:formula="of:=DATEDIF([.O398];[.P398];&quot;Y&quot;)" table:style-name="ce49">
            <text:p>#¡VALOR!</text:p>
          </table:table-cell>
          <table:table-cell office:value-type="float" office:value="0" table:formula="of:=DATEDIF([.O398];[.P398];&quot;YM&quot;)" table:style-name="ce49">
            <text:p>#¡VALOR!</text:p>
          </table:table-cell>
          <table:table-cell office:value-type="float" office:value="0" table:formula="of:=DATEDIF([.O398];[.P3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29" table:formula="of:=[.A398]+1" table:style-name="ce48">
            <text:p>629</text:p>
          </table:table-cell>
          <table:table-cell table:style-name="ce48"/>
          <table:table-cell office:value-type="string" office:string-value="" table:formula="of:=IF(LEN([.B399])&lt;&gt;0;VLOOKUP([.$B399];;7;0);&quot;&quot;)" table:style-name="ce49"/>
          <table:table-cell office:value-type="string" office:string-value="" table:formula="of:=IF(LEN([.B399])&lt;&gt;0;VLOOKUP([.$B399];;2;0);&quot;&quot;)" table:style-name="ce49"/>
          <table:table-cell table:number-columns-repeated="11" table:style-name="ce48"/>
          <table:table-cell office:value-type="string" office:string-value="" table:formula="of:=IF([.G399]&gt;0;DATE([.G399];[.F399];[.E399]);&quot;&quot;)" table:style-name="ce51"/>
          <table:table-cell office:value-type="float" office:value="0" table:formula="of:=DATEDIF([.O399];[.P399];&quot;Y&quot;)" table:style-name="ce49">
            <text:p>#¡VALOR!</text:p>
          </table:table-cell>
          <table:table-cell office:value-type="float" office:value="0" table:formula="of:=DATEDIF([.O399];[.P399];&quot;YM&quot;)" table:style-name="ce49">
            <text:p>#¡VALOR!</text:p>
          </table:table-cell>
          <table:table-cell office:value-type="float" office:value="0" table:formula="of:=DATEDIF([.O399];[.P3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0" table:formula="of:=[.A399]+1" table:style-name="ce48">
            <text:p>630</text:p>
          </table:table-cell>
          <table:table-cell table:style-name="ce48"/>
          <table:table-cell office:value-type="string" office:string-value="" table:formula="of:=IF(LEN([.B400])&lt;&gt;0;VLOOKUP([.$B400];;7;0);&quot;&quot;)" table:style-name="ce49"/>
          <table:table-cell office:value-type="string" office:string-value="" table:formula="of:=IF(LEN([.B400])&lt;&gt;0;VLOOKUP([.$B400];;2;0);&quot;&quot;)" table:style-name="ce49"/>
          <table:table-cell table:number-columns-repeated="11" table:style-name="ce48"/>
          <table:table-cell office:value-type="string" office:string-value="" table:formula="of:=IF([.G400]&gt;0;DATE([.G400];[.F400];[.E400]);&quot;&quot;)" table:style-name="ce51"/>
          <table:table-cell office:value-type="float" office:value="0" table:formula="of:=DATEDIF([.O400];[.P400];&quot;Y&quot;)" table:style-name="ce49">
            <text:p>#¡VALOR!</text:p>
          </table:table-cell>
          <table:table-cell office:value-type="float" office:value="0" table:formula="of:=DATEDIF([.O400];[.P400];&quot;YM&quot;)" table:style-name="ce49">
            <text:p>#¡VALOR!</text:p>
          </table:table-cell>
          <table:table-cell office:value-type="float" office:value="0" table:formula="of:=DATEDIF([.O400];[.P4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1" table:formula="of:=[.A400]+1" table:style-name="ce48">
            <text:p>631</text:p>
          </table:table-cell>
          <table:table-cell table:style-name="ce48"/>
          <table:table-cell office:value-type="string" office:string-value="" table:formula="of:=IF(LEN([.B401])&lt;&gt;0;VLOOKUP([.$B401];;7;0);&quot;&quot;)" table:style-name="ce49"/>
          <table:table-cell office:value-type="string" office:string-value="" table:formula="of:=IF(LEN([.B401])&lt;&gt;0;VLOOKUP([.$B401];;2;0);&quot;&quot;)" table:style-name="ce49"/>
          <table:table-cell table:number-columns-repeated="11" table:style-name="ce48"/>
          <table:table-cell office:value-type="string" office:string-value="" table:formula="of:=IF([.G401]&gt;0;DATE([.G401];[.F401];[.E401]);&quot;&quot;)" table:style-name="ce51"/>
          <table:table-cell office:value-type="float" office:value="0" table:formula="of:=DATEDIF([.O401];[.P401];&quot;Y&quot;)" table:style-name="ce49">
            <text:p>#¡VALOR!</text:p>
          </table:table-cell>
          <table:table-cell office:value-type="float" office:value="0" table:formula="of:=DATEDIF([.O401];[.P401];&quot;YM&quot;)" table:style-name="ce49">
            <text:p>#¡VALOR!</text:p>
          </table:table-cell>
          <table:table-cell office:value-type="float" office:value="0" table:formula="of:=DATEDIF([.O401];[.P4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2" table:formula="of:=[.A401]+1" table:style-name="ce48">
            <text:p>632</text:p>
          </table:table-cell>
          <table:table-cell table:style-name="ce48"/>
          <table:table-cell office:value-type="string" office:string-value="" table:formula="of:=IF(LEN([.B402])&lt;&gt;0;VLOOKUP([.$B402];;7;0);&quot;&quot;)" table:style-name="ce49"/>
          <table:table-cell office:value-type="string" office:string-value="" table:formula="of:=IF(LEN([.B402])&lt;&gt;0;VLOOKUP([.$B402];;2;0);&quot;&quot;)" table:style-name="ce49"/>
          <table:table-cell table:number-columns-repeated="11" table:style-name="ce48"/>
          <table:table-cell office:value-type="string" office:string-value="" table:formula="of:=IF([.G402]&gt;0;DATE([.G402];[.F402];[.E402]);&quot;&quot;)" table:style-name="ce51"/>
          <table:table-cell office:value-type="float" office:value="0" table:formula="of:=DATEDIF([.O402];[.P402];&quot;Y&quot;)" table:style-name="ce49">
            <text:p>#¡VALOR!</text:p>
          </table:table-cell>
          <table:table-cell office:value-type="float" office:value="0" table:formula="of:=DATEDIF([.O402];[.P402];&quot;YM&quot;)" table:style-name="ce49">
            <text:p>#¡VALOR!</text:p>
          </table:table-cell>
          <table:table-cell office:value-type="float" office:value="0" table:formula="of:=DATEDIF([.O402];[.P4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3" table:formula="of:=[.A402]+1" table:style-name="ce48">
            <text:p>633</text:p>
          </table:table-cell>
          <table:table-cell table:style-name="ce48"/>
          <table:table-cell office:value-type="string" office:string-value="" table:formula="of:=IF(LEN([.B403])&lt;&gt;0;VLOOKUP([.$B403];;7;0);&quot;&quot;)" table:style-name="ce49"/>
          <table:table-cell office:value-type="string" office:string-value="" table:formula="of:=IF(LEN([.B403])&lt;&gt;0;VLOOKUP([.$B403];;2;0);&quot;&quot;)" table:style-name="ce49"/>
          <table:table-cell table:number-columns-repeated="11" table:style-name="ce48"/>
          <table:table-cell office:value-type="string" office:string-value="" table:formula="of:=IF([.G403]&gt;0;DATE([.G403];[.F403];[.E403]);&quot;&quot;)" table:style-name="ce51"/>
          <table:table-cell office:value-type="float" office:value="0" table:formula="of:=DATEDIF([.O403];[.P403];&quot;Y&quot;)" table:style-name="ce49">
            <text:p>#¡VALOR!</text:p>
          </table:table-cell>
          <table:table-cell office:value-type="float" office:value="0" table:formula="of:=DATEDIF([.O403];[.P403];&quot;YM&quot;)" table:style-name="ce49">
            <text:p>#¡VALOR!</text:p>
          </table:table-cell>
          <table:table-cell office:value-type="float" office:value="0" table:formula="of:=DATEDIF([.O403];[.P4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4" table:formula="of:=[.A403]+1" table:style-name="ce48">
            <text:p>634</text:p>
          </table:table-cell>
          <table:table-cell table:style-name="ce48"/>
          <table:table-cell office:value-type="string" office:string-value="" table:formula="of:=IF(LEN([.B404])&lt;&gt;0;VLOOKUP([.$B404];;7;0);&quot;&quot;)" table:style-name="ce49"/>
          <table:table-cell office:value-type="string" office:string-value="" table:formula="of:=IF(LEN([.B404])&lt;&gt;0;VLOOKUP([.$B404];;2;0);&quot;&quot;)" table:style-name="ce49"/>
          <table:table-cell table:number-columns-repeated="11" table:style-name="ce48"/>
          <table:table-cell office:value-type="string" office:string-value="" table:formula="of:=IF([.G404]&gt;0;DATE([.G404];[.F404];[.E404]);&quot;&quot;)" table:style-name="ce51"/>
          <table:table-cell office:value-type="float" office:value="0" table:formula="of:=DATEDIF([.O404];[.P404];&quot;Y&quot;)" table:style-name="ce49">
            <text:p>#¡VALOR!</text:p>
          </table:table-cell>
          <table:table-cell office:value-type="float" office:value="0" table:formula="of:=DATEDIF([.O404];[.P404];&quot;YM&quot;)" table:style-name="ce49">
            <text:p>#¡VALOR!</text:p>
          </table:table-cell>
          <table:table-cell office:value-type="float" office:value="0" table:formula="of:=DATEDIF([.O404];[.P4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5" table:formula="of:=[.A404]+1" table:style-name="ce48">
            <text:p>635</text:p>
          </table:table-cell>
          <table:table-cell table:style-name="ce48"/>
          <table:table-cell office:value-type="string" office:string-value="" table:formula="of:=IF(LEN([.B405])&lt;&gt;0;VLOOKUP([.$B405];;7;0);&quot;&quot;)" table:style-name="ce49"/>
          <table:table-cell office:value-type="string" office:string-value="" table:formula="of:=IF(LEN([.B405])&lt;&gt;0;VLOOKUP([.$B405];;2;0);&quot;&quot;)" table:style-name="ce49"/>
          <table:table-cell table:number-columns-repeated="11" table:style-name="ce48"/>
          <table:table-cell office:value-type="string" office:string-value="" table:formula="of:=IF([.G405]&gt;0;DATE([.G405];[.F405];[.E405]);&quot;&quot;)" table:style-name="ce51"/>
          <table:table-cell office:value-type="float" office:value="0" table:formula="of:=DATEDIF([.O405];[.P405];&quot;Y&quot;)" table:style-name="ce49">
            <text:p>#¡VALOR!</text:p>
          </table:table-cell>
          <table:table-cell office:value-type="float" office:value="0" table:formula="of:=DATEDIF([.O405];[.P405];&quot;YM&quot;)" table:style-name="ce49">
            <text:p>#¡VALOR!</text:p>
          </table:table-cell>
          <table:table-cell office:value-type="float" office:value="0" table:formula="of:=DATEDIF([.O405];[.P4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6" table:formula="of:=[.A405]+1" table:style-name="ce48">
            <text:p>636</text:p>
          </table:table-cell>
          <table:table-cell table:style-name="ce48"/>
          <table:table-cell office:value-type="string" office:string-value="" table:formula="of:=IF(LEN([.B406])&lt;&gt;0;VLOOKUP([.$B406];;7;0);&quot;&quot;)" table:style-name="ce49"/>
          <table:table-cell office:value-type="string" office:string-value="" table:formula="of:=IF(LEN([.B406])&lt;&gt;0;VLOOKUP([.$B406];;2;0);&quot;&quot;)" table:style-name="ce49"/>
          <table:table-cell table:number-columns-repeated="11" table:style-name="ce48"/>
          <table:table-cell office:value-type="string" office:string-value="" table:formula="of:=IF([.G406]&gt;0;DATE([.G406];[.F406];[.E406]);&quot;&quot;)" table:style-name="ce51"/>
          <table:table-cell office:value-type="float" office:value="0" table:formula="of:=DATEDIF([.O406];[.P406];&quot;Y&quot;)" table:style-name="ce49">
            <text:p>#¡VALOR!</text:p>
          </table:table-cell>
          <table:table-cell office:value-type="float" office:value="0" table:formula="of:=DATEDIF([.O406];[.P406];&quot;YM&quot;)" table:style-name="ce49">
            <text:p>#¡VALOR!</text:p>
          </table:table-cell>
          <table:table-cell office:value-type="float" office:value="0" table:formula="of:=DATEDIF([.O406];[.P4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7" table:formula="of:=[.A406]+1" table:style-name="ce48">
            <text:p>637</text:p>
          </table:table-cell>
          <table:table-cell table:style-name="ce48"/>
          <table:table-cell office:value-type="string" office:string-value="" table:formula="of:=IF(LEN([.B407])&lt;&gt;0;VLOOKUP([.$B407];;7;0);&quot;&quot;)" table:style-name="ce49"/>
          <table:table-cell office:value-type="string" office:string-value="" table:formula="of:=IF(LEN([.B407])&lt;&gt;0;VLOOKUP([.$B407];;2;0);&quot;&quot;)" table:style-name="ce49"/>
          <table:table-cell table:number-columns-repeated="11" table:style-name="ce48"/>
          <table:table-cell office:value-type="string" office:string-value="" table:formula="of:=IF([.G407]&gt;0;DATE([.G407];[.F407];[.E407]);&quot;&quot;)" table:style-name="ce51"/>
          <table:table-cell office:value-type="float" office:value="0" table:formula="of:=DATEDIF([.O407];[.P407];&quot;Y&quot;)" table:style-name="ce49">
            <text:p>#¡VALOR!</text:p>
          </table:table-cell>
          <table:table-cell office:value-type="float" office:value="0" table:formula="of:=DATEDIF([.O407];[.P407];&quot;YM&quot;)" table:style-name="ce49">
            <text:p>#¡VALOR!</text:p>
          </table:table-cell>
          <table:table-cell office:value-type="float" office:value="0" table:formula="of:=DATEDIF([.O407];[.P4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8" table:formula="of:=[.A407]+1" table:style-name="ce48">
            <text:p>638</text:p>
          </table:table-cell>
          <table:table-cell table:style-name="ce48"/>
          <table:table-cell office:value-type="string" office:string-value="" table:formula="of:=IF(LEN([.B408])&lt;&gt;0;VLOOKUP([.$B408];;7;0);&quot;&quot;)" table:style-name="ce49"/>
          <table:table-cell office:value-type="string" office:string-value="" table:formula="of:=IF(LEN([.B408])&lt;&gt;0;VLOOKUP([.$B408];;2;0);&quot;&quot;)" table:style-name="ce49"/>
          <table:table-cell table:number-columns-repeated="11" table:style-name="ce48"/>
          <table:table-cell office:value-type="string" office:string-value="" table:formula="of:=IF([.G408]&gt;0;DATE([.G408];[.F408];[.E408]);&quot;&quot;)" table:style-name="ce51"/>
          <table:table-cell office:value-type="float" office:value="0" table:formula="of:=DATEDIF([.O408];[.P408];&quot;Y&quot;)" table:style-name="ce49">
            <text:p>#¡VALOR!</text:p>
          </table:table-cell>
          <table:table-cell office:value-type="float" office:value="0" table:formula="of:=DATEDIF([.O408];[.P408];&quot;YM&quot;)" table:style-name="ce49">
            <text:p>#¡VALOR!</text:p>
          </table:table-cell>
          <table:table-cell office:value-type="float" office:value="0" table:formula="of:=DATEDIF([.O408];[.P4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39" table:formula="of:=[.A408]+1" table:style-name="ce48">
            <text:p>639</text:p>
          </table:table-cell>
          <table:table-cell table:style-name="ce48"/>
          <table:table-cell office:value-type="string" office:string-value="" table:formula="of:=IF(LEN([.B409])&lt;&gt;0;VLOOKUP([.$B409];;7;0);&quot;&quot;)" table:style-name="ce49"/>
          <table:table-cell office:value-type="string" office:string-value="" table:formula="of:=IF(LEN([.B409])&lt;&gt;0;VLOOKUP([.$B409];;2;0);&quot;&quot;)" table:style-name="ce49"/>
          <table:table-cell table:number-columns-repeated="11" table:style-name="ce48"/>
          <table:table-cell office:value-type="string" office:string-value="" table:formula="of:=IF([.G409]&gt;0;DATE([.G409];[.F409];[.E409]);&quot;&quot;)" table:style-name="ce51"/>
          <table:table-cell office:value-type="float" office:value="0" table:formula="of:=DATEDIF([.O409];[.P409];&quot;Y&quot;)" table:style-name="ce49">
            <text:p>#¡VALOR!</text:p>
          </table:table-cell>
          <table:table-cell office:value-type="float" office:value="0" table:formula="of:=DATEDIF([.O409];[.P409];&quot;YM&quot;)" table:style-name="ce49">
            <text:p>#¡VALOR!</text:p>
          </table:table-cell>
          <table:table-cell office:value-type="float" office:value="0" table:formula="of:=DATEDIF([.O409];[.P4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0" table:formula="of:=[.A409]+1" table:style-name="ce48">
            <text:p>640</text:p>
          </table:table-cell>
          <table:table-cell table:style-name="ce48"/>
          <table:table-cell office:value-type="string" office:string-value="" table:formula="of:=IF(LEN([.B410])&lt;&gt;0;VLOOKUP([.$B410];;7;0);&quot;&quot;)" table:style-name="ce49"/>
          <table:table-cell office:value-type="string" office:string-value="" table:formula="of:=IF(LEN([.B410])&lt;&gt;0;VLOOKUP([.$B410];;2;0);&quot;&quot;)" table:style-name="ce49"/>
          <table:table-cell table:number-columns-repeated="11" table:style-name="ce48"/>
          <table:table-cell office:value-type="string" office:string-value="" table:formula="of:=IF([.G410]&gt;0;DATE([.G410];[.F410];[.E410]);&quot;&quot;)" table:style-name="ce51"/>
          <table:table-cell office:value-type="float" office:value="0" table:formula="of:=DATEDIF([.O410];[.P410];&quot;Y&quot;)" table:style-name="ce49">
            <text:p>#¡VALOR!</text:p>
          </table:table-cell>
          <table:table-cell office:value-type="float" office:value="0" table:formula="of:=DATEDIF([.O410];[.P410];&quot;YM&quot;)" table:style-name="ce49">
            <text:p>#¡VALOR!</text:p>
          </table:table-cell>
          <table:table-cell office:value-type="float" office:value="0" table:formula="of:=DATEDIF([.O410];[.P4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1" table:formula="of:=[.A410]+1" table:style-name="ce48">
            <text:p>641</text:p>
          </table:table-cell>
          <table:table-cell table:style-name="ce48"/>
          <table:table-cell office:value-type="string" office:string-value="" table:formula="of:=IF(LEN([.B411])&lt;&gt;0;VLOOKUP([.$B411];;7;0);&quot;&quot;)" table:style-name="ce49"/>
          <table:table-cell office:value-type="string" office:string-value="" table:formula="of:=IF(LEN([.B411])&lt;&gt;0;VLOOKUP([.$B411];;2;0);&quot;&quot;)" table:style-name="ce49"/>
          <table:table-cell table:number-columns-repeated="11" table:style-name="ce48"/>
          <table:table-cell office:value-type="string" office:string-value="" table:formula="of:=IF([.G411]&gt;0;DATE([.G411];[.F411];[.E411]);&quot;&quot;)" table:style-name="ce51"/>
          <table:table-cell office:value-type="float" office:value="0" table:formula="of:=DATEDIF([.O411];[.P411];&quot;Y&quot;)" table:style-name="ce49">
            <text:p>#¡VALOR!</text:p>
          </table:table-cell>
          <table:table-cell office:value-type="float" office:value="0" table:formula="of:=DATEDIF([.O411];[.P411];&quot;YM&quot;)" table:style-name="ce49">
            <text:p>#¡VALOR!</text:p>
          </table:table-cell>
          <table:table-cell office:value-type="float" office:value="0" table:formula="of:=DATEDIF([.O411];[.P4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2" table:formula="of:=[.A411]+1" table:style-name="ce48">
            <text:p>642</text:p>
          </table:table-cell>
          <table:table-cell table:style-name="ce48"/>
          <table:table-cell office:value-type="string" office:string-value="" table:formula="of:=IF(LEN([.B412])&lt;&gt;0;VLOOKUP([.$B412];;7;0);&quot;&quot;)" table:style-name="ce49"/>
          <table:table-cell office:value-type="string" office:string-value="" table:formula="of:=IF(LEN([.B412])&lt;&gt;0;VLOOKUP([.$B412];;2;0);&quot;&quot;)" table:style-name="ce49"/>
          <table:table-cell table:number-columns-repeated="11" table:style-name="ce48"/>
          <table:table-cell office:value-type="string" office:string-value="" table:formula="of:=IF([.G412]&gt;0;DATE([.G412];[.F412];[.E412]);&quot;&quot;)" table:style-name="ce51"/>
          <table:table-cell office:value-type="float" office:value="0" table:formula="of:=DATEDIF([.O412];[.P412];&quot;Y&quot;)" table:style-name="ce49">
            <text:p>#¡VALOR!</text:p>
          </table:table-cell>
          <table:table-cell office:value-type="float" office:value="0" table:formula="of:=DATEDIF([.O412];[.P412];&quot;YM&quot;)" table:style-name="ce49">
            <text:p>#¡VALOR!</text:p>
          </table:table-cell>
          <table:table-cell office:value-type="float" office:value="0" table:formula="of:=DATEDIF([.O412];[.P4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3" table:formula="of:=[.A412]+1" table:style-name="ce48">
            <text:p>643</text:p>
          </table:table-cell>
          <table:table-cell table:style-name="ce48"/>
          <table:table-cell office:value-type="string" office:string-value="" table:formula="of:=IF(LEN([.B413])&lt;&gt;0;VLOOKUP([.$B413];;7;0);&quot;&quot;)" table:style-name="ce49"/>
          <table:table-cell office:value-type="string" office:string-value="" table:formula="of:=IF(LEN([.B413])&lt;&gt;0;VLOOKUP([.$B413];;2;0);&quot;&quot;)" table:style-name="ce49"/>
          <table:table-cell table:number-columns-repeated="11" table:style-name="ce48"/>
          <table:table-cell office:value-type="string" office:string-value="" table:formula="of:=IF([.G413]&gt;0;DATE([.G413];[.F413];[.E413]);&quot;&quot;)" table:style-name="ce51"/>
          <table:table-cell office:value-type="float" office:value="0" table:formula="of:=DATEDIF([.O413];[.P413];&quot;Y&quot;)" table:style-name="ce49">
            <text:p>#¡VALOR!</text:p>
          </table:table-cell>
          <table:table-cell office:value-type="float" office:value="0" table:formula="of:=DATEDIF([.O413];[.P413];&quot;YM&quot;)" table:style-name="ce49">
            <text:p>#¡VALOR!</text:p>
          </table:table-cell>
          <table:table-cell office:value-type="float" office:value="0" table:formula="of:=DATEDIF([.O413];[.P4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4" table:formula="of:=[.A413]+1" table:style-name="ce48">
            <text:p>644</text:p>
          </table:table-cell>
          <table:table-cell table:style-name="ce48"/>
          <table:table-cell office:value-type="string" office:string-value="" table:formula="of:=IF(LEN([.B414])&lt;&gt;0;VLOOKUP([.$B414];;7;0);&quot;&quot;)" table:style-name="ce49"/>
          <table:table-cell office:value-type="string" office:string-value="" table:formula="of:=IF(LEN([.B414])&lt;&gt;0;VLOOKUP([.$B414];;2;0);&quot;&quot;)" table:style-name="ce49"/>
          <table:table-cell table:number-columns-repeated="11" table:style-name="ce48"/>
          <table:table-cell office:value-type="string" office:string-value="" table:formula="of:=IF([.G414]&gt;0;DATE([.G414];[.F414];[.E414]);&quot;&quot;)" table:style-name="ce51"/>
          <table:table-cell office:value-type="float" office:value="0" table:formula="of:=DATEDIF([.O414];[.P414];&quot;Y&quot;)" table:style-name="ce49">
            <text:p>#¡VALOR!</text:p>
          </table:table-cell>
          <table:table-cell office:value-type="float" office:value="0" table:formula="of:=DATEDIF([.O414];[.P414];&quot;YM&quot;)" table:style-name="ce49">
            <text:p>#¡VALOR!</text:p>
          </table:table-cell>
          <table:table-cell office:value-type="float" office:value="0" table:formula="of:=DATEDIF([.O414];[.P4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5" table:formula="of:=[.A414]+1" table:style-name="ce48">
            <text:p>645</text:p>
          </table:table-cell>
          <table:table-cell table:style-name="ce48"/>
          <table:table-cell office:value-type="string" office:string-value="" table:formula="of:=IF(LEN([.B415])&lt;&gt;0;VLOOKUP([.$B415];;7;0);&quot;&quot;)" table:style-name="ce49"/>
          <table:table-cell office:value-type="string" office:string-value="" table:formula="of:=IF(LEN([.B415])&lt;&gt;0;VLOOKUP([.$B415];;2;0);&quot;&quot;)" table:style-name="ce49"/>
          <table:table-cell table:number-columns-repeated="11" table:style-name="ce48"/>
          <table:table-cell office:value-type="string" office:string-value="" table:formula="of:=IF([.G415]&gt;0;DATE([.G415];[.F415];[.E415]);&quot;&quot;)" table:style-name="ce51"/>
          <table:table-cell office:value-type="float" office:value="0" table:formula="of:=DATEDIF([.O415];[.P415];&quot;Y&quot;)" table:style-name="ce49">
            <text:p>#¡VALOR!</text:p>
          </table:table-cell>
          <table:table-cell office:value-type="float" office:value="0" table:formula="of:=DATEDIF([.O415];[.P415];&quot;YM&quot;)" table:style-name="ce49">
            <text:p>#¡VALOR!</text:p>
          </table:table-cell>
          <table:table-cell office:value-type="float" office:value="0" table:formula="of:=DATEDIF([.O415];[.P4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6" table:formula="of:=[.A415]+1" table:style-name="ce48">
            <text:p>646</text:p>
          </table:table-cell>
          <table:table-cell table:style-name="ce48"/>
          <table:table-cell office:value-type="string" office:string-value="" table:formula="of:=IF(LEN([.B416])&lt;&gt;0;VLOOKUP([.$B416];;7;0);&quot;&quot;)" table:style-name="ce49"/>
          <table:table-cell office:value-type="string" office:string-value="" table:formula="of:=IF(LEN([.B416])&lt;&gt;0;VLOOKUP([.$B416];;2;0);&quot;&quot;)" table:style-name="ce49"/>
          <table:table-cell table:number-columns-repeated="11" table:style-name="ce48"/>
          <table:table-cell office:value-type="string" office:string-value="" table:formula="of:=IF([.G416]&gt;0;DATE([.G416];[.F416];[.E416]);&quot;&quot;)" table:style-name="ce51"/>
          <table:table-cell office:value-type="float" office:value="0" table:formula="of:=DATEDIF([.O416];[.P416];&quot;Y&quot;)" table:style-name="ce49">
            <text:p>#¡VALOR!</text:p>
          </table:table-cell>
          <table:table-cell office:value-type="float" office:value="0" table:formula="of:=DATEDIF([.O416];[.P416];&quot;YM&quot;)" table:style-name="ce49">
            <text:p>#¡VALOR!</text:p>
          </table:table-cell>
          <table:table-cell office:value-type="float" office:value="0" table:formula="of:=DATEDIF([.O416];[.P4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7" table:formula="of:=[.A416]+1" table:style-name="ce48">
            <text:p>647</text:p>
          </table:table-cell>
          <table:table-cell table:style-name="ce48"/>
          <table:table-cell office:value-type="string" office:string-value="" table:formula="of:=IF(LEN([.B417])&lt;&gt;0;VLOOKUP([.$B417];;7;0);&quot;&quot;)" table:style-name="ce49"/>
          <table:table-cell office:value-type="string" office:string-value="" table:formula="of:=IF(LEN([.B417])&lt;&gt;0;VLOOKUP([.$B417];;2;0);&quot;&quot;)" table:style-name="ce49"/>
          <table:table-cell table:number-columns-repeated="11" table:style-name="ce48"/>
          <table:table-cell office:value-type="string" office:string-value="" table:formula="of:=IF([.G417]&gt;0;DATE([.G417];[.F417];[.E417]);&quot;&quot;)" table:style-name="ce51"/>
          <table:table-cell office:value-type="float" office:value="0" table:formula="of:=DATEDIF([.O417];[.P417];&quot;Y&quot;)" table:style-name="ce49">
            <text:p>#¡VALOR!</text:p>
          </table:table-cell>
          <table:table-cell office:value-type="float" office:value="0" table:formula="of:=DATEDIF([.O417];[.P417];&quot;YM&quot;)" table:style-name="ce49">
            <text:p>#¡VALOR!</text:p>
          </table:table-cell>
          <table:table-cell office:value-type="float" office:value="0" table:formula="of:=DATEDIF([.O417];[.P4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8" table:formula="of:=[.A417]+1" table:style-name="ce48">
            <text:p>648</text:p>
          </table:table-cell>
          <table:table-cell table:style-name="ce48"/>
          <table:table-cell office:value-type="string" office:string-value="" table:formula="of:=IF(LEN([.B418])&lt;&gt;0;VLOOKUP([.$B418];;7;0);&quot;&quot;)" table:style-name="ce49"/>
          <table:table-cell office:value-type="string" office:string-value="" table:formula="of:=IF(LEN([.B418])&lt;&gt;0;VLOOKUP([.$B418];;2;0);&quot;&quot;)" table:style-name="ce49"/>
          <table:table-cell table:number-columns-repeated="11" table:style-name="ce48"/>
          <table:table-cell office:value-type="string" office:string-value="" table:formula="of:=IF([.G418]&gt;0;DATE([.G418];[.F418];[.E418]);&quot;&quot;)" table:style-name="ce51"/>
          <table:table-cell office:value-type="float" office:value="0" table:formula="of:=DATEDIF([.O418];[.P418];&quot;Y&quot;)" table:style-name="ce49">
            <text:p>#¡VALOR!</text:p>
          </table:table-cell>
          <table:table-cell office:value-type="float" office:value="0" table:formula="of:=DATEDIF([.O418];[.P418];&quot;YM&quot;)" table:style-name="ce49">
            <text:p>#¡VALOR!</text:p>
          </table:table-cell>
          <table:table-cell office:value-type="float" office:value="0" table:formula="of:=DATEDIF([.O418];[.P4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49" table:formula="of:=[.A418]+1" table:style-name="ce48">
            <text:p>649</text:p>
          </table:table-cell>
          <table:table-cell table:style-name="ce48"/>
          <table:table-cell office:value-type="string" office:string-value="" table:formula="of:=IF(LEN([.B419])&lt;&gt;0;VLOOKUP([.$B419];;7;0);&quot;&quot;)" table:style-name="ce49"/>
          <table:table-cell office:value-type="string" office:string-value="" table:formula="of:=IF(LEN([.B419])&lt;&gt;0;VLOOKUP([.$B419];;2;0);&quot;&quot;)" table:style-name="ce49"/>
          <table:table-cell table:number-columns-repeated="11" table:style-name="ce48"/>
          <table:table-cell office:value-type="string" office:string-value="" table:formula="of:=IF([.G419]&gt;0;DATE([.G419];[.F419];[.E419]);&quot;&quot;)" table:style-name="ce51"/>
          <table:table-cell office:value-type="float" office:value="0" table:formula="of:=DATEDIF([.O419];[.P419];&quot;Y&quot;)" table:style-name="ce49">
            <text:p>#¡VALOR!</text:p>
          </table:table-cell>
          <table:table-cell office:value-type="float" office:value="0" table:formula="of:=DATEDIF([.O419];[.P419];&quot;YM&quot;)" table:style-name="ce49">
            <text:p>#¡VALOR!</text:p>
          </table:table-cell>
          <table:table-cell office:value-type="float" office:value="0" table:formula="of:=DATEDIF([.O419];[.P4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0" table:formula="of:=[.A419]+1" table:style-name="ce48">
            <text:p>650</text:p>
          </table:table-cell>
          <table:table-cell table:style-name="ce48"/>
          <table:table-cell office:value-type="string" office:string-value="" table:formula="of:=IF(LEN([.B420])&lt;&gt;0;VLOOKUP([.$B420];;7;0);&quot;&quot;)" table:style-name="ce49"/>
          <table:table-cell office:value-type="string" office:string-value="" table:formula="of:=IF(LEN([.B420])&lt;&gt;0;VLOOKUP([.$B420];;2;0);&quot;&quot;)" table:style-name="ce49"/>
          <table:table-cell table:number-columns-repeated="11" table:style-name="ce48"/>
          <table:table-cell office:value-type="string" office:string-value="" table:formula="of:=IF([.G420]&gt;0;DATE([.G420];[.F420];[.E420]);&quot;&quot;)" table:style-name="ce51"/>
          <table:table-cell office:value-type="float" office:value="0" table:formula="of:=DATEDIF([.O420];[.P420];&quot;Y&quot;)" table:style-name="ce49">
            <text:p>#¡VALOR!</text:p>
          </table:table-cell>
          <table:table-cell office:value-type="float" office:value="0" table:formula="of:=DATEDIF([.O420];[.P420];&quot;YM&quot;)" table:style-name="ce49">
            <text:p>#¡VALOR!</text:p>
          </table:table-cell>
          <table:table-cell office:value-type="float" office:value="0" table:formula="of:=DATEDIF([.O420];[.P4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1" table:formula="of:=[.A420]+1" table:style-name="ce48">
            <text:p>651</text:p>
          </table:table-cell>
          <table:table-cell table:style-name="ce48"/>
          <table:table-cell office:value-type="string" office:string-value="" table:formula="of:=IF(LEN([.B421])&lt;&gt;0;VLOOKUP([.$B421];;7;0);&quot;&quot;)" table:style-name="ce49"/>
          <table:table-cell office:value-type="string" office:string-value="" table:formula="of:=IF(LEN([.B421])&lt;&gt;0;VLOOKUP([.$B421];;2;0);&quot;&quot;)" table:style-name="ce49"/>
          <table:table-cell table:number-columns-repeated="11" table:style-name="ce48"/>
          <table:table-cell office:value-type="string" office:string-value="" table:formula="of:=IF([.G421]&gt;0;DATE([.G421];[.F421];[.E421]);&quot;&quot;)" table:style-name="ce51"/>
          <table:table-cell office:value-type="float" office:value="0" table:formula="of:=DATEDIF([.O421];[.P421];&quot;Y&quot;)" table:style-name="ce49">
            <text:p>#¡VALOR!</text:p>
          </table:table-cell>
          <table:table-cell office:value-type="float" office:value="0" table:formula="of:=DATEDIF([.O421];[.P421];&quot;YM&quot;)" table:style-name="ce49">
            <text:p>#¡VALOR!</text:p>
          </table:table-cell>
          <table:table-cell office:value-type="float" office:value="0" table:formula="of:=DATEDIF([.O421];[.P4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2" table:formula="of:=[.A421]+1" table:style-name="ce48">
            <text:p>652</text:p>
          </table:table-cell>
          <table:table-cell table:style-name="ce48"/>
          <table:table-cell office:value-type="string" office:string-value="" table:formula="of:=IF(LEN([.B422])&lt;&gt;0;VLOOKUP([.$B422];;7;0);&quot;&quot;)" table:style-name="ce49"/>
          <table:table-cell office:value-type="string" office:string-value="" table:formula="of:=IF(LEN([.B422])&lt;&gt;0;VLOOKUP([.$B422];;2;0);&quot;&quot;)" table:style-name="ce49"/>
          <table:table-cell table:number-columns-repeated="11" table:style-name="ce48"/>
          <table:table-cell office:value-type="string" office:string-value="" table:formula="of:=IF([.G422]&gt;0;DATE([.G422];[.F422];[.E422]);&quot;&quot;)" table:style-name="ce51"/>
          <table:table-cell office:value-type="float" office:value="0" table:formula="of:=DATEDIF([.O422];[.P422];&quot;Y&quot;)" table:style-name="ce49">
            <text:p>#¡VALOR!</text:p>
          </table:table-cell>
          <table:table-cell office:value-type="float" office:value="0" table:formula="of:=DATEDIF([.O422];[.P422];&quot;YM&quot;)" table:style-name="ce49">
            <text:p>#¡VALOR!</text:p>
          </table:table-cell>
          <table:table-cell office:value-type="float" office:value="0" table:formula="of:=DATEDIF([.O422];[.P4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3" table:formula="of:=[.A422]+1" table:style-name="ce48">
            <text:p>653</text:p>
          </table:table-cell>
          <table:table-cell table:style-name="ce48"/>
          <table:table-cell office:value-type="string" office:string-value="" table:formula="of:=IF(LEN([.B423])&lt;&gt;0;VLOOKUP([.$B423];;7;0);&quot;&quot;)" table:style-name="ce49"/>
          <table:table-cell office:value-type="string" office:string-value="" table:formula="of:=IF(LEN([.B423])&lt;&gt;0;VLOOKUP([.$B423];;2;0);&quot;&quot;)" table:style-name="ce49"/>
          <table:table-cell table:number-columns-repeated="11" table:style-name="ce48"/>
          <table:table-cell office:value-type="string" office:string-value="" table:formula="of:=IF([.G423]&gt;0;DATE([.G423];[.F423];[.E423]);&quot;&quot;)" table:style-name="ce51"/>
          <table:table-cell office:value-type="float" office:value="0" table:formula="of:=DATEDIF([.O423];[.P423];&quot;Y&quot;)" table:style-name="ce49">
            <text:p>#¡VALOR!</text:p>
          </table:table-cell>
          <table:table-cell office:value-type="float" office:value="0" table:formula="of:=DATEDIF([.O423];[.P423];&quot;YM&quot;)" table:style-name="ce49">
            <text:p>#¡VALOR!</text:p>
          </table:table-cell>
          <table:table-cell office:value-type="float" office:value="0" table:formula="of:=DATEDIF([.O423];[.P4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4" table:formula="of:=[.A423]+1" table:style-name="ce48">
            <text:p>654</text:p>
          </table:table-cell>
          <table:table-cell table:style-name="ce48"/>
          <table:table-cell office:value-type="string" office:string-value="" table:formula="of:=IF(LEN([.B424])&lt;&gt;0;VLOOKUP([.$B424];;7;0);&quot;&quot;)" table:style-name="ce49"/>
          <table:table-cell office:value-type="string" office:string-value="" table:formula="of:=IF(LEN([.B424])&lt;&gt;0;VLOOKUP([.$B424];;2;0);&quot;&quot;)" table:style-name="ce49"/>
          <table:table-cell table:number-columns-repeated="11" table:style-name="ce48"/>
          <table:table-cell office:value-type="string" office:string-value="" table:formula="of:=IF([.G424]&gt;0;DATE([.G424];[.F424];[.E424]);&quot;&quot;)" table:style-name="ce51"/>
          <table:table-cell office:value-type="float" office:value="0" table:formula="of:=DATEDIF([.O424];[.P424];&quot;Y&quot;)" table:style-name="ce49">
            <text:p>#¡VALOR!</text:p>
          </table:table-cell>
          <table:table-cell office:value-type="float" office:value="0" table:formula="of:=DATEDIF([.O424];[.P424];&quot;YM&quot;)" table:style-name="ce49">
            <text:p>#¡VALOR!</text:p>
          </table:table-cell>
          <table:table-cell office:value-type="float" office:value="0" table:formula="of:=DATEDIF([.O424];[.P4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5" table:formula="of:=[.A424]+1" table:style-name="ce48">
            <text:p>655</text:p>
          </table:table-cell>
          <table:table-cell table:style-name="ce48"/>
          <table:table-cell office:value-type="string" office:string-value="" table:formula="of:=IF(LEN([.B425])&lt;&gt;0;VLOOKUP([.$B425];;7;0);&quot;&quot;)" table:style-name="ce49"/>
          <table:table-cell office:value-type="string" office:string-value="" table:formula="of:=IF(LEN([.B425])&lt;&gt;0;VLOOKUP([.$B425];;2;0);&quot;&quot;)" table:style-name="ce49"/>
          <table:table-cell table:number-columns-repeated="11" table:style-name="ce48"/>
          <table:table-cell office:value-type="string" office:string-value="" table:formula="of:=IF([.G425]&gt;0;DATE([.G425];[.F425];[.E425]);&quot;&quot;)" table:style-name="ce51"/>
          <table:table-cell office:value-type="float" office:value="0" table:formula="of:=DATEDIF([.O425];[.P425];&quot;Y&quot;)" table:style-name="ce49">
            <text:p>#¡VALOR!</text:p>
          </table:table-cell>
          <table:table-cell office:value-type="float" office:value="0" table:formula="of:=DATEDIF([.O425];[.P425];&quot;YM&quot;)" table:style-name="ce49">
            <text:p>#¡VALOR!</text:p>
          </table:table-cell>
          <table:table-cell office:value-type="float" office:value="0" table:formula="of:=DATEDIF([.O425];[.P4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6" table:formula="of:=[.A425]+1" table:style-name="ce48">
            <text:p>656</text:p>
          </table:table-cell>
          <table:table-cell table:style-name="ce48"/>
          <table:table-cell office:value-type="string" office:string-value="" table:formula="of:=IF(LEN([.B426])&lt;&gt;0;VLOOKUP([.$B426];;7;0);&quot;&quot;)" table:style-name="ce49"/>
          <table:table-cell office:value-type="string" office:string-value="" table:formula="of:=IF(LEN([.B426])&lt;&gt;0;VLOOKUP([.$B426];;2;0);&quot;&quot;)" table:style-name="ce49"/>
          <table:table-cell table:number-columns-repeated="11" table:style-name="ce48"/>
          <table:table-cell office:value-type="string" office:string-value="" table:formula="of:=IF([.G426]&gt;0;DATE([.G426];[.F426];[.E426]);&quot;&quot;)" table:style-name="ce51"/>
          <table:table-cell office:value-type="float" office:value="0" table:formula="of:=DATEDIF([.O426];[.P426];&quot;Y&quot;)" table:style-name="ce49">
            <text:p>#¡VALOR!</text:p>
          </table:table-cell>
          <table:table-cell office:value-type="float" office:value="0" table:formula="of:=DATEDIF([.O426];[.P426];&quot;YM&quot;)" table:style-name="ce49">
            <text:p>#¡VALOR!</text:p>
          </table:table-cell>
          <table:table-cell office:value-type="float" office:value="0" table:formula="of:=DATEDIF([.O426];[.P4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7" table:formula="of:=[.A426]+1" table:style-name="ce48">
            <text:p>657</text:p>
          </table:table-cell>
          <table:table-cell table:style-name="ce48"/>
          <table:table-cell office:value-type="string" office:string-value="" table:formula="of:=IF(LEN([.B427])&lt;&gt;0;VLOOKUP([.$B427];;7;0);&quot;&quot;)" table:style-name="ce49"/>
          <table:table-cell office:value-type="string" office:string-value="" table:formula="of:=IF(LEN([.B427])&lt;&gt;0;VLOOKUP([.$B427];;2;0);&quot;&quot;)" table:style-name="ce49"/>
          <table:table-cell table:number-columns-repeated="11" table:style-name="ce48"/>
          <table:table-cell office:value-type="string" office:string-value="" table:formula="of:=IF([.G427]&gt;0;DATE([.G427];[.F427];[.E427]);&quot;&quot;)" table:style-name="ce51"/>
          <table:table-cell office:value-type="float" office:value="0" table:formula="of:=DATEDIF([.O427];[.P427];&quot;Y&quot;)" table:style-name="ce49">
            <text:p>#¡VALOR!</text:p>
          </table:table-cell>
          <table:table-cell office:value-type="float" office:value="0" table:formula="of:=DATEDIF([.O427];[.P427];&quot;YM&quot;)" table:style-name="ce49">
            <text:p>#¡VALOR!</text:p>
          </table:table-cell>
          <table:table-cell office:value-type="float" office:value="0" table:formula="of:=DATEDIF([.O427];[.P4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8" table:formula="of:=[.A427]+1" table:style-name="ce48">
            <text:p>658</text:p>
          </table:table-cell>
          <table:table-cell table:style-name="ce48"/>
          <table:table-cell office:value-type="string" office:string-value="" table:formula="of:=IF(LEN([.B428])&lt;&gt;0;VLOOKUP([.$B428];;7;0);&quot;&quot;)" table:style-name="ce49"/>
          <table:table-cell office:value-type="string" office:string-value="" table:formula="of:=IF(LEN([.B428])&lt;&gt;0;VLOOKUP([.$B428];;2;0);&quot;&quot;)" table:style-name="ce49"/>
          <table:table-cell table:number-columns-repeated="11" table:style-name="ce48"/>
          <table:table-cell office:value-type="string" office:string-value="" table:formula="of:=IF([.G428]&gt;0;DATE([.G428];[.F428];[.E428]);&quot;&quot;)" table:style-name="ce51"/>
          <table:table-cell office:value-type="float" office:value="0" table:formula="of:=DATEDIF([.O428];[.P428];&quot;Y&quot;)" table:style-name="ce49">
            <text:p>#¡VALOR!</text:p>
          </table:table-cell>
          <table:table-cell office:value-type="float" office:value="0" table:formula="of:=DATEDIF([.O428];[.P428];&quot;YM&quot;)" table:style-name="ce49">
            <text:p>#¡VALOR!</text:p>
          </table:table-cell>
          <table:table-cell office:value-type="float" office:value="0" table:formula="of:=DATEDIF([.O428];[.P4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59" table:formula="of:=[.A428]+1" table:style-name="ce48">
            <text:p>659</text:p>
          </table:table-cell>
          <table:table-cell table:style-name="ce48"/>
          <table:table-cell office:value-type="string" office:string-value="" table:formula="of:=IF(LEN([.B429])&lt;&gt;0;VLOOKUP([.$B429];;7;0);&quot;&quot;)" table:style-name="ce49"/>
          <table:table-cell office:value-type="string" office:string-value="" table:formula="of:=IF(LEN([.B429])&lt;&gt;0;VLOOKUP([.$B429];;2;0);&quot;&quot;)" table:style-name="ce49"/>
          <table:table-cell table:number-columns-repeated="11" table:style-name="ce48"/>
          <table:table-cell office:value-type="string" office:string-value="" table:formula="of:=IF([.G429]&gt;0;DATE([.G429];[.F429];[.E429]);&quot;&quot;)" table:style-name="ce51"/>
          <table:table-cell office:value-type="float" office:value="0" table:formula="of:=DATEDIF([.O429];[.P429];&quot;Y&quot;)" table:style-name="ce49">
            <text:p>#¡VALOR!</text:p>
          </table:table-cell>
          <table:table-cell office:value-type="float" office:value="0" table:formula="of:=DATEDIF([.O429];[.P429];&quot;YM&quot;)" table:style-name="ce49">
            <text:p>#¡VALOR!</text:p>
          </table:table-cell>
          <table:table-cell office:value-type="float" office:value="0" table:formula="of:=DATEDIF([.O429];[.P4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0" table:formula="of:=[.A429]+1" table:style-name="ce48">
            <text:p>660</text:p>
          </table:table-cell>
          <table:table-cell table:style-name="ce48"/>
          <table:table-cell office:value-type="string" office:string-value="" table:formula="of:=IF(LEN([.B430])&lt;&gt;0;VLOOKUP([.$B430];;7;0);&quot;&quot;)" table:style-name="ce49"/>
          <table:table-cell office:value-type="string" office:string-value="" table:formula="of:=IF(LEN([.B430])&lt;&gt;0;VLOOKUP([.$B430];;2;0);&quot;&quot;)" table:style-name="ce49"/>
          <table:table-cell table:number-columns-repeated="11" table:style-name="ce48"/>
          <table:table-cell office:value-type="string" office:string-value="" table:formula="of:=IF([.G430]&gt;0;DATE([.G430];[.F430];[.E430]);&quot;&quot;)" table:style-name="ce51"/>
          <table:table-cell office:value-type="float" office:value="0" table:formula="of:=DATEDIF([.O430];[.P430];&quot;Y&quot;)" table:style-name="ce49">
            <text:p>#¡VALOR!</text:p>
          </table:table-cell>
          <table:table-cell office:value-type="float" office:value="0" table:formula="of:=DATEDIF([.O430];[.P430];&quot;YM&quot;)" table:style-name="ce49">
            <text:p>#¡VALOR!</text:p>
          </table:table-cell>
          <table:table-cell office:value-type="float" office:value="0" table:formula="of:=DATEDIF([.O430];[.P4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1" table:formula="of:=[.A430]+1" table:style-name="ce48">
            <text:p>661</text:p>
          </table:table-cell>
          <table:table-cell table:style-name="ce48"/>
          <table:table-cell office:value-type="string" office:string-value="" table:formula="of:=IF(LEN([.B431])&lt;&gt;0;VLOOKUP([.$B431];;7;0);&quot;&quot;)" table:style-name="ce49"/>
          <table:table-cell office:value-type="string" office:string-value="" table:formula="of:=IF(LEN([.B431])&lt;&gt;0;VLOOKUP([.$B431];;2;0);&quot;&quot;)" table:style-name="ce49"/>
          <table:table-cell table:number-columns-repeated="11" table:style-name="ce48"/>
          <table:table-cell office:value-type="string" office:string-value="" table:formula="of:=IF([.G431]&gt;0;DATE([.G431];[.F431];[.E431]);&quot;&quot;)" table:style-name="ce51"/>
          <table:table-cell office:value-type="float" office:value="0" table:formula="of:=DATEDIF([.O431];[.P431];&quot;Y&quot;)" table:style-name="ce49">
            <text:p>#¡VALOR!</text:p>
          </table:table-cell>
          <table:table-cell office:value-type="float" office:value="0" table:formula="of:=DATEDIF([.O431];[.P431];&quot;YM&quot;)" table:style-name="ce49">
            <text:p>#¡VALOR!</text:p>
          </table:table-cell>
          <table:table-cell office:value-type="float" office:value="0" table:formula="of:=DATEDIF([.O431];[.P4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2" table:formula="of:=[.A431]+1" table:style-name="ce48">
            <text:p>662</text:p>
          </table:table-cell>
          <table:table-cell table:style-name="ce48"/>
          <table:table-cell office:value-type="string" office:string-value="" table:formula="of:=IF(LEN([.B432])&lt;&gt;0;VLOOKUP([.$B432];;7;0);&quot;&quot;)" table:style-name="ce49"/>
          <table:table-cell office:value-type="string" office:string-value="" table:formula="of:=IF(LEN([.B432])&lt;&gt;0;VLOOKUP([.$B432];;2;0);&quot;&quot;)" table:style-name="ce49"/>
          <table:table-cell table:number-columns-repeated="11" table:style-name="ce48"/>
          <table:table-cell office:value-type="string" office:string-value="" table:formula="of:=IF([.G432]&gt;0;DATE([.G432];[.F432];[.E432]);&quot;&quot;)" table:style-name="ce51"/>
          <table:table-cell office:value-type="float" office:value="0" table:formula="of:=DATEDIF([.O432];[.P432];&quot;Y&quot;)" table:style-name="ce49">
            <text:p>#¡VALOR!</text:p>
          </table:table-cell>
          <table:table-cell office:value-type="float" office:value="0" table:formula="of:=DATEDIF([.O432];[.P432];&quot;YM&quot;)" table:style-name="ce49">
            <text:p>#¡VALOR!</text:p>
          </table:table-cell>
          <table:table-cell office:value-type="float" office:value="0" table:formula="of:=DATEDIF([.O432];[.P4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3" table:formula="of:=[.A432]+1" table:style-name="ce48">
            <text:p>663</text:p>
          </table:table-cell>
          <table:table-cell table:style-name="ce48"/>
          <table:table-cell office:value-type="string" office:string-value="" table:formula="of:=IF(LEN([.B433])&lt;&gt;0;VLOOKUP([.$B433];;7;0);&quot;&quot;)" table:style-name="ce49"/>
          <table:table-cell office:value-type="string" office:string-value="" table:formula="of:=IF(LEN([.B433])&lt;&gt;0;VLOOKUP([.$B433];;2;0);&quot;&quot;)" table:style-name="ce49"/>
          <table:table-cell table:number-columns-repeated="11" table:style-name="ce48"/>
          <table:table-cell office:value-type="string" office:string-value="" table:formula="of:=IF([.G433]&gt;0;DATE([.G433];[.F433];[.E433]);&quot;&quot;)" table:style-name="ce51"/>
          <table:table-cell office:value-type="float" office:value="0" table:formula="of:=DATEDIF([.O433];[.P433];&quot;Y&quot;)" table:style-name="ce49">
            <text:p>#¡VALOR!</text:p>
          </table:table-cell>
          <table:table-cell office:value-type="float" office:value="0" table:formula="of:=DATEDIF([.O433];[.P433];&quot;YM&quot;)" table:style-name="ce49">
            <text:p>#¡VALOR!</text:p>
          </table:table-cell>
          <table:table-cell office:value-type="float" office:value="0" table:formula="of:=DATEDIF([.O433];[.P4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4" table:formula="of:=[.A433]+1" table:style-name="ce48">
            <text:p>664</text:p>
          </table:table-cell>
          <table:table-cell table:style-name="ce48"/>
          <table:table-cell office:value-type="string" office:string-value="" table:formula="of:=IF(LEN([.B434])&lt;&gt;0;VLOOKUP([.$B434];;7;0);&quot;&quot;)" table:style-name="ce49"/>
          <table:table-cell office:value-type="string" office:string-value="" table:formula="of:=IF(LEN([.B434])&lt;&gt;0;VLOOKUP([.$B434];;2;0);&quot;&quot;)" table:style-name="ce49"/>
          <table:table-cell table:number-columns-repeated="11" table:style-name="ce48"/>
          <table:table-cell office:value-type="string" office:string-value="" table:formula="of:=IF([.G434]&gt;0;DATE([.G434];[.F434];[.E434]);&quot;&quot;)" table:style-name="ce51"/>
          <table:table-cell office:value-type="float" office:value="0" table:formula="of:=DATEDIF([.O434];[.P434];&quot;Y&quot;)" table:style-name="ce49">
            <text:p>#¡VALOR!</text:p>
          </table:table-cell>
          <table:table-cell office:value-type="float" office:value="0" table:formula="of:=DATEDIF([.O434];[.P434];&quot;YM&quot;)" table:style-name="ce49">
            <text:p>#¡VALOR!</text:p>
          </table:table-cell>
          <table:table-cell office:value-type="float" office:value="0" table:formula="of:=DATEDIF([.O434];[.P4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5" table:formula="of:=[.A434]+1" table:style-name="ce48">
            <text:p>665</text:p>
          </table:table-cell>
          <table:table-cell table:style-name="ce48"/>
          <table:table-cell office:value-type="string" office:string-value="" table:formula="of:=IF(LEN([.B435])&lt;&gt;0;VLOOKUP([.$B435];;7;0);&quot;&quot;)" table:style-name="ce49"/>
          <table:table-cell office:value-type="string" office:string-value="" table:formula="of:=IF(LEN([.B435])&lt;&gt;0;VLOOKUP([.$B435];;2;0);&quot;&quot;)" table:style-name="ce49"/>
          <table:table-cell table:number-columns-repeated="11" table:style-name="ce48"/>
          <table:table-cell office:value-type="string" office:string-value="" table:formula="of:=IF([.G435]&gt;0;DATE([.G435];[.F435];[.E435]);&quot;&quot;)" table:style-name="ce51"/>
          <table:table-cell office:value-type="float" office:value="0" table:formula="of:=DATEDIF([.O435];[.P435];&quot;Y&quot;)" table:style-name="ce49">
            <text:p>#¡VALOR!</text:p>
          </table:table-cell>
          <table:table-cell office:value-type="float" office:value="0" table:formula="of:=DATEDIF([.O435];[.P435];&quot;YM&quot;)" table:style-name="ce49">
            <text:p>#¡VALOR!</text:p>
          </table:table-cell>
          <table:table-cell office:value-type="float" office:value="0" table:formula="of:=DATEDIF([.O435];[.P4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6" table:formula="of:=[.A435]+1" table:style-name="ce48">
            <text:p>666</text:p>
          </table:table-cell>
          <table:table-cell table:style-name="ce48"/>
          <table:table-cell office:value-type="string" office:string-value="" table:formula="of:=IF(LEN([.B436])&lt;&gt;0;VLOOKUP([.$B436];;7;0);&quot;&quot;)" table:style-name="ce49"/>
          <table:table-cell office:value-type="string" office:string-value="" table:formula="of:=IF(LEN([.B436])&lt;&gt;0;VLOOKUP([.$B436];;2;0);&quot;&quot;)" table:style-name="ce49"/>
          <table:table-cell table:number-columns-repeated="11" table:style-name="ce48"/>
          <table:table-cell office:value-type="string" office:string-value="" table:formula="of:=IF([.G436]&gt;0;DATE([.G436];[.F436];[.E436]);&quot;&quot;)" table:style-name="ce51"/>
          <table:table-cell office:value-type="float" office:value="0" table:formula="of:=DATEDIF([.O436];[.P436];&quot;Y&quot;)" table:style-name="ce49">
            <text:p>#¡VALOR!</text:p>
          </table:table-cell>
          <table:table-cell office:value-type="float" office:value="0" table:formula="of:=DATEDIF([.O436];[.P436];&quot;YM&quot;)" table:style-name="ce49">
            <text:p>#¡VALOR!</text:p>
          </table:table-cell>
          <table:table-cell office:value-type="float" office:value="0" table:formula="of:=DATEDIF([.O436];[.P4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7" table:formula="of:=[.A436]+1" table:style-name="ce48">
            <text:p>667</text:p>
          </table:table-cell>
          <table:table-cell table:style-name="ce48"/>
          <table:table-cell office:value-type="string" office:string-value="" table:formula="of:=IF(LEN([.B437])&lt;&gt;0;VLOOKUP([.$B437];;7;0);&quot;&quot;)" table:style-name="ce49"/>
          <table:table-cell office:value-type="string" office:string-value="" table:formula="of:=IF(LEN([.B437])&lt;&gt;0;VLOOKUP([.$B437];;2;0);&quot;&quot;)" table:style-name="ce49"/>
          <table:table-cell table:number-columns-repeated="11" table:style-name="ce48"/>
          <table:table-cell office:value-type="string" office:string-value="" table:formula="of:=IF([.G437]&gt;0;DATE([.G437];[.F437];[.E437]);&quot;&quot;)" table:style-name="ce51"/>
          <table:table-cell office:value-type="float" office:value="0" table:formula="of:=DATEDIF([.O437];[.P437];&quot;Y&quot;)" table:style-name="ce49">
            <text:p>#¡VALOR!</text:p>
          </table:table-cell>
          <table:table-cell office:value-type="float" office:value="0" table:formula="of:=DATEDIF([.O437];[.P437];&quot;YM&quot;)" table:style-name="ce49">
            <text:p>#¡VALOR!</text:p>
          </table:table-cell>
          <table:table-cell office:value-type="float" office:value="0" table:formula="of:=DATEDIF([.O437];[.P4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8" table:formula="of:=[.A437]+1" table:style-name="ce48">
            <text:p>668</text:p>
          </table:table-cell>
          <table:table-cell table:style-name="ce48"/>
          <table:table-cell office:value-type="string" office:string-value="" table:formula="of:=IF(LEN([.B438])&lt;&gt;0;VLOOKUP([.$B438];;7;0);&quot;&quot;)" table:style-name="ce49"/>
          <table:table-cell office:value-type="string" office:string-value="" table:formula="of:=IF(LEN([.B438])&lt;&gt;0;VLOOKUP([.$B438];;2;0);&quot;&quot;)" table:style-name="ce49"/>
          <table:table-cell table:number-columns-repeated="11" table:style-name="ce48"/>
          <table:table-cell office:value-type="string" office:string-value="" table:formula="of:=IF([.G438]&gt;0;DATE([.G438];[.F438];[.E438]);&quot;&quot;)" table:style-name="ce51"/>
          <table:table-cell office:value-type="float" office:value="0" table:formula="of:=DATEDIF([.O438];[.P438];&quot;Y&quot;)" table:style-name="ce49">
            <text:p>#¡VALOR!</text:p>
          </table:table-cell>
          <table:table-cell office:value-type="float" office:value="0" table:formula="of:=DATEDIF([.O438];[.P438];&quot;YM&quot;)" table:style-name="ce49">
            <text:p>#¡VALOR!</text:p>
          </table:table-cell>
          <table:table-cell office:value-type="float" office:value="0" table:formula="of:=DATEDIF([.O438];[.P4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69" table:formula="of:=[.A438]+1" table:style-name="ce48">
            <text:p>669</text:p>
          </table:table-cell>
          <table:table-cell table:style-name="ce48"/>
          <table:table-cell office:value-type="string" office:string-value="" table:formula="of:=IF(LEN([.B439])&lt;&gt;0;VLOOKUP([.$B439];;7;0);&quot;&quot;)" table:style-name="ce49"/>
          <table:table-cell office:value-type="string" office:string-value="" table:formula="of:=IF(LEN([.B439])&lt;&gt;0;VLOOKUP([.$B439];;2;0);&quot;&quot;)" table:style-name="ce49"/>
          <table:table-cell table:number-columns-repeated="11" table:style-name="ce48"/>
          <table:table-cell office:value-type="string" office:string-value="" table:formula="of:=IF([.G439]&gt;0;DATE([.G439];[.F439];[.E439]);&quot;&quot;)" table:style-name="ce51"/>
          <table:table-cell office:value-type="float" office:value="0" table:formula="of:=DATEDIF([.O439];[.P439];&quot;Y&quot;)" table:style-name="ce49">
            <text:p>#¡VALOR!</text:p>
          </table:table-cell>
          <table:table-cell office:value-type="float" office:value="0" table:formula="of:=DATEDIF([.O439];[.P439];&quot;YM&quot;)" table:style-name="ce49">
            <text:p>#¡VALOR!</text:p>
          </table:table-cell>
          <table:table-cell office:value-type="float" office:value="0" table:formula="of:=DATEDIF([.O439];[.P4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0" table:formula="of:=[.A439]+1" table:style-name="ce48">
            <text:p>670</text:p>
          </table:table-cell>
          <table:table-cell table:style-name="ce48"/>
          <table:table-cell office:value-type="string" office:string-value="" table:formula="of:=IF(LEN([.B440])&lt;&gt;0;VLOOKUP([.$B440];;7;0);&quot;&quot;)" table:style-name="ce49"/>
          <table:table-cell office:value-type="string" office:string-value="" table:formula="of:=IF(LEN([.B440])&lt;&gt;0;VLOOKUP([.$B440];;2;0);&quot;&quot;)" table:style-name="ce49"/>
          <table:table-cell table:number-columns-repeated="11" table:style-name="ce48"/>
          <table:table-cell office:value-type="string" office:string-value="" table:formula="of:=IF([.G440]&gt;0;DATE([.G440];[.F440];[.E440]);&quot;&quot;)" table:style-name="ce51"/>
          <table:table-cell office:value-type="float" office:value="0" table:formula="of:=DATEDIF([.O440];[.P440];&quot;Y&quot;)" table:style-name="ce49">
            <text:p>#¡VALOR!</text:p>
          </table:table-cell>
          <table:table-cell office:value-type="float" office:value="0" table:formula="of:=DATEDIF([.O440];[.P440];&quot;YM&quot;)" table:style-name="ce49">
            <text:p>#¡VALOR!</text:p>
          </table:table-cell>
          <table:table-cell office:value-type="float" office:value="0" table:formula="of:=DATEDIF([.O440];[.P4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1" table:formula="of:=[.A440]+1" table:style-name="ce48">
            <text:p>671</text:p>
          </table:table-cell>
          <table:table-cell table:style-name="ce48"/>
          <table:table-cell office:value-type="string" office:string-value="" table:formula="of:=IF(LEN([.B441])&lt;&gt;0;VLOOKUP([.$B441];;7;0);&quot;&quot;)" table:style-name="ce49"/>
          <table:table-cell office:value-type="string" office:string-value="" table:formula="of:=IF(LEN([.B441])&lt;&gt;0;VLOOKUP([.$B441];;2;0);&quot;&quot;)" table:style-name="ce49"/>
          <table:table-cell table:number-columns-repeated="11" table:style-name="ce48"/>
          <table:table-cell office:value-type="string" office:string-value="" table:formula="of:=IF([.G441]&gt;0;DATE([.G441];[.F441];[.E441]);&quot;&quot;)" table:style-name="ce51"/>
          <table:table-cell office:value-type="float" office:value="0" table:formula="of:=DATEDIF([.O441];[.P441];&quot;Y&quot;)" table:style-name="ce49">
            <text:p>#¡VALOR!</text:p>
          </table:table-cell>
          <table:table-cell office:value-type="float" office:value="0" table:formula="of:=DATEDIF([.O441];[.P441];&quot;YM&quot;)" table:style-name="ce49">
            <text:p>#¡VALOR!</text:p>
          </table:table-cell>
          <table:table-cell office:value-type="float" office:value="0" table:formula="of:=DATEDIF([.O441];[.P4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2" table:formula="of:=[.A441]+1" table:style-name="ce48">
            <text:p>672</text:p>
          </table:table-cell>
          <table:table-cell table:style-name="ce48"/>
          <table:table-cell office:value-type="string" office:string-value="" table:formula="of:=IF(LEN([.B442])&lt;&gt;0;VLOOKUP([.$B442];;7;0);&quot;&quot;)" table:style-name="ce49"/>
          <table:table-cell office:value-type="string" office:string-value="" table:formula="of:=IF(LEN([.B442])&lt;&gt;0;VLOOKUP([.$B442];;2;0);&quot;&quot;)" table:style-name="ce49"/>
          <table:table-cell table:number-columns-repeated="11" table:style-name="ce48"/>
          <table:table-cell office:value-type="string" office:string-value="" table:formula="of:=IF([.G442]&gt;0;DATE([.G442];[.F442];[.E442]);&quot;&quot;)" table:style-name="ce51"/>
          <table:table-cell office:value-type="float" office:value="0" table:formula="of:=DATEDIF([.O442];[.P442];&quot;Y&quot;)" table:style-name="ce49">
            <text:p>#¡VALOR!</text:p>
          </table:table-cell>
          <table:table-cell office:value-type="float" office:value="0" table:formula="of:=DATEDIF([.O442];[.P442];&quot;YM&quot;)" table:style-name="ce49">
            <text:p>#¡VALOR!</text:p>
          </table:table-cell>
          <table:table-cell office:value-type="float" office:value="0" table:formula="of:=DATEDIF([.O442];[.P4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3" table:formula="of:=[.A442]+1" table:style-name="ce48">
            <text:p>673</text:p>
          </table:table-cell>
          <table:table-cell table:style-name="ce48"/>
          <table:table-cell office:value-type="string" office:string-value="" table:formula="of:=IF(LEN([.B443])&lt;&gt;0;VLOOKUP([.$B443];;7;0);&quot;&quot;)" table:style-name="ce49"/>
          <table:table-cell office:value-type="string" office:string-value="" table:formula="of:=IF(LEN([.B443])&lt;&gt;0;VLOOKUP([.$B443];;2;0);&quot;&quot;)" table:style-name="ce49"/>
          <table:table-cell table:number-columns-repeated="11" table:style-name="ce48"/>
          <table:table-cell office:value-type="string" office:string-value="" table:formula="of:=IF([.G443]&gt;0;DATE([.G443];[.F443];[.E443]);&quot;&quot;)" table:style-name="ce51"/>
          <table:table-cell office:value-type="float" office:value="0" table:formula="of:=DATEDIF([.O443];[.P443];&quot;Y&quot;)" table:style-name="ce49">
            <text:p>#¡VALOR!</text:p>
          </table:table-cell>
          <table:table-cell office:value-type="float" office:value="0" table:formula="of:=DATEDIF([.O443];[.P443];&quot;YM&quot;)" table:style-name="ce49">
            <text:p>#¡VALOR!</text:p>
          </table:table-cell>
          <table:table-cell office:value-type="float" office:value="0" table:formula="of:=DATEDIF([.O443];[.P4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4" table:formula="of:=[.A443]+1" table:style-name="ce48">
            <text:p>674</text:p>
          </table:table-cell>
          <table:table-cell table:style-name="ce48"/>
          <table:table-cell office:value-type="string" office:string-value="" table:formula="of:=IF(LEN([.B444])&lt;&gt;0;VLOOKUP([.$B444];;7;0);&quot;&quot;)" table:style-name="ce49"/>
          <table:table-cell office:value-type="string" office:string-value="" table:formula="of:=IF(LEN([.B444])&lt;&gt;0;VLOOKUP([.$B444];;2;0);&quot;&quot;)" table:style-name="ce49"/>
          <table:table-cell table:number-columns-repeated="11" table:style-name="ce48"/>
          <table:table-cell office:value-type="string" office:string-value="" table:formula="of:=IF([.G444]&gt;0;DATE([.G444];[.F444];[.E444]);&quot;&quot;)" table:style-name="ce51"/>
          <table:table-cell office:value-type="float" office:value="0" table:formula="of:=DATEDIF([.O444];[.P444];&quot;Y&quot;)" table:style-name="ce49">
            <text:p>#¡VALOR!</text:p>
          </table:table-cell>
          <table:table-cell office:value-type="float" office:value="0" table:formula="of:=DATEDIF([.O444];[.P444];&quot;YM&quot;)" table:style-name="ce49">
            <text:p>#¡VALOR!</text:p>
          </table:table-cell>
          <table:table-cell office:value-type="float" office:value="0" table:formula="of:=DATEDIF([.O444];[.P4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5" table:formula="of:=[.A444]+1" table:style-name="ce48">
            <text:p>675</text:p>
          </table:table-cell>
          <table:table-cell table:style-name="ce48"/>
          <table:table-cell office:value-type="string" office:string-value="" table:formula="of:=IF(LEN([.B445])&lt;&gt;0;VLOOKUP([.$B445];;7;0);&quot;&quot;)" table:style-name="ce49"/>
          <table:table-cell office:value-type="string" office:string-value="" table:formula="of:=IF(LEN([.B445])&lt;&gt;0;VLOOKUP([.$B445];;2;0);&quot;&quot;)" table:style-name="ce49"/>
          <table:table-cell table:number-columns-repeated="11" table:style-name="ce48"/>
          <table:table-cell office:value-type="string" office:string-value="" table:formula="of:=IF([.G445]&gt;0;DATE([.G445];[.F445];[.E445]);&quot;&quot;)" table:style-name="ce51"/>
          <table:table-cell office:value-type="float" office:value="0" table:formula="of:=DATEDIF([.O445];[.P445];&quot;Y&quot;)" table:style-name="ce49">
            <text:p>#¡VALOR!</text:p>
          </table:table-cell>
          <table:table-cell office:value-type="float" office:value="0" table:formula="of:=DATEDIF([.O445];[.P445];&quot;YM&quot;)" table:style-name="ce49">
            <text:p>#¡VALOR!</text:p>
          </table:table-cell>
          <table:table-cell office:value-type="float" office:value="0" table:formula="of:=DATEDIF([.O445];[.P4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6" table:formula="of:=[.A445]+1" table:style-name="ce48">
            <text:p>676</text:p>
          </table:table-cell>
          <table:table-cell table:style-name="ce48"/>
          <table:table-cell office:value-type="string" office:string-value="" table:formula="of:=IF(LEN([.B446])&lt;&gt;0;VLOOKUP([.$B446];;7;0);&quot;&quot;)" table:style-name="ce49"/>
          <table:table-cell office:value-type="string" office:string-value="" table:formula="of:=IF(LEN([.B446])&lt;&gt;0;VLOOKUP([.$B446];;2;0);&quot;&quot;)" table:style-name="ce49"/>
          <table:table-cell table:number-columns-repeated="11" table:style-name="ce48"/>
          <table:table-cell office:value-type="string" office:string-value="" table:formula="of:=IF([.G446]&gt;0;DATE([.G446];[.F446];[.E446]);&quot;&quot;)" table:style-name="ce51"/>
          <table:table-cell office:value-type="float" office:value="0" table:formula="of:=DATEDIF([.O446];[.P446];&quot;Y&quot;)" table:style-name="ce49">
            <text:p>#¡VALOR!</text:p>
          </table:table-cell>
          <table:table-cell office:value-type="float" office:value="0" table:formula="of:=DATEDIF([.O446];[.P446];&quot;YM&quot;)" table:style-name="ce49">
            <text:p>#¡VALOR!</text:p>
          </table:table-cell>
          <table:table-cell office:value-type="float" office:value="0" table:formula="of:=DATEDIF([.O446];[.P4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7" table:formula="of:=[.A446]+1" table:style-name="ce48">
            <text:p>677</text:p>
          </table:table-cell>
          <table:table-cell table:style-name="ce48"/>
          <table:table-cell office:value-type="string" office:string-value="" table:formula="of:=IF(LEN([.B447])&lt;&gt;0;VLOOKUP([.$B447];;7;0);&quot;&quot;)" table:style-name="ce49"/>
          <table:table-cell office:value-type="string" office:string-value="" table:formula="of:=IF(LEN([.B447])&lt;&gt;0;VLOOKUP([.$B447];;2;0);&quot;&quot;)" table:style-name="ce49"/>
          <table:table-cell table:number-columns-repeated="11" table:style-name="ce48"/>
          <table:table-cell office:value-type="string" office:string-value="" table:formula="of:=IF([.G447]&gt;0;DATE([.G447];[.F447];[.E447]);&quot;&quot;)" table:style-name="ce51"/>
          <table:table-cell office:value-type="float" office:value="0" table:formula="of:=DATEDIF([.O447];[.P447];&quot;Y&quot;)" table:style-name="ce49">
            <text:p>#¡VALOR!</text:p>
          </table:table-cell>
          <table:table-cell office:value-type="float" office:value="0" table:formula="of:=DATEDIF([.O447];[.P447];&quot;YM&quot;)" table:style-name="ce49">
            <text:p>#¡VALOR!</text:p>
          </table:table-cell>
          <table:table-cell office:value-type="float" office:value="0" table:formula="of:=DATEDIF([.O447];[.P4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8" table:formula="of:=[.A447]+1" table:style-name="ce48">
            <text:p>678</text:p>
          </table:table-cell>
          <table:table-cell table:style-name="ce48"/>
          <table:table-cell office:value-type="string" office:string-value="" table:formula="of:=IF(LEN([.B448])&lt;&gt;0;VLOOKUP([.$B448];;7;0);&quot;&quot;)" table:style-name="ce49"/>
          <table:table-cell office:value-type="string" office:string-value="" table:formula="of:=IF(LEN([.B448])&lt;&gt;0;VLOOKUP([.$B448];;2;0);&quot;&quot;)" table:style-name="ce49"/>
          <table:table-cell table:number-columns-repeated="11" table:style-name="ce48"/>
          <table:table-cell office:value-type="string" office:string-value="" table:formula="of:=IF([.G448]&gt;0;DATE([.G448];[.F448];[.E448]);&quot;&quot;)" table:style-name="ce51"/>
          <table:table-cell office:value-type="float" office:value="0" table:formula="of:=DATEDIF([.O448];[.P448];&quot;Y&quot;)" table:style-name="ce49">
            <text:p>#¡VALOR!</text:p>
          </table:table-cell>
          <table:table-cell office:value-type="float" office:value="0" table:formula="of:=DATEDIF([.O448];[.P448];&quot;YM&quot;)" table:style-name="ce49">
            <text:p>#¡VALOR!</text:p>
          </table:table-cell>
          <table:table-cell office:value-type="float" office:value="0" table:formula="of:=DATEDIF([.O448];[.P4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79" table:formula="of:=[.A448]+1" table:style-name="ce48">
            <text:p>679</text:p>
          </table:table-cell>
          <table:table-cell table:style-name="ce48"/>
          <table:table-cell office:value-type="string" office:string-value="" table:formula="of:=IF(LEN([.B449])&lt;&gt;0;VLOOKUP([.$B449];;7;0);&quot;&quot;)" table:style-name="ce49"/>
          <table:table-cell office:value-type="string" office:string-value="" table:formula="of:=IF(LEN([.B449])&lt;&gt;0;VLOOKUP([.$B449];;2;0);&quot;&quot;)" table:style-name="ce49"/>
          <table:table-cell table:number-columns-repeated="11" table:style-name="ce48"/>
          <table:table-cell office:value-type="string" office:string-value="" table:formula="of:=IF([.G449]&gt;0;DATE([.G449];[.F449];[.E449]);&quot;&quot;)" table:style-name="ce51"/>
          <table:table-cell office:value-type="float" office:value="0" table:formula="of:=DATEDIF([.O449];[.P449];&quot;Y&quot;)" table:style-name="ce49">
            <text:p>#¡VALOR!</text:p>
          </table:table-cell>
          <table:table-cell office:value-type="float" office:value="0" table:formula="of:=DATEDIF([.O449];[.P449];&quot;YM&quot;)" table:style-name="ce49">
            <text:p>#¡VALOR!</text:p>
          </table:table-cell>
          <table:table-cell office:value-type="float" office:value="0" table:formula="of:=DATEDIF([.O449];[.P4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0" table:formula="of:=[.A449]+1" table:style-name="ce48">
            <text:p>680</text:p>
          </table:table-cell>
          <table:table-cell table:style-name="ce48"/>
          <table:table-cell office:value-type="string" office:string-value="" table:formula="of:=IF(LEN([.B450])&lt;&gt;0;VLOOKUP([.$B450];;7;0);&quot;&quot;)" table:style-name="ce49"/>
          <table:table-cell office:value-type="string" office:string-value="" table:formula="of:=IF(LEN([.B450])&lt;&gt;0;VLOOKUP([.$B450];;2;0);&quot;&quot;)" table:style-name="ce49"/>
          <table:table-cell table:number-columns-repeated="11" table:style-name="ce48"/>
          <table:table-cell office:value-type="string" office:string-value="" table:formula="of:=IF([.G450]&gt;0;DATE([.G450];[.F450];[.E450]);&quot;&quot;)" table:style-name="ce51"/>
          <table:table-cell office:value-type="float" office:value="0" table:formula="of:=DATEDIF([.O450];[.P450];&quot;Y&quot;)" table:style-name="ce49">
            <text:p>#¡VALOR!</text:p>
          </table:table-cell>
          <table:table-cell office:value-type="float" office:value="0" table:formula="of:=DATEDIF([.O450];[.P450];&quot;YM&quot;)" table:style-name="ce49">
            <text:p>#¡VALOR!</text:p>
          </table:table-cell>
          <table:table-cell office:value-type="float" office:value="0" table:formula="of:=DATEDIF([.O450];[.P4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1" table:formula="of:=[.A450]+1" table:style-name="ce48">
            <text:p>681</text:p>
          </table:table-cell>
          <table:table-cell table:style-name="ce48"/>
          <table:table-cell office:value-type="string" office:string-value="" table:formula="of:=IF(LEN([.B451])&lt;&gt;0;VLOOKUP([.$B451];;7;0);&quot;&quot;)" table:style-name="ce49"/>
          <table:table-cell office:value-type="string" office:string-value="" table:formula="of:=IF(LEN([.B451])&lt;&gt;0;VLOOKUP([.$B451];;2;0);&quot;&quot;)" table:style-name="ce49"/>
          <table:table-cell table:number-columns-repeated="11" table:style-name="ce48"/>
          <table:table-cell office:value-type="string" office:string-value="" table:formula="of:=IF([.G451]&gt;0;DATE([.G451];[.F451];[.E451]);&quot;&quot;)" table:style-name="ce51"/>
          <table:table-cell office:value-type="float" office:value="0" table:formula="of:=DATEDIF([.O451];[.P451];&quot;Y&quot;)" table:style-name="ce49">
            <text:p>#¡VALOR!</text:p>
          </table:table-cell>
          <table:table-cell office:value-type="float" office:value="0" table:formula="of:=DATEDIF([.O451];[.P451];&quot;YM&quot;)" table:style-name="ce49">
            <text:p>#¡VALOR!</text:p>
          </table:table-cell>
          <table:table-cell office:value-type="float" office:value="0" table:formula="of:=DATEDIF([.O451];[.P4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2" table:formula="of:=[.A451]+1" table:style-name="ce48">
            <text:p>682</text:p>
          </table:table-cell>
          <table:table-cell table:style-name="ce48"/>
          <table:table-cell office:value-type="string" office:string-value="" table:formula="of:=IF(LEN([.B452])&lt;&gt;0;VLOOKUP([.$B452];;7;0);&quot;&quot;)" table:style-name="ce49"/>
          <table:table-cell office:value-type="string" office:string-value="" table:formula="of:=IF(LEN([.B452])&lt;&gt;0;VLOOKUP([.$B452];;2;0);&quot;&quot;)" table:style-name="ce49"/>
          <table:table-cell table:number-columns-repeated="11" table:style-name="ce48"/>
          <table:table-cell office:value-type="string" office:string-value="" table:formula="of:=IF([.G452]&gt;0;DATE([.G452];[.F452];[.E452]);&quot;&quot;)" table:style-name="ce51"/>
          <table:table-cell office:value-type="float" office:value="0" table:formula="of:=DATEDIF([.O452];[.P452];&quot;Y&quot;)" table:style-name="ce49">
            <text:p>#¡VALOR!</text:p>
          </table:table-cell>
          <table:table-cell office:value-type="float" office:value="0" table:formula="of:=DATEDIF([.O452];[.P452];&quot;YM&quot;)" table:style-name="ce49">
            <text:p>#¡VALOR!</text:p>
          </table:table-cell>
          <table:table-cell office:value-type="float" office:value="0" table:formula="of:=DATEDIF([.O452];[.P4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3" table:formula="of:=[.A452]+1" table:style-name="ce48">
            <text:p>683</text:p>
          </table:table-cell>
          <table:table-cell table:style-name="ce48"/>
          <table:table-cell office:value-type="string" office:string-value="" table:formula="of:=IF(LEN([.B453])&lt;&gt;0;VLOOKUP([.$B453];;7;0);&quot;&quot;)" table:style-name="ce49"/>
          <table:table-cell office:value-type="string" office:string-value="" table:formula="of:=IF(LEN([.B453])&lt;&gt;0;VLOOKUP([.$B453];;2;0);&quot;&quot;)" table:style-name="ce49"/>
          <table:table-cell table:number-columns-repeated="11" table:style-name="ce48"/>
          <table:table-cell office:value-type="string" office:string-value="" table:formula="of:=IF([.G453]&gt;0;DATE([.G453];[.F453];[.E453]);&quot;&quot;)" table:style-name="ce51"/>
          <table:table-cell office:value-type="float" office:value="0" table:formula="of:=DATEDIF([.O453];[.P453];&quot;Y&quot;)" table:style-name="ce49">
            <text:p>#¡VALOR!</text:p>
          </table:table-cell>
          <table:table-cell office:value-type="float" office:value="0" table:formula="of:=DATEDIF([.O453];[.P453];&quot;YM&quot;)" table:style-name="ce49">
            <text:p>#¡VALOR!</text:p>
          </table:table-cell>
          <table:table-cell office:value-type="float" office:value="0" table:formula="of:=DATEDIF([.O453];[.P4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4" table:formula="of:=[.A453]+1" table:style-name="ce48">
            <text:p>684</text:p>
          </table:table-cell>
          <table:table-cell table:style-name="ce48"/>
          <table:table-cell office:value-type="string" office:string-value="" table:formula="of:=IF(LEN([.B454])&lt;&gt;0;VLOOKUP([.$B454];;7;0);&quot;&quot;)" table:style-name="ce49"/>
          <table:table-cell office:value-type="string" office:string-value="" table:formula="of:=IF(LEN([.B454])&lt;&gt;0;VLOOKUP([.$B454];;2;0);&quot;&quot;)" table:style-name="ce49"/>
          <table:table-cell table:number-columns-repeated="11" table:style-name="ce48"/>
          <table:table-cell office:value-type="string" office:string-value="" table:formula="of:=IF([.G454]&gt;0;DATE([.G454];[.F454];[.E454]);&quot;&quot;)" table:style-name="ce51"/>
          <table:table-cell office:value-type="float" office:value="0" table:formula="of:=DATEDIF([.O454];[.P454];&quot;Y&quot;)" table:style-name="ce49">
            <text:p>#¡VALOR!</text:p>
          </table:table-cell>
          <table:table-cell office:value-type="float" office:value="0" table:formula="of:=DATEDIF([.O454];[.P454];&quot;YM&quot;)" table:style-name="ce49">
            <text:p>#¡VALOR!</text:p>
          </table:table-cell>
          <table:table-cell office:value-type="float" office:value="0" table:formula="of:=DATEDIF([.O454];[.P4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5" table:formula="of:=[.A454]+1" table:style-name="ce48">
            <text:p>685</text:p>
          </table:table-cell>
          <table:table-cell table:style-name="ce48"/>
          <table:table-cell office:value-type="string" office:string-value="" table:formula="of:=IF(LEN([.B455])&lt;&gt;0;VLOOKUP([.$B455];;7;0);&quot;&quot;)" table:style-name="ce49"/>
          <table:table-cell office:value-type="string" office:string-value="" table:formula="of:=IF(LEN([.B455])&lt;&gt;0;VLOOKUP([.$B455];;2;0);&quot;&quot;)" table:style-name="ce49"/>
          <table:table-cell table:number-columns-repeated="11" table:style-name="ce48"/>
          <table:table-cell office:value-type="string" office:string-value="" table:formula="of:=IF([.G455]&gt;0;DATE([.G455];[.F455];[.E455]);&quot;&quot;)" table:style-name="ce51"/>
          <table:table-cell office:value-type="float" office:value="0" table:formula="of:=DATEDIF([.O455];[.P455];&quot;Y&quot;)" table:style-name="ce49">
            <text:p>#¡VALOR!</text:p>
          </table:table-cell>
          <table:table-cell office:value-type="float" office:value="0" table:formula="of:=DATEDIF([.O455];[.P455];&quot;YM&quot;)" table:style-name="ce49">
            <text:p>#¡VALOR!</text:p>
          </table:table-cell>
          <table:table-cell office:value-type="float" office:value="0" table:formula="of:=DATEDIF([.O455];[.P4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6" table:formula="of:=[.A455]+1" table:style-name="ce48">
            <text:p>686</text:p>
          </table:table-cell>
          <table:table-cell table:style-name="ce48"/>
          <table:table-cell office:value-type="string" office:string-value="" table:formula="of:=IF(LEN([.B456])&lt;&gt;0;VLOOKUP([.$B456];;7;0);&quot;&quot;)" table:style-name="ce49"/>
          <table:table-cell office:value-type="string" office:string-value="" table:formula="of:=IF(LEN([.B456])&lt;&gt;0;VLOOKUP([.$B456];;2;0);&quot;&quot;)" table:style-name="ce49"/>
          <table:table-cell table:number-columns-repeated="11" table:style-name="ce48"/>
          <table:table-cell office:value-type="string" office:string-value="" table:formula="of:=IF([.G456]&gt;0;DATE([.G456];[.F456];[.E456]);&quot;&quot;)" table:style-name="ce51"/>
          <table:table-cell office:value-type="float" office:value="0" table:formula="of:=DATEDIF([.O456];[.P456];&quot;Y&quot;)" table:style-name="ce49">
            <text:p>#¡VALOR!</text:p>
          </table:table-cell>
          <table:table-cell office:value-type="float" office:value="0" table:formula="of:=DATEDIF([.O456];[.P456];&quot;YM&quot;)" table:style-name="ce49">
            <text:p>#¡VALOR!</text:p>
          </table:table-cell>
          <table:table-cell office:value-type="float" office:value="0" table:formula="of:=DATEDIF([.O456];[.P4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7" table:formula="of:=[.A456]+1" table:style-name="ce48">
            <text:p>687</text:p>
          </table:table-cell>
          <table:table-cell table:style-name="ce48"/>
          <table:table-cell office:value-type="string" office:string-value="" table:formula="of:=IF(LEN([.B457])&lt;&gt;0;VLOOKUP([.$B457];;7;0);&quot;&quot;)" table:style-name="ce49"/>
          <table:table-cell office:value-type="string" office:string-value="" table:formula="of:=IF(LEN([.B457])&lt;&gt;0;VLOOKUP([.$B457];;2;0);&quot;&quot;)" table:style-name="ce49"/>
          <table:table-cell table:number-columns-repeated="11" table:style-name="ce48"/>
          <table:table-cell office:value-type="string" office:string-value="" table:formula="of:=IF([.G457]&gt;0;DATE([.G457];[.F457];[.E457]);&quot;&quot;)" table:style-name="ce51"/>
          <table:table-cell office:value-type="float" office:value="0" table:formula="of:=DATEDIF([.O457];[.P457];&quot;Y&quot;)" table:style-name="ce49">
            <text:p>#¡VALOR!</text:p>
          </table:table-cell>
          <table:table-cell office:value-type="float" office:value="0" table:formula="of:=DATEDIF([.O457];[.P457];&quot;YM&quot;)" table:style-name="ce49">
            <text:p>#¡VALOR!</text:p>
          </table:table-cell>
          <table:table-cell office:value-type="float" office:value="0" table:formula="of:=DATEDIF([.O457];[.P4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8" table:formula="of:=[.A457]+1" table:style-name="ce48">
            <text:p>688</text:p>
          </table:table-cell>
          <table:table-cell table:style-name="ce48"/>
          <table:table-cell office:value-type="string" office:string-value="" table:formula="of:=IF(LEN([.B458])&lt;&gt;0;VLOOKUP([.$B458];;7;0);&quot;&quot;)" table:style-name="ce49"/>
          <table:table-cell office:value-type="string" office:string-value="" table:formula="of:=IF(LEN([.B458])&lt;&gt;0;VLOOKUP([.$B458];;2;0);&quot;&quot;)" table:style-name="ce49"/>
          <table:table-cell table:number-columns-repeated="11" table:style-name="ce48"/>
          <table:table-cell office:value-type="string" office:string-value="" table:formula="of:=IF([.G458]&gt;0;DATE([.G458];[.F458];[.E458]);&quot;&quot;)" table:style-name="ce51"/>
          <table:table-cell office:value-type="float" office:value="0" table:formula="of:=DATEDIF([.O458];[.P458];&quot;Y&quot;)" table:style-name="ce49">
            <text:p>#¡VALOR!</text:p>
          </table:table-cell>
          <table:table-cell office:value-type="float" office:value="0" table:formula="of:=DATEDIF([.O458];[.P458];&quot;YM&quot;)" table:style-name="ce49">
            <text:p>#¡VALOR!</text:p>
          </table:table-cell>
          <table:table-cell office:value-type="float" office:value="0" table:formula="of:=DATEDIF([.O458];[.P4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89" table:formula="of:=[.A458]+1" table:style-name="ce48">
            <text:p>689</text:p>
          </table:table-cell>
          <table:table-cell table:style-name="ce48"/>
          <table:table-cell office:value-type="string" office:string-value="" table:formula="of:=IF(LEN([.B459])&lt;&gt;0;VLOOKUP([.$B459];;7;0);&quot;&quot;)" table:style-name="ce49"/>
          <table:table-cell office:value-type="string" office:string-value="" table:formula="of:=IF(LEN([.B459])&lt;&gt;0;VLOOKUP([.$B459];;2;0);&quot;&quot;)" table:style-name="ce49"/>
          <table:table-cell table:number-columns-repeated="11" table:style-name="ce48"/>
          <table:table-cell office:value-type="string" office:string-value="" table:formula="of:=IF([.G459]&gt;0;DATE([.G459];[.F459];[.E459]);&quot;&quot;)" table:style-name="ce51"/>
          <table:table-cell office:value-type="float" office:value="0" table:formula="of:=DATEDIF([.O459];[.P459];&quot;Y&quot;)" table:style-name="ce49">
            <text:p>#¡VALOR!</text:p>
          </table:table-cell>
          <table:table-cell office:value-type="float" office:value="0" table:formula="of:=DATEDIF([.O459];[.P459];&quot;YM&quot;)" table:style-name="ce49">
            <text:p>#¡VALOR!</text:p>
          </table:table-cell>
          <table:table-cell office:value-type="float" office:value="0" table:formula="of:=DATEDIF([.O459];[.P4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0" table:formula="of:=[.A459]+1" table:style-name="ce48">
            <text:p>690</text:p>
          </table:table-cell>
          <table:table-cell table:style-name="ce48"/>
          <table:table-cell office:value-type="string" office:string-value="" table:formula="of:=IF(LEN([.B460])&lt;&gt;0;VLOOKUP([.$B460];;7;0);&quot;&quot;)" table:style-name="ce49"/>
          <table:table-cell office:value-type="string" office:string-value="" table:formula="of:=IF(LEN([.B460])&lt;&gt;0;VLOOKUP([.$B460];;2;0);&quot;&quot;)" table:style-name="ce49"/>
          <table:table-cell table:number-columns-repeated="11" table:style-name="ce48"/>
          <table:table-cell office:value-type="string" office:string-value="" table:formula="of:=IF([.G460]&gt;0;DATE([.G460];[.F460];[.E460]);&quot;&quot;)" table:style-name="ce51"/>
          <table:table-cell office:value-type="float" office:value="0" table:formula="of:=DATEDIF([.O460];[.P460];&quot;Y&quot;)" table:style-name="ce49">
            <text:p>#¡VALOR!</text:p>
          </table:table-cell>
          <table:table-cell office:value-type="float" office:value="0" table:formula="of:=DATEDIF([.O460];[.P460];&quot;YM&quot;)" table:style-name="ce49">
            <text:p>#¡VALOR!</text:p>
          </table:table-cell>
          <table:table-cell office:value-type="float" office:value="0" table:formula="of:=DATEDIF([.O460];[.P4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1" table:formula="of:=[.A460]+1" table:style-name="ce48">
            <text:p>691</text:p>
          </table:table-cell>
          <table:table-cell table:style-name="ce48"/>
          <table:table-cell office:value-type="string" office:string-value="" table:formula="of:=IF(LEN([.B461])&lt;&gt;0;VLOOKUP([.$B461];;7;0);&quot;&quot;)" table:style-name="ce49"/>
          <table:table-cell office:value-type="string" office:string-value="" table:formula="of:=IF(LEN([.B461])&lt;&gt;0;VLOOKUP([.$B461];;2;0);&quot;&quot;)" table:style-name="ce49"/>
          <table:table-cell table:number-columns-repeated="11" table:style-name="ce48"/>
          <table:table-cell office:value-type="string" office:string-value="" table:formula="of:=IF([.G461]&gt;0;DATE([.G461];[.F461];[.E461]);&quot;&quot;)" table:style-name="ce51"/>
          <table:table-cell office:value-type="float" office:value="0" table:formula="of:=DATEDIF([.O461];[.P461];&quot;Y&quot;)" table:style-name="ce49">
            <text:p>#¡VALOR!</text:p>
          </table:table-cell>
          <table:table-cell office:value-type="float" office:value="0" table:formula="of:=DATEDIF([.O461];[.P461];&quot;YM&quot;)" table:style-name="ce49">
            <text:p>#¡VALOR!</text:p>
          </table:table-cell>
          <table:table-cell office:value-type="float" office:value="0" table:formula="of:=DATEDIF([.O461];[.P4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2" table:formula="of:=[.A461]+1" table:style-name="ce48">
            <text:p>692</text:p>
          </table:table-cell>
          <table:table-cell table:style-name="ce48"/>
          <table:table-cell office:value-type="string" office:string-value="" table:formula="of:=IF(LEN([.B462])&lt;&gt;0;VLOOKUP([.$B462];;7;0);&quot;&quot;)" table:style-name="ce49"/>
          <table:table-cell office:value-type="string" office:string-value="" table:formula="of:=IF(LEN([.B462])&lt;&gt;0;VLOOKUP([.$B462];;2;0);&quot;&quot;)" table:style-name="ce49"/>
          <table:table-cell table:number-columns-repeated="11" table:style-name="ce48"/>
          <table:table-cell office:value-type="string" office:string-value="" table:formula="of:=IF([.G462]&gt;0;DATE([.G462];[.F462];[.E462]);&quot;&quot;)" table:style-name="ce51"/>
          <table:table-cell office:value-type="float" office:value="0" table:formula="of:=DATEDIF([.O462];[.P462];&quot;Y&quot;)" table:style-name="ce49">
            <text:p>#¡VALOR!</text:p>
          </table:table-cell>
          <table:table-cell office:value-type="float" office:value="0" table:formula="of:=DATEDIF([.O462];[.P462];&quot;YM&quot;)" table:style-name="ce49">
            <text:p>#¡VALOR!</text:p>
          </table:table-cell>
          <table:table-cell office:value-type="float" office:value="0" table:formula="of:=DATEDIF([.O462];[.P4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3" table:formula="of:=[.A462]+1" table:style-name="ce48">
            <text:p>693</text:p>
          </table:table-cell>
          <table:table-cell table:style-name="ce48"/>
          <table:table-cell office:value-type="string" office:string-value="" table:formula="of:=IF(LEN([.B463])&lt;&gt;0;VLOOKUP([.$B463];;7;0);&quot;&quot;)" table:style-name="ce49"/>
          <table:table-cell office:value-type="string" office:string-value="" table:formula="of:=IF(LEN([.B463])&lt;&gt;0;VLOOKUP([.$B463];;2;0);&quot;&quot;)" table:style-name="ce49"/>
          <table:table-cell table:number-columns-repeated="11" table:style-name="ce48"/>
          <table:table-cell office:value-type="string" office:string-value="" table:formula="of:=IF([.G463]&gt;0;DATE([.G463];[.F463];[.E463]);&quot;&quot;)" table:style-name="ce51"/>
          <table:table-cell office:value-type="float" office:value="0" table:formula="of:=DATEDIF([.O463];[.P463];&quot;Y&quot;)" table:style-name="ce49">
            <text:p>#¡VALOR!</text:p>
          </table:table-cell>
          <table:table-cell office:value-type="float" office:value="0" table:formula="of:=DATEDIF([.O463];[.P463];&quot;YM&quot;)" table:style-name="ce49">
            <text:p>#¡VALOR!</text:p>
          </table:table-cell>
          <table:table-cell office:value-type="float" office:value="0" table:formula="of:=DATEDIF([.O463];[.P4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4" table:formula="of:=[.A463]+1" table:style-name="ce48">
            <text:p>694</text:p>
          </table:table-cell>
          <table:table-cell table:style-name="ce48"/>
          <table:table-cell office:value-type="string" office:string-value="" table:formula="of:=IF(LEN([.B464])&lt;&gt;0;VLOOKUP([.$B464];;7;0);&quot;&quot;)" table:style-name="ce49"/>
          <table:table-cell office:value-type="string" office:string-value="" table:formula="of:=IF(LEN([.B464])&lt;&gt;0;VLOOKUP([.$B464];;2;0);&quot;&quot;)" table:style-name="ce49"/>
          <table:table-cell table:number-columns-repeated="11" table:style-name="ce48"/>
          <table:table-cell office:value-type="string" office:string-value="" table:formula="of:=IF([.G464]&gt;0;DATE([.G464];[.F464];[.E464]);&quot;&quot;)" table:style-name="ce51"/>
          <table:table-cell office:value-type="float" office:value="0" table:formula="of:=DATEDIF([.O464];[.P464];&quot;Y&quot;)" table:style-name="ce49">
            <text:p>#¡VALOR!</text:p>
          </table:table-cell>
          <table:table-cell office:value-type="float" office:value="0" table:formula="of:=DATEDIF([.O464];[.P464];&quot;YM&quot;)" table:style-name="ce49">
            <text:p>#¡VALOR!</text:p>
          </table:table-cell>
          <table:table-cell office:value-type="float" office:value="0" table:formula="of:=DATEDIF([.O464];[.P4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5" table:formula="of:=[.A464]+1" table:style-name="ce48">
            <text:p>695</text:p>
          </table:table-cell>
          <table:table-cell table:style-name="ce48"/>
          <table:table-cell office:value-type="string" office:string-value="" table:formula="of:=IF(LEN([.B465])&lt;&gt;0;VLOOKUP([.$B465];;7;0);&quot;&quot;)" table:style-name="ce49"/>
          <table:table-cell office:value-type="string" office:string-value="" table:formula="of:=IF(LEN([.B465])&lt;&gt;0;VLOOKUP([.$B465];;2;0);&quot;&quot;)" table:style-name="ce49"/>
          <table:table-cell table:number-columns-repeated="11" table:style-name="ce48"/>
          <table:table-cell office:value-type="string" office:string-value="" table:formula="of:=IF([.G465]&gt;0;DATE([.G465];[.F465];[.E465]);&quot;&quot;)" table:style-name="ce51"/>
          <table:table-cell office:value-type="float" office:value="0" table:formula="of:=DATEDIF([.O465];[.P465];&quot;Y&quot;)" table:style-name="ce49">
            <text:p>#¡VALOR!</text:p>
          </table:table-cell>
          <table:table-cell office:value-type="float" office:value="0" table:formula="of:=DATEDIF([.O465];[.P465];&quot;YM&quot;)" table:style-name="ce49">
            <text:p>#¡VALOR!</text:p>
          </table:table-cell>
          <table:table-cell office:value-type="float" office:value="0" table:formula="of:=DATEDIF([.O465];[.P4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6" table:formula="of:=[.A465]+1" table:style-name="ce48">
            <text:p>696</text:p>
          </table:table-cell>
          <table:table-cell table:style-name="ce48"/>
          <table:table-cell office:value-type="string" office:string-value="" table:formula="of:=IF(LEN([.B466])&lt;&gt;0;VLOOKUP([.$B466];;7;0);&quot;&quot;)" table:style-name="ce49"/>
          <table:table-cell office:value-type="string" office:string-value="" table:formula="of:=IF(LEN([.B466])&lt;&gt;0;VLOOKUP([.$B466];;2;0);&quot;&quot;)" table:style-name="ce49"/>
          <table:table-cell table:number-columns-repeated="11" table:style-name="ce48"/>
          <table:table-cell office:value-type="string" office:string-value="" table:formula="of:=IF([.G466]&gt;0;DATE([.G466];[.F466];[.E466]);&quot;&quot;)" table:style-name="ce51"/>
          <table:table-cell office:value-type="float" office:value="0" table:formula="of:=DATEDIF([.O466];[.P466];&quot;Y&quot;)" table:style-name="ce49">
            <text:p>#¡VALOR!</text:p>
          </table:table-cell>
          <table:table-cell office:value-type="float" office:value="0" table:formula="of:=DATEDIF([.O466];[.P466];&quot;YM&quot;)" table:style-name="ce49">
            <text:p>#¡VALOR!</text:p>
          </table:table-cell>
          <table:table-cell office:value-type="float" office:value="0" table:formula="of:=DATEDIF([.O466];[.P4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7" table:formula="of:=[.A466]+1" table:style-name="ce48">
            <text:p>697</text:p>
          </table:table-cell>
          <table:table-cell table:style-name="ce48"/>
          <table:table-cell office:value-type="string" office:string-value="" table:formula="of:=IF(LEN([.B467])&lt;&gt;0;VLOOKUP([.$B467];;7;0);&quot;&quot;)" table:style-name="ce49"/>
          <table:table-cell office:value-type="string" office:string-value="" table:formula="of:=IF(LEN([.B467])&lt;&gt;0;VLOOKUP([.$B467];;2;0);&quot;&quot;)" table:style-name="ce49"/>
          <table:table-cell table:number-columns-repeated="11" table:style-name="ce48"/>
          <table:table-cell office:value-type="string" office:string-value="" table:formula="of:=IF([.G467]&gt;0;DATE([.G467];[.F467];[.E467]);&quot;&quot;)" table:style-name="ce51"/>
          <table:table-cell office:value-type="float" office:value="0" table:formula="of:=DATEDIF([.O467];[.P467];&quot;Y&quot;)" table:style-name="ce49">
            <text:p>#¡VALOR!</text:p>
          </table:table-cell>
          <table:table-cell office:value-type="float" office:value="0" table:formula="of:=DATEDIF([.O467];[.P467];&quot;YM&quot;)" table:style-name="ce49">
            <text:p>#¡VALOR!</text:p>
          </table:table-cell>
          <table:table-cell office:value-type="float" office:value="0" table:formula="of:=DATEDIF([.O467];[.P4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8" table:formula="of:=[.A467]+1" table:style-name="ce48">
            <text:p>698</text:p>
          </table:table-cell>
          <table:table-cell table:style-name="ce48"/>
          <table:table-cell office:value-type="string" office:string-value="" table:formula="of:=IF(LEN([.B468])&lt;&gt;0;VLOOKUP([.$B468];;7;0);&quot;&quot;)" table:style-name="ce49"/>
          <table:table-cell office:value-type="string" office:string-value="" table:formula="of:=IF(LEN([.B468])&lt;&gt;0;VLOOKUP([.$B468];;2;0);&quot;&quot;)" table:style-name="ce49"/>
          <table:table-cell table:number-columns-repeated="11" table:style-name="ce48"/>
          <table:table-cell office:value-type="string" office:string-value="" table:formula="of:=IF([.G468]&gt;0;DATE([.G468];[.F468];[.E468]);&quot;&quot;)" table:style-name="ce51"/>
          <table:table-cell office:value-type="float" office:value="0" table:formula="of:=DATEDIF([.O468];[.P468];&quot;Y&quot;)" table:style-name="ce49">
            <text:p>#¡VALOR!</text:p>
          </table:table-cell>
          <table:table-cell office:value-type="float" office:value="0" table:formula="of:=DATEDIF([.O468];[.P468];&quot;YM&quot;)" table:style-name="ce49">
            <text:p>#¡VALOR!</text:p>
          </table:table-cell>
          <table:table-cell office:value-type="float" office:value="0" table:formula="of:=DATEDIF([.O468];[.P4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699" table:formula="of:=[.A468]+1" table:style-name="ce48">
            <text:p>699</text:p>
          </table:table-cell>
          <table:table-cell table:style-name="ce48"/>
          <table:table-cell office:value-type="string" office:string-value="" table:formula="of:=IF(LEN([.B469])&lt;&gt;0;VLOOKUP([.$B469];;7;0);&quot;&quot;)" table:style-name="ce49"/>
          <table:table-cell office:value-type="string" office:string-value="" table:formula="of:=IF(LEN([.B469])&lt;&gt;0;VLOOKUP([.$B469];;2;0);&quot;&quot;)" table:style-name="ce49"/>
          <table:table-cell table:number-columns-repeated="11" table:style-name="ce48"/>
          <table:table-cell office:value-type="string" office:string-value="" table:formula="of:=IF([.G469]&gt;0;DATE([.G469];[.F469];[.E469]);&quot;&quot;)" table:style-name="ce51"/>
          <table:table-cell office:value-type="float" office:value="0" table:formula="of:=DATEDIF([.O469];[.P469];&quot;Y&quot;)" table:style-name="ce49">
            <text:p>#¡VALOR!</text:p>
          </table:table-cell>
          <table:table-cell office:value-type="float" office:value="0" table:formula="of:=DATEDIF([.O469];[.P469];&quot;YM&quot;)" table:style-name="ce49">
            <text:p>#¡VALOR!</text:p>
          </table:table-cell>
          <table:table-cell office:value-type="float" office:value="0" table:formula="of:=DATEDIF([.O469];[.P4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0" table:formula="of:=[.A469]+1" table:style-name="ce48">
            <text:p>700</text:p>
          </table:table-cell>
          <table:table-cell table:style-name="ce48"/>
          <table:table-cell office:value-type="string" office:string-value="" table:formula="of:=IF(LEN([.B470])&lt;&gt;0;VLOOKUP([.$B470];;7;0);&quot;&quot;)" table:style-name="ce49"/>
          <table:table-cell office:value-type="string" office:string-value="" table:formula="of:=IF(LEN([.B470])&lt;&gt;0;VLOOKUP([.$B470];;2;0);&quot;&quot;)" table:style-name="ce49"/>
          <table:table-cell table:number-columns-repeated="11" table:style-name="ce48"/>
          <table:table-cell office:value-type="string" office:string-value="" table:formula="of:=IF([.G470]&gt;0;DATE([.G470];[.F470];[.E470]);&quot;&quot;)" table:style-name="ce51"/>
          <table:table-cell office:value-type="float" office:value="0" table:formula="of:=DATEDIF([.O470];[.P470];&quot;Y&quot;)" table:style-name="ce49">
            <text:p>#¡VALOR!</text:p>
          </table:table-cell>
          <table:table-cell office:value-type="float" office:value="0" table:formula="of:=DATEDIF([.O470];[.P470];&quot;YM&quot;)" table:style-name="ce49">
            <text:p>#¡VALOR!</text:p>
          </table:table-cell>
          <table:table-cell office:value-type="float" office:value="0" table:formula="of:=DATEDIF([.O470];[.P4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1" table:formula="of:=[.A470]+1" table:style-name="ce48">
            <text:p>701</text:p>
          </table:table-cell>
          <table:table-cell table:style-name="ce48"/>
          <table:table-cell office:value-type="string" office:string-value="" table:formula="of:=IF(LEN([.B471])&lt;&gt;0;VLOOKUP([.$B471];;7;0);&quot;&quot;)" table:style-name="ce49"/>
          <table:table-cell office:value-type="string" office:string-value="" table:formula="of:=IF(LEN([.B471])&lt;&gt;0;VLOOKUP([.$B471];;2;0);&quot;&quot;)" table:style-name="ce49"/>
          <table:table-cell table:number-columns-repeated="11" table:style-name="ce48"/>
          <table:table-cell office:value-type="string" office:string-value="" table:formula="of:=IF([.G471]&gt;0;DATE([.G471];[.F471];[.E471]);&quot;&quot;)" table:style-name="ce51"/>
          <table:table-cell office:value-type="float" office:value="0" table:formula="of:=DATEDIF([.O471];[.P471];&quot;Y&quot;)" table:style-name="ce49">
            <text:p>#¡VALOR!</text:p>
          </table:table-cell>
          <table:table-cell office:value-type="float" office:value="0" table:formula="of:=DATEDIF([.O471];[.P471];&quot;YM&quot;)" table:style-name="ce49">
            <text:p>#¡VALOR!</text:p>
          </table:table-cell>
          <table:table-cell office:value-type="float" office:value="0" table:formula="of:=DATEDIF([.O471];[.P4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2" table:formula="of:=[.A471]+1" table:style-name="ce48">
            <text:p>702</text:p>
          </table:table-cell>
          <table:table-cell table:style-name="ce48"/>
          <table:table-cell office:value-type="string" office:string-value="" table:formula="of:=IF(LEN([.B472])&lt;&gt;0;VLOOKUP([.$B472];;7;0);&quot;&quot;)" table:style-name="ce49"/>
          <table:table-cell office:value-type="string" office:string-value="" table:formula="of:=IF(LEN([.B472])&lt;&gt;0;VLOOKUP([.$B472];;2;0);&quot;&quot;)" table:style-name="ce49"/>
          <table:table-cell table:number-columns-repeated="11" table:style-name="ce48"/>
          <table:table-cell office:value-type="string" office:string-value="" table:formula="of:=IF([.G472]&gt;0;DATE([.G472];[.F472];[.E472]);&quot;&quot;)" table:style-name="ce51"/>
          <table:table-cell office:value-type="float" office:value="0" table:formula="of:=DATEDIF([.O472];[.P472];&quot;Y&quot;)" table:style-name="ce49">
            <text:p>#¡VALOR!</text:p>
          </table:table-cell>
          <table:table-cell office:value-type="float" office:value="0" table:formula="of:=DATEDIF([.O472];[.P472];&quot;YM&quot;)" table:style-name="ce49">
            <text:p>#¡VALOR!</text:p>
          </table:table-cell>
          <table:table-cell office:value-type="float" office:value="0" table:formula="of:=DATEDIF([.O472];[.P4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3" table:formula="of:=[.A472]+1" table:style-name="ce48">
            <text:p>703</text:p>
          </table:table-cell>
          <table:table-cell table:style-name="ce48"/>
          <table:table-cell office:value-type="string" office:string-value="" table:formula="of:=IF(LEN([.B473])&lt;&gt;0;VLOOKUP([.$B473];;7;0);&quot;&quot;)" table:style-name="ce49"/>
          <table:table-cell office:value-type="string" office:string-value="" table:formula="of:=IF(LEN([.B473])&lt;&gt;0;VLOOKUP([.$B473];;2;0);&quot;&quot;)" table:style-name="ce49"/>
          <table:table-cell table:number-columns-repeated="11" table:style-name="ce48"/>
          <table:table-cell office:value-type="string" office:string-value="" table:formula="of:=IF([.G473]&gt;0;DATE([.G473];[.F473];[.E473]);&quot;&quot;)" table:style-name="ce51"/>
          <table:table-cell office:value-type="float" office:value="0" table:formula="of:=DATEDIF([.O473];[.P473];&quot;Y&quot;)" table:style-name="ce49">
            <text:p>#¡VALOR!</text:p>
          </table:table-cell>
          <table:table-cell office:value-type="float" office:value="0" table:formula="of:=DATEDIF([.O473];[.P473];&quot;YM&quot;)" table:style-name="ce49">
            <text:p>#¡VALOR!</text:p>
          </table:table-cell>
          <table:table-cell office:value-type="float" office:value="0" table:formula="of:=DATEDIF([.O473];[.P4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4" table:formula="of:=[.A473]+1" table:style-name="ce48">
            <text:p>704</text:p>
          </table:table-cell>
          <table:table-cell table:style-name="ce48"/>
          <table:table-cell office:value-type="string" office:string-value="" table:formula="of:=IF(LEN([.B474])&lt;&gt;0;VLOOKUP([.$B474];;7;0);&quot;&quot;)" table:style-name="ce49"/>
          <table:table-cell office:value-type="string" office:string-value="" table:formula="of:=IF(LEN([.B474])&lt;&gt;0;VLOOKUP([.$B474];;2;0);&quot;&quot;)" table:style-name="ce49"/>
          <table:table-cell table:number-columns-repeated="11" table:style-name="ce48"/>
          <table:table-cell office:value-type="string" office:string-value="" table:formula="of:=IF([.G474]&gt;0;DATE([.G474];[.F474];[.E474]);&quot;&quot;)" table:style-name="ce51"/>
          <table:table-cell office:value-type="float" office:value="0" table:formula="of:=DATEDIF([.O474];[.P474];&quot;Y&quot;)" table:style-name="ce49">
            <text:p>#¡VALOR!</text:p>
          </table:table-cell>
          <table:table-cell office:value-type="float" office:value="0" table:formula="of:=DATEDIF([.O474];[.P474];&quot;YM&quot;)" table:style-name="ce49">
            <text:p>#¡VALOR!</text:p>
          </table:table-cell>
          <table:table-cell office:value-type="float" office:value="0" table:formula="of:=DATEDIF([.O474];[.P4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5" table:formula="of:=[.A474]+1" table:style-name="ce48">
            <text:p>705</text:p>
          </table:table-cell>
          <table:table-cell table:style-name="ce48"/>
          <table:table-cell office:value-type="string" office:string-value="" table:formula="of:=IF(LEN([.B475])&lt;&gt;0;VLOOKUP([.$B475];;7;0);&quot;&quot;)" table:style-name="ce49"/>
          <table:table-cell office:value-type="string" office:string-value="" table:formula="of:=IF(LEN([.B475])&lt;&gt;0;VLOOKUP([.$B475];;2;0);&quot;&quot;)" table:style-name="ce49"/>
          <table:table-cell table:number-columns-repeated="11" table:style-name="ce48"/>
          <table:table-cell office:value-type="string" office:string-value="" table:formula="of:=IF([.G475]&gt;0;DATE([.G475];[.F475];[.E475]);&quot;&quot;)" table:style-name="ce51"/>
          <table:table-cell office:value-type="float" office:value="0" table:formula="of:=DATEDIF([.O475];[.P475];&quot;Y&quot;)" table:style-name="ce49">
            <text:p>#¡VALOR!</text:p>
          </table:table-cell>
          <table:table-cell office:value-type="float" office:value="0" table:formula="of:=DATEDIF([.O475];[.P475];&quot;YM&quot;)" table:style-name="ce49">
            <text:p>#¡VALOR!</text:p>
          </table:table-cell>
          <table:table-cell office:value-type="float" office:value="0" table:formula="of:=DATEDIF([.O475];[.P4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6" table:formula="of:=[.A475]+1" table:style-name="ce48">
            <text:p>706</text:p>
          </table:table-cell>
          <table:table-cell table:style-name="ce48"/>
          <table:table-cell office:value-type="string" office:string-value="" table:formula="of:=IF(LEN([.B476])&lt;&gt;0;VLOOKUP([.$B476];;7;0);&quot;&quot;)" table:style-name="ce49"/>
          <table:table-cell office:value-type="string" office:string-value="" table:formula="of:=IF(LEN([.B476])&lt;&gt;0;VLOOKUP([.$B476];;2;0);&quot;&quot;)" table:style-name="ce49"/>
          <table:table-cell table:number-columns-repeated="11" table:style-name="ce48"/>
          <table:table-cell office:value-type="string" office:string-value="" table:formula="of:=IF([.G476]&gt;0;DATE([.G476];[.F476];[.E476]);&quot;&quot;)" table:style-name="ce51"/>
          <table:table-cell office:value-type="float" office:value="0" table:formula="of:=DATEDIF([.O476];[.P476];&quot;Y&quot;)" table:style-name="ce49">
            <text:p>#¡VALOR!</text:p>
          </table:table-cell>
          <table:table-cell office:value-type="float" office:value="0" table:formula="of:=DATEDIF([.O476];[.P476];&quot;YM&quot;)" table:style-name="ce49">
            <text:p>#¡VALOR!</text:p>
          </table:table-cell>
          <table:table-cell office:value-type="float" office:value="0" table:formula="of:=DATEDIF([.O476];[.P4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7" table:formula="of:=[.A476]+1" table:style-name="ce48">
            <text:p>707</text:p>
          </table:table-cell>
          <table:table-cell table:style-name="ce48"/>
          <table:table-cell office:value-type="string" office:string-value="" table:formula="of:=IF(LEN([.B477])&lt;&gt;0;VLOOKUP([.$B477];;7;0);&quot;&quot;)" table:style-name="ce49"/>
          <table:table-cell office:value-type="string" office:string-value="" table:formula="of:=IF(LEN([.B477])&lt;&gt;0;VLOOKUP([.$B477];;2;0);&quot;&quot;)" table:style-name="ce49"/>
          <table:table-cell table:number-columns-repeated="11" table:style-name="ce48"/>
          <table:table-cell office:value-type="string" office:string-value="" table:formula="of:=IF([.G477]&gt;0;DATE([.G477];[.F477];[.E477]);&quot;&quot;)" table:style-name="ce51"/>
          <table:table-cell office:value-type="float" office:value="0" table:formula="of:=DATEDIF([.O477];[.P477];&quot;Y&quot;)" table:style-name="ce49">
            <text:p>#¡VALOR!</text:p>
          </table:table-cell>
          <table:table-cell office:value-type="float" office:value="0" table:formula="of:=DATEDIF([.O477];[.P477];&quot;YM&quot;)" table:style-name="ce49">
            <text:p>#¡VALOR!</text:p>
          </table:table-cell>
          <table:table-cell office:value-type="float" office:value="0" table:formula="of:=DATEDIF([.O477];[.P4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8" table:formula="of:=[.A477]+1" table:style-name="ce48">
            <text:p>708</text:p>
          </table:table-cell>
          <table:table-cell table:style-name="ce48"/>
          <table:table-cell office:value-type="string" office:string-value="" table:formula="of:=IF(LEN([.B478])&lt;&gt;0;VLOOKUP([.$B478];;7;0);&quot;&quot;)" table:style-name="ce49"/>
          <table:table-cell office:value-type="string" office:string-value="" table:formula="of:=IF(LEN([.B478])&lt;&gt;0;VLOOKUP([.$B478];;2;0);&quot;&quot;)" table:style-name="ce49"/>
          <table:table-cell table:number-columns-repeated="11" table:style-name="ce48"/>
          <table:table-cell office:value-type="string" office:string-value="" table:formula="of:=IF([.G478]&gt;0;DATE([.G478];[.F478];[.E478]);&quot;&quot;)" table:style-name="ce51"/>
          <table:table-cell office:value-type="float" office:value="0" table:formula="of:=DATEDIF([.O478];[.P478];&quot;Y&quot;)" table:style-name="ce49">
            <text:p>#¡VALOR!</text:p>
          </table:table-cell>
          <table:table-cell office:value-type="float" office:value="0" table:formula="of:=DATEDIF([.O478];[.P478];&quot;YM&quot;)" table:style-name="ce49">
            <text:p>#¡VALOR!</text:p>
          </table:table-cell>
          <table:table-cell office:value-type="float" office:value="0" table:formula="of:=DATEDIF([.O478];[.P4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09" table:formula="of:=[.A478]+1" table:style-name="ce48">
            <text:p>709</text:p>
          </table:table-cell>
          <table:table-cell table:style-name="ce48"/>
          <table:table-cell office:value-type="string" office:string-value="" table:formula="of:=IF(LEN([.B479])&lt;&gt;0;VLOOKUP([.$B479];;7;0);&quot;&quot;)" table:style-name="ce49"/>
          <table:table-cell office:value-type="string" office:string-value="" table:formula="of:=IF(LEN([.B479])&lt;&gt;0;VLOOKUP([.$B479];;2;0);&quot;&quot;)" table:style-name="ce49"/>
          <table:table-cell table:number-columns-repeated="11" table:style-name="ce48"/>
          <table:table-cell office:value-type="string" office:string-value="" table:formula="of:=IF([.G479]&gt;0;DATE([.G479];[.F479];[.E479]);&quot;&quot;)" table:style-name="ce51"/>
          <table:table-cell office:value-type="float" office:value="0" table:formula="of:=DATEDIF([.O479];[.P479];&quot;Y&quot;)" table:style-name="ce49">
            <text:p>#¡VALOR!</text:p>
          </table:table-cell>
          <table:table-cell office:value-type="float" office:value="0" table:formula="of:=DATEDIF([.O479];[.P479];&quot;YM&quot;)" table:style-name="ce49">
            <text:p>#¡VALOR!</text:p>
          </table:table-cell>
          <table:table-cell office:value-type="float" office:value="0" table:formula="of:=DATEDIF([.O479];[.P4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0" table:formula="of:=[.A479]+1" table:style-name="ce48">
            <text:p>710</text:p>
          </table:table-cell>
          <table:table-cell table:style-name="ce48"/>
          <table:table-cell office:value-type="string" office:string-value="" table:formula="of:=IF(LEN([.B480])&lt;&gt;0;VLOOKUP([.$B480];;7;0);&quot;&quot;)" table:style-name="ce49"/>
          <table:table-cell office:value-type="string" office:string-value="" table:formula="of:=IF(LEN([.B480])&lt;&gt;0;VLOOKUP([.$B480];;2;0);&quot;&quot;)" table:style-name="ce49"/>
          <table:table-cell table:number-columns-repeated="11" table:style-name="ce48"/>
          <table:table-cell office:value-type="string" office:string-value="" table:formula="of:=IF([.G480]&gt;0;DATE([.G480];[.F480];[.E480]);&quot;&quot;)" table:style-name="ce51"/>
          <table:table-cell office:value-type="float" office:value="0" table:formula="of:=DATEDIF([.O480];[.P480];&quot;Y&quot;)" table:style-name="ce49">
            <text:p>#¡VALOR!</text:p>
          </table:table-cell>
          <table:table-cell office:value-type="float" office:value="0" table:formula="of:=DATEDIF([.O480];[.P480];&quot;YM&quot;)" table:style-name="ce49">
            <text:p>#¡VALOR!</text:p>
          </table:table-cell>
          <table:table-cell office:value-type="float" office:value="0" table:formula="of:=DATEDIF([.O480];[.P4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1" table:formula="of:=[.A480]+1" table:style-name="ce48">
            <text:p>711</text:p>
          </table:table-cell>
          <table:table-cell table:style-name="ce48"/>
          <table:table-cell office:value-type="string" office:string-value="" table:formula="of:=IF(LEN([.B481])&lt;&gt;0;VLOOKUP([.$B481];;7;0);&quot;&quot;)" table:style-name="ce49"/>
          <table:table-cell office:value-type="string" office:string-value="" table:formula="of:=IF(LEN([.B481])&lt;&gt;0;VLOOKUP([.$B481];;2;0);&quot;&quot;)" table:style-name="ce49"/>
          <table:table-cell table:number-columns-repeated="11" table:style-name="ce48"/>
          <table:table-cell office:value-type="string" office:string-value="" table:formula="of:=IF([.G481]&gt;0;DATE([.G481];[.F481];[.E481]);&quot;&quot;)" table:style-name="ce51"/>
          <table:table-cell office:value-type="float" office:value="0" table:formula="of:=DATEDIF([.O481];[.P481];&quot;Y&quot;)" table:style-name="ce49">
            <text:p>#¡VALOR!</text:p>
          </table:table-cell>
          <table:table-cell office:value-type="float" office:value="0" table:formula="of:=DATEDIF([.O481];[.P481];&quot;YM&quot;)" table:style-name="ce49">
            <text:p>#¡VALOR!</text:p>
          </table:table-cell>
          <table:table-cell office:value-type="float" office:value="0" table:formula="of:=DATEDIF([.O481];[.P4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2" table:formula="of:=[.A481]+1" table:style-name="ce48">
            <text:p>712</text:p>
          </table:table-cell>
          <table:table-cell table:style-name="ce48"/>
          <table:table-cell office:value-type="string" office:string-value="" table:formula="of:=IF(LEN([.B482])&lt;&gt;0;VLOOKUP([.$B482];;7;0);&quot;&quot;)" table:style-name="ce49"/>
          <table:table-cell office:value-type="string" office:string-value="" table:formula="of:=IF(LEN([.B482])&lt;&gt;0;VLOOKUP([.$B482];;2;0);&quot;&quot;)" table:style-name="ce49"/>
          <table:table-cell table:number-columns-repeated="11" table:style-name="ce48"/>
          <table:table-cell office:value-type="string" office:string-value="" table:formula="of:=IF([.G482]&gt;0;DATE([.G482];[.F482];[.E482]);&quot;&quot;)" table:style-name="ce51"/>
          <table:table-cell office:value-type="float" office:value="0" table:formula="of:=DATEDIF([.O482];[.P482];&quot;Y&quot;)" table:style-name="ce49">
            <text:p>#¡VALOR!</text:p>
          </table:table-cell>
          <table:table-cell office:value-type="float" office:value="0" table:formula="of:=DATEDIF([.O482];[.P482];&quot;YM&quot;)" table:style-name="ce49">
            <text:p>#¡VALOR!</text:p>
          </table:table-cell>
          <table:table-cell office:value-type="float" office:value="0" table:formula="of:=DATEDIF([.O482];[.P4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3" table:formula="of:=[.A482]+1" table:style-name="ce48">
            <text:p>713</text:p>
          </table:table-cell>
          <table:table-cell table:style-name="ce48"/>
          <table:table-cell office:value-type="string" office:string-value="" table:formula="of:=IF(LEN([.B483])&lt;&gt;0;VLOOKUP([.$B483];;7;0);&quot;&quot;)" table:style-name="ce49"/>
          <table:table-cell office:value-type="string" office:string-value="" table:formula="of:=IF(LEN([.B483])&lt;&gt;0;VLOOKUP([.$B483];;2;0);&quot;&quot;)" table:style-name="ce49"/>
          <table:table-cell table:number-columns-repeated="11" table:style-name="ce48"/>
          <table:table-cell office:value-type="string" office:string-value="" table:formula="of:=IF([.G483]&gt;0;DATE([.G483];[.F483];[.E483]);&quot;&quot;)" table:style-name="ce51"/>
          <table:table-cell office:value-type="float" office:value="0" table:formula="of:=DATEDIF([.O483];[.P483];&quot;Y&quot;)" table:style-name="ce49">
            <text:p>#¡VALOR!</text:p>
          </table:table-cell>
          <table:table-cell office:value-type="float" office:value="0" table:formula="of:=DATEDIF([.O483];[.P483];&quot;YM&quot;)" table:style-name="ce49">
            <text:p>#¡VALOR!</text:p>
          </table:table-cell>
          <table:table-cell office:value-type="float" office:value="0" table:formula="of:=DATEDIF([.O483];[.P4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4" table:formula="of:=[.A483]+1" table:style-name="ce48">
            <text:p>714</text:p>
          </table:table-cell>
          <table:table-cell table:style-name="ce48"/>
          <table:table-cell office:value-type="string" office:string-value="" table:formula="of:=IF(LEN([.B484])&lt;&gt;0;VLOOKUP([.$B484];;7;0);&quot;&quot;)" table:style-name="ce49"/>
          <table:table-cell office:value-type="string" office:string-value="" table:formula="of:=IF(LEN([.B484])&lt;&gt;0;VLOOKUP([.$B484];;2;0);&quot;&quot;)" table:style-name="ce49"/>
          <table:table-cell table:number-columns-repeated="11" table:style-name="ce48"/>
          <table:table-cell office:value-type="string" office:string-value="" table:formula="of:=IF([.G484]&gt;0;DATE([.G484];[.F484];[.E484]);&quot;&quot;)" table:style-name="ce51"/>
          <table:table-cell office:value-type="float" office:value="0" table:formula="of:=DATEDIF([.O484];[.P484];&quot;Y&quot;)" table:style-name="ce49">
            <text:p>#¡VALOR!</text:p>
          </table:table-cell>
          <table:table-cell office:value-type="float" office:value="0" table:formula="of:=DATEDIF([.O484];[.P484];&quot;YM&quot;)" table:style-name="ce49">
            <text:p>#¡VALOR!</text:p>
          </table:table-cell>
          <table:table-cell office:value-type="float" office:value="0" table:formula="of:=DATEDIF([.O484];[.P4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5" table:formula="of:=[.A484]+1" table:style-name="ce48">
            <text:p>715</text:p>
          </table:table-cell>
          <table:table-cell table:style-name="ce48"/>
          <table:table-cell office:value-type="string" office:string-value="" table:formula="of:=IF(LEN([.B485])&lt;&gt;0;VLOOKUP([.$B485];;7;0);&quot;&quot;)" table:style-name="ce49"/>
          <table:table-cell office:value-type="string" office:string-value="" table:formula="of:=IF(LEN([.B485])&lt;&gt;0;VLOOKUP([.$B485];;2;0);&quot;&quot;)" table:style-name="ce49"/>
          <table:table-cell table:number-columns-repeated="11" table:style-name="ce48"/>
          <table:table-cell office:value-type="string" office:string-value="" table:formula="of:=IF([.G485]&gt;0;DATE([.G485];[.F485];[.E485]);&quot;&quot;)" table:style-name="ce51"/>
          <table:table-cell office:value-type="float" office:value="0" table:formula="of:=DATEDIF([.O485];[.P485];&quot;Y&quot;)" table:style-name="ce49">
            <text:p>#¡VALOR!</text:p>
          </table:table-cell>
          <table:table-cell office:value-type="float" office:value="0" table:formula="of:=DATEDIF([.O485];[.P485];&quot;YM&quot;)" table:style-name="ce49">
            <text:p>#¡VALOR!</text:p>
          </table:table-cell>
          <table:table-cell office:value-type="float" office:value="0" table:formula="of:=DATEDIF([.O485];[.P4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6" table:formula="of:=[.A485]+1" table:style-name="ce48">
            <text:p>716</text:p>
          </table:table-cell>
          <table:table-cell table:style-name="ce48"/>
          <table:table-cell office:value-type="string" office:string-value="" table:formula="of:=IF(LEN([.B486])&lt;&gt;0;VLOOKUP([.$B486];;7;0);&quot;&quot;)" table:style-name="ce49"/>
          <table:table-cell office:value-type="string" office:string-value="" table:formula="of:=IF(LEN([.B486])&lt;&gt;0;VLOOKUP([.$B486];;2;0);&quot;&quot;)" table:style-name="ce49"/>
          <table:table-cell table:number-columns-repeated="11" table:style-name="ce48"/>
          <table:table-cell office:value-type="string" office:string-value="" table:formula="of:=IF([.G486]&gt;0;DATE([.G486];[.F486];[.E486]);&quot;&quot;)" table:style-name="ce51"/>
          <table:table-cell office:value-type="float" office:value="0" table:formula="of:=DATEDIF([.O486];[.P486];&quot;Y&quot;)" table:style-name="ce49">
            <text:p>#¡VALOR!</text:p>
          </table:table-cell>
          <table:table-cell office:value-type="float" office:value="0" table:formula="of:=DATEDIF([.O486];[.P486];&quot;YM&quot;)" table:style-name="ce49">
            <text:p>#¡VALOR!</text:p>
          </table:table-cell>
          <table:table-cell office:value-type="float" office:value="0" table:formula="of:=DATEDIF([.O486];[.P4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7" table:formula="of:=[.A486]+1" table:style-name="ce48">
            <text:p>717</text:p>
          </table:table-cell>
          <table:table-cell table:style-name="ce48"/>
          <table:table-cell office:value-type="string" office:string-value="" table:formula="of:=IF(LEN([.B487])&lt;&gt;0;VLOOKUP([.$B487];;7;0);&quot;&quot;)" table:style-name="ce49"/>
          <table:table-cell office:value-type="string" office:string-value="" table:formula="of:=IF(LEN([.B487])&lt;&gt;0;VLOOKUP([.$B487];;2;0);&quot;&quot;)" table:style-name="ce49"/>
          <table:table-cell table:number-columns-repeated="11" table:style-name="ce48"/>
          <table:table-cell office:value-type="string" office:string-value="" table:formula="of:=IF([.G487]&gt;0;DATE([.G487];[.F487];[.E487]);&quot;&quot;)" table:style-name="ce51"/>
          <table:table-cell office:value-type="float" office:value="0" table:formula="of:=DATEDIF([.O487];[.P487];&quot;Y&quot;)" table:style-name="ce49">
            <text:p>#¡VALOR!</text:p>
          </table:table-cell>
          <table:table-cell office:value-type="float" office:value="0" table:formula="of:=DATEDIF([.O487];[.P487];&quot;YM&quot;)" table:style-name="ce49">
            <text:p>#¡VALOR!</text:p>
          </table:table-cell>
          <table:table-cell office:value-type="float" office:value="0" table:formula="of:=DATEDIF([.O487];[.P4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8" table:formula="of:=[.A487]+1" table:style-name="ce48">
            <text:p>718</text:p>
          </table:table-cell>
          <table:table-cell table:style-name="ce48"/>
          <table:table-cell office:value-type="string" office:string-value="" table:formula="of:=IF(LEN([.B488])&lt;&gt;0;VLOOKUP([.$B488];;7;0);&quot;&quot;)" table:style-name="ce49"/>
          <table:table-cell office:value-type="string" office:string-value="" table:formula="of:=IF(LEN([.B488])&lt;&gt;0;VLOOKUP([.$B488];;2;0);&quot;&quot;)" table:style-name="ce49"/>
          <table:table-cell table:number-columns-repeated="11" table:style-name="ce48"/>
          <table:table-cell office:value-type="string" office:string-value="" table:formula="of:=IF([.G488]&gt;0;DATE([.G488];[.F488];[.E488]);&quot;&quot;)" table:style-name="ce51"/>
          <table:table-cell office:value-type="float" office:value="0" table:formula="of:=DATEDIF([.O488];[.P488];&quot;Y&quot;)" table:style-name="ce49">
            <text:p>#¡VALOR!</text:p>
          </table:table-cell>
          <table:table-cell office:value-type="float" office:value="0" table:formula="of:=DATEDIF([.O488];[.P488];&quot;YM&quot;)" table:style-name="ce49">
            <text:p>#¡VALOR!</text:p>
          </table:table-cell>
          <table:table-cell office:value-type="float" office:value="0" table:formula="of:=DATEDIF([.O488];[.P4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19" table:formula="of:=[.A488]+1" table:style-name="ce48">
            <text:p>719</text:p>
          </table:table-cell>
          <table:table-cell table:style-name="ce48"/>
          <table:table-cell office:value-type="string" office:string-value="" table:formula="of:=IF(LEN([.B489])&lt;&gt;0;VLOOKUP([.$B489];;7;0);&quot;&quot;)" table:style-name="ce49"/>
          <table:table-cell office:value-type="string" office:string-value="" table:formula="of:=IF(LEN([.B489])&lt;&gt;0;VLOOKUP([.$B489];;2;0);&quot;&quot;)" table:style-name="ce49"/>
          <table:table-cell table:number-columns-repeated="11" table:style-name="ce48"/>
          <table:table-cell office:value-type="string" office:string-value="" table:formula="of:=IF([.G489]&gt;0;DATE([.G489];[.F489];[.E489]);&quot;&quot;)" table:style-name="ce51"/>
          <table:table-cell office:value-type="float" office:value="0" table:formula="of:=DATEDIF([.O489];[.P489];&quot;Y&quot;)" table:style-name="ce49">
            <text:p>#¡VALOR!</text:p>
          </table:table-cell>
          <table:table-cell office:value-type="float" office:value="0" table:formula="of:=DATEDIF([.O489];[.P489];&quot;YM&quot;)" table:style-name="ce49">
            <text:p>#¡VALOR!</text:p>
          </table:table-cell>
          <table:table-cell office:value-type="float" office:value="0" table:formula="of:=DATEDIF([.O489];[.P4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0" table:formula="of:=[.A489]+1" table:style-name="ce48">
            <text:p>720</text:p>
          </table:table-cell>
          <table:table-cell table:style-name="ce48"/>
          <table:table-cell office:value-type="string" office:string-value="" table:formula="of:=IF(LEN([.B490])&lt;&gt;0;VLOOKUP([.$B490];;7;0);&quot;&quot;)" table:style-name="ce49"/>
          <table:table-cell office:value-type="string" office:string-value="" table:formula="of:=IF(LEN([.B490])&lt;&gt;0;VLOOKUP([.$B490];;2;0);&quot;&quot;)" table:style-name="ce49"/>
          <table:table-cell table:number-columns-repeated="11" table:style-name="ce48"/>
          <table:table-cell office:value-type="string" office:string-value="" table:formula="of:=IF([.G490]&gt;0;DATE([.G490];[.F490];[.E490]);&quot;&quot;)" table:style-name="ce51"/>
          <table:table-cell office:value-type="float" office:value="0" table:formula="of:=DATEDIF([.O490];[.P490];&quot;Y&quot;)" table:style-name="ce49">
            <text:p>#¡VALOR!</text:p>
          </table:table-cell>
          <table:table-cell office:value-type="float" office:value="0" table:formula="of:=DATEDIF([.O490];[.P490];&quot;YM&quot;)" table:style-name="ce49">
            <text:p>#¡VALOR!</text:p>
          </table:table-cell>
          <table:table-cell office:value-type="float" office:value="0" table:formula="of:=DATEDIF([.O490];[.P4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1" table:formula="of:=[.A490]+1" table:style-name="ce48">
            <text:p>721</text:p>
          </table:table-cell>
          <table:table-cell table:style-name="ce48"/>
          <table:table-cell office:value-type="string" office:string-value="" table:formula="of:=IF(LEN([.B491])&lt;&gt;0;VLOOKUP([.$B491];;7;0);&quot;&quot;)" table:style-name="ce49"/>
          <table:table-cell office:value-type="string" office:string-value="" table:formula="of:=IF(LEN([.B491])&lt;&gt;0;VLOOKUP([.$B491];;2;0);&quot;&quot;)" table:style-name="ce49"/>
          <table:table-cell table:number-columns-repeated="11" table:style-name="ce48"/>
          <table:table-cell office:value-type="string" office:string-value="" table:formula="of:=IF([.G491]&gt;0;DATE([.G491];[.F491];[.E491]);&quot;&quot;)" table:style-name="ce51"/>
          <table:table-cell office:value-type="float" office:value="0" table:formula="of:=DATEDIF([.O491];[.P491];&quot;Y&quot;)" table:style-name="ce49">
            <text:p>#¡VALOR!</text:p>
          </table:table-cell>
          <table:table-cell office:value-type="float" office:value="0" table:formula="of:=DATEDIF([.O491];[.P491];&quot;YM&quot;)" table:style-name="ce49">
            <text:p>#¡VALOR!</text:p>
          </table:table-cell>
          <table:table-cell office:value-type="float" office:value="0" table:formula="of:=DATEDIF([.O491];[.P4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2" table:formula="of:=[.A491]+1" table:style-name="ce48">
            <text:p>722</text:p>
          </table:table-cell>
          <table:table-cell table:style-name="ce48"/>
          <table:table-cell office:value-type="string" office:string-value="" table:formula="of:=IF(LEN([.B492])&lt;&gt;0;VLOOKUP([.$B492];;7;0);&quot;&quot;)" table:style-name="ce49"/>
          <table:table-cell office:value-type="string" office:string-value="" table:formula="of:=IF(LEN([.B492])&lt;&gt;0;VLOOKUP([.$B492];;2;0);&quot;&quot;)" table:style-name="ce49"/>
          <table:table-cell table:number-columns-repeated="11" table:style-name="ce48"/>
          <table:table-cell office:value-type="string" office:string-value="" table:formula="of:=IF([.G492]&gt;0;DATE([.G492];[.F492];[.E492]);&quot;&quot;)" table:style-name="ce51"/>
          <table:table-cell office:value-type="float" office:value="0" table:formula="of:=DATEDIF([.O492];[.P492];&quot;Y&quot;)" table:style-name="ce49">
            <text:p>#¡VALOR!</text:p>
          </table:table-cell>
          <table:table-cell office:value-type="float" office:value="0" table:formula="of:=DATEDIF([.O492];[.P492];&quot;YM&quot;)" table:style-name="ce49">
            <text:p>#¡VALOR!</text:p>
          </table:table-cell>
          <table:table-cell office:value-type="float" office:value="0" table:formula="of:=DATEDIF([.O492];[.P4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3" table:formula="of:=[.A492]+1" table:style-name="ce48">
            <text:p>723</text:p>
          </table:table-cell>
          <table:table-cell table:style-name="ce48"/>
          <table:table-cell office:value-type="string" office:string-value="" table:formula="of:=IF(LEN([.B493])&lt;&gt;0;VLOOKUP([.$B493];;7;0);&quot;&quot;)" table:style-name="ce49"/>
          <table:table-cell office:value-type="string" office:string-value="" table:formula="of:=IF(LEN([.B493])&lt;&gt;0;VLOOKUP([.$B493];;2;0);&quot;&quot;)" table:style-name="ce49"/>
          <table:table-cell table:number-columns-repeated="11" table:style-name="ce48"/>
          <table:table-cell office:value-type="string" office:string-value="" table:formula="of:=IF([.G493]&gt;0;DATE([.G493];[.F493];[.E493]);&quot;&quot;)" table:style-name="ce51"/>
          <table:table-cell office:value-type="float" office:value="0" table:formula="of:=DATEDIF([.O493];[.P493];&quot;Y&quot;)" table:style-name="ce49">
            <text:p>#¡VALOR!</text:p>
          </table:table-cell>
          <table:table-cell office:value-type="float" office:value="0" table:formula="of:=DATEDIF([.O493];[.P493];&quot;YM&quot;)" table:style-name="ce49">
            <text:p>#¡VALOR!</text:p>
          </table:table-cell>
          <table:table-cell office:value-type="float" office:value="0" table:formula="of:=DATEDIF([.O493];[.P4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4" table:formula="of:=[.A493]+1" table:style-name="ce48">
            <text:p>724</text:p>
          </table:table-cell>
          <table:table-cell table:style-name="ce48"/>
          <table:table-cell office:value-type="string" office:string-value="" table:formula="of:=IF(LEN([.B494])&lt;&gt;0;VLOOKUP([.$B494];;7;0);&quot;&quot;)" table:style-name="ce49"/>
          <table:table-cell office:value-type="string" office:string-value="" table:formula="of:=IF(LEN([.B494])&lt;&gt;0;VLOOKUP([.$B494];;2;0);&quot;&quot;)" table:style-name="ce49"/>
          <table:table-cell table:number-columns-repeated="11" table:style-name="ce48"/>
          <table:table-cell office:value-type="string" office:string-value="" table:formula="of:=IF([.G494]&gt;0;DATE([.G494];[.F494];[.E494]);&quot;&quot;)" table:style-name="ce51"/>
          <table:table-cell office:value-type="float" office:value="0" table:formula="of:=DATEDIF([.O494];[.P494];&quot;Y&quot;)" table:style-name="ce49">
            <text:p>#¡VALOR!</text:p>
          </table:table-cell>
          <table:table-cell office:value-type="float" office:value="0" table:formula="of:=DATEDIF([.O494];[.P494];&quot;YM&quot;)" table:style-name="ce49">
            <text:p>#¡VALOR!</text:p>
          </table:table-cell>
          <table:table-cell office:value-type="float" office:value="0" table:formula="of:=DATEDIF([.O494];[.P4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5" table:formula="of:=[.A494]+1" table:style-name="ce48">
            <text:p>725</text:p>
          </table:table-cell>
          <table:table-cell table:style-name="ce48"/>
          <table:table-cell office:value-type="string" office:string-value="" table:formula="of:=IF(LEN([.B495])&lt;&gt;0;VLOOKUP([.$B495];;7;0);&quot;&quot;)" table:style-name="ce49"/>
          <table:table-cell office:value-type="string" office:string-value="" table:formula="of:=IF(LEN([.B495])&lt;&gt;0;VLOOKUP([.$B495];;2;0);&quot;&quot;)" table:style-name="ce49"/>
          <table:table-cell table:number-columns-repeated="11" table:style-name="ce48"/>
          <table:table-cell office:value-type="string" office:string-value="" table:formula="of:=IF([.G495]&gt;0;DATE([.G495];[.F495];[.E495]);&quot;&quot;)" table:style-name="ce51"/>
          <table:table-cell office:value-type="float" office:value="0" table:formula="of:=DATEDIF([.O495];[.P495];&quot;Y&quot;)" table:style-name="ce49">
            <text:p>#¡VALOR!</text:p>
          </table:table-cell>
          <table:table-cell office:value-type="float" office:value="0" table:formula="of:=DATEDIF([.O495];[.P495];&quot;YM&quot;)" table:style-name="ce49">
            <text:p>#¡VALOR!</text:p>
          </table:table-cell>
          <table:table-cell office:value-type="float" office:value="0" table:formula="of:=DATEDIF([.O495];[.P4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6" table:formula="of:=[.A495]+1" table:style-name="ce48">
            <text:p>726</text:p>
          </table:table-cell>
          <table:table-cell table:style-name="ce48"/>
          <table:table-cell office:value-type="string" office:string-value="" table:formula="of:=IF(LEN([.B496])&lt;&gt;0;VLOOKUP([.$B496];;7;0);&quot;&quot;)" table:style-name="ce49"/>
          <table:table-cell office:value-type="string" office:string-value="" table:formula="of:=IF(LEN([.B496])&lt;&gt;0;VLOOKUP([.$B496];;2;0);&quot;&quot;)" table:style-name="ce49"/>
          <table:table-cell table:number-columns-repeated="11" table:style-name="ce48"/>
          <table:table-cell office:value-type="string" office:string-value="" table:formula="of:=IF([.G496]&gt;0;DATE([.G496];[.F496];[.E496]);&quot;&quot;)" table:style-name="ce51"/>
          <table:table-cell office:value-type="float" office:value="0" table:formula="of:=DATEDIF([.O496];[.P496];&quot;Y&quot;)" table:style-name="ce49">
            <text:p>#¡VALOR!</text:p>
          </table:table-cell>
          <table:table-cell office:value-type="float" office:value="0" table:formula="of:=DATEDIF([.O496];[.P496];&quot;YM&quot;)" table:style-name="ce49">
            <text:p>#¡VALOR!</text:p>
          </table:table-cell>
          <table:table-cell office:value-type="float" office:value="0" table:formula="of:=DATEDIF([.O496];[.P4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7" table:formula="of:=[.A496]+1" table:style-name="ce48">
            <text:p>727</text:p>
          </table:table-cell>
          <table:table-cell table:style-name="ce48"/>
          <table:table-cell office:value-type="string" office:string-value="" table:formula="of:=IF(LEN([.B497])&lt;&gt;0;VLOOKUP([.$B497];;7;0);&quot;&quot;)" table:style-name="ce49"/>
          <table:table-cell office:value-type="string" office:string-value="" table:formula="of:=IF(LEN([.B497])&lt;&gt;0;VLOOKUP([.$B497];;2;0);&quot;&quot;)" table:style-name="ce49"/>
          <table:table-cell table:number-columns-repeated="11" table:style-name="ce48"/>
          <table:table-cell office:value-type="string" office:string-value="" table:formula="of:=IF([.G497]&gt;0;DATE([.G497];[.F497];[.E497]);&quot;&quot;)" table:style-name="ce51"/>
          <table:table-cell office:value-type="float" office:value="0" table:formula="of:=DATEDIF([.O497];[.P497];&quot;Y&quot;)" table:style-name="ce49">
            <text:p>#¡VALOR!</text:p>
          </table:table-cell>
          <table:table-cell office:value-type="float" office:value="0" table:formula="of:=DATEDIF([.O497];[.P497];&quot;YM&quot;)" table:style-name="ce49">
            <text:p>#¡VALOR!</text:p>
          </table:table-cell>
          <table:table-cell office:value-type="float" office:value="0" table:formula="of:=DATEDIF([.O497];[.P4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8" table:formula="of:=[.A497]+1" table:style-name="ce48">
            <text:p>728</text:p>
          </table:table-cell>
          <table:table-cell table:style-name="ce48"/>
          <table:table-cell office:value-type="string" office:string-value="" table:formula="of:=IF(LEN([.B498])&lt;&gt;0;VLOOKUP([.$B498];;7;0);&quot;&quot;)" table:style-name="ce49"/>
          <table:table-cell office:value-type="string" office:string-value="" table:formula="of:=IF(LEN([.B498])&lt;&gt;0;VLOOKUP([.$B498];;2;0);&quot;&quot;)" table:style-name="ce49"/>
          <table:table-cell table:number-columns-repeated="11" table:style-name="ce48"/>
          <table:table-cell office:value-type="string" office:string-value="" table:formula="of:=IF([.G498]&gt;0;DATE([.G498];[.F498];[.E498]);&quot;&quot;)" table:style-name="ce51"/>
          <table:table-cell office:value-type="float" office:value="0" table:formula="of:=DATEDIF([.O498];[.P498];&quot;Y&quot;)" table:style-name="ce49">
            <text:p>#¡VALOR!</text:p>
          </table:table-cell>
          <table:table-cell office:value-type="float" office:value="0" table:formula="of:=DATEDIF([.O498];[.P498];&quot;YM&quot;)" table:style-name="ce49">
            <text:p>#¡VALOR!</text:p>
          </table:table-cell>
          <table:table-cell office:value-type="float" office:value="0" table:formula="of:=DATEDIF([.O498];[.P4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29" table:formula="of:=[.A498]+1" table:style-name="ce48">
            <text:p>729</text:p>
          </table:table-cell>
          <table:table-cell table:style-name="ce48"/>
          <table:table-cell office:value-type="string" office:string-value="" table:formula="of:=IF(LEN([.B499])&lt;&gt;0;VLOOKUP([.$B499];;7;0);&quot;&quot;)" table:style-name="ce49"/>
          <table:table-cell office:value-type="string" office:string-value="" table:formula="of:=IF(LEN([.B499])&lt;&gt;0;VLOOKUP([.$B499];;2;0);&quot;&quot;)" table:style-name="ce49"/>
          <table:table-cell table:number-columns-repeated="11" table:style-name="ce48"/>
          <table:table-cell office:value-type="string" office:string-value="" table:formula="of:=IF([.G499]&gt;0;DATE([.G499];[.F499];[.E499]);&quot;&quot;)" table:style-name="ce51"/>
          <table:table-cell office:value-type="float" office:value="0" table:formula="of:=DATEDIF([.O499];[.P499];&quot;Y&quot;)" table:style-name="ce49">
            <text:p>#¡VALOR!</text:p>
          </table:table-cell>
          <table:table-cell office:value-type="float" office:value="0" table:formula="of:=DATEDIF([.O499];[.P499];&quot;YM&quot;)" table:style-name="ce49">
            <text:p>#¡VALOR!</text:p>
          </table:table-cell>
          <table:table-cell office:value-type="float" office:value="0" table:formula="of:=DATEDIF([.O499];[.P4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0" table:formula="of:=[.A499]+1" table:style-name="ce48">
            <text:p>730</text:p>
          </table:table-cell>
          <table:table-cell table:style-name="ce48"/>
          <table:table-cell office:value-type="string" office:string-value="" table:formula="of:=IF(LEN([.B500])&lt;&gt;0;VLOOKUP([.$B500];;7;0);&quot;&quot;)" table:style-name="ce49"/>
          <table:table-cell office:value-type="string" office:string-value="" table:formula="of:=IF(LEN([.B500])&lt;&gt;0;VLOOKUP([.$B500];;2;0);&quot;&quot;)" table:style-name="ce49"/>
          <table:table-cell table:number-columns-repeated="11" table:style-name="ce48"/>
          <table:table-cell office:value-type="string" office:string-value="" table:formula="of:=IF([.G500]&gt;0;DATE([.G500];[.F500];[.E500]);&quot;&quot;)" table:style-name="ce51"/>
          <table:table-cell office:value-type="float" office:value="0" table:formula="of:=DATEDIF([.O500];[.P500];&quot;Y&quot;)" table:style-name="ce49">
            <text:p>#¡VALOR!</text:p>
          </table:table-cell>
          <table:table-cell office:value-type="float" office:value="0" table:formula="of:=DATEDIF([.O500];[.P500];&quot;YM&quot;)" table:style-name="ce49">
            <text:p>#¡VALOR!</text:p>
          </table:table-cell>
          <table:table-cell office:value-type="float" office:value="0" table:formula="of:=DATEDIF([.O500];[.P5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1" table:formula="of:=[.A500]+1" table:style-name="ce48">
            <text:p>731</text:p>
          </table:table-cell>
          <table:table-cell table:style-name="ce48"/>
          <table:table-cell office:value-type="string" office:string-value="" table:formula="of:=IF(LEN([.B501])&lt;&gt;0;VLOOKUP([.$B501];;7;0);&quot;&quot;)" table:style-name="ce49"/>
          <table:table-cell office:value-type="string" office:string-value="" table:formula="of:=IF(LEN([.B501])&lt;&gt;0;VLOOKUP([.$B501];;2;0);&quot;&quot;)" table:style-name="ce49"/>
          <table:table-cell table:number-columns-repeated="11" table:style-name="ce48"/>
          <table:table-cell office:value-type="string" office:string-value="" table:formula="of:=IF([.G501]&gt;0;DATE([.G501];[.F501];[.E501]);&quot;&quot;)" table:style-name="ce51"/>
          <table:table-cell office:value-type="float" office:value="0" table:formula="of:=DATEDIF([.O501];[.P501];&quot;Y&quot;)" table:style-name="ce49">
            <text:p>#¡VALOR!</text:p>
          </table:table-cell>
          <table:table-cell office:value-type="float" office:value="0" table:formula="of:=DATEDIF([.O501];[.P501];&quot;YM&quot;)" table:style-name="ce49">
            <text:p>#¡VALOR!</text:p>
          </table:table-cell>
          <table:table-cell office:value-type="float" office:value="0" table:formula="of:=DATEDIF([.O501];[.P5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2" table:formula="of:=[.A501]+1" table:style-name="ce48">
            <text:p>732</text:p>
          </table:table-cell>
          <table:table-cell table:style-name="ce48"/>
          <table:table-cell office:value-type="string" office:string-value="" table:formula="of:=IF(LEN([.B502])&lt;&gt;0;VLOOKUP([.$B502];;7;0);&quot;&quot;)" table:style-name="ce49"/>
          <table:table-cell office:value-type="string" office:string-value="" table:formula="of:=IF(LEN([.B502])&lt;&gt;0;VLOOKUP([.$B502];;2;0);&quot;&quot;)" table:style-name="ce49"/>
          <table:table-cell table:number-columns-repeated="11" table:style-name="ce48"/>
          <table:table-cell office:value-type="string" office:string-value="" table:formula="of:=IF([.G502]&gt;0;DATE([.G502];[.F502];[.E502]);&quot;&quot;)" table:style-name="ce51"/>
          <table:table-cell office:value-type="float" office:value="0" table:formula="of:=DATEDIF([.O502];[.P502];&quot;Y&quot;)" table:style-name="ce49">
            <text:p>#¡VALOR!</text:p>
          </table:table-cell>
          <table:table-cell office:value-type="float" office:value="0" table:formula="of:=DATEDIF([.O502];[.P502];&quot;YM&quot;)" table:style-name="ce49">
            <text:p>#¡VALOR!</text:p>
          </table:table-cell>
          <table:table-cell office:value-type="float" office:value="0" table:formula="of:=DATEDIF([.O502];[.P5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3" table:formula="of:=[.A502]+1" table:style-name="ce48">
            <text:p>733</text:p>
          </table:table-cell>
          <table:table-cell table:style-name="ce48"/>
          <table:table-cell office:value-type="string" office:string-value="" table:formula="of:=IF(LEN([.B503])&lt;&gt;0;VLOOKUP([.$B503];;7;0);&quot;&quot;)" table:style-name="ce49"/>
          <table:table-cell office:value-type="string" office:string-value="" table:formula="of:=IF(LEN([.B503])&lt;&gt;0;VLOOKUP([.$B503];;2;0);&quot;&quot;)" table:style-name="ce49"/>
          <table:table-cell table:number-columns-repeated="11" table:style-name="ce48"/>
          <table:table-cell office:value-type="string" office:string-value="" table:formula="of:=IF([.G503]&gt;0;DATE([.G503];[.F503];[.E503]);&quot;&quot;)" table:style-name="ce51"/>
          <table:table-cell office:value-type="float" office:value="0" table:formula="of:=DATEDIF([.O503];[.P503];&quot;Y&quot;)" table:style-name="ce49">
            <text:p>#¡VALOR!</text:p>
          </table:table-cell>
          <table:table-cell office:value-type="float" office:value="0" table:formula="of:=DATEDIF([.O503];[.P503];&quot;YM&quot;)" table:style-name="ce49">
            <text:p>#¡VALOR!</text:p>
          </table:table-cell>
          <table:table-cell office:value-type="float" office:value="0" table:formula="of:=DATEDIF([.O503];[.P5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4" table:formula="of:=[.A503]+1" table:style-name="ce48">
            <text:p>734</text:p>
          </table:table-cell>
          <table:table-cell table:style-name="ce48"/>
          <table:table-cell office:value-type="string" office:string-value="" table:formula="of:=IF(LEN([.B504])&lt;&gt;0;VLOOKUP([.$B504];;7;0);&quot;&quot;)" table:style-name="ce49"/>
          <table:table-cell office:value-type="string" office:string-value="" table:formula="of:=IF(LEN([.B504])&lt;&gt;0;VLOOKUP([.$B504];;2;0);&quot;&quot;)" table:style-name="ce49"/>
          <table:table-cell table:number-columns-repeated="11" table:style-name="ce48"/>
          <table:table-cell office:value-type="string" office:string-value="" table:formula="of:=IF([.G504]&gt;0;DATE([.G504];[.F504];[.E504]);&quot;&quot;)" table:style-name="ce51"/>
          <table:table-cell office:value-type="float" office:value="0" table:formula="of:=DATEDIF([.O504];[.P504];&quot;Y&quot;)" table:style-name="ce49">
            <text:p>#¡VALOR!</text:p>
          </table:table-cell>
          <table:table-cell office:value-type="float" office:value="0" table:formula="of:=DATEDIF([.O504];[.P504];&quot;YM&quot;)" table:style-name="ce49">
            <text:p>#¡VALOR!</text:p>
          </table:table-cell>
          <table:table-cell office:value-type="float" office:value="0" table:formula="of:=DATEDIF([.O504];[.P5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5" table:formula="of:=[.A504]+1" table:style-name="ce48">
            <text:p>735</text:p>
          </table:table-cell>
          <table:table-cell table:style-name="ce48"/>
          <table:table-cell office:value-type="string" office:string-value="" table:formula="of:=IF(LEN([.B505])&lt;&gt;0;VLOOKUP([.$B505];;7;0);&quot;&quot;)" table:style-name="ce49"/>
          <table:table-cell office:value-type="string" office:string-value="" table:formula="of:=IF(LEN([.B505])&lt;&gt;0;VLOOKUP([.$B505];;2;0);&quot;&quot;)" table:style-name="ce49"/>
          <table:table-cell table:number-columns-repeated="11" table:style-name="ce48"/>
          <table:table-cell office:value-type="string" office:string-value="" table:formula="of:=IF([.G505]&gt;0;DATE([.G505];[.F505];[.E505]);&quot;&quot;)" table:style-name="ce51"/>
          <table:table-cell office:value-type="float" office:value="0" table:formula="of:=DATEDIF([.O505];[.P505];&quot;Y&quot;)" table:style-name="ce49">
            <text:p>#¡VALOR!</text:p>
          </table:table-cell>
          <table:table-cell office:value-type="float" office:value="0" table:formula="of:=DATEDIF([.O505];[.P505];&quot;YM&quot;)" table:style-name="ce49">
            <text:p>#¡VALOR!</text:p>
          </table:table-cell>
          <table:table-cell office:value-type="float" office:value="0" table:formula="of:=DATEDIF([.O505];[.P5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6" table:formula="of:=[.A505]+1" table:style-name="ce48">
            <text:p>736</text:p>
          </table:table-cell>
          <table:table-cell table:style-name="ce48"/>
          <table:table-cell office:value-type="string" office:string-value="" table:formula="of:=IF(LEN([.B506])&lt;&gt;0;VLOOKUP([.$B506];;7;0);&quot;&quot;)" table:style-name="ce49"/>
          <table:table-cell office:value-type="string" office:string-value="" table:formula="of:=IF(LEN([.B506])&lt;&gt;0;VLOOKUP([.$B506];;2;0);&quot;&quot;)" table:style-name="ce49"/>
          <table:table-cell table:number-columns-repeated="11" table:style-name="ce48"/>
          <table:table-cell office:value-type="string" office:string-value="" table:formula="of:=IF([.G506]&gt;0;DATE([.G506];[.F506];[.E506]);&quot;&quot;)" table:style-name="ce51"/>
          <table:table-cell office:value-type="float" office:value="0" table:formula="of:=DATEDIF([.O506];[.P506];&quot;Y&quot;)" table:style-name="ce49">
            <text:p>#¡VALOR!</text:p>
          </table:table-cell>
          <table:table-cell office:value-type="float" office:value="0" table:formula="of:=DATEDIF([.O506];[.P506];&quot;YM&quot;)" table:style-name="ce49">
            <text:p>#¡VALOR!</text:p>
          </table:table-cell>
          <table:table-cell office:value-type="float" office:value="0" table:formula="of:=DATEDIF([.O506];[.P5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7" table:formula="of:=[.A506]+1" table:style-name="ce48">
            <text:p>737</text:p>
          </table:table-cell>
          <table:table-cell table:style-name="ce48"/>
          <table:table-cell office:value-type="string" office:string-value="" table:formula="of:=IF(LEN([.B507])&lt;&gt;0;VLOOKUP([.$B507];;7;0);&quot;&quot;)" table:style-name="ce49"/>
          <table:table-cell office:value-type="string" office:string-value="" table:formula="of:=IF(LEN([.B507])&lt;&gt;0;VLOOKUP([.$B507];;2;0);&quot;&quot;)" table:style-name="ce49"/>
          <table:table-cell table:number-columns-repeated="11" table:style-name="ce48"/>
          <table:table-cell office:value-type="string" office:string-value="" table:formula="of:=IF([.G507]&gt;0;DATE([.G507];[.F507];[.E507]);&quot;&quot;)" table:style-name="ce51"/>
          <table:table-cell office:value-type="float" office:value="0" table:formula="of:=DATEDIF([.O507];[.P507];&quot;Y&quot;)" table:style-name="ce49">
            <text:p>#¡VALOR!</text:p>
          </table:table-cell>
          <table:table-cell office:value-type="float" office:value="0" table:formula="of:=DATEDIF([.O507];[.P507];&quot;YM&quot;)" table:style-name="ce49">
            <text:p>#¡VALOR!</text:p>
          </table:table-cell>
          <table:table-cell office:value-type="float" office:value="0" table:formula="of:=DATEDIF([.O507];[.P5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8" table:formula="of:=[.A507]+1" table:style-name="ce48">
            <text:p>738</text:p>
          </table:table-cell>
          <table:table-cell table:style-name="ce48"/>
          <table:table-cell office:value-type="string" office:string-value="" table:formula="of:=IF(LEN([.B508])&lt;&gt;0;VLOOKUP([.$B508];;7;0);&quot;&quot;)" table:style-name="ce49"/>
          <table:table-cell office:value-type="string" office:string-value="" table:formula="of:=IF(LEN([.B508])&lt;&gt;0;VLOOKUP([.$B508];;2;0);&quot;&quot;)" table:style-name="ce49"/>
          <table:table-cell table:number-columns-repeated="11" table:style-name="ce48"/>
          <table:table-cell office:value-type="string" office:string-value="" table:formula="of:=IF([.G508]&gt;0;DATE([.G508];[.F508];[.E508]);&quot;&quot;)" table:style-name="ce51"/>
          <table:table-cell office:value-type="float" office:value="0" table:formula="of:=DATEDIF([.O508];[.P508];&quot;Y&quot;)" table:style-name="ce49">
            <text:p>#¡VALOR!</text:p>
          </table:table-cell>
          <table:table-cell office:value-type="float" office:value="0" table:formula="of:=DATEDIF([.O508];[.P508];&quot;YM&quot;)" table:style-name="ce49">
            <text:p>#¡VALOR!</text:p>
          </table:table-cell>
          <table:table-cell office:value-type="float" office:value="0" table:formula="of:=DATEDIF([.O508];[.P5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39" table:formula="of:=[.A508]+1" table:style-name="ce48">
            <text:p>739</text:p>
          </table:table-cell>
          <table:table-cell table:style-name="ce48"/>
          <table:table-cell office:value-type="string" office:string-value="" table:formula="of:=IF(LEN([.B509])&lt;&gt;0;VLOOKUP([.$B509];;7;0);&quot;&quot;)" table:style-name="ce49"/>
          <table:table-cell office:value-type="string" office:string-value="" table:formula="of:=IF(LEN([.B509])&lt;&gt;0;VLOOKUP([.$B509];;2;0);&quot;&quot;)" table:style-name="ce49"/>
          <table:table-cell table:number-columns-repeated="11" table:style-name="ce48"/>
          <table:table-cell office:value-type="string" office:string-value="" table:formula="of:=IF([.G509]&gt;0;DATE([.G509];[.F509];[.E509]);&quot;&quot;)" table:style-name="ce51"/>
          <table:table-cell office:value-type="float" office:value="0" table:formula="of:=DATEDIF([.O509];[.P509];&quot;Y&quot;)" table:style-name="ce49">
            <text:p>#¡VALOR!</text:p>
          </table:table-cell>
          <table:table-cell office:value-type="float" office:value="0" table:formula="of:=DATEDIF([.O509];[.P509];&quot;YM&quot;)" table:style-name="ce49">
            <text:p>#¡VALOR!</text:p>
          </table:table-cell>
          <table:table-cell office:value-type="float" office:value="0" table:formula="of:=DATEDIF([.O509];[.P5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0" table:formula="of:=[.A509]+1" table:style-name="ce48">
            <text:p>740</text:p>
          </table:table-cell>
          <table:table-cell table:style-name="ce48"/>
          <table:table-cell office:value-type="string" office:string-value="" table:formula="of:=IF(LEN([.B510])&lt;&gt;0;VLOOKUP([.$B510];;7;0);&quot;&quot;)" table:style-name="ce49"/>
          <table:table-cell office:value-type="string" office:string-value="" table:formula="of:=IF(LEN([.B510])&lt;&gt;0;VLOOKUP([.$B510];;2;0);&quot;&quot;)" table:style-name="ce49"/>
          <table:table-cell table:number-columns-repeated="11" table:style-name="ce48"/>
          <table:table-cell office:value-type="string" office:string-value="" table:formula="of:=IF([.G510]&gt;0;DATE([.G510];[.F510];[.E510]);&quot;&quot;)" table:style-name="ce51"/>
          <table:table-cell office:value-type="float" office:value="0" table:formula="of:=DATEDIF([.O510];[.P510];&quot;Y&quot;)" table:style-name="ce49">
            <text:p>#¡VALOR!</text:p>
          </table:table-cell>
          <table:table-cell office:value-type="float" office:value="0" table:formula="of:=DATEDIF([.O510];[.P510];&quot;YM&quot;)" table:style-name="ce49">
            <text:p>#¡VALOR!</text:p>
          </table:table-cell>
          <table:table-cell office:value-type="float" office:value="0" table:formula="of:=DATEDIF([.O510];[.P5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1" table:formula="of:=[.A510]+1" table:style-name="ce48">
            <text:p>741</text:p>
          </table:table-cell>
          <table:table-cell table:style-name="ce48"/>
          <table:table-cell office:value-type="string" office:string-value="" table:formula="of:=IF(LEN([.B511])&lt;&gt;0;VLOOKUP([.$B511];;7;0);&quot;&quot;)" table:style-name="ce49"/>
          <table:table-cell office:value-type="string" office:string-value="" table:formula="of:=IF(LEN([.B511])&lt;&gt;0;VLOOKUP([.$B511];;2;0);&quot;&quot;)" table:style-name="ce49"/>
          <table:table-cell table:number-columns-repeated="11" table:style-name="ce48"/>
          <table:table-cell office:value-type="string" office:string-value="" table:formula="of:=IF([.G511]&gt;0;DATE([.G511];[.F511];[.E511]);&quot;&quot;)" table:style-name="ce51"/>
          <table:table-cell office:value-type="float" office:value="0" table:formula="of:=DATEDIF([.O511];[.P511];&quot;Y&quot;)" table:style-name="ce49">
            <text:p>#¡VALOR!</text:p>
          </table:table-cell>
          <table:table-cell office:value-type="float" office:value="0" table:formula="of:=DATEDIF([.O511];[.P511];&quot;YM&quot;)" table:style-name="ce49">
            <text:p>#¡VALOR!</text:p>
          </table:table-cell>
          <table:table-cell office:value-type="float" office:value="0" table:formula="of:=DATEDIF([.O511];[.P5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2" table:formula="of:=[.A511]+1" table:style-name="ce48">
            <text:p>742</text:p>
          </table:table-cell>
          <table:table-cell table:style-name="ce48"/>
          <table:table-cell office:value-type="string" office:string-value="" table:formula="of:=IF(LEN([.B512])&lt;&gt;0;VLOOKUP([.$B512];;7;0);&quot;&quot;)" table:style-name="ce49"/>
          <table:table-cell office:value-type="string" office:string-value="" table:formula="of:=IF(LEN([.B512])&lt;&gt;0;VLOOKUP([.$B512];;2;0);&quot;&quot;)" table:style-name="ce49"/>
          <table:table-cell table:number-columns-repeated="11" table:style-name="ce48"/>
          <table:table-cell office:value-type="string" office:string-value="" table:formula="of:=IF([.G512]&gt;0;DATE([.G512];[.F512];[.E512]);&quot;&quot;)" table:style-name="ce51"/>
          <table:table-cell office:value-type="float" office:value="0" table:formula="of:=DATEDIF([.O512];[.P512];&quot;Y&quot;)" table:style-name="ce49">
            <text:p>#¡VALOR!</text:p>
          </table:table-cell>
          <table:table-cell office:value-type="float" office:value="0" table:formula="of:=DATEDIF([.O512];[.P512];&quot;YM&quot;)" table:style-name="ce49">
            <text:p>#¡VALOR!</text:p>
          </table:table-cell>
          <table:table-cell office:value-type="float" office:value="0" table:formula="of:=DATEDIF([.O512];[.P5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3" table:formula="of:=[.A512]+1" table:style-name="ce48">
            <text:p>743</text:p>
          </table:table-cell>
          <table:table-cell table:style-name="ce48"/>
          <table:table-cell office:value-type="string" office:string-value="" table:formula="of:=IF(LEN([.B513])&lt;&gt;0;VLOOKUP([.$B513];;7;0);&quot;&quot;)" table:style-name="ce49"/>
          <table:table-cell office:value-type="string" office:string-value="" table:formula="of:=IF(LEN([.B513])&lt;&gt;0;VLOOKUP([.$B513];;2;0);&quot;&quot;)" table:style-name="ce49"/>
          <table:table-cell table:number-columns-repeated="11" table:style-name="ce48"/>
          <table:table-cell office:value-type="string" office:string-value="" table:formula="of:=IF([.G513]&gt;0;DATE([.G513];[.F513];[.E513]);&quot;&quot;)" table:style-name="ce51"/>
          <table:table-cell office:value-type="float" office:value="0" table:formula="of:=DATEDIF([.O513];[.P513];&quot;Y&quot;)" table:style-name="ce49">
            <text:p>#¡VALOR!</text:p>
          </table:table-cell>
          <table:table-cell office:value-type="float" office:value="0" table:formula="of:=DATEDIF([.O513];[.P513];&quot;YM&quot;)" table:style-name="ce49">
            <text:p>#¡VALOR!</text:p>
          </table:table-cell>
          <table:table-cell office:value-type="float" office:value="0" table:formula="of:=DATEDIF([.O513];[.P5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4" table:formula="of:=[.A513]+1" table:style-name="ce48">
            <text:p>744</text:p>
          </table:table-cell>
          <table:table-cell table:style-name="ce48"/>
          <table:table-cell office:value-type="string" office:string-value="" table:formula="of:=IF(LEN([.B514])&lt;&gt;0;VLOOKUP([.$B514];;7;0);&quot;&quot;)" table:style-name="ce49"/>
          <table:table-cell office:value-type="string" office:string-value="" table:formula="of:=IF(LEN([.B514])&lt;&gt;0;VLOOKUP([.$B514];;2;0);&quot;&quot;)" table:style-name="ce49"/>
          <table:table-cell table:number-columns-repeated="11" table:style-name="ce48"/>
          <table:table-cell office:value-type="string" office:string-value="" table:formula="of:=IF([.G514]&gt;0;DATE([.G514];[.F514];[.E514]);&quot;&quot;)" table:style-name="ce51"/>
          <table:table-cell office:value-type="float" office:value="0" table:formula="of:=DATEDIF([.O514];[.P514];&quot;Y&quot;)" table:style-name="ce49">
            <text:p>#¡VALOR!</text:p>
          </table:table-cell>
          <table:table-cell office:value-type="float" office:value="0" table:formula="of:=DATEDIF([.O514];[.P514];&quot;YM&quot;)" table:style-name="ce49">
            <text:p>#¡VALOR!</text:p>
          </table:table-cell>
          <table:table-cell office:value-type="float" office:value="0" table:formula="of:=DATEDIF([.O514];[.P5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5" table:formula="of:=[.A514]+1" table:style-name="ce48">
            <text:p>745</text:p>
          </table:table-cell>
          <table:table-cell table:style-name="ce48"/>
          <table:table-cell office:value-type="string" office:string-value="" table:formula="of:=IF(LEN([.B515])&lt;&gt;0;VLOOKUP([.$B515];;7;0);&quot;&quot;)" table:style-name="ce49"/>
          <table:table-cell office:value-type="string" office:string-value="" table:formula="of:=IF(LEN([.B515])&lt;&gt;0;VLOOKUP([.$B515];;2;0);&quot;&quot;)" table:style-name="ce49"/>
          <table:table-cell table:number-columns-repeated="11" table:style-name="ce48"/>
          <table:table-cell office:value-type="string" office:string-value="" table:formula="of:=IF([.G515]&gt;0;DATE([.G515];[.F515];[.E515]);&quot;&quot;)" table:style-name="ce51"/>
          <table:table-cell office:value-type="float" office:value="0" table:formula="of:=DATEDIF([.O515];[.P515];&quot;Y&quot;)" table:style-name="ce49">
            <text:p>#¡VALOR!</text:p>
          </table:table-cell>
          <table:table-cell office:value-type="float" office:value="0" table:formula="of:=DATEDIF([.O515];[.P515];&quot;YM&quot;)" table:style-name="ce49">
            <text:p>#¡VALOR!</text:p>
          </table:table-cell>
          <table:table-cell office:value-type="float" office:value="0" table:formula="of:=DATEDIF([.O515];[.P5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6" table:formula="of:=[.A515]+1" table:style-name="ce48">
            <text:p>746</text:p>
          </table:table-cell>
          <table:table-cell table:style-name="ce48"/>
          <table:table-cell office:value-type="string" office:string-value="" table:formula="of:=IF(LEN([.B516])&lt;&gt;0;VLOOKUP([.$B516];;7;0);&quot;&quot;)" table:style-name="ce49"/>
          <table:table-cell office:value-type="string" office:string-value="" table:formula="of:=IF(LEN([.B516])&lt;&gt;0;VLOOKUP([.$B516];;2;0);&quot;&quot;)" table:style-name="ce49"/>
          <table:table-cell table:number-columns-repeated="11" table:style-name="ce48"/>
          <table:table-cell office:value-type="string" office:string-value="" table:formula="of:=IF([.G516]&gt;0;DATE([.G516];[.F516];[.E516]);&quot;&quot;)" table:style-name="ce51"/>
          <table:table-cell office:value-type="float" office:value="0" table:formula="of:=DATEDIF([.O516];[.P516];&quot;Y&quot;)" table:style-name="ce49">
            <text:p>#¡VALOR!</text:p>
          </table:table-cell>
          <table:table-cell office:value-type="float" office:value="0" table:formula="of:=DATEDIF([.O516];[.P516];&quot;YM&quot;)" table:style-name="ce49">
            <text:p>#¡VALOR!</text:p>
          </table:table-cell>
          <table:table-cell office:value-type="float" office:value="0" table:formula="of:=DATEDIF([.O516];[.P5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7" table:formula="of:=[.A516]+1" table:style-name="ce48">
            <text:p>747</text:p>
          </table:table-cell>
          <table:table-cell table:style-name="ce48"/>
          <table:table-cell office:value-type="string" office:string-value="" table:formula="of:=IF(LEN([.B517])&lt;&gt;0;VLOOKUP([.$B517];;7;0);&quot;&quot;)" table:style-name="ce49"/>
          <table:table-cell office:value-type="string" office:string-value="" table:formula="of:=IF(LEN([.B517])&lt;&gt;0;VLOOKUP([.$B517];;2;0);&quot;&quot;)" table:style-name="ce49"/>
          <table:table-cell table:number-columns-repeated="11" table:style-name="ce48"/>
          <table:table-cell office:value-type="string" office:string-value="" table:formula="of:=IF([.G517]&gt;0;DATE([.G517];[.F517];[.E517]);&quot;&quot;)" table:style-name="ce51"/>
          <table:table-cell office:value-type="float" office:value="0" table:formula="of:=DATEDIF([.O517];[.P517];&quot;Y&quot;)" table:style-name="ce49">
            <text:p>#¡VALOR!</text:p>
          </table:table-cell>
          <table:table-cell office:value-type="float" office:value="0" table:formula="of:=DATEDIF([.O517];[.P517];&quot;YM&quot;)" table:style-name="ce49">
            <text:p>#¡VALOR!</text:p>
          </table:table-cell>
          <table:table-cell office:value-type="float" office:value="0" table:formula="of:=DATEDIF([.O517];[.P5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8" table:formula="of:=[.A517]+1" table:style-name="ce48">
            <text:p>748</text:p>
          </table:table-cell>
          <table:table-cell table:style-name="ce48"/>
          <table:table-cell office:value-type="string" office:string-value="" table:formula="of:=IF(LEN([.B518])&lt;&gt;0;VLOOKUP([.$B518];;7;0);&quot;&quot;)" table:style-name="ce49"/>
          <table:table-cell office:value-type="string" office:string-value="" table:formula="of:=IF(LEN([.B518])&lt;&gt;0;VLOOKUP([.$B518];;2;0);&quot;&quot;)" table:style-name="ce49"/>
          <table:table-cell table:number-columns-repeated="11" table:style-name="ce48"/>
          <table:table-cell office:value-type="string" office:string-value="" table:formula="of:=IF([.G518]&gt;0;DATE([.G518];[.F518];[.E518]);&quot;&quot;)" table:style-name="ce51"/>
          <table:table-cell office:value-type="float" office:value="0" table:formula="of:=DATEDIF([.O518];[.P518];&quot;Y&quot;)" table:style-name="ce49">
            <text:p>#¡VALOR!</text:p>
          </table:table-cell>
          <table:table-cell office:value-type="float" office:value="0" table:formula="of:=DATEDIF([.O518];[.P518];&quot;YM&quot;)" table:style-name="ce49">
            <text:p>#¡VALOR!</text:p>
          </table:table-cell>
          <table:table-cell office:value-type="float" office:value="0" table:formula="of:=DATEDIF([.O518];[.P5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49" table:formula="of:=[.A518]+1" table:style-name="ce48">
            <text:p>749</text:p>
          </table:table-cell>
          <table:table-cell table:style-name="ce48"/>
          <table:table-cell office:value-type="string" office:string-value="" table:formula="of:=IF(LEN([.B519])&lt;&gt;0;VLOOKUP([.$B519];;7;0);&quot;&quot;)" table:style-name="ce49"/>
          <table:table-cell office:value-type="string" office:string-value="" table:formula="of:=IF(LEN([.B519])&lt;&gt;0;VLOOKUP([.$B519];;2;0);&quot;&quot;)" table:style-name="ce49"/>
          <table:table-cell table:number-columns-repeated="11" table:style-name="ce48"/>
          <table:table-cell office:value-type="string" office:string-value="" table:formula="of:=IF([.G519]&gt;0;DATE([.G519];[.F519];[.E519]);&quot;&quot;)" table:style-name="ce51"/>
          <table:table-cell office:value-type="float" office:value="0" table:formula="of:=DATEDIF([.O519];[.P519];&quot;Y&quot;)" table:style-name="ce49">
            <text:p>#¡VALOR!</text:p>
          </table:table-cell>
          <table:table-cell office:value-type="float" office:value="0" table:formula="of:=DATEDIF([.O519];[.P519];&quot;YM&quot;)" table:style-name="ce49">
            <text:p>#¡VALOR!</text:p>
          </table:table-cell>
          <table:table-cell office:value-type="float" office:value="0" table:formula="of:=DATEDIF([.O519];[.P5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0" table:formula="of:=[.A519]+1" table:style-name="ce48">
            <text:p>750</text:p>
          </table:table-cell>
          <table:table-cell table:style-name="ce48"/>
          <table:table-cell office:value-type="string" office:string-value="" table:formula="of:=IF(LEN([.B520])&lt;&gt;0;VLOOKUP([.$B520];;7;0);&quot;&quot;)" table:style-name="ce49"/>
          <table:table-cell office:value-type="string" office:string-value="" table:formula="of:=IF(LEN([.B520])&lt;&gt;0;VLOOKUP([.$B520];;2;0);&quot;&quot;)" table:style-name="ce49"/>
          <table:table-cell table:number-columns-repeated="11" table:style-name="ce48"/>
          <table:table-cell office:value-type="string" office:string-value="" table:formula="of:=IF([.G520]&gt;0;DATE([.G520];[.F520];[.E520]);&quot;&quot;)" table:style-name="ce51"/>
          <table:table-cell office:value-type="float" office:value="0" table:formula="of:=DATEDIF([.O520];[.P520];&quot;Y&quot;)" table:style-name="ce49">
            <text:p>#¡VALOR!</text:p>
          </table:table-cell>
          <table:table-cell office:value-type="float" office:value="0" table:formula="of:=DATEDIF([.O520];[.P520];&quot;YM&quot;)" table:style-name="ce49">
            <text:p>#¡VALOR!</text:p>
          </table:table-cell>
          <table:table-cell office:value-type="float" office:value="0" table:formula="of:=DATEDIF([.O520];[.P5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1" table:formula="of:=[.A520]+1" table:style-name="ce48">
            <text:p>751</text:p>
          </table:table-cell>
          <table:table-cell table:style-name="ce48"/>
          <table:table-cell office:value-type="string" office:string-value="" table:formula="of:=IF(LEN([.B521])&lt;&gt;0;VLOOKUP([.$B521];;7;0);&quot;&quot;)" table:style-name="ce49"/>
          <table:table-cell office:value-type="string" office:string-value="" table:formula="of:=IF(LEN([.B521])&lt;&gt;0;VLOOKUP([.$B521];;2;0);&quot;&quot;)" table:style-name="ce49"/>
          <table:table-cell table:number-columns-repeated="11" table:style-name="ce48"/>
          <table:table-cell office:value-type="string" office:string-value="" table:formula="of:=IF([.G521]&gt;0;DATE([.G521];[.F521];[.E521]);&quot;&quot;)" table:style-name="ce51"/>
          <table:table-cell office:value-type="float" office:value="0" table:formula="of:=DATEDIF([.O521];[.P521];&quot;Y&quot;)" table:style-name="ce49">
            <text:p>#¡VALOR!</text:p>
          </table:table-cell>
          <table:table-cell office:value-type="float" office:value="0" table:formula="of:=DATEDIF([.O521];[.P521];&quot;YM&quot;)" table:style-name="ce49">
            <text:p>#¡VALOR!</text:p>
          </table:table-cell>
          <table:table-cell office:value-type="float" office:value="0" table:formula="of:=DATEDIF([.O521];[.P5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2" table:formula="of:=[.A521]+1" table:style-name="ce48">
            <text:p>752</text:p>
          </table:table-cell>
          <table:table-cell table:style-name="ce48"/>
          <table:table-cell office:value-type="string" office:string-value="" table:formula="of:=IF(LEN([.B522])&lt;&gt;0;VLOOKUP([.$B522];;7;0);&quot;&quot;)" table:style-name="ce49"/>
          <table:table-cell office:value-type="string" office:string-value="" table:formula="of:=IF(LEN([.B522])&lt;&gt;0;VLOOKUP([.$B522];;2;0);&quot;&quot;)" table:style-name="ce49"/>
          <table:table-cell table:number-columns-repeated="11" table:style-name="ce48"/>
          <table:table-cell office:value-type="string" office:string-value="" table:formula="of:=IF([.G522]&gt;0;DATE([.G522];[.F522];[.E522]);&quot;&quot;)" table:style-name="ce51"/>
          <table:table-cell office:value-type="float" office:value="0" table:formula="of:=DATEDIF([.O522];[.P522];&quot;Y&quot;)" table:style-name="ce49">
            <text:p>#¡VALOR!</text:p>
          </table:table-cell>
          <table:table-cell office:value-type="float" office:value="0" table:formula="of:=DATEDIF([.O522];[.P522];&quot;YM&quot;)" table:style-name="ce49">
            <text:p>#¡VALOR!</text:p>
          </table:table-cell>
          <table:table-cell office:value-type="float" office:value="0" table:formula="of:=DATEDIF([.O522];[.P5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3" table:formula="of:=[.A522]+1" table:style-name="ce48">
            <text:p>753</text:p>
          </table:table-cell>
          <table:table-cell table:style-name="ce48"/>
          <table:table-cell office:value-type="string" office:string-value="" table:formula="of:=IF(LEN([.B523])&lt;&gt;0;VLOOKUP([.$B523];;7;0);&quot;&quot;)" table:style-name="ce49"/>
          <table:table-cell office:value-type="string" office:string-value="" table:formula="of:=IF(LEN([.B523])&lt;&gt;0;VLOOKUP([.$B523];;2;0);&quot;&quot;)" table:style-name="ce49"/>
          <table:table-cell table:number-columns-repeated="11" table:style-name="ce48"/>
          <table:table-cell office:value-type="string" office:string-value="" table:formula="of:=IF([.G523]&gt;0;DATE([.G523];[.F523];[.E523]);&quot;&quot;)" table:style-name="ce51"/>
          <table:table-cell office:value-type="float" office:value="0" table:formula="of:=DATEDIF([.O523];[.P523];&quot;Y&quot;)" table:style-name="ce49">
            <text:p>#¡VALOR!</text:p>
          </table:table-cell>
          <table:table-cell office:value-type="float" office:value="0" table:formula="of:=DATEDIF([.O523];[.P523];&quot;YM&quot;)" table:style-name="ce49">
            <text:p>#¡VALOR!</text:p>
          </table:table-cell>
          <table:table-cell office:value-type="float" office:value="0" table:formula="of:=DATEDIF([.O523];[.P5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4" table:formula="of:=[.A523]+1" table:style-name="ce48">
            <text:p>754</text:p>
          </table:table-cell>
          <table:table-cell table:style-name="ce48"/>
          <table:table-cell office:value-type="string" office:string-value="" table:formula="of:=IF(LEN([.B524])&lt;&gt;0;VLOOKUP([.$B524];;7;0);&quot;&quot;)" table:style-name="ce49"/>
          <table:table-cell office:value-type="string" office:string-value="" table:formula="of:=IF(LEN([.B524])&lt;&gt;0;VLOOKUP([.$B524];;2;0);&quot;&quot;)" table:style-name="ce49"/>
          <table:table-cell table:number-columns-repeated="11" table:style-name="ce48"/>
          <table:table-cell office:value-type="string" office:string-value="" table:formula="of:=IF([.G524]&gt;0;DATE([.G524];[.F524];[.E524]);&quot;&quot;)" table:style-name="ce51"/>
          <table:table-cell office:value-type="float" office:value="0" table:formula="of:=DATEDIF([.O524];[.P524];&quot;Y&quot;)" table:style-name="ce49">
            <text:p>#¡VALOR!</text:p>
          </table:table-cell>
          <table:table-cell office:value-type="float" office:value="0" table:formula="of:=DATEDIF([.O524];[.P524];&quot;YM&quot;)" table:style-name="ce49">
            <text:p>#¡VALOR!</text:p>
          </table:table-cell>
          <table:table-cell office:value-type="float" office:value="0" table:formula="of:=DATEDIF([.O524];[.P5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5" table:formula="of:=[.A524]+1" table:style-name="ce48">
            <text:p>755</text:p>
          </table:table-cell>
          <table:table-cell table:style-name="ce48"/>
          <table:table-cell office:value-type="string" office:string-value="" table:formula="of:=IF(LEN([.B525])&lt;&gt;0;VLOOKUP([.$B525];;7;0);&quot;&quot;)" table:style-name="ce49"/>
          <table:table-cell office:value-type="string" office:string-value="" table:formula="of:=IF(LEN([.B525])&lt;&gt;0;VLOOKUP([.$B525];;2;0);&quot;&quot;)" table:style-name="ce49"/>
          <table:table-cell table:number-columns-repeated="11" table:style-name="ce48"/>
          <table:table-cell office:value-type="string" office:string-value="" table:formula="of:=IF([.G525]&gt;0;DATE([.G525];[.F525];[.E525]);&quot;&quot;)" table:style-name="ce51"/>
          <table:table-cell office:value-type="float" office:value="0" table:formula="of:=DATEDIF([.O525];[.P525];&quot;Y&quot;)" table:style-name="ce49">
            <text:p>#¡VALOR!</text:p>
          </table:table-cell>
          <table:table-cell office:value-type="float" office:value="0" table:formula="of:=DATEDIF([.O525];[.P525];&quot;YM&quot;)" table:style-name="ce49">
            <text:p>#¡VALOR!</text:p>
          </table:table-cell>
          <table:table-cell office:value-type="float" office:value="0" table:formula="of:=DATEDIF([.O525];[.P5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6" table:formula="of:=[.A525]+1" table:style-name="ce48">
            <text:p>756</text:p>
          </table:table-cell>
          <table:table-cell table:style-name="ce48"/>
          <table:table-cell office:value-type="string" office:string-value="" table:formula="of:=IF(LEN([.B526])&lt;&gt;0;VLOOKUP([.$B526];;7;0);&quot;&quot;)" table:style-name="ce49"/>
          <table:table-cell office:value-type="string" office:string-value="" table:formula="of:=IF(LEN([.B526])&lt;&gt;0;VLOOKUP([.$B526];;2;0);&quot;&quot;)" table:style-name="ce49"/>
          <table:table-cell table:number-columns-repeated="11" table:style-name="ce48"/>
          <table:table-cell office:value-type="string" office:string-value="" table:formula="of:=IF([.G526]&gt;0;DATE([.G526];[.F526];[.E526]);&quot;&quot;)" table:style-name="ce51"/>
          <table:table-cell office:value-type="float" office:value="0" table:formula="of:=DATEDIF([.O526];[.P526];&quot;Y&quot;)" table:style-name="ce49">
            <text:p>#¡VALOR!</text:p>
          </table:table-cell>
          <table:table-cell office:value-type="float" office:value="0" table:formula="of:=DATEDIF([.O526];[.P526];&quot;YM&quot;)" table:style-name="ce49">
            <text:p>#¡VALOR!</text:p>
          </table:table-cell>
          <table:table-cell office:value-type="float" office:value="0" table:formula="of:=DATEDIF([.O526];[.P5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7" table:formula="of:=[.A526]+1" table:style-name="ce48">
            <text:p>757</text:p>
          </table:table-cell>
          <table:table-cell table:style-name="ce48"/>
          <table:table-cell office:value-type="string" office:string-value="" table:formula="of:=IF(LEN([.B527])&lt;&gt;0;VLOOKUP([.$B527];;7;0);&quot;&quot;)" table:style-name="ce49"/>
          <table:table-cell office:value-type="string" office:string-value="" table:formula="of:=IF(LEN([.B527])&lt;&gt;0;VLOOKUP([.$B527];;2;0);&quot;&quot;)" table:style-name="ce49"/>
          <table:table-cell table:number-columns-repeated="11" table:style-name="ce48"/>
          <table:table-cell office:value-type="string" office:string-value="" table:formula="of:=IF([.G527]&gt;0;DATE([.G527];[.F527];[.E527]);&quot;&quot;)" table:style-name="ce51"/>
          <table:table-cell office:value-type="float" office:value="0" table:formula="of:=DATEDIF([.O527];[.P527];&quot;Y&quot;)" table:style-name="ce49">
            <text:p>#¡VALOR!</text:p>
          </table:table-cell>
          <table:table-cell office:value-type="float" office:value="0" table:formula="of:=DATEDIF([.O527];[.P527];&quot;YM&quot;)" table:style-name="ce49">
            <text:p>#¡VALOR!</text:p>
          </table:table-cell>
          <table:table-cell office:value-type="float" office:value="0" table:formula="of:=DATEDIF([.O527];[.P5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8" table:formula="of:=[.A527]+1" table:style-name="ce48">
            <text:p>758</text:p>
          </table:table-cell>
          <table:table-cell table:style-name="ce48"/>
          <table:table-cell office:value-type="string" office:string-value="" table:formula="of:=IF(LEN([.B528])&lt;&gt;0;VLOOKUP([.$B528];;7;0);&quot;&quot;)" table:style-name="ce49"/>
          <table:table-cell office:value-type="string" office:string-value="" table:formula="of:=IF(LEN([.B528])&lt;&gt;0;VLOOKUP([.$B528];;2;0);&quot;&quot;)" table:style-name="ce49"/>
          <table:table-cell table:number-columns-repeated="11" table:style-name="ce48"/>
          <table:table-cell office:value-type="string" office:string-value="" table:formula="of:=IF([.G528]&gt;0;DATE([.G528];[.F528];[.E528]);&quot;&quot;)" table:style-name="ce51"/>
          <table:table-cell office:value-type="float" office:value="0" table:formula="of:=DATEDIF([.O528];[.P528];&quot;Y&quot;)" table:style-name="ce49">
            <text:p>#¡VALOR!</text:p>
          </table:table-cell>
          <table:table-cell office:value-type="float" office:value="0" table:formula="of:=DATEDIF([.O528];[.P528];&quot;YM&quot;)" table:style-name="ce49">
            <text:p>#¡VALOR!</text:p>
          </table:table-cell>
          <table:table-cell office:value-type="float" office:value="0" table:formula="of:=DATEDIF([.O528];[.P5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59" table:formula="of:=[.A528]+1" table:style-name="ce48">
            <text:p>759</text:p>
          </table:table-cell>
          <table:table-cell table:style-name="ce48"/>
          <table:table-cell office:value-type="string" office:string-value="" table:formula="of:=IF(LEN([.B529])&lt;&gt;0;VLOOKUP([.$B529];;7;0);&quot;&quot;)" table:style-name="ce49"/>
          <table:table-cell office:value-type="string" office:string-value="" table:formula="of:=IF(LEN([.B529])&lt;&gt;0;VLOOKUP([.$B529];;2;0);&quot;&quot;)" table:style-name="ce49"/>
          <table:table-cell table:number-columns-repeated="11" table:style-name="ce48"/>
          <table:table-cell office:value-type="string" office:string-value="" table:formula="of:=IF([.G529]&gt;0;DATE([.G529];[.F529];[.E529]);&quot;&quot;)" table:style-name="ce51"/>
          <table:table-cell office:value-type="float" office:value="0" table:formula="of:=DATEDIF([.O529];[.P529];&quot;Y&quot;)" table:style-name="ce49">
            <text:p>#¡VALOR!</text:p>
          </table:table-cell>
          <table:table-cell office:value-type="float" office:value="0" table:formula="of:=DATEDIF([.O529];[.P529];&quot;YM&quot;)" table:style-name="ce49">
            <text:p>#¡VALOR!</text:p>
          </table:table-cell>
          <table:table-cell office:value-type="float" office:value="0" table:formula="of:=DATEDIF([.O529];[.P5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0" table:formula="of:=[.A529]+1" table:style-name="ce48">
            <text:p>760</text:p>
          </table:table-cell>
          <table:table-cell table:style-name="ce48"/>
          <table:table-cell office:value-type="string" office:string-value="" table:formula="of:=IF(LEN([.B530])&lt;&gt;0;VLOOKUP([.$B530];;7;0);&quot;&quot;)" table:style-name="ce49"/>
          <table:table-cell office:value-type="string" office:string-value="" table:formula="of:=IF(LEN([.B530])&lt;&gt;0;VLOOKUP([.$B530];;2;0);&quot;&quot;)" table:style-name="ce49"/>
          <table:table-cell table:number-columns-repeated="11" table:style-name="ce48"/>
          <table:table-cell office:value-type="string" office:string-value="" table:formula="of:=IF([.G530]&gt;0;DATE([.G530];[.F530];[.E530]);&quot;&quot;)" table:style-name="ce51"/>
          <table:table-cell office:value-type="float" office:value="0" table:formula="of:=DATEDIF([.O530];[.P530];&quot;Y&quot;)" table:style-name="ce49">
            <text:p>#¡VALOR!</text:p>
          </table:table-cell>
          <table:table-cell office:value-type="float" office:value="0" table:formula="of:=DATEDIF([.O530];[.P530];&quot;YM&quot;)" table:style-name="ce49">
            <text:p>#¡VALOR!</text:p>
          </table:table-cell>
          <table:table-cell office:value-type="float" office:value="0" table:formula="of:=DATEDIF([.O530];[.P5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1" table:formula="of:=[.A530]+1" table:style-name="ce48">
            <text:p>761</text:p>
          </table:table-cell>
          <table:table-cell table:style-name="ce48"/>
          <table:table-cell office:value-type="string" office:string-value="" table:formula="of:=IF(LEN([.B531])&lt;&gt;0;VLOOKUP([.$B531];;7;0);&quot;&quot;)" table:style-name="ce49"/>
          <table:table-cell office:value-type="string" office:string-value="" table:formula="of:=IF(LEN([.B531])&lt;&gt;0;VLOOKUP([.$B531];;2;0);&quot;&quot;)" table:style-name="ce49"/>
          <table:table-cell table:number-columns-repeated="11" table:style-name="ce48"/>
          <table:table-cell office:value-type="string" office:string-value="" table:formula="of:=IF([.G531]&gt;0;DATE([.G531];[.F531];[.E531]);&quot;&quot;)" table:style-name="ce51"/>
          <table:table-cell office:value-type="float" office:value="0" table:formula="of:=DATEDIF([.O531];[.P531];&quot;Y&quot;)" table:style-name="ce49">
            <text:p>#¡VALOR!</text:p>
          </table:table-cell>
          <table:table-cell office:value-type="float" office:value="0" table:formula="of:=DATEDIF([.O531];[.P531];&quot;YM&quot;)" table:style-name="ce49">
            <text:p>#¡VALOR!</text:p>
          </table:table-cell>
          <table:table-cell office:value-type="float" office:value="0" table:formula="of:=DATEDIF([.O531];[.P5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2" table:formula="of:=[.A531]+1" table:style-name="ce48">
            <text:p>762</text:p>
          </table:table-cell>
          <table:table-cell table:style-name="ce48"/>
          <table:table-cell office:value-type="string" office:string-value="" table:formula="of:=IF(LEN([.B532])&lt;&gt;0;VLOOKUP([.$B532];;7;0);&quot;&quot;)" table:style-name="ce49"/>
          <table:table-cell office:value-type="string" office:string-value="" table:formula="of:=IF(LEN([.B532])&lt;&gt;0;VLOOKUP([.$B532];;2;0);&quot;&quot;)" table:style-name="ce49"/>
          <table:table-cell table:number-columns-repeated="11" table:style-name="ce48"/>
          <table:table-cell office:value-type="string" office:string-value="" table:formula="of:=IF([.G532]&gt;0;DATE([.G532];[.F532];[.E532]);&quot;&quot;)" table:style-name="ce51"/>
          <table:table-cell office:value-type="float" office:value="0" table:formula="of:=DATEDIF([.O532];[.P532];&quot;Y&quot;)" table:style-name="ce49">
            <text:p>#¡VALOR!</text:p>
          </table:table-cell>
          <table:table-cell office:value-type="float" office:value="0" table:formula="of:=DATEDIF([.O532];[.P532];&quot;YM&quot;)" table:style-name="ce49">
            <text:p>#¡VALOR!</text:p>
          </table:table-cell>
          <table:table-cell office:value-type="float" office:value="0" table:formula="of:=DATEDIF([.O532];[.P5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3" table:formula="of:=[.A532]+1" table:style-name="ce48">
            <text:p>763</text:p>
          </table:table-cell>
          <table:table-cell table:style-name="ce48"/>
          <table:table-cell office:value-type="string" office:string-value="" table:formula="of:=IF(LEN([.B533])&lt;&gt;0;VLOOKUP([.$B533];;7;0);&quot;&quot;)" table:style-name="ce49"/>
          <table:table-cell office:value-type="string" office:string-value="" table:formula="of:=IF(LEN([.B533])&lt;&gt;0;VLOOKUP([.$B533];;2;0);&quot;&quot;)" table:style-name="ce49"/>
          <table:table-cell table:number-columns-repeated="11" table:style-name="ce48"/>
          <table:table-cell office:value-type="string" office:string-value="" table:formula="of:=IF([.G533]&gt;0;DATE([.G533];[.F533];[.E533]);&quot;&quot;)" table:style-name="ce51"/>
          <table:table-cell office:value-type="float" office:value="0" table:formula="of:=DATEDIF([.O533];[.P533];&quot;Y&quot;)" table:style-name="ce49">
            <text:p>#¡VALOR!</text:p>
          </table:table-cell>
          <table:table-cell office:value-type="float" office:value="0" table:formula="of:=DATEDIF([.O533];[.P533];&quot;YM&quot;)" table:style-name="ce49">
            <text:p>#¡VALOR!</text:p>
          </table:table-cell>
          <table:table-cell office:value-type="float" office:value="0" table:formula="of:=DATEDIF([.O533];[.P5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4" table:formula="of:=[.A533]+1" table:style-name="ce48">
            <text:p>764</text:p>
          </table:table-cell>
          <table:table-cell table:style-name="ce48"/>
          <table:table-cell office:value-type="string" office:string-value="" table:formula="of:=IF(LEN([.B534])&lt;&gt;0;VLOOKUP([.$B534];;7;0);&quot;&quot;)" table:style-name="ce49"/>
          <table:table-cell office:value-type="string" office:string-value="" table:formula="of:=IF(LEN([.B534])&lt;&gt;0;VLOOKUP([.$B534];;2;0);&quot;&quot;)" table:style-name="ce49"/>
          <table:table-cell table:number-columns-repeated="11" table:style-name="ce48"/>
          <table:table-cell office:value-type="string" office:string-value="" table:formula="of:=IF([.G534]&gt;0;DATE([.G534];[.F534];[.E534]);&quot;&quot;)" table:style-name="ce51"/>
          <table:table-cell office:value-type="float" office:value="0" table:formula="of:=DATEDIF([.O534];[.P534];&quot;Y&quot;)" table:style-name="ce49">
            <text:p>#¡VALOR!</text:p>
          </table:table-cell>
          <table:table-cell office:value-type="float" office:value="0" table:formula="of:=DATEDIF([.O534];[.P534];&quot;YM&quot;)" table:style-name="ce49">
            <text:p>#¡VALOR!</text:p>
          </table:table-cell>
          <table:table-cell office:value-type="float" office:value="0" table:formula="of:=DATEDIF([.O534];[.P5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5" table:formula="of:=[.A534]+1" table:style-name="ce48">
            <text:p>765</text:p>
          </table:table-cell>
          <table:table-cell table:style-name="ce48"/>
          <table:table-cell office:value-type="string" office:string-value="" table:formula="of:=IF(LEN([.B535])&lt;&gt;0;VLOOKUP([.$B535];;7;0);&quot;&quot;)" table:style-name="ce49"/>
          <table:table-cell office:value-type="string" office:string-value="" table:formula="of:=IF(LEN([.B535])&lt;&gt;0;VLOOKUP([.$B535];;2;0);&quot;&quot;)" table:style-name="ce49"/>
          <table:table-cell table:number-columns-repeated="11" table:style-name="ce48"/>
          <table:table-cell office:value-type="string" office:string-value="" table:formula="of:=IF([.G535]&gt;0;DATE([.G535];[.F535];[.E535]);&quot;&quot;)" table:style-name="ce51"/>
          <table:table-cell office:value-type="float" office:value="0" table:formula="of:=DATEDIF([.O535];[.P535];&quot;Y&quot;)" table:style-name="ce49">
            <text:p>#¡VALOR!</text:p>
          </table:table-cell>
          <table:table-cell office:value-type="float" office:value="0" table:formula="of:=DATEDIF([.O535];[.P535];&quot;YM&quot;)" table:style-name="ce49">
            <text:p>#¡VALOR!</text:p>
          </table:table-cell>
          <table:table-cell office:value-type="float" office:value="0" table:formula="of:=DATEDIF([.O535];[.P5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6" table:formula="of:=[.A535]+1" table:style-name="ce48">
            <text:p>766</text:p>
          </table:table-cell>
          <table:table-cell table:style-name="ce48"/>
          <table:table-cell office:value-type="string" office:string-value="" table:formula="of:=IF(LEN([.B536])&lt;&gt;0;VLOOKUP([.$B536];;7;0);&quot;&quot;)" table:style-name="ce49"/>
          <table:table-cell office:value-type="string" office:string-value="" table:formula="of:=IF(LEN([.B536])&lt;&gt;0;VLOOKUP([.$B536];;2;0);&quot;&quot;)" table:style-name="ce49"/>
          <table:table-cell table:number-columns-repeated="11" table:style-name="ce48"/>
          <table:table-cell office:value-type="string" office:string-value="" table:formula="of:=IF([.G536]&gt;0;DATE([.G536];[.F536];[.E536]);&quot;&quot;)" table:style-name="ce51"/>
          <table:table-cell office:value-type="float" office:value="0" table:formula="of:=DATEDIF([.O536];[.P536];&quot;Y&quot;)" table:style-name="ce49">
            <text:p>#¡VALOR!</text:p>
          </table:table-cell>
          <table:table-cell office:value-type="float" office:value="0" table:formula="of:=DATEDIF([.O536];[.P536];&quot;YM&quot;)" table:style-name="ce49">
            <text:p>#¡VALOR!</text:p>
          </table:table-cell>
          <table:table-cell office:value-type="float" office:value="0" table:formula="of:=DATEDIF([.O536];[.P5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7" table:formula="of:=[.A536]+1" table:style-name="ce48">
            <text:p>767</text:p>
          </table:table-cell>
          <table:table-cell table:style-name="ce48"/>
          <table:table-cell office:value-type="string" office:string-value="" table:formula="of:=IF(LEN([.B537])&lt;&gt;0;VLOOKUP([.$B537];;7;0);&quot;&quot;)" table:style-name="ce49"/>
          <table:table-cell office:value-type="string" office:string-value="" table:formula="of:=IF(LEN([.B537])&lt;&gt;0;VLOOKUP([.$B537];;2;0);&quot;&quot;)" table:style-name="ce49"/>
          <table:table-cell table:number-columns-repeated="11" table:style-name="ce48"/>
          <table:table-cell office:value-type="string" office:string-value="" table:formula="of:=IF([.G537]&gt;0;DATE([.G537];[.F537];[.E537]);&quot;&quot;)" table:style-name="ce51"/>
          <table:table-cell office:value-type="float" office:value="0" table:formula="of:=DATEDIF([.O537];[.P537];&quot;Y&quot;)" table:style-name="ce49">
            <text:p>#¡VALOR!</text:p>
          </table:table-cell>
          <table:table-cell office:value-type="float" office:value="0" table:formula="of:=DATEDIF([.O537];[.P537];&quot;YM&quot;)" table:style-name="ce49">
            <text:p>#¡VALOR!</text:p>
          </table:table-cell>
          <table:table-cell office:value-type="float" office:value="0" table:formula="of:=DATEDIF([.O537];[.P5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8" table:formula="of:=[.A537]+1" table:style-name="ce48">
            <text:p>768</text:p>
          </table:table-cell>
          <table:table-cell table:style-name="ce48"/>
          <table:table-cell office:value-type="string" office:string-value="" table:formula="of:=IF(LEN([.B538])&lt;&gt;0;VLOOKUP([.$B538];;7;0);&quot;&quot;)" table:style-name="ce49"/>
          <table:table-cell office:value-type="string" office:string-value="" table:formula="of:=IF(LEN([.B538])&lt;&gt;0;VLOOKUP([.$B538];;2;0);&quot;&quot;)" table:style-name="ce49"/>
          <table:table-cell table:number-columns-repeated="11" table:style-name="ce48"/>
          <table:table-cell office:value-type="string" office:string-value="" table:formula="of:=IF([.G538]&gt;0;DATE([.G538];[.F538];[.E538]);&quot;&quot;)" table:style-name="ce51"/>
          <table:table-cell office:value-type="float" office:value="0" table:formula="of:=DATEDIF([.O538];[.P538];&quot;Y&quot;)" table:style-name="ce49">
            <text:p>#¡VALOR!</text:p>
          </table:table-cell>
          <table:table-cell office:value-type="float" office:value="0" table:formula="of:=DATEDIF([.O538];[.P538];&quot;YM&quot;)" table:style-name="ce49">
            <text:p>#¡VALOR!</text:p>
          </table:table-cell>
          <table:table-cell office:value-type="float" office:value="0" table:formula="of:=DATEDIF([.O538];[.P5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69" table:formula="of:=[.A538]+1" table:style-name="ce48">
            <text:p>769</text:p>
          </table:table-cell>
          <table:table-cell table:style-name="ce48"/>
          <table:table-cell office:value-type="string" office:string-value="" table:formula="of:=IF(LEN([.B539])&lt;&gt;0;VLOOKUP([.$B539];;7;0);&quot;&quot;)" table:style-name="ce49"/>
          <table:table-cell office:value-type="string" office:string-value="" table:formula="of:=IF(LEN([.B539])&lt;&gt;0;VLOOKUP([.$B539];;2;0);&quot;&quot;)" table:style-name="ce49"/>
          <table:table-cell table:number-columns-repeated="11" table:style-name="ce48"/>
          <table:table-cell office:value-type="string" office:string-value="" table:formula="of:=IF([.G539]&gt;0;DATE([.G539];[.F539];[.E539]);&quot;&quot;)" table:style-name="ce51"/>
          <table:table-cell office:value-type="float" office:value="0" table:formula="of:=DATEDIF([.O539];[.P539];&quot;Y&quot;)" table:style-name="ce49">
            <text:p>#¡VALOR!</text:p>
          </table:table-cell>
          <table:table-cell office:value-type="float" office:value="0" table:formula="of:=DATEDIF([.O539];[.P539];&quot;YM&quot;)" table:style-name="ce49">
            <text:p>#¡VALOR!</text:p>
          </table:table-cell>
          <table:table-cell office:value-type="float" office:value="0" table:formula="of:=DATEDIF([.O539];[.P5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0" table:formula="of:=[.A539]+1" table:style-name="ce48">
            <text:p>770</text:p>
          </table:table-cell>
          <table:table-cell table:style-name="ce48"/>
          <table:table-cell office:value-type="string" office:string-value="" table:formula="of:=IF(LEN([.B540])&lt;&gt;0;VLOOKUP([.$B540];;7;0);&quot;&quot;)" table:style-name="ce49"/>
          <table:table-cell office:value-type="string" office:string-value="" table:formula="of:=IF(LEN([.B540])&lt;&gt;0;VLOOKUP([.$B540];;2;0);&quot;&quot;)" table:style-name="ce49"/>
          <table:table-cell table:number-columns-repeated="11" table:style-name="ce48"/>
          <table:table-cell office:value-type="string" office:string-value="" table:formula="of:=IF([.G540]&gt;0;DATE([.G540];[.F540];[.E540]);&quot;&quot;)" table:style-name="ce51"/>
          <table:table-cell office:value-type="float" office:value="0" table:formula="of:=DATEDIF([.O540];[.P540];&quot;Y&quot;)" table:style-name="ce49">
            <text:p>#¡VALOR!</text:p>
          </table:table-cell>
          <table:table-cell office:value-type="float" office:value="0" table:formula="of:=DATEDIF([.O540];[.P540];&quot;YM&quot;)" table:style-name="ce49">
            <text:p>#¡VALOR!</text:p>
          </table:table-cell>
          <table:table-cell office:value-type="float" office:value="0" table:formula="of:=DATEDIF([.O540];[.P5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1" table:formula="of:=[.A540]+1" table:style-name="ce48">
            <text:p>771</text:p>
          </table:table-cell>
          <table:table-cell table:style-name="ce48"/>
          <table:table-cell office:value-type="string" office:string-value="" table:formula="of:=IF(LEN([.B541])&lt;&gt;0;VLOOKUP([.$B541];;7;0);&quot;&quot;)" table:style-name="ce49"/>
          <table:table-cell office:value-type="string" office:string-value="" table:formula="of:=IF(LEN([.B541])&lt;&gt;0;VLOOKUP([.$B541];;2;0);&quot;&quot;)" table:style-name="ce49"/>
          <table:table-cell table:number-columns-repeated="11" table:style-name="ce48"/>
          <table:table-cell office:value-type="string" office:string-value="" table:formula="of:=IF([.G541]&gt;0;DATE([.G541];[.F541];[.E541]);&quot;&quot;)" table:style-name="ce51"/>
          <table:table-cell office:value-type="float" office:value="0" table:formula="of:=DATEDIF([.O541];[.P541];&quot;Y&quot;)" table:style-name="ce49">
            <text:p>#¡VALOR!</text:p>
          </table:table-cell>
          <table:table-cell office:value-type="float" office:value="0" table:formula="of:=DATEDIF([.O541];[.P541];&quot;YM&quot;)" table:style-name="ce49">
            <text:p>#¡VALOR!</text:p>
          </table:table-cell>
          <table:table-cell office:value-type="float" office:value="0" table:formula="of:=DATEDIF([.O541];[.P5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2" table:formula="of:=[.A541]+1" table:style-name="ce48">
            <text:p>772</text:p>
          </table:table-cell>
          <table:table-cell table:style-name="ce48"/>
          <table:table-cell office:value-type="string" office:string-value="" table:formula="of:=IF(LEN([.B542])&lt;&gt;0;VLOOKUP([.$B542];;7;0);&quot;&quot;)" table:style-name="ce49"/>
          <table:table-cell office:value-type="string" office:string-value="" table:formula="of:=IF(LEN([.B542])&lt;&gt;0;VLOOKUP([.$B542];;2;0);&quot;&quot;)" table:style-name="ce49"/>
          <table:table-cell table:number-columns-repeated="11" table:style-name="ce48"/>
          <table:table-cell office:value-type="string" office:string-value="" table:formula="of:=IF([.G542]&gt;0;DATE([.G542];[.F542];[.E542]);&quot;&quot;)" table:style-name="ce51"/>
          <table:table-cell office:value-type="float" office:value="0" table:formula="of:=DATEDIF([.O542];[.P542];&quot;Y&quot;)" table:style-name="ce49">
            <text:p>#¡VALOR!</text:p>
          </table:table-cell>
          <table:table-cell office:value-type="float" office:value="0" table:formula="of:=DATEDIF([.O542];[.P542];&quot;YM&quot;)" table:style-name="ce49">
            <text:p>#¡VALOR!</text:p>
          </table:table-cell>
          <table:table-cell office:value-type="float" office:value="0" table:formula="of:=DATEDIF([.O542];[.P5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3" table:formula="of:=[.A542]+1" table:style-name="ce48">
            <text:p>773</text:p>
          </table:table-cell>
          <table:table-cell table:style-name="ce48"/>
          <table:table-cell office:value-type="string" office:string-value="" table:formula="of:=IF(LEN([.B543])&lt;&gt;0;VLOOKUP([.$B543];;7;0);&quot;&quot;)" table:style-name="ce49"/>
          <table:table-cell office:value-type="string" office:string-value="" table:formula="of:=IF(LEN([.B543])&lt;&gt;0;VLOOKUP([.$B543];;2;0);&quot;&quot;)" table:style-name="ce49"/>
          <table:table-cell table:number-columns-repeated="11" table:style-name="ce48"/>
          <table:table-cell office:value-type="string" office:string-value="" table:formula="of:=IF([.G543]&gt;0;DATE([.G543];[.F543];[.E543]);&quot;&quot;)" table:style-name="ce51"/>
          <table:table-cell office:value-type="float" office:value="0" table:formula="of:=DATEDIF([.O543];[.P543];&quot;Y&quot;)" table:style-name="ce49">
            <text:p>#¡VALOR!</text:p>
          </table:table-cell>
          <table:table-cell office:value-type="float" office:value="0" table:formula="of:=DATEDIF([.O543];[.P543];&quot;YM&quot;)" table:style-name="ce49">
            <text:p>#¡VALOR!</text:p>
          </table:table-cell>
          <table:table-cell office:value-type="float" office:value="0" table:formula="of:=DATEDIF([.O543];[.P5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4" table:formula="of:=[.A543]+1" table:style-name="ce48">
            <text:p>774</text:p>
          </table:table-cell>
          <table:table-cell table:style-name="ce48"/>
          <table:table-cell office:value-type="string" office:string-value="" table:formula="of:=IF(LEN([.B544])&lt;&gt;0;VLOOKUP([.$B544];;7;0);&quot;&quot;)" table:style-name="ce49"/>
          <table:table-cell office:value-type="string" office:string-value="" table:formula="of:=IF(LEN([.B544])&lt;&gt;0;VLOOKUP([.$B544];;2;0);&quot;&quot;)" table:style-name="ce49"/>
          <table:table-cell table:number-columns-repeated="11" table:style-name="ce48"/>
          <table:table-cell office:value-type="string" office:string-value="" table:formula="of:=IF([.G544]&gt;0;DATE([.G544];[.F544];[.E544]);&quot;&quot;)" table:style-name="ce51"/>
          <table:table-cell office:value-type="float" office:value="0" table:formula="of:=DATEDIF([.O544];[.P544];&quot;Y&quot;)" table:style-name="ce49">
            <text:p>#¡VALOR!</text:p>
          </table:table-cell>
          <table:table-cell office:value-type="float" office:value="0" table:formula="of:=DATEDIF([.O544];[.P544];&quot;YM&quot;)" table:style-name="ce49">
            <text:p>#¡VALOR!</text:p>
          </table:table-cell>
          <table:table-cell office:value-type="float" office:value="0" table:formula="of:=DATEDIF([.O544];[.P5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5" table:formula="of:=[.A544]+1" table:style-name="ce48">
            <text:p>775</text:p>
          </table:table-cell>
          <table:table-cell table:style-name="ce48"/>
          <table:table-cell office:value-type="string" office:string-value="" table:formula="of:=IF(LEN([.B545])&lt;&gt;0;VLOOKUP([.$B545];;7;0);&quot;&quot;)" table:style-name="ce49"/>
          <table:table-cell office:value-type="string" office:string-value="" table:formula="of:=IF(LEN([.B545])&lt;&gt;0;VLOOKUP([.$B545];;2;0);&quot;&quot;)" table:style-name="ce49"/>
          <table:table-cell table:number-columns-repeated="11" table:style-name="ce48"/>
          <table:table-cell office:value-type="string" office:string-value="" table:formula="of:=IF([.G545]&gt;0;DATE([.G545];[.F545];[.E545]);&quot;&quot;)" table:style-name="ce51"/>
          <table:table-cell office:value-type="float" office:value="0" table:formula="of:=DATEDIF([.O545];[.P545];&quot;Y&quot;)" table:style-name="ce49">
            <text:p>#¡VALOR!</text:p>
          </table:table-cell>
          <table:table-cell office:value-type="float" office:value="0" table:formula="of:=DATEDIF([.O545];[.P545];&quot;YM&quot;)" table:style-name="ce49">
            <text:p>#¡VALOR!</text:p>
          </table:table-cell>
          <table:table-cell office:value-type="float" office:value="0" table:formula="of:=DATEDIF([.O545];[.P5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6" table:formula="of:=[.A545]+1" table:style-name="ce48">
            <text:p>776</text:p>
          </table:table-cell>
          <table:table-cell table:style-name="ce48"/>
          <table:table-cell office:value-type="string" office:string-value="" table:formula="of:=IF(LEN([.B546])&lt;&gt;0;VLOOKUP([.$B546];;7;0);&quot;&quot;)" table:style-name="ce49"/>
          <table:table-cell office:value-type="string" office:string-value="" table:formula="of:=IF(LEN([.B546])&lt;&gt;0;VLOOKUP([.$B546];;2;0);&quot;&quot;)" table:style-name="ce49"/>
          <table:table-cell table:number-columns-repeated="11" table:style-name="ce48"/>
          <table:table-cell office:value-type="string" office:string-value="" table:formula="of:=IF([.G546]&gt;0;DATE([.G546];[.F546];[.E546]);&quot;&quot;)" table:style-name="ce51"/>
          <table:table-cell office:value-type="float" office:value="0" table:formula="of:=DATEDIF([.O546];[.P546];&quot;Y&quot;)" table:style-name="ce49">
            <text:p>#¡VALOR!</text:p>
          </table:table-cell>
          <table:table-cell office:value-type="float" office:value="0" table:formula="of:=DATEDIF([.O546];[.P546];&quot;YM&quot;)" table:style-name="ce49">
            <text:p>#¡VALOR!</text:p>
          </table:table-cell>
          <table:table-cell office:value-type="float" office:value="0" table:formula="of:=DATEDIF([.O546];[.P5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7" table:formula="of:=[.A546]+1" table:style-name="ce48">
            <text:p>777</text:p>
          </table:table-cell>
          <table:table-cell table:style-name="ce48"/>
          <table:table-cell office:value-type="string" office:string-value="" table:formula="of:=IF(LEN([.B547])&lt;&gt;0;VLOOKUP([.$B547];;7;0);&quot;&quot;)" table:style-name="ce49"/>
          <table:table-cell office:value-type="string" office:string-value="" table:formula="of:=IF(LEN([.B547])&lt;&gt;0;VLOOKUP([.$B547];;2;0);&quot;&quot;)" table:style-name="ce49"/>
          <table:table-cell table:number-columns-repeated="11" table:style-name="ce48"/>
          <table:table-cell office:value-type="string" office:string-value="" table:formula="of:=IF([.G547]&gt;0;DATE([.G547];[.F547];[.E547]);&quot;&quot;)" table:style-name="ce51"/>
          <table:table-cell office:value-type="float" office:value="0" table:formula="of:=DATEDIF([.O547];[.P547];&quot;Y&quot;)" table:style-name="ce49">
            <text:p>#¡VALOR!</text:p>
          </table:table-cell>
          <table:table-cell office:value-type="float" office:value="0" table:formula="of:=DATEDIF([.O547];[.P547];&quot;YM&quot;)" table:style-name="ce49">
            <text:p>#¡VALOR!</text:p>
          </table:table-cell>
          <table:table-cell office:value-type="float" office:value="0" table:formula="of:=DATEDIF([.O547];[.P5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8" table:formula="of:=[.A547]+1" table:style-name="ce48">
            <text:p>778</text:p>
          </table:table-cell>
          <table:table-cell table:style-name="ce48"/>
          <table:table-cell office:value-type="string" office:string-value="" table:formula="of:=IF(LEN([.B548])&lt;&gt;0;VLOOKUP([.$B548];;7;0);&quot;&quot;)" table:style-name="ce49"/>
          <table:table-cell office:value-type="string" office:string-value="" table:formula="of:=IF(LEN([.B548])&lt;&gt;0;VLOOKUP([.$B548];;2;0);&quot;&quot;)" table:style-name="ce49"/>
          <table:table-cell table:number-columns-repeated="11" table:style-name="ce48"/>
          <table:table-cell office:value-type="string" office:string-value="" table:formula="of:=IF([.G548]&gt;0;DATE([.G548];[.F548];[.E548]);&quot;&quot;)" table:style-name="ce51"/>
          <table:table-cell office:value-type="float" office:value="0" table:formula="of:=DATEDIF([.O548];[.P548];&quot;Y&quot;)" table:style-name="ce49">
            <text:p>#¡VALOR!</text:p>
          </table:table-cell>
          <table:table-cell office:value-type="float" office:value="0" table:formula="of:=DATEDIF([.O548];[.P548];&quot;YM&quot;)" table:style-name="ce49">
            <text:p>#¡VALOR!</text:p>
          </table:table-cell>
          <table:table-cell office:value-type="float" office:value="0" table:formula="of:=DATEDIF([.O548];[.P5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79" table:formula="of:=[.A548]+1" table:style-name="ce48">
            <text:p>779</text:p>
          </table:table-cell>
          <table:table-cell table:style-name="ce48"/>
          <table:table-cell office:value-type="string" office:string-value="" table:formula="of:=IF(LEN([.B549])&lt;&gt;0;VLOOKUP([.$B549];;7;0);&quot;&quot;)" table:style-name="ce49"/>
          <table:table-cell office:value-type="string" office:string-value="" table:formula="of:=IF(LEN([.B549])&lt;&gt;0;VLOOKUP([.$B549];;2;0);&quot;&quot;)" table:style-name="ce49"/>
          <table:table-cell table:number-columns-repeated="11" table:style-name="ce48"/>
          <table:table-cell office:value-type="string" office:string-value="" table:formula="of:=IF([.G549]&gt;0;DATE([.G549];[.F549];[.E549]);&quot;&quot;)" table:style-name="ce51"/>
          <table:table-cell office:value-type="float" office:value="0" table:formula="of:=DATEDIF([.O549];[.P549];&quot;Y&quot;)" table:style-name="ce49">
            <text:p>#¡VALOR!</text:p>
          </table:table-cell>
          <table:table-cell office:value-type="float" office:value="0" table:formula="of:=DATEDIF([.O549];[.P549];&quot;YM&quot;)" table:style-name="ce49">
            <text:p>#¡VALOR!</text:p>
          </table:table-cell>
          <table:table-cell office:value-type="float" office:value="0" table:formula="of:=DATEDIF([.O549];[.P5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0" table:formula="of:=[.A549]+1" table:style-name="ce48">
            <text:p>780</text:p>
          </table:table-cell>
          <table:table-cell table:style-name="ce48"/>
          <table:table-cell office:value-type="string" office:string-value="" table:formula="of:=IF(LEN([.B550])&lt;&gt;0;VLOOKUP([.$B550];;7;0);&quot;&quot;)" table:style-name="ce49"/>
          <table:table-cell office:value-type="string" office:string-value="" table:formula="of:=IF(LEN([.B550])&lt;&gt;0;VLOOKUP([.$B550];;2;0);&quot;&quot;)" table:style-name="ce49"/>
          <table:table-cell table:number-columns-repeated="11" table:style-name="ce48"/>
          <table:table-cell office:value-type="string" office:string-value="" table:formula="of:=IF([.G550]&gt;0;DATE([.G550];[.F550];[.E550]);&quot;&quot;)" table:style-name="ce51"/>
          <table:table-cell office:value-type="float" office:value="0" table:formula="of:=DATEDIF([.O550];[.P550];&quot;Y&quot;)" table:style-name="ce49">
            <text:p>#¡VALOR!</text:p>
          </table:table-cell>
          <table:table-cell office:value-type="float" office:value="0" table:formula="of:=DATEDIF([.O550];[.P550];&quot;YM&quot;)" table:style-name="ce49">
            <text:p>#¡VALOR!</text:p>
          </table:table-cell>
          <table:table-cell office:value-type="float" office:value="0" table:formula="of:=DATEDIF([.O550];[.P5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1" table:formula="of:=[.A550]+1" table:style-name="ce48">
            <text:p>781</text:p>
          </table:table-cell>
          <table:table-cell table:style-name="ce48"/>
          <table:table-cell office:value-type="string" office:string-value="" table:formula="of:=IF(LEN([.B551])&lt;&gt;0;VLOOKUP([.$B551];;7;0);&quot;&quot;)" table:style-name="ce49"/>
          <table:table-cell office:value-type="string" office:string-value="" table:formula="of:=IF(LEN([.B551])&lt;&gt;0;VLOOKUP([.$B551];;2;0);&quot;&quot;)" table:style-name="ce49"/>
          <table:table-cell table:number-columns-repeated="11" table:style-name="ce48"/>
          <table:table-cell office:value-type="string" office:string-value="" table:formula="of:=IF([.G551]&gt;0;DATE([.G551];[.F551];[.E551]);&quot;&quot;)" table:style-name="ce51"/>
          <table:table-cell office:value-type="float" office:value="0" table:formula="of:=DATEDIF([.O551];[.P551];&quot;Y&quot;)" table:style-name="ce49">
            <text:p>#¡VALOR!</text:p>
          </table:table-cell>
          <table:table-cell office:value-type="float" office:value="0" table:formula="of:=DATEDIF([.O551];[.P551];&quot;YM&quot;)" table:style-name="ce49">
            <text:p>#¡VALOR!</text:p>
          </table:table-cell>
          <table:table-cell office:value-type="float" office:value="0" table:formula="of:=DATEDIF([.O551];[.P5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2" table:formula="of:=[.A551]+1" table:style-name="ce48">
            <text:p>782</text:p>
          </table:table-cell>
          <table:table-cell table:style-name="ce48"/>
          <table:table-cell office:value-type="string" office:string-value="" table:formula="of:=IF(LEN([.B552])&lt;&gt;0;VLOOKUP([.$B552];;7;0);&quot;&quot;)" table:style-name="ce49"/>
          <table:table-cell office:value-type="string" office:string-value="" table:formula="of:=IF(LEN([.B552])&lt;&gt;0;VLOOKUP([.$B552];;2;0);&quot;&quot;)" table:style-name="ce49"/>
          <table:table-cell table:number-columns-repeated="11" table:style-name="ce48"/>
          <table:table-cell office:value-type="string" office:string-value="" table:formula="of:=IF([.G552]&gt;0;DATE([.G552];[.F552];[.E552]);&quot;&quot;)" table:style-name="ce51"/>
          <table:table-cell office:value-type="float" office:value="0" table:formula="of:=DATEDIF([.O552];[.P552];&quot;Y&quot;)" table:style-name="ce49">
            <text:p>#¡VALOR!</text:p>
          </table:table-cell>
          <table:table-cell office:value-type="float" office:value="0" table:formula="of:=DATEDIF([.O552];[.P552];&quot;YM&quot;)" table:style-name="ce49">
            <text:p>#¡VALOR!</text:p>
          </table:table-cell>
          <table:table-cell office:value-type="float" office:value="0" table:formula="of:=DATEDIF([.O552];[.P5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3" table:formula="of:=[.A552]+1" table:style-name="ce48">
            <text:p>783</text:p>
          </table:table-cell>
          <table:table-cell table:style-name="ce48"/>
          <table:table-cell office:value-type="string" office:string-value="" table:formula="of:=IF(LEN([.B553])&lt;&gt;0;VLOOKUP([.$B553];;7;0);&quot;&quot;)" table:style-name="ce49"/>
          <table:table-cell office:value-type="string" office:string-value="" table:formula="of:=IF(LEN([.B553])&lt;&gt;0;VLOOKUP([.$B553];;2;0);&quot;&quot;)" table:style-name="ce49"/>
          <table:table-cell table:number-columns-repeated="11" table:style-name="ce48"/>
          <table:table-cell office:value-type="string" office:string-value="" table:formula="of:=IF([.G553]&gt;0;DATE([.G553];[.F553];[.E553]);&quot;&quot;)" table:style-name="ce51"/>
          <table:table-cell office:value-type="float" office:value="0" table:formula="of:=DATEDIF([.O553];[.P553];&quot;Y&quot;)" table:style-name="ce49">
            <text:p>#¡VALOR!</text:p>
          </table:table-cell>
          <table:table-cell office:value-type="float" office:value="0" table:formula="of:=DATEDIF([.O553];[.P553];&quot;YM&quot;)" table:style-name="ce49">
            <text:p>#¡VALOR!</text:p>
          </table:table-cell>
          <table:table-cell office:value-type="float" office:value="0" table:formula="of:=DATEDIF([.O553];[.P5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4" table:formula="of:=[.A553]+1" table:style-name="ce48">
            <text:p>784</text:p>
          </table:table-cell>
          <table:table-cell table:style-name="ce48"/>
          <table:table-cell office:value-type="string" office:string-value="" table:formula="of:=IF(LEN([.B554])&lt;&gt;0;VLOOKUP([.$B554];;7;0);&quot;&quot;)" table:style-name="ce49"/>
          <table:table-cell office:value-type="string" office:string-value="" table:formula="of:=IF(LEN([.B554])&lt;&gt;0;VLOOKUP([.$B554];;2;0);&quot;&quot;)" table:style-name="ce49"/>
          <table:table-cell table:number-columns-repeated="11" table:style-name="ce48"/>
          <table:table-cell office:value-type="string" office:string-value="" table:formula="of:=IF([.G554]&gt;0;DATE([.G554];[.F554];[.E554]);&quot;&quot;)" table:style-name="ce51"/>
          <table:table-cell office:value-type="float" office:value="0" table:formula="of:=DATEDIF([.O554];[.P554];&quot;Y&quot;)" table:style-name="ce49">
            <text:p>#¡VALOR!</text:p>
          </table:table-cell>
          <table:table-cell office:value-type="float" office:value="0" table:formula="of:=DATEDIF([.O554];[.P554];&quot;YM&quot;)" table:style-name="ce49">
            <text:p>#¡VALOR!</text:p>
          </table:table-cell>
          <table:table-cell office:value-type="float" office:value="0" table:formula="of:=DATEDIF([.O554];[.P5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5" table:formula="of:=[.A554]+1" table:style-name="ce48">
            <text:p>785</text:p>
          </table:table-cell>
          <table:table-cell table:style-name="ce48"/>
          <table:table-cell office:value-type="string" office:string-value="" table:formula="of:=IF(LEN([.B555])&lt;&gt;0;VLOOKUP([.$B555];;7;0);&quot;&quot;)" table:style-name="ce49"/>
          <table:table-cell office:value-type="string" office:string-value="" table:formula="of:=IF(LEN([.B555])&lt;&gt;0;VLOOKUP([.$B555];;2;0);&quot;&quot;)" table:style-name="ce49"/>
          <table:table-cell table:number-columns-repeated="11" table:style-name="ce48"/>
          <table:table-cell office:value-type="string" office:string-value="" table:formula="of:=IF([.G555]&gt;0;DATE([.G555];[.F555];[.E555]);&quot;&quot;)" table:style-name="ce51"/>
          <table:table-cell office:value-type="float" office:value="0" table:formula="of:=DATEDIF([.O555];[.P555];&quot;Y&quot;)" table:style-name="ce49">
            <text:p>#¡VALOR!</text:p>
          </table:table-cell>
          <table:table-cell office:value-type="float" office:value="0" table:formula="of:=DATEDIF([.O555];[.P555];&quot;YM&quot;)" table:style-name="ce49">
            <text:p>#¡VALOR!</text:p>
          </table:table-cell>
          <table:table-cell office:value-type="float" office:value="0" table:formula="of:=DATEDIF([.O555];[.P5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6" table:formula="of:=[.A555]+1" table:style-name="ce48">
            <text:p>786</text:p>
          </table:table-cell>
          <table:table-cell table:style-name="ce48"/>
          <table:table-cell office:value-type="string" office:string-value="" table:formula="of:=IF(LEN([.B556])&lt;&gt;0;VLOOKUP([.$B556];;7;0);&quot;&quot;)" table:style-name="ce49"/>
          <table:table-cell office:value-type="string" office:string-value="" table:formula="of:=IF(LEN([.B556])&lt;&gt;0;VLOOKUP([.$B556];;2;0);&quot;&quot;)" table:style-name="ce49"/>
          <table:table-cell table:number-columns-repeated="11" table:style-name="ce48"/>
          <table:table-cell office:value-type="string" office:string-value="" table:formula="of:=IF([.G556]&gt;0;DATE([.G556];[.F556];[.E556]);&quot;&quot;)" table:style-name="ce51"/>
          <table:table-cell office:value-type="float" office:value="0" table:formula="of:=DATEDIF([.O556];[.P556];&quot;Y&quot;)" table:style-name="ce49">
            <text:p>#¡VALOR!</text:p>
          </table:table-cell>
          <table:table-cell office:value-type="float" office:value="0" table:formula="of:=DATEDIF([.O556];[.P556];&quot;YM&quot;)" table:style-name="ce49">
            <text:p>#¡VALOR!</text:p>
          </table:table-cell>
          <table:table-cell office:value-type="float" office:value="0" table:formula="of:=DATEDIF([.O556];[.P5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7" table:formula="of:=[.A556]+1" table:style-name="ce48">
            <text:p>787</text:p>
          </table:table-cell>
          <table:table-cell table:style-name="ce48"/>
          <table:table-cell office:value-type="string" office:string-value="" table:formula="of:=IF(LEN([.B557])&lt;&gt;0;VLOOKUP([.$B557];;7;0);&quot;&quot;)" table:style-name="ce49"/>
          <table:table-cell office:value-type="string" office:string-value="" table:formula="of:=IF(LEN([.B557])&lt;&gt;0;VLOOKUP([.$B557];;2;0);&quot;&quot;)" table:style-name="ce49"/>
          <table:table-cell table:number-columns-repeated="11" table:style-name="ce48"/>
          <table:table-cell office:value-type="string" office:string-value="" table:formula="of:=IF([.G557]&gt;0;DATE([.G557];[.F557];[.E557]);&quot;&quot;)" table:style-name="ce51"/>
          <table:table-cell office:value-type="float" office:value="0" table:formula="of:=DATEDIF([.O557];[.P557];&quot;Y&quot;)" table:style-name="ce49">
            <text:p>#¡VALOR!</text:p>
          </table:table-cell>
          <table:table-cell office:value-type="float" office:value="0" table:formula="of:=DATEDIF([.O557];[.P557];&quot;YM&quot;)" table:style-name="ce49">
            <text:p>#¡VALOR!</text:p>
          </table:table-cell>
          <table:table-cell office:value-type="float" office:value="0" table:formula="of:=DATEDIF([.O557];[.P5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8" table:formula="of:=[.A557]+1" table:style-name="ce48">
            <text:p>788</text:p>
          </table:table-cell>
          <table:table-cell table:style-name="ce48"/>
          <table:table-cell office:value-type="string" office:string-value="" table:formula="of:=IF(LEN([.B558])&lt;&gt;0;VLOOKUP([.$B558];;7;0);&quot;&quot;)" table:style-name="ce49"/>
          <table:table-cell office:value-type="string" office:string-value="" table:formula="of:=IF(LEN([.B558])&lt;&gt;0;VLOOKUP([.$B558];;2;0);&quot;&quot;)" table:style-name="ce49"/>
          <table:table-cell table:number-columns-repeated="11" table:style-name="ce48"/>
          <table:table-cell office:value-type="string" office:string-value="" table:formula="of:=IF([.G558]&gt;0;DATE([.G558];[.F558];[.E558]);&quot;&quot;)" table:style-name="ce51"/>
          <table:table-cell office:value-type="float" office:value="0" table:formula="of:=DATEDIF([.O558];[.P558];&quot;Y&quot;)" table:style-name="ce49">
            <text:p>#¡VALOR!</text:p>
          </table:table-cell>
          <table:table-cell office:value-type="float" office:value="0" table:formula="of:=DATEDIF([.O558];[.P558];&quot;YM&quot;)" table:style-name="ce49">
            <text:p>#¡VALOR!</text:p>
          </table:table-cell>
          <table:table-cell office:value-type="float" office:value="0" table:formula="of:=DATEDIF([.O558];[.P5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89" table:formula="of:=[.A558]+1" table:style-name="ce48">
            <text:p>789</text:p>
          </table:table-cell>
          <table:table-cell table:style-name="ce48"/>
          <table:table-cell office:value-type="string" office:string-value="" table:formula="of:=IF(LEN([.B559])&lt;&gt;0;VLOOKUP([.$B559];;7;0);&quot;&quot;)" table:style-name="ce49"/>
          <table:table-cell office:value-type="string" office:string-value="" table:formula="of:=IF(LEN([.B559])&lt;&gt;0;VLOOKUP([.$B559];;2;0);&quot;&quot;)" table:style-name="ce49"/>
          <table:table-cell table:number-columns-repeated="11" table:style-name="ce48"/>
          <table:table-cell office:value-type="string" office:string-value="" table:formula="of:=IF([.G559]&gt;0;DATE([.G559];[.F559];[.E559]);&quot;&quot;)" table:style-name="ce51"/>
          <table:table-cell office:value-type="float" office:value="0" table:formula="of:=DATEDIF([.O559];[.P559];&quot;Y&quot;)" table:style-name="ce49">
            <text:p>#¡VALOR!</text:p>
          </table:table-cell>
          <table:table-cell office:value-type="float" office:value="0" table:formula="of:=DATEDIF([.O559];[.P559];&quot;YM&quot;)" table:style-name="ce49">
            <text:p>#¡VALOR!</text:p>
          </table:table-cell>
          <table:table-cell office:value-type="float" office:value="0" table:formula="of:=DATEDIF([.O559];[.P5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0" table:formula="of:=[.A559]+1" table:style-name="ce48">
            <text:p>790</text:p>
          </table:table-cell>
          <table:table-cell table:style-name="ce48"/>
          <table:table-cell office:value-type="string" office:string-value="" table:formula="of:=IF(LEN([.B560])&lt;&gt;0;VLOOKUP([.$B560];;7;0);&quot;&quot;)" table:style-name="ce49"/>
          <table:table-cell office:value-type="string" office:string-value="" table:formula="of:=IF(LEN([.B560])&lt;&gt;0;VLOOKUP([.$B560];;2;0);&quot;&quot;)" table:style-name="ce49"/>
          <table:table-cell table:number-columns-repeated="11" table:style-name="ce48"/>
          <table:table-cell office:value-type="string" office:string-value="" table:formula="of:=IF([.G560]&gt;0;DATE([.G560];[.F560];[.E560]);&quot;&quot;)" table:style-name="ce51"/>
          <table:table-cell office:value-type="float" office:value="0" table:formula="of:=DATEDIF([.O560];[.P560];&quot;Y&quot;)" table:style-name="ce49">
            <text:p>#¡VALOR!</text:p>
          </table:table-cell>
          <table:table-cell office:value-type="float" office:value="0" table:formula="of:=DATEDIF([.O560];[.P560];&quot;YM&quot;)" table:style-name="ce49">
            <text:p>#¡VALOR!</text:p>
          </table:table-cell>
          <table:table-cell office:value-type="float" office:value="0" table:formula="of:=DATEDIF([.O560];[.P5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1" table:formula="of:=[.A560]+1" table:style-name="ce48">
            <text:p>791</text:p>
          </table:table-cell>
          <table:table-cell table:style-name="ce48"/>
          <table:table-cell office:value-type="string" office:string-value="" table:formula="of:=IF(LEN([.B561])&lt;&gt;0;VLOOKUP([.$B561];;7;0);&quot;&quot;)" table:style-name="ce49"/>
          <table:table-cell office:value-type="string" office:string-value="" table:formula="of:=IF(LEN([.B561])&lt;&gt;0;VLOOKUP([.$B561];;2;0);&quot;&quot;)" table:style-name="ce49"/>
          <table:table-cell table:number-columns-repeated="11" table:style-name="ce48"/>
          <table:table-cell office:value-type="string" office:string-value="" table:formula="of:=IF([.G561]&gt;0;DATE([.G561];[.F561];[.E561]);&quot;&quot;)" table:style-name="ce51"/>
          <table:table-cell office:value-type="float" office:value="0" table:formula="of:=DATEDIF([.O561];[.P561];&quot;Y&quot;)" table:style-name="ce49">
            <text:p>#¡VALOR!</text:p>
          </table:table-cell>
          <table:table-cell office:value-type="float" office:value="0" table:formula="of:=DATEDIF([.O561];[.P561];&quot;YM&quot;)" table:style-name="ce49">
            <text:p>#¡VALOR!</text:p>
          </table:table-cell>
          <table:table-cell office:value-type="float" office:value="0" table:formula="of:=DATEDIF([.O561];[.P5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2" table:formula="of:=[.A561]+1" table:style-name="ce48">
            <text:p>792</text:p>
          </table:table-cell>
          <table:table-cell table:style-name="ce48"/>
          <table:table-cell office:value-type="string" office:string-value="" table:formula="of:=IF(LEN([.B562])&lt;&gt;0;VLOOKUP([.$B562];;7;0);&quot;&quot;)" table:style-name="ce49"/>
          <table:table-cell office:value-type="string" office:string-value="" table:formula="of:=IF(LEN([.B562])&lt;&gt;0;VLOOKUP([.$B562];;2;0);&quot;&quot;)" table:style-name="ce49"/>
          <table:table-cell table:number-columns-repeated="11" table:style-name="ce48"/>
          <table:table-cell office:value-type="string" office:string-value="" table:formula="of:=IF([.G562]&gt;0;DATE([.G562];[.F562];[.E562]);&quot;&quot;)" table:style-name="ce51"/>
          <table:table-cell office:value-type="float" office:value="0" table:formula="of:=DATEDIF([.O562];[.P562];&quot;Y&quot;)" table:style-name="ce49">
            <text:p>#¡VALOR!</text:p>
          </table:table-cell>
          <table:table-cell office:value-type="float" office:value="0" table:formula="of:=DATEDIF([.O562];[.P562];&quot;YM&quot;)" table:style-name="ce49">
            <text:p>#¡VALOR!</text:p>
          </table:table-cell>
          <table:table-cell office:value-type="float" office:value="0" table:formula="of:=DATEDIF([.O562];[.P5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3" table:formula="of:=[.A562]+1" table:style-name="ce48">
            <text:p>793</text:p>
          </table:table-cell>
          <table:table-cell table:style-name="ce48"/>
          <table:table-cell office:value-type="string" office:string-value="" table:formula="of:=IF(LEN([.B563])&lt;&gt;0;VLOOKUP([.$B563];;7;0);&quot;&quot;)" table:style-name="ce49"/>
          <table:table-cell office:value-type="string" office:string-value="" table:formula="of:=IF(LEN([.B563])&lt;&gt;0;VLOOKUP([.$B563];;2;0);&quot;&quot;)" table:style-name="ce49"/>
          <table:table-cell table:number-columns-repeated="11" table:style-name="ce48"/>
          <table:table-cell office:value-type="string" office:string-value="" table:formula="of:=IF([.G563]&gt;0;DATE([.G563];[.F563];[.E563]);&quot;&quot;)" table:style-name="ce51"/>
          <table:table-cell office:value-type="float" office:value="0" table:formula="of:=DATEDIF([.O563];[.P563];&quot;Y&quot;)" table:style-name="ce49">
            <text:p>#¡VALOR!</text:p>
          </table:table-cell>
          <table:table-cell office:value-type="float" office:value="0" table:formula="of:=DATEDIF([.O563];[.P563];&quot;YM&quot;)" table:style-name="ce49">
            <text:p>#¡VALOR!</text:p>
          </table:table-cell>
          <table:table-cell office:value-type="float" office:value="0" table:formula="of:=DATEDIF([.O563];[.P5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4" table:formula="of:=[.A563]+1" table:style-name="ce48">
            <text:p>794</text:p>
          </table:table-cell>
          <table:table-cell table:style-name="ce48"/>
          <table:table-cell office:value-type="string" office:string-value="" table:formula="of:=IF(LEN([.B564])&lt;&gt;0;VLOOKUP([.$B564];;7;0);&quot;&quot;)" table:style-name="ce49"/>
          <table:table-cell office:value-type="string" office:string-value="" table:formula="of:=IF(LEN([.B564])&lt;&gt;0;VLOOKUP([.$B564];;2;0);&quot;&quot;)" table:style-name="ce49"/>
          <table:table-cell table:number-columns-repeated="11" table:style-name="ce48"/>
          <table:table-cell office:value-type="string" office:string-value="" table:formula="of:=IF([.G564]&gt;0;DATE([.G564];[.F564];[.E564]);&quot;&quot;)" table:style-name="ce51"/>
          <table:table-cell office:value-type="float" office:value="0" table:formula="of:=DATEDIF([.O564];[.P564];&quot;Y&quot;)" table:style-name="ce49">
            <text:p>#¡VALOR!</text:p>
          </table:table-cell>
          <table:table-cell office:value-type="float" office:value="0" table:formula="of:=DATEDIF([.O564];[.P564];&quot;YM&quot;)" table:style-name="ce49">
            <text:p>#¡VALOR!</text:p>
          </table:table-cell>
          <table:table-cell office:value-type="float" office:value="0" table:formula="of:=DATEDIF([.O564];[.P5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5" table:formula="of:=[.A564]+1" table:style-name="ce48">
            <text:p>795</text:p>
          </table:table-cell>
          <table:table-cell table:style-name="ce48"/>
          <table:table-cell office:value-type="string" office:string-value="" table:formula="of:=IF(LEN([.B565])&lt;&gt;0;VLOOKUP([.$B565];;7;0);&quot;&quot;)" table:style-name="ce49"/>
          <table:table-cell office:value-type="string" office:string-value="" table:formula="of:=IF(LEN([.B565])&lt;&gt;0;VLOOKUP([.$B565];;2;0);&quot;&quot;)" table:style-name="ce49"/>
          <table:table-cell table:number-columns-repeated="11" table:style-name="ce48"/>
          <table:table-cell office:value-type="string" office:string-value="" table:formula="of:=IF([.G565]&gt;0;DATE([.G565];[.F565];[.E565]);&quot;&quot;)" table:style-name="ce51"/>
          <table:table-cell office:value-type="float" office:value="0" table:formula="of:=DATEDIF([.O565];[.P565];&quot;Y&quot;)" table:style-name="ce49">
            <text:p>#¡VALOR!</text:p>
          </table:table-cell>
          <table:table-cell office:value-type="float" office:value="0" table:formula="of:=DATEDIF([.O565];[.P565];&quot;YM&quot;)" table:style-name="ce49">
            <text:p>#¡VALOR!</text:p>
          </table:table-cell>
          <table:table-cell office:value-type="float" office:value="0" table:formula="of:=DATEDIF([.O565];[.P5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6" table:formula="of:=[.A565]+1" table:style-name="ce48">
            <text:p>796</text:p>
          </table:table-cell>
          <table:table-cell table:style-name="ce48"/>
          <table:table-cell office:value-type="string" office:string-value="" table:formula="of:=IF(LEN([.B566])&lt;&gt;0;VLOOKUP([.$B566];;7;0);&quot;&quot;)" table:style-name="ce49"/>
          <table:table-cell office:value-type="string" office:string-value="" table:formula="of:=IF(LEN([.B566])&lt;&gt;0;VLOOKUP([.$B566];;2;0);&quot;&quot;)" table:style-name="ce49"/>
          <table:table-cell table:number-columns-repeated="11" table:style-name="ce48"/>
          <table:table-cell office:value-type="string" office:string-value="" table:formula="of:=IF([.G566]&gt;0;DATE([.G566];[.F566];[.E566]);&quot;&quot;)" table:style-name="ce51"/>
          <table:table-cell office:value-type="float" office:value="0" table:formula="of:=DATEDIF([.O566];[.P566];&quot;Y&quot;)" table:style-name="ce49">
            <text:p>#¡VALOR!</text:p>
          </table:table-cell>
          <table:table-cell office:value-type="float" office:value="0" table:formula="of:=DATEDIF([.O566];[.P566];&quot;YM&quot;)" table:style-name="ce49">
            <text:p>#¡VALOR!</text:p>
          </table:table-cell>
          <table:table-cell office:value-type="float" office:value="0" table:formula="of:=DATEDIF([.O566];[.P5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7" table:formula="of:=[.A566]+1" table:style-name="ce48">
            <text:p>797</text:p>
          </table:table-cell>
          <table:table-cell table:style-name="ce48"/>
          <table:table-cell office:value-type="string" office:string-value="" table:formula="of:=IF(LEN([.B567])&lt;&gt;0;VLOOKUP([.$B567];;7;0);&quot;&quot;)" table:style-name="ce49"/>
          <table:table-cell office:value-type="string" office:string-value="" table:formula="of:=IF(LEN([.B567])&lt;&gt;0;VLOOKUP([.$B567];;2;0);&quot;&quot;)" table:style-name="ce49"/>
          <table:table-cell table:number-columns-repeated="11" table:style-name="ce48"/>
          <table:table-cell office:value-type="string" office:string-value="" table:formula="of:=IF([.G567]&gt;0;DATE([.G567];[.F567];[.E567]);&quot;&quot;)" table:style-name="ce51"/>
          <table:table-cell office:value-type="float" office:value="0" table:formula="of:=DATEDIF([.O567];[.P567];&quot;Y&quot;)" table:style-name="ce49">
            <text:p>#¡VALOR!</text:p>
          </table:table-cell>
          <table:table-cell office:value-type="float" office:value="0" table:formula="of:=DATEDIF([.O567];[.P567];&quot;YM&quot;)" table:style-name="ce49">
            <text:p>#¡VALOR!</text:p>
          </table:table-cell>
          <table:table-cell office:value-type="float" office:value="0" table:formula="of:=DATEDIF([.O567];[.P5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8" table:formula="of:=[.A567]+1" table:style-name="ce48">
            <text:p>798</text:p>
          </table:table-cell>
          <table:table-cell table:style-name="ce48"/>
          <table:table-cell office:value-type="string" office:string-value="" table:formula="of:=IF(LEN([.B568])&lt;&gt;0;VLOOKUP([.$B568];;7;0);&quot;&quot;)" table:style-name="ce49"/>
          <table:table-cell office:value-type="string" office:string-value="" table:formula="of:=IF(LEN([.B568])&lt;&gt;0;VLOOKUP([.$B568];;2;0);&quot;&quot;)" table:style-name="ce49"/>
          <table:table-cell table:number-columns-repeated="11" table:style-name="ce48"/>
          <table:table-cell office:value-type="string" office:string-value="" table:formula="of:=IF([.G568]&gt;0;DATE([.G568];[.F568];[.E568]);&quot;&quot;)" table:style-name="ce51"/>
          <table:table-cell office:value-type="float" office:value="0" table:formula="of:=DATEDIF([.O568];[.P568];&quot;Y&quot;)" table:style-name="ce49">
            <text:p>#¡VALOR!</text:p>
          </table:table-cell>
          <table:table-cell office:value-type="float" office:value="0" table:formula="of:=DATEDIF([.O568];[.P568];&quot;YM&quot;)" table:style-name="ce49">
            <text:p>#¡VALOR!</text:p>
          </table:table-cell>
          <table:table-cell office:value-type="float" office:value="0" table:formula="of:=DATEDIF([.O568];[.P5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799" table:formula="of:=[.A568]+1" table:style-name="ce48">
            <text:p>799</text:p>
          </table:table-cell>
          <table:table-cell table:style-name="ce48"/>
          <table:table-cell office:value-type="string" office:string-value="" table:formula="of:=IF(LEN([.B569])&lt;&gt;0;VLOOKUP([.$B569];;7;0);&quot;&quot;)" table:style-name="ce49"/>
          <table:table-cell office:value-type="string" office:string-value="" table:formula="of:=IF(LEN([.B569])&lt;&gt;0;VLOOKUP([.$B569];;2;0);&quot;&quot;)" table:style-name="ce49"/>
          <table:table-cell table:number-columns-repeated="11" table:style-name="ce48"/>
          <table:table-cell office:value-type="string" office:string-value="" table:formula="of:=IF([.G569]&gt;0;DATE([.G569];[.F569];[.E569]);&quot;&quot;)" table:style-name="ce51"/>
          <table:table-cell office:value-type="float" office:value="0" table:formula="of:=DATEDIF([.O569];[.P569];&quot;Y&quot;)" table:style-name="ce49">
            <text:p>#¡VALOR!</text:p>
          </table:table-cell>
          <table:table-cell office:value-type="float" office:value="0" table:formula="of:=DATEDIF([.O569];[.P569];&quot;YM&quot;)" table:style-name="ce49">
            <text:p>#¡VALOR!</text:p>
          </table:table-cell>
          <table:table-cell office:value-type="float" office:value="0" table:formula="of:=DATEDIF([.O569];[.P5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0" table:formula="of:=[.A569]+1" table:style-name="ce48">
            <text:p>800</text:p>
          </table:table-cell>
          <table:table-cell table:style-name="ce48"/>
          <table:table-cell office:value-type="string" office:string-value="" table:formula="of:=IF(LEN([.B570])&lt;&gt;0;VLOOKUP([.$B570];;7;0);&quot;&quot;)" table:style-name="ce49"/>
          <table:table-cell office:value-type="string" office:string-value="" table:formula="of:=IF(LEN([.B570])&lt;&gt;0;VLOOKUP([.$B570];;2;0);&quot;&quot;)" table:style-name="ce49"/>
          <table:table-cell table:number-columns-repeated="11" table:style-name="ce48"/>
          <table:table-cell office:value-type="string" office:string-value="" table:formula="of:=IF([.G570]&gt;0;DATE([.G570];[.F570];[.E570]);&quot;&quot;)" table:style-name="ce51"/>
          <table:table-cell office:value-type="float" office:value="0" table:formula="of:=DATEDIF([.O570];[.P570];&quot;Y&quot;)" table:style-name="ce49">
            <text:p>#¡VALOR!</text:p>
          </table:table-cell>
          <table:table-cell office:value-type="float" office:value="0" table:formula="of:=DATEDIF([.O570];[.P570];&quot;YM&quot;)" table:style-name="ce49">
            <text:p>#¡VALOR!</text:p>
          </table:table-cell>
          <table:table-cell office:value-type="float" office:value="0" table:formula="of:=DATEDIF([.O570];[.P5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1" table:formula="of:=[.A570]+1" table:style-name="ce48">
            <text:p>801</text:p>
          </table:table-cell>
          <table:table-cell table:style-name="ce48"/>
          <table:table-cell office:value-type="string" office:string-value="" table:formula="of:=IF(LEN([.B571])&lt;&gt;0;VLOOKUP([.$B571];;7;0);&quot;&quot;)" table:style-name="ce49"/>
          <table:table-cell office:value-type="string" office:string-value="" table:formula="of:=IF(LEN([.B571])&lt;&gt;0;VLOOKUP([.$B571];;2;0);&quot;&quot;)" table:style-name="ce49"/>
          <table:table-cell table:number-columns-repeated="11" table:style-name="ce48"/>
          <table:table-cell office:value-type="string" office:string-value="" table:formula="of:=IF([.G571]&gt;0;DATE([.G571];[.F571];[.E571]);&quot;&quot;)" table:style-name="ce51"/>
          <table:table-cell office:value-type="float" office:value="0" table:formula="of:=DATEDIF([.O571];[.P571];&quot;Y&quot;)" table:style-name="ce49">
            <text:p>#¡VALOR!</text:p>
          </table:table-cell>
          <table:table-cell office:value-type="float" office:value="0" table:formula="of:=DATEDIF([.O571];[.P571];&quot;YM&quot;)" table:style-name="ce49">
            <text:p>#¡VALOR!</text:p>
          </table:table-cell>
          <table:table-cell office:value-type="float" office:value="0" table:formula="of:=DATEDIF([.O571];[.P5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2" table:formula="of:=[.A571]+1" table:style-name="ce48">
            <text:p>802</text:p>
          </table:table-cell>
          <table:table-cell table:style-name="ce48"/>
          <table:table-cell office:value-type="string" office:string-value="" table:formula="of:=IF(LEN([.B572])&lt;&gt;0;VLOOKUP([.$B572];;7;0);&quot;&quot;)" table:style-name="ce49"/>
          <table:table-cell office:value-type="string" office:string-value="" table:formula="of:=IF(LEN([.B572])&lt;&gt;0;VLOOKUP([.$B572];;2;0);&quot;&quot;)" table:style-name="ce49"/>
          <table:table-cell table:number-columns-repeated="11" table:style-name="ce48"/>
          <table:table-cell office:value-type="string" office:string-value="" table:formula="of:=IF([.G572]&gt;0;DATE([.G572];[.F572];[.E572]);&quot;&quot;)" table:style-name="ce51"/>
          <table:table-cell office:value-type="float" office:value="0" table:formula="of:=DATEDIF([.O572];[.P572];&quot;Y&quot;)" table:style-name="ce49">
            <text:p>#¡VALOR!</text:p>
          </table:table-cell>
          <table:table-cell office:value-type="float" office:value="0" table:formula="of:=DATEDIF([.O572];[.P572];&quot;YM&quot;)" table:style-name="ce49">
            <text:p>#¡VALOR!</text:p>
          </table:table-cell>
          <table:table-cell office:value-type="float" office:value="0" table:formula="of:=DATEDIF([.O572];[.P5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3" table:formula="of:=[.A572]+1" table:style-name="ce48">
            <text:p>803</text:p>
          </table:table-cell>
          <table:table-cell table:style-name="ce48"/>
          <table:table-cell office:value-type="string" office:string-value="" table:formula="of:=IF(LEN([.B573])&lt;&gt;0;VLOOKUP([.$B573];;7;0);&quot;&quot;)" table:style-name="ce49"/>
          <table:table-cell office:value-type="string" office:string-value="" table:formula="of:=IF(LEN([.B573])&lt;&gt;0;VLOOKUP([.$B573];;2;0);&quot;&quot;)" table:style-name="ce49"/>
          <table:table-cell table:number-columns-repeated="11" table:style-name="ce48"/>
          <table:table-cell office:value-type="string" office:string-value="" table:formula="of:=IF([.G573]&gt;0;DATE([.G573];[.F573];[.E573]);&quot;&quot;)" table:style-name="ce51"/>
          <table:table-cell office:value-type="float" office:value="0" table:formula="of:=DATEDIF([.O573];[.P573];&quot;Y&quot;)" table:style-name="ce49">
            <text:p>#¡VALOR!</text:p>
          </table:table-cell>
          <table:table-cell office:value-type="float" office:value="0" table:formula="of:=DATEDIF([.O573];[.P573];&quot;YM&quot;)" table:style-name="ce49">
            <text:p>#¡VALOR!</text:p>
          </table:table-cell>
          <table:table-cell office:value-type="float" office:value="0" table:formula="of:=DATEDIF([.O573];[.P5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4" table:formula="of:=[.A573]+1" table:style-name="ce48">
            <text:p>804</text:p>
          </table:table-cell>
          <table:table-cell table:style-name="ce48"/>
          <table:table-cell office:value-type="string" office:string-value="" table:formula="of:=IF(LEN([.B574])&lt;&gt;0;VLOOKUP([.$B574];;7;0);&quot;&quot;)" table:style-name="ce49"/>
          <table:table-cell office:value-type="string" office:string-value="" table:formula="of:=IF(LEN([.B574])&lt;&gt;0;VLOOKUP([.$B574];;2;0);&quot;&quot;)" table:style-name="ce49"/>
          <table:table-cell table:number-columns-repeated="11" table:style-name="ce48"/>
          <table:table-cell office:value-type="string" office:string-value="" table:formula="of:=IF([.G574]&gt;0;DATE([.G574];[.F574];[.E574]);&quot;&quot;)" table:style-name="ce51"/>
          <table:table-cell office:value-type="float" office:value="0" table:formula="of:=DATEDIF([.O574];[.P574];&quot;Y&quot;)" table:style-name="ce49">
            <text:p>#¡VALOR!</text:p>
          </table:table-cell>
          <table:table-cell office:value-type="float" office:value="0" table:formula="of:=DATEDIF([.O574];[.P574];&quot;YM&quot;)" table:style-name="ce49">
            <text:p>#¡VALOR!</text:p>
          </table:table-cell>
          <table:table-cell office:value-type="float" office:value="0" table:formula="of:=DATEDIF([.O574];[.P5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5" table:formula="of:=[.A574]+1" table:style-name="ce48">
            <text:p>805</text:p>
          </table:table-cell>
          <table:table-cell table:style-name="ce48"/>
          <table:table-cell office:value-type="string" office:string-value="" table:formula="of:=IF(LEN([.B575])&lt;&gt;0;VLOOKUP([.$B575];;7;0);&quot;&quot;)" table:style-name="ce49"/>
          <table:table-cell office:value-type="string" office:string-value="" table:formula="of:=IF(LEN([.B575])&lt;&gt;0;VLOOKUP([.$B575];;2;0);&quot;&quot;)" table:style-name="ce49"/>
          <table:table-cell table:number-columns-repeated="11" table:style-name="ce48"/>
          <table:table-cell office:value-type="string" office:string-value="" table:formula="of:=IF([.G575]&gt;0;DATE([.G575];[.F575];[.E575]);&quot;&quot;)" table:style-name="ce51"/>
          <table:table-cell office:value-type="float" office:value="0" table:formula="of:=DATEDIF([.O575];[.P575];&quot;Y&quot;)" table:style-name="ce49">
            <text:p>#¡VALOR!</text:p>
          </table:table-cell>
          <table:table-cell office:value-type="float" office:value="0" table:formula="of:=DATEDIF([.O575];[.P575];&quot;YM&quot;)" table:style-name="ce49">
            <text:p>#¡VALOR!</text:p>
          </table:table-cell>
          <table:table-cell office:value-type="float" office:value="0" table:formula="of:=DATEDIF([.O575];[.P5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6" table:formula="of:=[.A575]+1" table:style-name="ce48">
            <text:p>806</text:p>
          </table:table-cell>
          <table:table-cell table:style-name="ce48"/>
          <table:table-cell office:value-type="string" office:string-value="" table:formula="of:=IF(LEN([.B576])&lt;&gt;0;VLOOKUP([.$B576];;7;0);&quot;&quot;)" table:style-name="ce49"/>
          <table:table-cell office:value-type="string" office:string-value="" table:formula="of:=IF(LEN([.B576])&lt;&gt;0;VLOOKUP([.$B576];;2;0);&quot;&quot;)" table:style-name="ce49"/>
          <table:table-cell table:number-columns-repeated="11" table:style-name="ce48"/>
          <table:table-cell office:value-type="string" office:string-value="" table:formula="of:=IF([.G576]&gt;0;DATE([.G576];[.F576];[.E576]);&quot;&quot;)" table:style-name="ce51"/>
          <table:table-cell office:value-type="float" office:value="0" table:formula="of:=DATEDIF([.O576];[.P576];&quot;Y&quot;)" table:style-name="ce49">
            <text:p>#¡VALOR!</text:p>
          </table:table-cell>
          <table:table-cell office:value-type="float" office:value="0" table:formula="of:=DATEDIF([.O576];[.P576];&quot;YM&quot;)" table:style-name="ce49">
            <text:p>#¡VALOR!</text:p>
          </table:table-cell>
          <table:table-cell office:value-type="float" office:value="0" table:formula="of:=DATEDIF([.O576];[.P5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7" table:formula="of:=[.A576]+1" table:style-name="ce48">
            <text:p>807</text:p>
          </table:table-cell>
          <table:table-cell table:style-name="ce48"/>
          <table:table-cell office:value-type="string" office:string-value="" table:formula="of:=IF(LEN([.B577])&lt;&gt;0;VLOOKUP([.$B577];;7;0);&quot;&quot;)" table:style-name="ce49"/>
          <table:table-cell office:value-type="string" office:string-value="" table:formula="of:=IF(LEN([.B577])&lt;&gt;0;VLOOKUP([.$B577];;2;0);&quot;&quot;)" table:style-name="ce49"/>
          <table:table-cell table:number-columns-repeated="11" table:style-name="ce48"/>
          <table:table-cell office:value-type="string" office:string-value="" table:formula="of:=IF([.G577]&gt;0;DATE([.G577];[.F577];[.E577]);&quot;&quot;)" table:style-name="ce51"/>
          <table:table-cell office:value-type="float" office:value="0" table:formula="of:=DATEDIF([.O577];[.P577];&quot;Y&quot;)" table:style-name="ce49">
            <text:p>#¡VALOR!</text:p>
          </table:table-cell>
          <table:table-cell office:value-type="float" office:value="0" table:formula="of:=DATEDIF([.O577];[.P577];&quot;YM&quot;)" table:style-name="ce49">
            <text:p>#¡VALOR!</text:p>
          </table:table-cell>
          <table:table-cell office:value-type="float" office:value="0" table:formula="of:=DATEDIF([.O577];[.P5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8" table:formula="of:=[.A577]+1" table:style-name="ce48">
            <text:p>808</text:p>
          </table:table-cell>
          <table:table-cell table:style-name="ce48"/>
          <table:table-cell office:value-type="string" office:string-value="" table:formula="of:=IF(LEN([.B578])&lt;&gt;0;VLOOKUP([.$B578];;7;0);&quot;&quot;)" table:style-name="ce49"/>
          <table:table-cell office:value-type="string" office:string-value="" table:formula="of:=IF(LEN([.B578])&lt;&gt;0;VLOOKUP([.$B578];;2;0);&quot;&quot;)" table:style-name="ce49"/>
          <table:table-cell table:number-columns-repeated="11" table:style-name="ce48"/>
          <table:table-cell office:value-type="string" office:string-value="" table:formula="of:=IF([.G578]&gt;0;DATE([.G578];[.F578];[.E578]);&quot;&quot;)" table:style-name="ce51"/>
          <table:table-cell office:value-type="float" office:value="0" table:formula="of:=DATEDIF([.O578];[.P578];&quot;Y&quot;)" table:style-name="ce49">
            <text:p>#¡VALOR!</text:p>
          </table:table-cell>
          <table:table-cell office:value-type="float" office:value="0" table:formula="of:=DATEDIF([.O578];[.P578];&quot;YM&quot;)" table:style-name="ce49">
            <text:p>#¡VALOR!</text:p>
          </table:table-cell>
          <table:table-cell office:value-type="float" office:value="0" table:formula="of:=DATEDIF([.O578];[.P5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09" table:formula="of:=[.A578]+1" table:style-name="ce48">
            <text:p>809</text:p>
          </table:table-cell>
          <table:table-cell table:style-name="ce48"/>
          <table:table-cell office:value-type="string" office:string-value="" table:formula="of:=IF(LEN([.B579])&lt;&gt;0;VLOOKUP([.$B579];;7;0);&quot;&quot;)" table:style-name="ce49"/>
          <table:table-cell office:value-type="string" office:string-value="" table:formula="of:=IF(LEN([.B579])&lt;&gt;0;VLOOKUP([.$B579];;2;0);&quot;&quot;)" table:style-name="ce49"/>
          <table:table-cell table:number-columns-repeated="11" table:style-name="ce48"/>
          <table:table-cell office:value-type="string" office:string-value="" table:formula="of:=IF([.G579]&gt;0;DATE([.G579];[.F579];[.E579]);&quot;&quot;)" table:style-name="ce51"/>
          <table:table-cell office:value-type="float" office:value="0" table:formula="of:=DATEDIF([.O579];[.P579];&quot;Y&quot;)" table:style-name="ce49">
            <text:p>#¡VALOR!</text:p>
          </table:table-cell>
          <table:table-cell office:value-type="float" office:value="0" table:formula="of:=DATEDIF([.O579];[.P579];&quot;YM&quot;)" table:style-name="ce49">
            <text:p>#¡VALOR!</text:p>
          </table:table-cell>
          <table:table-cell office:value-type="float" office:value="0" table:formula="of:=DATEDIF([.O579];[.P5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0" table:formula="of:=[.A579]+1" table:style-name="ce48">
            <text:p>810</text:p>
          </table:table-cell>
          <table:table-cell table:style-name="ce48"/>
          <table:table-cell office:value-type="string" office:string-value="" table:formula="of:=IF(LEN([.B580])&lt;&gt;0;VLOOKUP([.$B580];;7;0);&quot;&quot;)" table:style-name="ce49"/>
          <table:table-cell office:value-type="string" office:string-value="" table:formula="of:=IF(LEN([.B580])&lt;&gt;0;VLOOKUP([.$B580];;2;0);&quot;&quot;)" table:style-name="ce49"/>
          <table:table-cell table:number-columns-repeated="11" table:style-name="ce48"/>
          <table:table-cell office:value-type="string" office:string-value="" table:formula="of:=IF([.G580]&gt;0;DATE([.G580];[.F580];[.E580]);&quot;&quot;)" table:style-name="ce51"/>
          <table:table-cell office:value-type="float" office:value="0" table:formula="of:=DATEDIF([.O580];[.P580];&quot;Y&quot;)" table:style-name="ce49">
            <text:p>#¡VALOR!</text:p>
          </table:table-cell>
          <table:table-cell office:value-type="float" office:value="0" table:formula="of:=DATEDIF([.O580];[.P580];&quot;YM&quot;)" table:style-name="ce49">
            <text:p>#¡VALOR!</text:p>
          </table:table-cell>
          <table:table-cell office:value-type="float" office:value="0" table:formula="of:=DATEDIF([.O580];[.P5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1" table:formula="of:=[.A580]+1" table:style-name="ce48">
            <text:p>811</text:p>
          </table:table-cell>
          <table:table-cell table:style-name="ce48"/>
          <table:table-cell office:value-type="string" office:string-value="" table:formula="of:=IF(LEN([.B581])&lt;&gt;0;VLOOKUP([.$B581];;7;0);&quot;&quot;)" table:style-name="ce49"/>
          <table:table-cell office:value-type="string" office:string-value="" table:formula="of:=IF(LEN([.B581])&lt;&gt;0;VLOOKUP([.$B581];;2;0);&quot;&quot;)" table:style-name="ce49"/>
          <table:table-cell table:number-columns-repeated="11" table:style-name="ce48"/>
          <table:table-cell office:value-type="string" office:string-value="" table:formula="of:=IF([.G581]&gt;0;DATE([.G581];[.F581];[.E581]);&quot;&quot;)" table:style-name="ce51"/>
          <table:table-cell office:value-type="float" office:value="0" table:formula="of:=DATEDIF([.O581];[.P581];&quot;Y&quot;)" table:style-name="ce49">
            <text:p>#¡VALOR!</text:p>
          </table:table-cell>
          <table:table-cell office:value-type="float" office:value="0" table:formula="of:=DATEDIF([.O581];[.P581];&quot;YM&quot;)" table:style-name="ce49">
            <text:p>#¡VALOR!</text:p>
          </table:table-cell>
          <table:table-cell office:value-type="float" office:value="0" table:formula="of:=DATEDIF([.O581];[.P5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2" table:formula="of:=[.A581]+1" table:style-name="ce48">
            <text:p>812</text:p>
          </table:table-cell>
          <table:table-cell table:style-name="ce48"/>
          <table:table-cell office:value-type="string" office:string-value="" table:formula="of:=IF(LEN([.B582])&lt;&gt;0;VLOOKUP([.$B582];;7;0);&quot;&quot;)" table:style-name="ce49"/>
          <table:table-cell office:value-type="string" office:string-value="" table:formula="of:=IF(LEN([.B582])&lt;&gt;0;VLOOKUP([.$B582];;2;0);&quot;&quot;)" table:style-name="ce49"/>
          <table:table-cell table:number-columns-repeated="11" table:style-name="ce48"/>
          <table:table-cell office:value-type="string" office:string-value="" table:formula="of:=IF([.G582]&gt;0;DATE([.G582];[.F582];[.E582]);&quot;&quot;)" table:style-name="ce51"/>
          <table:table-cell office:value-type="float" office:value="0" table:formula="of:=DATEDIF([.O582];[.P582];&quot;Y&quot;)" table:style-name="ce49">
            <text:p>#¡VALOR!</text:p>
          </table:table-cell>
          <table:table-cell office:value-type="float" office:value="0" table:formula="of:=DATEDIF([.O582];[.P582];&quot;YM&quot;)" table:style-name="ce49">
            <text:p>#¡VALOR!</text:p>
          </table:table-cell>
          <table:table-cell office:value-type="float" office:value="0" table:formula="of:=DATEDIF([.O582];[.P5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3" table:formula="of:=[.A582]+1" table:style-name="ce48">
            <text:p>813</text:p>
          </table:table-cell>
          <table:table-cell table:style-name="ce48"/>
          <table:table-cell office:value-type="string" office:string-value="" table:formula="of:=IF(LEN([.B583])&lt;&gt;0;VLOOKUP([.$B583];;7;0);&quot;&quot;)" table:style-name="ce49"/>
          <table:table-cell office:value-type="string" office:string-value="" table:formula="of:=IF(LEN([.B583])&lt;&gt;0;VLOOKUP([.$B583];;2;0);&quot;&quot;)" table:style-name="ce49"/>
          <table:table-cell table:number-columns-repeated="11" table:style-name="ce48"/>
          <table:table-cell office:value-type="string" office:string-value="" table:formula="of:=IF([.G583]&gt;0;DATE([.G583];[.F583];[.E583]);&quot;&quot;)" table:style-name="ce51"/>
          <table:table-cell office:value-type="float" office:value="0" table:formula="of:=DATEDIF([.O583];[.P583];&quot;Y&quot;)" table:style-name="ce49">
            <text:p>#¡VALOR!</text:p>
          </table:table-cell>
          <table:table-cell office:value-type="float" office:value="0" table:formula="of:=DATEDIF([.O583];[.P583];&quot;YM&quot;)" table:style-name="ce49">
            <text:p>#¡VALOR!</text:p>
          </table:table-cell>
          <table:table-cell office:value-type="float" office:value="0" table:formula="of:=DATEDIF([.O583];[.P5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4" table:formula="of:=[.A583]+1" table:style-name="ce48">
            <text:p>814</text:p>
          </table:table-cell>
          <table:table-cell table:style-name="ce48"/>
          <table:table-cell office:value-type="string" office:string-value="" table:formula="of:=IF(LEN([.B584])&lt;&gt;0;VLOOKUP([.$B584];;7;0);&quot;&quot;)" table:style-name="ce49"/>
          <table:table-cell office:value-type="string" office:string-value="" table:formula="of:=IF(LEN([.B584])&lt;&gt;0;VLOOKUP([.$B584];;2;0);&quot;&quot;)" table:style-name="ce49"/>
          <table:table-cell table:number-columns-repeated="11" table:style-name="ce48"/>
          <table:table-cell office:value-type="string" office:string-value="" table:formula="of:=IF([.G584]&gt;0;DATE([.G584];[.F584];[.E584]);&quot;&quot;)" table:style-name="ce51"/>
          <table:table-cell office:value-type="float" office:value="0" table:formula="of:=DATEDIF([.O584];[.P584];&quot;Y&quot;)" table:style-name="ce49">
            <text:p>#¡VALOR!</text:p>
          </table:table-cell>
          <table:table-cell office:value-type="float" office:value="0" table:formula="of:=DATEDIF([.O584];[.P584];&quot;YM&quot;)" table:style-name="ce49">
            <text:p>#¡VALOR!</text:p>
          </table:table-cell>
          <table:table-cell office:value-type="float" office:value="0" table:formula="of:=DATEDIF([.O584];[.P5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5" table:formula="of:=[.A584]+1" table:style-name="ce48">
            <text:p>815</text:p>
          </table:table-cell>
          <table:table-cell table:style-name="ce48"/>
          <table:table-cell office:value-type="string" office:string-value="" table:formula="of:=IF(LEN([.B585])&lt;&gt;0;VLOOKUP([.$B585];;7;0);&quot;&quot;)" table:style-name="ce49"/>
          <table:table-cell office:value-type="string" office:string-value="" table:formula="of:=IF(LEN([.B585])&lt;&gt;0;VLOOKUP([.$B585];;2;0);&quot;&quot;)" table:style-name="ce49"/>
          <table:table-cell table:number-columns-repeated="11" table:style-name="ce48"/>
          <table:table-cell office:value-type="string" office:string-value="" table:formula="of:=IF([.G585]&gt;0;DATE([.G585];[.F585];[.E585]);&quot;&quot;)" table:style-name="ce51"/>
          <table:table-cell office:value-type="float" office:value="0" table:formula="of:=DATEDIF([.O585];[.P585];&quot;Y&quot;)" table:style-name="ce49">
            <text:p>#¡VALOR!</text:p>
          </table:table-cell>
          <table:table-cell office:value-type="float" office:value="0" table:formula="of:=DATEDIF([.O585];[.P585];&quot;YM&quot;)" table:style-name="ce49">
            <text:p>#¡VALOR!</text:p>
          </table:table-cell>
          <table:table-cell office:value-type="float" office:value="0" table:formula="of:=DATEDIF([.O585];[.P5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6" table:formula="of:=[.A585]+1" table:style-name="ce48">
            <text:p>816</text:p>
          </table:table-cell>
          <table:table-cell table:style-name="ce48"/>
          <table:table-cell office:value-type="string" office:string-value="" table:formula="of:=IF(LEN([.B586])&lt;&gt;0;VLOOKUP([.$B586];;7;0);&quot;&quot;)" table:style-name="ce49"/>
          <table:table-cell office:value-type="string" office:string-value="" table:formula="of:=IF(LEN([.B586])&lt;&gt;0;VLOOKUP([.$B586];;2;0);&quot;&quot;)" table:style-name="ce49"/>
          <table:table-cell table:number-columns-repeated="11" table:style-name="ce48"/>
          <table:table-cell office:value-type="string" office:string-value="" table:formula="of:=IF([.G586]&gt;0;DATE([.G586];[.F586];[.E586]);&quot;&quot;)" table:style-name="ce51"/>
          <table:table-cell office:value-type="float" office:value="0" table:formula="of:=DATEDIF([.O586];[.P586];&quot;Y&quot;)" table:style-name="ce49">
            <text:p>#¡VALOR!</text:p>
          </table:table-cell>
          <table:table-cell office:value-type="float" office:value="0" table:formula="of:=DATEDIF([.O586];[.P586];&quot;YM&quot;)" table:style-name="ce49">
            <text:p>#¡VALOR!</text:p>
          </table:table-cell>
          <table:table-cell office:value-type="float" office:value="0" table:formula="of:=DATEDIF([.O586];[.P5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7" table:formula="of:=[.A586]+1" table:style-name="ce48">
            <text:p>817</text:p>
          </table:table-cell>
          <table:table-cell table:style-name="ce48"/>
          <table:table-cell office:value-type="string" office:string-value="" table:formula="of:=IF(LEN([.B587])&lt;&gt;0;VLOOKUP([.$B587];;7;0);&quot;&quot;)" table:style-name="ce49"/>
          <table:table-cell office:value-type="string" office:string-value="" table:formula="of:=IF(LEN([.B587])&lt;&gt;0;VLOOKUP([.$B587];;2;0);&quot;&quot;)" table:style-name="ce49"/>
          <table:table-cell table:number-columns-repeated="11" table:style-name="ce48"/>
          <table:table-cell office:value-type="string" office:string-value="" table:formula="of:=IF([.G587]&gt;0;DATE([.G587];[.F587];[.E587]);&quot;&quot;)" table:style-name="ce51"/>
          <table:table-cell office:value-type="float" office:value="0" table:formula="of:=DATEDIF([.O587];[.P587];&quot;Y&quot;)" table:style-name="ce49">
            <text:p>#¡VALOR!</text:p>
          </table:table-cell>
          <table:table-cell office:value-type="float" office:value="0" table:formula="of:=DATEDIF([.O587];[.P587];&quot;YM&quot;)" table:style-name="ce49">
            <text:p>#¡VALOR!</text:p>
          </table:table-cell>
          <table:table-cell office:value-type="float" office:value="0" table:formula="of:=DATEDIF([.O587];[.P5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8" table:formula="of:=[.A587]+1" table:style-name="ce48">
            <text:p>818</text:p>
          </table:table-cell>
          <table:table-cell table:style-name="ce48"/>
          <table:table-cell office:value-type="string" office:string-value="" table:formula="of:=IF(LEN([.B588])&lt;&gt;0;VLOOKUP([.$B588];;7;0);&quot;&quot;)" table:style-name="ce49"/>
          <table:table-cell office:value-type="string" office:string-value="" table:formula="of:=IF(LEN([.B588])&lt;&gt;0;VLOOKUP([.$B588];;2;0);&quot;&quot;)" table:style-name="ce49"/>
          <table:table-cell table:number-columns-repeated="11" table:style-name="ce48"/>
          <table:table-cell office:value-type="string" office:string-value="" table:formula="of:=IF([.G588]&gt;0;DATE([.G588];[.F588];[.E588]);&quot;&quot;)" table:style-name="ce51"/>
          <table:table-cell office:value-type="float" office:value="0" table:formula="of:=DATEDIF([.O588];[.P588];&quot;Y&quot;)" table:style-name="ce49">
            <text:p>#¡VALOR!</text:p>
          </table:table-cell>
          <table:table-cell office:value-type="float" office:value="0" table:formula="of:=DATEDIF([.O588];[.P588];&quot;YM&quot;)" table:style-name="ce49">
            <text:p>#¡VALOR!</text:p>
          </table:table-cell>
          <table:table-cell office:value-type="float" office:value="0" table:formula="of:=DATEDIF([.O588];[.P5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19" table:formula="of:=[.A588]+1" table:style-name="ce48">
            <text:p>819</text:p>
          </table:table-cell>
          <table:table-cell table:style-name="ce48"/>
          <table:table-cell office:value-type="string" office:string-value="" table:formula="of:=IF(LEN([.B589])&lt;&gt;0;VLOOKUP([.$B589];;7;0);&quot;&quot;)" table:style-name="ce49"/>
          <table:table-cell office:value-type="string" office:string-value="" table:formula="of:=IF(LEN([.B589])&lt;&gt;0;VLOOKUP([.$B589];;2;0);&quot;&quot;)" table:style-name="ce49"/>
          <table:table-cell table:number-columns-repeated="11" table:style-name="ce48"/>
          <table:table-cell office:value-type="string" office:string-value="" table:formula="of:=IF([.G589]&gt;0;DATE([.G589];[.F589];[.E589]);&quot;&quot;)" table:style-name="ce51"/>
          <table:table-cell office:value-type="float" office:value="0" table:formula="of:=DATEDIF([.O589];[.P589];&quot;Y&quot;)" table:style-name="ce49">
            <text:p>#¡VALOR!</text:p>
          </table:table-cell>
          <table:table-cell office:value-type="float" office:value="0" table:formula="of:=DATEDIF([.O589];[.P589];&quot;YM&quot;)" table:style-name="ce49">
            <text:p>#¡VALOR!</text:p>
          </table:table-cell>
          <table:table-cell office:value-type="float" office:value="0" table:formula="of:=DATEDIF([.O589];[.P5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0" table:formula="of:=[.A589]+1" table:style-name="ce48">
            <text:p>820</text:p>
          </table:table-cell>
          <table:table-cell table:style-name="ce48"/>
          <table:table-cell office:value-type="string" office:string-value="" table:formula="of:=IF(LEN([.B590])&lt;&gt;0;VLOOKUP([.$B590];;7;0);&quot;&quot;)" table:style-name="ce49"/>
          <table:table-cell office:value-type="string" office:string-value="" table:formula="of:=IF(LEN([.B590])&lt;&gt;0;VLOOKUP([.$B590];;2;0);&quot;&quot;)" table:style-name="ce49"/>
          <table:table-cell table:number-columns-repeated="11" table:style-name="ce48"/>
          <table:table-cell office:value-type="string" office:string-value="" table:formula="of:=IF([.G590]&gt;0;DATE([.G590];[.F590];[.E590]);&quot;&quot;)" table:style-name="ce51"/>
          <table:table-cell office:value-type="float" office:value="0" table:formula="of:=DATEDIF([.O590];[.P590];&quot;Y&quot;)" table:style-name="ce49">
            <text:p>#¡VALOR!</text:p>
          </table:table-cell>
          <table:table-cell office:value-type="float" office:value="0" table:formula="of:=DATEDIF([.O590];[.P590];&quot;YM&quot;)" table:style-name="ce49">
            <text:p>#¡VALOR!</text:p>
          </table:table-cell>
          <table:table-cell office:value-type="float" office:value="0" table:formula="of:=DATEDIF([.O590];[.P5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1" table:formula="of:=[.A590]+1" table:style-name="ce48">
            <text:p>821</text:p>
          </table:table-cell>
          <table:table-cell table:style-name="ce48"/>
          <table:table-cell office:value-type="string" office:string-value="" table:formula="of:=IF(LEN([.B591])&lt;&gt;0;VLOOKUP([.$B591];;7;0);&quot;&quot;)" table:style-name="ce49"/>
          <table:table-cell office:value-type="string" office:string-value="" table:formula="of:=IF(LEN([.B591])&lt;&gt;0;VLOOKUP([.$B591];;2;0);&quot;&quot;)" table:style-name="ce49"/>
          <table:table-cell table:number-columns-repeated="11" table:style-name="ce48"/>
          <table:table-cell office:value-type="string" office:string-value="" table:formula="of:=IF([.G591]&gt;0;DATE([.G591];[.F591];[.E591]);&quot;&quot;)" table:style-name="ce51"/>
          <table:table-cell office:value-type="float" office:value="0" table:formula="of:=DATEDIF([.O591];[.P591];&quot;Y&quot;)" table:style-name="ce49">
            <text:p>#¡VALOR!</text:p>
          </table:table-cell>
          <table:table-cell office:value-type="float" office:value="0" table:formula="of:=DATEDIF([.O591];[.P591];&quot;YM&quot;)" table:style-name="ce49">
            <text:p>#¡VALOR!</text:p>
          </table:table-cell>
          <table:table-cell office:value-type="float" office:value="0" table:formula="of:=DATEDIF([.O591];[.P5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2" table:formula="of:=[.A591]+1" table:style-name="ce48">
            <text:p>822</text:p>
          </table:table-cell>
          <table:table-cell table:style-name="ce48"/>
          <table:table-cell office:value-type="string" office:string-value="" table:formula="of:=IF(LEN([.B592])&lt;&gt;0;VLOOKUP([.$B592];;7;0);&quot;&quot;)" table:style-name="ce49"/>
          <table:table-cell office:value-type="string" office:string-value="" table:formula="of:=IF(LEN([.B592])&lt;&gt;0;VLOOKUP([.$B592];;2;0);&quot;&quot;)" table:style-name="ce49"/>
          <table:table-cell table:number-columns-repeated="11" table:style-name="ce48"/>
          <table:table-cell office:value-type="string" office:string-value="" table:formula="of:=IF([.G592]&gt;0;DATE([.G592];[.F592];[.E592]);&quot;&quot;)" table:style-name="ce51"/>
          <table:table-cell office:value-type="float" office:value="0" table:formula="of:=DATEDIF([.O592];[.P592];&quot;Y&quot;)" table:style-name="ce49">
            <text:p>#¡VALOR!</text:p>
          </table:table-cell>
          <table:table-cell office:value-type="float" office:value="0" table:formula="of:=DATEDIF([.O592];[.P592];&quot;YM&quot;)" table:style-name="ce49">
            <text:p>#¡VALOR!</text:p>
          </table:table-cell>
          <table:table-cell office:value-type="float" office:value="0" table:formula="of:=DATEDIF([.O592];[.P5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3" table:formula="of:=[.A592]+1" table:style-name="ce48">
            <text:p>823</text:p>
          </table:table-cell>
          <table:table-cell table:style-name="ce48"/>
          <table:table-cell office:value-type="string" office:string-value="" table:formula="of:=IF(LEN([.B593])&lt;&gt;0;VLOOKUP([.$B593];;7;0);&quot;&quot;)" table:style-name="ce49"/>
          <table:table-cell office:value-type="string" office:string-value="" table:formula="of:=IF(LEN([.B593])&lt;&gt;0;VLOOKUP([.$B593];;2;0);&quot;&quot;)" table:style-name="ce49"/>
          <table:table-cell table:number-columns-repeated="11" table:style-name="ce48"/>
          <table:table-cell office:value-type="string" office:string-value="" table:formula="of:=IF([.G593]&gt;0;DATE([.G593];[.F593];[.E593]);&quot;&quot;)" table:style-name="ce51"/>
          <table:table-cell office:value-type="float" office:value="0" table:formula="of:=DATEDIF([.O593];[.P593];&quot;Y&quot;)" table:style-name="ce49">
            <text:p>#¡VALOR!</text:p>
          </table:table-cell>
          <table:table-cell office:value-type="float" office:value="0" table:formula="of:=DATEDIF([.O593];[.P593];&quot;YM&quot;)" table:style-name="ce49">
            <text:p>#¡VALOR!</text:p>
          </table:table-cell>
          <table:table-cell office:value-type="float" office:value="0" table:formula="of:=DATEDIF([.O593];[.P5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4" table:formula="of:=[.A593]+1" table:style-name="ce48">
            <text:p>824</text:p>
          </table:table-cell>
          <table:table-cell table:style-name="ce48"/>
          <table:table-cell office:value-type="string" office:string-value="" table:formula="of:=IF(LEN([.B594])&lt;&gt;0;VLOOKUP([.$B594];;7;0);&quot;&quot;)" table:style-name="ce49"/>
          <table:table-cell office:value-type="string" office:string-value="" table:formula="of:=IF(LEN([.B594])&lt;&gt;0;VLOOKUP([.$B594];;2;0);&quot;&quot;)" table:style-name="ce49"/>
          <table:table-cell table:number-columns-repeated="11" table:style-name="ce48"/>
          <table:table-cell office:value-type="string" office:string-value="" table:formula="of:=IF([.G594]&gt;0;DATE([.G594];[.F594];[.E594]);&quot;&quot;)" table:style-name="ce51"/>
          <table:table-cell office:value-type="float" office:value="0" table:formula="of:=DATEDIF([.O594];[.P594];&quot;Y&quot;)" table:style-name="ce49">
            <text:p>#¡VALOR!</text:p>
          </table:table-cell>
          <table:table-cell office:value-type="float" office:value="0" table:formula="of:=DATEDIF([.O594];[.P594];&quot;YM&quot;)" table:style-name="ce49">
            <text:p>#¡VALOR!</text:p>
          </table:table-cell>
          <table:table-cell office:value-type="float" office:value="0" table:formula="of:=DATEDIF([.O594];[.P5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5" table:formula="of:=[.A594]+1" table:style-name="ce48">
            <text:p>825</text:p>
          </table:table-cell>
          <table:table-cell table:style-name="ce48"/>
          <table:table-cell office:value-type="string" office:string-value="" table:formula="of:=IF(LEN([.B595])&lt;&gt;0;VLOOKUP([.$B595];;7;0);&quot;&quot;)" table:style-name="ce49"/>
          <table:table-cell office:value-type="string" office:string-value="" table:formula="of:=IF(LEN([.B595])&lt;&gt;0;VLOOKUP([.$B595];;2;0);&quot;&quot;)" table:style-name="ce49"/>
          <table:table-cell table:number-columns-repeated="11" table:style-name="ce48"/>
          <table:table-cell office:value-type="string" office:string-value="" table:formula="of:=IF([.G595]&gt;0;DATE([.G595];[.F595];[.E595]);&quot;&quot;)" table:style-name="ce51"/>
          <table:table-cell office:value-type="float" office:value="0" table:formula="of:=DATEDIF([.O595];[.P595];&quot;Y&quot;)" table:style-name="ce49">
            <text:p>#¡VALOR!</text:p>
          </table:table-cell>
          <table:table-cell office:value-type="float" office:value="0" table:formula="of:=DATEDIF([.O595];[.P595];&quot;YM&quot;)" table:style-name="ce49">
            <text:p>#¡VALOR!</text:p>
          </table:table-cell>
          <table:table-cell office:value-type="float" office:value="0" table:formula="of:=DATEDIF([.O595];[.P5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6" table:formula="of:=[.A595]+1" table:style-name="ce48">
            <text:p>826</text:p>
          </table:table-cell>
          <table:table-cell table:style-name="ce48"/>
          <table:table-cell office:value-type="string" office:string-value="" table:formula="of:=IF(LEN([.B596])&lt;&gt;0;VLOOKUP([.$B596];;7;0);&quot;&quot;)" table:style-name="ce49"/>
          <table:table-cell office:value-type="string" office:string-value="" table:formula="of:=IF(LEN([.B596])&lt;&gt;0;VLOOKUP([.$B596];;2;0);&quot;&quot;)" table:style-name="ce49"/>
          <table:table-cell table:number-columns-repeated="11" table:style-name="ce48"/>
          <table:table-cell office:value-type="string" office:string-value="" table:formula="of:=IF([.G596]&gt;0;DATE([.G596];[.F596];[.E596]);&quot;&quot;)" table:style-name="ce51"/>
          <table:table-cell office:value-type="float" office:value="0" table:formula="of:=DATEDIF([.O596];[.P596];&quot;Y&quot;)" table:style-name="ce49">
            <text:p>#¡VALOR!</text:p>
          </table:table-cell>
          <table:table-cell office:value-type="float" office:value="0" table:formula="of:=DATEDIF([.O596];[.P596];&quot;YM&quot;)" table:style-name="ce49">
            <text:p>#¡VALOR!</text:p>
          </table:table-cell>
          <table:table-cell office:value-type="float" office:value="0" table:formula="of:=DATEDIF([.O596];[.P5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7" table:formula="of:=[.A596]+1" table:style-name="ce48">
            <text:p>827</text:p>
          </table:table-cell>
          <table:table-cell table:style-name="ce48"/>
          <table:table-cell office:value-type="string" office:string-value="" table:formula="of:=IF(LEN([.B597])&lt;&gt;0;VLOOKUP([.$B597];;7;0);&quot;&quot;)" table:style-name="ce49"/>
          <table:table-cell office:value-type="string" office:string-value="" table:formula="of:=IF(LEN([.B597])&lt;&gt;0;VLOOKUP([.$B597];;2;0);&quot;&quot;)" table:style-name="ce49"/>
          <table:table-cell table:number-columns-repeated="11" table:style-name="ce48"/>
          <table:table-cell office:value-type="string" office:string-value="" table:formula="of:=IF([.G597]&gt;0;DATE([.G597];[.F597];[.E597]);&quot;&quot;)" table:style-name="ce51"/>
          <table:table-cell office:value-type="float" office:value="0" table:formula="of:=DATEDIF([.O597];[.P597];&quot;Y&quot;)" table:style-name="ce49">
            <text:p>#¡VALOR!</text:p>
          </table:table-cell>
          <table:table-cell office:value-type="float" office:value="0" table:formula="of:=DATEDIF([.O597];[.P597];&quot;YM&quot;)" table:style-name="ce49">
            <text:p>#¡VALOR!</text:p>
          </table:table-cell>
          <table:table-cell office:value-type="float" office:value="0" table:formula="of:=DATEDIF([.O597];[.P5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8" table:formula="of:=[.A597]+1" table:style-name="ce48">
            <text:p>828</text:p>
          </table:table-cell>
          <table:table-cell table:style-name="ce48"/>
          <table:table-cell office:value-type="string" office:string-value="" table:formula="of:=IF(LEN([.B598])&lt;&gt;0;VLOOKUP([.$B598];;7;0);&quot;&quot;)" table:style-name="ce49"/>
          <table:table-cell office:value-type="string" office:string-value="" table:formula="of:=IF(LEN([.B598])&lt;&gt;0;VLOOKUP([.$B598];;2;0);&quot;&quot;)" table:style-name="ce49"/>
          <table:table-cell table:number-columns-repeated="11" table:style-name="ce48"/>
          <table:table-cell office:value-type="string" office:string-value="" table:formula="of:=IF([.G598]&gt;0;DATE([.G598];[.F598];[.E598]);&quot;&quot;)" table:style-name="ce51"/>
          <table:table-cell office:value-type="float" office:value="0" table:formula="of:=DATEDIF([.O598];[.P598];&quot;Y&quot;)" table:style-name="ce49">
            <text:p>#¡VALOR!</text:p>
          </table:table-cell>
          <table:table-cell office:value-type="float" office:value="0" table:formula="of:=DATEDIF([.O598];[.P598];&quot;YM&quot;)" table:style-name="ce49">
            <text:p>#¡VALOR!</text:p>
          </table:table-cell>
          <table:table-cell office:value-type="float" office:value="0" table:formula="of:=DATEDIF([.O598];[.P5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29" table:formula="of:=[.A598]+1" table:style-name="ce48">
            <text:p>829</text:p>
          </table:table-cell>
          <table:table-cell table:style-name="ce48"/>
          <table:table-cell office:value-type="string" office:string-value="" table:formula="of:=IF(LEN([.B599])&lt;&gt;0;VLOOKUP([.$B599];;7;0);&quot;&quot;)" table:style-name="ce49"/>
          <table:table-cell office:value-type="string" office:string-value="" table:formula="of:=IF(LEN([.B599])&lt;&gt;0;VLOOKUP([.$B599];;2;0);&quot;&quot;)" table:style-name="ce49"/>
          <table:table-cell table:number-columns-repeated="11" table:style-name="ce48"/>
          <table:table-cell office:value-type="string" office:string-value="" table:formula="of:=IF([.G599]&gt;0;DATE([.G599];[.F599];[.E599]);&quot;&quot;)" table:style-name="ce51"/>
          <table:table-cell office:value-type="float" office:value="0" table:formula="of:=DATEDIF([.O599];[.P599];&quot;Y&quot;)" table:style-name="ce49">
            <text:p>#¡VALOR!</text:p>
          </table:table-cell>
          <table:table-cell office:value-type="float" office:value="0" table:formula="of:=DATEDIF([.O599];[.P599];&quot;YM&quot;)" table:style-name="ce49">
            <text:p>#¡VALOR!</text:p>
          </table:table-cell>
          <table:table-cell office:value-type="float" office:value="0" table:formula="of:=DATEDIF([.O599];[.P5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0" table:formula="of:=[.A599]+1" table:style-name="ce48">
            <text:p>830</text:p>
          </table:table-cell>
          <table:table-cell table:style-name="ce48"/>
          <table:table-cell office:value-type="string" office:string-value="" table:formula="of:=IF(LEN([.B600])&lt;&gt;0;VLOOKUP([.$B600];;7;0);&quot;&quot;)" table:style-name="ce49"/>
          <table:table-cell office:value-type="string" office:string-value="" table:formula="of:=IF(LEN([.B600])&lt;&gt;0;VLOOKUP([.$B600];;2;0);&quot;&quot;)" table:style-name="ce49"/>
          <table:table-cell table:number-columns-repeated="11" table:style-name="ce48"/>
          <table:table-cell office:value-type="string" office:string-value="" table:formula="of:=IF([.G600]&gt;0;DATE([.G600];[.F600];[.E600]);&quot;&quot;)" table:style-name="ce51"/>
          <table:table-cell office:value-type="float" office:value="0" table:formula="of:=DATEDIF([.O600];[.P600];&quot;Y&quot;)" table:style-name="ce49">
            <text:p>#¡VALOR!</text:p>
          </table:table-cell>
          <table:table-cell office:value-type="float" office:value="0" table:formula="of:=DATEDIF([.O600];[.P600];&quot;YM&quot;)" table:style-name="ce49">
            <text:p>#¡VALOR!</text:p>
          </table:table-cell>
          <table:table-cell office:value-type="float" office:value="0" table:formula="of:=DATEDIF([.O600];[.P6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1" table:formula="of:=[.A600]+1" table:style-name="ce48">
            <text:p>831</text:p>
          </table:table-cell>
          <table:table-cell table:style-name="ce48"/>
          <table:table-cell office:value-type="string" office:string-value="" table:formula="of:=IF(LEN([.B601])&lt;&gt;0;VLOOKUP([.$B601];;7;0);&quot;&quot;)" table:style-name="ce49"/>
          <table:table-cell office:value-type="string" office:string-value="" table:formula="of:=IF(LEN([.B601])&lt;&gt;0;VLOOKUP([.$B601];;2;0);&quot;&quot;)" table:style-name="ce49"/>
          <table:table-cell table:number-columns-repeated="11" table:style-name="ce48"/>
          <table:table-cell office:value-type="string" office:string-value="" table:formula="of:=IF([.G601]&gt;0;DATE([.G601];[.F601];[.E601]);&quot;&quot;)" table:style-name="ce51"/>
          <table:table-cell office:value-type="float" office:value="0" table:formula="of:=DATEDIF([.O601];[.P601];&quot;Y&quot;)" table:style-name="ce49">
            <text:p>#¡VALOR!</text:p>
          </table:table-cell>
          <table:table-cell office:value-type="float" office:value="0" table:formula="of:=DATEDIF([.O601];[.P601];&quot;YM&quot;)" table:style-name="ce49">
            <text:p>#¡VALOR!</text:p>
          </table:table-cell>
          <table:table-cell office:value-type="float" office:value="0" table:formula="of:=DATEDIF([.O601];[.P6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2" table:formula="of:=[.A601]+1" table:style-name="ce48">
            <text:p>832</text:p>
          </table:table-cell>
          <table:table-cell table:style-name="ce48"/>
          <table:table-cell office:value-type="string" office:string-value="" table:formula="of:=IF(LEN([.B602])&lt;&gt;0;VLOOKUP([.$B602];;7;0);&quot;&quot;)" table:style-name="ce49"/>
          <table:table-cell office:value-type="string" office:string-value="" table:formula="of:=IF(LEN([.B602])&lt;&gt;0;VLOOKUP([.$B602];;2;0);&quot;&quot;)" table:style-name="ce49"/>
          <table:table-cell table:number-columns-repeated="11" table:style-name="ce48"/>
          <table:table-cell office:value-type="string" office:string-value="" table:formula="of:=IF([.G602]&gt;0;DATE([.G602];[.F602];[.E602]);&quot;&quot;)" table:style-name="ce51"/>
          <table:table-cell office:value-type="float" office:value="0" table:formula="of:=DATEDIF([.O602];[.P602];&quot;Y&quot;)" table:style-name="ce49">
            <text:p>#¡VALOR!</text:p>
          </table:table-cell>
          <table:table-cell office:value-type="float" office:value="0" table:formula="of:=DATEDIF([.O602];[.P602];&quot;YM&quot;)" table:style-name="ce49">
            <text:p>#¡VALOR!</text:p>
          </table:table-cell>
          <table:table-cell office:value-type="float" office:value="0" table:formula="of:=DATEDIF([.O602];[.P6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3" table:formula="of:=[.A602]+1" table:style-name="ce48">
            <text:p>833</text:p>
          </table:table-cell>
          <table:table-cell table:style-name="ce48"/>
          <table:table-cell office:value-type="string" office:string-value="" table:formula="of:=IF(LEN([.B603])&lt;&gt;0;VLOOKUP([.$B603];;7;0);&quot;&quot;)" table:style-name="ce49"/>
          <table:table-cell office:value-type="string" office:string-value="" table:formula="of:=IF(LEN([.B603])&lt;&gt;0;VLOOKUP([.$B603];;2;0);&quot;&quot;)" table:style-name="ce49"/>
          <table:table-cell table:number-columns-repeated="11" table:style-name="ce48"/>
          <table:table-cell office:value-type="string" office:string-value="" table:formula="of:=IF([.G603]&gt;0;DATE([.G603];[.F603];[.E603]);&quot;&quot;)" table:style-name="ce51"/>
          <table:table-cell office:value-type="float" office:value="0" table:formula="of:=DATEDIF([.O603];[.P603];&quot;Y&quot;)" table:style-name="ce49">
            <text:p>#¡VALOR!</text:p>
          </table:table-cell>
          <table:table-cell office:value-type="float" office:value="0" table:formula="of:=DATEDIF([.O603];[.P603];&quot;YM&quot;)" table:style-name="ce49">
            <text:p>#¡VALOR!</text:p>
          </table:table-cell>
          <table:table-cell office:value-type="float" office:value="0" table:formula="of:=DATEDIF([.O603];[.P6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4" table:formula="of:=[.A603]+1" table:style-name="ce48">
            <text:p>834</text:p>
          </table:table-cell>
          <table:table-cell table:style-name="ce48"/>
          <table:table-cell office:value-type="string" office:string-value="" table:formula="of:=IF(LEN([.B604])&lt;&gt;0;VLOOKUP([.$B604];;7;0);&quot;&quot;)" table:style-name="ce49"/>
          <table:table-cell office:value-type="string" office:string-value="" table:formula="of:=IF(LEN([.B604])&lt;&gt;0;VLOOKUP([.$B604];;2;0);&quot;&quot;)" table:style-name="ce49"/>
          <table:table-cell table:number-columns-repeated="11" table:style-name="ce48"/>
          <table:table-cell office:value-type="string" office:string-value="" table:formula="of:=IF([.G604]&gt;0;DATE([.G604];[.F604];[.E604]);&quot;&quot;)" table:style-name="ce51"/>
          <table:table-cell office:value-type="float" office:value="0" table:formula="of:=DATEDIF([.O604];[.P604];&quot;Y&quot;)" table:style-name="ce49">
            <text:p>#¡VALOR!</text:p>
          </table:table-cell>
          <table:table-cell office:value-type="float" office:value="0" table:formula="of:=DATEDIF([.O604];[.P604];&quot;YM&quot;)" table:style-name="ce49">
            <text:p>#¡VALOR!</text:p>
          </table:table-cell>
          <table:table-cell office:value-type="float" office:value="0" table:formula="of:=DATEDIF([.O604];[.P6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5" table:formula="of:=[.A604]+1" table:style-name="ce48">
            <text:p>835</text:p>
          </table:table-cell>
          <table:table-cell table:style-name="ce48"/>
          <table:table-cell office:value-type="string" office:string-value="" table:formula="of:=IF(LEN([.B605])&lt;&gt;0;VLOOKUP([.$B605];;7;0);&quot;&quot;)" table:style-name="ce49"/>
          <table:table-cell office:value-type="string" office:string-value="" table:formula="of:=IF(LEN([.B605])&lt;&gt;0;VLOOKUP([.$B605];;2;0);&quot;&quot;)" table:style-name="ce49"/>
          <table:table-cell table:number-columns-repeated="11" table:style-name="ce48"/>
          <table:table-cell office:value-type="string" office:string-value="" table:formula="of:=IF([.G605]&gt;0;DATE([.G605];[.F605];[.E605]);&quot;&quot;)" table:style-name="ce51"/>
          <table:table-cell office:value-type="float" office:value="0" table:formula="of:=DATEDIF([.O605];[.P605];&quot;Y&quot;)" table:style-name="ce49">
            <text:p>#¡VALOR!</text:p>
          </table:table-cell>
          <table:table-cell office:value-type="float" office:value="0" table:formula="of:=DATEDIF([.O605];[.P605];&quot;YM&quot;)" table:style-name="ce49">
            <text:p>#¡VALOR!</text:p>
          </table:table-cell>
          <table:table-cell office:value-type="float" office:value="0" table:formula="of:=DATEDIF([.O605];[.P6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6" table:formula="of:=[.A605]+1" table:style-name="ce48">
            <text:p>836</text:p>
          </table:table-cell>
          <table:table-cell table:style-name="ce48"/>
          <table:table-cell office:value-type="string" office:string-value="" table:formula="of:=IF(LEN([.B606])&lt;&gt;0;VLOOKUP([.$B606];;7;0);&quot;&quot;)" table:style-name="ce49"/>
          <table:table-cell office:value-type="string" office:string-value="" table:formula="of:=IF(LEN([.B606])&lt;&gt;0;VLOOKUP([.$B606];;2;0);&quot;&quot;)" table:style-name="ce49"/>
          <table:table-cell table:number-columns-repeated="11" table:style-name="ce48"/>
          <table:table-cell office:value-type="string" office:string-value="" table:formula="of:=IF([.G606]&gt;0;DATE([.G606];[.F606];[.E606]);&quot;&quot;)" table:style-name="ce51"/>
          <table:table-cell office:value-type="float" office:value="0" table:formula="of:=DATEDIF([.O606];[.P606];&quot;Y&quot;)" table:style-name="ce49">
            <text:p>#¡VALOR!</text:p>
          </table:table-cell>
          <table:table-cell office:value-type="float" office:value="0" table:formula="of:=DATEDIF([.O606];[.P606];&quot;YM&quot;)" table:style-name="ce49">
            <text:p>#¡VALOR!</text:p>
          </table:table-cell>
          <table:table-cell office:value-type="float" office:value="0" table:formula="of:=DATEDIF([.O606];[.P6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7" table:formula="of:=[.A606]+1" table:style-name="ce48">
            <text:p>837</text:p>
          </table:table-cell>
          <table:table-cell table:style-name="ce48"/>
          <table:table-cell office:value-type="string" office:string-value="" table:formula="of:=IF(LEN([.B607])&lt;&gt;0;VLOOKUP([.$B607];;7;0);&quot;&quot;)" table:style-name="ce49"/>
          <table:table-cell office:value-type="string" office:string-value="" table:formula="of:=IF(LEN([.B607])&lt;&gt;0;VLOOKUP([.$B607];;2;0);&quot;&quot;)" table:style-name="ce49"/>
          <table:table-cell table:number-columns-repeated="11" table:style-name="ce48"/>
          <table:table-cell office:value-type="string" office:string-value="" table:formula="of:=IF([.G607]&gt;0;DATE([.G607];[.F607];[.E607]);&quot;&quot;)" table:style-name="ce51"/>
          <table:table-cell office:value-type="float" office:value="0" table:formula="of:=DATEDIF([.O607];[.P607];&quot;Y&quot;)" table:style-name="ce49">
            <text:p>#¡VALOR!</text:p>
          </table:table-cell>
          <table:table-cell office:value-type="float" office:value="0" table:formula="of:=DATEDIF([.O607];[.P607];&quot;YM&quot;)" table:style-name="ce49">
            <text:p>#¡VALOR!</text:p>
          </table:table-cell>
          <table:table-cell office:value-type="float" office:value="0" table:formula="of:=DATEDIF([.O607];[.P6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8" table:formula="of:=[.A607]+1" table:style-name="ce48">
            <text:p>838</text:p>
          </table:table-cell>
          <table:table-cell table:style-name="ce48"/>
          <table:table-cell office:value-type="string" office:string-value="" table:formula="of:=IF(LEN([.B608])&lt;&gt;0;VLOOKUP([.$B608];;7;0);&quot;&quot;)" table:style-name="ce49"/>
          <table:table-cell office:value-type="string" office:string-value="" table:formula="of:=IF(LEN([.B608])&lt;&gt;0;VLOOKUP([.$B608];;2;0);&quot;&quot;)" table:style-name="ce49"/>
          <table:table-cell table:number-columns-repeated="11" table:style-name="ce48"/>
          <table:table-cell office:value-type="string" office:string-value="" table:formula="of:=IF([.G608]&gt;0;DATE([.G608];[.F608];[.E608]);&quot;&quot;)" table:style-name="ce51"/>
          <table:table-cell office:value-type="float" office:value="0" table:formula="of:=DATEDIF([.O608];[.P608];&quot;Y&quot;)" table:style-name="ce49">
            <text:p>#¡VALOR!</text:p>
          </table:table-cell>
          <table:table-cell office:value-type="float" office:value="0" table:formula="of:=DATEDIF([.O608];[.P608];&quot;YM&quot;)" table:style-name="ce49">
            <text:p>#¡VALOR!</text:p>
          </table:table-cell>
          <table:table-cell office:value-type="float" office:value="0" table:formula="of:=DATEDIF([.O608];[.P6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39" table:formula="of:=[.A608]+1" table:style-name="ce48">
            <text:p>839</text:p>
          </table:table-cell>
          <table:table-cell table:style-name="ce48"/>
          <table:table-cell office:value-type="string" office:string-value="" table:formula="of:=IF(LEN([.B609])&lt;&gt;0;VLOOKUP([.$B609];;7;0);&quot;&quot;)" table:style-name="ce49"/>
          <table:table-cell office:value-type="string" office:string-value="" table:formula="of:=IF(LEN([.B609])&lt;&gt;0;VLOOKUP([.$B609];;2;0);&quot;&quot;)" table:style-name="ce49"/>
          <table:table-cell table:number-columns-repeated="11" table:style-name="ce48"/>
          <table:table-cell office:value-type="string" office:string-value="" table:formula="of:=IF([.G609]&gt;0;DATE([.G609];[.F609];[.E609]);&quot;&quot;)" table:style-name="ce51"/>
          <table:table-cell office:value-type="float" office:value="0" table:formula="of:=DATEDIF([.O609];[.P609];&quot;Y&quot;)" table:style-name="ce49">
            <text:p>#¡VALOR!</text:p>
          </table:table-cell>
          <table:table-cell office:value-type="float" office:value="0" table:formula="of:=DATEDIF([.O609];[.P609];&quot;YM&quot;)" table:style-name="ce49">
            <text:p>#¡VALOR!</text:p>
          </table:table-cell>
          <table:table-cell office:value-type="float" office:value="0" table:formula="of:=DATEDIF([.O609];[.P6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0" table:formula="of:=[.A609]+1" table:style-name="ce48">
            <text:p>840</text:p>
          </table:table-cell>
          <table:table-cell table:style-name="ce48"/>
          <table:table-cell office:value-type="string" office:string-value="" table:formula="of:=IF(LEN([.B610])&lt;&gt;0;VLOOKUP([.$B610];;7;0);&quot;&quot;)" table:style-name="ce49"/>
          <table:table-cell office:value-type="string" office:string-value="" table:formula="of:=IF(LEN([.B610])&lt;&gt;0;VLOOKUP([.$B610];;2;0);&quot;&quot;)" table:style-name="ce49"/>
          <table:table-cell table:number-columns-repeated="11" table:style-name="ce48"/>
          <table:table-cell office:value-type="string" office:string-value="" table:formula="of:=IF([.G610]&gt;0;DATE([.G610];[.F610];[.E610]);&quot;&quot;)" table:style-name="ce51"/>
          <table:table-cell office:value-type="float" office:value="0" table:formula="of:=DATEDIF([.O610];[.P610];&quot;Y&quot;)" table:style-name="ce49">
            <text:p>#¡VALOR!</text:p>
          </table:table-cell>
          <table:table-cell office:value-type="float" office:value="0" table:formula="of:=DATEDIF([.O610];[.P610];&quot;YM&quot;)" table:style-name="ce49">
            <text:p>#¡VALOR!</text:p>
          </table:table-cell>
          <table:table-cell office:value-type="float" office:value="0" table:formula="of:=DATEDIF([.O610];[.P6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1" table:formula="of:=[.A610]+1" table:style-name="ce48">
            <text:p>841</text:p>
          </table:table-cell>
          <table:table-cell table:style-name="ce48"/>
          <table:table-cell office:value-type="string" office:string-value="" table:formula="of:=IF(LEN([.B611])&lt;&gt;0;VLOOKUP([.$B611];;7;0);&quot;&quot;)" table:style-name="ce49"/>
          <table:table-cell office:value-type="string" office:string-value="" table:formula="of:=IF(LEN([.B611])&lt;&gt;0;VLOOKUP([.$B611];;2;0);&quot;&quot;)" table:style-name="ce49"/>
          <table:table-cell table:number-columns-repeated="11" table:style-name="ce48"/>
          <table:table-cell office:value-type="string" office:string-value="" table:formula="of:=IF([.G611]&gt;0;DATE([.G611];[.F611];[.E611]);&quot;&quot;)" table:style-name="ce51"/>
          <table:table-cell office:value-type="float" office:value="0" table:formula="of:=DATEDIF([.O611];[.P611];&quot;Y&quot;)" table:style-name="ce49">
            <text:p>#¡VALOR!</text:p>
          </table:table-cell>
          <table:table-cell office:value-type="float" office:value="0" table:formula="of:=DATEDIF([.O611];[.P611];&quot;YM&quot;)" table:style-name="ce49">
            <text:p>#¡VALOR!</text:p>
          </table:table-cell>
          <table:table-cell office:value-type="float" office:value="0" table:formula="of:=DATEDIF([.O611];[.P6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2" table:formula="of:=[.A611]+1" table:style-name="ce48">
            <text:p>842</text:p>
          </table:table-cell>
          <table:table-cell table:style-name="ce48"/>
          <table:table-cell office:value-type="string" office:string-value="" table:formula="of:=IF(LEN([.B612])&lt;&gt;0;VLOOKUP([.$B612];;7;0);&quot;&quot;)" table:style-name="ce49"/>
          <table:table-cell office:value-type="string" office:string-value="" table:formula="of:=IF(LEN([.B612])&lt;&gt;0;VLOOKUP([.$B612];;2;0);&quot;&quot;)" table:style-name="ce49"/>
          <table:table-cell table:number-columns-repeated="11" table:style-name="ce48"/>
          <table:table-cell office:value-type="string" office:string-value="" table:formula="of:=IF([.G612]&gt;0;DATE([.G612];[.F612];[.E612]);&quot;&quot;)" table:style-name="ce51"/>
          <table:table-cell office:value-type="float" office:value="0" table:formula="of:=DATEDIF([.O612];[.P612];&quot;Y&quot;)" table:style-name="ce49">
            <text:p>#¡VALOR!</text:p>
          </table:table-cell>
          <table:table-cell office:value-type="float" office:value="0" table:formula="of:=DATEDIF([.O612];[.P612];&quot;YM&quot;)" table:style-name="ce49">
            <text:p>#¡VALOR!</text:p>
          </table:table-cell>
          <table:table-cell office:value-type="float" office:value="0" table:formula="of:=DATEDIF([.O612];[.P6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3" table:formula="of:=[.A612]+1" table:style-name="ce48">
            <text:p>843</text:p>
          </table:table-cell>
          <table:table-cell table:style-name="ce48"/>
          <table:table-cell office:value-type="string" office:string-value="" table:formula="of:=IF(LEN([.B613])&lt;&gt;0;VLOOKUP([.$B613];;7;0);&quot;&quot;)" table:style-name="ce49"/>
          <table:table-cell office:value-type="string" office:string-value="" table:formula="of:=IF(LEN([.B613])&lt;&gt;0;VLOOKUP([.$B613];;2;0);&quot;&quot;)" table:style-name="ce49"/>
          <table:table-cell table:number-columns-repeated="11" table:style-name="ce48"/>
          <table:table-cell office:value-type="string" office:string-value="" table:formula="of:=IF([.G613]&gt;0;DATE([.G613];[.F613];[.E613]);&quot;&quot;)" table:style-name="ce51"/>
          <table:table-cell office:value-type="float" office:value="0" table:formula="of:=DATEDIF([.O613];[.P613];&quot;Y&quot;)" table:style-name="ce49">
            <text:p>#¡VALOR!</text:p>
          </table:table-cell>
          <table:table-cell office:value-type="float" office:value="0" table:formula="of:=DATEDIF([.O613];[.P613];&quot;YM&quot;)" table:style-name="ce49">
            <text:p>#¡VALOR!</text:p>
          </table:table-cell>
          <table:table-cell office:value-type="float" office:value="0" table:formula="of:=DATEDIF([.O613];[.P6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4" table:formula="of:=[.A613]+1" table:style-name="ce48">
            <text:p>844</text:p>
          </table:table-cell>
          <table:table-cell table:style-name="ce48"/>
          <table:table-cell office:value-type="string" office:string-value="" table:formula="of:=IF(LEN([.B614])&lt;&gt;0;VLOOKUP([.$B614];;7;0);&quot;&quot;)" table:style-name="ce49"/>
          <table:table-cell office:value-type="string" office:string-value="" table:formula="of:=IF(LEN([.B614])&lt;&gt;0;VLOOKUP([.$B614];;2;0);&quot;&quot;)" table:style-name="ce49"/>
          <table:table-cell table:number-columns-repeated="11" table:style-name="ce48"/>
          <table:table-cell office:value-type="string" office:string-value="" table:formula="of:=IF([.G614]&gt;0;DATE([.G614];[.F614];[.E614]);&quot;&quot;)" table:style-name="ce51"/>
          <table:table-cell office:value-type="float" office:value="0" table:formula="of:=DATEDIF([.O614];[.P614];&quot;Y&quot;)" table:style-name="ce49">
            <text:p>#¡VALOR!</text:p>
          </table:table-cell>
          <table:table-cell office:value-type="float" office:value="0" table:formula="of:=DATEDIF([.O614];[.P614];&quot;YM&quot;)" table:style-name="ce49">
            <text:p>#¡VALOR!</text:p>
          </table:table-cell>
          <table:table-cell office:value-type="float" office:value="0" table:formula="of:=DATEDIF([.O614];[.P6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5" table:formula="of:=[.A614]+1" table:style-name="ce48">
            <text:p>845</text:p>
          </table:table-cell>
          <table:table-cell table:style-name="ce48"/>
          <table:table-cell office:value-type="string" office:string-value="" table:formula="of:=IF(LEN([.B615])&lt;&gt;0;VLOOKUP([.$B615];;7;0);&quot;&quot;)" table:style-name="ce49"/>
          <table:table-cell office:value-type="string" office:string-value="" table:formula="of:=IF(LEN([.B615])&lt;&gt;0;VLOOKUP([.$B615];;2;0);&quot;&quot;)" table:style-name="ce49"/>
          <table:table-cell table:number-columns-repeated="11" table:style-name="ce48"/>
          <table:table-cell office:value-type="string" office:string-value="" table:formula="of:=IF([.G615]&gt;0;DATE([.G615];[.F615];[.E615]);&quot;&quot;)" table:style-name="ce51"/>
          <table:table-cell office:value-type="float" office:value="0" table:formula="of:=DATEDIF([.O615];[.P615];&quot;Y&quot;)" table:style-name="ce49">
            <text:p>#¡VALOR!</text:p>
          </table:table-cell>
          <table:table-cell office:value-type="float" office:value="0" table:formula="of:=DATEDIF([.O615];[.P615];&quot;YM&quot;)" table:style-name="ce49">
            <text:p>#¡VALOR!</text:p>
          </table:table-cell>
          <table:table-cell office:value-type="float" office:value="0" table:formula="of:=DATEDIF([.O615];[.P6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6" table:formula="of:=[.A615]+1" table:style-name="ce48">
            <text:p>846</text:p>
          </table:table-cell>
          <table:table-cell table:style-name="ce48"/>
          <table:table-cell office:value-type="string" office:string-value="" table:formula="of:=IF(LEN([.B616])&lt;&gt;0;VLOOKUP([.$B616];;7;0);&quot;&quot;)" table:style-name="ce49"/>
          <table:table-cell office:value-type="string" office:string-value="" table:formula="of:=IF(LEN([.B616])&lt;&gt;0;VLOOKUP([.$B616];;2;0);&quot;&quot;)" table:style-name="ce49"/>
          <table:table-cell table:number-columns-repeated="11" table:style-name="ce48"/>
          <table:table-cell office:value-type="string" office:string-value="" table:formula="of:=IF([.G616]&gt;0;DATE([.G616];[.F616];[.E616]);&quot;&quot;)" table:style-name="ce51"/>
          <table:table-cell office:value-type="float" office:value="0" table:formula="of:=DATEDIF([.O616];[.P616];&quot;Y&quot;)" table:style-name="ce49">
            <text:p>#¡VALOR!</text:p>
          </table:table-cell>
          <table:table-cell office:value-type="float" office:value="0" table:formula="of:=DATEDIF([.O616];[.P616];&quot;YM&quot;)" table:style-name="ce49">
            <text:p>#¡VALOR!</text:p>
          </table:table-cell>
          <table:table-cell office:value-type="float" office:value="0" table:formula="of:=DATEDIF([.O616];[.P6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7" table:formula="of:=[.A616]+1" table:style-name="ce48">
            <text:p>847</text:p>
          </table:table-cell>
          <table:table-cell table:style-name="ce48"/>
          <table:table-cell office:value-type="string" office:string-value="" table:formula="of:=IF(LEN([.B617])&lt;&gt;0;VLOOKUP([.$B617];;7;0);&quot;&quot;)" table:style-name="ce49"/>
          <table:table-cell office:value-type="string" office:string-value="" table:formula="of:=IF(LEN([.B617])&lt;&gt;0;VLOOKUP([.$B617];;2;0);&quot;&quot;)" table:style-name="ce49"/>
          <table:table-cell table:number-columns-repeated="11" table:style-name="ce48"/>
          <table:table-cell office:value-type="string" office:string-value="" table:formula="of:=IF([.G617]&gt;0;DATE([.G617];[.F617];[.E617]);&quot;&quot;)" table:style-name="ce51"/>
          <table:table-cell office:value-type="float" office:value="0" table:formula="of:=DATEDIF([.O617];[.P617];&quot;Y&quot;)" table:style-name="ce49">
            <text:p>#¡VALOR!</text:p>
          </table:table-cell>
          <table:table-cell office:value-type="float" office:value="0" table:formula="of:=DATEDIF([.O617];[.P617];&quot;YM&quot;)" table:style-name="ce49">
            <text:p>#¡VALOR!</text:p>
          </table:table-cell>
          <table:table-cell office:value-type="float" office:value="0" table:formula="of:=DATEDIF([.O617];[.P6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8" table:formula="of:=[.A617]+1" table:style-name="ce48">
            <text:p>848</text:p>
          </table:table-cell>
          <table:table-cell table:style-name="ce48"/>
          <table:table-cell office:value-type="string" office:string-value="" table:formula="of:=IF(LEN([.B618])&lt;&gt;0;VLOOKUP([.$B618];;7;0);&quot;&quot;)" table:style-name="ce49"/>
          <table:table-cell office:value-type="string" office:string-value="" table:formula="of:=IF(LEN([.B618])&lt;&gt;0;VLOOKUP([.$B618];;2;0);&quot;&quot;)" table:style-name="ce49"/>
          <table:table-cell table:number-columns-repeated="11" table:style-name="ce48"/>
          <table:table-cell office:value-type="string" office:string-value="" table:formula="of:=IF([.G618]&gt;0;DATE([.G618];[.F618];[.E618]);&quot;&quot;)" table:style-name="ce51"/>
          <table:table-cell office:value-type="float" office:value="0" table:formula="of:=DATEDIF([.O618];[.P618];&quot;Y&quot;)" table:style-name="ce49">
            <text:p>#¡VALOR!</text:p>
          </table:table-cell>
          <table:table-cell office:value-type="float" office:value="0" table:formula="of:=DATEDIF([.O618];[.P618];&quot;YM&quot;)" table:style-name="ce49">
            <text:p>#¡VALOR!</text:p>
          </table:table-cell>
          <table:table-cell office:value-type="float" office:value="0" table:formula="of:=DATEDIF([.O618];[.P6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49" table:formula="of:=[.A618]+1" table:style-name="ce48">
            <text:p>849</text:p>
          </table:table-cell>
          <table:table-cell table:style-name="ce48"/>
          <table:table-cell office:value-type="string" office:string-value="" table:formula="of:=IF(LEN([.B619])&lt;&gt;0;VLOOKUP([.$B619];;7;0);&quot;&quot;)" table:style-name="ce49"/>
          <table:table-cell office:value-type="string" office:string-value="" table:formula="of:=IF(LEN([.B619])&lt;&gt;0;VLOOKUP([.$B619];;2;0);&quot;&quot;)" table:style-name="ce49"/>
          <table:table-cell table:number-columns-repeated="11" table:style-name="ce48"/>
          <table:table-cell office:value-type="string" office:string-value="" table:formula="of:=IF([.G619]&gt;0;DATE([.G619];[.F619];[.E619]);&quot;&quot;)" table:style-name="ce51"/>
          <table:table-cell office:value-type="float" office:value="0" table:formula="of:=DATEDIF([.O619];[.P619];&quot;Y&quot;)" table:style-name="ce49">
            <text:p>#¡VALOR!</text:p>
          </table:table-cell>
          <table:table-cell office:value-type="float" office:value="0" table:formula="of:=DATEDIF([.O619];[.P619];&quot;YM&quot;)" table:style-name="ce49">
            <text:p>#¡VALOR!</text:p>
          </table:table-cell>
          <table:table-cell office:value-type="float" office:value="0" table:formula="of:=DATEDIF([.O619];[.P6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0" table:formula="of:=[.A619]+1" table:style-name="ce48">
            <text:p>850</text:p>
          </table:table-cell>
          <table:table-cell table:style-name="ce48"/>
          <table:table-cell office:value-type="string" office:string-value="" table:formula="of:=IF(LEN([.B620])&lt;&gt;0;VLOOKUP([.$B620];;7;0);&quot;&quot;)" table:style-name="ce49"/>
          <table:table-cell office:value-type="string" office:string-value="" table:formula="of:=IF(LEN([.B620])&lt;&gt;0;VLOOKUP([.$B620];;2;0);&quot;&quot;)" table:style-name="ce49"/>
          <table:table-cell table:number-columns-repeated="11" table:style-name="ce48"/>
          <table:table-cell office:value-type="string" office:string-value="" table:formula="of:=IF([.G620]&gt;0;DATE([.G620];[.F620];[.E620]);&quot;&quot;)" table:style-name="ce51"/>
          <table:table-cell office:value-type="float" office:value="0" table:formula="of:=DATEDIF([.O620];[.P620];&quot;Y&quot;)" table:style-name="ce49">
            <text:p>#¡VALOR!</text:p>
          </table:table-cell>
          <table:table-cell office:value-type="float" office:value="0" table:formula="of:=DATEDIF([.O620];[.P620];&quot;YM&quot;)" table:style-name="ce49">
            <text:p>#¡VALOR!</text:p>
          </table:table-cell>
          <table:table-cell office:value-type="float" office:value="0" table:formula="of:=DATEDIF([.O620];[.P6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1" table:formula="of:=[.A620]+1" table:style-name="ce48">
            <text:p>851</text:p>
          </table:table-cell>
          <table:table-cell table:style-name="ce48"/>
          <table:table-cell office:value-type="string" office:string-value="" table:formula="of:=IF(LEN([.B621])&lt;&gt;0;VLOOKUP([.$B621];;7;0);&quot;&quot;)" table:style-name="ce49"/>
          <table:table-cell office:value-type="string" office:string-value="" table:formula="of:=IF(LEN([.B621])&lt;&gt;0;VLOOKUP([.$B621];;2;0);&quot;&quot;)" table:style-name="ce49"/>
          <table:table-cell table:number-columns-repeated="11" table:style-name="ce48"/>
          <table:table-cell office:value-type="string" office:string-value="" table:formula="of:=IF([.G621]&gt;0;DATE([.G621];[.F621];[.E621]);&quot;&quot;)" table:style-name="ce51"/>
          <table:table-cell office:value-type="float" office:value="0" table:formula="of:=DATEDIF([.O621];[.P621];&quot;Y&quot;)" table:style-name="ce49">
            <text:p>#¡VALOR!</text:p>
          </table:table-cell>
          <table:table-cell office:value-type="float" office:value="0" table:formula="of:=DATEDIF([.O621];[.P621];&quot;YM&quot;)" table:style-name="ce49">
            <text:p>#¡VALOR!</text:p>
          </table:table-cell>
          <table:table-cell office:value-type="float" office:value="0" table:formula="of:=DATEDIF([.O621];[.P6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2" table:formula="of:=[.A621]+1" table:style-name="ce48">
            <text:p>852</text:p>
          </table:table-cell>
          <table:table-cell table:style-name="ce48"/>
          <table:table-cell office:value-type="string" office:string-value="" table:formula="of:=IF(LEN([.B622])&lt;&gt;0;VLOOKUP([.$B622];;7;0);&quot;&quot;)" table:style-name="ce49"/>
          <table:table-cell office:value-type="string" office:string-value="" table:formula="of:=IF(LEN([.B622])&lt;&gt;0;VLOOKUP([.$B622];;2;0);&quot;&quot;)" table:style-name="ce49"/>
          <table:table-cell table:number-columns-repeated="11" table:style-name="ce48"/>
          <table:table-cell office:value-type="string" office:string-value="" table:formula="of:=IF([.G622]&gt;0;DATE([.G622];[.F622];[.E622]);&quot;&quot;)" table:style-name="ce51"/>
          <table:table-cell office:value-type="float" office:value="0" table:formula="of:=DATEDIF([.O622];[.P622];&quot;Y&quot;)" table:style-name="ce49">
            <text:p>#¡VALOR!</text:p>
          </table:table-cell>
          <table:table-cell office:value-type="float" office:value="0" table:formula="of:=DATEDIF([.O622];[.P622];&quot;YM&quot;)" table:style-name="ce49">
            <text:p>#¡VALOR!</text:p>
          </table:table-cell>
          <table:table-cell office:value-type="float" office:value="0" table:formula="of:=DATEDIF([.O622];[.P6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3" table:formula="of:=[.A622]+1" table:style-name="ce48">
            <text:p>853</text:p>
          </table:table-cell>
          <table:table-cell table:style-name="ce48"/>
          <table:table-cell office:value-type="string" office:string-value="" table:formula="of:=IF(LEN([.B623])&lt;&gt;0;VLOOKUP([.$B623];;7;0);&quot;&quot;)" table:style-name="ce49"/>
          <table:table-cell office:value-type="string" office:string-value="" table:formula="of:=IF(LEN([.B623])&lt;&gt;0;VLOOKUP([.$B623];;2;0);&quot;&quot;)" table:style-name="ce49"/>
          <table:table-cell table:number-columns-repeated="11" table:style-name="ce48"/>
          <table:table-cell office:value-type="string" office:string-value="" table:formula="of:=IF([.G623]&gt;0;DATE([.G623];[.F623];[.E623]);&quot;&quot;)" table:style-name="ce51"/>
          <table:table-cell office:value-type="float" office:value="0" table:formula="of:=DATEDIF([.O623];[.P623];&quot;Y&quot;)" table:style-name="ce49">
            <text:p>#¡VALOR!</text:p>
          </table:table-cell>
          <table:table-cell office:value-type="float" office:value="0" table:formula="of:=DATEDIF([.O623];[.P623];&quot;YM&quot;)" table:style-name="ce49">
            <text:p>#¡VALOR!</text:p>
          </table:table-cell>
          <table:table-cell office:value-type="float" office:value="0" table:formula="of:=DATEDIF([.O623];[.P6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4" table:formula="of:=[.A623]+1" table:style-name="ce48">
            <text:p>854</text:p>
          </table:table-cell>
          <table:table-cell table:style-name="ce48"/>
          <table:table-cell office:value-type="string" office:string-value="" table:formula="of:=IF(LEN([.B624])&lt;&gt;0;VLOOKUP([.$B624];;7;0);&quot;&quot;)" table:style-name="ce49"/>
          <table:table-cell office:value-type="string" office:string-value="" table:formula="of:=IF(LEN([.B624])&lt;&gt;0;VLOOKUP([.$B624];;2;0);&quot;&quot;)" table:style-name="ce49"/>
          <table:table-cell table:number-columns-repeated="11" table:style-name="ce48"/>
          <table:table-cell office:value-type="string" office:string-value="" table:formula="of:=IF([.G624]&gt;0;DATE([.G624];[.F624];[.E624]);&quot;&quot;)" table:style-name="ce51"/>
          <table:table-cell office:value-type="float" office:value="0" table:formula="of:=DATEDIF([.O624];[.P624];&quot;Y&quot;)" table:style-name="ce49">
            <text:p>#¡VALOR!</text:p>
          </table:table-cell>
          <table:table-cell office:value-type="float" office:value="0" table:formula="of:=DATEDIF([.O624];[.P624];&quot;YM&quot;)" table:style-name="ce49">
            <text:p>#¡VALOR!</text:p>
          </table:table-cell>
          <table:table-cell office:value-type="float" office:value="0" table:formula="of:=DATEDIF([.O624];[.P6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5" table:formula="of:=[.A624]+1" table:style-name="ce48">
            <text:p>855</text:p>
          </table:table-cell>
          <table:table-cell table:style-name="ce48"/>
          <table:table-cell office:value-type="string" office:string-value="" table:formula="of:=IF(LEN([.B625])&lt;&gt;0;VLOOKUP([.$B625];;7;0);&quot;&quot;)" table:style-name="ce49"/>
          <table:table-cell office:value-type="string" office:string-value="" table:formula="of:=IF(LEN([.B625])&lt;&gt;0;VLOOKUP([.$B625];;2;0);&quot;&quot;)" table:style-name="ce49"/>
          <table:table-cell table:number-columns-repeated="11" table:style-name="ce48"/>
          <table:table-cell office:value-type="string" office:string-value="" table:formula="of:=IF([.G625]&gt;0;DATE([.G625];[.F625];[.E625]);&quot;&quot;)" table:style-name="ce51"/>
          <table:table-cell office:value-type="float" office:value="0" table:formula="of:=DATEDIF([.O625];[.P625];&quot;Y&quot;)" table:style-name="ce49">
            <text:p>#¡VALOR!</text:p>
          </table:table-cell>
          <table:table-cell office:value-type="float" office:value="0" table:formula="of:=DATEDIF([.O625];[.P625];&quot;YM&quot;)" table:style-name="ce49">
            <text:p>#¡VALOR!</text:p>
          </table:table-cell>
          <table:table-cell office:value-type="float" office:value="0" table:formula="of:=DATEDIF([.O625];[.P6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6" table:formula="of:=[.A625]+1" table:style-name="ce48">
            <text:p>856</text:p>
          </table:table-cell>
          <table:table-cell table:style-name="ce48"/>
          <table:table-cell office:value-type="string" office:string-value="" table:formula="of:=IF(LEN([.B626])&lt;&gt;0;VLOOKUP([.$B626];;7;0);&quot;&quot;)" table:style-name="ce49"/>
          <table:table-cell office:value-type="string" office:string-value="" table:formula="of:=IF(LEN([.B626])&lt;&gt;0;VLOOKUP([.$B626];;2;0);&quot;&quot;)" table:style-name="ce49"/>
          <table:table-cell table:number-columns-repeated="11" table:style-name="ce48"/>
          <table:table-cell office:value-type="string" office:string-value="" table:formula="of:=IF([.G626]&gt;0;DATE([.G626];[.F626];[.E626]);&quot;&quot;)" table:style-name="ce51"/>
          <table:table-cell office:value-type="float" office:value="0" table:formula="of:=DATEDIF([.O626];[.P626];&quot;Y&quot;)" table:style-name="ce49">
            <text:p>#¡VALOR!</text:p>
          </table:table-cell>
          <table:table-cell office:value-type="float" office:value="0" table:formula="of:=DATEDIF([.O626];[.P626];&quot;YM&quot;)" table:style-name="ce49">
            <text:p>#¡VALOR!</text:p>
          </table:table-cell>
          <table:table-cell office:value-type="float" office:value="0" table:formula="of:=DATEDIF([.O626];[.P6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7" table:formula="of:=[.A626]+1" table:style-name="ce48">
            <text:p>857</text:p>
          </table:table-cell>
          <table:table-cell table:style-name="ce48"/>
          <table:table-cell office:value-type="string" office:string-value="" table:formula="of:=IF(LEN([.B627])&lt;&gt;0;VLOOKUP([.$B627];;7;0);&quot;&quot;)" table:style-name="ce49"/>
          <table:table-cell office:value-type="string" office:string-value="" table:formula="of:=IF(LEN([.B627])&lt;&gt;0;VLOOKUP([.$B627];;2;0);&quot;&quot;)" table:style-name="ce49"/>
          <table:table-cell table:number-columns-repeated="11" table:style-name="ce48"/>
          <table:table-cell office:value-type="string" office:string-value="" table:formula="of:=IF([.G627]&gt;0;DATE([.G627];[.F627];[.E627]);&quot;&quot;)" table:style-name="ce51"/>
          <table:table-cell office:value-type="float" office:value="0" table:formula="of:=DATEDIF([.O627];[.P627];&quot;Y&quot;)" table:style-name="ce49">
            <text:p>#¡VALOR!</text:p>
          </table:table-cell>
          <table:table-cell office:value-type="float" office:value="0" table:formula="of:=DATEDIF([.O627];[.P627];&quot;YM&quot;)" table:style-name="ce49">
            <text:p>#¡VALOR!</text:p>
          </table:table-cell>
          <table:table-cell office:value-type="float" office:value="0" table:formula="of:=DATEDIF([.O627];[.P6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8" table:formula="of:=[.A627]+1" table:style-name="ce48">
            <text:p>858</text:p>
          </table:table-cell>
          <table:table-cell table:style-name="ce48"/>
          <table:table-cell office:value-type="string" office:string-value="" table:formula="of:=IF(LEN([.B628])&lt;&gt;0;VLOOKUP([.$B628];;7;0);&quot;&quot;)" table:style-name="ce49"/>
          <table:table-cell office:value-type="string" office:string-value="" table:formula="of:=IF(LEN([.B628])&lt;&gt;0;VLOOKUP([.$B628];;2;0);&quot;&quot;)" table:style-name="ce49"/>
          <table:table-cell table:number-columns-repeated="11" table:style-name="ce48"/>
          <table:table-cell office:value-type="string" office:string-value="" table:formula="of:=IF([.G628]&gt;0;DATE([.G628];[.F628];[.E628]);&quot;&quot;)" table:style-name="ce51"/>
          <table:table-cell office:value-type="float" office:value="0" table:formula="of:=DATEDIF([.O628];[.P628];&quot;Y&quot;)" table:style-name="ce49">
            <text:p>#¡VALOR!</text:p>
          </table:table-cell>
          <table:table-cell office:value-type="float" office:value="0" table:formula="of:=DATEDIF([.O628];[.P628];&quot;YM&quot;)" table:style-name="ce49">
            <text:p>#¡VALOR!</text:p>
          </table:table-cell>
          <table:table-cell office:value-type="float" office:value="0" table:formula="of:=DATEDIF([.O628];[.P6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59" table:formula="of:=[.A628]+1" table:style-name="ce48">
            <text:p>859</text:p>
          </table:table-cell>
          <table:table-cell table:style-name="ce48"/>
          <table:table-cell office:value-type="string" office:string-value="" table:formula="of:=IF(LEN([.B629])&lt;&gt;0;VLOOKUP([.$B629];;7;0);&quot;&quot;)" table:style-name="ce49"/>
          <table:table-cell office:value-type="string" office:string-value="" table:formula="of:=IF(LEN([.B629])&lt;&gt;0;VLOOKUP([.$B629];;2;0);&quot;&quot;)" table:style-name="ce49"/>
          <table:table-cell table:number-columns-repeated="11" table:style-name="ce48"/>
          <table:table-cell office:value-type="string" office:string-value="" table:formula="of:=IF([.G629]&gt;0;DATE([.G629];[.F629];[.E629]);&quot;&quot;)" table:style-name="ce51"/>
          <table:table-cell office:value-type="float" office:value="0" table:formula="of:=DATEDIF([.O629];[.P629];&quot;Y&quot;)" table:style-name="ce49">
            <text:p>#¡VALOR!</text:p>
          </table:table-cell>
          <table:table-cell office:value-type="float" office:value="0" table:formula="of:=DATEDIF([.O629];[.P629];&quot;YM&quot;)" table:style-name="ce49">
            <text:p>#¡VALOR!</text:p>
          </table:table-cell>
          <table:table-cell office:value-type="float" office:value="0" table:formula="of:=DATEDIF([.O629];[.P6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0" table:formula="of:=[.A629]+1" table:style-name="ce48">
            <text:p>860</text:p>
          </table:table-cell>
          <table:table-cell table:style-name="ce48"/>
          <table:table-cell office:value-type="string" office:string-value="" table:formula="of:=IF(LEN([.B630])&lt;&gt;0;VLOOKUP([.$B630];;7;0);&quot;&quot;)" table:style-name="ce49"/>
          <table:table-cell office:value-type="string" office:string-value="" table:formula="of:=IF(LEN([.B630])&lt;&gt;0;VLOOKUP([.$B630];;2;0);&quot;&quot;)" table:style-name="ce49"/>
          <table:table-cell table:number-columns-repeated="11" table:style-name="ce48"/>
          <table:table-cell office:value-type="string" office:string-value="" table:formula="of:=IF([.G630]&gt;0;DATE([.G630];[.F630];[.E630]);&quot;&quot;)" table:style-name="ce51"/>
          <table:table-cell office:value-type="float" office:value="0" table:formula="of:=DATEDIF([.O630];[.P630];&quot;Y&quot;)" table:style-name="ce49">
            <text:p>#¡VALOR!</text:p>
          </table:table-cell>
          <table:table-cell office:value-type="float" office:value="0" table:formula="of:=DATEDIF([.O630];[.P630];&quot;YM&quot;)" table:style-name="ce49">
            <text:p>#¡VALOR!</text:p>
          </table:table-cell>
          <table:table-cell office:value-type="float" office:value="0" table:formula="of:=DATEDIF([.O630];[.P6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1" table:formula="of:=[.A630]+1" table:style-name="ce48">
            <text:p>861</text:p>
          </table:table-cell>
          <table:table-cell table:style-name="ce48"/>
          <table:table-cell office:value-type="string" office:string-value="" table:formula="of:=IF(LEN([.B631])&lt;&gt;0;VLOOKUP([.$B631];;7;0);&quot;&quot;)" table:style-name="ce49"/>
          <table:table-cell office:value-type="string" office:string-value="" table:formula="of:=IF(LEN([.B631])&lt;&gt;0;VLOOKUP([.$B631];;2;0);&quot;&quot;)" table:style-name="ce49"/>
          <table:table-cell table:number-columns-repeated="11" table:style-name="ce48"/>
          <table:table-cell office:value-type="string" office:string-value="" table:formula="of:=IF([.G631]&gt;0;DATE([.G631];[.F631];[.E631]);&quot;&quot;)" table:style-name="ce51"/>
          <table:table-cell office:value-type="float" office:value="0" table:formula="of:=DATEDIF([.O631];[.P631];&quot;Y&quot;)" table:style-name="ce49">
            <text:p>#¡VALOR!</text:p>
          </table:table-cell>
          <table:table-cell office:value-type="float" office:value="0" table:formula="of:=DATEDIF([.O631];[.P631];&quot;YM&quot;)" table:style-name="ce49">
            <text:p>#¡VALOR!</text:p>
          </table:table-cell>
          <table:table-cell office:value-type="float" office:value="0" table:formula="of:=DATEDIF([.O631];[.P6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2" table:formula="of:=[.A631]+1" table:style-name="ce48">
            <text:p>862</text:p>
          </table:table-cell>
          <table:table-cell table:style-name="ce48"/>
          <table:table-cell office:value-type="string" office:string-value="" table:formula="of:=IF(LEN([.B632])&lt;&gt;0;VLOOKUP([.$B632];;7;0);&quot;&quot;)" table:style-name="ce49"/>
          <table:table-cell office:value-type="string" office:string-value="" table:formula="of:=IF(LEN([.B632])&lt;&gt;0;VLOOKUP([.$B632];;2;0);&quot;&quot;)" table:style-name="ce49"/>
          <table:table-cell table:number-columns-repeated="11" table:style-name="ce48"/>
          <table:table-cell office:value-type="string" office:string-value="" table:formula="of:=IF([.G632]&gt;0;DATE([.G632];[.F632];[.E632]);&quot;&quot;)" table:style-name="ce51"/>
          <table:table-cell office:value-type="float" office:value="0" table:formula="of:=DATEDIF([.O632];[.P632];&quot;Y&quot;)" table:style-name="ce49">
            <text:p>#¡VALOR!</text:p>
          </table:table-cell>
          <table:table-cell office:value-type="float" office:value="0" table:formula="of:=DATEDIF([.O632];[.P632];&quot;YM&quot;)" table:style-name="ce49">
            <text:p>#¡VALOR!</text:p>
          </table:table-cell>
          <table:table-cell office:value-type="float" office:value="0" table:formula="of:=DATEDIF([.O632];[.P6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3" table:formula="of:=[.A632]+1" table:style-name="ce48">
            <text:p>863</text:p>
          </table:table-cell>
          <table:table-cell table:style-name="ce48"/>
          <table:table-cell office:value-type="string" office:string-value="" table:formula="of:=IF(LEN([.B633])&lt;&gt;0;VLOOKUP([.$B633];;7;0);&quot;&quot;)" table:style-name="ce49"/>
          <table:table-cell office:value-type="string" office:string-value="" table:formula="of:=IF(LEN([.B633])&lt;&gt;0;VLOOKUP([.$B633];;2;0);&quot;&quot;)" table:style-name="ce49"/>
          <table:table-cell table:number-columns-repeated="11" table:style-name="ce48"/>
          <table:table-cell office:value-type="string" office:string-value="" table:formula="of:=IF([.G633]&gt;0;DATE([.G633];[.F633];[.E633]);&quot;&quot;)" table:style-name="ce51"/>
          <table:table-cell office:value-type="float" office:value="0" table:formula="of:=DATEDIF([.O633];[.P633];&quot;Y&quot;)" table:style-name="ce49">
            <text:p>#¡VALOR!</text:p>
          </table:table-cell>
          <table:table-cell office:value-type="float" office:value="0" table:formula="of:=DATEDIF([.O633];[.P633];&quot;YM&quot;)" table:style-name="ce49">
            <text:p>#¡VALOR!</text:p>
          </table:table-cell>
          <table:table-cell office:value-type="float" office:value="0" table:formula="of:=DATEDIF([.O633];[.P6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4" table:formula="of:=[.A633]+1" table:style-name="ce48">
            <text:p>864</text:p>
          </table:table-cell>
          <table:table-cell table:style-name="ce48"/>
          <table:table-cell office:value-type="string" office:string-value="" table:formula="of:=IF(LEN([.B634])&lt;&gt;0;VLOOKUP([.$B634];;7;0);&quot;&quot;)" table:style-name="ce49"/>
          <table:table-cell office:value-type="string" office:string-value="" table:formula="of:=IF(LEN([.B634])&lt;&gt;0;VLOOKUP([.$B634];;2;0);&quot;&quot;)" table:style-name="ce49"/>
          <table:table-cell table:number-columns-repeated="11" table:style-name="ce48"/>
          <table:table-cell office:value-type="string" office:string-value="" table:formula="of:=IF([.G634]&gt;0;DATE([.G634];[.F634];[.E634]);&quot;&quot;)" table:style-name="ce51"/>
          <table:table-cell office:value-type="float" office:value="0" table:formula="of:=DATEDIF([.O634];[.P634];&quot;Y&quot;)" table:style-name="ce49">
            <text:p>#¡VALOR!</text:p>
          </table:table-cell>
          <table:table-cell office:value-type="float" office:value="0" table:formula="of:=DATEDIF([.O634];[.P634];&quot;YM&quot;)" table:style-name="ce49">
            <text:p>#¡VALOR!</text:p>
          </table:table-cell>
          <table:table-cell office:value-type="float" office:value="0" table:formula="of:=DATEDIF([.O634];[.P6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5" table:formula="of:=[.A634]+1" table:style-name="ce48">
            <text:p>865</text:p>
          </table:table-cell>
          <table:table-cell table:style-name="ce48"/>
          <table:table-cell office:value-type="string" office:string-value="" table:formula="of:=IF(LEN([.B635])&lt;&gt;0;VLOOKUP([.$B635];;7;0);&quot;&quot;)" table:style-name="ce49"/>
          <table:table-cell office:value-type="string" office:string-value="" table:formula="of:=IF(LEN([.B635])&lt;&gt;0;VLOOKUP([.$B635];;2;0);&quot;&quot;)" table:style-name="ce49"/>
          <table:table-cell table:number-columns-repeated="11" table:style-name="ce48"/>
          <table:table-cell office:value-type="string" office:string-value="" table:formula="of:=IF([.G635]&gt;0;DATE([.G635];[.F635];[.E635]);&quot;&quot;)" table:style-name="ce51"/>
          <table:table-cell office:value-type="float" office:value="0" table:formula="of:=DATEDIF([.O635];[.P635];&quot;Y&quot;)" table:style-name="ce49">
            <text:p>#¡VALOR!</text:p>
          </table:table-cell>
          <table:table-cell office:value-type="float" office:value="0" table:formula="of:=DATEDIF([.O635];[.P635];&quot;YM&quot;)" table:style-name="ce49">
            <text:p>#¡VALOR!</text:p>
          </table:table-cell>
          <table:table-cell office:value-type="float" office:value="0" table:formula="of:=DATEDIF([.O635];[.P6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6" table:formula="of:=[.A635]+1" table:style-name="ce48">
            <text:p>866</text:p>
          </table:table-cell>
          <table:table-cell table:style-name="ce48"/>
          <table:table-cell office:value-type="string" office:string-value="" table:formula="of:=IF(LEN([.B636])&lt;&gt;0;VLOOKUP([.$B636];;7;0);&quot;&quot;)" table:style-name="ce49"/>
          <table:table-cell office:value-type="string" office:string-value="" table:formula="of:=IF(LEN([.B636])&lt;&gt;0;VLOOKUP([.$B636];;2;0);&quot;&quot;)" table:style-name="ce49"/>
          <table:table-cell table:number-columns-repeated="11" table:style-name="ce48"/>
          <table:table-cell office:value-type="string" office:string-value="" table:formula="of:=IF([.G636]&gt;0;DATE([.G636];[.F636];[.E636]);&quot;&quot;)" table:style-name="ce51"/>
          <table:table-cell office:value-type="float" office:value="0" table:formula="of:=DATEDIF([.O636];[.P636];&quot;Y&quot;)" table:style-name="ce49">
            <text:p>#¡VALOR!</text:p>
          </table:table-cell>
          <table:table-cell office:value-type="float" office:value="0" table:formula="of:=DATEDIF([.O636];[.P636];&quot;YM&quot;)" table:style-name="ce49">
            <text:p>#¡VALOR!</text:p>
          </table:table-cell>
          <table:table-cell office:value-type="float" office:value="0" table:formula="of:=DATEDIF([.O636];[.P6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7" table:formula="of:=[.A636]+1" table:style-name="ce48">
            <text:p>867</text:p>
          </table:table-cell>
          <table:table-cell table:style-name="ce48"/>
          <table:table-cell office:value-type="string" office:string-value="" table:formula="of:=IF(LEN([.B637])&lt;&gt;0;VLOOKUP([.$B637];;7;0);&quot;&quot;)" table:style-name="ce49"/>
          <table:table-cell office:value-type="string" office:string-value="" table:formula="of:=IF(LEN([.B637])&lt;&gt;0;VLOOKUP([.$B637];;2;0);&quot;&quot;)" table:style-name="ce49"/>
          <table:table-cell table:number-columns-repeated="11" table:style-name="ce48"/>
          <table:table-cell office:value-type="string" office:string-value="" table:formula="of:=IF([.G637]&gt;0;DATE([.G637];[.F637];[.E637]);&quot;&quot;)" table:style-name="ce51"/>
          <table:table-cell office:value-type="float" office:value="0" table:formula="of:=DATEDIF([.O637];[.P637];&quot;Y&quot;)" table:style-name="ce49">
            <text:p>#¡VALOR!</text:p>
          </table:table-cell>
          <table:table-cell office:value-type="float" office:value="0" table:formula="of:=DATEDIF([.O637];[.P637];&quot;YM&quot;)" table:style-name="ce49">
            <text:p>#¡VALOR!</text:p>
          </table:table-cell>
          <table:table-cell office:value-type="float" office:value="0" table:formula="of:=DATEDIF([.O637];[.P6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8" table:formula="of:=[.A637]+1" table:style-name="ce48">
            <text:p>868</text:p>
          </table:table-cell>
          <table:table-cell table:style-name="ce48"/>
          <table:table-cell office:value-type="string" office:string-value="" table:formula="of:=IF(LEN([.B638])&lt;&gt;0;VLOOKUP([.$B638];;7;0);&quot;&quot;)" table:style-name="ce49"/>
          <table:table-cell office:value-type="string" office:string-value="" table:formula="of:=IF(LEN([.B638])&lt;&gt;0;VLOOKUP([.$B638];;2;0);&quot;&quot;)" table:style-name="ce49"/>
          <table:table-cell table:number-columns-repeated="11" table:style-name="ce48"/>
          <table:table-cell office:value-type="string" office:string-value="" table:formula="of:=IF([.G638]&gt;0;DATE([.G638];[.F638];[.E638]);&quot;&quot;)" table:style-name="ce51"/>
          <table:table-cell office:value-type="float" office:value="0" table:formula="of:=DATEDIF([.O638];[.P638];&quot;Y&quot;)" table:style-name="ce49">
            <text:p>#¡VALOR!</text:p>
          </table:table-cell>
          <table:table-cell office:value-type="float" office:value="0" table:formula="of:=DATEDIF([.O638];[.P638];&quot;YM&quot;)" table:style-name="ce49">
            <text:p>#¡VALOR!</text:p>
          </table:table-cell>
          <table:table-cell office:value-type="float" office:value="0" table:formula="of:=DATEDIF([.O638];[.P6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69" table:formula="of:=[.A638]+1" table:style-name="ce48">
            <text:p>869</text:p>
          </table:table-cell>
          <table:table-cell table:style-name="ce48"/>
          <table:table-cell office:value-type="string" office:string-value="" table:formula="of:=IF(LEN([.B639])&lt;&gt;0;VLOOKUP([.$B639];;7;0);&quot;&quot;)" table:style-name="ce49"/>
          <table:table-cell office:value-type="string" office:string-value="" table:formula="of:=IF(LEN([.B639])&lt;&gt;0;VLOOKUP([.$B639];;2;0);&quot;&quot;)" table:style-name="ce49"/>
          <table:table-cell table:number-columns-repeated="11" table:style-name="ce48"/>
          <table:table-cell office:value-type="string" office:string-value="" table:formula="of:=IF([.G639]&gt;0;DATE([.G639];[.F639];[.E639]);&quot;&quot;)" table:style-name="ce51"/>
          <table:table-cell office:value-type="float" office:value="0" table:formula="of:=DATEDIF([.O639];[.P639];&quot;Y&quot;)" table:style-name="ce49">
            <text:p>#¡VALOR!</text:p>
          </table:table-cell>
          <table:table-cell office:value-type="float" office:value="0" table:formula="of:=DATEDIF([.O639];[.P639];&quot;YM&quot;)" table:style-name="ce49">
            <text:p>#¡VALOR!</text:p>
          </table:table-cell>
          <table:table-cell office:value-type="float" office:value="0" table:formula="of:=DATEDIF([.O639];[.P6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0" table:formula="of:=[.A639]+1" table:style-name="ce48">
            <text:p>870</text:p>
          </table:table-cell>
          <table:table-cell table:style-name="ce48"/>
          <table:table-cell office:value-type="string" office:string-value="" table:formula="of:=IF(LEN([.B640])&lt;&gt;0;VLOOKUP([.$B640];;7;0);&quot;&quot;)" table:style-name="ce49"/>
          <table:table-cell office:value-type="string" office:string-value="" table:formula="of:=IF(LEN([.B640])&lt;&gt;0;VLOOKUP([.$B640];;2;0);&quot;&quot;)" table:style-name="ce49"/>
          <table:table-cell table:number-columns-repeated="11" table:style-name="ce48"/>
          <table:table-cell office:value-type="string" office:string-value="" table:formula="of:=IF([.G640]&gt;0;DATE([.G640];[.F640];[.E640]);&quot;&quot;)" table:style-name="ce51"/>
          <table:table-cell office:value-type="float" office:value="0" table:formula="of:=DATEDIF([.O640];[.P640];&quot;Y&quot;)" table:style-name="ce49">
            <text:p>#¡VALOR!</text:p>
          </table:table-cell>
          <table:table-cell office:value-type="float" office:value="0" table:formula="of:=DATEDIF([.O640];[.P640];&quot;YM&quot;)" table:style-name="ce49">
            <text:p>#¡VALOR!</text:p>
          </table:table-cell>
          <table:table-cell office:value-type="float" office:value="0" table:formula="of:=DATEDIF([.O640];[.P6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1" table:formula="of:=[.A640]+1" table:style-name="ce48">
            <text:p>871</text:p>
          </table:table-cell>
          <table:table-cell table:style-name="ce48"/>
          <table:table-cell office:value-type="string" office:string-value="" table:formula="of:=IF(LEN([.B641])&lt;&gt;0;VLOOKUP([.$B641];;7;0);&quot;&quot;)" table:style-name="ce49"/>
          <table:table-cell office:value-type="string" office:string-value="" table:formula="of:=IF(LEN([.B641])&lt;&gt;0;VLOOKUP([.$B641];;2;0);&quot;&quot;)" table:style-name="ce49"/>
          <table:table-cell table:number-columns-repeated="11" table:style-name="ce48"/>
          <table:table-cell office:value-type="string" office:string-value="" table:formula="of:=IF([.G641]&gt;0;DATE([.G641];[.F641];[.E641]);&quot;&quot;)" table:style-name="ce51"/>
          <table:table-cell office:value-type="float" office:value="0" table:formula="of:=DATEDIF([.O641];[.P641];&quot;Y&quot;)" table:style-name="ce49">
            <text:p>#¡VALOR!</text:p>
          </table:table-cell>
          <table:table-cell office:value-type="float" office:value="0" table:formula="of:=DATEDIF([.O641];[.P641];&quot;YM&quot;)" table:style-name="ce49">
            <text:p>#¡VALOR!</text:p>
          </table:table-cell>
          <table:table-cell office:value-type="float" office:value="0" table:formula="of:=DATEDIF([.O641];[.P6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2" table:formula="of:=[.A641]+1" table:style-name="ce48">
            <text:p>872</text:p>
          </table:table-cell>
          <table:table-cell table:style-name="ce48"/>
          <table:table-cell office:value-type="string" office:string-value="" table:formula="of:=IF(LEN([.B642])&lt;&gt;0;VLOOKUP([.$B642];;7;0);&quot;&quot;)" table:style-name="ce49"/>
          <table:table-cell office:value-type="string" office:string-value="" table:formula="of:=IF(LEN([.B642])&lt;&gt;0;VLOOKUP([.$B642];;2;0);&quot;&quot;)" table:style-name="ce49"/>
          <table:table-cell table:number-columns-repeated="11" table:style-name="ce48"/>
          <table:table-cell office:value-type="string" office:string-value="" table:formula="of:=IF([.G642]&gt;0;DATE([.G642];[.F642];[.E642]);&quot;&quot;)" table:style-name="ce51"/>
          <table:table-cell office:value-type="float" office:value="0" table:formula="of:=DATEDIF([.O642];[.P642];&quot;Y&quot;)" table:style-name="ce49">
            <text:p>#¡VALOR!</text:p>
          </table:table-cell>
          <table:table-cell office:value-type="float" office:value="0" table:formula="of:=DATEDIF([.O642];[.P642];&quot;YM&quot;)" table:style-name="ce49">
            <text:p>#¡VALOR!</text:p>
          </table:table-cell>
          <table:table-cell office:value-type="float" office:value="0" table:formula="of:=DATEDIF([.O642];[.P6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3" table:formula="of:=[.A642]+1" table:style-name="ce48">
            <text:p>873</text:p>
          </table:table-cell>
          <table:table-cell table:style-name="ce48"/>
          <table:table-cell office:value-type="string" office:string-value="" table:formula="of:=IF(LEN([.B643])&lt;&gt;0;VLOOKUP([.$B643];;7;0);&quot;&quot;)" table:style-name="ce49"/>
          <table:table-cell office:value-type="string" office:string-value="" table:formula="of:=IF(LEN([.B643])&lt;&gt;0;VLOOKUP([.$B643];;2;0);&quot;&quot;)" table:style-name="ce49"/>
          <table:table-cell table:number-columns-repeated="11" table:style-name="ce48"/>
          <table:table-cell office:value-type="string" office:string-value="" table:formula="of:=IF([.G643]&gt;0;DATE([.G643];[.F643];[.E643]);&quot;&quot;)" table:style-name="ce51"/>
          <table:table-cell office:value-type="float" office:value="0" table:formula="of:=DATEDIF([.O643];[.P643];&quot;Y&quot;)" table:style-name="ce49">
            <text:p>#¡VALOR!</text:p>
          </table:table-cell>
          <table:table-cell office:value-type="float" office:value="0" table:formula="of:=DATEDIF([.O643];[.P643];&quot;YM&quot;)" table:style-name="ce49">
            <text:p>#¡VALOR!</text:p>
          </table:table-cell>
          <table:table-cell office:value-type="float" office:value="0" table:formula="of:=DATEDIF([.O643];[.P6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4" table:formula="of:=[.A643]+1" table:style-name="ce48">
            <text:p>874</text:p>
          </table:table-cell>
          <table:table-cell table:style-name="ce48"/>
          <table:table-cell office:value-type="string" office:string-value="" table:formula="of:=IF(LEN([.B644])&lt;&gt;0;VLOOKUP([.$B644];;7;0);&quot;&quot;)" table:style-name="ce49"/>
          <table:table-cell office:value-type="string" office:string-value="" table:formula="of:=IF(LEN([.B644])&lt;&gt;0;VLOOKUP([.$B644];;2;0);&quot;&quot;)" table:style-name="ce49"/>
          <table:table-cell table:number-columns-repeated="11" table:style-name="ce48"/>
          <table:table-cell office:value-type="string" office:string-value="" table:formula="of:=IF([.G644]&gt;0;DATE([.G644];[.F644];[.E644]);&quot;&quot;)" table:style-name="ce51"/>
          <table:table-cell office:value-type="float" office:value="0" table:formula="of:=DATEDIF([.O644];[.P644];&quot;Y&quot;)" table:style-name="ce49">
            <text:p>#¡VALOR!</text:p>
          </table:table-cell>
          <table:table-cell office:value-type="float" office:value="0" table:formula="of:=DATEDIF([.O644];[.P644];&quot;YM&quot;)" table:style-name="ce49">
            <text:p>#¡VALOR!</text:p>
          </table:table-cell>
          <table:table-cell office:value-type="float" office:value="0" table:formula="of:=DATEDIF([.O644];[.P6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5" table:formula="of:=[.A644]+1" table:style-name="ce48">
            <text:p>875</text:p>
          </table:table-cell>
          <table:table-cell table:style-name="ce48"/>
          <table:table-cell office:value-type="string" office:string-value="" table:formula="of:=IF(LEN([.B645])&lt;&gt;0;VLOOKUP([.$B645];;7;0);&quot;&quot;)" table:style-name="ce49"/>
          <table:table-cell office:value-type="string" office:string-value="" table:formula="of:=IF(LEN([.B645])&lt;&gt;0;VLOOKUP([.$B645];;2;0);&quot;&quot;)" table:style-name="ce49"/>
          <table:table-cell table:number-columns-repeated="11" table:style-name="ce48"/>
          <table:table-cell office:value-type="string" office:string-value="" table:formula="of:=IF([.G645]&gt;0;DATE([.G645];[.F645];[.E645]);&quot;&quot;)" table:style-name="ce51"/>
          <table:table-cell office:value-type="float" office:value="0" table:formula="of:=DATEDIF([.O645];[.P645];&quot;Y&quot;)" table:style-name="ce49">
            <text:p>#¡VALOR!</text:p>
          </table:table-cell>
          <table:table-cell office:value-type="float" office:value="0" table:formula="of:=DATEDIF([.O645];[.P645];&quot;YM&quot;)" table:style-name="ce49">
            <text:p>#¡VALOR!</text:p>
          </table:table-cell>
          <table:table-cell office:value-type="float" office:value="0" table:formula="of:=DATEDIF([.O645];[.P6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6" table:formula="of:=[.A645]+1" table:style-name="ce48">
            <text:p>876</text:p>
          </table:table-cell>
          <table:table-cell table:style-name="ce48"/>
          <table:table-cell office:value-type="string" office:string-value="" table:formula="of:=IF(LEN([.B646])&lt;&gt;0;VLOOKUP([.$B646];;7;0);&quot;&quot;)" table:style-name="ce49"/>
          <table:table-cell office:value-type="string" office:string-value="" table:formula="of:=IF(LEN([.B646])&lt;&gt;0;VLOOKUP([.$B646];;2;0);&quot;&quot;)" table:style-name="ce49"/>
          <table:table-cell table:number-columns-repeated="11" table:style-name="ce48"/>
          <table:table-cell office:value-type="string" office:string-value="" table:formula="of:=IF([.G646]&gt;0;DATE([.G646];[.F646];[.E646]);&quot;&quot;)" table:style-name="ce51"/>
          <table:table-cell office:value-type="float" office:value="0" table:formula="of:=DATEDIF([.O646];[.P646];&quot;Y&quot;)" table:style-name="ce49">
            <text:p>#¡VALOR!</text:p>
          </table:table-cell>
          <table:table-cell office:value-type="float" office:value="0" table:formula="of:=DATEDIF([.O646];[.P646];&quot;YM&quot;)" table:style-name="ce49">
            <text:p>#¡VALOR!</text:p>
          </table:table-cell>
          <table:table-cell office:value-type="float" office:value="0" table:formula="of:=DATEDIF([.O646];[.P6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7" table:formula="of:=[.A646]+1" table:style-name="ce48">
            <text:p>877</text:p>
          </table:table-cell>
          <table:table-cell table:style-name="ce48"/>
          <table:table-cell office:value-type="string" office:string-value="" table:formula="of:=IF(LEN([.B647])&lt;&gt;0;VLOOKUP([.$B647];;7;0);&quot;&quot;)" table:style-name="ce49"/>
          <table:table-cell office:value-type="string" office:string-value="" table:formula="of:=IF(LEN([.B647])&lt;&gt;0;VLOOKUP([.$B647];;2;0);&quot;&quot;)" table:style-name="ce49"/>
          <table:table-cell table:number-columns-repeated="11" table:style-name="ce48"/>
          <table:table-cell office:value-type="string" office:string-value="" table:formula="of:=IF([.G647]&gt;0;DATE([.G647];[.F647];[.E647]);&quot;&quot;)" table:style-name="ce51"/>
          <table:table-cell office:value-type="float" office:value="0" table:formula="of:=DATEDIF([.O647];[.P647];&quot;Y&quot;)" table:style-name="ce49">
            <text:p>#¡VALOR!</text:p>
          </table:table-cell>
          <table:table-cell office:value-type="float" office:value="0" table:formula="of:=DATEDIF([.O647];[.P647];&quot;YM&quot;)" table:style-name="ce49">
            <text:p>#¡VALOR!</text:p>
          </table:table-cell>
          <table:table-cell office:value-type="float" office:value="0" table:formula="of:=DATEDIF([.O647];[.P6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8" table:formula="of:=[.A647]+1" table:style-name="ce48">
            <text:p>878</text:p>
          </table:table-cell>
          <table:table-cell table:style-name="ce48"/>
          <table:table-cell office:value-type="string" office:string-value="" table:formula="of:=IF(LEN([.B648])&lt;&gt;0;VLOOKUP([.$B648];;7;0);&quot;&quot;)" table:style-name="ce49"/>
          <table:table-cell office:value-type="string" office:string-value="" table:formula="of:=IF(LEN([.B648])&lt;&gt;0;VLOOKUP([.$B648];;2;0);&quot;&quot;)" table:style-name="ce49"/>
          <table:table-cell table:number-columns-repeated="11" table:style-name="ce48"/>
          <table:table-cell office:value-type="string" office:string-value="" table:formula="of:=IF([.G648]&gt;0;DATE([.G648];[.F648];[.E648]);&quot;&quot;)" table:style-name="ce51"/>
          <table:table-cell office:value-type="float" office:value="0" table:formula="of:=DATEDIF([.O648];[.P648];&quot;Y&quot;)" table:style-name="ce49">
            <text:p>#¡VALOR!</text:p>
          </table:table-cell>
          <table:table-cell office:value-type="float" office:value="0" table:formula="of:=DATEDIF([.O648];[.P648];&quot;YM&quot;)" table:style-name="ce49">
            <text:p>#¡VALOR!</text:p>
          </table:table-cell>
          <table:table-cell office:value-type="float" office:value="0" table:formula="of:=DATEDIF([.O648];[.P6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79" table:formula="of:=[.A648]+1" table:style-name="ce48">
            <text:p>879</text:p>
          </table:table-cell>
          <table:table-cell table:style-name="ce48"/>
          <table:table-cell office:value-type="string" office:string-value="" table:formula="of:=IF(LEN([.B649])&lt;&gt;0;VLOOKUP([.$B649];;7;0);&quot;&quot;)" table:style-name="ce49"/>
          <table:table-cell office:value-type="string" office:string-value="" table:formula="of:=IF(LEN([.B649])&lt;&gt;0;VLOOKUP([.$B649];;2;0);&quot;&quot;)" table:style-name="ce49"/>
          <table:table-cell table:number-columns-repeated="11" table:style-name="ce48"/>
          <table:table-cell office:value-type="string" office:string-value="" table:formula="of:=IF([.G649]&gt;0;DATE([.G649];[.F649];[.E649]);&quot;&quot;)" table:style-name="ce51"/>
          <table:table-cell office:value-type="float" office:value="0" table:formula="of:=DATEDIF([.O649];[.P649];&quot;Y&quot;)" table:style-name="ce49">
            <text:p>#¡VALOR!</text:p>
          </table:table-cell>
          <table:table-cell office:value-type="float" office:value="0" table:formula="of:=DATEDIF([.O649];[.P649];&quot;YM&quot;)" table:style-name="ce49">
            <text:p>#¡VALOR!</text:p>
          </table:table-cell>
          <table:table-cell office:value-type="float" office:value="0" table:formula="of:=DATEDIF([.O649];[.P6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0" table:formula="of:=[.A649]+1" table:style-name="ce48">
            <text:p>880</text:p>
          </table:table-cell>
          <table:table-cell table:style-name="ce48"/>
          <table:table-cell office:value-type="string" office:string-value="" table:formula="of:=IF(LEN([.B650])&lt;&gt;0;VLOOKUP([.$B650];;7;0);&quot;&quot;)" table:style-name="ce49"/>
          <table:table-cell office:value-type="string" office:string-value="" table:formula="of:=IF(LEN([.B650])&lt;&gt;0;VLOOKUP([.$B650];;2;0);&quot;&quot;)" table:style-name="ce49"/>
          <table:table-cell table:number-columns-repeated="11" table:style-name="ce48"/>
          <table:table-cell office:value-type="string" office:string-value="" table:formula="of:=IF([.G650]&gt;0;DATE([.G650];[.F650];[.E650]);&quot;&quot;)" table:style-name="ce51"/>
          <table:table-cell office:value-type="float" office:value="0" table:formula="of:=DATEDIF([.O650];[.P650];&quot;Y&quot;)" table:style-name="ce49">
            <text:p>#¡VALOR!</text:p>
          </table:table-cell>
          <table:table-cell office:value-type="float" office:value="0" table:formula="of:=DATEDIF([.O650];[.P650];&quot;YM&quot;)" table:style-name="ce49">
            <text:p>#¡VALOR!</text:p>
          </table:table-cell>
          <table:table-cell office:value-type="float" office:value="0" table:formula="of:=DATEDIF([.O650];[.P6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1" table:formula="of:=[.A650]+1" table:style-name="ce48">
            <text:p>881</text:p>
          </table:table-cell>
          <table:table-cell table:style-name="ce48"/>
          <table:table-cell office:value-type="string" office:string-value="" table:formula="of:=IF(LEN([.B651])&lt;&gt;0;VLOOKUP([.$B651];;7;0);&quot;&quot;)" table:style-name="ce49"/>
          <table:table-cell office:value-type="string" office:string-value="" table:formula="of:=IF(LEN([.B651])&lt;&gt;0;VLOOKUP([.$B651];;2;0);&quot;&quot;)" table:style-name="ce49"/>
          <table:table-cell table:number-columns-repeated="11" table:style-name="ce48"/>
          <table:table-cell office:value-type="string" office:string-value="" table:formula="of:=IF([.G651]&gt;0;DATE([.G651];[.F651];[.E651]);&quot;&quot;)" table:style-name="ce51"/>
          <table:table-cell office:value-type="float" office:value="0" table:formula="of:=DATEDIF([.O651];[.P651];&quot;Y&quot;)" table:style-name="ce49">
            <text:p>#¡VALOR!</text:p>
          </table:table-cell>
          <table:table-cell office:value-type="float" office:value="0" table:formula="of:=DATEDIF([.O651];[.P651];&quot;YM&quot;)" table:style-name="ce49">
            <text:p>#¡VALOR!</text:p>
          </table:table-cell>
          <table:table-cell office:value-type="float" office:value="0" table:formula="of:=DATEDIF([.O651];[.P6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2" table:formula="of:=[.A651]+1" table:style-name="ce48">
            <text:p>882</text:p>
          </table:table-cell>
          <table:table-cell table:style-name="ce48"/>
          <table:table-cell office:value-type="string" office:string-value="" table:formula="of:=IF(LEN([.B652])&lt;&gt;0;VLOOKUP([.$B652];;7;0);&quot;&quot;)" table:style-name="ce49"/>
          <table:table-cell office:value-type="string" office:string-value="" table:formula="of:=IF(LEN([.B652])&lt;&gt;0;VLOOKUP([.$B652];;2;0);&quot;&quot;)" table:style-name="ce49"/>
          <table:table-cell table:number-columns-repeated="11" table:style-name="ce48"/>
          <table:table-cell office:value-type="string" office:string-value="" table:formula="of:=IF([.G652]&gt;0;DATE([.G652];[.F652];[.E652]);&quot;&quot;)" table:style-name="ce51"/>
          <table:table-cell office:value-type="float" office:value="0" table:formula="of:=DATEDIF([.O652];[.P652];&quot;Y&quot;)" table:style-name="ce49">
            <text:p>#¡VALOR!</text:p>
          </table:table-cell>
          <table:table-cell office:value-type="float" office:value="0" table:formula="of:=DATEDIF([.O652];[.P652];&quot;YM&quot;)" table:style-name="ce49">
            <text:p>#¡VALOR!</text:p>
          </table:table-cell>
          <table:table-cell office:value-type="float" office:value="0" table:formula="of:=DATEDIF([.O652];[.P6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3" table:formula="of:=[.A652]+1" table:style-name="ce48">
            <text:p>883</text:p>
          </table:table-cell>
          <table:table-cell table:style-name="ce48"/>
          <table:table-cell office:value-type="string" office:string-value="" table:formula="of:=IF(LEN([.B653])&lt;&gt;0;VLOOKUP([.$B653];;7;0);&quot;&quot;)" table:style-name="ce49"/>
          <table:table-cell office:value-type="string" office:string-value="" table:formula="of:=IF(LEN([.B653])&lt;&gt;0;VLOOKUP([.$B653];;2;0);&quot;&quot;)" table:style-name="ce49"/>
          <table:table-cell table:number-columns-repeated="11" table:style-name="ce48"/>
          <table:table-cell office:value-type="string" office:string-value="" table:formula="of:=IF([.G653]&gt;0;DATE([.G653];[.F653];[.E653]);&quot;&quot;)" table:style-name="ce51"/>
          <table:table-cell office:value-type="float" office:value="0" table:formula="of:=DATEDIF([.O653];[.P653];&quot;Y&quot;)" table:style-name="ce49">
            <text:p>#¡VALOR!</text:p>
          </table:table-cell>
          <table:table-cell office:value-type="float" office:value="0" table:formula="of:=DATEDIF([.O653];[.P653];&quot;YM&quot;)" table:style-name="ce49">
            <text:p>#¡VALOR!</text:p>
          </table:table-cell>
          <table:table-cell office:value-type="float" office:value="0" table:formula="of:=DATEDIF([.O653];[.P6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4" table:formula="of:=[.A653]+1" table:style-name="ce48">
            <text:p>884</text:p>
          </table:table-cell>
          <table:table-cell table:style-name="ce48"/>
          <table:table-cell office:value-type="string" office:string-value="" table:formula="of:=IF(LEN([.B654])&lt;&gt;0;VLOOKUP([.$B654];;7;0);&quot;&quot;)" table:style-name="ce49"/>
          <table:table-cell office:value-type="string" office:string-value="" table:formula="of:=IF(LEN([.B654])&lt;&gt;0;VLOOKUP([.$B654];;2;0);&quot;&quot;)" table:style-name="ce49"/>
          <table:table-cell table:number-columns-repeated="11" table:style-name="ce48"/>
          <table:table-cell office:value-type="string" office:string-value="" table:formula="of:=IF([.G654]&gt;0;DATE([.G654];[.F654];[.E654]);&quot;&quot;)" table:style-name="ce51"/>
          <table:table-cell office:value-type="float" office:value="0" table:formula="of:=DATEDIF([.O654];[.P654];&quot;Y&quot;)" table:style-name="ce49">
            <text:p>#¡VALOR!</text:p>
          </table:table-cell>
          <table:table-cell office:value-type="float" office:value="0" table:formula="of:=DATEDIF([.O654];[.P654];&quot;YM&quot;)" table:style-name="ce49">
            <text:p>#¡VALOR!</text:p>
          </table:table-cell>
          <table:table-cell office:value-type="float" office:value="0" table:formula="of:=DATEDIF([.O654];[.P6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5" table:formula="of:=[.A654]+1" table:style-name="ce48">
            <text:p>885</text:p>
          </table:table-cell>
          <table:table-cell table:style-name="ce48"/>
          <table:table-cell office:value-type="string" office:string-value="" table:formula="of:=IF(LEN([.B655])&lt;&gt;0;VLOOKUP([.$B655];;7;0);&quot;&quot;)" table:style-name="ce49"/>
          <table:table-cell office:value-type="string" office:string-value="" table:formula="of:=IF(LEN([.B655])&lt;&gt;0;VLOOKUP([.$B655];;2;0);&quot;&quot;)" table:style-name="ce49"/>
          <table:table-cell table:number-columns-repeated="11" table:style-name="ce48"/>
          <table:table-cell office:value-type="string" office:string-value="" table:formula="of:=IF([.G655]&gt;0;DATE([.G655];[.F655];[.E655]);&quot;&quot;)" table:style-name="ce51"/>
          <table:table-cell office:value-type="float" office:value="0" table:formula="of:=DATEDIF([.O655];[.P655];&quot;Y&quot;)" table:style-name="ce49">
            <text:p>#¡VALOR!</text:p>
          </table:table-cell>
          <table:table-cell office:value-type="float" office:value="0" table:formula="of:=DATEDIF([.O655];[.P655];&quot;YM&quot;)" table:style-name="ce49">
            <text:p>#¡VALOR!</text:p>
          </table:table-cell>
          <table:table-cell office:value-type="float" office:value="0" table:formula="of:=DATEDIF([.O655];[.P6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6" table:formula="of:=[.A655]+1" table:style-name="ce48">
            <text:p>886</text:p>
          </table:table-cell>
          <table:table-cell table:style-name="ce48"/>
          <table:table-cell office:value-type="string" office:string-value="" table:formula="of:=IF(LEN([.B656])&lt;&gt;0;VLOOKUP([.$B656];;7;0);&quot;&quot;)" table:style-name="ce49"/>
          <table:table-cell office:value-type="string" office:string-value="" table:formula="of:=IF(LEN([.B656])&lt;&gt;0;VLOOKUP([.$B656];;2;0);&quot;&quot;)" table:style-name="ce49"/>
          <table:table-cell table:number-columns-repeated="11" table:style-name="ce48"/>
          <table:table-cell office:value-type="string" office:string-value="" table:formula="of:=IF([.G656]&gt;0;DATE([.G656];[.F656];[.E656]);&quot;&quot;)" table:style-name="ce51"/>
          <table:table-cell office:value-type="float" office:value="0" table:formula="of:=DATEDIF([.O656];[.P656];&quot;Y&quot;)" table:style-name="ce49">
            <text:p>#¡VALOR!</text:p>
          </table:table-cell>
          <table:table-cell office:value-type="float" office:value="0" table:formula="of:=DATEDIF([.O656];[.P656];&quot;YM&quot;)" table:style-name="ce49">
            <text:p>#¡VALOR!</text:p>
          </table:table-cell>
          <table:table-cell office:value-type="float" office:value="0" table:formula="of:=DATEDIF([.O656];[.P6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7" table:formula="of:=[.A656]+1" table:style-name="ce48">
            <text:p>887</text:p>
          </table:table-cell>
          <table:table-cell table:style-name="ce48"/>
          <table:table-cell office:value-type="string" office:string-value="" table:formula="of:=IF(LEN([.B657])&lt;&gt;0;VLOOKUP([.$B657];;7;0);&quot;&quot;)" table:style-name="ce49"/>
          <table:table-cell office:value-type="string" office:string-value="" table:formula="of:=IF(LEN([.B657])&lt;&gt;0;VLOOKUP([.$B657];;2;0);&quot;&quot;)" table:style-name="ce49"/>
          <table:table-cell table:number-columns-repeated="11" table:style-name="ce48"/>
          <table:table-cell office:value-type="string" office:string-value="" table:formula="of:=IF([.G657]&gt;0;DATE([.G657];[.F657];[.E657]);&quot;&quot;)" table:style-name="ce51"/>
          <table:table-cell office:value-type="float" office:value="0" table:formula="of:=DATEDIF([.O657];[.P657];&quot;Y&quot;)" table:style-name="ce49">
            <text:p>#¡VALOR!</text:p>
          </table:table-cell>
          <table:table-cell office:value-type="float" office:value="0" table:formula="of:=DATEDIF([.O657];[.P657];&quot;YM&quot;)" table:style-name="ce49">
            <text:p>#¡VALOR!</text:p>
          </table:table-cell>
          <table:table-cell office:value-type="float" office:value="0" table:formula="of:=DATEDIF([.O657];[.P6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8" table:formula="of:=[.A657]+1" table:style-name="ce48">
            <text:p>888</text:p>
          </table:table-cell>
          <table:table-cell table:style-name="ce48"/>
          <table:table-cell office:value-type="string" office:string-value="" table:formula="of:=IF(LEN([.B658])&lt;&gt;0;VLOOKUP([.$B658];;7;0);&quot;&quot;)" table:style-name="ce49"/>
          <table:table-cell office:value-type="string" office:string-value="" table:formula="of:=IF(LEN([.B658])&lt;&gt;0;VLOOKUP([.$B658];;2;0);&quot;&quot;)" table:style-name="ce49"/>
          <table:table-cell table:number-columns-repeated="11" table:style-name="ce48"/>
          <table:table-cell office:value-type="string" office:string-value="" table:formula="of:=IF([.G658]&gt;0;DATE([.G658];[.F658];[.E658]);&quot;&quot;)" table:style-name="ce51"/>
          <table:table-cell office:value-type="float" office:value="0" table:formula="of:=DATEDIF([.O658];[.P658];&quot;Y&quot;)" table:style-name="ce49">
            <text:p>#¡VALOR!</text:p>
          </table:table-cell>
          <table:table-cell office:value-type="float" office:value="0" table:formula="of:=DATEDIF([.O658];[.P658];&quot;YM&quot;)" table:style-name="ce49">
            <text:p>#¡VALOR!</text:p>
          </table:table-cell>
          <table:table-cell office:value-type="float" office:value="0" table:formula="of:=DATEDIF([.O658];[.P6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89" table:formula="of:=[.A658]+1" table:style-name="ce48">
            <text:p>889</text:p>
          </table:table-cell>
          <table:table-cell table:style-name="ce48"/>
          <table:table-cell office:value-type="string" office:string-value="" table:formula="of:=IF(LEN([.B659])&lt;&gt;0;VLOOKUP([.$B659];;7;0);&quot;&quot;)" table:style-name="ce49"/>
          <table:table-cell office:value-type="string" office:string-value="" table:formula="of:=IF(LEN([.B659])&lt;&gt;0;VLOOKUP([.$B659];;2;0);&quot;&quot;)" table:style-name="ce49"/>
          <table:table-cell table:number-columns-repeated="11" table:style-name="ce48"/>
          <table:table-cell office:value-type="string" office:string-value="" table:formula="of:=IF([.G659]&gt;0;DATE([.G659];[.F659];[.E659]);&quot;&quot;)" table:style-name="ce51"/>
          <table:table-cell office:value-type="float" office:value="0" table:formula="of:=DATEDIF([.O659];[.P659];&quot;Y&quot;)" table:style-name="ce49">
            <text:p>#¡VALOR!</text:p>
          </table:table-cell>
          <table:table-cell office:value-type="float" office:value="0" table:formula="of:=DATEDIF([.O659];[.P659];&quot;YM&quot;)" table:style-name="ce49">
            <text:p>#¡VALOR!</text:p>
          </table:table-cell>
          <table:table-cell office:value-type="float" office:value="0" table:formula="of:=DATEDIF([.O659];[.P6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0" table:formula="of:=[.A659]+1" table:style-name="ce48">
            <text:p>890</text:p>
          </table:table-cell>
          <table:table-cell table:style-name="ce48"/>
          <table:table-cell office:value-type="string" office:string-value="" table:formula="of:=IF(LEN([.B660])&lt;&gt;0;VLOOKUP([.$B660];;7;0);&quot;&quot;)" table:style-name="ce49"/>
          <table:table-cell office:value-type="string" office:string-value="" table:formula="of:=IF(LEN([.B660])&lt;&gt;0;VLOOKUP([.$B660];;2;0);&quot;&quot;)" table:style-name="ce49"/>
          <table:table-cell table:number-columns-repeated="11" table:style-name="ce48"/>
          <table:table-cell office:value-type="string" office:string-value="" table:formula="of:=IF([.G660]&gt;0;DATE([.G660];[.F660];[.E660]);&quot;&quot;)" table:style-name="ce51"/>
          <table:table-cell office:value-type="float" office:value="0" table:formula="of:=DATEDIF([.O660];[.P660];&quot;Y&quot;)" table:style-name="ce49">
            <text:p>#¡VALOR!</text:p>
          </table:table-cell>
          <table:table-cell office:value-type="float" office:value="0" table:formula="of:=DATEDIF([.O660];[.P660];&quot;YM&quot;)" table:style-name="ce49">
            <text:p>#¡VALOR!</text:p>
          </table:table-cell>
          <table:table-cell office:value-type="float" office:value="0" table:formula="of:=DATEDIF([.O660];[.P6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1" table:formula="of:=[.A660]+1" table:style-name="ce48">
            <text:p>891</text:p>
          </table:table-cell>
          <table:table-cell table:style-name="ce48"/>
          <table:table-cell office:value-type="string" office:string-value="" table:formula="of:=IF(LEN([.B661])&lt;&gt;0;VLOOKUP([.$B661];;7;0);&quot;&quot;)" table:style-name="ce49"/>
          <table:table-cell office:value-type="string" office:string-value="" table:formula="of:=IF(LEN([.B661])&lt;&gt;0;VLOOKUP([.$B661];;2;0);&quot;&quot;)" table:style-name="ce49"/>
          <table:table-cell table:number-columns-repeated="11" table:style-name="ce48"/>
          <table:table-cell office:value-type="string" office:string-value="" table:formula="of:=IF([.G661]&gt;0;DATE([.G661];[.F661];[.E661]);&quot;&quot;)" table:style-name="ce51"/>
          <table:table-cell office:value-type="float" office:value="0" table:formula="of:=DATEDIF([.O661];[.P661];&quot;Y&quot;)" table:style-name="ce49">
            <text:p>#¡VALOR!</text:p>
          </table:table-cell>
          <table:table-cell office:value-type="float" office:value="0" table:formula="of:=DATEDIF([.O661];[.P661];&quot;YM&quot;)" table:style-name="ce49">
            <text:p>#¡VALOR!</text:p>
          </table:table-cell>
          <table:table-cell office:value-type="float" office:value="0" table:formula="of:=DATEDIF([.O661];[.P6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2" table:formula="of:=[.A661]+1" table:style-name="ce48">
            <text:p>892</text:p>
          </table:table-cell>
          <table:table-cell table:style-name="ce48"/>
          <table:table-cell office:value-type="string" office:string-value="" table:formula="of:=IF(LEN([.B662])&lt;&gt;0;VLOOKUP([.$B662];;7;0);&quot;&quot;)" table:style-name="ce49"/>
          <table:table-cell office:value-type="string" office:string-value="" table:formula="of:=IF(LEN([.B662])&lt;&gt;0;VLOOKUP([.$B662];;2;0);&quot;&quot;)" table:style-name="ce49"/>
          <table:table-cell table:number-columns-repeated="11" table:style-name="ce48"/>
          <table:table-cell office:value-type="string" office:string-value="" table:formula="of:=IF([.G662]&gt;0;DATE([.G662];[.F662];[.E662]);&quot;&quot;)" table:style-name="ce51"/>
          <table:table-cell office:value-type="float" office:value="0" table:formula="of:=DATEDIF([.O662];[.P662];&quot;Y&quot;)" table:style-name="ce49">
            <text:p>#¡VALOR!</text:p>
          </table:table-cell>
          <table:table-cell office:value-type="float" office:value="0" table:formula="of:=DATEDIF([.O662];[.P662];&quot;YM&quot;)" table:style-name="ce49">
            <text:p>#¡VALOR!</text:p>
          </table:table-cell>
          <table:table-cell office:value-type="float" office:value="0" table:formula="of:=DATEDIF([.O662];[.P6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3" table:formula="of:=[.A662]+1" table:style-name="ce48">
            <text:p>893</text:p>
          </table:table-cell>
          <table:table-cell table:style-name="ce48"/>
          <table:table-cell office:value-type="string" office:string-value="" table:formula="of:=IF(LEN([.B663])&lt;&gt;0;VLOOKUP([.$B663];;7;0);&quot;&quot;)" table:style-name="ce49"/>
          <table:table-cell office:value-type="string" office:string-value="" table:formula="of:=IF(LEN([.B663])&lt;&gt;0;VLOOKUP([.$B663];;2;0);&quot;&quot;)" table:style-name="ce49"/>
          <table:table-cell table:number-columns-repeated="11" table:style-name="ce48"/>
          <table:table-cell office:value-type="string" office:string-value="" table:formula="of:=IF([.G663]&gt;0;DATE([.G663];[.F663];[.E663]);&quot;&quot;)" table:style-name="ce51"/>
          <table:table-cell office:value-type="float" office:value="0" table:formula="of:=DATEDIF([.O663];[.P663];&quot;Y&quot;)" table:style-name="ce49">
            <text:p>#¡VALOR!</text:p>
          </table:table-cell>
          <table:table-cell office:value-type="float" office:value="0" table:formula="of:=DATEDIF([.O663];[.P663];&quot;YM&quot;)" table:style-name="ce49">
            <text:p>#¡VALOR!</text:p>
          </table:table-cell>
          <table:table-cell office:value-type="float" office:value="0" table:formula="of:=DATEDIF([.O663];[.P6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4" table:formula="of:=[.A663]+1" table:style-name="ce48">
            <text:p>894</text:p>
          </table:table-cell>
          <table:table-cell table:style-name="ce48"/>
          <table:table-cell office:value-type="string" office:string-value="" table:formula="of:=IF(LEN([.B664])&lt;&gt;0;VLOOKUP([.$B664];;7;0);&quot;&quot;)" table:style-name="ce49"/>
          <table:table-cell office:value-type="string" office:string-value="" table:formula="of:=IF(LEN([.B664])&lt;&gt;0;VLOOKUP([.$B664];;2;0);&quot;&quot;)" table:style-name="ce49"/>
          <table:table-cell table:number-columns-repeated="11" table:style-name="ce48"/>
          <table:table-cell office:value-type="string" office:string-value="" table:formula="of:=IF([.G664]&gt;0;DATE([.G664];[.F664];[.E664]);&quot;&quot;)" table:style-name="ce51"/>
          <table:table-cell office:value-type="float" office:value="0" table:formula="of:=DATEDIF([.O664];[.P664];&quot;Y&quot;)" table:style-name="ce49">
            <text:p>#¡VALOR!</text:p>
          </table:table-cell>
          <table:table-cell office:value-type="float" office:value="0" table:formula="of:=DATEDIF([.O664];[.P664];&quot;YM&quot;)" table:style-name="ce49">
            <text:p>#¡VALOR!</text:p>
          </table:table-cell>
          <table:table-cell office:value-type="float" office:value="0" table:formula="of:=DATEDIF([.O664];[.P6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5" table:formula="of:=[.A664]+1" table:style-name="ce48">
            <text:p>895</text:p>
          </table:table-cell>
          <table:table-cell table:style-name="ce48"/>
          <table:table-cell office:value-type="string" office:string-value="" table:formula="of:=IF(LEN([.B665])&lt;&gt;0;VLOOKUP([.$B665];;7;0);&quot;&quot;)" table:style-name="ce49"/>
          <table:table-cell office:value-type="string" office:string-value="" table:formula="of:=IF(LEN([.B665])&lt;&gt;0;VLOOKUP([.$B665];;2;0);&quot;&quot;)" table:style-name="ce49"/>
          <table:table-cell table:number-columns-repeated="11" table:style-name="ce48"/>
          <table:table-cell office:value-type="string" office:string-value="" table:formula="of:=IF([.G665]&gt;0;DATE([.G665];[.F665];[.E665]);&quot;&quot;)" table:style-name="ce51"/>
          <table:table-cell office:value-type="float" office:value="0" table:formula="of:=DATEDIF([.O665];[.P665];&quot;Y&quot;)" table:style-name="ce49">
            <text:p>#¡VALOR!</text:p>
          </table:table-cell>
          <table:table-cell office:value-type="float" office:value="0" table:formula="of:=DATEDIF([.O665];[.P665];&quot;YM&quot;)" table:style-name="ce49">
            <text:p>#¡VALOR!</text:p>
          </table:table-cell>
          <table:table-cell office:value-type="float" office:value="0" table:formula="of:=DATEDIF([.O665];[.P6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6" table:formula="of:=[.A665]+1" table:style-name="ce48">
            <text:p>896</text:p>
          </table:table-cell>
          <table:table-cell table:style-name="ce48"/>
          <table:table-cell office:value-type="string" office:string-value="" table:formula="of:=IF(LEN([.B666])&lt;&gt;0;VLOOKUP([.$B666];;7;0);&quot;&quot;)" table:style-name="ce49"/>
          <table:table-cell office:value-type="string" office:string-value="" table:formula="of:=IF(LEN([.B666])&lt;&gt;0;VLOOKUP([.$B666];;2;0);&quot;&quot;)" table:style-name="ce49"/>
          <table:table-cell table:number-columns-repeated="11" table:style-name="ce48"/>
          <table:table-cell office:value-type="string" office:string-value="" table:formula="of:=IF([.G666]&gt;0;DATE([.G666];[.F666];[.E666]);&quot;&quot;)" table:style-name="ce51"/>
          <table:table-cell office:value-type="float" office:value="0" table:formula="of:=DATEDIF([.O666];[.P666];&quot;Y&quot;)" table:style-name="ce49">
            <text:p>#¡VALOR!</text:p>
          </table:table-cell>
          <table:table-cell office:value-type="float" office:value="0" table:formula="of:=DATEDIF([.O666];[.P666];&quot;YM&quot;)" table:style-name="ce49">
            <text:p>#¡VALOR!</text:p>
          </table:table-cell>
          <table:table-cell office:value-type="float" office:value="0" table:formula="of:=DATEDIF([.O666];[.P6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7" table:formula="of:=[.A666]+1" table:style-name="ce48">
            <text:p>897</text:p>
          </table:table-cell>
          <table:table-cell table:style-name="ce48"/>
          <table:table-cell office:value-type="string" office:string-value="" table:formula="of:=IF(LEN([.B667])&lt;&gt;0;VLOOKUP([.$B667];;7;0);&quot;&quot;)" table:style-name="ce49"/>
          <table:table-cell office:value-type="string" office:string-value="" table:formula="of:=IF(LEN([.B667])&lt;&gt;0;VLOOKUP([.$B667];;2;0);&quot;&quot;)" table:style-name="ce49"/>
          <table:table-cell table:number-columns-repeated="11" table:style-name="ce48"/>
          <table:table-cell office:value-type="string" office:string-value="" table:formula="of:=IF([.G667]&gt;0;DATE([.G667];[.F667];[.E667]);&quot;&quot;)" table:style-name="ce51"/>
          <table:table-cell office:value-type="float" office:value="0" table:formula="of:=DATEDIF([.O667];[.P667];&quot;Y&quot;)" table:style-name="ce49">
            <text:p>#¡VALOR!</text:p>
          </table:table-cell>
          <table:table-cell office:value-type="float" office:value="0" table:formula="of:=DATEDIF([.O667];[.P667];&quot;YM&quot;)" table:style-name="ce49">
            <text:p>#¡VALOR!</text:p>
          </table:table-cell>
          <table:table-cell office:value-type="float" office:value="0" table:formula="of:=DATEDIF([.O667];[.P6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8" table:formula="of:=[.A667]+1" table:style-name="ce48">
            <text:p>898</text:p>
          </table:table-cell>
          <table:table-cell table:style-name="ce48"/>
          <table:table-cell office:value-type="string" office:string-value="" table:formula="of:=IF(LEN([.B668])&lt;&gt;0;VLOOKUP([.$B668];;7;0);&quot;&quot;)" table:style-name="ce49"/>
          <table:table-cell office:value-type="string" office:string-value="" table:formula="of:=IF(LEN([.B668])&lt;&gt;0;VLOOKUP([.$B668];;2;0);&quot;&quot;)" table:style-name="ce49"/>
          <table:table-cell table:number-columns-repeated="11" table:style-name="ce48"/>
          <table:table-cell office:value-type="string" office:string-value="" table:formula="of:=IF([.G668]&gt;0;DATE([.G668];[.F668];[.E668]);&quot;&quot;)" table:style-name="ce51"/>
          <table:table-cell office:value-type="float" office:value="0" table:formula="of:=DATEDIF([.O668];[.P668];&quot;Y&quot;)" table:style-name="ce49">
            <text:p>#¡VALOR!</text:p>
          </table:table-cell>
          <table:table-cell office:value-type="float" office:value="0" table:formula="of:=DATEDIF([.O668];[.P668];&quot;YM&quot;)" table:style-name="ce49">
            <text:p>#¡VALOR!</text:p>
          </table:table-cell>
          <table:table-cell office:value-type="float" office:value="0" table:formula="of:=DATEDIF([.O668];[.P6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899" table:formula="of:=[.A668]+1" table:style-name="ce48">
            <text:p>899</text:p>
          </table:table-cell>
          <table:table-cell table:style-name="ce48"/>
          <table:table-cell office:value-type="string" office:string-value="" table:formula="of:=IF(LEN([.B669])&lt;&gt;0;VLOOKUP([.$B669];;7;0);&quot;&quot;)" table:style-name="ce49"/>
          <table:table-cell office:value-type="string" office:string-value="" table:formula="of:=IF(LEN([.B669])&lt;&gt;0;VLOOKUP([.$B669];;2;0);&quot;&quot;)" table:style-name="ce49"/>
          <table:table-cell table:number-columns-repeated="11" table:style-name="ce48"/>
          <table:table-cell office:value-type="string" office:string-value="" table:formula="of:=IF([.G669]&gt;0;DATE([.G669];[.F669];[.E669]);&quot;&quot;)" table:style-name="ce51"/>
          <table:table-cell office:value-type="float" office:value="0" table:formula="of:=DATEDIF([.O669];[.P669];&quot;Y&quot;)" table:style-name="ce49">
            <text:p>#¡VALOR!</text:p>
          </table:table-cell>
          <table:table-cell office:value-type="float" office:value="0" table:formula="of:=DATEDIF([.O669];[.P669];&quot;YM&quot;)" table:style-name="ce49">
            <text:p>#¡VALOR!</text:p>
          </table:table-cell>
          <table:table-cell office:value-type="float" office:value="0" table:formula="of:=DATEDIF([.O669];[.P6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0" table:formula="of:=[.A669]+1" table:style-name="ce48">
            <text:p>900</text:p>
          </table:table-cell>
          <table:table-cell table:style-name="ce48"/>
          <table:table-cell office:value-type="string" office:string-value="" table:formula="of:=IF(LEN([.B670])&lt;&gt;0;VLOOKUP([.$B670];;7;0);&quot;&quot;)" table:style-name="ce49"/>
          <table:table-cell office:value-type="string" office:string-value="" table:formula="of:=IF(LEN([.B670])&lt;&gt;0;VLOOKUP([.$B670];;2;0);&quot;&quot;)" table:style-name="ce49"/>
          <table:table-cell table:number-columns-repeated="11" table:style-name="ce48"/>
          <table:table-cell office:value-type="string" office:string-value="" table:formula="of:=IF([.G670]&gt;0;DATE([.G670];[.F670];[.E670]);&quot;&quot;)" table:style-name="ce51"/>
          <table:table-cell office:value-type="float" office:value="0" table:formula="of:=DATEDIF([.O670];[.P670];&quot;Y&quot;)" table:style-name="ce49">
            <text:p>#¡VALOR!</text:p>
          </table:table-cell>
          <table:table-cell office:value-type="float" office:value="0" table:formula="of:=DATEDIF([.O670];[.P670];&quot;YM&quot;)" table:style-name="ce49">
            <text:p>#¡VALOR!</text:p>
          </table:table-cell>
          <table:table-cell office:value-type="float" office:value="0" table:formula="of:=DATEDIF([.O670];[.P6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1" table:formula="of:=[.A670]+1" table:style-name="ce48">
            <text:p>901</text:p>
          </table:table-cell>
          <table:table-cell table:style-name="ce48"/>
          <table:table-cell office:value-type="string" office:string-value="" table:formula="of:=IF(LEN([.B671])&lt;&gt;0;VLOOKUP([.$B671];;7;0);&quot;&quot;)" table:style-name="ce49"/>
          <table:table-cell office:value-type="string" office:string-value="" table:formula="of:=IF(LEN([.B671])&lt;&gt;0;VLOOKUP([.$B671];;2;0);&quot;&quot;)" table:style-name="ce49"/>
          <table:table-cell table:number-columns-repeated="11" table:style-name="ce48"/>
          <table:table-cell office:value-type="string" office:string-value="" table:formula="of:=IF([.G671]&gt;0;DATE([.G671];[.F671];[.E671]);&quot;&quot;)" table:style-name="ce51"/>
          <table:table-cell office:value-type="float" office:value="0" table:formula="of:=DATEDIF([.O671];[.P671];&quot;Y&quot;)" table:style-name="ce49">
            <text:p>#¡VALOR!</text:p>
          </table:table-cell>
          <table:table-cell office:value-type="float" office:value="0" table:formula="of:=DATEDIF([.O671];[.P671];&quot;YM&quot;)" table:style-name="ce49">
            <text:p>#¡VALOR!</text:p>
          </table:table-cell>
          <table:table-cell office:value-type="float" office:value="0" table:formula="of:=DATEDIF([.O671];[.P6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2" table:formula="of:=[.A671]+1" table:style-name="ce48">
            <text:p>902</text:p>
          </table:table-cell>
          <table:table-cell table:style-name="ce48"/>
          <table:table-cell office:value-type="string" office:string-value="" table:formula="of:=IF(LEN([.B672])&lt;&gt;0;VLOOKUP([.$B672];;7;0);&quot;&quot;)" table:style-name="ce49"/>
          <table:table-cell office:value-type="string" office:string-value="" table:formula="of:=IF(LEN([.B672])&lt;&gt;0;VLOOKUP([.$B672];;2;0);&quot;&quot;)" table:style-name="ce49"/>
          <table:table-cell table:number-columns-repeated="11" table:style-name="ce48"/>
          <table:table-cell office:value-type="string" office:string-value="" table:formula="of:=IF([.G672]&gt;0;DATE([.G672];[.F672];[.E672]);&quot;&quot;)" table:style-name="ce51"/>
          <table:table-cell office:value-type="float" office:value="0" table:formula="of:=DATEDIF([.O672];[.P672];&quot;Y&quot;)" table:style-name="ce49">
            <text:p>#¡VALOR!</text:p>
          </table:table-cell>
          <table:table-cell office:value-type="float" office:value="0" table:formula="of:=DATEDIF([.O672];[.P672];&quot;YM&quot;)" table:style-name="ce49">
            <text:p>#¡VALOR!</text:p>
          </table:table-cell>
          <table:table-cell office:value-type="float" office:value="0" table:formula="of:=DATEDIF([.O672];[.P6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3" table:formula="of:=[.A672]+1" table:style-name="ce48">
            <text:p>903</text:p>
          </table:table-cell>
          <table:table-cell table:style-name="ce48"/>
          <table:table-cell office:value-type="string" office:string-value="" table:formula="of:=IF(LEN([.B673])&lt;&gt;0;VLOOKUP([.$B673];;7;0);&quot;&quot;)" table:style-name="ce49"/>
          <table:table-cell office:value-type="string" office:string-value="" table:formula="of:=IF(LEN([.B673])&lt;&gt;0;VLOOKUP([.$B673];;2;0);&quot;&quot;)" table:style-name="ce49"/>
          <table:table-cell table:number-columns-repeated="11" table:style-name="ce48"/>
          <table:table-cell office:value-type="string" office:string-value="" table:formula="of:=IF([.G673]&gt;0;DATE([.G673];[.F673];[.E673]);&quot;&quot;)" table:style-name="ce51"/>
          <table:table-cell office:value-type="float" office:value="0" table:formula="of:=DATEDIF([.O673];[.P673];&quot;Y&quot;)" table:style-name="ce49">
            <text:p>#¡VALOR!</text:p>
          </table:table-cell>
          <table:table-cell office:value-type="float" office:value="0" table:formula="of:=DATEDIF([.O673];[.P673];&quot;YM&quot;)" table:style-name="ce49">
            <text:p>#¡VALOR!</text:p>
          </table:table-cell>
          <table:table-cell office:value-type="float" office:value="0" table:formula="of:=DATEDIF([.O673];[.P6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4" table:formula="of:=[.A673]+1" table:style-name="ce48">
            <text:p>904</text:p>
          </table:table-cell>
          <table:table-cell table:style-name="ce48"/>
          <table:table-cell office:value-type="string" office:string-value="" table:formula="of:=IF(LEN([.B674])&lt;&gt;0;VLOOKUP([.$B674];;7;0);&quot;&quot;)" table:style-name="ce49"/>
          <table:table-cell office:value-type="string" office:string-value="" table:formula="of:=IF(LEN([.B674])&lt;&gt;0;VLOOKUP([.$B674];;2;0);&quot;&quot;)" table:style-name="ce49"/>
          <table:table-cell table:number-columns-repeated="11" table:style-name="ce48"/>
          <table:table-cell office:value-type="string" office:string-value="" table:formula="of:=IF([.G674]&gt;0;DATE([.G674];[.F674];[.E674]);&quot;&quot;)" table:style-name="ce51"/>
          <table:table-cell office:value-type="float" office:value="0" table:formula="of:=DATEDIF([.O674];[.P674];&quot;Y&quot;)" table:style-name="ce49">
            <text:p>#¡VALOR!</text:p>
          </table:table-cell>
          <table:table-cell office:value-type="float" office:value="0" table:formula="of:=DATEDIF([.O674];[.P674];&quot;YM&quot;)" table:style-name="ce49">
            <text:p>#¡VALOR!</text:p>
          </table:table-cell>
          <table:table-cell office:value-type="float" office:value="0" table:formula="of:=DATEDIF([.O674];[.P6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5" table:formula="of:=[.A674]+1" table:style-name="ce48">
            <text:p>905</text:p>
          </table:table-cell>
          <table:table-cell table:style-name="ce48"/>
          <table:table-cell office:value-type="string" office:string-value="" table:formula="of:=IF(LEN([.B675])&lt;&gt;0;VLOOKUP([.$B675];;7;0);&quot;&quot;)" table:style-name="ce49"/>
          <table:table-cell office:value-type="string" office:string-value="" table:formula="of:=IF(LEN([.B675])&lt;&gt;0;VLOOKUP([.$B675];;2;0);&quot;&quot;)" table:style-name="ce49"/>
          <table:table-cell table:number-columns-repeated="11" table:style-name="ce48"/>
          <table:table-cell office:value-type="string" office:string-value="" table:formula="of:=IF([.G675]&gt;0;DATE([.G675];[.F675];[.E675]);&quot;&quot;)" table:style-name="ce51"/>
          <table:table-cell office:value-type="float" office:value="0" table:formula="of:=DATEDIF([.O675];[.P675];&quot;Y&quot;)" table:style-name="ce49">
            <text:p>#¡VALOR!</text:p>
          </table:table-cell>
          <table:table-cell office:value-type="float" office:value="0" table:formula="of:=DATEDIF([.O675];[.P675];&quot;YM&quot;)" table:style-name="ce49">
            <text:p>#¡VALOR!</text:p>
          </table:table-cell>
          <table:table-cell office:value-type="float" office:value="0" table:formula="of:=DATEDIF([.O675];[.P6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6" table:formula="of:=[.A675]+1" table:style-name="ce48">
            <text:p>906</text:p>
          </table:table-cell>
          <table:table-cell table:style-name="ce48"/>
          <table:table-cell office:value-type="string" office:string-value="" table:formula="of:=IF(LEN([.B676])&lt;&gt;0;VLOOKUP([.$B676];;7;0);&quot;&quot;)" table:style-name="ce49"/>
          <table:table-cell office:value-type="string" office:string-value="" table:formula="of:=IF(LEN([.B676])&lt;&gt;0;VLOOKUP([.$B676];;2;0);&quot;&quot;)" table:style-name="ce49"/>
          <table:table-cell table:number-columns-repeated="11" table:style-name="ce48"/>
          <table:table-cell office:value-type="string" office:string-value="" table:formula="of:=IF([.G676]&gt;0;DATE([.G676];[.F676];[.E676]);&quot;&quot;)" table:style-name="ce51"/>
          <table:table-cell office:value-type="float" office:value="0" table:formula="of:=DATEDIF([.O676];[.P676];&quot;Y&quot;)" table:style-name="ce49">
            <text:p>#¡VALOR!</text:p>
          </table:table-cell>
          <table:table-cell office:value-type="float" office:value="0" table:formula="of:=DATEDIF([.O676];[.P676];&quot;YM&quot;)" table:style-name="ce49">
            <text:p>#¡VALOR!</text:p>
          </table:table-cell>
          <table:table-cell office:value-type="float" office:value="0" table:formula="of:=DATEDIF([.O676];[.P6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7" table:formula="of:=[.A676]+1" table:style-name="ce48">
            <text:p>907</text:p>
          </table:table-cell>
          <table:table-cell table:style-name="ce48"/>
          <table:table-cell office:value-type="string" office:string-value="" table:formula="of:=IF(LEN([.B677])&lt;&gt;0;VLOOKUP([.$B677];;7;0);&quot;&quot;)" table:style-name="ce49"/>
          <table:table-cell office:value-type="string" office:string-value="" table:formula="of:=IF(LEN([.B677])&lt;&gt;0;VLOOKUP([.$B677];;2;0);&quot;&quot;)" table:style-name="ce49"/>
          <table:table-cell table:number-columns-repeated="11" table:style-name="ce48"/>
          <table:table-cell office:value-type="string" office:string-value="" table:formula="of:=IF([.G677]&gt;0;DATE([.G677];[.F677];[.E677]);&quot;&quot;)" table:style-name="ce51"/>
          <table:table-cell office:value-type="float" office:value="0" table:formula="of:=DATEDIF([.O677];[.P677];&quot;Y&quot;)" table:style-name="ce49">
            <text:p>#¡VALOR!</text:p>
          </table:table-cell>
          <table:table-cell office:value-type="float" office:value="0" table:formula="of:=DATEDIF([.O677];[.P677];&quot;YM&quot;)" table:style-name="ce49">
            <text:p>#¡VALOR!</text:p>
          </table:table-cell>
          <table:table-cell office:value-type="float" office:value="0" table:formula="of:=DATEDIF([.O677];[.P6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8" table:formula="of:=[.A677]+1" table:style-name="ce48">
            <text:p>908</text:p>
          </table:table-cell>
          <table:table-cell table:style-name="ce48"/>
          <table:table-cell office:value-type="string" office:string-value="" table:formula="of:=IF(LEN([.B678])&lt;&gt;0;VLOOKUP([.$B678];;7;0);&quot;&quot;)" table:style-name="ce49"/>
          <table:table-cell office:value-type="string" office:string-value="" table:formula="of:=IF(LEN([.B678])&lt;&gt;0;VLOOKUP([.$B678];;2;0);&quot;&quot;)" table:style-name="ce49"/>
          <table:table-cell table:number-columns-repeated="11" table:style-name="ce48"/>
          <table:table-cell office:value-type="string" office:string-value="" table:formula="of:=IF([.G678]&gt;0;DATE([.G678];[.F678];[.E678]);&quot;&quot;)" table:style-name="ce51"/>
          <table:table-cell office:value-type="float" office:value="0" table:formula="of:=DATEDIF([.O678];[.P678];&quot;Y&quot;)" table:style-name="ce49">
            <text:p>#¡VALOR!</text:p>
          </table:table-cell>
          <table:table-cell office:value-type="float" office:value="0" table:formula="of:=DATEDIF([.O678];[.P678];&quot;YM&quot;)" table:style-name="ce49">
            <text:p>#¡VALOR!</text:p>
          </table:table-cell>
          <table:table-cell office:value-type="float" office:value="0" table:formula="of:=DATEDIF([.O678];[.P6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09" table:formula="of:=[.A678]+1" table:style-name="ce48">
            <text:p>909</text:p>
          </table:table-cell>
          <table:table-cell table:style-name="ce48"/>
          <table:table-cell office:value-type="string" office:string-value="" table:formula="of:=IF(LEN([.B679])&lt;&gt;0;VLOOKUP([.$B679];;7;0);&quot;&quot;)" table:style-name="ce49"/>
          <table:table-cell office:value-type="string" office:string-value="" table:formula="of:=IF(LEN([.B679])&lt;&gt;0;VLOOKUP([.$B679];;2;0);&quot;&quot;)" table:style-name="ce49"/>
          <table:table-cell table:number-columns-repeated="11" table:style-name="ce48"/>
          <table:table-cell office:value-type="string" office:string-value="" table:formula="of:=IF([.G679]&gt;0;DATE([.G679];[.F679];[.E679]);&quot;&quot;)" table:style-name="ce51"/>
          <table:table-cell office:value-type="float" office:value="0" table:formula="of:=DATEDIF([.O679];[.P679];&quot;Y&quot;)" table:style-name="ce49">
            <text:p>#¡VALOR!</text:p>
          </table:table-cell>
          <table:table-cell office:value-type="float" office:value="0" table:formula="of:=DATEDIF([.O679];[.P679];&quot;YM&quot;)" table:style-name="ce49">
            <text:p>#¡VALOR!</text:p>
          </table:table-cell>
          <table:table-cell office:value-type="float" office:value="0" table:formula="of:=DATEDIF([.O679];[.P6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0" table:formula="of:=[.A679]+1" table:style-name="ce48">
            <text:p>910</text:p>
          </table:table-cell>
          <table:table-cell table:style-name="ce48"/>
          <table:table-cell office:value-type="string" office:string-value="" table:formula="of:=IF(LEN([.B680])&lt;&gt;0;VLOOKUP([.$B680];;7;0);&quot;&quot;)" table:style-name="ce49"/>
          <table:table-cell office:value-type="string" office:string-value="" table:formula="of:=IF(LEN([.B680])&lt;&gt;0;VLOOKUP([.$B680];;2;0);&quot;&quot;)" table:style-name="ce49"/>
          <table:table-cell table:number-columns-repeated="11" table:style-name="ce48"/>
          <table:table-cell office:value-type="string" office:string-value="" table:formula="of:=IF([.G680]&gt;0;DATE([.G680];[.F680];[.E680]);&quot;&quot;)" table:style-name="ce51"/>
          <table:table-cell office:value-type="float" office:value="0" table:formula="of:=DATEDIF([.O680];[.P680];&quot;Y&quot;)" table:style-name="ce49">
            <text:p>#¡VALOR!</text:p>
          </table:table-cell>
          <table:table-cell office:value-type="float" office:value="0" table:formula="of:=DATEDIF([.O680];[.P680];&quot;YM&quot;)" table:style-name="ce49">
            <text:p>#¡VALOR!</text:p>
          </table:table-cell>
          <table:table-cell office:value-type="float" office:value="0" table:formula="of:=DATEDIF([.O680];[.P6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1" table:formula="of:=[.A680]+1" table:style-name="ce48">
            <text:p>911</text:p>
          </table:table-cell>
          <table:table-cell table:style-name="ce48"/>
          <table:table-cell office:value-type="string" office:string-value="" table:formula="of:=IF(LEN([.B681])&lt;&gt;0;VLOOKUP([.$B681];;7;0);&quot;&quot;)" table:style-name="ce49"/>
          <table:table-cell office:value-type="string" office:string-value="" table:formula="of:=IF(LEN([.B681])&lt;&gt;0;VLOOKUP([.$B681];;2;0);&quot;&quot;)" table:style-name="ce49"/>
          <table:table-cell table:number-columns-repeated="11" table:style-name="ce48"/>
          <table:table-cell office:value-type="string" office:string-value="" table:formula="of:=IF([.G681]&gt;0;DATE([.G681];[.F681];[.E681]);&quot;&quot;)" table:style-name="ce51"/>
          <table:table-cell office:value-type="float" office:value="0" table:formula="of:=DATEDIF([.O681];[.P681];&quot;Y&quot;)" table:style-name="ce49">
            <text:p>#¡VALOR!</text:p>
          </table:table-cell>
          <table:table-cell office:value-type="float" office:value="0" table:formula="of:=DATEDIF([.O681];[.P681];&quot;YM&quot;)" table:style-name="ce49">
            <text:p>#¡VALOR!</text:p>
          </table:table-cell>
          <table:table-cell office:value-type="float" office:value="0" table:formula="of:=DATEDIF([.O681];[.P6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2" table:formula="of:=[.A681]+1" table:style-name="ce48">
            <text:p>912</text:p>
          </table:table-cell>
          <table:table-cell table:style-name="ce48"/>
          <table:table-cell office:value-type="string" office:string-value="" table:formula="of:=IF(LEN([.B682])&lt;&gt;0;VLOOKUP([.$B682];;7;0);&quot;&quot;)" table:style-name="ce49"/>
          <table:table-cell office:value-type="string" office:string-value="" table:formula="of:=IF(LEN([.B682])&lt;&gt;0;VLOOKUP([.$B682];;2;0);&quot;&quot;)" table:style-name="ce49"/>
          <table:table-cell table:number-columns-repeated="11" table:style-name="ce48"/>
          <table:table-cell office:value-type="string" office:string-value="" table:formula="of:=IF([.G682]&gt;0;DATE([.G682];[.F682];[.E682]);&quot;&quot;)" table:style-name="ce51"/>
          <table:table-cell office:value-type="float" office:value="0" table:formula="of:=DATEDIF([.O682];[.P682];&quot;Y&quot;)" table:style-name="ce49">
            <text:p>#¡VALOR!</text:p>
          </table:table-cell>
          <table:table-cell office:value-type="float" office:value="0" table:formula="of:=DATEDIF([.O682];[.P682];&quot;YM&quot;)" table:style-name="ce49">
            <text:p>#¡VALOR!</text:p>
          </table:table-cell>
          <table:table-cell office:value-type="float" office:value="0" table:formula="of:=DATEDIF([.O682];[.P6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3" table:formula="of:=[.A682]+1" table:style-name="ce48">
            <text:p>913</text:p>
          </table:table-cell>
          <table:table-cell table:style-name="ce48"/>
          <table:table-cell office:value-type="string" office:string-value="" table:formula="of:=IF(LEN([.B683])&lt;&gt;0;VLOOKUP([.$B683];;7;0);&quot;&quot;)" table:style-name="ce49"/>
          <table:table-cell office:value-type="string" office:string-value="" table:formula="of:=IF(LEN([.B683])&lt;&gt;0;VLOOKUP([.$B683];;2;0);&quot;&quot;)" table:style-name="ce49"/>
          <table:table-cell table:number-columns-repeated="11" table:style-name="ce48"/>
          <table:table-cell office:value-type="string" office:string-value="" table:formula="of:=IF([.G683]&gt;0;DATE([.G683];[.F683];[.E683]);&quot;&quot;)" table:style-name="ce51"/>
          <table:table-cell office:value-type="float" office:value="0" table:formula="of:=DATEDIF([.O683];[.P683];&quot;Y&quot;)" table:style-name="ce49">
            <text:p>#¡VALOR!</text:p>
          </table:table-cell>
          <table:table-cell office:value-type="float" office:value="0" table:formula="of:=DATEDIF([.O683];[.P683];&quot;YM&quot;)" table:style-name="ce49">
            <text:p>#¡VALOR!</text:p>
          </table:table-cell>
          <table:table-cell office:value-type="float" office:value="0" table:formula="of:=DATEDIF([.O683];[.P6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4" table:formula="of:=[.A683]+1" table:style-name="ce48">
            <text:p>914</text:p>
          </table:table-cell>
          <table:table-cell table:style-name="ce48"/>
          <table:table-cell office:value-type="string" office:string-value="" table:formula="of:=IF(LEN([.B684])&lt;&gt;0;VLOOKUP([.$B684];;7;0);&quot;&quot;)" table:style-name="ce49"/>
          <table:table-cell office:value-type="string" office:string-value="" table:formula="of:=IF(LEN([.B684])&lt;&gt;0;VLOOKUP([.$B684];;2;0);&quot;&quot;)" table:style-name="ce49"/>
          <table:table-cell table:number-columns-repeated="11" table:style-name="ce48"/>
          <table:table-cell office:value-type="string" office:string-value="" table:formula="of:=IF([.G684]&gt;0;DATE([.G684];[.F684];[.E684]);&quot;&quot;)" table:style-name="ce51"/>
          <table:table-cell office:value-type="float" office:value="0" table:formula="of:=DATEDIF([.O684];[.P684];&quot;Y&quot;)" table:style-name="ce49">
            <text:p>#¡VALOR!</text:p>
          </table:table-cell>
          <table:table-cell office:value-type="float" office:value="0" table:formula="of:=DATEDIF([.O684];[.P684];&quot;YM&quot;)" table:style-name="ce49">
            <text:p>#¡VALOR!</text:p>
          </table:table-cell>
          <table:table-cell office:value-type="float" office:value="0" table:formula="of:=DATEDIF([.O684];[.P6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5" table:formula="of:=[.A684]+1" table:style-name="ce48">
            <text:p>915</text:p>
          </table:table-cell>
          <table:table-cell table:style-name="ce48"/>
          <table:table-cell office:value-type="string" office:string-value="" table:formula="of:=IF(LEN([.B685])&lt;&gt;0;VLOOKUP([.$B685];;7;0);&quot;&quot;)" table:style-name="ce49"/>
          <table:table-cell office:value-type="string" office:string-value="" table:formula="of:=IF(LEN([.B685])&lt;&gt;0;VLOOKUP([.$B685];;2;0);&quot;&quot;)" table:style-name="ce49"/>
          <table:table-cell table:number-columns-repeated="11" table:style-name="ce48"/>
          <table:table-cell office:value-type="string" office:string-value="" table:formula="of:=IF([.G685]&gt;0;DATE([.G685];[.F685];[.E685]);&quot;&quot;)" table:style-name="ce51"/>
          <table:table-cell office:value-type="float" office:value="0" table:formula="of:=DATEDIF([.O685];[.P685];&quot;Y&quot;)" table:style-name="ce49">
            <text:p>#¡VALOR!</text:p>
          </table:table-cell>
          <table:table-cell office:value-type="float" office:value="0" table:formula="of:=DATEDIF([.O685];[.P685];&quot;YM&quot;)" table:style-name="ce49">
            <text:p>#¡VALOR!</text:p>
          </table:table-cell>
          <table:table-cell office:value-type="float" office:value="0" table:formula="of:=DATEDIF([.O685];[.P6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6" table:formula="of:=[.A685]+1" table:style-name="ce48">
            <text:p>916</text:p>
          </table:table-cell>
          <table:table-cell table:style-name="ce48"/>
          <table:table-cell office:value-type="string" office:string-value="" table:formula="of:=IF(LEN([.B686])&lt;&gt;0;VLOOKUP([.$B686];;7;0);&quot;&quot;)" table:style-name="ce49"/>
          <table:table-cell office:value-type="string" office:string-value="" table:formula="of:=IF(LEN([.B686])&lt;&gt;0;VLOOKUP([.$B686];;2;0);&quot;&quot;)" table:style-name="ce49"/>
          <table:table-cell table:number-columns-repeated="11" table:style-name="ce48"/>
          <table:table-cell office:value-type="string" office:string-value="" table:formula="of:=IF([.G686]&gt;0;DATE([.G686];[.F686];[.E686]);&quot;&quot;)" table:style-name="ce51"/>
          <table:table-cell office:value-type="float" office:value="0" table:formula="of:=DATEDIF([.O686];[.P686];&quot;Y&quot;)" table:style-name="ce49">
            <text:p>#¡VALOR!</text:p>
          </table:table-cell>
          <table:table-cell office:value-type="float" office:value="0" table:formula="of:=DATEDIF([.O686];[.P686];&quot;YM&quot;)" table:style-name="ce49">
            <text:p>#¡VALOR!</text:p>
          </table:table-cell>
          <table:table-cell office:value-type="float" office:value="0" table:formula="of:=DATEDIF([.O686];[.P6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7" table:formula="of:=[.A686]+1" table:style-name="ce48">
            <text:p>917</text:p>
          </table:table-cell>
          <table:table-cell table:style-name="ce48"/>
          <table:table-cell office:value-type="string" office:string-value="" table:formula="of:=IF(LEN([.B687])&lt;&gt;0;VLOOKUP([.$B687];;7;0);&quot;&quot;)" table:style-name="ce49"/>
          <table:table-cell office:value-type="string" office:string-value="" table:formula="of:=IF(LEN([.B687])&lt;&gt;0;VLOOKUP([.$B687];;2;0);&quot;&quot;)" table:style-name="ce49"/>
          <table:table-cell table:number-columns-repeated="11" table:style-name="ce48"/>
          <table:table-cell office:value-type="string" office:string-value="" table:formula="of:=IF([.G687]&gt;0;DATE([.G687];[.F687];[.E687]);&quot;&quot;)" table:style-name="ce51"/>
          <table:table-cell office:value-type="float" office:value="0" table:formula="of:=DATEDIF([.O687];[.P687];&quot;Y&quot;)" table:style-name="ce49">
            <text:p>#¡VALOR!</text:p>
          </table:table-cell>
          <table:table-cell office:value-type="float" office:value="0" table:formula="of:=DATEDIF([.O687];[.P687];&quot;YM&quot;)" table:style-name="ce49">
            <text:p>#¡VALOR!</text:p>
          </table:table-cell>
          <table:table-cell office:value-type="float" office:value="0" table:formula="of:=DATEDIF([.O687];[.P6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8" table:formula="of:=[.A687]+1" table:style-name="ce48">
            <text:p>918</text:p>
          </table:table-cell>
          <table:table-cell table:style-name="ce48"/>
          <table:table-cell office:value-type="string" office:string-value="" table:formula="of:=IF(LEN([.B688])&lt;&gt;0;VLOOKUP([.$B688];;7;0);&quot;&quot;)" table:style-name="ce49"/>
          <table:table-cell office:value-type="string" office:string-value="" table:formula="of:=IF(LEN([.B688])&lt;&gt;0;VLOOKUP([.$B688];;2;0);&quot;&quot;)" table:style-name="ce49"/>
          <table:table-cell table:number-columns-repeated="11" table:style-name="ce48"/>
          <table:table-cell office:value-type="string" office:string-value="" table:formula="of:=IF([.G688]&gt;0;DATE([.G688];[.F688];[.E688]);&quot;&quot;)" table:style-name="ce51"/>
          <table:table-cell office:value-type="float" office:value="0" table:formula="of:=DATEDIF([.O688];[.P688];&quot;Y&quot;)" table:style-name="ce49">
            <text:p>#¡VALOR!</text:p>
          </table:table-cell>
          <table:table-cell office:value-type="float" office:value="0" table:formula="of:=DATEDIF([.O688];[.P688];&quot;YM&quot;)" table:style-name="ce49">
            <text:p>#¡VALOR!</text:p>
          </table:table-cell>
          <table:table-cell office:value-type="float" office:value="0" table:formula="of:=DATEDIF([.O688];[.P6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19" table:formula="of:=[.A688]+1" table:style-name="ce48">
            <text:p>919</text:p>
          </table:table-cell>
          <table:table-cell table:style-name="ce48"/>
          <table:table-cell office:value-type="string" office:string-value="" table:formula="of:=IF(LEN([.B689])&lt;&gt;0;VLOOKUP([.$B689];;7;0);&quot;&quot;)" table:style-name="ce49"/>
          <table:table-cell office:value-type="string" office:string-value="" table:formula="of:=IF(LEN([.B689])&lt;&gt;0;VLOOKUP([.$B689];;2;0);&quot;&quot;)" table:style-name="ce49"/>
          <table:table-cell table:number-columns-repeated="11" table:style-name="ce48"/>
          <table:table-cell office:value-type="string" office:string-value="" table:formula="of:=IF([.G689]&gt;0;DATE([.G689];[.F689];[.E689]);&quot;&quot;)" table:style-name="ce51"/>
          <table:table-cell office:value-type="float" office:value="0" table:formula="of:=DATEDIF([.O689];[.P689];&quot;Y&quot;)" table:style-name="ce49">
            <text:p>#¡VALOR!</text:p>
          </table:table-cell>
          <table:table-cell office:value-type="float" office:value="0" table:formula="of:=DATEDIF([.O689];[.P689];&quot;YM&quot;)" table:style-name="ce49">
            <text:p>#¡VALOR!</text:p>
          </table:table-cell>
          <table:table-cell office:value-type="float" office:value="0" table:formula="of:=DATEDIF([.O689];[.P6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0" table:formula="of:=[.A689]+1" table:style-name="ce48">
            <text:p>920</text:p>
          </table:table-cell>
          <table:table-cell table:style-name="ce48"/>
          <table:table-cell office:value-type="string" office:string-value="" table:formula="of:=IF(LEN([.B690])&lt;&gt;0;VLOOKUP([.$B690];;7;0);&quot;&quot;)" table:style-name="ce49"/>
          <table:table-cell office:value-type="string" office:string-value="" table:formula="of:=IF(LEN([.B690])&lt;&gt;0;VLOOKUP([.$B690];;2;0);&quot;&quot;)" table:style-name="ce49"/>
          <table:table-cell table:number-columns-repeated="11" table:style-name="ce48"/>
          <table:table-cell office:value-type="string" office:string-value="" table:formula="of:=IF([.G690]&gt;0;DATE([.G690];[.F690];[.E690]);&quot;&quot;)" table:style-name="ce51"/>
          <table:table-cell office:value-type="float" office:value="0" table:formula="of:=DATEDIF([.O690];[.P690];&quot;Y&quot;)" table:style-name="ce49">
            <text:p>#¡VALOR!</text:p>
          </table:table-cell>
          <table:table-cell office:value-type="float" office:value="0" table:formula="of:=DATEDIF([.O690];[.P690];&quot;YM&quot;)" table:style-name="ce49">
            <text:p>#¡VALOR!</text:p>
          </table:table-cell>
          <table:table-cell office:value-type="float" office:value="0" table:formula="of:=DATEDIF([.O690];[.P6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1" table:formula="of:=[.A690]+1" table:style-name="ce48">
            <text:p>921</text:p>
          </table:table-cell>
          <table:table-cell table:style-name="ce48"/>
          <table:table-cell office:value-type="string" office:string-value="" table:formula="of:=IF(LEN([.B691])&lt;&gt;0;VLOOKUP([.$B691];;7;0);&quot;&quot;)" table:style-name="ce49"/>
          <table:table-cell office:value-type="string" office:string-value="" table:formula="of:=IF(LEN([.B691])&lt;&gt;0;VLOOKUP([.$B691];;2;0);&quot;&quot;)" table:style-name="ce49"/>
          <table:table-cell table:number-columns-repeated="11" table:style-name="ce48"/>
          <table:table-cell office:value-type="string" office:string-value="" table:formula="of:=IF([.G691]&gt;0;DATE([.G691];[.F691];[.E691]);&quot;&quot;)" table:style-name="ce51"/>
          <table:table-cell office:value-type="float" office:value="0" table:formula="of:=DATEDIF([.O691];[.P691];&quot;Y&quot;)" table:style-name="ce49">
            <text:p>#¡VALOR!</text:p>
          </table:table-cell>
          <table:table-cell office:value-type="float" office:value="0" table:formula="of:=DATEDIF([.O691];[.P691];&quot;YM&quot;)" table:style-name="ce49">
            <text:p>#¡VALOR!</text:p>
          </table:table-cell>
          <table:table-cell office:value-type="float" office:value="0" table:formula="of:=DATEDIF([.O691];[.P6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2" table:formula="of:=[.A691]+1" table:style-name="ce48">
            <text:p>922</text:p>
          </table:table-cell>
          <table:table-cell table:style-name="ce48"/>
          <table:table-cell office:value-type="string" office:string-value="" table:formula="of:=IF(LEN([.B692])&lt;&gt;0;VLOOKUP([.$B692];;7;0);&quot;&quot;)" table:style-name="ce49"/>
          <table:table-cell office:value-type="string" office:string-value="" table:formula="of:=IF(LEN([.B692])&lt;&gt;0;VLOOKUP([.$B692];;2;0);&quot;&quot;)" table:style-name="ce49"/>
          <table:table-cell table:number-columns-repeated="11" table:style-name="ce48"/>
          <table:table-cell office:value-type="string" office:string-value="" table:formula="of:=IF([.G692]&gt;0;DATE([.G692];[.F692];[.E692]);&quot;&quot;)" table:style-name="ce51"/>
          <table:table-cell office:value-type="float" office:value="0" table:formula="of:=DATEDIF([.O692];[.P692];&quot;Y&quot;)" table:style-name="ce49">
            <text:p>#¡VALOR!</text:p>
          </table:table-cell>
          <table:table-cell office:value-type="float" office:value="0" table:formula="of:=DATEDIF([.O692];[.P692];&quot;YM&quot;)" table:style-name="ce49">
            <text:p>#¡VALOR!</text:p>
          </table:table-cell>
          <table:table-cell office:value-type="float" office:value="0" table:formula="of:=DATEDIF([.O692];[.P6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3" table:formula="of:=[.A692]+1" table:style-name="ce48">
            <text:p>923</text:p>
          </table:table-cell>
          <table:table-cell table:style-name="ce48"/>
          <table:table-cell office:value-type="string" office:string-value="" table:formula="of:=IF(LEN([.B693])&lt;&gt;0;VLOOKUP([.$B693];;7;0);&quot;&quot;)" table:style-name="ce49"/>
          <table:table-cell office:value-type="string" office:string-value="" table:formula="of:=IF(LEN([.B693])&lt;&gt;0;VLOOKUP([.$B693];;2;0);&quot;&quot;)" table:style-name="ce49"/>
          <table:table-cell table:number-columns-repeated="11" table:style-name="ce48"/>
          <table:table-cell office:value-type="string" office:string-value="" table:formula="of:=IF([.G693]&gt;0;DATE([.G693];[.F693];[.E693]);&quot;&quot;)" table:style-name="ce51"/>
          <table:table-cell office:value-type="float" office:value="0" table:formula="of:=DATEDIF([.O693];[.P693];&quot;Y&quot;)" table:style-name="ce49">
            <text:p>#¡VALOR!</text:p>
          </table:table-cell>
          <table:table-cell office:value-type="float" office:value="0" table:formula="of:=DATEDIF([.O693];[.P693];&quot;YM&quot;)" table:style-name="ce49">
            <text:p>#¡VALOR!</text:p>
          </table:table-cell>
          <table:table-cell office:value-type="float" office:value="0" table:formula="of:=DATEDIF([.O693];[.P6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4" table:formula="of:=[.A693]+1" table:style-name="ce48">
            <text:p>924</text:p>
          </table:table-cell>
          <table:table-cell table:style-name="ce48"/>
          <table:table-cell office:value-type="string" office:string-value="" table:formula="of:=IF(LEN([.B694])&lt;&gt;0;VLOOKUP([.$B694];;7;0);&quot;&quot;)" table:style-name="ce49"/>
          <table:table-cell office:value-type="string" office:string-value="" table:formula="of:=IF(LEN([.B694])&lt;&gt;0;VLOOKUP([.$B694];;2;0);&quot;&quot;)" table:style-name="ce49"/>
          <table:table-cell table:number-columns-repeated="11" table:style-name="ce48"/>
          <table:table-cell office:value-type="string" office:string-value="" table:formula="of:=IF([.G694]&gt;0;DATE([.G694];[.F694];[.E694]);&quot;&quot;)" table:style-name="ce51"/>
          <table:table-cell office:value-type="float" office:value="0" table:formula="of:=DATEDIF([.O694];[.P694];&quot;Y&quot;)" table:style-name="ce49">
            <text:p>#¡VALOR!</text:p>
          </table:table-cell>
          <table:table-cell office:value-type="float" office:value="0" table:formula="of:=DATEDIF([.O694];[.P694];&quot;YM&quot;)" table:style-name="ce49">
            <text:p>#¡VALOR!</text:p>
          </table:table-cell>
          <table:table-cell office:value-type="float" office:value="0" table:formula="of:=DATEDIF([.O694];[.P6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5" table:formula="of:=[.A694]+1" table:style-name="ce48">
            <text:p>925</text:p>
          </table:table-cell>
          <table:table-cell table:style-name="ce48"/>
          <table:table-cell office:value-type="string" office:string-value="" table:formula="of:=IF(LEN([.B695])&lt;&gt;0;VLOOKUP([.$B695];;7;0);&quot;&quot;)" table:style-name="ce49"/>
          <table:table-cell office:value-type="string" office:string-value="" table:formula="of:=IF(LEN([.B695])&lt;&gt;0;VLOOKUP([.$B695];;2;0);&quot;&quot;)" table:style-name="ce49"/>
          <table:table-cell table:number-columns-repeated="11" table:style-name="ce48"/>
          <table:table-cell office:value-type="string" office:string-value="" table:formula="of:=IF([.G695]&gt;0;DATE([.G695];[.F695];[.E695]);&quot;&quot;)" table:style-name="ce51"/>
          <table:table-cell office:value-type="float" office:value="0" table:formula="of:=DATEDIF([.O695];[.P695];&quot;Y&quot;)" table:style-name="ce49">
            <text:p>#¡VALOR!</text:p>
          </table:table-cell>
          <table:table-cell office:value-type="float" office:value="0" table:formula="of:=DATEDIF([.O695];[.P695];&quot;YM&quot;)" table:style-name="ce49">
            <text:p>#¡VALOR!</text:p>
          </table:table-cell>
          <table:table-cell office:value-type="float" office:value="0" table:formula="of:=DATEDIF([.O695];[.P6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6" table:formula="of:=[.A695]+1" table:style-name="ce48">
            <text:p>926</text:p>
          </table:table-cell>
          <table:table-cell table:style-name="ce48"/>
          <table:table-cell office:value-type="string" office:string-value="" table:formula="of:=IF(LEN([.B696])&lt;&gt;0;VLOOKUP([.$B696];;7;0);&quot;&quot;)" table:style-name="ce49"/>
          <table:table-cell office:value-type="string" office:string-value="" table:formula="of:=IF(LEN([.B696])&lt;&gt;0;VLOOKUP([.$B696];;2;0);&quot;&quot;)" table:style-name="ce49"/>
          <table:table-cell table:number-columns-repeated="11" table:style-name="ce48"/>
          <table:table-cell office:value-type="string" office:string-value="" table:formula="of:=IF([.G696]&gt;0;DATE([.G696];[.F696];[.E696]);&quot;&quot;)" table:style-name="ce51"/>
          <table:table-cell office:value-type="float" office:value="0" table:formula="of:=DATEDIF([.O696];[.P696];&quot;Y&quot;)" table:style-name="ce49">
            <text:p>#¡VALOR!</text:p>
          </table:table-cell>
          <table:table-cell office:value-type="float" office:value="0" table:formula="of:=DATEDIF([.O696];[.P696];&quot;YM&quot;)" table:style-name="ce49">
            <text:p>#¡VALOR!</text:p>
          </table:table-cell>
          <table:table-cell office:value-type="float" office:value="0" table:formula="of:=DATEDIF([.O696];[.P6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7" table:formula="of:=[.A696]+1" table:style-name="ce48">
            <text:p>927</text:p>
          </table:table-cell>
          <table:table-cell table:style-name="ce48"/>
          <table:table-cell office:value-type="string" office:string-value="" table:formula="of:=IF(LEN([.B697])&lt;&gt;0;VLOOKUP([.$B697];;7;0);&quot;&quot;)" table:style-name="ce49"/>
          <table:table-cell office:value-type="string" office:string-value="" table:formula="of:=IF(LEN([.B697])&lt;&gt;0;VLOOKUP([.$B697];;2;0);&quot;&quot;)" table:style-name="ce49"/>
          <table:table-cell table:number-columns-repeated="11" table:style-name="ce48"/>
          <table:table-cell office:value-type="string" office:string-value="" table:formula="of:=IF([.G697]&gt;0;DATE([.G697];[.F697];[.E697]);&quot;&quot;)" table:style-name="ce51"/>
          <table:table-cell office:value-type="float" office:value="0" table:formula="of:=DATEDIF([.O697];[.P697];&quot;Y&quot;)" table:style-name="ce49">
            <text:p>#¡VALOR!</text:p>
          </table:table-cell>
          <table:table-cell office:value-type="float" office:value="0" table:formula="of:=DATEDIF([.O697];[.P697];&quot;YM&quot;)" table:style-name="ce49">
            <text:p>#¡VALOR!</text:p>
          </table:table-cell>
          <table:table-cell office:value-type="float" office:value="0" table:formula="of:=DATEDIF([.O697];[.P6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8" table:formula="of:=[.A697]+1" table:style-name="ce48">
            <text:p>928</text:p>
          </table:table-cell>
          <table:table-cell table:style-name="ce48"/>
          <table:table-cell office:value-type="string" office:string-value="" table:formula="of:=IF(LEN([.B698])&lt;&gt;0;VLOOKUP([.$B698];;7;0);&quot;&quot;)" table:style-name="ce49"/>
          <table:table-cell office:value-type="string" office:string-value="" table:formula="of:=IF(LEN([.B698])&lt;&gt;0;VLOOKUP([.$B698];;2;0);&quot;&quot;)" table:style-name="ce49"/>
          <table:table-cell table:number-columns-repeated="11" table:style-name="ce48"/>
          <table:table-cell office:value-type="string" office:string-value="" table:formula="of:=IF([.G698]&gt;0;DATE([.G698];[.F698];[.E698]);&quot;&quot;)" table:style-name="ce51"/>
          <table:table-cell office:value-type="float" office:value="0" table:formula="of:=DATEDIF([.O698];[.P698];&quot;Y&quot;)" table:style-name="ce49">
            <text:p>#¡VALOR!</text:p>
          </table:table-cell>
          <table:table-cell office:value-type="float" office:value="0" table:formula="of:=DATEDIF([.O698];[.P698];&quot;YM&quot;)" table:style-name="ce49">
            <text:p>#¡VALOR!</text:p>
          </table:table-cell>
          <table:table-cell office:value-type="float" office:value="0" table:formula="of:=DATEDIF([.O698];[.P6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29" table:formula="of:=[.A698]+1" table:style-name="ce48">
            <text:p>929</text:p>
          </table:table-cell>
          <table:table-cell table:style-name="ce48"/>
          <table:table-cell office:value-type="string" office:string-value="" table:formula="of:=IF(LEN([.B699])&lt;&gt;0;VLOOKUP([.$B699];;7;0);&quot;&quot;)" table:style-name="ce49"/>
          <table:table-cell office:value-type="string" office:string-value="" table:formula="of:=IF(LEN([.B699])&lt;&gt;0;VLOOKUP([.$B699];;2;0);&quot;&quot;)" table:style-name="ce49"/>
          <table:table-cell table:number-columns-repeated="11" table:style-name="ce48"/>
          <table:table-cell office:value-type="string" office:string-value="" table:formula="of:=IF([.G699]&gt;0;DATE([.G699];[.F699];[.E699]);&quot;&quot;)" table:style-name="ce51"/>
          <table:table-cell office:value-type="float" office:value="0" table:formula="of:=DATEDIF([.O699];[.P699];&quot;Y&quot;)" table:style-name="ce49">
            <text:p>#¡VALOR!</text:p>
          </table:table-cell>
          <table:table-cell office:value-type="float" office:value="0" table:formula="of:=DATEDIF([.O699];[.P699];&quot;YM&quot;)" table:style-name="ce49">
            <text:p>#¡VALOR!</text:p>
          </table:table-cell>
          <table:table-cell office:value-type="float" office:value="0" table:formula="of:=DATEDIF([.O699];[.P6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0" table:formula="of:=[.A699]+1" table:style-name="ce48">
            <text:p>930</text:p>
          </table:table-cell>
          <table:table-cell table:style-name="ce48"/>
          <table:table-cell office:value-type="string" office:string-value="" table:formula="of:=IF(LEN([.B700])&lt;&gt;0;VLOOKUP([.$B700];;7;0);&quot;&quot;)" table:style-name="ce49"/>
          <table:table-cell office:value-type="string" office:string-value="" table:formula="of:=IF(LEN([.B700])&lt;&gt;0;VLOOKUP([.$B700];;2;0);&quot;&quot;)" table:style-name="ce49"/>
          <table:table-cell table:number-columns-repeated="11" table:style-name="ce48"/>
          <table:table-cell office:value-type="string" office:string-value="" table:formula="of:=IF([.G700]&gt;0;DATE([.G700];[.F700];[.E700]);&quot;&quot;)" table:style-name="ce51"/>
          <table:table-cell office:value-type="float" office:value="0" table:formula="of:=DATEDIF([.O700];[.P700];&quot;Y&quot;)" table:style-name="ce49">
            <text:p>#¡VALOR!</text:p>
          </table:table-cell>
          <table:table-cell office:value-type="float" office:value="0" table:formula="of:=DATEDIF([.O700];[.P700];&quot;YM&quot;)" table:style-name="ce49">
            <text:p>#¡VALOR!</text:p>
          </table:table-cell>
          <table:table-cell office:value-type="float" office:value="0" table:formula="of:=DATEDIF([.O700];[.P7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1" table:formula="of:=[.A700]+1" table:style-name="ce48">
            <text:p>931</text:p>
          </table:table-cell>
          <table:table-cell table:style-name="ce48"/>
          <table:table-cell office:value-type="string" office:string-value="" table:formula="of:=IF(LEN([.B701])&lt;&gt;0;VLOOKUP([.$B701];;7;0);&quot;&quot;)" table:style-name="ce49"/>
          <table:table-cell office:value-type="string" office:string-value="" table:formula="of:=IF(LEN([.B701])&lt;&gt;0;VLOOKUP([.$B701];;2;0);&quot;&quot;)" table:style-name="ce49"/>
          <table:table-cell table:number-columns-repeated="11" table:style-name="ce48"/>
          <table:table-cell office:value-type="string" office:string-value="" table:formula="of:=IF([.G701]&gt;0;DATE([.G701];[.F701];[.E701]);&quot;&quot;)" table:style-name="ce51"/>
          <table:table-cell office:value-type="float" office:value="0" table:formula="of:=DATEDIF([.O701];[.P701];&quot;Y&quot;)" table:style-name="ce49">
            <text:p>#¡VALOR!</text:p>
          </table:table-cell>
          <table:table-cell office:value-type="float" office:value="0" table:formula="of:=DATEDIF([.O701];[.P701];&quot;YM&quot;)" table:style-name="ce49">
            <text:p>#¡VALOR!</text:p>
          </table:table-cell>
          <table:table-cell office:value-type="float" office:value="0" table:formula="of:=DATEDIF([.O701];[.P7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2" table:formula="of:=[.A701]+1" table:style-name="ce48">
            <text:p>932</text:p>
          </table:table-cell>
          <table:table-cell table:style-name="ce48"/>
          <table:table-cell office:value-type="string" office:string-value="" table:formula="of:=IF(LEN([.B702])&lt;&gt;0;VLOOKUP([.$B702];;7;0);&quot;&quot;)" table:style-name="ce49"/>
          <table:table-cell office:value-type="string" office:string-value="" table:formula="of:=IF(LEN([.B702])&lt;&gt;0;VLOOKUP([.$B702];;2;0);&quot;&quot;)" table:style-name="ce49"/>
          <table:table-cell table:number-columns-repeated="11" table:style-name="ce48"/>
          <table:table-cell office:value-type="string" office:string-value="" table:formula="of:=IF([.G702]&gt;0;DATE([.G702];[.F702];[.E702]);&quot;&quot;)" table:style-name="ce51"/>
          <table:table-cell office:value-type="float" office:value="0" table:formula="of:=DATEDIF([.O702];[.P702];&quot;Y&quot;)" table:style-name="ce49">
            <text:p>#¡VALOR!</text:p>
          </table:table-cell>
          <table:table-cell office:value-type="float" office:value="0" table:formula="of:=DATEDIF([.O702];[.P702];&quot;YM&quot;)" table:style-name="ce49">
            <text:p>#¡VALOR!</text:p>
          </table:table-cell>
          <table:table-cell office:value-type="float" office:value="0" table:formula="of:=DATEDIF([.O702];[.P7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3" table:formula="of:=[.A702]+1" table:style-name="ce48">
            <text:p>933</text:p>
          </table:table-cell>
          <table:table-cell table:style-name="ce48"/>
          <table:table-cell office:value-type="string" office:string-value="" table:formula="of:=IF(LEN([.B703])&lt;&gt;0;VLOOKUP([.$B703];;7;0);&quot;&quot;)" table:style-name="ce49"/>
          <table:table-cell office:value-type="string" office:string-value="" table:formula="of:=IF(LEN([.B703])&lt;&gt;0;VLOOKUP([.$B703];;2;0);&quot;&quot;)" table:style-name="ce49"/>
          <table:table-cell table:number-columns-repeated="11" table:style-name="ce48"/>
          <table:table-cell office:value-type="string" office:string-value="" table:formula="of:=IF([.G703]&gt;0;DATE([.G703];[.F703];[.E703]);&quot;&quot;)" table:style-name="ce51"/>
          <table:table-cell office:value-type="float" office:value="0" table:formula="of:=DATEDIF([.O703];[.P703];&quot;Y&quot;)" table:style-name="ce49">
            <text:p>#¡VALOR!</text:p>
          </table:table-cell>
          <table:table-cell office:value-type="float" office:value="0" table:formula="of:=DATEDIF([.O703];[.P703];&quot;YM&quot;)" table:style-name="ce49">
            <text:p>#¡VALOR!</text:p>
          </table:table-cell>
          <table:table-cell office:value-type="float" office:value="0" table:formula="of:=DATEDIF([.O703];[.P7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4" table:formula="of:=[.A703]+1" table:style-name="ce48">
            <text:p>934</text:p>
          </table:table-cell>
          <table:table-cell table:style-name="ce48"/>
          <table:table-cell office:value-type="string" office:string-value="" table:formula="of:=IF(LEN([.B704])&lt;&gt;0;VLOOKUP([.$B704];;7;0);&quot;&quot;)" table:style-name="ce49"/>
          <table:table-cell office:value-type="string" office:string-value="" table:formula="of:=IF(LEN([.B704])&lt;&gt;0;VLOOKUP([.$B704];;2;0);&quot;&quot;)" table:style-name="ce49"/>
          <table:table-cell table:number-columns-repeated="11" table:style-name="ce48"/>
          <table:table-cell office:value-type="string" office:string-value="" table:formula="of:=IF([.G704]&gt;0;DATE([.G704];[.F704];[.E704]);&quot;&quot;)" table:style-name="ce51"/>
          <table:table-cell office:value-type="float" office:value="0" table:formula="of:=DATEDIF([.O704];[.P704];&quot;Y&quot;)" table:style-name="ce49">
            <text:p>#¡VALOR!</text:p>
          </table:table-cell>
          <table:table-cell office:value-type="float" office:value="0" table:formula="of:=DATEDIF([.O704];[.P704];&quot;YM&quot;)" table:style-name="ce49">
            <text:p>#¡VALOR!</text:p>
          </table:table-cell>
          <table:table-cell office:value-type="float" office:value="0" table:formula="of:=DATEDIF([.O704];[.P7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5" table:formula="of:=[.A704]+1" table:style-name="ce48">
            <text:p>935</text:p>
          </table:table-cell>
          <table:table-cell table:style-name="ce48"/>
          <table:table-cell office:value-type="string" office:string-value="" table:formula="of:=IF(LEN([.B705])&lt;&gt;0;VLOOKUP([.$B705];;7;0);&quot;&quot;)" table:style-name="ce49"/>
          <table:table-cell office:value-type="string" office:string-value="" table:formula="of:=IF(LEN([.B705])&lt;&gt;0;VLOOKUP([.$B705];;2;0);&quot;&quot;)" table:style-name="ce49"/>
          <table:table-cell table:number-columns-repeated="11" table:style-name="ce48"/>
          <table:table-cell office:value-type="string" office:string-value="" table:formula="of:=IF([.G705]&gt;0;DATE([.G705];[.F705];[.E705]);&quot;&quot;)" table:style-name="ce51"/>
          <table:table-cell office:value-type="float" office:value="0" table:formula="of:=DATEDIF([.O705];[.P705];&quot;Y&quot;)" table:style-name="ce49">
            <text:p>#¡VALOR!</text:p>
          </table:table-cell>
          <table:table-cell office:value-type="float" office:value="0" table:formula="of:=DATEDIF([.O705];[.P705];&quot;YM&quot;)" table:style-name="ce49">
            <text:p>#¡VALOR!</text:p>
          </table:table-cell>
          <table:table-cell office:value-type="float" office:value="0" table:formula="of:=DATEDIF([.O705];[.P7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6" table:formula="of:=[.A705]+1" table:style-name="ce48">
            <text:p>936</text:p>
          </table:table-cell>
          <table:table-cell table:style-name="ce48"/>
          <table:table-cell office:value-type="string" office:string-value="" table:formula="of:=IF(LEN([.B706])&lt;&gt;0;VLOOKUP([.$B706];;7;0);&quot;&quot;)" table:style-name="ce49"/>
          <table:table-cell office:value-type="string" office:string-value="" table:formula="of:=IF(LEN([.B706])&lt;&gt;0;VLOOKUP([.$B706];;2;0);&quot;&quot;)" table:style-name="ce49"/>
          <table:table-cell table:number-columns-repeated="11" table:style-name="ce48"/>
          <table:table-cell office:value-type="string" office:string-value="" table:formula="of:=IF([.G706]&gt;0;DATE([.G706];[.F706];[.E706]);&quot;&quot;)" table:style-name="ce51"/>
          <table:table-cell office:value-type="float" office:value="0" table:formula="of:=DATEDIF([.O706];[.P706];&quot;Y&quot;)" table:style-name="ce49">
            <text:p>#¡VALOR!</text:p>
          </table:table-cell>
          <table:table-cell office:value-type="float" office:value="0" table:formula="of:=DATEDIF([.O706];[.P706];&quot;YM&quot;)" table:style-name="ce49">
            <text:p>#¡VALOR!</text:p>
          </table:table-cell>
          <table:table-cell office:value-type="float" office:value="0" table:formula="of:=DATEDIF([.O706];[.P7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7" table:formula="of:=[.A706]+1" table:style-name="ce48">
            <text:p>937</text:p>
          </table:table-cell>
          <table:table-cell table:style-name="ce48"/>
          <table:table-cell office:value-type="string" office:string-value="" table:formula="of:=IF(LEN([.B707])&lt;&gt;0;VLOOKUP([.$B707];;7;0);&quot;&quot;)" table:style-name="ce49"/>
          <table:table-cell office:value-type="string" office:string-value="" table:formula="of:=IF(LEN([.B707])&lt;&gt;0;VLOOKUP([.$B707];;2;0);&quot;&quot;)" table:style-name="ce49"/>
          <table:table-cell table:number-columns-repeated="11" table:style-name="ce48"/>
          <table:table-cell office:value-type="string" office:string-value="" table:formula="of:=IF([.G707]&gt;0;DATE([.G707];[.F707];[.E707]);&quot;&quot;)" table:style-name="ce51"/>
          <table:table-cell office:value-type="float" office:value="0" table:formula="of:=DATEDIF([.O707];[.P707];&quot;Y&quot;)" table:style-name="ce49">
            <text:p>#¡VALOR!</text:p>
          </table:table-cell>
          <table:table-cell office:value-type="float" office:value="0" table:formula="of:=DATEDIF([.O707];[.P707];&quot;YM&quot;)" table:style-name="ce49">
            <text:p>#¡VALOR!</text:p>
          </table:table-cell>
          <table:table-cell office:value-type="float" office:value="0" table:formula="of:=DATEDIF([.O707];[.P7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8" table:formula="of:=[.A707]+1" table:style-name="ce48">
            <text:p>938</text:p>
          </table:table-cell>
          <table:table-cell table:style-name="ce48"/>
          <table:table-cell office:value-type="string" office:string-value="" table:formula="of:=IF(LEN([.B708])&lt;&gt;0;VLOOKUP([.$B708];;7;0);&quot;&quot;)" table:style-name="ce49"/>
          <table:table-cell office:value-type="string" office:string-value="" table:formula="of:=IF(LEN([.B708])&lt;&gt;0;VLOOKUP([.$B708];;2;0);&quot;&quot;)" table:style-name="ce49"/>
          <table:table-cell table:number-columns-repeated="11" table:style-name="ce48"/>
          <table:table-cell office:value-type="string" office:string-value="" table:formula="of:=IF([.G708]&gt;0;DATE([.G708];[.F708];[.E708]);&quot;&quot;)" table:style-name="ce51"/>
          <table:table-cell office:value-type="float" office:value="0" table:formula="of:=DATEDIF([.O708];[.P708];&quot;Y&quot;)" table:style-name="ce49">
            <text:p>#¡VALOR!</text:p>
          </table:table-cell>
          <table:table-cell office:value-type="float" office:value="0" table:formula="of:=DATEDIF([.O708];[.P708];&quot;YM&quot;)" table:style-name="ce49">
            <text:p>#¡VALOR!</text:p>
          </table:table-cell>
          <table:table-cell office:value-type="float" office:value="0" table:formula="of:=DATEDIF([.O708];[.P7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39" table:formula="of:=[.A708]+1" table:style-name="ce48">
            <text:p>939</text:p>
          </table:table-cell>
          <table:table-cell table:style-name="ce48"/>
          <table:table-cell office:value-type="string" office:string-value="" table:formula="of:=IF(LEN([.B709])&lt;&gt;0;VLOOKUP([.$B709];;7;0);&quot;&quot;)" table:style-name="ce49"/>
          <table:table-cell office:value-type="string" office:string-value="" table:formula="of:=IF(LEN([.B709])&lt;&gt;0;VLOOKUP([.$B709];;2;0);&quot;&quot;)" table:style-name="ce49"/>
          <table:table-cell table:number-columns-repeated="11" table:style-name="ce48"/>
          <table:table-cell office:value-type="string" office:string-value="" table:formula="of:=IF([.G709]&gt;0;DATE([.G709];[.F709];[.E709]);&quot;&quot;)" table:style-name="ce51"/>
          <table:table-cell office:value-type="float" office:value="0" table:formula="of:=DATEDIF([.O709];[.P709];&quot;Y&quot;)" table:style-name="ce49">
            <text:p>#¡VALOR!</text:p>
          </table:table-cell>
          <table:table-cell office:value-type="float" office:value="0" table:formula="of:=DATEDIF([.O709];[.P709];&quot;YM&quot;)" table:style-name="ce49">
            <text:p>#¡VALOR!</text:p>
          </table:table-cell>
          <table:table-cell office:value-type="float" office:value="0" table:formula="of:=DATEDIF([.O709];[.P7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0" table:formula="of:=[.A709]+1" table:style-name="ce48">
            <text:p>940</text:p>
          </table:table-cell>
          <table:table-cell table:style-name="ce48"/>
          <table:table-cell office:value-type="string" office:string-value="" table:formula="of:=IF(LEN([.B710])&lt;&gt;0;VLOOKUP([.$B710];;7;0);&quot;&quot;)" table:style-name="ce49"/>
          <table:table-cell office:value-type="string" office:string-value="" table:formula="of:=IF(LEN([.B710])&lt;&gt;0;VLOOKUP([.$B710];;2;0);&quot;&quot;)" table:style-name="ce49"/>
          <table:table-cell table:number-columns-repeated="11" table:style-name="ce48"/>
          <table:table-cell office:value-type="string" office:string-value="" table:formula="of:=IF([.G710]&gt;0;DATE([.G710];[.F710];[.E710]);&quot;&quot;)" table:style-name="ce51"/>
          <table:table-cell office:value-type="float" office:value="0" table:formula="of:=DATEDIF([.O710];[.P710];&quot;Y&quot;)" table:style-name="ce49">
            <text:p>#¡VALOR!</text:p>
          </table:table-cell>
          <table:table-cell office:value-type="float" office:value="0" table:formula="of:=DATEDIF([.O710];[.P710];&quot;YM&quot;)" table:style-name="ce49">
            <text:p>#¡VALOR!</text:p>
          </table:table-cell>
          <table:table-cell office:value-type="float" office:value="0" table:formula="of:=DATEDIF([.O710];[.P7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1" table:formula="of:=[.A710]+1" table:style-name="ce48">
            <text:p>941</text:p>
          </table:table-cell>
          <table:table-cell table:style-name="ce48"/>
          <table:table-cell office:value-type="string" office:string-value="" table:formula="of:=IF(LEN([.B711])&lt;&gt;0;VLOOKUP([.$B711];;7;0);&quot;&quot;)" table:style-name="ce49"/>
          <table:table-cell office:value-type="string" office:string-value="" table:formula="of:=IF(LEN([.B711])&lt;&gt;0;VLOOKUP([.$B711];;2;0);&quot;&quot;)" table:style-name="ce49"/>
          <table:table-cell table:number-columns-repeated="11" table:style-name="ce48"/>
          <table:table-cell office:value-type="string" office:string-value="" table:formula="of:=IF([.G711]&gt;0;DATE([.G711];[.F711];[.E711]);&quot;&quot;)" table:style-name="ce51"/>
          <table:table-cell office:value-type="float" office:value="0" table:formula="of:=DATEDIF([.O711];[.P711];&quot;Y&quot;)" table:style-name="ce49">
            <text:p>#¡VALOR!</text:p>
          </table:table-cell>
          <table:table-cell office:value-type="float" office:value="0" table:formula="of:=DATEDIF([.O711];[.P711];&quot;YM&quot;)" table:style-name="ce49">
            <text:p>#¡VALOR!</text:p>
          </table:table-cell>
          <table:table-cell office:value-type="float" office:value="0" table:formula="of:=DATEDIF([.O711];[.P7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2" table:formula="of:=[.A711]+1" table:style-name="ce48">
            <text:p>942</text:p>
          </table:table-cell>
          <table:table-cell table:style-name="ce48"/>
          <table:table-cell office:value-type="string" office:string-value="" table:formula="of:=IF(LEN([.B712])&lt;&gt;0;VLOOKUP([.$B712];;7;0);&quot;&quot;)" table:style-name="ce49"/>
          <table:table-cell office:value-type="string" office:string-value="" table:formula="of:=IF(LEN([.B712])&lt;&gt;0;VLOOKUP([.$B712];;2;0);&quot;&quot;)" table:style-name="ce49"/>
          <table:table-cell table:number-columns-repeated="11" table:style-name="ce48"/>
          <table:table-cell office:value-type="string" office:string-value="" table:formula="of:=IF([.G712]&gt;0;DATE([.G712];[.F712];[.E712]);&quot;&quot;)" table:style-name="ce51"/>
          <table:table-cell office:value-type="float" office:value="0" table:formula="of:=DATEDIF([.O712];[.P712];&quot;Y&quot;)" table:style-name="ce49">
            <text:p>#¡VALOR!</text:p>
          </table:table-cell>
          <table:table-cell office:value-type="float" office:value="0" table:formula="of:=DATEDIF([.O712];[.P712];&quot;YM&quot;)" table:style-name="ce49">
            <text:p>#¡VALOR!</text:p>
          </table:table-cell>
          <table:table-cell office:value-type="float" office:value="0" table:formula="of:=DATEDIF([.O712];[.P7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3" table:formula="of:=[.A712]+1" table:style-name="ce48">
            <text:p>943</text:p>
          </table:table-cell>
          <table:table-cell table:style-name="ce48"/>
          <table:table-cell office:value-type="string" office:string-value="" table:formula="of:=IF(LEN([.B713])&lt;&gt;0;VLOOKUP([.$B713];;7;0);&quot;&quot;)" table:style-name="ce49"/>
          <table:table-cell office:value-type="string" office:string-value="" table:formula="of:=IF(LEN([.B713])&lt;&gt;0;VLOOKUP([.$B713];;2;0);&quot;&quot;)" table:style-name="ce49"/>
          <table:table-cell table:number-columns-repeated="11" table:style-name="ce48"/>
          <table:table-cell office:value-type="string" office:string-value="" table:formula="of:=IF([.G713]&gt;0;DATE([.G713];[.F713];[.E713]);&quot;&quot;)" table:style-name="ce51"/>
          <table:table-cell office:value-type="float" office:value="0" table:formula="of:=DATEDIF([.O713];[.P713];&quot;Y&quot;)" table:style-name="ce49">
            <text:p>#¡VALOR!</text:p>
          </table:table-cell>
          <table:table-cell office:value-type="float" office:value="0" table:formula="of:=DATEDIF([.O713];[.P713];&quot;YM&quot;)" table:style-name="ce49">
            <text:p>#¡VALOR!</text:p>
          </table:table-cell>
          <table:table-cell office:value-type="float" office:value="0" table:formula="of:=DATEDIF([.O713];[.P7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4" table:formula="of:=[.A713]+1" table:style-name="ce48">
            <text:p>944</text:p>
          </table:table-cell>
          <table:table-cell table:style-name="ce48"/>
          <table:table-cell office:value-type="string" office:string-value="" table:formula="of:=IF(LEN([.B714])&lt;&gt;0;VLOOKUP([.$B714];;7;0);&quot;&quot;)" table:style-name="ce49"/>
          <table:table-cell office:value-type="string" office:string-value="" table:formula="of:=IF(LEN([.B714])&lt;&gt;0;VLOOKUP([.$B714];;2;0);&quot;&quot;)" table:style-name="ce49"/>
          <table:table-cell table:number-columns-repeated="11" table:style-name="ce48"/>
          <table:table-cell office:value-type="string" office:string-value="" table:formula="of:=IF([.G714]&gt;0;DATE([.G714];[.F714];[.E714]);&quot;&quot;)" table:style-name="ce51"/>
          <table:table-cell office:value-type="float" office:value="0" table:formula="of:=DATEDIF([.O714];[.P714];&quot;Y&quot;)" table:style-name="ce49">
            <text:p>#¡VALOR!</text:p>
          </table:table-cell>
          <table:table-cell office:value-type="float" office:value="0" table:formula="of:=DATEDIF([.O714];[.P714];&quot;YM&quot;)" table:style-name="ce49">
            <text:p>#¡VALOR!</text:p>
          </table:table-cell>
          <table:table-cell office:value-type="float" office:value="0" table:formula="of:=DATEDIF([.O714];[.P7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5" table:formula="of:=[.A714]+1" table:style-name="ce48">
            <text:p>945</text:p>
          </table:table-cell>
          <table:table-cell table:style-name="ce48"/>
          <table:table-cell office:value-type="string" office:string-value="" table:formula="of:=IF(LEN([.B715])&lt;&gt;0;VLOOKUP([.$B715];;7;0);&quot;&quot;)" table:style-name="ce49"/>
          <table:table-cell office:value-type="string" office:string-value="" table:formula="of:=IF(LEN([.B715])&lt;&gt;0;VLOOKUP([.$B715];;2;0);&quot;&quot;)" table:style-name="ce49"/>
          <table:table-cell table:number-columns-repeated="11" table:style-name="ce48"/>
          <table:table-cell office:value-type="string" office:string-value="" table:formula="of:=IF([.G715]&gt;0;DATE([.G715];[.F715];[.E715]);&quot;&quot;)" table:style-name="ce51"/>
          <table:table-cell office:value-type="float" office:value="0" table:formula="of:=DATEDIF([.O715];[.P715];&quot;Y&quot;)" table:style-name="ce49">
            <text:p>#¡VALOR!</text:p>
          </table:table-cell>
          <table:table-cell office:value-type="float" office:value="0" table:formula="of:=DATEDIF([.O715];[.P715];&quot;YM&quot;)" table:style-name="ce49">
            <text:p>#¡VALOR!</text:p>
          </table:table-cell>
          <table:table-cell office:value-type="float" office:value="0" table:formula="of:=DATEDIF([.O715];[.P7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6" table:formula="of:=[.A715]+1" table:style-name="ce48">
            <text:p>946</text:p>
          </table:table-cell>
          <table:table-cell table:style-name="ce48"/>
          <table:table-cell office:value-type="string" office:string-value="" table:formula="of:=IF(LEN([.B716])&lt;&gt;0;VLOOKUP([.$B716];;7;0);&quot;&quot;)" table:style-name="ce49"/>
          <table:table-cell office:value-type="string" office:string-value="" table:formula="of:=IF(LEN([.B716])&lt;&gt;0;VLOOKUP([.$B716];;2;0);&quot;&quot;)" table:style-name="ce49"/>
          <table:table-cell table:number-columns-repeated="11" table:style-name="ce48"/>
          <table:table-cell office:value-type="string" office:string-value="" table:formula="of:=IF([.G716]&gt;0;DATE([.G716];[.F716];[.E716]);&quot;&quot;)" table:style-name="ce51"/>
          <table:table-cell office:value-type="float" office:value="0" table:formula="of:=DATEDIF([.O716];[.P716];&quot;Y&quot;)" table:style-name="ce49">
            <text:p>#¡VALOR!</text:p>
          </table:table-cell>
          <table:table-cell office:value-type="float" office:value="0" table:formula="of:=DATEDIF([.O716];[.P716];&quot;YM&quot;)" table:style-name="ce49">
            <text:p>#¡VALOR!</text:p>
          </table:table-cell>
          <table:table-cell office:value-type="float" office:value="0" table:formula="of:=DATEDIF([.O716];[.P7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7" table:formula="of:=[.A716]+1" table:style-name="ce48">
            <text:p>947</text:p>
          </table:table-cell>
          <table:table-cell table:style-name="ce48"/>
          <table:table-cell office:value-type="string" office:string-value="" table:formula="of:=IF(LEN([.B717])&lt;&gt;0;VLOOKUP([.$B717];;7;0);&quot;&quot;)" table:style-name="ce49"/>
          <table:table-cell office:value-type="string" office:string-value="" table:formula="of:=IF(LEN([.B717])&lt;&gt;0;VLOOKUP([.$B717];;2;0);&quot;&quot;)" table:style-name="ce49"/>
          <table:table-cell table:number-columns-repeated="11" table:style-name="ce48"/>
          <table:table-cell office:value-type="string" office:string-value="" table:formula="of:=IF([.G717]&gt;0;DATE([.G717];[.F717];[.E717]);&quot;&quot;)" table:style-name="ce51"/>
          <table:table-cell office:value-type="float" office:value="0" table:formula="of:=DATEDIF([.O717];[.P717];&quot;Y&quot;)" table:style-name="ce49">
            <text:p>#¡VALOR!</text:p>
          </table:table-cell>
          <table:table-cell office:value-type="float" office:value="0" table:formula="of:=DATEDIF([.O717];[.P717];&quot;YM&quot;)" table:style-name="ce49">
            <text:p>#¡VALOR!</text:p>
          </table:table-cell>
          <table:table-cell office:value-type="float" office:value="0" table:formula="of:=DATEDIF([.O717];[.P7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8" table:formula="of:=[.A717]+1" table:style-name="ce48">
            <text:p>948</text:p>
          </table:table-cell>
          <table:table-cell table:style-name="ce48"/>
          <table:table-cell office:value-type="string" office:string-value="" table:formula="of:=IF(LEN([.B718])&lt;&gt;0;VLOOKUP([.$B718];;7;0);&quot;&quot;)" table:style-name="ce49"/>
          <table:table-cell office:value-type="string" office:string-value="" table:formula="of:=IF(LEN([.B718])&lt;&gt;0;VLOOKUP([.$B718];;2;0);&quot;&quot;)" table:style-name="ce49"/>
          <table:table-cell table:number-columns-repeated="11" table:style-name="ce48"/>
          <table:table-cell office:value-type="string" office:string-value="" table:formula="of:=IF([.G718]&gt;0;DATE([.G718];[.F718];[.E718]);&quot;&quot;)" table:style-name="ce51"/>
          <table:table-cell office:value-type="float" office:value="0" table:formula="of:=DATEDIF([.O718];[.P718];&quot;Y&quot;)" table:style-name="ce49">
            <text:p>#¡VALOR!</text:p>
          </table:table-cell>
          <table:table-cell office:value-type="float" office:value="0" table:formula="of:=DATEDIF([.O718];[.P718];&quot;YM&quot;)" table:style-name="ce49">
            <text:p>#¡VALOR!</text:p>
          </table:table-cell>
          <table:table-cell office:value-type="float" office:value="0" table:formula="of:=DATEDIF([.O718];[.P7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49" table:formula="of:=[.A718]+1" table:style-name="ce48">
            <text:p>949</text:p>
          </table:table-cell>
          <table:table-cell table:style-name="ce48"/>
          <table:table-cell office:value-type="string" office:string-value="" table:formula="of:=IF(LEN([.B719])&lt;&gt;0;VLOOKUP([.$B719];;7;0);&quot;&quot;)" table:style-name="ce49"/>
          <table:table-cell office:value-type="string" office:string-value="" table:formula="of:=IF(LEN([.B719])&lt;&gt;0;VLOOKUP([.$B719];;2;0);&quot;&quot;)" table:style-name="ce49"/>
          <table:table-cell table:number-columns-repeated="11" table:style-name="ce48"/>
          <table:table-cell office:value-type="string" office:string-value="" table:formula="of:=IF([.G719]&gt;0;DATE([.G719];[.F719];[.E719]);&quot;&quot;)" table:style-name="ce51"/>
          <table:table-cell office:value-type="float" office:value="0" table:formula="of:=DATEDIF([.O719];[.P719];&quot;Y&quot;)" table:style-name="ce49">
            <text:p>#¡VALOR!</text:p>
          </table:table-cell>
          <table:table-cell office:value-type="float" office:value="0" table:formula="of:=DATEDIF([.O719];[.P719];&quot;YM&quot;)" table:style-name="ce49">
            <text:p>#¡VALOR!</text:p>
          </table:table-cell>
          <table:table-cell office:value-type="float" office:value="0" table:formula="of:=DATEDIF([.O719];[.P7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0" table:formula="of:=[.A719]+1" table:style-name="ce48">
            <text:p>950</text:p>
          </table:table-cell>
          <table:table-cell table:style-name="ce48"/>
          <table:table-cell office:value-type="string" office:string-value="" table:formula="of:=IF(LEN([.B720])&lt;&gt;0;VLOOKUP([.$B720];;7;0);&quot;&quot;)" table:style-name="ce49"/>
          <table:table-cell office:value-type="string" office:string-value="" table:formula="of:=IF(LEN([.B720])&lt;&gt;0;VLOOKUP([.$B720];;2;0);&quot;&quot;)" table:style-name="ce49"/>
          <table:table-cell table:number-columns-repeated="11" table:style-name="ce48"/>
          <table:table-cell office:value-type="string" office:string-value="" table:formula="of:=IF([.G720]&gt;0;DATE([.G720];[.F720];[.E720]);&quot;&quot;)" table:style-name="ce51"/>
          <table:table-cell office:value-type="float" office:value="0" table:formula="of:=DATEDIF([.O720];[.P720];&quot;Y&quot;)" table:style-name="ce49">
            <text:p>#¡VALOR!</text:p>
          </table:table-cell>
          <table:table-cell office:value-type="float" office:value="0" table:formula="of:=DATEDIF([.O720];[.P720];&quot;YM&quot;)" table:style-name="ce49">
            <text:p>#¡VALOR!</text:p>
          </table:table-cell>
          <table:table-cell office:value-type="float" office:value="0" table:formula="of:=DATEDIF([.O720];[.P7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1" table:formula="of:=[.A720]+1" table:style-name="ce48">
            <text:p>951</text:p>
          </table:table-cell>
          <table:table-cell table:style-name="ce48"/>
          <table:table-cell office:value-type="string" office:string-value="" table:formula="of:=IF(LEN([.B721])&lt;&gt;0;VLOOKUP([.$B721];;7;0);&quot;&quot;)" table:style-name="ce49"/>
          <table:table-cell office:value-type="string" office:string-value="" table:formula="of:=IF(LEN([.B721])&lt;&gt;0;VLOOKUP([.$B721];;2;0);&quot;&quot;)" table:style-name="ce49"/>
          <table:table-cell table:number-columns-repeated="11" table:style-name="ce48"/>
          <table:table-cell office:value-type="string" office:string-value="" table:formula="of:=IF([.G721]&gt;0;DATE([.G721];[.F721];[.E721]);&quot;&quot;)" table:style-name="ce51"/>
          <table:table-cell office:value-type="float" office:value="0" table:formula="of:=DATEDIF([.O721];[.P721];&quot;Y&quot;)" table:style-name="ce49">
            <text:p>#¡VALOR!</text:p>
          </table:table-cell>
          <table:table-cell office:value-type="float" office:value="0" table:formula="of:=DATEDIF([.O721];[.P721];&quot;YM&quot;)" table:style-name="ce49">
            <text:p>#¡VALOR!</text:p>
          </table:table-cell>
          <table:table-cell office:value-type="float" office:value="0" table:formula="of:=DATEDIF([.O721];[.P7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2" table:formula="of:=[.A721]+1" table:style-name="ce48">
            <text:p>952</text:p>
          </table:table-cell>
          <table:table-cell table:style-name="ce48"/>
          <table:table-cell office:value-type="string" office:string-value="" table:formula="of:=IF(LEN([.B722])&lt;&gt;0;VLOOKUP([.$B722];;7;0);&quot;&quot;)" table:style-name="ce49"/>
          <table:table-cell office:value-type="string" office:string-value="" table:formula="of:=IF(LEN([.B722])&lt;&gt;0;VLOOKUP([.$B722];;2;0);&quot;&quot;)" table:style-name="ce49"/>
          <table:table-cell table:number-columns-repeated="11" table:style-name="ce48"/>
          <table:table-cell office:value-type="string" office:string-value="" table:formula="of:=IF([.G722]&gt;0;DATE([.G722];[.F722];[.E722]);&quot;&quot;)" table:style-name="ce51"/>
          <table:table-cell office:value-type="float" office:value="0" table:formula="of:=DATEDIF([.O722];[.P722];&quot;Y&quot;)" table:style-name="ce49">
            <text:p>#¡VALOR!</text:p>
          </table:table-cell>
          <table:table-cell office:value-type="float" office:value="0" table:formula="of:=DATEDIF([.O722];[.P722];&quot;YM&quot;)" table:style-name="ce49">
            <text:p>#¡VALOR!</text:p>
          </table:table-cell>
          <table:table-cell office:value-type="float" office:value="0" table:formula="of:=DATEDIF([.O722];[.P7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3" table:formula="of:=[.A722]+1" table:style-name="ce48">
            <text:p>953</text:p>
          </table:table-cell>
          <table:table-cell table:style-name="ce48"/>
          <table:table-cell office:value-type="string" office:string-value="" table:formula="of:=IF(LEN([.B723])&lt;&gt;0;VLOOKUP([.$B723];;7;0);&quot;&quot;)" table:style-name="ce49"/>
          <table:table-cell office:value-type="string" office:string-value="" table:formula="of:=IF(LEN([.B723])&lt;&gt;0;VLOOKUP([.$B723];;2;0);&quot;&quot;)" table:style-name="ce49"/>
          <table:table-cell table:number-columns-repeated="11" table:style-name="ce48"/>
          <table:table-cell office:value-type="string" office:string-value="" table:formula="of:=IF([.G723]&gt;0;DATE([.G723];[.F723];[.E723]);&quot;&quot;)" table:style-name="ce51"/>
          <table:table-cell office:value-type="float" office:value="0" table:formula="of:=DATEDIF([.O723];[.P723];&quot;Y&quot;)" table:style-name="ce49">
            <text:p>#¡VALOR!</text:p>
          </table:table-cell>
          <table:table-cell office:value-type="float" office:value="0" table:formula="of:=DATEDIF([.O723];[.P723];&quot;YM&quot;)" table:style-name="ce49">
            <text:p>#¡VALOR!</text:p>
          </table:table-cell>
          <table:table-cell office:value-type="float" office:value="0" table:formula="of:=DATEDIF([.O723];[.P7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4" table:formula="of:=[.A723]+1" table:style-name="ce48">
            <text:p>954</text:p>
          </table:table-cell>
          <table:table-cell table:style-name="ce48"/>
          <table:table-cell office:value-type="string" office:string-value="" table:formula="of:=IF(LEN([.B724])&lt;&gt;0;VLOOKUP([.$B724];;7;0);&quot;&quot;)" table:style-name="ce49"/>
          <table:table-cell office:value-type="string" office:string-value="" table:formula="of:=IF(LEN([.B724])&lt;&gt;0;VLOOKUP([.$B724];;2;0);&quot;&quot;)" table:style-name="ce49"/>
          <table:table-cell table:number-columns-repeated="11" table:style-name="ce48"/>
          <table:table-cell office:value-type="string" office:string-value="" table:formula="of:=IF([.G724]&gt;0;DATE([.G724];[.F724];[.E724]);&quot;&quot;)" table:style-name="ce51"/>
          <table:table-cell office:value-type="float" office:value="0" table:formula="of:=DATEDIF([.O724];[.P724];&quot;Y&quot;)" table:style-name="ce49">
            <text:p>#¡VALOR!</text:p>
          </table:table-cell>
          <table:table-cell office:value-type="float" office:value="0" table:formula="of:=DATEDIF([.O724];[.P724];&quot;YM&quot;)" table:style-name="ce49">
            <text:p>#¡VALOR!</text:p>
          </table:table-cell>
          <table:table-cell office:value-type="float" office:value="0" table:formula="of:=DATEDIF([.O724];[.P7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5" table:formula="of:=[.A724]+1" table:style-name="ce48">
            <text:p>955</text:p>
          </table:table-cell>
          <table:table-cell table:style-name="ce48"/>
          <table:table-cell office:value-type="string" office:string-value="" table:formula="of:=IF(LEN([.B725])&lt;&gt;0;VLOOKUP([.$B725];;7;0);&quot;&quot;)" table:style-name="ce49"/>
          <table:table-cell office:value-type="string" office:string-value="" table:formula="of:=IF(LEN([.B725])&lt;&gt;0;VLOOKUP([.$B725];;2;0);&quot;&quot;)" table:style-name="ce49"/>
          <table:table-cell table:number-columns-repeated="11" table:style-name="ce48"/>
          <table:table-cell office:value-type="string" office:string-value="" table:formula="of:=IF([.G725]&gt;0;DATE([.G725];[.F725];[.E725]);&quot;&quot;)" table:style-name="ce51"/>
          <table:table-cell office:value-type="float" office:value="0" table:formula="of:=DATEDIF([.O725];[.P725];&quot;Y&quot;)" table:style-name="ce49">
            <text:p>#¡VALOR!</text:p>
          </table:table-cell>
          <table:table-cell office:value-type="float" office:value="0" table:formula="of:=DATEDIF([.O725];[.P725];&quot;YM&quot;)" table:style-name="ce49">
            <text:p>#¡VALOR!</text:p>
          </table:table-cell>
          <table:table-cell office:value-type="float" office:value="0" table:formula="of:=DATEDIF([.O725];[.P7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6" table:formula="of:=[.A725]+1" table:style-name="ce48">
            <text:p>956</text:p>
          </table:table-cell>
          <table:table-cell table:style-name="ce48"/>
          <table:table-cell office:value-type="string" office:string-value="" table:formula="of:=IF(LEN([.B726])&lt;&gt;0;VLOOKUP([.$B726];;7;0);&quot;&quot;)" table:style-name="ce49"/>
          <table:table-cell office:value-type="string" office:string-value="" table:formula="of:=IF(LEN([.B726])&lt;&gt;0;VLOOKUP([.$B726];;2;0);&quot;&quot;)" table:style-name="ce49"/>
          <table:table-cell table:number-columns-repeated="11" table:style-name="ce48"/>
          <table:table-cell office:value-type="string" office:string-value="" table:formula="of:=IF([.G726]&gt;0;DATE([.G726];[.F726];[.E726]);&quot;&quot;)" table:style-name="ce51"/>
          <table:table-cell office:value-type="float" office:value="0" table:formula="of:=DATEDIF([.O726];[.P726];&quot;Y&quot;)" table:style-name="ce49">
            <text:p>#¡VALOR!</text:p>
          </table:table-cell>
          <table:table-cell office:value-type="float" office:value="0" table:formula="of:=DATEDIF([.O726];[.P726];&quot;YM&quot;)" table:style-name="ce49">
            <text:p>#¡VALOR!</text:p>
          </table:table-cell>
          <table:table-cell office:value-type="float" office:value="0" table:formula="of:=DATEDIF([.O726];[.P7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7" table:formula="of:=[.A726]+1" table:style-name="ce48">
            <text:p>957</text:p>
          </table:table-cell>
          <table:table-cell table:style-name="ce48"/>
          <table:table-cell office:value-type="string" office:string-value="" table:formula="of:=IF(LEN([.B727])&lt;&gt;0;VLOOKUP([.$B727];;7;0);&quot;&quot;)" table:style-name="ce49"/>
          <table:table-cell office:value-type="string" office:string-value="" table:formula="of:=IF(LEN([.B727])&lt;&gt;0;VLOOKUP([.$B727];;2;0);&quot;&quot;)" table:style-name="ce49"/>
          <table:table-cell table:number-columns-repeated="11" table:style-name="ce48"/>
          <table:table-cell office:value-type="string" office:string-value="" table:formula="of:=IF([.G727]&gt;0;DATE([.G727];[.F727];[.E727]);&quot;&quot;)" table:style-name="ce51"/>
          <table:table-cell office:value-type="float" office:value="0" table:formula="of:=DATEDIF([.O727];[.P727];&quot;Y&quot;)" table:style-name="ce49">
            <text:p>#¡VALOR!</text:p>
          </table:table-cell>
          <table:table-cell office:value-type="float" office:value="0" table:formula="of:=DATEDIF([.O727];[.P727];&quot;YM&quot;)" table:style-name="ce49">
            <text:p>#¡VALOR!</text:p>
          </table:table-cell>
          <table:table-cell office:value-type="float" office:value="0" table:formula="of:=DATEDIF([.O727];[.P7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8" table:formula="of:=[.A727]+1" table:style-name="ce48">
            <text:p>958</text:p>
          </table:table-cell>
          <table:table-cell table:style-name="ce48"/>
          <table:table-cell office:value-type="string" office:string-value="" table:formula="of:=IF(LEN([.B728])&lt;&gt;0;VLOOKUP([.$B728];;7;0);&quot;&quot;)" table:style-name="ce49"/>
          <table:table-cell office:value-type="string" office:string-value="" table:formula="of:=IF(LEN([.B728])&lt;&gt;0;VLOOKUP([.$B728];;2;0);&quot;&quot;)" table:style-name="ce49"/>
          <table:table-cell table:number-columns-repeated="11" table:style-name="ce48"/>
          <table:table-cell office:value-type="string" office:string-value="" table:formula="of:=IF([.G728]&gt;0;DATE([.G728];[.F728];[.E728]);&quot;&quot;)" table:style-name="ce51"/>
          <table:table-cell office:value-type="float" office:value="0" table:formula="of:=DATEDIF([.O728];[.P728];&quot;Y&quot;)" table:style-name="ce49">
            <text:p>#¡VALOR!</text:p>
          </table:table-cell>
          <table:table-cell office:value-type="float" office:value="0" table:formula="of:=DATEDIF([.O728];[.P728];&quot;YM&quot;)" table:style-name="ce49">
            <text:p>#¡VALOR!</text:p>
          </table:table-cell>
          <table:table-cell office:value-type="float" office:value="0" table:formula="of:=DATEDIF([.O728];[.P7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59" table:formula="of:=[.A728]+1" table:style-name="ce48">
            <text:p>959</text:p>
          </table:table-cell>
          <table:table-cell table:style-name="ce48"/>
          <table:table-cell office:value-type="string" office:string-value="" table:formula="of:=IF(LEN([.B729])&lt;&gt;0;VLOOKUP([.$B729];;7;0);&quot;&quot;)" table:style-name="ce49"/>
          <table:table-cell office:value-type="string" office:string-value="" table:formula="of:=IF(LEN([.B729])&lt;&gt;0;VLOOKUP([.$B729];;2;0);&quot;&quot;)" table:style-name="ce49"/>
          <table:table-cell table:number-columns-repeated="11" table:style-name="ce48"/>
          <table:table-cell office:value-type="string" office:string-value="" table:formula="of:=IF([.G729]&gt;0;DATE([.G729];[.F729];[.E729]);&quot;&quot;)" table:style-name="ce51"/>
          <table:table-cell office:value-type="float" office:value="0" table:formula="of:=DATEDIF([.O729];[.P729];&quot;Y&quot;)" table:style-name="ce49">
            <text:p>#¡VALOR!</text:p>
          </table:table-cell>
          <table:table-cell office:value-type="float" office:value="0" table:formula="of:=DATEDIF([.O729];[.P729];&quot;YM&quot;)" table:style-name="ce49">
            <text:p>#¡VALOR!</text:p>
          </table:table-cell>
          <table:table-cell office:value-type="float" office:value="0" table:formula="of:=DATEDIF([.O729];[.P7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0" table:formula="of:=[.A729]+1" table:style-name="ce48">
            <text:p>960</text:p>
          </table:table-cell>
          <table:table-cell table:style-name="ce48"/>
          <table:table-cell office:value-type="string" office:string-value="" table:formula="of:=IF(LEN([.B730])&lt;&gt;0;VLOOKUP([.$B730];;7;0);&quot;&quot;)" table:style-name="ce49"/>
          <table:table-cell office:value-type="string" office:string-value="" table:formula="of:=IF(LEN([.B730])&lt;&gt;0;VLOOKUP([.$B730];;2;0);&quot;&quot;)" table:style-name="ce49"/>
          <table:table-cell table:number-columns-repeated="11" table:style-name="ce48"/>
          <table:table-cell office:value-type="string" office:string-value="" table:formula="of:=IF([.G730]&gt;0;DATE([.G730];[.F730];[.E730]);&quot;&quot;)" table:style-name="ce51"/>
          <table:table-cell office:value-type="float" office:value="0" table:formula="of:=DATEDIF([.O730];[.P730];&quot;Y&quot;)" table:style-name="ce49">
            <text:p>#¡VALOR!</text:p>
          </table:table-cell>
          <table:table-cell office:value-type="float" office:value="0" table:formula="of:=DATEDIF([.O730];[.P730];&quot;YM&quot;)" table:style-name="ce49">
            <text:p>#¡VALOR!</text:p>
          </table:table-cell>
          <table:table-cell office:value-type="float" office:value="0" table:formula="of:=DATEDIF([.O730];[.P7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1" table:formula="of:=[.A730]+1" table:style-name="ce48">
            <text:p>961</text:p>
          </table:table-cell>
          <table:table-cell table:style-name="ce48"/>
          <table:table-cell office:value-type="string" office:string-value="" table:formula="of:=IF(LEN([.B731])&lt;&gt;0;VLOOKUP([.$B731];;7;0);&quot;&quot;)" table:style-name="ce49"/>
          <table:table-cell office:value-type="string" office:string-value="" table:formula="of:=IF(LEN([.B731])&lt;&gt;0;VLOOKUP([.$B731];;2;0);&quot;&quot;)" table:style-name="ce49"/>
          <table:table-cell table:number-columns-repeated="11" table:style-name="ce48"/>
          <table:table-cell office:value-type="string" office:string-value="" table:formula="of:=IF([.G731]&gt;0;DATE([.G731];[.F731];[.E731]);&quot;&quot;)" table:style-name="ce51"/>
          <table:table-cell office:value-type="float" office:value="0" table:formula="of:=DATEDIF([.O731];[.P731];&quot;Y&quot;)" table:style-name="ce49">
            <text:p>#¡VALOR!</text:p>
          </table:table-cell>
          <table:table-cell office:value-type="float" office:value="0" table:formula="of:=DATEDIF([.O731];[.P731];&quot;YM&quot;)" table:style-name="ce49">
            <text:p>#¡VALOR!</text:p>
          </table:table-cell>
          <table:table-cell office:value-type="float" office:value="0" table:formula="of:=DATEDIF([.O731];[.P7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2" table:formula="of:=[.A731]+1" table:style-name="ce48">
            <text:p>962</text:p>
          </table:table-cell>
          <table:table-cell table:style-name="ce48"/>
          <table:table-cell office:value-type="string" office:string-value="" table:formula="of:=IF(LEN([.B732])&lt;&gt;0;VLOOKUP([.$B732];;7;0);&quot;&quot;)" table:style-name="ce49"/>
          <table:table-cell office:value-type="string" office:string-value="" table:formula="of:=IF(LEN([.B732])&lt;&gt;0;VLOOKUP([.$B732];;2;0);&quot;&quot;)" table:style-name="ce49"/>
          <table:table-cell table:number-columns-repeated="11" table:style-name="ce48"/>
          <table:table-cell office:value-type="string" office:string-value="" table:formula="of:=IF([.G732]&gt;0;DATE([.G732];[.F732];[.E732]);&quot;&quot;)" table:style-name="ce51"/>
          <table:table-cell office:value-type="float" office:value="0" table:formula="of:=DATEDIF([.O732];[.P732];&quot;Y&quot;)" table:style-name="ce49">
            <text:p>#¡VALOR!</text:p>
          </table:table-cell>
          <table:table-cell office:value-type="float" office:value="0" table:formula="of:=DATEDIF([.O732];[.P732];&quot;YM&quot;)" table:style-name="ce49">
            <text:p>#¡VALOR!</text:p>
          </table:table-cell>
          <table:table-cell office:value-type="float" office:value="0" table:formula="of:=DATEDIF([.O732];[.P7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3" table:formula="of:=[.A732]+1" table:style-name="ce48">
            <text:p>963</text:p>
          </table:table-cell>
          <table:table-cell table:style-name="ce48"/>
          <table:table-cell office:value-type="string" office:string-value="" table:formula="of:=IF(LEN([.B733])&lt;&gt;0;VLOOKUP([.$B733];;7;0);&quot;&quot;)" table:style-name="ce49"/>
          <table:table-cell office:value-type="string" office:string-value="" table:formula="of:=IF(LEN([.B733])&lt;&gt;0;VLOOKUP([.$B733];;2;0);&quot;&quot;)" table:style-name="ce49"/>
          <table:table-cell table:number-columns-repeated="11" table:style-name="ce48"/>
          <table:table-cell office:value-type="string" office:string-value="" table:formula="of:=IF([.G733]&gt;0;DATE([.G733];[.F733];[.E733]);&quot;&quot;)" table:style-name="ce51"/>
          <table:table-cell office:value-type="float" office:value="0" table:formula="of:=DATEDIF([.O733];[.P733];&quot;Y&quot;)" table:style-name="ce49">
            <text:p>#¡VALOR!</text:p>
          </table:table-cell>
          <table:table-cell office:value-type="float" office:value="0" table:formula="of:=DATEDIF([.O733];[.P733];&quot;YM&quot;)" table:style-name="ce49">
            <text:p>#¡VALOR!</text:p>
          </table:table-cell>
          <table:table-cell office:value-type="float" office:value="0" table:formula="of:=DATEDIF([.O733];[.P7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4" table:formula="of:=[.A733]+1" table:style-name="ce48">
            <text:p>964</text:p>
          </table:table-cell>
          <table:table-cell table:style-name="ce48"/>
          <table:table-cell office:value-type="string" office:string-value="" table:formula="of:=IF(LEN([.B734])&lt;&gt;0;VLOOKUP([.$B734];;7;0);&quot;&quot;)" table:style-name="ce49"/>
          <table:table-cell office:value-type="string" office:string-value="" table:formula="of:=IF(LEN([.B734])&lt;&gt;0;VLOOKUP([.$B734];;2;0);&quot;&quot;)" table:style-name="ce49"/>
          <table:table-cell table:number-columns-repeated="11" table:style-name="ce48"/>
          <table:table-cell office:value-type="string" office:string-value="" table:formula="of:=IF([.G734]&gt;0;DATE([.G734];[.F734];[.E734]);&quot;&quot;)" table:style-name="ce51"/>
          <table:table-cell office:value-type="float" office:value="0" table:formula="of:=DATEDIF([.O734];[.P734];&quot;Y&quot;)" table:style-name="ce49">
            <text:p>#¡VALOR!</text:p>
          </table:table-cell>
          <table:table-cell office:value-type="float" office:value="0" table:formula="of:=DATEDIF([.O734];[.P734];&quot;YM&quot;)" table:style-name="ce49">
            <text:p>#¡VALOR!</text:p>
          </table:table-cell>
          <table:table-cell office:value-type="float" office:value="0" table:formula="of:=DATEDIF([.O734];[.P7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5" table:formula="of:=[.A734]+1" table:style-name="ce48">
            <text:p>965</text:p>
          </table:table-cell>
          <table:table-cell table:style-name="ce48"/>
          <table:table-cell office:value-type="string" office:string-value="" table:formula="of:=IF(LEN([.B735])&lt;&gt;0;VLOOKUP([.$B735];;7;0);&quot;&quot;)" table:style-name="ce49"/>
          <table:table-cell office:value-type="string" office:string-value="" table:formula="of:=IF(LEN([.B735])&lt;&gt;0;VLOOKUP([.$B735];;2;0);&quot;&quot;)" table:style-name="ce49"/>
          <table:table-cell table:number-columns-repeated="11" table:style-name="ce48"/>
          <table:table-cell office:value-type="string" office:string-value="" table:formula="of:=IF([.G735]&gt;0;DATE([.G735];[.F735];[.E735]);&quot;&quot;)" table:style-name="ce51"/>
          <table:table-cell office:value-type="float" office:value="0" table:formula="of:=DATEDIF([.O735];[.P735];&quot;Y&quot;)" table:style-name="ce49">
            <text:p>#¡VALOR!</text:p>
          </table:table-cell>
          <table:table-cell office:value-type="float" office:value="0" table:formula="of:=DATEDIF([.O735];[.P735];&quot;YM&quot;)" table:style-name="ce49">
            <text:p>#¡VALOR!</text:p>
          </table:table-cell>
          <table:table-cell office:value-type="float" office:value="0" table:formula="of:=DATEDIF([.O735];[.P7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6" table:formula="of:=[.A735]+1" table:style-name="ce48">
            <text:p>966</text:p>
          </table:table-cell>
          <table:table-cell table:style-name="ce48"/>
          <table:table-cell office:value-type="string" office:string-value="" table:formula="of:=IF(LEN([.B736])&lt;&gt;0;VLOOKUP([.$B736];;7;0);&quot;&quot;)" table:style-name="ce49"/>
          <table:table-cell office:value-type="string" office:string-value="" table:formula="of:=IF(LEN([.B736])&lt;&gt;0;VLOOKUP([.$B736];;2;0);&quot;&quot;)" table:style-name="ce49"/>
          <table:table-cell table:number-columns-repeated="11" table:style-name="ce48"/>
          <table:table-cell office:value-type="string" office:string-value="" table:formula="of:=IF([.G736]&gt;0;DATE([.G736];[.F736];[.E736]);&quot;&quot;)" table:style-name="ce51"/>
          <table:table-cell office:value-type="float" office:value="0" table:formula="of:=DATEDIF([.O736];[.P736];&quot;Y&quot;)" table:style-name="ce49">
            <text:p>#¡VALOR!</text:p>
          </table:table-cell>
          <table:table-cell office:value-type="float" office:value="0" table:formula="of:=DATEDIF([.O736];[.P736];&quot;YM&quot;)" table:style-name="ce49">
            <text:p>#¡VALOR!</text:p>
          </table:table-cell>
          <table:table-cell office:value-type="float" office:value="0" table:formula="of:=DATEDIF([.O736];[.P7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7" table:formula="of:=[.A736]+1" table:style-name="ce48">
            <text:p>967</text:p>
          </table:table-cell>
          <table:table-cell table:style-name="ce48"/>
          <table:table-cell office:value-type="string" office:string-value="" table:formula="of:=IF(LEN([.B737])&lt;&gt;0;VLOOKUP([.$B737];;7;0);&quot;&quot;)" table:style-name="ce49"/>
          <table:table-cell office:value-type="string" office:string-value="" table:formula="of:=IF(LEN([.B737])&lt;&gt;0;VLOOKUP([.$B737];;2;0);&quot;&quot;)" table:style-name="ce49"/>
          <table:table-cell table:number-columns-repeated="11" table:style-name="ce48"/>
          <table:table-cell office:value-type="string" office:string-value="" table:formula="of:=IF([.G737]&gt;0;DATE([.G737];[.F737];[.E737]);&quot;&quot;)" table:style-name="ce51"/>
          <table:table-cell office:value-type="float" office:value="0" table:formula="of:=DATEDIF([.O737];[.P737];&quot;Y&quot;)" table:style-name="ce49">
            <text:p>#¡VALOR!</text:p>
          </table:table-cell>
          <table:table-cell office:value-type="float" office:value="0" table:formula="of:=DATEDIF([.O737];[.P737];&quot;YM&quot;)" table:style-name="ce49">
            <text:p>#¡VALOR!</text:p>
          </table:table-cell>
          <table:table-cell office:value-type="float" office:value="0" table:formula="of:=DATEDIF([.O737];[.P7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8" table:formula="of:=[.A737]+1" table:style-name="ce48">
            <text:p>968</text:p>
          </table:table-cell>
          <table:table-cell table:style-name="ce48"/>
          <table:table-cell office:value-type="string" office:string-value="" table:formula="of:=IF(LEN([.B738])&lt;&gt;0;VLOOKUP([.$B738];;7;0);&quot;&quot;)" table:style-name="ce49"/>
          <table:table-cell office:value-type="string" office:string-value="" table:formula="of:=IF(LEN([.B738])&lt;&gt;0;VLOOKUP([.$B738];;2;0);&quot;&quot;)" table:style-name="ce49"/>
          <table:table-cell table:number-columns-repeated="11" table:style-name="ce48"/>
          <table:table-cell office:value-type="string" office:string-value="" table:formula="of:=IF([.G738]&gt;0;DATE([.G738];[.F738];[.E738]);&quot;&quot;)" table:style-name="ce51"/>
          <table:table-cell office:value-type="float" office:value="0" table:formula="of:=DATEDIF([.O738];[.P738];&quot;Y&quot;)" table:style-name="ce49">
            <text:p>#¡VALOR!</text:p>
          </table:table-cell>
          <table:table-cell office:value-type="float" office:value="0" table:formula="of:=DATEDIF([.O738];[.P738];&quot;YM&quot;)" table:style-name="ce49">
            <text:p>#¡VALOR!</text:p>
          </table:table-cell>
          <table:table-cell office:value-type="float" office:value="0" table:formula="of:=DATEDIF([.O738];[.P7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69" table:formula="of:=[.A738]+1" table:style-name="ce48">
            <text:p>969</text:p>
          </table:table-cell>
          <table:table-cell table:style-name="ce48"/>
          <table:table-cell office:value-type="string" office:string-value="" table:formula="of:=IF(LEN([.B739])&lt;&gt;0;VLOOKUP([.$B739];;7;0);&quot;&quot;)" table:style-name="ce49"/>
          <table:table-cell office:value-type="string" office:string-value="" table:formula="of:=IF(LEN([.B739])&lt;&gt;0;VLOOKUP([.$B739];;2;0);&quot;&quot;)" table:style-name="ce49"/>
          <table:table-cell table:number-columns-repeated="11" table:style-name="ce48"/>
          <table:table-cell office:value-type="string" office:string-value="" table:formula="of:=IF([.G739]&gt;0;DATE([.G739];[.F739];[.E739]);&quot;&quot;)" table:style-name="ce51"/>
          <table:table-cell office:value-type="float" office:value="0" table:formula="of:=DATEDIF([.O739];[.P739];&quot;Y&quot;)" table:style-name="ce49">
            <text:p>#¡VALOR!</text:p>
          </table:table-cell>
          <table:table-cell office:value-type="float" office:value="0" table:formula="of:=DATEDIF([.O739];[.P739];&quot;YM&quot;)" table:style-name="ce49">
            <text:p>#¡VALOR!</text:p>
          </table:table-cell>
          <table:table-cell office:value-type="float" office:value="0" table:formula="of:=DATEDIF([.O739];[.P7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0" table:formula="of:=[.A739]+1" table:style-name="ce48">
            <text:p>970</text:p>
          </table:table-cell>
          <table:table-cell table:style-name="ce48"/>
          <table:table-cell office:value-type="string" office:string-value="" table:formula="of:=IF(LEN([.B740])&lt;&gt;0;VLOOKUP([.$B740];;7;0);&quot;&quot;)" table:style-name="ce49"/>
          <table:table-cell office:value-type="string" office:string-value="" table:formula="of:=IF(LEN([.B740])&lt;&gt;0;VLOOKUP([.$B740];;2;0);&quot;&quot;)" table:style-name="ce49"/>
          <table:table-cell table:number-columns-repeated="11" table:style-name="ce48"/>
          <table:table-cell office:value-type="string" office:string-value="" table:formula="of:=IF([.G740]&gt;0;DATE([.G740];[.F740];[.E740]);&quot;&quot;)" table:style-name="ce51"/>
          <table:table-cell office:value-type="float" office:value="0" table:formula="of:=DATEDIF([.O740];[.P740];&quot;Y&quot;)" table:style-name="ce49">
            <text:p>#¡VALOR!</text:p>
          </table:table-cell>
          <table:table-cell office:value-type="float" office:value="0" table:formula="of:=DATEDIF([.O740];[.P740];&quot;YM&quot;)" table:style-name="ce49">
            <text:p>#¡VALOR!</text:p>
          </table:table-cell>
          <table:table-cell office:value-type="float" office:value="0" table:formula="of:=DATEDIF([.O740];[.P7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1" table:formula="of:=[.A740]+1" table:style-name="ce48">
            <text:p>971</text:p>
          </table:table-cell>
          <table:table-cell table:style-name="ce48"/>
          <table:table-cell office:value-type="string" office:string-value="" table:formula="of:=IF(LEN([.B741])&lt;&gt;0;VLOOKUP([.$B741];;7;0);&quot;&quot;)" table:style-name="ce49"/>
          <table:table-cell office:value-type="string" office:string-value="" table:formula="of:=IF(LEN([.B741])&lt;&gt;0;VLOOKUP([.$B741];;2;0);&quot;&quot;)" table:style-name="ce49"/>
          <table:table-cell table:number-columns-repeated="11" table:style-name="ce48"/>
          <table:table-cell office:value-type="string" office:string-value="" table:formula="of:=IF([.G741]&gt;0;DATE([.G741];[.F741];[.E741]);&quot;&quot;)" table:style-name="ce51"/>
          <table:table-cell office:value-type="float" office:value="0" table:formula="of:=DATEDIF([.O741];[.P741];&quot;Y&quot;)" table:style-name="ce49">
            <text:p>#¡VALOR!</text:p>
          </table:table-cell>
          <table:table-cell office:value-type="float" office:value="0" table:formula="of:=DATEDIF([.O741];[.P741];&quot;YM&quot;)" table:style-name="ce49">
            <text:p>#¡VALOR!</text:p>
          </table:table-cell>
          <table:table-cell office:value-type="float" office:value="0" table:formula="of:=DATEDIF([.O741];[.P7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2" table:formula="of:=[.A741]+1" table:style-name="ce48">
            <text:p>972</text:p>
          </table:table-cell>
          <table:table-cell table:style-name="ce48"/>
          <table:table-cell office:value-type="string" office:string-value="" table:formula="of:=IF(LEN([.B742])&lt;&gt;0;VLOOKUP([.$B742];;7;0);&quot;&quot;)" table:style-name="ce49"/>
          <table:table-cell office:value-type="string" office:string-value="" table:formula="of:=IF(LEN([.B742])&lt;&gt;0;VLOOKUP([.$B742];;2;0);&quot;&quot;)" table:style-name="ce49"/>
          <table:table-cell table:number-columns-repeated="11" table:style-name="ce48"/>
          <table:table-cell office:value-type="string" office:string-value="" table:formula="of:=IF([.G742]&gt;0;DATE([.G742];[.F742];[.E742]);&quot;&quot;)" table:style-name="ce51"/>
          <table:table-cell office:value-type="float" office:value="0" table:formula="of:=DATEDIF([.O742];[.P742];&quot;Y&quot;)" table:style-name="ce49">
            <text:p>#¡VALOR!</text:p>
          </table:table-cell>
          <table:table-cell office:value-type="float" office:value="0" table:formula="of:=DATEDIF([.O742];[.P742];&quot;YM&quot;)" table:style-name="ce49">
            <text:p>#¡VALOR!</text:p>
          </table:table-cell>
          <table:table-cell office:value-type="float" office:value="0" table:formula="of:=DATEDIF([.O742];[.P7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3" table:formula="of:=[.A742]+1" table:style-name="ce48">
            <text:p>973</text:p>
          </table:table-cell>
          <table:table-cell table:style-name="ce48"/>
          <table:table-cell office:value-type="string" office:string-value="" table:formula="of:=IF(LEN([.B743])&lt;&gt;0;VLOOKUP([.$B743];;7;0);&quot;&quot;)" table:style-name="ce49"/>
          <table:table-cell office:value-type="string" office:string-value="" table:formula="of:=IF(LEN([.B743])&lt;&gt;0;VLOOKUP([.$B743];;2;0);&quot;&quot;)" table:style-name="ce49"/>
          <table:table-cell table:number-columns-repeated="11" table:style-name="ce48"/>
          <table:table-cell office:value-type="string" office:string-value="" table:formula="of:=IF([.G743]&gt;0;DATE([.G743];[.F743];[.E743]);&quot;&quot;)" table:style-name="ce51"/>
          <table:table-cell office:value-type="float" office:value="0" table:formula="of:=DATEDIF([.O743];[.P743];&quot;Y&quot;)" table:style-name="ce49">
            <text:p>#¡VALOR!</text:p>
          </table:table-cell>
          <table:table-cell office:value-type="float" office:value="0" table:formula="of:=DATEDIF([.O743];[.P743];&quot;YM&quot;)" table:style-name="ce49">
            <text:p>#¡VALOR!</text:p>
          </table:table-cell>
          <table:table-cell office:value-type="float" office:value="0" table:formula="of:=DATEDIF([.O743];[.P7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4" table:formula="of:=[.A743]+1" table:style-name="ce48">
            <text:p>974</text:p>
          </table:table-cell>
          <table:table-cell table:style-name="ce48"/>
          <table:table-cell office:value-type="string" office:string-value="" table:formula="of:=IF(LEN([.B744])&lt;&gt;0;VLOOKUP([.$B744];;7;0);&quot;&quot;)" table:style-name="ce49"/>
          <table:table-cell office:value-type="string" office:string-value="" table:formula="of:=IF(LEN([.B744])&lt;&gt;0;VLOOKUP([.$B744];;2;0);&quot;&quot;)" table:style-name="ce49"/>
          <table:table-cell table:number-columns-repeated="11" table:style-name="ce48"/>
          <table:table-cell office:value-type="string" office:string-value="" table:formula="of:=IF([.G744]&gt;0;DATE([.G744];[.F744];[.E744]);&quot;&quot;)" table:style-name="ce51"/>
          <table:table-cell office:value-type="float" office:value="0" table:formula="of:=DATEDIF([.O744];[.P744];&quot;Y&quot;)" table:style-name="ce49">
            <text:p>#¡VALOR!</text:p>
          </table:table-cell>
          <table:table-cell office:value-type="float" office:value="0" table:formula="of:=DATEDIF([.O744];[.P744];&quot;YM&quot;)" table:style-name="ce49">
            <text:p>#¡VALOR!</text:p>
          </table:table-cell>
          <table:table-cell office:value-type="float" office:value="0" table:formula="of:=DATEDIF([.O744];[.P7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5" table:formula="of:=[.A744]+1" table:style-name="ce48">
            <text:p>975</text:p>
          </table:table-cell>
          <table:table-cell table:style-name="ce48"/>
          <table:table-cell office:value-type="string" office:string-value="" table:formula="of:=IF(LEN([.B745])&lt;&gt;0;VLOOKUP([.$B745];;7;0);&quot;&quot;)" table:style-name="ce49"/>
          <table:table-cell office:value-type="string" office:string-value="" table:formula="of:=IF(LEN([.B745])&lt;&gt;0;VLOOKUP([.$B745];;2;0);&quot;&quot;)" table:style-name="ce49"/>
          <table:table-cell table:number-columns-repeated="11" table:style-name="ce48"/>
          <table:table-cell office:value-type="string" office:string-value="" table:formula="of:=IF([.G745]&gt;0;DATE([.G745];[.F745];[.E745]);&quot;&quot;)" table:style-name="ce51"/>
          <table:table-cell office:value-type="float" office:value="0" table:formula="of:=DATEDIF([.O745];[.P745];&quot;Y&quot;)" table:style-name="ce49">
            <text:p>#¡VALOR!</text:p>
          </table:table-cell>
          <table:table-cell office:value-type="float" office:value="0" table:formula="of:=DATEDIF([.O745];[.P745];&quot;YM&quot;)" table:style-name="ce49">
            <text:p>#¡VALOR!</text:p>
          </table:table-cell>
          <table:table-cell office:value-type="float" office:value="0" table:formula="of:=DATEDIF([.O745];[.P7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6" table:formula="of:=[.A745]+1" table:style-name="ce48">
            <text:p>976</text:p>
          </table:table-cell>
          <table:table-cell table:style-name="ce48"/>
          <table:table-cell office:value-type="string" office:string-value="" table:formula="of:=IF(LEN([.B746])&lt;&gt;0;VLOOKUP([.$B746];;7;0);&quot;&quot;)" table:style-name="ce49"/>
          <table:table-cell office:value-type="string" office:string-value="" table:formula="of:=IF(LEN([.B746])&lt;&gt;0;VLOOKUP([.$B746];;2;0);&quot;&quot;)" table:style-name="ce49"/>
          <table:table-cell table:number-columns-repeated="11" table:style-name="ce48"/>
          <table:table-cell office:value-type="string" office:string-value="" table:formula="of:=IF([.G746]&gt;0;DATE([.G746];[.F746];[.E746]);&quot;&quot;)" table:style-name="ce51"/>
          <table:table-cell office:value-type="float" office:value="0" table:formula="of:=DATEDIF([.O746];[.P746];&quot;Y&quot;)" table:style-name="ce49">
            <text:p>#¡VALOR!</text:p>
          </table:table-cell>
          <table:table-cell office:value-type="float" office:value="0" table:formula="of:=DATEDIF([.O746];[.P746];&quot;YM&quot;)" table:style-name="ce49">
            <text:p>#¡VALOR!</text:p>
          </table:table-cell>
          <table:table-cell office:value-type="float" office:value="0" table:formula="of:=DATEDIF([.O746];[.P7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7" table:formula="of:=[.A746]+1" table:style-name="ce48">
            <text:p>977</text:p>
          </table:table-cell>
          <table:table-cell table:style-name="ce48"/>
          <table:table-cell office:value-type="string" office:string-value="" table:formula="of:=IF(LEN([.B747])&lt;&gt;0;VLOOKUP([.$B747];;7;0);&quot;&quot;)" table:style-name="ce49"/>
          <table:table-cell office:value-type="string" office:string-value="" table:formula="of:=IF(LEN([.B747])&lt;&gt;0;VLOOKUP([.$B747];;2;0);&quot;&quot;)" table:style-name="ce49"/>
          <table:table-cell table:number-columns-repeated="11" table:style-name="ce48"/>
          <table:table-cell office:value-type="string" office:string-value="" table:formula="of:=IF([.G747]&gt;0;DATE([.G747];[.F747];[.E747]);&quot;&quot;)" table:style-name="ce51"/>
          <table:table-cell office:value-type="float" office:value="0" table:formula="of:=DATEDIF([.O747];[.P747];&quot;Y&quot;)" table:style-name="ce49">
            <text:p>#¡VALOR!</text:p>
          </table:table-cell>
          <table:table-cell office:value-type="float" office:value="0" table:formula="of:=DATEDIF([.O747];[.P747];&quot;YM&quot;)" table:style-name="ce49">
            <text:p>#¡VALOR!</text:p>
          </table:table-cell>
          <table:table-cell office:value-type="float" office:value="0" table:formula="of:=DATEDIF([.O747];[.P7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8" table:formula="of:=[.A747]+1" table:style-name="ce48">
            <text:p>978</text:p>
          </table:table-cell>
          <table:table-cell table:style-name="ce48"/>
          <table:table-cell office:value-type="string" office:string-value="" table:formula="of:=IF(LEN([.B748])&lt;&gt;0;VLOOKUP([.$B748];;7;0);&quot;&quot;)" table:style-name="ce49"/>
          <table:table-cell office:value-type="string" office:string-value="" table:formula="of:=IF(LEN([.B748])&lt;&gt;0;VLOOKUP([.$B748];;2;0);&quot;&quot;)" table:style-name="ce49"/>
          <table:table-cell table:number-columns-repeated="11" table:style-name="ce48"/>
          <table:table-cell office:value-type="string" office:string-value="" table:formula="of:=IF([.G748]&gt;0;DATE([.G748];[.F748];[.E748]);&quot;&quot;)" table:style-name="ce51"/>
          <table:table-cell office:value-type="float" office:value="0" table:formula="of:=DATEDIF([.O748];[.P748];&quot;Y&quot;)" table:style-name="ce49">
            <text:p>#¡VALOR!</text:p>
          </table:table-cell>
          <table:table-cell office:value-type="float" office:value="0" table:formula="of:=DATEDIF([.O748];[.P748];&quot;YM&quot;)" table:style-name="ce49">
            <text:p>#¡VALOR!</text:p>
          </table:table-cell>
          <table:table-cell office:value-type="float" office:value="0" table:formula="of:=DATEDIF([.O748];[.P7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79" table:formula="of:=[.A748]+1" table:style-name="ce48">
            <text:p>979</text:p>
          </table:table-cell>
          <table:table-cell table:style-name="ce48"/>
          <table:table-cell office:value-type="string" office:string-value="" table:formula="of:=IF(LEN([.B749])&lt;&gt;0;VLOOKUP([.$B749];;7;0);&quot;&quot;)" table:style-name="ce49"/>
          <table:table-cell office:value-type="string" office:string-value="" table:formula="of:=IF(LEN([.B749])&lt;&gt;0;VLOOKUP([.$B749];;2;0);&quot;&quot;)" table:style-name="ce49"/>
          <table:table-cell table:number-columns-repeated="11" table:style-name="ce48"/>
          <table:table-cell office:value-type="string" office:string-value="" table:formula="of:=IF([.G749]&gt;0;DATE([.G749];[.F749];[.E749]);&quot;&quot;)" table:style-name="ce51"/>
          <table:table-cell office:value-type="float" office:value="0" table:formula="of:=DATEDIF([.O749];[.P749];&quot;Y&quot;)" table:style-name="ce49">
            <text:p>#¡VALOR!</text:p>
          </table:table-cell>
          <table:table-cell office:value-type="float" office:value="0" table:formula="of:=DATEDIF([.O749];[.P749];&quot;YM&quot;)" table:style-name="ce49">
            <text:p>#¡VALOR!</text:p>
          </table:table-cell>
          <table:table-cell office:value-type="float" office:value="0" table:formula="of:=DATEDIF([.O749];[.P7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0" table:formula="of:=[.A749]+1" table:style-name="ce48">
            <text:p>980</text:p>
          </table:table-cell>
          <table:table-cell table:style-name="ce48"/>
          <table:table-cell office:value-type="string" office:string-value="" table:formula="of:=IF(LEN([.B750])&lt;&gt;0;VLOOKUP([.$B750];;7;0);&quot;&quot;)" table:style-name="ce49"/>
          <table:table-cell office:value-type="string" office:string-value="" table:formula="of:=IF(LEN([.B750])&lt;&gt;0;VLOOKUP([.$B750];;2;0);&quot;&quot;)" table:style-name="ce49"/>
          <table:table-cell table:number-columns-repeated="11" table:style-name="ce48"/>
          <table:table-cell office:value-type="string" office:string-value="" table:formula="of:=IF([.G750]&gt;0;DATE([.G750];[.F750];[.E750]);&quot;&quot;)" table:style-name="ce51"/>
          <table:table-cell office:value-type="float" office:value="0" table:formula="of:=DATEDIF([.O750];[.P750];&quot;Y&quot;)" table:style-name="ce49">
            <text:p>#¡VALOR!</text:p>
          </table:table-cell>
          <table:table-cell office:value-type="float" office:value="0" table:formula="of:=DATEDIF([.O750];[.P750];&quot;YM&quot;)" table:style-name="ce49">
            <text:p>#¡VALOR!</text:p>
          </table:table-cell>
          <table:table-cell office:value-type="float" office:value="0" table:formula="of:=DATEDIF([.O750];[.P7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1" table:formula="of:=[.A750]+1" table:style-name="ce48">
            <text:p>981</text:p>
          </table:table-cell>
          <table:table-cell table:style-name="ce48"/>
          <table:table-cell office:value-type="string" office:string-value="" table:formula="of:=IF(LEN([.B751])&lt;&gt;0;VLOOKUP([.$B751];;7;0);&quot;&quot;)" table:style-name="ce49"/>
          <table:table-cell office:value-type="string" office:string-value="" table:formula="of:=IF(LEN([.B751])&lt;&gt;0;VLOOKUP([.$B751];;2;0);&quot;&quot;)" table:style-name="ce49"/>
          <table:table-cell table:number-columns-repeated="11" table:style-name="ce48"/>
          <table:table-cell office:value-type="string" office:string-value="" table:formula="of:=IF([.G751]&gt;0;DATE([.G751];[.F751];[.E751]);&quot;&quot;)" table:style-name="ce51"/>
          <table:table-cell office:value-type="float" office:value="0" table:formula="of:=DATEDIF([.O751];[.P751];&quot;Y&quot;)" table:style-name="ce49">
            <text:p>#¡VALOR!</text:p>
          </table:table-cell>
          <table:table-cell office:value-type="float" office:value="0" table:formula="of:=DATEDIF([.O751];[.P751];&quot;YM&quot;)" table:style-name="ce49">
            <text:p>#¡VALOR!</text:p>
          </table:table-cell>
          <table:table-cell office:value-type="float" office:value="0" table:formula="of:=DATEDIF([.O751];[.P7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2" table:formula="of:=[.A751]+1" table:style-name="ce48">
            <text:p>982</text:p>
          </table:table-cell>
          <table:table-cell table:style-name="ce48"/>
          <table:table-cell office:value-type="string" office:string-value="" table:formula="of:=IF(LEN([.B752])&lt;&gt;0;VLOOKUP([.$B752];;7;0);&quot;&quot;)" table:style-name="ce49"/>
          <table:table-cell office:value-type="string" office:string-value="" table:formula="of:=IF(LEN([.B752])&lt;&gt;0;VLOOKUP([.$B752];;2;0);&quot;&quot;)" table:style-name="ce49"/>
          <table:table-cell table:number-columns-repeated="11" table:style-name="ce48"/>
          <table:table-cell office:value-type="string" office:string-value="" table:formula="of:=IF([.G752]&gt;0;DATE([.G752];[.F752];[.E752]);&quot;&quot;)" table:style-name="ce51"/>
          <table:table-cell office:value-type="float" office:value="0" table:formula="of:=DATEDIF([.O752];[.P752];&quot;Y&quot;)" table:style-name="ce49">
            <text:p>#¡VALOR!</text:p>
          </table:table-cell>
          <table:table-cell office:value-type="float" office:value="0" table:formula="of:=DATEDIF([.O752];[.P752];&quot;YM&quot;)" table:style-name="ce49">
            <text:p>#¡VALOR!</text:p>
          </table:table-cell>
          <table:table-cell office:value-type="float" office:value="0" table:formula="of:=DATEDIF([.O752];[.P7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3" table:formula="of:=[.A752]+1" table:style-name="ce48">
            <text:p>983</text:p>
          </table:table-cell>
          <table:table-cell table:style-name="ce48"/>
          <table:table-cell office:value-type="string" office:string-value="" table:formula="of:=IF(LEN([.B753])&lt;&gt;0;VLOOKUP([.$B753];;7;0);&quot;&quot;)" table:style-name="ce49"/>
          <table:table-cell office:value-type="string" office:string-value="" table:formula="of:=IF(LEN([.B753])&lt;&gt;0;VLOOKUP([.$B753];;2;0);&quot;&quot;)" table:style-name="ce49"/>
          <table:table-cell table:number-columns-repeated="11" table:style-name="ce48"/>
          <table:table-cell office:value-type="string" office:string-value="" table:formula="of:=IF([.G753]&gt;0;DATE([.G753];[.F753];[.E753]);&quot;&quot;)" table:style-name="ce51"/>
          <table:table-cell office:value-type="float" office:value="0" table:formula="of:=DATEDIF([.O753];[.P753];&quot;Y&quot;)" table:style-name="ce49">
            <text:p>#¡VALOR!</text:p>
          </table:table-cell>
          <table:table-cell office:value-type="float" office:value="0" table:formula="of:=DATEDIF([.O753];[.P753];&quot;YM&quot;)" table:style-name="ce49">
            <text:p>#¡VALOR!</text:p>
          </table:table-cell>
          <table:table-cell office:value-type="float" office:value="0" table:formula="of:=DATEDIF([.O753];[.P7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4" table:formula="of:=[.A753]+1" table:style-name="ce48">
            <text:p>984</text:p>
          </table:table-cell>
          <table:table-cell table:style-name="ce48"/>
          <table:table-cell office:value-type="string" office:string-value="" table:formula="of:=IF(LEN([.B754])&lt;&gt;0;VLOOKUP([.$B754];;7;0);&quot;&quot;)" table:style-name="ce49"/>
          <table:table-cell office:value-type="string" office:string-value="" table:formula="of:=IF(LEN([.B754])&lt;&gt;0;VLOOKUP([.$B754];;2;0);&quot;&quot;)" table:style-name="ce49"/>
          <table:table-cell table:number-columns-repeated="11" table:style-name="ce48"/>
          <table:table-cell office:value-type="string" office:string-value="" table:formula="of:=IF([.G754]&gt;0;DATE([.G754];[.F754];[.E754]);&quot;&quot;)" table:style-name="ce51"/>
          <table:table-cell office:value-type="float" office:value="0" table:formula="of:=DATEDIF([.O754];[.P754];&quot;Y&quot;)" table:style-name="ce49">
            <text:p>#¡VALOR!</text:p>
          </table:table-cell>
          <table:table-cell office:value-type="float" office:value="0" table:formula="of:=DATEDIF([.O754];[.P754];&quot;YM&quot;)" table:style-name="ce49">
            <text:p>#¡VALOR!</text:p>
          </table:table-cell>
          <table:table-cell office:value-type="float" office:value="0" table:formula="of:=DATEDIF([.O754];[.P7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5" table:formula="of:=[.A754]+1" table:style-name="ce48">
            <text:p>985</text:p>
          </table:table-cell>
          <table:table-cell table:style-name="ce48"/>
          <table:table-cell office:value-type="string" office:string-value="" table:formula="of:=IF(LEN([.B755])&lt;&gt;0;VLOOKUP([.$B755];;7;0);&quot;&quot;)" table:style-name="ce49"/>
          <table:table-cell office:value-type="string" office:string-value="" table:formula="of:=IF(LEN([.B755])&lt;&gt;0;VLOOKUP([.$B755];;2;0);&quot;&quot;)" table:style-name="ce49"/>
          <table:table-cell table:number-columns-repeated="11" table:style-name="ce48"/>
          <table:table-cell office:value-type="string" office:string-value="" table:formula="of:=IF([.G755]&gt;0;DATE([.G755];[.F755];[.E755]);&quot;&quot;)" table:style-name="ce51"/>
          <table:table-cell office:value-type="float" office:value="0" table:formula="of:=DATEDIF([.O755];[.P755];&quot;Y&quot;)" table:style-name="ce49">
            <text:p>#¡VALOR!</text:p>
          </table:table-cell>
          <table:table-cell office:value-type="float" office:value="0" table:formula="of:=DATEDIF([.O755];[.P755];&quot;YM&quot;)" table:style-name="ce49">
            <text:p>#¡VALOR!</text:p>
          </table:table-cell>
          <table:table-cell office:value-type="float" office:value="0" table:formula="of:=DATEDIF([.O755];[.P7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6" table:formula="of:=[.A755]+1" table:style-name="ce48">
            <text:p>986</text:p>
          </table:table-cell>
          <table:table-cell table:style-name="ce48"/>
          <table:table-cell office:value-type="string" office:string-value="" table:formula="of:=IF(LEN([.B756])&lt;&gt;0;VLOOKUP([.$B756];;7;0);&quot;&quot;)" table:style-name="ce49"/>
          <table:table-cell office:value-type="string" office:string-value="" table:formula="of:=IF(LEN([.B756])&lt;&gt;0;VLOOKUP([.$B756];;2;0);&quot;&quot;)" table:style-name="ce49"/>
          <table:table-cell table:number-columns-repeated="11" table:style-name="ce48"/>
          <table:table-cell office:value-type="string" office:string-value="" table:formula="of:=IF([.G756]&gt;0;DATE([.G756];[.F756];[.E756]);&quot;&quot;)" table:style-name="ce51"/>
          <table:table-cell office:value-type="float" office:value="0" table:formula="of:=DATEDIF([.O756];[.P756];&quot;Y&quot;)" table:style-name="ce49">
            <text:p>#¡VALOR!</text:p>
          </table:table-cell>
          <table:table-cell office:value-type="float" office:value="0" table:formula="of:=DATEDIF([.O756];[.P756];&quot;YM&quot;)" table:style-name="ce49">
            <text:p>#¡VALOR!</text:p>
          </table:table-cell>
          <table:table-cell office:value-type="float" office:value="0" table:formula="of:=DATEDIF([.O756];[.P7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7" table:formula="of:=[.A756]+1" table:style-name="ce48">
            <text:p>987</text:p>
          </table:table-cell>
          <table:table-cell table:style-name="ce48"/>
          <table:table-cell office:value-type="string" office:string-value="" table:formula="of:=IF(LEN([.B757])&lt;&gt;0;VLOOKUP([.$B757];;7;0);&quot;&quot;)" table:style-name="ce49"/>
          <table:table-cell office:value-type="string" office:string-value="" table:formula="of:=IF(LEN([.B757])&lt;&gt;0;VLOOKUP([.$B757];;2;0);&quot;&quot;)" table:style-name="ce49"/>
          <table:table-cell table:number-columns-repeated="11" table:style-name="ce48"/>
          <table:table-cell office:value-type="string" office:string-value="" table:formula="of:=IF([.G757]&gt;0;DATE([.G757];[.F757];[.E757]);&quot;&quot;)" table:style-name="ce51"/>
          <table:table-cell office:value-type="float" office:value="0" table:formula="of:=DATEDIF([.O757];[.P757];&quot;Y&quot;)" table:style-name="ce49">
            <text:p>#¡VALOR!</text:p>
          </table:table-cell>
          <table:table-cell office:value-type="float" office:value="0" table:formula="of:=DATEDIF([.O757];[.P757];&quot;YM&quot;)" table:style-name="ce49">
            <text:p>#¡VALOR!</text:p>
          </table:table-cell>
          <table:table-cell office:value-type="float" office:value="0" table:formula="of:=DATEDIF([.O757];[.P7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8" table:formula="of:=[.A757]+1" table:style-name="ce48">
            <text:p>988</text:p>
          </table:table-cell>
          <table:table-cell table:style-name="ce48"/>
          <table:table-cell office:value-type="string" office:string-value="" table:formula="of:=IF(LEN([.B758])&lt;&gt;0;VLOOKUP([.$B758];;7;0);&quot;&quot;)" table:style-name="ce49"/>
          <table:table-cell office:value-type="string" office:string-value="" table:formula="of:=IF(LEN([.B758])&lt;&gt;0;VLOOKUP([.$B758];;2;0);&quot;&quot;)" table:style-name="ce49"/>
          <table:table-cell table:number-columns-repeated="11" table:style-name="ce48"/>
          <table:table-cell office:value-type="string" office:string-value="" table:formula="of:=IF([.G758]&gt;0;DATE([.G758];[.F758];[.E758]);&quot;&quot;)" table:style-name="ce51"/>
          <table:table-cell office:value-type="float" office:value="0" table:formula="of:=DATEDIF([.O758];[.P758];&quot;Y&quot;)" table:style-name="ce49">
            <text:p>#¡VALOR!</text:p>
          </table:table-cell>
          <table:table-cell office:value-type="float" office:value="0" table:formula="of:=DATEDIF([.O758];[.P758];&quot;YM&quot;)" table:style-name="ce49">
            <text:p>#¡VALOR!</text:p>
          </table:table-cell>
          <table:table-cell office:value-type="float" office:value="0" table:formula="of:=DATEDIF([.O758];[.P7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89" table:formula="of:=[.A758]+1" table:style-name="ce48">
            <text:p>989</text:p>
          </table:table-cell>
          <table:table-cell table:style-name="ce48"/>
          <table:table-cell office:value-type="string" office:string-value="" table:formula="of:=IF(LEN([.B759])&lt;&gt;0;VLOOKUP([.$B759];;7;0);&quot;&quot;)" table:style-name="ce49"/>
          <table:table-cell office:value-type="string" office:string-value="" table:formula="of:=IF(LEN([.B759])&lt;&gt;0;VLOOKUP([.$B759];;2;0);&quot;&quot;)" table:style-name="ce49"/>
          <table:table-cell table:number-columns-repeated="11" table:style-name="ce48"/>
          <table:table-cell office:value-type="string" office:string-value="" table:formula="of:=IF([.G759]&gt;0;DATE([.G759];[.F759];[.E759]);&quot;&quot;)" table:style-name="ce51"/>
          <table:table-cell office:value-type="float" office:value="0" table:formula="of:=DATEDIF([.O759];[.P759];&quot;Y&quot;)" table:style-name="ce49">
            <text:p>#¡VALOR!</text:p>
          </table:table-cell>
          <table:table-cell office:value-type="float" office:value="0" table:formula="of:=DATEDIF([.O759];[.P759];&quot;YM&quot;)" table:style-name="ce49">
            <text:p>#¡VALOR!</text:p>
          </table:table-cell>
          <table:table-cell office:value-type="float" office:value="0" table:formula="of:=DATEDIF([.O759];[.P7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0" table:formula="of:=[.A759]+1" table:style-name="ce48">
            <text:p>990</text:p>
          </table:table-cell>
          <table:table-cell table:style-name="ce48"/>
          <table:table-cell office:value-type="string" office:string-value="" table:formula="of:=IF(LEN([.B760])&lt;&gt;0;VLOOKUP([.$B760];;7;0);&quot;&quot;)" table:style-name="ce49"/>
          <table:table-cell office:value-type="string" office:string-value="" table:formula="of:=IF(LEN([.B760])&lt;&gt;0;VLOOKUP([.$B760];;2;0);&quot;&quot;)" table:style-name="ce49"/>
          <table:table-cell table:number-columns-repeated="11" table:style-name="ce48"/>
          <table:table-cell office:value-type="string" office:string-value="" table:formula="of:=IF([.G760]&gt;0;DATE([.G760];[.F760];[.E760]);&quot;&quot;)" table:style-name="ce51"/>
          <table:table-cell office:value-type="float" office:value="0" table:formula="of:=DATEDIF([.O760];[.P760];&quot;Y&quot;)" table:style-name="ce49">
            <text:p>#¡VALOR!</text:p>
          </table:table-cell>
          <table:table-cell office:value-type="float" office:value="0" table:formula="of:=DATEDIF([.O760];[.P760];&quot;YM&quot;)" table:style-name="ce49">
            <text:p>#¡VALOR!</text:p>
          </table:table-cell>
          <table:table-cell office:value-type="float" office:value="0" table:formula="of:=DATEDIF([.O760];[.P7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1" table:formula="of:=[.A760]+1" table:style-name="ce48">
            <text:p>991</text:p>
          </table:table-cell>
          <table:table-cell table:style-name="ce48"/>
          <table:table-cell office:value-type="string" office:string-value="" table:formula="of:=IF(LEN([.B761])&lt;&gt;0;VLOOKUP([.$B761];;7;0);&quot;&quot;)" table:style-name="ce49"/>
          <table:table-cell office:value-type="string" office:string-value="" table:formula="of:=IF(LEN([.B761])&lt;&gt;0;VLOOKUP([.$B761];;2;0);&quot;&quot;)" table:style-name="ce49"/>
          <table:table-cell table:number-columns-repeated="11" table:style-name="ce48"/>
          <table:table-cell office:value-type="string" office:string-value="" table:formula="of:=IF([.G761]&gt;0;DATE([.G761];[.F761];[.E761]);&quot;&quot;)" table:style-name="ce51"/>
          <table:table-cell office:value-type="float" office:value="0" table:formula="of:=DATEDIF([.O761];[.P761];&quot;Y&quot;)" table:style-name="ce49">
            <text:p>#¡VALOR!</text:p>
          </table:table-cell>
          <table:table-cell office:value-type="float" office:value="0" table:formula="of:=DATEDIF([.O761];[.P761];&quot;YM&quot;)" table:style-name="ce49">
            <text:p>#¡VALOR!</text:p>
          </table:table-cell>
          <table:table-cell office:value-type="float" office:value="0" table:formula="of:=DATEDIF([.O761];[.P7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2" table:formula="of:=[.A761]+1" table:style-name="ce48">
            <text:p>992</text:p>
          </table:table-cell>
          <table:table-cell table:style-name="ce48"/>
          <table:table-cell office:value-type="string" office:string-value="" table:formula="of:=IF(LEN([.B762])&lt;&gt;0;VLOOKUP([.$B762];;7;0);&quot;&quot;)" table:style-name="ce49"/>
          <table:table-cell office:value-type="string" office:string-value="" table:formula="of:=IF(LEN([.B762])&lt;&gt;0;VLOOKUP([.$B762];;2;0);&quot;&quot;)" table:style-name="ce49"/>
          <table:table-cell table:number-columns-repeated="11" table:style-name="ce48"/>
          <table:table-cell office:value-type="string" office:string-value="" table:formula="of:=IF([.G762]&gt;0;DATE([.G762];[.F762];[.E762]);&quot;&quot;)" table:style-name="ce51"/>
          <table:table-cell office:value-type="float" office:value="0" table:formula="of:=DATEDIF([.O762];[.P762];&quot;Y&quot;)" table:style-name="ce49">
            <text:p>#¡VALOR!</text:p>
          </table:table-cell>
          <table:table-cell office:value-type="float" office:value="0" table:formula="of:=DATEDIF([.O762];[.P762];&quot;YM&quot;)" table:style-name="ce49">
            <text:p>#¡VALOR!</text:p>
          </table:table-cell>
          <table:table-cell office:value-type="float" office:value="0" table:formula="of:=DATEDIF([.O762];[.P7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3" table:formula="of:=[.A762]+1" table:style-name="ce48">
            <text:p>993</text:p>
          </table:table-cell>
          <table:table-cell table:style-name="ce48"/>
          <table:table-cell office:value-type="string" office:string-value="" table:formula="of:=IF(LEN([.B763])&lt;&gt;0;VLOOKUP([.$B763];;7;0);&quot;&quot;)" table:style-name="ce49"/>
          <table:table-cell office:value-type="string" office:string-value="" table:formula="of:=IF(LEN([.B763])&lt;&gt;0;VLOOKUP([.$B763];;2;0);&quot;&quot;)" table:style-name="ce49"/>
          <table:table-cell table:number-columns-repeated="11" table:style-name="ce48"/>
          <table:table-cell office:value-type="string" office:string-value="" table:formula="of:=IF([.G763]&gt;0;DATE([.G763];[.F763];[.E763]);&quot;&quot;)" table:style-name="ce51"/>
          <table:table-cell office:value-type="float" office:value="0" table:formula="of:=DATEDIF([.O763];[.P763];&quot;Y&quot;)" table:style-name="ce49">
            <text:p>#¡VALOR!</text:p>
          </table:table-cell>
          <table:table-cell office:value-type="float" office:value="0" table:formula="of:=DATEDIF([.O763];[.P763];&quot;YM&quot;)" table:style-name="ce49">
            <text:p>#¡VALOR!</text:p>
          </table:table-cell>
          <table:table-cell office:value-type="float" office:value="0" table:formula="of:=DATEDIF([.O763];[.P7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4" table:formula="of:=[.A763]+1" table:style-name="ce48">
            <text:p>994</text:p>
          </table:table-cell>
          <table:table-cell table:style-name="ce48"/>
          <table:table-cell office:value-type="string" office:string-value="" table:formula="of:=IF(LEN([.B764])&lt;&gt;0;VLOOKUP([.$B764];;7;0);&quot;&quot;)" table:style-name="ce49"/>
          <table:table-cell office:value-type="string" office:string-value="" table:formula="of:=IF(LEN([.B764])&lt;&gt;0;VLOOKUP([.$B764];;2;0);&quot;&quot;)" table:style-name="ce49"/>
          <table:table-cell table:number-columns-repeated="11" table:style-name="ce48"/>
          <table:table-cell office:value-type="string" office:string-value="" table:formula="of:=IF([.G764]&gt;0;DATE([.G764];[.F764];[.E764]);&quot;&quot;)" table:style-name="ce51"/>
          <table:table-cell office:value-type="float" office:value="0" table:formula="of:=DATEDIF([.O764];[.P764];&quot;Y&quot;)" table:style-name="ce49">
            <text:p>#¡VALOR!</text:p>
          </table:table-cell>
          <table:table-cell office:value-type="float" office:value="0" table:formula="of:=DATEDIF([.O764];[.P764];&quot;YM&quot;)" table:style-name="ce49">
            <text:p>#¡VALOR!</text:p>
          </table:table-cell>
          <table:table-cell office:value-type="float" office:value="0" table:formula="of:=DATEDIF([.O764];[.P7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5" table:formula="of:=[.A764]+1" table:style-name="ce48">
            <text:p>995</text:p>
          </table:table-cell>
          <table:table-cell table:style-name="ce48"/>
          <table:table-cell office:value-type="string" office:string-value="" table:formula="of:=IF(LEN([.B765])&lt;&gt;0;VLOOKUP([.$B765];;7;0);&quot;&quot;)" table:style-name="ce49"/>
          <table:table-cell office:value-type="string" office:string-value="" table:formula="of:=IF(LEN([.B765])&lt;&gt;0;VLOOKUP([.$B765];;2;0);&quot;&quot;)" table:style-name="ce49"/>
          <table:table-cell table:number-columns-repeated="11" table:style-name="ce48"/>
          <table:table-cell office:value-type="string" office:string-value="" table:formula="of:=IF([.G765]&gt;0;DATE([.G765];[.F765];[.E765]);&quot;&quot;)" table:style-name="ce51"/>
          <table:table-cell office:value-type="float" office:value="0" table:formula="of:=DATEDIF([.O765];[.P765];&quot;Y&quot;)" table:style-name="ce49">
            <text:p>#¡VALOR!</text:p>
          </table:table-cell>
          <table:table-cell office:value-type="float" office:value="0" table:formula="of:=DATEDIF([.O765];[.P765];&quot;YM&quot;)" table:style-name="ce49">
            <text:p>#¡VALOR!</text:p>
          </table:table-cell>
          <table:table-cell office:value-type="float" office:value="0" table:formula="of:=DATEDIF([.O765];[.P7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6" table:formula="of:=[.A765]+1" table:style-name="ce48">
            <text:p>996</text:p>
          </table:table-cell>
          <table:table-cell table:style-name="ce48"/>
          <table:table-cell office:value-type="string" office:string-value="" table:formula="of:=IF(LEN([.B766])&lt;&gt;0;VLOOKUP([.$B766];;7;0);&quot;&quot;)" table:style-name="ce49"/>
          <table:table-cell office:value-type="string" office:string-value="" table:formula="of:=IF(LEN([.B766])&lt;&gt;0;VLOOKUP([.$B766];;2;0);&quot;&quot;)" table:style-name="ce49"/>
          <table:table-cell table:number-columns-repeated="11" table:style-name="ce48"/>
          <table:table-cell office:value-type="string" office:string-value="" table:formula="of:=IF([.G766]&gt;0;DATE([.G766];[.F766];[.E766]);&quot;&quot;)" table:style-name="ce51"/>
          <table:table-cell office:value-type="float" office:value="0" table:formula="of:=DATEDIF([.O766];[.P766];&quot;Y&quot;)" table:style-name="ce49">
            <text:p>#¡VALOR!</text:p>
          </table:table-cell>
          <table:table-cell office:value-type="float" office:value="0" table:formula="of:=DATEDIF([.O766];[.P766];&quot;YM&quot;)" table:style-name="ce49">
            <text:p>#¡VALOR!</text:p>
          </table:table-cell>
          <table:table-cell office:value-type="float" office:value="0" table:formula="of:=DATEDIF([.O766];[.P7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7" table:formula="of:=[.A766]+1" table:style-name="ce48">
            <text:p>997</text:p>
          </table:table-cell>
          <table:table-cell table:style-name="ce48"/>
          <table:table-cell office:value-type="string" office:string-value="" table:formula="of:=IF(LEN([.B767])&lt;&gt;0;VLOOKUP([.$B767];;7;0);&quot;&quot;)" table:style-name="ce49"/>
          <table:table-cell office:value-type="string" office:string-value="" table:formula="of:=IF(LEN([.B767])&lt;&gt;0;VLOOKUP([.$B767];;2;0);&quot;&quot;)" table:style-name="ce49"/>
          <table:table-cell table:number-columns-repeated="11" table:style-name="ce48"/>
          <table:table-cell office:value-type="string" office:string-value="" table:formula="of:=IF([.G767]&gt;0;DATE([.G767];[.F767];[.E767]);&quot;&quot;)" table:style-name="ce51"/>
          <table:table-cell office:value-type="float" office:value="0" table:formula="of:=DATEDIF([.O767];[.P767];&quot;Y&quot;)" table:style-name="ce49">
            <text:p>#¡VALOR!</text:p>
          </table:table-cell>
          <table:table-cell office:value-type="float" office:value="0" table:formula="of:=DATEDIF([.O767];[.P767];&quot;YM&quot;)" table:style-name="ce49">
            <text:p>#¡VALOR!</text:p>
          </table:table-cell>
          <table:table-cell office:value-type="float" office:value="0" table:formula="of:=DATEDIF([.O767];[.P7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8" table:formula="of:=[.A767]+1" table:style-name="ce48">
            <text:p>998</text:p>
          </table:table-cell>
          <table:table-cell table:style-name="ce48"/>
          <table:table-cell office:value-type="string" office:string-value="" table:formula="of:=IF(LEN([.B768])&lt;&gt;0;VLOOKUP([.$B768];;7;0);&quot;&quot;)" table:style-name="ce49"/>
          <table:table-cell office:value-type="string" office:string-value="" table:formula="of:=IF(LEN([.B768])&lt;&gt;0;VLOOKUP([.$B768];;2;0);&quot;&quot;)" table:style-name="ce49"/>
          <table:table-cell table:number-columns-repeated="11" table:style-name="ce48"/>
          <table:table-cell office:value-type="string" office:string-value="" table:formula="of:=IF([.G768]&gt;0;DATE([.G768];[.F768];[.E768]);&quot;&quot;)" table:style-name="ce51"/>
          <table:table-cell office:value-type="float" office:value="0" table:formula="of:=DATEDIF([.O768];[.P768];&quot;Y&quot;)" table:style-name="ce49">
            <text:p>#¡VALOR!</text:p>
          </table:table-cell>
          <table:table-cell office:value-type="float" office:value="0" table:formula="of:=DATEDIF([.O768];[.P768];&quot;YM&quot;)" table:style-name="ce49">
            <text:p>#¡VALOR!</text:p>
          </table:table-cell>
          <table:table-cell office:value-type="float" office:value="0" table:formula="of:=DATEDIF([.O768];[.P7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999" table:formula="of:=[.A768]+1" table:style-name="ce48">
            <text:p>999</text:p>
          </table:table-cell>
          <table:table-cell table:style-name="ce48"/>
          <table:table-cell office:value-type="string" office:string-value="" table:formula="of:=IF(LEN([.B769])&lt;&gt;0;VLOOKUP([.$B769];;7;0);&quot;&quot;)" table:style-name="ce49"/>
          <table:table-cell office:value-type="string" office:string-value="" table:formula="of:=IF(LEN([.B769])&lt;&gt;0;VLOOKUP([.$B769];;2;0);&quot;&quot;)" table:style-name="ce49"/>
          <table:table-cell table:number-columns-repeated="11" table:style-name="ce48"/>
          <table:table-cell office:value-type="string" office:string-value="" table:formula="of:=IF([.G769]&gt;0;DATE([.G769];[.F769];[.E769]);&quot;&quot;)" table:style-name="ce51"/>
          <table:table-cell office:value-type="float" office:value="0" table:formula="of:=DATEDIF([.O769];[.P769];&quot;Y&quot;)" table:style-name="ce49">
            <text:p>#¡VALOR!</text:p>
          </table:table-cell>
          <table:table-cell office:value-type="float" office:value="0" table:formula="of:=DATEDIF([.O769];[.P769];&quot;YM&quot;)" table:style-name="ce49">
            <text:p>#¡VALOR!</text:p>
          </table:table-cell>
          <table:table-cell office:value-type="float" office:value="0" table:formula="of:=DATEDIF([.O769];[.P7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0" table:formula="of:=[.A769]+1" table:style-name="ce48">
            <text:p>1000</text:p>
          </table:table-cell>
          <table:table-cell table:style-name="ce48"/>
          <table:table-cell office:value-type="string" office:string-value="" table:formula="of:=IF(LEN([.B770])&lt;&gt;0;VLOOKUP([.$B770];;7;0);&quot;&quot;)" table:style-name="ce49"/>
          <table:table-cell office:value-type="string" office:string-value="" table:formula="of:=IF(LEN([.B770])&lt;&gt;0;VLOOKUP([.$B770];;2;0);&quot;&quot;)" table:style-name="ce49"/>
          <table:table-cell table:number-columns-repeated="11" table:style-name="ce48"/>
          <table:table-cell office:value-type="string" office:string-value="" table:formula="of:=IF([.G770]&gt;0;DATE([.G770];[.F770];[.E770]);&quot;&quot;)" table:style-name="ce51"/>
          <table:table-cell office:value-type="float" office:value="0" table:formula="of:=DATEDIF([.O770];[.P770];&quot;Y&quot;)" table:style-name="ce49">
            <text:p>#¡VALOR!</text:p>
          </table:table-cell>
          <table:table-cell office:value-type="float" office:value="0" table:formula="of:=DATEDIF([.O770];[.P770];&quot;YM&quot;)" table:style-name="ce49">
            <text:p>#¡VALOR!</text:p>
          </table:table-cell>
          <table:table-cell office:value-type="float" office:value="0" table:formula="of:=DATEDIF([.O770];[.P7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1" table:formula="of:=[.A770]+1" table:style-name="ce48">
            <text:p>1001</text:p>
          </table:table-cell>
          <table:table-cell table:style-name="ce48"/>
          <table:table-cell office:value-type="string" office:string-value="" table:formula="of:=IF(LEN([.B771])&lt;&gt;0;VLOOKUP([.$B771];;7;0);&quot;&quot;)" table:style-name="ce49"/>
          <table:table-cell office:value-type="string" office:string-value="" table:formula="of:=IF(LEN([.B771])&lt;&gt;0;VLOOKUP([.$B771];;2;0);&quot;&quot;)" table:style-name="ce49"/>
          <table:table-cell table:number-columns-repeated="11" table:style-name="ce48"/>
          <table:table-cell office:value-type="string" office:string-value="" table:formula="of:=IF([.G771]&gt;0;DATE([.G771];[.F771];[.E771]);&quot;&quot;)" table:style-name="ce51"/>
          <table:table-cell office:value-type="float" office:value="0" table:formula="of:=DATEDIF([.O771];[.P771];&quot;Y&quot;)" table:style-name="ce49">
            <text:p>#¡VALOR!</text:p>
          </table:table-cell>
          <table:table-cell office:value-type="float" office:value="0" table:formula="of:=DATEDIF([.O771];[.P771];&quot;YM&quot;)" table:style-name="ce49">
            <text:p>#¡VALOR!</text:p>
          </table:table-cell>
          <table:table-cell office:value-type="float" office:value="0" table:formula="of:=DATEDIF([.O771];[.P7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2" table:formula="of:=[.A771]+1" table:style-name="ce48">
            <text:p>1002</text:p>
          </table:table-cell>
          <table:table-cell table:style-name="ce48"/>
          <table:table-cell office:value-type="string" office:string-value="" table:formula="of:=IF(LEN([.B772])&lt;&gt;0;VLOOKUP([.$B772];;7;0);&quot;&quot;)" table:style-name="ce49"/>
          <table:table-cell office:value-type="string" office:string-value="" table:formula="of:=IF(LEN([.B772])&lt;&gt;0;VLOOKUP([.$B772];;2;0);&quot;&quot;)" table:style-name="ce49"/>
          <table:table-cell table:number-columns-repeated="11" table:style-name="ce48"/>
          <table:table-cell office:value-type="string" office:string-value="" table:formula="of:=IF([.G772]&gt;0;DATE([.G772];[.F772];[.E772]);&quot;&quot;)" table:style-name="ce51"/>
          <table:table-cell office:value-type="float" office:value="0" table:formula="of:=DATEDIF([.O772];[.P772];&quot;Y&quot;)" table:style-name="ce49">
            <text:p>#¡VALOR!</text:p>
          </table:table-cell>
          <table:table-cell office:value-type="float" office:value="0" table:formula="of:=DATEDIF([.O772];[.P772];&quot;YM&quot;)" table:style-name="ce49">
            <text:p>#¡VALOR!</text:p>
          </table:table-cell>
          <table:table-cell office:value-type="float" office:value="0" table:formula="of:=DATEDIF([.O772];[.P7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3" table:formula="of:=[.A772]+1" table:style-name="ce48">
            <text:p>1003</text:p>
          </table:table-cell>
          <table:table-cell table:style-name="ce48"/>
          <table:table-cell office:value-type="string" office:string-value="" table:formula="of:=IF(LEN([.B773])&lt;&gt;0;VLOOKUP([.$B773];;7;0);&quot;&quot;)" table:style-name="ce49"/>
          <table:table-cell office:value-type="string" office:string-value="" table:formula="of:=IF(LEN([.B773])&lt;&gt;0;VLOOKUP([.$B773];;2;0);&quot;&quot;)" table:style-name="ce49"/>
          <table:table-cell table:number-columns-repeated="11" table:style-name="ce48"/>
          <table:table-cell office:value-type="string" office:string-value="" table:formula="of:=IF([.G773]&gt;0;DATE([.G773];[.F773];[.E773]);&quot;&quot;)" table:style-name="ce51"/>
          <table:table-cell office:value-type="float" office:value="0" table:formula="of:=DATEDIF([.O773];[.P773];&quot;Y&quot;)" table:style-name="ce49">
            <text:p>#¡VALOR!</text:p>
          </table:table-cell>
          <table:table-cell office:value-type="float" office:value="0" table:formula="of:=DATEDIF([.O773];[.P773];&quot;YM&quot;)" table:style-name="ce49">
            <text:p>#¡VALOR!</text:p>
          </table:table-cell>
          <table:table-cell office:value-type="float" office:value="0" table:formula="of:=DATEDIF([.O773];[.P7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4" table:formula="of:=[.A773]+1" table:style-name="ce48">
            <text:p>1004</text:p>
          </table:table-cell>
          <table:table-cell table:style-name="ce48"/>
          <table:table-cell office:value-type="string" office:string-value="" table:formula="of:=IF(LEN([.B774])&lt;&gt;0;VLOOKUP([.$B774];;7;0);&quot;&quot;)" table:style-name="ce49"/>
          <table:table-cell office:value-type="string" office:string-value="" table:formula="of:=IF(LEN([.B774])&lt;&gt;0;VLOOKUP([.$B774];;2;0);&quot;&quot;)" table:style-name="ce49"/>
          <table:table-cell table:number-columns-repeated="11" table:style-name="ce48"/>
          <table:table-cell office:value-type="string" office:string-value="" table:formula="of:=IF([.G774]&gt;0;DATE([.G774];[.F774];[.E774]);&quot;&quot;)" table:style-name="ce51"/>
          <table:table-cell office:value-type="float" office:value="0" table:formula="of:=DATEDIF([.O774];[.P774];&quot;Y&quot;)" table:style-name="ce49">
            <text:p>#¡VALOR!</text:p>
          </table:table-cell>
          <table:table-cell office:value-type="float" office:value="0" table:formula="of:=DATEDIF([.O774];[.P774];&quot;YM&quot;)" table:style-name="ce49">
            <text:p>#¡VALOR!</text:p>
          </table:table-cell>
          <table:table-cell office:value-type="float" office:value="0" table:formula="of:=DATEDIF([.O774];[.P7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5" table:formula="of:=[.A774]+1" table:style-name="ce48">
            <text:p>1005</text:p>
          </table:table-cell>
          <table:table-cell table:style-name="ce48"/>
          <table:table-cell office:value-type="string" office:string-value="" table:formula="of:=IF(LEN([.B775])&lt;&gt;0;VLOOKUP([.$B775];;7;0);&quot;&quot;)" table:style-name="ce49"/>
          <table:table-cell office:value-type="string" office:string-value="" table:formula="of:=IF(LEN([.B775])&lt;&gt;0;VLOOKUP([.$B775];;2;0);&quot;&quot;)" table:style-name="ce49"/>
          <table:table-cell table:number-columns-repeated="11" table:style-name="ce48"/>
          <table:table-cell office:value-type="string" office:string-value="" table:formula="of:=IF([.G775]&gt;0;DATE([.G775];[.F775];[.E775]);&quot;&quot;)" table:style-name="ce51"/>
          <table:table-cell office:value-type="float" office:value="0" table:formula="of:=DATEDIF([.O775];[.P775];&quot;Y&quot;)" table:style-name="ce49">
            <text:p>#¡VALOR!</text:p>
          </table:table-cell>
          <table:table-cell office:value-type="float" office:value="0" table:formula="of:=DATEDIF([.O775];[.P775];&quot;YM&quot;)" table:style-name="ce49">
            <text:p>#¡VALOR!</text:p>
          </table:table-cell>
          <table:table-cell office:value-type="float" office:value="0" table:formula="of:=DATEDIF([.O775];[.P7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6" table:formula="of:=[.A775]+1" table:style-name="ce48">
            <text:p>1006</text:p>
          </table:table-cell>
          <table:table-cell table:style-name="ce48"/>
          <table:table-cell office:value-type="string" office:string-value="" table:formula="of:=IF(LEN([.B776])&lt;&gt;0;VLOOKUP([.$B776];;7;0);&quot;&quot;)" table:style-name="ce49"/>
          <table:table-cell office:value-type="string" office:string-value="" table:formula="of:=IF(LEN([.B776])&lt;&gt;0;VLOOKUP([.$B776];;2;0);&quot;&quot;)" table:style-name="ce49"/>
          <table:table-cell table:number-columns-repeated="11" table:style-name="ce48"/>
          <table:table-cell office:value-type="string" office:string-value="" table:formula="of:=IF([.G776]&gt;0;DATE([.G776];[.F776];[.E776]);&quot;&quot;)" table:style-name="ce51"/>
          <table:table-cell office:value-type="float" office:value="0" table:formula="of:=DATEDIF([.O776];[.P776];&quot;Y&quot;)" table:style-name="ce49">
            <text:p>#¡VALOR!</text:p>
          </table:table-cell>
          <table:table-cell office:value-type="float" office:value="0" table:formula="of:=DATEDIF([.O776];[.P776];&quot;YM&quot;)" table:style-name="ce49">
            <text:p>#¡VALOR!</text:p>
          </table:table-cell>
          <table:table-cell office:value-type="float" office:value="0" table:formula="of:=DATEDIF([.O776];[.P7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7" table:formula="of:=[.A776]+1" table:style-name="ce48">
            <text:p>1007</text:p>
          </table:table-cell>
          <table:table-cell table:style-name="ce48"/>
          <table:table-cell office:value-type="string" office:string-value="" table:formula="of:=IF(LEN([.B777])&lt;&gt;0;VLOOKUP([.$B777];;7;0);&quot;&quot;)" table:style-name="ce49"/>
          <table:table-cell office:value-type="string" office:string-value="" table:formula="of:=IF(LEN([.B777])&lt;&gt;0;VLOOKUP([.$B777];;2;0);&quot;&quot;)" table:style-name="ce49"/>
          <table:table-cell table:number-columns-repeated="11" table:style-name="ce48"/>
          <table:table-cell office:value-type="string" office:string-value="" table:formula="of:=IF([.G777]&gt;0;DATE([.G777];[.F777];[.E777]);&quot;&quot;)" table:style-name="ce51"/>
          <table:table-cell office:value-type="float" office:value="0" table:formula="of:=DATEDIF([.O777];[.P777];&quot;Y&quot;)" table:style-name="ce49">
            <text:p>#¡VALOR!</text:p>
          </table:table-cell>
          <table:table-cell office:value-type="float" office:value="0" table:formula="of:=DATEDIF([.O777];[.P777];&quot;YM&quot;)" table:style-name="ce49">
            <text:p>#¡VALOR!</text:p>
          </table:table-cell>
          <table:table-cell office:value-type="float" office:value="0" table:formula="of:=DATEDIF([.O777];[.P7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8" table:formula="of:=[.A777]+1" table:style-name="ce48">
            <text:p>1008</text:p>
          </table:table-cell>
          <table:table-cell table:style-name="ce48"/>
          <table:table-cell office:value-type="string" office:string-value="" table:formula="of:=IF(LEN([.B778])&lt;&gt;0;VLOOKUP([.$B778];;7;0);&quot;&quot;)" table:style-name="ce49"/>
          <table:table-cell office:value-type="string" office:string-value="" table:formula="of:=IF(LEN([.B778])&lt;&gt;0;VLOOKUP([.$B778];;2;0);&quot;&quot;)" table:style-name="ce49"/>
          <table:table-cell table:number-columns-repeated="11" table:style-name="ce48"/>
          <table:table-cell office:value-type="string" office:string-value="" table:formula="of:=IF([.G778]&gt;0;DATE([.G778];[.F778];[.E778]);&quot;&quot;)" table:style-name="ce51"/>
          <table:table-cell office:value-type="float" office:value="0" table:formula="of:=DATEDIF([.O778];[.P778];&quot;Y&quot;)" table:style-name="ce49">
            <text:p>#¡VALOR!</text:p>
          </table:table-cell>
          <table:table-cell office:value-type="float" office:value="0" table:formula="of:=DATEDIF([.O778];[.P778];&quot;YM&quot;)" table:style-name="ce49">
            <text:p>#¡VALOR!</text:p>
          </table:table-cell>
          <table:table-cell office:value-type="float" office:value="0" table:formula="of:=DATEDIF([.O778];[.P7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09" table:formula="of:=[.A778]+1" table:style-name="ce48">
            <text:p>1009</text:p>
          </table:table-cell>
          <table:table-cell table:style-name="ce48"/>
          <table:table-cell office:value-type="string" office:string-value="" table:formula="of:=IF(LEN([.B779])&lt;&gt;0;VLOOKUP([.$B779];;7;0);&quot;&quot;)" table:style-name="ce49"/>
          <table:table-cell office:value-type="string" office:string-value="" table:formula="of:=IF(LEN([.B779])&lt;&gt;0;VLOOKUP([.$B779];;2;0);&quot;&quot;)" table:style-name="ce49"/>
          <table:table-cell table:number-columns-repeated="11" table:style-name="ce48"/>
          <table:table-cell office:value-type="string" office:string-value="" table:formula="of:=IF([.G779]&gt;0;DATE([.G779];[.F779];[.E779]);&quot;&quot;)" table:style-name="ce51"/>
          <table:table-cell office:value-type="float" office:value="0" table:formula="of:=DATEDIF([.O779];[.P779];&quot;Y&quot;)" table:style-name="ce49">
            <text:p>#¡VALOR!</text:p>
          </table:table-cell>
          <table:table-cell office:value-type="float" office:value="0" table:formula="of:=DATEDIF([.O779];[.P779];&quot;YM&quot;)" table:style-name="ce49">
            <text:p>#¡VALOR!</text:p>
          </table:table-cell>
          <table:table-cell office:value-type="float" office:value="0" table:formula="of:=DATEDIF([.O779];[.P7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0" table:formula="of:=[.A779]+1" table:style-name="ce48">
            <text:p>1010</text:p>
          </table:table-cell>
          <table:table-cell table:style-name="ce48"/>
          <table:table-cell office:value-type="string" office:string-value="" table:formula="of:=IF(LEN([.B780])&lt;&gt;0;VLOOKUP([.$B780];;7;0);&quot;&quot;)" table:style-name="ce49"/>
          <table:table-cell office:value-type="string" office:string-value="" table:formula="of:=IF(LEN([.B780])&lt;&gt;0;VLOOKUP([.$B780];;2;0);&quot;&quot;)" table:style-name="ce49"/>
          <table:table-cell table:number-columns-repeated="11" table:style-name="ce48"/>
          <table:table-cell office:value-type="string" office:string-value="" table:formula="of:=IF([.G780]&gt;0;DATE([.G780];[.F780];[.E780]);&quot;&quot;)" table:style-name="ce51"/>
          <table:table-cell office:value-type="float" office:value="0" table:formula="of:=DATEDIF([.O780];[.P780];&quot;Y&quot;)" table:style-name="ce49">
            <text:p>#¡VALOR!</text:p>
          </table:table-cell>
          <table:table-cell office:value-type="float" office:value="0" table:formula="of:=DATEDIF([.O780];[.P780];&quot;YM&quot;)" table:style-name="ce49">
            <text:p>#¡VALOR!</text:p>
          </table:table-cell>
          <table:table-cell office:value-type="float" office:value="0" table:formula="of:=DATEDIF([.O780];[.P7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1" table:formula="of:=[.A780]+1" table:style-name="ce48">
            <text:p>1011</text:p>
          </table:table-cell>
          <table:table-cell table:style-name="ce48"/>
          <table:table-cell office:value-type="string" office:string-value="" table:formula="of:=IF(LEN([.B781])&lt;&gt;0;VLOOKUP([.$B781];;7;0);&quot;&quot;)" table:style-name="ce49"/>
          <table:table-cell office:value-type="string" office:string-value="" table:formula="of:=IF(LEN([.B781])&lt;&gt;0;VLOOKUP([.$B781];;2;0);&quot;&quot;)" table:style-name="ce49"/>
          <table:table-cell table:number-columns-repeated="11" table:style-name="ce48"/>
          <table:table-cell office:value-type="string" office:string-value="" table:formula="of:=IF([.G781]&gt;0;DATE([.G781];[.F781];[.E781]);&quot;&quot;)" table:style-name="ce51"/>
          <table:table-cell office:value-type="float" office:value="0" table:formula="of:=DATEDIF([.O781];[.P781];&quot;Y&quot;)" table:style-name="ce49">
            <text:p>#¡VALOR!</text:p>
          </table:table-cell>
          <table:table-cell office:value-type="float" office:value="0" table:formula="of:=DATEDIF([.O781];[.P781];&quot;YM&quot;)" table:style-name="ce49">
            <text:p>#¡VALOR!</text:p>
          </table:table-cell>
          <table:table-cell office:value-type="float" office:value="0" table:formula="of:=DATEDIF([.O781];[.P7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2" table:formula="of:=[.A781]+1" table:style-name="ce48">
            <text:p>1012</text:p>
          </table:table-cell>
          <table:table-cell table:style-name="ce48"/>
          <table:table-cell office:value-type="string" office:string-value="" table:formula="of:=IF(LEN([.B782])&lt;&gt;0;VLOOKUP([.$B782];;7;0);&quot;&quot;)" table:style-name="ce49"/>
          <table:table-cell office:value-type="string" office:string-value="" table:formula="of:=IF(LEN([.B782])&lt;&gt;0;VLOOKUP([.$B782];;2;0);&quot;&quot;)" table:style-name="ce49"/>
          <table:table-cell table:number-columns-repeated="11" table:style-name="ce48"/>
          <table:table-cell office:value-type="string" office:string-value="" table:formula="of:=IF([.G782]&gt;0;DATE([.G782];[.F782];[.E782]);&quot;&quot;)" table:style-name="ce51"/>
          <table:table-cell office:value-type="float" office:value="0" table:formula="of:=DATEDIF([.O782];[.P782];&quot;Y&quot;)" table:style-name="ce49">
            <text:p>#¡VALOR!</text:p>
          </table:table-cell>
          <table:table-cell office:value-type="float" office:value="0" table:formula="of:=DATEDIF([.O782];[.P782];&quot;YM&quot;)" table:style-name="ce49">
            <text:p>#¡VALOR!</text:p>
          </table:table-cell>
          <table:table-cell office:value-type="float" office:value="0" table:formula="of:=DATEDIF([.O782];[.P7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3" table:formula="of:=[.A782]+1" table:style-name="ce48">
            <text:p>1013</text:p>
          </table:table-cell>
          <table:table-cell table:style-name="ce48"/>
          <table:table-cell office:value-type="string" office:string-value="" table:formula="of:=IF(LEN([.B783])&lt;&gt;0;VLOOKUP([.$B783];;7;0);&quot;&quot;)" table:style-name="ce49"/>
          <table:table-cell office:value-type="string" office:string-value="" table:formula="of:=IF(LEN([.B783])&lt;&gt;0;VLOOKUP([.$B783];;2;0);&quot;&quot;)" table:style-name="ce49"/>
          <table:table-cell table:number-columns-repeated="11" table:style-name="ce48"/>
          <table:table-cell office:value-type="string" office:string-value="" table:formula="of:=IF([.G783]&gt;0;DATE([.G783];[.F783];[.E783]);&quot;&quot;)" table:style-name="ce51"/>
          <table:table-cell office:value-type="float" office:value="0" table:formula="of:=DATEDIF([.O783];[.P783];&quot;Y&quot;)" table:style-name="ce49">
            <text:p>#¡VALOR!</text:p>
          </table:table-cell>
          <table:table-cell office:value-type="float" office:value="0" table:formula="of:=DATEDIF([.O783];[.P783];&quot;YM&quot;)" table:style-name="ce49">
            <text:p>#¡VALOR!</text:p>
          </table:table-cell>
          <table:table-cell office:value-type="float" office:value="0" table:formula="of:=DATEDIF([.O783];[.P7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4" table:formula="of:=[.A783]+1" table:style-name="ce48">
            <text:p>1014</text:p>
          </table:table-cell>
          <table:table-cell table:style-name="ce48"/>
          <table:table-cell office:value-type="string" office:string-value="" table:formula="of:=IF(LEN([.B784])&lt;&gt;0;VLOOKUP([.$B784];;7;0);&quot;&quot;)" table:style-name="ce49"/>
          <table:table-cell office:value-type="string" office:string-value="" table:formula="of:=IF(LEN([.B784])&lt;&gt;0;VLOOKUP([.$B784];;2;0);&quot;&quot;)" table:style-name="ce49"/>
          <table:table-cell table:number-columns-repeated="11" table:style-name="ce48"/>
          <table:table-cell office:value-type="string" office:string-value="" table:formula="of:=IF([.G784]&gt;0;DATE([.G784];[.F784];[.E784]);&quot;&quot;)" table:style-name="ce51"/>
          <table:table-cell office:value-type="float" office:value="0" table:formula="of:=DATEDIF([.O784];[.P784];&quot;Y&quot;)" table:style-name="ce49">
            <text:p>#¡VALOR!</text:p>
          </table:table-cell>
          <table:table-cell office:value-type="float" office:value="0" table:formula="of:=DATEDIF([.O784];[.P784];&quot;YM&quot;)" table:style-name="ce49">
            <text:p>#¡VALOR!</text:p>
          </table:table-cell>
          <table:table-cell office:value-type="float" office:value="0" table:formula="of:=DATEDIF([.O784];[.P7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5" table:formula="of:=[.A784]+1" table:style-name="ce48">
            <text:p>1015</text:p>
          </table:table-cell>
          <table:table-cell table:style-name="ce48"/>
          <table:table-cell office:value-type="string" office:string-value="" table:formula="of:=IF(LEN([.B785])&lt;&gt;0;VLOOKUP([.$B785];;7;0);&quot;&quot;)" table:style-name="ce49"/>
          <table:table-cell office:value-type="string" office:string-value="" table:formula="of:=IF(LEN([.B785])&lt;&gt;0;VLOOKUP([.$B785];;2;0);&quot;&quot;)" table:style-name="ce49"/>
          <table:table-cell table:number-columns-repeated="11" table:style-name="ce48"/>
          <table:table-cell office:value-type="string" office:string-value="" table:formula="of:=IF([.G785]&gt;0;DATE([.G785];[.F785];[.E785]);&quot;&quot;)" table:style-name="ce51"/>
          <table:table-cell office:value-type="float" office:value="0" table:formula="of:=DATEDIF([.O785];[.P785];&quot;Y&quot;)" table:style-name="ce49">
            <text:p>#¡VALOR!</text:p>
          </table:table-cell>
          <table:table-cell office:value-type="float" office:value="0" table:formula="of:=DATEDIF([.O785];[.P785];&quot;YM&quot;)" table:style-name="ce49">
            <text:p>#¡VALOR!</text:p>
          </table:table-cell>
          <table:table-cell office:value-type="float" office:value="0" table:formula="of:=DATEDIF([.O785];[.P7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6" table:formula="of:=[.A785]+1" table:style-name="ce48">
            <text:p>1016</text:p>
          </table:table-cell>
          <table:table-cell table:style-name="ce48"/>
          <table:table-cell office:value-type="string" office:string-value="" table:formula="of:=IF(LEN([.B786])&lt;&gt;0;VLOOKUP([.$B786];;7;0);&quot;&quot;)" table:style-name="ce49"/>
          <table:table-cell office:value-type="string" office:string-value="" table:formula="of:=IF(LEN([.B786])&lt;&gt;0;VLOOKUP([.$B786];;2;0);&quot;&quot;)" table:style-name="ce49"/>
          <table:table-cell table:number-columns-repeated="11" table:style-name="ce48"/>
          <table:table-cell office:value-type="string" office:string-value="" table:formula="of:=IF([.G786]&gt;0;DATE([.G786];[.F786];[.E786]);&quot;&quot;)" table:style-name="ce51"/>
          <table:table-cell office:value-type="float" office:value="0" table:formula="of:=DATEDIF([.O786];[.P786];&quot;Y&quot;)" table:style-name="ce49">
            <text:p>#¡VALOR!</text:p>
          </table:table-cell>
          <table:table-cell office:value-type="float" office:value="0" table:formula="of:=DATEDIF([.O786];[.P786];&quot;YM&quot;)" table:style-name="ce49">
            <text:p>#¡VALOR!</text:p>
          </table:table-cell>
          <table:table-cell office:value-type="float" office:value="0" table:formula="of:=DATEDIF([.O786];[.P7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7" table:formula="of:=[.A786]+1" table:style-name="ce48">
            <text:p>1017</text:p>
          </table:table-cell>
          <table:table-cell table:style-name="ce48"/>
          <table:table-cell office:value-type="string" office:string-value="" table:formula="of:=IF(LEN([.B787])&lt;&gt;0;VLOOKUP([.$B787];;7;0);&quot;&quot;)" table:style-name="ce49"/>
          <table:table-cell office:value-type="string" office:string-value="" table:formula="of:=IF(LEN([.B787])&lt;&gt;0;VLOOKUP([.$B787];;2;0);&quot;&quot;)" table:style-name="ce49"/>
          <table:table-cell table:number-columns-repeated="11" table:style-name="ce48"/>
          <table:table-cell office:value-type="string" office:string-value="" table:formula="of:=IF([.G787]&gt;0;DATE([.G787];[.F787];[.E787]);&quot;&quot;)" table:style-name="ce51"/>
          <table:table-cell office:value-type="float" office:value="0" table:formula="of:=DATEDIF([.O787];[.P787];&quot;Y&quot;)" table:style-name="ce49">
            <text:p>#¡VALOR!</text:p>
          </table:table-cell>
          <table:table-cell office:value-type="float" office:value="0" table:formula="of:=DATEDIF([.O787];[.P787];&quot;YM&quot;)" table:style-name="ce49">
            <text:p>#¡VALOR!</text:p>
          </table:table-cell>
          <table:table-cell office:value-type="float" office:value="0" table:formula="of:=DATEDIF([.O787];[.P7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8" table:formula="of:=[.A787]+1" table:style-name="ce48">
            <text:p>1018</text:p>
          </table:table-cell>
          <table:table-cell table:style-name="ce48"/>
          <table:table-cell office:value-type="string" office:string-value="" table:formula="of:=IF(LEN([.B788])&lt;&gt;0;VLOOKUP([.$B788];;7;0);&quot;&quot;)" table:style-name="ce49"/>
          <table:table-cell office:value-type="string" office:string-value="" table:formula="of:=IF(LEN([.B788])&lt;&gt;0;VLOOKUP([.$B788];;2;0);&quot;&quot;)" table:style-name="ce49"/>
          <table:table-cell table:number-columns-repeated="11" table:style-name="ce48"/>
          <table:table-cell office:value-type="string" office:string-value="" table:formula="of:=IF([.G788]&gt;0;DATE([.G788];[.F788];[.E788]);&quot;&quot;)" table:style-name="ce51"/>
          <table:table-cell office:value-type="float" office:value="0" table:formula="of:=DATEDIF([.O788];[.P788];&quot;Y&quot;)" table:style-name="ce49">
            <text:p>#¡VALOR!</text:p>
          </table:table-cell>
          <table:table-cell office:value-type="float" office:value="0" table:formula="of:=DATEDIF([.O788];[.P788];&quot;YM&quot;)" table:style-name="ce49">
            <text:p>#¡VALOR!</text:p>
          </table:table-cell>
          <table:table-cell office:value-type="float" office:value="0" table:formula="of:=DATEDIF([.O788];[.P7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19" table:formula="of:=[.A788]+1" table:style-name="ce48">
            <text:p>1019</text:p>
          </table:table-cell>
          <table:table-cell table:style-name="ce48"/>
          <table:table-cell office:value-type="string" office:string-value="" table:formula="of:=IF(LEN([.B789])&lt;&gt;0;VLOOKUP([.$B789];;7;0);&quot;&quot;)" table:style-name="ce49"/>
          <table:table-cell office:value-type="string" office:string-value="" table:formula="of:=IF(LEN([.B789])&lt;&gt;0;VLOOKUP([.$B789];;2;0);&quot;&quot;)" table:style-name="ce49"/>
          <table:table-cell table:number-columns-repeated="11" table:style-name="ce48"/>
          <table:table-cell office:value-type="string" office:string-value="" table:formula="of:=IF([.G789]&gt;0;DATE([.G789];[.F789];[.E789]);&quot;&quot;)" table:style-name="ce51"/>
          <table:table-cell office:value-type="float" office:value="0" table:formula="of:=DATEDIF([.O789];[.P789];&quot;Y&quot;)" table:style-name="ce49">
            <text:p>#¡VALOR!</text:p>
          </table:table-cell>
          <table:table-cell office:value-type="float" office:value="0" table:formula="of:=DATEDIF([.O789];[.P789];&quot;YM&quot;)" table:style-name="ce49">
            <text:p>#¡VALOR!</text:p>
          </table:table-cell>
          <table:table-cell office:value-type="float" office:value="0" table:formula="of:=DATEDIF([.O789];[.P7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0" table:formula="of:=[.A789]+1" table:style-name="ce48">
            <text:p>1020</text:p>
          </table:table-cell>
          <table:table-cell table:style-name="ce48"/>
          <table:table-cell office:value-type="string" office:string-value="" table:formula="of:=IF(LEN([.B790])&lt;&gt;0;VLOOKUP([.$B790];;7;0);&quot;&quot;)" table:style-name="ce49"/>
          <table:table-cell office:value-type="string" office:string-value="" table:formula="of:=IF(LEN([.B790])&lt;&gt;0;VLOOKUP([.$B790];;2;0);&quot;&quot;)" table:style-name="ce49"/>
          <table:table-cell table:number-columns-repeated="11" table:style-name="ce48"/>
          <table:table-cell office:value-type="string" office:string-value="" table:formula="of:=IF([.G790]&gt;0;DATE([.G790];[.F790];[.E790]);&quot;&quot;)" table:style-name="ce51"/>
          <table:table-cell office:value-type="float" office:value="0" table:formula="of:=DATEDIF([.O790];[.P790];&quot;Y&quot;)" table:style-name="ce49">
            <text:p>#¡VALOR!</text:p>
          </table:table-cell>
          <table:table-cell office:value-type="float" office:value="0" table:formula="of:=DATEDIF([.O790];[.P790];&quot;YM&quot;)" table:style-name="ce49">
            <text:p>#¡VALOR!</text:p>
          </table:table-cell>
          <table:table-cell office:value-type="float" office:value="0" table:formula="of:=DATEDIF([.O790];[.P7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1" table:formula="of:=[.A790]+1" table:style-name="ce48">
            <text:p>1021</text:p>
          </table:table-cell>
          <table:table-cell table:style-name="ce48"/>
          <table:table-cell office:value-type="string" office:string-value="" table:formula="of:=IF(LEN([.B791])&lt;&gt;0;VLOOKUP([.$B791];;7;0);&quot;&quot;)" table:style-name="ce49"/>
          <table:table-cell office:value-type="string" office:string-value="" table:formula="of:=IF(LEN([.B791])&lt;&gt;0;VLOOKUP([.$B791];;2;0);&quot;&quot;)" table:style-name="ce49"/>
          <table:table-cell table:number-columns-repeated="11" table:style-name="ce48"/>
          <table:table-cell office:value-type="string" office:string-value="" table:formula="of:=IF([.G791]&gt;0;DATE([.G791];[.F791];[.E791]);&quot;&quot;)" table:style-name="ce51"/>
          <table:table-cell office:value-type="float" office:value="0" table:formula="of:=DATEDIF([.O791];[.P791];&quot;Y&quot;)" table:style-name="ce49">
            <text:p>#¡VALOR!</text:p>
          </table:table-cell>
          <table:table-cell office:value-type="float" office:value="0" table:formula="of:=DATEDIF([.O791];[.P791];&quot;YM&quot;)" table:style-name="ce49">
            <text:p>#¡VALOR!</text:p>
          </table:table-cell>
          <table:table-cell office:value-type="float" office:value="0" table:formula="of:=DATEDIF([.O791];[.P7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2" table:formula="of:=[.A791]+1" table:style-name="ce48">
            <text:p>1022</text:p>
          </table:table-cell>
          <table:table-cell table:style-name="ce48"/>
          <table:table-cell office:value-type="string" office:string-value="" table:formula="of:=IF(LEN([.B792])&lt;&gt;0;VLOOKUP([.$B792];;7;0);&quot;&quot;)" table:style-name="ce49"/>
          <table:table-cell office:value-type="string" office:string-value="" table:formula="of:=IF(LEN([.B792])&lt;&gt;0;VLOOKUP([.$B792];;2;0);&quot;&quot;)" table:style-name="ce49"/>
          <table:table-cell table:number-columns-repeated="11" table:style-name="ce48"/>
          <table:table-cell office:value-type="string" office:string-value="" table:formula="of:=IF([.G792]&gt;0;DATE([.G792];[.F792];[.E792]);&quot;&quot;)" table:style-name="ce51"/>
          <table:table-cell office:value-type="float" office:value="0" table:formula="of:=DATEDIF([.O792];[.P792];&quot;Y&quot;)" table:style-name="ce49">
            <text:p>#¡VALOR!</text:p>
          </table:table-cell>
          <table:table-cell office:value-type="float" office:value="0" table:formula="of:=DATEDIF([.O792];[.P792];&quot;YM&quot;)" table:style-name="ce49">
            <text:p>#¡VALOR!</text:p>
          </table:table-cell>
          <table:table-cell office:value-type="float" office:value="0" table:formula="of:=DATEDIF([.O792];[.P7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3" table:formula="of:=[.A792]+1" table:style-name="ce48">
            <text:p>1023</text:p>
          </table:table-cell>
          <table:table-cell table:style-name="ce48"/>
          <table:table-cell office:value-type="string" office:string-value="" table:formula="of:=IF(LEN([.B793])&lt;&gt;0;VLOOKUP([.$B793];;7;0);&quot;&quot;)" table:style-name="ce49"/>
          <table:table-cell office:value-type="string" office:string-value="" table:formula="of:=IF(LEN([.B793])&lt;&gt;0;VLOOKUP([.$B793];;2;0);&quot;&quot;)" table:style-name="ce49"/>
          <table:table-cell table:number-columns-repeated="11" table:style-name="ce48"/>
          <table:table-cell office:value-type="string" office:string-value="" table:formula="of:=IF([.G793]&gt;0;DATE([.G793];[.F793];[.E793]);&quot;&quot;)" table:style-name="ce51"/>
          <table:table-cell office:value-type="float" office:value="0" table:formula="of:=DATEDIF([.O793];[.P793];&quot;Y&quot;)" table:style-name="ce49">
            <text:p>#¡VALOR!</text:p>
          </table:table-cell>
          <table:table-cell office:value-type="float" office:value="0" table:formula="of:=DATEDIF([.O793];[.P793];&quot;YM&quot;)" table:style-name="ce49">
            <text:p>#¡VALOR!</text:p>
          </table:table-cell>
          <table:table-cell office:value-type="float" office:value="0" table:formula="of:=DATEDIF([.O793];[.P7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4" table:formula="of:=[.A793]+1" table:style-name="ce48">
            <text:p>1024</text:p>
          </table:table-cell>
          <table:table-cell table:style-name="ce48"/>
          <table:table-cell office:value-type="string" office:string-value="" table:formula="of:=IF(LEN([.B794])&lt;&gt;0;VLOOKUP([.$B794];;7;0);&quot;&quot;)" table:style-name="ce49"/>
          <table:table-cell office:value-type="string" office:string-value="" table:formula="of:=IF(LEN([.B794])&lt;&gt;0;VLOOKUP([.$B794];;2;0);&quot;&quot;)" table:style-name="ce49"/>
          <table:table-cell table:number-columns-repeated="11" table:style-name="ce48"/>
          <table:table-cell office:value-type="string" office:string-value="" table:formula="of:=IF([.G794]&gt;0;DATE([.G794];[.F794];[.E794]);&quot;&quot;)" table:style-name="ce51"/>
          <table:table-cell office:value-type="float" office:value="0" table:formula="of:=DATEDIF([.O794];[.P794];&quot;Y&quot;)" table:style-name="ce49">
            <text:p>#¡VALOR!</text:p>
          </table:table-cell>
          <table:table-cell office:value-type="float" office:value="0" table:formula="of:=DATEDIF([.O794];[.P794];&quot;YM&quot;)" table:style-name="ce49">
            <text:p>#¡VALOR!</text:p>
          </table:table-cell>
          <table:table-cell office:value-type="float" office:value="0" table:formula="of:=DATEDIF([.O794];[.P7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5" table:formula="of:=[.A794]+1" table:style-name="ce48">
            <text:p>1025</text:p>
          </table:table-cell>
          <table:table-cell table:style-name="ce48"/>
          <table:table-cell office:value-type="string" office:string-value="" table:formula="of:=IF(LEN([.B795])&lt;&gt;0;VLOOKUP([.$B795];;7;0);&quot;&quot;)" table:style-name="ce49"/>
          <table:table-cell office:value-type="string" office:string-value="" table:formula="of:=IF(LEN([.B795])&lt;&gt;0;VLOOKUP([.$B795];;2;0);&quot;&quot;)" table:style-name="ce49"/>
          <table:table-cell table:number-columns-repeated="11" table:style-name="ce48"/>
          <table:table-cell office:value-type="string" office:string-value="" table:formula="of:=IF([.G795]&gt;0;DATE([.G795];[.F795];[.E795]);&quot;&quot;)" table:style-name="ce51"/>
          <table:table-cell office:value-type="float" office:value="0" table:formula="of:=DATEDIF([.O795];[.P795];&quot;Y&quot;)" table:style-name="ce49">
            <text:p>#¡VALOR!</text:p>
          </table:table-cell>
          <table:table-cell office:value-type="float" office:value="0" table:formula="of:=DATEDIF([.O795];[.P795];&quot;YM&quot;)" table:style-name="ce49">
            <text:p>#¡VALOR!</text:p>
          </table:table-cell>
          <table:table-cell office:value-type="float" office:value="0" table:formula="of:=DATEDIF([.O795];[.P7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6" table:formula="of:=[.A795]+1" table:style-name="ce48">
            <text:p>1026</text:p>
          </table:table-cell>
          <table:table-cell table:style-name="ce48"/>
          <table:table-cell office:value-type="string" office:string-value="" table:formula="of:=IF(LEN([.B796])&lt;&gt;0;VLOOKUP([.$B796];;7;0);&quot;&quot;)" table:style-name="ce49"/>
          <table:table-cell office:value-type="string" office:string-value="" table:formula="of:=IF(LEN([.B796])&lt;&gt;0;VLOOKUP([.$B796];;2;0);&quot;&quot;)" table:style-name="ce49"/>
          <table:table-cell table:number-columns-repeated="11" table:style-name="ce48"/>
          <table:table-cell office:value-type="string" office:string-value="" table:formula="of:=IF([.G796]&gt;0;DATE([.G796];[.F796];[.E796]);&quot;&quot;)" table:style-name="ce51"/>
          <table:table-cell office:value-type="float" office:value="0" table:formula="of:=DATEDIF([.O796];[.P796];&quot;Y&quot;)" table:style-name="ce49">
            <text:p>#¡VALOR!</text:p>
          </table:table-cell>
          <table:table-cell office:value-type="float" office:value="0" table:formula="of:=DATEDIF([.O796];[.P796];&quot;YM&quot;)" table:style-name="ce49">
            <text:p>#¡VALOR!</text:p>
          </table:table-cell>
          <table:table-cell office:value-type="float" office:value="0" table:formula="of:=DATEDIF([.O796];[.P7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7" table:formula="of:=[.A796]+1" table:style-name="ce48">
            <text:p>1027</text:p>
          </table:table-cell>
          <table:table-cell table:style-name="ce48"/>
          <table:table-cell office:value-type="string" office:string-value="" table:formula="of:=IF(LEN([.B797])&lt;&gt;0;VLOOKUP([.$B797];;7;0);&quot;&quot;)" table:style-name="ce49"/>
          <table:table-cell office:value-type="string" office:string-value="" table:formula="of:=IF(LEN([.B797])&lt;&gt;0;VLOOKUP([.$B797];;2;0);&quot;&quot;)" table:style-name="ce49"/>
          <table:table-cell table:number-columns-repeated="11" table:style-name="ce48"/>
          <table:table-cell office:value-type="string" office:string-value="" table:formula="of:=IF([.G797]&gt;0;DATE([.G797];[.F797];[.E797]);&quot;&quot;)" table:style-name="ce51"/>
          <table:table-cell office:value-type="float" office:value="0" table:formula="of:=DATEDIF([.O797];[.P797];&quot;Y&quot;)" table:style-name="ce49">
            <text:p>#¡VALOR!</text:p>
          </table:table-cell>
          <table:table-cell office:value-type="float" office:value="0" table:formula="of:=DATEDIF([.O797];[.P797];&quot;YM&quot;)" table:style-name="ce49">
            <text:p>#¡VALOR!</text:p>
          </table:table-cell>
          <table:table-cell office:value-type="float" office:value="0" table:formula="of:=DATEDIF([.O797];[.P7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8" table:formula="of:=[.A797]+1" table:style-name="ce48">
            <text:p>1028</text:p>
          </table:table-cell>
          <table:table-cell table:style-name="ce48"/>
          <table:table-cell office:value-type="string" office:string-value="" table:formula="of:=IF(LEN([.B798])&lt;&gt;0;VLOOKUP([.$B798];;7;0);&quot;&quot;)" table:style-name="ce49"/>
          <table:table-cell office:value-type="string" office:string-value="" table:formula="of:=IF(LEN([.B798])&lt;&gt;0;VLOOKUP([.$B798];;2;0);&quot;&quot;)" table:style-name="ce49"/>
          <table:table-cell table:number-columns-repeated="11" table:style-name="ce48"/>
          <table:table-cell office:value-type="string" office:string-value="" table:formula="of:=IF([.G798]&gt;0;DATE([.G798];[.F798];[.E798]);&quot;&quot;)" table:style-name="ce51"/>
          <table:table-cell office:value-type="float" office:value="0" table:formula="of:=DATEDIF([.O798];[.P798];&quot;Y&quot;)" table:style-name="ce49">
            <text:p>#¡VALOR!</text:p>
          </table:table-cell>
          <table:table-cell office:value-type="float" office:value="0" table:formula="of:=DATEDIF([.O798];[.P798];&quot;YM&quot;)" table:style-name="ce49">
            <text:p>#¡VALOR!</text:p>
          </table:table-cell>
          <table:table-cell office:value-type="float" office:value="0" table:formula="of:=DATEDIF([.O798];[.P7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29" table:formula="of:=[.A798]+1" table:style-name="ce48">
            <text:p>1029</text:p>
          </table:table-cell>
          <table:table-cell table:style-name="ce48"/>
          <table:table-cell office:value-type="string" office:string-value="" table:formula="of:=IF(LEN([.B799])&lt;&gt;0;VLOOKUP([.$B799];;7;0);&quot;&quot;)" table:style-name="ce49"/>
          <table:table-cell office:value-type="string" office:string-value="" table:formula="of:=IF(LEN([.B799])&lt;&gt;0;VLOOKUP([.$B799];;2;0);&quot;&quot;)" table:style-name="ce49"/>
          <table:table-cell table:number-columns-repeated="11" table:style-name="ce48"/>
          <table:table-cell office:value-type="string" office:string-value="" table:formula="of:=IF([.G799]&gt;0;DATE([.G799];[.F799];[.E799]);&quot;&quot;)" table:style-name="ce51"/>
          <table:table-cell office:value-type="float" office:value="0" table:formula="of:=DATEDIF([.O799];[.P799];&quot;Y&quot;)" table:style-name="ce49">
            <text:p>#¡VALOR!</text:p>
          </table:table-cell>
          <table:table-cell office:value-type="float" office:value="0" table:formula="of:=DATEDIF([.O799];[.P799];&quot;YM&quot;)" table:style-name="ce49">
            <text:p>#¡VALOR!</text:p>
          </table:table-cell>
          <table:table-cell office:value-type="float" office:value="0" table:formula="of:=DATEDIF([.O799];[.P7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0" table:formula="of:=[.A799]+1" table:style-name="ce48">
            <text:p>1030</text:p>
          </table:table-cell>
          <table:table-cell table:style-name="ce48"/>
          <table:table-cell office:value-type="string" office:string-value="" table:formula="of:=IF(LEN([.B800])&lt;&gt;0;VLOOKUP([.$B800];;7;0);&quot;&quot;)" table:style-name="ce49"/>
          <table:table-cell office:value-type="string" office:string-value="" table:formula="of:=IF(LEN([.B800])&lt;&gt;0;VLOOKUP([.$B800];;2;0);&quot;&quot;)" table:style-name="ce49"/>
          <table:table-cell table:number-columns-repeated="11" table:style-name="ce48"/>
          <table:table-cell office:value-type="string" office:string-value="" table:formula="of:=IF([.G800]&gt;0;DATE([.G800];[.F800];[.E800]);&quot;&quot;)" table:style-name="ce51"/>
          <table:table-cell office:value-type="float" office:value="0" table:formula="of:=DATEDIF([.O800];[.P800];&quot;Y&quot;)" table:style-name="ce49">
            <text:p>#¡VALOR!</text:p>
          </table:table-cell>
          <table:table-cell office:value-type="float" office:value="0" table:formula="of:=DATEDIF([.O800];[.P800];&quot;YM&quot;)" table:style-name="ce49">
            <text:p>#¡VALOR!</text:p>
          </table:table-cell>
          <table:table-cell office:value-type="float" office:value="0" table:formula="of:=DATEDIF([.O800];[.P8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1" table:formula="of:=[.A800]+1" table:style-name="ce48">
            <text:p>1031</text:p>
          </table:table-cell>
          <table:table-cell table:style-name="ce48"/>
          <table:table-cell office:value-type="string" office:string-value="" table:formula="of:=IF(LEN([.B801])&lt;&gt;0;VLOOKUP([.$B801];;7;0);&quot;&quot;)" table:style-name="ce49"/>
          <table:table-cell office:value-type="string" office:string-value="" table:formula="of:=IF(LEN([.B801])&lt;&gt;0;VLOOKUP([.$B801];;2;0);&quot;&quot;)" table:style-name="ce49"/>
          <table:table-cell table:number-columns-repeated="11" table:style-name="ce48"/>
          <table:table-cell office:value-type="string" office:string-value="" table:formula="of:=IF([.G801]&gt;0;DATE([.G801];[.F801];[.E801]);&quot;&quot;)" table:style-name="ce51"/>
          <table:table-cell office:value-type="float" office:value="0" table:formula="of:=DATEDIF([.O801];[.P801];&quot;Y&quot;)" table:style-name="ce49">
            <text:p>#¡VALOR!</text:p>
          </table:table-cell>
          <table:table-cell office:value-type="float" office:value="0" table:formula="of:=DATEDIF([.O801];[.P801];&quot;YM&quot;)" table:style-name="ce49">
            <text:p>#¡VALOR!</text:p>
          </table:table-cell>
          <table:table-cell office:value-type="float" office:value="0" table:formula="of:=DATEDIF([.O801];[.P8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2" table:formula="of:=[.A801]+1" table:style-name="ce48">
            <text:p>1032</text:p>
          </table:table-cell>
          <table:table-cell table:style-name="ce48"/>
          <table:table-cell office:value-type="string" office:string-value="" table:formula="of:=IF(LEN([.B802])&lt;&gt;0;VLOOKUP([.$B802];;7;0);&quot;&quot;)" table:style-name="ce49"/>
          <table:table-cell office:value-type="string" office:string-value="" table:formula="of:=IF(LEN([.B802])&lt;&gt;0;VLOOKUP([.$B802];;2;0);&quot;&quot;)" table:style-name="ce49"/>
          <table:table-cell table:number-columns-repeated="11" table:style-name="ce48"/>
          <table:table-cell office:value-type="string" office:string-value="" table:formula="of:=IF([.G802]&gt;0;DATE([.G802];[.F802];[.E802]);&quot;&quot;)" table:style-name="ce51"/>
          <table:table-cell office:value-type="float" office:value="0" table:formula="of:=DATEDIF([.O802];[.P802];&quot;Y&quot;)" table:style-name="ce49">
            <text:p>#¡VALOR!</text:p>
          </table:table-cell>
          <table:table-cell office:value-type="float" office:value="0" table:formula="of:=DATEDIF([.O802];[.P802];&quot;YM&quot;)" table:style-name="ce49">
            <text:p>#¡VALOR!</text:p>
          </table:table-cell>
          <table:table-cell office:value-type="float" office:value="0" table:formula="of:=DATEDIF([.O802];[.P8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3" table:formula="of:=[.A802]+1" table:style-name="ce48">
            <text:p>1033</text:p>
          </table:table-cell>
          <table:table-cell table:style-name="ce48"/>
          <table:table-cell office:value-type="string" office:string-value="" table:formula="of:=IF(LEN([.B803])&lt;&gt;0;VLOOKUP([.$B803];;7;0);&quot;&quot;)" table:style-name="ce49"/>
          <table:table-cell office:value-type="string" office:string-value="" table:formula="of:=IF(LEN([.B803])&lt;&gt;0;VLOOKUP([.$B803];;2;0);&quot;&quot;)" table:style-name="ce49"/>
          <table:table-cell table:number-columns-repeated="11" table:style-name="ce48"/>
          <table:table-cell office:value-type="string" office:string-value="" table:formula="of:=IF([.G803]&gt;0;DATE([.G803];[.F803];[.E803]);&quot;&quot;)" table:style-name="ce51"/>
          <table:table-cell office:value-type="float" office:value="0" table:formula="of:=DATEDIF([.O803];[.P803];&quot;Y&quot;)" table:style-name="ce49">
            <text:p>#¡VALOR!</text:p>
          </table:table-cell>
          <table:table-cell office:value-type="float" office:value="0" table:formula="of:=DATEDIF([.O803];[.P803];&quot;YM&quot;)" table:style-name="ce49">
            <text:p>#¡VALOR!</text:p>
          </table:table-cell>
          <table:table-cell office:value-type="float" office:value="0" table:formula="of:=DATEDIF([.O803];[.P8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4" table:formula="of:=[.A803]+1" table:style-name="ce48">
            <text:p>1034</text:p>
          </table:table-cell>
          <table:table-cell table:style-name="ce48"/>
          <table:table-cell office:value-type="string" office:string-value="" table:formula="of:=IF(LEN([.B804])&lt;&gt;0;VLOOKUP([.$B804];;7;0);&quot;&quot;)" table:style-name="ce49"/>
          <table:table-cell office:value-type="string" office:string-value="" table:formula="of:=IF(LEN([.B804])&lt;&gt;0;VLOOKUP([.$B804];;2;0);&quot;&quot;)" table:style-name="ce49"/>
          <table:table-cell table:number-columns-repeated="11" table:style-name="ce48"/>
          <table:table-cell office:value-type="string" office:string-value="" table:formula="of:=IF([.G804]&gt;0;DATE([.G804];[.F804];[.E804]);&quot;&quot;)" table:style-name="ce51"/>
          <table:table-cell office:value-type="float" office:value="0" table:formula="of:=DATEDIF([.O804];[.P804];&quot;Y&quot;)" table:style-name="ce49">
            <text:p>#¡VALOR!</text:p>
          </table:table-cell>
          <table:table-cell office:value-type="float" office:value="0" table:formula="of:=DATEDIF([.O804];[.P804];&quot;YM&quot;)" table:style-name="ce49">
            <text:p>#¡VALOR!</text:p>
          </table:table-cell>
          <table:table-cell office:value-type="float" office:value="0" table:formula="of:=DATEDIF([.O804];[.P8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5" table:formula="of:=[.A804]+1" table:style-name="ce48">
            <text:p>1035</text:p>
          </table:table-cell>
          <table:table-cell table:style-name="ce48"/>
          <table:table-cell office:value-type="string" office:string-value="" table:formula="of:=IF(LEN([.B805])&lt;&gt;0;VLOOKUP([.$B805];;7;0);&quot;&quot;)" table:style-name="ce49"/>
          <table:table-cell office:value-type="string" office:string-value="" table:formula="of:=IF(LEN([.B805])&lt;&gt;0;VLOOKUP([.$B805];;2;0);&quot;&quot;)" table:style-name="ce49"/>
          <table:table-cell table:number-columns-repeated="11" table:style-name="ce48"/>
          <table:table-cell office:value-type="string" office:string-value="" table:formula="of:=IF([.G805]&gt;0;DATE([.G805];[.F805];[.E805]);&quot;&quot;)" table:style-name="ce51"/>
          <table:table-cell office:value-type="float" office:value="0" table:formula="of:=DATEDIF([.O805];[.P805];&quot;Y&quot;)" table:style-name="ce49">
            <text:p>#¡VALOR!</text:p>
          </table:table-cell>
          <table:table-cell office:value-type="float" office:value="0" table:formula="of:=DATEDIF([.O805];[.P805];&quot;YM&quot;)" table:style-name="ce49">
            <text:p>#¡VALOR!</text:p>
          </table:table-cell>
          <table:table-cell office:value-type="float" office:value="0" table:formula="of:=DATEDIF([.O805];[.P8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6" table:formula="of:=[.A805]+1" table:style-name="ce48">
            <text:p>1036</text:p>
          </table:table-cell>
          <table:table-cell table:style-name="ce48"/>
          <table:table-cell office:value-type="string" office:string-value="" table:formula="of:=IF(LEN([.B806])&lt;&gt;0;VLOOKUP([.$B806];;7;0);&quot;&quot;)" table:style-name="ce49"/>
          <table:table-cell office:value-type="string" office:string-value="" table:formula="of:=IF(LEN([.B806])&lt;&gt;0;VLOOKUP([.$B806];;2;0);&quot;&quot;)" table:style-name="ce49"/>
          <table:table-cell table:number-columns-repeated="11" table:style-name="ce48"/>
          <table:table-cell office:value-type="string" office:string-value="" table:formula="of:=IF([.G806]&gt;0;DATE([.G806];[.F806];[.E806]);&quot;&quot;)" table:style-name="ce51"/>
          <table:table-cell office:value-type="float" office:value="0" table:formula="of:=DATEDIF([.O806];[.P806];&quot;Y&quot;)" table:style-name="ce49">
            <text:p>#¡VALOR!</text:p>
          </table:table-cell>
          <table:table-cell office:value-type="float" office:value="0" table:formula="of:=DATEDIF([.O806];[.P806];&quot;YM&quot;)" table:style-name="ce49">
            <text:p>#¡VALOR!</text:p>
          </table:table-cell>
          <table:table-cell office:value-type="float" office:value="0" table:formula="of:=DATEDIF([.O806];[.P8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7" table:formula="of:=[.A806]+1" table:style-name="ce48">
            <text:p>1037</text:p>
          </table:table-cell>
          <table:table-cell table:style-name="ce48"/>
          <table:table-cell office:value-type="string" office:string-value="" table:formula="of:=IF(LEN([.B807])&lt;&gt;0;VLOOKUP([.$B807];;7;0);&quot;&quot;)" table:style-name="ce49"/>
          <table:table-cell office:value-type="string" office:string-value="" table:formula="of:=IF(LEN([.B807])&lt;&gt;0;VLOOKUP([.$B807];;2;0);&quot;&quot;)" table:style-name="ce49"/>
          <table:table-cell table:number-columns-repeated="11" table:style-name="ce48"/>
          <table:table-cell office:value-type="string" office:string-value="" table:formula="of:=IF([.G807]&gt;0;DATE([.G807];[.F807];[.E807]);&quot;&quot;)" table:style-name="ce51"/>
          <table:table-cell office:value-type="float" office:value="0" table:formula="of:=DATEDIF([.O807];[.P807];&quot;Y&quot;)" table:style-name="ce49">
            <text:p>#¡VALOR!</text:p>
          </table:table-cell>
          <table:table-cell office:value-type="float" office:value="0" table:formula="of:=DATEDIF([.O807];[.P807];&quot;YM&quot;)" table:style-name="ce49">
            <text:p>#¡VALOR!</text:p>
          </table:table-cell>
          <table:table-cell office:value-type="float" office:value="0" table:formula="of:=DATEDIF([.O807];[.P8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8" table:formula="of:=[.A807]+1" table:style-name="ce48">
            <text:p>1038</text:p>
          </table:table-cell>
          <table:table-cell table:style-name="ce48"/>
          <table:table-cell office:value-type="string" office:string-value="" table:formula="of:=IF(LEN([.B808])&lt;&gt;0;VLOOKUP([.$B808];;7;0);&quot;&quot;)" table:style-name="ce49"/>
          <table:table-cell office:value-type="string" office:string-value="" table:formula="of:=IF(LEN([.B808])&lt;&gt;0;VLOOKUP([.$B808];;2;0);&quot;&quot;)" table:style-name="ce49"/>
          <table:table-cell table:number-columns-repeated="11" table:style-name="ce48"/>
          <table:table-cell office:value-type="string" office:string-value="" table:formula="of:=IF([.G808]&gt;0;DATE([.G808];[.F808];[.E808]);&quot;&quot;)" table:style-name="ce51"/>
          <table:table-cell office:value-type="float" office:value="0" table:formula="of:=DATEDIF([.O808];[.P808];&quot;Y&quot;)" table:style-name="ce49">
            <text:p>#¡VALOR!</text:p>
          </table:table-cell>
          <table:table-cell office:value-type="float" office:value="0" table:formula="of:=DATEDIF([.O808];[.P808];&quot;YM&quot;)" table:style-name="ce49">
            <text:p>#¡VALOR!</text:p>
          </table:table-cell>
          <table:table-cell office:value-type="float" office:value="0" table:formula="of:=DATEDIF([.O808];[.P8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39" table:formula="of:=[.A808]+1" table:style-name="ce48">
            <text:p>1039</text:p>
          </table:table-cell>
          <table:table-cell table:style-name="ce48"/>
          <table:table-cell office:value-type="string" office:string-value="" table:formula="of:=IF(LEN([.B809])&lt;&gt;0;VLOOKUP([.$B809];;7;0);&quot;&quot;)" table:style-name="ce49"/>
          <table:table-cell office:value-type="string" office:string-value="" table:formula="of:=IF(LEN([.B809])&lt;&gt;0;VLOOKUP([.$B809];;2;0);&quot;&quot;)" table:style-name="ce49"/>
          <table:table-cell table:number-columns-repeated="11" table:style-name="ce48"/>
          <table:table-cell office:value-type="string" office:string-value="" table:formula="of:=IF([.G809]&gt;0;DATE([.G809];[.F809];[.E809]);&quot;&quot;)" table:style-name="ce51"/>
          <table:table-cell office:value-type="float" office:value="0" table:formula="of:=DATEDIF([.O809];[.P809];&quot;Y&quot;)" table:style-name="ce49">
            <text:p>#¡VALOR!</text:p>
          </table:table-cell>
          <table:table-cell office:value-type="float" office:value="0" table:formula="of:=DATEDIF([.O809];[.P809];&quot;YM&quot;)" table:style-name="ce49">
            <text:p>#¡VALOR!</text:p>
          </table:table-cell>
          <table:table-cell office:value-type="float" office:value="0" table:formula="of:=DATEDIF([.O809];[.P8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0" table:formula="of:=[.A809]+1" table:style-name="ce48">
            <text:p>1040</text:p>
          </table:table-cell>
          <table:table-cell table:style-name="ce48"/>
          <table:table-cell office:value-type="string" office:string-value="" table:formula="of:=IF(LEN([.B810])&lt;&gt;0;VLOOKUP([.$B810];;7;0);&quot;&quot;)" table:style-name="ce49"/>
          <table:table-cell office:value-type="string" office:string-value="" table:formula="of:=IF(LEN([.B810])&lt;&gt;0;VLOOKUP([.$B810];;2;0);&quot;&quot;)" table:style-name="ce49"/>
          <table:table-cell table:number-columns-repeated="11" table:style-name="ce48"/>
          <table:table-cell office:value-type="string" office:string-value="" table:formula="of:=IF([.G810]&gt;0;DATE([.G810];[.F810];[.E810]);&quot;&quot;)" table:style-name="ce51"/>
          <table:table-cell office:value-type="float" office:value="0" table:formula="of:=DATEDIF([.O810];[.P810];&quot;Y&quot;)" table:style-name="ce49">
            <text:p>#¡VALOR!</text:p>
          </table:table-cell>
          <table:table-cell office:value-type="float" office:value="0" table:formula="of:=DATEDIF([.O810];[.P810];&quot;YM&quot;)" table:style-name="ce49">
            <text:p>#¡VALOR!</text:p>
          </table:table-cell>
          <table:table-cell office:value-type="float" office:value="0" table:formula="of:=DATEDIF([.O810];[.P8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1" table:formula="of:=[.A810]+1" table:style-name="ce48">
            <text:p>1041</text:p>
          </table:table-cell>
          <table:table-cell table:style-name="ce48"/>
          <table:table-cell office:value-type="string" office:string-value="" table:formula="of:=IF(LEN([.B811])&lt;&gt;0;VLOOKUP([.$B811];;7;0);&quot;&quot;)" table:style-name="ce49"/>
          <table:table-cell office:value-type="string" office:string-value="" table:formula="of:=IF(LEN([.B811])&lt;&gt;0;VLOOKUP([.$B811];;2;0);&quot;&quot;)" table:style-name="ce49"/>
          <table:table-cell table:number-columns-repeated="11" table:style-name="ce48"/>
          <table:table-cell office:value-type="string" office:string-value="" table:formula="of:=IF([.G811]&gt;0;DATE([.G811];[.F811];[.E811]);&quot;&quot;)" table:style-name="ce51"/>
          <table:table-cell office:value-type="float" office:value="0" table:formula="of:=DATEDIF([.O811];[.P811];&quot;Y&quot;)" table:style-name="ce49">
            <text:p>#¡VALOR!</text:p>
          </table:table-cell>
          <table:table-cell office:value-type="float" office:value="0" table:formula="of:=DATEDIF([.O811];[.P811];&quot;YM&quot;)" table:style-name="ce49">
            <text:p>#¡VALOR!</text:p>
          </table:table-cell>
          <table:table-cell office:value-type="float" office:value="0" table:formula="of:=DATEDIF([.O811];[.P8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2" table:formula="of:=[.A811]+1" table:style-name="ce48">
            <text:p>1042</text:p>
          </table:table-cell>
          <table:table-cell table:style-name="ce48"/>
          <table:table-cell office:value-type="string" office:string-value="" table:formula="of:=IF(LEN([.B812])&lt;&gt;0;VLOOKUP([.$B812];;7;0);&quot;&quot;)" table:style-name="ce49"/>
          <table:table-cell office:value-type="string" office:string-value="" table:formula="of:=IF(LEN([.B812])&lt;&gt;0;VLOOKUP([.$B812];;2;0);&quot;&quot;)" table:style-name="ce49"/>
          <table:table-cell table:number-columns-repeated="11" table:style-name="ce48"/>
          <table:table-cell office:value-type="string" office:string-value="" table:formula="of:=IF([.G812]&gt;0;DATE([.G812];[.F812];[.E812]);&quot;&quot;)" table:style-name="ce51"/>
          <table:table-cell office:value-type="float" office:value="0" table:formula="of:=DATEDIF([.O812];[.P812];&quot;Y&quot;)" table:style-name="ce49">
            <text:p>#¡VALOR!</text:p>
          </table:table-cell>
          <table:table-cell office:value-type="float" office:value="0" table:formula="of:=DATEDIF([.O812];[.P812];&quot;YM&quot;)" table:style-name="ce49">
            <text:p>#¡VALOR!</text:p>
          </table:table-cell>
          <table:table-cell office:value-type="float" office:value="0" table:formula="of:=DATEDIF([.O812];[.P8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3" table:formula="of:=[.A812]+1" table:style-name="ce48">
            <text:p>1043</text:p>
          </table:table-cell>
          <table:table-cell table:style-name="ce48"/>
          <table:table-cell office:value-type="string" office:string-value="" table:formula="of:=IF(LEN([.B813])&lt;&gt;0;VLOOKUP([.$B813];;7;0);&quot;&quot;)" table:style-name="ce49"/>
          <table:table-cell office:value-type="string" office:string-value="" table:formula="of:=IF(LEN([.B813])&lt;&gt;0;VLOOKUP([.$B813];;2;0);&quot;&quot;)" table:style-name="ce49"/>
          <table:table-cell table:number-columns-repeated="11" table:style-name="ce48"/>
          <table:table-cell office:value-type="string" office:string-value="" table:formula="of:=IF([.G813]&gt;0;DATE([.G813];[.F813];[.E813]);&quot;&quot;)" table:style-name="ce51"/>
          <table:table-cell office:value-type="float" office:value="0" table:formula="of:=DATEDIF([.O813];[.P813];&quot;Y&quot;)" table:style-name="ce49">
            <text:p>#¡VALOR!</text:p>
          </table:table-cell>
          <table:table-cell office:value-type="float" office:value="0" table:formula="of:=DATEDIF([.O813];[.P813];&quot;YM&quot;)" table:style-name="ce49">
            <text:p>#¡VALOR!</text:p>
          </table:table-cell>
          <table:table-cell office:value-type="float" office:value="0" table:formula="of:=DATEDIF([.O813];[.P8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4" table:formula="of:=[.A813]+1" table:style-name="ce48">
            <text:p>1044</text:p>
          </table:table-cell>
          <table:table-cell table:style-name="ce48"/>
          <table:table-cell office:value-type="string" office:string-value="" table:formula="of:=IF(LEN([.B814])&lt;&gt;0;VLOOKUP([.$B814];;7;0);&quot;&quot;)" table:style-name="ce49"/>
          <table:table-cell office:value-type="string" office:string-value="" table:formula="of:=IF(LEN([.B814])&lt;&gt;0;VLOOKUP([.$B814];;2;0);&quot;&quot;)" table:style-name="ce49"/>
          <table:table-cell table:number-columns-repeated="11" table:style-name="ce48"/>
          <table:table-cell office:value-type="string" office:string-value="" table:formula="of:=IF([.G814]&gt;0;DATE([.G814];[.F814];[.E814]);&quot;&quot;)" table:style-name="ce51"/>
          <table:table-cell office:value-type="float" office:value="0" table:formula="of:=DATEDIF([.O814];[.P814];&quot;Y&quot;)" table:style-name="ce49">
            <text:p>#¡VALOR!</text:p>
          </table:table-cell>
          <table:table-cell office:value-type="float" office:value="0" table:formula="of:=DATEDIF([.O814];[.P814];&quot;YM&quot;)" table:style-name="ce49">
            <text:p>#¡VALOR!</text:p>
          </table:table-cell>
          <table:table-cell office:value-type="float" office:value="0" table:formula="of:=DATEDIF([.O814];[.P8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5" table:formula="of:=[.A814]+1" table:style-name="ce48">
            <text:p>1045</text:p>
          </table:table-cell>
          <table:table-cell table:style-name="ce48"/>
          <table:table-cell office:value-type="string" office:string-value="" table:formula="of:=IF(LEN([.B815])&lt;&gt;0;VLOOKUP([.$B815];;7;0);&quot;&quot;)" table:style-name="ce49"/>
          <table:table-cell office:value-type="string" office:string-value="" table:formula="of:=IF(LEN([.B815])&lt;&gt;0;VLOOKUP([.$B815];;2;0);&quot;&quot;)" table:style-name="ce49"/>
          <table:table-cell table:number-columns-repeated="11" table:style-name="ce48"/>
          <table:table-cell office:value-type="string" office:string-value="" table:formula="of:=IF([.G815]&gt;0;DATE([.G815];[.F815];[.E815]);&quot;&quot;)" table:style-name="ce51"/>
          <table:table-cell office:value-type="float" office:value="0" table:formula="of:=DATEDIF([.O815];[.P815];&quot;Y&quot;)" table:style-name="ce49">
            <text:p>#¡VALOR!</text:p>
          </table:table-cell>
          <table:table-cell office:value-type="float" office:value="0" table:formula="of:=DATEDIF([.O815];[.P815];&quot;YM&quot;)" table:style-name="ce49">
            <text:p>#¡VALOR!</text:p>
          </table:table-cell>
          <table:table-cell office:value-type="float" office:value="0" table:formula="of:=DATEDIF([.O815];[.P8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6" table:formula="of:=[.A815]+1" table:style-name="ce48">
            <text:p>1046</text:p>
          </table:table-cell>
          <table:table-cell table:style-name="ce48"/>
          <table:table-cell office:value-type="string" office:string-value="" table:formula="of:=IF(LEN([.B816])&lt;&gt;0;VLOOKUP([.$B816];;7;0);&quot;&quot;)" table:style-name="ce49"/>
          <table:table-cell office:value-type="string" office:string-value="" table:formula="of:=IF(LEN([.B816])&lt;&gt;0;VLOOKUP([.$B816];;2;0);&quot;&quot;)" table:style-name="ce49"/>
          <table:table-cell table:number-columns-repeated="11" table:style-name="ce48"/>
          <table:table-cell office:value-type="string" office:string-value="" table:formula="of:=IF([.G816]&gt;0;DATE([.G816];[.F816];[.E816]);&quot;&quot;)" table:style-name="ce51"/>
          <table:table-cell office:value-type="float" office:value="0" table:formula="of:=DATEDIF([.O816];[.P816];&quot;Y&quot;)" table:style-name="ce49">
            <text:p>#¡VALOR!</text:p>
          </table:table-cell>
          <table:table-cell office:value-type="float" office:value="0" table:formula="of:=DATEDIF([.O816];[.P816];&quot;YM&quot;)" table:style-name="ce49">
            <text:p>#¡VALOR!</text:p>
          </table:table-cell>
          <table:table-cell office:value-type="float" office:value="0" table:formula="of:=DATEDIF([.O816];[.P8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7" table:formula="of:=[.A816]+1" table:style-name="ce48">
            <text:p>1047</text:p>
          </table:table-cell>
          <table:table-cell table:style-name="ce48"/>
          <table:table-cell office:value-type="string" office:string-value="" table:formula="of:=IF(LEN([.B817])&lt;&gt;0;VLOOKUP([.$B817];;7;0);&quot;&quot;)" table:style-name="ce49"/>
          <table:table-cell office:value-type="string" office:string-value="" table:formula="of:=IF(LEN([.B817])&lt;&gt;0;VLOOKUP([.$B817];;2;0);&quot;&quot;)" table:style-name="ce49"/>
          <table:table-cell table:number-columns-repeated="11" table:style-name="ce48"/>
          <table:table-cell office:value-type="string" office:string-value="" table:formula="of:=IF([.G817]&gt;0;DATE([.G817];[.F817];[.E817]);&quot;&quot;)" table:style-name="ce51"/>
          <table:table-cell office:value-type="float" office:value="0" table:formula="of:=DATEDIF([.O817];[.P817];&quot;Y&quot;)" table:style-name="ce49">
            <text:p>#¡VALOR!</text:p>
          </table:table-cell>
          <table:table-cell office:value-type="float" office:value="0" table:formula="of:=DATEDIF([.O817];[.P817];&quot;YM&quot;)" table:style-name="ce49">
            <text:p>#¡VALOR!</text:p>
          </table:table-cell>
          <table:table-cell office:value-type="float" office:value="0" table:formula="of:=DATEDIF([.O817];[.P8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8" table:formula="of:=[.A817]+1" table:style-name="ce48">
            <text:p>1048</text:p>
          </table:table-cell>
          <table:table-cell table:style-name="ce48"/>
          <table:table-cell office:value-type="string" office:string-value="" table:formula="of:=IF(LEN([.B818])&lt;&gt;0;VLOOKUP([.$B818];;7;0);&quot;&quot;)" table:style-name="ce49"/>
          <table:table-cell office:value-type="string" office:string-value="" table:formula="of:=IF(LEN([.B818])&lt;&gt;0;VLOOKUP([.$B818];;2;0);&quot;&quot;)" table:style-name="ce49"/>
          <table:table-cell table:number-columns-repeated="11" table:style-name="ce48"/>
          <table:table-cell office:value-type="string" office:string-value="" table:formula="of:=IF([.G818]&gt;0;DATE([.G818];[.F818];[.E818]);&quot;&quot;)" table:style-name="ce51"/>
          <table:table-cell office:value-type="float" office:value="0" table:formula="of:=DATEDIF([.O818];[.P818];&quot;Y&quot;)" table:style-name="ce49">
            <text:p>#¡VALOR!</text:p>
          </table:table-cell>
          <table:table-cell office:value-type="float" office:value="0" table:formula="of:=DATEDIF([.O818];[.P818];&quot;YM&quot;)" table:style-name="ce49">
            <text:p>#¡VALOR!</text:p>
          </table:table-cell>
          <table:table-cell office:value-type="float" office:value="0" table:formula="of:=DATEDIF([.O818];[.P8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49" table:formula="of:=[.A818]+1" table:style-name="ce48">
            <text:p>1049</text:p>
          </table:table-cell>
          <table:table-cell table:style-name="ce48"/>
          <table:table-cell office:value-type="string" office:string-value="" table:formula="of:=IF(LEN([.B819])&lt;&gt;0;VLOOKUP([.$B819];;7;0);&quot;&quot;)" table:style-name="ce49"/>
          <table:table-cell office:value-type="string" office:string-value="" table:formula="of:=IF(LEN([.B819])&lt;&gt;0;VLOOKUP([.$B819];;2;0);&quot;&quot;)" table:style-name="ce49"/>
          <table:table-cell table:number-columns-repeated="11" table:style-name="ce48"/>
          <table:table-cell office:value-type="string" office:string-value="" table:formula="of:=IF([.G819]&gt;0;DATE([.G819];[.F819];[.E819]);&quot;&quot;)" table:style-name="ce51"/>
          <table:table-cell office:value-type="float" office:value="0" table:formula="of:=DATEDIF([.O819];[.P819];&quot;Y&quot;)" table:style-name="ce49">
            <text:p>#¡VALOR!</text:p>
          </table:table-cell>
          <table:table-cell office:value-type="float" office:value="0" table:formula="of:=DATEDIF([.O819];[.P819];&quot;YM&quot;)" table:style-name="ce49">
            <text:p>#¡VALOR!</text:p>
          </table:table-cell>
          <table:table-cell office:value-type="float" office:value="0" table:formula="of:=DATEDIF([.O819];[.P8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0" table:formula="of:=[.A819]+1" table:style-name="ce48">
            <text:p>1050</text:p>
          </table:table-cell>
          <table:table-cell table:style-name="ce48"/>
          <table:table-cell office:value-type="string" office:string-value="" table:formula="of:=IF(LEN([.B820])&lt;&gt;0;VLOOKUP([.$B820];;7;0);&quot;&quot;)" table:style-name="ce49"/>
          <table:table-cell office:value-type="string" office:string-value="" table:formula="of:=IF(LEN([.B820])&lt;&gt;0;VLOOKUP([.$B820];;2;0);&quot;&quot;)" table:style-name="ce49"/>
          <table:table-cell table:number-columns-repeated="11" table:style-name="ce48"/>
          <table:table-cell office:value-type="string" office:string-value="" table:formula="of:=IF([.G820]&gt;0;DATE([.G820];[.F820];[.E820]);&quot;&quot;)" table:style-name="ce51"/>
          <table:table-cell office:value-type="float" office:value="0" table:formula="of:=DATEDIF([.O820];[.P820];&quot;Y&quot;)" table:style-name="ce49">
            <text:p>#¡VALOR!</text:p>
          </table:table-cell>
          <table:table-cell office:value-type="float" office:value="0" table:formula="of:=DATEDIF([.O820];[.P820];&quot;YM&quot;)" table:style-name="ce49">
            <text:p>#¡VALOR!</text:p>
          </table:table-cell>
          <table:table-cell office:value-type="float" office:value="0" table:formula="of:=DATEDIF([.O820];[.P8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1" table:formula="of:=[.A820]+1" table:style-name="ce48">
            <text:p>1051</text:p>
          </table:table-cell>
          <table:table-cell table:style-name="ce48"/>
          <table:table-cell office:value-type="string" office:string-value="" table:formula="of:=IF(LEN([.B821])&lt;&gt;0;VLOOKUP([.$B821];;7;0);&quot;&quot;)" table:style-name="ce49"/>
          <table:table-cell office:value-type="string" office:string-value="" table:formula="of:=IF(LEN([.B821])&lt;&gt;0;VLOOKUP([.$B821];;2;0);&quot;&quot;)" table:style-name="ce49"/>
          <table:table-cell table:number-columns-repeated="11" table:style-name="ce48"/>
          <table:table-cell office:value-type="string" office:string-value="" table:formula="of:=IF([.G821]&gt;0;DATE([.G821];[.F821];[.E821]);&quot;&quot;)" table:style-name="ce51"/>
          <table:table-cell office:value-type="float" office:value="0" table:formula="of:=DATEDIF([.O821];[.P821];&quot;Y&quot;)" table:style-name="ce49">
            <text:p>#¡VALOR!</text:p>
          </table:table-cell>
          <table:table-cell office:value-type="float" office:value="0" table:formula="of:=DATEDIF([.O821];[.P821];&quot;YM&quot;)" table:style-name="ce49">
            <text:p>#¡VALOR!</text:p>
          </table:table-cell>
          <table:table-cell office:value-type="float" office:value="0" table:formula="of:=DATEDIF([.O821];[.P8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2" table:formula="of:=[.A821]+1" table:style-name="ce48">
            <text:p>1052</text:p>
          </table:table-cell>
          <table:table-cell table:style-name="ce48"/>
          <table:table-cell office:value-type="string" office:string-value="" table:formula="of:=IF(LEN([.B822])&lt;&gt;0;VLOOKUP([.$B822];;7;0);&quot;&quot;)" table:style-name="ce49"/>
          <table:table-cell office:value-type="string" office:string-value="" table:formula="of:=IF(LEN([.B822])&lt;&gt;0;VLOOKUP([.$B822];;2;0);&quot;&quot;)" table:style-name="ce49"/>
          <table:table-cell table:number-columns-repeated="11" table:style-name="ce48"/>
          <table:table-cell office:value-type="string" office:string-value="" table:formula="of:=IF([.G822]&gt;0;DATE([.G822];[.F822];[.E822]);&quot;&quot;)" table:style-name="ce51"/>
          <table:table-cell office:value-type="float" office:value="0" table:formula="of:=DATEDIF([.O822];[.P822];&quot;Y&quot;)" table:style-name="ce49">
            <text:p>#¡VALOR!</text:p>
          </table:table-cell>
          <table:table-cell office:value-type="float" office:value="0" table:formula="of:=DATEDIF([.O822];[.P822];&quot;YM&quot;)" table:style-name="ce49">
            <text:p>#¡VALOR!</text:p>
          </table:table-cell>
          <table:table-cell office:value-type="float" office:value="0" table:formula="of:=DATEDIF([.O822];[.P8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3" table:formula="of:=[.A822]+1" table:style-name="ce48">
            <text:p>1053</text:p>
          </table:table-cell>
          <table:table-cell table:style-name="ce48"/>
          <table:table-cell office:value-type="string" office:string-value="" table:formula="of:=IF(LEN([.B823])&lt;&gt;0;VLOOKUP([.$B823];;7;0);&quot;&quot;)" table:style-name="ce49"/>
          <table:table-cell office:value-type="string" office:string-value="" table:formula="of:=IF(LEN([.B823])&lt;&gt;0;VLOOKUP([.$B823];;2;0);&quot;&quot;)" table:style-name="ce49"/>
          <table:table-cell table:number-columns-repeated="11" table:style-name="ce48"/>
          <table:table-cell office:value-type="string" office:string-value="" table:formula="of:=IF([.G823]&gt;0;DATE([.G823];[.F823];[.E823]);&quot;&quot;)" table:style-name="ce51"/>
          <table:table-cell office:value-type="float" office:value="0" table:formula="of:=DATEDIF([.O823];[.P823];&quot;Y&quot;)" table:style-name="ce49">
            <text:p>#¡VALOR!</text:p>
          </table:table-cell>
          <table:table-cell office:value-type="float" office:value="0" table:formula="of:=DATEDIF([.O823];[.P823];&quot;YM&quot;)" table:style-name="ce49">
            <text:p>#¡VALOR!</text:p>
          </table:table-cell>
          <table:table-cell office:value-type="float" office:value="0" table:formula="of:=DATEDIF([.O823];[.P8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4" table:formula="of:=[.A823]+1" table:style-name="ce48">
            <text:p>1054</text:p>
          </table:table-cell>
          <table:table-cell table:style-name="ce48"/>
          <table:table-cell office:value-type="string" office:string-value="" table:formula="of:=IF(LEN([.B824])&lt;&gt;0;VLOOKUP([.$B824];;7;0);&quot;&quot;)" table:style-name="ce49"/>
          <table:table-cell office:value-type="string" office:string-value="" table:formula="of:=IF(LEN([.B824])&lt;&gt;0;VLOOKUP([.$B824];;2;0);&quot;&quot;)" table:style-name="ce49"/>
          <table:table-cell table:number-columns-repeated="11" table:style-name="ce48"/>
          <table:table-cell office:value-type="string" office:string-value="" table:formula="of:=IF([.G824]&gt;0;DATE([.G824];[.F824];[.E824]);&quot;&quot;)" table:style-name="ce51"/>
          <table:table-cell office:value-type="float" office:value="0" table:formula="of:=DATEDIF([.O824];[.P824];&quot;Y&quot;)" table:style-name="ce49">
            <text:p>#¡VALOR!</text:p>
          </table:table-cell>
          <table:table-cell office:value-type="float" office:value="0" table:formula="of:=DATEDIF([.O824];[.P824];&quot;YM&quot;)" table:style-name="ce49">
            <text:p>#¡VALOR!</text:p>
          </table:table-cell>
          <table:table-cell office:value-type="float" office:value="0" table:formula="of:=DATEDIF([.O824];[.P8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5" table:formula="of:=[.A824]+1" table:style-name="ce48">
            <text:p>1055</text:p>
          </table:table-cell>
          <table:table-cell table:style-name="ce48"/>
          <table:table-cell office:value-type="string" office:string-value="" table:formula="of:=IF(LEN([.B825])&lt;&gt;0;VLOOKUP([.$B825];;7;0);&quot;&quot;)" table:style-name="ce49"/>
          <table:table-cell office:value-type="string" office:string-value="" table:formula="of:=IF(LEN([.B825])&lt;&gt;0;VLOOKUP([.$B825];;2;0);&quot;&quot;)" table:style-name="ce49"/>
          <table:table-cell table:number-columns-repeated="11" table:style-name="ce48"/>
          <table:table-cell office:value-type="string" office:string-value="" table:formula="of:=IF([.G825]&gt;0;DATE([.G825];[.F825];[.E825]);&quot;&quot;)" table:style-name="ce51"/>
          <table:table-cell office:value-type="float" office:value="0" table:formula="of:=DATEDIF([.O825];[.P825];&quot;Y&quot;)" table:style-name="ce49">
            <text:p>#¡VALOR!</text:p>
          </table:table-cell>
          <table:table-cell office:value-type="float" office:value="0" table:formula="of:=DATEDIF([.O825];[.P825];&quot;YM&quot;)" table:style-name="ce49">
            <text:p>#¡VALOR!</text:p>
          </table:table-cell>
          <table:table-cell office:value-type="float" office:value="0" table:formula="of:=DATEDIF([.O825];[.P8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6" table:formula="of:=[.A825]+1" table:style-name="ce48">
            <text:p>1056</text:p>
          </table:table-cell>
          <table:table-cell table:style-name="ce48"/>
          <table:table-cell office:value-type="string" office:string-value="" table:formula="of:=IF(LEN([.B826])&lt;&gt;0;VLOOKUP([.$B826];;7;0);&quot;&quot;)" table:style-name="ce49"/>
          <table:table-cell office:value-type="string" office:string-value="" table:formula="of:=IF(LEN([.B826])&lt;&gt;0;VLOOKUP([.$B826];;2;0);&quot;&quot;)" table:style-name="ce49"/>
          <table:table-cell table:number-columns-repeated="11" table:style-name="ce48"/>
          <table:table-cell office:value-type="string" office:string-value="" table:formula="of:=IF([.G826]&gt;0;DATE([.G826];[.F826];[.E826]);&quot;&quot;)" table:style-name="ce51"/>
          <table:table-cell office:value-type="float" office:value="0" table:formula="of:=DATEDIF([.O826];[.P826];&quot;Y&quot;)" table:style-name="ce49">
            <text:p>#¡VALOR!</text:p>
          </table:table-cell>
          <table:table-cell office:value-type="float" office:value="0" table:formula="of:=DATEDIF([.O826];[.P826];&quot;YM&quot;)" table:style-name="ce49">
            <text:p>#¡VALOR!</text:p>
          </table:table-cell>
          <table:table-cell office:value-type="float" office:value="0" table:formula="of:=DATEDIF([.O826];[.P8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7" table:formula="of:=[.A826]+1" table:style-name="ce48">
            <text:p>1057</text:p>
          </table:table-cell>
          <table:table-cell table:style-name="ce48"/>
          <table:table-cell office:value-type="string" office:string-value="" table:formula="of:=IF(LEN([.B827])&lt;&gt;0;VLOOKUP([.$B827];;7;0);&quot;&quot;)" table:style-name="ce49"/>
          <table:table-cell office:value-type="string" office:string-value="" table:formula="of:=IF(LEN([.B827])&lt;&gt;0;VLOOKUP([.$B827];;2;0);&quot;&quot;)" table:style-name="ce49"/>
          <table:table-cell table:number-columns-repeated="11" table:style-name="ce48"/>
          <table:table-cell office:value-type="string" office:string-value="" table:formula="of:=IF([.G827]&gt;0;DATE([.G827];[.F827];[.E827]);&quot;&quot;)" table:style-name="ce51"/>
          <table:table-cell office:value-type="float" office:value="0" table:formula="of:=DATEDIF([.O827];[.P827];&quot;Y&quot;)" table:style-name="ce49">
            <text:p>#¡VALOR!</text:p>
          </table:table-cell>
          <table:table-cell office:value-type="float" office:value="0" table:formula="of:=DATEDIF([.O827];[.P827];&quot;YM&quot;)" table:style-name="ce49">
            <text:p>#¡VALOR!</text:p>
          </table:table-cell>
          <table:table-cell office:value-type="float" office:value="0" table:formula="of:=DATEDIF([.O827];[.P8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8" table:formula="of:=[.A827]+1" table:style-name="ce48">
            <text:p>1058</text:p>
          </table:table-cell>
          <table:table-cell table:style-name="ce48"/>
          <table:table-cell office:value-type="string" office:string-value="" table:formula="of:=IF(LEN([.B828])&lt;&gt;0;VLOOKUP([.$B828];;7;0);&quot;&quot;)" table:style-name="ce49"/>
          <table:table-cell office:value-type="string" office:string-value="" table:formula="of:=IF(LEN([.B828])&lt;&gt;0;VLOOKUP([.$B828];;2;0);&quot;&quot;)" table:style-name="ce49"/>
          <table:table-cell table:number-columns-repeated="11" table:style-name="ce48"/>
          <table:table-cell office:value-type="string" office:string-value="" table:formula="of:=IF([.G828]&gt;0;DATE([.G828];[.F828];[.E828]);&quot;&quot;)" table:style-name="ce51"/>
          <table:table-cell office:value-type="float" office:value="0" table:formula="of:=DATEDIF([.O828];[.P828];&quot;Y&quot;)" table:style-name="ce49">
            <text:p>#¡VALOR!</text:p>
          </table:table-cell>
          <table:table-cell office:value-type="float" office:value="0" table:formula="of:=DATEDIF([.O828];[.P828];&quot;YM&quot;)" table:style-name="ce49">
            <text:p>#¡VALOR!</text:p>
          </table:table-cell>
          <table:table-cell office:value-type="float" office:value="0" table:formula="of:=DATEDIF([.O828];[.P8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59" table:formula="of:=[.A828]+1" table:style-name="ce48">
            <text:p>1059</text:p>
          </table:table-cell>
          <table:table-cell table:style-name="ce48"/>
          <table:table-cell office:value-type="string" office:string-value="" table:formula="of:=IF(LEN([.B829])&lt;&gt;0;VLOOKUP([.$B829];;7;0);&quot;&quot;)" table:style-name="ce49"/>
          <table:table-cell office:value-type="string" office:string-value="" table:formula="of:=IF(LEN([.B829])&lt;&gt;0;VLOOKUP([.$B829];;2;0);&quot;&quot;)" table:style-name="ce49"/>
          <table:table-cell table:number-columns-repeated="11" table:style-name="ce48"/>
          <table:table-cell office:value-type="string" office:string-value="" table:formula="of:=IF([.G829]&gt;0;DATE([.G829];[.F829];[.E829]);&quot;&quot;)" table:style-name="ce51"/>
          <table:table-cell office:value-type="float" office:value="0" table:formula="of:=DATEDIF([.O829];[.P829];&quot;Y&quot;)" table:style-name="ce49">
            <text:p>#¡VALOR!</text:p>
          </table:table-cell>
          <table:table-cell office:value-type="float" office:value="0" table:formula="of:=DATEDIF([.O829];[.P829];&quot;YM&quot;)" table:style-name="ce49">
            <text:p>#¡VALOR!</text:p>
          </table:table-cell>
          <table:table-cell office:value-type="float" office:value="0" table:formula="of:=DATEDIF([.O829];[.P8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0" table:formula="of:=[.A829]+1" table:style-name="ce48">
            <text:p>1060</text:p>
          </table:table-cell>
          <table:table-cell table:style-name="ce48"/>
          <table:table-cell office:value-type="string" office:string-value="" table:formula="of:=IF(LEN([.B830])&lt;&gt;0;VLOOKUP([.$B830];;7;0);&quot;&quot;)" table:style-name="ce49"/>
          <table:table-cell office:value-type="string" office:string-value="" table:formula="of:=IF(LEN([.B830])&lt;&gt;0;VLOOKUP([.$B830];;2;0);&quot;&quot;)" table:style-name="ce49"/>
          <table:table-cell table:number-columns-repeated="11" table:style-name="ce48"/>
          <table:table-cell office:value-type="string" office:string-value="" table:formula="of:=IF([.G830]&gt;0;DATE([.G830];[.F830];[.E830]);&quot;&quot;)" table:style-name="ce51"/>
          <table:table-cell office:value-type="float" office:value="0" table:formula="of:=DATEDIF([.O830];[.P830];&quot;Y&quot;)" table:style-name="ce49">
            <text:p>#¡VALOR!</text:p>
          </table:table-cell>
          <table:table-cell office:value-type="float" office:value="0" table:formula="of:=DATEDIF([.O830];[.P830];&quot;YM&quot;)" table:style-name="ce49">
            <text:p>#¡VALOR!</text:p>
          </table:table-cell>
          <table:table-cell office:value-type="float" office:value="0" table:formula="of:=DATEDIF([.O830];[.P8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1" table:formula="of:=[.A830]+1" table:style-name="ce48">
            <text:p>1061</text:p>
          </table:table-cell>
          <table:table-cell table:style-name="ce48"/>
          <table:table-cell office:value-type="string" office:string-value="" table:formula="of:=IF(LEN([.B831])&lt;&gt;0;VLOOKUP([.$B831];;7;0);&quot;&quot;)" table:style-name="ce49"/>
          <table:table-cell office:value-type="string" office:string-value="" table:formula="of:=IF(LEN([.B831])&lt;&gt;0;VLOOKUP([.$B831];;2;0);&quot;&quot;)" table:style-name="ce49"/>
          <table:table-cell table:number-columns-repeated="11" table:style-name="ce48"/>
          <table:table-cell office:value-type="string" office:string-value="" table:formula="of:=IF([.G831]&gt;0;DATE([.G831];[.F831];[.E831]);&quot;&quot;)" table:style-name="ce51"/>
          <table:table-cell office:value-type="float" office:value="0" table:formula="of:=DATEDIF([.O831];[.P831];&quot;Y&quot;)" table:style-name="ce49">
            <text:p>#¡VALOR!</text:p>
          </table:table-cell>
          <table:table-cell office:value-type="float" office:value="0" table:formula="of:=DATEDIF([.O831];[.P831];&quot;YM&quot;)" table:style-name="ce49">
            <text:p>#¡VALOR!</text:p>
          </table:table-cell>
          <table:table-cell office:value-type="float" office:value="0" table:formula="of:=DATEDIF([.O831];[.P8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2" table:formula="of:=[.A831]+1" table:style-name="ce48">
            <text:p>1062</text:p>
          </table:table-cell>
          <table:table-cell table:style-name="ce48"/>
          <table:table-cell office:value-type="string" office:string-value="" table:formula="of:=IF(LEN([.B832])&lt;&gt;0;VLOOKUP([.$B832];;7;0);&quot;&quot;)" table:style-name="ce49"/>
          <table:table-cell office:value-type="string" office:string-value="" table:formula="of:=IF(LEN([.B832])&lt;&gt;0;VLOOKUP([.$B832];;2;0);&quot;&quot;)" table:style-name="ce49"/>
          <table:table-cell table:number-columns-repeated="11" table:style-name="ce48"/>
          <table:table-cell office:value-type="string" office:string-value="" table:formula="of:=IF([.G832]&gt;0;DATE([.G832];[.F832];[.E832]);&quot;&quot;)" table:style-name="ce51"/>
          <table:table-cell office:value-type="float" office:value="0" table:formula="of:=DATEDIF([.O832];[.P832];&quot;Y&quot;)" table:style-name="ce49">
            <text:p>#¡VALOR!</text:p>
          </table:table-cell>
          <table:table-cell office:value-type="float" office:value="0" table:formula="of:=DATEDIF([.O832];[.P832];&quot;YM&quot;)" table:style-name="ce49">
            <text:p>#¡VALOR!</text:p>
          </table:table-cell>
          <table:table-cell office:value-type="float" office:value="0" table:formula="of:=DATEDIF([.O832];[.P8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3" table:formula="of:=[.A832]+1" table:style-name="ce48">
            <text:p>1063</text:p>
          </table:table-cell>
          <table:table-cell table:style-name="ce48"/>
          <table:table-cell office:value-type="string" office:string-value="" table:formula="of:=IF(LEN([.B833])&lt;&gt;0;VLOOKUP([.$B833];;7;0);&quot;&quot;)" table:style-name="ce49"/>
          <table:table-cell office:value-type="string" office:string-value="" table:formula="of:=IF(LEN([.B833])&lt;&gt;0;VLOOKUP([.$B833];;2;0);&quot;&quot;)" table:style-name="ce49"/>
          <table:table-cell table:number-columns-repeated="11" table:style-name="ce48"/>
          <table:table-cell office:value-type="string" office:string-value="" table:formula="of:=IF([.G833]&gt;0;DATE([.G833];[.F833];[.E833]);&quot;&quot;)" table:style-name="ce51"/>
          <table:table-cell office:value-type="float" office:value="0" table:formula="of:=DATEDIF([.O833];[.P833];&quot;Y&quot;)" table:style-name="ce49">
            <text:p>#¡VALOR!</text:p>
          </table:table-cell>
          <table:table-cell office:value-type="float" office:value="0" table:formula="of:=DATEDIF([.O833];[.P833];&quot;YM&quot;)" table:style-name="ce49">
            <text:p>#¡VALOR!</text:p>
          </table:table-cell>
          <table:table-cell office:value-type="float" office:value="0" table:formula="of:=DATEDIF([.O833];[.P8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4" table:formula="of:=[.A833]+1" table:style-name="ce48">
            <text:p>1064</text:p>
          </table:table-cell>
          <table:table-cell table:style-name="ce48"/>
          <table:table-cell office:value-type="string" office:string-value="" table:formula="of:=IF(LEN([.B834])&lt;&gt;0;VLOOKUP([.$B834];;7;0);&quot;&quot;)" table:style-name="ce49"/>
          <table:table-cell office:value-type="string" office:string-value="" table:formula="of:=IF(LEN([.B834])&lt;&gt;0;VLOOKUP([.$B834];;2;0);&quot;&quot;)" table:style-name="ce49"/>
          <table:table-cell table:number-columns-repeated="11" table:style-name="ce48"/>
          <table:table-cell office:value-type="string" office:string-value="" table:formula="of:=IF([.G834]&gt;0;DATE([.G834];[.F834];[.E834]);&quot;&quot;)" table:style-name="ce51"/>
          <table:table-cell office:value-type="float" office:value="0" table:formula="of:=DATEDIF([.O834];[.P834];&quot;Y&quot;)" table:style-name="ce49">
            <text:p>#¡VALOR!</text:p>
          </table:table-cell>
          <table:table-cell office:value-type="float" office:value="0" table:formula="of:=DATEDIF([.O834];[.P834];&quot;YM&quot;)" table:style-name="ce49">
            <text:p>#¡VALOR!</text:p>
          </table:table-cell>
          <table:table-cell office:value-type="float" office:value="0" table:formula="of:=DATEDIF([.O834];[.P8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5" table:formula="of:=[.A834]+1" table:style-name="ce48">
            <text:p>1065</text:p>
          </table:table-cell>
          <table:table-cell table:style-name="ce48"/>
          <table:table-cell office:value-type="string" office:string-value="" table:formula="of:=IF(LEN([.B835])&lt;&gt;0;VLOOKUP([.$B835];;7;0);&quot;&quot;)" table:style-name="ce49"/>
          <table:table-cell office:value-type="string" office:string-value="" table:formula="of:=IF(LEN([.B835])&lt;&gt;0;VLOOKUP([.$B835];;2;0);&quot;&quot;)" table:style-name="ce49"/>
          <table:table-cell table:number-columns-repeated="11" table:style-name="ce48"/>
          <table:table-cell office:value-type="string" office:string-value="" table:formula="of:=IF([.G835]&gt;0;DATE([.G835];[.F835];[.E835]);&quot;&quot;)" table:style-name="ce51"/>
          <table:table-cell office:value-type="float" office:value="0" table:formula="of:=DATEDIF([.O835];[.P835];&quot;Y&quot;)" table:style-name="ce49">
            <text:p>#¡VALOR!</text:p>
          </table:table-cell>
          <table:table-cell office:value-type="float" office:value="0" table:formula="of:=DATEDIF([.O835];[.P835];&quot;YM&quot;)" table:style-name="ce49">
            <text:p>#¡VALOR!</text:p>
          </table:table-cell>
          <table:table-cell office:value-type="float" office:value="0" table:formula="of:=DATEDIF([.O835];[.P8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6" table:formula="of:=[.A835]+1" table:style-name="ce48">
            <text:p>1066</text:p>
          </table:table-cell>
          <table:table-cell table:style-name="ce48"/>
          <table:table-cell office:value-type="string" office:string-value="" table:formula="of:=IF(LEN([.B836])&lt;&gt;0;VLOOKUP([.$B836];;7;0);&quot;&quot;)" table:style-name="ce49"/>
          <table:table-cell office:value-type="string" office:string-value="" table:formula="of:=IF(LEN([.B836])&lt;&gt;0;VLOOKUP([.$B836];;2;0);&quot;&quot;)" table:style-name="ce49"/>
          <table:table-cell table:number-columns-repeated="11" table:style-name="ce48"/>
          <table:table-cell office:value-type="string" office:string-value="" table:formula="of:=IF([.G836]&gt;0;DATE([.G836];[.F836];[.E836]);&quot;&quot;)" table:style-name="ce51"/>
          <table:table-cell office:value-type="float" office:value="0" table:formula="of:=DATEDIF([.O836];[.P836];&quot;Y&quot;)" table:style-name="ce49">
            <text:p>#¡VALOR!</text:p>
          </table:table-cell>
          <table:table-cell office:value-type="float" office:value="0" table:formula="of:=DATEDIF([.O836];[.P836];&quot;YM&quot;)" table:style-name="ce49">
            <text:p>#¡VALOR!</text:p>
          </table:table-cell>
          <table:table-cell office:value-type="float" office:value="0" table:formula="of:=DATEDIF([.O836];[.P8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7" table:formula="of:=[.A836]+1" table:style-name="ce48">
            <text:p>1067</text:p>
          </table:table-cell>
          <table:table-cell table:style-name="ce48"/>
          <table:table-cell office:value-type="string" office:string-value="" table:formula="of:=IF(LEN([.B837])&lt;&gt;0;VLOOKUP([.$B837];;7;0);&quot;&quot;)" table:style-name="ce49"/>
          <table:table-cell office:value-type="string" office:string-value="" table:formula="of:=IF(LEN([.B837])&lt;&gt;0;VLOOKUP([.$B837];;2;0);&quot;&quot;)" table:style-name="ce49"/>
          <table:table-cell table:number-columns-repeated="11" table:style-name="ce48"/>
          <table:table-cell office:value-type="string" office:string-value="" table:formula="of:=IF([.G837]&gt;0;DATE([.G837];[.F837];[.E837]);&quot;&quot;)" table:style-name="ce51"/>
          <table:table-cell office:value-type="float" office:value="0" table:formula="of:=DATEDIF([.O837];[.P837];&quot;Y&quot;)" table:style-name="ce49">
            <text:p>#¡VALOR!</text:p>
          </table:table-cell>
          <table:table-cell office:value-type="float" office:value="0" table:formula="of:=DATEDIF([.O837];[.P837];&quot;YM&quot;)" table:style-name="ce49">
            <text:p>#¡VALOR!</text:p>
          </table:table-cell>
          <table:table-cell office:value-type="float" office:value="0" table:formula="of:=DATEDIF([.O837];[.P8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8" table:formula="of:=[.A837]+1" table:style-name="ce48">
            <text:p>1068</text:p>
          </table:table-cell>
          <table:table-cell table:style-name="ce48"/>
          <table:table-cell office:value-type="string" office:string-value="" table:formula="of:=IF(LEN([.B838])&lt;&gt;0;VLOOKUP([.$B838];;7;0);&quot;&quot;)" table:style-name="ce49"/>
          <table:table-cell office:value-type="string" office:string-value="" table:formula="of:=IF(LEN([.B838])&lt;&gt;0;VLOOKUP([.$B838];;2;0);&quot;&quot;)" table:style-name="ce49"/>
          <table:table-cell table:number-columns-repeated="11" table:style-name="ce48"/>
          <table:table-cell office:value-type="string" office:string-value="" table:formula="of:=IF([.G838]&gt;0;DATE([.G838];[.F838];[.E838]);&quot;&quot;)" table:style-name="ce51"/>
          <table:table-cell office:value-type="float" office:value="0" table:formula="of:=DATEDIF([.O838];[.P838];&quot;Y&quot;)" table:style-name="ce49">
            <text:p>#¡VALOR!</text:p>
          </table:table-cell>
          <table:table-cell office:value-type="float" office:value="0" table:formula="of:=DATEDIF([.O838];[.P838];&quot;YM&quot;)" table:style-name="ce49">
            <text:p>#¡VALOR!</text:p>
          </table:table-cell>
          <table:table-cell office:value-type="float" office:value="0" table:formula="of:=DATEDIF([.O838];[.P8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69" table:formula="of:=[.A838]+1" table:style-name="ce48">
            <text:p>1069</text:p>
          </table:table-cell>
          <table:table-cell table:style-name="ce48"/>
          <table:table-cell office:value-type="string" office:string-value="" table:formula="of:=IF(LEN([.B839])&lt;&gt;0;VLOOKUP([.$B839];;7;0);&quot;&quot;)" table:style-name="ce49"/>
          <table:table-cell office:value-type="string" office:string-value="" table:formula="of:=IF(LEN([.B839])&lt;&gt;0;VLOOKUP([.$B839];;2;0);&quot;&quot;)" table:style-name="ce49"/>
          <table:table-cell table:number-columns-repeated="11" table:style-name="ce48"/>
          <table:table-cell office:value-type="string" office:string-value="" table:formula="of:=IF([.G839]&gt;0;DATE([.G839];[.F839];[.E839]);&quot;&quot;)" table:style-name="ce51"/>
          <table:table-cell office:value-type="float" office:value="0" table:formula="of:=DATEDIF([.O839];[.P839];&quot;Y&quot;)" table:style-name="ce49">
            <text:p>#¡VALOR!</text:p>
          </table:table-cell>
          <table:table-cell office:value-type="float" office:value="0" table:formula="of:=DATEDIF([.O839];[.P839];&quot;YM&quot;)" table:style-name="ce49">
            <text:p>#¡VALOR!</text:p>
          </table:table-cell>
          <table:table-cell office:value-type="float" office:value="0" table:formula="of:=DATEDIF([.O839];[.P8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0" table:formula="of:=[.A839]+1" table:style-name="ce48">
            <text:p>1070</text:p>
          </table:table-cell>
          <table:table-cell table:style-name="ce48"/>
          <table:table-cell office:value-type="string" office:string-value="" table:formula="of:=IF(LEN([.B840])&lt;&gt;0;VLOOKUP([.$B840];;7;0);&quot;&quot;)" table:style-name="ce49"/>
          <table:table-cell office:value-type="string" office:string-value="" table:formula="of:=IF(LEN([.B840])&lt;&gt;0;VLOOKUP([.$B840];;2;0);&quot;&quot;)" table:style-name="ce49"/>
          <table:table-cell table:number-columns-repeated="11" table:style-name="ce48"/>
          <table:table-cell office:value-type="string" office:string-value="" table:formula="of:=IF([.G840]&gt;0;DATE([.G840];[.F840];[.E840]);&quot;&quot;)" table:style-name="ce51"/>
          <table:table-cell office:value-type="float" office:value="0" table:formula="of:=DATEDIF([.O840];[.P840];&quot;Y&quot;)" table:style-name="ce49">
            <text:p>#¡VALOR!</text:p>
          </table:table-cell>
          <table:table-cell office:value-type="float" office:value="0" table:formula="of:=DATEDIF([.O840];[.P840];&quot;YM&quot;)" table:style-name="ce49">
            <text:p>#¡VALOR!</text:p>
          </table:table-cell>
          <table:table-cell office:value-type="float" office:value="0" table:formula="of:=DATEDIF([.O840];[.P8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1" table:formula="of:=[.A840]+1" table:style-name="ce48">
            <text:p>1071</text:p>
          </table:table-cell>
          <table:table-cell table:style-name="ce48"/>
          <table:table-cell office:value-type="string" office:string-value="" table:formula="of:=IF(LEN([.B841])&lt;&gt;0;VLOOKUP([.$B841];;7;0);&quot;&quot;)" table:style-name="ce49"/>
          <table:table-cell office:value-type="string" office:string-value="" table:formula="of:=IF(LEN([.B841])&lt;&gt;0;VLOOKUP([.$B841];;2;0);&quot;&quot;)" table:style-name="ce49"/>
          <table:table-cell table:number-columns-repeated="11" table:style-name="ce48"/>
          <table:table-cell office:value-type="string" office:string-value="" table:formula="of:=IF([.G841]&gt;0;DATE([.G841];[.F841];[.E841]);&quot;&quot;)" table:style-name="ce51"/>
          <table:table-cell office:value-type="float" office:value="0" table:formula="of:=DATEDIF([.O841];[.P841];&quot;Y&quot;)" table:style-name="ce49">
            <text:p>#¡VALOR!</text:p>
          </table:table-cell>
          <table:table-cell office:value-type="float" office:value="0" table:formula="of:=DATEDIF([.O841];[.P841];&quot;YM&quot;)" table:style-name="ce49">
            <text:p>#¡VALOR!</text:p>
          </table:table-cell>
          <table:table-cell office:value-type="float" office:value="0" table:formula="of:=DATEDIF([.O841];[.P8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2" table:formula="of:=[.A841]+1" table:style-name="ce48">
            <text:p>1072</text:p>
          </table:table-cell>
          <table:table-cell table:style-name="ce48"/>
          <table:table-cell office:value-type="string" office:string-value="" table:formula="of:=IF(LEN([.B842])&lt;&gt;0;VLOOKUP([.$B842];;7;0);&quot;&quot;)" table:style-name="ce49"/>
          <table:table-cell office:value-type="string" office:string-value="" table:formula="of:=IF(LEN([.B842])&lt;&gt;0;VLOOKUP([.$B842];;2;0);&quot;&quot;)" table:style-name="ce49"/>
          <table:table-cell table:number-columns-repeated="11" table:style-name="ce48"/>
          <table:table-cell office:value-type="string" office:string-value="" table:formula="of:=IF([.G842]&gt;0;DATE([.G842];[.F842];[.E842]);&quot;&quot;)" table:style-name="ce51"/>
          <table:table-cell office:value-type="float" office:value="0" table:formula="of:=DATEDIF([.O842];[.P842];&quot;Y&quot;)" table:style-name="ce49">
            <text:p>#¡VALOR!</text:p>
          </table:table-cell>
          <table:table-cell office:value-type="float" office:value="0" table:formula="of:=DATEDIF([.O842];[.P842];&quot;YM&quot;)" table:style-name="ce49">
            <text:p>#¡VALOR!</text:p>
          </table:table-cell>
          <table:table-cell office:value-type="float" office:value="0" table:formula="of:=DATEDIF([.O842];[.P8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3" table:formula="of:=[.A842]+1" table:style-name="ce48">
            <text:p>1073</text:p>
          </table:table-cell>
          <table:table-cell table:style-name="ce48"/>
          <table:table-cell office:value-type="string" office:string-value="" table:formula="of:=IF(LEN([.B843])&lt;&gt;0;VLOOKUP([.$B843];;7;0);&quot;&quot;)" table:style-name="ce49"/>
          <table:table-cell office:value-type="string" office:string-value="" table:formula="of:=IF(LEN([.B843])&lt;&gt;0;VLOOKUP([.$B843];;2;0);&quot;&quot;)" table:style-name="ce49"/>
          <table:table-cell table:number-columns-repeated="11" table:style-name="ce48"/>
          <table:table-cell office:value-type="string" office:string-value="" table:formula="of:=IF([.G843]&gt;0;DATE([.G843];[.F843];[.E843]);&quot;&quot;)" table:style-name="ce51"/>
          <table:table-cell office:value-type="float" office:value="0" table:formula="of:=DATEDIF([.O843];[.P843];&quot;Y&quot;)" table:style-name="ce49">
            <text:p>#¡VALOR!</text:p>
          </table:table-cell>
          <table:table-cell office:value-type="float" office:value="0" table:formula="of:=DATEDIF([.O843];[.P843];&quot;YM&quot;)" table:style-name="ce49">
            <text:p>#¡VALOR!</text:p>
          </table:table-cell>
          <table:table-cell office:value-type="float" office:value="0" table:formula="of:=DATEDIF([.O843];[.P8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4" table:formula="of:=[.A843]+1" table:style-name="ce48">
            <text:p>1074</text:p>
          </table:table-cell>
          <table:table-cell table:style-name="ce48"/>
          <table:table-cell office:value-type="string" office:string-value="" table:formula="of:=IF(LEN([.B844])&lt;&gt;0;VLOOKUP([.$B844];;7;0);&quot;&quot;)" table:style-name="ce49"/>
          <table:table-cell office:value-type="string" office:string-value="" table:formula="of:=IF(LEN([.B844])&lt;&gt;0;VLOOKUP([.$B844];;2;0);&quot;&quot;)" table:style-name="ce49"/>
          <table:table-cell table:number-columns-repeated="11" table:style-name="ce48"/>
          <table:table-cell office:value-type="string" office:string-value="" table:formula="of:=IF([.G844]&gt;0;DATE([.G844];[.F844];[.E844]);&quot;&quot;)" table:style-name="ce51"/>
          <table:table-cell office:value-type="float" office:value="0" table:formula="of:=DATEDIF([.O844];[.P844];&quot;Y&quot;)" table:style-name="ce49">
            <text:p>#¡VALOR!</text:p>
          </table:table-cell>
          <table:table-cell office:value-type="float" office:value="0" table:formula="of:=DATEDIF([.O844];[.P844];&quot;YM&quot;)" table:style-name="ce49">
            <text:p>#¡VALOR!</text:p>
          </table:table-cell>
          <table:table-cell office:value-type="float" office:value="0" table:formula="of:=DATEDIF([.O844];[.P8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5" table:formula="of:=[.A844]+1" table:style-name="ce48">
            <text:p>1075</text:p>
          </table:table-cell>
          <table:table-cell table:style-name="ce48"/>
          <table:table-cell office:value-type="string" office:string-value="" table:formula="of:=IF(LEN([.B845])&lt;&gt;0;VLOOKUP([.$B845];;7;0);&quot;&quot;)" table:style-name="ce49"/>
          <table:table-cell office:value-type="string" office:string-value="" table:formula="of:=IF(LEN([.B845])&lt;&gt;0;VLOOKUP([.$B845];;2;0);&quot;&quot;)" table:style-name="ce49"/>
          <table:table-cell table:number-columns-repeated="11" table:style-name="ce48"/>
          <table:table-cell office:value-type="string" office:string-value="" table:formula="of:=IF([.G845]&gt;0;DATE([.G845];[.F845];[.E845]);&quot;&quot;)" table:style-name="ce51"/>
          <table:table-cell office:value-type="float" office:value="0" table:formula="of:=DATEDIF([.O845];[.P845];&quot;Y&quot;)" table:style-name="ce49">
            <text:p>#¡VALOR!</text:p>
          </table:table-cell>
          <table:table-cell office:value-type="float" office:value="0" table:formula="of:=DATEDIF([.O845];[.P845];&quot;YM&quot;)" table:style-name="ce49">
            <text:p>#¡VALOR!</text:p>
          </table:table-cell>
          <table:table-cell office:value-type="float" office:value="0" table:formula="of:=DATEDIF([.O845];[.P8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6" table:formula="of:=[.A845]+1" table:style-name="ce48">
            <text:p>1076</text:p>
          </table:table-cell>
          <table:table-cell table:style-name="ce48"/>
          <table:table-cell office:value-type="string" office:string-value="" table:formula="of:=IF(LEN([.B846])&lt;&gt;0;VLOOKUP([.$B846];;7;0);&quot;&quot;)" table:style-name="ce49"/>
          <table:table-cell office:value-type="string" office:string-value="" table:formula="of:=IF(LEN([.B846])&lt;&gt;0;VLOOKUP([.$B846];;2;0);&quot;&quot;)" table:style-name="ce49"/>
          <table:table-cell table:number-columns-repeated="11" table:style-name="ce48"/>
          <table:table-cell office:value-type="string" office:string-value="" table:formula="of:=IF([.G846]&gt;0;DATE([.G846];[.F846];[.E846]);&quot;&quot;)" table:style-name="ce51"/>
          <table:table-cell office:value-type="float" office:value="0" table:formula="of:=DATEDIF([.O846];[.P846];&quot;Y&quot;)" table:style-name="ce49">
            <text:p>#¡VALOR!</text:p>
          </table:table-cell>
          <table:table-cell office:value-type="float" office:value="0" table:formula="of:=DATEDIF([.O846];[.P846];&quot;YM&quot;)" table:style-name="ce49">
            <text:p>#¡VALOR!</text:p>
          </table:table-cell>
          <table:table-cell office:value-type="float" office:value="0" table:formula="of:=DATEDIF([.O846];[.P8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7" table:formula="of:=[.A846]+1" table:style-name="ce48">
            <text:p>1077</text:p>
          </table:table-cell>
          <table:table-cell table:style-name="ce48"/>
          <table:table-cell office:value-type="string" office:string-value="" table:formula="of:=IF(LEN([.B847])&lt;&gt;0;VLOOKUP([.$B847];;7;0);&quot;&quot;)" table:style-name="ce49"/>
          <table:table-cell office:value-type="string" office:string-value="" table:formula="of:=IF(LEN([.B847])&lt;&gt;0;VLOOKUP([.$B847];;2;0);&quot;&quot;)" table:style-name="ce49"/>
          <table:table-cell table:number-columns-repeated="11" table:style-name="ce48"/>
          <table:table-cell office:value-type="string" office:string-value="" table:formula="of:=IF([.G847]&gt;0;DATE([.G847];[.F847];[.E847]);&quot;&quot;)" table:style-name="ce51"/>
          <table:table-cell office:value-type="float" office:value="0" table:formula="of:=DATEDIF([.O847];[.P847];&quot;Y&quot;)" table:style-name="ce49">
            <text:p>#¡VALOR!</text:p>
          </table:table-cell>
          <table:table-cell office:value-type="float" office:value="0" table:formula="of:=DATEDIF([.O847];[.P847];&quot;YM&quot;)" table:style-name="ce49">
            <text:p>#¡VALOR!</text:p>
          </table:table-cell>
          <table:table-cell office:value-type="float" office:value="0" table:formula="of:=DATEDIF([.O847];[.P8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8" table:formula="of:=[.A847]+1" table:style-name="ce48">
            <text:p>1078</text:p>
          </table:table-cell>
          <table:table-cell table:style-name="ce48"/>
          <table:table-cell office:value-type="string" office:string-value="" table:formula="of:=IF(LEN([.B848])&lt;&gt;0;VLOOKUP([.$B848];;7;0);&quot;&quot;)" table:style-name="ce49"/>
          <table:table-cell office:value-type="string" office:string-value="" table:formula="of:=IF(LEN([.B848])&lt;&gt;0;VLOOKUP([.$B848];;2;0);&quot;&quot;)" table:style-name="ce49"/>
          <table:table-cell table:number-columns-repeated="11" table:style-name="ce48"/>
          <table:table-cell office:value-type="string" office:string-value="" table:formula="of:=IF([.G848]&gt;0;DATE([.G848];[.F848];[.E848]);&quot;&quot;)" table:style-name="ce51"/>
          <table:table-cell office:value-type="float" office:value="0" table:formula="of:=DATEDIF([.O848];[.P848];&quot;Y&quot;)" table:style-name="ce49">
            <text:p>#¡VALOR!</text:p>
          </table:table-cell>
          <table:table-cell office:value-type="float" office:value="0" table:formula="of:=DATEDIF([.O848];[.P848];&quot;YM&quot;)" table:style-name="ce49">
            <text:p>#¡VALOR!</text:p>
          </table:table-cell>
          <table:table-cell office:value-type="float" office:value="0" table:formula="of:=DATEDIF([.O848];[.P8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79" table:formula="of:=[.A848]+1" table:style-name="ce48">
            <text:p>1079</text:p>
          </table:table-cell>
          <table:table-cell table:style-name="ce48"/>
          <table:table-cell office:value-type="string" office:string-value="" table:formula="of:=IF(LEN([.B849])&lt;&gt;0;VLOOKUP([.$B849];;7;0);&quot;&quot;)" table:style-name="ce49"/>
          <table:table-cell office:value-type="string" office:string-value="" table:formula="of:=IF(LEN([.B849])&lt;&gt;0;VLOOKUP([.$B849];;2;0);&quot;&quot;)" table:style-name="ce49"/>
          <table:table-cell table:number-columns-repeated="11" table:style-name="ce48"/>
          <table:table-cell office:value-type="string" office:string-value="" table:formula="of:=IF([.G849]&gt;0;DATE([.G849];[.F849];[.E849]);&quot;&quot;)" table:style-name="ce51"/>
          <table:table-cell office:value-type="float" office:value="0" table:formula="of:=DATEDIF([.O849];[.P849];&quot;Y&quot;)" table:style-name="ce49">
            <text:p>#¡VALOR!</text:p>
          </table:table-cell>
          <table:table-cell office:value-type="float" office:value="0" table:formula="of:=DATEDIF([.O849];[.P849];&quot;YM&quot;)" table:style-name="ce49">
            <text:p>#¡VALOR!</text:p>
          </table:table-cell>
          <table:table-cell office:value-type="float" office:value="0" table:formula="of:=DATEDIF([.O849];[.P8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0" table:formula="of:=[.A849]+1" table:style-name="ce48">
            <text:p>1080</text:p>
          </table:table-cell>
          <table:table-cell table:style-name="ce48"/>
          <table:table-cell office:value-type="string" office:string-value="" table:formula="of:=IF(LEN([.B850])&lt;&gt;0;VLOOKUP([.$B850];;7;0);&quot;&quot;)" table:style-name="ce49"/>
          <table:table-cell office:value-type="string" office:string-value="" table:formula="of:=IF(LEN([.B850])&lt;&gt;0;VLOOKUP([.$B850];;2;0);&quot;&quot;)" table:style-name="ce49"/>
          <table:table-cell table:number-columns-repeated="11" table:style-name="ce48"/>
          <table:table-cell office:value-type="string" office:string-value="" table:formula="of:=IF([.G850]&gt;0;DATE([.G850];[.F850];[.E850]);&quot;&quot;)" table:style-name="ce51"/>
          <table:table-cell office:value-type="float" office:value="0" table:formula="of:=DATEDIF([.O850];[.P850];&quot;Y&quot;)" table:style-name="ce49">
            <text:p>#¡VALOR!</text:p>
          </table:table-cell>
          <table:table-cell office:value-type="float" office:value="0" table:formula="of:=DATEDIF([.O850];[.P850];&quot;YM&quot;)" table:style-name="ce49">
            <text:p>#¡VALOR!</text:p>
          </table:table-cell>
          <table:table-cell office:value-type="float" office:value="0" table:formula="of:=DATEDIF([.O850];[.P8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1" table:formula="of:=[.A850]+1" table:style-name="ce48">
            <text:p>1081</text:p>
          </table:table-cell>
          <table:table-cell table:style-name="ce48"/>
          <table:table-cell office:value-type="string" office:string-value="" table:formula="of:=IF(LEN([.B851])&lt;&gt;0;VLOOKUP([.$B851];;7;0);&quot;&quot;)" table:style-name="ce49"/>
          <table:table-cell office:value-type="string" office:string-value="" table:formula="of:=IF(LEN([.B851])&lt;&gt;0;VLOOKUP([.$B851];;2;0);&quot;&quot;)" table:style-name="ce49"/>
          <table:table-cell table:number-columns-repeated="11" table:style-name="ce48"/>
          <table:table-cell office:value-type="string" office:string-value="" table:formula="of:=IF([.G851]&gt;0;DATE([.G851];[.F851];[.E851]);&quot;&quot;)" table:style-name="ce51"/>
          <table:table-cell office:value-type="float" office:value="0" table:formula="of:=DATEDIF([.O851];[.P851];&quot;Y&quot;)" table:style-name="ce49">
            <text:p>#¡VALOR!</text:p>
          </table:table-cell>
          <table:table-cell office:value-type="float" office:value="0" table:formula="of:=DATEDIF([.O851];[.P851];&quot;YM&quot;)" table:style-name="ce49">
            <text:p>#¡VALOR!</text:p>
          </table:table-cell>
          <table:table-cell office:value-type="float" office:value="0" table:formula="of:=DATEDIF([.O851];[.P8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2" table:formula="of:=[.A851]+1" table:style-name="ce48">
            <text:p>1082</text:p>
          </table:table-cell>
          <table:table-cell table:style-name="ce48"/>
          <table:table-cell office:value-type="string" office:string-value="" table:formula="of:=IF(LEN([.B852])&lt;&gt;0;VLOOKUP([.$B852];;7;0);&quot;&quot;)" table:style-name="ce49"/>
          <table:table-cell office:value-type="string" office:string-value="" table:formula="of:=IF(LEN([.B852])&lt;&gt;0;VLOOKUP([.$B852];;2;0);&quot;&quot;)" table:style-name="ce49"/>
          <table:table-cell table:number-columns-repeated="11" table:style-name="ce48"/>
          <table:table-cell office:value-type="string" office:string-value="" table:formula="of:=IF([.G852]&gt;0;DATE([.G852];[.F852];[.E852]);&quot;&quot;)" table:style-name="ce51"/>
          <table:table-cell office:value-type="float" office:value="0" table:formula="of:=DATEDIF([.O852];[.P852];&quot;Y&quot;)" table:style-name="ce49">
            <text:p>#¡VALOR!</text:p>
          </table:table-cell>
          <table:table-cell office:value-type="float" office:value="0" table:formula="of:=DATEDIF([.O852];[.P852];&quot;YM&quot;)" table:style-name="ce49">
            <text:p>#¡VALOR!</text:p>
          </table:table-cell>
          <table:table-cell office:value-type="float" office:value="0" table:formula="of:=DATEDIF([.O852];[.P8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3" table:formula="of:=[.A852]+1" table:style-name="ce48">
            <text:p>1083</text:p>
          </table:table-cell>
          <table:table-cell table:style-name="ce48"/>
          <table:table-cell office:value-type="string" office:string-value="" table:formula="of:=IF(LEN([.B853])&lt;&gt;0;VLOOKUP([.$B853];;7;0);&quot;&quot;)" table:style-name="ce49"/>
          <table:table-cell office:value-type="string" office:string-value="" table:formula="of:=IF(LEN([.B853])&lt;&gt;0;VLOOKUP([.$B853];;2;0);&quot;&quot;)" table:style-name="ce49"/>
          <table:table-cell table:number-columns-repeated="11" table:style-name="ce48"/>
          <table:table-cell office:value-type="string" office:string-value="" table:formula="of:=IF([.G853]&gt;0;DATE([.G853];[.F853];[.E853]);&quot;&quot;)" table:style-name="ce51"/>
          <table:table-cell office:value-type="float" office:value="0" table:formula="of:=DATEDIF([.O853];[.P853];&quot;Y&quot;)" table:style-name="ce49">
            <text:p>#¡VALOR!</text:p>
          </table:table-cell>
          <table:table-cell office:value-type="float" office:value="0" table:formula="of:=DATEDIF([.O853];[.P853];&quot;YM&quot;)" table:style-name="ce49">
            <text:p>#¡VALOR!</text:p>
          </table:table-cell>
          <table:table-cell office:value-type="float" office:value="0" table:formula="of:=DATEDIF([.O853];[.P8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4" table:formula="of:=[.A853]+1" table:style-name="ce48">
            <text:p>1084</text:p>
          </table:table-cell>
          <table:table-cell table:style-name="ce48"/>
          <table:table-cell office:value-type="string" office:string-value="" table:formula="of:=IF(LEN([.B854])&lt;&gt;0;VLOOKUP([.$B854];;7;0);&quot;&quot;)" table:style-name="ce49"/>
          <table:table-cell office:value-type="string" office:string-value="" table:formula="of:=IF(LEN([.B854])&lt;&gt;0;VLOOKUP([.$B854];;2;0);&quot;&quot;)" table:style-name="ce49"/>
          <table:table-cell table:number-columns-repeated="11" table:style-name="ce48"/>
          <table:table-cell office:value-type="string" office:string-value="" table:formula="of:=IF([.G854]&gt;0;DATE([.G854];[.F854];[.E854]);&quot;&quot;)" table:style-name="ce51"/>
          <table:table-cell office:value-type="float" office:value="0" table:formula="of:=DATEDIF([.O854];[.P854];&quot;Y&quot;)" table:style-name="ce49">
            <text:p>#¡VALOR!</text:p>
          </table:table-cell>
          <table:table-cell office:value-type="float" office:value="0" table:formula="of:=DATEDIF([.O854];[.P854];&quot;YM&quot;)" table:style-name="ce49">
            <text:p>#¡VALOR!</text:p>
          </table:table-cell>
          <table:table-cell office:value-type="float" office:value="0" table:formula="of:=DATEDIF([.O854];[.P8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5" table:formula="of:=[.A854]+1" table:style-name="ce48">
            <text:p>1085</text:p>
          </table:table-cell>
          <table:table-cell table:style-name="ce48"/>
          <table:table-cell office:value-type="string" office:string-value="" table:formula="of:=IF(LEN([.B855])&lt;&gt;0;VLOOKUP([.$B855];;7;0);&quot;&quot;)" table:style-name="ce49"/>
          <table:table-cell office:value-type="string" office:string-value="" table:formula="of:=IF(LEN([.B855])&lt;&gt;0;VLOOKUP([.$B855];;2;0);&quot;&quot;)" table:style-name="ce49"/>
          <table:table-cell table:number-columns-repeated="11" table:style-name="ce48"/>
          <table:table-cell office:value-type="string" office:string-value="" table:formula="of:=IF([.G855]&gt;0;DATE([.G855];[.F855];[.E855]);&quot;&quot;)" table:style-name="ce51"/>
          <table:table-cell office:value-type="float" office:value="0" table:formula="of:=DATEDIF([.O855];[.P855];&quot;Y&quot;)" table:style-name="ce49">
            <text:p>#¡VALOR!</text:p>
          </table:table-cell>
          <table:table-cell office:value-type="float" office:value="0" table:formula="of:=DATEDIF([.O855];[.P855];&quot;YM&quot;)" table:style-name="ce49">
            <text:p>#¡VALOR!</text:p>
          </table:table-cell>
          <table:table-cell office:value-type="float" office:value="0" table:formula="of:=DATEDIF([.O855];[.P8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6" table:formula="of:=[.A855]+1" table:style-name="ce48">
            <text:p>1086</text:p>
          </table:table-cell>
          <table:table-cell table:style-name="ce48"/>
          <table:table-cell office:value-type="string" office:string-value="" table:formula="of:=IF(LEN([.B856])&lt;&gt;0;VLOOKUP([.$B856];;7;0);&quot;&quot;)" table:style-name="ce49"/>
          <table:table-cell office:value-type="string" office:string-value="" table:formula="of:=IF(LEN([.B856])&lt;&gt;0;VLOOKUP([.$B856];;2;0);&quot;&quot;)" table:style-name="ce49"/>
          <table:table-cell table:number-columns-repeated="11" table:style-name="ce48"/>
          <table:table-cell office:value-type="string" office:string-value="" table:formula="of:=IF([.G856]&gt;0;DATE([.G856];[.F856];[.E856]);&quot;&quot;)" table:style-name="ce51"/>
          <table:table-cell office:value-type="float" office:value="0" table:formula="of:=DATEDIF([.O856];[.P856];&quot;Y&quot;)" table:style-name="ce49">
            <text:p>#¡VALOR!</text:p>
          </table:table-cell>
          <table:table-cell office:value-type="float" office:value="0" table:formula="of:=DATEDIF([.O856];[.P856];&quot;YM&quot;)" table:style-name="ce49">
            <text:p>#¡VALOR!</text:p>
          </table:table-cell>
          <table:table-cell office:value-type="float" office:value="0" table:formula="of:=DATEDIF([.O856];[.P8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7" table:formula="of:=[.A856]+1" table:style-name="ce48">
            <text:p>1087</text:p>
          </table:table-cell>
          <table:table-cell table:style-name="ce48"/>
          <table:table-cell office:value-type="string" office:string-value="" table:formula="of:=IF(LEN([.B857])&lt;&gt;0;VLOOKUP([.$B857];;7;0);&quot;&quot;)" table:style-name="ce49"/>
          <table:table-cell office:value-type="string" office:string-value="" table:formula="of:=IF(LEN([.B857])&lt;&gt;0;VLOOKUP([.$B857];;2;0);&quot;&quot;)" table:style-name="ce49"/>
          <table:table-cell table:number-columns-repeated="11" table:style-name="ce48"/>
          <table:table-cell office:value-type="string" office:string-value="" table:formula="of:=IF([.G857]&gt;0;DATE([.G857];[.F857];[.E857]);&quot;&quot;)" table:style-name="ce51"/>
          <table:table-cell office:value-type="float" office:value="0" table:formula="of:=DATEDIF([.O857];[.P857];&quot;Y&quot;)" table:style-name="ce49">
            <text:p>#¡VALOR!</text:p>
          </table:table-cell>
          <table:table-cell office:value-type="float" office:value="0" table:formula="of:=DATEDIF([.O857];[.P857];&quot;YM&quot;)" table:style-name="ce49">
            <text:p>#¡VALOR!</text:p>
          </table:table-cell>
          <table:table-cell office:value-type="float" office:value="0" table:formula="of:=DATEDIF([.O857];[.P8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8" table:formula="of:=[.A857]+1" table:style-name="ce48">
            <text:p>1088</text:p>
          </table:table-cell>
          <table:table-cell table:style-name="ce48"/>
          <table:table-cell office:value-type="string" office:string-value="" table:formula="of:=IF(LEN([.B858])&lt;&gt;0;VLOOKUP([.$B858];;7;0);&quot;&quot;)" table:style-name="ce49"/>
          <table:table-cell office:value-type="string" office:string-value="" table:formula="of:=IF(LEN([.B858])&lt;&gt;0;VLOOKUP([.$B858];;2;0);&quot;&quot;)" table:style-name="ce49"/>
          <table:table-cell table:number-columns-repeated="11" table:style-name="ce48"/>
          <table:table-cell office:value-type="string" office:string-value="" table:formula="of:=IF([.G858]&gt;0;DATE([.G858];[.F858];[.E858]);&quot;&quot;)" table:style-name="ce51"/>
          <table:table-cell office:value-type="float" office:value="0" table:formula="of:=DATEDIF([.O858];[.P858];&quot;Y&quot;)" table:style-name="ce49">
            <text:p>#¡VALOR!</text:p>
          </table:table-cell>
          <table:table-cell office:value-type="float" office:value="0" table:formula="of:=DATEDIF([.O858];[.P858];&quot;YM&quot;)" table:style-name="ce49">
            <text:p>#¡VALOR!</text:p>
          </table:table-cell>
          <table:table-cell office:value-type="float" office:value="0" table:formula="of:=DATEDIF([.O858];[.P8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89" table:formula="of:=[.A858]+1" table:style-name="ce48">
            <text:p>1089</text:p>
          </table:table-cell>
          <table:table-cell table:style-name="ce48"/>
          <table:table-cell office:value-type="string" office:string-value="" table:formula="of:=IF(LEN([.B859])&lt;&gt;0;VLOOKUP([.$B859];;7;0);&quot;&quot;)" table:style-name="ce49"/>
          <table:table-cell office:value-type="string" office:string-value="" table:formula="of:=IF(LEN([.B859])&lt;&gt;0;VLOOKUP([.$B859];;2;0);&quot;&quot;)" table:style-name="ce49"/>
          <table:table-cell table:number-columns-repeated="11" table:style-name="ce48"/>
          <table:table-cell office:value-type="string" office:string-value="" table:formula="of:=IF([.G859]&gt;0;DATE([.G859];[.F859];[.E859]);&quot;&quot;)" table:style-name="ce51"/>
          <table:table-cell office:value-type="float" office:value="0" table:formula="of:=DATEDIF([.O859];[.P859];&quot;Y&quot;)" table:style-name="ce49">
            <text:p>#¡VALOR!</text:p>
          </table:table-cell>
          <table:table-cell office:value-type="float" office:value="0" table:formula="of:=DATEDIF([.O859];[.P859];&quot;YM&quot;)" table:style-name="ce49">
            <text:p>#¡VALOR!</text:p>
          </table:table-cell>
          <table:table-cell office:value-type="float" office:value="0" table:formula="of:=DATEDIF([.O859];[.P8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0" table:formula="of:=[.A859]+1" table:style-name="ce48">
            <text:p>1090</text:p>
          </table:table-cell>
          <table:table-cell table:style-name="ce48"/>
          <table:table-cell office:value-type="string" office:string-value="" table:formula="of:=IF(LEN([.B860])&lt;&gt;0;VLOOKUP([.$B860];;7;0);&quot;&quot;)" table:style-name="ce49"/>
          <table:table-cell office:value-type="string" office:string-value="" table:formula="of:=IF(LEN([.B860])&lt;&gt;0;VLOOKUP([.$B860];;2;0);&quot;&quot;)" table:style-name="ce49"/>
          <table:table-cell table:number-columns-repeated="11" table:style-name="ce48"/>
          <table:table-cell office:value-type="string" office:string-value="" table:formula="of:=IF([.G860]&gt;0;DATE([.G860];[.F860];[.E860]);&quot;&quot;)" table:style-name="ce51"/>
          <table:table-cell office:value-type="float" office:value="0" table:formula="of:=DATEDIF([.O860];[.P860];&quot;Y&quot;)" table:style-name="ce49">
            <text:p>#¡VALOR!</text:p>
          </table:table-cell>
          <table:table-cell office:value-type="float" office:value="0" table:formula="of:=DATEDIF([.O860];[.P860];&quot;YM&quot;)" table:style-name="ce49">
            <text:p>#¡VALOR!</text:p>
          </table:table-cell>
          <table:table-cell office:value-type="float" office:value="0" table:formula="of:=DATEDIF([.O860];[.P8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1" table:formula="of:=[.A860]+1" table:style-name="ce48">
            <text:p>1091</text:p>
          </table:table-cell>
          <table:table-cell table:style-name="ce48"/>
          <table:table-cell office:value-type="string" office:string-value="" table:formula="of:=IF(LEN([.B861])&lt;&gt;0;VLOOKUP([.$B861];;7;0);&quot;&quot;)" table:style-name="ce49"/>
          <table:table-cell office:value-type="string" office:string-value="" table:formula="of:=IF(LEN([.B861])&lt;&gt;0;VLOOKUP([.$B861];;2;0);&quot;&quot;)" table:style-name="ce49"/>
          <table:table-cell table:number-columns-repeated="11" table:style-name="ce48"/>
          <table:table-cell office:value-type="string" office:string-value="" table:formula="of:=IF([.G861]&gt;0;DATE([.G861];[.F861];[.E861]);&quot;&quot;)" table:style-name="ce51"/>
          <table:table-cell office:value-type="float" office:value="0" table:formula="of:=DATEDIF([.O861];[.P861];&quot;Y&quot;)" table:style-name="ce49">
            <text:p>#¡VALOR!</text:p>
          </table:table-cell>
          <table:table-cell office:value-type="float" office:value="0" table:formula="of:=DATEDIF([.O861];[.P861];&quot;YM&quot;)" table:style-name="ce49">
            <text:p>#¡VALOR!</text:p>
          </table:table-cell>
          <table:table-cell office:value-type="float" office:value="0" table:formula="of:=DATEDIF([.O861];[.P8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2" table:formula="of:=[.A861]+1" table:style-name="ce48">
            <text:p>1092</text:p>
          </table:table-cell>
          <table:table-cell table:style-name="ce48"/>
          <table:table-cell office:value-type="string" office:string-value="" table:formula="of:=IF(LEN([.B862])&lt;&gt;0;VLOOKUP([.$B862];;7;0);&quot;&quot;)" table:style-name="ce49"/>
          <table:table-cell office:value-type="string" office:string-value="" table:formula="of:=IF(LEN([.B862])&lt;&gt;0;VLOOKUP([.$B862];;2;0);&quot;&quot;)" table:style-name="ce49"/>
          <table:table-cell table:number-columns-repeated="11" table:style-name="ce48"/>
          <table:table-cell office:value-type="string" office:string-value="" table:formula="of:=IF([.G862]&gt;0;DATE([.G862];[.F862];[.E862]);&quot;&quot;)" table:style-name="ce51"/>
          <table:table-cell office:value-type="float" office:value="0" table:formula="of:=DATEDIF([.O862];[.P862];&quot;Y&quot;)" table:style-name="ce49">
            <text:p>#¡VALOR!</text:p>
          </table:table-cell>
          <table:table-cell office:value-type="float" office:value="0" table:formula="of:=DATEDIF([.O862];[.P862];&quot;YM&quot;)" table:style-name="ce49">
            <text:p>#¡VALOR!</text:p>
          </table:table-cell>
          <table:table-cell office:value-type="float" office:value="0" table:formula="of:=DATEDIF([.O862];[.P8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3" table:formula="of:=[.A862]+1" table:style-name="ce48">
            <text:p>1093</text:p>
          </table:table-cell>
          <table:table-cell table:style-name="ce48"/>
          <table:table-cell office:value-type="string" office:string-value="" table:formula="of:=IF(LEN([.B863])&lt;&gt;0;VLOOKUP([.$B863];;7;0);&quot;&quot;)" table:style-name="ce49"/>
          <table:table-cell office:value-type="string" office:string-value="" table:formula="of:=IF(LEN([.B863])&lt;&gt;0;VLOOKUP([.$B863];;2;0);&quot;&quot;)" table:style-name="ce49"/>
          <table:table-cell table:number-columns-repeated="11" table:style-name="ce48"/>
          <table:table-cell office:value-type="string" office:string-value="" table:formula="of:=IF([.G863]&gt;0;DATE([.G863];[.F863];[.E863]);&quot;&quot;)" table:style-name="ce51"/>
          <table:table-cell office:value-type="float" office:value="0" table:formula="of:=DATEDIF([.O863];[.P863];&quot;Y&quot;)" table:style-name="ce49">
            <text:p>#¡VALOR!</text:p>
          </table:table-cell>
          <table:table-cell office:value-type="float" office:value="0" table:formula="of:=DATEDIF([.O863];[.P863];&quot;YM&quot;)" table:style-name="ce49">
            <text:p>#¡VALOR!</text:p>
          </table:table-cell>
          <table:table-cell office:value-type="float" office:value="0" table:formula="of:=DATEDIF([.O863];[.P8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4" table:formula="of:=[.A863]+1" table:style-name="ce48">
            <text:p>1094</text:p>
          </table:table-cell>
          <table:table-cell table:style-name="ce48"/>
          <table:table-cell office:value-type="string" office:string-value="" table:formula="of:=IF(LEN([.B864])&lt;&gt;0;VLOOKUP([.$B864];;7;0);&quot;&quot;)" table:style-name="ce49"/>
          <table:table-cell office:value-type="string" office:string-value="" table:formula="of:=IF(LEN([.B864])&lt;&gt;0;VLOOKUP([.$B864];;2;0);&quot;&quot;)" table:style-name="ce49"/>
          <table:table-cell table:number-columns-repeated="11" table:style-name="ce48"/>
          <table:table-cell office:value-type="string" office:string-value="" table:formula="of:=IF([.G864]&gt;0;DATE([.G864];[.F864];[.E864]);&quot;&quot;)" table:style-name="ce51"/>
          <table:table-cell office:value-type="float" office:value="0" table:formula="of:=DATEDIF([.O864];[.P864];&quot;Y&quot;)" table:style-name="ce49">
            <text:p>#¡VALOR!</text:p>
          </table:table-cell>
          <table:table-cell office:value-type="float" office:value="0" table:formula="of:=DATEDIF([.O864];[.P864];&quot;YM&quot;)" table:style-name="ce49">
            <text:p>#¡VALOR!</text:p>
          </table:table-cell>
          <table:table-cell office:value-type="float" office:value="0" table:formula="of:=DATEDIF([.O864];[.P8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5" table:formula="of:=[.A864]+1" table:style-name="ce48">
            <text:p>1095</text:p>
          </table:table-cell>
          <table:table-cell table:style-name="ce48"/>
          <table:table-cell office:value-type="string" office:string-value="" table:formula="of:=IF(LEN([.B865])&lt;&gt;0;VLOOKUP([.$B865];;7;0);&quot;&quot;)" table:style-name="ce49"/>
          <table:table-cell office:value-type="string" office:string-value="" table:formula="of:=IF(LEN([.B865])&lt;&gt;0;VLOOKUP([.$B865];;2;0);&quot;&quot;)" table:style-name="ce49"/>
          <table:table-cell table:number-columns-repeated="11" table:style-name="ce48"/>
          <table:table-cell office:value-type="string" office:string-value="" table:formula="of:=IF([.G865]&gt;0;DATE([.G865];[.F865];[.E865]);&quot;&quot;)" table:style-name="ce51"/>
          <table:table-cell office:value-type="float" office:value="0" table:formula="of:=DATEDIF([.O865];[.P865];&quot;Y&quot;)" table:style-name="ce49">
            <text:p>#¡VALOR!</text:p>
          </table:table-cell>
          <table:table-cell office:value-type="float" office:value="0" table:formula="of:=DATEDIF([.O865];[.P865];&quot;YM&quot;)" table:style-name="ce49">
            <text:p>#¡VALOR!</text:p>
          </table:table-cell>
          <table:table-cell office:value-type="float" office:value="0" table:formula="of:=DATEDIF([.O865];[.P8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6" table:formula="of:=[.A865]+1" table:style-name="ce48">
            <text:p>1096</text:p>
          </table:table-cell>
          <table:table-cell table:style-name="ce48"/>
          <table:table-cell office:value-type="string" office:string-value="" table:formula="of:=IF(LEN([.B866])&lt;&gt;0;VLOOKUP([.$B866];;7;0);&quot;&quot;)" table:style-name="ce49"/>
          <table:table-cell office:value-type="string" office:string-value="" table:formula="of:=IF(LEN([.B866])&lt;&gt;0;VLOOKUP([.$B866];;2;0);&quot;&quot;)" table:style-name="ce49"/>
          <table:table-cell table:number-columns-repeated="11" table:style-name="ce48"/>
          <table:table-cell office:value-type="string" office:string-value="" table:formula="of:=IF([.G866]&gt;0;DATE([.G866];[.F866];[.E866]);&quot;&quot;)" table:style-name="ce51"/>
          <table:table-cell office:value-type="float" office:value="0" table:formula="of:=DATEDIF([.O866];[.P866];&quot;Y&quot;)" table:style-name="ce49">
            <text:p>#¡VALOR!</text:p>
          </table:table-cell>
          <table:table-cell office:value-type="float" office:value="0" table:formula="of:=DATEDIF([.O866];[.P866];&quot;YM&quot;)" table:style-name="ce49">
            <text:p>#¡VALOR!</text:p>
          </table:table-cell>
          <table:table-cell office:value-type="float" office:value="0" table:formula="of:=DATEDIF([.O866];[.P8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7" table:formula="of:=[.A866]+1" table:style-name="ce48">
            <text:p>1097</text:p>
          </table:table-cell>
          <table:table-cell table:style-name="ce48"/>
          <table:table-cell office:value-type="string" office:string-value="" table:formula="of:=IF(LEN([.B867])&lt;&gt;0;VLOOKUP([.$B867];;7;0);&quot;&quot;)" table:style-name="ce49"/>
          <table:table-cell office:value-type="string" office:string-value="" table:formula="of:=IF(LEN([.B867])&lt;&gt;0;VLOOKUP([.$B867];;2;0);&quot;&quot;)" table:style-name="ce49"/>
          <table:table-cell table:number-columns-repeated="11" table:style-name="ce48"/>
          <table:table-cell office:value-type="string" office:string-value="" table:formula="of:=IF([.G867]&gt;0;DATE([.G867];[.F867];[.E867]);&quot;&quot;)" table:style-name="ce51"/>
          <table:table-cell office:value-type="float" office:value="0" table:formula="of:=DATEDIF([.O867];[.P867];&quot;Y&quot;)" table:style-name="ce49">
            <text:p>#¡VALOR!</text:p>
          </table:table-cell>
          <table:table-cell office:value-type="float" office:value="0" table:formula="of:=DATEDIF([.O867];[.P867];&quot;YM&quot;)" table:style-name="ce49">
            <text:p>#¡VALOR!</text:p>
          </table:table-cell>
          <table:table-cell office:value-type="float" office:value="0" table:formula="of:=DATEDIF([.O867];[.P8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8" table:formula="of:=[.A867]+1" table:style-name="ce48">
            <text:p>1098</text:p>
          </table:table-cell>
          <table:table-cell table:style-name="ce48"/>
          <table:table-cell office:value-type="string" office:string-value="" table:formula="of:=IF(LEN([.B868])&lt;&gt;0;VLOOKUP([.$B868];;7;0);&quot;&quot;)" table:style-name="ce49"/>
          <table:table-cell office:value-type="string" office:string-value="" table:formula="of:=IF(LEN([.B868])&lt;&gt;0;VLOOKUP([.$B868];;2;0);&quot;&quot;)" table:style-name="ce49"/>
          <table:table-cell table:number-columns-repeated="11" table:style-name="ce48"/>
          <table:table-cell office:value-type="string" office:string-value="" table:formula="of:=IF([.G868]&gt;0;DATE([.G868];[.F868];[.E868]);&quot;&quot;)" table:style-name="ce51"/>
          <table:table-cell office:value-type="float" office:value="0" table:formula="of:=DATEDIF([.O868];[.P868];&quot;Y&quot;)" table:style-name="ce49">
            <text:p>#¡VALOR!</text:p>
          </table:table-cell>
          <table:table-cell office:value-type="float" office:value="0" table:formula="of:=DATEDIF([.O868];[.P868];&quot;YM&quot;)" table:style-name="ce49">
            <text:p>#¡VALOR!</text:p>
          </table:table-cell>
          <table:table-cell office:value-type="float" office:value="0" table:formula="of:=DATEDIF([.O868];[.P8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099" table:formula="of:=[.A868]+1" table:style-name="ce48">
            <text:p>1099</text:p>
          </table:table-cell>
          <table:table-cell table:style-name="ce48"/>
          <table:table-cell office:value-type="string" office:string-value="" table:formula="of:=IF(LEN([.B869])&lt;&gt;0;VLOOKUP([.$B869];;7;0);&quot;&quot;)" table:style-name="ce49"/>
          <table:table-cell office:value-type="string" office:string-value="" table:formula="of:=IF(LEN([.B869])&lt;&gt;0;VLOOKUP([.$B869];;2;0);&quot;&quot;)" table:style-name="ce49"/>
          <table:table-cell table:number-columns-repeated="11" table:style-name="ce48"/>
          <table:table-cell office:value-type="string" office:string-value="" table:formula="of:=IF([.G869]&gt;0;DATE([.G869];[.F869];[.E869]);&quot;&quot;)" table:style-name="ce51"/>
          <table:table-cell office:value-type="float" office:value="0" table:formula="of:=DATEDIF([.O869];[.P869];&quot;Y&quot;)" table:style-name="ce49">
            <text:p>#¡VALOR!</text:p>
          </table:table-cell>
          <table:table-cell office:value-type="float" office:value="0" table:formula="of:=DATEDIF([.O869];[.P869];&quot;YM&quot;)" table:style-name="ce49">
            <text:p>#¡VALOR!</text:p>
          </table:table-cell>
          <table:table-cell office:value-type="float" office:value="0" table:formula="of:=DATEDIF([.O869];[.P8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0" table:formula="of:=[.A869]+1" table:style-name="ce48">
            <text:p>1100</text:p>
          </table:table-cell>
          <table:table-cell table:style-name="ce48"/>
          <table:table-cell office:value-type="string" office:string-value="" table:formula="of:=IF(LEN([.B870])&lt;&gt;0;VLOOKUP([.$B870];;7;0);&quot;&quot;)" table:style-name="ce49"/>
          <table:table-cell office:value-type="string" office:string-value="" table:formula="of:=IF(LEN([.B870])&lt;&gt;0;VLOOKUP([.$B870];;2;0);&quot;&quot;)" table:style-name="ce49"/>
          <table:table-cell table:number-columns-repeated="11" table:style-name="ce48"/>
          <table:table-cell office:value-type="string" office:string-value="" table:formula="of:=IF([.G870]&gt;0;DATE([.G870];[.F870];[.E870]);&quot;&quot;)" table:style-name="ce51"/>
          <table:table-cell office:value-type="float" office:value="0" table:formula="of:=DATEDIF([.O870];[.P870];&quot;Y&quot;)" table:style-name="ce49">
            <text:p>#¡VALOR!</text:p>
          </table:table-cell>
          <table:table-cell office:value-type="float" office:value="0" table:formula="of:=DATEDIF([.O870];[.P870];&quot;YM&quot;)" table:style-name="ce49">
            <text:p>#¡VALOR!</text:p>
          </table:table-cell>
          <table:table-cell office:value-type="float" office:value="0" table:formula="of:=DATEDIF([.O870];[.P8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1" table:formula="of:=[.A870]+1" table:style-name="ce48">
            <text:p>1101</text:p>
          </table:table-cell>
          <table:table-cell table:style-name="ce48"/>
          <table:table-cell office:value-type="string" office:string-value="" table:formula="of:=IF(LEN([.B871])&lt;&gt;0;VLOOKUP([.$B871];;7;0);&quot;&quot;)" table:style-name="ce49"/>
          <table:table-cell office:value-type="string" office:string-value="" table:formula="of:=IF(LEN([.B871])&lt;&gt;0;VLOOKUP([.$B871];;2;0);&quot;&quot;)" table:style-name="ce49"/>
          <table:table-cell table:number-columns-repeated="11" table:style-name="ce48"/>
          <table:table-cell office:value-type="string" office:string-value="" table:formula="of:=IF([.G871]&gt;0;DATE([.G871];[.F871];[.E871]);&quot;&quot;)" table:style-name="ce51"/>
          <table:table-cell office:value-type="float" office:value="0" table:formula="of:=DATEDIF([.O871];[.P871];&quot;Y&quot;)" table:style-name="ce49">
            <text:p>#¡VALOR!</text:p>
          </table:table-cell>
          <table:table-cell office:value-type="float" office:value="0" table:formula="of:=DATEDIF([.O871];[.P871];&quot;YM&quot;)" table:style-name="ce49">
            <text:p>#¡VALOR!</text:p>
          </table:table-cell>
          <table:table-cell office:value-type="float" office:value="0" table:formula="of:=DATEDIF([.O871];[.P8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2" table:formula="of:=[.A871]+1" table:style-name="ce48">
            <text:p>1102</text:p>
          </table:table-cell>
          <table:table-cell table:style-name="ce48"/>
          <table:table-cell office:value-type="string" office:string-value="" table:formula="of:=IF(LEN([.B872])&lt;&gt;0;VLOOKUP([.$B872];;7;0);&quot;&quot;)" table:style-name="ce49"/>
          <table:table-cell office:value-type="string" office:string-value="" table:formula="of:=IF(LEN([.B872])&lt;&gt;0;VLOOKUP([.$B872];;2;0);&quot;&quot;)" table:style-name="ce49"/>
          <table:table-cell table:number-columns-repeated="11" table:style-name="ce48"/>
          <table:table-cell office:value-type="string" office:string-value="" table:formula="of:=IF([.G872]&gt;0;DATE([.G872];[.F872];[.E872]);&quot;&quot;)" table:style-name="ce51"/>
          <table:table-cell office:value-type="float" office:value="0" table:formula="of:=DATEDIF([.O872];[.P872];&quot;Y&quot;)" table:style-name="ce49">
            <text:p>#¡VALOR!</text:p>
          </table:table-cell>
          <table:table-cell office:value-type="float" office:value="0" table:formula="of:=DATEDIF([.O872];[.P872];&quot;YM&quot;)" table:style-name="ce49">
            <text:p>#¡VALOR!</text:p>
          </table:table-cell>
          <table:table-cell office:value-type="float" office:value="0" table:formula="of:=DATEDIF([.O872];[.P8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3" table:formula="of:=[.A872]+1" table:style-name="ce48">
            <text:p>1103</text:p>
          </table:table-cell>
          <table:table-cell table:style-name="ce48"/>
          <table:table-cell office:value-type="string" office:string-value="" table:formula="of:=IF(LEN([.B873])&lt;&gt;0;VLOOKUP([.$B873];;7;0);&quot;&quot;)" table:style-name="ce49"/>
          <table:table-cell office:value-type="string" office:string-value="" table:formula="of:=IF(LEN([.B873])&lt;&gt;0;VLOOKUP([.$B873];;2;0);&quot;&quot;)" table:style-name="ce49"/>
          <table:table-cell table:number-columns-repeated="11" table:style-name="ce48"/>
          <table:table-cell office:value-type="string" office:string-value="" table:formula="of:=IF([.G873]&gt;0;DATE([.G873];[.F873];[.E873]);&quot;&quot;)" table:style-name="ce51"/>
          <table:table-cell office:value-type="float" office:value="0" table:formula="of:=DATEDIF([.O873];[.P873];&quot;Y&quot;)" table:style-name="ce49">
            <text:p>#¡VALOR!</text:p>
          </table:table-cell>
          <table:table-cell office:value-type="float" office:value="0" table:formula="of:=DATEDIF([.O873];[.P873];&quot;YM&quot;)" table:style-name="ce49">
            <text:p>#¡VALOR!</text:p>
          </table:table-cell>
          <table:table-cell office:value-type="float" office:value="0" table:formula="of:=DATEDIF([.O873];[.P8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4" table:formula="of:=[.A873]+1" table:style-name="ce48">
            <text:p>1104</text:p>
          </table:table-cell>
          <table:table-cell table:style-name="ce48"/>
          <table:table-cell office:value-type="string" office:string-value="" table:formula="of:=IF(LEN([.B874])&lt;&gt;0;VLOOKUP([.$B874];;7;0);&quot;&quot;)" table:style-name="ce49"/>
          <table:table-cell office:value-type="string" office:string-value="" table:formula="of:=IF(LEN([.B874])&lt;&gt;0;VLOOKUP([.$B874];;2;0);&quot;&quot;)" table:style-name="ce49"/>
          <table:table-cell table:number-columns-repeated="11" table:style-name="ce48"/>
          <table:table-cell office:value-type="string" office:string-value="" table:formula="of:=IF([.G874]&gt;0;DATE([.G874];[.F874];[.E874]);&quot;&quot;)" table:style-name="ce51"/>
          <table:table-cell office:value-type="float" office:value="0" table:formula="of:=DATEDIF([.O874];[.P874];&quot;Y&quot;)" table:style-name="ce49">
            <text:p>#¡VALOR!</text:p>
          </table:table-cell>
          <table:table-cell office:value-type="float" office:value="0" table:formula="of:=DATEDIF([.O874];[.P874];&quot;YM&quot;)" table:style-name="ce49">
            <text:p>#¡VALOR!</text:p>
          </table:table-cell>
          <table:table-cell office:value-type="float" office:value="0" table:formula="of:=DATEDIF([.O874];[.P8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5" table:formula="of:=[.A874]+1" table:style-name="ce48">
            <text:p>1105</text:p>
          </table:table-cell>
          <table:table-cell table:style-name="ce48"/>
          <table:table-cell office:value-type="string" office:string-value="" table:formula="of:=IF(LEN([.B875])&lt;&gt;0;VLOOKUP([.$B875];;7;0);&quot;&quot;)" table:style-name="ce49"/>
          <table:table-cell office:value-type="string" office:string-value="" table:formula="of:=IF(LEN([.B875])&lt;&gt;0;VLOOKUP([.$B875];;2;0);&quot;&quot;)" table:style-name="ce49"/>
          <table:table-cell table:number-columns-repeated="11" table:style-name="ce48"/>
          <table:table-cell office:value-type="string" office:string-value="" table:formula="of:=IF([.G875]&gt;0;DATE([.G875];[.F875];[.E875]);&quot;&quot;)" table:style-name="ce51"/>
          <table:table-cell office:value-type="float" office:value="0" table:formula="of:=DATEDIF([.O875];[.P875];&quot;Y&quot;)" table:style-name="ce49">
            <text:p>#¡VALOR!</text:p>
          </table:table-cell>
          <table:table-cell office:value-type="float" office:value="0" table:formula="of:=DATEDIF([.O875];[.P875];&quot;YM&quot;)" table:style-name="ce49">
            <text:p>#¡VALOR!</text:p>
          </table:table-cell>
          <table:table-cell office:value-type="float" office:value="0" table:formula="of:=DATEDIF([.O875];[.P8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6" table:formula="of:=[.A875]+1" table:style-name="ce48">
            <text:p>1106</text:p>
          </table:table-cell>
          <table:table-cell table:style-name="ce48"/>
          <table:table-cell office:value-type="string" office:string-value="" table:formula="of:=IF(LEN([.B876])&lt;&gt;0;VLOOKUP([.$B876];;7;0);&quot;&quot;)" table:style-name="ce49"/>
          <table:table-cell office:value-type="string" office:string-value="" table:formula="of:=IF(LEN([.B876])&lt;&gt;0;VLOOKUP([.$B876];;2;0);&quot;&quot;)" table:style-name="ce49"/>
          <table:table-cell table:number-columns-repeated="11" table:style-name="ce48"/>
          <table:table-cell office:value-type="string" office:string-value="" table:formula="of:=IF([.G876]&gt;0;DATE([.G876];[.F876];[.E876]);&quot;&quot;)" table:style-name="ce51"/>
          <table:table-cell office:value-type="float" office:value="0" table:formula="of:=DATEDIF([.O876];[.P876];&quot;Y&quot;)" table:style-name="ce49">
            <text:p>#¡VALOR!</text:p>
          </table:table-cell>
          <table:table-cell office:value-type="float" office:value="0" table:formula="of:=DATEDIF([.O876];[.P876];&quot;YM&quot;)" table:style-name="ce49">
            <text:p>#¡VALOR!</text:p>
          </table:table-cell>
          <table:table-cell office:value-type="float" office:value="0" table:formula="of:=DATEDIF([.O876];[.P8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7" table:formula="of:=[.A876]+1" table:style-name="ce48">
            <text:p>1107</text:p>
          </table:table-cell>
          <table:table-cell table:style-name="ce48"/>
          <table:table-cell office:value-type="string" office:string-value="" table:formula="of:=IF(LEN([.B877])&lt;&gt;0;VLOOKUP([.$B877];;7;0);&quot;&quot;)" table:style-name="ce49"/>
          <table:table-cell office:value-type="string" office:string-value="" table:formula="of:=IF(LEN([.B877])&lt;&gt;0;VLOOKUP([.$B877];;2;0);&quot;&quot;)" table:style-name="ce49"/>
          <table:table-cell table:number-columns-repeated="11" table:style-name="ce48"/>
          <table:table-cell office:value-type="string" office:string-value="" table:formula="of:=IF([.G877]&gt;0;DATE([.G877];[.F877];[.E877]);&quot;&quot;)" table:style-name="ce51"/>
          <table:table-cell office:value-type="float" office:value="0" table:formula="of:=DATEDIF([.O877];[.P877];&quot;Y&quot;)" table:style-name="ce49">
            <text:p>#¡VALOR!</text:p>
          </table:table-cell>
          <table:table-cell office:value-type="float" office:value="0" table:formula="of:=DATEDIF([.O877];[.P877];&quot;YM&quot;)" table:style-name="ce49">
            <text:p>#¡VALOR!</text:p>
          </table:table-cell>
          <table:table-cell office:value-type="float" office:value="0" table:formula="of:=DATEDIF([.O877];[.P8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8" table:formula="of:=[.A877]+1" table:style-name="ce48">
            <text:p>1108</text:p>
          </table:table-cell>
          <table:table-cell table:style-name="ce48"/>
          <table:table-cell office:value-type="string" office:string-value="" table:formula="of:=IF(LEN([.B878])&lt;&gt;0;VLOOKUP([.$B878];;7;0);&quot;&quot;)" table:style-name="ce49"/>
          <table:table-cell office:value-type="string" office:string-value="" table:formula="of:=IF(LEN([.B878])&lt;&gt;0;VLOOKUP([.$B878];;2;0);&quot;&quot;)" table:style-name="ce49"/>
          <table:table-cell table:number-columns-repeated="11" table:style-name="ce48"/>
          <table:table-cell office:value-type="string" office:string-value="" table:formula="of:=IF([.G878]&gt;0;DATE([.G878];[.F878];[.E878]);&quot;&quot;)" table:style-name="ce51"/>
          <table:table-cell office:value-type="float" office:value="0" table:formula="of:=DATEDIF([.O878];[.P878];&quot;Y&quot;)" table:style-name="ce49">
            <text:p>#¡VALOR!</text:p>
          </table:table-cell>
          <table:table-cell office:value-type="float" office:value="0" table:formula="of:=DATEDIF([.O878];[.P878];&quot;YM&quot;)" table:style-name="ce49">
            <text:p>#¡VALOR!</text:p>
          </table:table-cell>
          <table:table-cell office:value-type="float" office:value="0" table:formula="of:=DATEDIF([.O878];[.P8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09" table:formula="of:=[.A878]+1" table:style-name="ce48">
            <text:p>1109</text:p>
          </table:table-cell>
          <table:table-cell table:style-name="ce48"/>
          <table:table-cell office:value-type="string" office:string-value="" table:formula="of:=IF(LEN([.B879])&lt;&gt;0;VLOOKUP([.$B879];;7;0);&quot;&quot;)" table:style-name="ce49"/>
          <table:table-cell office:value-type="string" office:string-value="" table:formula="of:=IF(LEN([.B879])&lt;&gt;0;VLOOKUP([.$B879];;2;0);&quot;&quot;)" table:style-name="ce49"/>
          <table:table-cell table:number-columns-repeated="11" table:style-name="ce48"/>
          <table:table-cell office:value-type="string" office:string-value="" table:formula="of:=IF([.G879]&gt;0;DATE([.G879];[.F879];[.E879]);&quot;&quot;)" table:style-name="ce51"/>
          <table:table-cell office:value-type="float" office:value="0" table:formula="of:=DATEDIF([.O879];[.P879];&quot;Y&quot;)" table:style-name="ce49">
            <text:p>#¡VALOR!</text:p>
          </table:table-cell>
          <table:table-cell office:value-type="float" office:value="0" table:formula="of:=DATEDIF([.O879];[.P879];&quot;YM&quot;)" table:style-name="ce49">
            <text:p>#¡VALOR!</text:p>
          </table:table-cell>
          <table:table-cell office:value-type="float" office:value="0" table:formula="of:=DATEDIF([.O879];[.P8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0" table:formula="of:=[.A879]+1" table:style-name="ce48">
            <text:p>1110</text:p>
          </table:table-cell>
          <table:table-cell table:style-name="ce48"/>
          <table:table-cell office:value-type="string" office:string-value="" table:formula="of:=IF(LEN([.B880])&lt;&gt;0;VLOOKUP([.$B880];;7;0);&quot;&quot;)" table:style-name="ce49"/>
          <table:table-cell office:value-type="string" office:string-value="" table:formula="of:=IF(LEN([.B880])&lt;&gt;0;VLOOKUP([.$B880];;2;0);&quot;&quot;)" table:style-name="ce49"/>
          <table:table-cell table:number-columns-repeated="11" table:style-name="ce48"/>
          <table:table-cell office:value-type="string" office:string-value="" table:formula="of:=IF([.G880]&gt;0;DATE([.G880];[.F880];[.E880]);&quot;&quot;)" table:style-name="ce51"/>
          <table:table-cell office:value-type="float" office:value="0" table:formula="of:=DATEDIF([.O880];[.P880];&quot;Y&quot;)" table:style-name="ce49">
            <text:p>#¡VALOR!</text:p>
          </table:table-cell>
          <table:table-cell office:value-type="float" office:value="0" table:formula="of:=DATEDIF([.O880];[.P880];&quot;YM&quot;)" table:style-name="ce49">
            <text:p>#¡VALOR!</text:p>
          </table:table-cell>
          <table:table-cell office:value-type="float" office:value="0" table:formula="of:=DATEDIF([.O880];[.P8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1" table:formula="of:=[.A880]+1" table:style-name="ce48">
            <text:p>1111</text:p>
          </table:table-cell>
          <table:table-cell table:style-name="ce48"/>
          <table:table-cell office:value-type="string" office:string-value="" table:formula="of:=IF(LEN([.B881])&lt;&gt;0;VLOOKUP([.$B881];;7;0);&quot;&quot;)" table:style-name="ce49"/>
          <table:table-cell office:value-type="string" office:string-value="" table:formula="of:=IF(LEN([.B881])&lt;&gt;0;VLOOKUP([.$B881];;2;0);&quot;&quot;)" table:style-name="ce49"/>
          <table:table-cell table:number-columns-repeated="11" table:style-name="ce48"/>
          <table:table-cell office:value-type="string" office:string-value="" table:formula="of:=IF([.G881]&gt;0;DATE([.G881];[.F881];[.E881]);&quot;&quot;)" table:style-name="ce51"/>
          <table:table-cell office:value-type="float" office:value="0" table:formula="of:=DATEDIF([.O881];[.P881];&quot;Y&quot;)" table:style-name="ce49">
            <text:p>#¡VALOR!</text:p>
          </table:table-cell>
          <table:table-cell office:value-type="float" office:value="0" table:formula="of:=DATEDIF([.O881];[.P881];&quot;YM&quot;)" table:style-name="ce49">
            <text:p>#¡VALOR!</text:p>
          </table:table-cell>
          <table:table-cell office:value-type="float" office:value="0" table:formula="of:=DATEDIF([.O881];[.P8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2" table:formula="of:=[.A881]+1" table:style-name="ce48">
            <text:p>1112</text:p>
          </table:table-cell>
          <table:table-cell table:style-name="ce48"/>
          <table:table-cell office:value-type="string" office:string-value="" table:formula="of:=IF(LEN([.B882])&lt;&gt;0;VLOOKUP([.$B882];;7;0);&quot;&quot;)" table:style-name="ce49"/>
          <table:table-cell office:value-type="string" office:string-value="" table:formula="of:=IF(LEN([.B882])&lt;&gt;0;VLOOKUP([.$B882];;2;0);&quot;&quot;)" table:style-name="ce49"/>
          <table:table-cell table:number-columns-repeated="11" table:style-name="ce48"/>
          <table:table-cell office:value-type="string" office:string-value="" table:formula="of:=IF([.G882]&gt;0;DATE([.G882];[.F882];[.E882]);&quot;&quot;)" table:style-name="ce51"/>
          <table:table-cell office:value-type="float" office:value="0" table:formula="of:=DATEDIF([.O882];[.P882];&quot;Y&quot;)" table:style-name="ce49">
            <text:p>#¡VALOR!</text:p>
          </table:table-cell>
          <table:table-cell office:value-type="float" office:value="0" table:formula="of:=DATEDIF([.O882];[.P882];&quot;YM&quot;)" table:style-name="ce49">
            <text:p>#¡VALOR!</text:p>
          </table:table-cell>
          <table:table-cell office:value-type="float" office:value="0" table:formula="of:=DATEDIF([.O882];[.P8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3" table:formula="of:=[.A882]+1" table:style-name="ce48">
            <text:p>1113</text:p>
          </table:table-cell>
          <table:table-cell table:style-name="ce48"/>
          <table:table-cell office:value-type="string" office:string-value="" table:formula="of:=IF(LEN([.B883])&lt;&gt;0;VLOOKUP([.$B883];;7;0);&quot;&quot;)" table:style-name="ce49"/>
          <table:table-cell office:value-type="string" office:string-value="" table:formula="of:=IF(LEN([.B883])&lt;&gt;0;VLOOKUP([.$B883];;2;0);&quot;&quot;)" table:style-name="ce49"/>
          <table:table-cell table:number-columns-repeated="11" table:style-name="ce48"/>
          <table:table-cell office:value-type="string" office:string-value="" table:formula="of:=IF([.G883]&gt;0;DATE([.G883];[.F883];[.E883]);&quot;&quot;)" table:style-name="ce51"/>
          <table:table-cell office:value-type="float" office:value="0" table:formula="of:=DATEDIF([.O883];[.P883];&quot;Y&quot;)" table:style-name="ce49">
            <text:p>#¡VALOR!</text:p>
          </table:table-cell>
          <table:table-cell office:value-type="float" office:value="0" table:formula="of:=DATEDIF([.O883];[.P883];&quot;YM&quot;)" table:style-name="ce49">
            <text:p>#¡VALOR!</text:p>
          </table:table-cell>
          <table:table-cell office:value-type="float" office:value="0" table:formula="of:=DATEDIF([.O883];[.P8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4" table:formula="of:=[.A883]+1" table:style-name="ce48">
            <text:p>1114</text:p>
          </table:table-cell>
          <table:table-cell table:style-name="ce48"/>
          <table:table-cell office:value-type="string" office:string-value="" table:formula="of:=IF(LEN([.B884])&lt;&gt;0;VLOOKUP([.$B884];;7;0);&quot;&quot;)" table:style-name="ce49"/>
          <table:table-cell office:value-type="string" office:string-value="" table:formula="of:=IF(LEN([.B884])&lt;&gt;0;VLOOKUP([.$B884];;2;0);&quot;&quot;)" table:style-name="ce49"/>
          <table:table-cell table:number-columns-repeated="11" table:style-name="ce48"/>
          <table:table-cell office:value-type="string" office:string-value="" table:formula="of:=IF([.G884]&gt;0;DATE([.G884];[.F884];[.E884]);&quot;&quot;)" table:style-name="ce51"/>
          <table:table-cell office:value-type="float" office:value="0" table:formula="of:=DATEDIF([.O884];[.P884];&quot;Y&quot;)" table:style-name="ce49">
            <text:p>#¡VALOR!</text:p>
          </table:table-cell>
          <table:table-cell office:value-type="float" office:value="0" table:formula="of:=DATEDIF([.O884];[.P884];&quot;YM&quot;)" table:style-name="ce49">
            <text:p>#¡VALOR!</text:p>
          </table:table-cell>
          <table:table-cell office:value-type="float" office:value="0" table:formula="of:=DATEDIF([.O884];[.P8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5" table:formula="of:=[.A884]+1" table:style-name="ce48">
            <text:p>1115</text:p>
          </table:table-cell>
          <table:table-cell table:style-name="ce48"/>
          <table:table-cell office:value-type="string" office:string-value="" table:formula="of:=IF(LEN([.B885])&lt;&gt;0;VLOOKUP([.$B885];;7;0);&quot;&quot;)" table:style-name="ce49"/>
          <table:table-cell office:value-type="string" office:string-value="" table:formula="of:=IF(LEN([.B885])&lt;&gt;0;VLOOKUP([.$B885];;2;0);&quot;&quot;)" table:style-name="ce49"/>
          <table:table-cell table:number-columns-repeated="11" table:style-name="ce48"/>
          <table:table-cell office:value-type="string" office:string-value="" table:formula="of:=IF([.G885]&gt;0;DATE([.G885];[.F885];[.E885]);&quot;&quot;)" table:style-name="ce51"/>
          <table:table-cell office:value-type="float" office:value="0" table:formula="of:=DATEDIF([.O885];[.P885];&quot;Y&quot;)" table:style-name="ce49">
            <text:p>#¡VALOR!</text:p>
          </table:table-cell>
          <table:table-cell office:value-type="float" office:value="0" table:formula="of:=DATEDIF([.O885];[.P885];&quot;YM&quot;)" table:style-name="ce49">
            <text:p>#¡VALOR!</text:p>
          </table:table-cell>
          <table:table-cell office:value-type="float" office:value="0" table:formula="of:=DATEDIF([.O885];[.P8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6" table:formula="of:=[.A885]+1" table:style-name="ce48">
            <text:p>1116</text:p>
          </table:table-cell>
          <table:table-cell table:style-name="ce48"/>
          <table:table-cell office:value-type="string" office:string-value="" table:formula="of:=IF(LEN([.B886])&lt;&gt;0;VLOOKUP([.$B886];;7;0);&quot;&quot;)" table:style-name="ce49"/>
          <table:table-cell office:value-type="string" office:string-value="" table:formula="of:=IF(LEN([.B886])&lt;&gt;0;VLOOKUP([.$B886];;2;0);&quot;&quot;)" table:style-name="ce49"/>
          <table:table-cell table:number-columns-repeated="11" table:style-name="ce48"/>
          <table:table-cell office:value-type="string" office:string-value="" table:formula="of:=IF([.G886]&gt;0;DATE([.G886];[.F886];[.E886]);&quot;&quot;)" table:style-name="ce51"/>
          <table:table-cell office:value-type="float" office:value="0" table:formula="of:=DATEDIF([.O886];[.P886];&quot;Y&quot;)" table:style-name="ce49">
            <text:p>#¡VALOR!</text:p>
          </table:table-cell>
          <table:table-cell office:value-type="float" office:value="0" table:formula="of:=DATEDIF([.O886];[.P886];&quot;YM&quot;)" table:style-name="ce49">
            <text:p>#¡VALOR!</text:p>
          </table:table-cell>
          <table:table-cell office:value-type="float" office:value="0" table:formula="of:=DATEDIF([.O886];[.P8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7" table:formula="of:=[.A886]+1" table:style-name="ce48">
            <text:p>1117</text:p>
          </table:table-cell>
          <table:table-cell table:style-name="ce48"/>
          <table:table-cell office:value-type="string" office:string-value="" table:formula="of:=IF(LEN([.B887])&lt;&gt;0;VLOOKUP([.$B887];;7;0);&quot;&quot;)" table:style-name="ce49"/>
          <table:table-cell office:value-type="string" office:string-value="" table:formula="of:=IF(LEN([.B887])&lt;&gt;0;VLOOKUP([.$B887];;2;0);&quot;&quot;)" table:style-name="ce49"/>
          <table:table-cell table:number-columns-repeated="11" table:style-name="ce48"/>
          <table:table-cell office:value-type="string" office:string-value="" table:formula="of:=IF([.G887]&gt;0;DATE([.G887];[.F887];[.E887]);&quot;&quot;)" table:style-name="ce51"/>
          <table:table-cell office:value-type="float" office:value="0" table:formula="of:=DATEDIF([.O887];[.P887];&quot;Y&quot;)" table:style-name="ce49">
            <text:p>#¡VALOR!</text:p>
          </table:table-cell>
          <table:table-cell office:value-type="float" office:value="0" table:formula="of:=DATEDIF([.O887];[.P887];&quot;YM&quot;)" table:style-name="ce49">
            <text:p>#¡VALOR!</text:p>
          </table:table-cell>
          <table:table-cell office:value-type="float" office:value="0" table:formula="of:=DATEDIF([.O887];[.P8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8" table:formula="of:=[.A887]+1" table:style-name="ce48">
            <text:p>1118</text:p>
          </table:table-cell>
          <table:table-cell table:style-name="ce48"/>
          <table:table-cell office:value-type="string" office:string-value="" table:formula="of:=IF(LEN([.B888])&lt;&gt;0;VLOOKUP([.$B888];;7;0);&quot;&quot;)" table:style-name="ce49"/>
          <table:table-cell office:value-type="string" office:string-value="" table:formula="of:=IF(LEN([.B888])&lt;&gt;0;VLOOKUP([.$B888];;2;0);&quot;&quot;)" table:style-name="ce49"/>
          <table:table-cell table:number-columns-repeated="11" table:style-name="ce48"/>
          <table:table-cell office:value-type="string" office:string-value="" table:formula="of:=IF([.G888]&gt;0;DATE([.G888];[.F888];[.E888]);&quot;&quot;)" table:style-name="ce51"/>
          <table:table-cell office:value-type="float" office:value="0" table:formula="of:=DATEDIF([.O888];[.P888];&quot;Y&quot;)" table:style-name="ce49">
            <text:p>#¡VALOR!</text:p>
          </table:table-cell>
          <table:table-cell office:value-type="float" office:value="0" table:formula="of:=DATEDIF([.O888];[.P888];&quot;YM&quot;)" table:style-name="ce49">
            <text:p>#¡VALOR!</text:p>
          </table:table-cell>
          <table:table-cell office:value-type="float" office:value="0" table:formula="of:=DATEDIF([.O888];[.P8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19" table:formula="of:=[.A888]+1" table:style-name="ce48">
            <text:p>1119</text:p>
          </table:table-cell>
          <table:table-cell table:style-name="ce48"/>
          <table:table-cell office:value-type="string" office:string-value="" table:formula="of:=IF(LEN([.B889])&lt;&gt;0;VLOOKUP([.$B889];;7;0);&quot;&quot;)" table:style-name="ce49"/>
          <table:table-cell office:value-type="string" office:string-value="" table:formula="of:=IF(LEN([.B889])&lt;&gt;0;VLOOKUP([.$B889];;2;0);&quot;&quot;)" table:style-name="ce49"/>
          <table:table-cell table:number-columns-repeated="11" table:style-name="ce48"/>
          <table:table-cell office:value-type="string" office:string-value="" table:formula="of:=IF([.G889]&gt;0;DATE([.G889];[.F889];[.E889]);&quot;&quot;)" table:style-name="ce51"/>
          <table:table-cell office:value-type="float" office:value="0" table:formula="of:=DATEDIF([.O889];[.P889];&quot;Y&quot;)" table:style-name="ce49">
            <text:p>#¡VALOR!</text:p>
          </table:table-cell>
          <table:table-cell office:value-type="float" office:value="0" table:formula="of:=DATEDIF([.O889];[.P889];&quot;YM&quot;)" table:style-name="ce49">
            <text:p>#¡VALOR!</text:p>
          </table:table-cell>
          <table:table-cell office:value-type="float" office:value="0" table:formula="of:=DATEDIF([.O889];[.P8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0" table:formula="of:=[.A889]+1" table:style-name="ce48">
            <text:p>1120</text:p>
          </table:table-cell>
          <table:table-cell table:style-name="ce48"/>
          <table:table-cell office:value-type="string" office:string-value="" table:formula="of:=IF(LEN([.B890])&lt;&gt;0;VLOOKUP([.$B890];;7;0);&quot;&quot;)" table:style-name="ce49"/>
          <table:table-cell office:value-type="string" office:string-value="" table:formula="of:=IF(LEN([.B890])&lt;&gt;0;VLOOKUP([.$B890];;2;0);&quot;&quot;)" table:style-name="ce49"/>
          <table:table-cell table:number-columns-repeated="11" table:style-name="ce48"/>
          <table:table-cell office:value-type="string" office:string-value="" table:formula="of:=IF([.G890]&gt;0;DATE([.G890];[.F890];[.E890]);&quot;&quot;)" table:style-name="ce51"/>
          <table:table-cell office:value-type="float" office:value="0" table:formula="of:=DATEDIF([.O890];[.P890];&quot;Y&quot;)" table:style-name="ce49">
            <text:p>#¡VALOR!</text:p>
          </table:table-cell>
          <table:table-cell office:value-type="float" office:value="0" table:formula="of:=DATEDIF([.O890];[.P890];&quot;YM&quot;)" table:style-name="ce49">
            <text:p>#¡VALOR!</text:p>
          </table:table-cell>
          <table:table-cell office:value-type="float" office:value="0" table:formula="of:=DATEDIF([.O890];[.P8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1" table:formula="of:=[.A890]+1" table:style-name="ce48">
            <text:p>1121</text:p>
          </table:table-cell>
          <table:table-cell table:style-name="ce48"/>
          <table:table-cell office:value-type="string" office:string-value="" table:formula="of:=IF(LEN([.B891])&lt;&gt;0;VLOOKUP([.$B891];;7;0);&quot;&quot;)" table:style-name="ce49"/>
          <table:table-cell office:value-type="string" office:string-value="" table:formula="of:=IF(LEN([.B891])&lt;&gt;0;VLOOKUP([.$B891];;2;0);&quot;&quot;)" table:style-name="ce49"/>
          <table:table-cell table:number-columns-repeated="11" table:style-name="ce48"/>
          <table:table-cell office:value-type="string" office:string-value="" table:formula="of:=IF([.G891]&gt;0;DATE([.G891];[.F891];[.E891]);&quot;&quot;)" table:style-name="ce51"/>
          <table:table-cell office:value-type="float" office:value="0" table:formula="of:=DATEDIF([.O891];[.P891];&quot;Y&quot;)" table:style-name="ce49">
            <text:p>#¡VALOR!</text:p>
          </table:table-cell>
          <table:table-cell office:value-type="float" office:value="0" table:formula="of:=DATEDIF([.O891];[.P891];&quot;YM&quot;)" table:style-name="ce49">
            <text:p>#¡VALOR!</text:p>
          </table:table-cell>
          <table:table-cell office:value-type="float" office:value="0" table:formula="of:=DATEDIF([.O891];[.P8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2" table:formula="of:=[.A891]+1" table:style-name="ce48">
            <text:p>1122</text:p>
          </table:table-cell>
          <table:table-cell table:style-name="ce48"/>
          <table:table-cell office:value-type="string" office:string-value="" table:formula="of:=IF(LEN([.B892])&lt;&gt;0;VLOOKUP([.$B892];;7;0);&quot;&quot;)" table:style-name="ce49"/>
          <table:table-cell office:value-type="string" office:string-value="" table:formula="of:=IF(LEN([.B892])&lt;&gt;0;VLOOKUP([.$B892];;2;0);&quot;&quot;)" table:style-name="ce49"/>
          <table:table-cell table:number-columns-repeated="11" table:style-name="ce48"/>
          <table:table-cell office:value-type="string" office:string-value="" table:formula="of:=IF([.G892]&gt;0;DATE([.G892];[.F892];[.E892]);&quot;&quot;)" table:style-name="ce51"/>
          <table:table-cell office:value-type="float" office:value="0" table:formula="of:=DATEDIF([.O892];[.P892];&quot;Y&quot;)" table:style-name="ce49">
            <text:p>#¡VALOR!</text:p>
          </table:table-cell>
          <table:table-cell office:value-type="float" office:value="0" table:formula="of:=DATEDIF([.O892];[.P892];&quot;YM&quot;)" table:style-name="ce49">
            <text:p>#¡VALOR!</text:p>
          </table:table-cell>
          <table:table-cell office:value-type="float" office:value="0" table:formula="of:=DATEDIF([.O892];[.P8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3" table:formula="of:=[.A892]+1" table:style-name="ce48">
            <text:p>1123</text:p>
          </table:table-cell>
          <table:table-cell table:style-name="ce48"/>
          <table:table-cell office:value-type="string" office:string-value="" table:formula="of:=IF(LEN([.B893])&lt;&gt;0;VLOOKUP([.$B893];;7;0);&quot;&quot;)" table:style-name="ce49"/>
          <table:table-cell office:value-type="string" office:string-value="" table:formula="of:=IF(LEN([.B893])&lt;&gt;0;VLOOKUP([.$B893];;2;0);&quot;&quot;)" table:style-name="ce49"/>
          <table:table-cell table:number-columns-repeated="11" table:style-name="ce48"/>
          <table:table-cell office:value-type="string" office:string-value="" table:formula="of:=IF([.G893]&gt;0;DATE([.G893];[.F893];[.E893]);&quot;&quot;)" table:style-name="ce51"/>
          <table:table-cell office:value-type="float" office:value="0" table:formula="of:=DATEDIF([.O893];[.P893];&quot;Y&quot;)" table:style-name="ce49">
            <text:p>#¡VALOR!</text:p>
          </table:table-cell>
          <table:table-cell office:value-type="float" office:value="0" table:formula="of:=DATEDIF([.O893];[.P893];&quot;YM&quot;)" table:style-name="ce49">
            <text:p>#¡VALOR!</text:p>
          </table:table-cell>
          <table:table-cell office:value-type="float" office:value="0" table:formula="of:=DATEDIF([.O893];[.P8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4" table:formula="of:=[.A893]+1" table:style-name="ce48">
            <text:p>1124</text:p>
          </table:table-cell>
          <table:table-cell table:style-name="ce48"/>
          <table:table-cell office:value-type="string" office:string-value="" table:formula="of:=IF(LEN([.B894])&lt;&gt;0;VLOOKUP([.$B894];;7;0);&quot;&quot;)" table:style-name="ce49"/>
          <table:table-cell office:value-type="string" office:string-value="" table:formula="of:=IF(LEN([.B894])&lt;&gt;0;VLOOKUP([.$B894];;2;0);&quot;&quot;)" table:style-name="ce49"/>
          <table:table-cell table:number-columns-repeated="11" table:style-name="ce48"/>
          <table:table-cell office:value-type="string" office:string-value="" table:formula="of:=IF([.G894]&gt;0;DATE([.G894];[.F894];[.E894]);&quot;&quot;)" table:style-name="ce51"/>
          <table:table-cell office:value-type="float" office:value="0" table:formula="of:=DATEDIF([.O894];[.P894];&quot;Y&quot;)" table:style-name="ce49">
            <text:p>#¡VALOR!</text:p>
          </table:table-cell>
          <table:table-cell office:value-type="float" office:value="0" table:formula="of:=DATEDIF([.O894];[.P894];&quot;YM&quot;)" table:style-name="ce49">
            <text:p>#¡VALOR!</text:p>
          </table:table-cell>
          <table:table-cell office:value-type="float" office:value="0" table:formula="of:=DATEDIF([.O894];[.P8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5" table:formula="of:=[.A894]+1" table:style-name="ce48">
            <text:p>1125</text:p>
          </table:table-cell>
          <table:table-cell table:style-name="ce48"/>
          <table:table-cell office:value-type="string" office:string-value="" table:formula="of:=IF(LEN([.B895])&lt;&gt;0;VLOOKUP([.$B895];;7;0);&quot;&quot;)" table:style-name="ce49"/>
          <table:table-cell office:value-type="string" office:string-value="" table:formula="of:=IF(LEN([.B895])&lt;&gt;0;VLOOKUP([.$B895];;2;0);&quot;&quot;)" table:style-name="ce49"/>
          <table:table-cell table:number-columns-repeated="11" table:style-name="ce48"/>
          <table:table-cell office:value-type="string" office:string-value="" table:formula="of:=IF([.G895]&gt;0;DATE([.G895];[.F895];[.E895]);&quot;&quot;)" table:style-name="ce51"/>
          <table:table-cell office:value-type="float" office:value="0" table:formula="of:=DATEDIF([.O895];[.P895];&quot;Y&quot;)" table:style-name="ce49">
            <text:p>#¡VALOR!</text:p>
          </table:table-cell>
          <table:table-cell office:value-type="float" office:value="0" table:formula="of:=DATEDIF([.O895];[.P895];&quot;YM&quot;)" table:style-name="ce49">
            <text:p>#¡VALOR!</text:p>
          </table:table-cell>
          <table:table-cell office:value-type="float" office:value="0" table:formula="of:=DATEDIF([.O895];[.P8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6" table:formula="of:=[.A895]+1" table:style-name="ce48">
            <text:p>1126</text:p>
          </table:table-cell>
          <table:table-cell table:style-name="ce48"/>
          <table:table-cell office:value-type="string" office:string-value="" table:formula="of:=IF(LEN([.B896])&lt;&gt;0;VLOOKUP([.$B896];;7;0);&quot;&quot;)" table:style-name="ce49"/>
          <table:table-cell office:value-type="string" office:string-value="" table:formula="of:=IF(LEN([.B896])&lt;&gt;0;VLOOKUP([.$B896];;2;0);&quot;&quot;)" table:style-name="ce49"/>
          <table:table-cell table:number-columns-repeated="11" table:style-name="ce48"/>
          <table:table-cell office:value-type="string" office:string-value="" table:formula="of:=IF([.G896]&gt;0;DATE([.G896];[.F896];[.E896]);&quot;&quot;)" table:style-name="ce51"/>
          <table:table-cell office:value-type="float" office:value="0" table:formula="of:=DATEDIF([.O896];[.P896];&quot;Y&quot;)" table:style-name="ce49">
            <text:p>#¡VALOR!</text:p>
          </table:table-cell>
          <table:table-cell office:value-type="float" office:value="0" table:formula="of:=DATEDIF([.O896];[.P896];&quot;YM&quot;)" table:style-name="ce49">
            <text:p>#¡VALOR!</text:p>
          </table:table-cell>
          <table:table-cell office:value-type="float" office:value="0" table:formula="of:=DATEDIF([.O896];[.P8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7" table:formula="of:=[.A896]+1" table:style-name="ce48">
            <text:p>1127</text:p>
          </table:table-cell>
          <table:table-cell table:style-name="ce48"/>
          <table:table-cell office:value-type="string" office:string-value="" table:formula="of:=IF(LEN([.B897])&lt;&gt;0;VLOOKUP([.$B897];;7;0);&quot;&quot;)" table:style-name="ce49"/>
          <table:table-cell office:value-type="string" office:string-value="" table:formula="of:=IF(LEN([.B897])&lt;&gt;0;VLOOKUP([.$B897];;2;0);&quot;&quot;)" table:style-name="ce49"/>
          <table:table-cell table:number-columns-repeated="11" table:style-name="ce48"/>
          <table:table-cell office:value-type="string" office:string-value="" table:formula="of:=IF([.G897]&gt;0;DATE([.G897];[.F897];[.E897]);&quot;&quot;)" table:style-name="ce51"/>
          <table:table-cell office:value-type="float" office:value="0" table:formula="of:=DATEDIF([.O897];[.P897];&quot;Y&quot;)" table:style-name="ce49">
            <text:p>#¡VALOR!</text:p>
          </table:table-cell>
          <table:table-cell office:value-type="float" office:value="0" table:formula="of:=DATEDIF([.O897];[.P897];&quot;YM&quot;)" table:style-name="ce49">
            <text:p>#¡VALOR!</text:p>
          </table:table-cell>
          <table:table-cell office:value-type="float" office:value="0" table:formula="of:=DATEDIF([.O897];[.P8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8" table:formula="of:=[.A897]+1" table:style-name="ce48">
            <text:p>1128</text:p>
          </table:table-cell>
          <table:table-cell table:style-name="ce48"/>
          <table:table-cell office:value-type="string" office:string-value="" table:formula="of:=IF(LEN([.B898])&lt;&gt;0;VLOOKUP([.$B898];;7;0);&quot;&quot;)" table:style-name="ce49"/>
          <table:table-cell office:value-type="string" office:string-value="" table:formula="of:=IF(LEN([.B898])&lt;&gt;0;VLOOKUP([.$B898];;2;0);&quot;&quot;)" table:style-name="ce49"/>
          <table:table-cell table:number-columns-repeated="11" table:style-name="ce48"/>
          <table:table-cell office:value-type="string" office:string-value="" table:formula="of:=IF([.G898]&gt;0;DATE([.G898];[.F898];[.E898]);&quot;&quot;)" table:style-name="ce51"/>
          <table:table-cell office:value-type="float" office:value="0" table:formula="of:=DATEDIF([.O898];[.P898];&quot;Y&quot;)" table:style-name="ce49">
            <text:p>#¡VALOR!</text:p>
          </table:table-cell>
          <table:table-cell office:value-type="float" office:value="0" table:formula="of:=DATEDIF([.O898];[.P898];&quot;YM&quot;)" table:style-name="ce49">
            <text:p>#¡VALOR!</text:p>
          </table:table-cell>
          <table:table-cell office:value-type="float" office:value="0" table:formula="of:=DATEDIF([.O898];[.P8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29" table:formula="of:=[.A898]+1" table:style-name="ce48">
            <text:p>1129</text:p>
          </table:table-cell>
          <table:table-cell table:style-name="ce48"/>
          <table:table-cell office:value-type="string" office:string-value="" table:formula="of:=IF(LEN([.B899])&lt;&gt;0;VLOOKUP([.$B899];;7;0);&quot;&quot;)" table:style-name="ce49"/>
          <table:table-cell office:value-type="string" office:string-value="" table:formula="of:=IF(LEN([.B899])&lt;&gt;0;VLOOKUP([.$B899];;2;0);&quot;&quot;)" table:style-name="ce49"/>
          <table:table-cell table:number-columns-repeated="11" table:style-name="ce48"/>
          <table:table-cell office:value-type="string" office:string-value="" table:formula="of:=IF([.G899]&gt;0;DATE([.G899];[.F899];[.E899]);&quot;&quot;)" table:style-name="ce51"/>
          <table:table-cell office:value-type="float" office:value="0" table:formula="of:=DATEDIF([.O899];[.P899];&quot;Y&quot;)" table:style-name="ce49">
            <text:p>#¡VALOR!</text:p>
          </table:table-cell>
          <table:table-cell office:value-type="float" office:value="0" table:formula="of:=DATEDIF([.O899];[.P899];&quot;YM&quot;)" table:style-name="ce49">
            <text:p>#¡VALOR!</text:p>
          </table:table-cell>
          <table:table-cell office:value-type="float" office:value="0" table:formula="of:=DATEDIF([.O899];[.P8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0" table:formula="of:=[.A899]+1" table:style-name="ce48">
            <text:p>1130</text:p>
          </table:table-cell>
          <table:table-cell table:style-name="ce48"/>
          <table:table-cell office:value-type="string" office:string-value="" table:formula="of:=IF(LEN([.B900])&lt;&gt;0;VLOOKUP([.$B900];;7;0);&quot;&quot;)" table:style-name="ce49"/>
          <table:table-cell office:value-type="string" office:string-value="" table:formula="of:=IF(LEN([.B900])&lt;&gt;0;VLOOKUP([.$B900];;2;0);&quot;&quot;)" table:style-name="ce49"/>
          <table:table-cell table:number-columns-repeated="11" table:style-name="ce48"/>
          <table:table-cell office:value-type="string" office:string-value="" table:formula="of:=IF([.G900]&gt;0;DATE([.G900];[.F900];[.E900]);&quot;&quot;)" table:style-name="ce51"/>
          <table:table-cell office:value-type="float" office:value="0" table:formula="of:=DATEDIF([.O900];[.P900];&quot;Y&quot;)" table:style-name="ce49">
            <text:p>#¡VALOR!</text:p>
          </table:table-cell>
          <table:table-cell office:value-type="float" office:value="0" table:formula="of:=DATEDIF([.O900];[.P900];&quot;YM&quot;)" table:style-name="ce49">
            <text:p>#¡VALOR!</text:p>
          </table:table-cell>
          <table:table-cell office:value-type="float" office:value="0" table:formula="of:=DATEDIF([.O900];[.P9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1" table:formula="of:=[.A900]+1" table:style-name="ce48">
            <text:p>1131</text:p>
          </table:table-cell>
          <table:table-cell table:style-name="ce48"/>
          <table:table-cell office:value-type="string" office:string-value="" table:formula="of:=IF(LEN([.B901])&lt;&gt;0;VLOOKUP([.$B901];;7;0);&quot;&quot;)" table:style-name="ce49"/>
          <table:table-cell office:value-type="string" office:string-value="" table:formula="of:=IF(LEN([.B901])&lt;&gt;0;VLOOKUP([.$B901];;2;0);&quot;&quot;)" table:style-name="ce49"/>
          <table:table-cell table:number-columns-repeated="11" table:style-name="ce48"/>
          <table:table-cell office:value-type="string" office:string-value="" table:formula="of:=IF([.G901]&gt;0;DATE([.G901];[.F901];[.E901]);&quot;&quot;)" table:style-name="ce51"/>
          <table:table-cell office:value-type="float" office:value="0" table:formula="of:=DATEDIF([.O901];[.P901];&quot;Y&quot;)" table:style-name="ce49">
            <text:p>#¡VALOR!</text:p>
          </table:table-cell>
          <table:table-cell office:value-type="float" office:value="0" table:formula="of:=DATEDIF([.O901];[.P901];&quot;YM&quot;)" table:style-name="ce49">
            <text:p>#¡VALOR!</text:p>
          </table:table-cell>
          <table:table-cell office:value-type="float" office:value="0" table:formula="of:=DATEDIF([.O901];[.P9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2" table:formula="of:=[.A901]+1" table:style-name="ce48">
            <text:p>1132</text:p>
          </table:table-cell>
          <table:table-cell table:style-name="ce48"/>
          <table:table-cell office:value-type="string" office:string-value="" table:formula="of:=IF(LEN([.B902])&lt;&gt;0;VLOOKUP([.$B902];;7;0);&quot;&quot;)" table:style-name="ce49"/>
          <table:table-cell office:value-type="string" office:string-value="" table:formula="of:=IF(LEN([.B902])&lt;&gt;0;VLOOKUP([.$B902];;2;0);&quot;&quot;)" table:style-name="ce49"/>
          <table:table-cell table:number-columns-repeated="11" table:style-name="ce48"/>
          <table:table-cell office:value-type="string" office:string-value="" table:formula="of:=IF([.G902]&gt;0;DATE([.G902];[.F902];[.E902]);&quot;&quot;)" table:style-name="ce51"/>
          <table:table-cell office:value-type="float" office:value="0" table:formula="of:=DATEDIF([.O902];[.P902];&quot;Y&quot;)" table:style-name="ce49">
            <text:p>#¡VALOR!</text:p>
          </table:table-cell>
          <table:table-cell office:value-type="float" office:value="0" table:formula="of:=DATEDIF([.O902];[.P902];&quot;YM&quot;)" table:style-name="ce49">
            <text:p>#¡VALOR!</text:p>
          </table:table-cell>
          <table:table-cell office:value-type="float" office:value="0" table:formula="of:=DATEDIF([.O902];[.P9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3" table:formula="of:=[.A902]+1" table:style-name="ce48">
            <text:p>1133</text:p>
          </table:table-cell>
          <table:table-cell table:style-name="ce48"/>
          <table:table-cell office:value-type="string" office:string-value="" table:formula="of:=IF(LEN([.B903])&lt;&gt;0;VLOOKUP([.$B903];;7;0);&quot;&quot;)" table:style-name="ce49"/>
          <table:table-cell office:value-type="string" office:string-value="" table:formula="of:=IF(LEN([.B903])&lt;&gt;0;VLOOKUP([.$B903];;2;0);&quot;&quot;)" table:style-name="ce49"/>
          <table:table-cell table:number-columns-repeated="11" table:style-name="ce48"/>
          <table:table-cell office:value-type="string" office:string-value="" table:formula="of:=IF([.G903]&gt;0;DATE([.G903];[.F903];[.E903]);&quot;&quot;)" table:style-name="ce51"/>
          <table:table-cell office:value-type="float" office:value="0" table:formula="of:=DATEDIF([.O903];[.P903];&quot;Y&quot;)" table:style-name="ce49">
            <text:p>#¡VALOR!</text:p>
          </table:table-cell>
          <table:table-cell office:value-type="float" office:value="0" table:formula="of:=DATEDIF([.O903];[.P903];&quot;YM&quot;)" table:style-name="ce49">
            <text:p>#¡VALOR!</text:p>
          </table:table-cell>
          <table:table-cell office:value-type="float" office:value="0" table:formula="of:=DATEDIF([.O903];[.P9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4" table:formula="of:=[.A903]+1" table:style-name="ce48">
            <text:p>1134</text:p>
          </table:table-cell>
          <table:table-cell table:style-name="ce48"/>
          <table:table-cell office:value-type="string" office:string-value="" table:formula="of:=IF(LEN([.B904])&lt;&gt;0;VLOOKUP([.$B904];;7;0);&quot;&quot;)" table:style-name="ce49"/>
          <table:table-cell office:value-type="string" office:string-value="" table:formula="of:=IF(LEN([.B904])&lt;&gt;0;VLOOKUP([.$B904];;2;0);&quot;&quot;)" table:style-name="ce49"/>
          <table:table-cell table:number-columns-repeated="11" table:style-name="ce48"/>
          <table:table-cell office:value-type="string" office:string-value="" table:formula="of:=IF([.G904]&gt;0;DATE([.G904];[.F904];[.E904]);&quot;&quot;)" table:style-name="ce51"/>
          <table:table-cell office:value-type="float" office:value="0" table:formula="of:=DATEDIF([.O904];[.P904];&quot;Y&quot;)" table:style-name="ce49">
            <text:p>#¡VALOR!</text:p>
          </table:table-cell>
          <table:table-cell office:value-type="float" office:value="0" table:formula="of:=DATEDIF([.O904];[.P904];&quot;YM&quot;)" table:style-name="ce49">
            <text:p>#¡VALOR!</text:p>
          </table:table-cell>
          <table:table-cell office:value-type="float" office:value="0" table:formula="of:=DATEDIF([.O904];[.P9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5" table:formula="of:=[.A904]+1" table:style-name="ce48">
            <text:p>1135</text:p>
          </table:table-cell>
          <table:table-cell table:style-name="ce48"/>
          <table:table-cell office:value-type="string" office:string-value="" table:formula="of:=IF(LEN([.B905])&lt;&gt;0;VLOOKUP([.$B905];;7;0);&quot;&quot;)" table:style-name="ce49"/>
          <table:table-cell office:value-type="string" office:string-value="" table:formula="of:=IF(LEN([.B905])&lt;&gt;0;VLOOKUP([.$B905];;2;0);&quot;&quot;)" table:style-name="ce49"/>
          <table:table-cell table:number-columns-repeated="11" table:style-name="ce48"/>
          <table:table-cell office:value-type="string" office:string-value="" table:formula="of:=IF([.G905]&gt;0;DATE([.G905];[.F905];[.E905]);&quot;&quot;)" table:style-name="ce51"/>
          <table:table-cell office:value-type="float" office:value="0" table:formula="of:=DATEDIF([.O905];[.P905];&quot;Y&quot;)" table:style-name="ce49">
            <text:p>#¡VALOR!</text:p>
          </table:table-cell>
          <table:table-cell office:value-type="float" office:value="0" table:formula="of:=DATEDIF([.O905];[.P905];&quot;YM&quot;)" table:style-name="ce49">
            <text:p>#¡VALOR!</text:p>
          </table:table-cell>
          <table:table-cell office:value-type="float" office:value="0" table:formula="of:=DATEDIF([.O905];[.P9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6" table:formula="of:=[.A905]+1" table:style-name="ce48">
            <text:p>1136</text:p>
          </table:table-cell>
          <table:table-cell table:style-name="ce48"/>
          <table:table-cell office:value-type="string" office:string-value="" table:formula="of:=IF(LEN([.B906])&lt;&gt;0;VLOOKUP([.$B906];;7;0);&quot;&quot;)" table:style-name="ce49"/>
          <table:table-cell office:value-type="string" office:string-value="" table:formula="of:=IF(LEN([.B906])&lt;&gt;0;VLOOKUP([.$B906];;2;0);&quot;&quot;)" table:style-name="ce49"/>
          <table:table-cell table:number-columns-repeated="11" table:style-name="ce48"/>
          <table:table-cell office:value-type="string" office:string-value="" table:formula="of:=IF([.G906]&gt;0;DATE([.G906];[.F906];[.E906]);&quot;&quot;)" table:style-name="ce51"/>
          <table:table-cell office:value-type="float" office:value="0" table:formula="of:=DATEDIF([.O906];[.P906];&quot;Y&quot;)" table:style-name="ce49">
            <text:p>#¡VALOR!</text:p>
          </table:table-cell>
          <table:table-cell office:value-type="float" office:value="0" table:formula="of:=DATEDIF([.O906];[.P906];&quot;YM&quot;)" table:style-name="ce49">
            <text:p>#¡VALOR!</text:p>
          </table:table-cell>
          <table:table-cell office:value-type="float" office:value="0" table:formula="of:=DATEDIF([.O906];[.P9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7" table:formula="of:=[.A906]+1" table:style-name="ce48">
            <text:p>1137</text:p>
          </table:table-cell>
          <table:table-cell table:style-name="ce48"/>
          <table:table-cell office:value-type="string" office:string-value="" table:formula="of:=IF(LEN([.B907])&lt;&gt;0;VLOOKUP([.$B907];;7;0);&quot;&quot;)" table:style-name="ce49"/>
          <table:table-cell office:value-type="string" office:string-value="" table:formula="of:=IF(LEN([.B907])&lt;&gt;0;VLOOKUP([.$B907];;2;0);&quot;&quot;)" table:style-name="ce49"/>
          <table:table-cell table:number-columns-repeated="11" table:style-name="ce48"/>
          <table:table-cell office:value-type="string" office:string-value="" table:formula="of:=IF([.G907]&gt;0;DATE([.G907];[.F907];[.E907]);&quot;&quot;)" table:style-name="ce51"/>
          <table:table-cell office:value-type="float" office:value="0" table:formula="of:=DATEDIF([.O907];[.P907];&quot;Y&quot;)" table:style-name="ce49">
            <text:p>#¡VALOR!</text:p>
          </table:table-cell>
          <table:table-cell office:value-type="float" office:value="0" table:formula="of:=DATEDIF([.O907];[.P907];&quot;YM&quot;)" table:style-name="ce49">
            <text:p>#¡VALOR!</text:p>
          </table:table-cell>
          <table:table-cell office:value-type="float" office:value="0" table:formula="of:=DATEDIF([.O907];[.P9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8" table:formula="of:=[.A907]+1" table:style-name="ce48">
            <text:p>1138</text:p>
          </table:table-cell>
          <table:table-cell table:style-name="ce48"/>
          <table:table-cell office:value-type="string" office:string-value="" table:formula="of:=IF(LEN([.B908])&lt;&gt;0;VLOOKUP([.$B908];;7;0);&quot;&quot;)" table:style-name="ce49"/>
          <table:table-cell office:value-type="string" office:string-value="" table:formula="of:=IF(LEN([.B908])&lt;&gt;0;VLOOKUP([.$B908];;2;0);&quot;&quot;)" table:style-name="ce49"/>
          <table:table-cell table:number-columns-repeated="11" table:style-name="ce48"/>
          <table:table-cell office:value-type="string" office:string-value="" table:formula="of:=IF([.G908]&gt;0;DATE([.G908];[.F908];[.E908]);&quot;&quot;)" table:style-name="ce51"/>
          <table:table-cell office:value-type="float" office:value="0" table:formula="of:=DATEDIF([.O908];[.P908];&quot;Y&quot;)" table:style-name="ce49">
            <text:p>#¡VALOR!</text:p>
          </table:table-cell>
          <table:table-cell office:value-type="float" office:value="0" table:formula="of:=DATEDIF([.O908];[.P908];&quot;YM&quot;)" table:style-name="ce49">
            <text:p>#¡VALOR!</text:p>
          </table:table-cell>
          <table:table-cell office:value-type="float" office:value="0" table:formula="of:=DATEDIF([.O908];[.P9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39" table:formula="of:=[.A908]+1" table:style-name="ce48">
            <text:p>1139</text:p>
          </table:table-cell>
          <table:table-cell table:style-name="ce48"/>
          <table:table-cell office:value-type="string" office:string-value="" table:formula="of:=IF(LEN([.B909])&lt;&gt;0;VLOOKUP([.$B909];;7;0);&quot;&quot;)" table:style-name="ce49"/>
          <table:table-cell office:value-type="string" office:string-value="" table:formula="of:=IF(LEN([.B909])&lt;&gt;0;VLOOKUP([.$B909];;2;0);&quot;&quot;)" table:style-name="ce49"/>
          <table:table-cell table:number-columns-repeated="11" table:style-name="ce48"/>
          <table:table-cell office:value-type="string" office:string-value="" table:formula="of:=IF([.G909]&gt;0;DATE([.G909];[.F909];[.E909]);&quot;&quot;)" table:style-name="ce51"/>
          <table:table-cell office:value-type="float" office:value="0" table:formula="of:=DATEDIF([.O909];[.P909];&quot;Y&quot;)" table:style-name="ce49">
            <text:p>#¡VALOR!</text:p>
          </table:table-cell>
          <table:table-cell office:value-type="float" office:value="0" table:formula="of:=DATEDIF([.O909];[.P909];&quot;YM&quot;)" table:style-name="ce49">
            <text:p>#¡VALOR!</text:p>
          </table:table-cell>
          <table:table-cell office:value-type="float" office:value="0" table:formula="of:=DATEDIF([.O909];[.P9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0" table:formula="of:=[.A909]+1" table:style-name="ce48">
            <text:p>1140</text:p>
          </table:table-cell>
          <table:table-cell table:style-name="ce48"/>
          <table:table-cell office:value-type="string" office:string-value="" table:formula="of:=IF(LEN([.B910])&lt;&gt;0;VLOOKUP([.$B910];;7;0);&quot;&quot;)" table:style-name="ce49"/>
          <table:table-cell office:value-type="string" office:string-value="" table:formula="of:=IF(LEN([.B910])&lt;&gt;0;VLOOKUP([.$B910];;2;0);&quot;&quot;)" table:style-name="ce49"/>
          <table:table-cell table:number-columns-repeated="11" table:style-name="ce48"/>
          <table:table-cell office:value-type="string" office:string-value="" table:formula="of:=IF([.G910]&gt;0;DATE([.G910];[.F910];[.E910]);&quot;&quot;)" table:style-name="ce51"/>
          <table:table-cell office:value-type="float" office:value="0" table:formula="of:=DATEDIF([.O910];[.P910];&quot;Y&quot;)" table:style-name="ce49">
            <text:p>#¡VALOR!</text:p>
          </table:table-cell>
          <table:table-cell office:value-type="float" office:value="0" table:formula="of:=DATEDIF([.O910];[.P910];&quot;YM&quot;)" table:style-name="ce49">
            <text:p>#¡VALOR!</text:p>
          </table:table-cell>
          <table:table-cell office:value-type="float" office:value="0" table:formula="of:=DATEDIF([.O910];[.P9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1" table:formula="of:=[.A910]+1" table:style-name="ce48">
            <text:p>1141</text:p>
          </table:table-cell>
          <table:table-cell table:style-name="ce48"/>
          <table:table-cell office:value-type="string" office:string-value="" table:formula="of:=IF(LEN([.B911])&lt;&gt;0;VLOOKUP([.$B911];;7;0);&quot;&quot;)" table:style-name="ce49"/>
          <table:table-cell office:value-type="string" office:string-value="" table:formula="of:=IF(LEN([.B911])&lt;&gt;0;VLOOKUP([.$B911];;2;0);&quot;&quot;)" table:style-name="ce49"/>
          <table:table-cell table:number-columns-repeated="11" table:style-name="ce48"/>
          <table:table-cell office:value-type="string" office:string-value="" table:formula="of:=IF([.G911]&gt;0;DATE([.G911];[.F911];[.E911]);&quot;&quot;)" table:style-name="ce51"/>
          <table:table-cell office:value-type="float" office:value="0" table:formula="of:=DATEDIF([.O911];[.P911];&quot;Y&quot;)" table:style-name="ce49">
            <text:p>#¡VALOR!</text:p>
          </table:table-cell>
          <table:table-cell office:value-type="float" office:value="0" table:formula="of:=DATEDIF([.O911];[.P911];&quot;YM&quot;)" table:style-name="ce49">
            <text:p>#¡VALOR!</text:p>
          </table:table-cell>
          <table:table-cell office:value-type="float" office:value="0" table:formula="of:=DATEDIF([.O911];[.P9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2" table:formula="of:=[.A911]+1" table:style-name="ce48">
            <text:p>1142</text:p>
          </table:table-cell>
          <table:table-cell table:style-name="ce48"/>
          <table:table-cell office:value-type="string" office:string-value="" table:formula="of:=IF(LEN([.B912])&lt;&gt;0;VLOOKUP([.$B912];;7;0);&quot;&quot;)" table:style-name="ce49"/>
          <table:table-cell office:value-type="string" office:string-value="" table:formula="of:=IF(LEN([.B912])&lt;&gt;0;VLOOKUP([.$B912];;2;0);&quot;&quot;)" table:style-name="ce49"/>
          <table:table-cell table:number-columns-repeated="11" table:style-name="ce48"/>
          <table:table-cell office:value-type="string" office:string-value="" table:formula="of:=IF([.G912]&gt;0;DATE([.G912];[.F912];[.E912]);&quot;&quot;)" table:style-name="ce51"/>
          <table:table-cell office:value-type="float" office:value="0" table:formula="of:=DATEDIF([.O912];[.P912];&quot;Y&quot;)" table:style-name="ce49">
            <text:p>#¡VALOR!</text:p>
          </table:table-cell>
          <table:table-cell office:value-type="float" office:value="0" table:formula="of:=DATEDIF([.O912];[.P912];&quot;YM&quot;)" table:style-name="ce49">
            <text:p>#¡VALOR!</text:p>
          </table:table-cell>
          <table:table-cell office:value-type="float" office:value="0" table:formula="of:=DATEDIF([.O912];[.P9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3" table:formula="of:=[.A912]+1" table:style-name="ce48">
            <text:p>1143</text:p>
          </table:table-cell>
          <table:table-cell table:style-name="ce48"/>
          <table:table-cell office:value-type="string" office:string-value="" table:formula="of:=IF(LEN([.B913])&lt;&gt;0;VLOOKUP([.$B913];;7;0);&quot;&quot;)" table:style-name="ce49"/>
          <table:table-cell office:value-type="string" office:string-value="" table:formula="of:=IF(LEN([.B913])&lt;&gt;0;VLOOKUP([.$B913];;2;0);&quot;&quot;)" table:style-name="ce49"/>
          <table:table-cell table:number-columns-repeated="11" table:style-name="ce48"/>
          <table:table-cell office:value-type="string" office:string-value="" table:formula="of:=IF([.G913]&gt;0;DATE([.G913];[.F913];[.E913]);&quot;&quot;)" table:style-name="ce51"/>
          <table:table-cell office:value-type="float" office:value="0" table:formula="of:=DATEDIF([.O913];[.P913];&quot;Y&quot;)" table:style-name="ce49">
            <text:p>#¡VALOR!</text:p>
          </table:table-cell>
          <table:table-cell office:value-type="float" office:value="0" table:formula="of:=DATEDIF([.O913];[.P913];&quot;YM&quot;)" table:style-name="ce49">
            <text:p>#¡VALOR!</text:p>
          </table:table-cell>
          <table:table-cell office:value-type="float" office:value="0" table:formula="of:=DATEDIF([.O913];[.P9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4" table:formula="of:=[.A913]+1" table:style-name="ce48">
            <text:p>1144</text:p>
          </table:table-cell>
          <table:table-cell table:style-name="ce48"/>
          <table:table-cell office:value-type="string" office:string-value="" table:formula="of:=IF(LEN([.B914])&lt;&gt;0;VLOOKUP([.$B914];;7;0);&quot;&quot;)" table:style-name="ce49"/>
          <table:table-cell office:value-type="string" office:string-value="" table:formula="of:=IF(LEN([.B914])&lt;&gt;0;VLOOKUP([.$B914];;2;0);&quot;&quot;)" table:style-name="ce49"/>
          <table:table-cell table:number-columns-repeated="11" table:style-name="ce48"/>
          <table:table-cell office:value-type="string" office:string-value="" table:formula="of:=IF([.G914]&gt;0;DATE([.G914];[.F914];[.E914]);&quot;&quot;)" table:style-name="ce51"/>
          <table:table-cell office:value-type="float" office:value="0" table:formula="of:=DATEDIF([.O914];[.P914];&quot;Y&quot;)" table:style-name="ce49">
            <text:p>#¡VALOR!</text:p>
          </table:table-cell>
          <table:table-cell office:value-type="float" office:value="0" table:formula="of:=DATEDIF([.O914];[.P914];&quot;YM&quot;)" table:style-name="ce49">
            <text:p>#¡VALOR!</text:p>
          </table:table-cell>
          <table:table-cell office:value-type="float" office:value="0" table:formula="of:=DATEDIF([.O914];[.P9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5" table:formula="of:=[.A914]+1" table:style-name="ce48">
            <text:p>1145</text:p>
          </table:table-cell>
          <table:table-cell table:style-name="ce48"/>
          <table:table-cell office:value-type="string" office:string-value="" table:formula="of:=IF(LEN([.B915])&lt;&gt;0;VLOOKUP([.$B915];;7;0);&quot;&quot;)" table:style-name="ce49"/>
          <table:table-cell office:value-type="string" office:string-value="" table:formula="of:=IF(LEN([.B915])&lt;&gt;0;VLOOKUP([.$B915];;2;0);&quot;&quot;)" table:style-name="ce49"/>
          <table:table-cell table:number-columns-repeated="11" table:style-name="ce48"/>
          <table:table-cell office:value-type="string" office:string-value="" table:formula="of:=IF([.G915]&gt;0;DATE([.G915];[.F915];[.E915]);&quot;&quot;)" table:style-name="ce51"/>
          <table:table-cell office:value-type="float" office:value="0" table:formula="of:=DATEDIF([.O915];[.P915];&quot;Y&quot;)" table:style-name="ce49">
            <text:p>#¡VALOR!</text:p>
          </table:table-cell>
          <table:table-cell office:value-type="float" office:value="0" table:formula="of:=DATEDIF([.O915];[.P915];&quot;YM&quot;)" table:style-name="ce49">
            <text:p>#¡VALOR!</text:p>
          </table:table-cell>
          <table:table-cell office:value-type="float" office:value="0" table:formula="of:=DATEDIF([.O915];[.P9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6" table:formula="of:=[.A915]+1" table:style-name="ce48">
            <text:p>1146</text:p>
          </table:table-cell>
          <table:table-cell table:style-name="ce48"/>
          <table:table-cell office:value-type="string" office:string-value="" table:formula="of:=IF(LEN([.B916])&lt;&gt;0;VLOOKUP([.$B916];;7;0);&quot;&quot;)" table:style-name="ce49"/>
          <table:table-cell office:value-type="string" office:string-value="" table:formula="of:=IF(LEN([.B916])&lt;&gt;0;VLOOKUP([.$B916];;2;0);&quot;&quot;)" table:style-name="ce49"/>
          <table:table-cell table:number-columns-repeated="11" table:style-name="ce48"/>
          <table:table-cell office:value-type="string" office:string-value="" table:formula="of:=IF([.G916]&gt;0;DATE([.G916];[.F916];[.E916]);&quot;&quot;)" table:style-name="ce51"/>
          <table:table-cell office:value-type="float" office:value="0" table:formula="of:=DATEDIF([.O916];[.P916];&quot;Y&quot;)" table:style-name="ce49">
            <text:p>#¡VALOR!</text:p>
          </table:table-cell>
          <table:table-cell office:value-type="float" office:value="0" table:formula="of:=DATEDIF([.O916];[.P916];&quot;YM&quot;)" table:style-name="ce49">
            <text:p>#¡VALOR!</text:p>
          </table:table-cell>
          <table:table-cell office:value-type="float" office:value="0" table:formula="of:=DATEDIF([.O916];[.P9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7" table:formula="of:=[.A916]+1" table:style-name="ce48">
            <text:p>1147</text:p>
          </table:table-cell>
          <table:table-cell table:style-name="ce48"/>
          <table:table-cell office:value-type="string" office:string-value="" table:formula="of:=IF(LEN([.B917])&lt;&gt;0;VLOOKUP([.$B917];;7;0);&quot;&quot;)" table:style-name="ce49"/>
          <table:table-cell office:value-type="string" office:string-value="" table:formula="of:=IF(LEN([.B917])&lt;&gt;0;VLOOKUP([.$B917];;2;0);&quot;&quot;)" table:style-name="ce49"/>
          <table:table-cell table:number-columns-repeated="11" table:style-name="ce48"/>
          <table:table-cell office:value-type="string" office:string-value="" table:formula="of:=IF([.G917]&gt;0;DATE([.G917];[.F917];[.E917]);&quot;&quot;)" table:style-name="ce51"/>
          <table:table-cell office:value-type="float" office:value="0" table:formula="of:=DATEDIF([.O917];[.P917];&quot;Y&quot;)" table:style-name="ce49">
            <text:p>#¡VALOR!</text:p>
          </table:table-cell>
          <table:table-cell office:value-type="float" office:value="0" table:formula="of:=DATEDIF([.O917];[.P917];&quot;YM&quot;)" table:style-name="ce49">
            <text:p>#¡VALOR!</text:p>
          </table:table-cell>
          <table:table-cell office:value-type="float" office:value="0" table:formula="of:=DATEDIF([.O917];[.P9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8" table:formula="of:=[.A917]+1" table:style-name="ce48">
            <text:p>1148</text:p>
          </table:table-cell>
          <table:table-cell table:style-name="ce48"/>
          <table:table-cell office:value-type="string" office:string-value="" table:formula="of:=IF(LEN([.B918])&lt;&gt;0;VLOOKUP([.$B918];;7;0);&quot;&quot;)" table:style-name="ce49"/>
          <table:table-cell office:value-type="string" office:string-value="" table:formula="of:=IF(LEN([.B918])&lt;&gt;0;VLOOKUP([.$B918];;2;0);&quot;&quot;)" table:style-name="ce49"/>
          <table:table-cell table:number-columns-repeated="11" table:style-name="ce48"/>
          <table:table-cell office:value-type="string" office:string-value="" table:formula="of:=IF([.G918]&gt;0;DATE([.G918];[.F918];[.E918]);&quot;&quot;)" table:style-name="ce51"/>
          <table:table-cell office:value-type="float" office:value="0" table:formula="of:=DATEDIF([.O918];[.P918];&quot;Y&quot;)" table:style-name="ce49">
            <text:p>#¡VALOR!</text:p>
          </table:table-cell>
          <table:table-cell office:value-type="float" office:value="0" table:formula="of:=DATEDIF([.O918];[.P918];&quot;YM&quot;)" table:style-name="ce49">
            <text:p>#¡VALOR!</text:p>
          </table:table-cell>
          <table:table-cell office:value-type="float" office:value="0" table:formula="of:=DATEDIF([.O918];[.P9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49" table:formula="of:=[.A918]+1" table:style-name="ce48">
            <text:p>1149</text:p>
          </table:table-cell>
          <table:table-cell table:style-name="ce48"/>
          <table:table-cell office:value-type="string" office:string-value="" table:formula="of:=IF(LEN([.B919])&lt;&gt;0;VLOOKUP([.$B919];;7;0);&quot;&quot;)" table:style-name="ce49"/>
          <table:table-cell office:value-type="string" office:string-value="" table:formula="of:=IF(LEN([.B919])&lt;&gt;0;VLOOKUP([.$B919];;2;0);&quot;&quot;)" table:style-name="ce49"/>
          <table:table-cell table:number-columns-repeated="11" table:style-name="ce48"/>
          <table:table-cell office:value-type="string" office:string-value="" table:formula="of:=IF([.G919]&gt;0;DATE([.G919];[.F919];[.E919]);&quot;&quot;)" table:style-name="ce51"/>
          <table:table-cell office:value-type="float" office:value="0" table:formula="of:=DATEDIF([.O919];[.P919];&quot;Y&quot;)" table:style-name="ce49">
            <text:p>#¡VALOR!</text:p>
          </table:table-cell>
          <table:table-cell office:value-type="float" office:value="0" table:formula="of:=DATEDIF([.O919];[.P919];&quot;YM&quot;)" table:style-name="ce49">
            <text:p>#¡VALOR!</text:p>
          </table:table-cell>
          <table:table-cell office:value-type="float" office:value="0" table:formula="of:=DATEDIF([.O919];[.P9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0" table:formula="of:=[.A919]+1" table:style-name="ce48">
            <text:p>1150</text:p>
          </table:table-cell>
          <table:table-cell table:style-name="ce48"/>
          <table:table-cell office:value-type="string" office:string-value="" table:formula="of:=IF(LEN([.B920])&lt;&gt;0;VLOOKUP([.$B920];;7;0);&quot;&quot;)" table:style-name="ce49"/>
          <table:table-cell office:value-type="string" office:string-value="" table:formula="of:=IF(LEN([.B920])&lt;&gt;0;VLOOKUP([.$B920];;2;0);&quot;&quot;)" table:style-name="ce49"/>
          <table:table-cell table:number-columns-repeated="11" table:style-name="ce48"/>
          <table:table-cell office:value-type="string" office:string-value="" table:formula="of:=IF([.G920]&gt;0;DATE([.G920];[.F920];[.E920]);&quot;&quot;)" table:style-name="ce51"/>
          <table:table-cell office:value-type="float" office:value="0" table:formula="of:=DATEDIF([.O920];[.P920];&quot;Y&quot;)" table:style-name="ce49">
            <text:p>#¡VALOR!</text:p>
          </table:table-cell>
          <table:table-cell office:value-type="float" office:value="0" table:formula="of:=DATEDIF([.O920];[.P920];&quot;YM&quot;)" table:style-name="ce49">
            <text:p>#¡VALOR!</text:p>
          </table:table-cell>
          <table:table-cell office:value-type="float" office:value="0" table:formula="of:=DATEDIF([.O920];[.P9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1" table:formula="of:=[.A920]+1" table:style-name="ce48">
            <text:p>1151</text:p>
          </table:table-cell>
          <table:table-cell table:style-name="ce48"/>
          <table:table-cell office:value-type="string" office:string-value="" table:formula="of:=IF(LEN([.B921])&lt;&gt;0;VLOOKUP([.$B921];;7;0);&quot;&quot;)" table:style-name="ce49"/>
          <table:table-cell office:value-type="string" office:string-value="" table:formula="of:=IF(LEN([.B921])&lt;&gt;0;VLOOKUP([.$B921];;2;0);&quot;&quot;)" table:style-name="ce49"/>
          <table:table-cell table:number-columns-repeated="11" table:style-name="ce48"/>
          <table:table-cell office:value-type="string" office:string-value="" table:formula="of:=IF([.G921]&gt;0;DATE([.G921];[.F921];[.E921]);&quot;&quot;)" table:style-name="ce51"/>
          <table:table-cell office:value-type="float" office:value="0" table:formula="of:=DATEDIF([.O921];[.P921];&quot;Y&quot;)" table:style-name="ce49">
            <text:p>#¡VALOR!</text:p>
          </table:table-cell>
          <table:table-cell office:value-type="float" office:value="0" table:formula="of:=DATEDIF([.O921];[.P921];&quot;YM&quot;)" table:style-name="ce49">
            <text:p>#¡VALOR!</text:p>
          </table:table-cell>
          <table:table-cell office:value-type="float" office:value="0" table:formula="of:=DATEDIF([.O921];[.P9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2" table:formula="of:=[.A921]+1" table:style-name="ce48">
            <text:p>1152</text:p>
          </table:table-cell>
          <table:table-cell table:style-name="ce48"/>
          <table:table-cell office:value-type="string" office:string-value="" table:formula="of:=IF(LEN([.B922])&lt;&gt;0;VLOOKUP([.$B922];;7;0);&quot;&quot;)" table:style-name="ce49"/>
          <table:table-cell office:value-type="string" office:string-value="" table:formula="of:=IF(LEN([.B922])&lt;&gt;0;VLOOKUP([.$B922];;2;0);&quot;&quot;)" table:style-name="ce49"/>
          <table:table-cell table:number-columns-repeated="11" table:style-name="ce48"/>
          <table:table-cell office:value-type="string" office:string-value="" table:formula="of:=IF([.G922]&gt;0;DATE([.G922];[.F922];[.E922]);&quot;&quot;)" table:style-name="ce51"/>
          <table:table-cell office:value-type="float" office:value="0" table:formula="of:=DATEDIF([.O922];[.P922];&quot;Y&quot;)" table:style-name="ce49">
            <text:p>#¡VALOR!</text:p>
          </table:table-cell>
          <table:table-cell office:value-type="float" office:value="0" table:formula="of:=DATEDIF([.O922];[.P922];&quot;YM&quot;)" table:style-name="ce49">
            <text:p>#¡VALOR!</text:p>
          </table:table-cell>
          <table:table-cell office:value-type="float" office:value="0" table:formula="of:=DATEDIF([.O922];[.P9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3" table:formula="of:=[.A922]+1" table:style-name="ce48">
            <text:p>1153</text:p>
          </table:table-cell>
          <table:table-cell table:style-name="ce48"/>
          <table:table-cell office:value-type="string" office:string-value="" table:formula="of:=IF(LEN([.B923])&lt;&gt;0;VLOOKUP([.$B923];;7;0);&quot;&quot;)" table:style-name="ce49"/>
          <table:table-cell office:value-type="string" office:string-value="" table:formula="of:=IF(LEN([.B923])&lt;&gt;0;VLOOKUP([.$B923];;2;0);&quot;&quot;)" table:style-name="ce49"/>
          <table:table-cell table:number-columns-repeated="11" table:style-name="ce48"/>
          <table:table-cell office:value-type="string" office:string-value="" table:formula="of:=IF([.G923]&gt;0;DATE([.G923];[.F923];[.E923]);&quot;&quot;)" table:style-name="ce51"/>
          <table:table-cell office:value-type="float" office:value="0" table:formula="of:=DATEDIF([.O923];[.P923];&quot;Y&quot;)" table:style-name="ce49">
            <text:p>#¡VALOR!</text:p>
          </table:table-cell>
          <table:table-cell office:value-type="float" office:value="0" table:formula="of:=DATEDIF([.O923];[.P923];&quot;YM&quot;)" table:style-name="ce49">
            <text:p>#¡VALOR!</text:p>
          </table:table-cell>
          <table:table-cell office:value-type="float" office:value="0" table:formula="of:=DATEDIF([.O923];[.P9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4" table:formula="of:=[.A923]+1" table:style-name="ce48">
            <text:p>1154</text:p>
          </table:table-cell>
          <table:table-cell table:style-name="ce48"/>
          <table:table-cell office:value-type="string" office:string-value="" table:formula="of:=IF(LEN([.B924])&lt;&gt;0;VLOOKUP([.$B924];;7;0);&quot;&quot;)" table:style-name="ce49"/>
          <table:table-cell office:value-type="string" office:string-value="" table:formula="of:=IF(LEN([.B924])&lt;&gt;0;VLOOKUP([.$B924];;2;0);&quot;&quot;)" table:style-name="ce49"/>
          <table:table-cell table:number-columns-repeated="11" table:style-name="ce48"/>
          <table:table-cell office:value-type="string" office:string-value="" table:formula="of:=IF([.G924]&gt;0;DATE([.G924];[.F924];[.E924]);&quot;&quot;)" table:style-name="ce51"/>
          <table:table-cell office:value-type="float" office:value="0" table:formula="of:=DATEDIF([.O924];[.P924];&quot;Y&quot;)" table:style-name="ce49">
            <text:p>#¡VALOR!</text:p>
          </table:table-cell>
          <table:table-cell office:value-type="float" office:value="0" table:formula="of:=DATEDIF([.O924];[.P924];&quot;YM&quot;)" table:style-name="ce49">
            <text:p>#¡VALOR!</text:p>
          </table:table-cell>
          <table:table-cell office:value-type="float" office:value="0" table:formula="of:=DATEDIF([.O924];[.P9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5" table:formula="of:=[.A924]+1" table:style-name="ce48">
            <text:p>1155</text:p>
          </table:table-cell>
          <table:table-cell table:style-name="ce48"/>
          <table:table-cell office:value-type="string" office:string-value="" table:formula="of:=IF(LEN([.B925])&lt;&gt;0;VLOOKUP([.$B925];;7;0);&quot;&quot;)" table:style-name="ce49"/>
          <table:table-cell office:value-type="string" office:string-value="" table:formula="of:=IF(LEN([.B925])&lt;&gt;0;VLOOKUP([.$B925];;2;0);&quot;&quot;)" table:style-name="ce49"/>
          <table:table-cell table:number-columns-repeated="11" table:style-name="ce48"/>
          <table:table-cell office:value-type="string" office:string-value="" table:formula="of:=IF([.G925]&gt;0;DATE([.G925];[.F925];[.E925]);&quot;&quot;)" table:style-name="ce51"/>
          <table:table-cell office:value-type="float" office:value="0" table:formula="of:=DATEDIF([.O925];[.P925];&quot;Y&quot;)" table:style-name="ce49">
            <text:p>#¡VALOR!</text:p>
          </table:table-cell>
          <table:table-cell office:value-type="float" office:value="0" table:formula="of:=DATEDIF([.O925];[.P925];&quot;YM&quot;)" table:style-name="ce49">
            <text:p>#¡VALOR!</text:p>
          </table:table-cell>
          <table:table-cell office:value-type="float" office:value="0" table:formula="of:=DATEDIF([.O925];[.P9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6" table:formula="of:=[.A925]+1" table:style-name="ce48">
            <text:p>1156</text:p>
          </table:table-cell>
          <table:table-cell table:style-name="ce48"/>
          <table:table-cell office:value-type="string" office:string-value="" table:formula="of:=IF(LEN([.B926])&lt;&gt;0;VLOOKUP([.$B926];;7;0);&quot;&quot;)" table:style-name="ce49"/>
          <table:table-cell office:value-type="string" office:string-value="" table:formula="of:=IF(LEN([.B926])&lt;&gt;0;VLOOKUP([.$B926];;2;0);&quot;&quot;)" table:style-name="ce49"/>
          <table:table-cell table:number-columns-repeated="11" table:style-name="ce48"/>
          <table:table-cell office:value-type="string" office:string-value="" table:formula="of:=IF([.G926]&gt;0;DATE([.G926];[.F926];[.E926]);&quot;&quot;)" table:style-name="ce51"/>
          <table:table-cell office:value-type="float" office:value="0" table:formula="of:=DATEDIF([.O926];[.P926];&quot;Y&quot;)" table:style-name="ce49">
            <text:p>#¡VALOR!</text:p>
          </table:table-cell>
          <table:table-cell office:value-type="float" office:value="0" table:formula="of:=DATEDIF([.O926];[.P926];&quot;YM&quot;)" table:style-name="ce49">
            <text:p>#¡VALOR!</text:p>
          </table:table-cell>
          <table:table-cell office:value-type="float" office:value="0" table:formula="of:=DATEDIF([.O926];[.P9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7" table:formula="of:=[.A926]+1" table:style-name="ce48">
            <text:p>1157</text:p>
          </table:table-cell>
          <table:table-cell table:style-name="ce48"/>
          <table:table-cell office:value-type="string" office:string-value="" table:formula="of:=IF(LEN([.B927])&lt;&gt;0;VLOOKUP([.$B927];;7;0);&quot;&quot;)" table:style-name="ce49"/>
          <table:table-cell office:value-type="string" office:string-value="" table:formula="of:=IF(LEN([.B927])&lt;&gt;0;VLOOKUP([.$B927];;2;0);&quot;&quot;)" table:style-name="ce49"/>
          <table:table-cell table:number-columns-repeated="11" table:style-name="ce48"/>
          <table:table-cell office:value-type="string" office:string-value="" table:formula="of:=IF([.G927]&gt;0;DATE([.G927];[.F927];[.E927]);&quot;&quot;)" table:style-name="ce51"/>
          <table:table-cell office:value-type="float" office:value="0" table:formula="of:=DATEDIF([.O927];[.P927];&quot;Y&quot;)" table:style-name="ce49">
            <text:p>#¡VALOR!</text:p>
          </table:table-cell>
          <table:table-cell office:value-type="float" office:value="0" table:formula="of:=DATEDIF([.O927];[.P927];&quot;YM&quot;)" table:style-name="ce49">
            <text:p>#¡VALOR!</text:p>
          </table:table-cell>
          <table:table-cell office:value-type="float" office:value="0" table:formula="of:=DATEDIF([.O927];[.P9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8" table:formula="of:=[.A927]+1" table:style-name="ce48">
            <text:p>1158</text:p>
          </table:table-cell>
          <table:table-cell table:style-name="ce48"/>
          <table:table-cell office:value-type="string" office:string-value="" table:formula="of:=IF(LEN([.B928])&lt;&gt;0;VLOOKUP([.$B928];;7;0);&quot;&quot;)" table:style-name="ce49"/>
          <table:table-cell office:value-type="string" office:string-value="" table:formula="of:=IF(LEN([.B928])&lt;&gt;0;VLOOKUP([.$B928];;2;0);&quot;&quot;)" table:style-name="ce49"/>
          <table:table-cell table:number-columns-repeated="11" table:style-name="ce48"/>
          <table:table-cell office:value-type="string" office:string-value="" table:formula="of:=IF([.G928]&gt;0;DATE([.G928];[.F928];[.E928]);&quot;&quot;)" table:style-name="ce51"/>
          <table:table-cell office:value-type="float" office:value="0" table:formula="of:=DATEDIF([.O928];[.P928];&quot;Y&quot;)" table:style-name="ce49">
            <text:p>#¡VALOR!</text:p>
          </table:table-cell>
          <table:table-cell office:value-type="float" office:value="0" table:formula="of:=DATEDIF([.O928];[.P928];&quot;YM&quot;)" table:style-name="ce49">
            <text:p>#¡VALOR!</text:p>
          </table:table-cell>
          <table:table-cell office:value-type="float" office:value="0" table:formula="of:=DATEDIF([.O928];[.P9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59" table:formula="of:=[.A928]+1" table:style-name="ce48">
            <text:p>1159</text:p>
          </table:table-cell>
          <table:table-cell table:style-name="ce48"/>
          <table:table-cell office:value-type="string" office:string-value="" table:formula="of:=IF(LEN([.B929])&lt;&gt;0;VLOOKUP([.$B929];;7;0);&quot;&quot;)" table:style-name="ce49"/>
          <table:table-cell office:value-type="string" office:string-value="" table:formula="of:=IF(LEN([.B929])&lt;&gt;0;VLOOKUP([.$B929];;2;0);&quot;&quot;)" table:style-name="ce49"/>
          <table:table-cell table:number-columns-repeated="11" table:style-name="ce48"/>
          <table:table-cell office:value-type="string" office:string-value="" table:formula="of:=IF([.G929]&gt;0;DATE([.G929];[.F929];[.E929]);&quot;&quot;)" table:style-name="ce51"/>
          <table:table-cell office:value-type="float" office:value="0" table:formula="of:=DATEDIF([.O929];[.P929];&quot;Y&quot;)" table:style-name="ce49">
            <text:p>#¡VALOR!</text:p>
          </table:table-cell>
          <table:table-cell office:value-type="float" office:value="0" table:formula="of:=DATEDIF([.O929];[.P929];&quot;YM&quot;)" table:style-name="ce49">
            <text:p>#¡VALOR!</text:p>
          </table:table-cell>
          <table:table-cell office:value-type="float" office:value="0" table:formula="of:=DATEDIF([.O929];[.P9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0" table:formula="of:=[.A929]+1" table:style-name="ce48">
            <text:p>1160</text:p>
          </table:table-cell>
          <table:table-cell table:style-name="ce48"/>
          <table:table-cell office:value-type="string" office:string-value="" table:formula="of:=IF(LEN([.B930])&lt;&gt;0;VLOOKUP([.$B930];;7;0);&quot;&quot;)" table:style-name="ce49"/>
          <table:table-cell office:value-type="string" office:string-value="" table:formula="of:=IF(LEN([.B930])&lt;&gt;0;VLOOKUP([.$B930];;2;0);&quot;&quot;)" table:style-name="ce49"/>
          <table:table-cell table:number-columns-repeated="11" table:style-name="ce48"/>
          <table:table-cell office:value-type="string" office:string-value="" table:formula="of:=IF([.G930]&gt;0;DATE([.G930];[.F930];[.E930]);&quot;&quot;)" table:style-name="ce51"/>
          <table:table-cell office:value-type="float" office:value="0" table:formula="of:=DATEDIF([.O930];[.P930];&quot;Y&quot;)" table:style-name="ce49">
            <text:p>#¡VALOR!</text:p>
          </table:table-cell>
          <table:table-cell office:value-type="float" office:value="0" table:formula="of:=DATEDIF([.O930];[.P930];&quot;YM&quot;)" table:style-name="ce49">
            <text:p>#¡VALOR!</text:p>
          </table:table-cell>
          <table:table-cell office:value-type="float" office:value="0" table:formula="of:=DATEDIF([.O930];[.P9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1" table:formula="of:=[.A930]+1" table:style-name="ce48">
            <text:p>1161</text:p>
          </table:table-cell>
          <table:table-cell table:style-name="ce48"/>
          <table:table-cell office:value-type="string" office:string-value="" table:formula="of:=IF(LEN([.B931])&lt;&gt;0;VLOOKUP([.$B931];;7;0);&quot;&quot;)" table:style-name="ce49"/>
          <table:table-cell office:value-type="string" office:string-value="" table:formula="of:=IF(LEN([.B931])&lt;&gt;0;VLOOKUP([.$B931];;2;0);&quot;&quot;)" table:style-name="ce49"/>
          <table:table-cell table:number-columns-repeated="11" table:style-name="ce48"/>
          <table:table-cell office:value-type="string" office:string-value="" table:formula="of:=IF([.G931]&gt;0;DATE([.G931];[.F931];[.E931]);&quot;&quot;)" table:style-name="ce51"/>
          <table:table-cell office:value-type="float" office:value="0" table:formula="of:=DATEDIF([.O931];[.P931];&quot;Y&quot;)" table:style-name="ce49">
            <text:p>#¡VALOR!</text:p>
          </table:table-cell>
          <table:table-cell office:value-type="float" office:value="0" table:formula="of:=DATEDIF([.O931];[.P931];&quot;YM&quot;)" table:style-name="ce49">
            <text:p>#¡VALOR!</text:p>
          </table:table-cell>
          <table:table-cell office:value-type="float" office:value="0" table:formula="of:=DATEDIF([.O931];[.P9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2" table:formula="of:=[.A931]+1" table:style-name="ce48">
            <text:p>1162</text:p>
          </table:table-cell>
          <table:table-cell table:style-name="ce48"/>
          <table:table-cell office:value-type="string" office:string-value="" table:formula="of:=IF(LEN([.B932])&lt;&gt;0;VLOOKUP([.$B932];;7;0);&quot;&quot;)" table:style-name="ce49"/>
          <table:table-cell office:value-type="string" office:string-value="" table:formula="of:=IF(LEN([.B932])&lt;&gt;0;VLOOKUP([.$B932];;2;0);&quot;&quot;)" table:style-name="ce49"/>
          <table:table-cell table:number-columns-repeated="11" table:style-name="ce48"/>
          <table:table-cell office:value-type="string" office:string-value="" table:formula="of:=IF([.G932]&gt;0;DATE([.G932];[.F932];[.E932]);&quot;&quot;)" table:style-name="ce51"/>
          <table:table-cell office:value-type="float" office:value="0" table:formula="of:=DATEDIF([.O932];[.P932];&quot;Y&quot;)" table:style-name="ce49">
            <text:p>#¡VALOR!</text:p>
          </table:table-cell>
          <table:table-cell office:value-type="float" office:value="0" table:formula="of:=DATEDIF([.O932];[.P932];&quot;YM&quot;)" table:style-name="ce49">
            <text:p>#¡VALOR!</text:p>
          </table:table-cell>
          <table:table-cell office:value-type="float" office:value="0" table:formula="of:=DATEDIF([.O932];[.P9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3" table:formula="of:=[.A932]+1" table:style-name="ce48">
            <text:p>1163</text:p>
          </table:table-cell>
          <table:table-cell table:style-name="ce48"/>
          <table:table-cell office:value-type="string" office:string-value="" table:formula="of:=IF(LEN([.B933])&lt;&gt;0;VLOOKUP([.$B933];;7;0);&quot;&quot;)" table:style-name="ce49"/>
          <table:table-cell office:value-type="string" office:string-value="" table:formula="of:=IF(LEN([.B933])&lt;&gt;0;VLOOKUP([.$B933];;2;0);&quot;&quot;)" table:style-name="ce49"/>
          <table:table-cell table:number-columns-repeated="11" table:style-name="ce48"/>
          <table:table-cell office:value-type="string" office:string-value="" table:formula="of:=IF([.G933]&gt;0;DATE([.G933];[.F933];[.E933]);&quot;&quot;)" table:style-name="ce51"/>
          <table:table-cell office:value-type="float" office:value="0" table:formula="of:=DATEDIF([.O933];[.P933];&quot;Y&quot;)" table:style-name="ce49">
            <text:p>#¡VALOR!</text:p>
          </table:table-cell>
          <table:table-cell office:value-type="float" office:value="0" table:formula="of:=DATEDIF([.O933];[.P933];&quot;YM&quot;)" table:style-name="ce49">
            <text:p>#¡VALOR!</text:p>
          </table:table-cell>
          <table:table-cell office:value-type="float" office:value="0" table:formula="of:=DATEDIF([.O933];[.P9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4" table:formula="of:=[.A933]+1" table:style-name="ce48">
            <text:p>1164</text:p>
          </table:table-cell>
          <table:table-cell table:style-name="ce48"/>
          <table:table-cell office:value-type="string" office:string-value="" table:formula="of:=IF(LEN([.B934])&lt;&gt;0;VLOOKUP([.$B934];;7;0);&quot;&quot;)" table:style-name="ce49"/>
          <table:table-cell office:value-type="string" office:string-value="" table:formula="of:=IF(LEN([.B934])&lt;&gt;0;VLOOKUP([.$B934];;2;0);&quot;&quot;)" table:style-name="ce49"/>
          <table:table-cell table:number-columns-repeated="11" table:style-name="ce48"/>
          <table:table-cell office:value-type="string" office:string-value="" table:formula="of:=IF([.G934]&gt;0;DATE([.G934];[.F934];[.E934]);&quot;&quot;)" table:style-name="ce51"/>
          <table:table-cell office:value-type="float" office:value="0" table:formula="of:=DATEDIF([.O934];[.P934];&quot;Y&quot;)" table:style-name="ce49">
            <text:p>#¡VALOR!</text:p>
          </table:table-cell>
          <table:table-cell office:value-type="float" office:value="0" table:formula="of:=DATEDIF([.O934];[.P934];&quot;YM&quot;)" table:style-name="ce49">
            <text:p>#¡VALOR!</text:p>
          </table:table-cell>
          <table:table-cell office:value-type="float" office:value="0" table:formula="of:=DATEDIF([.O934];[.P9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5" table:formula="of:=[.A934]+1" table:style-name="ce48">
            <text:p>1165</text:p>
          </table:table-cell>
          <table:table-cell table:style-name="ce48"/>
          <table:table-cell office:value-type="string" office:string-value="" table:formula="of:=IF(LEN([.B935])&lt;&gt;0;VLOOKUP([.$B935];;7;0);&quot;&quot;)" table:style-name="ce49"/>
          <table:table-cell office:value-type="string" office:string-value="" table:formula="of:=IF(LEN([.B935])&lt;&gt;0;VLOOKUP([.$B935];;2;0);&quot;&quot;)" table:style-name="ce49"/>
          <table:table-cell table:number-columns-repeated="11" table:style-name="ce48"/>
          <table:table-cell office:value-type="string" office:string-value="" table:formula="of:=IF([.G935]&gt;0;DATE([.G935];[.F935];[.E935]);&quot;&quot;)" table:style-name="ce51"/>
          <table:table-cell office:value-type="float" office:value="0" table:formula="of:=DATEDIF([.O935];[.P935];&quot;Y&quot;)" table:style-name="ce49">
            <text:p>#¡VALOR!</text:p>
          </table:table-cell>
          <table:table-cell office:value-type="float" office:value="0" table:formula="of:=DATEDIF([.O935];[.P935];&quot;YM&quot;)" table:style-name="ce49">
            <text:p>#¡VALOR!</text:p>
          </table:table-cell>
          <table:table-cell office:value-type="float" office:value="0" table:formula="of:=DATEDIF([.O935];[.P9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6" table:formula="of:=[.A935]+1" table:style-name="ce48">
            <text:p>1166</text:p>
          </table:table-cell>
          <table:table-cell table:style-name="ce48"/>
          <table:table-cell office:value-type="string" office:string-value="" table:formula="of:=IF(LEN([.B936])&lt;&gt;0;VLOOKUP([.$B936];;7;0);&quot;&quot;)" table:style-name="ce49"/>
          <table:table-cell office:value-type="string" office:string-value="" table:formula="of:=IF(LEN([.B936])&lt;&gt;0;VLOOKUP([.$B936];;2;0);&quot;&quot;)" table:style-name="ce49"/>
          <table:table-cell table:number-columns-repeated="11" table:style-name="ce48"/>
          <table:table-cell office:value-type="string" office:string-value="" table:formula="of:=IF([.G936]&gt;0;DATE([.G936];[.F936];[.E936]);&quot;&quot;)" table:style-name="ce51"/>
          <table:table-cell office:value-type="float" office:value="0" table:formula="of:=DATEDIF([.O936];[.P936];&quot;Y&quot;)" table:style-name="ce49">
            <text:p>#¡VALOR!</text:p>
          </table:table-cell>
          <table:table-cell office:value-type="float" office:value="0" table:formula="of:=DATEDIF([.O936];[.P936];&quot;YM&quot;)" table:style-name="ce49">
            <text:p>#¡VALOR!</text:p>
          </table:table-cell>
          <table:table-cell office:value-type="float" office:value="0" table:formula="of:=DATEDIF([.O936];[.P9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7" table:formula="of:=[.A936]+1" table:style-name="ce48">
            <text:p>1167</text:p>
          </table:table-cell>
          <table:table-cell table:style-name="ce48"/>
          <table:table-cell office:value-type="string" office:string-value="" table:formula="of:=IF(LEN([.B937])&lt;&gt;0;VLOOKUP([.$B937];;7;0);&quot;&quot;)" table:style-name="ce49"/>
          <table:table-cell office:value-type="string" office:string-value="" table:formula="of:=IF(LEN([.B937])&lt;&gt;0;VLOOKUP([.$B937];;2;0);&quot;&quot;)" table:style-name="ce49"/>
          <table:table-cell table:number-columns-repeated="11" table:style-name="ce48"/>
          <table:table-cell office:value-type="string" office:string-value="" table:formula="of:=IF([.G937]&gt;0;DATE([.G937];[.F937];[.E937]);&quot;&quot;)" table:style-name="ce51"/>
          <table:table-cell office:value-type="float" office:value="0" table:formula="of:=DATEDIF([.O937];[.P937];&quot;Y&quot;)" table:style-name="ce49">
            <text:p>#¡VALOR!</text:p>
          </table:table-cell>
          <table:table-cell office:value-type="float" office:value="0" table:formula="of:=DATEDIF([.O937];[.P937];&quot;YM&quot;)" table:style-name="ce49">
            <text:p>#¡VALOR!</text:p>
          </table:table-cell>
          <table:table-cell office:value-type="float" office:value="0" table:formula="of:=DATEDIF([.O937];[.P9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8" table:formula="of:=[.A937]+1" table:style-name="ce48">
            <text:p>1168</text:p>
          </table:table-cell>
          <table:table-cell table:style-name="ce48"/>
          <table:table-cell office:value-type="string" office:string-value="" table:formula="of:=IF(LEN([.B938])&lt;&gt;0;VLOOKUP([.$B938];;7;0);&quot;&quot;)" table:style-name="ce49"/>
          <table:table-cell office:value-type="string" office:string-value="" table:formula="of:=IF(LEN([.B938])&lt;&gt;0;VLOOKUP([.$B938];;2;0);&quot;&quot;)" table:style-name="ce49"/>
          <table:table-cell table:number-columns-repeated="11" table:style-name="ce48"/>
          <table:table-cell office:value-type="string" office:string-value="" table:formula="of:=IF([.G938]&gt;0;DATE([.G938];[.F938];[.E938]);&quot;&quot;)" table:style-name="ce51"/>
          <table:table-cell office:value-type="float" office:value="0" table:formula="of:=DATEDIF([.O938];[.P938];&quot;Y&quot;)" table:style-name="ce49">
            <text:p>#¡VALOR!</text:p>
          </table:table-cell>
          <table:table-cell office:value-type="float" office:value="0" table:formula="of:=DATEDIF([.O938];[.P938];&quot;YM&quot;)" table:style-name="ce49">
            <text:p>#¡VALOR!</text:p>
          </table:table-cell>
          <table:table-cell office:value-type="float" office:value="0" table:formula="of:=DATEDIF([.O938];[.P9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69" table:formula="of:=[.A938]+1" table:style-name="ce48">
            <text:p>1169</text:p>
          </table:table-cell>
          <table:table-cell table:style-name="ce48"/>
          <table:table-cell office:value-type="string" office:string-value="" table:formula="of:=IF(LEN([.B939])&lt;&gt;0;VLOOKUP([.$B939];;7;0);&quot;&quot;)" table:style-name="ce49"/>
          <table:table-cell office:value-type="string" office:string-value="" table:formula="of:=IF(LEN([.B939])&lt;&gt;0;VLOOKUP([.$B939];;2;0);&quot;&quot;)" table:style-name="ce49"/>
          <table:table-cell table:number-columns-repeated="11" table:style-name="ce48"/>
          <table:table-cell office:value-type="string" office:string-value="" table:formula="of:=IF([.G939]&gt;0;DATE([.G939];[.F939];[.E939]);&quot;&quot;)" table:style-name="ce51"/>
          <table:table-cell office:value-type="float" office:value="0" table:formula="of:=DATEDIF([.O939];[.P939];&quot;Y&quot;)" table:style-name="ce49">
            <text:p>#¡VALOR!</text:p>
          </table:table-cell>
          <table:table-cell office:value-type="float" office:value="0" table:formula="of:=DATEDIF([.O939];[.P939];&quot;YM&quot;)" table:style-name="ce49">
            <text:p>#¡VALOR!</text:p>
          </table:table-cell>
          <table:table-cell office:value-type="float" office:value="0" table:formula="of:=DATEDIF([.O939];[.P9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0" table:formula="of:=[.A939]+1" table:style-name="ce48">
            <text:p>1170</text:p>
          </table:table-cell>
          <table:table-cell table:style-name="ce48"/>
          <table:table-cell office:value-type="string" office:string-value="" table:formula="of:=IF(LEN([.B940])&lt;&gt;0;VLOOKUP([.$B940];;7;0);&quot;&quot;)" table:style-name="ce49"/>
          <table:table-cell office:value-type="string" office:string-value="" table:formula="of:=IF(LEN([.B940])&lt;&gt;0;VLOOKUP([.$B940];;2;0);&quot;&quot;)" table:style-name="ce49"/>
          <table:table-cell table:number-columns-repeated="11" table:style-name="ce48"/>
          <table:table-cell office:value-type="string" office:string-value="" table:formula="of:=IF([.G940]&gt;0;DATE([.G940];[.F940];[.E940]);&quot;&quot;)" table:style-name="ce51"/>
          <table:table-cell office:value-type="float" office:value="0" table:formula="of:=DATEDIF([.O940];[.P940];&quot;Y&quot;)" table:style-name="ce49">
            <text:p>#¡VALOR!</text:p>
          </table:table-cell>
          <table:table-cell office:value-type="float" office:value="0" table:formula="of:=DATEDIF([.O940];[.P940];&quot;YM&quot;)" table:style-name="ce49">
            <text:p>#¡VALOR!</text:p>
          </table:table-cell>
          <table:table-cell office:value-type="float" office:value="0" table:formula="of:=DATEDIF([.O940];[.P9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1" table:formula="of:=[.A940]+1" table:style-name="ce48">
            <text:p>1171</text:p>
          </table:table-cell>
          <table:table-cell table:style-name="ce48"/>
          <table:table-cell office:value-type="string" office:string-value="" table:formula="of:=IF(LEN([.B941])&lt;&gt;0;VLOOKUP([.$B941];;7;0);&quot;&quot;)" table:style-name="ce49"/>
          <table:table-cell office:value-type="string" office:string-value="" table:formula="of:=IF(LEN([.B941])&lt;&gt;0;VLOOKUP([.$B941];;2;0);&quot;&quot;)" table:style-name="ce49"/>
          <table:table-cell table:number-columns-repeated="11" table:style-name="ce48"/>
          <table:table-cell office:value-type="string" office:string-value="" table:formula="of:=IF([.G941]&gt;0;DATE([.G941];[.F941];[.E941]);&quot;&quot;)" table:style-name="ce51"/>
          <table:table-cell office:value-type="float" office:value="0" table:formula="of:=DATEDIF([.O941];[.P941];&quot;Y&quot;)" table:style-name="ce49">
            <text:p>#¡VALOR!</text:p>
          </table:table-cell>
          <table:table-cell office:value-type="float" office:value="0" table:formula="of:=DATEDIF([.O941];[.P941];&quot;YM&quot;)" table:style-name="ce49">
            <text:p>#¡VALOR!</text:p>
          </table:table-cell>
          <table:table-cell office:value-type="float" office:value="0" table:formula="of:=DATEDIF([.O941];[.P9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2" table:formula="of:=[.A941]+1" table:style-name="ce48">
            <text:p>1172</text:p>
          </table:table-cell>
          <table:table-cell table:style-name="ce48"/>
          <table:table-cell office:value-type="string" office:string-value="" table:formula="of:=IF(LEN([.B942])&lt;&gt;0;VLOOKUP([.$B942];;7;0);&quot;&quot;)" table:style-name="ce49"/>
          <table:table-cell office:value-type="string" office:string-value="" table:formula="of:=IF(LEN([.B942])&lt;&gt;0;VLOOKUP([.$B942];;2;0);&quot;&quot;)" table:style-name="ce49"/>
          <table:table-cell table:number-columns-repeated="11" table:style-name="ce48"/>
          <table:table-cell office:value-type="string" office:string-value="" table:formula="of:=IF([.G942]&gt;0;DATE([.G942];[.F942];[.E942]);&quot;&quot;)" table:style-name="ce51"/>
          <table:table-cell office:value-type="float" office:value="0" table:formula="of:=DATEDIF([.O942];[.P942];&quot;Y&quot;)" table:style-name="ce49">
            <text:p>#¡VALOR!</text:p>
          </table:table-cell>
          <table:table-cell office:value-type="float" office:value="0" table:formula="of:=DATEDIF([.O942];[.P942];&quot;YM&quot;)" table:style-name="ce49">
            <text:p>#¡VALOR!</text:p>
          </table:table-cell>
          <table:table-cell office:value-type="float" office:value="0" table:formula="of:=DATEDIF([.O942];[.P9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3" table:formula="of:=[.A942]+1" table:style-name="ce48">
            <text:p>1173</text:p>
          </table:table-cell>
          <table:table-cell table:style-name="ce48"/>
          <table:table-cell office:value-type="string" office:string-value="" table:formula="of:=IF(LEN([.B943])&lt;&gt;0;VLOOKUP([.$B943];;7;0);&quot;&quot;)" table:style-name="ce49"/>
          <table:table-cell office:value-type="string" office:string-value="" table:formula="of:=IF(LEN([.B943])&lt;&gt;0;VLOOKUP([.$B943];;2;0);&quot;&quot;)" table:style-name="ce49"/>
          <table:table-cell table:number-columns-repeated="11" table:style-name="ce48"/>
          <table:table-cell office:value-type="string" office:string-value="" table:formula="of:=IF([.G943]&gt;0;DATE([.G943];[.F943];[.E943]);&quot;&quot;)" table:style-name="ce51"/>
          <table:table-cell office:value-type="float" office:value="0" table:formula="of:=DATEDIF([.O943];[.P943];&quot;Y&quot;)" table:style-name="ce49">
            <text:p>#¡VALOR!</text:p>
          </table:table-cell>
          <table:table-cell office:value-type="float" office:value="0" table:formula="of:=DATEDIF([.O943];[.P943];&quot;YM&quot;)" table:style-name="ce49">
            <text:p>#¡VALOR!</text:p>
          </table:table-cell>
          <table:table-cell office:value-type="float" office:value="0" table:formula="of:=DATEDIF([.O943];[.P9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4" table:formula="of:=[.A943]+1" table:style-name="ce48">
            <text:p>1174</text:p>
          </table:table-cell>
          <table:table-cell table:style-name="ce48"/>
          <table:table-cell office:value-type="string" office:string-value="" table:formula="of:=IF(LEN([.B944])&lt;&gt;0;VLOOKUP([.$B944];;7;0);&quot;&quot;)" table:style-name="ce49"/>
          <table:table-cell office:value-type="string" office:string-value="" table:formula="of:=IF(LEN([.B944])&lt;&gt;0;VLOOKUP([.$B944];;2;0);&quot;&quot;)" table:style-name="ce49"/>
          <table:table-cell table:number-columns-repeated="11" table:style-name="ce48"/>
          <table:table-cell office:value-type="string" office:string-value="" table:formula="of:=IF([.G944]&gt;0;DATE([.G944];[.F944];[.E944]);&quot;&quot;)" table:style-name="ce51"/>
          <table:table-cell office:value-type="float" office:value="0" table:formula="of:=DATEDIF([.O944];[.P944];&quot;Y&quot;)" table:style-name="ce49">
            <text:p>#¡VALOR!</text:p>
          </table:table-cell>
          <table:table-cell office:value-type="float" office:value="0" table:formula="of:=DATEDIF([.O944];[.P944];&quot;YM&quot;)" table:style-name="ce49">
            <text:p>#¡VALOR!</text:p>
          </table:table-cell>
          <table:table-cell office:value-type="float" office:value="0" table:formula="of:=DATEDIF([.O944];[.P9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5" table:formula="of:=[.A944]+1" table:style-name="ce48">
            <text:p>1175</text:p>
          </table:table-cell>
          <table:table-cell table:style-name="ce48"/>
          <table:table-cell office:value-type="string" office:string-value="" table:formula="of:=IF(LEN([.B945])&lt;&gt;0;VLOOKUP([.$B945];;7;0);&quot;&quot;)" table:style-name="ce49"/>
          <table:table-cell office:value-type="string" office:string-value="" table:formula="of:=IF(LEN([.B945])&lt;&gt;0;VLOOKUP([.$B945];;2;0);&quot;&quot;)" table:style-name="ce49"/>
          <table:table-cell table:number-columns-repeated="11" table:style-name="ce48"/>
          <table:table-cell office:value-type="string" office:string-value="" table:formula="of:=IF([.G945]&gt;0;DATE([.G945];[.F945];[.E945]);&quot;&quot;)" table:style-name="ce51"/>
          <table:table-cell office:value-type="float" office:value="0" table:formula="of:=DATEDIF([.O945];[.P945];&quot;Y&quot;)" table:style-name="ce49">
            <text:p>#¡VALOR!</text:p>
          </table:table-cell>
          <table:table-cell office:value-type="float" office:value="0" table:formula="of:=DATEDIF([.O945];[.P945];&quot;YM&quot;)" table:style-name="ce49">
            <text:p>#¡VALOR!</text:p>
          </table:table-cell>
          <table:table-cell office:value-type="float" office:value="0" table:formula="of:=DATEDIF([.O945];[.P9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6" table:formula="of:=[.A945]+1" table:style-name="ce48">
            <text:p>1176</text:p>
          </table:table-cell>
          <table:table-cell table:style-name="ce48"/>
          <table:table-cell office:value-type="string" office:string-value="" table:formula="of:=IF(LEN([.B946])&lt;&gt;0;VLOOKUP([.$B946];;7;0);&quot;&quot;)" table:style-name="ce49"/>
          <table:table-cell office:value-type="string" office:string-value="" table:formula="of:=IF(LEN([.B946])&lt;&gt;0;VLOOKUP([.$B946];;2;0);&quot;&quot;)" table:style-name="ce49"/>
          <table:table-cell table:number-columns-repeated="11" table:style-name="ce48"/>
          <table:table-cell office:value-type="string" office:string-value="" table:formula="of:=IF([.G946]&gt;0;DATE([.G946];[.F946];[.E946]);&quot;&quot;)" table:style-name="ce51"/>
          <table:table-cell office:value-type="float" office:value="0" table:formula="of:=DATEDIF([.O946];[.P946];&quot;Y&quot;)" table:style-name="ce49">
            <text:p>#¡VALOR!</text:p>
          </table:table-cell>
          <table:table-cell office:value-type="float" office:value="0" table:formula="of:=DATEDIF([.O946];[.P946];&quot;YM&quot;)" table:style-name="ce49">
            <text:p>#¡VALOR!</text:p>
          </table:table-cell>
          <table:table-cell office:value-type="float" office:value="0" table:formula="of:=DATEDIF([.O946];[.P9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7" table:formula="of:=[.A946]+1" table:style-name="ce48">
            <text:p>1177</text:p>
          </table:table-cell>
          <table:table-cell table:style-name="ce48"/>
          <table:table-cell office:value-type="string" office:string-value="" table:formula="of:=IF(LEN([.B947])&lt;&gt;0;VLOOKUP([.$B947];;7;0);&quot;&quot;)" table:style-name="ce49"/>
          <table:table-cell office:value-type="string" office:string-value="" table:formula="of:=IF(LEN([.B947])&lt;&gt;0;VLOOKUP([.$B947];;2;0);&quot;&quot;)" table:style-name="ce49"/>
          <table:table-cell table:number-columns-repeated="11" table:style-name="ce48"/>
          <table:table-cell office:value-type="string" office:string-value="" table:formula="of:=IF([.G947]&gt;0;DATE([.G947];[.F947];[.E947]);&quot;&quot;)" table:style-name="ce51"/>
          <table:table-cell office:value-type="float" office:value="0" table:formula="of:=DATEDIF([.O947];[.P947];&quot;Y&quot;)" table:style-name="ce49">
            <text:p>#¡VALOR!</text:p>
          </table:table-cell>
          <table:table-cell office:value-type="float" office:value="0" table:formula="of:=DATEDIF([.O947];[.P947];&quot;YM&quot;)" table:style-name="ce49">
            <text:p>#¡VALOR!</text:p>
          </table:table-cell>
          <table:table-cell office:value-type="float" office:value="0" table:formula="of:=DATEDIF([.O947];[.P9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8" table:formula="of:=[.A947]+1" table:style-name="ce48">
            <text:p>1178</text:p>
          </table:table-cell>
          <table:table-cell table:style-name="ce48"/>
          <table:table-cell office:value-type="string" office:string-value="" table:formula="of:=IF(LEN([.B948])&lt;&gt;0;VLOOKUP([.$B948];;7;0);&quot;&quot;)" table:style-name="ce49"/>
          <table:table-cell office:value-type="string" office:string-value="" table:formula="of:=IF(LEN([.B948])&lt;&gt;0;VLOOKUP([.$B948];;2;0);&quot;&quot;)" table:style-name="ce49"/>
          <table:table-cell table:number-columns-repeated="11" table:style-name="ce48"/>
          <table:table-cell office:value-type="string" office:string-value="" table:formula="of:=IF([.G948]&gt;0;DATE([.G948];[.F948];[.E948]);&quot;&quot;)" table:style-name="ce51"/>
          <table:table-cell office:value-type="float" office:value="0" table:formula="of:=DATEDIF([.O948];[.P948];&quot;Y&quot;)" table:style-name="ce49">
            <text:p>#¡VALOR!</text:p>
          </table:table-cell>
          <table:table-cell office:value-type="float" office:value="0" table:formula="of:=DATEDIF([.O948];[.P948];&quot;YM&quot;)" table:style-name="ce49">
            <text:p>#¡VALOR!</text:p>
          </table:table-cell>
          <table:table-cell office:value-type="float" office:value="0" table:formula="of:=DATEDIF([.O948];[.P9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79" table:formula="of:=[.A948]+1" table:style-name="ce48">
            <text:p>1179</text:p>
          </table:table-cell>
          <table:table-cell table:style-name="ce48"/>
          <table:table-cell office:value-type="string" office:string-value="" table:formula="of:=IF(LEN([.B949])&lt;&gt;0;VLOOKUP([.$B949];;7;0);&quot;&quot;)" table:style-name="ce49"/>
          <table:table-cell office:value-type="string" office:string-value="" table:formula="of:=IF(LEN([.B949])&lt;&gt;0;VLOOKUP([.$B949];;2;0);&quot;&quot;)" table:style-name="ce49"/>
          <table:table-cell table:number-columns-repeated="11" table:style-name="ce48"/>
          <table:table-cell office:value-type="string" office:string-value="" table:formula="of:=IF([.G949]&gt;0;DATE([.G949];[.F949];[.E949]);&quot;&quot;)" table:style-name="ce51"/>
          <table:table-cell office:value-type="float" office:value="0" table:formula="of:=DATEDIF([.O949];[.P949];&quot;Y&quot;)" table:style-name="ce49">
            <text:p>#¡VALOR!</text:p>
          </table:table-cell>
          <table:table-cell office:value-type="float" office:value="0" table:formula="of:=DATEDIF([.O949];[.P949];&quot;YM&quot;)" table:style-name="ce49">
            <text:p>#¡VALOR!</text:p>
          </table:table-cell>
          <table:table-cell office:value-type="float" office:value="0" table:formula="of:=DATEDIF([.O949];[.P9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0" table:formula="of:=[.A949]+1" table:style-name="ce48">
            <text:p>1180</text:p>
          </table:table-cell>
          <table:table-cell table:style-name="ce48"/>
          <table:table-cell office:value-type="string" office:string-value="" table:formula="of:=IF(LEN([.B950])&lt;&gt;0;VLOOKUP([.$B950];;7;0);&quot;&quot;)" table:style-name="ce49"/>
          <table:table-cell office:value-type="string" office:string-value="" table:formula="of:=IF(LEN([.B950])&lt;&gt;0;VLOOKUP([.$B950];;2;0);&quot;&quot;)" table:style-name="ce49"/>
          <table:table-cell table:number-columns-repeated="11" table:style-name="ce48"/>
          <table:table-cell office:value-type="string" office:string-value="" table:formula="of:=IF([.G950]&gt;0;DATE([.G950];[.F950];[.E950]);&quot;&quot;)" table:style-name="ce51"/>
          <table:table-cell office:value-type="float" office:value="0" table:formula="of:=DATEDIF([.O950];[.P950];&quot;Y&quot;)" table:style-name="ce49">
            <text:p>#¡VALOR!</text:p>
          </table:table-cell>
          <table:table-cell office:value-type="float" office:value="0" table:formula="of:=DATEDIF([.O950];[.P950];&quot;YM&quot;)" table:style-name="ce49">
            <text:p>#¡VALOR!</text:p>
          </table:table-cell>
          <table:table-cell office:value-type="float" office:value="0" table:formula="of:=DATEDIF([.O950];[.P9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1" table:formula="of:=[.A950]+1" table:style-name="ce48">
            <text:p>1181</text:p>
          </table:table-cell>
          <table:table-cell table:style-name="ce48"/>
          <table:table-cell office:value-type="string" office:string-value="" table:formula="of:=IF(LEN([.B951])&lt;&gt;0;VLOOKUP([.$B951];;7;0);&quot;&quot;)" table:style-name="ce49"/>
          <table:table-cell office:value-type="string" office:string-value="" table:formula="of:=IF(LEN([.B951])&lt;&gt;0;VLOOKUP([.$B951];;2;0);&quot;&quot;)" table:style-name="ce49"/>
          <table:table-cell table:number-columns-repeated="11" table:style-name="ce48"/>
          <table:table-cell office:value-type="string" office:string-value="" table:formula="of:=IF([.G951]&gt;0;DATE([.G951];[.F951];[.E951]);&quot;&quot;)" table:style-name="ce51"/>
          <table:table-cell office:value-type="float" office:value="0" table:formula="of:=DATEDIF([.O951];[.P951];&quot;Y&quot;)" table:style-name="ce49">
            <text:p>#¡VALOR!</text:p>
          </table:table-cell>
          <table:table-cell office:value-type="float" office:value="0" table:formula="of:=DATEDIF([.O951];[.P951];&quot;YM&quot;)" table:style-name="ce49">
            <text:p>#¡VALOR!</text:p>
          </table:table-cell>
          <table:table-cell office:value-type="float" office:value="0" table:formula="of:=DATEDIF([.O951];[.P9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2" table:formula="of:=[.A951]+1" table:style-name="ce48">
            <text:p>1182</text:p>
          </table:table-cell>
          <table:table-cell table:style-name="ce48"/>
          <table:table-cell office:value-type="string" office:string-value="" table:formula="of:=IF(LEN([.B952])&lt;&gt;0;VLOOKUP([.$B952];;7;0);&quot;&quot;)" table:style-name="ce49"/>
          <table:table-cell office:value-type="string" office:string-value="" table:formula="of:=IF(LEN([.B952])&lt;&gt;0;VLOOKUP([.$B952];;2;0);&quot;&quot;)" table:style-name="ce49"/>
          <table:table-cell table:number-columns-repeated="11" table:style-name="ce48"/>
          <table:table-cell office:value-type="string" office:string-value="" table:formula="of:=IF([.G952]&gt;0;DATE([.G952];[.F952];[.E952]);&quot;&quot;)" table:style-name="ce51"/>
          <table:table-cell office:value-type="float" office:value="0" table:formula="of:=DATEDIF([.O952];[.P952];&quot;Y&quot;)" table:style-name="ce49">
            <text:p>#¡VALOR!</text:p>
          </table:table-cell>
          <table:table-cell office:value-type="float" office:value="0" table:formula="of:=DATEDIF([.O952];[.P952];&quot;YM&quot;)" table:style-name="ce49">
            <text:p>#¡VALOR!</text:p>
          </table:table-cell>
          <table:table-cell office:value-type="float" office:value="0" table:formula="of:=DATEDIF([.O952];[.P9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3" table:formula="of:=[.A952]+1" table:style-name="ce48">
            <text:p>1183</text:p>
          </table:table-cell>
          <table:table-cell table:style-name="ce48"/>
          <table:table-cell office:value-type="string" office:string-value="" table:formula="of:=IF(LEN([.B953])&lt;&gt;0;VLOOKUP([.$B953];;7;0);&quot;&quot;)" table:style-name="ce49"/>
          <table:table-cell office:value-type="string" office:string-value="" table:formula="of:=IF(LEN([.B953])&lt;&gt;0;VLOOKUP([.$B953];;2;0);&quot;&quot;)" table:style-name="ce49"/>
          <table:table-cell table:number-columns-repeated="11" table:style-name="ce48"/>
          <table:table-cell office:value-type="string" office:string-value="" table:formula="of:=IF([.G953]&gt;0;DATE([.G953];[.F953];[.E953]);&quot;&quot;)" table:style-name="ce51"/>
          <table:table-cell office:value-type="float" office:value="0" table:formula="of:=DATEDIF([.O953];[.P953];&quot;Y&quot;)" table:style-name="ce49">
            <text:p>#¡VALOR!</text:p>
          </table:table-cell>
          <table:table-cell office:value-type="float" office:value="0" table:formula="of:=DATEDIF([.O953];[.P953];&quot;YM&quot;)" table:style-name="ce49">
            <text:p>#¡VALOR!</text:p>
          </table:table-cell>
          <table:table-cell office:value-type="float" office:value="0" table:formula="of:=DATEDIF([.O953];[.P9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4" table:formula="of:=[.A953]+1" table:style-name="ce48">
            <text:p>1184</text:p>
          </table:table-cell>
          <table:table-cell table:style-name="ce48"/>
          <table:table-cell office:value-type="string" office:string-value="" table:formula="of:=IF(LEN([.B954])&lt;&gt;0;VLOOKUP([.$B954];;7;0);&quot;&quot;)" table:style-name="ce49"/>
          <table:table-cell office:value-type="string" office:string-value="" table:formula="of:=IF(LEN([.B954])&lt;&gt;0;VLOOKUP([.$B954];;2;0);&quot;&quot;)" table:style-name="ce49"/>
          <table:table-cell table:number-columns-repeated="11" table:style-name="ce48"/>
          <table:table-cell office:value-type="string" office:string-value="" table:formula="of:=IF([.G954]&gt;0;DATE([.G954];[.F954];[.E954]);&quot;&quot;)" table:style-name="ce51"/>
          <table:table-cell office:value-type="float" office:value="0" table:formula="of:=DATEDIF([.O954];[.P954];&quot;Y&quot;)" table:style-name="ce49">
            <text:p>#¡VALOR!</text:p>
          </table:table-cell>
          <table:table-cell office:value-type="float" office:value="0" table:formula="of:=DATEDIF([.O954];[.P954];&quot;YM&quot;)" table:style-name="ce49">
            <text:p>#¡VALOR!</text:p>
          </table:table-cell>
          <table:table-cell office:value-type="float" office:value="0" table:formula="of:=DATEDIF([.O954];[.P9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5" table:formula="of:=[.A954]+1" table:style-name="ce48">
            <text:p>1185</text:p>
          </table:table-cell>
          <table:table-cell table:style-name="ce48"/>
          <table:table-cell office:value-type="string" office:string-value="" table:formula="of:=IF(LEN([.B955])&lt;&gt;0;VLOOKUP([.$B955];;7;0);&quot;&quot;)" table:style-name="ce49"/>
          <table:table-cell office:value-type="string" office:string-value="" table:formula="of:=IF(LEN([.B955])&lt;&gt;0;VLOOKUP([.$B955];;2;0);&quot;&quot;)" table:style-name="ce49"/>
          <table:table-cell table:number-columns-repeated="11" table:style-name="ce48"/>
          <table:table-cell office:value-type="string" office:string-value="" table:formula="of:=IF([.G955]&gt;0;DATE([.G955];[.F955];[.E955]);&quot;&quot;)" table:style-name="ce51"/>
          <table:table-cell office:value-type="float" office:value="0" table:formula="of:=DATEDIF([.O955];[.P955];&quot;Y&quot;)" table:style-name="ce49">
            <text:p>#¡VALOR!</text:p>
          </table:table-cell>
          <table:table-cell office:value-type="float" office:value="0" table:formula="of:=DATEDIF([.O955];[.P955];&quot;YM&quot;)" table:style-name="ce49">
            <text:p>#¡VALOR!</text:p>
          </table:table-cell>
          <table:table-cell office:value-type="float" office:value="0" table:formula="of:=DATEDIF([.O955];[.P9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6" table:formula="of:=[.A955]+1" table:style-name="ce48">
            <text:p>1186</text:p>
          </table:table-cell>
          <table:table-cell table:style-name="ce48"/>
          <table:table-cell office:value-type="string" office:string-value="" table:formula="of:=IF(LEN([.B956])&lt;&gt;0;VLOOKUP([.$B956];;7;0);&quot;&quot;)" table:style-name="ce49"/>
          <table:table-cell office:value-type="string" office:string-value="" table:formula="of:=IF(LEN([.B956])&lt;&gt;0;VLOOKUP([.$B956];;2;0);&quot;&quot;)" table:style-name="ce49"/>
          <table:table-cell table:number-columns-repeated="11" table:style-name="ce48"/>
          <table:table-cell office:value-type="string" office:string-value="" table:formula="of:=IF([.G956]&gt;0;DATE([.G956];[.F956];[.E956]);&quot;&quot;)" table:style-name="ce51"/>
          <table:table-cell office:value-type="float" office:value="0" table:formula="of:=DATEDIF([.O956];[.P956];&quot;Y&quot;)" table:style-name="ce49">
            <text:p>#¡VALOR!</text:p>
          </table:table-cell>
          <table:table-cell office:value-type="float" office:value="0" table:formula="of:=DATEDIF([.O956];[.P956];&quot;YM&quot;)" table:style-name="ce49">
            <text:p>#¡VALOR!</text:p>
          </table:table-cell>
          <table:table-cell office:value-type="float" office:value="0" table:formula="of:=DATEDIF([.O956];[.P9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7" table:formula="of:=[.A956]+1" table:style-name="ce48">
            <text:p>1187</text:p>
          </table:table-cell>
          <table:table-cell table:style-name="ce48"/>
          <table:table-cell office:value-type="string" office:string-value="" table:formula="of:=IF(LEN([.B957])&lt;&gt;0;VLOOKUP([.$B957];;7;0);&quot;&quot;)" table:style-name="ce49"/>
          <table:table-cell office:value-type="string" office:string-value="" table:formula="of:=IF(LEN([.B957])&lt;&gt;0;VLOOKUP([.$B957];;2;0);&quot;&quot;)" table:style-name="ce49"/>
          <table:table-cell table:number-columns-repeated="11" table:style-name="ce48"/>
          <table:table-cell office:value-type="string" office:string-value="" table:formula="of:=IF([.G957]&gt;0;DATE([.G957];[.F957];[.E957]);&quot;&quot;)" table:style-name="ce51"/>
          <table:table-cell office:value-type="float" office:value="0" table:formula="of:=DATEDIF([.O957];[.P957];&quot;Y&quot;)" table:style-name="ce49">
            <text:p>#¡VALOR!</text:p>
          </table:table-cell>
          <table:table-cell office:value-type="float" office:value="0" table:formula="of:=DATEDIF([.O957];[.P957];&quot;YM&quot;)" table:style-name="ce49">
            <text:p>#¡VALOR!</text:p>
          </table:table-cell>
          <table:table-cell office:value-type="float" office:value="0" table:formula="of:=DATEDIF([.O957];[.P9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8" table:formula="of:=[.A957]+1" table:style-name="ce48">
            <text:p>1188</text:p>
          </table:table-cell>
          <table:table-cell table:style-name="ce48"/>
          <table:table-cell office:value-type="string" office:string-value="" table:formula="of:=IF(LEN([.B958])&lt;&gt;0;VLOOKUP([.$B958];;7;0);&quot;&quot;)" table:style-name="ce49"/>
          <table:table-cell office:value-type="string" office:string-value="" table:formula="of:=IF(LEN([.B958])&lt;&gt;0;VLOOKUP([.$B958];;2;0);&quot;&quot;)" table:style-name="ce49"/>
          <table:table-cell table:number-columns-repeated="11" table:style-name="ce48"/>
          <table:table-cell office:value-type="string" office:string-value="" table:formula="of:=IF([.G958]&gt;0;DATE([.G958];[.F958];[.E958]);&quot;&quot;)" table:style-name="ce51"/>
          <table:table-cell office:value-type="float" office:value="0" table:formula="of:=DATEDIF([.O958];[.P958];&quot;Y&quot;)" table:style-name="ce49">
            <text:p>#¡VALOR!</text:p>
          </table:table-cell>
          <table:table-cell office:value-type="float" office:value="0" table:formula="of:=DATEDIF([.O958];[.P958];&quot;YM&quot;)" table:style-name="ce49">
            <text:p>#¡VALOR!</text:p>
          </table:table-cell>
          <table:table-cell office:value-type="float" office:value="0" table:formula="of:=DATEDIF([.O958];[.P9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89" table:formula="of:=[.A958]+1" table:style-name="ce48">
            <text:p>1189</text:p>
          </table:table-cell>
          <table:table-cell table:style-name="ce48"/>
          <table:table-cell office:value-type="string" office:string-value="" table:formula="of:=IF(LEN([.B959])&lt;&gt;0;VLOOKUP([.$B959];;7;0);&quot;&quot;)" table:style-name="ce49"/>
          <table:table-cell office:value-type="string" office:string-value="" table:formula="of:=IF(LEN([.B959])&lt;&gt;0;VLOOKUP([.$B959];;2;0);&quot;&quot;)" table:style-name="ce49"/>
          <table:table-cell table:number-columns-repeated="11" table:style-name="ce48"/>
          <table:table-cell office:value-type="string" office:string-value="" table:formula="of:=IF([.G959]&gt;0;DATE([.G959];[.F959];[.E959]);&quot;&quot;)" table:style-name="ce51"/>
          <table:table-cell office:value-type="float" office:value="0" table:formula="of:=DATEDIF([.O959];[.P959];&quot;Y&quot;)" table:style-name="ce49">
            <text:p>#¡VALOR!</text:p>
          </table:table-cell>
          <table:table-cell office:value-type="float" office:value="0" table:formula="of:=DATEDIF([.O959];[.P959];&quot;YM&quot;)" table:style-name="ce49">
            <text:p>#¡VALOR!</text:p>
          </table:table-cell>
          <table:table-cell office:value-type="float" office:value="0" table:formula="of:=DATEDIF([.O959];[.P9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0" table:formula="of:=[.A959]+1" table:style-name="ce48">
            <text:p>1190</text:p>
          </table:table-cell>
          <table:table-cell table:style-name="ce48"/>
          <table:table-cell office:value-type="string" office:string-value="" table:formula="of:=IF(LEN([.B960])&lt;&gt;0;VLOOKUP([.$B960];;7;0);&quot;&quot;)" table:style-name="ce49"/>
          <table:table-cell office:value-type="string" office:string-value="" table:formula="of:=IF(LEN([.B960])&lt;&gt;0;VLOOKUP([.$B960];;2;0);&quot;&quot;)" table:style-name="ce49"/>
          <table:table-cell table:number-columns-repeated="11" table:style-name="ce48"/>
          <table:table-cell office:value-type="string" office:string-value="" table:formula="of:=IF([.G960]&gt;0;DATE([.G960];[.F960];[.E960]);&quot;&quot;)" table:style-name="ce51"/>
          <table:table-cell office:value-type="float" office:value="0" table:formula="of:=DATEDIF([.O960];[.P960];&quot;Y&quot;)" table:style-name="ce49">
            <text:p>#¡VALOR!</text:p>
          </table:table-cell>
          <table:table-cell office:value-type="float" office:value="0" table:formula="of:=DATEDIF([.O960];[.P960];&quot;YM&quot;)" table:style-name="ce49">
            <text:p>#¡VALOR!</text:p>
          </table:table-cell>
          <table:table-cell office:value-type="float" office:value="0" table:formula="of:=DATEDIF([.O960];[.P9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1" table:formula="of:=[.A960]+1" table:style-name="ce48">
            <text:p>1191</text:p>
          </table:table-cell>
          <table:table-cell table:style-name="ce48"/>
          <table:table-cell office:value-type="string" office:string-value="" table:formula="of:=IF(LEN([.B961])&lt;&gt;0;VLOOKUP([.$B961];;7;0);&quot;&quot;)" table:style-name="ce49"/>
          <table:table-cell office:value-type="string" office:string-value="" table:formula="of:=IF(LEN([.B961])&lt;&gt;0;VLOOKUP([.$B961];;2;0);&quot;&quot;)" table:style-name="ce49"/>
          <table:table-cell table:number-columns-repeated="11" table:style-name="ce48"/>
          <table:table-cell office:value-type="string" office:string-value="" table:formula="of:=IF([.G961]&gt;0;DATE([.G961];[.F961];[.E961]);&quot;&quot;)" table:style-name="ce51"/>
          <table:table-cell office:value-type="float" office:value="0" table:formula="of:=DATEDIF([.O961];[.P961];&quot;Y&quot;)" table:style-name="ce49">
            <text:p>#¡VALOR!</text:p>
          </table:table-cell>
          <table:table-cell office:value-type="float" office:value="0" table:formula="of:=DATEDIF([.O961];[.P961];&quot;YM&quot;)" table:style-name="ce49">
            <text:p>#¡VALOR!</text:p>
          </table:table-cell>
          <table:table-cell office:value-type="float" office:value="0" table:formula="of:=DATEDIF([.O961];[.P9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2" table:formula="of:=[.A961]+1" table:style-name="ce48">
            <text:p>1192</text:p>
          </table:table-cell>
          <table:table-cell table:style-name="ce48"/>
          <table:table-cell office:value-type="string" office:string-value="" table:formula="of:=IF(LEN([.B962])&lt;&gt;0;VLOOKUP([.$B962];;7;0);&quot;&quot;)" table:style-name="ce49"/>
          <table:table-cell office:value-type="string" office:string-value="" table:formula="of:=IF(LEN([.B962])&lt;&gt;0;VLOOKUP([.$B962];;2;0);&quot;&quot;)" table:style-name="ce49"/>
          <table:table-cell table:number-columns-repeated="11" table:style-name="ce48"/>
          <table:table-cell office:value-type="string" office:string-value="" table:formula="of:=IF([.G962]&gt;0;DATE([.G962];[.F962];[.E962]);&quot;&quot;)" table:style-name="ce51"/>
          <table:table-cell office:value-type="float" office:value="0" table:formula="of:=DATEDIF([.O962];[.P962];&quot;Y&quot;)" table:style-name="ce49">
            <text:p>#¡VALOR!</text:p>
          </table:table-cell>
          <table:table-cell office:value-type="float" office:value="0" table:formula="of:=DATEDIF([.O962];[.P962];&quot;YM&quot;)" table:style-name="ce49">
            <text:p>#¡VALOR!</text:p>
          </table:table-cell>
          <table:table-cell office:value-type="float" office:value="0" table:formula="of:=DATEDIF([.O962];[.P9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3" table:formula="of:=[.A962]+1" table:style-name="ce48">
            <text:p>1193</text:p>
          </table:table-cell>
          <table:table-cell table:style-name="ce48"/>
          <table:table-cell office:value-type="string" office:string-value="" table:formula="of:=IF(LEN([.B963])&lt;&gt;0;VLOOKUP([.$B963];;7;0);&quot;&quot;)" table:style-name="ce49"/>
          <table:table-cell office:value-type="string" office:string-value="" table:formula="of:=IF(LEN([.B963])&lt;&gt;0;VLOOKUP([.$B963];;2;0);&quot;&quot;)" table:style-name="ce49"/>
          <table:table-cell table:number-columns-repeated="11" table:style-name="ce48"/>
          <table:table-cell office:value-type="string" office:string-value="" table:formula="of:=IF([.G963]&gt;0;DATE([.G963];[.F963];[.E963]);&quot;&quot;)" table:style-name="ce51"/>
          <table:table-cell office:value-type="float" office:value="0" table:formula="of:=DATEDIF([.O963];[.P963];&quot;Y&quot;)" table:style-name="ce49">
            <text:p>#¡VALOR!</text:p>
          </table:table-cell>
          <table:table-cell office:value-type="float" office:value="0" table:formula="of:=DATEDIF([.O963];[.P963];&quot;YM&quot;)" table:style-name="ce49">
            <text:p>#¡VALOR!</text:p>
          </table:table-cell>
          <table:table-cell office:value-type="float" office:value="0" table:formula="of:=DATEDIF([.O963];[.P9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4" table:formula="of:=[.A963]+1" table:style-name="ce48">
            <text:p>1194</text:p>
          </table:table-cell>
          <table:table-cell table:style-name="ce48"/>
          <table:table-cell office:value-type="string" office:string-value="" table:formula="of:=IF(LEN([.B964])&lt;&gt;0;VLOOKUP([.$B964];;7;0);&quot;&quot;)" table:style-name="ce49"/>
          <table:table-cell office:value-type="string" office:string-value="" table:formula="of:=IF(LEN([.B964])&lt;&gt;0;VLOOKUP([.$B964];;2;0);&quot;&quot;)" table:style-name="ce49"/>
          <table:table-cell table:number-columns-repeated="11" table:style-name="ce48"/>
          <table:table-cell office:value-type="string" office:string-value="" table:formula="of:=IF([.G964]&gt;0;DATE([.G964];[.F964];[.E964]);&quot;&quot;)" table:style-name="ce51"/>
          <table:table-cell office:value-type="float" office:value="0" table:formula="of:=DATEDIF([.O964];[.P964];&quot;Y&quot;)" table:style-name="ce49">
            <text:p>#¡VALOR!</text:p>
          </table:table-cell>
          <table:table-cell office:value-type="float" office:value="0" table:formula="of:=DATEDIF([.O964];[.P964];&quot;YM&quot;)" table:style-name="ce49">
            <text:p>#¡VALOR!</text:p>
          </table:table-cell>
          <table:table-cell office:value-type="float" office:value="0" table:formula="of:=DATEDIF([.O964];[.P9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5" table:formula="of:=[.A964]+1" table:style-name="ce48">
            <text:p>1195</text:p>
          </table:table-cell>
          <table:table-cell table:style-name="ce48"/>
          <table:table-cell office:value-type="string" office:string-value="" table:formula="of:=IF(LEN([.B965])&lt;&gt;0;VLOOKUP([.$B965];;7;0);&quot;&quot;)" table:style-name="ce49"/>
          <table:table-cell office:value-type="string" office:string-value="" table:formula="of:=IF(LEN([.B965])&lt;&gt;0;VLOOKUP([.$B965];;2;0);&quot;&quot;)" table:style-name="ce49"/>
          <table:table-cell table:number-columns-repeated="11" table:style-name="ce48"/>
          <table:table-cell office:value-type="string" office:string-value="" table:formula="of:=IF([.G965]&gt;0;DATE([.G965];[.F965];[.E965]);&quot;&quot;)" table:style-name="ce51"/>
          <table:table-cell office:value-type="float" office:value="0" table:formula="of:=DATEDIF([.O965];[.P965];&quot;Y&quot;)" table:style-name="ce49">
            <text:p>#¡VALOR!</text:p>
          </table:table-cell>
          <table:table-cell office:value-type="float" office:value="0" table:formula="of:=DATEDIF([.O965];[.P965];&quot;YM&quot;)" table:style-name="ce49">
            <text:p>#¡VALOR!</text:p>
          </table:table-cell>
          <table:table-cell office:value-type="float" office:value="0" table:formula="of:=DATEDIF([.O965];[.P9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6" table:formula="of:=[.A965]+1" table:style-name="ce48">
            <text:p>1196</text:p>
          </table:table-cell>
          <table:table-cell table:style-name="ce48"/>
          <table:table-cell office:value-type="string" office:string-value="" table:formula="of:=IF(LEN([.B966])&lt;&gt;0;VLOOKUP([.$B966];;7;0);&quot;&quot;)" table:style-name="ce49"/>
          <table:table-cell office:value-type="string" office:string-value="" table:formula="of:=IF(LEN([.B966])&lt;&gt;0;VLOOKUP([.$B966];;2;0);&quot;&quot;)" table:style-name="ce49"/>
          <table:table-cell table:number-columns-repeated="11" table:style-name="ce48"/>
          <table:table-cell office:value-type="string" office:string-value="" table:formula="of:=IF([.G966]&gt;0;DATE([.G966];[.F966];[.E966]);&quot;&quot;)" table:style-name="ce51"/>
          <table:table-cell office:value-type="float" office:value="0" table:formula="of:=DATEDIF([.O966];[.P966];&quot;Y&quot;)" table:style-name="ce49">
            <text:p>#¡VALOR!</text:p>
          </table:table-cell>
          <table:table-cell office:value-type="float" office:value="0" table:formula="of:=DATEDIF([.O966];[.P966];&quot;YM&quot;)" table:style-name="ce49">
            <text:p>#¡VALOR!</text:p>
          </table:table-cell>
          <table:table-cell office:value-type="float" office:value="0" table:formula="of:=DATEDIF([.O966];[.P9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7" table:formula="of:=[.A966]+1" table:style-name="ce48">
            <text:p>1197</text:p>
          </table:table-cell>
          <table:table-cell table:style-name="ce48"/>
          <table:table-cell office:value-type="string" office:string-value="" table:formula="of:=IF(LEN([.B967])&lt;&gt;0;VLOOKUP([.$B967];;7;0);&quot;&quot;)" table:style-name="ce49"/>
          <table:table-cell office:value-type="string" office:string-value="" table:formula="of:=IF(LEN([.B967])&lt;&gt;0;VLOOKUP([.$B967];;2;0);&quot;&quot;)" table:style-name="ce49"/>
          <table:table-cell table:number-columns-repeated="11" table:style-name="ce48"/>
          <table:table-cell office:value-type="string" office:string-value="" table:formula="of:=IF([.G967]&gt;0;DATE([.G967];[.F967];[.E967]);&quot;&quot;)" table:style-name="ce51"/>
          <table:table-cell office:value-type="float" office:value="0" table:formula="of:=DATEDIF([.O967];[.P967];&quot;Y&quot;)" table:style-name="ce49">
            <text:p>#¡VALOR!</text:p>
          </table:table-cell>
          <table:table-cell office:value-type="float" office:value="0" table:formula="of:=DATEDIF([.O967];[.P967];&quot;YM&quot;)" table:style-name="ce49">
            <text:p>#¡VALOR!</text:p>
          </table:table-cell>
          <table:table-cell office:value-type="float" office:value="0" table:formula="of:=DATEDIF([.O967];[.P9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8" table:formula="of:=[.A967]+1" table:style-name="ce48">
            <text:p>1198</text:p>
          </table:table-cell>
          <table:table-cell table:style-name="ce48"/>
          <table:table-cell office:value-type="string" office:string-value="" table:formula="of:=IF(LEN([.B968])&lt;&gt;0;VLOOKUP([.$B968];;7;0);&quot;&quot;)" table:style-name="ce49"/>
          <table:table-cell office:value-type="string" office:string-value="" table:formula="of:=IF(LEN([.B968])&lt;&gt;0;VLOOKUP([.$B968];;2;0);&quot;&quot;)" table:style-name="ce49"/>
          <table:table-cell table:number-columns-repeated="11" table:style-name="ce48"/>
          <table:table-cell office:value-type="string" office:string-value="" table:formula="of:=IF([.G968]&gt;0;DATE([.G968];[.F968];[.E968]);&quot;&quot;)" table:style-name="ce51"/>
          <table:table-cell office:value-type="float" office:value="0" table:formula="of:=DATEDIF([.O968];[.P968];&quot;Y&quot;)" table:style-name="ce49">
            <text:p>#¡VALOR!</text:p>
          </table:table-cell>
          <table:table-cell office:value-type="float" office:value="0" table:formula="of:=DATEDIF([.O968];[.P968];&quot;YM&quot;)" table:style-name="ce49">
            <text:p>#¡VALOR!</text:p>
          </table:table-cell>
          <table:table-cell office:value-type="float" office:value="0" table:formula="of:=DATEDIF([.O968];[.P9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199" table:formula="of:=[.A968]+1" table:style-name="ce48">
            <text:p>1199</text:p>
          </table:table-cell>
          <table:table-cell table:style-name="ce48"/>
          <table:table-cell office:value-type="string" office:string-value="" table:formula="of:=IF(LEN([.B969])&lt;&gt;0;VLOOKUP([.$B969];;7;0);&quot;&quot;)" table:style-name="ce49"/>
          <table:table-cell office:value-type="string" office:string-value="" table:formula="of:=IF(LEN([.B969])&lt;&gt;0;VLOOKUP([.$B969];;2;0);&quot;&quot;)" table:style-name="ce49"/>
          <table:table-cell table:number-columns-repeated="11" table:style-name="ce48"/>
          <table:table-cell office:value-type="string" office:string-value="" table:formula="of:=IF([.G969]&gt;0;DATE([.G969];[.F969];[.E969]);&quot;&quot;)" table:style-name="ce51"/>
          <table:table-cell office:value-type="float" office:value="0" table:formula="of:=DATEDIF([.O969];[.P969];&quot;Y&quot;)" table:style-name="ce49">
            <text:p>#¡VALOR!</text:p>
          </table:table-cell>
          <table:table-cell office:value-type="float" office:value="0" table:formula="of:=DATEDIF([.O969];[.P969];&quot;YM&quot;)" table:style-name="ce49">
            <text:p>#¡VALOR!</text:p>
          </table:table-cell>
          <table:table-cell office:value-type="float" office:value="0" table:formula="of:=DATEDIF([.O969];[.P9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0" table:formula="of:=[.A969]+1" table:style-name="ce48">
            <text:p>1200</text:p>
          </table:table-cell>
          <table:table-cell table:style-name="ce48"/>
          <table:table-cell office:value-type="string" office:string-value="" table:formula="of:=IF(LEN([.B970])&lt;&gt;0;VLOOKUP([.$B970];;7;0);&quot;&quot;)" table:style-name="ce49"/>
          <table:table-cell office:value-type="string" office:string-value="" table:formula="of:=IF(LEN([.B970])&lt;&gt;0;VLOOKUP([.$B970];;2;0);&quot;&quot;)" table:style-name="ce49"/>
          <table:table-cell table:number-columns-repeated="11" table:style-name="ce48"/>
          <table:table-cell office:value-type="string" office:string-value="" table:formula="of:=IF([.G970]&gt;0;DATE([.G970];[.F970];[.E970]);&quot;&quot;)" table:style-name="ce51"/>
          <table:table-cell office:value-type="float" office:value="0" table:formula="of:=DATEDIF([.O970];[.P970];&quot;Y&quot;)" table:style-name="ce49">
            <text:p>#¡VALOR!</text:p>
          </table:table-cell>
          <table:table-cell office:value-type="float" office:value="0" table:formula="of:=DATEDIF([.O970];[.P970];&quot;YM&quot;)" table:style-name="ce49">
            <text:p>#¡VALOR!</text:p>
          </table:table-cell>
          <table:table-cell office:value-type="float" office:value="0" table:formula="of:=DATEDIF([.O970];[.P9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1" table:formula="of:=[.A970]+1" table:style-name="ce48">
            <text:p>1201</text:p>
          </table:table-cell>
          <table:table-cell table:style-name="ce48"/>
          <table:table-cell office:value-type="string" office:string-value="" table:formula="of:=IF(LEN([.B971])&lt;&gt;0;VLOOKUP([.$B971];;7;0);&quot;&quot;)" table:style-name="ce49"/>
          <table:table-cell office:value-type="string" office:string-value="" table:formula="of:=IF(LEN([.B971])&lt;&gt;0;VLOOKUP([.$B971];;2;0);&quot;&quot;)" table:style-name="ce49"/>
          <table:table-cell table:number-columns-repeated="11" table:style-name="ce48"/>
          <table:table-cell office:value-type="string" office:string-value="" table:formula="of:=IF([.G971]&gt;0;DATE([.G971];[.F971];[.E971]);&quot;&quot;)" table:style-name="ce51"/>
          <table:table-cell office:value-type="float" office:value="0" table:formula="of:=DATEDIF([.O971];[.P971];&quot;Y&quot;)" table:style-name="ce49">
            <text:p>#¡VALOR!</text:p>
          </table:table-cell>
          <table:table-cell office:value-type="float" office:value="0" table:formula="of:=DATEDIF([.O971];[.P971];&quot;YM&quot;)" table:style-name="ce49">
            <text:p>#¡VALOR!</text:p>
          </table:table-cell>
          <table:table-cell office:value-type="float" office:value="0" table:formula="of:=DATEDIF([.O971];[.P9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2" table:formula="of:=[.A971]+1" table:style-name="ce48">
            <text:p>1202</text:p>
          </table:table-cell>
          <table:table-cell table:style-name="ce48"/>
          <table:table-cell office:value-type="string" office:string-value="" table:formula="of:=IF(LEN([.B972])&lt;&gt;0;VLOOKUP([.$B972];;7;0);&quot;&quot;)" table:style-name="ce49"/>
          <table:table-cell office:value-type="string" office:string-value="" table:formula="of:=IF(LEN([.B972])&lt;&gt;0;VLOOKUP([.$B972];;2;0);&quot;&quot;)" table:style-name="ce49"/>
          <table:table-cell table:number-columns-repeated="11" table:style-name="ce48"/>
          <table:table-cell office:value-type="string" office:string-value="" table:formula="of:=IF([.G972]&gt;0;DATE([.G972];[.F972];[.E972]);&quot;&quot;)" table:style-name="ce51"/>
          <table:table-cell office:value-type="float" office:value="0" table:formula="of:=DATEDIF([.O972];[.P972];&quot;Y&quot;)" table:style-name="ce49">
            <text:p>#¡VALOR!</text:p>
          </table:table-cell>
          <table:table-cell office:value-type="float" office:value="0" table:formula="of:=DATEDIF([.O972];[.P972];&quot;YM&quot;)" table:style-name="ce49">
            <text:p>#¡VALOR!</text:p>
          </table:table-cell>
          <table:table-cell office:value-type="float" office:value="0" table:formula="of:=DATEDIF([.O972];[.P9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3" table:formula="of:=[.A972]+1" table:style-name="ce48">
            <text:p>1203</text:p>
          </table:table-cell>
          <table:table-cell table:style-name="ce48"/>
          <table:table-cell office:value-type="string" office:string-value="" table:formula="of:=IF(LEN([.B973])&lt;&gt;0;VLOOKUP([.$B973];;7;0);&quot;&quot;)" table:style-name="ce49"/>
          <table:table-cell office:value-type="string" office:string-value="" table:formula="of:=IF(LEN([.B973])&lt;&gt;0;VLOOKUP([.$B973];;2;0);&quot;&quot;)" table:style-name="ce49"/>
          <table:table-cell table:number-columns-repeated="11" table:style-name="ce48"/>
          <table:table-cell office:value-type="string" office:string-value="" table:formula="of:=IF([.G973]&gt;0;DATE([.G973];[.F973];[.E973]);&quot;&quot;)" table:style-name="ce51"/>
          <table:table-cell office:value-type="float" office:value="0" table:formula="of:=DATEDIF([.O973];[.P973];&quot;Y&quot;)" table:style-name="ce49">
            <text:p>#¡VALOR!</text:p>
          </table:table-cell>
          <table:table-cell office:value-type="float" office:value="0" table:formula="of:=DATEDIF([.O973];[.P973];&quot;YM&quot;)" table:style-name="ce49">
            <text:p>#¡VALOR!</text:p>
          </table:table-cell>
          <table:table-cell office:value-type="float" office:value="0" table:formula="of:=DATEDIF([.O973];[.P9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4" table:formula="of:=[.A973]+1" table:style-name="ce48">
            <text:p>1204</text:p>
          </table:table-cell>
          <table:table-cell table:style-name="ce48"/>
          <table:table-cell office:value-type="string" office:string-value="" table:formula="of:=IF(LEN([.B974])&lt;&gt;0;VLOOKUP([.$B974];;7;0);&quot;&quot;)" table:style-name="ce49"/>
          <table:table-cell office:value-type="string" office:string-value="" table:formula="of:=IF(LEN([.B974])&lt;&gt;0;VLOOKUP([.$B974];;2;0);&quot;&quot;)" table:style-name="ce49"/>
          <table:table-cell table:number-columns-repeated="11" table:style-name="ce48"/>
          <table:table-cell office:value-type="string" office:string-value="" table:formula="of:=IF([.G974]&gt;0;DATE([.G974];[.F974];[.E974]);&quot;&quot;)" table:style-name="ce51"/>
          <table:table-cell office:value-type="float" office:value="0" table:formula="of:=DATEDIF([.O974];[.P974];&quot;Y&quot;)" table:style-name="ce49">
            <text:p>#¡VALOR!</text:p>
          </table:table-cell>
          <table:table-cell office:value-type="float" office:value="0" table:formula="of:=DATEDIF([.O974];[.P974];&quot;YM&quot;)" table:style-name="ce49">
            <text:p>#¡VALOR!</text:p>
          </table:table-cell>
          <table:table-cell office:value-type="float" office:value="0" table:formula="of:=DATEDIF([.O974];[.P9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5" table:formula="of:=[.A974]+1" table:style-name="ce48">
            <text:p>1205</text:p>
          </table:table-cell>
          <table:table-cell table:style-name="ce48"/>
          <table:table-cell office:value-type="string" office:string-value="" table:formula="of:=IF(LEN([.B975])&lt;&gt;0;VLOOKUP([.$B975];;7;0);&quot;&quot;)" table:style-name="ce49"/>
          <table:table-cell office:value-type="string" office:string-value="" table:formula="of:=IF(LEN([.B975])&lt;&gt;0;VLOOKUP([.$B975];;2;0);&quot;&quot;)" table:style-name="ce49"/>
          <table:table-cell table:number-columns-repeated="11" table:style-name="ce48"/>
          <table:table-cell office:value-type="string" office:string-value="" table:formula="of:=IF([.G975]&gt;0;DATE([.G975];[.F975];[.E975]);&quot;&quot;)" table:style-name="ce51"/>
          <table:table-cell office:value-type="float" office:value="0" table:formula="of:=DATEDIF([.O975];[.P975];&quot;Y&quot;)" table:style-name="ce49">
            <text:p>#¡VALOR!</text:p>
          </table:table-cell>
          <table:table-cell office:value-type="float" office:value="0" table:formula="of:=DATEDIF([.O975];[.P975];&quot;YM&quot;)" table:style-name="ce49">
            <text:p>#¡VALOR!</text:p>
          </table:table-cell>
          <table:table-cell office:value-type="float" office:value="0" table:formula="of:=DATEDIF([.O975];[.P9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6" table:formula="of:=[.A975]+1" table:style-name="ce48">
            <text:p>1206</text:p>
          </table:table-cell>
          <table:table-cell table:style-name="ce48"/>
          <table:table-cell office:value-type="string" office:string-value="" table:formula="of:=IF(LEN([.B976])&lt;&gt;0;VLOOKUP([.$B976];;7;0);&quot;&quot;)" table:style-name="ce49"/>
          <table:table-cell office:value-type="string" office:string-value="" table:formula="of:=IF(LEN([.B976])&lt;&gt;0;VLOOKUP([.$B976];;2;0);&quot;&quot;)" table:style-name="ce49"/>
          <table:table-cell table:number-columns-repeated="11" table:style-name="ce48"/>
          <table:table-cell office:value-type="string" office:string-value="" table:formula="of:=IF([.G976]&gt;0;DATE([.G976];[.F976];[.E976]);&quot;&quot;)" table:style-name="ce51"/>
          <table:table-cell office:value-type="float" office:value="0" table:formula="of:=DATEDIF([.O976];[.P976];&quot;Y&quot;)" table:style-name="ce49">
            <text:p>#¡VALOR!</text:p>
          </table:table-cell>
          <table:table-cell office:value-type="float" office:value="0" table:formula="of:=DATEDIF([.O976];[.P976];&quot;YM&quot;)" table:style-name="ce49">
            <text:p>#¡VALOR!</text:p>
          </table:table-cell>
          <table:table-cell office:value-type="float" office:value="0" table:formula="of:=DATEDIF([.O976];[.P9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7" table:formula="of:=[.A976]+1" table:style-name="ce48">
            <text:p>1207</text:p>
          </table:table-cell>
          <table:table-cell table:style-name="ce48"/>
          <table:table-cell office:value-type="string" office:string-value="" table:formula="of:=IF(LEN([.B977])&lt;&gt;0;VLOOKUP([.$B977];;7;0);&quot;&quot;)" table:style-name="ce49"/>
          <table:table-cell office:value-type="string" office:string-value="" table:formula="of:=IF(LEN([.B977])&lt;&gt;0;VLOOKUP([.$B977];;2;0);&quot;&quot;)" table:style-name="ce49"/>
          <table:table-cell table:number-columns-repeated="11" table:style-name="ce48"/>
          <table:table-cell office:value-type="string" office:string-value="" table:formula="of:=IF([.G977]&gt;0;DATE([.G977];[.F977];[.E977]);&quot;&quot;)" table:style-name="ce51"/>
          <table:table-cell office:value-type="float" office:value="0" table:formula="of:=DATEDIF([.O977];[.P977];&quot;Y&quot;)" table:style-name="ce49">
            <text:p>#¡VALOR!</text:p>
          </table:table-cell>
          <table:table-cell office:value-type="float" office:value="0" table:formula="of:=DATEDIF([.O977];[.P977];&quot;YM&quot;)" table:style-name="ce49">
            <text:p>#¡VALOR!</text:p>
          </table:table-cell>
          <table:table-cell office:value-type="float" office:value="0" table:formula="of:=DATEDIF([.O977];[.P9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8" table:formula="of:=[.A977]+1" table:style-name="ce48">
            <text:p>1208</text:p>
          </table:table-cell>
          <table:table-cell table:style-name="ce48"/>
          <table:table-cell office:value-type="string" office:string-value="" table:formula="of:=IF(LEN([.B978])&lt;&gt;0;VLOOKUP([.$B978];;7;0);&quot;&quot;)" table:style-name="ce49"/>
          <table:table-cell office:value-type="string" office:string-value="" table:formula="of:=IF(LEN([.B978])&lt;&gt;0;VLOOKUP([.$B978];;2;0);&quot;&quot;)" table:style-name="ce49"/>
          <table:table-cell table:number-columns-repeated="11" table:style-name="ce48"/>
          <table:table-cell office:value-type="string" office:string-value="" table:formula="of:=IF([.G978]&gt;0;DATE([.G978];[.F978];[.E978]);&quot;&quot;)" table:style-name="ce51"/>
          <table:table-cell office:value-type="float" office:value="0" table:formula="of:=DATEDIF([.O978];[.P978];&quot;Y&quot;)" table:style-name="ce49">
            <text:p>#¡VALOR!</text:p>
          </table:table-cell>
          <table:table-cell office:value-type="float" office:value="0" table:formula="of:=DATEDIF([.O978];[.P978];&quot;YM&quot;)" table:style-name="ce49">
            <text:p>#¡VALOR!</text:p>
          </table:table-cell>
          <table:table-cell office:value-type="float" office:value="0" table:formula="of:=DATEDIF([.O978];[.P9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09" table:formula="of:=[.A978]+1" table:style-name="ce48">
            <text:p>1209</text:p>
          </table:table-cell>
          <table:table-cell table:style-name="ce48"/>
          <table:table-cell office:value-type="string" office:string-value="" table:formula="of:=IF(LEN([.B979])&lt;&gt;0;VLOOKUP([.$B979];;7;0);&quot;&quot;)" table:style-name="ce49"/>
          <table:table-cell office:value-type="string" office:string-value="" table:formula="of:=IF(LEN([.B979])&lt;&gt;0;VLOOKUP([.$B979];;2;0);&quot;&quot;)" table:style-name="ce49"/>
          <table:table-cell table:number-columns-repeated="11" table:style-name="ce48"/>
          <table:table-cell office:value-type="string" office:string-value="" table:formula="of:=IF([.G979]&gt;0;DATE([.G979];[.F979];[.E979]);&quot;&quot;)" table:style-name="ce51"/>
          <table:table-cell office:value-type="float" office:value="0" table:formula="of:=DATEDIF([.O979];[.P979];&quot;Y&quot;)" table:style-name="ce49">
            <text:p>#¡VALOR!</text:p>
          </table:table-cell>
          <table:table-cell office:value-type="float" office:value="0" table:formula="of:=DATEDIF([.O979];[.P979];&quot;YM&quot;)" table:style-name="ce49">
            <text:p>#¡VALOR!</text:p>
          </table:table-cell>
          <table:table-cell office:value-type="float" office:value="0" table:formula="of:=DATEDIF([.O979];[.P9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0" table:formula="of:=[.A979]+1" table:style-name="ce48">
            <text:p>1210</text:p>
          </table:table-cell>
          <table:table-cell table:style-name="ce48"/>
          <table:table-cell office:value-type="string" office:string-value="" table:formula="of:=IF(LEN([.B980])&lt;&gt;0;VLOOKUP([.$B980];;7;0);&quot;&quot;)" table:style-name="ce49"/>
          <table:table-cell office:value-type="string" office:string-value="" table:formula="of:=IF(LEN([.B980])&lt;&gt;0;VLOOKUP([.$B980];;2;0);&quot;&quot;)" table:style-name="ce49"/>
          <table:table-cell table:number-columns-repeated="11" table:style-name="ce48"/>
          <table:table-cell office:value-type="string" office:string-value="" table:formula="of:=IF([.G980]&gt;0;DATE([.G980];[.F980];[.E980]);&quot;&quot;)" table:style-name="ce51"/>
          <table:table-cell office:value-type="float" office:value="0" table:formula="of:=DATEDIF([.O980];[.P980];&quot;Y&quot;)" table:style-name="ce49">
            <text:p>#¡VALOR!</text:p>
          </table:table-cell>
          <table:table-cell office:value-type="float" office:value="0" table:formula="of:=DATEDIF([.O980];[.P980];&quot;YM&quot;)" table:style-name="ce49">
            <text:p>#¡VALOR!</text:p>
          </table:table-cell>
          <table:table-cell office:value-type="float" office:value="0" table:formula="of:=DATEDIF([.O980];[.P9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1" table:formula="of:=[.A980]+1" table:style-name="ce48">
            <text:p>1211</text:p>
          </table:table-cell>
          <table:table-cell table:style-name="ce48"/>
          <table:table-cell office:value-type="string" office:string-value="" table:formula="of:=IF(LEN([.B981])&lt;&gt;0;VLOOKUP([.$B981];;7;0);&quot;&quot;)" table:style-name="ce49"/>
          <table:table-cell office:value-type="string" office:string-value="" table:formula="of:=IF(LEN([.B981])&lt;&gt;0;VLOOKUP([.$B981];;2;0);&quot;&quot;)" table:style-name="ce49"/>
          <table:table-cell table:number-columns-repeated="11" table:style-name="ce48"/>
          <table:table-cell office:value-type="string" office:string-value="" table:formula="of:=IF([.G981]&gt;0;DATE([.G981];[.F981];[.E981]);&quot;&quot;)" table:style-name="ce51"/>
          <table:table-cell office:value-type="float" office:value="0" table:formula="of:=DATEDIF([.O981];[.P981];&quot;Y&quot;)" table:style-name="ce49">
            <text:p>#¡VALOR!</text:p>
          </table:table-cell>
          <table:table-cell office:value-type="float" office:value="0" table:formula="of:=DATEDIF([.O981];[.P981];&quot;YM&quot;)" table:style-name="ce49">
            <text:p>#¡VALOR!</text:p>
          </table:table-cell>
          <table:table-cell office:value-type="float" office:value="0" table:formula="of:=DATEDIF([.O981];[.P9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2" table:formula="of:=[.A981]+1" table:style-name="ce48">
            <text:p>1212</text:p>
          </table:table-cell>
          <table:table-cell table:style-name="ce48"/>
          <table:table-cell office:value-type="string" office:string-value="" table:formula="of:=IF(LEN([.B982])&lt;&gt;0;VLOOKUP([.$B982];;7;0);&quot;&quot;)" table:style-name="ce49"/>
          <table:table-cell office:value-type="string" office:string-value="" table:formula="of:=IF(LEN([.B982])&lt;&gt;0;VLOOKUP([.$B982];;2;0);&quot;&quot;)" table:style-name="ce49"/>
          <table:table-cell table:number-columns-repeated="11" table:style-name="ce48"/>
          <table:table-cell office:value-type="string" office:string-value="" table:formula="of:=IF([.G982]&gt;0;DATE([.G982];[.F982];[.E982]);&quot;&quot;)" table:style-name="ce51"/>
          <table:table-cell office:value-type="float" office:value="0" table:formula="of:=DATEDIF([.O982];[.P982];&quot;Y&quot;)" table:style-name="ce49">
            <text:p>#¡VALOR!</text:p>
          </table:table-cell>
          <table:table-cell office:value-type="float" office:value="0" table:formula="of:=DATEDIF([.O982];[.P982];&quot;YM&quot;)" table:style-name="ce49">
            <text:p>#¡VALOR!</text:p>
          </table:table-cell>
          <table:table-cell office:value-type="float" office:value="0" table:formula="of:=DATEDIF([.O982];[.P9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3" table:formula="of:=[.A982]+1" table:style-name="ce48">
            <text:p>1213</text:p>
          </table:table-cell>
          <table:table-cell table:style-name="ce48"/>
          <table:table-cell office:value-type="string" office:string-value="" table:formula="of:=IF(LEN([.B983])&lt;&gt;0;VLOOKUP([.$B983];;7;0);&quot;&quot;)" table:style-name="ce49"/>
          <table:table-cell office:value-type="string" office:string-value="" table:formula="of:=IF(LEN([.B983])&lt;&gt;0;VLOOKUP([.$B983];;2;0);&quot;&quot;)" table:style-name="ce49"/>
          <table:table-cell table:number-columns-repeated="11" table:style-name="ce48"/>
          <table:table-cell office:value-type="string" office:string-value="" table:formula="of:=IF([.G983]&gt;0;DATE([.G983];[.F983];[.E983]);&quot;&quot;)" table:style-name="ce51"/>
          <table:table-cell office:value-type="float" office:value="0" table:formula="of:=DATEDIF([.O983];[.P983];&quot;Y&quot;)" table:style-name="ce49">
            <text:p>#¡VALOR!</text:p>
          </table:table-cell>
          <table:table-cell office:value-type="float" office:value="0" table:formula="of:=DATEDIF([.O983];[.P983];&quot;YM&quot;)" table:style-name="ce49">
            <text:p>#¡VALOR!</text:p>
          </table:table-cell>
          <table:table-cell office:value-type="float" office:value="0" table:formula="of:=DATEDIF([.O983];[.P9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4" table:formula="of:=[.A983]+1" table:style-name="ce48">
            <text:p>1214</text:p>
          </table:table-cell>
          <table:table-cell table:style-name="ce48"/>
          <table:table-cell office:value-type="string" office:string-value="" table:formula="of:=IF(LEN([.B984])&lt;&gt;0;VLOOKUP([.$B984];;7;0);&quot;&quot;)" table:style-name="ce49"/>
          <table:table-cell office:value-type="string" office:string-value="" table:formula="of:=IF(LEN([.B984])&lt;&gt;0;VLOOKUP([.$B984];;2;0);&quot;&quot;)" table:style-name="ce49"/>
          <table:table-cell table:number-columns-repeated="11" table:style-name="ce48"/>
          <table:table-cell office:value-type="string" office:string-value="" table:formula="of:=IF([.G984]&gt;0;DATE([.G984];[.F984];[.E984]);&quot;&quot;)" table:style-name="ce51"/>
          <table:table-cell office:value-type="float" office:value="0" table:formula="of:=DATEDIF([.O984];[.P984];&quot;Y&quot;)" table:style-name="ce49">
            <text:p>#¡VALOR!</text:p>
          </table:table-cell>
          <table:table-cell office:value-type="float" office:value="0" table:formula="of:=DATEDIF([.O984];[.P984];&quot;YM&quot;)" table:style-name="ce49">
            <text:p>#¡VALOR!</text:p>
          </table:table-cell>
          <table:table-cell office:value-type="float" office:value="0" table:formula="of:=DATEDIF([.O984];[.P9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5" table:formula="of:=[.A984]+1" table:style-name="ce48">
            <text:p>1215</text:p>
          </table:table-cell>
          <table:table-cell table:style-name="ce48"/>
          <table:table-cell office:value-type="string" office:string-value="" table:formula="of:=IF(LEN([.B985])&lt;&gt;0;VLOOKUP([.$B985];;7;0);&quot;&quot;)" table:style-name="ce49"/>
          <table:table-cell office:value-type="string" office:string-value="" table:formula="of:=IF(LEN([.B985])&lt;&gt;0;VLOOKUP([.$B985];;2;0);&quot;&quot;)" table:style-name="ce49"/>
          <table:table-cell table:number-columns-repeated="11" table:style-name="ce48"/>
          <table:table-cell office:value-type="string" office:string-value="" table:formula="of:=IF([.G985]&gt;0;DATE([.G985];[.F985];[.E985]);&quot;&quot;)" table:style-name="ce51"/>
          <table:table-cell office:value-type="float" office:value="0" table:formula="of:=DATEDIF([.O985];[.P985];&quot;Y&quot;)" table:style-name="ce49">
            <text:p>#¡VALOR!</text:p>
          </table:table-cell>
          <table:table-cell office:value-type="float" office:value="0" table:formula="of:=DATEDIF([.O985];[.P985];&quot;YM&quot;)" table:style-name="ce49">
            <text:p>#¡VALOR!</text:p>
          </table:table-cell>
          <table:table-cell office:value-type="float" office:value="0" table:formula="of:=DATEDIF([.O985];[.P9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6" table:formula="of:=[.A985]+1" table:style-name="ce48">
            <text:p>1216</text:p>
          </table:table-cell>
          <table:table-cell table:style-name="ce48"/>
          <table:table-cell office:value-type="string" office:string-value="" table:formula="of:=IF(LEN([.B986])&lt;&gt;0;VLOOKUP([.$B986];;7;0);&quot;&quot;)" table:style-name="ce49"/>
          <table:table-cell office:value-type="string" office:string-value="" table:formula="of:=IF(LEN([.B986])&lt;&gt;0;VLOOKUP([.$B986];;2;0);&quot;&quot;)" table:style-name="ce49"/>
          <table:table-cell table:number-columns-repeated="11" table:style-name="ce48"/>
          <table:table-cell office:value-type="string" office:string-value="" table:formula="of:=IF([.G986]&gt;0;DATE([.G986];[.F986];[.E986]);&quot;&quot;)" table:style-name="ce51"/>
          <table:table-cell office:value-type="float" office:value="0" table:formula="of:=DATEDIF([.O986];[.P986];&quot;Y&quot;)" table:style-name="ce49">
            <text:p>#¡VALOR!</text:p>
          </table:table-cell>
          <table:table-cell office:value-type="float" office:value="0" table:formula="of:=DATEDIF([.O986];[.P986];&quot;YM&quot;)" table:style-name="ce49">
            <text:p>#¡VALOR!</text:p>
          </table:table-cell>
          <table:table-cell office:value-type="float" office:value="0" table:formula="of:=DATEDIF([.O986];[.P9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7" table:formula="of:=[.A986]+1" table:style-name="ce48">
            <text:p>1217</text:p>
          </table:table-cell>
          <table:table-cell table:style-name="ce48"/>
          <table:table-cell office:value-type="string" office:string-value="" table:formula="of:=IF(LEN([.B987])&lt;&gt;0;VLOOKUP([.$B987];;7;0);&quot;&quot;)" table:style-name="ce49"/>
          <table:table-cell office:value-type="string" office:string-value="" table:formula="of:=IF(LEN([.B987])&lt;&gt;0;VLOOKUP([.$B987];;2;0);&quot;&quot;)" table:style-name="ce49"/>
          <table:table-cell table:number-columns-repeated="11" table:style-name="ce48"/>
          <table:table-cell office:value-type="string" office:string-value="" table:formula="of:=IF([.G987]&gt;0;DATE([.G987];[.F987];[.E987]);&quot;&quot;)" table:style-name="ce51"/>
          <table:table-cell office:value-type="float" office:value="0" table:formula="of:=DATEDIF([.O987];[.P987];&quot;Y&quot;)" table:style-name="ce49">
            <text:p>#¡VALOR!</text:p>
          </table:table-cell>
          <table:table-cell office:value-type="float" office:value="0" table:formula="of:=DATEDIF([.O987];[.P987];&quot;YM&quot;)" table:style-name="ce49">
            <text:p>#¡VALOR!</text:p>
          </table:table-cell>
          <table:table-cell office:value-type="float" office:value="0" table:formula="of:=DATEDIF([.O987];[.P9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8" table:formula="of:=[.A987]+1" table:style-name="ce48">
            <text:p>1218</text:p>
          </table:table-cell>
          <table:table-cell table:style-name="ce48"/>
          <table:table-cell office:value-type="string" office:string-value="" table:formula="of:=IF(LEN([.B988])&lt;&gt;0;VLOOKUP([.$B988];;7;0);&quot;&quot;)" table:style-name="ce49"/>
          <table:table-cell office:value-type="string" office:string-value="" table:formula="of:=IF(LEN([.B988])&lt;&gt;0;VLOOKUP([.$B988];;2;0);&quot;&quot;)" table:style-name="ce49"/>
          <table:table-cell table:number-columns-repeated="11" table:style-name="ce48"/>
          <table:table-cell office:value-type="string" office:string-value="" table:formula="of:=IF([.G988]&gt;0;DATE([.G988];[.F988];[.E988]);&quot;&quot;)" table:style-name="ce51"/>
          <table:table-cell office:value-type="float" office:value="0" table:formula="of:=DATEDIF([.O988];[.P988];&quot;Y&quot;)" table:style-name="ce49">
            <text:p>#¡VALOR!</text:p>
          </table:table-cell>
          <table:table-cell office:value-type="float" office:value="0" table:formula="of:=DATEDIF([.O988];[.P988];&quot;YM&quot;)" table:style-name="ce49">
            <text:p>#¡VALOR!</text:p>
          </table:table-cell>
          <table:table-cell office:value-type="float" office:value="0" table:formula="of:=DATEDIF([.O988];[.P9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19" table:formula="of:=[.A988]+1" table:style-name="ce48">
            <text:p>1219</text:p>
          </table:table-cell>
          <table:table-cell table:style-name="ce48"/>
          <table:table-cell office:value-type="string" office:string-value="" table:formula="of:=IF(LEN([.B989])&lt;&gt;0;VLOOKUP([.$B989];;7;0);&quot;&quot;)" table:style-name="ce49"/>
          <table:table-cell office:value-type="string" office:string-value="" table:formula="of:=IF(LEN([.B989])&lt;&gt;0;VLOOKUP([.$B989];;2;0);&quot;&quot;)" table:style-name="ce49"/>
          <table:table-cell table:number-columns-repeated="11" table:style-name="ce48"/>
          <table:table-cell office:value-type="string" office:string-value="" table:formula="of:=IF([.G989]&gt;0;DATE([.G989];[.F989];[.E989]);&quot;&quot;)" table:style-name="ce51"/>
          <table:table-cell office:value-type="float" office:value="0" table:formula="of:=DATEDIF([.O989];[.P989];&quot;Y&quot;)" table:style-name="ce49">
            <text:p>#¡VALOR!</text:p>
          </table:table-cell>
          <table:table-cell office:value-type="float" office:value="0" table:formula="of:=DATEDIF([.O989];[.P989];&quot;YM&quot;)" table:style-name="ce49">
            <text:p>#¡VALOR!</text:p>
          </table:table-cell>
          <table:table-cell office:value-type="float" office:value="0" table:formula="of:=DATEDIF([.O989];[.P9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0" table:formula="of:=[.A989]+1" table:style-name="ce48">
            <text:p>1220</text:p>
          </table:table-cell>
          <table:table-cell table:style-name="ce48"/>
          <table:table-cell office:value-type="string" office:string-value="" table:formula="of:=IF(LEN([.B990])&lt;&gt;0;VLOOKUP([.$B990];;7;0);&quot;&quot;)" table:style-name="ce49"/>
          <table:table-cell office:value-type="string" office:string-value="" table:formula="of:=IF(LEN([.B990])&lt;&gt;0;VLOOKUP([.$B990];;2;0);&quot;&quot;)" table:style-name="ce49"/>
          <table:table-cell table:number-columns-repeated="11" table:style-name="ce48"/>
          <table:table-cell office:value-type="string" office:string-value="" table:formula="of:=IF([.G990]&gt;0;DATE([.G990];[.F990];[.E990]);&quot;&quot;)" table:style-name="ce51"/>
          <table:table-cell office:value-type="float" office:value="0" table:formula="of:=DATEDIF([.O990];[.P990];&quot;Y&quot;)" table:style-name="ce49">
            <text:p>#¡VALOR!</text:p>
          </table:table-cell>
          <table:table-cell office:value-type="float" office:value="0" table:formula="of:=DATEDIF([.O990];[.P990];&quot;YM&quot;)" table:style-name="ce49">
            <text:p>#¡VALOR!</text:p>
          </table:table-cell>
          <table:table-cell office:value-type="float" office:value="0" table:formula="of:=DATEDIF([.O990];[.P9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1" table:formula="of:=[.A990]+1" table:style-name="ce48">
            <text:p>1221</text:p>
          </table:table-cell>
          <table:table-cell table:style-name="ce48"/>
          <table:table-cell office:value-type="string" office:string-value="" table:formula="of:=IF(LEN([.B991])&lt;&gt;0;VLOOKUP([.$B991];;7;0);&quot;&quot;)" table:style-name="ce49"/>
          <table:table-cell office:value-type="string" office:string-value="" table:formula="of:=IF(LEN([.B991])&lt;&gt;0;VLOOKUP([.$B991];;2;0);&quot;&quot;)" table:style-name="ce49"/>
          <table:table-cell table:number-columns-repeated="11" table:style-name="ce48"/>
          <table:table-cell office:value-type="string" office:string-value="" table:formula="of:=IF([.G991]&gt;0;DATE([.G991];[.F991];[.E991]);&quot;&quot;)" table:style-name="ce51"/>
          <table:table-cell office:value-type="float" office:value="0" table:formula="of:=DATEDIF([.O991];[.P991];&quot;Y&quot;)" table:style-name="ce49">
            <text:p>#¡VALOR!</text:p>
          </table:table-cell>
          <table:table-cell office:value-type="float" office:value="0" table:formula="of:=DATEDIF([.O991];[.P991];&quot;YM&quot;)" table:style-name="ce49">
            <text:p>#¡VALOR!</text:p>
          </table:table-cell>
          <table:table-cell office:value-type="float" office:value="0" table:formula="of:=DATEDIF([.O991];[.P9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2" table:formula="of:=[.A991]+1" table:style-name="ce48">
            <text:p>1222</text:p>
          </table:table-cell>
          <table:table-cell table:style-name="ce48"/>
          <table:table-cell office:value-type="string" office:string-value="" table:formula="of:=IF(LEN([.B992])&lt;&gt;0;VLOOKUP([.$B992];;7;0);&quot;&quot;)" table:style-name="ce49"/>
          <table:table-cell office:value-type="string" office:string-value="" table:formula="of:=IF(LEN([.B992])&lt;&gt;0;VLOOKUP([.$B992];;2;0);&quot;&quot;)" table:style-name="ce49"/>
          <table:table-cell table:number-columns-repeated="11" table:style-name="ce48"/>
          <table:table-cell office:value-type="string" office:string-value="" table:formula="of:=IF([.G992]&gt;0;DATE([.G992];[.F992];[.E992]);&quot;&quot;)" table:style-name="ce51"/>
          <table:table-cell office:value-type="float" office:value="0" table:formula="of:=DATEDIF([.O992];[.P992];&quot;Y&quot;)" table:style-name="ce49">
            <text:p>#¡VALOR!</text:p>
          </table:table-cell>
          <table:table-cell office:value-type="float" office:value="0" table:formula="of:=DATEDIF([.O992];[.P992];&quot;YM&quot;)" table:style-name="ce49">
            <text:p>#¡VALOR!</text:p>
          </table:table-cell>
          <table:table-cell office:value-type="float" office:value="0" table:formula="of:=DATEDIF([.O992];[.P9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3" table:formula="of:=[.A992]+1" table:style-name="ce48">
            <text:p>1223</text:p>
          </table:table-cell>
          <table:table-cell table:style-name="ce48"/>
          <table:table-cell office:value-type="string" office:string-value="" table:formula="of:=IF(LEN([.B993])&lt;&gt;0;VLOOKUP([.$B993];;7;0);&quot;&quot;)" table:style-name="ce49"/>
          <table:table-cell office:value-type="string" office:string-value="" table:formula="of:=IF(LEN([.B993])&lt;&gt;0;VLOOKUP([.$B993];;2;0);&quot;&quot;)" table:style-name="ce49"/>
          <table:table-cell table:number-columns-repeated="11" table:style-name="ce48"/>
          <table:table-cell office:value-type="string" office:string-value="" table:formula="of:=IF([.G993]&gt;0;DATE([.G993];[.F993];[.E993]);&quot;&quot;)" table:style-name="ce51"/>
          <table:table-cell office:value-type="float" office:value="0" table:formula="of:=DATEDIF([.O993];[.P993];&quot;Y&quot;)" table:style-name="ce49">
            <text:p>#¡VALOR!</text:p>
          </table:table-cell>
          <table:table-cell office:value-type="float" office:value="0" table:formula="of:=DATEDIF([.O993];[.P993];&quot;YM&quot;)" table:style-name="ce49">
            <text:p>#¡VALOR!</text:p>
          </table:table-cell>
          <table:table-cell office:value-type="float" office:value="0" table:formula="of:=DATEDIF([.O993];[.P9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4" table:formula="of:=[.A993]+1" table:style-name="ce48">
            <text:p>1224</text:p>
          </table:table-cell>
          <table:table-cell table:style-name="ce48"/>
          <table:table-cell office:value-type="string" office:string-value="" table:formula="of:=IF(LEN([.B994])&lt;&gt;0;VLOOKUP([.$B994];;7;0);&quot;&quot;)" table:style-name="ce49"/>
          <table:table-cell office:value-type="string" office:string-value="" table:formula="of:=IF(LEN([.B994])&lt;&gt;0;VLOOKUP([.$B994];;2;0);&quot;&quot;)" table:style-name="ce49"/>
          <table:table-cell table:number-columns-repeated="11" table:style-name="ce48"/>
          <table:table-cell office:value-type="string" office:string-value="" table:formula="of:=IF([.G994]&gt;0;DATE([.G994];[.F994];[.E994]);&quot;&quot;)" table:style-name="ce51"/>
          <table:table-cell office:value-type="float" office:value="0" table:formula="of:=DATEDIF([.O994];[.P994];&quot;Y&quot;)" table:style-name="ce49">
            <text:p>#¡VALOR!</text:p>
          </table:table-cell>
          <table:table-cell office:value-type="float" office:value="0" table:formula="of:=DATEDIF([.O994];[.P994];&quot;YM&quot;)" table:style-name="ce49">
            <text:p>#¡VALOR!</text:p>
          </table:table-cell>
          <table:table-cell office:value-type="float" office:value="0" table:formula="of:=DATEDIF([.O994];[.P9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5" table:formula="of:=[.A994]+1" table:style-name="ce48">
            <text:p>1225</text:p>
          </table:table-cell>
          <table:table-cell table:style-name="ce48"/>
          <table:table-cell office:value-type="string" office:string-value="" table:formula="of:=IF(LEN([.B995])&lt;&gt;0;VLOOKUP([.$B995];;7;0);&quot;&quot;)" table:style-name="ce49"/>
          <table:table-cell office:value-type="string" office:string-value="" table:formula="of:=IF(LEN([.B995])&lt;&gt;0;VLOOKUP([.$B995];;2;0);&quot;&quot;)" table:style-name="ce49"/>
          <table:table-cell table:number-columns-repeated="11" table:style-name="ce48"/>
          <table:table-cell office:value-type="string" office:string-value="" table:formula="of:=IF([.G995]&gt;0;DATE([.G995];[.F995];[.E995]);&quot;&quot;)" table:style-name="ce51"/>
          <table:table-cell office:value-type="float" office:value="0" table:formula="of:=DATEDIF([.O995];[.P995];&quot;Y&quot;)" table:style-name="ce49">
            <text:p>#¡VALOR!</text:p>
          </table:table-cell>
          <table:table-cell office:value-type="float" office:value="0" table:formula="of:=DATEDIF([.O995];[.P995];&quot;YM&quot;)" table:style-name="ce49">
            <text:p>#¡VALOR!</text:p>
          </table:table-cell>
          <table:table-cell office:value-type="float" office:value="0" table:formula="of:=DATEDIF([.O995];[.P9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6" table:formula="of:=[.A995]+1" table:style-name="ce48">
            <text:p>1226</text:p>
          </table:table-cell>
          <table:table-cell table:style-name="ce48"/>
          <table:table-cell office:value-type="string" office:string-value="" table:formula="of:=IF(LEN([.B996])&lt;&gt;0;VLOOKUP([.$B996];;7;0);&quot;&quot;)" table:style-name="ce49"/>
          <table:table-cell office:value-type="string" office:string-value="" table:formula="of:=IF(LEN([.B996])&lt;&gt;0;VLOOKUP([.$B996];;2;0);&quot;&quot;)" table:style-name="ce49"/>
          <table:table-cell table:number-columns-repeated="11" table:style-name="ce48"/>
          <table:table-cell office:value-type="string" office:string-value="" table:formula="of:=IF([.G996]&gt;0;DATE([.G996];[.F996];[.E996]);&quot;&quot;)" table:style-name="ce51"/>
          <table:table-cell office:value-type="float" office:value="0" table:formula="of:=DATEDIF([.O996];[.P996];&quot;Y&quot;)" table:style-name="ce49">
            <text:p>#¡VALOR!</text:p>
          </table:table-cell>
          <table:table-cell office:value-type="float" office:value="0" table:formula="of:=DATEDIF([.O996];[.P996];&quot;YM&quot;)" table:style-name="ce49">
            <text:p>#¡VALOR!</text:p>
          </table:table-cell>
          <table:table-cell office:value-type="float" office:value="0" table:formula="of:=DATEDIF([.O996];[.P9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7" table:formula="of:=[.A996]+1" table:style-name="ce48">
            <text:p>1227</text:p>
          </table:table-cell>
          <table:table-cell table:style-name="ce48"/>
          <table:table-cell office:value-type="string" office:string-value="" table:formula="of:=IF(LEN([.B997])&lt;&gt;0;VLOOKUP([.$B997];;7;0);&quot;&quot;)" table:style-name="ce49"/>
          <table:table-cell office:value-type="string" office:string-value="" table:formula="of:=IF(LEN([.B997])&lt;&gt;0;VLOOKUP([.$B997];;2;0);&quot;&quot;)" table:style-name="ce49"/>
          <table:table-cell table:number-columns-repeated="11" table:style-name="ce48"/>
          <table:table-cell office:value-type="string" office:string-value="" table:formula="of:=IF([.G997]&gt;0;DATE([.G997];[.F997];[.E997]);&quot;&quot;)" table:style-name="ce51"/>
          <table:table-cell office:value-type="float" office:value="0" table:formula="of:=DATEDIF([.O997];[.P997];&quot;Y&quot;)" table:style-name="ce49">
            <text:p>#¡VALOR!</text:p>
          </table:table-cell>
          <table:table-cell office:value-type="float" office:value="0" table:formula="of:=DATEDIF([.O997];[.P997];&quot;YM&quot;)" table:style-name="ce49">
            <text:p>#¡VALOR!</text:p>
          </table:table-cell>
          <table:table-cell office:value-type="float" office:value="0" table:formula="of:=DATEDIF([.O997];[.P9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8" table:formula="of:=[.A997]+1" table:style-name="ce48">
            <text:p>1228</text:p>
          </table:table-cell>
          <table:table-cell table:style-name="ce48"/>
          <table:table-cell office:value-type="string" office:string-value="" table:formula="of:=IF(LEN([.B998])&lt;&gt;0;VLOOKUP([.$B998];;7;0);&quot;&quot;)" table:style-name="ce49"/>
          <table:table-cell office:value-type="string" office:string-value="" table:formula="of:=IF(LEN([.B998])&lt;&gt;0;VLOOKUP([.$B998];;2;0);&quot;&quot;)" table:style-name="ce49"/>
          <table:table-cell table:number-columns-repeated="11" table:style-name="ce48"/>
          <table:table-cell office:value-type="string" office:string-value="" table:formula="of:=IF([.G998]&gt;0;DATE([.G998];[.F998];[.E998]);&quot;&quot;)" table:style-name="ce51"/>
          <table:table-cell office:value-type="float" office:value="0" table:formula="of:=DATEDIF([.O998];[.P998];&quot;Y&quot;)" table:style-name="ce49">
            <text:p>#¡VALOR!</text:p>
          </table:table-cell>
          <table:table-cell office:value-type="float" office:value="0" table:formula="of:=DATEDIF([.O998];[.P998];&quot;YM&quot;)" table:style-name="ce49">
            <text:p>#¡VALOR!</text:p>
          </table:table-cell>
          <table:table-cell office:value-type="float" office:value="0" table:formula="of:=DATEDIF([.O998];[.P9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29" table:formula="of:=[.A998]+1" table:style-name="ce48">
            <text:p>1229</text:p>
          </table:table-cell>
          <table:table-cell table:style-name="ce48"/>
          <table:table-cell office:value-type="string" office:string-value="" table:formula="of:=IF(LEN([.B999])&lt;&gt;0;VLOOKUP([.$B999];;7;0);&quot;&quot;)" table:style-name="ce49"/>
          <table:table-cell office:value-type="string" office:string-value="" table:formula="of:=IF(LEN([.B999])&lt;&gt;0;VLOOKUP([.$B999];;2;0);&quot;&quot;)" table:style-name="ce49"/>
          <table:table-cell table:number-columns-repeated="11" table:style-name="ce48"/>
          <table:table-cell office:value-type="string" office:string-value="" table:formula="of:=IF([.G999]&gt;0;DATE([.G999];[.F999];[.E999]);&quot;&quot;)" table:style-name="ce51"/>
          <table:table-cell office:value-type="float" office:value="0" table:formula="of:=DATEDIF([.O999];[.P999];&quot;Y&quot;)" table:style-name="ce49">
            <text:p>#¡VALOR!</text:p>
          </table:table-cell>
          <table:table-cell office:value-type="float" office:value="0" table:formula="of:=DATEDIF([.O999];[.P999];&quot;YM&quot;)" table:style-name="ce49">
            <text:p>#¡VALOR!</text:p>
          </table:table-cell>
          <table:table-cell office:value-type="float" office:value="0" table:formula="of:=DATEDIF([.O999];[.P9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0" table:formula="of:=[.A999]+1" table:style-name="ce48">
            <text:p>1230</text:p>
          </table:table-cell>
          <table:table-cell table:style-name="ce48"/>
          <table:table-cell office:value-type="string" office:string-value="" table:formula="of:=IF(LEN([.B1000])&lt;&gt;0;VLOOKUP([.$B1000];;7;0);&quot;&quot;)" table:style-name="ce49"/>
          <table:table-cell office:value-type="string" office:string-value="" table:formula="of:=IF(LEN([.B1000])&lt;&gt;0;VLOOKUP([.$B1000];;2;0);&quot;&quot;)" table:style-name="ce49"/>
          <table:table-cell table:number-columns-repeated="11" table:style-name="ce48"/>
          <table:table-cell office:value-type="string" office:string-value="" table:formula="of:=IF([.G1000]&gt;0;DATE([.G1000];[.F1000];[.E1000]);&quot;&quot;)" table:style-name="ce51"/>
          <table:table-cell office:value-type="float" office:value="0" table:formula="of:=DATEDIF([.O1000];[.P1000];&quot;Y&quot;)" table:style-name="ce49">
            <text:p>#¡VALOR!</text:p>
          </table:table-cell>
          <table:table-cell office:value-type="float" office:value="0" table:formula="of:=DATEDIF([.O1000];[.P1000];&quot;YM&quot;)" table:style-name="ce49">
            <text:p>#¡VALOR!</text:p>
          </table:table-cell>
          <table:table-cell office:value-type="float" office:value="0" table:formula="of:=DATEDIF([.O1000];[.P10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1" table:formula="of:=[.A1000]+1" table:style-name="ce48">
            <text:p>1231</text:p>
          </table:table-cell>
          <table:table-cell table:style-name="ce48"/>
          <table:table-cell office:value-type="string" office:string-value="" table:formula="of:=IF(LEN([.B1001])&lt;&gt;0;VLOOKUP([.$B1001];;7;0);&quot;&quot;)" table:style-name="ce49"/>
          <table:table-cell office:value-type="string" office:string-value="" table:formula="of:=IF(LEN([.B1001])&lt;&gt;0;VLOOKUP([.$B1001];;2;0);&quot;&quot;)" table:style-name="ce49"/>
          <table:table-cell table:number-columns-repeated="11" table:style-name="ce48"/>
          <table:table-cell office:value-type="string" office:string-value="" table:formula="of:=IF([.G1001]&gt;0;DATE([.G1001];[.F1001];[.E1001]);&quot;&quot;)" table:style-name="ce51"/>
          <table:table-cell office:value-type="float" office:value="0" table:formula="of:=DATEDIF([.O1001];[.P1001];&quot;Y&quot;)" table:style-name="ce49">
            <text:p>#¡VALOR!</text:p>
          </table:table-cell>
          <table:table-cell office:value-type="float" office:value="0" table:formula="of:=DATEDIF([.O1001];[.P1001];&quot;YM&quot;)" table:style-name="ce49">
            <text:p>#¡VALOR!</text:p>
          </table:table-cell>
          <table:table-cell office:value-type="float" office:value="0" table:formula="of:=DATEDIF([.O1001];[.P10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2" table:formula="of:=[.A1001]+1" table:style-name="ce48">
            <text:p>1232</text:p>
          </table:table-cell>
          <table:table-cell table:style-name="ce48"/>
          <table:table-cell office:value-type="string" office:string-value="" table:formula="of:=IF(LEN([.B1002])&lt;&gt;0;VLOOKUP([.$B1002];;7;0);&quot;&quot;)" table:style-name="ce49"/>
          <table:table-cell office:value-type="string" office:string-value="" table:formula="of:=IF(LEN([.B1002])&lt;&gt;0;VLOOKUP([.$B1002];;2;0);&quot;&quot;)" table:style-name="ce49"/>
          <table:table-cell table:number-columns-repeated="11" table:style-name="ce48"/>
          <table:table-cell office:value-type="string" office:string-value="" table:formula="of:=IF([.G1002]&gt;0;DATE([.G1002];[.F1002];[.E1002]);&quot;&quot;)" table:style-name="ce51"/>
          <table:table-cell office:value-type="float" office:value="0" table:formula="of:=DATEDIF([.O1002];[.P1002];&quot;Y&quot;)" table:style-name="ce49">
            <text:p>#¡VALOR!</text:p>
          </table:table-cell>
          <table:table-cell office:value-type="float" office:value="0" table:formula="of:=DATEDIF([.O1002];[.P1002];&quot;YM&quot;)" table:style-name="ce49">
            <text:p>#¡VALOR!</text:p>
          </table:table-cell>
          <table:table-cell office:value-type="float" office:value="0" table:formula="of:=DATEDIF([.O1002];[.P10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3" table:formula="of:=[.A1002]+1" table:style-name="ce48">
            <text:p>1233</text:p>
          </table:table-cell>
          <table:table-cell table:style-name="ce48"/>
          <table:table-cell office:value-type="string" office:string-value="" table:formula="of:=IF(LEN([.B1003])&lt;&gt;0;VLOOKUP([.$B1003];;7;0);&quot;&quot;)" table:style-name="ce49"/>
          <table:table-cell office:value-type="string" office:string-value="" table:formula="of:=IF(LEN([.B1003])&lt;&gt;0;VLOOKUP([.$B1003];;2;0);&quot;&quot;)" table:style-name="ce49"/>
          <table:table-cell table:number-columns-repeated="11" table:style-name="ce48"/>
          <table:table-cell office:value-type="string" office:string-value="" table:formula="of:=IF([.G1003]&gt;0;DATE([.G1003];[.F1003];[.E1003]);&quot;&quot;)" table:style-name="ce51"/>
          <table:table-cell office:value-type="float" office:value="0" table:formula="of:=DATEDIF([.O1003];[.P1003];&quot;Y&quot;)" table:style-name="ce49">
            <text:p>#¡VALOR!</text:p>
          </table:table-cell>
          <table:table-cell office:value-type="float" office:value="0" table:formula="of:=DATEDIF([.O1003];[.P1003];&quot;YM&quot;)" table:style-name="ce49">
            <text:p>#¡VALOR!</text:p>
          </table:table-cell>
          <table:table-cell office:value-type="float" office:value="0" table:formula="of:=DATEDIF([.O1003];[.P10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4" table:formula="of:=[.A1003]+1" table:style-name="ce48">
            <text:p>1234</text:p>
          </table:table-cell>
          <table:table-cell table:style-name="ce48"/>
          <table:table-cell office:value-type="string" office:string-value="" table:formula="of:=IF(LEN([.B1004])&lt;&gt;0;VLOOKUP([.$B1004];;7;0);&quot;&quot;)" table:style-name="ce49"/>
          <table:table-cell office:value-type="string" office:string-value="" table:formula="of:=IF(LEN([.B1004])&lt;&gt;0;VLOOKUP([.$B1004];;2;0);&quot;&quot;)" table:style-name="ce49"/>
          <table:table-cell table:number-columns-repeated="11" table:style-name="ce48"/>
          <table:table-cell office:value-type="string" office:string-value="" table:formula="of:=IF([.G1004]&gt;0;DATE([.G1004];[.F1004];[.E1004]);&quot;&quot;)" table:style-name="ce51"/>
          <table:table-cell office:value-type="float" office:value="0" table:formula="of:=DATEDIF([.O1004];[.P1004];&quot;Y&quot;)" table:style-name="ce49">
            <text:p>#¡VALOR!</text:p>
          </table:table-cell>
          <table:table-cell office:value-type="float" office:value="0" table:formula="of:=DATEDIF([.O1004];[.P1004];&quot;YM&quot;)" table:style-name="ce49">
            <text:p>#¡VALOR!</text:p>
          </table:table-cell>
          <table:table-cell office:value-type="float" office:value="0" table:formula="of:=DATEDIF([.O1004];[.P10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5" table:formula="of:=[.A1004]+1" table:style-name="ce48">
            <text:p>1235</text:p>
          </table:table-cell>
          <table:table-cell table:style-name="ce48"/>
          <table:table-cell office:value-type="string" office:string-value="" table:formula="of:=IF(LEN([.B1005])&lt;&gt;0;VLOOKUP([.$B1005];;7;0);&quot;&quot;)" table:style-name="ce49"/>
          <table:table-cell office:value-type="string" office:string-value="" table:formula="of:=IF(LEN([.B1005])&lt;&gt;0;VLOOKUP([.$B1005];;2;0);&quot;&quot;)" table:style-name="ce49"/>
          <table:table-cell table:number-columns-repeated="11" table:style-name="ce48"/>
          <table:table-cell office:value-type="string" office:string-value="" table:formula="of:=IF([.G1005]&gt;0;DATE([.G1005];[.F1005];[.E1005]);&quot;&quot;)" table:style-name="ce51"/>
          <table:table-cell office:value-type="float" office:value="0" table:formula="of:=DATEDIF([.O1005];[.P1005];&quot;Y&quot;)" table:style-name="ce49">
            <text:p>#¡VALOR!</text:p>
          </table:table-cell>
          <table:table-cell office:value-type="float" office:value="0" table:formula="of:=DATEDIF([.O1005];[.P1005];&quot;YM&quot;)" table:style-name="ce49">
            <text:p>#¡VALOR!</text:p>
          </table:table-cell>
          <table:table-cell office:value-type="float" office:value="0" table:formula="of:=DATEDIF([.O1005];[.P10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6" table:formula="of:=[.A1005]+1" table:style-name="ce48">
            <text:p>1236</text:p>
          </table:table-cell>
          <table:table-cell table:style-name="ce48"/>
          <table:table-cell office:value-type="string" office:string-value="" table:formula="of:=IF(LEN([.B1006])&lt;&gt;0;VLOOKUP([.$B1006];;7;0);&quot;&quot;)" table:style-name="ce49"/>
          <table:table-cell office:value-type="string" office:string-value="" table:formula="of:=IF(LEN([.B1006])&lt;&gt;0;VLOOKUP([.$B1006];;2;0);&quot;&quot;)" table:style-name="ce49"/>
          <table:table-cell table:number-columns-repeated="11" table:style-name="ce48"/>
          <table:table-cell office:value-type="string" office:string-value="" table:formula="of:=IF([.G1006]&gt;0;DATE([.G1006];[.F1006];[.E1006]);&quot;&quot;)" table:style-name="ce51"/>
          <table:table-cell office:value-type="float" office:value="0" table:formula="of:=DATEDIF([.O1006];[.P1006];&quot;Y&quot;)" table:style-name="ce49">
            <text:p>#¡VALOR!</text:p>
          </table:table-cell>
          <table:table-cell office:value-type="float" office:value="0" table:formula="of:=DATEDIF([.O1006];[.P1006];&quot;YM&quot;)" table:style-name="ce49">
            <text:p>#¡VALOR!</text:p>
          </table:table-cell>
          <table:table-cell office:value-type="float" office:value="0" table:formula="of:=DATEDIF([.O1006];[.P10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7" table:formula="of:=[.A1006]+1" table:style-name="ce48">
            <text:p>1237</text:p>
          </table:table-cell>
          <table:table-cell table:style-name="ce48"/>
          <table:table-cell office:value-type="string" office:string-value="" table:formula="of:=IF(LEN([.B1007])&lt;&gt;0;VLOOKUP([.$B1007];;7;0);&quot;&quot;)" table:style-name="ce49"/>
          <table:table-cell office:value-type="string" office:string-value="" table:formula="of:=IF(LEN([.B1007])&lt;&gt;0;VLOOKUP([.$B1007];;2;0);&quot;&quot;)" table:style-name="ce49"/>
          <table:table-cell table:number-columns-repeated="11" table:style-name="ce48"/>
          <table:table-cell office:value-type="string" office:string-value="" table:formula="of:=IF([.G1007]&gt;0;DATE([.G1007];[.F1007];[.E1007]);&quot;&quot;)" table:style-name="ce51"/>
          <table:table-cell office:value-type="float" office:value="0" table:formula="of:=DATEDIF([.O1007];[.P1007];&quot;Y&quot;)" table:style-name="ce49">
            <text:p>#¡VALOR!</text:p>
          </table:table-cell>
          <table:table-cell office:value-type="float" office:value="0" table:formula="of:=DATEDIF([.O1007];[.P1007];&quot;YM&quot;)" table:style-name="ce49">
            <text:p>#¡VALOR!</text:p>
          </table:table-cell>
          <table:table-cell office:value-type="float" office:value="0" table:formula="of:=DATEDIF([.O1007];[.P10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8" table:formula="of:=[.A1007]+1" table:style-name="ce48">
            <text:p>1238</text:p>
          </table:table-cell>
          <table:table-cell table:style-name="ce48"/>
          <table:table-cell office:value-type="string" office:string-value="" table:formula="of:=IF(LEN([.B1008])&lt;&gt;0;VLOOKUP([.$B1008];;7;0);&quot;&quot;)" table:style-name="ce49"/>
          <table:table-cell office:value-type="string" office:string-value="" table:formula="of:=IF(LEN([.B1008])&lt;&gt;0;VLOOKUP([.$B1008];;2;0);&quot;&quot;)" table:style-name="ce49"/>
          <table:table-cell table:number-columns-repeated="11" table:style-name="ce48"/>
          <table:table-cell office:value-type="string" office:string-value="" table:formula="of:=IF([.G1008]&gt;0;DATE([.G1008];[.F1008];[.E1008]);&quot;&quot;)" table:style-name="ce51"/>
          <table:table-cell office:value-type="float" office:value="0" table:formula="of:=DATEDIF([.O1008];[.P1008];&quot;Y&quot;)" table:style-name="ce49">
            <text:p>#¡VALOR!</text:p>
          </table:table-cell>
          <table:table-cell office:value-type="float" office:value="0" table:formula="of:=DATEDIF([.O1008];[.P1008];&quot;YM&quot;)" table:style-name="ce49">
            <text:p>#¡VALOR!</text:p>
          </table:table-cell>
          <table:table-cell office:value-type="float" office:value="0" table:formula="of:=DATEDIF([.O1008];[.P10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39" table:formula="of:=[.A1008]+1" table:style-name="ce48">
            <text:p>1239</text:p>
          </table:table-cell>
          <table:table-cell table:style-name="ce48"/>
          <table:table-cell office:value-type="string" office:string-value="" table:formula="of:=IF(LEN([.B1009])&lt;&gt;0;VLOOKUP([.$B1009];;7;0);&quot;&quot;)" table:style-name="ce49"/>
          <table:table-cell office:value-type="string" office:string-value="" table:formula="of:=IF(LEN([.B1009])&lt;&gt;0;VLOOKUP([.$B1009];;2;0);&quot;&quot;)" table:style-name="ce49"/>
          <table:table-cell table:number-columns-repeated="11" table:style-name="ce48"/>
          <table:table-cell office:value-type="string" office:string-value="" table:formula="of:=IF([.G1009]&gt;0;DATE([.G1009];[.F1009];[.E1009]);&quot;&quot;)" table:style-name="ce51"/>
          <table:table-cell office:value-type="float" office:value="0" table:formula="of:=DATEDIF([.O1009];[.P1009];&quot;Y&quot;)" table:style-name="ce49">
            <text:p>#¡VALOR!</text:p>
          </table:table-cell>
          <table:table-cell office:value-type="float" office:value="0" table:formula="of:=DATEDIF([.O1009];[.P1009];&quot;YM&quot;)" table:style-name="ce49">
            <text:p>#¡VALOR!</text:p>
          </table:table-cell>
          <table:table-cell office:value-type="float" office:value="0" table:formula="of:=DATEDIF([.O1009];[.P10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0" table:formula="of:=[.A1009]+1" table:style-name="ce48">
            <text:p>1240</text:p>
          </table:table-cell>
          <table:table-cell table:style-name="ce48"/>
          <table:table-cell office:value-type="string" office:string-value="" table:formula="of:=IF(LEN([.B1010])&lt;&gt;0;VLOOKUP([.$B1010];;7;0);&quot;&quot;)" table:style-name="ce49"/>
          <table:table-cell office:value-type="string" office:string-value="" table:formula="of:=IF(LEN([.B1010])&lt;&gt;0;VLOOKUP([.$B1010];;2;0);&quot;&quot;)" table:style-name="ce49"/>
          <table:table-cell table:number-columns-repeated="11" table:style-name="ce48"/>
          <table:table-cell office:value-type="string" office:string-value="" table:formula="of:=IF([.G1010]&gt;0;DATE([.G1010];[.F1010];[.E1010]);&quot;&quot;)" table:style-name="ce51"/>
          <table:table-cell office:value-type="float" office:value="0" table:formula="of:=DATEDIF([.O1010];[.P1010];&quot;Y&quot;)" table:style-name="ce49">
            <text:p>#¡VALOR!</text:p>
          </table:table-cell>
          <table:table-cell office:value-type="float" office:value="0" table:formula="of:=DATEDIF([.O1010];[.P1010];&quot;YM&quot;)" table:style-name="ce49">
            <text:p>#¡VALOR!</text:p>
          </table:table-cell>
          <table:table-cell office:value-type="float" office:value="0" table:formula="of:=DATEDIF([.O1010];[.P10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1" table:formula="of:=[.A1010]+1" table:style-name="ce48">
            <text:p>1241</text:p>
          </table:table-cell>
          <table:table-cell table:style-name="ce48"/>
          <table:table-cell office:value-type="string" office:string-value="" table:formula="of:=IF(LEN([.B1011])&lt;&gt;0;VLOOKUP([.$B1011];;7;0);&quot;&quot;)" table:style-name="ce49"/>
          <table:table-cell office:value-type="string" office:string-value="" table:formula="of:=IF(LEN([.B1011])&lt;&gt;0;VLOOKUP([.$B1011];;2;0);&quot;&quot;)" table:style-name="ce49"/>
          <table:table-cell table:number-columns-repeated="11" table:style-name="ce48"/>
          <table:table-cell office:value-type="string" office:string-value="" table:formula="of:=IF([.G1011]&gt;0;DATE([.G1011];[.F1011];[.E1011]);&quot;&quot;)" table:style-name="ce51"/>
          <table:table-cell office:value-type="float" office:value="0" table:formula="of:=DATEDIF([.O1011];[.P1011];&quot;Y&quot;)" table:style-name="ce49">
            <text:p>#¡VALOR!</text:p>
          </table:table-cell>
          <table:table-cell office:value-type="float" office:value="0" table:formula="of:=DATEDIF([.O1011];[.P1011];&quot;YM&quot;)" table:style-name="ce49">
            <text:p>#¡VALOR!</text:p>
          </table:table-cell>
          <table:table-cell office:value-type="float" office:value="0" table:formula="of:=DATEDIF([.O1011];[.P10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2" table:formula="of:=[.A1011]+1" table:style-name="ce48">
            <text:p>1242</text:p>
          </table:table-cell>
          <table:table-cell table:style-name="ce48"/>
          <table:table-cell office:value-type="string" office:string-value="" table:formula="of:=IF(LEN([.B1012])&lt;&gt;0;VLOOKUP([.$B1012];;7;0);&quot;&quot;)" table:style-name="ce49"/>
          <table:table-cell office:value-type="string" office:string-value="" table:formula="of:=IF(LEN([.B1012])&lt;&gt;0;VLOOKUP([.$B1012];;2;0);&quot;&quot;)" table:style-name="ce49"/>
          <table:table-cell table:number-columns-repeated="11" table:style-name="ce48"/>
          <table:table-cell office:value-type="string" office:string-value="" table:formula="of:=IF([.G1012]&gt;0;DATE([.G1012];[.F1012];[.E1012]);&quot;&quot;)" table:style-name="ce51"/>
          <table:table-cell office:value-type="float" office:value="0" table:formula="of:=DATEDIF([.O1012];[.P1012];&quot;Y&quot;)" table:style-name="ce49">
            <text:p>#¡VALOR!</text:p>
          </table:table-cell>
          <table:table-cell office:value-type="float" office:value="0" table:formula="of:=DATEDIF([.O1012];[.P1012];&quot;YM&quot;)" table:style-name="ce49">
            <text:p>#¡VALOR!</text:p>
          </table:table-cell>
          <table:table-cell office:value-type="float" office:value="0" table:formula="of:=DATEDIF([.O1012];[.P10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3" table:formula="of:=[.A1012]+1" table:style-name="ce48">
            <text:p>1243</text:p>
          </table:table-cell>
          <table:table-cell table:style-name="ce48"/>
          <table:table-cell office:value-type="string" office:string-value="" table:formula="of:=IF(LEN([.B1013])&lt;&gt;0;VLOOKUP([.$B1013];;7;0);&quot;&quot;)" table:style-name="ce49"/>
          <table:table-cell office:value-type="string" office:string-value="" table:formula="of:=IF(LEN([.B1013])&lt;&gt;0;VLOOKUP([.$B1013];;2;0);&quot;&quot;)" table:style-name="ce49"/>
          <table:table-cell table:number-columns-repeated="11" table:style-name="ce48"/>
          <table:table-cell office:value-type="string" office:string-value="" table:formula="of:=IF([.G1013]&gt;0;DATE([.G1013];[.F1013];[.E1013]);&quot;&quot;)" table:style-name="ce51"/>
          <table:table-cell office:value-type="float" office:value="0" table:formula="of:=DATEDIF([.O1013];[.P1013];&quot;Y&quot;)" table:style-name="ce49">
            <text:p>#¡VALOR!</text:p>
          </table:table-cell>
          <table:table-cell office:value-type="float" office:value="0" table:formula="of:=DATEDIF([.O1013];[.P1013];&quot;YM&quot;)" table:style-name="ce49">
            <text:p>#¡VALOR!</text:p>
          </table:table-cell>
          <table:table-cell office:value-type="float" office:value="0" table:formula="of:=DATEDIF([.O1013];[.P10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4" table:formula="of:=[.A1013]+1" table:style-name="ce48">
            <text:p>1244</text:p>
          </table:table-cell>
          <table:table-cell table:style-name="ce48"/>
          <table:table-cell office:value-type="string" office:string-value="" table:formula="of:=IF(LEN([.B1014])&lt;&gt;0;VLOOKUP([.$B1014];;7;0);&quot;&quot;)" table:style-name="ce49"/>
          <table:table-cell office:value-type="string" office:string-value="" table:formula="of:=IF(LEN([.B1014])&lt;&gt;0;VLOOKUP([.$B1014];;2;0);&quot;&quot;)" table:style-name="ce49"/>
          <table:table-cell table:number-columns-repeated="11" table:style-name="ce48"/>
          <table:table-cell office:value-type="string" office:string-value="" table:formula="of:=IF([.G1014]&gt;0;DATE([.G1014];[.F1014];[.E1014]);&quot;&quot;)" table:style-name="ce51"/>
          <table:table-cell office:value-type="float" office:value="0" table:formula="of:=DATEDIF([.O1014];[.P1014];&quot;Y&quot;)" table:style-name="ce49">
            <text:p>#¡VALOR!</text:p>
          </table:table-cell>
          <table:table-cell office:value-type="float" office:value="0" table:formula="of:=DATEDIF([.O1014];[.P1014];&quot;YM&quot;)" table:style-name="ce49">
            <text:p>#¡VALOR!</text:p>
          </table:table-cell>
          <table:table-cell office:value-type="float" office:value="0" table:formula="of:=DATEDIF([.O1014];[.P10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5" table:formula="of:=[.A1014]+1" table:style-name="ce48">
            <text:p>1245</text:p>
          </table:table-cell>
          <table:table-cell table:style-name="ce48"/>
          <table:table-cell office:value-type="string" office:string-value="" table:formula="of:=IF(LEN([.B1015])&lt;&gt;0;VLOOKUP([.$B1015];;7;0);&quot;&quot;)" table:style-name="ce49"/>
          <table:table-cell office:value-type="string" office:string-value="" table:formula="of:=IF(LEN([.B1015])&lt;&gt;0;VLOOKUP([.$B1015];;2;0);&quot;&quot;)" table:style-name="ce49"/>
          <table:table-cell table:number-columns-repeated="11" table:style-name="ce48"/>
          <table:table-cell office:value-type="string" office:string-value="" table:formula="of:=IF([.G1015]&gt;0;DATE([.G1015];[.F1015];[.E1015]);&quot;&quot;)" table:style-name="ce51"/>
          <table:table-cell office:value-type="float" office:value="0" table:formula="of:=DATEDIF([.O1015];[.P1015];&quot;Y&quot;)" table:style-name="ce49">
            <text:p>#¡VALOR!</text:p>
          </table:table-cell>
          <table:table-cell office:value-type="float" office:value="0" table:formula="of:=DATEDIF([.O1015];[.P1015];&quot;YM&quot;)" table:style-name="ce49">
            <text:p>#¡VALOR!</text:p>
          </table:table-cell>
          <table:table-cell office:value-type="float" office:value="0" table:formula="of:=DATEDIF([.O1015];[.P10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6" table:formula="of:=[.A1015]+1" table:style-name="ce48">
            <text:p>1246</text:p>
          </table:table-cell>
          <table:table-cell table:style-name="ce48"/>
          <table:table-cell office:value-type="string" office:string-value="" table:formula="of:=IF(LEN([.B1016])&lt;&gt;0;VLOOKUP([.$B1016];;7;0);&quot;&quot;)" table:style-name="ce49"/>
          <table:table-cell office:value-type="string" office:string-value="" table:formula="of:=IF(LEN([.B1016])&lt;&gt;0;VLOOKUP([.$B1016];;2;0);&quot;&quot;)" table:style-name="ce49"/>
          <table:table-cell table:number-columns-repeated="11" table:style-name="ce48"/>
          <table:table-cell office:value-type="string" office:string-value="" table:formula="of:=IF([.G1016]&gt;0;DATE([.G1016];[.F1016];[.E1016]);&quot;&quot;)" table:style-name="ce51"/>
          <table:table-cell office:value-type="float" office:value="0" table:formula="of:=DATEDIF([.O1016];[.P1016];&quot;Y&quot;)" table:style-name="ce49">
            <text:p>#¡VALOR!</text:p>
          </table:table-cell>
          <table:table-cell office:value-type="float" office:value="0" table:formula="of:=DATEDIF([.O1016];[.P1016];&quot;YM&quot;)" table:style-name="ce49">
            <text:p>#¡VALOR!</text:p>
          </table:table-cell>
          <table:table-cell office:value-type="float" office:value="0" table:formula="of:=DATEDIF([.O1016];[.P10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7" table:formula="of:=[.A1016]+1" table:style-name="ce48">
            <text:p>1247</text:p>
          </table:table-cell>
          <table:table-cell table:style-name="ce48"/>
          <table:table-cell office:value-type="string" office:string-value="" table:formula="of:=IF(LEN([.B1017])&lt;&gt;0;VLOOKUP([.$B1017];;7;0);&quot;&quot;)" table:style-name="ce49"/>
          <table:table-cell office:value-type="string" office:string-value="" table:formula="of:=IF(LEN([.B1017])&lt;&gt;0;VLOOKUP([.$B1017];;2;0);&quot;&quot;)" table:style-name="ce49"/>
          <table:table-cell table:number-columns-repeated="11" table:style-name="ce48"/>
          <table:table-cell office:value-type="string" office:string-value="" table:formula="of:=IF([.G1017]&gt;0;DATE([.G1017];[.F1017];[.E1017]);&quot;&quot;)" table:style-name="ce51"/>
          <table:table-cell office:value-type="float" office:value="0" table:formula="of:=DATEDIF([.O1017];[.P1017];&quot;Y&quot;)" table:style-name="ce49">
            <text:p>#¡VALOR!</text:p>
          </table:table-cell>
          <table:table-cell office:value-type="float" office:value="0" table:formula="of:=DATEDIF([.O1017];[.P1017];&quot;YM&quot;)" table:style-name="ce49">
            <text:p>#¡VALOR!</text:p>
          </table:table-cell>
          <table:table-cell office:value-type="float" office:value="0" table:formula="of:=DATEDIF([.O1017];[.P10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8" table:formula="of:=[.A1017]+1" table:style-name="ce48">
            <text:p>1248</text:p>
          </table:table-cell>
          <table:table-cell table:style-name="ce48"/>
          <table:table-cell office:value-type="string" office:string-value="" table:formula="of:=IF(LEN([.B1018])&lt;&gt;0;VLOOKUP([.$B1018];;7;0);&quot;&quot;)" table:style-name="ce49"/>
          <table:table-cell office:value-type="string" office:string-value="" table:formula="of:=IF(LEN([.B1018])&lt;&gt;0;VLOOKUP([.$B1018];;2;0);&quot;&quot;)" table:style-name="ce49"/>
          <table:table-cell table:number-columns-repeated="11" table:style-name="ce48"/>
          <table:table-cell office:value-type="string" office:string-value="" table:formula="of:=IF([.G1018]&gt;0;DATE([.G1018];[.F1018];[.E1018]);&quot;&quot;)" table:style-name="ce51"/>
          <table:table-cell office:value-type="float" office:value="0" table:formula="of:=DATEDIF([.O1018];[.P1018];&quot;Y&quot;)" table:style-name="ce49">
            <text:p>#¡VALOR!</text:p>
          </table:table-cell>
          <table:table-cell office:value-type="float" office:value="0" table:formula="of:=DATEDIF([.O1018];[.P1018];&quot;YM&quot;)" table:style-name="ce49">
            <text:p>#¡VALOR!</text:p>
          </table:table-cell>
          <table:table-cell office:value-type="float" office:value="0" table:formula="of:=DATEDIF([.O1018];[.P10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49" table:formula="of:=[.A1018]+1" table:style-name="ce48">
            <text:p>1249</text:p>
          </table:table-cell>
          <table:table-cell table:style-name="ce48"/>
          <table:table-cell office:value-type="string" office:string-value="" table:formula="of:=IF(LEN([.B1019])&lt;&gt;0;VLOOKUP([.$B1019];;7;0);&quot;&quot;)" table:style-name="ce49"/>
          <table:table-cell office:value-type="string" office:string-value="" table:formula="of:=IF(LEN([.B1019])&lt;&gt;0;VLOOKUP([.$B1019];;2;0);&quot;&quot;)" table:style-name="ce49"/>
          <table:table-cell table:number-columns-repeated="11" table:style-name="ce48"/>
          <table:table-cell office:value-type="string" office:string-value="" table:formula="of:=IF([.G1019]&gt;0;DATE([.G1019];[.F1019];[.E1019]);&quot;&quot;)" table:style-name="ce51"/>
          <table:table-cell office:value-type="float" office:value="0" table:formula="of:=DATEDIF([.O1019];[.P1019];&quot;Y&quot;)" table:style-name="ce49">
            <text:p>#¡VALOR!</text:p>
          </table:table-cell>
          <table:table-cell office:value-type="float" office:value="0" table:formula="of:=DATEDIF([.O1019];[.P1019];&quot;YM&quot;)" table:style-name="ce49">
            <text:p>#¡VALOR!</text:p>
          </table:table-cell>
          <table:table-cell office:value-type="float" office:value="0" table:formula="of:=DATEDIF([.O1019];[.P10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0" table:formula="of:=[.A1019]+1" table:style-name="ce48">
            <text:p>1250</text:p>
          </table:table-cell>
          <table:table-cell table:style-name="ce48"/>
          <table:table-cell office:value-type="string" office:string-value="" table:formula="of:=IF(LEN([.B1020])&lt;&gt;0;VLOOKUP([.$B1020];;7;0);&quot;&quot;)" table:style-name="ce49"/>
          <table:table-cell office:value-type="string" office:string-value="" table:formula="of:=IF(LEN([.B1020])&lt;&gt;0;VLOOKUP([.$B1020];;2;0);&quot;&quot;)" table:style-name="ce49"/>
          <table:table-cell table:number-columns-repeated="11" table:style-name="ce48"/>
          <table:table-cell office:value-type="string" office:string-value="" table:formula="of:=IF([.G1020]&gt;0;DATE([.G1020];[.F1020];[.E1020]);&quot;&quot;)" table:style-name="ce51"/>
          <table:table-cell office:value-type="float" office:value="0" table:formula="of:=DATEDIF([.O1020];[.P1020];&quot;Y&quot;)" table:style-name="ce49">
            <text:p>#¡VALOR!</text:p>
          </table:table-cell>
          <table:table-cell office:value-type="float" office:value="0" table:formula="of:=DATEDIF([.O1020];[.P1020];&quot;YM&quot;)" table:style-name="ce49">
            <text:p>#¡VALOR!</text:p>
          </table:table-cell>
          <table:table-cell office:value-type="float" office:value="0" table:formula="of:=DATEDIF([.O1020];[.P10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1" table:formula="of:=[.A1020]+1" table:style-name="ce48">
            <text:p>1251</text:p>
          </table:table-cell>
          <table:table-cell table:style-name="ce48"/>
          <table:table-cell office:value-type="string" office:string-value="" table:formula="of:=IF(LEN([.B1021])&lt;&gt;0;VLOOKUP([.$B1021];;7;0);&quot;&quot;)" table:style-name="ce49"/>
          <table:table-cell office:value-type="string" office:string-value="" table:formula="of:=IF(LEN([.B1021])&lt;&gt;0;VLOOKUP([.$B1021];;2;0);&quot;&quot;)" table:style-name="ce49"/>
          <table:table-cell table:number-columns-repeated="11" table:style-name="ce48"/>
          <table:table-cell office:value-type="string" office:string-value="" table:formula="of:=IF([.G1021]&gt;0;DATE([.G1021];[.F1021];[.E1021]);&quot;&quot;)" table:style-name="ce51"/>
          <table:table-cell office:value-type="float" office:value="0" table:formula="of:=DATEDIF([.O1021];[.P1021];&quot;Y&quot;)" table:style-name="ce49">
            <text:p>#¡VALOR!</text:p>
          </table:table-cell>
          <table:table-cell office:value-type="float" office:value="0" table:formula="of:=DATEDIF([.O1021];[.P1021];&quot;YM&quot;)" table:style-name="ce49">
            <text:p>#¡VALOR!</text:p>
          </table:table-cell>
          <table:table-cell office:value-type="float" office:value="0" table:formula="of:=DATEDIF([.O1021];[.P10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2" table:formula="of:=[.A1021]+1" table:style-name="ce48">
            <text:p>1252</text:p>
          </table:table-cell>
          <table:table-cell table:style-name="ce48"/>
          <table:table-cell office:value-type="string" office:string-value="" table:formula="of:=IF(LEN([.B1022])&lt;&gt;0;VLOOKUP([.$B1022];;7;0);&quot;&quot;)" table:style-name="ce49"/>
          <table:table-cell office:value-type="string" office:string-value="" table:formula="of:=IF(LEN([.B1022])&lt;&gt;0;VLOOKUP([.$B1022];;2;0);&quot;&quot;)" table:style-name="ce49"/>
          <table:table-cell table:number-columns-repeated="11" table:style-name="ce48"/>
          <table:table-cell office:value-type="string" office:string-value="" table:formula="of:=IF([.G1022]&gt;0;DATE([.G1022];[.F1022];[.E1022]);&quot;&quot;)" table:style-name="ce51"/>
          <table:table-cell office:value-type="float" office:value="0" table:formula="of:=DATEDIF([.O1022];[.P1022];&quot;Y&quot;)" table:style-name="ce49">
            <text:p>#¡VALOR!</text:p>
          </table:table-cell>
          <table:table-cell office:value-type="float" office:value="0" table:formula="of:=DATEDIF([.O1022];[.P1022];&quot;YM&quot;)" table:style-name="ce49">
            <text:p>#¡VALOR!</text:p>
          </table:table-cell>
          <table:table-cell office:value-type="float" office:value="0" table:formula="of:=DATEDIF([.O1022];[.P10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3" table:formula="of:=[.A1022]+1" table:style-name="ce48">
            <text:p>1253</text:p>
          </table:table-cell>
          <table:table-cell table:style-name="ce48"/>
          <table:table-cell office:value-type="string" office:string-value="" table:formula="of:=IF(LEN([.B1023])&lt;&gt;0;VLOOKUP([.$B1023];;7;0);&quot;&quot;)" table:style-name="ce49"/>
          <table:table-cell office:value-type="string" office:string-value="" table:formula="of:=IF(LEN([.B1023])&lt;&gt;0;VLOOKUP([.$B1023];;2;0);&quot;&quot;)" table:style-name="ce49"/>
          <table:table-cell table:number-columns-repeated="11" table:style-name="ce48"/>
          <table:table-cell office:value-type="string" office:string-value="" table:formula="of:=IF([.G1023]&gt;0;DATE([.G1023];[.F1023];[.E1023]);&quot;&quot;)" table:style-name="ce51"/>
          <table:table-cell office:value-type="float" office:value="0" table:formula="of:=DATEDIF([.O1023];[.P1023];&quot;Y&quot;)" table:style-name="ce49">
            <text:p>#¡VALOR!</text:p>
          </table:table-cell>
          <table:table-cell office:value-type="float" office:value="0" table:formula="of:=DATEDIF([.O1023];[.P1023];&quot;YM&quot;)" table:style-name="ce49">
            <text:p>#¡VALOR!</text:p>
          </table:table-cell>
          <table:table-cell office:value-type="float" office:value="0" table:formula="of:=DATEDIF([.O1023];[.P10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4" table:formula="of:=[.A1023]+1" table:style-name="ce48">
            <text:p>1254</text:p>
          </table:table-cell>
          <table:table-cell table:style-name="ce48"/>
          <table:table-cell office:value-type="string" office:string-value="" table:formula="of:=IF(LEN([.B1024])&lt;&gt;0;VLOOKUP([.$B1024];;7;0);&quot;&quot;)" table:style-name="ce49"/>
          <table:table-cell office:value-type="string" office:string-value="" table:formula="of:=IF(LEN([.B1024])&lt;&gt;0;VLOOKUP([.$B1024];;2;0);&quot;&quot;)" table:style-name="ce49"/>
          <table:table-cell table:number-columns-repeated="11" table:style-name="ce48"/>
          <table:table-cell office:value-type="string" office:string-value="" table:formula="of:=IF([.G1024]&gt;0;DATE([.G1024];[.F1024];[.E1024]);&quot;&quot;)" table:style-name="ce51"/>
          <table:table-cell office:value-type="float" office:value="0" table:formula="of:=DATEDIF([.O1024];[.P1024];&quot;Y&quot;)" table:style-name="ce49">
            <text:p>#¡VALOR!</text:p>
          </table:table-cell>
          <table:table-cell office:value-type="float" office:value="0" table:formula="of:=DATEDIF([.O1024];[.P1024];&quot;YM&quot;)" table:style-name="ce49">
            <text:p>#¡VALOR!</text:p>
          </table:table-cell>
          <table:table-cell office:value-type="float" office:value="0" table:formula="of:=DATEDIF([.O1024];[.P10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5" table:formula="of:=[.A1024]+1" table:style-name="ce48">
            <text:p>1255</text:p>
          </table:table-cell>
          <table:table-cell table:style-name="ce48"/>
          <table:table-cell office:value-type="string" office:string-value="" table:formula="of:=IF(LEN([.B1025])&lt;&gt;0;VLOOKUP([.$B1025];;7;0);&quot;&quot;)" table:style-name="ce49"/>
          <table:table-cell office:value-type="string" office:string-value="" table:formula="of:=IF(LEN([.B1025])&lt;&gt;0;VLOOKUP([.$B1025];;2;0);&quot;&quot;)" table:style-name="ce49"/>
          <table:table-cell table:number-columns-repeated="11" table:style-name="ce48"/>
          <table:table-cell office:value-type="string" office:string-value="" table:formula="of:=IF([.G1025]&gt;0;DATE([.G1025];[.F1025];[.E1025]);&quot;&quot;)" table:style-name="ce51"/>
          <table:table-cell office:value-type="float" office:value="0" table:formula="of:=DATEDIF([.O1025];[.P1025];&quot;Y&quot;)" table:style-name="ce49">
            <text:p>#¡VALOR!</text:p>
          </table:table-cell>
          <table:table-cell office:value-type="float" office:value="0" table:formula="of:=DATEDIF([.O1025];[.P1025];&quot;YM&quot;)" table:style-name="ce49">
            <text:p>#¡VALOR!</text:p>
          </table:table-cell>
          <table:table-cell office:value-type="float" office:value="0" table:formula="of:=DATEDIF([.O1025];[.P10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6" table:formula="of:=[.A1025]+1" table:style-name="ce48">
            <text:p>1256</text:p>
          </table:table-cell>
          <table:table-cell table:style-name="ce48"/>
          <table:table-cell office:value-type="string" office:string-value="" table:formula="of:=IF(LEN([.B1026])&lt;&gt;0;VLOOKUP([.$B1026];;7;0);&quot;&quot;)" table:style-name="ce49"/>
          <table:table-cell office:value-type="string" office:string-value="" table:formula="of:=IF(LEN([.B1026])&lt;&gt;0;VLOOKUP([.$B1026];;2;0);&quot;&quot;)" table:style-name="ce49"/>
          <table:table-cell table:number-columns-repeated="11" table:style-name="ce48"/>
          <table:table-cell office:value-type="string" office:string-value="" table:formula="of:=IF([.G1026]&gt;0;DATE([.G1026];[.F1026];[.E1026]);&quot;&quot;)" table:style-name="ce51"/>
          <table:table-cell office:value-type="float" office:value="0" table:formula="of:=DATEDIF([.O1026];[.P1026];&quot;Y&quot;)" table:style-name="ce49">
            <text:p>#¡VALOR!</text:p>
          </table:table-cell>
          <table:table-cell office:value-type="float" office:value="0" table:formula="of:=DATEDIF([.O1026];[.P1026];&quot;YM&quot;)" table:style-name="ce49">
            <text:p>#¡VALOR!</text:p>
          </table:table-cell>
          <table:table-cell office:value-type="float" office:value="0" table:formula="of:=DATEDIF([.O1026];[.P10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7" table:formula="of:=[.A1026]+1" table:style-name="ce48">
            <text:p>1257</text:p>
          </table:table-cell>
          <table:table-cell table:style-name="ce48"/>
          <table:table-cell office:value-type="string" office:string-value="" table:formula="of:=IF(LEN([.B1027])&lt;&gt;0;VLOOKUP([.$B1027];;7;0);&quot;&quot;)" table:style-name="ce49"/>
          <table:table-cell office:value-type="string" office:string-value="" table:formula="of:=IF(LEN([.B1027])&lt;&gt;0;VLOOKUP([.$B1027];;2;0);&quot;&quot;)" table:style-name="ce49"/>
          <table:table-cell table:number-columns-repeated="11" table:style-name="ce48"/>
          <table:table-cell office:value-type="string" office:string-value="" table:formula="of:=IF([.G1027]&gt;0;DATE([.G1027];[.F1027];[.E1027]);&quot;&quot;)" table:style-name="ce51"/>
          <table:table-cell office:value-type="float" office:value="0" table:formula="of:=DATEDIF([.O1027];[.P1027];&quot;Y&quot;)" table:style-name="ce49">
            <text:p>#¡VALOR!</text:p>
          </table:table-cell>
          <table:table-cell office:value-type="float" office:value="0" table:formula="of:=DATEDIF([.O1027];[.P1027];&quot;YM&quot;)" table:style-name="ce49">
            <text:p>#¡VALOR!</text:p>
          </table:table-cell>
          <table:table-cell office:value-type="float" office:value="0" table:formula="of:=DATEDIF([.O1027];[.P10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8" table:formula="of:=[.A1027]+1" table:style-name="ce48">
            <text:p>1258</text:p>
          </table:table-cell>
          <table:table-cell table:style-name="ce48"/>
          <table:table-cell office:value-type="string" office:string-value="" table:formula="of:=IF(LEN([.B1028])&lt;&gt;0;VLOOKUP([.$B1028];;7;0);&quot;&quot;)" table:style-name="ce49"/>
          <table:table-cell office:value-type="string" office:string-value="" table:formula="of:=IF(LEN([.B1028])&lt;&gt;0;VLOOKUP([.$B1028];;2;0);&quot;&quot;)" table:style-name="ce49"/>
          <table:table-cell table:number-columns-repeated="11" table:style-name="ce48"/>
          <table:table-cell office:value-type="string" office:string-value="" table:formula="of:=IF([.G1028]&gt;0;DATE([.G1028];[.F1028];[.E1028]);&quot;&quot;)" table:style-name="ce51"/>
          <table:table-cell office:value-type="float" office:value="0" table:formula="of:=DATEDIF([.O1028];[.P1028];&quot;Y&quot;)" table:style-name="ce49">
            <text:p>#¡VALOR!</text:p>
          </table:table-cell>
          <table:table-cell office:value-type="float" office:value="0" table:formula="of:=DATEDIF([.O1028];[.P1028];&quot;YM&quot;)" table:style-name="ce49">
            <text:p>#¡VALOR!</text:p>
          </table:table-cell>
          <table:table-cell office:value-type="float" office:value="0" table:formula="of:=DATEDIF([.O1028];[.P10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59" table:formula="of:=[.A1028]+1" table:style-name="ce48">
            <text:p>1259</text:p>
          </table:table-cell>
          <table:table-cell table:style-name="ce48"/>
          <table:table-cell office:value-type="string" office:string-value="" table:formula="of:=IF(LEN([.B1029])&lt;&gt;0;VLOOKUP([.$B1029];;7;0);&quot;&quot;)" table:style-name="ce49"/>
          <table:table-cell office:value-type="string" office:string-value="" table:formula="of:=IF(LEN([.B1029])&lt;&gt;0;VLOOKUP([.$B1029];;2;0);&quot;&quot;)" table:style-name="ce49"/>
          <table:table-cell table:number-columns-repeated="11" table:style-name="ce48"/>
          <table:table-cell office:value-type="string" office:string-value="" table:formula="of:=IF([.G1029]&gt;0;DATE([.G1029];[.F1029];[.E1029]);&quot;&quot;)" table:style-name="ce51"/>
          <table:table-cell office:value-type="float" office:value="0" table:formula="of:=DATEDIF([.O1029];[.P1029];&quot;Y&quot;)" table:style-name="ce49">
            <text:p>#¡VALOR!</text:p>
          </table:table-cell>
          <table:table-cell office:value-type="float" office:value="0" table:formula="of:=DATEDIF([.O1029];[.P1029];&quot;YM&quot;)" table:style-name="ce49">
            <text:p>#¡VALOR!</text:p>
          </table:table-cell>
          <table:table-cell office:value-type="float" office:value="0" table:formula="of:=DATEDIF([.O1029];[.P10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0" table:formula="of:=[.A1029]+1" table:style-name="ce48">
            <text:p>1260</text:p>
          </table:table-cell>
          <table:table-cell table:style-name="ce48"/>
          <table:table-cell office:value-type="string" office:string-value="" table:formula="of:=IF(LEN([.B1030])&lt;&gt;0;VLOOKUP([.$B1030];;7;0);&quot;&quot;)" table:style-name="ce49"/>
          <table:table-cell office:value-type="string" office:string-value="" table:formula="of:=IF(LEN([.B1030])&lt;&gt;0;VLOOKUP([.$B1030];;2;0);&quot;&quot;)" table:style-name="ce49"/>
          <table:table-cell table:number-columns-repeated="11" table:style-name="ce48"/>
          <table:table-cell office:value-type="string" office:string-value="" table:formula="of:=IF([.G1030]&gt;0;DATE([.G1030];[.F1030];[.E1030]);&quot;&quot;)" table:style-name="ce51"/>
          <table:table-cell office:value-type="float" office:value="0" table:formula="of:=DATEDIF([.O1030];[.P1030];&quot;Y&quot;)" table:style-name="ce49">
            <text:p>#¡VALOR!</text:p>
          </table:table-cell>
          <table:table-cell office:value-type="float" office:value="0" table:formula="of:=DATEDIF([.O1030];[.P1030];&quot;YM&quot;)" table:style-name="ce49">
            <text:p>#¡VALOR!</text:p>
          </table:table-cell>
          <table:table-cell office:value-type="float" office:value="0" table:formula="of:=DATEDIF([.O1030];[.P10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1" table:formula="of:=[.A1030]+1" table:style-name="ce48">
            <text:p>1261</text:p>
          </table:table-cell>
          <table:table-cell table:style-name="ce48"/>
          <table:table-cell office:value-type="string" office:string-value="" table:formula="of:=IF(LEN([.B1031])&lt;&gt;0;VLOOKUP([.$B1031];;7;0);&quot;&quot;)" table:style-name="ce49"/>
          <table:table-cell office:value-type="string" office:string-value="" table:formula="of:=IF(LEN([.B1031])&lt;&gt;0;VLOOKUP([.$B1031];;2;0);&quot;&quot;)" table:style-name="ce49"/>
          <table:table-cell table:number-columns-repeated="11" table:style-name="ce48"/>
          <table:table-cell office:value-type="string" office:string-value="" table:formula="of:=IF([.G1031]&gt;0;DATE([.G1031];[.F1031];[.E1031]);&quot;&quot;)" table:style-name="ce51"/>
          <table:table-cell office:value-type="float" office:value="0" table:formula="of:=DATEDIF([.O1031];[.P1031];&quot;Y&quot;)" table:style-name="ce49">
            <text:p>#¡VALOR!</text:p>
          </table:table-cell>
          <table:table-cell office:value-type="float" office:value="0" table:formula="of:=DATEDIF([.O1031];[.P1031];&quot;YM&quot;)" table:style-name="ce49">
            <text:p>#¡VALOR!</text:p>
          </table:table-cell>
          <table:table-cell office:value-type="float" office:value="0" table:formula="of:=DATEDIF([.O1031];[.P10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2" table:formula="of:=[.A1031]+1" table:style-name="ce48">
            <text:p>1262</text:p>
          </table:table-cell>
          <table:table-cell table:style-name="ce48"/>
          <table:table-cell office:value-type="string" office:string-value="" table:formula="of:=IF(LEN([.B1032])&lt;&gt;0;VLOOKUP([.$B1032];;7;0);&quot;&quot;)" table:style-name="ce49"/>
          <table:table-cell office:value-type="string" office:string-value="" table:formula="of:=IF(LEN([.B1032])&lt;&gt;0;VLOOKUP([.$B1032];;2;0);&quot;&quot;)" table:style-name="ce49"/>
          <table:table-cell table:number-columns-repeated="11" table:style-name="ce48"/>
          <table:table-cell office:value-type="string" office:string-value="" table:formula="of:=IF([.G1032]&gt;0;DATE([.G1032];[.F1032];[.E1032]);&quot;&quot;)" table:style-name="ce51"/>
          <table:table-cell office:value-type="float" office:value="0" table:formula="of:=DATEDIF([.O1032];[.P1032];&quot;Y&quot;)" table:style-name="ce49">
            <text:p>#¡VALOR!</text:p>
          </table:table-cell>
          <table:table-cell office:value-type="float" office:value="0" table:formula="of:=DATEDIF([.O1032];[.P1032];&quot;YM&quot;)" table:style-name="ce49">
            <text:p>#¡VALOR!</text:p>
          </table:table-cell>
          <table:table-cell office:value-type="float" office:value="0" table:formula="of:=DATEDIF([.O1032];[.P10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3" table:formula="of:=[.A1032]+1" table:style-name="ce48">
            <text:p>1263</text:p>
          </table:table-cell>
          <table:table-cell table:style-name="ce48"/>
          <table:table-cell office:value-type="string" office:string-value="" table:formula="of:=IF(LEN([.B1033])&lt;&gt;0;VLOOKUP([.$B1033];;7;0);&quot;&quot;)" table:style-name="ce49"/>
          <table:table-cell office:value-type="string" office:string-value="" table:formula="of:=IF(LEN([.B1033])&lt;&gt;0;VLOOKUP([.$B1033];;2;0);&quot;&quot;)" table:style-name="ce49"/>
          <table:table-cell table:number-columns-repeated="11" table:style-name="ce48"/>
          <table:table-cell office:value-type="string" office:string-value="" table:formula="of:=IF([.G1033]&gt;0;DATE([.G1033];[.F1033];[.E1033]);&quot;&quot;)" table:style-name="ce51"/>
          <table:table-cell office:value-type="float" office:value="0" table:formula="of:=DATEDIF([.O1033];[.P1033];&quot;Y&quot;)" table:style-name="ce49">
            <text:p>#¡VALOR!</text:p>
          </table:table-cell>
          <table:table-cell office:value-type="float" office:value="0" table:formula="of:=DATEDIF([.O1033];[.P1033];&quot;YM&quot;)" table:style-name="ce49">
            <text:p>#¡VALOR!</text:p>
          </table:table-cell>
          <table:table-cell office:value-type="float" office:value="0" table:formula="of:=DATEDIF([.O1033];[.P10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4" table:formula="of:=[.A1033]+1" table:style-name="ce48">
            <text:p>1264</text:p>
          </table:table-cell>
          <table:table-cell table:style-name="ce48"/>
          <table:table-cell office:value-type="string" office:string-value="" table:formula="of:=IF(LEN([.B1034])&lt;&gt;0;VLOOKUP([.$B1034];;7;0);&quot;&quot;)" table:style-name="ce49"/>
          <table:table-cell office:value-type="string" office:string-value="" table:formula="of:=IF(LEN([.B1034])&lt;&gt;0;VLOOKUP([.$B1034];;2;0);&quot;&quot;)" table:style-name="ce49"/>
          <table:table-cell table:number-columns-repeated="11" table:style-name="ce48"/>
          <table:table-cell office:value-type="string" office:string-value="" table:formula="of:=IF([.G1034]&gt;0;DATE([.G1034];[.F1034];[.E1034]);&quot;&quot;)" table:style-name="ce51"/>
          <table:table-cell office:value-type="float" office:value="0" table:formula="of:=DATEDIF([.O1034];[.P1034];&quot;Y&quot;)" table:style-name="ce49">
            <text:p>#¡VALOR!</text:p>
          </table:table-cell>
          <table:table-cell office:value-type="float" office:value="0" table:formula="of:=DATEDIF([.O1034];[.P1034];&quot;YM&quot;)" table:style-name="ce49">
            <text:p>#¡VALOR!</text:p>
          </table:table-cell>
          <table:table-cell office:value-type="float" office:value="0" table:formula="of:=DATEDIF([.O1034];[.P10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5" table:formula="of:=[.A1034]+1" table:style-name="ce48">
            <text:p>1265</text:p>
          </table:table-cell>
          <table:table-cell table:style-name="ce48"/>
          <table:table-cell office:value-type="string" office:string-value="" table:formula="of:=IF(LEN([.B1035])&lt;&gt;0;VLOOKUP([.$B1035];;7;0);&quot;&quot;)" table:style-name="ce49"/>
          <table:table-cell office:value-type="string" office:string-value="" table:formula="of:=IF(LEN([.B1035])&lt;&gt;0;VLOOKUP([.$B1035];;2;0);&quot;&quot;)" table:style-name="ce49"/>
          <table:table-cell table:number-columns-repeated="11" table:style-name="ce48"/>
          <table:table-cell office:value-type="string" office:string-value="" table:formula="of:=IF([.G1035]&gt;0;DATE([.G1035];[.F1035];[.E1035]);&quot;&quot;)" table:style-name="ce51"/>
          <table:table-cell office:value-type="float" office:value="0" table:formula="of:=DATEDIF([.O1035];[.P1035];&quot;Y&quot;)" table:style-name="ce49">
            <text:p>#¡VALOR!</text:p>
          </table:table-cell>
          <table:table-cell office:value-type="float" office:value="0" table:formula="of:=DATEDIF([.O1035];[.P1035];&quot;YM&quot;)" table:style-name="ce49">
            <text:p>#¡VALOR!</text:p>
          </table:table-cell>
          <table:table-cell office:value-type="float" office:value="0" table:formula="of:=DATEDIF([.O1035];[.P10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6" table:formula="of:=[.A1035]+1" table:style-name="ce48">
            <text:p>1266</text:p>
          </table:table-cell>
          <table:table-cell table:style-name="ce48"/>
          <table:table-cell office:value-type="string" office:string-value="" table:formula="of:=IF(LEN([.B1036])&lt;&gt;0;VLOOKUP([.$B1036];;7;0);&quot;&quot;)" table:style-name="ce49"/>
          <table:table-cell office:value-type="string" office:string-value="" table:formula="of:=IF(LEN([.B1036])&lt;&gt;0;VLOOKUP([.$B1036];;2;0);&quot;&quot;)" table:style-name="ce49"/>
          <table:table-cell table:number-columns-repeated="11" table:style-name="ce48"/>
          <table:table-cell office:value-type="string" office:string-value="" table:formula="of:=IF([.G1036]&gt;0;DATE([.G1036];[.F1036];[.E1036]);&quot;&quot;)" table:style-name="ce51"/>
          <table:table-cell office:value-type="float" office:value="0" table:formula="of:=DATEDIF([.O1036];[.P1036];&quot;Y&quot;)" table:style-name="ce49">
            <text:p>#¡VALOR!</text:p>
          </table:table-cell>
          <table:table-cell office:value-type="float" office:value="0" table:formula="of:=DATEDIF([.O1036];[.P1036];&quot;YM&quot;)" table:style-name="ce49">
            <text:p>#¡VALOR!</text:p>
          </table:table-cell>
          <table:table-cell office:value-type="float" office:value="0" table:formula="of:=DATEDIF([.O1036];[.P10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7" table:formula="of:=[.A1036]+1" table:style-name="ce48">
            <text:p>1267</text:p>
          </table:table-cell>
          <table:table-cell table:style-name="ce48"/>
          <table:table-cell office:value-type="string" office:string-value="" table:formula="of:=IF(LEN([.B1037])&lt;&gt;0;VLOOKUP([.$B1037];;7;0);&quot;&quot;)" table:style-name="ce49"/>
          <table:table-cell office:value-type="string" office:string-value="" table:formula="of:=IF(LEN([.B1037])&lt;&gt;0;VLOOKUP([.$B1037];;2;0);&quot;&quot;)" table:style-name="ce49"/>
          <table:table-cell table:number-columns-repeated="11" table:style-name="ce48"/>
          <table:table-cell office:value-type="string" office:string-value="" table:formula="of:=IF([.G1037]&gt;0;DATE([.G1037];[.F1037];[.E1037]);&quot;&quot;)" table:style-name="ce51"/>
          <table:table-cell office:value-type="float" office:value="0" table:formula="of:=DATEDIF([.O1037];[.P1037];&quot;Y&quot;)" table:style-name="ce49">
            <text:p>#¡VALOR!</text:p>
          </table:table-cell>
          <table:table-cell office:value-type="float" office:value="0" table:formula="of:=DATEDIF([.O1037];[.P1037];&quot;YM&quot;)" table:style-name="ce49">
            <text:p>#¡VALOR!</text:p>
          </table:table-cell>
          <table:table-cell office:value-type="float" office:value="0" table:formula="of:=DATEDIF([.O1037];[.P10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8" table:formula="of:=[.A1037]+1" table:style-name="ce48">
            <text:p>1268</text:p>
          </table:table-cell>
          <table:table-cell table:style-name="ce48"/>
          <table:table-cell office:value-type="string" office:string-value="" table:formula="of:=IF(LEN([.B1038])&lt;&gt;0;VLOOKUP([.$B1038];;7;0);&quot;&quot;)" table:style-name="ce49"/>
          <table:table-cell office:value-type="string" office:string-value="" table:formula="of:=IF(LEN([.B1038])&lt;&gt;0;VLOOKUP([.$B1038];;2;0);&quot;&quot;)" table:style-name="ce49"/>
          <table:table-cell table:number-columns-repeated="11" table:style-name="ce48"/>
          <table:table-cell office:value-type="string" office:string-value="" table:formula="of:=IF([.G1038]&gt;0;DATE([.G1038];[.F1038];[.E1038]);&quot;&quot;)" table:style-name="ce51"/>
          <table:table-cell office:value-type="float" office:value="0" table:formula="of:=DATEDIF([.O1038];[.P1038];&quot;Y&quot;)" table:style-name="ce49">
            <text:p>#¡VALOR!</text:p>
          </table:table-cell>
          <table:table-cell office:value-type="float" office:value="0" table:formula="of:=DATEDIF([.O1038];[.P1038];&quot;YM&quot;)" table:style-name="ce49">
            <text:p>#¡VALOR!</text:p>
          </table:table-cell>
          <table:table-cell office:value-type="float" office:value="0" table:formula="of:=DATEDIF([.O1038];[.P10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69" table:formula="of:=[.A1038]+1" table:style-name="ce48">
            <text:p>1269</text:p>
          </table:table-cell>
          <table:table-cell table:style-name="ce48"/>
          <table:table-cell office:value-type="string" office:string-value="" table:formula="of:=IF(LEN([.B1039])&lt;&gt;0;VLOOKUP([.$B1039];;7;0);&quot;&quot;)" table:style-name="ce49"/>
          <table:table-cell office:value-type="string" office:string-value="" table:formula="of:=IF(LEN([.B1039])&lt;&gt;0;VLOOKUP([.$B1039];;2;0);&quot;&quot;)" table:style-name="ce49"/>
          <table:table-cell table:number-columns-repeated="11" table:style-name="ce48"/>
          <table:table-cell office:value-type="string" office:string-value="" table:formula="of:=IF([.G1039]&gt;0;DATE([.G1039];[.F1039];[.E1039]);&quot;&quot;)" table:style-name="ce51"/>
          <table:table-cell office:value-type="float" office:value="0" table:formula="of:=DATEDIF([.O1039];[.P1039];&quot;Y&quot;)" table:style-name="ce49">
            <text:p>#¡VALOR!</text:p>
          </table:table-cell>
          <table:table-cell office:value-type="float" office:value="0" table:formula="of:=DATEDIF([.O1039];[.P1039];&quot;YM&quot;)" table:style-name="ce49">
            <text:p>#¡VALOR!</text:p>
          </table:table-cell>
          <table:table-cell office:value-type="float" office:value="0" table:formula="of:=DATEDIF([.O1039];[.P10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0" table:formula="of:=[.A1039]+1" table:style-name="ce48">
            <text:p>1270</text:p>
          </table:table-cell>
          <table:table-cell table:style-name="ce48"/>
          <table:table-cell office:value-type="string" office:string-value="" table:formula="of:=IF(LEN([.B1040])&lt;&gt;0;VLOOKUP([.$B1040];;7;0);&quot;&quot;)" table:style-name="ce49"/>
          <table:table-cell office:value-type="string" office:string-value="" table:formula="of:=IF(LEN([.B1040])&lt;&gt;0;VLOOKUP([.$B1040];;2;0);&quot;&quot;)" table:style-name="ce49"/>
          <table:table-cell table:number-columns-repeated="11" table:style-name="ce48"/>
          <table:table-cell office:value-type="string" office:string-value="" table:formula="of:=IF([.G1040]&gt;0;DATE([.G1040];[.F1040];[.E1040]);&quot;&quot;)" table:style-name="ce51"/>
          <table:table-cell office:value-type="float" office:value="0" table:formula="of:=DATEDIF([.O1040];[.P1040];&quot;Y&quot;)" table:style-name="ce49">
            <text:p>#¡VALOR!</text:p>
          </table:table-cell>
          <table:table-cell office:value-type="float" office:value="0" table:formula="of:=DATEDIF([.O1040];[.P1040];&quot;YM&quot;)" table:style-name="ce49">
            <text:p>#¡VALOR!</text:p>
          </table:table-cell>
          <table:table-cell office:value-type="float" office:value="0" table:formula="of:=DATEDIF([.O1040];[.P10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1" table:formula="of:=[.A1040]+1" table:style-name="ce48">
            <text:p>1271</text:p>
          </table:table-cell>
          <table:table-cell table:style-name="ce48"/>
          <table:table-cell office:value-type="string" office:string-value="" table:formula="of:=IF(LEN([.B1041])&lt;&gt;0;VLOOKUP([.$B1041];;7;0);&quot;&quot;)" table:style-name="ce49"/>
          <table:table-cell office:value-type="string" office:string-value="" table:formula="of:=IF(LEN([.B1041])&lt;&gt;0;VLOOKUP([.$B1041];;2;0);&quot;&quot;)" table:style-name="ce49"/>
          <table:table-cell table:number-columns-repeated="11" table:style-name="ce48"/>
          <table:table-cell office:value-type="string" office:string-value="" table:formula="of:=IF([.G1041]&gt;0;DATE([.G1041];[.F1041];[.E1041]);&quot;&quot;)" table:style-name="ce51"/>
          <table:table-cell office:value-type="float" office:value="0" table:formula="of:=DATEDIF([.O1041];[.P1041];&quot;Y&quot;)" table:style-name="ce49">
            <text:p>#¡VALOR!</text:p>
          </table:table-cell>
          <table:table-cell office:value-type="float" office:value="0" table:formula="of:=DATEDIF([.O1041];[.P1041];&quot;YM&quot;)" table:style-name="ce49">
            <text:p>#¡VALOR!</text:p>
          </table:table-cell>
          <table:table-cell office:value-type="float" office:value="0" table:formula="of:=DATEDIF([.O1041];[.P10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2" table:formula="of:=[.A1041]+1" table:style-name="ce48">
            <text:p>1272</text:p>
          </table:table-cell>
          <table:table-cell table:style-name="ce48"/>
          <table:table-cell office:value-type="string" office:string-value="" table:formula="of:=IF(LEN([.B1042])&lt;&gt;0;VLOOKUP([.$B1042];;7;0);&quot;&quot;)" table:style-name="ce49"/>
          <table:table-cell office:value-type="string" office:string-value="" table:formula="of:=IF(LEN([.B1042])&lt;&gt;0;VLOOKUP([.$B1042];;2;0);&quot;&quot;)" table:style-name="ce49"/>
          <table:table-cell table:number-columns-repeated="11" table:style-name="ce48"/>
          <table:table-cell office:value-type="string" office:string-value="" table:formula="of:=IF([.G1042]&gt;0;DATE([.G1042];[.F1042];[.E1042]);&quot;&quot;)" table:style-name="ce51"/>
          <table:table-cell office:value-type="float" office:value="0" table:formula="of:=DATEDIF([.O1042];[.P1042];&quot;Y&quot;)" table:style-name="ce49">
            <text:p>#¡VALOR!</text:p>
          </table:table-cell>
          <table:table-cell office:value-type="float" office:value="0" table:formula="of:=DATEDIF([.O1042];[.P1042];&quot;YM&quot;)" table:style-name="ce49">
            <text:p>#¡VALOR!</text:p>
          </table:table-cell>
          <table:table-cell office:value-type="float" office:value="0" table:formula="of:=DATEDIF([.O1042];[.P10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3" table:formula="of:=[.A1042]+1" table:style-name="ce48">
            <text:p>1273</text:p>
          </table:table-cell>
          <table:table-cell table:style-name="ce48"/>
          <table:table-cell office:value-type="string" office:string-value="" table:formula="of:=IF(LEN([.B1043])&lt;&gt;0;VLOOKUP([.$B1043];;7;0);&quot;&quot;)" table:style-name="ce49"/>
          <table:table-cell office:value-type="string" office:string-value="" table:formula="of:=IF(LEN([.B1043])&lt;&gt;0;VLOOKUP([.$B1043];;2;0);&quot;&quot;)" table:style-name="ce49"/>
          <table:table-cell table:number-columns-repeated="11" table:style-name="ce48"/>
          <table:table-cell office:value-type="string" office:string-value="" table:formula="of:=IF([.G1043]&gt;0;DATE([.G1043];[.F1043];[.E1043]);&quot;&quot;)" table:style-name="ce51"/>
          <table:table-cell office:value-type="float" office:value="0" table:formula="of:=DATEDIF([.O1043];[.P1043];&quot;Y&quot;)" table:style-name="ce49">
            <text:p>#¡VALOR!</text:p>
          </table:table-cell>
          <table:table-cell office:value-type="float" office:value="0" table:formula="of:=DATEDIF([.O1043];[.P1043];&quot;YM&quot;)" table:style-name="ce49">
            <text:p>#¡VALOR!</text:p>
          </table:table-cell>
          <table:table-cell office:value-type="float" office:value="0" table:formula="of:=DATEDIF([.O1043];[.P10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4" table:formula="of:=[.A1043]+1" table:style-name="ce48">
            <text:p>1274</text:p>
          </table:table-cell>
          <table:table-cell table:style-name="ce48"/>
          <table:table-cell office:value-type="string" office:string-value="" table:formula="of:=IF(LEN([.B1044])&lt;&gt;0;VLOOKUP([.$B1044];;7;0);&quot;&quot;)" table:style-name="ce49"/>
          <table:table-cell office:value-type="string" office:string-value="" table:formula="of:=IF(LEN([.B1044])&lt;&gt;0;VLOOKUP([.$B1044];;2;0);&quot;&quot;)" table:style-name="ce49"/>
          <table:table-cell table:number-columns-repeated="11" table:style-name="ce48"/>
          <table:table-cell office:value-type="string" office:string-value="" table:formula="of:=IF([.G1044]&gt;0;DATE([.G1044];[.F1044];[.E1044]);&quot;&quot;)" table:style-name="ce51"/>
          <table:table-cell office:value-type="float" office:value="0" table:formula="of:=DATEDIF([.O1044];[.P1044];&quot;Y&quot;)" table:style-name="ce49">
            <text:p>#¡VALOR!</text:p>
          </table:table-cell>
          <table:table-cell office:value-type="float" office:value="0" table:formula="of:=DATEDIF([.O1044];[.P1044];&quot;YM&quot;)" table:style-name="ce49">
            <text:p>#¡VALOR!</text:p>
          </table:table-cell>
          <table:table-cell office:value-type="float" office:value="0" table:formula="of:=DATEDIF([.O1044];[.P10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5" table:formula="of:=[.A1044]+1" table:style-name="ce48">
            <text:p>1275</text:p>
          </table:table-cell>
          <table:table-cell table:style-name="ce48"/>
          <table:table-cell office:value-type="string" office:string-value="" table:formula="of:=IF(LEN([.B1045])&lt;&gt;0;VLOOKUP([.$B1045];;7;0);&quot;&quot;)" table:style-name="ce49"/>
          <table:table-cell office:value-type="string" office:string-value="" table:formula="of:=IF(LEN([.B1045])&lt;&gt;0;VLOOKUP([.$B1045];;2;0);&quot;&quot;)" table:style-name="ce49"/>
          <table:table-cell table:number-columns-repeated="11" table:style-name="ce48"/>
          <table:table-cell office:value-type="string" office:string-value="" table:formula="of:=IF([.G1045]&gt;0;DATE([.G1045];[.F1045];[.E1045]);&quot;&quot;)" table:style-name="ce51"/>
          <table:table-cell office:value-type="float" office:value="0" table:formula="of:=DATEDIF([.O1045];[.P1045];&quot;Y&quot;)" table:style-name="ce49">
            <text:p>#¡VALOR!</text:p>
          </table:table-cell>
          <table:table-cell office:value-type="float" office:value="0" table:formula="of:=DATEDIF([.O1045];[.P1045];&quot;YM&quot;)" table:style-name="ce49">
            <text:p>#¡VALOR!</text:p>
          </table:table-cell>
          <table:table-cell office:value-type="float" office:value="0" table:formula="of:=DATEDIF([.O1045];[.P10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6" table:formula="of:=[.A1045]+1" table:style-name="ce48">
            <text:p>1276</text:p>
          </table:table-cell>
          <table:table-cell table:style-name="ce48"/>
          <table:table-cell office:value-type="string" office:string-value="" table:formula="of:=IF(LEN([.B1046])&lt;&gt;0;VLOOKUP([.$B1046];;7;0);&quot;&quot;)" table:style-name="ce49"/>
          <table:table-cell office:value-type="string" office:string-value="" table:formula="of:=IF(LEN([.B1046])&lt;&gt;0;VLOOKUP([.$B1046];;2;0);&quot;&quot;)" table:style-name="ce49"/>
          <table:table-cell table:number-columns-repeated="11" table:style-name="ce48"/>
          <table:table-cell office:value-type="string" office:string-value="" table:formula="of:=IF([.G1046]&gt;0;DATE([.G1046];[.F1046];[.E1046]);&quot;&quot;)" table:style-name="ce51"/>
          <table:table-cell office:value-type="float" office:value="0" table:formula="of:=DATEDIF([.O1046];[.P1046];&quot;Y&quot;)" table:style-name="ce49">
            <text:p>#¡VALOR!</text:p>
          </table:table-cell>
          <table:table-cell office:value-type="float" office:value="0" table:formula="of:=DATEDIF([.O1046];[.P1046];&quot;YM&quot;)" table:style-name="ce49">
            <text:p>#¡VALOR!</text:p>
          </table:table-cell>
          <table:table-cell office:value-type="float" office:value="0" table:formula="of:=DATEDIF([.O1046];[.P10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7" table:formula="of:=[.A1046]+1" table:style-name="ce48">
            <text:p>1277</text:p>
          </table:table-cell>
          <table:table-cell table:style-name="ce48"/>
          <table:table-cell office:value-type="string" office:string-value="" table:formula="of:=IF(LEN([.B1047])&lt;&gt;0;VLOOKUP([.$B1047];;7;0);&quot;&quot;)" table:style-name="ce49"/>
          <table:table-cell office:value-type="string" office:string-value="" table:formula="of:=IF(LEN([.B1047])&lt;&gt;0;VLOOKUP([.$B1047];;2;0);&quot;&quot;)" table:style-name="ce49"/>
          <table:table-cell table:number-columns-repeated="11" table:style-name="ce48"/>
          <table:table-cell office:value-type="string" office:string-value="" table:formula="of:=IF([.G1047]&gt;0;DATE([.G1047];[.F1047];[.E1047]);&quot;&quot;)" table:style-name="ce51"/>
          <table:table-cell office:value-type="float" office:value="0" table:formula="of:=DATEDIF([.O1047];[.P1047];&quot;Y&quot;)" table:style-name="ce49">
            <text:p>#¡VALOR!</text:p>
          </table:table-cell>
          <table:table-cell office:value-type="float" office:value="0" table:formula="of:=DATEDIF([.O1047];[.P1047];&quot;YM&quot;)" table:style-name="ce49">
            <text:p>#¡VALOR!</text:p>
          </table:table-cell>
          <table:table-cell office:value-type="float" office:value="0" table:formula="of:=DATEDIF([.O1047];[.P10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8" table:formula="of:=[.A1047]+1" table:style-name="ce48">
            <text:p>1278</text:p>
          </table:table-cell>
          <table:table-cell table:style-name="ce48"/>
          <table:table-cell office:value-type="string" office:string-value="" table:formula="of:=IF(LEN([.B1048])&lt;&gt;0;VLOOKUP([.$B1048];;7;0);&quot;&quot;)" table:style-name="ce49"/>
          <table:table-cell office:value-type="string" office:string-value="" table:formula="of:=IF(LEN([.B1048])&lt;&gt;0;VLOOKUP([.$B1048];;2;0);&quot;&quot;)" table:style-name="ce49"/>
          <table:table-cell table:number-columns-repeated="11" table:style-name="ce48"/>
          <table:table-cell office:value-type="string" office:string-value="" table:formula="of:=IF([.G1048]&gt;0;DATE([.G1048];[.F1048];[.E1048]);&quot;&quot;)" table:style-name="ce51"/>
          <table:table-cell office:value-type="float" office:value="0" table:formula="of:=DATEDIF([.O1048];[.P1048];&quot;Y&quot;)" table:style-name="ce49">
            <text:p>#¡VALOR!</text:p>
          </table:table-cell>
          <table:table-cell office:value-type="float" office:value="0" table:formula="of:=DATEDIF([.O1048];[.P1048];&quot;YM&quot;)" table:style-name="ce49">
            <text:p>#¡VALOR!</text:p>
          </table:table-cell>
          <table:table-cell office:value-type="float" office:value="0" table:formula="of:=DATEDIF([.O1048];[.P10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79" table:formula="of:=[.A1048]+1" table:style-name="ce48">
            <text:p>1279</text:p>
          </table:table-cell>
          <table:table-cell table:style-name="ce48"/>
          <table:table-cell office:value-type="string" office:string-value="" table:formula="of:=IF(LEN([.B1049])&lt;&gt;0;VLOOKUP([.$B1049];;7;0);&quot;&quot;)" table:style-name="ce49"/>
          <table:table-cell office:value-type="string" office:string-value="" table:formula="of:=IF(LEN([.B1049])&lt;&gt;0;VLOOKUP([.$B1049];;2;0);&quot;&quot;)" table:style-name="ce49"/>
          <table:table-cell table:number-columns-repeated="11" table:style-name="ce48"/>
          <table:table-cell office:value-type="string" office:string-value="" table:formula="of:=IF([.G1049]&gt;0;DATE([.G1049];[.F1049];[.E1049]);&quot;&quot;)" table:style-name="ce51"/>
          <table:table-cell office:value-type="float" office:value="0" table:formula="of:=DATEDIF([.O1049];[.P1049];&quot;Y&quot;)" table:style-name="ce49">
            <text:p>#¡VALOR!</text:p>
          </table:table-cell>
          <table:table-cell office:value-type="float" office:value="0" table:formula="of:=DATEDIF([.O1049];[.P1049];&quot;YM&quot;)" table:style-name="ce49">
            <text:p>#¡VALOR!</text:p>
          </table:table-cell>
          <table:table-cell office:value-type="float" office:value="0" table:formula="of:=DATEDIF([.O1049];[.P10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0" table:formula="of:=[.A1049]+1" table:style-name="ce48">
            <text:p>1280</text:p>
          </table:table-cell>
          <table:table-cell table:style-name="ce48"/>
          <table:table-cell office:value-type="string" office:string-value="" table:formula="of:=IF(LEN([.B1050])&lt;&gt;0;VLOOKUP([.$B1050];;7;0);&quot;&quot;)" table:style-name="ce49"/>
          <table:table-cell office:value-type="string" office:string-value="" table:formula="of:=IF(LEN([.B1050])&lt;&gt;0;VLOOKUP([.$B1050];;2;0);&quot;&quot;)" table:style-name="ce49"/>
          <table:table-cell table:number-columns-repeated="11" table:style-name="ce48"/>
          <table:table-cell office:value-type="string" office:string-value="" table:formula="of:=IF([.G1050]&gt;0;DATE([.G1050];[.F1050];[.E1050]);&quot;&quot;)" table:style-name="ce51"/>
          <table:table-cell office:value-type="float" office:value="0" table:formula="of:=DATEDIF([.O1050];[.P1050];&quot;Y&quot;)" table:style-name="ce49">
            <text:p>#¡VALOR!</text:p>
          </table:table-cell>
          <table:table-cell office:value-type="float" office:value="0" table:formula="of:=DATEDIF([.O1050];[.P1050];&quot;YM&quot;)" table:style-name="ce49">
            <text:p>#¡VALOR!</text:p>
          </table:table-cell>
          <table:table-cell office:value-type="float" office:value="0" table:formula="of:=DATEDIF([.O1050];[.P10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1" table:formula="of:=[.A1050]+1" table:style-name="ce48">
            <text:p>1281</text:p>
          </table:table-cell>
          <table:table-cell table:style-name="ce48"/>
          <table:table-cell office:value-type="string" office:string-value="" table:formula="of:=IF(LEN([.B1051])&lt;&gt;0;VLOOKUP([.$B1051];;7;0);&quot;&quot;)" table:style-name="ce49"/>
          <table:table-cell office:value-type="string" office:string-value="" table:formula="of:=IF(LEN([.B1051])&lt;&gt;0;VLOOKUP([.$B1051];;2;0);&quot;&quot;)" table:style-name="ce49"/>
          <table:table-cell table:number-columns-repeated="11" table:style-name="ce48"/>
          <table:table-cell office:value-type="string" office:string-value="" table:formula="of:=IF([.G1051]&gt;0;DATE([.G1051];[.F1051];[.E1051]);&quot;&quot;)" table:style-name="ce51"/>
          <table:table-cell office:value-type="float" office:value="0" table:formula="of:=DATEDIF([.O1051];[.P1051];&quot;Y&quot;)" table:style-name="ce49">
            <text:p>#¡VALOR!</text:p>
          </table:table-cell>
          <table:table-cell office:value-type="float" office:value="0" table:formula="of:=DATEDIF([.O1051];[.P1051];&quot;YM&quot;)" table:style-name="ce49">
            <text:p>#¡VALOR!</text:p>
          </table:table-cell>
          <table:table-cell office:value-type="float" office:value="0" table:formula="of:=DATEDIF([.O1051];[.P10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2" table:formula="of:=[.A1051]+1" table:style-name="ce48">
            <text:p>1282</text:p>
          </table:table-cell>
          <table:table-cell table:style-name="ce48"/>
          <table:table-cell office:value-type="string" office:string-value="" table:formula="of:=IF(LEN([.B1052])&lt;&gt;0;VLOOKUP([.$B1052];;7;0);&quot;&quot;)" table:style-name="ce49"/>
          <table:table-cell office:value-type="string" office:string-value="" table:formula="of:=IF(LEN([.B1052])&lt;&gt;0;VLOOKUP([.$B1052];;2;0);&quot;&quot;)" table:style-name="ce49"/>
          <table:table-cell table:number-columns-repeated="11" table:style-name="ce48"/>
          <table:table-cell office:value-type="string" office:string-value="" table:formula="of:=IF([.G1052]&gt;0;DATE([.G1052];[.F1052];[.E1052]);&quot;&quot;)" table:style-name="ce51"/>
          <table:table-cell office:value-type="float" office:value="0" table:formula="of:=DATEDIF([.O1052];[.P1052];&quot;Y&quot;)" table:style-name="ce49">
            <text:p>#¡VALOR!</text:p>
          </table:table-cell>
          <table:table-cell office:value-type="float" office:value="0" table:formula="of:=DATEDIF([.O1052];[.P1052];&quot;YM&quot;)" table:style-name="ce49">
            <text:p>#¡VALOR!</text:p>
          </table:table-cell>
          <table:table-cell office:value-type="float" office:value="0" table:formula="of:=DATEDIF([.O1052];[.P10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3" table:formula="of:=[.A1052]+1" table:style-name="ce48">
            <text:p>1283</text:p>
          </table:table-cell>
          <table:table-cell table:style-name="ce48"/>
          <table:table-cell office:value-type="string" office:string-value="" table:formula="of:=IF(LEN([.B1053])&lt;&gt;0;VLOOKUP([.$B1053];;7;0);&quot;&quot;)" table:style-name="ce49"/>
          <table:table-cell office:value-type="string" office:string-value="" table:formula="of:=IF(LEN([.B1053])&lt;&gt;0;VLOOKUP([.$B1053];;2;0);&quot;&quot;)" table:style-name="ce49"/>
          <table:table-cell table:number-columns-repeated="11" table:style-name="ce48"/>
          <table:table-cell office:value-type="string" office:string-value="" table:formula="of:=IF([.G1053]&gt;0;DATE([.G1053];[.F1053];[.E1053]);&quot;&quot;)" table:style-name="ce51"/>
          <table:table-cell office:value-type="float" office:value="0" table:formula="of:=DATEDIF([.O1053];[.P1053];&quot;Y&quot;)" table:style-name="ce49">
            <text:p>#¡VALOR!</text:p>
          </table:table-cell>
          <table:table-cell office:value-type="float" office:value="0" table:formula="of:=DATEDIF([.O1053];[.P1053];&quot;YM&quot;)" table:style-name="ce49">
            <text:p>#¡VALOR!</text:p>
          </table:table-cell>
          <table:table-cell office:value-type="float" office:value="0" table:formula="of:=DATEDIF([.O1053];[.P10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4" table:formula="of:=[.A1053]+1" table:style-name="ce48">
            <text:p>1284</text:p>
          </table:table-cell>
          <table:table-cell table:style-name="ce48"/>
          <table:table-cell office:value-type="string" office:string-value="" table:formula="of:=IF(LEN([.B1054])&lt;&gt;0;VLOOKUP([.$B1054];;7;0);&quot;&quot;)" table:style-name="ce49"/>
          <table:table-cell office:value-type="string" office:string-value="" table:formula="of:=IF(LEN([.B1054])&lt;&gt;0;VLOOKUP([.$B1054];;2;0);&quot;&quot;)" table:style-name="ce49"/>
          <table:table-cell table:number-columns-repeated="11" table:style-name="ce48"/>
          <table:table-cell office:value-type="string" office:string-value="" table:formula="of:=IF([.G1054]&gt;0;DATE([.G1054];[.F1054];[.E1054]);&quot;&quot;)" table:style-name="ce51"/>
          <table:table-cell office:value-type="float" office:value="0" table:formula="of:=DATEDIF([.O1054];[.P1054];&quot;Y&quot;)" table:style-name="ce49">
            <text:p>#¡VALOR!</text:p>
          </table:table-cell>
          <table:table-cell office:value-type="float" office:value="0" table:formula="of:=DATEDIF([.O1054];[.P1054];&quot;YM&quot;)" table:style-name="ce49">
            <text:p>#¡VALOR!</text:p>
          </table:table-cell>
          <table:table-cell office:value-type="float" office:value="0" table:formula="of:=DATEDIF([.O1054];[.P10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5" table:formula="of:=[.A1054]+1" table:style-name="ce48">
            <text:p>1285</text:p>
          </table:table-cell>
          <table:table-cell table:style-name="ce48"/>
          <table:table-cell office:value-type="string" office:string-value="" table:formula="of:=IF(LEN([.B1055])&lt;&gt;0;VLOOKUP([.$B1055];;7;0);&quot;&quot;)" table:style-name="ce49"/>
          <table:table-cell office:value-type="string" office:string-value="" table:formula="of:=IF(LEN([.B1055])&lt;&gt;0;VLOOKUP([.$B1055];;2;0);&quot;&quot;)" table:style-name="ce49"/>
          <table:table-cell table:number-columns-repeated="11" table:style-name="ce48"/>
          <table:table-cell office:value-type="string" office:string-value="" table:formula="of:=IF([.G1055]&gt;0;DATE([.G1055];[.F1055];[.E1055]);&quot;&quot;)" table:style-name="ce51"/>
          <table:table-cell office:value-type="float" office:value="0" table:formula="of:=DATEDIF([.O1055];[.P1055];&quot;Y&quot;)" table:style-name="ce49">
            <text:p>#¡VALOR!</text:p>
          </table:table-cell>
          <table:table-cell office:value-type="float" office:value="0" table:formula="of:=DATEDIF([.O1055];[.P1055];&quot;YM&quot;)" table:style-name="ce49">
            <text:p>#¡VALOR!</text:p>
          </table:table-cell>
          <table:table-cell office:value-type="float" office:value="0" table:formula="of:=DATEDIF([.O1055];[.P10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6" table:formula="of:=[.A1055]+1" table:style-name="ce48">
            <text:p>1286</text:p>
          </table:table-cell>
          <table:table-cell table:style-name="ce48"/>
          <table:table-cell office:value-type="string" office:string-value="" table:formula="of:=IF(LEN([.B1056])&lt;&gt;0;VLOOKUP([.$B1056];;7;0);&quot;&quot;)" table:style-name="ce49"/>
          <table:table-cell office:value-type="string" office:string-value="" table:formula="of:=IF(LEN([.B1056])&lt;&gt;0;VLOOKUP([.$B1056];;2;0);&quot;&quot;)" table:style-name="ce49"/>
          <table:table-cell table:number-columns-repeated="11" table:style-name="ce48"/>
          <table:table-cell office:value-type="string" office:string-value="" table:formula="of:=IF([.G1056]&gt;0;DATE([.G1056];[.F1056];[.E1056]);&quot;&quot;)" table:style-name="ce51"/>
          <table:table-cell office:value-type="float" office:value="0" table:formula="of:=DATEDIF([.O1056];[.P1056];&quot;Y&quot;)" table:style-name="ce49">
            <text:p>#¡VALOR!</text:p>
          </table:table-cell>
          <table:table-cell office:value-type="float" office:value="0" table:formula="of:=DATEDIF([.O1056];[.P1056];&quot;YM&quot;)" table:style-name="ce49">
            <text:p>#¡VALOR!</text:p>
          </table:table-cell>
          <table:table-cell office:value-type="float" office:value="0" table:formula="of:=DATEDIF([.O1056];[.P10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7" table:formula="of:=[.A1056]+1" table:style-name="ce48">
            <text:p>1287</text:p>
          </table:table-cell>
          <table:table-cell table:style-name="ce48"/>
          <table:table-cell office:value-type="string" office:string-value="" table:formula="of:=IF(LEN([.B1057])&lt;&gt;0;VLOOKUP([.$B1057];;7;0);&quot;&quot;)" table:style-name="ce49"/>
          <table:table-cell office:value-type="string" office:string-value="" table:formula="of:=IF(LEN([.B1057])&lt;&gt;0;VLOOKUP([.$B1057];;2;0);&quot;&quot;)" table:style-name="ce49"/>
          <table:table-cell table:number-columns-repeated="11" table:style-name="ce48"/>
          <table:table-cell office:value-type="string" office:string-value="" table:formula="of:=IF([.G1057]&gt;0;DATE([.G1057];[.F1057];[.E1057]);&quot;&quot;)" table:style-name="ce51"/>
          <table:table-cell office:value-type="float" office:value="0" table:formula="of:=DATEDIF([.O1057];[.P1057];&quot;Y&quot;)" table:style-name="ce49">
            <text:p>#¡VALOR!</text:p>
          </table:table-cell>
          <table:table-cell office:value-type="float" office:value="0" table:formula="of:=DATEDIF([.O1057];[.P1057];&quot;YM&quot;)" table:style-name="ce49">
            <text:p>#¡VALOR!</text:p>
          </table:table-cell>
          <table:table-cell office:value-type="float" office:value="0" table:formula="of:=DATEDIF([.O1057];[.P10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8" table:formula="of:=[.A1057]+1" table:style-name="ce48">
            <text:p>1288</text:p>
          </table:table-cell>
          <table:table-cell table:style-name="ce48"/>
          <table:table-cell office:value-type="string" office:string-value="" table:formula="of:=IF(LEN([.B1058])&lt;&gt;0;VLOOKUP([.$B1058];;7;0);&quot;&quot;)" table:style-name="ce49"/>
          <table:table-cell office:value-type="string" office:string-value="" table:formula="of:=IF(LEN([.B1058])&lt;&gt;0;VLOOKUP([.$B1058];;2;0);&quot;&quot;)" table:style-name="ce49"/>
          <table:table-cell table:number-columns-repeated="11" table:style-name="ce48"/>
          <table:table-cell office:value-type="string" office:string-value="" table:formula="of:=IF([.G1058]&gt;0;DATE([.G1058];[.F1058];[.E1058]);&quot;&quot;)" table:style-name="ce51"/>
          <table:table-cell office:value-type="float" office:value="0" table:formula="of:=DATEDIF([.O1058];[.P1058];&quot;Y&quot;)" table:style-name="ce49">
            <text:p>#¡VALOR!</text:p>
          </table:table-cell>
          <table:table-cell office:value-type="float" office:value="0" table:formula="of:=DATEDIF([.O1058];[.P1058];&quot;YM&quot;)" table:style-name="ce49">
            <text:p>#¡VALOR!</text:p>
          </table:table-cell>
          <table:table-cell office:value-type="float" office:value="0" table:formula="of:=DATEDIF([.O1058];[.P10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89" table:formula="of:=[.A1058]+1" table:style-name="ce48">
            <text:p>1289</text:p>
          </table:table-cell>
          <table:table-cell table:style-name="ce48"/>
          <table:table-cell office:value-type="string" office:string-value="" table:formula="of:=IF(LEN([.B1059])&lt;&gt;0;VLOOKUP([.$B1059];;7;0);&quot;&quot;)" table:style-name="ce49"/>
          <table:table-cell office:value-type="string" office:string-value="" table:formula="of:=IF(LEN([.B1059])&lt;&gt;0;VLOOKUP([.$B1059];;2;0);&quot;&quot;)" table:style-name="ce49"/>
          <table:table-cell table:number-columns-repeated="11" table:style-name="ce48"/>
          <table:table-cell office:value-type="string" office:string-value="" table:formula="of:=IF([.G1059]&gt;0;DATE([.G1059];[.F1059];[.E1059]);&quot;&quot;)" table:style-name="ce51"/>
          <table:table-cell office:value-type="float" office:value="0" table:formula="of:=DATEDIF([.O1059];[.P1059];&quot;Y&quot;)" table:style-name="ce49">
            <text:p>#¡VALOR!</text:p>
          </table:table-cell>
          <table:table-cell office:value-type="float" office:value="0" table:formula="of:=DATEDIF([.O1059];[.P1059];&quot;YM&quot;)" table:style-name="ce49">
            <text:p>#¡VALOR!</text:p>
          </table:table-cell>
          <table:table-cell office:value-type="float" office:value="0" table:formula="of:=DATEDIF([.O1059];[.P10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0" table:formula="of:=[.A1059]+1" table:style-name="ce48">
            <text:p>1290</text:p>
          </table:table-cell>
          <table:table-cell table:style-name="ce48"/>
          <table:table-cell office:value-type="string" office:string-value="" table:formula="of:=IF(LEN([.B1060])&lt;&gt;0;VLOOKUP([.$B1060];;7;0);&quot;&quot;)" table:style-name="ce49"/>
          <table:table-cell office:value-type="string" office:string-value="" table:formula="of:=IF(LEN([.B1060])&lt;&gt;0;VLOOKUP([.$B1060];;2;0);&quot;&quot;)" table:style-name="ce49"/>
          <table:table-cell table:number-columns-repeated="11" table:style-name="ce48"/>
          <table:table-cell office:value-type="string" office:string-value="" table:formula="of:=IF([.G1060]&gt;0;DATE([.G1060];[.F1060];[.E1060]);&quot;&quot;)" table:style-name="ce51"/>
          <table:table-cell office:value-type="float" office:value="0" table:formula="of:=DATEDIF([.O1060];[.P1060];&quot;Y&quot;)" table:style-name="ce49">
            <text:p>#¡VALOR!</text:p>
          </table:table-cell>
          <table:table-cell office:value-type="float" office:value="0" table:formula="of:=DATEDIF([.O1060];[.P1060];&quot;YM&quot;)" table:style-name="ce49">
            <text:p>#¡VALOR!</text:p>
          </table:table-cell>
          <table:table-cell office:value-type="float" office:value="0" table:formula="of:=DATEDIF([.O1060];[.P10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1" table:formula="of:=[.A1060]+1" table:style-name="ce48">
            <text:p>1291</text:p>
          </table:table-cell>
          <table:table-cell table:style-name="ce48"/>
          <table:table-cell office:value-type="string" office:string-value="" table:formula="of:=IF(LEN([.B1061])&lt;&gt;0;VLOOKUP([.$B1061];;7;0);&quot;&quot;)" table:style-name="ce49"/>
          <table:table-cell office:value-type="string" office:string-value="" table:formula="of:=IF(LEN([.B1061])&lt;&gt;0;VLOOKUP([.$B1061];;2;0);&quot;&quot;)" table:style-name="ce49"/>
          <table:table-cell table:number-columns-repeated="11" table:style-name="ce48"/>
          <table:table-cell office:value-type="string" office:string-value="" table:formula="of:=IF([.G1061]&gt;0;DATE([.G1061];[.F1061];[.E1061]);&quot;&quot;)" table:style-name="ce51"/>
          <table:table-cell office:value-type="float" office:value="0" table:formula="of:=DATEDIF([.O1061];[.P1061];&quot;Y&quot;)" table:style-name="ce49">
            <text:p>#¡VALOR!</text:p>
          </table:table-cell>
          <table:table-cell office:value-type="float" office:value="0" table:formula="of:=DATEDIF([.O1061];[.P1061];&quot;YM&quot;)" table:style-name="ce49">
            <text:p>#¡VALOR!</text:p>
          </table:table-cell>
          <table:table-cell office:value-type="float" office:value="0" table:formula="of:=DATEDIF([.O1061];[.P10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2" table:formula="of:=[.A1061]+1" table:style-name="ce48">
            <text:p>1292</text:p>
          </table:table-cell>
          <table:table-cell table:style-name="ce48"/>
          <table:table-cell office:value-type="string" office:string-value="" table:formula="of:=IF(LEN([.B1062])&lt;&gt;0;VLOOKUP([.$B1062];;7;0);&quot;&quot;)" table:style-name="ce49"/>
          <table:table-cell office:value-type="string" office:string-value="" table:formula="of:=IF(LEN([.B1062])&lt;&gt;0;VLOOKUP([.$B1062];;2;0);&quot;&quot;)" table:style-name="ce49"/>
          <table:table-cell table:number-columns-repeated="11" table:style-name="ce48"/>
          <table:table-cell office:value-type="string" office:string-value="" table:formula="of:=IF([.G1062]&gt;0;DATE([.G1062];[.F1062];[.E1062]);&quot;&quot;)" table:style-name="ce51"/>
          <table:table-cell office:value-type="float" office:value="0" table:formula="of:=DATEDIF([.O1062];[.P1062];&quot;Y&quot;)" table:style-name="ce49">
            <text:p>#¡VALOR!</text:p>
          </table:table-cell>
          <table:table-cell office:value-type="float" office:value="0" table:formula="of:=DATEDIF([.O1062];[.P1062];&quot;YM&quot;)" table:style-name="ce49">
            <text:p>#¡VALOR!</text:p>
          </table:table-cell>
          <table:table-cell office:value-type="float" office:value="0" table:formula="of:=DATEDIF([.O1062];[.P10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3" table:formula="of:=[.A1062]+1" table:style-name="ce48">
            <text:p>1293</text:p>
          </table:table-cell>
          <table:table-cell table:style-name="ce48"/>
          <table:table-cell office:value-type="string" office:string-value="" table:formula="of:=IF(LEN([.B1063])&lt;&gt;0;VLOOKUP([.$B1063];;7;0);&quot;&quot;)" table:style-name="ce49"/>
          <table:table-cell office:value-type="string" office:string-value="" table:formula="of:=IF(LEN([.B1063])&lt;&gt;0;VLOOKUP([.$B1063];;2;0);&quot;&quot;)" table:style-name="ce49"/>
          <table:table-cell table:number-columns-repeated="11" table:style-name="ce48"/>
          <table:table-cell office:value-type="string" office:string-value="" table:formula="of:=IF([.G1063]&gt;0;DATE([.G1063];[.F1063];[.E1063]);&quot;&quot;)" table:style-name="ce51"/>
          <table:table-cell office:value-type="float" office:value="0" table:formula="of:=DATEDIF([.O1063];[.P1063];&quot;Y&quot;)" table:style-name="ce49">
            <text:p>#¡VALOR!</text:p>
          </table:table-cell>
          <table:table-cell office:value-type="float" office:value="0" table:formula="of:=DATEDIF([.O1063];[.P1063];&quot;YM&quot;)" table:style-name="ce49">
            <text:p>#¡VALOR!</text:p>
          </table:table-cell>
          <table:table-cell office:value-type="float" office:value="0" table:formula="of:=DATEDIF([.O1063];[.P10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4" table:formula="of:=[.A1063]+1" table:style-name="ce48">
            <text:p>1294</text:p>
          </table:table-cell>
          <table:table-cell table:style-name="ce48"/>
          <table:table-cell office:value-type="string" office:string-value="" table:formula="of:=IF(LEN([.B1064])&lt;&gt;0;VLOOKUP([.$B1064];;7;0);&quot;&quot;)" table:style-name="ce49"/>
          <table:table-cell office:value-type="string" office:string-value="" table:formula="of:=IF(LEN([.B1064])&lt;&gt;0;VLOOKUP([.$B1064];;2;0);&quot;&quot;)" table:style-name="ce49"/>
          <table:table-cell table:number-columns-repeated="11" table:style-name="ce48"/>
          <table:table-cell office:value-type="string" office:string-value="" table:formula="of:=IF([.G1064]&gt;0;DATE([.G1064];[.F1064];[.E1064]);&quot;&quot;)" table:style-name="ce51"/>
          <table:table-cell office:value-type="float" office:value="0" table:formula="of:=DATEDIF([.O1064];[.P1064];&quot;Y&quot;)" table:style-name="ce49">
            <text:p>#¡VALOR!</text:p>
          </table:table-cell>
          <table:table-cell office:value-type="float" office:value="0" table:formula="of:=DATEDIF([.O1064];[.P1064];&quot;YM&quot;)" table:style-name="ce49">
            <text:p>#¡VALOR!</text:p>
          </table:table-cell>
          <table:table-cell office:value-type="float" office:value="0" table:formula="of:=DATEDIF([.O1064];[.P10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5" table:formula="of:=[.A1064]+1" table:style-name="ce48">
            <text:p>1295</text:p>
          </table:table-cell>
          <table:table-cell table:style-name="ce48"/>
          <table:table-cell office:value-type="string" office:string-value="" table:formula="of:=IF(LEN([.B1065])&lt;&gt;0;VLOOKUP([.$B1065];;7;0);&quot;&quot;)" table:style-name="ce49"/>
          <table:table-cell office:value-type="string" office:string-value="" table:formula="of:=IF(LEN([.B1065])&lt;&gt;0;VLOOKUP([.$B1065];;2;0);&quot;&quot;)" table:style-name="ce49"/>
          <table:table-cell table:number-columns-repeated="11" table:style-name="ce48"/>
          <table:table-cell office:value-type="string" office:string-value="" table:formula="of:=IF([.G1065]&gt;0;DATE([.G1065];[.F1065];[.E1065]);&quot;&quot;)" table:style-name="ce51"/>
          <table:table-cell office:value-type="float" office:value="0" table:formula="of:=DATEDIF([.O1065];[.P1065];&quot;Y&quot;)" table:style-name="ce49">
            <text:p>#¡VALOR!</text:p>
          </table:table-cell>
          <table:table-cell office:value-type="float" office:value="0" table:formula="of:=DATEDIF([.O1065];[.P1065];&quot;YM&quot;)" table:style-name="ce49">
            <text:p>#¡VALOR!</text:p>
          </table:table-cell>
          <table:table-cell office:value-type="float" office:value="0" table:formula="of:=DATEDIF([.O1065];[.P10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6" table:formula="of:=[.A1065]+1" table:style-name="ce48">
            <text:p>1296</text:p>
          </table:table-cell>
          <table:table-cell table:style-name="ce48"/>
          <table:table-cell office:value-type="string" office:string-value="" table:formula="of:=IF(LEN([.B1066])&lt;&gt;0;VLOOKUP([.$B1066];;7;0);&quot;&quot;)" table:style-name="ce49"/>
          <table:table-cell office:value-type="string" office:string-value="" table:formula="of:=IF(LEN([.B1066])&lt;&gt;0;VLOOKUP([.$B1066];;2;0);&quot;&quot;)" table:style-name="ce49"/>
          <table:table-cell table:number-columns-repeated="11" table:style-name="ce48"/>
          <table:table-cell office:value-type="string" office:string-value="" table:formula="of:=IF([.G1066]&gt;0;DATE([.G1066];[.F1066];[.E1066]);&quot;&quot;)" table:style-name="ce51"/>
          <table:table-cell office:value-type="float" office:value="0" table:formula="of:=DATEDIF([.O1066];[.P1066];&quot;Y&quot;)" table:style-name="ce49">
            <text:p>#¡VALOR!</text:p>
          </table:table-cell>
          <table:table-cell office:value-type="float" office:value="0" table:formula="of:=DATEDIF([.O1066];[.P1066];&quot;YM&quot;)" table:style-name="ce49">
            <text:p>#¡VALOR!</text:p>
          </table:table-cell>
          <table:table-cell office:value-type="float" office:value="0" table:formula="of:=DATEDIF([.O1066];[.P10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7" table:formula="of:=[.A1066]+1" table:style-name="ce48">
            <text:p>1297</text:p>
          </table:table-cell>
          <table:table-cell table:style-name="ce48"/>
          <table:table-cell office:value-type="string" office:string-value="" table:formula="of:=IF(LEN([.B1067])&lt;&gt;0;VLOOKUP([.$B1067];;7;0);&quot;&quot;)" table:style-name="ce49"/>
          <table:table-cell office:value-type="string" office:string-value="" table:formula="of:=IF(LEN([.B1067])&lt;&gt;0;VLOOKUP([.$B1067];;2;0);&quot;&quot;)" table:style-name="ce49"/>
          <table:table-cell table:number-columns-repeated="11" table:style-name="ce48"/>
          <table:table-cell office:value-type="string" office:string-value="" table:formula="of:=IF([.G1067]&gt;0;DATE([.G1067];[.F1067];[.E1067]);&quot;&quot;)" table:style-name="ce51"/>
          <table:table-cell office:value-type="float" office:value="0" table:formula="of:=DATEDIF([.O1067];[.P1067];&quot;Y&quot;)" table:style-name="ce49">
            <text:p>#¡VALOR!</text:p>
          </table:table-cell>
          <table:table-cell office:value-type="float" office:value="0" table:formula="of:=DATEDIF([.O1067];[.P1067];&quot;YM&quot;)" table:style-name="ce49">
            <text:p>#¡VALOR!</text:p>
          </table:table-cell>
          <table:table-cell office:value-type="float" office:value="0" table:formula="of:=DATEDIF([.O1067];[.P10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8" table:formula="of:=[.A1067]+1" table:style-name="ce48">
            <text:p>1298</text:p>
          </table:table-cell>
          <table:table-cell table:style-name="ce48"/>
          <table:table-cell office:value-type="string" office:string-value="" table:formula="of:=IF(LEN([.B1068])&lt;&gt;0;VLOOKUP([.$B1068];;7;0);&quot;&quot;)" table:style-name="ce49"/>
          <table:table-cell office:value-type="string" office:string-value="" table:formula="of:=IF(LEN([.B1068])&lt;&gt;0;VLOOKUP([.$B1068];;2;0);&quot;&quot;)" table:style-name="ce49"/>
          <table:table-cell table:number-columns-repeated="11" table:style-name="ce48"/>
          <table:table-cell office:value-type="string" office:string-value="" table:formula="of:=IF([.G1068]&gt;0;DATE([.G1068];[.F1068];[.E1068]);&quot;&quot;)" table:style-name="ce51"/>
          <table:table-cell office:value-type="float" office:value="0" table:formula="of:=DATEDIF([.O1068];[.P1068];&quot;Y&quot;)" table:style-name="ce49">
            <text:p>#¡VALOR!</text:p>
          </table:table-cell>
          <table:table-cell office:value-type="float" office:value="0" table:formula="of:=DATEDIF([.O1068];[.P1068];&quot;YM&quot;)" table:style-name="ce49">
            <text:p>#¡VALOR!</text:p>
          </table:table-cell>
          <table:table-cell office:value-type="float" office:value="0" table:formula="of:=DATEDIF([.O1068];[.P10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299" table:formula="of:=[.A1068]+1" table:style-name="ce48">
            <text:p>1299</text:p>
          </table:table-cell>
          <table:table-cell table:style-name="ce48"/>
          <table:table-cell office:value-type="string" office:string-value="" table:formula="of:=IF(LEN([.B1069])&lt;&gt;0;VLOOKUP([.$B1069];;7;0);&quot;&quot;)" table:style-name="ce49"/>
          <table:table-cell office:value-type="string" office:string-value="" table:formula="of:=IF(LEN([.B1069])&lt;&gt;0;VLOOKUP([.$B1069];;2;0);&quot;&quot;)" table:style-name="ce49"/>
          <table:table-cell table:number-columns-repeated="11" table:style-name="ce48"/>
          <table:table-cell office:value-type="string" office:string-value="" table:formula="of:=IF([.G1069]&gt;0;DATE([.G1069];[.F1069];[.E1069]);&quot;&quot;)" table:style-name="ce51"/>
          <table:table-cell office:value-type="float" office:value="0" table:formula="of:=DATEDIF([.O1069];[.P1069];&quot;Y&quot;)" table:style-name="ce49">
            <text:p>#¡VALOR!</text:p>
          </table:table-cell>
          <table:table-cell office:value-type="float" office:value="0" table:formula="of:=DATEDIF([.O1069];[.P1069];&quot;YM&quot;)" table:style-name="ce49">
            <text:p>#¡VALOR!</text:p>
          </table:table-cell>
          <table:table-cell office:value-type="float" office:value="0" table:formula="of:=DATEDIF([.O1069];[.P10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0" table:formula="of:=[.A1069]+1" table:style-name="ce48">
            <text:p>1300</text:p>
          </table:table-cell>
          <table:table-cell table:style-name="ce48"/>
          <table:table-cell office:value-type="string" office:string-value="" table:formula="of:=IF(LEN([.B1070])&lt;&gt;0;VLOOKUP([.$B1070];;7;0);&quot;&quot;)" table:style-name="ce49"/>
          <table:table-cell office:value-type="string" office:string-value="" table:formula="of:=IF(LEN([.B1070])&lt;&gt;0;VLOOKUP([.$B1070];;2;0);&quot;&quot;)" table:style-name="ce49"/>
          <table:table-cell table:number-columns-repeated="11" table:style-name="ce48"/>
          <table:table-cell office:value-type="string" office:string-value="" table:formula="of:=IF([.G1070]&gt;0;DATE([.G1070];[.F1070];[.E1070]);&quot;&quot;)" table:style-name="ce51"/>
          <table:table-cell office:value-type="float" office:value="0" table:formula="of:=DATEDIF([.O1070];[.P1070];&quot;Y&quot;)" table:style-name="ce49">
            <text:p>#¡VALOR!</text:p>
          </table:table-cell>
          <table:table-cell office:value-type="float" office:value="0" table:formula="of:=DATEDIF([.O1070];[.P1070];&quot;YM&quot;)" table:style-name="ce49">
            <text:p>#¡VALOR!</text:p>
          </table:table-cell>
          <table:table-cell office:value-type="float" office:value="0" table:formula="of:=DATEDIF([.O1070];[.P10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1" table:formula="of:=[.A1070]+1" table:style-name="ce48">
            <text:p>1301</text:p>
          </table:table-cell>
          <table:table-cell table:style-name="ce48"/>
          <table:table-cell office:value-type="string" office:string-value="" table:formula="of:=IF(LEN([.B1071])&lt;&gt;0;VLOOKUP([.$B1071];;7;0);&quot;&quot;)" table:style-name="ce49"/>
          <table:table-cell office:value-type="string" office:string-value="" table:formula="of:=IF(LEN([.B1071])&lt;&gt;0;VLOOKUP([.$B1071];;2;0);&quot;&quot;)" table:style-name="ce49"/>
          <table:table-cell table:number-columns-repeated="11" table:style-name="ce48"/>
          <table:table-cell office:value-type="string" office:string-value="" table:formula="of:=IF([.G1071]&gt;0;DATE([.G1071];[.F1071];[.E1071]);&quot;&quot;)" table:style-name="ce51"/>
          <table:table-cell office:value-type="float" office:value="0" table:formula="of:=DATEDIF([.O1071];[.P1071];&quot;Y&quot;)" table:style-name="ce49">
            <text:p>#¡VALOR!</text:p>
          </table:table-cell>
          <table:table-cell office:value-type="float" office:value="0" table:formula="of:=DATEDIF([.O1071];[.P1071];&quot;YM&quot;)" table:style-name="ce49">
            <text:p>#¡VALOR!</text:p>
          </table:table-cell>
          <table:table-cell office:value-type="float" office:value="0" table:formula="of:=DATEDIF([.O1071];[.P10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2" table:formula="of:=[.A1071]+1" table:style-name="ce48">
            <text:p>1302</text:p>
          </table:table-cell>
          <table:table-cell table:style-name="ce48"/>
          <table:table-cell office:value-type="string" office:string-value="" table:formula="of:=IF(LEN([.B1072])&lt;&gt;0;VLOOKUP([.$B1072];;7;0);&quot;&quot;)" table:style-name="ce49"/>
          <table:table-cell office:value-type="string" office:string-value="" table:formula="of:=IF(LEN([.B1072])&lt;&gt;0;VLOOKUP([.$B1072];;2;0);&quot;&quot;)" table:style-name="ce49"/>
          <table:table-cell table:number-columns-repeated="11" table:style-name="ce48"/>
          <table:table-cell office:value-type="string" office:string-value="" table:formula="of:=IF([.G1072]&gt;0;DATE([.G1072];[.F1072];[.E1072]);&quot;&quot;)" table:style-name="ce51"/>
          <table:table-cell office:value-type="float" office:value="0" table:formula="of:=DATEDIF([.O1072];[.P1072];&quot;Y&quot;)" table:style-name="ce49">
            <text:p>#¡VALOR!</text:p>
          </table:table-cell>
          <table:table-cell office:value-type="float" office:value="0" table:formula="of:=DATEDIF([.O1072];[.P1072];&quot;YM&quot;)" table:style-name="ce49">
            <text:p>#¡VALOR!</text:p>
          </table:table-cell>
          <table:table-cell office:value-type="float" office:value="0" table:formula="of:=DATEDIF([.O1072];[.P10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3" table:formula="of:=[.A1072]+1" table:style-name="ce48">
            <text:p>1303</text:p>
          </table:table-cell>
          <table:table-cell table:style-name="ce48"/>
          <table:table-cell office:value-type="string" office:string-value="" table:formula="of:=IF(LEN([.B1073])&lt;&gt;0;VLOOKUP([.$B1073];;7;0);&quot;&quot;)" table:style-name="ce49"/>
          <table:table-cell office:value-type="string" office:string-value="" table:formula="of:=IF(LEN([.B1073])&lt;&gt;0;VLOOKUP([.$B1073];;2;0);&quot;&quot;)" table:style-name="ce49"/>
          <table:table-cell table:number-columns-repeated="11" table:style-name="ce48"/>
          <table:table-cell office:value-type="string" office:string-value="" table:formula="of:=IF([.G1073]&gt;0;DATE([.G1073];[.F1073];[.E1073]);&quot;&quot;)" table:style-name="ce51"/>
          <table:table-cell office:value-type="float" office:value="0" table:formula="of:=DATEDIF([.O1073];[.P1073];&quot;Y&quot;)" table:style-name="ce49">
            <text:p>#¡VALOR!</text:p>
          </table:table-cell>
          <table:table-cell office:value-type="float" office:value="0" table:formula="of:=DATEDIF([.O1073];[.P1073];&quot;YM&quot;)" table:style-name="ce49">
            <text:p>#¡VALOR!</text:p>
          </table:table-cell>
          <table:table-cell office:value-type="float" office:value="0" table:formula="of:=DATEDIF([.O1073];[.P10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4" table:formula="of:=[.A1073]+1" table:style-name="ce48">
            <text:p>1304</text:p>
          </table:table-cell>
          <table:table-cell table:style-name="ce48"/>
          <table:table-cell office:value-type="string" office:string-value="" table:formula="of:=IF(LEN([.B1074])&lt;&gt;0;VLOOKUP([.$B1074];;7;0);&quot;&quot;)" table:style-name="ce49"/>
          <table:table-cell office:value-type="string" office:string-value="" table:formula="of:=IF(LEN([.B1074])&lt;&gt;0;VLOOKUP([.$B1074];;2;0);&quot;&quot;)" table:style-name="ce49"/>
          <table:table-cell table:number-columns-repeated="11" table:style-name="ce48"/>
          <table:table-cell office:value-type="string" office:string-value="" table:formula="of:=IF([.G1074]&gt;0;DATE([.G1074];[.F1074];[.E1074]);&quot;&quot;)" table:style-name="ce51"/>
          <table:table-cell office:value-type="float" office:value="0" table:formula="of:=DATEDIF([.O1074];[.P1074];&quot;Y&quot;)" table:style-name="ce49">
            <text:p>#¡VALOR!</text:p>
          </table:table-cell>
          <table:table-cell office:value-type="float" office:value="0" table:formula="of:=DATEDIF([.O1074];[.P1074];&quot;YM&quot;)" table:style-name="ce49">
            <text:p>#¡VALOR!</text:p>
          </table:table-cell>
          <table:table-cell office:value-type="float" office:value="0" table:formula="of:=DATEDIF([.O1074];[.P10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5" table:formula="of:=[.A1074]+1" table:style-name="ce48">
            <text:p>1305</text:p>
          </table:table-cell>
          <table:table-cell table:style-name="ce48"/>
          <table:table-cell office:value-type="string" office:string-value="" table:formula="of:=IF(LEN([.B1075])&lt;&gt;0;VLOOKUP([.$B1075];;7;0);&quot;&quot;)" table:style-name="ce49"/>
          <table:table-cell office:value-type="string" office:string-value="" table:formula="of:=IF(LEN([.B1075])&lt;&gt;0;VLOOKUP([.$B1075];;2;0);&quot;&quot;)" table:style-name="ce49"/>
          <table:table-cell table:number-columns-repeated="11" table:style-name="ce48"/>
          <table:table-cell office:value-type="string" office:string-value="" table:formula="of:=IF([.G1075]&gt;0;DATE([.G1075];[.F1075];[.E1075]);&quot;&quot;)" table:style-name="ce51"/>
          <table:table-cell office:value-type="float" office:value="0" table:formula="of:=DATEDIF([.O1075];[.P1075];&quot;Y&quot;)" table:style-name="ce49">
            <text:p>#¡VALOR!</text:p>
          </table:table-cell>
          <table:table-cell office:value-type="float" office:value="0" table:formula="of:=DATEDIF([.O1075];[.P1075];&quot;YM&quot;)" table:style-name="ce49">
            <text:p>#¡VALOR!</text:p>
          </table:table-cell>
          <table:table-cell office:value-type="float" office:value="0" table:formula="of:=DATEDIF([.O1075];[.P10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6" table:formula="of:=[.A1075]+1" table:style-name="ce48">
            <text:p>1306</text:p>
          </table:table-cell>
          <table:table-cell table:style-name="ce48"/>
          <table:table-cell office:value-type="string" office:string-value="" table:formula="of:=IF(LEN([.B1076])&lt;&gt;0;VLOOKUP([.$B1076];;7;0);&quot;&quot;)" table:style-name="ce49"/>
          <table:table-cell office:value-type="string" office:string-value="" table:formula="of:=IF(LEN([.B1076])&lt;&gt;0;VLOOKUP([.$B1076];;2;0);&quot;&quot;)" table:style-name="ce49"/>
          <table:table-cell table:number-columns-repeated="11" table:style-name="ce48"/>
          <table:table-cell office:value-type="string" office:string-value="" table:formula="of:=IF([.G1076]&gt;0;DATE([.G1076];[.F1076];[.E1076]);&quot;&quot;)" table:style-name="ce51"/>
          <table:table-cell office:value-type="float" office:value="0" table:formula="of:=DATEDIF([.O1076];[.P1076];&quot;Y&quot;)" table:style-name="ce49">
            <text:p>#¡VALOR!</text:p>
          </table:table-cell>
          <table:table-cell office:value-type="float" office:value="0" table:formula="of:=DATEDIF([.O1076];[.P1076];&quot;YM&quot;)" table:style-name="ce49">
            <text:p>#¡VALOR!</text:p>
          </table:table-cell>
          <table:table-cell office:value-type="float" office:value="0" table:formula="of:=DATEDIF([.O1076];[.P10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7" table:formula="of:=[.A1076]+1" table:style-name="ce48">
            <text:p>1307</text:p>
          </table:table-cell>
          <table:table-cell table:style-name="ce48"/>
          <table:table-cell office:value-type="string" office:string-value="" table:formula="of:=IF(LEN([.B1077])&lt;&gt;0;VLOOKUP([.$B1077];;7;0);&quot;&quot;)" table:style-name="ce49"/>
          <table:table-cell office:value-type="string" office:string-value="" table:formula="of:=IF(LEN([.B1077])&lt;&gt;0;VLOOKUP([.$B1077];;2;0);&quot;&quot;)" table:style-name="ce49"/>
          <table:table-cell table:number-columns-repeated="11" table:style-name="ce48"/>
          <table:table-cell office:value-type="string" office:string-value="" table:formula="of:=IF([.G1077]&gt;0;DATE([.G1077];[.F1077];[.E1077]);&quot;&quot;)" table:style-name="ce51"/>
          <table:table-cell office:value-type="float" office:value="0" table:formula="of:=DATEDIF([.O1077];[.P1077];&quot;Y&quot;)" table:style-name="ce49">
            <text:p>#¡VALOR!</text:p>
          </table:table-cell>
          <table:table-cell office:value-type="float" office:value="0" table:formula="of:=DATEDIF([.O1077];[.P1077];&quot;YM&quot;)" table:style-name="ce49">
            <text:p>#¡VALOR!</text:p>
          </table:table-cell>
          <table:table-cell office:value-type="float" office:value="0" table:formula="of:=DATEDIF([.O1077];[.P10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8" table:formula="of:=[.A1077]+1" table:style-name="ce48">
            <text:p>1308</text:p>
          </table:table-cell>
          <table:table-cell table:style-name="ce48"/>
          <table:table-cell office:value-type="string" office:string-value="" table:formula="of:=IF(LEN([.B1078])&lt;&gt;0;VLOOKUP([.$B1078];;7;0);&quot;&quot;)" table:style-name="ce49"/>
          <table:table-cell office:value-type="string" office:string-value="" table:formula="of:=IF(LEN([.B1078])&lt;&gt;0;VLOOKUP([.$B1078];;2;0);&quot;&quot;)" table:style-name="ce49"/>
          <table:table-cell table:number-columns-repeated="11" table:style-name="ce48"/>
          <table:table-cell office:value-type="string" office:string-value="" table:formula="of:=IF([.G1078]&gt;0;DATE([.G1078];[.F1078];[.E1078]);&quot;&quot;)" table:style-name="ce51"/>
          <table:table-cell office:value-type="float" office:value="0" table:formula="of:=DATEDIF([.O1078];[.P1078];&quot;Y&quot;)" table:style-name="ce49">
            <text:p>#¡VALOR!</text:p>
          </table:table-cell>
          <table:table-cell office:value-type="float" office:value="0" table:formula="of:=DATEDIF([.O1078];[.P1078];&quot;YM&quot;)" table:style-name="ce49">
            <text:p>#¡VALOR!</text:p>
          </table:table-cell>
          <table:table-cell office:value-type="float" office:value="0" table:formula="of:=DATEDIF([.O1078];[.P107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09" table:formula="of:=[.A1078]+1" table:style-name="ce48">
            <text:p>1309</text:p>
          </table:table-cell>
          <table:table-cell table:style-name="ce48"/>
          <table:table-cell office:value-type="string" office:string-value="" table:formula="of:=IF(LEN([.B1079])&lt;&gt;0;VLOOKUP([.$B1079];;7;0);&quot;&quot;)" table:style-name="ce49"/>
          <table:table-cell office:value-type="string" office:string-value="" table:formula="of:=IF(LEN([.B1079])&lt;&gt;0;VLOOKUP([.$B1079];;2;0);&quot;&quot;)" table:style-name="ce49"/>
          <table:table-cell table:number-columns-repeated="11" table:style-name="ce48"/>
          <table:table-cell office:value-type="string" office:string-value="" table:formula="of:=IF([.G1079]&gt;0;DATE([.G1079];[.F1079];[.E1079]);&quot;&quot;)" table:style-name="ce51"/>
          <table:table-cell office:value-type="float" office:value="0" table:formula="of:=DATEDIF([.O1079];[.P1079];&quot;Y&quot;)" table:style-name="ce49">
            <text:p>#¡VALOR!</text:p>
          </table:table-cell>
          <table:table-cell office:value-type="float" office:value="0" table:formula="of:=DATEDIF([.O1079];[.P1079];&quot;YM&quot;)" table:style-name="ce49">
            <text:p>#¡VALOR!</text:p>
          </table:table-cell>
          <table:table-cell office:value-type="float" office:value="0" table:formula="of:=DATEDIF([.O1079];[.P107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0" table:formula="of:=[.A1079]+1" table:style-name="ce48">
            <text:p>1310</text:p>
          </table:table-cell>
          <table:table-cell table:style-name="ce48"/>
          <table:table-cell office:value-type="string" office:string-value="" table:formula="of:=IF(LEN([.B1080])&lt;&gt;0;VLOOKUP([.$B1080];;7;0);&quot;&quot;)" table:style-name="ce49"/>
          <table:table-cell office:value-type="string" office:string-value="" table:formula="of:=IF(LEN([.B1080])&lt;&gt;0;VLOOKUP([.$B1080];;2;0);&quot;&quot;)" table:style-name="ce49"/>
          <table:table-cell table:number-columns-repeated="11" table:style-name="ce48"/>
          <table:table-cell office:value-type="string" office:string-value="" table:formula="of:=IF([.G1080]&gt;0;DATE([.G1080];[.F1080];[.E1080]);&quot;&quot;)" table:style-name="ce51"/>
          <table:table-cell office:value-type="float" office:value="0" table:formula="of:=DATEDIF([.O1080];[.P1080];&quot;Y&quot;)" table:style-name="ce49">
            <text:p>#¡VALOR!</text:p>
          </table:table-cell>
          <table:table-cell office:value-type="float" office:value="0" table:formula="of:=DATEDIF([.O1080];[.P1080];&quot;YM&quot;)" table:style-name="ce49">
            <text:p>#¡VALOR!</text:p>
          </table:table-cell>
          <table:table-cell office:value-type="float" office:value="0" table:formula="of:=DATEDIF([.O1080];[.P108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1" table:formula="of:=[.A1080]+1" table:style-name="ce48">
            <text:p>1311</text:p>
          </table:table-cell>
          <table:table-cell table:style-name="ce48"/>
          <table:table-cell office:value-type="string" office:string-value="" table:formula="of:=IF(LEN([.B1081])&lt;&gt;0;VLOOKUP([.$B1081];;7;0);&quot;&quot;)" table:style-name="ce49"/>
          <table:table-cell office:value-type="string" office:string-value="" table:formula="of:=IF(LEN([.B1081])&lt;&gt;0;VLOOKUP([.$B1081];;2;0);&quot;&quot;)" table:style-name="ce49"/>
          <table:table-cell table:number-columns-repeated="11" table:style-name="ce48"/>
          <table:table-cell office:value-type="string" office:string-value="" table:formula="of:=IF([.G1081]&gt;0;DATE([.G1081];[.F1081];[.E1081]);&quot;&quot;)" table:style-name="ce51"/>
          <table:table-cell office:value-type="float" office:value="0" table:formula="of:=DATEDIF([.O1081];[.P1081];&quot;Y&quot;)" table:style-name="ce49">
            <text:p>#¡VALOR!</text:p>
          </table:table-cell>
          <table:table-cell office:value-type="float" office:value="0" table:formula="of:=DATEDIF([.O1081];[.P1081];&quot;YM&quot;)" table:style-name="ce49">
            <text:p>#¡VALOR!</text:p>
          </table:table-cell>
          <table:table-cell office:value-type="float" office:value="0" table:formula="of:=DATEDIF([.O1081];[.P108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2" table:formula="of:=[.A1081]+1" table:style-name="ce48">
            <text:p>1312</text:p>
          </table:table-cell>
          <table:table-cell table:style-name="ce48"/>
          <table:table-cell office:value-type="string" office:string-value="" table:formula="of:=IF(LEN([.B1082])&lt;&gt;0;VLOOKUP([.$B1082];;7;0);&quot;&quot;)" table:style-name="ce49"/>
          <table:table-cell office:value-type="string" office:string-value="" table:formula="of:=IF(LEN([.B1082])&lt;&gt;0;VLOOKUP([.$B1082];;2;0);&quot;&quot;)" table:style-name="ce49"/>
          <table:table-cell table:number-columns-repeated="11" table:style-name="ce48"/>
          <table:table-cell office:value-type="string" office:string-value="" table:formula="of:=IF([.G1082]&gt;0;DATE([.G1082];[.F1082];[.E1082]);&quot;&quot;)" table:style-name="ce51"/>
          <table:table-cell office:value-type="float" office:value="0" table:formula="of:=DATEDIF([.O1082];[.P1082];&quot;Y&quot;)" table:style-name="ce49">
            <text:p>#¡VALOR!</text:p>
          </table:table-cell>
          <table:table-cell office:value-type="float" office:value="0" table:formula="of:=DATEDIF([.O1082];[.P1082];&quot;YM&quot;)" table:style-name="ce49">
            <text:p>#¡VALOR!</text:p>
          </table:table-cell>
          <table:table-cell office:value-type="float" office:value="0" table:formula="of:=DATEDIF([.O1082];[.P108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3" table:formula="of:=[.A1082]+1" table:style-name="ce48">
            <text:p>1313</text:p>
          </table:table-cell>
          <table:table-cell table:style-name="ce48"/>
          <table:table-cell office:value-type="string" office:string-value="" table:formula="of:=IF(LEN([.B1083])&lt;&gt;0;VLOOKUP([.$B1083];;7;0);&quot;&quot;)" table:style-name="ce49"/>
          <table:table-cell office:value-type="string" office:string-value="" table:formula="of:=IF(LEN([.B1083])&lt;&gt;0;VLOOKUP([.$B1083];;2;0);&quot;&quot;)" table:style-name="ce49"/>
          <table:table-cell table:number-columns-repeated="11" table:style-name="ce48"/>
          <table:table-cell office:value-type="string" office:string-value="" table:formula="of:=IF([.G1083]&gt;0;DATE([.G1083];[.F1083];[.E1083]);&quot;&quot;)" table:style-name="ce51"/>
          <table:table-cell office:value-type="float" office:value="0" table:formula="of:=DATEDIF([.O1083];[.P1083];&quot;Y&quot;)" table:style-name="ce49">
            <text:p>#¡VALOR!</text:p>
          </table:table-cell>
          <table:table-cell office:value-type="float" office:value="0" table:formula="of:=DATEDIF([.O1083];[.P1083];&quot;YM&quot;)" table:style-name="ce49">
            <text:p>#¡VALOR!</text:p>
          </table:table-cell>
          <table:table-cell office:value-type="float" office:value="0" table:formula="of:=DATEDIF([.O1083];[.P108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4" table:formula="of:=[.A1083]+1" table:style-name="ce48">
            <text:p>1314</text:p>
          </table:table-cell>
          <table:table-cell table:style-name="ce48"/>
          <table:table-cell office:value-type="string" office:string-value="" table:formula="of:=IF(LEN([.B1084])&lt;&gt;0;VLOOKUP([.$B1084];;7;0);&quot;&quot;)" table:style-name="ce49"/>
          <table:table-cell office:value-type="string" office:string-value="" table:formula="of:=IF(LEN([.B1084])&lt;&gt;0;VLOOKUP([.$B1084];;2;0);&quot;&quot;)" table:style-name="ce49"/>
          <table:table-cell table:number-columns-repeated="11" table:style-name="ce48"/>
          <table:table-cell office:value-type="string" office:string-value="" table:formula="of:=IF([.G1084]&gt;0;DATE([.G1084];[.F1084];[.E1084]);&quot;&quot;)" table:style-name="ce51"/>
          <table:table-cell office:value-type="float" office:value="0" table:formula="of:=DATEDIF([.O1084];[.P1084];&quot;Y&quot;)" table:style-name="ce49">
            <text:p>#¡VALOR!</text:p>
          </table:table-cell>
          <table:table-cell office:value-type="float" office:value="0" table:formula="of:=DATEDIF([.O1084];[.P1084];&quot;YM&quot;)" table:style-name="ce49">
            <text:p>#¡VALOR!</text:p>
          </table:table-cell>
          <table:table-cell office:value-type="float" office:value="0" table:formula="of:=DATEDIF([.O1084];[.P108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5" table:formula="of:=[.A1084]+1" table:style-name="ce48">
            <text:p>1315</text:p>
          </table:table-cell>
          <table:table-cell table:style-name="ce48"/>
          <table:table-cell office:value-type="string" office:string-value="" table:formula="of:=IF(LEN([.B1085])&lt;&gt;0;VLOOKUP([.$B1085];;7;0);&quot;&quot;)" table:style-name="ce49"/>
          <table:table-cell office:value-type="string" office:string-value="" table:formula="of:=IF(LEN([.B1085])&lt;&gt;0;VLOOKUP([.$B1085];;2;0);&quot;&quot;)" table:style-name="ce49"/>
          <table:table-cell table:number-columns-repeated="11" table:style-name="ce48"/>
          <table:table-cell office:value-type="string" office:string-value="" table:formula="of:=IF([.G1085]&gt;0;DATE([.G1085];[.F1085];[.E1085]);&quot;&quot;)" table:style-name="ce51"/>
          <table:table-cell office:value-type="float" office:value="0" table:formula="of:=DATEDIF([.O1085];[.P1085];&quot;Y&quot;)" table:style-name="ce49">
            <text:p>#¡VALOR!</text:p>
          </table:table-cell>
          <table:table-cell office:value-type="float" office:value="0" table:formula="of:=DATEDIF([.O1085];[.P1085];&quot;YM&quot;)" table:style-name="ce49">
            <text:p>#¡VALOR!</text:p>
          </table:table-cell>
          <table:table-cell office:value-type="float" office:value="0" table:formula="of:=DATEDIF([.O1085];[.P108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6" table:formula="of:=[.A1085]+1" table:style-name="ce48">
            <text:p>1316</text:p>
          </table:table-cell>
          <table:table-cell table:style-name="ce48"/>
          <table:table-cell office:value-type="string" office:string-value="" table:formula="of:=IF(LEN([.B1086])&lt;&gt;0;VLOOKUP([.$B1086];;7;0);&quot;&quot;)" table:style-name="ce49"/>
          <table:table-cell office:value-type="string" office:string-value="" table:formula="of:=IF(LEN([.B1086])&lt;&gt;0;VLOOKUP([.$B1086];;2;0);&quot;&quot;)" table:style-name="ce49"/>
          <table:table-cell table:number-columns-repeated="11" table:style-name="ce48"/>
          <table:table-cell office:value-type="string" office:string-value="" table:formula="of:=IF([.G1086]&gt;0;DATE([.G1086];[.F1086];[.E1086]);&quot;&quot;)" table:style-name="ce51"/>
          <table:table-cell office:value-type="float" office:value="0" table:formula="of:=DATEDIF([.O1086];[.P1086];&quot;Y&quot;)" table:style-name="ce49">
            <text:p>#¡VALOR!</text:p>
          </table:table-cell>
          <table:table-cell office:value-type="float" office:value="0" table:formula="of:=DATEDIF([.O1086];[.P1086];&quot;YM&quot;)" table:style-name="ce49">
            <text:p>#¡VALOR!</text:p>
          </table:table-cell>
          <table:table-cell office:value-type="float" office:value="0" table:formula="of:=DATEDIF([.O1086];[.P108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7" table:formula="of:=[.A1086]+1" table:style-name="ce48">
            <text:p>1317</text:p>
          </table:table-cell>
          <table:table-cell table:style-name="ce48"/>
          <table:table-cell office:value-type="string" office:string-value="" table:formula="of:=IF(LEN([.B1087])&lt;&gt;0;VLOOKUP([.$B1087];;7;0);&quot;&quot;)" table:style-name="ce49"/>
          <table:table-cell office:value-type="string" office:string-value="" table:formula="of:=IF(LEN([.B1087])&lt;&gt;0;VLOOKUP([.$B1087];;2;0);&quot;&quot;)" table:style-name="ce49"/>
          <table:table-cell table:number-columns-repeated="11" table:style-name="ce48"/>
          <table:table-cell office:value-type="string" office:string-value="" table:formula="of:=IF([.G1087]&gt;0;DATE([.G1087];[.F1087];[.E1087]);&quot;&quot;)" table:style-name="ce51"/>
          <table:table-cell office:value-type="float" office:value="0" table:formula="of:=DATEDIF([.O1087];[.P1087];&quot;Y&quot;)" table:style-name="ce49">
            <text:p>#¡VALOR!</text:p>
          </table:table-cell>
          <table:table-cell office:value-type="float" office:value="0" table:formula="of:=DATEDIF([.O1087];[.P1087];&quot;YM&quot;)" table:style-name="ce49">
            <text:p>#¡VALOR!</text:p>
          </table:table-cell>
          <table:table-cell office:value-type="float" office:value="0" table:formula="of:=DATEDIF([.O1087];[.P108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8" table:formula="of:=[.A1087]+1" table:style-name="ce48">
            <text:p>1318</text:p>
          </table:table-cell>
          <table:table-cell table:style-name="ce48"/>
          <table:table-cell office:value-type="string" office:string-value="" table:formula="of:=IF(LEN([.B1088])&lt;&gt;0;VLOOKUP([.$B1088];;7;0);&quot;&quot;)" table:style-name="ce49"/>
          <table:table-cell office:value-type="string" office:string-value="" table:formula="of:=IF(LEN([.B1088])&lt;&gt;0;VLOOKUP([.$B1088];;2;0);&quot;&quot;)" table:style-name="ce49"/>
          <table:table-cell table:number-columns-repeated="11" table:style-name="ce48"/>
          <table:table-cell office:value-type="string" office:string-value="" table:formula="of:=IF([.G1088]&gt;0;DATE([.G1088];[.F1088];[.E1088]);&quot;&quot;)" table:style-name="ce51"/>
          <table:table-cell office:value-type="float" office:value="0" table:formula="of:=DATEDIF([.O1088];[.P1088];&quot;Y&quot;)" table:style-name="ce49">
            <text:p>#¡VALOR!</text:p>
          </table:table-cell>
          <table:table-cell office:value-type="float" office:value="0" table:formula="of:=DATEDIF([.O1088];[.P1088];&quot;YM&quot;)" table:style-name="ce49">
            <text:p>#¡VALOR!</text:p>
          </table:table-cell>
          <table:table-cell office:value-type="float" office:value="0" table:formula="of:=DATEDIF([.O1088];[.P108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19" table:formula="of:=[.A1088]+1" table:style-name="ce48">
            <text:p>1319</text:p>
          </table:table-cell>
          <table:table-cell table:style-name="ce48"/>
          <table:table-cell office:value-type="string" office:string-value="" table:formula="of:=IF(LEN([.B1089])&lt;&gt;0;VLOOKUP([.$B1089];;7;0);&quot;&quot;)" table:style-name="ce49"/>
          <table:table-cell office:value-type="string" office:string-value="" table:formula="of:=IF(LEN([.B1089])&lt;&gt;0;VLOOKUP([.$B1089];;2;0);&quot;&quot;)" table:style-name="ce49"/>
          <table:table-cell table:number-columns-repeated="11" table:style-name="ce48"/>
          <table:table-cell office:value-type="string" office:string-value="" table:formula="of:=IF([.G1089]&gt;0;DATE([.G1089];[.F1089];[.E1089]);&quot;&quot;)" table:style-name="ce51"/>
          <table:table-cell office:value-type="float" office:value="0" table:formula="of:=DATEDIF([.O1089];[.P1089];&quot;Y&quot;)" table:style-name="ce49">
            <text:p>#¡VALOR!</text:p>
          </table:table-cell>
          <table:table-cell office:value-type="float" office:value="0" table:formula="of:=DATEDIF([.O1089];[.P1089];&quot;YM&quot;)" table:style-name="ce49">
            <text:p>#¡VALOR!</text:p>
          </table:table-cell>
          <table:table-cell office:value-type="float" office:value="0" table:formula="of:=DATEDIF([.O1089];[.P108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0" table:formula="of:=[.A1089]+1" table:style-name="ce48">
            <text:p>1320</text:p>
          </table:table-cell>
          <table:table-cell table:style-name="ce48"/>
          <table:table-cell office:value-type="string" office:string-value="" table:formula="of:=IF(LEN([.B1090])&lt;&gt;0;VLOOKUP([.$B1090];;7;0);&quot;&quot;)" table:style-name="ce49"/>
          <table:table-cell office:value-type="string" office:string-value="" table:formula="of:=IF(LEN([.B1090])&lt;&gt;0;VLOOKUP([.$B1090];;2;0);&quot;&quot;)" table:style-name="ce49"/>
          <table:table-cell table:number-columns-repeated="11" table:style-name="ce48"/>
          <table:table-cell office:value-type="string" office:string-value="" table:formula="of:=IF([.G1090]&gt;0;DATE([.G1090];[.F1090];[.E1090]);&quot;&quot;)" table:style-name="ce51"/>
          <table:table-cell office:value-type="float" office:value="0" table:formula="of:=DATEDIF([.O1090];[.P1090];&quot;Y&quot;)" table:style-name="ce49">
            <text:p>#¡VALOR!</text:p>
          </table:table-cell>
          <table:table-cell office:value-type="float" office:value="0" table:formula="of:=DATEDIF([.O1090];[.P1090];&quot;YM&quot;)" table:style-name="ce49">
            <text:p>#¡VALOR!</text:p>
          </table:table-cell>
          <table:table-cell office:value-type="float" office:value="0" table:formula="of:=DATEDIF([.O1090];[.P109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1" table:formula="of:=[.A1090]+1" table:style-name="ce48">
            <text:p>1321</text:p>
          </table:table-cell>
          <table:table-cell table:style-name="ce48"/>
          <table:table-cell office:value-type="string" office:string-value="" table:formula="of:=IF(LEN([.B1091])&lt;&gt;0;VLOOKUP([.$B1091];;7;0);&quot;&quot;)" table:style-name="ce49"/>
          <table:table-cell office:value-type="string" office:string-value="" table:formula="of:=IF(LEN([.B1091])&lt;&gt;0;VLOOKUP([.$B1091];;2;0);&quot;&quot;)" table:style-name="ce49"/>
          <table:table-cell table:number-columns-repeated="11" table:style-name="ce48"/>
          <table:table-cell office:value-type="string" office:string-value="" table:formula="of:=IF([.G1091]&gt;0;DATE([.G1091];[.F1091];[.E1091]);&quot;&quot;)" table:style-name="ce51"/>
          <table:table-cell office:value-type="float" office:value="0" table:formula="of:=DATEDIF([.O1091];[.P1091];&quot;Y&quot;)" table:style-name="ce49">
            <text:p>#¡VALOR!</text:p>
          </table:table-cell>
          <table:table-cell office:value-type="float" office:value="0" table:formula="of:=DATEDIF([.O1091];[.P1091];&quot;YM&quot;)" table:style-name="ce49">
            <text:p>#¡VALOR!</text:p>
          </table:table-cell>
          <table:table-cell office:value-type="float" office:value="0" table:formula="of:=DATEDIF([.O1091];[.P109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2" table:formula="of:=[.A1091]+1" table:style-name="ce48">
            <text:p>1322</text:p>
          </table:table-cell>
          <table:table-cell table:style-name="ce48"/>
          <table:table-cell office:value-type="string" office:string-value="" table:formula="of:=IF(LEN([.B1092])&lt;&gt;0;VLOOKUP([.$B1092];;7;0);&quot;&quot;)" table:style-name="ce49"/>
          <table:table-cell office:value-type="string" office:string-value="" table:formula="of:=IF(LEN([.B1092])&lt;&gt;0;VLOOKUP([.$B1092];;2;0);&quot;&quot;)" table:style-name="ce49"/>
          <table:table-cell table:number-columns-repeated="11" table:style-name="ce48"/>
          <table:table-cell office:value-type="string" office:string-value="" table:formula="of:=IF([.G1092]&gt;0;DATE([.G1092];[.F1092];[.E1092]);&quot;&quot;)" table:style-name="ce51"/>
          <table:table-cell office:value-type="float" office:value="0" table:formula="of:=DATEDIF([.O1092];[.P1092];&quot;Y&quot;)" table:style-name="ce49">
            <text:p>#¡VALOR!</text:p>
          </table:table-cell>
          <table:table-cell office:value-type="float" office:value="0" table:formula="of:=DATEDIF([.O1092];[.P1092];&quot;YM&quot;)" table:style-name="ce49">
            <text:p>#¡VALOR!</text:p>
          </table:table-cell>
          <table:table-cell office:value-type="float" office:value="0" table:formula="of:=DATEDIF([.O1092];[.P109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3" table:formula="of:=[.A1092]+1" table:style-name="ce48">
            <text:p>1323</text:p>
          </table:table-cell>
          <table:table-cell table:style-name="ce48"/>
          <table:table-cell office:value-type="string" office:string-value="" table:formula="of:=IF(LEN([.B1093])&lt;&gt;0;VLOOKUP([.$B1093];;7;0);&quot;&quot;)" table:style-name="ce49"/>
          <table:table-cell office:value-type="string" office:string-value="" table:formula="of:=IF(LEN([.B1093])&lt;&gt;0;VLOOKUP([.$B1093];;2;0);&quot;&quot;)" table:style-name="ce49"/>
          <table:table-cell table:number-columns-repeated="11" table:style-name="ce48"/>
          <table:table-cell office:value-type="string" office:string-value="" table:formula="of:=IF([.G1093]&gt;0;DATE([.G1093];[.F1093];[.E1093]);&quot;&quot;)" table:style-name="ce51"/>
          <table:table-cell office:value-type="float" office:value="0" table:formula="of:=DATEDIF([.O1093];[.P1093];&quot;Y&quot;)" table:style-name="ce49">
            <text:p>#¡VALOR!</text:p>
          </table:table-cell>
          <table:table-cell office:value-type="float" office:value="0" table:formula="of:=DATEDIF([.O1093];[.P1093];&quot;YM&quot;)" table:style-name="ce49">
            <text:p>#¡VALOR!</text:p>
          </table:table-cell>
          <table:table-cell office:value-type="float" office:value="0" table:formula="of:=DATEDIF([.O1093];[.P109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4" table:formula="of:=[.A1093]+1" table:style-name="ce48">
            <text:p>1324</text:p>
          </table:table-cell>
          <table:table-cell table:style-name="ce48"/>
          <table:table-cell office:value-type="string" office:string-value="" table:formula="of:=IF(LEN([.B1094])&lt;&gt;0;VLOOKUP([.$B1094];;7;0);&quot;&quot;)" table:style-name="ce49"/>
          <table:table-cell office:value-type="string" office:string-value="" table:formula="of:=IF(LEN([.B1094])&lt;&gt;0;VLOOKUP([.$B1094];;2;0);&quot;&quot;)" table:style-name="ce49"/>
          <table:table-cell table:number-columns-repeated="11" table:style-name="ce48"/>
          <table:table-cell office:value-type="string" office:string-value="" table:formula="of:=IF([.G1094]&gt;0;DATE([.G1094];[.F1094];[.E1094]);&quot;&quot;)" table:style-name="ce51"/>
          <table:table-cell office:value-type="float" office:value="0" table:formula="of:=DATEDIF([.O1094];[.P1094];&quot;Y&quot;)" table:style-name="ce49">
            <text:p>#¡VALOR!</text:p>
          </table:table-cell>
          <table:table-cell office:value-type="float" office:value="0" table:formula="of:=DATEDIF([.O1094];[.P1094];&quot;YM&quot;)" table:style-name="ce49">
            <text:p>#¡VALOR!</text:p>
          </table:table-cell>
          <table:table-cell office:value-type="float" office:value="0" table:formula="of:=DATEDIF([.O1094];[.P109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5" table:formula="of:=[.A1094]+1" table:style-name="ce48">
            <text:p>1325</text:p>
          </table:table-cell>
          <table:table-cell table:style-name="ce48"/>
          <table:table-cell office:value-type="string" office:string-value="" table:formula="of:=IF(LEN([.B1095])&lt;&gt;0;VLOOKUP([.$B1095];;7;0);&quot;&quot;)" table:style-name="ce49"/>
          <table:table-cell office:value-type="string" office:string-value="" table:formula="of:=IF(LEN([.B1095])&lt;&gt;0;VLOOKUP([.$B1095];;2;0);&quot;&quot;)" table:style-name="ce49"/>
          <table:table-cell table:number-columns-repeated="11" table:style-name="ce48"/>
          <table:table-cell office:value-type="string" office:string-value="" table:formula="of:=IF([.G1095]&gt;0;DATE([.G1095];[.F1095];[.E1095]);&quot;&quot;)" table:style-name="ce51"/>
          <table:table-cell office:value-type="float" office:value="0" table:formula="of:=DATEDIF([.O1095];[.P1095];&quot;Y&quot;)" table:style-name="ce49">
            <text:p>#¡VALOR!</text:p>
          </table:table-cell>
          <table:table-cell office:value-type="float" office:value="0" table:formula="of:=DATEDIF([.O1095];[.P1095];&quot;YM&quot;)" table:style-name="ce49">
            <text:p>#¡VALOR!</text:p>
          </table:table-cell>
          <table:table-cell office:value-type="float" office:value="0" table:formula="of:=DATEDIF([.O1095];[.P109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6" table:formula="of:=[.A1095]+1" table:style-name="ce48">
            <text:p>1326</text:p>
          </table:table-cell>
          <table:table-cell table:style-name="ce48"/>
          <table:table-cell office:value-type="string" office:string-value="" table:formula="of:=IF(LEN([.B1096])&lt;&gt;0;VLOOKUP([.$B1096];;7;0);&quot;&quot;)" table:style-name="ce49"/>
          <table:table-cell office:value-type="string" office:string-value="" table:formula="of:=IF(LEN([.B1096])&lt;&gt;0;VLOOKUP([.$B1096];;2;0);&quot;&quot;)" table:style-name="ce49"/>
          <table:table-cell table:number-columns-repeated="11" table:style-name="ce48"/>
          <table:table-cell office:value-type="string" office:string-value="" table:formula="of:=IF([.G1096]&gt;0;DATE([.G1096];[.F1096];[.E1096]);&quot;&quot;)" table:style-name="ce51"/>
          <table:table-cell office:value-type="float" office:value="0" table:formula="of:=DATEDIF([.O1096];[.P1096];&quot;Y&quot;)" table:style-name="ce49">
            <text:p>#¡VALOR!</text:p>
          </table:table-cell>
          <table:table-cell office:value-type="float" office:value="0" table:formula="of:=DATEDIF([.O1096];[.P1096];&quot;YM&quot;)" table:style-name="ce49">
            <text:p>#¡VALOR!</text:p>
          </table:table-cell>
          <table:table-cell office:value-type="float" office:value="0" table:formula="of:=DATEDIF([.O1096];[.P109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7" table:formula="of:=[.A1096]+1" table:style-name="ce48">
            <text:p>1327</text:p>
          </table:table-cell>
          <table:table-cell table:style-name="ce48"/>
          <table:table-cell office:value-type="string" office:string-value="" table:formula="of:=IF(LEN([.B1097])&lt;&gt;0;VLOOKUP([.$B1097];;7;0);&quot;&quot;)" table:style-name="ce49"/>
          <table:table-cell office:value-type="string" office:string-value="" table:formula="of:=IF(LEN([.B1097])&lt;&gt;0;VLOOKUP([.$B1097];;2;0);&quot;&quot;)" table:style-name="ce49"/>
          <table:table-cell table:number-columns-repeated="11" table:style-name="ce48"/>
          <table:table-cell office:value-type="string" office:string-value="" table:formula="of:=IF([.G1097]&gt;0;DATE([.G1097];[.F1097];[.E1097]);&quot;&quot;)" table:style-name="ce51"/>
          <table:table-cell office:value-type="float" office:value="0" table:formula="of:=DATEDIF([.O1097];[.P1097];&quot;Y&quot;)" table:style-name="ce49">
            <text:p>#¡VALOR!</text:p>
          </table:table-cell>
          <table:table-cell office:value-type="float" office:value="0" table:formula="of:=DATEDIF([.O1097];[.P1097];&quot;YM&quot;)" table:style-name="ce49">
            <text:p>#¡VALOR!</text:p>
          </table:table-cell>
          <table:table-cell office:value-type="float" office:value="0" table:formula="of:=DATEDIF([.O1097];[.P109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8" table:formula="of:=[.A1097]+1" table:style-name="ce48">
            <text:p>1328</text:p>
          </table:table-cell>
          <table:table-cell table:style-name="ce48"/>
          <table:table-cell office:value-type="string" office:string-value="" table:formula="of:=IF(LEN([.B1098])&lt;&gt;0;VLOOKUP([.$B1098];;7;0);&quot;&quot;)" table:style-name="ce49"/>
          <table:table-cell office:value-type="string" office:string-value="" table:formula="of:=IF(LEN([.B1098])&lt;&gt;0;VLOOKUP([.$B1098];;2;0);&quot;&quot;)" table:style-name="ce49"/>
          <table:table-cell table:number-columns-repeated="11" table:style-name="ce48"/>
          <table:table-cell office:value-type="string" office:string-value="" table:formula="of:=IF([.G1098]&gt;0;DATE([.G1098];[.F1098];[.E1098]);&quot;&quot;)" table:style-name="ce51"/>
          <table:table-cell office:value-type="float" office:value="0" table:formula="of:=DATEDIF([.O1098];[.P1098];&quot;Y&quot;)" table:style-name="ce49">
            <text:p>#¡VALOR!</text:p>
          </table:table-cell>
          <table:table-cell office:value-type="float" office:value="0" table:formula="of:=DATEDIF([.O1098];[.P1098];&quot;YM&quot;)" table:style-name="ce49">
            <text:p>#¡VALOR!</text:p>
          </table:table-cell>
          <table:table-cell office:value-type="float" office:value="0" table:formula="of:=DATEDIF([.O1098];[.P109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29" table:formula="of:=[.A1098]+1" table:style-name="ce48">
            <text:p>1329</text:p>
          </table:table-cell>
          <table:table-cell table:style-name="ce48"/>
          <table:table-cell office:value-type="string" office:string-value="" table:formula="of:=IF(LEN([.B1099])&lt;&gt;0;VLOOKUP([.$B1099];;7;0);&quot;&quot;)" table:style-name="ce49"/>
          <table:table-cell office:value-type="string" office:string-value="" table:formula="of:=IF(LEN([.B1099])&lt;&gt;0;VLOOKUP([.$B1099];;2;0);&quot;&quot;)" table:style-name="ce49"/>
          <table:table-cell table:number-columns-repeated="11" table:style-name="ce48"/>
          <table:table-cell office:value-type="string" office:string-value="" table:formula="of:=IF([.G1099]&gt;0;DATE([.G1099];[.F1099];[.E1099]);&quot;&quot;)" table:style-name="ce51"/>
          <table:table-cell office:value-type="float" office:value="0" table:formula="of:=DATEDIF([.O1099];[.P1099];&quot;Y&quot;)" table:style-name="ce49">
            <text:p>#¡VALOR!</text:p>
          </table:table-cell>
          <table:table-cell office:value-type="float" office:value="0" table:formula="of:=DATEDIF([.O1099];[.P1099];&quot;YM&quot;)" table:style-name="ce49">
            <text:p>#¡VALOR!</text:p>
          </table:table-cell>
          <table:table-cell office:value-type="float" office:value="0" table:formula="of:=DATEDIF([.O1099];[.P109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0" table:formula="of:=[.A1099]+1" table:style-name="ce48">
            <text:p>1330</text:p>
          </table:table-cell>
          <table:table-cell table:style-name="ce48"/>
          <table:table-cell office:value-type="string" office:string-value="" table:formula="of:=IF(LEN([.B1100])&lt;&gt;0;VLOOKUP([.$B1100];;7;0);&quot;&quot;)" table:style-name="ce49"/>
          <table:table-cell office:value-type="string" office:string-value="" table:formula="of:=IF(LEN([.B1100])&lt;&gt;0;VLOOKUP([.$B1100];;2;0);&quot;&quot;)" table:style-name="ce49"/>
          <table:table-cell table:number-columns-repeated="11" table:style-name="ce48"/>
          <table:table-cell office:value-type="string" office:string-value="" table:formula="of:=IF([.G1100]&gt;0;DATE([.G1100];[.F1100];[.E1100]);&quot;&quot;)" table:style-name="ce51"/>
          <table:table-cell office:value-type="float" office:value="0" table:formula="of:=DATEDIF([.O1100];[.P1100];&quot;Y&quot;)" table:style-name="ce49">
            <text:p>#¡VALOR!</text:p>
          </table:table-cell>
          <table:table-cell office:value-type="float" office:value="0" table:formula="of:=DATEDIF([.O1100];[.P1100];&quot;YM&quot;)" table:style-name="ce49">
            <text:p>#¡VALOR!</text:p>
          </table:table-cell>
          <table:table-cell office:value-type="float" office:value="0" table:formula="of:=DATEDIF([.O1100];[.P110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1" table:formula="of:=[.A1100]+1" table:style-name="ce48">
            <text:p>1331</text:p>
          </table:table-cell>
          <table:table-cell table:style-name="ce48"/>
          <table:table-cell office:value-type="string" office:string-value="" table:formula="of:=IF(LEN([.B1101])&lt;&gt;0;VLOOKUP([.$B1101];;7;0);&quot;&quot;)" table:style-name="ce49"/>
          <table:table-cell office:value-type="string" office:string-value="" table:formula="of:=IF(LEN([.B1101])&lt;&gt;0;VLOOKUP([.$B1101];;2;0);&quot;&quot;)" table:style-name="ce49"/>
          <table:table-cell table:number-columns-repeated="11" table:style-name="ce48"/>
          <table:table-cell office:value-type="string" office:string-value="" table:formula="of:=IF([.G1101]&gt;0;DATE([.G1101];[.F1101];[.E1101]);&quot;&quot;)" table:style-name="ce51"/>
          <table:table-cell office:value-type="float" office:value="0" table:formula="of:=DATEDIF([.O1101];[.P1101];&quot;Y&quot;)" table:style-name="ce49">
            <text:p>#¡VALOR!</text:p>
          </table:table-cell>
          <table:table-cell office:value-type="float" office:value="0" table:formula="of:=DATEDIF([.O1101];[.P1101];&quot;YM&quot;)" table:style-name="ce49">
            <text:p>#¡VALOR!</text:p>
          </table:table-cell>
          <table:table-cell office:value-type="float" office:value="0" table:formula="of:=DATEDIF([.O1101];[.P110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2" table:formula="of:=[.A1101]+1" table:style-name="ce48">
            <text:p>1332</text:p>
          </table:table-cell>
          <table:table-cell table:style-name="ce48"/>
          <table:table-cell office:value-type="string" office:string-value="" table:formula="of:=IF(LEN([.B1102])&lt;&gt;0;VLOOKUP([.$B1102];;7;0);&quot;&quot;)" table:style-name="ce49"/>
          <table:table-cell office:value-type="string" office:string-value="" table:formula="of:=IF(LEN([.B1102])&lt;&gt;0;VLOOKUP([.$B1102];;2;0);&quot;&quot;)" table:style-name="ce49"/>
          <table:table-cell table:number-columns-repeated="11" table:style-name="ce48"/>
          <table:table-cell office:value-type="string" office:string-value="" table:formula="of:=IF([.G1102]&gt;0;DATE([.G1102];[.F1102];[.E1102]);&quot;&quot;)" table:style-name="ce51"/>
          <table:table-cell office:value-type="float" office:value="0" table:formula="of:=DATEDIF([.O1102];[.P1102];&quot;Y&quot;)" table:style-name="ce49">
            <text:p>#¡VALOR!</text:p>
          </table:table-cell>
          <table:table-cell office:value-type="float" office:value="0" table:formula="of:=DATEDIF([.O1102];[.P1102];&quot;YM&quot;)" table:style-name="ce49">
            <text:p>#¡VALOR!</text:p>
          </table:table-cell>
          <table:table-cell office:value-type="float" office:value="0" table:formula="of:=DATEDIF([.O1102];[.P110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3" table:formula="of:=[.A1102]+1" table:style-name="ce48">
            <text:p>1333</text:p>
          </table:table-cell>
          <table:table-cell table:style-name="ce48"/>
          <table:table-cell office:value-type="string" office:string-value="" table:formula="of:=IF(LEN([.B1103])&lt;&gt;0;VLOOKUP([.$B1103];;7;0);&quot;&quot;)" table:style-name="ce49"/>
          <table:table-cell office:value-type="string" office:string-value="" table:formula="of:=IF(LEN([.B1103])&lt;&gt;0;VLOOKUP([.$B1103];;2;0);&quot;&quot;)" table:style-name="ce49"/>
          <table:table-cell table:number-columns-repeated="11" table:style-name="ce48"/>
          <table:table-cell office:value-type="string" office:string-value="" table:formula="of:=IF([.G1103]&gt;0;DATE([.G1103];[.F1103];[.E1103]);&quot;&quot;)" table:style-name="ce51"/>
          <table:table-cell office:value-type="float" office:value="0" table:formula="of:=DATEDIF([.O1103];[.P1103];&quot;Y&quot;)" table:style-name="ce49">
            <text:p>#¡VALOR!</text:p>
          </table:table-cell>
          <table:table-cell office:value-type="float" office:value="0" table:formula="of:=DATEDIF([.O1103];[.P1103];&quot;YM&quot;)" table:style-name="ce49">
            <text:p>#¡VALOR!</text:p>
          </table:table-cell>
          <table:table-cell office:value-type="float" office:value="0" table:formula="of:=DATEDIF([.O1103];[.P110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4" table:formula="of:=[.A1103]+1" table:style-name="ce48">
            <text:p>1334</text:p>
          </table:table-cell>
          <table:table-cell table:style-name="ce48"/>
          <table:table-cell office:value-type="string" office:string-value="" table:formula="of:=IF(LEN([.B1104])&lt;&gt;0;VLOOKUP([.$B1104];;7;0);&quot;&quot;)" table:style-name="ce49"/>
          <table:table-cell office:value-type="string" office:string-value="" table:formula="of:=IF(LEN([.B1104])&lt;&gt;0;VLOOKUP([.$B1104];;2;0);&quot;&quot;)" table:style-name="ce49"/>
          <table:table-cell table:number-columns-repeated="11" table:style-name="ce48"/>
          <table:table-cell office:value-type="string" office:string-value="" table:formula="of:=IF([.G1104]&gt;0;DATE([.G1104];[.F1104];[.E1104]);&quot;&quot;)" table:style-name="ce51"/>
          <table:table-cell office:value-type="float" office:value="0" table:formula="of:=DATEDIF([.O1104];[.P1104];&quot;Y&quot;)" table:style-name="ce49">
            <text:p>#¡VALOR!</text:p>
          </table:table-cell>
          <table:table-cell office:value-type="float" office:value="0" table:formula="of:=DATEDIF([.O1104];[.P1104];&quot;YM&quot;)" table:style-name="ce49">
            <text:p>#¡VALOR!</text:p>
          </table:table-cell>
          <table:table-cell office:value-type="float" office:value="0" table:formula="of:=DATEDIF([.O1104];[.P110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5" table:formula="of:=[.A1104]+1" table:style-name="ce48">
            <text:p>1335</text:p>
          </table:table-cell>
          <table:table-cell table:style-name="ce48"/>
          <table:table-cell office:value-type="string" office:string-value="" table:formula="of:=IF(LEN([.B1105])&lt;&gt;0;VLOOKUP([.$B1105];;7;0);&quot;&quot;)" table:style-name="ce49"/>
          <table:table-cell office:value-type="string" office:string-value="" table:formula="of:=IF(LEN([.B1105])&lt;&gt;0;VLOOKUP([.$B1105];;2;0);&quot;&quot;)" table:style-name="ce49"/>
          <table:table-cell table:number-columns-repeated="11" table:style-name="ce48"/>
          <table:table-cell office:value-type="string" office:string-value="" table:formula="of:=IF([.G1105]&gt;0;DATE([.G1105];[.F1105];[.E1105]);&quot;&quot;)" table:style-name="ce51"/>
          <table:table-cell office:value-type="float" office:value="0" table:formula="of:=DATEDIF([.O1105];[.P1105];&quot;Y&quot;)" table:style-name="ce49">
            <text:p>#¡VALOR!</text:p>
          </table:table-cell>
          <table:table-cell office:value-type="float" office:value="0" table:formula="of:=DATEDIF([.O1105];[.P1105];&quot;YM&quot;)" table:style-name="ce49">
            <text:p>#¡VALOR!</text:p>
          </table:table-cell>
          <table:table-cell office:value-type="float" office:value="0" table:formula="of:=DATEDIF([.O1105];[.P110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6" table:formula="of:=[.A1105]+1" table:style-name="ce48">
            <text:p>1336</text:p>
          </table:table-cell>
          <table:table-cell table:style-name="ce48"/>
          <table:table-cell office:value-type="string" office:string-value="" table:formula="of:=IF(LEN([.B1106])&lt;&gt;0;VLOOKUP([.$B1106];;7;0);&quot;&quot;)" table:style-name="ce49"/>
          <table:table-cell office:value-type="string" office:string-value="" table:formula="of:=IF(LEN([.B1106])&lt;&gt;0;VLOOKUP([.$B1106];;2;0);&quot;&quot;)" table:style-name="ce49"/>
          <table:table-cell table:number-columns-repeated="11" table:style-name="ce48"/>
          <table:table-cell office:value-type="string" office:string-value="" table:formula="of:=IF([.G1106]&gt;0;DATE([.G1106];[.F1106];[.E1106]);&quot;&quot;)" table:style-name="ce51"/>
          <table:table-cell office:value-type="float" office:value="0" table:formula="of:=DATEDIF([.O1106];[.P1106];&quot;Y&quot;)" table:style-name="ce49">
            <text:p>#¡VALOR!</text:p>
          </table:table-cell>
          <table:table-cell office:value-type="float" office:value="0" table:formula="of:=DATEDIF([.O1106];[.P1106];&quot;YM&quot;)" table:style-name="ce49">
            <text:p>#¡VALOR!</text:p>
          </table:table-cell>
          <table:table-cell office:value-type="float" office:value="0" table:formula="of:=DATEDIF([.O1106];[.P110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7" table:formula="of:=[.A1106]+1" table:style-name="ce48">
            <text:p>1337</text:p>
          </table:table-cell>
          <table:table-cell table:style-name="ce48"/>
          <table:table-cell office:value-type="string" office:string-value="" table:formula="of:=IF(LEN([.B1107])&lt;&gt;0;VLOOKUP([.$B1107];;7;0);&quot;&quot;)" table:style-name="ce49"/>
          <table:table-cell office:value-type="string" office:string-value="" table:formula="of:=IF(LEN([.B1107])&lt;&gt;0;VLOOKUP([.$B1107];;2;0);&quot;&quot;)" table:style-name="ce49"/>
          <table:table-cell table:number-columns-repeated="11" table:style-name="ce48"/>
          <table:table-cell office:value-type="string" office:string-value="" table:formula="of:=IF([.G1107]&gt;0;DATE([.G1107];[.F1107];[.E1107]);&quot;&quot;)" table:style-name="ce51"/>
          <table:table-cell office:value-type="float" office:value="0" table:formula="of:=DATEDIF([.O1107];[.P1107];&quot;Y&quot;)" table:style-name="ce49">
            <text:p>#¡VALOR!</text:p>
          </table:table-cell>
          <table:table-cell office:value-type="float" office:value="0" table:formula="of:=DATEDIF([.O1107];[.P1107];&quot;YM&quot;)" table:style-name="ce49">
            <text:p>#¡VALOR!</text:p>
          </table:table-cell>
          <table:table-cell office:value-type="float" office:value="0" table:formula="of:=DATEDIF([.O1107];[.P110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8" table:formula="of:=[.A1107]+1" table:style-name="ce48">
            <text:p>1338</text:p>
          </table:table-cell>
          <table:table-cell table:style-name="ce48"/>
          <table:table-cell office:value-type="string" office:string-value="" table:formula="of:=IF(LEN([.B1108])&lt;&gt;0;VLOOKUP([.$B1108];;7;0);&quot;&quot;)" table:style-name="ce49"/>
          <table:table-cell office:value-type="string" office:string-value="" table:formula="of:=IF(LEN([.B1108])&lt;&gt;0;VLOOKUP([.$B1108];;2;0);&quot;&quot;)" table:style-name="ce49"/>
          <table:table-cell table:number-columns-repeated="11" table:style-name="ce48"/>
          <table:table-cell office:value-type="string" office:string-value="" table:formula="of:=IF([.G1108]&gt;0;DATE([.G1108];[.F1108];[.E1108]);&quot;&quot;)" table:style-name="ce51"/>
          <table:table-cell office:value-type="float" office:value="0" table:formula="of:=DATEDIF([.O1108];[.P1108];&quot;Y&quot;)" table:style-name="ce49">
            <text:p>#¡VALOR!</text:p>
          </table:table-cell>
          <table:table-cell office:value-type="float" office:value="0" table:formula="of:=DATEDIF([.O1108];[.P1108];&quot;YM&quot;)" table:style-name="ce49">
            <text:p>#¡VALOR!</text:p>
          </table:table-cell>
          <table:table-cell office:value-type="float" office:value="0" table:formula="of:=DATEDIF([.O1108];[.P110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39" table:formula="of:=[.A1108]+1" table:style-name="ce48">
            <text:p>1339</text:p>
          </table:table-cell>
          <table:table-cell table:style-name="ce48"/>
          <table:table-cell office:value-type="string" office:string-value="" table:formula="of:=IF(LEN([.B1109])&lt;&gt;0;VLOOKUP([.$B1109];;7;0);&quot;&quot;)" table:style-name="ce49"/>
          <table:table-cell office:value-type="string" office:string-value="" table:formula="of:=IF(LEN([.B1109])&lt;&gt;0;VLOOKUP([.$B1109];;2;0);&quot;&quot;)" table:style-name="ce49"/>
          <table:table-cell table:number-columns-repeated="11" table:style-name="ce48"/>
          <table:table-cell office:value-type="string" office:string-value="" table:formula="of:=IF([.G1109]&gt;0;DATE([.G1109];[.F1109];[.E1109]);&quot;&quot;)" table:style-name="ce51"/>
          <table:table-cell office:value-type="float" office:value="0" table:formula="of:=DATEDIF([.O1109];[.P1109];&quot;Y&quot;)" table:style-name="ce49">
            <text:p>#¡VALOR!</text:p>
          </table:table-cell>
          <table:table-cell office:value-type="float" office:value="0" table:formula="of:=DATEDIF([.O1109];[.P1109];&quot;YM&quot;)" table:style-name="ce49">
            <text:p>#¡VALOR!</text:p>
          </table:table-cell>
          <table:table-cell office:value-type="float" office:value="0" table:formula="of:=DATEDIF([.O1109];[.P110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0" table:formula="of:=[.A1109]+1" table:style-name="ce48">
            <text:p>1340</text:p>
          </table:table-cell>
          <table:table-cell table:style-name="ce48"/>
          <table:table-cell office:value-type="string" office:string-value="" table:formula="of:=IF(LEN([.B1110])&lt;&gt;0;VLOOKUP([.$B1110];;7;0);&quot;&quot;)" table:style-name="ce49"/>
          <table:table-cell office:value-type="string" office:string-value="" table:formula="of:=IF(LEN([.B1110])&lt;&gt;0;VLOOKUP([.$B1110];;2;0);&quot;&quot;)" table:style-name="ce49"/>
          <table:table-cell table:number-columns-repeated="11" table:style-name="ce48"/>
          <table:table-cell office:value-type="string" office:string-value="" table:formula="of:=IF([.G1110]&gt;0;DATE([.G1110];[.F1110];[.E1110]);&quot;&quot;)" table:style-name="ce51"/>
          <table:table-cell office:value-type="float" office:value="0" table:formula="of:=DATEDIF([.O1110];[.P1110];&quot;Y&quot;)" table:style-name="ce49">
            <text:p>#¡VALOR!</text:p>
          </table:table-cell>
          <table:table-cell office:value-type="float" office:value="0" table:formula="of:=DATEDIF([.O1110];[.P1110];&quot;YM&quot;)" table:style-name="ce49">
            <text:p>#¡VALOR!</text:p>
          </table:table-cell>
          <table:table-cell office:value-type="float" office:value="0" table:formula="of:=DATEDIF([.O1110];[.P111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1" table:formula="of:=[.A1110]+1" table:style-name="ce48">
            <text:p>1341</text:p>
          </table:table-cell>
          <table:table-cell table:style-name="ce48"/>
          <table:table-cell office:value-type="string" office:string-value="" table:formula="of:=IF(LEN([.B1111])&lt;&gt;0;VLOOKUP([.$B1111];;7;0);&quot;&quot;)" table:style-name="ce49"/>
          <table:table-cell office:value-type="string" office:string-value="" table:formula="of:=IF(LEN([.B1111])&lt;&gt;0;VLOOKUP([.$B1111];;2;0);&quot;&quot;)" table:style-name="ce49"/>
          <table:table-cell table:number-columns-repeated="11" table:style-name="ce48"/>
          <table:table-cell office:value-type="string" office:string-value="" table:formula="of:=IF([.G1111]&gt;0;DATE([.G1111];[.F1111];[.E1111]);&quot;&quot;)" table:style-name="ce51"/>
          <table:table-cell office:value-type="float" office:value="0" table:formula="of:=DATEDIF([.O1111];[.P1111];&quot;Y&quot;)" table:style-name="ce49">
            <text:p>#¡VALOR!</text:p>
          </table:table-cell>
          <table:table-cell office:value-type="float" office:value="0" table:formula="of:=DATEDIF([.O1111];[.P1111];&quot;YM&quot;)" table:style-name="ce49">
            <text:p>#¡VALOR!</text:p>
          </table:table-cell>
          <table:table-cell office:value-type="float" office:value="0" table:formula="of:=DATEDIF([.O1111];[.P111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2" table:formula="of:=[.A1111]+1" table:style-name="ce48">
            <text:p>1342</text:p>
          </table:table-cell>
          <table:table-cell table:style-name="ce48"/>
          <table:table-cell office:value-type="string" office:string-value="" table:formula="of:=IF(LEN([.B1112])&lt;&gt;0;VLOOKUP([.$B1112];;7;0);&quot;&quot;)" table:style-name="ce49"/>
          <table:table-cell office:value-type="string" office:string-value="" table:formula="of:=IF(LEN([.B1112])&lt;&gt;0;VLOOKUP([.$B1112];;2;0);&quot;&quot;)" table:style-name="ce49"/>
          <table:table-cell table:number-columns-repeated="11" table:style-name="ce48"/>
          <table:table-cell office:value-type="string" office:string-value="" table:formula="of:=IF([.G1112]&gt;0;DATE([.G1112];[.F1112];[.E1112]);&quot;&quot;)" table:style-name="ce51"/>
          <table:table-cell office:value-type="float" office:value="0" table:formula="of:=DATEDIF([.O1112];[.P1112];&quot;Y&quot;)" table:style-name="ce49">
            <text:p>#¡VALOR!</text:p>
          </table:table-cell>
          <table:table-cell office:value-type="float" office:value="0" table:formula="of:=DATEDIF([.O1112];[.P1112];&quot;YM&quot;)" table:style-name="ce49">
            <text:p>#¡VALOR!</text:p>
          </table:table-cell>
          <table:table-cell office:value-type="float" office:value="0" table:formula="of:=DATEDIF([.O1112];[.P111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3" table:formula="of:=[.A1112]+1" table:style-name="ce48">
            <text:p>1343</text:p>
          </table:table-cell>
          <table:table-cell table:style-name="ce48"/>
          <table:table-cell office:value-type="string" office:string-value="" table:formula="of:=IF(LEN([.B1113])&lt;&gt;0;VLOOKUP([.$B1113];;7;0);&quot;&quot;)" table:style-name="ce49"/>
          <table:table-cell office:value-type="string" office:string-value="" table:formula="of:=IF(LEN([.B1113])&lt;&gt;0;VLOOKUP([.$B1113];;2;0);&quot;&quot;)" table:style-name="ce49"/>
          <table:table-cell table:number-columns-repeated="11" table:style-name="ce48"/>
          <table:table-cell office:value-type="string" office:string-value="" table:formula="of:=IF([.G1113]&gt;0;DATE([.G1113];[.F1113];[.E1113]);&quot;&quot;)" table:style-name="ce51"/>
          <table:table-cell office:value-type="float" office:value="0" table:formula="of:=DATEDIF([.O1113];[.P1113];&quot;Y&quot;)" table:style-name="ce49">
            <text:p>#¡VALOR!</text:p>
          </table:table-cell>
          <table:table-cell office:value-type="float" office:value="0" table:formula="of:=DATEDIF([.O1113];[.P1113];&quot;YM&quot;)" table:style-name="ce49">
            <text:p>#¡VALOR!</text:p>
          </table:table-cell>
          <table:table-cell office:value-type="float" office:value="0" table:formula="of:=DATEDIF([.O1113];[.P111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4" table:formula="of:=[.A1113]+1" table:style-name="ce48">
            <text:p>1344</text:p>
          </table:table-cell>
          <table:table-cell table:style-name="ce48"/>
          <table:table-cell office:value-type="string" office:string-value="" table:formula="of:=IF(LEN([.B1114])&lt;&gt;0;VLOOKUP([.$B1114];;7;0);&quot;&quot;)" table:style-name="ce49"/>
          <table:table-cell office:value-type="string" office:string-value="" table:formula="of:=IF(LEN([.B1114])&lt;&gt;0;VLOOKUP([.$B1114];;2;0);&quot;&quot;)" table:style-name="ce49"/>
          <table:table-cell table:number-columns-repeated="11" table:style-name="ce48"/>
          <table:table-cell office:value-type="string" office:string-value="" table:formula="of:=IF([.G1114]&gt;0;DATE([.G1114];[.F1114];[.E1114]);&quot;&quot;)" table:style-name="ce51"/>
          <table:table-cell office:value-type="float" office:value="0" table:formula="of:=DATEDIF([.O1114];[.P1114];&quot;Y&quot;)" table:style-name="ce49">
            <text:p>#¡VALOR!</text:p>
          </table:table-cell>
          <table:table-cell office:value-type="float" office:value="0" table:formula="of:=DATEDIF([.O1114];[.P1114];&quot;YM&quot;)" table:style-name="ce49">
            <text:p>#¡VALOR!</text:p>
          </table:table-cell>
          <table:table-cell office:value-type="float" office:value="0" table:formula="of:=DATEDIF([.O1114];[.P111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5" table:formula="of:=[.A1114]+1" table:style-name="ce48">
            <text:p>1345</text:p>
          </table:table-cell>
          <table:table-cell table:style-name="ce48"/>
          <table:table-cell office:value-type="string" office:string-value="" table:formula="of:=IF(LEN([.B1115])&lt;&gt;0;VLOOKUP([.$B1115];;7;0);&quot;&quot;)" table:style-name="ce49"/>
          <table:table-cell office:value-type="string" office:string-value="" table:formula="of:=IF(LEN([.B1115])&lt;&gt;0;VLOOKUP([.$B1115];;2;0);&quot;&quot;)" table:style-name="ce49"/>
          <table:table-cell table:number-columns-repeated="11" table:style-name="ce48"/>
          <table:table-cell office:value-type="string" office:string-value="" table:formula="of:=IF([.G1115]&gt;0;DATE([.G1115];[.F1115];[.E1115]);&quot;&quot;)" table:style-name="ce51"/>
          <table:table-cell office:value-type="float" office:value="0" table:formula="of:=DATEDIF([.O1115];[.P1115];&quot;Y&quot;)" table:style-name="ce49">
            <text:p>#¡VALOR!</text:p>
          </table:table-cell>
          <table:table-cell office:value-type="float" office:value="0" table:formula="of:=DATEDIF([.O1115];[.P1115];&quot;YM&quot;)" table:style-name="ce49">
            <text:p>#¡VALOR!</text:p>
          </table:table-cell>
          <table:table-cell office:value-type="float" office:value="0" table:formula="of:=DATEDIF([.O1115];[.P111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6" table:formula="of:=[.A1115]+1" table:style-name="ce48">
            <text:p>1346</text:p>
          </table:table-cell>
          <table:table-cell table:style-name="ce48"/>
          <table:table-cell office:value-type="string" office:string-value="" table:formula="of:=IF(LEN([.B1116])&lt;&gt;0;VLOOKUP([.$B1116];;7;0);&quot;&quot;)" table:style-name="ce49"/>
          <table:table-cell office:value-type="string" office:string-value="" table:formula="of:=IF(LEN([.B1116])&lt;&gt;0;VLOOKUP([.$B1116];;2;0);&quot;&quot;)" table:style-name="ce49"/>
          <table:table-cell table:number-columns-repeated="11" table:style-name="ce48"/>
          <table:table-cell office:value-type="string" office:string-value="" table:formula="of:=IF([.G1116]&gt;0;DATE([.G1116];[.F1116];[.E1116]);&quot;&quot;)" table:style-name="ce51"/>
          <table:table-cell office:value-type="float" office:value="0" table:formula="of:=DATEDIF([.O1116];[.P1116];&quot;Y&quot;)" table:style-name="ce49">
            <text:p>#¡VALOR!</text:p>
          </table:table-cell>
          <table:table-cell office:value-type="float" office:value="0" table:formula="of:=DATEDIF([.O1116];[.P1116];&quot;YM&quot;)" table:style-name="ce49">
            <text:p>#¡VALOR!</text:p>
          </table:table-cell>
          <table:table-cell office:value-type="float" office:value="0" table:formula="of:=DATEDIF([.O1116];[.P111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7" table:formula="of:=[.A1116]+1" table:style-name="ce48">
            <text:p>1347</text:p>
          </table:table-cell>
          <table:table-cell table:style-name="ce48"/>
          <table:table-cell office:value-type="string" office:string-value="" table:formula="of:=IF(LEN([.B1117])&lt;&gt;0;VLOOKUP([.$B1117];;7;0);&quot;&quot;)" table:style-name="ce49"/>
          <table:table-cell office:value-type="string" office:string-value="" table:formula="of:=IF(LEN([.B1117])&lt;&gt;0;VLOOKUP([.$B1117];;2;0);&quot;&quot;)" table:style-name="ce49"/>
          <table:table-cell table:number-columns-repeated="11" table:style-name="ce48"/>
          <table:table-cell office:value-type="string" office:string-value="" table:formula="of:=IF([.G1117]&gt;0;DATE([.G1117];[.F1117];[.E1117]);&quot;&quot;)" table:style-name="ce51"/>
          <table:table-cell office:value-type="float" office:value="0" table:formula="of:=DATEDIF([.O1117];[.P1117];&quot;Y&quot;)" table:style-name="ce49">
            <text:p>#¡VALOR!</text:p>
          </table:table-cell>
          <table:table-cell office:value-type="float" office:value="0" table:formula="of:=DATEDIF([.O1117];[.P1117];&quot;YM&quot;)" table:style-name="ce49">
            <text:p>#¡VALOR!</text:p>
          </table:table-cell>
          <table:table-cell office:value-type="float" office:value="0" table:formula="of:=DATEDIF([.O1117];[.P111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8" table:formula="of:=[.A1117]+1" table:style-name="ce48">
            <text:p>1348</text:p>
          </table:table-cell>
          <table:table-cell table:style-name="ce48"/>
          <table:table-cell office:value-type="string" office:string-value="" table:formula="of:=IF(LEN([.B1118])&lt;&gt;0;VLOOKUP([.$B1118];;7;0);&quot;&quot;)" table:style-name="ce49"/>
          <table:table-cell office:value-type="string" office:string-value="" table:formula="of:=IF(LEN([.B1118])&lt;&gt;0;VLOOKUP([.$B1118];;2;0);&quot;&quot;)" table:style-name="ce49"/>
          <table:table-cell table:number-columns-repeated="11" table:style-name="ce48"/>
          <table:table-cell office:value-type="string" office:string-value="" table:formula="of:=IF([.G1118]&gt;0;DATE([.G1118];[.F1118];[.E1118]);&quot;&quot;)" table:style-name="ce51"/>
          <table:table-cell office:value-type="float" office:value="0" table:formula="of:=DATEDIF([.O1118];[.P1118];&quot;Y&quot;)" table:style-name="ce49">
            <text:p>#¡VALOR!</text:p>
          </table:table-cell>
          <table:table-cell office:value-type="float" office:value="0" table:formula="of:=DATEDIF([.O1118];[.P1118];&quot;YM&quot;)" table:style-name="ce49">
            <text:p>#¡VALOR!</text:p>
          </table:table-cell>
          <table:table-cell office:value-type="float" office:value="0" table:formula="of:=DATEDIF([.O1118];[.P111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49" table:formula="of:=[.A1118]+1" table:style-name="ce48">
            <text:p>1349</text:p>
          </table:table-cell>
          <table:table-cell table:style-name="ce48"/>
          <table:table-cell office:value-type="string" office:string-value="" table:formula="of:=IF(LEN([.B1119])&lt;&gt;0;VLOOKUP([.$B1119];;7;0);&quot;&quot;)" table:style-name="ce49"/>
          <table:table-cell office:value-type="string" office:string-value="" table:formula="of:=IF(LEN([.B1119])&lt;&gt;0;VLOOKUP([.$B1119];;2;0);&quot;&quot;)" table:style-name="ce49"/>
          <table:table-cell table:number-columns-repeated="11" table:style-name="ce48"/>
          <table:table-cell office:value-type="string" office:string-value="" table:formula="of:=IF([.G1119]&gt;0;DATE([.G1119];[.F1119];[.E1119]);&quot;&quot;)" table:style-name="ce51"/>
          <table:table-cell office:value-type="float" office:value="0" table:formula="of:=DATEDIF([.O1119];[.P1119];&quot;Y&quot;)" table:style-name="ce49">
            <text:p>#¡VALOR!</text:p>
          </table:table-cell>
          <table:table-cell office:value-type="float" office:value="0" table:formula="of:=DATEDIF([.O1119];[.P1119];&quot;YM&quot;)" table:style-name="ce49">
            <text:p>#¡VALOR!</text:p>
          </table:table-cell>
          <table:table-cell office:value-type="float" office:value="0" table:formula="of:=DATEDIF([.O1119];[.P111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0" table:formula="of:=[.A1119]+1" table:style-name="ce48">
            <text:p>1350</text:p>
          </table:table-cell>
          <table:table-cell table:style-name="ce48"/>
          <table:table-cell office:value-type="string" office:string-value="" table:formula="of:=IF(LEN([.B1120])&lt;&gt;0;VLOOKUP([.$B1120];;7;0);&quot;&quot;)" table:style-name="ce49"/>
          <table:table-cell office:value-type="string" office:string-value="" table:formula="of:=IF(LEN([.B1120])&lt;&gt;0;VLOOKUP([.$B1120];;2;0);&quot;&quot;)" table:style-name="ce49"/>
          <table:table-cell table:number-columns-repeated="11" table:style-name="ce48"/>
          <table:table-cell office:value-type="string" office:string-value="" table:formula="of:=IF([.G1120]&gt;0;DATE([.G1120];[.F1120];[.E1120]);&quot;&quot;)" table:style-name="ce51"/>
          <table:table-cell office:value-type="float" office:value="0" table:formula="of:=DATEDIF([.O1120];[.P1120];&quot;Y&quot;)" table:style-name="ce49">
            <text:p>#¡VALOR!</text:p>
          </table:table-cell>
          <table:table-cell office:value-type="float" office:value="0" table:formula="of:=DATEDIF([.O1120];[.P1120];&quot;YM&quot;)" table:style-name="ce49">
            <text:p>#¡VALOR!</text:p>
          </table:table-cell>
          <table:table-cell office:value-type="float" office:value="0" table:formula="of:=DATEDIF([.O1120];[.P112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1" table:formula="of:=[.A1120]+1" table:style-name="ce48">
            <text:p>1351</text:p>
          </table:table-cell>
          <table:table-cell table:style-name="ce48"/>
          <table:table-cell office:value-type="string" office:string-value="" table:formula="of:=IF(LEN([.B1121])&lt;&gt;0;VLOOKUP([.$B1121];;7;0);&quot;&quot;)" table:style-name="ce49"/>
          <table:table-cell office:value-type="string" office:string-value="" table:formula="of:=IF(LEN([.B1121])&lt;&gt;0;VLOOKUP([.$B1121];;2;0);&quot;&quot;)" table:style-name="ce49"/>
          <table:table-cell table:number-columns-repeated="11" table:style-name="ce48"/>
          <table:table-cell office:value-type="string" office:string-value="" table:formula="of:=IF([.G1121]&gt;0;DATE([.G1121];[.F1121];[.E1121]);&quot;&quot;)" table:style-name="ce51"/>
          <table:table-cell office:value-type="float" office:value="0" table:formula="of:=DATEDIF([.O1121];[.P1121];&quot;Y&quot;)" table:style-name="ce49">
            <text:p>#¡VALOR!</text:p>
          </table:table-cell>
          <table:table-cell office:value-type="float" office:value="0" table:formula="of:=DATEDIF([.O1121];[.P1121];&quot;YM&quot;)" table:style-name="ce49">
            <text:p>#¡VALOR!</text:p>
          </table:table-cell>
          <table:table-cell office:value-type="float" office:value="0" table:formula="of:=DATEDIF([.O1121];[.P112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2" table:formula="of:=[.A1121]+1" table:style-name="ce48">
            <text:p>1352</text:p>
          </table:table-cell>
          <table:table-cell table:style-name="ce48"/>
          <table:table-cell office:value-type="string" office:string-value="" table:formula="of:=IF(LEN([.B1122])&lt;&gt;0;VLOOKUP([.$B1122];;7;0);&quot;&quot;)" table:style-name="ce49"/>
          <table:table-cell office:value-type="string" office:string-value="" table:formula="of:=IF(LEN([.B1122])&lt;&gt;0;VLOOKUP([.$B1122];;2;0);&quot;&quot;)" table:style-name="ce49"/>
          <table:table-cell table:number-columns-repeated="11" table:style-name="ce48"/>
          <table:table-cell office:value-type="string" office:string-value="" table:formula="of:=IF([.G1122]&gt;0;DATE([.G1122];[.F1122];[.E1122]);&quot;&quot;)" table:style-name="ce51"/>
          <table:table-cell office:value-type="float" office:value="0" table:formula="of:=DATEDIF([.O1122];[.P1122];&quot;Y&quot;)" table:style-name="ce49">
            <text:p>#¡VALOR!</text:p>
          </table:table-cell>
          <table:table-cell office:value-type="float" office:value="0" table:formula="of:=DATEDIF([.O1122];[.P1122];&quot;YM&quot;)" table:style-name="ce49">
            <text:p>#¡VALOR!</text:p>
          </table:table-cell>
          <table:table-cell office:value-type="float" office:value="0" table:formula="of:=DATEDIF([.O1122];[.P112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3" table:formula="of:=[.A1122]+1" table:style-name="ce48">
            <text:p>1353</text:p>
          </table:table-cell>
          <table:table-cell table:style-name="ce48"/>
          <table:table-cell office:value-type="string" office:string-value="" table:formula="of:=IF(LEN([.B1123])&lt;&gt;0;VLOOKUP([.$B1123];;7;0);&quot;&quot;)" table:style-name="ce49"/>
          <table:table-cell office:value-type="string" office:string-value="" table:formula="of:=IF(LEN([.B1123])&lt;&gt;0;VLOOKUP([.$B1123];;2;0);&quot;&quot;)" table:style-name="ce49"/>
          <table:table-cell table:number-columns-repeated="11" table:style-name="ce48"/>
          <table:table-cell office:value-type="string" office:string-value="" table:formula="of:=IF([.G1123]&gt;0;DATE([.G1123];[.F1123];[.E1123]);&quot;&quot;)" table:style-name="ce51"/>
          <table:table-cell office:value-type="float" office:value="0" table:formula="of:=DATEDIF([.O1123];[.P1123];&quot;Y&quot;)" table:style-name="ce49">
            <text:p>#¡VALOR!</text:p>
          </table:table-cell>
          <table:table-cell office:value-type="float" office:value="0" table:formula="of:=DATEDIF([.O1123];[.P1123];&quot;YM&quot;)" table:style-name="ce49">
            <text:p>#¡VALOR!</text:p>
          </table:table-cell>
          <table:table-cell office:value-type="float" office:value="0" table:formula="of:=DATEDIF([.O1123];[.P112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4" table:formula="of:=[.A1123]+1" table:style-name="ce48">
            <text:p>1354</text:p>
          </table:table-cell>
          <table:table-cell table:style-name="ce48"/>
          <table:table-cell office:value-type="string" office:string-value="" table:formula="of:=IF(LEN([.B1124])&lt;&gt;0;VLOOKUP([.$B1124];;7;0);&quot;&quot;)" table:style-name="ce49"/>
          <table:table-cell office:value-type="string" office:string-value="" table:formula="of:=IF(LEN([.B1124])&lt;&gt;0;VLOOKUP([.$B1124];;2;0);&quot;&quot;)" table:style-name="ce49"/>
          <table:table-cell table:number-columns-repeated="11" table:style-name="ce48"/>
          <table:table-cell office:value-type="string" office:string-value="" table:formula="of:=IF([.G1124]&gt;0;DATE([.G1124];[.F1124];[.E1124]);&quot;&quot;)" table:style-name="ce51"/>
          <table:table-cell office:value-type="float" office:value="0" table:formula="of:=DATEDIF([.O1124];[.P1124];&quot;Y&quot;)" table:style-name="ce49">
            <text:p>#¡VALOR!</text:p>
          </table:table-cell>
          <table:table-cell office:value-type="float" office:value="0" table:formula="of:=DATEDIF([.O1124];[.P1124];&quot;YM&quot;)" table:style-name="ce49">
            <text:p>#¡VALOR!</text:p>
          </table:table-cell>
          <table:table-cell office:value-type="float" office:value="0" table:formula="of:=DATEDIF([.O1124];[.P112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5" table:formula="of:=[.A1124]+1" table:style-name="ce48">
            <text:p>1355</text:p>
          </table:table-cell>
          <table:table-cell table:style-name="ce48"/>
          <table:table-cell office:value-type="string" office:string-value="" table:formula="of:=IF(LEN([.B1125])&lt;&gt;0;VLOOKUP([.$B1125];;7;0);&quot;&quot;)" table:style-name="ce49"/>
          <table:table-cell office:value-type="string" office:string-value="" table:formula="of:=IF(LEN([.B1125])&lt;&gt;0;VLOOKUP([.$B1125];;2;0);&quot;&quot;)" table:style-name="ce49"/>
          <table:table-cell table:number-columns-repeated="11" table:style-name="ce48"/>
          <table:table-cell office:value-type="string" office:string-value="" table:formula="of:=IF([.G1125]&gt;0;DATE([.G1125];[.F1125];[.E1125]);&quot;&quot;)" table:style-name="ce51"/>
          <table:table-cell office:value-type="float" office:value="0" table:formula="of:=DATEDIF([.O1125];[.P1125];&quot;Y&quot;)" table:style-name="ce49">
            <text:p>#¡VALOR!</text:p>
          </table:table-cell>
          <table:table-cell office:value-type="float" office:value="0" table:formula="of:=DATEDIF([.O1125];[.P1125];&quot;YM&quot;)" table:style-name="ce49">
            <text:p>#¡VALOR!</text:p>
          </table:table-cell>
          <table:table-cell office:value-type="float" office:value="0" table:formula="of:=DATEDIF([.O1125];[.P112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6" table:formula="of:=[.A1125]+1" table:style-name="ce48">
            <text:p>1356</text:p>
          </table:table-cell>
          <table:table-cell table:style-name="ce48"/>
          <table:table-cell office:value-type="string" office:string-value="" table:formula="of:=IF(LEN([.B1126])&lt;&gt;0;VLOOKUP([.$B1126];;7;0);&quot;&quot;)" table:style-name="ce49"/>
          <table:table-cell office:value-type="string" office:string-value="" table:formula="of:=IF(LEN([.B1126])&lt;&gt;0;VLOOKUP([.$B1126];;2;0);&quot;&quot;)" table:style-name="ce49"/>
          <table:table-cell table:number-columns-repeated="11" table:style-name="ce48"/>
          <table:table-cell office:value-type="string" office:string-value="" table:formula="of:=IF([.G1126]&gt;0;DATE([.G1126];[.F1126];[.E1126]);&quot;&quot;)" table:style-name="ce51"/>
          <table:table-cell office:value-type="float" office:value="0" table:formula="of:=DATEDIF([.O1126];[.P1126];&quot;Y&quot;)" table:style-name="ce49">
            <text:p>#¡VALOR!</text:p>
          </table:table-cell>
          <table:table-cell office:value-type="float" office:value="0" table:formula="of:=DATEDIF([.O1126];[.P1126];&quot;YM&quot;)" table:style-name="ce49">
            <text:p>#¡VALOR!</text:p>
          </table:table-cell>
          <table:table-cell office:value-type="float" office:value="0" table:formula="of:=DATEDIF([.O1126];[.P112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7" table:formula="of:=[.A1126]+1" table:style-name="ce48">
            <text:p>1357</text:p>
          </table:table-cell>
          <table:table-cell table:style-name="ce48"/>
          <table:table-cell office:value-type="string" office:string-value="" table:formula="of:=IF(LEN([.B1127])&lt;&gt;0;VLOOKUP([.$B1127];;7;0);&quot;&quot;)" table:style-name="ce49"/>
          <table:table-cell office:value-type="string" office:string-value="" table:formula="of:=IF(LEN([.B1127])&lt;&gt;0;VLOOKUP([.$B1127];;2;0);&quot;&quot;)" table:style-name="ce49"/>
          <table:table-cell table:number-columns-repeated="11" table:style-name="ce48"/>
          <table:table-cell office:value-type="string" office:string-value="" table:formula="of:=IF([.G1127]&gt;0;DATE([.G1127];[.F1127];[.E1127]);&quot;&quot;)" table:style-name="ce51"/>
          <table:table-cell office:value-type="float" office:value="0" table:formula="of:=DATEDIF([.O1127];[.P1127];&quot;Y&quot;)" table:style-name="ce49">
            <text:p>#¡VALOR!</text:p>
          </table:table-cell>
          <table:table-cell office:value-type="float" office:value="0" table:formula="of:=DATEDIF([.O1127];[.P1127];&quot;YM&quot;)" table:style-name="ce49">
            <text:p>#¡VALOR!</text:p>
          </table:table-cell>
          <table:table-cell office:value-type="float" office:value="0" table:formula="of:=DATEDIF([.O1127];[.P112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8" table:formula="of:=[.A1127]+1" table:style-name="ce48">
            <text:p>1358</text:p>
          </table:table-cell>
          <table:table-cell table:style-name="ce48"/>
          <table:table-cell office:value-type="string" office:string-value="" table:formula="of:=IF(LEN([.B1128])&lt;&gt;0;VLOOKUP([.$B1128];;7;0);&quot;&quot;)" table:style-name="ce49"/>
          <table:table-cell office:value-type="string" office:string-value="" table:formula="of:=IF(LEN([.B1128])&lt;&gt;0;VLOOKUP([.$B1128];;2;0);&quot;&quot;)" table:style-name="ce49"/>
          <table:table-cell table:number-columns-repeated="11" table:style-name="ce48"/>
          <table:table-cell office:value-type="string" office:string-value="" table:formula="of:=IF([.G1128]&gt;0;DATE([.G1128];[.F1128];[.E1128]);&quot;&quot;)" table:style-name="ce51"/>
          <table:table-cell office:value-type="float" office:value="0" table:formula="of:=DATEDIF([.O1128];[.P1128];&quot;Y&quot;)" table:style-name="ce49">
            <text:p>#¡VALOR!</text:p>
          </table:table-cell>
          <table:table-cell office:value-type="float" office:value="0" table:formula="of:=DATEDIF([.O1128];[.P1128];&quot;YM&quot;)" table:style-name="ce49">
            <text:p>#¡VALOR!</text:p>
          </table:table-cell>
          <table:table-cell office:value-type="float" office:value="0" table:formula="of:=DATEDIF([.O1128];[.P112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59" table:formula="of:=[.A1128]+1" table:style-name="ce48">
            <text:p>1359</text:p>
          </table:table-cell>
          <table:table-cell table:style-name="ce48"/>
          <table:table-cell office:value-type="string" office:string-value="" table:formula="of:=IF(LEN([.B1129])&lt;&gt;0;VLOOKUP([.$B1129];;7;0);&quot;&quot;)" table:style-name="ce49"/>
          <table:table-cell office:value-type="string" office:string-value="" table:formula="of:=IF(LEN([.B1129])&lt;&gt;0;VLOOKUP([.$B1129];;2;0);&quot;&quot;)" table:style-name="ce49"/>
          <table:table-cell table:number-columns-repeated="11" table:style-name="ce48"/>
          <table:table-cell office:value-type="string" office:string-value="" table:formula="of:=IF([.G1129]&gt;0;DATE([.G1129];[.F1129];[.E1129]);&quot;&quot;)" table:style-name="ce51"/>
          <table:table-cell office:value-type="float" office:value="0" table:formula="of:=DATEDIF([.O1129];[.P1129];&quot;Y&quot;)" table:style-name="ce49">
            <text:p>#¡VALOR!</text:p>
          </table:table-cell>
          <table:table-cell office:value-type="float" office:value="0" table:formula="of:=DATEDIF([.O1129];[.P1129];&quot;YM&quot;)" table:style-name="ce49">
            <text:p>#¡VALOR!</text:p>
          </table:table-cell>
          <table:table-cell office:value-type="float" office:value="0" table:formula="of:=DATEDIF([.O1129];[.P112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0" table:formula="of:=[.A1129]+1" table:style-name="ce48">
            <text:p>1360</text:p>
          </table:table-cell>
          <table:table-cell table:style-name="ce48"/>
          <table:table-cell office:value-type="string" office:string-value="" table:formula="of:=IF(LEN([.B1130])&lt;&gt;0;VLOOKUP([.$B1130];;7;0);&quot;&quot;)" table:style-name="ce49"/>
          <table:table-cell office:value-type="string" office:string-value="" table:formula="of:=IF(LEN([.B1130])&lt;&gt;0;VLOOKUP([.$B1130];;2;0);&quot;&quot;)" table:style-name="ce49"/>
          <table:table-cell table:number-columns-repeated="11" table:style-name="ce48"/>
          <table:table-cell office:value-type="string" office:string-value="" table:formula="of:=IF([.G1130]&gt;0;DATE([.G1130];[.F1130];[.E1130]);&quot;&quot;)" table:style-name="ce51"/>
          <table:table-cell office:value-type="float" office:value="0" table:formula="of:=DATEDIF([.O1130];[.P1130];&quot;Y&quot;)" table:style-name="ce49">
            <text:p>#¡VALOR!</text:p>
          </table:table-cell>
          <table:table-cell office:value-type="float" office:value="0" table:formula="of:=DATEDIF([.O1130];[.P1130];&quot;YM&quot;)" table:style-name="ce49">
            <text:p>#¡VALOR!</text:p>
          </table:table-cell>
          <table:table-cell office:value-type="float" office:value="0" table:formula="of:=DATEDIF([.O1130];[.P113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1" table:formula="of:=[.A1130]+1" table:style-name="ce48">
            <text:p>1361</text:p>
          </table:table-cell>
          <table:table-cell table:style-name="ce48"/>
          <table:table-cell office:value-type="string" office:string-value="" table:formula="of:=IF(LEN([.B1131])&lt;&gt;0;VLOOKUP([.$B1131];;7;0);&quot;&quot;)" table:style-name="ce49"/>
          <table:table-cell office:value-type="string" office:string-value="" table:formula="of:=IF(LEN([.B1131])&lt;&gt;0;VLOOKUP([.$B1131];;2;0);&quot;&quot;)" table:style-name="ce49"/>
          <table:table-cell table:number-columns-repeated="11" table:style-name="ce48"/>
          <table:table-cell office:value-type="string" office:string-value="" table:formula="of:=IF([.G1131]&gt;0;DATE([.G1131];[.F1131];[.E1131]);&quot;&quot;)" table:style-name="ce51"/>
          <table:table-cell office:value-type="float" office:value="0" table:formula="of:=DATEDIF([.O1131];[.P1131];&quot;Y&quot;)" table:style-name="ce49">
            <text:p>#¡VALOR!</text:p>
          </table:table-cell>
          <table:table-cell office:value-type="float" office:value="0" table:formula="of:=DATEDIF([.O1131];[.P1131];&quot;YM&quot;)" table:style-name="ce49">
            <text:p>#¡VALOR!</text:p>
          </table:table-cell>
          <table:table-cell office:value-type="float" office:value="0" table:formula="of:=DATEDIF([.O1131];[.P113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2" table:formula="of:=[.A1131]+1" table:style-name="ce48">
            <text:p>1362</text:p>
          </table:table-cell>
          <table:table-cell table:style-name="ce48"/>
          <table:table-cell office:value-type="string" office:string-value="" table:formula="of:=IF(LEN([.B1132])&lt;&gt;0;VLOOKUP([.$B1132];;7;0);&quot;&quot;)" table:style-name="ce49"/>
          <table:table-cell office:value-type="string" office:string-value="" table:formula="of:=IF(LEN([.B1132])&lt;&gt;0;VLOOKUP([.$B1132];;2;0);&quot;&quot;)" table:style-name="ce49"/>
          <table:table-cell table:number-columns-repeated="11" table:style-name="ce48"/>
          <table:table-cell office:value-type="string" office:string-value="" table:formula="of:=IF([.G1132]&gt;0;DATE([.G1132];[.F1132];[.E1132]);&quot;&quot;)" table:style-name="ce51"/>
          <table:table-cell office:value-type="float" office:value="0" table:formula="of:=DATEDIF([.O1132];[.P1132];&quot;Y&quot;)" table:style-name="ce49">
            <text:p>#¡VALOR!</text:p>
          </table:table-cell>
          <table:table-cell office:value-type="float" office:value="0" table:formula="of:=DATEDIF([.O1132];[.P1132];&quot;YM&quot;)" table:style-name="ce49">
            <text:p>#¡VALOR!</text:p>
          </table:table-cell>
          <table:table-cell office:value-type="float" office:value="0" table:formula="of:=DATEDIF([.O1132];[.P113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3" table:formula="of:=[.A1132]+1" table:style-name="ce48">
            <text:p>1363</text:p>
          </table:table-cell>
          <table:table-cell table:style-name="ce48"/>
          <table:table-cell office:value-type="string" office:string-value="" table:formula="of:=IF(LEN([.B1133])&lt;&gt;0;VLOOKUP([.$B1133];;7;0);&quot;&quot;)" table:style-name="ce49"/>
          <table:table-cell office:value-type="string" office:string-value="" table:formula="of:=IF(LEN([.B1133])&lt;&gt;0;VLOOKUP([.$B1133];;2;0);&quot;&quot;)" table:style-name="ce49"/>
          <table:table-cell table:number-columns-repeated="11" table:style-name="ce48"/>
          <table:table-cell office:value-type="string" office:string-value="" table:formula="of:=IF([.G1133]&gt;0;DATE([.G1133];[.F1133];[.E1133]);&quot;&quot;)" table:style-name="ce51"/>
          <table:table-cell office:value-type="float" office:value="0" table:formula="of:=DATEDIF([.O1133];[.P1133];&quot;Y&quot;)" table:style-name="ce49">
            <text:p>#¡VALOR!</text:p>
          </table:table-cell>
          <table:table-cell office:value-type="float" office:value="0" table:formula="of:=DATEDIF([.O1133];[.P1133];&quot;YM&quot;)" table:style-name="ce49">
            <text:p>#¡VALOR!</text:p>
          </table:table-cell>
          <table:table-cell office:value-type="float" office:value="0" table:formula="of:=DATEDIF([.O1133];[.P113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4" table:formula="of:=[.A1133]+1" table:style-name="ce48">
            <text:p>1364</text:p>
          </table:table-cell>
          <table:table-cell table:style-name="ce48"/>
          <table:table-cell office:value-type="string" office:string-value="" table:formula="of:=IF(LEN([.B1134])&lt;&gt;0;VLOOKUP([.$B1134];;7;0);&quot;&quot;)" table:style-name="ce49"/>
          <table:table-cell office:value-type="string" office:string-value="" table:formula="of:=IF(LEN([.B1134])&lt;&gt;0;VLOOKUP([.$B1134];;2;0);&quot;&quot;)" table:style-name="ce49"/>
          <table:table-cell table:number-columns-repeated="11" table:style-name="ce48"/>
          <table:table-cell office:value-type="string" office:string-value="" table:formula="of:=IF([.G1134]&gt;0;DATE([.G1134];[.F1134];[.E1134]);&quot;&quot;)" table:style-name="ce51"/>
          <table:table-cell office:value-type="float" office:value="0" table:formula="of:=DATEDIF([.O1134];[.P1134];&quot;Y&quot;)" table:style-name="ce49">
            <text:p>#¡VALOR!</text:p>
          </table:table-cell>
          <table:table-cell office:value-type="float" office:value="0" table:formula="of:=DATEDIF([.O1134];[.P1134];&quot;YM&quot;)" table:style-name="ce49">
            <text:p>#¡VALOR!</text:p>
          </table:table-cell>
          <table:table-cell office:value-type="float" office:value="0" table:formula="of:=DATEDIF([.O1134];[.P113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5" table:formula="of:=[.A1134]+1" table:style-name="ce48">
            <text:p>1365</text:p>
          </table:table-cell>
          <table:table-cell table:style-name="ce48"/>
          <table:table-cell office:value-type="string" office:string-value="" table:formula="of:=IF(LEN([.B1135])&lt;&gt;0;VLOOKUP([.$B1135];;7;0);&quot;&quot;)" table:style-name="ce49"/>
          <table:table-cell office:value-type="string" office:string-value="" table:formula="of:=IF(LEN([.B1135])&lt;&gt;0;VLOOKUP([.$B1135];;2;0);&quot;&quot;)" table:style-name="ce49"/>
          <table:table-cell table:number-columns-repeated="11" table:style-name="ce48"/>
          <table:table-cell office:value-type="string" office:string-value="" table:formula="of:=IF([.G1135]&gt;0;DATE([.G1135];[.F1135];[.E1135]);&quot;&quot;)" table:style-name="ce51"/>
          <table:table-cell office:value-type="float" office:value="0" table:formula="of:=DATEDIF([.O1135];[.P1135];&quot;Y&quot;)" table:style-name="ce49">
            <text:p>#¡VALOR!</text:p>
          </table:table-cell>
          <table:table-cell office:value-type="float" office:value="0" table:formula="of:=DATEDIF([.O1135];[.P1135];&quot;YM&quot;)" table:style-name="ce49">
            <text:p>#¡VALOR!</text:p>
          </table:table-cell>
          <table:table-cell office:value-type="float" office:value="0" table:formula="of:=DATEDIF([.O1135];[.P113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6" table:formula="of:=[.A1135]+1" table:style-name="ce48">
            <text:p>1366</text:p>
          </table:table-cell>
          <table:table-cell table:style-name="ce48"/>
          <table:table-cell office:value-type="string" office:string-value="" table:formula="of:=IF(LEN([.B1136])&lt;&gt;0;VLOOKUP([.$B1136];;7;0);&quot;&quot;)" table:style-name="ce49"/>
          <table:table-cell office:value-type="string" office:string-value="" table:formula="of:=IF(LEN([.B1136])&lt;&gt;0;VLOOKUP([.$B1136];;2;0);&quot;&quot;)" table:style-name="ce49"/>
          <table:table-cell table:number-columns-repeated="11" table:style-name="ce48"/>
          <table:table-cell office:value-type="string" office:string-value="" table:formula="of:=IF([.G1136]&gt;0;DATE([.G1136];[.F1136];[.E1136]);&quot;&quot;)" table:style-name="ce51"/>
          <table:table-cell office:value-type="float" office:value="0" table:formula="of:=DATEDIF([.O1136];[.P1136];&quot;Y&quot;)" table:style-name="ce49">
            <text:p>#¡VALOR!</text:p>
          </table:table-cell>
          <table:table-cell office:value-type="float" office:value="0" table:formula="of:=DATEDIF([.O1136];[.P1136];&quot;YM&quot;)" table:style-name="ce49">
            <text:p>#¡VALOR!</text:p>
          </table:table-cell>
          <table:table-cell office:value-type="float" office:value="0" table:formula="of:=DATEDIF([.O1136];[.P113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7" table:formula="of:=[.A1136]+1" table:style-name="ce48">
            <text:p>1367</text:p>
          </table:table-cell>
          <table:table-cell table:style-name="ce48"/>
          <table:table-cell office:value-type="string" office:string-value="" table:formula="of:=IF(LEN([.B1137])&lt;&gt;0;VLOOKUP([.$B1137];;7;0);&quot;&quot;)" table:style-name="ce49"/>
          <table:table-cell office:value-type="string" office:string-value="" table:formula="of:=IF(LEN([.B1137])&lt;&gt;0;VLOOKUP([.$B1137];;2;0);&quot;&quot;)" table:style-name="ce49"/>
          <table:table-cell table:number-columns-repeated="11" table:style-name="ce48"/>
          <table:table-cell office:value-type="string" office:string-value="" table:formula="of:=IF([.G1137]&gt;0;DATE([.G1137];[.F1137];[.E1137]);&quot;&quot;)" table:style-name="ce51"/>
          <table:table-cell office:value-type="float" office:value="0" table:formula="of:=DATEDIF([.O1137];[.P1137];&quot;Y&quot;)" table:style-name="ce49">
            <text:p>#¡VALOR!</text:p>
          </table:table-cell>
          <table:table-cell office:value-type="float" office:value="0" table:formula="of:=DATEDIF([.O1137];[.P1137];&quot;YM&quot;)" table:style-name="ce49">
            <text:p>#¡VALOR!</text:p>
          </table:table-cell>
          <table:table-cell office:value-type="float" office:value="0" table:formula="of:=DATEDIF([.O1137];[.P113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8" table:formula="of:=[.A1137]+1" table:style-name="ce48">
            <text:p>1368</text:p>
          </table:table-cell>
          <table:table-cell table:style-name="ce48"/>
          <table:table-cell office:value-type="string" office:string-value="" table:formula="of:=IF(LEN([.B1138])&lt;&gt;0;VLOOKUP([.$B1138];;7;0);&quot;&quot;)" table:style-name="ce49"/>
          <table:table-cell office:value-type="string" office:string-value="" table:formula="of:=IF(LEN([.B1138])&lt;&gt;0;VLOOKUP([.$B1138];;2;0);&quot;&quot;)" table:style-name="ce49"/>
          <table:table-cell table:number-columns-repeated="11" table:style-name="ce48"/>
          <table:table-cell office:value-type="string" office:string-value="" table:formula="of:=IF([.G1138]&gt;0;DATE([.G1138];[.F1138];[.E1138]);&quot;&quot;)" table:style-name="ce51"/>
          <table:table-cell office:value-type="float" office:value="0" table:formula="of:=DATEDIF([.O1138];[.P1138];&quot;Y&quot;)" table:style-name="ce49">
            <text:p>#¡VALOR!</text:p>
          </table:table-cell>
          <table:table-cell office:value-type="float" office:value="0" table:formula="of:=DATEDIF([.O1138];[.P1138];&quot;YM&quot;)" table:style-name="ce49">
            <text:p>#¡VALOR!</text:p>
          </table:table-cell>
          <table:table-cell office:value-type="float" office:value="0" table:formula="of:=DATEDIF([.O1138];[.P113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69" table:formula="of:=[.A1138]+1" table:style-name="ce48">
            <text:p>1369</text:p>
          </table:table-cell>
          <table:table-cell table:style-name="ce48"/>
          <table:table-cell office:value-type="string" office:string-value="" table:formula="of:=IF(LEN([.B1139])&lt;&gt;0;VLOOKUP([.$B1139];;7;0);&quot;&quot;)" table:style-name="ce49"/>
          <table:table-cell office:value-type="string" office:string-value="" table:formula="of:=IF(LEN([.B1139])&lt;&gt;0;VLOOKUP([.$B1139];;2;0);&quot;&quot;)" table:style-name="ce49"/>
          <table:table-cell table:number-columns-repeated="11" table:style-name="ce48"/>
          <table:table-cell office:value-type="string" office:string-value="" table:formula="of:=IF([.G1139]&gt;0;DATE([.G1139];[.F1139];[.E1139]);&quot;&quot;)" table:style-name="ce51"/>
          <table:table-cell office:value-type="float" office:value="0" table:formula="of:=DATEDIF([.O1139];[.P1139];&quot;Y&quot;)" table:style-name="ce49">
            <text:p>#¡VALOR!</text:p>
          </table:table-cell>
          <table:table-cell office:value-type="float" office:value="0" table:formula="of:=DATEDIF([.O1139];[.P1139];&quot;YM&quot;)" table:style-name="ce49">
            <text:p>#¡VALOR!</text:p>
          </table:table-cell>
          <table:table-cell office:value-type="float" office:value="0" table:formula="of:=DATEDIF([.O1139];[.P113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0" table:formula="of:=[.A1139]+1" table:style-name="ce48">
            <text:p>1370</text:p>
          </table:table-cell>
          <table:table-cell table:style-name="ce48"/>
          <table:table-cell office:value-type="string" office:string-value="" table:formula="of:=IF(LEN([.B1140])&lt;&gt;0;VLOOKUP([.$B1140];;7;0);&quot;&quot;)" table:style-name="ce49"/>
          <table:table-cell office:value-type="string" office:string-value="" table:formula="of:=IF(LEN([.B1140])&lt;&gt;0;VLOOKUP([.$B1140];;2;0);&quot;&quot;)" table:style-name="ce49"/>
          <table:table-cell table:number-columns-repeated="11" table:style-name="ce48"/>
          <table:table-cell office:value-type="string" office:string-value="" table:formula="of:=IF([.G1140]&gt;0;DATE([.G1140];[.F1140];[.E1140]);&quot;&quot;)" table:style-name="ce51"/>
          <table:table-cell office:value-type="float" office:value="0" table:formula="of:=DATEDIF([.O1140];[.P1140];&quot;Y&quot;)" table:style-name="ce49">
            <text:p>#¡VALOR!</text:p>
          </table:table-cell>
          <table:table-cell office:value-type="float" office:value="0" table:formula="of:=DATEDIF([.O1140];[.P1140];&quot;YM&quot;)" table:style-name="ce49">
            <text:p>#¡VALOR!</text:p>
          </table:table-cell>
          <table:table-cell office:value-type="float" office:value="0" table:formula="of:=DATEDIF([.O1140];[.P114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1" table:formula="of:=[.A1140]+1" table:style-name="ce48">
            <text:p>1371</text:p>
          </table:table-cell>
          <table:table-cell table:style-name="ce48"/>
          <table:table-cell office:value-type="string" office:string-value="" table:formula="of:=IF(LEN([.B1141])&lt;&gt;0;VLOOKUP([.$B1141];;7;0);&quot;&quot;)" table:style-name="ce49"/>
          <table:table-cell office:value-type="string" office:string-value="" table:formula="of:=IF(LEN([.B1141])&lt;&gt;0;VLOOKUP([.$B1141];;2;0);&quot;&quot;)" table:style-name="ce49"/>
          <table:table-cell table:number-columns-repeated="11" table:style-name="ce48"/>
          <table:table-cell office:value-type="string" office:string-value="" table:formula="of:=IF([.G1141]&gt;0;DATE([.G1141];[.F1141];[.E1141]);&quot;&quot;)" table:style-name="ce51"/>
          <table:table-cell office:value-type="float" office:value="0" table:formula="of:=DATEDIF([.O1141];[.P1141];&quot;Y&quot;)" table:style-name="ce49">
            <text:p>#¡VALOR!</text:p>
          </table:table-cell>
          <table:table-cell office:value-type="float" office:value="0" table:formula="of:=DATEDIF([.O1141];[.P1141];&quot;YM&quot;)" table:style-name="ce49">
            <text:p>#¡VALOR!</text:p>
          </table:table-cell>
          <table:table-cell office:value-type="float" office:value="0" table:formula="of:=DATEDIF([.O1141];[.P114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2" table:formula="of:=[.A1141]+1" table:style-name="ce48">
            <text:p>1372</text:p>
          </table:table-cell>
          <table:table-cell table:style-name="ce48"/>
          <table:table-cell office:value-type="string" office:string-value="" table:formula="of:=IF(LEN([.B1142])&lt;&gt;0;VLOOKUP([.$B1142];;7;0);&quot;&quot;)" table:style-name="ce49"/>
          <table:table-cell office:value-type="string" office:string-value="" table:formula="of:=IF(LEN([.B1142])&lt;&gt;0;VLOOKUP([.$B1142];;2;0);&quot;&quot;)" table:style-name="ce49"/>
          <table:table-cell table:number-columns-repeated="11" table:style-name="ce48"/>
          <table:table-cell office:value-type="string" office:string-value="" table:formula="of:=IF([.G1142]&gt;0;DATE([.G1142];[.F1142];[.E1142]);&quot;&quot;)" table:style-name="ce51"/>
          <table:table-cell office:value-type="float" office:value="0" table:formula="of:=DATEDIF([.O1142];[.P1142];&quot;Y&quot;)" table:style-name="ce49">
            <text:p>#¡VALOR!</text:p>
          </table:table-cell>
          <table:table-cell office:value-type="float" office:value="0" table:formula="of:=DATEDIF([.O1142];[.P1142];&quot;YM&quot;)" table:style-name="ce49">
            <text:p>#¡VALOR!</text:p>
          </table:table-cell>
          <table:table-cell office:value-type="float" office:value="0" table:formula="of:=DATEDIF([.O1142];[.P114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3" table:formula="of:=[.A1142]+1" table:style-name="ce48">
            <text:p>1373</text:p>
          </table:table-cell>
          <table:table-cell table:style-name="ce48"/>
          <table:table-cell office:value-type="string" office:string-value="" table:formula="of:=IF(LEN([.B1143])&lt;&gt;0;VLOOKUP([.$B1143];;7;0);&quot;&quot;)" table:style-name="ce49"/>
          <table:table-cell office:value-type="string" office:string-value="" table:formula="of:=IF(LEN([.B1143])&lt;&gt;0;VLOOKUP([.$B1143];;2;0);&quot;&quot;)" table:style-name="ce49"/>
          <table:table-cell table:number-columns-repeated="11" table:style-name="ce48"/>
          <table:table-cell office:value-type="string" office:string-value="" table:formula="of:=IF([.G1143]&gt;0;DATE([.G1143];[.F1143];[.E1143]);&quot;&quot;)" table:style-name="ce51"/>
          <table:table-cell office:value-type="float" office:value="0" table:formula="of:=DATEDIF([.O1143];[.P1143];&quot;Y&quot;)" table:style-name="ce49">
            <text:p>#¡VALOR!</text:p>
          </table:table-cell>
          <table:table-cell office:value-type="float" office:value="0" table:formula="of:=DATEDIF([.O1143];[.P1143];&quot;YM&quot;)" table:style-name="ce49">
            <text:p>#¡VALOR!</text:p>
          </table:table-cell>
          <table:table-cell office:value-type="float" office:value="0" table:formula="of:=DATEDIF([.O1143];[.P114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4" table:formula="of:=[.A1143]+1" table:style-name="ce48">
            <text:p>1374</text:p>
          </table:table-cell>
          <table:table-cell table:style-name="ce48"/>
          <table:table-cell office:value-type="string" office:string-value="" table:formula="of:=IF(LEN([.B1144])&lt;&gt;0;VLOOKUP([.$B1144];;7;0);&quot;&quot;)" table:style-name="ce49"/>
          <table:table-cell office:value-type="string" office:string-value="" table:formula="of:=IF(LEN([.B1144])&lt;&gt;0;VLOOKUP([.$B1144];;2;0);&quot;&quot;)" table:style-name="ce49"/>
          <table:table-cell table:number-columns-repeated="11" table:style-name="ce48"/>
          <table:table-cell office:value-type="string" office:string-value="" table:formula="of:=IF([.G1144]&gt;0;DATE([.G1144];[.F1144];[.E1144]);&quot;&quot;)" table:style-name="ce51"/>
          <table:table-cell office:value-type="float" office:value="0" table:formula="of:=DATEDIF([.O1144];[.P1144];&quot;Y&quot;)" table:style-name="ce49">
            <text:p>#¡VALOR!</text:p>
          </table:table-cell>
          <table:table-cell office:value-type="float" office:value="0" table:formula="of:=DATEDIF([.O1144];[.P1144];&quot;YM&quot;)" table:style-name="ce49">
            <text:p>#¡VALOR!</text:p>
          </table:table-cell>
          <table:table-cell office:value-type="float" office:value="0" table:formula="of:=DATEDIF([.O1144];[.P114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5" table:formula="of:=[.A1144]+1" table:style-name="ce48">
            <text:p>1375</text:p>
          </table:table-cell>
          <table:table-cell table:style-name="ce48"/>
          <table:table-cell office:value-type="string" office:string-value="" table:formula="of:=IF(LEN([.B1145])&lt;&gt;0;VLOOKUP([.$B1145];;7;0);&quot;&quot;)" table:style-name="ce49"/>
          <table:table-cell office:value-type="string" office:string-value="" table:formula="of:=IF(LEN([.B1145])&lt;&gt;0;VLOOKUP([.$B1145];;2;0);&quot;&quot;)" table:style-name="ce49"/>
          <table:table-cell table:number-columns-repeated="11" table:style-name="ce48"/>
          <table:table-cell office:value-type="string" office:string-value="" table:formula="of:=IF([.G1145]&gt;0;DATE([.G1145];[.F1145];[.E1145]);&quot;&quot;)" table:style-name="ce51"/>
          <table:table-cell office:value-type="float" office:value="0" table:formula="of:=DATEDIF([.O1145];[.P1145];&quot;Y&quot;)" table:style-name="ce49">
            <text:p>#¡VALOR!</text:p>
          </table:table-cell>
          <table:table-cell office:value-type="float" office:value="0" table:formula="of:=DATEDIF([.O1145];[.P1145];&quot;YM&quot;)" table:style-name="ce49">
            <text:p>#¡VALOR!</text:p>
          </table:table-cell>
          <table:table-cell office:value-type="float" office:value="0" table:formula="of:=DATEDIF([.O1145];[.P114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6" table:formula="of:=[.A1145]+1" table:style-name="ce48">
            <text:p>1376</text:p>
          </table:table-cell>
          <table:table-cell table:style-name="ce48"/>
          <table:table-cell office:value-type="string" office:string-value="" table:formula="of:=IF(LEN([.B1146])&lt;&gt;0;VLOOKUP([.$B1146];;7;0);&quot;&quot;)" table:style-name="ce49"/>
          <table:table-cell office:value-type="string" office:string-value="" table:formula="of:=IF(LEN([.B1146])&lt;&gt;0;VLOOKUP([.$B1146];;2;0);&quot;&quot;)" table:style-name="ce49"/>
          <table:table-cell table:number-columns-repeated="11" table:style-name="ce48"/>
          <table:table-cell office:value-type="string" office:string-value="" table:formula="of:=IF([.G1146]&gt;0;DATE([.G1146];[.F1146];[.E1146]);&quot;&quot;)" table:style-name="ce51"/>
          <table:table-cell office:value-type="float" office:value="0" table:formula="of:=DATEDIF([.O1146];[.P1146];&quot;Y&quot;)" table:style-name="ce49">
            <text:p>#¡VALOR!</text:p>
          </table:table-cell>
          <table:table-cell office:value-type="float" office:value="0" table:formula="of:=DATEDIF([.O1146];[.P1146];&quot;YM&quot;)" table:style-name="ce49">
            <text:p>#¡VALOR!</text:p>
          </table:table-cell>
          <table:table-cell office:value-type="float" office:value="0" table:formula="of:=DATEDIF([.O1146];[.P114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7" table:formula="of:=[.A1146]+1" table:style-name="ce48">
            <text:p>1377</text:p>
          </table:table-cell>
          <table:table-cell table:style-name="ce48"/>
          <table:table-cell office:value-type="string" office:string-value="" table:formula="of:=IF(LEN([.B1147])&lt;&gt;0;VLOOKUP([.$B1147];;7;0);&quot;&quot;)" table:style-name="ce49"/>
          <table:table-cell office:value-type="string" office:string-value="" table:formula="of:=IF(LEN([.B1147])&lt;&gt;0;VLOOKUP([.$B1147];;2;0);&quot;&quot;)" table:style-name="ce49"/>
          <table:table-cell table:number-columns-repeated="11" table:style-name="ce48"/>
          <table:table-cell office:value-type="string" office:string-value="" table:formula="of:=IF([.G1147]&gt;0;DATE([.G1147];[.F1147];[.E1147]);&quot;&quot;)" table:style-name="ce51"/>
          <table:table-cell office:value-type="float" office:value="0" table:formula="of:=DATEDIF([.O1147];[.P1147];&quot;Y&quot;)" table:style-name="ce49">
            <text:p>#¡VALOR!</text:p>
          </table:table-cell>
          <table:table-cell office:value-type="float" office:value="0" table:formula="of:=DATEDIF([.O1147];[.P1147];&quot;YM&quot;)" table:style-name="ce49">
            <text:p>#¡VALOR!</text:p>
          </table:table-cell>
          <table:table-cell office:value-type="float" office:value="0" table:formula="of:=DATEDIF([.O1147];[.P114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8" table:formula="of:=[.A1147]+1" table:style-name="ce48">
            <text:p>1378</text:p>
          </table:table-cell>
          <table:table-cell table:style-name="ce48"/>
          <table:table-cell office:value-type="string" office:string-value="" table:formula="of:=IF(LEN([.B1148])&lt;&gt;0;VLOOKUP([.$B1148];;7;0);&quot;&quot;)" table:style-name="ce49"/>
          <table:table-cell office:value-type="string" office:string-value="" table:formula="of:=IF(LEN([.B1148])&lt;&gt;0;VLOOKUP([.$B1148];;2;0);&quot;&quot;)" table:style-name="ce49"/>
          <table:table-cell table:number-columns-repeated="11" table:style-name="ce48"/>
          <table:table-cell office:value-type="string" office:string-value="" table:formula="of:=IF([.G1148]&gt;0;DATE([.G1148];[.F1148];[.E1148]);&quot;&quot;)" table:style-name="ce51"/>
          <table:table-cell office:value-type="float" office:value="0" table:formula="of:=DATEDIF([.O1148];[.P1148];&quot;Y&quot;)" table:style-name="ce49">
            <text:p>#¡VALOR!</text:p>
          </table:table-cell>
          <table:table-cell office:value-type="float" office:value="0" table:formula="of:=DATEDIF([.O1148];[.P1148];&quot;YM&quot;)" table:style-name="ce49">
            <text:p>#¡VALOR!</text:p>
          </table:table-cell>
          <table:table-cell office:value-type="float" office:value="0" table:formula="of:=DATEDIF([.O1148];[.P114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79" table:formula="of:=[.A1148]+1" table:style-name="ce48">
            <text:p>1379</text:p>
          </table:table-cell>
          <table:table-cell table:style-name="ce48"/>
          <table:table-cell office:value-type="string" office:string-value="" table:formula="of:=IF(LEN([.B1149])&lt;&gt;0;VLOOKUP([.$B1149];;7;0);&quot;&quot;)" table:style-name="ce49"/>
          <table:table-cell office:value-type="string" office:string-value="" table:formula="of:=IF(LEN([.B1149])&lt;&gt;0;VLOOKUP([.$B1149];;2;0);&quot;&quot;)" table:style-name="ce49"/>
          <table:table-cell table:number-columns-repeated="11" table:style-name="ce48"/>
          <table:table-cell office:value-type="string" office:string-value="" table:formula="of:=IF([.G1149]&gt;0;DATE([.G1149];[.F1149];[.E1149]);&quot;&quot;)" table:style-name="ce51"/>
          <table:table-cell office:value-type="float" office:value="0" table:formula="of:=DATEDIF([.O1149];[.P1149];&quot;Y&quot;)" table:style-name="ce49">
            <text:p>#¡VALOR!</text:p>
          </table:table-cell>
          <table:table-cell office:value-type="float" office:value="0" table:formula="of:=DATEDIF([.O1149];[.P1149];&quot;YM&quot;)" table:style-name="ce49">
            <text:p>#¡VALOR!</text:p>
          </table:table-cell>
          <table:table-cell office:value-type="float" office:value="0" table:formula="of:=DATEDIF([.O1149];[.P114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0" table:formula="of:=[.A1149]+1" table:style-name="ce48">
            <text:p>1380</text:p>
          </table:table-cell>
          <table:table-cell table:style-name="ce48"/>
          <table:table-cell office:value-type="string" office:string-value="" table:formula="of:=IF(LEN([.B1150])&lt;&gt;0;VLOOKUP([.$B1150];;7;0);&quot;&quot;)" table:style-name="ce49"/>
          <table:table-cell office:value-type="string" office:string-value="" table:formula="of:=IF(LEN([.B1150])&lt;&gt;0;VLOOKUP([.$B1150];;2;0);&quot;&quot;)" table:style-name="ce49"/>
          <table:table-cell table:number-columns-repeated="11" table:style-name="ce48"/>
          <table:table-cell office:value-type="string" office:string-value="" table:formula="of:=IF([.G1150]&gt;0;DATE([.G1150];[.F1150];[.E1150]);&quot;&quot;)" table:style-name="ce51"/>
          <table:table-cell office:value-type="float" office:value="0" table:formula="of:=DATEDIF([.O1150];[.P1150];&quot;Y&quot;)" table:style-name="ce49">
            <text:p>#¡VALOR!</text:p>
          </table:table-cell>
          <table:table-cell office:value-type="float" office:value="0" table:formula="of:=DATEDIF([.O1150];[.P1150];&quot;YM&quot;)" table:style-name="ce49">
            <text:p>#¡VALOR!</text:p>
          </table:table-cell>
          <table:table-cell office:value-type="float" office:value="0" table:formula="of:=DATEDIF([.O1150];[.P115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1" table:formula="of:=[.A1150]+1" table:style-name="ce48">
            <text:p>1381</text:p>
          </table:table-cell>
          <table:table-cell table:style-name="ce48"/>
          <table:table-cell office:value-type="string" office:string-value="" table:formula="of:=IF(LEN([.B1151])&lt;&gt;0;VLOOKUP([.$B1151];;7;0);&quot;&quot;)" table:style-name="ce49"/>
          <table:table-cell office:value-type="string" office:string-value="" table:formula="of:=IF(LEN([.B1151])&lt;&gt;0;VLOOKUP([.$B1151];;2;0);&quot;&quot;)" table:style-name="ce49"/>
          <table:table-cell table:number-columns-repeated="11" table:style-name="ce48"/>
          <table:table-cell office:value-type="string" office:string-value="" table:formula="of:=IF([.G1151]&gt;0;DATE([.G1151];[.F1151];[.E1151]);&quot;&quot;)" table:style-name="ce51"/>
          <table:table-cell office:value-type="float" office:value="0" table:formula="of:=DATEDIF([.O1151];[.P1151];&quot;Y&quot;)" table:style-name="ce49">
            <text:p>#¡VALOR!</text:p>
          </table:table-cell>
          <table:table-cell office:value-type="float" office:value="0" table:formula="of:=DATEDIF([.O1151];[.P1151];&quot;YM&quot;)" table:style-name="ce49">
            <text:p>#¡VALOR!</text:p>
          </table:table-cell>
          <table:table-cell office:value-type="float" office:value="0" table:formula="of:=DATEDIF([.O1151];[.P115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2" table:formula="of:=[.A1151]+1" table:style-name="ce48">
            <text:p>1382</text:p>
          </table:table-cell>
          <table:table-cell table:style-name="ce48"/>
          <table:table-cell office:value-type="string" office:string-value="" table:formula="of:=IF(LEN([.B1152])&lt;&gt;0;VLOOKUP([.$B1152];;7;0);&quot;&quot;)" table:style-name="ce49"/>
          <table:table-cell office:value-type="string" office:string-value="" table:formula="of:=IF(LEN([.B1152])&lt;&gt;0;VLOOKUP([.$B1152];;2;0);&quot;&quot;)" table:style-name="ce49"/>
          <table:table-cell table:number-columns-repeated="11" table:style-name="ce48"/>
          <table:table-cell office:value-type="string" office:string-value="" table:formula="of:=IF([.G1152]&gt;0;DATE([.G1152];[.F1152];[.E1152]);&quot;&quot;)" table:style-name="ce51"/>
          <table:table-cell office:value-type="float" office:value="0" table:formula="of:=DATEDIF([.O1152];[.P1152];&quot;Y&quot;)" table:style-name="ce49">
            <text:p>#¡VALOR!</text:p>
          </table:table-cell>
          <table:table-cell office:value-type="float" office:value="0" table:formula="of:=DATEDIF([.O1152];[.P1152];&quot;YM&quot;)" table:style-name="ce49">
            <text:p>#¡VALOR!</text:p>
          </table:table-cell>
          <table:table-cell office:value-type="float" office:value="0" table:formula="of:=DATEDIF([.O1152];[.P115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3" table:formula="of:=[.A1152]+1" table:style-name="ce48">
            <text:p>1383</text:p>
          </table:table-cell>
          <table:table-cell table:style-name="ce48"/>
          <table:table-cell office:value-type="string" office:string-value="" table:formula="of:=IF(LEN([.B1153])&lt;&gt;0;VLOOKUP([.$B1153];;7;0);&quot;&quot;)" table:style-name="ce49"/>
          <table:table-cell office:value-type="string" office:string-value="" table:formula="of:=IF(LEN([.B1153])&lt;&gt;0;VLOOKUP([.$B1153];;2;0);&quot;&quot;)" table:style-name="ce49"/>
          <table:table-cell table:number-columns-repeated="11" table:style-name="ce48"/>
          <table:table-cell office:value-type="string" office:string-value="" table:formula="of:=IF([.G1153]&gt;0;DATE([.G1153];[.F1153];[.E1153]);&quot;&quot;)" table:style-name="ce51"/>
          <table:table-cell office:value-type="float" office:value="0" table:formula="of:=DATEDIF([.O1153];[.P1153];&quot;Y&quot;)" table:style-name="ce49">
            <text:p>#¡VALOR!</text:p>
          </table:table-cell>
          <table:table-cell office:value-type="float" office:value="0" table:formula="of:=DATEDIF([.O1153];[.P1153];&quot;YM&quot;)" table:style-name="ce49">
            <text:p>#¡VALOR!</text:p>
          </table:table-cell>
          <table:table-cell office:value-type="float" office:value="0" table:formula="of:=DATEDIF([.O1153];[.P115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4" table:formula="of:=[.A1153]+1" table:style-name="ce48">
            <text:p>1384</text:p>
          </table:table-cell>
          <table:table-cell table:style-name="ce48"/>
          <table:table-cell office:value-type="string" office:string-value="" table:formula="of:=IF(LEN([.B1154])&lt;&gt;0;VLOOKUP([.$B1154];;7;0);&quot;&quot;)" table:style-name="ce49"/>
          <table:table-cell office:value-type="string" office:string-value="" table:formula="of:=IF(LEN([.B1154])&lt;&gt;0;VLOOKUP([.$B1154];;2;0);&quot;&quot;)" table:style-name="ce49"/>
          <table:table-cell table:number-columns-repeated="11" table:style-name="ce48"/>
          <table:table-cell office:value-type="string" office:string-value="" table:formula="of:=IF([.G1154]&gt;0;DATE([.G1154];[.F1154];[.E1154]);&quot;&quot;)" table:style-name="ce51"/>
          <table:table-cell office:value-type="float" office:value="0" table:formula="of:=DATEDIF([.O1154];[.P1154];&quot;Y&quot;)" table:style-name="ce49">
            <text:p>#¡VALOR!</text:p>
          </table:table-cell>
          <table:table-cell office:value-type="float" office:value="0" table:formula="of:=DATEDIF([.O1154];[.P1154];&quot;YM&quot;)" table:style-name="ce49">
            <text:p>#¡VALOR!</text:p>
          </table:table-cell>
          <table:table-cell office:value-type="float" office:value="0" table:formula="of:=DATEDIF([.O1154];[.P115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5" table:formula="of:=[.A1154]+1" table:style-name="ce48">
            <text:p>1385</text:p>
          </table:table-cell>
          <table:table-cell table:style-name="ce48"/>
          <table:table-cell office:value-type="string" office:string-value="" table:formula="of:=IF(LEN([.B1155])&lt;&gt;0;VLOOKUP([.$B1155];;7;0);&quot;&quot;)" table:style-name="ce49"/>
          <table:table-cell office:value-type="string" office:string-value="" table:formula="of:=IF(LEN([.B1155])&lt;&gt;0;VLOOKUP([.$B1155];;2;0);&quot;&quot;)" table:style-name="ce49"/>
          <table:table-cell table:number-columns-repeated="11" table:style-name="ce48"/>
          <table:table-cell office:value-type="string" office:string-value="" table:formula="of:=IF([.G1155]&gt;0;DATE([.G1155];[.F1155];[.E1155]);&quot;&quot;)" table:style-name="ce51"/>
          <table:table-cell office:value-type="float" office:value="0" table:formula="of:=DATEDIF([.O1155];[.P1155];&quot;Y&quot;)" table:style-name="ce49">
            <text:p>#¡VALOR!</text:p>
          </table:table-cell>
          <table:table-cell office:value-type="float" office:value="0" table:formula="of:=DATEDIF([.O1155];[.P1155];&quot;YM&quot;)" table:style-name="ce49">
            <text:p>#¡VALOR!</text:p>
          </table:table-cell>
          <table:table-cell office:value-type="float" office:value="0" table:formula="of:=DATEDIF([.O1155];[.P115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6" table:formula="of:=[.A1155]+1" table:style-name="ce48">
            <text:p>1386</text:p>
          </table:table-cell>
          <table:table-cell table:style-name="ce48"/>
          <table:table-cell office:value-type="string" office:string-value="" table:formula="of:=IF(LEN([.B1156])&lt;&gt;0;VLOOKUP([.$B1156];;7;0);&quot;&quot;)" table:style-name="ce49"/>
          <table:table-cell office:value-type="string" office:string-value="" table:formula="of:=IF(LEN([.B1156])&lt;&gt;0;VLOOKUP([.$B1156];;2;0);&quot;&quot;)" table:style-name="ce49"/>
          <table:table-cell table:number-columns-repeated="11" table:style-name="ce48"/>
          <table:table-cell office:value-type="string" office:string-value="" table:formula="of:=IF([.G1156]&gt;0;DATE([.G1156];[.F1156];[.E1156]);&quot;&quot;)" table:style-name="ce51"/>
          <table:table-cell office:value-type="float" office:value="0" table:formula="of:=DATEDIF([.O1156];[.P1156];&quot;Y&quot;)" table:style-name="ce49">
            <text:p>#¡VALOR!</text:p>
          </table:table-cell>
          <table:table-cell office:value-type="float" office:value="0" table:formula="of:=DATEDIF([.O1156];[.P1156];&quot;YM&quot;)" table:style-name="ce49">
            <text:p>#¡VALOR!</text:p>
          </table:table-cell>
          <table:table-cell office:value-type="float" office:value="0" table:formula="of:=DATEDIF([.O1156];[.P115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7" table:formula="of:=[.A1156]+1" table:style-name="ce48">
            <text:p>1387</text:p>
          </table:table-cell>
          <table:table-cell table:style-name="ce48"/>
          <table:table-cell office:value-type="string" office:string-value="" table:formula="of:=IF(LEN([.B1157])&lt;&gt;0;VLOOKUP([.$B1157];;7;0);&quot;&quot;)" table:style-name="ce49"/>
          <table:table-cell office:value-type="string" office:string-value="" table:formula="of:=IF(LEN([.B1157])&lt;&gt;0;VLOOKUP([.$B1157];;2;0);&quot;&quot;)" table:style-name="ce49"/>
          <table:table-cell table:number-columns-repeated="11" table:style-name="ce48"/>
          <table:table-cell office:value-type="string" office:string-value="" table:formula="of:=IF([.G1157]&gt;0;DATE([.G1157];[.F1157];[.E1157]);&quot;&quot;)" table:style-name="ce51"/>
          <table:table-cell office:value-type="float" office:value="0" table:formula="of:=DATEDIF([.O1157];[.P1157];&quot;Y&quot;)" table:style-name="ce49">
            <text:p>#¡VALOR!</text:p>
          </table:table-cell>
          <table:table-cell office:value-type="float" office:value="0" table:formula="of:=DATEDIF([.O1157];[.P1157];&quot;YM&quot;)" table:style-name="ce49">
            <text:p>#¡VALOR!</text:p>
          </table:table-cell>
          <table:table-cell office:value-type="float" office:value="0" table:formula="of:=DATEDIF([.O1157];[.P115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8" table:formula="of:=[.A1157]+1" table:style-name="ce48">
            <text:p>1388</text:p>
          </table:table-cell>
          <table:table-cell table:style-name="ce48"/>
          <table:table-cell office:value-type="string" office:string-value="" table:formula="of:=IF(LEN([.B1158])&lt;&gt;0;VLOOKUP([.$B1158];;7;0);&quot;&quot;)" table:style-name="ce49"/>
          <table:table-cell office:value-type="string" office:string-value="" table:formula="of:=IF(LEN([.B1158])&lt;&gt;0;VLOOKUP([.$B1158];;2;0);&quot;&quot;)" table:style-name="ce49"/>
          <table:table-cell table:number-columns-repeated="11" table:style-name="ce48"/>
          <table:table-cell office:value-type="string" office:string-value="" table:formula="of:=IF([.G1158]&gt;0;DATE([.G1158];[.F1158];[.E1158]);&quot;&quot;)" table:style-name="ce51"/>
          <table:table-cell office:value-type="float" office:value="0" table:formula="of:=DATEDIF([.O1158];[.P1158];&quot;Y&quot;)" table:style-name="ce49">
            <text:p>#¡VALOR!</text:p>
          </table:table-cell>
          <table:table-cell office:value-type="float" office:value="0" table:formula="of:=DATEDIF([.O1158];[.P1158];&quot;YM&quot;)" table:style-name="ce49">
            <text:p>#¡VALOR!</text:p>
          </table:table-cell>
          <table:table-cell office:value-type="float" office:value="0" table:formula="of:=DATEDIF([.O1158];[.P115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89" table:formula="of:=[.A1158]+1" table:style-name="ce48">
            <text:p>1389</text:p>
          </table:table-cell>
          <table:table-cell table:style-name="ce48"/>
          <table:table-cell office:value-type="string" office:string-value="" table:formula="of:=IF(LEN([.B1159])&lt;&gt;0;VLOOKUP([.$B1159];;7;0);&quot;&quot;)" table:style-name="ce49"/>
          <table:table-cell office:value-type="string" office:string-value="" table:formula="of:=IF(LEN([.B1159])&lt;&gt;0;VLOOKUP([.$B1159];;2;0);&quot;&quot;)" table:style-name="ce49"/>
          <table:table-cell table:number-columns-repeated="11" table:style-name="ce48"/>
          <table:table-cell office:value-type="string" office:string-value="" table:formula="of:=IF([.G1159]&gt;0;DATE([.G1159];[.F1159];[.E1159]);&quot;&quot;)" table:style-name="ce51"/>
          <table:table-cell office:value-type="float" office:value="0" table:formula="of:=DATEDIF([.O1159];[.P1159];&quot;Y&quot;)" table:style-name="ce49">
            <text:p>#¡VALOR!</text:p>
          </table:table-cell>
          <table:table-cell office:value-type="float" office:value="0" table:formula="of:=DATEDIF([.O1159];[.P1159];&quot;YM&quot;)" table:style-name="ce49">
            <text:p>#¡VALOR!</text:p>
          </table:table-cell>
          <table:table-cell office:value-type="float" office:value="0" table:formula="of:=DATEDIF([.O1159];[.P115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0" table:formula="of:=[.A1159]+1" table:style-name="ce48">
            <text:p>1390</text:p>
          </table:table-cell>
          <table:table-cell table:style-name="ce48"/>
          <table:table-cell office:value-type="string" office:string-value="" table:formula="of:=IF(LEN([.B1160])&lt;&gt;0;VLOOKUP([.$B1160];;7;0);&quot;&quot;)" table:style-name="ce49"/>
          <table:table-cell office:value-type="string" office:string-value="" table:formula="of:=IF(LEN([.B1160])&lt;&gt;0;VLOOKUP([.$B1160];;2;0);&quot;&quot;)" table:style-name="ce49"/>
          <table:table-cell table:number-columns-repeated="11" table:style-name="ce48"/>
          <table:table-cell office:value-type="string" office:string-value="" table:formula="of:=IF([.G1160]&gt;0;DATE([.G1160];[.F1160];[.E1160]);&quot;&quot;)" table:style-name="ce51"/>
          <table:table-cell office:value-type="float" office:value="0" table:formula="of:=DATEDIF([.O1160];[.P1160];&quot;Y&quot;)" table:style-name="ce49">
            <text:p>#¡VALOR!</text:p>
          </table:table-cell>
          <table:table-cell office:value-type="float" office:value="0" table:formula="of:=DATEDIF([.O1160];[.P1160];&quot;YM&quot;)" table:style-name="ce49">
            <text:p>#¡VALOR!</text:p>
          </table:table-cell>
          <table:table-cell office:value-type="float" office:value="0" table:formula="of:=DATEDIF([.O1160];[.P116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1" table:formula="of:=[.A1160]+1" table:style-name="ce48">
            <text:p>1391</text:p>
          </table:table-cell>
          <table:table-cell table:style-name="ce48"/>
          <table:table-cell office:value-type="string" office:string-value="" table:formula="of:=IF(LEN([.B1161])&lt;&gt;0;VLOOKUP([.$B1161];;7;0);&quot;&quot;)" table:style-name="ce49"/>
          <table:table-cell office:value-type="string" office:string-value="" table:formula="of:=IF(LEN([.B1161])&lt;&gt;0;VLOOKUP([.$B1161];;2;0);&quot;&quot;)" table:style-name="ce49"/>
          <table:table-cell table:number-columns-repeated="11" table:style-name="ce48"/>
          <table:table-cell office:value-type="string" office:string-value="" table:formula="of:=IF([.G1161]&gt;0;DATE([.G1161];[.F1161];[.E1161]);&quot;&quot;)" table:style-name="ce51"/>
          <table:table-cell office:value-type="float" office:value="0" table:formula="of:=DATEDIF([.O1161];[.P1161];&quot;Y&quot;)" table:style-name="ce49">
            <text:p>#¡VALOR!</text:p>
          </table:table-cell>
          <table:table-cell office:value-type="float" office:value="0" table:formula="of:=DATEDIF([.O1161];[.P1161];&quot;YM&quot;)" table:style-name="ce49">
            <text:p>#¡VALOR!</text:p>
          </table:table-cell>
          <table:table-cell office:value-type="float" office:value="0" table:formula="of:=DATEDIF([.O1161];[.P116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2" table:formula="of:=[.A1161]+1" table:style-name="ce48">
            <text:p>1392</text:p>
          </table:table-cell>
          <table:table-cell table:style-name="ce48"/>
          <table:table-cell office:value-type="string" office:string-value="" table:formula="of:=IF(LEN([.B1162])&lt;&gt;0;VLOOKUP([.$B1162];;7;0);&quot;&quot;)" table:style-name="ce49"/>
          <table:table-cell office:value-type="string" office:string-value="" table:formula="of:=IF(LEN([.B1162])&lt;&gt;0;VLOOKUP([.$B1162];;2;0);&quot;&quot;)" table:style-name="ce49"/>
          <table:table-cell table:number-columns-repeated="11" table:style-name="ce48"/>
          <table:table-cell office:value-type="string" office:string-value="" table:formula="of:=IF([.G1162]&gt;0;DATE([.G1162];[.F1162];[.E1162]);&quot;&quot;)" table:style-name="ce51"/>
          <table:table-cell office:value-type="float" office:value="0" table:formula="of:=DATEDIF([.O1162];[.P1162];&quot;Y&quot;)" table:style-name="ce49">
            <text:p>#¡VALOR!</text:p>
          </table:table-cell>
          <table:table-cell office:value-type="float" office:value="0" table:formula="of:=DATEDIF([.O1162];[.P1162];&quot;YM&quot;)" table:style-name="ce49">
            <text:p>#¡VALOR!</text:p>
          </table:table-cell>
          <table:table-cell office:value-type="float" office:value="0" table:formula="of:=DATEDIF([.O1162];[.P116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3" table:formula="of:=[.A1162]+1" table:style-name="ce48">
            <text:p>1393</text:p>
          </table:table-cell>
          <table:table-cell table:style-name="ce48"/>
          <table:table-cell office:value-type="string" office:string-value="" table:formula="of:=IF(LEN([.B1163])&lt;&gt;0;VLOOKUP([.$B1163];;7;0);&quot;&quot;)" table:style-name="ce49"/>
          <table:table-cell office:value-type="string" office:string-value="" table:formula="of:=IF(LEN([.B1163])&lt;&gt;0;VLOOKUP([.$B1163];;2;0);&quot;&quot;)" table:style-name="ce49"/>
          <table:table-cell table:number-columns-repeated="11" table:style-name="ce48"/>
          <table:table-cell office:value-type="string" office:string-value="" table:formula="of:=IF([.G1163]&gt;0;DATE([.G1163];[.F1163];[.E1163]);&quot;&quot;)" table:style-name="ce51"/>
          <table:table-cell office:value-type="float" office:value="0" table:formula="of:=DATEDIF([.O1163];[.P1163];&quot;Y&quot;)" table:style-name="ce49">
            <text:p>#¡VALOR!</text:p>
          </table:table-cell>
          <table:table-cell office:value-type="float" office:value="0" table:formula="of:=DATEDIF([.O1163];[.P1163];&quot;YM&quot;)" table:style-name="ce49">
            <text:p>#¡VALOR!</text:p>
          </table:table-cell>
          <table:table-cell office:value-type="float" office:value="0" table:formula="of:=DATEDIF([.O1163];[.P116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4" table:formula="of:=[.A1163]+1" table:style-name="ce48">
            <text:p>1394</text:p>
          </table:table-cell>
          <table:table-cell table:style-name="ce48"/>
          <table:table-cell office:value-type="string" office:string-value="" table:formula="of:=IF(LEN([.B1164])&lt;&gt;0;VLOOKUP([.$B1164];;7;0);&quot;&quot;)" table:style-name="ce49"/>
          <table:table-cell office:value-type="string" office:string-value="" table:formula="of:=IF(LEN([.B1164])&lt;&gt;0;VLOOKUP([.$B1164];;2;0);&quot;&quot;)" table:style-name="ce49"/>
          <table:table-cell table:number-columns-repeated="11" table:style-name="ce48"/>
          <table:table-cell office:value-type="string" office:string-value="" table:formula="of:=IF([.G1164]&gt;0;DATE([.G1164];[.F1164];[.E1164]);&quot;&quot;)" table:style-name="ce51"/>
          <table:table-cell office:value-type="float" office:value="0" table:formula="of:=DATEDIF([.O1164];[.P1164];&quot;Y&quot;)" table:style-name="ce49">
            <text:p>#¡VALOR!</text:p>
          </table:table-cell>
          <table:table-cell office:value-type="float" office:value="0" table:formula="of:=DATEDIF([.O1164];[.P1164];&quot;YM&quot;)" table:style-name="ce49">
            <text:p>#¡VALOR!</text:p>
          </table:table-cell>
          <table:table-cell office:value-type="float" office:value="0" table:formula="of:=DATEDIF([.O1164];[.P116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5" table:formula="of:=[.A1164]+1" table:style-name="ce48">
            <text:p>1395</text:p>
          </table:table-cell>
          <table:table-cell table:style-name="ce48"/>
          <table:table-cell office:value-type="string" office:string-value="" table:formula="of:=IF(LEN([.B1165])&lt;&gt;0;VLOOKUP([.$B1165];;7;0);&quot;&quot;)" table:style-name="ce49"/>
          <table:table-cell office:value-type="string" office:string-value="" table:formula="of:=IF(LEN([.B1165])&lt;&gt;0;VLOOKUP([.$B1165];;2;0);&quot;&quot;)" table:style-name="ce49"/>
          <table:table-cell table:number-columns-repeated="11" table:style-name="ce48"/>
          <table:table-cell office:value-type="string" office:string-value="" table:formula="of:=IF([.G1165]&gt;0;DATE([.G1165];[.F1165];[.E1165]);&quot;&quot;)" table:style-name="ce51"/>
          <table:table-cell office:value-type="float" office:value="0" table:formula="of:=DATEDIF([.O1165];[.P1165];&quot;Y&quot;)" table:style-name="ce49">
            <text:p>#¡VALOR!</text:p>
          </table:table-cell>
          <table:table-cell office:value-type="float" office:value="0" table:formula="of:=DATEDIF([.O1165];[.P1165];&quot;YM&quot;)" table:style-name="ce49">
            <text:p>#¡VALOR!</text:p>
          </table:table-cell>
          <table:table-cell office:value-type="float" office:value="0" table:formula="of:=DATEDIF([.O1165];[.P116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6" table:formula="of:=[.A1165]+1" table:style-name="ce48">
            <text:p>1396</text:p>
          </table:table-cell>
          <table:table-cell table:style-name="ce48"/>
          <table:table-cell office:value-type="string" office:string-value="" table:formula="of:=IF(LEN([.B1166])&lt;&gt;0;VLOOKUP([.$B1166];;7;0);&quot;&quot;)" table:style-name="ce49"/>
          <table:table-cell office:value-type="string" office:string-value="" table:formula="of:=IF(LEN([.B1166])&lt;&gt;0;VLOOKUP([.$B1166];;2;0);&quot;&quot;)" table:style-name="ce49"/>
          <table:table-cell table:number-columns-repeated="11" table:style-name="ce48"/>
          <table:table-cell office:value-type="string" office:string-value="" table:formula="of:=IF([.G1166]&gt;0;DATE([.G1166];[.F1166];[.E1166]);&quot;&quot;)" table:style-name="ce51"/>
          <table:table-cell office:value-type="float" office:value="0" table:formula="of:=DATEDIF([.O1166];[.P1166];&quot;Y&quot;)" table:style-name="ce49">
            <text:p>#¡VALOR!</text:p>
          </table:table-cell>
          <table:table-cell office:value-type="float" office:value="0" table:formula="of:=DATEDIF([.O1166];[.P1166];&quot;YM&quot;)" table:style-name="ce49">
            <text:p>#¡VALOR!</text:p>
          </table:table-cell>
          <table:table-cell office:value-type="float" office:value="0" table:formula="of:=DATEDIF([.O1166];[.P116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7" table:formula="of:=[.A1166]+1" table:style-name="ce48">
            <text:p>1397</text:p>
          </table:table-cell>
          <table:table-cell table:style-name="ce48"/>
          <table:table-cell office:value-type="string" office:string-value="" table:formula="of:=IF(LEN([.B1167])&lt;&gt;0;VLOOKUP([.$B1167];;7;0);&quot;&quot;)" table:style-name="ce49"/>
          <table:table-cell office:value-type="string" office:string-value="" table:formula="of:=IF(LEN([.B1167])&lt;&gt;0;VLOOKUP([.$B1167];;2;0);&quot;&quot;)" table:style-name="ce49"/>
          <table:table-cell table:number-columns-repeated="11" table:style-name="ce48"/>
          <table:table-cell office:value-type="string" office:string-value="" table:formula="of:=IF([.G1167]&gt;0;DATE([.G1167];[.F1167];[.E1167]);&quot;&quot;)" table:style-name="ce51"/>
          <table:table-cell office:value-type="float" office:value="0" table:formula="of:=DATEDIF([.O1167];[.P1167];&quot;Y&quot;)" table:style-name="ce49">
            <text:p>#¡VALOR!</text:p>
          </table:table-cell>
          <table:table-cell office:value-type="float" office:value="0" table:formula="of:=DATEDIF([.O1167];[.P1167];&quot;YM&quot;)" table:style-name="ce49">
            <text:p>#¡VALOR!</text:p>
          </table:table-cell>
          <table:table-cell office:value-type="float" office:value="0" table:formula="of:=DATEDIF([.O1167];[.P116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8" table:formula="of:=[.A1167]+1" table:style-name="ce48">
            <text:p>1398</text:p>
          </table:table-cell>
          <table:table-cell table:style-name="ce48"/>
          <table:table-cell office:value-type="string" office:string-value="" table:formula="of:=IF(LEN([.B1168])&lt;&gt;0;VLOOKUP([.$B1168];;7;0);&quot;&quot;)" table:style-name="ce49"/>
          <table:table-cell office:value-type="string" office:string-value="" table:formula="of:=IF(LEN([.B1168])&lt;&gt;0;VLOOKUP([.$B1168];;2;0);&quot;&quot;)" table:style-name="ce49"/>
          <table:table-cell table:number-columns-repeated="11" table:style-name="ce48"/>
          <table:table-cell office:value-type="string" office:string-value="" table:formula="of:=IF([.G1168]&gt;0;DATE([.G1168];[.F1168];[.E1168]);&quot;&quot;)" table:style-name="ce51"/>
          <table:table-cell office:value-type="float" office:value="0" table:formula="of:=DATEDIF([.O1168];[.P1168];&quot;Y&quot;)" table:style-name="ce49">
            <text:p>#¡VALOR!</text:p>
          </table:table-cell>
          <table:table-cell office:value-type="float" office:value="0" table:formula="of:=DATEDIF([.O1168];[.P1168];&quot;YM&quot;)" table:style-name="ce49">
            <text:p>#¡VALOR!</text:p>
          </table:table-cell>
          <table:table-cell office:value-type="float" office:value="0" table:formula="of:=DATEDIF([.O1168];[.P1168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399" table:formula="of:=[.A1168]+1" table:style-name="ce48">
            <text:p>1399</text:p>
          </table:table-cell>
          <table:table-cell table:style-name="ce48"/>
          <table:table-cell office:value-type="string" office:string-value="" table:formula="of:=IF(LEN([.B1169])&lt;&gt;0;VLOOKUP([.$B1169];;7;0);&quot;&quot;)" table:style-name="ce49"/>
          <table:table-cell office:value-type="string" office:string-value="" table:formula="of:=IF(LEN([.B1169])&lt;&gt;0;VLOOKUP([.$B1169];;2;0);&quot;&quot;)" table:style-name="ce49"/>
          <table:table-cell table:number-columns-repeated="11" table:style-name="ce48"/>
          <table:table-cell office:value-type="string" office:string-value="" table:formula="of:=IF([.G1169]&gt;0;DATE([.G1169];[.F1169];[.E1169]);&quot;&quot;)" table:style-name="ce51"/>
          <table:table-cell office:value-type="float" office:value="0" table:formula="of:=DATEDIF([.O1169];[.P1169];&quot;Y&quot;)" table:style-name="ce49">
            <text:p>#¡VALOR!</text:p>
          </table:table-cell>
          <table:table-cell office:value-type="float" office:value="0" table:formula="of:=DATEDIF([.O1169];[.P1169];&quot;YM&quot;)" table:style-name="ce49">
            <text:p>#¡VALOR!</text:p>
          </table:table-cell>
          <table:table-cell office:value-type="float" office:value="0" table:formula="of:=DATEDIF([.O1169];[.P1169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0" table:formula="of:=[.A1169]+1" table:style-name="ce48">
            <text:p>1400</text:p>
          </table:table-cell>
          <table:table-cell table:style-name="ce48"/>
          <table:table-cell office:value-type="string" office:string-value="" table:formula="of:=IF(LEN([.B1170])&lt;&gt;0;VLOOKUP([.$B1170];;7;0);&quot;&quot;)" table:style-name="ce49"/>
          <table:table-cell office:value-type="string" office:string-value="" table:formula="of:=IF(LEN([.B1170])&lt;&gt;0;VLOOKUP([.$B1170];;2;0);&quot;&quot;)" table:style-name="ce49"/>
          <table:table-cell table:number-columns-repeated="11" table:style-name="ce48"/>
          <table:table-cell office:value-type="string" office:string-value="" table:formula="of:=IF([.G1170]&gt;0;DATE([.G1170];[.F1170];[.E1170]);&quot;&quot;)" table:style-name="ce51"/>
          <table:table-cell office:value-type="float" office:value="0" table:formula="of:=DATEDIF([.O1170];[.P1170];&quot;Y&quot;)" table:style-name="ce49">
            <text:p>#¡VALOR!</text:p>
          </table:table-cell>
          <table:table-cell office:value-type="float" office:value="0" table:formula="of:=DATEDIF([.O1170];[.P1170];&quot;YM&quot;)" table:style-name="ce49">
            <text:p>#¡VALOR!</text:p>
          </table:table-cell>
          <table:table-cell office:value-type="float" office:value="0" table:formula="of:=DATEDIF([.O1170];[.P1170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1" table:formula="of:=[.A1170]+1" table:style-name="ce48">
            <text:p>1401</text:p>
          </table:table-cell>
          <table:table-cell table:style-name="ce48"/>
          <table:table-cell office:value-type="string" office:string-value="" table:formula="of:=IF(LEN([.B1171])&lt;&gt;0;VLOOKUP([.$B1171];;7;0);&quot;&quot;)" table:style-name="ce49"/>
          <table:table-cell office:value-type="string" office:string-value="" table:formula="of:=IF(LEN([.B1171])&lt;&gt;0;VLOOKUP([.$B1171];;2;0);&quot;&quot;)" table:style-name="ce49"/>
          <table:table-cell table:number-columns-repeated="11" table:style-name="ce48"/>
          <table:table-cell office:value-type="string" office:string-value="" table:formula="of:=IF([.G1171]&gt;0;DATE([.G1171];[.F1171];[.E1171]);&quot;&quot;)" table:style-name="ce51"/>
          <table:table-cell office:value-type="float" office:value="0" table:formula="of:=DATEDIF([.O1171];[.P1171];&quot;Y&quot;)" table:style-name="ce49">
            <text:p>#¡VALOR!</text:p>
          </table:table-cell>
          <table:table-cell office:value-type="float" office:value="0" table:formula="of:=DATEDIF([.O1171];[.P1171];&quot;YM&quot;)" table:style-name="ce49">
            <text:p>#¡VALOR!</text:p>
          </table:table-cell>
          <table:table-cell office:value-type="float" office:value="0" table:formula="of:=DATEDIF([.O1171];[.P1171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2" table:formula="of:=[.A1171]+1" table:style-name="ce48">
            <text:p>1402</text:p>
          </table:table-cell>
          <table:table-cell table:style-name="ce48"/>
          <table:table-cell office:value-type="string" office:string-value="" table:formula="of:=IF(LEN([.B1172])&lt;&gt;0;VLOOKUP([.$B1172];;7;0);&quot;&quot;)" table:style-name="ce49"/>
          <table:table-cell office:value-type="string" office:string-value="" table:formula="of:=IF(LEN([.B1172])&lt;&gt;0;VLOOKUP([.$B1172];;2;0);&quot;&quot;)" table:style-name="ce49"/>
          <table:table-cell table:number-columns-repeated="11" table:style-name="ce48"/>
          <table:table-cell office:value-type="string" office:string-value="" table:formula="of:=IF([.G1172]&gt;0;DATE([.G1172];[.F1172];[.E1172]);&quot;&quot;)" table:style-name="ce51"/>
          <table:table-cell office:value-type="float" office:value="0" table:formula="of:=DATEDIF([.O1172];[.P1172];&quot;Y&quot;)" table:style-name="ce49">
            <text:p>#¡VALOR!</text:p>
          </table:table-cell>
          <table:table-cell office:value-type="float" office:value="0" table:formula="of:=DATEDIF([.O1172];[.P1172];&quot;YM&quot;)" table:style-name="ce49">
            <text:p>#¡VALOR!</text:p>
          </table:table-cell>
          <table:table-cell office:value-type="float" office:value="0" table:formula="of:=DATEDIF([.O1172];[.P1172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3" table:formula="of:=[.A1172]+1" table:style-name="ce48">
            <text:p>1403</text:p>
          </table:table-cell>
          <table:table-cell table:style-name="ce48"/>
          <table:table-cell office:value-type="string" office:string-value="" table:formula="of:=IF(LEN([.B1173])&lt;&gt;0;VLOOKUP([.$B1173];;7;0);&quot;&quot;)" table:style-name="ce49"/>
          <table:table-cell office:value-type="string" office:string-value="" table:formula="of:=IF(LEN([.B1173])&lt;&gt;0;VLOOKUP([.$B1173];;2;0);&quot;&quot;)" table:style-name="ce49"/>
          <table:table-cell table:number-columns-repeated="11" table:style-name="ce48"/>
          <table:table-cell office:value-type="string" office:string-value="" table:formula="of:=IF([.G1173]&gt;0;DATE([.G1173];[.F1173];[.E1173]);&quot;&quot;)" table:style-name="ce51"/>
          <table:table-cell office:value-type="float" office:value="0" table:formula="of:=DATEDIF([.O1173];[.P1173];&quot;Y&quot;)" table:style-name="ce49">
            <text:p>#¡VALOR!</text:p>
          </table:table-cell>
          <table:table-cell office:value-type="float" office:value="0" table:formula="of:=DATEDIF([.O1173];[.P1173];&quot;YM&quot;)" table:style-name="ce49">
            <text:p>#¡VALOR!</text:p>
          </table:table-cell>
          <table:table-cell office:value-type="float" office:value="0" table:formula="of:=DATEDIF([.O1173];[.P1173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4" table:formula="of:=[.A1173]+1" table:style-name="ce48">
            <text:p>1404</text:p>
          </table:table-cell>
          <table:table-cell table:style-name="ce48"/>
          <table:table-cell office:value-type="string" office:string-value="" table:formula="of:=IF(LEN([.B1174])&lt;&gt;0;VLOOKUP([.$B1174];;7;0);&quot;&quot;)" table:style-name="ce49"/>
          <table:table-cell office:value-type="string" office:string-value="" table:formula="of:=IF(LEN([.B1174])&lt;&gt;0;VLOOKUP([.$B1174];;2;0);&quot;&quot;)" table:style-name="ce49"/>
          <table:table-cell table:number-columns-repeated="11" table:style-name="ce48"/>
          <table:table-cell office:value-type="string" office:string-value="" table:formula="of:=IF([.G1174]&gt;0;DATE([.G1174];[.F1174];[.E1174]);&quot;&quot;)" table:style-name="ce51"/>
          <table:table-cell office:value-type="float" office:value="0" table:formula="of:=DATEDIF([.O1174];[.P1174];&quot;Y&quot;)" table:style-name="ce49">
            <text:p>#¡VALOR!</text:p>
          </table:table-cell>
          <table:table-cell office:value-type="float" office:value="0" table:formula="of:=DATEDIF([.O1174];[.P1174];&quot;YM&quot;)" table:style-name="ce49">
            <text:p>#¡VALOR!</text:p>
          </table:table-cell>
          <table:table-cell office:value-type="float" office:value="0" table:formula="of:=DATEDIF([.O1174];[.P1174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5" table:formula="of:=[.A1174]+1" table:style-name="ce48">
            <text:p>1405</text:p>
          </table:table-cell>
          <table:table-cell table:style-name="ce48"/>
          <table:table-cell office:value-type="string" office:string-value="" table:formula="of:=IF(LEN([.B1175])&lt;&gt;0;VLOOKUP([.$B1175];;7;0);&quot;&quot;)" table:style-name="ce49"/>
          <table:table-cell office:value-type="string" office:string-value="" table:formula="of:=IF(LEN([.B1175])&lt;&gt;0;VLOOKUP([.$B1175];;2;0);&quot;&quot;)" table:style-name="ce49"/>
          <table:table-cell table:number-columns-repeated="11" table:style-name="ce48"/>
          <table:table-cell office:value-type="string" office:string-value="" table:formula="of:=IF([.G1175]&gt;0;DATE([.G1175];[.F1175];[.E1175]);&quot;&quot;)" table:style-name="ce51"/>
          <table:table-cell office:value-type="float" office:value="0" table:formula="of:=DATEDIF([.O1175];[.P1175];&quot;Y&quot;)" table:style-name="ce49">
            <text:p>#¡VALOR!</text:p>
          </table:table-cell>
          <table:table-cell office:value-type="float" office:value="0" table:formula="of:=DATEDIF([.O1175];[.P1175];&quot;YM&quot;)" table:style-name="ce49">
            <text:p>#¡VALOR!</text:p>
          </table:table-cell>
          <table:table-cell office:value-type="float" office:value="0" table:formula="of:=DATEDIF([.O1175];[.P1175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6" table:formula="of:=[.A1175]+1" table:style-name="ce48">
            <text:p>1406</text:p>
          </table:table-cell>
          <table:table-cell table:style-name="ce48"/>
          <table:table-cell office:value-type="string" office:string-value="" table:formula="of:=IF(LEN([.B1176])&lt;&gt;0;VLOOKUP([.$B1176];;7;0);&quot;&quot;)" table:style-name="ce49"/>
          <table:table-cell office:value-type="string" office:string-value="" table:formula="of:=IF(LEN([.B1176])&lt;&gt;0;VLOOKUP([.$B1176];;2;0);&quot;&quot;)" table:style-name="ce49"/>
          <table:table-cell table:number-columns-repeated="11" table:style-name="ce48"/>
          <table:table-cell office:value-type="string" office:string-value="" table:formula="of:=IF([.G1176]&gt;0;DATE([.G1176];[.F1176];[.E1176]);&quot;&quot;)" table:style-name="ce51"/>
          <table:table-cell office:value-type="float" office:value="0" table:formula="of:=DATEDIF([.O1176];[.P1176];&quot;Y&quot;)" table:style-name="ce49">
            <text:p>#¡VALOR!</text:p>
          </table:table-cell>
          <table:table-cell office:value-type="float" office:value="0" table:formula="of:=DATEDIF([.O1176];[.P1176];&quot;YM&quot;)" table:style-name="ce49">
            <text:p>#¡VALOR!</text:p>
          </table:table-cell>
          <table:table-cell office:value-type="float" office:value="0" table:formula="of:=DATEDIF([.O1176];[.P1176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7" table:formula="of:=[.A1176]+1" table:style-name="ce48">
            <text:p>1407</text:p>
          </table:table-cell>
          <table:table-cell table:style-name="ce48"/>
          <table:table-cell office:value-type="string" office:string-value="" table:formula="of:=IF(LEN([.B1177])&lt;&gt;0;VLOOKUP([.$B1177];;7;0);&quot;&quot;)" table:style-name="ce49"/>
          <table:table-cell office:value-type="string" office:string-value="" table:formula="of:=IF(LEN([.B1177])&lt;&gt;0;VLOOKUP([.$B1177];;2;0);&quot;&quot;)" table:style-name="ce49"/>
          <table:table-cell table:number-columns-repeated="11" table:style-name="ce48"/>
          <table:table-cell office:value-type="string" office:string-value="" table:formula="of:=IF([.G1177]&gt;0;DATE([.G1177];[.F1177];[.E1177]);&quot;&quot;)" table:style-name="ce51"/>
          <table:table-cell office:value-type="float" office:value="0" table:formula="of:=DATEDIF([.O1177];[.P1177];&quot;Y&quot;)" table:style-name="ce49">
            <text:p>#¡VALOR!</text:p>
          </table:table-cell>
          <table:table-cell office:value-type="float" office:value="0" table:formula="of:=DATEDIF([.O1177];[.P1177];&quot;YM&quot;)" table:style-name="ce49">
            <text:p>#¡VALOR!</text:p>
          </table:table-cell>
          <table:table-cell office:value-type="float" office:value="0" table:formula="of:=DATEDIF([.O1177];[.P1177];&quot;MD&quot;)" table:style-name="ce49">
            <text:p>#¡VALOR!</text:p>
          </table:table-cell>
          <table:table-cell table:number-columns-repeated="32" table:style-name="ce48"/>
          <table:table-cell table:number-columns-repeated="16333"/>
        </table:table-row>
        <table:table-row table:style-name="ro5">
          <table:table-cell office:value-type="float" office:value="1408" table:formula="of:=[.A1177]+1" table:style-name="ce48">
            <text:p>1408</text:p>
          </table:table-cell>
          <table:table-cell table:style-name="ce48"/>
          <table:table-cell office:value-type="string" office:string-value="" table:formula="of:=IF(LEN([.B1178])&lt;&gt;0;VLOOKUP([.$B1178];;7;0);&quot;&quot;)" table:style-name="ce49"/>
          <table:table-cell office:value-type="string" office:string-value="" table:formula="of:=IF(LEN([.B1178])&lt;&gt;0;VLOOKUP([.$B1178];;2;0);&quot;&quot;)" table:style-name="ce49"/>
          <table:table-cell table:number-columns-repeated="6" table:style-name="ce48"/>
          <table:table-cell office:value-type="float" office:value="0" table:style-name="ce2">
            <text:p>0</text:p>
          </table:table-cell>
          <table:table-cell table:number-columns-repeated="4" table:style-name="ce48"/>
          <table:table-cell office:value-type="string" office:string-value="" table:formula="of:=IF([.G1178]&gt;0;DATE([.G1178];[.F1178];[.E1178]);&quot;&quot;)" table:style-name="ce51"/>
          <table:table-cell office:value-type="float" office:value="0" table:formula="of:=DATEDIF([.O1178];[.P1178];&quot;Y&quot;)" table:style-name="ce49">
            <text:p>#¡VALOR!</text:p>
          </table:table-cell>
          <table:table-cell office:value-type="float" office:value="0" table:formula="of:=DATEDIF([.O1178];[.P1178];&quot;YM&quot;)" table:style-name="ce49">
            <text:p>#¡VALOR!</text:p>
          </table:table-cell>
          <table:table-cell office:value-type="float" office:value="0" table:formula="of:=DATEDIF([.O1178];[.P1178];&quot;MD&quot;)" table:style-name="ce49">
            <text:p>#¡VALOR!</text:p>
          </table:table-cell>
          <table:table-cell table:number-columns-repeated="13" table:style-name="ce48"/>
          <table:table-cell office:value-type="float" office:value="0" table:style-name="ce2">
            <text:p>0</text:p>
          </table:table-cell>
          <table:table-cell table:number-columns-repeated="17" table:style-name="ce48"/>
          <table:table-cell office:value-type="float" office:value="0" table:style-name="ce2">
            <text:p>0</text:p>
          </table:table-cell>
          <table:table-cell table:number-columns-repeated="16333"/>
        </table:table-row>
        <table:table-row table:style-name="ro5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4" table:style-name="ce2"/>
          <table:table-cell table:number-columns-repeated="16320"/>
        </table:table-row>
        <table:table-row table:style-name="ro7">
          <table:table-cell table:number-columns-repeated="64" table:style-name="ce2"/>
          <table:table-cell table:number-columns-repeated="16320"/>
        </table:table-row>
        <table:table-row table:number-rows-repeated="104739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/</number:text>
      <number:month number:style="long"/>
      <number:text>/</number:text>
      <number:year/>
    </number:date-style>
    <number:date-style style:name="N38">
      <number:year number:style="long"/>
      <number:text>-</number:text>
      <number:month number:style="long"/>
      <number:text>-</number:text>
      <number:day number:style="long"/>
    </number:date-style>
    <number:time-style style:name="N39">
      <number:hours number:style="long"/>
      <number:text>:</number:text>
      <number:minute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acunas</dc:creator>
    <meta:creation-date>2021-02-05T16:00:20Z</meta:creation-date>
    <dc:date>2025-11-24T18:55:34Z</dc:date>
    <meta:editing-cycles>1588</meta:editing-cycles>
    <meta:editing-duration>PT321598S</meta:editing-duration>
  </office:meta>
</office:document-meta>
</file>